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53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1.0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 style:data-style-name="N8061"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3" table:default-cell-style-name="Excel_20_Built-in_20_Normal"/>
        <table:table-column table:style-name="co3" table:number-columns-repeated="980" table:default-cell-style-name="Excel_20_Built-in_20_Normal"/>
        <table:table-row table:style-name="ro1"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  <table:table-cell office:value-type="string">
            <text:p>A23</text:p>
          </table:table-cell>
          <table:table-cell office:value-type="string">
            <text:p>A24</text:p>
          </table:table-cell>
          <table:table-cell office:value-type="string">
            <text:p>A25</text:p>
          </table:table-cell>
          <table:table-cell office:value-type="string">
            <text:p>A26</text:p>
          </table:table-cell>
          <table:table-cell office:value-type="string">
            <text:p>A27</text:p>
          </table:table-cell>
          <table:table-cell office:value-type="string">
            <text:p>A28</text:p>
          </table:table-cell>
          <table:table-cell office:value-type="string">
            <text:p>A29</text:p>
          </table:table-cell>
          <table:table-cell office:value-type="string">
            <text:p>A30</text:p>
          </table:table-cell>
          <table:table-cell office:value-type="string">
            <text:p>A31</text:p>
          </table:table-cell>
          <table:table-cell office:value-type="string">
            <text:p>A32</text:p>
          </table:table-cell>
          <table:table-cell office:value-type="string">
            <text:p>A33</text:p>
          </table:table-cell>
          <table:table-cell office:value-type="string">
            <text:p>A34</text:p>
          </table:table-cell>
          <table:table-cell office:value-type="string">
            <text:p>A35</text:p>
          </table:table-cell>
          <table:table-cell office:value-type="string">
            <text:p>A36</text:p>
          </table:table-cell>
          <table:table-cell office:value-type="string">
            <text:p>A37</text:p>
          </table:table-cell>
          <table:table-cell office:value-type="string">
            <text:p>A38</text:p>
          </table:table-cell>
          <table:table-cell office:value-type="string">
            <text:p>A39</text:p>
          </table:table-cell>
          <table:table-cell office:value-type="string">
            <text:p>Clase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7300020242585">
            <text:p>0.6373000202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0.838888888888889">
            <text:p>0.8388888889</text:p>
          </table:table-cell>
          <table:table-cell office:value-type="float" office:value="0.822222222222222">
            <text:p>0.8222222222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0277777777777766">
            <text:p>0.0027777778</text:p>
          </table:table-cell>
          <table:table-cell office:value-type="float" office:value="-0.0194444444444442">
            <text:p>-0.0194444444</text:p>
          </table:table-cell>
          <table:table-cell office:value-type="float" office:value="2.21908854927883">
            <text:p>2.2190885493</text:p>
          </table:table-cell>
          <table:table-cell office:value-type="float" office:value="0.987160298293899">
            <text:p>0.9871602983</text:p>
          </table:table-cell>
          <table:table-cell office:value-type="float" office:value="-0.0520737645565154">
            <text:p>-0.0520737646</text:p>
          </table:table-cell>
          <table:table-cell office:value-type="float" office:value="-0.0868538442828293">
            <text:p>-0.0868538443</text:p>
          </table:table-cell>
          <table:table-cell office:value-type="float" office:value="0.297546381381098">
            <text:p>0.2975463814</text:p>
          </table:table-cell>
          <table:table-cell office:value-type="float" office:value="0.674313386491474">
            <text:p>0.6743133865</text:p>
          </table:table-cell>
          <table:table-cell office:value-type="float" office:value="0.29943119757422">
            <text:p>0.2994311976</text:p>
          </table:table-cell>
          <table:table-cell office:value-type="float" office:value="-0.0101777678241016">
            <text:p>-0.0101777678</text:p>
          </table:table-cell>
          <table:table-cell office:value-type="float" office:value="-0.00536862438940489">
            <text:p>-0.0053686244</text:p>
          </table:table-cell>
          <table:table-cell office:value-type="float" office:value="-0.0159928215342723">
            <text:p>-0.0159928215</text:p>
          </table:table-cell>
          <table:table-cell office:value-type="float" office:value="-0.013868198073862">
            <text:p>-0.0138681981</text:p>
          </table:table-cell>
          <table:table-cell office:value-type="float" office:value="-0.0206888273247716">
            <text:p>-0.0206888273</text:p>
          </table:table-cell>
          <table:table-cell office:value-type="float" office:value="-0.017446433471114">
            <text:p>-0.0174464335</text:p>
          </table:table-cell>
          <table:table-cell office:value-type="float" office:value="-0.0131972363350154">
            <text:p>-0.0131972363</text:p>
          </table:table-cell>
          <table:table-cell office:value-type="float" office:value="-0.0240425663572917">
            <text:p>-0.0240425664</text:p>
          </table:table-cell>
          <table:table-cell office:value-type="float" office:value="-0.00671074855383691">
            <text:p>-0.0067107486</text:p>
          </table:table-cell>
          <table:table-cell office:value-type="float" office:value="0.00489328824881219">
            <text:p>0.0048932882</text:p>
          </table:table-cell>
          <table:table-cell office:value-type="float" office:value="0.0300778892820248">
            <text:p>0.0300778893</text:p>
          </table:table-cell>
          <table:table-cell office:value-type="float" office:value="0.0440393922341225">
            <text:p>0.0440393922</text:p>
          </table:table-cell>
          <table:table-cell office:value-type="float" office:value="0.0439277619417537">
            <text:p>0.0439277619</text:p>
          </table:table-cell>
          <table:table-cell office:value-type="float" office:value="0.0426997472907202">
            <text:p>0.0426997473</text:p>
          </table:table-cell>
          <table:table-cell office:value-type="float" office:value="0.0221421735483298">
            <text:p>0.0221421735</text:p>
          </table:table-cell>
          <table:table-cell office:value-type="float" office:value="0.0223657620947457">
            <text:p>0.022365762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4755837300239">
            <text:p>0.6247558373</text:p>
          </table:table-cell>
          <table:table-cell office:value-type="float" office:value="0">
            <text:p>0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822222222222222">
            <text:p>0.8222222222</text:p>
          </table:table-cell>
          <table:table-cell office:value-type="float" office:value="0.841666666666667">
            <text:p>0.8416666667</text:p>
          </table:table-cell>
          <table:table-cell office:value-type="float" office:value="0.808333333333333">
            <text:p>0.8083333333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194444444444442">
            <text:p>-0.019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13874253279003">
            <text:p>2.1387425328</text:p>
          </table:table-cell>
          <table:table-cell office:value-type="float" office:value="0.977676689888679">
            <text:p>0.9776766899</text:p>
          </table:table-cell>
          <table:table-cell office:value-type="float" office:value="-0.0346308935643945">
            <text:p>-0.0346308936</text:p>
          </table:table-cell>
          <table:table-cell office:value-type="float" office:value="-0.0949788936785541">
            <text:p>-0.0949788937</text:p>
          </table:table-cell>
          <table:table-cell office:value-type="float" office:value="0.229355899703779">
            <text:p>0.2293558997</text:p>
          </table:table-cell>
          <table:table-cell office:value-type="float" office:value="0.651144901376903">
            <text:p>0.6511449014</text:p>
          </table:table-cell>
          <table:table-cell office:value-type="float" office:value="0.289112986863558">
            <text:p>0.2891129869</text:p>
          </table:table-cell>
          <table:table-cell office:value-type="float" office:value="-0.0138681887423793">
            <text:p>-0.0138681887</text:p>
          </table:table-cell>
          <table:table-cell office:value-type="float" office:value="-0.000894774422684042">
            <text:p>-0.0008947744</text:p>
          </table:table-cell>
          <table:table-cell office:value-type="float" office:value="-0.00905939542542644">
            <text:p>-0.0090593954</text:p>
          </table:table-cell>
          <table:table-cell office:value-type="float" office:value="-0.00928307527418948">
            <text:p>-0.0092830753</text:p>
          </table:table-cell>
          <table:table-cell office:value-type="float" office:value="-0.00167771041611775">
            <text:p>-0.0016777104</text:p>
          </table:table-cell>
          <table:table-cell office:value-type="float" office:value="-0.00559231633489754">
            <text:p>-0.0055923163</text:p>
          </table:table-cell>
          <table:table-cell office:value-type="float" office:value="-0.0164400972048936">
            <text:p>-0.0164400972</text:p>
          </table:table-cell>
          <table:table-cell office:value-type="float" office:value="-0.0691231631465853">
            <text:p>-0.0691231631</text:p>
          </table:table-cell>
          <table:table-cell office:value-type="float" office:value="-0.052296850696689">
            <text:p>-0.0522968507</text:p>
          </table:table-cell>
          <table:table-cell office:value-type="float" office:value="-0.0182291111434427">
            <text:p>-0.0182291111</text:p>
          </table:table-cell>
          <table:table-cell office:value-type="float" office:value="0.0139800247211679">
            <text:p>0.0139800247</text:p>
          </table:table-cell>
          <table:table-cell office:value-type="float" office:value="0.0323406025610122">
            <text:p>0.0323406026</text:p>
          </table:table-cell>
          <table:table-cell office:value-type="float" office:value="0.0361110251640524">
            <text:p>0.0361110252</text:p>
          </table:table-cell>
          <table:table-cell office:value-type="float" office:value="0.0190956363484824">
            <text:p>0.0190956363</text:p>
          </table:table-cell>
          <table:table-cell office:value-type="float" office:value="0.0200459594761249">
            <text:p>0.0200459595</text:p>
          </table:table-cell>
          <table:table-cell office:value-type="float" office:value="0.0171109723260368">
            <text:p>0.017110972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40725264875071">
            <text:p>0.6407252649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08333333333333">
            <text:p>0.8083333333</text:p>
          </table:table-cell>
          <table:table-cell office:value-type="float" office:value="0.822222222222222">
            <text:p>0.8222222222</text:p>
          </table:table-cell>
          <table:table-cell office:value-type="float" office:value="0.780555555555556">
            <text:p>0.7805555556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277777777777772">
            <text:p>-0.0277777778</text:p>
          </table:table-cell>
          <table:table-cell office:value-type="float" office:value="2.14897671659328">
            <text:p>2.1489767166</text:p>
          </table:table-cell>
          <table:table-cell office:value-type="float" office:value="0.992733114889001">
            <text:p>0.9927331149</text:p>
          </table:table-cell>
          <table:table-cell office:value-type="float" office:value="-0.043481209868744">
            <text:p>-0.0434812099</text:p>
          </table:table-cell>
          <table:table-cell office:value-type="float" office:value="-0.0751870825450387">
            <text:p>-0.0751870825</text:p>
          </table:table-cell>
          <table:table-cell office:value-type="float" office:value="0.352515773091046">
            <text:p>0.3525157731</text:p>
          </table:table-cell>
          <table:table-cell office:value-type="float" office:value="0.703021040889336">
            <text:p>0.7030210409</text:p>
          </table:table-cell>
          <table:table-cell office:value-type="float" office:value="0.269339316025211">
            <text:p>0.269339316</text:p>
          </table:table-cell>
          <table:table-cell office:value-type="float" office:value="-0.049842619956744">
            <text:p>-0.04984262</text:p>
          </table:table-cell>
          <table:table-cell office:value-type="float" office:value="-0.0191235828058783">
            <text:p>-0.0191235828</text:p>
          </table:table-cell>
          <table:table-cell office:value-type="float" office:value="-0.0210242213615873">
            <text:p>-0.0210242214</text:p>
          </table:table-cell>
          <table:table-cell office:value-type="float" office:value="-0.0206888273247716">
            <text:p>-0.0206888273</text:p>
          </table:table-cell>
          <table:table-cell office:value-type="float" office:value="-0.0219185861186623">
            <text:p>-0.0219185861</text:p>
          </table:table-cell>
          <table:table-cell office:value-type="float" office:value="-0.0247132508484729">
            <text:p>-0.0247132508</text:p>
          </table:table-cell>
          <table:table-cell office:value-type="float" office:value="-0.0242661285121618">
            <text:p>-0.0242661285</text:p>
          </table:table-cell>
          <table:table-cell office:value-type="float" office:value="-0.0553079827357168">
            <text:p>-0.0553079827</text:p>
          </table:table-cell>
          <table:table-cell office:value-type="float" office:value="-0.000391465977719885">
            <text:p>-0.000391466</text:p>
          </table:table-cell>
          <table:table-cell office:value-type="float" office:value="0.00640317661566026">
            <text:p>0.0064031766</text:p>
          </table:table-cell>
          <table:table-cell office:value-type="float" office:value="0.019570803665478">
            <text:p>0.0195708037</text:p>
          </table:table-cell>
          <table:table-cell office:value-type="float" office:value="0.0165519094364031">
            <text:p>0.0165519094</text:p>
          </table:table-cell>
          <table:table-cell office:value-type="float" office:value="0.0195708039986817">
            <text:p>0.019570804</text:p>
          </table:table-cell>
          <table:table-cell office:value-type="float" office:value="0.0156573635703525">
            <text:p>0.0156573636</text:p>
          </table:table-cell>
          <table:table-cell office:value-type="float" office:value="0.00301986880234506">
            <text:p>0.0030198688</text:p>
          </table:table-cell>
          <table:table-cell office:value-type="float" office:value="0.00044739263418947">
            <text:p>0.000447392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9369203318088">
            <text:p>0.6293692033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80555555555556">
            <text:p>0.7805555556</text:p>
          </table:table-cell>
          <table:table-cell office:value-type="float" office:value="0.808333333333333">
            <text:p>0.8083333333</text:p>
          </table:table-cell>
          <table:table-cell office:value-type="float" office:value="0.758333333333333">
            <text:p>0.7583333333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277777777777772">
            <text:p>-0.0277777778</text:p>
          </table:table-cell>
          <table:table-cell office:value-type="float" office:value="-0.022222222222223">
            <text:p>-0.0222222222</text:p>
          </table:table-cell>
          <table:table-cell office:value-type="float" office:value="2.11164098619977">
            <text:p>2.1116409862</text:p>
          </table:table-cell>
          <table:table-cell office:value-type="float" office:value="0.991565894367109">
            <text:p>0.9915658944</text:p>
          </table:table-cell>
          <table:table-cell office:value-type="float" office:value="-0.0334299169758143">
            <text:p>-0.033429917</text:p>
          </table:table-cell>
          <table:table-cell office:value-type="float" office:value="-0.0937041023072872">
            <text:p>-0.0937041023</text:p>
          </table:table-cell>
          <table:table-cell office:value-type="float" office:value="0.237498822338341">
            <text:p>0.2374988223</text:p>
          </table:table-cell>
          <table:table-cell office:value-type="float" office:value="0.703783904849627">
            <text:p>0.7037839048</text:p>
          </table:table-cell>
          <table:table-cell office:value-type="float" office:value="0.33456279894463">
            <text:p>0.3345627989</text:p>
          </table:table-cell>
          <table:table-cell office:value-type="float" office:value="-0.0182291163083618">
            <text:p>-0.0182291163</text:p>
          </table:table-cell>
          <table:table-cell office:value-type="float" office:value="-0.015657361570855">
            <text:p>-0.0156573616</text:p>
          </table:table-cell>
          <table:table-cell office:value-type="float" office:value="-0.0322009265060595">
            <text:p>-0.0322009265</text:p>
          </table:table-cell>
          <table:table-cell office:value-type="float" office:value="-0.0374513738645238">
            <text:p>-0.0374513739</text:p>
          </table:table-cell>
          <table:table-cell office:value-type="float" office:value="-0.0400200038560982">
            <text:p>-0.0400200039</text:p>
          </table:table-cell>
          <table:table-cell office:value-type="float" office:value="-0.0392383008061553">
            <text:p>-0.0392383008</text:p>
          </table:table-cell>
          <table:table-cell office:value-type="float" office:value="-0.0365578191877931">
            <text:p>-0.0365578192</text:p>
          </table:table-cell>
          <table:table-cell office:value-type="float" office:value="-0.0413599467911215">
            <text:p>-0.0413599468</text:p>
          </table:table-cell>
          <table:table-cell office:value-type="float" office:value="-0.0389032690279962">
            <text:p>-0.038903269</text:p>
          </table:table-cell>
          <table:table-cell office:value-type="float" office:value="-0.0091153126404051">
            <text:p>-0.0091153126</text:p>
          </table:table-cell>
          <table:table-cell office:value-type="float" office:value="0.0120230175587386">
            <text:p>0.0120230176</text:p>
          </table:table-cell>
          <table:table-cell office:value-type="float" office:value="0.0237072022990741">
            <text:p>0.0237072023</text:p>
          </table:table-cell>
          <table:table-cell office:value-type="float" office:value="0.0272839925994983">
            <text:p>0.0272839926</text:p>
          </table:table-cell>
          <table:table-cell office:value-type="float" office:value="0.0237072036316501">
            <text:p>0.0237072036</text:p>
          </table:table-cell>
          <table:table-cell office:value-type="float" office:value="0.0136445320768706">
            <text:p>0.0136445321</text:p>
          </table:table-cell>
          <table:table-cell office:value-type="float" office:value="0.0134208770454789">
            <text:p>0.0134208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3405697838606">
            <text:p>0.6334056978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58333333333333">
            <text:p>0.7583333333</text:p>
          </table:table-cell>
          <table:table-cell office:value-type="float" office:value="0.780555555555556">
            <text:p>0.7805555556</text:p>
          </table:table-cell>
          <table:table-cell office:value-type="float" office:value="0.772222222222222">
            <text:p>0.7722222222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22222222222223">
            <text:p>-0.0222222222</text:p>
          </table:table-cell>
          <table:table-cell office:value-type="float" office:value="0.0138888888888893">
            <text:p>0.0138888889</text:p>
          </table:table-cell>
          <table:table-cell office:value-type="float" office:value="2.23176900319793">
            <text:p>2.2317690032</text:p>
          </table:table-cell>
          <table:table-cell office:value-type="float" office:value="0.975923150571876">
            <text:p>0.9759231506</text:p>
          </table:table-cell>
          <table:table-cell office:value-type="float" office:value="-0.0398804091757771">
            <text:p>-0.0398804092</text:p>
          </table:table-cell>
          <table:table-cell office:value-type="float" office:value="-0.0959763489876991">
            <text:p>-0.095976349</text:p>
          </table:table-cell>
          <table:table-cell office:value-type="float" office:value="0.2682497701165">
            <text:p>0.2682497701</text:p>
          </table:table-cell>
          <table:table-cell office:value-type="float" office:value="0.6552808318595">
            <text:p>0.6552808319</text:p>
          </table:table-cell>
          <table:table-cell office:value-type="float" office:value="0.207977153919375">
            <text:p>0.2079771539</text:p>
          </table:table-cell>
          <table:table-cell office:value-type="float" office:value="-0.0204652293749578">
            <text:p>-0.0204652294</text:p>
          </table:table-cell>
          <table:table-cell office:value-type="float" office:value="-0.0220303847733357">
            <text:p>-0.0220303848</text:p>
          </table:table-cell>
          <table:table-cell office:value-type="float" office:value="-0.0291838962869204">
            <text:p>-0.0291838963</text:p>
          </table:table-cell>
          <table:table-cell office:value-type="float" office:value="-0.0320891954118706">
            <text:p>-0.0320891954</text:p>
          </table:table-cell>
          <table:table-cell office:value-type="float" office:value="-0.0288486341350772">
            <text:p>-0.0288486341</text:p>
          </table:table-cell>
          <table:table-cell office:value-type="float" office:value="-0.0261663269017322">
            <text:p>-0.0261663269</text:p>
          </table:table-cell>
          <table:table-cell office:value-type="float" office:value="-0.0263898657640119">
            <text:p>-0.0263898658</text:p>
          </table:table-cell>
          <table:table-cell office:value-type="float" office:value="-0.0380098117224706">
            <text:p>-0.0380098117</text:p>
          </table:table-cell>
          <table:table-cell office:value-type="float" office:value="-0.0142316283124339">
            <text:p>-0.0142316283</text:p>
          </table:table-cell>
          <table:table-cell office:value-type="float" office:value="0.0180613987156779">
            <text:p>0.0180613987</text:p>
          </table:table-cell>
          <table:table-cell office:value-type="float" office:value="0.040243332591398">
            <text:p>0.0402433326</text:p>
          </table:table-cell>
          <table:table-cell office:value-type="float" office:value="0.0414715996136521">
            <text:p>0.0414715996</text:p>
          </table:table-cell>
          <table:table-cell office:value-type="float" office:value="0.0433695834350563">
            <text:p>0.0433695834</text:p>
          </table:table-cell>
          <table:table-cell office:value-type="float" office:value="0.0279545749762118">
            <text:p>0.027954575</text:p>
          </table:table-cell>
          <table:table-cell office:value-type="float" office:value="0.000894778422657172">
            <text:p>0.0008947784</text:p>
          </table:table-cell>
          <table:table-cell office:value-type="float" office:value="-0.00391464064712466">
            <text:p>-0.003914640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20425304641556">
            <text:p>0.6204253046</text:p>
          </table:table-cell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772222222222222">
            <text:p>0.7722222222</text:p>
          </table:table-cell>
          <table:table-cell office:value-type="float" office:value="0.758333333333333">
            <text:p>0.7583333333</text:p>
          </table:table-cell>
          <table:table-cell office:value-type="float" office:value="0.777777777777778">
            <text:p>0.7777777778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0.00555555555555554">
            <text:p>0.0055555556</text:p>
          </table:table-cell>
          <table:table-cell office:value-type="float" office:value="2.39876338589396">
            <text:p>2.3987633859</text:p>
          </table:table-cell>
          <table:table-cell office:value-type="float" office:value="0.972088196479471">
            <text:p>0.9720881965</text:p>
          </table:table-cell>
          <table:table-cell office:value-type="float" office:value="-0.0593212538117711">
            <text:p>-0.0593212538</text:p>
          </table:table-cell>
          <table:table-cell office:value-type="float" office:value="-0.0895450425922987">
            <text:p>-0.0895450426</text:p>
          </table:table-cell>
          <table:table-cell office:value-type="float" office:value="0.30128826360445">
            <text:p>0.3012882636</text:p>
          </table:table-cell>
          <table:table-cell office:value-type="float" office:value="0.639114820252223">
            <text:p>0.6391148203</text:p>
          </table:table-cell>
          <table:table-cell office:value-type="float" office:value="0.18258943550553">
            <text:p>0.1825894355</text:p>
          </table:table-cell>
          <table:table-cell office:value-type="float" office:value="-0.0240425570294091">
            <text:p>-0.024042557</text:p>
          </table:table-cell>
          <table:table-cell office:value-type="float" office:value="-0.0127499129817743">
            <text:p>-0.012749913</text:p>
          </table:table-cell>
          <table:table-cell office:value-type="float" office:value="-0.0181173005835728">
            <text:p>-0.0181173006</text:p>
          </table:table-cell>
          <table:table-cell office:value-type="float" office:value="-0.01129610742854">
            <text:p>-0.0112961074</text:p>
          </table:table-cell>
          <table:table-cell office:value-type="float" office:value="-0.00984225145146189">
            <text:p>-0.0098422515</text:p>
          </table:table-cell>
          <table:table-cell office:value-type="float" office:value="-0.00402648354976687">
            <text:p>-0.0040264835</text:p>
          </table:table-cell>
          <table:table-cell office:value-type="float" office:value="-0.0163282732319601">
            <text:p>-0.0163282732</text:p>
          </table:table-cell>
          <table:table-cell office:value-type="float" office:value="-0.0545274047555137">
            <text:p>-0.0545274048</text:p>
          </table:table-cell>
          <table:table-cell office:value-type="float" office:value="-0.0403549853025997">
            <text:p>-0.0403549853</text:p>
          </table:table-cell>
          <table:table-cell office:value-type="float" office:value="-0.0083603948231521">
            <text:p>-0.0083603948</text:p>
          </table:table-cell>
          <table:table-cell office:value-type="float" office:value="0.0111004051412662">
            <text:p>0.0111004051</text:p>
          </table:table-cell>
          <table:table-cell office:value-type="float" office:value="0.024657360094084">
            <text:p>0.0246573601</text:p>
          </table:table-cell>
          <table:table-cell office:value-type="float" office:value="0.0260545538230317">
            <text:p>0.0260545538</text:p>
          </table:table-cell>
          <table:table-cell office:value-type="float" office:value="0.0171109856553868">
            <text:p>0.0171109857</text:p>
          </table:table-cell>
          <table:table-cell office:value-type="float" office:value="0.0211360139946524">
            <text:p>0.021136014</text:p>
          </table:table-cell>
          <table:table-cell office:value-type="float" office:value="0.0253839127607733">
            <text:p>0.025383912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23191157295479">
            <text:p>0.6231911573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0.772222222222222">
            <text:p>0.7722222222</text:p>
          </table:table-cell>
          <table:table-cell office:value-type="float" office:value="0.800000000000001">
            <text:p>0.8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22222222222223">
            <text:p>0.0222222222</text:p>
          </table:table-cell>
          <table:table-cell office:value-type="float" office:value="2.38669861537645">
            <text:p>2.3866986154</text:p>
          </table:table-cell>
          <table:table-cell office:value-type="float" office:value="0.998268803430416">
            <text:p>0.9982688034</text:p>
          </table:table-cell>
          <table:table-cell office:value-type="float" office:value="-0.108344689774692">
            <text:p>-0.1083446898</text:p>
          </table:table-cell>
          <table:table-cell office:value-type="float" office:value="0.0565623375239479">
            <text:p>0.0565623375</text:p>
          </table:table-cell>
          <table:table-cell office:value-type="float" office:value="0.496851158085508">
            <text:p>0.4968511581</text:p>
          </table:table-cell>
          <table:table-cell office:value-type="float" office:value="0.728559055359008">
            <text:p>0.7285590554</text:p>
          </table:table-cell>
          <table:table-cell office:value-type="float" office:value="0.311221127609556">
            <text:p>0.3112211276</text:p>
          </table:table-cell>
          <table:table-cell office:value-type="float" office:value="-0.0267251797609587">
            <text:p>-0.0267251798</text:p>
          </table:table-cell>
          <table:table-cell office:value-type="float" office:value="-0.0165519161012035">
            <text:p>-0.0165519161</text:p>
          </table:table-cell>
          <table:table-cell office:value-type="float" office:value="-0.0161046440581799">
            <text:p>-0.0161046441</text:p>
          </table:table-cell>
          <table:table-cell office:value-type="float" office:value="-0.0154337242978593">
            <text:p>-0.0154337243</text:p>
          </table:table-cell>
          <table:table-cell office:value-type="float" office:value="-0.0138682040726724">
            <text:p>-0.0138682041</text:p>
          </table:table-cell>
          <table:table-cell office:value-type="float" office:value="-0.016663735916444">
            <text:p>-0.0166637359</text:p>
          </table:table-cell>
          <table:table-cell office:value-type="float" office:value="-0.0181173119131184">
            <text:p>-0.0181173119</text:p>
          </table:table-cell>
          <table:table-cell office:value-type="float" office:value="-0.0629984225326362">
            <text:p>-0.0629984225</text:p>
          </table:table-cell>
          <table:table-cell office:value-type="float" office:value="-0.0442626508476963">
            <text:p>-0.0442626508</text:p>
          </table:table-cell>
          <table:table-cell office:value-type="float" office:value="-0.00782916481672502">
            <text:p>-0.0078291648</text:p>
          </table:table-cell>
          <table:table-cell office:value-type="float" office:value="0.00869592074693193">
            <text:p>0.0086959207</text:p>
          </table:table-cell>
          <table:table-cell office:value-type="float" office:value="0.0112961064286736">
            <text:p>0.0112961064</text:p>
          </table:table-cell>
          <table:table-cell office:value-type="float" office:value="0.0272839955972473">
            <text:p>0.0272839956</text:p>
          </table:table-cell>
          <table:table-cell office:value-type="float" office:value="0.0209124155417315">
            <text:p>0.0209124155</text:p>
          </table:table-cell>
          <table:table-cell office:value-type="float" office:value="0.0120789304372324">
            <text:p>0.0120789304</text:p>
          </table:table-cell>
          <table:table-cell office:value-type="float" office:value="0.0130853959867052">
            <text:p>0.01308539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9645268963112">
            <text:p>0.639645269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800000000000001">
            <text:p>0.8</text:p>
          </table:table-cell>
          <table:table-cell office:value-type="float" office:value="0.777777777777778">
            <text:p>0.7777777778</text:p>
          </table:table-cell>
          <table:table-cell office:value-type="float" office:value="0.819444444444445">
            <text:p>0.8194444444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22222222222223">
            <text:p>0.0222222222</text:p>
          </table:table-cell>
          <table:table-cell office:value-type="float" office:value="0.0194444444444439">
            <text:p>0.0194444444</text:p>
          </table:table-cell>
          <table:table-cell office:value-type="float" office:value="2.4533891311935">
            <text:p>2.4533891312</text:p>
          </table:table-cell>
          <table:table-cell office:value-type="float" office:value="0.995175033964344">
            <text:p>0.995175034</text:p>
          </table:table-cell>
          <table:table-cell office:value-type="float" office:value="-0.0517391187931084">
            <text:p>-0.0517391188</text:p>
          </table:table-cell>
          <table:table-cell office:value-type="float" office:value="-0.0919022372439609">
            <text:p>-0.0919022372</text:p>
          </table:table-cell>
          <table:table-cell office:value-type="float" office:value="0.314550745187224">
            <text:p>0.3145507452</text:p>
          </table:table-cell>
          <table:table-cell office:value-type="float" office:value="0.723454886344192">
            <text:p>0.7234548863</text:p>
          </table:table-cell>
          <table:table-cell office:value-type="float" office:value="0.324267860794964">
            <text:p>0.3242678608</text:p>
          </table:table-cell>
          <table:table-cell office:value-type="float" office:value="-0.014203669965298">
            <text:p>-0.01420367</text:p>
          </table:table-cell>
          <table:table-cell office:value-type="float" office:value="-0.00905939209238671">
            <text:p>-0.0090593921</text:p>
          </table:table-cell>
          <table:table-cell office:value-type="float" office:value="-0.0286251195367282">
            <text:p>-0.0286251195</text:p>
          </table:table-cell>
          <table:table-cell office:value-type="float" office:value="-0.0358876124073545">
            <text:p>-0.0358876124</text:p>
          </table:table-cell>
          <table:table-cell office:value-type="float" office:value="-0.0345471045967241">
            <text:p>-0.0345471046</text:p>
          </table:table-cell>
          <table:table-cell office:value-type="float" office:value="-0.0338768080991294">
            <text:p>-0.0338768081</text:p>
          </table:table-cell>
          <table:table-cell office:value-type="float" office:value="-0.037451367872975">
            <text:p>-0.0374513679</text:p>
          </table:table-cell>
          <table:table-cell office:value-type="float" office:value="-0.0470530033076146">
            <text:p>-0.0470530033</text:p>
          </table:table-cell>
          <table:table-cell office:value-type="float" office:value="-0.0352173726781603">
            <text:p>-0.0352173727</text:p>
          </table:table-cell>
          <table:table-cell office:value-type="float" office:value="0.00858408009719436">
            <text:p>0.0085840801</text:p>
          </table:table-cell>
          <table:table-cell office:value-type="float" office:value="0.0351056602968667">
            <text:p>0.0351056603</text:p>
          </table:table-cell>
          <table:table-cell office:value-type="float" office:value="0.0349939510333499">
            <text:p>0.034993951</text:p>
          </table:table-cell>
          <table:table-cell office:value-type="float" office:value="0.0320891907500371">
            <text:p>0.0320891908</text:p>
          </table:table-cell>
          <table:table-cell office:value-type="float" office:value="0.0276192887271145">
            <text:p>0.0276192887</text:p>
          </table:table-cell>
          <table:table-cell office:value-type="float" office:value="0.0114079403475131">
            <text:p>0.0114079403</text:p>
          </table:table-cell>
          <table:table-cell office:value-type="float" office:value="-0.00525678421357478">
            <text:p>-0.005256784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5828911074843">
            <text:p>0.6358289111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19444444444445">
            <text:p>0.8194444444</text:p>
          </table:table-cell>
          <table:table-cell office:value-type="float" office:value="0.800000000000001">
            <text:p>0.8</text:p>
          </table:table-cell>
          <table:table-cell office:value-type="float" office:value="0.813888888888888">
            <text:p>0.8138888889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194444444444439">
            <text:p>0.0194444444</text:p>
          </table:table-cell>
          <table:table-cell office:value-type="float" office:value="-0.00555555555555642">
            <text:p>-0.0055555556</text:p>
          </table:table-cell>
          <table:table-cell office:value-type="float" office:value="2.35924135420671">
            <text:p>2.3592413542</text:p>
          </table:table-cell>
          <table:table-cell office:value-type="float" office:value="0.992782073886017">
            <text:p>0.9927820739</text:p>
          </table:table-cell>
          <table:table-cell office:value-type="float" office:value="-0.102288981153548">
            <text:p>-0.1022889812</text:p>
          </table:table-cell>
          <table:table-cell office:value-type="float" office:value="-0.127589821088708">
            <text:p>-0.1275898211</text:p>
          </table:table-cell>
          <table:table-cell office:value-type="float" office:value="0.251301642779829">
            <text:p>0.2513016428</text:p>
          </table:table-cell>
          <table:table-cell office:value-type="float" office:value="0.70003894461869">
            <text:p>0.7000389446</text:p>
          </table:table-cell>
          <table:table-cell office:value-type="float" office:value="0.357013203972062">
            <text:p>0.357013204</text:p>
          </table:table-cell>
          <table:table-cell office:value-type="float" office:value="-0.00939491318508878">
            <text:p>-0.0093949132</text:p>
          </table:table-cell>
          <table:table-cell office:value-type="float" office:value="-0.0116316126588026">
            <text:p>-0.0116316127</text:p>
          </table:table-cell>
          <table:table-cell office:value-type="float" office:value="-0.0169991775211928">
            <text:p>-0.0169991775</text:p>
          </table:table-cell>
          <table:table-cell office:value-type="float" office:value="-0.0135327210606822">
            <text:p>-0.0135327211</text:p>
          </table:table-cell>
          <table:table-cell office:value-type="float" office:value="-0.0112961147608941">
            <text:p>-0.0112961148</text:p>
          </table:table-cell>
          <table:table-cell office:value-type="float" office:value="-0.0117434467129213">
            <text:p>-0.0117434467</text:p>
          </table:table-cell>
          <table:table-cell office:value-type="float" office:value="-0.0133090646885895">
            <text:p>-0.0133090647</text:p>
          </table:table-cell>
          <table:table-cell office:value-type="float" office:value="-0.0182291189741264">
            <text:p>-0.018229119</text:p>
          </table:table-cell>
          <table:table-cell office:value-type="float" office:value="-0.00562027745587035">
            <text:p>-0.0056202775</text:p>
          </table:table-cell>
          <table:table-cell office:value-type="float" office:value="0.0118832300350709">
            <text:p>0.01188323</text:p>
          </table:table-cell>
          <table:table-cell office:value-type="float" office:value="0.0375630561954117">
            <text:p>0.0375630562</text:p>
          </table:table-cell>
          <table:table-cell office:value-type="float" office:value="0.0378981188493546">
            <text:p>0.0378981188</text:p>
          </table:table-cell>
          <table:table-cell office:value-type="float" office:value="0.037451365875792">
            <text:p>0.0374513659</text:p>
          </table:table-cell>
          <table:table-cell office:value-type="float" office:value="0.0243779100133832">
            <text:p>0.02437791</text:p>
          </table:table-cell>
          <table:table-cell office:value-type="float" office:value="0.0106251070778802">
            <text:p>0.0106251071</text:p>
          </table:table-cell>
          <table:table-cell office:value-type="float" office:value="0.00346725675203818">
            <text:p>0.003467256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43139477122756">
            <text:p>0.6431394771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72222222222222">
            <text:p>0.7722222222</text:p>
          </table:table-cell>
          <table:table-cell office:value-type="float" office:value="0.769444444444445">
            <text:p>0.7694444444</text:p>
          </table:table-cell>
          <table:table-cell office:value-type="float" office:value="0.794444444444444">
            <text:p>0.7944444444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0277777777777788">
            <text:p>0.0027777778</text:p>
          </table:table-cell>
          <table:table-cell office:value-type="float" office:value="0.0222222222222219">
            <text:p>0.0222222222</text:p>
          </table:table-cell>
          <table:table-cell office:value-type="float" office:value="2.37599504716811">
            <text:p>2.3759950472</text:p>
          </table:table-cell>
          <table:table-cell office:value-type="float" office:value="0.976475861384383">
            <text:p>0.9764758614</text:p>
          </table:table-cell>
          <table:table-cell office:value-type="float" office:value="-0.0409555554496838">
            <text:p>-0.0409555554</text:p>
          </table:table-cell>
          <table:table-cell office:value-type="float" office:value="-0.107784302866498">
            <text:p>-0.1077843029</text:p>
          </table:table-cell>
          <table:table-cell office:value-type="float" office:value="0.236768111705772">
            <text:p>0.2367681117</text:p>
          </table:table-cell>
          <table:table-cell office:value-type="float" office:value="0.658891427285415">
            <text:p>0.6588914273</text:p>
          </table:table-cell>
          <table:table-cell office:value-type="float" office:value="0.225076774857375">
            <text:p>0.2250767749</text:p>
          </table:table-cell>
          <table:table-cell office:value-type="float" office:value="-0.0335558161409943">
            <text:p>-0.0335558161</text:p>
          </table:table-cell>
          <table:table-cell office:value-type="float" office:value="-0.00749917912252174">
            <text:p>-0.0074991791</text:p>
          </table:table-cell>
          <table:table-cell office:value-type="float" office:value="-0.0172586333102406">
            <text:p>-0.0172586333</text:p>
          </table:table-cell>
          <table:table-cell office:value-type="float" office:value="-0.0253494328531388">
            <text:p>-0.0253494329</text:p>
          </table:table-cell>
          <table:table-cell office:value-type="float" office:value="-0.0223752076465118">
            <text:p>-0.0223752076</text:p>
          </table:table-cell>
          <table:table-cell office:value-type="float" office:value="-0.0191625925729813">
            <text:p>-0.0191625926</text:p>
          </table:table-cell>
          <table:table-cell office:value-type="float" office:value="-0.0235649425355501">
            <text:p>-0.0235649425</text:p>
          </table:table-cell>
          <table:table-cell office:value-type="float" office:value="-0.06513989044835">
            <text:p>-0.0651398904</text:p>
          </table:table-cell>
          <table:table-cell office:value-type="float" office:value="-0.00223193525507537">
            <text:p>-0.0022319353</text:p>
          </table:table-cell>
          <table:table-cell office:value-type="float" office:value="0.0134801191300635">
            <text:p>0.0134801191</text:p>
          </table:table-cell>
          <table:table-cell office:value-type="float" office:value="0.0289179203650467">
            <text:p>0.0289179204</text:p>
          </table:table-cell>
          <table:table-cell office:value-type="float" office:value="0.0218993062523354">
            <text:p>0.0218993063</text:p>
          </table:table-cell>
          <table:table-cell office:value-type="float" office:value="0.0180916466871093">
            <text:p>0.0180916467</text:p>
          </table:table-cell>
          <table:table-cell office:value-type="float" office:value="0.0194005934184645">
            <text:p>0.0194005934</text:p>
          </table:table-cell>
          <table:table-cell office:value-type="float" office:value="-0.00797531301607313">
            <text:p>-0.007975313</text:p>
          </table:table-cell>
          <table:table-cell office:value-type="float" office:value="-0.00833239706290445">
            <text:p>-0.008332397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9870293292626">
            <text:p>0.6198702933</text:p>
          </table:table-cell>
          <table:table-cell office:value-type="float" office:value="0">
            <text:p>0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794444444444444">
            <text:p>0.7944444444</text:p>
          </table:table-cell>
          <table:table-cell office:value-type="float" office:value="0.772222222222222">
            <text:p>0.7722222222</text:p>
          </table:table-cell>
          <table:table-cell office:value-type="float" office:value="0.805555555555556">
            <text:p>0.8055555556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222222222222219">
            <text:p>0.0222222222</text:p>
          </table:table-cell>
          <table:table-cell office:value-type="float" office:value="0.0111111111111115">
            <text:p>0.0111111111</text:p>
          </table:table-cell>
          <table:table-cell office:value-type="float" office:value="2.43940668197028">
            <text:p>2.439406682</text:p>
          </table:table-cell>
          <table:table-cell office:value-type="float" office:value="0.985316888238934">
            <text:p>0.9853168882</text:p>
          </table:table-cell>
          <table:table-cell office:value-type="float" office:value="-0.0293936709080934">
            <text:p>-0.0293936709</text:p>
          </table:table-cell>
          <table:table-cell office:value-type="float" office:value="-0.0839610257301936">
            <text:p>-0.0839610257</text:p>
          </table:table-cell>
          <table:table-cell office:value-type="float" office:value="0.259610350997331">
            <text:p>0.259610351</text:p>
          </table:table-cell>
          <table:table-cell office:value-type="float" office:value="0.683873009541607">
            <text:p>0.6838730095</text:p>
          </table:table-cell>
          <table:table-cell office:value-type="float" office:value="0.255386880220629">
            <text:p>0.2553868802</text:p>
          </table:table-cell>
          <table:table-cell office:value-type="float" office:value="-0.0257063320327886">
            <text:p>-0.025706332</text:p>
          </table:table-cell>
          <table:table-cell office:value-type="float" office:value="-0.000714222559841327">
            <text:p>-0.0007142226</text:p>
          </table:table-cell>
          <table:table-cell office:value-type="float" office:value="-0.00428531198429716">
            <text:p>-0.004285312</text:p>
          </table:table-cell>
          <table:table-cell office:value-type="float" office:value="-0.00607081891910821">
            <text:p>-0.0060708189</text:p>
          </table:table-cell>
          <table:table-cell office:value-type="float" office:value="-0.00238073942852846">
            <text:p>-0.0023807394</text:p>
          </table:table-cell>
          <table:table-cell office:value-type="float" office:value="0.00488047320882612">
            <text:p>0.0048804732</text:p>
          </table:table-cell>
          <table:table-cell office:value-type="float" office:value="0.0021426569602121">
            <text:p>0.002142657</text:p>
          </table:table-cell>
          <table:table-cell office:value-type="float" office:value="-0.0257360644734779">
            <text:p>-0.0257360645</text:p>
          </table:table-cell>
          <table:table-cell office:value-type="float" office:value="-0.015086790187903">
            <text:p>-0.0150867902</text:p>
          </table:table-cell>
          <table:table-cell office:value-type="float" office:value="0.00705282422823572">
            <text:p>0.0070528242</text:p>
          </table:table-cell>
          <table:table-cell office:value-type="float" office:value="0.010385602080297">
            <text:p>0.0103856021</text:p>
          </table:table-cell>
          <table:table-cell office:value-type="float" office:value="0.0151165419109105">
            <text:p>0.0151165419</text:p>
          </table:table-cell>
          <table:table-cell office:value-type="float" office:value="0.0199063040153102">
            <text:p>0.019906304</text:p>
          </table:table-cell>
          <table:table-cell office:value-type="float" office:value="0.0173776479625971">
            <text:p>0.017377648</text:p>
          </table:table-cell>
          <table:table-cell office:value-type="float" office:value="0.0116650947331194">
            <text:p>0.0116650947</text:p>
          </table:table-cell>
          <table:table-cell office:value-type="float" office:value="0.0174966521923361">
            <text:p>0.017496652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42323814016572">
            <text:p>0.642323814</text:p>
          </table:table-cell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805555555555556">
            <text:p>0.8055555556</text:p>
          </table:table-cell>
          <table:table-cell office:value-type="float" office:value="0.794444444444444">
            <text:p>0.7944444444</text:p>
          </table:table-cell>
          <table:table-cell office:value-type="float" office:value="0.847222222222222">
            <text:p>0.8472222222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111111111111115">
            <text:p>0.0111111111</text:p>
          </table:table-cell>
          <table:table-cell office:value-type="float" office:value="0.0416666666666665">
            <text:p>0.0416666667</text:p>
          </table:table-cell>
          <table:table-cell office:value-type="float" office:value="2.43487729147068">
            <text:p>2.4348772915</text:p>
          </table:table-cell>
          <table:table-cell office:value-type="float" office:value="0.994297510930205">
            <text:p>0.9942975109</text:p>
          </table:table-cell>
          <table:table-cell office:value-type="float" office:value="-0.0331099289710629">
            <text:p>-0.033109929</text:p>
          </table:table-cell>
          <table:table-cell office:value-type="float" office:value="-0.0910780258130302">
            <text:p>-0.0910780258</text:p>
          </table:table-cell>
          <table:table-cell office:value-type="float" office:value="0.277035853944119">
            <text:p>0.2770358539</text:p>
          </table:table-cell>
          <table:table-cell office:value-type="float" office:value="0.720907497672525">
            <text:p>0.7209074977</text:p>
          </table:table-cell>
          <table:table-cell office:value-type="float" office:value="0.329361875643221">
            <text:p>0.3293618756</text:p>
          </table:table-cell>
          <table:table-cell office:value-type="float" office:value="-0.0129743028772451">
            <text:p>-0.0129743029</text:p>
          </table:table-cell>
          <table:table-cell office:value-type="float" office:value="-0.00987975209442116">
            <text:p>-0.0098797521</text:p>
          </table:table-cell>
          <table:table-cell office:value-type="float" office:value="-0.0185676398864451">
            <text:p>-0.0185676399</text:p>
          </table:table-cell>
          <table:table-cell office:value-type="float" office:value="-0.0273716684947142">
            <text:p>-0.0273716685</text:p>
          </table:table-cell>
          <table:table-cell office:value-type="float" office:value="-0.0336747277211129">
            <text:p>-0.0336747277</text:p>
          </table:table-cell>
          <table:table-cell office:value-type="float" office:value="-0.030226182159513">
            <text:p>-0.0302261822</text:p>
          </table:table-cell>
          <table:table-cell office:value-type="float" office:value="-0.0278474551593129">
            <text:p>-0.0278474552</text:p>
          </table:table-cell>
          <table:table-cell office:value-type="float" office:value="-0.0339125324264197">
            <text:p>-0.0339125324</text:p>
          </table:table-cell>
          <table:table-cell office:value-type="float" office:value="-0.00681476724238406">
            <text:p>-0.0068147672</text:p>
          </table:table-cell>
          <table:table-cell office:value-type="float" office:value="0.00740991635865229">
            <text:p>0.0074099164</text:p>
          </table:table-cell>
          <table:table-cell office:value-type="float" office:value="0.0277285165800842">
            <text:p>0.0277285166</text:p>
          </table:table-cell>
          <table:table-cell office:value-type="float" office:value="0.0248736054609815">
            <text:p>0.0248736055</text:p>
          </table:table-cell>
          <table:table-cell office:value-type="float" office:value="0.0205904967512813">
            <text:p>0.0205904968</text:p>
          </table:table-cell>
          <table:table-cell office:value-type="float" office:value="0.013628902963003">
            <text:p>0.013628903</text:p>
          </table:table-cell>
          <table:table-cell office:value-type="float" office:value="-0.00642789786246956">
            <text:p>-0.0064278979</text:p>
          </table:table-cell>
          <table:table-cell office:value-type="float" office:value="-0.0103558380805033">
            <text:p>-0.010355838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43461815010501">
            <text:p>0.643461815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847222222222222">
            <text:p>0.8472222222</text:p>
          </table:table-cell>
          <table:table-cell office:value-type="float" office:value="0.805555555555556">
            <text:p>0.8055555556</text:p>
          </table:table-cell>
          <table:table-cell office:value-type="float" office:value="0.841666666666666">
            <text:p>0.8416666667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416666666666665">
            <text:p>0.0416666667</text:p>
          </table:table-cell>
          <table:table-cell office:value-type="float" office:value="-0.00555555555555642">
            <text:p>-0.0055555556</text:p>
          </table:table-cell>
          <table:table-cell office:value-type="float" office:value="2.45181604984783">
            <text:p>2.4518160498</text:p>
          </table:table-cell>
          <table:table-cell office:value-type="float" office:value="0.99865520449772">
            <text:p>0.9986552045</text:p>
          </table:table-cell>
          <table:table-cell office:value-type="float" office:value="-0.0692281302455767">
            <text:p>-0.0692281302</text:p>
          </table:table-cell>
          <table:table-cell office:value-type="float" office:value="-0.0711825609300036">
            <text:p>-0.0711825609</text:p>
          </table:table-cell>
          <table:table-cell office:value-type="float" office:value="0.429177134710284">
            <text:p>0.4291771347</text:p>
          </table:table-cell>
          <table:table-cell office:value-type="float" office:value="0.758224259183145">
            <text:p>0.7582242592</text:p>
          </table:table-cell>
          <table:table-cell office:value-type="float" office:value="0.332012371770517">
            <text:p>0.3320123718</text:p>
          </table:table-cell>
          <table:table-cell office:value-type="float" office:value="-0.0122601925081607">
            <text:p>-0.0122601925</text:p>
          </table:table-cell>
          <table:table-cell office:value-type="float" office:value="-0.00523757469636743">
            <text:p>-0.0052375747</text:p>
          </table:table-cell>
          <table:table-cell office:value-type="float" office:value="-0.0111890044421197">
            <text:p>-0.0111890044</text:p>
          </table:table-cell>
          <table:table-cell office:value-type="float" office:value="-0.0165446281647887">
            <text:p>-0.0165446282</text:p>
          </table:table-cell>
          <table:table-cell office:value-type="float" office:value="-0.0264200603017702">
            <text:p>-0.0264200603</text:p>
          </table:table-cell>
          <table:table-cell office:value-type="float" office:value="-0.0229700910242381">
            <text:p>-0.022970091</text:p>
          </table:table-cell>
          <table:table-cell office:value-type="float" office:value="-0.0151165325119751">
            <text:p>-0.0151165325</text:p>
          </table:table-cell>
          <table:table-cell office:value-type="float" office:value="-0.0341503240788441">
            <text:p>-0.0341503241</text:p>
          </table:table-cell>
          <table:table-cell office:value-type="float" office:value="0.00419603451307649">
            <text:p>0.0041960345</text:p>
          </table:table-cell>
          <table:table-cell office:value-type="float" office:value="0.0539902495526601">
            <text:p>0.0539902496</text:p>
          </table:table-cell>
          <table:table-cell office:value-type="float" office:value="0.0551770744549631">
            <text:p>0.0551770745</text:p>
          </table:table-cell>
          <table:table-cell office:value-type="float" office:value="0.0504288827324102">
            <text:p>0.0504288827</text:p>
          </table:table-cell>
          <table:table-cell office:value-type="float" office:value="0.0416388699759387">
            <text:p>0.04163887</text:p>
          </table:table-cell>
          <table:table-cell office:value-type="float" office:value="0.0285611202932814">
            <text:p>0.0285611203</text:p>
          </table:table-cell>
          <table:table-cell office:value-type="float" office:value="0.0148785378448286">
            <text:p>0.0148785378</text:p>
          </table:table-cell>
          <table:table-cell office:value-type="float" office:value="-0.00714208692386642">
            <text:p>-0.007142086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35233144694915">
            <text:p>0.6352331447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41666666666666">
            <text:p>0.8416666667</text:p>
          </table:table-cell>
          <table:table-cell office:value-type="float" office:value="0.847222222222222">
            <text:p>0.8472222222</text:p>
          </table:table-cell>
          <table:table-cell office:value-type="float" office:value="0.830555555555556">
            <text:p>0.8305555556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0555555555555642">
            <text:p>-0.0055555556</text:p>
          </table:table-cell>
          <table:table-cell office:value-type="float" office:value="-0.0111111111111102">
            <text:p>-0.0111111111</text:p>
          </table:table-cell>
          <table:table-cell office:value-type="float" office:value="2.19384771790593">
            <text:p>2.1938477179</text:p>
          </table:table-cell>
          <table:table-cell office:value-type="float" office:value="0.999173786203111">
            <text:p>0.9991737862</text:p>
          </table:table-cell>
          <table:table-cell office:value-type="float" office:value="-0.106342809689869">
            <text:p>-0.1063428097</text:p>
          </table:table-cell>
          <table:table-cell office:value-type="float" office:value="-0.00220217720201732">
            <text:p>-0.0022021772</text:p>
          </table:table-cell>
          <table:table-cell office:value-type="float" office:value="0.497309396750712">
            <text:p>0.4973093968</text:p>
          </table:table-cell>
          <table:table-cell office:value-type="float" office:value="0.752692843615578">
            <text:p>0.7526928436</text:p>
          </table:table-cell>
          <table:table-cell office:value-type="float" office:value="0.369789846296756">
            <text:p>0.3697898463</text:p>
          </table:table-cell>
          <table:table-cell office:value-type="float" office:value="-0.0145810006454532">
            <text:p>-0.0145810006</text:p>
          </table:table-cell>
          <table:table-cell office:value-type="float" office:value="0.00357108829278907">
            <text:p>0.0035710883</text:p>
          </table:table-cell>
          <table:table-cell office:value-type="float" office:value="0.00154747107116671">
            <text:p>0.0015474711</text:p>
          </table:table-cell>
          <table:table-cell office:value-type="float" office:value="-0.0032139973847336">
            <text:p>-0.0032139974</text:p>
          </table:table-cell>
          <table:table-cell office:value-type="float" office:value="-0.00238073588096988">
            <text:p>-0.0023807359</text:p>
          </table:table-cell>
          <table:table-cell office:value-type="float" office:value="-0.0160686136599877">
            <text:p>-0.0160686137</text:p>
          </table:table-cell>
          <table:table-cell office:value-type="float" office:value="-0.0146405152453568">
            <text:p>-0.0146405152</text:p>
          </table:table-cell>
          <table:table-cell office:value-type="float" office:value="-0.0814783585137588">
            <text:p>-0.0814783585</text:p>
          </table:table-cell>
          <table:table-cell office:value-type="float" office:value="-0.027936669210903">
            <text:p>-0.0279366692</text:p>
          </table:table-cell>
          <table:table-cell office:value-type="float" office:value="0.00723137008055841">
            <text:p>0.0072313701</text:p>
          </table:table-cell>
          <table:table-cell office:value-type="float" office:value="0.0242787763237537">
            <text:p>0.0242787763</text:p>
          </table:table-cell>
          <table:table-cell office:value-type="float" office:value="0.0182106500198791">
            <text:p>0.01821065</text:p>
          </table:table-cell>
          <table:table-cell office:value-type="float" office:value="0.0290368608325724">
            <text:p>0.0290368608</text:p>
          </table:table-cell>
          <table:table-cell office:value-type="float" office:value="0.01464050815172">
            <text:p>0.0146405082</text:p>
          </table:table-cell>
          <table:table-cell office:value-type="float" office:value="-0.00166651260726247">
            <text:p>-0.0016665126</text:p>
          </table:table-cell>
          <table:table-cell office:value-type="float" office:value="-0.00119036466060907">
            <text:p>-0.001190364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0889873317702">
            <text:p>0.6308898733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830555555555556">
            <text:p>0.8305555556</text:p>
          </table:table-cell>
          <table:table-cell office:value-type="float" office:value="0.841666666666666">
            <text:p>0.8416666667</text:p>
          </table:table-cell>
          <table:table-cell office:value-type="float" office:value="0.794444444444444">
            <text:p>0.7944444444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111111111111102">
            <text:p>-0.0111111111</text:p>
          </table:table-cell>
          <table:table-cell office:value-type="float" office:value="-0.0361111111111114">
            <text:p>-0.0361111111</text:p>
          </table:table-cell>
          <table:table-cell office:value-type="float" office:value="2.1280543125321">
            <text:p>2.1280543125</text:p>
          </table:table-cell>
          <table:table-cell office:value-type="float" office:value="0.989282514552774">
            <text:p>0.9892825146</text:p>
          </table:table-cell>
          <table:table-cell office:value-type="float" office:value="-0.0404504854702231">
            <text:p>-0.0404504855</text:p>
          </table:table-cell>
          <table:table-cell office:value-type="float" office:value="-0.0819513134116047">
            <text:p>-0.0819513134</text:p>
          </table:table-cell>
          <table:table-cell office:value-type="float" office:value="0.352399993303613">
            <text:p>0.3523999933</text:p>
          </table:table-cell>
          <table:table-cell office:value-type="float" office:value="0.69046966172178">
            <text:p>0.6904696617</text:p>
          </table:table-cell>
          <table:table-cell office:value-type="float" office:value="0.211046700789777">
            <text:p>0.2110467008</text:p>
          </table:table-cell>
          <table:table-cell office:value-type="float" office:value="-0.0183296372325872">
            <text:p>-0.0183296372</text:p>
          </table:table-cell>
          <table:table-cell office:value-type="float" office:value="-0.00440433455254163">
            <text:p>-0.0044043346</text:p>
          </table:table-cell>
          <table:table-cell office:value-type="float" office:value="-0.0127362642115614">
            <text:p>-0.0127362642</text:p>
          </table:table-cell>
          <table:table-cell office:value-type="float" office:value="-0.00749918196042498">
            <text:p>-0.007499182</text:p>
          </table:table-cell>
          <table:table-cell office:value-type="float" office:value="0.0030949624018457">
            <text:p>0.0030949624</text:p>
          </table:table-cell>
          <table:table-cell office:value-type="float" office:value="0.00142844935761333">
            <text:p>0.0014284494</text:p>
          </table:table-cell>
          <table:table-cell office:value-type="float" office:value="-0.00571370862887033">
            <text:p>-0.0057137086</text:p>
          </table:table-cell>
          <table:table-cell office:value-type="float" office:value="-0.0302559106190096">
            <text:p>-0.0302559106</text:p>
          </table:table-cell>
          <table:table-cell office:value-type="float" office:value="-0.0214531158312059">
            <text:p>-0.0214531158</text:p>
          </table:table-cell>
          <table:table-cell office:value-type="float" office:value="0.00616008525620382">
            <text:p>0.0061600853</text:p>
          </table:table-cell>
          <table:table-cell office:value-type="float" office:value="0.00845142537936616">
            <text:p>0.0084514254</text:p>
          </table:table-cell>
          <table:table-cell office:value-type="float" office:value="0.0174966429714551">
            <text:p>0.017496643</text:p>
          </table:table-cell>
          <table:table-cell office:value-type="float" office:value="0.0238028969286168">
            <text:p>0.0238028969</text:p>
          </table:table-cell>
          <table:table-cell office:value-type="float" office:value="0.0249925619559053">
            <text:p>0.024992562</text:p>
          </table:table-cell>
          <table:table-cell office:value-type="float" office:value="0.014283455898245">
            <text:p>0.0142834559</text:p>
          </table:table-cell>
          <table:table-cell office:value-type="float" office:value="0.0116650890577659">
            <text:p>0.011665089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2666108514611">
            <text:p>0.6226661085</text:p>
          </table:table-cell>
          <table:table-cell office:value-type="float" office:value="0">
            <text:p>0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794444444444444">
            <text:p>0.7944444444</text:p>
          </table:table-cell>
          <table:table-cell office:value-type="float" office:value="0.830555555555556">
            <text:p>0.8305555556</text:p>
          </table:table-cell>
          <table:table-cell office:value-type="float" office:value="0.797222222222223">
            <text:p>0.7972222222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361111111111114">
            <text:p>-0.0361111111</text:p>
          </table:table-cell>
          <table:table-cell office:value-type="float" office:value="0.0027777777777791">
            <text:p>0.0027777778</text:p>
          </table:table-cell>
          <table:table-cell office:value-type="float" office:value="2.11422460739035">
            <text:p>2.1142246074</text:p>
          </table:table-cell>
          <table:table-cell office:value-type="float" office:value="0.996699797447499">
            <text:p>0.9966997974</text:p>
          </table:table-cell>
          <table:table-cell office:value-type="float" office:value="-0.0400642468576338">
            <text:p>-0.0400642469</text:p>
          </table:table-cell>
          <table:table-cell office:value-type="float" office:value="-0.104165018509334">
            <text:p>-0.1041650185</text:p>
          </table:table-cell>
          <table:table-cell office:value-type="float" office:value="0.270594316144619">
            <text:p>0.2705943161</text:p>
          </table:table-cell>
          <table:table-cell office:value-type="float" office:value="0.736520925271415">
            <text:p>0.7365209253</text:p>
          </table:table-cell>
          <table:table-cell office:value-type="float" office:value="0.38296991816195">
            <text:p>0.3829699182</text:p>
          </table:table-cell>
          <table:table-cell office:value-type="float" office:value="-0.0139264258944015">
            <text:p>-0.0139264259</text:p>
          </table:table-cell>
          <table:table-cell office:value-type="float" office:value="-0.0136883957554644">
            <text:p>-0.0136883958</text:p>
          </table:table-cell>
          <table:table-cell office:value-type="float" office:value="-0.0303451119799555">
            <text:p>-0.030345112</text:p>
          </table:table-cell>
          <table:table-cell office:value-type="float" office:value="-0.0336747362256472">
            <text:p>-0.0336747362</text:p>
          </table:table-cell>
          <table:table-cell office:value-type="float" office:value="-0.0287989897125461">
            <text:p>-0.0287989897</text:p>
          </table:table-cell>
          <table:table-cell office:value-type="float" office:value="-0.0290368636682424">
            <text:p>-0.0290368637</text:p>
          </table:table-cell>
          <table:table-cell office:value-type="float" office:value="-0.0330802085480516">
            <text:p>-0.0330802085</text:p>
          </table:table-cell>
          <table:table-cell office:value-type="float" office:value="-0.0348637033671777">
            <text:p>-0.0348637034</text:p>
          </table:table-cell>
          <table:table-cell office:value-type="float" office:value="-0.0398562670899743">
            <text:p>-0.0398562671</text:p>
          </table:table-cell>
          <table:table-cell office:value-type="float" office:value="-0.00928461989251694">
            <text:p>-0.0092846199</text:p>
          </table:table-cell>
          <table:table-cell office:value-type="float" office:value="0.0160388541303509">
            <text:p>0.0160388541</text:p>
          </table:table-cell>
          <table:table-cell office:value-type="float" office:value="0.0383111454529348">
            <text:p>0.0383111455</text:p>
          </table:table-cell>
          <table:table-cell office:value-type="float" office:value="0.0429459156656769">
            <text:p>0.0429459157</text:p>
          </table:table-cell>
          <table:table-cell office:value-type="float" office:value="0.0309397360766364">
            <text:p>0.0309397361</text:p>
          </table:table-cell>
          <table:table-cell office:value-type="float" office:value="0.0300180584101772">
            <text:p>0.0300180584</text:p>
          </table:table-cell>
          <table:table-cell office:value-type="float" office:value="0.0289179214284303">
            <text:p>0.02891792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6141427315432">
            <text:p>0.6361414273</text:p>
          </table:table-cell>
          <table:table-cell office:value-type="float" office:value="0">
            <text:p>0</text:p>
          </table:table-cell>
          <table:table-cell office:value-type="float" office:value="0.547770514217894">
            <text:p>0.5477705142</text:p>
          </table:table-cell>
          <table:table-cell office:value-type="float" office:value="2">
            <text:p>2</text:p>
          </table:table-cell>
          <table:table-cell office:value-type="float" office:value="0.797222222222223">
            <text:p>0.7972222222</text:p>
          </table:table-cell>
          <table:table-cell office:value-type="float" office:value="0.794444444444444">
            <text:p>0.7944444444</text:p>
          </table:table-cell>
          <table:table-cell office:value-type="float" office:value="0.783333333333333">
            <text:p>0.7833333333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027777777777791">
            <text:p>0.0027777778</text:p>
          </table:table-cell>
          <table:table-cell office:value-type="float" office:value="-0.0138888888888902">
            <text:p>-0.0138888889</text:p>
          </table:table-cell>
          <table:table-cell office:value-type="float" office:value="2.27167470940224">
            <text:p>2.2716747094</text:p>
          </table:table-cell>
          <table:table-cell office:value-type="float" office:value="0.998266959015059">
            <text:p>0.998266959</text:p>
          </table:table-cell>
          <table:table-cell office:value-type="float" office:value="-0.0658510585127022">
            <text:p>-0.0658510585</text:p>
          </table:table-cell>
          <table:table-cell office:value-type="float" office:value="-0.0910485204090048">
            <text:p>-0.0910485204</text:p>
          </table:table-cell>
          <table:table-cell office:value-type="float" office:value="0.402125776819292">
            <text:p>0.4021257768</text:p>
          </table:table-cell>
          <table:table-cell office:value-type="float" office:value="0.753517213468242">
            <text:p>0.7535172135</text:p>
          </table:table-cell>
          <table:table-cell office:value-type="float" office:value="0.326440322452214">
            <text:p>0.3264403225</text:p>
          </table:table-cell>
          <table:table-cell office:value-type="float" office:value="-0.018091654489228">
            <text:p>-0.0180916545</text:p>
          </table:table-cell>
          <table:table-cell office:value-type="float" office:value="-0.0109509719241113">
            <text:p>-0.0109509719</text:p>
          </table:table-cell>
          <table:table-cell office:value-type="float" office:value="-0.024873600497444">
            <text:p>-0.0248736005</text:p>
          </table:table-cell>
          <table:table-cell office:value-type="float" office:value="-0.0220182885676846">
            <text:p>-0.0220182886</text:p>
          </table:table-cell>
          <table:table-cell office:value-type="float" office:value="-0.0203525206432508">
            <text:p>-0.0203525206</text:p>
          </table:table-cell>
          <table:table-cell office:value-type="float" office:value="-0.0183296514181345">
            <text:p>-0.0183296514</text:p>
          </table:table-cell>
          <table:table-cell office:value-type="float" office:value="-0.0198765686278549">
            <text:p>-0.0198765686</text:p>
          </table:table-cell>
          <table:table-cell office:value-type="float" office:value="-0.0298694003364534">
            <text:p>-0.0298694003</text:p>
          </table:table-cell>
          <table:table-cell office:value-type="float" office:value="-0.00535662171360496">
            <text:p>-0.0053566217</text:p>
          </table:table-cell>
          <table:table-cell office:value-type="float" office:value="0.0346853618473666">
            <text:p>0.0346853618</text:p>
          </table:table-cell>
          <table:table-cell office:value-type="float" office:value="0.0542276170821325">
            <text:p>0.0542276171</text:p>
          </table:table-cell>
          <table:table-cell office:value-type="float" office:value="0.0474600721993912">
            <text:p>0.0474600722</text:p>
          </table:table-cell>
          <table:table-cell office:value-type="float" office:value="0.0358148047736988">
            <text:p>0.0358148048</text:p>
          </table:table-cell>
          <table:table-cell office:value-type="float" office:value="0.0243977384344964">
            <text:p>0.0243977384</text:p>
          </table:table-cell>
          <table:table-cell office:value-type="float" office:value="0.00987974287161686">
            <text:p>0.0098797429</text:p>
          </table:table-cell>
          <table:table-cell office:value-type="float" office:value="0.0049995114377992">
            <text:p>0.00499951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1327109994842">
            <text:p>0.63132711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783333333333333">
            <text:p>0.7833333333</text:p>
          </table:table-cell>
          <table:table-cell office:value-type="float" office:value="0.797222222222223">
            <text:p>0.7972222222</text:p>
          </table:table-cell>
          <table:table-cell office:value-type="float" office:value="0.816666666666666">
            <text:p>0.8166666667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138888888888902">
            <text:p>-0.0138888889</text:p>
          </table:table-cell>
          <table:table-cell office:value-type="float" office:value="0.0333333333333332">
            <text:p>0.0333333333</text:p>
          </table:table-cell>
          <table:table-cell office:value-type="float" office:value="2.30051431632309">
            <text:p>2.3005143163</text:p>
          </table:table-cell>
          <table:table-cell office:value-type="float" office:value="0.984421607335339">
            <text:p>0.9844216073</text:p>
          </table:table-cell>
          <table:table-cell office:value-type="float" office:value="-0.0378654090053957">
            <text:p>-0.037865409</text:p>
          </table:table-cell>
          <table:table-cell office:value-type="float" office:value="-0.092612458626003">
            <text:p>-0.0926124586</text:p>
          </table:table-cell>
          <table:table-cell office:value-type="float" office:value="0.301115669463751">
            <text:p>0.3011156695</text:p>
          </table:table-cell>
          <table:table-cell office:value-type="float" office:value="0.67661439992062">
            <text:p>0.6766143999</text:p>
          </table:table-cell>
          <table:table-cell office:value-type="float" office:value="0.217406806611099">
            <text:p>0.2174068066</text:p>
          </table:table-cell>
          <table:table-cell office:value-type="float" office:value="-0.041876520807406">
            <text:p>-0.0418765208</text:p>
          </table:table-cell>
          <table:table-cell office:value-type="float" office:value="-0.0128552915299197">
            <text:p>-0.0128552915</text:p>
          </table:table-cell>
          <table:table-cell office:value-type="float" office:value="-0.00928462450397172">
            <text:p>-0.0092846245</text:p>
          </table:table-cell>
          <table:table-cell office:value-type="float" office:value="-0.00749919969732127">
            <text:p>-0.0074991997</text:p>
          </table:table-cell>
          <table:table-cell office:value-type="float" office:value="-0.020233537041912">
            <text:p>-0.020233537</text:p>
          </table:table-cell>
          <table:table-cell office:value-type="float" office:value="-0.0372413531286918">
            <text:p>-0.0372413531</text:p>
          </table:table-cell>
          <table:table-cell office:value-type="float" office:value="-0.039856278424193">
            <text:p>-0.0398562784</text:p>
          </table:table-cell>
          <table:table-cell office:value-type="float" office:value="-0.0825424918832848">
            <text:p>-0.0825424919</text:p>
          </table:table-cell>
          <table:table-cell office:value-type="float" office:value="-0.044490445589777">
            <text:p>-0.0444904456</text:p>
          </table:table-cell>
          <table:table-cell office:value-type="float" office:value="0.00401747529173857">
            <text:p>0.0040174753</text:p>
          </table:table-cell>
          <table:table-cell office:value-type="float" office:value="0.0200252898940145">
            <text:p>0.0200252899</text:p>
          </table:table-cell>
          <table:table-cell office:value-type="float" office:value="0.0226131659010012">
            <text:p>0.0226131659</text:p>
          </table:table-cell>
          <table:table-cell office:value-type="float" office:value="0.0354581434102932">
            <text:p>0.0354581434</text:p>
          </table:table-cell>
          <table:table-cell office:value-type="float" office:value="0.0147892642262626">
            <text:p>0.0147892642</text:p>
          </table:table-cell>
          <table:table-cell office:value-type="float" office:value="-0.00252953533717037">
            <text:p>-0.0025295353</text:p>
          </table:table-cell>
          <table:table-cell office:value-type="float" office:value="-0.00785628146958961">
            <text:p>-0.007856281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5960643785779">
            <text:p>0.6159606438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775">
            <text:p>0.775</text:p>
          </table:table-cell>
          <table:table-cell office:value-type="float" office:value="0.830555555555556">
            <text:p>0.8305555556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249999999999998">
            <text:p>0.025</text:p>
          </table:table-cell>
          <table:table-cell office:value-type="float" office:value="0.0305555555555559">
            <text:p>0.0305555556</text:p>
          </table:table-cell>
          <table:table-cell office:value-type="float" office:value="2.49643477954053">
            <text:p>2.4964347795</text:p>
          </table:table-cell>
          <table:table-cell office:value-type="float" office:value="0.998558592025625">
            <text:p>0.998558592</text:p>
          </table:table-cell>
          <table:table-cell office:value-type="float" office:value="-0.0191079262079854">
            <text:p>-0.0191079262</text:p>
          </table:table-cell>
          <table:table-cell office:value-type="float" office:value="-0.00750152548126215">
            <text:p>-0.0075015255</text:p>
          </table:table-cell>
          <table:table-cell office:value-type="float" office:value="0.369017419324402">
            <text:p>0.3690174193</text:p>
          </table:table-cell>
          <table:table-cell office:value-type="float" office:value="0.731584937704098">
            <text:p>0.7315849377</text:p>
          </table:table-cell>
          <table:table-cell office:value-type="float" office:value="0.459087280223249">
            <text:p>0.4590872802</text:p>
          </table:table-cell>
          <table:table-cell office:value-type="float" office:value="0.189885339532396">
            <text:p>0.1898853395</text:p>
          </table:table-cell>
          <table:table-cell office:value-type="float" office:value="0.081364698363251">
            <text:p>0.0813646984</text:p>
          </table:table-cell>
          <table:table-cell office:value-type="float" office:value="0.0491011193285542">
            <text:p>0.0491011193</text:p>
          </table:table-cell>
          <table:table-cell office:value-type="float" office:value="0.0277442815816931">
            <text:p>0.0277442816</text:p>
          </table:table-cell>
          <table:table-cell office:value-type="float" office:value="-0.0223825461918522">
            <text:p>-0.0223825462</text:p>
          </table:table-cell>
          <table:table-cell office:value-type="float" office:value="0.0118691611109141">
            <text:p>0.0118691611</text:p>
          </table:table-cell>
          <table:table-cell office:value-type="float" office:value="-0.0440555963006527">
            <text:p>-0.0440555963</text:p>
          </table:table-cell>
          <table:table-cell office:value-type="float" office:value="-0.080350570003722">
            <text:p>-0.08035057</text:p>
          </table:table-cell>
          <table:table-cell office:value-type="float" office:value="-0.0164262117925272">
            <text:p>-0.0164262118</text:p>
          </table:table-cell>
          <table:table-cell office:value-type="float" office:value="-0.054309815030946">
            <text:p>-0.054309815</text:p>
          </table:table-cell>
          <table:table-cell office:value-type="float" office:value="0.00992275358824513">
            <text:p>0.0099227536</text:p>
          </table:table-cell>
          <table:table-cell office:value-type="float" office:value="0.0526527997974244">
            <text:p>0.0526527998</text:p>
          </table:table-cell>
          <table:table-cell office:value-type="float" office:value="0.106235159470829">
            <text:p>0.1062351595</text:p>
          </table:table-cell>
          <table:table-cell office:value-type="float" office:value="0.0959906777116339">
            <text:p>0.0959906777</text:p>
          </table:table-cell>
          <table:table-cell office:value-type="float" office:value="0.0278154329842411">
            <text:p>0.027815433</text:p>
          </table:table-cell>
          <table:table-cell office:value-type="float" office:value="-0.0263921280797501">
            <text:p>-0.026392128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523388411915">
            <text:p>0.6155233884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830555555555556">
            <text:p>0.8305555556</text:p>
          </table:table-cell>
          <table:table-cell office:value-type="float" office:value="0.8">
            <text:p>0.8</text:p>
          </table:table-cell>
          <table:table-cell office:value-type="float" office:value="0.794444444444444">
            <text:p>0.7944444444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305555555555559">
            <text:p>0.0305555556</text:p>
          </table:table-cell>
          <table:table-cell office:value-type="float" office:value="-0.0361111111111114">
            <text:p>-0.0361111111</text:p>
          </table:table-cell>
          <table:table-cell office:value-type="float" office:value="2.34114170972905">
            <text:p>2.3411417097</text:p>
          </table:table-cell>
          <table:table-cell office:value-type="float" office:value="0.992770000156535">
            <text:p>0.9927700002</text:p>
          </table:table-cell>
          <table:table-cell office:value-type="float" office:value="-0.0790296067816754">
            <text:p>-0.0790296068</text:p>
          </table:table-cell>
          <table:table-cell office:value-type="float" office:value="-0.0215520701352773">
            <text:p>-0.0215520701</text:p>
          </table:table-cell>
          <table:table-cell office:value-type="float" office:value="0.310350684729865">
            <text:p>0.3103506847</text:p>
          </table:table-cell>
          <table:table-cell office:value-type="float" office:value="0.669191425918167">
            <text:p>0.6691914259</text:p>
          </table:table-cell>
          <table:table-cell office:value-type="float" office:value="0.41410558465307">
            <text:p>0.4141055847</text:p>
          </table:table-cell>
          <table:table-cell office:value-type="float" office:value="0.157263380236938">
            <text:p>0.1572633802</text:p>
          </table:table-cell>
          <table:table-cell office:value-type="float" office:value="0.0209351220259399">
            <text:p>0.020935122</text:p>
          </table:table-cell>
          <table:table-cell office:value-type="float" office:value="-0.000973316981033312">
            <text:p>-0.000973317</text:p>
          </table:table-cell>
          <table:table-cell office:value-type="float" office:value="-0.0712162398276971">
            <text:p>-0.0712162398</text:p>
          </table:table-cell>
          <table:table-cell office:value-type="float" office:value="-0.0305431503696516">
            <text:p>-0.0305431504</text:p>
          </table:table-cell>
          <table:table-cell office:value-type="float" office:value="-0.0236163463511648">
            <text:p>-0.0236163464</text:p>
          </table:table-cell>
          <table:table-cell office:value-type="float" office:value="-0.0486274609569291">
            <text:p>-0.048627461</text:p>
          </table:table-cell>
          <table:table-cell office:value-type="float" office:value="-0.0625428934657383">
            <text:p>-0.0625428935</text:p>
          </table:table-cell>
          <table:table-cell office:value-type="float" office:value="0.00693180557190276">
            <text:p>0.0069318056</text:p>
          </table:table-cell>
          <table:table-cell office:value-type="float" office:value="-0.0216469813255388">
            <text:p>-0.0216469813</text:p>
          </table:table-cell>
          <table:table-cell office:value-type="float" office:value="0.0313969517191683">
            <text:p>0.0313969517</text:p>
          </table:table-cell>
          <table:table-cell office:value-type="float" office:value="0.0628975832251564">
            <text:p>0.0628975832</text:p>
          </table:table-cell>
          <table:table-cell office:value-type="float" office:value="0.0800439435066869">
            <text:p>0.0800439435</text:p>
          </table:table-cell>
          <table:table-cell office:value-type="float" office:value="0.0399085216157249">
            <text:p>0.0399085216</text:p>
          </table:table-cell>
          <table:table-cell office:value-type="float" office:value="0.031373235760471">
            <text:p>0.0313732358</text:p>
          </table:table-cell>
          <table:table-cell office:value-type="float" office:value="-0.0065757294164267">
            <text:p>-0.00657572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5329181259585">
            <text:p>0.6153291813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794444444444444">
            <text:p>0.7944444444</text:p>
          </table:table-cell>
          <table:table-cell office:value-type="float" office:value="0.830555555555556">
            <text:p>0.8305555556</text:p>
          </table:table-cell>
          <table:table-cell office:value-type="float" office:value="0.797222222222222">
            <text:p>0.7972222222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-0.0361111111111114">
            <text:p>-0.0361111111</text:p>
          </table:table-cell>
          <table:table-cell office:value-type="float" office:value="0.00277777777777777">
            <text:p>0.0027777778</text:p>
          </table:table-cell>
          <table:table-cell office:value-type="float" office:value="2.11422460739035">
            <text:p>2.1142246074</text:p>
          </table:table-cell>
          <table:table-cell office:value-type="float" office:value="0.997188136371493">
            <text:p>0.9971881364</text:p>
          </table:table-cell>
          <table:table-cell office:value-type="float" office:value="-0.0975663248555434">
            <text:p>-0.0975663249</text:p>
          </table:table-cell>
          <table:table-cell office:value-type="float" office:value="-0.0423495379616319">
            <text:p>-0.042349538</text:p>
          </table:table-cell>
          <table:table-cell office:value-type="float" office:value="0.341221481055849">
            <text:p>0.3412214811</text:p>
          </table:table-cell>
          <table:table-cell office:value-type="float" office:value="0.721236602638002">
            <text:p>0.7212366026</text:p>
          </table:table-cell>
          <table:table-cell office:value-type="float" office:value="0.411584834953783">
            <text:p>0.411584835</text:p>
          </table:table-cell>
          <table:table-cell office:value-type="float" office:value="0.128406002947103">
            <text:p>0.1284060029</text:p>
          </table:table-cell>
          <table:table-cell office:value-type="float" office:value="-0.000356086656093768">
            <text:p>-0.0003560867</text:p>
          </table:table-cell>
          <table:table-cell office:value-type="float" office:value="-0.0063858241389877">
            <text:p>-0.0063858241</text:p>
          </table:table-cell>
          <table:table-cell office:value-type="float" office:value="-0.027910310696788">
            <text:p>-0.0279103107</text:p>
          </table:table-cell>
          <table:table-cell office:value-type="float" office:value="-0.0373721792992205">
            <text:p>-0.0373721793</text:p>
          </table:table-cell>
          <table:table-cell office:value-type="float" office:value="-0.0181349199090517">
            <text:p>-0.0181349199</text:p>
          </table:table-cell>
          <table:table-cell office:value-type="float" office:value="-0.0389367016256943">
            <text:p>-0.0389367016</text:p>
          </table:table-cell>
          <table:table-cell office:value-type="float" office:value="-0.0356178266549455">
            <text:p>-0.0356178267</text:p>
          </table:table-cell>
          <table:table-cell office:value-type="float" office:value="-0.00750152633020285">
            <text:p>-0.0075015263</text:p>
          </table:table-cell>
          <table:table-cell office:value-type="float" office:value="0.00531757165931013">
            <text:p>0.0053175717</text:p>
          </table:table-cell>
          <table:table-cell office:value-type="float" office:value="0.0580487929521039">
            <text:p>0.058048793</text:p>
          </table:table-cell>
          <table:table-cell office:value-type="float" office:value="0.0775195901057091">
            <text:p>0.0775195901</text:p>
          </table:table-cell>
          <table:table-cell office:value-type="float" office:value="0.117791719631791">
            <text:p>0.1177917196</text:p>
          </table:table-cell>
          <table:table-cell office:value-type="float" office:value="0.0654981499876375">
            <text:p>0.06549815</text:p>
          </table:table-cell>
          <table:table-cell office:value-type="float" office:value="0.0250398604624189">
            <text:p>0.0250398605</text:p>
          </table:table-cell>
          <table:table-cell office:value-type="float" office:value="-0.0117742240853292">
            <text:p>-0.011774224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2621955585727">
            <text:p>0.6126219556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97222222222222">
            <text:p>0.7972222222</text:p>
          </table:table-cell>
          <table:table-cell office:value-type="float" office:value="0.794444444444444">
            <text:p>0.7944444444</text:p>
          </table:table-cell>
          <table:table-cell office:value-type="float" office:value="0.772222222222222">
            <text:p>0.7722222222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249999999999999">
            <text:p>-0.025</text:p>
          </table:table-cell>
          <table:table-cell office:value-type="float" office:value="2.24715225232374">
            <text:p>2.2471522523</text:p>
          </table:table-cell>
          <table:table-cell office:value-type="float" office:value="0.997417180394192">
            <text:p>0.9974171804</text:p>
          </table:table-cell>
          <table:table-cell office:value-type="float" office:value="-0.084500309174434">
            <text:p>-0.0845003092</text:p>
          </table:table-cell>
          <table:table-cell office:value-type="float" office:value="0.000379845875876805">
            <text:p>0.0003798459</text:p>
          </table:table-cell>
          <table:table-cell office:value-type="float" office:value="0.39852757891621">
            <text:p>0.3985275789</text:p>
          </table:table-cell>
          <table:table-cell office:value-type="float" office:value="0.708871182250264">
            <text:p>0.7088711823</text:p>
          </table:table-cell>
          <table:table-cell office:value-type="float" office:value="0.42377444278707">
            <text:p>0.4237744428</text:p>
          </table:table-cell>
          <table:table-cell office:value-type="float" office:value="0.103182900199465">
            <text:p>0.1031829002</text:p>
          </table:table-cell>
          <table:table-cell office:value-type="float" office:value="-0.00230270430159707">
            <text:p>-0.0023027043</text:p>
          </table:table-cell>
          <table:table-cell office:value-type="float" office:value="-0.102854024642328">
            <text:p>-0.1028540246</text:p>
          </table:table-cell>
          <table:table-cell office:value-type="float" office:value="-0.102290269701965">
            <text:p>-0.1022902697</text:p>
          </table:table-cell>
          <table:table-cell office:value-type="float" office:value="-0.138315725950056">
            <text:p>-0.138315726</text:p>
          </table:table-cell>
          <table:table-cell office:value-type="float" office:value="-0.105108377929438">
            <text:p>-0.1051083779</text:p>
          </table:table-cell>
          <table:table-cell office:value-type="float" office:value="-0.129736580524472">
            <text:p>-0.1297365805</text:p>
          </table:table-cell>
          <table:table-cell office:value-type="float" office:value="-0.106774976347531">
            <text:p>-0.1067749763</text:p>
          </table:table-cell>
          <table:table-cell office:value-type="float" office:value="-0.0813646820581382">
            <text:p>-0.0813646821</text:p>
          </table:table-cell>
          <table:table-cell office:value-type="float" office:value="-0.0480116655634398">
            <text:p>-0.0480116656</text:p>
          </table:table-cell>
          <table:table-cell office:value-type="float" office:value="0.0122014681483686">
            <text:p>0.0122014681</text:p>
          </table:table-cell>
          <table:table-cell office:value-type="float" office:value="0.00474785405328726">
            <text:p>0.0047478541</text:p>
          </table:table-cell>
          <table:table-cell office:value-type="float" office:value="0.0225011829828112">
            <text:p>0.022501183</text:p>
          </table:table-cell>
          <table:table-cell office:value-type="float" office:value="0.0203893411611054">
            <text:p>0.0203893412</text:p>
          </table:table-cell>
          <table:table-cell office:value-type="float" office:value="-0.00776264466401511">
            <text:p>-0.0077626447</text:p>
          </table:table-cell>
          <table:table-cell office:value-type="float" office:value="0.0109434394210062">
            <text:p>0.01094343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8140775616097">
            <text:p>0.6181407756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72222222222222">
            <text:p>0.7722222222</text:p>
          </table:table-cell>
          <table:table-cell office:value-type="float" office:value="0.797222222222222">
            <text:p>0.7972222222</text:p>
          </table:table-cell>
          <table:table-cell office:value-type="float" office:value="0.758333333333334">
            <text:p>0.7583333333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-0.0138888888888884">
            <text:p>-0.0138888889</text:p>
          </table:table-cell>
          <table:table-cell office:value-type="float" office:value="2.14761642186346">
            <text:p>2.1476164219</text:p>
          </table:table-cell>
          <table:table-cell office:value-type="float" office:value="0.998928446490825">
            <text:p>0.9989284465</text:p>
          </table:table-cell>
          <table:table-cell office:value-type="float" office:value="-0.0381544921028688">
            <text:p>-0.0381544921</text:p>
          </table:table-cell>
          <table:table-cell office:value-type="float" office:value="-0.0138629499817691">
            <text:p>-0.01386295</text:p>
          </table:table-cell>
          <table:table-cell office:value-type="float" office:value="0.430276894676019">
            <text:p>0.4302768947</text:p>
          </table:table-cell>
          <table:table-cell office:value-type="float" office:value="0.745270161075993">
            <text:p>0.7452701611</text:p>
          </table:table-cell>
          <table:table-cell office:value-type="float" office:value="0.422917091730044">
            <text:p>0.4229170917</text:p>
          </table:table-cell>
          <table:table-cell office:value-type="float" office:value="0.16004040458102">
            <text:p>0.1600404046</text:p>
          </table:table-cell>
          <table:table-cell office:value-type="float" office:value="0.0272461234410084">
            <text:p>0.0272461234</text:p>
          </table:table-cell>
          <table:table-cell office:value-type="float" office:value="-0.023355357904719">
            <text:p>-0.0233553579</text:p>
          </table:table-cell>
          <table:table-cell office:value-type="float" office:value="-0.0101601311404245">
            <text:p>-0.0101601311</text:p>
          </table:table-cell>
          <table:table-cell office:value-type="float" office:value="-0.0183722621010314">
            <text:p>-0.0183722621</text:p>
          </table:table-cell>
          <table:table-cell office:value-type="float" office:value="-0.00883083556883302">
            <text:p>-0.0088308356</text:p>
          </table:table-cell>
          <table:table-cell office:value-type="float" office:value="-0.0186807521374999">
            <text:p>-0.0186807521</text:p>
          </table:table-cell>
          <table:table-cell office:value-type="float" office:value="-0.00261132853384338">
            <text:p>-0.0026113285</text:p>
          </table:table-cell>
          <table:table-cell office:value-type="float" office:value="0.00173297868848299">
            <text:p>0.0017329787</text:p>
          </table:table-cell>
          <table:table-cell office:value-type="float" office:value="0.00828487104576636">
            <text:p>0.008284871</text:p>
          </table:table-cell>
          <table:table-cell office:value-type="float" office:value="0.0473958591189629">
            <text:p>0.0473958591</text:p>
          </table:table-cell>
          <table:table-cell office:value-type="float" office:value="0.0998466210770868">
            <text:p>0.0998466211</text:p>
          </table:table-cell>
          <table:table-cell office:value-type="float" office:value="0.127682150158451">
            <text:p>0.1276821502</text:p>
          </table:table-cell>
          <table:table-cell office:value-type="float" office:value="0.0790296119404632">
            <text:p>0.0790296119</text:p>
          </table:table-cell>
          <table:table-cell office:value-type="float" office:value="0.0215283519860658">
            <text:p>0.021528352</text:p>
          </table:table-cell>
          <table:table-cell office:value-type="float" office:value="-0.0025401172754117">
            <text:p>-0.002540117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4369068381656">
            <text:p>0.6143690684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58333333333334">
            <text:p>0.7583333333</text:p>
          </table:table-cell>
          <table:table-cell office:value-type="float" office:value="0.772222222222222">
            <text:p>0.7722222222</text:p>
          </table:table-cell>
          <table:table-cell office:value-type="float" office:value="0.758333333333333">
            <text:p>0.7583333333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table:style-name="ce1" office:value-type="float" office:value="-8.88178419700125E-016">
            <text:p>-8.88E-16</text:p>
          </table:table-cell>
          <table:table-cell office:value-type="float" office:value="2.24326023263658">
            <text:p>2.2432602326</text:p>
          </table:table-cell>
          <table:table-cell office:value-type="float" office:value="0.997561054241138">
            <text:p>0.9975610542</text:p>
          </table:table-cell>
          <table:table-cell office:value-type="float" office:value="0.00230271448940389">
            <text:p>0.0023027145</text:p>
          </table:table-cell>
          <table:table-cell office:value-type="float" office:value="-0.0215758028189059">
            <text:p>-0.0215758028</text:p>
          </table:table-cell>
          <table:table-cell office:value-type="float" office:value="0.357332772413017">
            <text:p>0.3573327724</text:p>
          </table:table-cell>
          <table:table-cell office:value-type="float" office:value="0.720575294029283">
            <text:p>0.720575294</text:p>
          </table:table-cell>
          <table:table-cell office:value-type="float" office:value="0.434619355866208">
            <text:p>0.4346193559</text:p>
          </table:table-cell>
          <table:table-cell office:value-type="float" office:value="0.151957012739483">
            <text:p>0.1519570127</text:p>
          </table:table-cell>
          <table:table-cell office:value-type="float" office:value="0.0236875265182002">
            <text:p>0.0236875265</text:p>
          </table:table-cell>
          <table:table-cell office:value-type="float" office:value="-0.0321795590704169">
            <text:p>-0.0321795591</text:p>
          </table:table-cell>
          <table:table-cell office:value-type="float" office:value="-0.0500957170446251">
            <text:p>-0.050095717</text:p>
          </table:table-cell>
          <table:table-cell office:value-type="float" office:value="-0.0397663073890924">
            <text:p>-0.0397663074</text:p>
          </table:table-cell>
          <table:table-cell office:value-type="float" office:value="-0.028361013794925">
            <text:p>-0.0283610138</text:p>
          </table:table-cell>
          <table:table-cell office:value-type="float" office:value="-0.0454534164020628">
            <text:p>-0.0454534164</text:p>
          </table:table-cell>
          <table:table-cell office:value-type="float" office:value="-0.0405721502488591">
            <text:p>-0.0405721502</text:p>
          </table:table-cell>
          <table:table-cell office:value-type="float" office:value="-0.0354755619571393">
            <text:p>-0.035475562</text:p>
          </table:table-cell>
          <table:table-cell office:value-type="float" office:value="-0.00223150291229501">
            <text:p>-0.0022315029</text:p>
          </table:table-cell>
          <table:table-cell office:value-type="float" office:value="0.0169245999869856">
            <text:p>0.0169246</text:p>
          </table:table-cell>
          <table:table-cell office:value-type="float" office:value="0.0324641344204653">
            <text:p>0.0324641344</text:p>
          </table:table-cell>
          <table:table-cell office:value-type="float" office:value="0.0589714711764631">
            <text:p>0.0589714712</text:p>
          </table:table-cell>
          <table:table-cell office:value-type="float" office:value="0.033436396719279">
            <text:p>0.0334363967</text:p>
          </table:table-cell>
          <table:table-cell office:value-type="float" office:value="0.000854622773174496">
            <text:p>0.0008546228</text:p>
          </table:table-cell>
          <table:table-cell office:value-type="float" office:value="-0.00282498153242361">
            <text:p>-0.002824981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0">
            <text:p>0</text:p>
          </table:table-cell>
          <table:table-cell office:value-type="float" office:value="0.651968437829132">
            <text:p>0.6519684378</text:p>
          </table:table-cell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758333333333333">
            <text:p>0.7583333333</text:p>
          </table:table-cell>
          <table:table-cell office:value-type="float" office:value="0.758333333333334">
            <text:p>0.7583333333</text:p>
          </table:table-cell>
          <table:table-cell office:value-type="float" office:value="0.783333333333334">
            <text:p>0.7833333333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table:style-name="ce1" office:value-type="float" office:value="-8.88178419700125E-016">
            <text:p>-8.88E-16</text:p>
          </table:table-cell>
          <table:table-cell office:value-type="float" office:value="0.0250000000000012">
            <text:p>0.025</text:p>
          </table:table-cell>
          <table:table-cell office:value-type="float" office:value="2.37871386030174">
            <text:p>2.3787138603</text:p>
          </table:table-cell>
          <table:table-cell office:value-type="float" office:value="0.969310073358361">
            <text:p>0.9693100734</text:p>
          </table:table-cell>
          <table:table-cell office:value-type="float" office:value="-0.0509718320367152">
            <text:p>-0.050971832</text:p>
          </table:table-cell>
          <table:table-cell office:value-type="float" office:value="-0.0998231173640036">
            <text:p>-0.0998231174</text:p>
          </table:table-cell>
          <table:table-cell office:value-type="float" office:value="0.152559927492772">
            <text:p>0.1525599275</text:p>
          </table:table-cell>
          <table:table-cell office:value-type="float" office:value="0.616713980290048">
            <text:p>0.6167139803</text:p>
          </table:table-cell>
          <table:table-cell office:value-type="float" office:value="0.334049205546904">
            <text:p>0.3340492055</text:p>
          </table:table-cell>
          <table:table-cell office:value-type="float" office:value="0.0246128236987959">
            <text:p>0.0246128237</text:p>
          </table:table-cell>
          <table:table-cell office:value-type="float" office:value="-0.0751358810246313">
            <text:p>-0.075135881</text:p>
          </table:table-cell>
          <table:table-cell office:value-type="float" office:value="-0.137570532183818">
            <text:p>-0.1375705322</text:p>
          </table:table-cell>
          <table:table-cell office:value-type="float" office:value="-0.149474595072645">
            <text:p>-0.1494745951</text:p>
          </table:table-cell>
          <table:table-cell office:value-type="float" office:value="-0.138036302093486">
            <text:p>-0.1380363021</text:p>
          </table:table-cell>
          <table:table-cell office:value-type="float" office:value="-0.175819890915759">
            <text:p>-0.1758198909</text:p>
          </table:table-cell>
          <table:table-cell office:value-type="float" office:value="-0.171122788456421">
            <text:p>-0.1711227885</text:p>
          </table:table-cell>
          <table:table-cell office:value-type="float" office:value="-0.0330332711699431">
            <text:p>-0.0330332712</text:p>
          </table:table-cell>
          <table:table-cell office:value-type="float" office:value="-0.0293098058600133">
            <text:p>-0.0293098059</text:p>
          </table:table-cell>
          <table:table-cell office:value-type="float" office:value="-0.000664704340399891">
            <text:p>-0.0006647043</text:p>
          </table:table-cell>
          <table:table-cell office:value-type="float" office:value="0.0620226506434209">
            <text:p>0.0620226506</text:p>
          </table:table-cell>
          <table:table-cell office:value-type="float" office:value="0.113458649876194">
            <text:p>0.1134586499</text:p>
          </table:table-cell>
          <table:table-cell office:value-type="float" office:value="0.132163172792936">
            <text:p>0.1321631728</text:p>
          </table:table-cell>
          <table:table-cell office:value-type="float" office:value="0.133655655130201">
            <text:p>0.1336556551</text:p>
          </table:table-cell>
          <table:table-cell office:value-type="float" office:value="0.123102383095854">
            <text:p>0.1231023831</text:p>
          </table:table-cell>
          <table:table-cell office:value-type="float" office:value="0.120015083594949">
            <text:p>0.120015083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607419745880319">
            <text:p>0.6074197459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783333333333334">
            <text:p>0.7833333333</text:p>
          </table:table-cell>
          <table:table-cell office:value-type="float" office:value="0.758333333333333">
            <text:p>0.7583333333</text:p>
          </table:table-cell>
          <table:table-cell office:value-type="float" office:value="0.816666666666666">
            <text:p>0.8166666667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250000000000012">
            <text:p>0.025</text:p>
          </table:table-cell>
          <table:table-cell office:value-type="float" office:value="0.0333333333333323">
            <text:p>0.0333333333</text:p>
          </table:table-cell>
          <table:table-cell office:value-type="float" office:value="2.52248630504688">
            <text:p>2.522486305</text:p>
          </table:table-cell>
          <table:table-cell office:value-type="float" office:value="0.92737363220074">
            <text:p>0.9273736322</text:p>
          </table:table-cell>
          <table:table-cell office:value-type="float" office:value="-0.0602488475552475">
            <text:p>-0.0602488476</text:p>
          </table:table-cell>
          <table:table-cell office:value-type="float" office:value="-0.081152452262538">
            <text:p>-0.0811524523</text:p>
          </table:table-cell>
          <table:table-cell office:value-type="float" office:value="0.179015800209219">
            <text:p>0.1790158002</text:p>
          </table:table-cell>
          <table:table-cell office:value-type="float" office:value="0.529636722319359">
            <text:p>0.5296367223</text:p>
          </table:table-cell>
          <table:table-cell office:value-type="float" office:value="0.315084038053019">
            <text:p>0.3150840381</text:p>
          </table:table-cell>
          <table:table-cell office:value-type="float" office:value="0.115496916021918">
            <text:p>0.115496916</text:p>
          </table:table-cell>
          <table:table-cell office:value-type="float" office:value="0.0245416483009471">
            <text:p>0.0245416483</text:p>
          </table:table-cell>
          <table:table-cell office:value-type="float" office:value="0.00619591479287007">
            <text:p>0.0061959148</text:p>
          </table:table-cell>
          <table:table-cell office:value-type="float" office:value="-0.0036558580967534">
            <text:p>-0.0036558581</text:p>
          </table:table-cell>
          <table:table-cell office:value-type="float" office:value="-0.00149558220405055">
            <text:p>-0.0014955822</text:p>
          </table:table-cell>
          <table:table-cell office:value-type="float" office:value="-0.00128192789747705">
            <text:p>-0.0012819279</text:p>
          </table:table-cell>
          <table:table-cell office:value-type="float" office:value="-0.00175671569476843">
            <text:p>-0.0017567157</text:p>
          </table:table-cell>
          <table:table-cell office:value-type="float" office:value="-0.0219317157438468">
            <text:p>-0.0219317157</text:p>
          </table:table-cell>
          <table:table-cell office:value-type="float" office:value="-0.00576861400263418">
            <text:p>-0.005768614</text:p>
          </table:table-cell>
          <table:table-cell office:value-type="float" office:value="-0.00541253987951829">
            <text:p>-0.0054125399</text:p>
          </table:table-cell>
          <table:table-cell office:value-type="float" office:value="0.0186095645970126">
            <text:p>0.0186095646</text:p>
          </table:table-cell>
          <table:table-cell office:value-type="float" office:value="0.0323455583198691">
            <text:p>0.0323455583</text:p>
          </table:table-cell>
          <table:table-cell office:value-type="float" office:value="0.0469221166121994">
            <text:p>0.0469221166</text:p>
          </table:table-cell>
          <table:table-cell office:value-type="float" office:value="0.00892579125485504">
            <text:p>0.0089257913</text:p>
          </table:table-cell>
          <table:table-cell office:value-type="float" office:value="-0.0114893828799871">
            <text:p>-0.0114893829</text:p>
          </table:table-cell>
          <table:table-cell office:value-type="float" office:value="-0.0109671732969622">
            <text:p>-0.010967173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616370673067967">
            <text:p>0.6163706731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16666666666666">
            <text:p>0.8166666667</text:p>
          </table:table-cell>
          <table:table-cell office:value-type="float" office:value="0.783333333333334">
            <text:p>0.7833333333</text:p>
          </table:table-cell>
          <table:table-cell office:value-type="float" office:value="0.813888888888888">
            <text:p>0.8138888889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333333333333323">
            <text:p>0.0333333333</text:p>
          </table:table-cell>
          <table:table-cell office:value-type="float" office:value="-0.00277777777777821">
            <text:p>-0.0027777778</text:p>
          </table:table-cell>
          <table:table-cell office:value-type="float" office:value="2.44705633686296">
            <text:p>2.4470563369</text:p>
          </table:table-cell>
          <table:table-cell office:value-type="float" office:value="0.939110345477997">
            <text:p>0.9391103455</text:p>
          </table:table-cell>
          <table:table-cell office:value-type="float" office:value="-0.0873515883317203">
            <text:p>-0.0873515883</text:p>
          </table:table-cell>
          <table:table-cell office:value-type="float" office:value="-0.113833578924922">
            <text:p>-0.1138335789</text:p>
          </table:table-cell>
          <table:table-cell office:value-type="float" office:value="0.165217383177274">
            <text:p>0.1652173832</text:p>
          </table:table-cell>
          <table:table-cell office:value-type="float" office:value="0.548330481849993">
            <text:p>0.5483304818</text:p>
          </table:table-cell>
          <table:table-cell office:value-type="float" office:value="0.302111204445267">
            <text:p>0.3021112044</text:p>
          </table:table-cell>
          <table:table-cell office:value-type="float" office:value="0.0488642885669734">
            <text:p>0.0488642886</text:p>
          </table:table-cell>
          <table:table-cell office:value-type="float" office:value="-0.0681687260773021">
            <text:p>-0.0681687261</text:p>
          </table:table-cell>
          <table:table-cell office:value-type="float" office:value="-0.103417737030784">
            <text:p>-0.103417737</text:p>
          </table:table-cell>
          <table:table-cell office:value-type="float" office:value="-0.114021038734751">
            <text:p>-0.1140210387</text:p>
          </table:table-cell>
          <table:table-cell office:value-type="float" office:value="-0.116457150446028">
            <text:p>-0.1164571504</text:p>
          </table:table-cell>
          <table:table-cell office:value-type="float" office:value="-0.115145570793853">
            <text:p>-0.1151455708</text:p>
          </table:table-cell>
          <table:table-cell office:value-type="float" office:value="-0.115614038431687">
            <text:p>-0.1156140384</text:p>
          </table:table-cell>
          <table:table-cell office:value-type="float" office:value="-0.0886471380490855">
            <text:p>-0.088647138</text:p>
          </table:table-cell>
          <table:table-cell office:value-type="float" office:value="-0.0628739474169876">
            <text:p>-0.0628739474</text:p>
          </table:table-cell>
          <table:table-cell office:value-type="float" office:value="-0.0155955469264097">
            <text:p>-0.0155955469</text:p>
          </table:table-cell>
          <table:table-cell office:value-type="float" office:value="0.0253720129673185">
            <text:p>0.025372013</text:p>
          </table:table-cell>
          <table:table-cell office:value-type="float" office:value="0.0526528116503107">
            <text:p>0.0526528117</text:p>
          </table:table-cell>
          <table:table-cell office:value-type="float" office:value="0.0508534434209884">
            <text:p>0.0508534434</text:p>
          </table:table-cell>
          <table:table-cell office:value-type="float" office:value="0.0228808228312529">
            <text:p>0.0228808228</text:p>
          </table:table-cell>
          <table:table-cell office:value-type="float" office:value="-0.00370333097434772">
            <text:p>-0.003703331</text:p>
          </table:table-cell>
          <table:table-cell office:value-type="float" office:value="-0.0142426847838618">
            <text:p>-0.014242684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155312348331">
            <text:p>0.6115531235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91666666666666">
            <text:p>0.8916666667</text:p>
          </table:table-cell>
          <table:table-cell office:value-type="float" office:value="0.922222222222222">
            <text:p>0.9222222222</text:p>
          </table:table-cell>
          <table:table-cell office:value-type="float" office:value="0.9">
            <text:p>0.9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305555555555559">
            <text:p>-0.0305555556</text:p>
          </table:table-cell>
          <table:table-cell office:value-type="float" office:value="0.00833333333333397">
            <text:p>0.0083333333</text:p>
          </table:table-cell>
          <table:table-cell office:value-type="float" office:value="2.05063744215295">
            <text:p>2.0506374422</text:p>
          </table:table-cell>
          <table:table-cell office:value-type="float" office:value="0.998533281067085">
            <text:p>0.9985332811</text:p>
          </table:table-cell>
          <table:table-cell office:value-type="float" office:value="-0.00715016762229181">
            <text:p>-0.0071501676</text:p>
          </table:table-cell>
          <table:table-cell office:value-type="float" office:value="-0.0142129466754989">
            <text:p>-0.0142129467</text:p>
          </table:table-cell>
          <table:table-cell office:value-type="float" office:value="0.387804270296991">
            <text:p>0.3878042703</text:p>
          </table:table-cell>
          <table:table-cell office:value-type="float" office:value="0.718759782219569">
            <text:p>0.7187597822</text:p>
          </table:table-cell>
          <table:table-cell office:value-type="float" office:value="0.475790663269987">
            <text:p>0.4757906633</text:p>
          </table:table-cell>
          <table:table-cell office:value-type="float" office:value="0.216199175334705">
            <text:p>0.2161991753</text:p>
          </table:table-cell>
          <table:table-cell office:value-type="float" office:value="0.0636165227589447">
            <text:p>0.0636165228</text:p>
          </table:table-cell>
          <table:table-cell office:value-type="float" office:value="-0.000780025128004125">
            <text:p>-0.0007800251</text:p>
          </table:table-cell>
          <table:table-cell office:value-type="float" office:value="-0.0135197040255477">
            <text:p>-0.013519704</text:p>
          </table:table-cell>
          <table:table-cell office:value-type="float" office:value="-0.0169856970604946">
            <text:p>-0.0169856971</text:p>
          </table:table-cell>
          <table:table-cell office:value-type="float" office:value="-0.0196715747378736">
            <text:p>-0.0196715747</text:p>
          </table:table-cell>
          <table:table-cell office:value-type="float" office:value="-0.0176138700752641">
            <text:p>-0.0176138701</text:p>
          </table:table-cell>
          <table:table-cell office:value-type="float" office:value="-0.035692918427864">
            <text:p>-0.0356929184</text:p>
          </table:table-cell>
          <table:table-cell office:value-type="float" office:value="-0.00892678476126918">
            <text:p>-0.0089267848</text:p>
          </table:table-cell>
          <table:table-cell office:value-type="float" office:value="0.0350004337456946">
            <text:p>0.0350004337</text:p>
          </table:table-cell>
          <table:table-cell office:value-type="float" office:value="0.0839585879409188">
            <text:p>0.0839585879</text:p>
          </table:table-cell>
          <table:table-cell office:value-type="float" office:value="0.133451244050812">
            <text:p>0.1334512441</text:p>
          </table:table-cell>
          <table:table-cell office:value-type="float" office:value="0.162589041372498">
            <text:p>0.1625890414</text:p>
          </table:table-cell>
          <table:table-cell office:value-type="float" office:value="0.131577979044649">
            <text:p>0.131577979</text:p>
          </table:table-cell>
          <table:table-cell office:value-type="float" office:value="0.0602493470821135">
            <text:p>0.0602493471</text:p>
          </table:table-cell>
          <table:table-cell office:value-type="float" office:value="0.0131514342182582">
            <text:p>0.013151434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15904246901758">
            <text:p>0.6159042469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891666666666666">
            <text:p>0.8916666667</text:p>
          </table:table-cell>
          <table:table-cell office:value-type="float" office:value="0.863888888888889">
            <text:p>0.8638888889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0833333333333397">
            <text:p>0.0083333333</text:p>
          </table:table-cell>
          <table:table-cell office:value-type="float" office:value="-0.0361111111111119">
            <text:p>-0.0361111111</text:p>
          </table:table-cell>
          <table:table-cell office:value-type="float" office:value="2.14772003637967">
            <text:p>2.1477200364</text:p>
          </table:table-cell>
          <table:table-cell office:value-type="float" office:value="0.995741827949715">
            <text:p>0.9957418279</text:p>
          </table:table-cell>
          <table:table-cell office:value-type="float" office:value="-0.0126964891061223">
            <text:p>-0.0126964891</text:p>
          </table:table-cell>
          <table:table-cell office:value-type="float" office:value="-0.0285933536886097">
            <text:p>-0.0285933537</text:p>
          </table:table-cell>
          <table:table-cell office:value-type="float" office:value="0.330266229873227">
            <text:p>0.3302662299</text:p>
          </table:table-cell>
          <table:table-cell office:value-type="float" office:value="0.691960398214463">
            <text:p>0.6919603982</text:p>
          </table:table-cell>
          <table:table-cell office:value-type="float" office:value="0.436000620863059">
            <text:p>0.4360006209</text:p>
          </table:table-cell>
          <table:table-cell office:value-type="float" office:value="0.16994192492372">
            <text:p>0.1699419249</text:p>
          </table:table-cell>
          <table:table-cell office:value-type="float" office:value="0.0339616256563062">
            <text:p>0.0339616257</text:p>
          </table:table-cell>
          <table:table-cell office:value-type="float" office:value="-0.0267313664889148">
            <text:p>-0.0267313665</text:p>
          </table:table-cell>
          <table:table-cell office:value-type="float" office:value="-0.0439351213741939">
            <text:p>-0.0439351214</text:p>
          </table:table-cell>
          <table:table-cell office:value-type="float" office:value="-0.048086477810923">
            <text:p>-0.0480864778</text:p>
          </table:table-cell>
          <table:table-cell office:value-type="float" office:value="-0.0489511409443567">
            <text:p>-0.0489511409</text:p>
          </table:table-cell>
          <table:table-cell office:value-type="float" office:value="-0.0508747427813944">
            <text:p>-0.0508747428</text:p>
          </table:table-cell>
          <table:table-cell office:value-type="float" office:value="-0.0459028956210223">
            <text:p>-0.0459028956</text:p>
          </table:table-cell>
          <table:table-cell office:value-type="float" office:value="-0.0205379372578142">
            <text:p>-0.0205379373</text:p>
          </table:table-cell>
          <table:table-cell office:value-type="float" office:value="0.0163791859007163">
            <text:p>0.0163791859</text:p>
          </table:table-cell>
          <table:table-cell office:value-type="float" office:value="0.0628395981367957">
            <text:p>0.0628395981</text:p>
          </table:table-cell>
          <table:table-cell office:value-type="float" office:value="0.108772317229776">
            <text:p>0.1087723172</text:p>
          </table:table-cell>
          <table:table-cell office:value-type="float" office:value="0.131748313246854">
            <text:p>0.1317483132</text:p>
          </table:table-cell>
          <table:table-cell office:value-type="float" office:value="0.100350129262721">
            <text:p>0.1003501293</text:p>
          </table:table-cell>
          <table:table-cell office:value-type="float" office:value="0.0471136433615469">
            <text:p>0.0471136434</text:p>
          </table:table-cell>
          <table:table-cell office:value-type="float" office:value="0.00312011943250035">
            <text:p>0.00312011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4685961712669">
            <text:p>0.6146859617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63888888888889">
            <text:p>0.8638888889</text:p>
          </table:table-cell>
          <table:table-cell office:value-type="float" office:value="0.9">
            <text:p>0.9</text:p>
          </table:table-cell>
          <table:table-cell office:value-type="float" office:value="0.83888888888889">
            <text:p>0.8388888889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361111111111119">
            <text:p>-0.0361111111</text:p>
          </table:table-cell>
          <table:table-cell office:value-type="float" office:value="-0.024999999999999">
            <text:p>-0.025</text:p>
          </table:table-cell>
          <table:table-cell office:value-type="float" office:value="2.00206869742814">
            <text:p>2.0020686974</text:p>
          </table:table-cell>
          <table:table-cell office:value-type="float" office:value="0.992975333573107">
            <text:p>0.9929753336</text:p>
          </table:table-cell>
          <table:table-cell office:value-type="float" office:value="-0.00320678086650483">
            <text:p>-0.0032067809</text:p>
          </table:table-cell>
          <table:table-cell office:value-type="float" office:value="-0.0141046221478657">
            <text:p>-0.0141046221</text:p>
          </table:table-cell>
          <table:table-cell office:value-type="float" office:value="0.312938508834233">
            <text:p>0.3129385088</text:p>
          </table:table-cell>
          <table:table-cell office:value-type="float" office:value="0.676251696736822">
            <text:p>0.6762516967</text:p>
          </table:table-cell>
          <table:table-cell office:value-type="float" office:value="0.416587717659839">
            <text:p>0.4165877177</text:p>
          </table:table-cell>
          <table:table-cell office:value-type="float" office:value="0.126890743320573">
            <text:p>0.1268907433</text:p>
          </table:table-cell>
          <table:table-cell office:value-type="float" office:value="0.015361070161594">
            <text:p>0.0153610702</text:p>
          </table:table-cell>
          <table:table-cell office:value-type="float" office:value="-0.013433064694278">
            <text:p>-0.0134330647</text:p>
          </table:table-cell>
          <table:table-cell office:value-type="float" office:value="-0.0219240317355621">
            <text:p>-0.0219240317</text:p>
          </table:table-cell>
          <table:table-cell office:value-type="float" office:value="-0.0210577300309411">
            <text:p>-0.02105773</text:p>
          </table:table-cell>
          <table:table-cell office:value-type="float" office:value="-0.0267746684332142">
            <text:p>-0.0267746684</text:p>
          </table:table-cell>
          <table:table-cell office:value-type="float" office:value="-0.029221181489308">
            <text:p>-0.0292211815</text:p>
          </table:table-cell>
          <table:table-cell office:value-type="float" office:value="-0.0382678373671426">
            <text:p>-0.0382678374</text:p>
          </table:table-cell>
          <table:table-cell office:value-type="float" office:value="-0.00938176296583326">
            <text:p>-0.009381763</text:p>
          </table:table-cell>
          <table:table-cell office:value-type="float" office:value="0.0100317322391768">
            <text:p>0.0100317322</text:p>
          </table:table-cell>
          <table:table-cell office:value-type="float" office:value="0.0529060056346995">
            <text:p>0.0529060056</text:p>
          </table:table-cell>
          <table:table-cell office:value-type="float" office:value="0.102773304287247">
            <text:p>0.1027733043</text:p>
          </table:table-cell>
          <table:table-cell office:value-type="float" office:value="0.109371792046945">
            <text:p>0.109371792</text:p>
          </table:table-cell>
          <table:table-cell office:value-type="float" office:value="0.069979898072589">
            <text:p>0.0699798981</text:p>
          </table:table-cell>
          <table:table-cell office:value-type="float" office:value="0.0232667273787279">
            <text:p>0.0232667274</text:p>
          </table:table-cell>
          <table:table-cell office:value-type="float" office:value="-0.013324746006978">
            <text:p>-0.01332474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6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0833767613222">
            <text:p>0.6083376761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3888888888889">
            <text:p>0.8388888889</text:p>
          </table:table-cell>
          <table:table-cell office:value-type="float" office:value="0.863888888888889">
            <text:p>0.8638888889</text:p>
          </table:table-cell>
          <table:table-cell office:value-type="float" office:value="0.919444444444444">
            <text:p>0.9194444444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24999999999999">
            <text:p>-0.025</text:p>
          </table:table-cell>
          <table:table-cell office:value-type="float" office:value="0.0805555555555548">
            <text:p>0.0805555556</text:p>
          </table:table-cell>
          <table:table-cell office:value-type="float" office:value="2.27805819935147">
            <text:p>2.2780581994</text:p>
          </table:table-cell>
          <table:table-cell office:value-type="float" office:value="0.996983152121871">
            <text:p>0.9969831521</text:p>
          </table:table-cell>
          <table:table-cell office:value-type="float" office:value="-0.000476688016899374">
            <text:p>-0.000476688</text:p>
          </table:table-cell>
          <table:table-cell office:value-type="float" office:value="-0.00901345319695224">
            <text:p>-0.0090134532</text:p>
          </table:table-cell>
          <table:table-cell office:value-type="float" office:value="0.352090463385037">
            <text:p>0.3520904634</text:p>
          </table:table-cell>
          <table:table-cell office:value-type="float" office:value="0.723336730066621">
            <text:p>0.7233367301</text:p>
          </table:table-cell>
          <table:table-cell office:value-type="float" office:value="0.409038279842869">
            <text:p>0.4090382798</text:p>
          </table:table-cell>
          <table:table-cell office:value-type="float" office:value="0.0343944751697174">
            <text:p>0.0343944752</text:p>
          </table:table-cell>
          <table:table-cell office:value-type="float" office:value="-0.019086775301559">
            <text:p>-0.0190867753</text:p>
          </table:table-cell>
          <table:table-cell office:value-type="float" office:value="-0.0424212225348264">
            <text:p>-0.0424212225</text:p>
          </table:table-cell>
          <table:table-cell office:value-type="float" office:value="-0.0476325012564101">
            <text:p>-0.0476325013</text:p>
          </table:table-cell>
          <table:table-cell office:value-type="float" office:value="-0.0485620513879799">
            <text:p>-0.0485620514</text:p>
          </table:table-cell>
          <table:table-cell office:value-type="float" office:value="-0.0556496722493673">
            <text:p>-0.0556496722</text:p>
          </table:table-cell>
          <table:table-cell office:value-type="float" office:value="-0.0567728222594159">
            <text:p>-0.0567728223</text:p>
          </table:table-cell>
          <table:table-cell office:value-type="float" office:value="-0.0335504127971596">
            <text:p>-0.0335504128</text:p>
          </table:table-cell>
          <table:table-cell office:value-type="float" office:value="0.00929510066753037">
            <text:p>0.0092951007</text:p>
          </table:table-cell>
          <table:table-cell office:value-type="float" office:value="0.0460974833769137">
            <text:p>0.0460974834</text:p>
          </table:table-cell>
          <table:table-cell office:value-type="float" office:value="0.121664199243746">
            <text:p>0.1216641992</text:p>
          </table:table-cell>
          <table:table-cell office:value-type="float" office:value="0.164486960809946">
            <text:p>0.1644869608</text:p>
          </table:table-cell>
          <table:table-cell office:value-type="float" office:value="0.175722493353559">
            <text:p>0.1757224934</text:p>
          </table:table-cell>
          <table:table-cell office:value-type="float" office:value="0.132685018443744">
            <text:p>0.1326850184</text:p>
          </table:table-cell>
          <table:table-cell office:value-type="float" office:value="0.0606811124641784">
            <text:p>0.0606811125</text:p>
          </table:table-cell>
          <table:table-cell office:value-type="float" office:value="0.0343078985543053">
            <text:p>0.03430789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6205008943332">
            <text:p>0.6062050089</text:p>
          </table:table-cell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919444444444444">
            <text:p>0.9194444444</text:p>
          </table:table-cell>
          <table:table-cell office:value-type="float" office:value="0.83888888888889">
            <text:p>0.8388888889</text:p>
          </table:table-cell>
          <table:table-cell office:value-type="float" office:value="0.983333333333333">
            <text:p>0.9833333333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805555555555548">
            <text:p>0.0805555556</text:p>
          </table:table-cell>
          <table:table-cell office:value-type="float" office:value="0.0638888888888891">
            <text:p>0.0638888889</text:p>
          </table:table-cell>
          <table:table-cell office:value-type="float" office:value="2.71573960986522">
            <text:p>2.7157396099</text:p>
          </table:table-cell>
          <table:table-cell office:value-type="float" office:value="0.99291793016102">
            <text:p>0.9929179302</text:p>
          </table:table-cell>
          <table:table-cell office:value-type="float" office:value="-0.0462488351820161">
            <text:p>-0.0462488352</text:p>
          </table:table-cell>
          <table:table-cell office:value-type="float" office:value="-0.0496211974144608">
            <text:p>-0.0496211974</text:p>
          </table:table-cell>
          <table:table-cell office:value-type="float" office:value="0.346688098512873">
            <text:p>0.3466880985</text:p>
          </table:table-cell>
          <table:table-cell office:value-type="float" office:value="0.698053774526216">
            <text:p>0.6980537745</text:p>
          </table:table-cell>
          <table:table-cell office:value-type="float" office:value="0.310904335148033">
            <text:p>0.3109043351</text:p>
          </table:table-cell>
          <table:table-cell office:value-type="float" office:value="-0.0147328511312557">
            <text:p>-0.0147328511</text:p>
          </table:table-cell>
          <table:table-cell office:value-type="float" office:value="-0.0685351347310437">
            <text:p>-0.0685351347</text:p>
          </table:table-cell>
          <table:table-cell office:value-type="float" office:value="-0.0774791749197828">
            <text:p>-0.0774791749</text:p>
          </table:table-cell>
          <table:table-cell office:value-type="float" office:value="-0.0771345636526037">
            <text:p>-0.0771345637</text:p>
          </table:table-cell>
          <table:table-cell office:value-type="float" office:value="-0.0625590351403692">
            <text:p>-0.0625590351</text:p>
          </table:table-cell>
          <table:table-cell office:value-type="float" office:value="-0.0652779925139817">
            <text:p>-0.0652779925</text:p>
          </table:table-cell>
          <table:table-cell office:value-type="float" office:value="-0.0635086252170447">
            <text:p>-0.0635086252</text:p>
          </table:table-cell>
          <table:table-cell office:value-type="float" office:value="-0.0363853804440362">
            <text:p>-0.0363853804</text:p>
          </table:table-cell>
          <table:table-cell office:value-type="float" office:value="-0.0188268621401202">
            <text:p>-0.0188268621</text:p>
          </table:table-cell>
          <table:table-cell office:value-type="float" office:value="0.0269478850121525">
            <text:p>0.026947885</text:p>
          </table:table-cell>
          <table:table-cell office:value-type="float" office:value="0.0800846737633907">
            <text:p>0.0800846738</text:p>
          </table:table-cell>
          <table:table-cell office:value-type="float" office:value="0.139065248148968">
            <text:p>0.1390652481</text:p>
          </table:table-cell>
          <table:table-cell office:value-type="float" office:value="0.16387554229109">
            <text:p>0.1638755423</text:p>
          </table:table-cell>
          <table:table-cell office:value-type="float" office:value="0.129000714135267">
            <text:p>0.1290007141</text:p>
          </table:table-cell>
          <table:table-cell office:value-type="float" office:value="0.0660546560399515">
            <text:p>0.066054656</text:p>
          </table:table-cell>
          <table:table-cell office:value-type="float" office:value="0.0184586450329285">
            <text:p>0.01845864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09097105114572">
            <text:p>0.6090971051</text:p>
          </table:table-cell>
          <table:table-cell office:value-type="float" office:value="1">
            <text:p>1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983333333333333">
            <text:p>0.9833333333</text:p>
          </table:table-cell>
          <table:table-cell office:value-type="float" office:value="0.919444444444444">
            <text:p>0.9194444444</text:p>
          </table:table-cell>
          <table:table-cell office:value-type="float" office:value="0.991666666666666">
            <text:p>0.9916666667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638888888888891">
            <text:p>0.0638888889</text:p>
          </table:table-cell>
          <table:table-cell office:value-type="float" office:value="0.00833333333333286">
            <text:p>0.0083333333</text:p>
          </table:table-cell>
          <table:table-cell office:value-type="float" office:value="2.37066098833129">
            <text:p>2.3706609883</text:p>
          </table:table-cell>
          <table:table-cell office:value-type="float" office:value="0.998261753324386">
            <text:p>0.9982617533</text:p>
          </table:table-cell>
          <table:table-cell office:value-type="float" office:value="-0.0325764349059216">
            <text:p>-0.0325764349</text:p>
          </table:table-cell>
          <table:table-cell office:value-type="float" office:value="-0.028506746734616">
            <text:p>-0.0285067467</text:p>
          </table:table-cell>
          <table:table-cell office:value-type="float" office:value="0.376071260081436">
            <text:p>0.3760712601</text:p>
          </table:table-cell>
          <table:table-cell office:value-type="float" office:value="0.736861724099535">
            <text:p>0.7368617241</text:p>
          </table:table-cell>
          <table:table-cell office:value-type="float" office:value="0.432589968911532">
            <text:p>0.4325899689</text:p>
          </table:table-cell>
          <table:table-cell office:value-type="float" office:value="0.0857655531027617">
            <text:p>0.0857655531</text:p>
          </table:table-cell>
          <table:table-cell office:value-type="float" office:value="-0.0240030132497912">
            <text:p>-0.0240030132</text:p>
          </table:table-cell>
          <table:table-cell office:value-type="float" office:value="-0.0547208034120502">
            <text:p>-0.0547208034</text:p>
          </table:table-cell>
          <table:table-cell office:value-type="float" office:value="-0.055390462867542">
            <text:p>-0.0553904629</text:p>
          </table:table-cell>
          <table:table-cell office:value-type="float" office:value="-0.0586732160588568">
            <text:p>-0.0586732161</text:p>
          </table:table-cell>
          <table:table-cell office:value-type="float" office:value="-0.0538134572021589">
            <text:p>-0.0538134572</text:p>
          </table:table-cell>
          <table:table-cell office:value-type="float" office:value="-0.0454272083793956">
            <text:p>-0.0454272084</text:p>
          </table:table-cell>
          <table:table-cell office:value-type="float" office:value="-0.0267963255623738">
            <text:p>-0.0267963256</text:p>
          </table:table-cell>
          <table:table-cell office:value-type="float" office:value="-0.00619684063401282">
            <text:p>-0.0061968406</text:p>
          </table:table-cell>
          <table:table-cell office:value-type="float" office:value="0.0196715757706623">
            <text:p>0.0196715758</text:p>
          </table:table-cell>
          <table:table-cell office:value-type="float" office:value="0.0836143284169557">
            <text:p>0.0836143284</text:p>
          </table:table-cell>
          <table:table-cell office:value-type="float" office:value="0.141868919217781">
            <text:p>0.1418689192</text:p>
          </table:table-cell>
          <table:table-cell office:value-type="float" office:value="0.162272593436499">
            <text:p>0.1622725934</text:p>
          </table:table-cell>
          <table:table-cell office:value-type="float" office:value="0.108857955427706">
            <text:p>0.1088579554</text:p>
          </table:table-cell>
          <table:table-cell office:value-type="float" office:value="0.0448649843977647">
            <text:p>0.0448649844</text:p>
          </table:table-cell>
          <table:table-cell office:value-type="float" office:value="0.00773515442246597">
            <text:p>0.007735154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4765851375501">
            <text:p>0.6147658514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991666666666666">
            <text:p>0.9916666667</text:p>
          </table:table-cell>
          <table:table-cell office:value-type="float" office:value="0.983333333333333">
            <text:p>0.9833333333</text:p>
          </table:table-cell>
          <table:table-cell office:value-type="float" office:value="0.95">
            <text:p>0.95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416666666666661">
            <text:p>-0.0416666667</text:p>
          </table:table-cell>
          <table:table-cell office:value-type="float" office:value="1.99750834572427">
            <text:p>1.9975083457</text:p>
          </table:table-cell>
          <table:table-cell office:value-type="float" office:value="0.999430518675558">
            <text:p>0.9994305187</text:p>
          </table:table-cell>
          <table:table-cell office:value-type="float" office:value="-0.0160325972686358">
            <text:p>-0.0160325973</text:p>
          </table:table-cell>
          <table:table-cell office:value-type="float" office:value="-0.0201047543499003">
            <text:p>-0.0201047543</text:p>
          </table:table-cell>
          <table:table-cell office:value-type="float" office:value="0.398684257580837">
            <text:p>0.3986842576</text:p>
          </table:table-cell>
          <table:table-cell office:value-type="float" office:value="0.759658233730733">
            <text:p>0.7596582337</text:p>
          </table:table-cell>
          <table:table-cell office:value-type="float" office:value="0.49719026862116">
            <text:p>0.4971902686</text:p>
          </table:table-cell>
          <table:table-cell office:value-type="float" office:value="0.162968717282221">
            <text:p>0.1629687173</text:p>
          </table:table-cell>
          <table:table-cell office:value-type="float" office:value="0.0106600110738877">
            <text:p>0.0106600111</text:p>
          </table:table-cell>
          <table:table-cell office:value-type="float" office:value="-0.0443460152649356">
            <text:p>-0.0443460153</text:p>
          </table:table-cell>
          <table:table-cell office:value-type="float" office:value="-0.0502479974880412">
            <text:p>-0.0502479975</text:p>
          </table:table-cell>
          <table:table-cell office:value-type="float" office:value="-0.0636380997222273">
            <text:p>-0.0636380997</text:p>
          </table:table-cell>
          <table:table-cell office:value-type="float" office:value="-0.0687292263550406">
            <text:p>-0.0687292264</text:p>
          </table:table-cell>
          <table:table-cell office:value-type="float" office:value="-0.0653858711357722">
            <text:p>-0.0653858711</text:p>
          </table:table-cell>
          <table:table-cell office:value-type="float" office:value="-0.0459461335793696">
            <text:p>-0.0459461336</text:p>
          </table:table-cell>
          <table:table-cell office:value-type="float" office:value="-0.0200831035899238">
            <text:p>-0.0200831036</text:p>
          </table:table-cell>
          <table:table-cell office:value-type="float" office:value="0.0215775078058476">
            <text:p>0.0215775078</text:p>
          </table:table-cell>
          <table:table-cell office:value-type="float" office:value="0.0786205547217314">
            <text:p>0.0786205547</text:p>
          </table:table-cell>
          <table:table-cell office:value-type="float" office:value="0.13002330839494">
            <text:p>0.1300233084</text:p>
          </table:table-cell>
          <table:table-cell office:value-type="float" office:value="0.137216144295018">
            <text:p>0.1372161443</text:p>
          </table:table-cell>
          <table:table-cell office:value-type="float" office:value="0.105859474907766">
            <text:p>0.1058594749</text:p>
          </table:table-cell>
          <table:table-cell office:value-type="float" office:value="0.0415993090062916">
            <text:p>0.041599309</text:p>
          </table:table-cell>
          <table:table-cell office:value-type="float" office:value="0.00650016841591183">
            <text:p>0.006500168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1095087362392">
            <text:p>0.6110950874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0.991666666666666">
            <text:p>0.9916666667</text:p>
          </table:table-cell>
          <table:table-cell office:value-type="float" office:value="0.919444444444444">
            <text:p>0.9194444444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416666666666661">
            <text:p>-0.0416666667</text:p>
          </table:table-cell>
          <table:table-cell office:value-type="float" office:value="-0.0305555555555559">
            <text:p>-0.0305555556</text:p>
          </table:table-cell>
          <table:table-cell office:value-type="float" office:value="1.86097473116862">
            <text:p>1.8609747312</text:p>
          </table:table-cell>
          <table:table-cell office:value-type="float" office:value="0.999382492563239">
            <text:p>0.9993824926</text:p>
          </table:table-cell>
          <table:table-cell office:value-type="float" office:value="-0.0135197236525408">
            <text:p>-0.0135197237</text:p>
          </table:table-cell>
          <table:table-cell office:value-type="float" office:value="-0.0194983155849974">
            <text:p>-0.0194983156</text:p>
          </table:table-cell>
          <table:table-cell office:value-type="float" office:value="0.420858297546367">
            <text:p>0.4208582975</text:p>
          </table:table-cell>
          <table:table-cell office:value-type="float" office:value="0.759804813111819">
            <text:p>0.7598048131</text:p>
          </table:table-cell>
          <table:table-cell office:value-type="float" office:value="0.472750987352702">
            <text:p>0.4727509874</text:p>
          </table:table-cell>
          <table:table-cell office:value-type="float" office:value="0.140063782232387">
            <text:p>0.1400637822</text:p>
          </table:table-cell>
          <table:table-cell office:value-type="float" office:value="-0.0035751292479681">
            <text:p>-0.0035751292</text:p>
          </table:table-cell>
          <table:table-cell office:value-type="float" office:value="-0.0509827989582072">
            <text:p>-0.050982799</text:p>
          </table:table-cell>
          <table:table-cell office:value-type="float" office:value="-0.0626669495216154">
            <text:p>-0.0626669495</text:p>
          </table:table-cell>
          <table:table-cell office:value-type="float" office:value="-0.0711656803974371">
            <text:p>-0.0711656804</text:p>
          </table:table-cell>
          <table:table-cell office:value-type="float" office:value="-0.0663998188963063">
            <text:p>-0.0663998189</text:p>
          </table:table-cell>
          <table:table-cell office:value-type="float" office:value="-0.0586948049627344">
            <text:p>-0.058694805</text:p>
          </table:table-cell>
          <table:table-cell office:value-type="float" office:value="-0.0507450728181379">
            <text:p>-0.0507450728</text:p>
          </table:table-cell>
          <table:table-cell office:value-type="float" office:value="-0.0237431528354913">
            <text:p>-0.0237431528</text:p>
          </table:table-cell>
          <table:table-cell office:value-type="float" office:value="0.0140396364205768">
            <text:p>0.0140396364</text:p>
          </table:table-cell>
          <table:table-cell office:value-type="float" office:value="0.0666371050086181">
            <text:p>0.066637105</text:p>
          </table:table-cell>
          <table:table-cell office:value-type="float" office:value="0.125696717974216">
            <text:p>0.125696718</text:p>
          </table:table-cell>
          <table:table-cell office:value-type="float" office:value="0.151790626539113">
            <text:p>0.1517906265</text:p>
          </table:table-cell>
          <table:table-cell office:value-type="float" office:value="0.116901101727778">
            <text:p>0.1169011017</text:p>
          </table:table-cell>
          <table:table-cell office:value-type="float" office:value="0.0554120703136054">
            <text:p>0.0554120703</text:p>
          </table:table-cell>
          <table:table-cell office:value-type="float" office:value="0.0168124214395613">
            <text:p>0.01681242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06619541225171">
            <text:p>0.606619541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694444444444444">
            <text:p>0.6944444444</text:p>
          </table:table-cell>
          <table:table-cell office:value-type="float" office:value="0.716666666666667">
            <text:p>0.7166666667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194444444444444">
            <text:p>-0.0194444444</text:p>
          </table:table-cell>
          <table:table-cell office:value-type="float" office:value="0.0416666666666665">
            <text:p>0.0416666667</text:p>
          </table:table-cell>
          <table:table-cell office:value-type="float" office:value="2.36014863235561">
            <text:p>2.3601486324</text:p>
          </table:table-cell>
          <table:table-cell office:value-type="float" office:value="0.999868914842887">
            <text:p>0.9998689148</text:p>
          </table:table-cell>
          <table:table-cell office:value-type="float" office:value="-0.0109705377696189">
            <text:p>-0.0109705378</text:p>
          </table:table-cell>
          <table:table-cell office:value-type="float" office:value="0.108013371024976">
            <text:p>0.108013371</text:p>
          </table:table-cell>
          <table:table-cell office:value-type="float" office:value="0.540993387495694">
            <text:p>0.5409933875</text:p>
          </table:table-cell>
          <table:table-cell office:value-type="float" office:value="0.738702979620672">
            <text:p>0.7387029796</text:p>
          </table:table-cell>
          <table:table-cell office:value-type="float" office:value="0.566790760363441">
            <text:p>0.5667907604</text:p>
          </table:table-cell>
          <table:table-cell office:value-type="float" office:value="0.2395533707927">
            <text:p>0.2395533708</text:p>
          </table:table-cell>
          <table:table-cell office:value-type="float" office:value="-0.0100890381400121">
            <text:p>-0.0100890381</text:p>
          </table:table-cell>
          <table:table-cell office:value-type="float" office:value="-0.128874038947802">
            <text:p>-0.1288740389</text:p>
          </table:table-cell>
          <table:table-cell office:value-type="float" office:value="-0.153640806519224">
            <text:p>-0.1536408065</text:p>
          </table:table-cell>
          <table:table-cell office:value-type="float" office:value="-0.143007089816528">
            <text:p>-0.1430070898</text:p>
          </table:table-cell>
          <table:table-cell office:value-type="float" office:value="-0.134264549497231">
            <text:p>-0.1342645495</text:p>
          </table:table-cell>
          <table:table-cell office:value-type="float" office:value="-0.134937812220062">
            <text:p>-0.1349378122</text:p>
          </table:table-cell>
          <table:table-cell office:value-type="float" office:value="-0.113044804945258">
            <text:p>-0.1130448049</text:p>
          </table:table-cell>
          <table:table-cell office:value-type="float" office:value="-0.0690463264926797">
            <text:p>-0.0690463265</text:p>
          </table:table-cell>
          <table:table-cell office:value-type="float" office:value="-0.000685691376277164">
            <text:p>-0.0006856914</text:p>
          </table:table-cell>
          <table:table-cell office:value-type="float" office:value="0.0699480325937967">
            <text:p>0.0699480326</text:p>
          </table:table-cell>
          <table:table-cell office:value-type="float" office:value="0.0910171661641803">
            <text:p>0.0910171662</text:p>
          </table:table-cell>
          <table:table-cell office:value-type="float" office:value="0.0730422166588629">
            <text:p>0.0730422167</text:p>
          </table:table-cell>
          <table:table-cell office:value-type="float" office:value="0.0410201886477797">
            <text:p>0.0410201886</text:p>
          </table:table-cell>
          <table:table-cell office:value-type="float" office:value="0.0169446147913253">
            <text:p>0.0169446148</text:p>
          </table:table-cell>
          <table:table-cell office:value-type="float" office:value="0.0093054651497948">
            <text:p>0.009305465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12086991215186">
            <text:p>0.6120869912</text:p>
          </table:table-cell>
          <table:table-cell office:value-type="float" office:value="0">
            <text:p>0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75">
            <text:p>0.675</text:p>
          </table:table-cell>
          <table:table-cell office:value-type="float" office:value="0.716666666666667">
            <text:p>0.7166666667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416666666666665">
            <text:p>0.0416666667</text:p>
          </table:table-cell>
          <table:table-cell table:style-name="ce1" office:value-type="float" office:value="2.22044604925031E-016">
            <text:p>2.22E-16</text:p>
          </table:table-cell>
          <table:table-cell office:value-type="float" office:value="2.60171577941643">
            <text:p>2.6017157794</text:p>
          </table:table-cell>
          <table:table-cell office:value-type="float" office:value="0.999935274048643">
            <text:p>0.999935274</text:p>
          </table:table-cell>
          <table:table-cell office:value-type="float" office:value="-0.0169446165423977">
            <text:p>-0.0169446165</text:p>
          </table:table-cell>
          <table:table-cell office:value-type="float" office:value="0.0949257735672353">
            <text:p>0.0949257736</text:p>
          </table:table-cell>
          <table:table-cell office:value-type="float" office:value="0.53402807790695">
            <text:p>0.5340280779</text:p>
          </table:table-cell>
          <table:table-cell office:value-type="float" office:value="0.747518690543375">
            <text:p>0.7475186905</text:p>
          </table:table-cell>
          <table:table-cell office:value-type="float" office:value="0.60696494915493">
            <text:p>0.6069649492</text:p>
          </table:table-cell>
          <table:table-cell office:value-type="float" office:value="0.283438209623473">
            <text:p>0.2834382096</text:p>
          </table:table-cell>
          <table:table-cell office:value-type="float" office:value="0.00538749206614919">
            <text:p>0.0053874921</text:p>
          </table:table-cell>
          <table:table-cell office:value-type="float" office:value="-0.131570274010155">
            <text:p>-0.131570274</text:p>
          </table:table-cell>
          <table:table-cell office:value-type="float" office:value="-0.161759874077251">
            <text:p>-0.1617598741</text:p>
          </table:table-cell>
          <table:table-cell office:value-type="float" office:value="-0.154118983425797">
            <text:p>-0.1541189834</text:p>
          </table:table-cell>
          <table:table-cell office:value-type="float" office:value="-0.145405046205956">
            <text:p>-0.1454050462</text:p>
          </table:table-cell>
          <table:table-cell office:value-type="float" office:value="-0.139551086977271">
            <text:p>-0.139551087</text:p>
          </table:table-cell>
          <table:table-cell office:value-type="float" office:value="-0.114591782003891">
            <text:p>-0.114591782</text:p>
          </table:table-cell>
          <table:table-cell office:value-type="float" office:value="-0.0573387845502366">
            <text:p>-0.0573387846</text:p>
          </table:table-cell>
          <table:table-cell office:value-type="float" office:value="0.0133211115042062">
            <text:p>0.0133211115</text:p>
          </table:table-cell>
          <table:table-cell office:value-type="float" office:value="0.0712881944819102">
            <text:p>0.0712881945</text:p>
          </table:table-cell>
          <table:table-cell office:value-type="float" office:value="0.0864738198750075">
            <text:p>0.0864738199</text:p>
          </table:table-cell>
          <table:table-cell office:value-type="float" office:value="0.0637800802253539">
            <text:p>0.0637800802</text:p>
          </table:table-cell>
          <table:table-cell office:value-type="float" office:value="0.0348579133857558">
            <text:p>0.0348579134</text:p>
          </table:table-cell>
          <table:table-cell office:value-type="float" office:value="0.0137863148980348">
            <text:p>0.0137863149</text:p>
          </table:table-cell>
          <table:table-cell office:value-type="float" office:value="-0.00384472265620361">
            <text:p>-0.00384472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064615657042">
            <text:p>0.6106461566</text:p>
          </table:table-cell>
          <table:table-cell office:value-type="float" office:value="0">
            <text:p>0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table:number-columns-repeated="2" office:value-type="float" office:value="0.716666666666667">
            <text:p>0.7166666667</text:p>
          </table:table-cell>
          <table:table-cell office:value-type="float" office:value="0.736111111111111">
            <text:p>0.7361111111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table:style-name="ce1" office:value-type="float" office:value="2.22044604925031E-016">
            <text:p>2.22E-16</text:p>
          </table:table-cell>
          <table:table-cell office:value-type="float" office:value="0.0194444444444439">
            <text:p>0.0194444444</text:p>
          </table:table-cell>
          <table:table-cell office:value-type="float" office:value="2.39347766493698">
            <text:p>2.3934776649</text:p>
          </table:table-cell>
          <table:table-cell office:value-type="float" office:value="0.999982202677175">
            <text:p>0.9999822027</text:p>
          </table:table-cell>
          <table:table-cell office:value-type="float" office:value="0.00822804468019567">
            <text:p>0.0082280447</text:p>
          </table:table-cell>
          <table:table-cell office:value-type="float" office:value="0.194007528143776">
            <text:p>0.1940075281</text:p>
          </table:table-cell>
          <table:table-cell office:value-type="float" office:value="0.613786991510656">
            <text:p>0.6137869915</text:p>
          </table:table-cell>
          <table:table-cell office:value-type="float" office:value="0.759995423190639">
            <text:p>0.7599954232</text:p>
          </table:table-cell>
          <table:table-cell office:value-type="float" office:value="0.609310615323077">
            <text:p>0.6093106153</text:p>
          </table:table-cell>
          <table:table-cell office:value-type="float" office:value="0.305999725564683">
            <text:p>0.3059997256</text:p>
          </table:table-cell>
          <table:table-cell office:value-type="float" office:value="0.0452244282014767">
            <text:p>0.0452244282</text:p>
          </table:table-cell>
          <table:table-cell office:value-type="float" office:value="-0.101498190490335">
            <text:p>-0.1014981905</text:p>
          </table:table-cell>
          <table:table-cell office:value-type="float" office:value="-0.148280339966905">
            <text:p>-0.14828034</text:p>
          </table:table-cell>
          <table:table-cell office:value-type="float" office:value="-0.154668792802766">
            <text:p>-0.1546687928</text:p>
          </table:table-cell>
          <table:table-cell office:value-type="float" office:value="-0.143390877819037">
            <text:p>-0.1433908778</text:p>
          </table:table-cell>
          <table:table-cell office:value-type="float" office:value="-0.139166886434004">
            <text:p>-0.1391668864</text:p>
          </table:table-cell>
          <table:table-cell office:value-type="float" office:value="-0.128585057182524">
            <text:p>-0.1285850572</text:p>
          </table:table-cell>
          <table:table-cell office:value-type="float" office:value="-0.0914300101583208">
            <text:p>-0.0914300102</text:p>
          </table:table-cell>
          <table:table-cell office:value-type="float" office:value="-0.0399444581932246">
            <text:p>-0.0399444582</text:p>
          </table:table-cell>
          <table:table-cell office:value-type="float" office:value="0.0340507442711837">
            <text:p>0.0340507443</text:p>
          </table:table-cell>
          <table:table-cell office:value-type="float" office:value="0.0746983589733945">
            <text:p>0.074698359</text:p>
          </table:table-cell>
          <table:table-cell office:value-type="float" office:value="0.0696312220022561">
            <text:p>0.069631222</text:p>
          </table:table-cell>
          <table:table-cell office:value-type="float" office:value="0.0332924438665663">
            <text:p>0.0332924439</text:p>
          </table:table-cell>
          <table:table-cell office:value-type="float" office:value="0.0105787570556779">
            <text:p>0.0105787571</text:p>
          </table:table-cell>
          <table:table-cell office:value-type="float" office:value="0.00382022709069085">
            <text:p>0.003820227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4907088154439">
            <text:p>0.6149070882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36111111111111">
            <text:p>0.7361111111</text:p>
          </table:table-cell>
          <table:table-cell office:value-type="float" office:value="0.716666666666667">
            <text:p>0.7166666667</text:p>
          </table:table-cell>
          <table:table-cell office:value-type="float" office:value="0.730555555555556">
            <text:p>0.7305555556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194444444444439">
            <text:p>0.0194444444</text:p>
          </table:table-cell>
          <table:table-cell office:value-type="float" office:value="-0.00555555555555465">
            <text:p>-0.0055555556</text:p>
          </table:table-cell>
          <table:table-cell office:value-type="float" office:value="2.43024997224393">
            <text:p>2.4302499722</text:p>
          </table:table-cell>
          <table:table-cell office:value-type="float" office:value="0.999955260348596">
            <text:p>0.9999552603</text:p>
          </table:table-cell>
          <table:table-cell office:value-type="float" office:value="-0.0212530772372953">
            <text:p>-0.0212530772</text:p>
          </table:table-cell>
          <table:table-cell office:value-type="float" office:value="0.132532747847905">
            <text:p>0.1325327478</text:p>
          </table:table-cell>
          <table:table-cell office:value-type="float" office:value="0.568318000554499">
            <text:p>0.5683180006</text:p>
          </table:table-cell>
          <table:table-cell office:value-type="float" office:value="0.751084141511079">
            <text:p>0.7510841415</text:p>
          </table:table-cell>
          <table:table-cell office:value-type="float" office:value="0.597223968585571">
            <text:p>0.5972239686</text:p>
          </table:table-cell>
          <table:table-cell office:value-type="float" office:value="0.300551826909019">
            <text:p>0.3005518269</text:p>
          </table:table-cell>
          <table:table-cell office:value-type="float" office:value="0.0559962166242749">
            <text:p>0.0559962166</text:p>
          </table:table-cell>
          <table:table-cell office:value-type="float" office:value="-0.105374474113439">
            <text:p>-0.1053744741</text:p>
          </table:table-cell>
          <table:table-cell office:value-type="float" office:value="-0.155314107714266">
            <text:p>-0.1553141077</text:p>
          </table:table-cell>
          <table:table-cell office:value-type="float" office:value="-0.153832069285016">
            <text:p>-0.1538320693</text:p>
          </table:table-cell>
          <table:table-cell office:value-type="float" office:value="-0.142263383837174">
            <text:p>-0.1422633838</text:p>
          </table:table-cell>
          <table:table-cell office:value-type="float" office:value="-0.133206328728999">
            <text:p>-0.1332063287</text:p>
          </table:table-cell>
          <table:table-cell office:value-type="float" office:value="-0.117877245954559">
            <text:p>-0.117877246</text:p>
          </table:table-cell>
          <table:table-cell office:value-type="float" office:value="-0.0777173318604031">
            <text:p>-0.0777173319</text:p>
          </table:table-cell>
          <table:table-cell office:value-type="float" office:value="-0.019392697087904">
            <text:p>-0.0193926971</text:p>
          </table:table-cell>
          <table:table-cell office:value-type="float" office:value="0.0521627288442401">
            <text:p>0.0521627288</text:p>
          </table:table-cell>
          <table:table-cell office:value-type="float" office:value="0.093566575671566">
            <text:p>0.0935665757</text:p>
          </table:table-cell>
          <table:table-cell office:value-type="float" office:value="0.0833618673355479">
            <text:p>0.0833618673</text:p>
          </table:table-cell>
          <table:table-cell office:value-type="float" office:value="0.0526511582595457">
            <text:p>0.0526511583</text:p>
          </table:table-cell>
          <table:table-cell office:value-type="float" office:value="0.0210572556068402">
            <text:p>0.0210572556</text:p>
          </table:table-cell>
          <table:table-cell office:value-type="float" office:value="0.00563236699667669">
            <text:p>0.0056323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9676087377923">
            <text:p>0.6096760874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730555555555556">
            <text:p>0.7305555556</text:p>
          </table:table-cell>
          <table:table-cell office:value-type="float" office:value="0.736111111111111">
            <text:p>0.7361111111</text:p>
          </table:table-cell>
          <table:table-cell office:value-type="float" office:value="0.738888888888889">
            <text:p>0.7388888889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0555555555555465">
            <text:p>-0.0055555556</text:p>
          </table:table-cell>
          <table:table-cell office:value-type="float" office:value="0.00833333333333286">
            <text:p>0.0083333333</text:p>
          </table:table-cell>
          <table:table-cell office:value-type="float" office:value="2.32471233265801">
            <text:p>2.3247123327</text:p>
          </table:table-cell>
          <table:table-cell office:value-type="float" office:value="0.999922641346929">
            <text:p>0.9999226413</text:p>
          </table:table-cell>
          <table:table-cell office:value-type="float" office:value="0.000881596768808723">
            <text:p>0.0008815968</text:p>
          </table:table-cell>
          <table:table-cell office:value-type="float" office:value="0.154883924765332">
            <text:p>0.1548839248</text:p>
          </table:table-cell>
          <table:table-cell office:value-type="float" office:value="0.579094693225343">
            <text:p>0.5790946932</text:p>
          </table:table-cell>
          <table:table-cell office:value-type="float" office:value="0.744335849602994">
            <text:p>0.7443358496</text:p>
          </table:table-cell>
          <table:table-cell office:value-type="float" office:value="0.56417546505295">
            <text:p>0.5641754651</text:p>
          </table:table-cell>
          <table:table-cell office:value-type="float" office:value="0.251267278836294">
            <text:p>0.2512672788</text:p>
          </table:table-cell>
          <table:table-cell office:value-type="float" office:value="0.0197843673247853">
            <text:p>0.0197843673</text:p>
          </table:table-cell>
          <table:table-cell office:value-type="float" office:value="-0.113528279710323">
            <text:p>-0.1135282797</text:p>
          </table:table-cell>
          <table:table-cell office:value-type="float" office:value="-0.142719222869625">
            <text:p>-0.1427192229</text:p>
          </table:table-cell>
          <table:table-cell office:value-type="float" office:value="-0.136404144762963">
            <text:p>-0.1364041448</text:p>
          </table:table-cell>
          <table:table-cell office:value-type="float" office:value="-0.127308394408299">
            <text:p>-0.1273083944</text:p>
          </table:table-cell>
          <table:table-cell office:value-type="float" office:value="-0.121642713575502">
            <text:p>-0.1216427136</text:p>
          </table:table-cell>
          <table:table-cell office:value-type="float" office:value="-0.0960905072910514">
            <text:p>-0.0960905073</text:p>
          </table:table-cell>
          <table:table-cell office:value-type="float" office:value="-0.0546290300006023">
            <text:p>-0.05462903</text:p>
          </table:table-cell>
          <table:table-cell office:value-type="float" office:value="0.0167487829731534">
            <text:p>0.016748783</text:p>
          </table:table-cell>
          <table:table-cell office:value-type="float" office:value="0.0864738334930804">
            <text:p>0.0864738335</text:p>
          </table:table-cell>
          <table:table-cell office:value-type="float" office:value="0.102007143224585">
            <text:p>0.1020071432</text:p>
          </table:table-cell>
          <table:table-cell office:value-type="float" office:value="0.0822917600898114">
            <text:p>0.0822917601</text:p>
          </table:table-cell>
          <table:table-cell office:value-type="float" office:value="0.048449861503624">
            <text:p>0.0484498615</text:p>
          </table:table-cell>
          <table:table-cell office:value-type="float" office:value="0.0190989488327125">
            <text:p>0.0190989488</text:p>
          </table:table-cell>
          <table:table-cell office:value-type="float" office:value="0.0114602691276597">
            <text:p>0.011460269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4287158547337">
            <text:p>0.6142871585</text:p>
          </table:table-cell>
          <table:table-cell office:value-type="float" office:value="0">
            <text:p>0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738888888888889">
            <text:p>0.7388888889</text:p>
          </table:table-cell>
          <table:table-cell office:value-type="float" office:value="0.730555555555556">
            <text:p>0.7305555556</text:p>
          </table:table-cell>
          <table:table-cell office:value-type="float" office:value="0.708333333333333">
            <text:p>0.7083333333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305555555555559">
            <text:p>-0.0305555556</text:p>
          </table:table-cell>
          <table:table-cell office:value-type="float" office:value="2.29988762370057">
            <text:p>2.2998876237</text:p>
          </table:table-cell>
          <table:table-cell office:value-type="float" office:value="0.999940878998619">
            <text:p>0.999940879</text:p>
          </table:table-cell>
          <table:table-cell office:value-type="float" office:value="-0.0193926889169604">
            <text:p>-0.0193926889</text:p>
          </table:table-cell>
          <table:table-cell office:value-type="float" office:value="0.0977401096882979">
            <text:p>0.0977401097</text:p>
          </table:table-cell>
          <table:table-cell office:value-type="float" office:value="0.51973491386119">
            <text:p>0.5197349139</text:p>
          </table:table-cell>
          <table:table-cell office:value-type="float" office:value="0.749414220943927">
            <text:p>0.7494142209</text:p>
          </table:table-cell>
          <table:table-cell office:value-type="float" office:value="0.616830423774709">
            <text:p>0.6168304238</text:p>
          </table:table-cell>
          <table:table-cell office:value-type="float" office:value="0.305156052862065">
            <text:p>0.3051560529</text:p>
          </table:table-cell>
          <table:table-cell office:value-type="float" office:value="0.0647799851753981">
            <text:p>0.0647799852</text:p>
          </table:table-cell>
          <table:table-cell office:value-type="float" office:value="-0.0894626232953926">
            <text:p>-0.0894626233</text:p>
          </table:table-cell>
          <table:table-cell office:value-type="float" office:value="-0.147801293764894">
            <text:p>-0.1478012938</text:p>
          </table:table-cell>
          <table:table-cell office:value-type="float" office:value="-0.145596812298065">
            <text:p>-0.1455968123</text:p>
          </table:table-cell>
          <table:table-cell office:value-type="float" office:value="-0.136187824024421">
            <text:p>-0.136187824</text:p>
          </table:table-cell>
          <table:table-cell office:value-type="float" office:value="-0.130318676496418">
            <text:p>-0.1303186765</text:p>
          </table:table-cell>
          <table:table-cell office:value-type="float" office:value="-0.136668510102526">
            <text:p>-0.1366685101</text:p>
          </table:table-cell>
          <table:table-cell office:value-type="float" office:value="-0.0904585535197774">
            <text:p>-0.0904585535</text:p>
          </table:table-cell>
          <table:table-cell office:value-type="float" office:value="-0.0182176523847268">
            <text:p>-0.0182176524</text:p>
          </table:table-cell>
          <table:table-cell office:value-type="float" office:value="0.0557765025080128">
            <text:p>0.0557765025</text:p>
          </table:table-cell>
          <table:table-cell office:value-type="float" office:value="0.0792749522076326">
            <text:p>0.0792749522</text:p>
          </table:table-cell>
          <table:table-cell office:value-type="float" office:value="0.0550929234248838">
            <text:p>0.0550929234</text:p>
          </table:table-cell>
          <table:table-cell office:value-type="float" office:value="0.0302589096405472">
            <text:p>0.0302589096</text:p>
          </table:table-cell>
          <table:table-cell office:value-type="float" office:value="0.012831421550541">
            <text:p>0.0128314216</text:p>
          </table:table-cell>
          <table:table-cell table:style-name="ce1" office:value-type="float" office:value="-0.000000000583858295044593">
            <text:p>-5.84E-1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0944324354327">
            <text:p>0.6109443244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0.738888888888889">
            <text:p>0.7388888889</text:p>
          </table:table-cell>
          <table:table-cell office:value-type="float" office:value="0.711111111111111">
            <text:p>0.7111111111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305555555555559">
            <text:p>-0.0305555556</text:p>
          </table:table-cell>
          <table:table-cell office:value-type="float" office:value="0.00277777777777821">
            <text:p>0.0027777778</text:p>
          </table:table-cell>
          <table:table-cell office:value-type="float" office:value="2.18530764397121">
            <text:p>2.185307644</text:p>
          </table:table-cell>
          <table:table-cell office:value-type="float" office:value="0.999968669634262">
            <text:p>0.9999686696</text:p>
          </table:table-cell>
          <table:table-cell office:value-type="float" office:value="-0.0216447193844903">
            <text:p>-0.0216447194</text:p>
          </table:table-cell>
          <table:table-cell office:value-type="float" office:value="0.133013889454203">
            <text:p>0.1330138895</text:p>
          </table:table-cell>
          <table:table-cell office:value-type="float" office:value="0.571162811065129">
            <text:p>0.5711628111</text:p>
          </table:table-cell>
          <table:table-cell office:value-type="float" office:value="0.756162587085516">
            <text:p>0.7561625871</text:p>
          </table:table-cell>
          <table:table-cell office:value-type="float" office:value="0.612564473550041">
            <text:p>0.6125644736</text:p>
          </table:table-cell>
          <table:table-cell office:value-type="float" office:value="0.311206500026048">
            <text:p>0.3112065</text:p>
          </table:table-cell>
          <table:table-cell office:value-type="float" office:value="0.048058938107062">
            <text:p>0.0480589381</text:p>
          </table:table-cell>
          <table:table-cell office:value-type="float" office:value="-0.107819738657043">
            <text:p>-0.1078197387</text:p>
          </table:table-cell>
          <table:table-cell office:value-type="float" office:value="-0.155815932194601">
            <text:p>-0.1558159322</text:p>
          </table:table-cell>
          <table:table-cell office:value-type="float" office:value="-0.156867102684022">
            <text:p>-0.1568671027</text:p>
          </table:table-cell>
          <table:table-cell office:value-type="float" office:value="-0.144470051594082">
            <text:p>-0.1444700516</text:p>
          </table:table-cell>
          <table:table-cell office:value-type="float" office:value="-0.131401815084539">
            <text:p>-0.1314018151</text:p>
          </table:table-cell>
          <table:table-cell office:value-type="float" office:value="-0.115461701724292">
            <text:p>-0.1154617017</text:p>
          </table:table-cell>
          <table:table-cell office:value-type="float" office:value="-0.0848207923114358">
            <text:p>-0.0848207923</text:p>
          </table:table-cell>
          <table:table-cell office:value-type="float" office:value="-0.0342708803446761">
            <text:p>-0.0342708803</text:p>
          </table:table-cell>
          <table:table-cell office:value-type="float" office:value="0.0246797039715261">
            <text:p>0.024679704</text:p>
          </table:table-cell>
          <table:table-cell office:value-type="float" office:value="0.0879319869181838">
            <text:p>0.0879319869</text:p>
          </table:table-cell>
          <table:table-cell office:value-type="float" office:value="0.10258872208273">
            <text:p>0.1025887221</text:p>
          </table:table-cell>
          <table:table-cell office:value-type="float" office:value="0.0739190543712429">
            <text:p>0.0739190544</text:p>
          </table:table-cell>
          <table:table-cell office:value-type="float" office:value="0.0412157808686742">
            <text:p>0.0412157809</text:p>
          </table:table-cell>
          <table:table-cell office:value-type="float" office:value="0.0212285932392844">
            <text:p>0.02122859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37429845343749">
            <text:p>0.5374298453</text:p>
          </table:table-cell>
          <table:table-cell office:value-type="float" office:value="1">
            <text:p>1</text:p>
          </table:table-cell>
          <table:table-cell office:value-type="float" office:value="0.614636183969818">
            <text:p>0.614636184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08333333333333">
            <text:p>0.7083333333</text:p>
          </table:table-cell>
          <table:table-cell office:value-type="float" office:value="0.713888888888889">
            <text:p>0.7138888889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0.00277777777777732">
            <text:p>0.0027777778</text:p>
          </table:table-cell>
          <table:table-cell office:value-type="float" office:value="2.36804843330509">
            <text:p>2.3680484333</text:p>
          </table:table-cell>
          <table:table-cell office:value-type="float" office:value="0.999943996734785">
            <text:p>0.9999439967</text:p>
          </table:table-cell>
          <table:table-cell office:value-type="float" office:value="-0.0166508336023986">
            <text:p>-0.0166508336</text:p>
          </table:table-cell>
          <table:table-cell office:value-type="float" office:value="0.0962846121352872">
            <text:p>0.0962846121</text:p>
          </table:table-cell>
          <table:table-cell office:value-type="float" office:value="0.527060253064251">
            <text:p>0.5270602531</text:p>
          </table:table-cell>
          <table:table-cell office:value-type="float" office:value="0.747215994424288">
            <text:p>0.7472159944</text:p>
          </table:table-cell>
          <table:table-cell office:value-type="float" office:value="0.616648338727998">
            <text:p>0.6166483387</text:p>
          </table:table-cell>
          <table:table-cell office:value-type="float" office:value="0.304067446235512">
            <text:p>0.3040674462</text:p>
          </table:table-cell>
          <table:table-cell office:value-type="float" office:value="0.0394554433760845">
            <text:p>0.0394554434</text:p>
          </table:table-cell>
          <table:table-cell office:value-type="float" office:value="-0.115147591047807">
            <text:p>-0.115147591</text:p>
          </table:table-cell>
          <table:table-cell office:value-type="float" office:value="-0.166430444204764">
            <text:p>-0.1664304442</text:p>
          </table:table-cell>
          <table:table-cell office:value-type="float" office:value="-0.167168473114845">
            <text:p>-0.1671684731</text:p>
          </table:table-cell>
          <table:table-cell office:value-type="float" office:value="-0.15849093931864">
            <text:p>-0.1584909393</text:p>
          </table:table-cell>
          <table:table-cell office:value-type="float" office:value="-0.152397194190646">
            <text:p>-0.1523971942</text:p>
          </table:table-cell>
          <table:table-cell office:value-type="float" office:value="-0.129837199658316">
            <text:p>-0.1298371997</text:p>
          </table:table-cell>
          <table:table-cell office:value-type="float" office:value="-0.0921099031730844">
            <text:p>-0.0921099032</text:p>
          </table:table-cell>
          <table:table-cell office:value-type="float" office:value="-0.0284972302817091">
            <text:p>-0.0284972303</text:p>
          </table:table-cell>
          <table:table-cell office:value-type="float" office:value="0.0427802989062607">
            <text:p>0.0427802989</text:p>
          </table:table-cell>
          <table:table-cell office:value-type="float" office:value="0.0824863395740449">
            <text:p>0.0824863396</text:p>
          </table:table-cell>
          <table:table-cell office:value-type="float" office:value="0.0706059736160054">
            <text:p>0.0706059736</text:p>
          </table:table-cell>
          <table:table-cell office:value-type="float" office:value="0.0391620437619256">
            <text:p>0.0391620438</text:p>
          </table:table-cell>
          <table:table-cell office:value-type="float" office:value="0.0114602656249692">
            <text:p>0.0114602656</text:p>
          </table:table-cell>
          <table:table-cell office:value-type="float" office:value="0.00509363883977088">
            <text:p>0.005093638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5949162183534">
            <text:p>0.6159491622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13888888888889">
            <text:p>0.7138888889</text:p>
          </table:table-cell>
          <table:table-cell office:value-type="float" office:value="0.711111111111111">
            <text:p>0.7111111111</text:p>
          </table:table-cell>
          <table:table-cell office:value-type="float" office:value="0.697222222222222">
            <text:p>0.6972222222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-0.0166666666666666">
            <text:p>-0.0166666667</text:p>
          </table:table-cell>
          <table:table-cell office:value-type="float" office:value="2.31512089729005">
            <text:p>2.3151208973</text:p>
          </table:table-cell>
          <table:table-cell office:value-type="float" office:value="0.999937632123235">
            <text:p>0.9999376321</text:p>
          </table:table-cell>
          <table:table-cell office:value-type="float" office:value="-0.0177280223016431">
            <text:p>-0.0177280223</text:p>
          </table:table-cell>
          <table:table-cell office:value-type="float" office:value="0.100455922289447">
            <text:p>0.1004559223</text:p>
          </table:table-cell>
          <table:table-cell office:value-type="float" office:value="0.534028070525069">
            <text:p>0.5340280705</text:p>
          </table:table-cell>
          <table:table-cell office:value-type="float" office:value="0.743208860247693">
            <text:p>0.7432088602</text:p>
          </table:table-cell>
          <table:table-cell office:value-type="float" office:value="0.602428989042475">
            <text:p>0.602428989</text:p>
          </table:table-cell>
          <table:table-cell office:value-type="float" office:value="0.31720982191167">
            <text:p>0.3172098219</text:p>
          </table:table-cell>
          <table:table-cell office:value-type="float" office:value="0.0674863510398109">
            <text:p>0.067486351</text:p>
          </table:table-cell>
          <table:table-cell office:value-type="float" office:value="-0.106657784127913">
            <text:p>-0.1066577841</text:p>
          </table:table-cell>
          <table:table-cell office:value-type="float" office:value="-0.165192021649876">
            <text:p>-0.1651920216</text:p>
          </table:table-cell>
          <table:table-cell office:value-type="float" office:value="-0.168334642074054">
            <text:p>-0.1683346421</text:p>
          </table:table-cell>
          <table:table-cell office:value-type="float" office:value="-0.154597082449836">
            <text:p>-0.1545970824</text:p>
          </table:table-cell>
          <table:table-cell office:value-type="float" office:value="-0.15019579476655">
            <text:p>-0.1501957948</text:p>
          </table:table-cell>
          <table:table-cell office:value-type="float" office:value="-0.127910655705248">
            <text:p>-0.1279106557</text:p>
          </table:table-cell>
          <table:table-cell office:value-type="float" office:value="-0.0886123325877588">
            <text:p>-0.0886123326</text:p>
          </table:table-cell>
          <table:table-cell office:value-type="float" office:value="-0.0240923252797759">
            <text:p>-0.0240923253</text:p>
          </table:table-cell>
          <table:table-cell office:value-type="float" office:value="0.0569482250066105">
            <text:p>0.056948225</text:p>
          </table:table-cell>
          <table:table-cell office:value-type="float" office:value="0.0953140337770315">
            <text:p>0.0953140338</text:p>
          </table:table-cell>
          <table:table-cell office:value-type="float" office:value="0.0827781785941313">
            <text:p>0.0827781786</text:p>
          </table:table-cell>
          <table:table-cell office:value-type="float" office:value="0.0538232781295507">
            <text:p>0.0538232781</text:p>
          </table:table-cell>
          <table:table-cell office:value-type="float" office:value="0.0231867266603965">
            <text:p>0.0231867267</text:p>
          </table:table-cell>
          <table:table-cell office:value-type="float" office:value="0.00999108927333303">
            <text:p>0.009991089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09634473085453">
            <text:p>0.609634473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97222222222222">
            <text:p>0.6972222222</text:p>
          </table:table-cell>
          <table:table-cell office:value-type="float" office:value="0.713888888888889">
            <text:p>0.7138888889</text:p>
          </table:table-cell>
          <table:table-cell office:value-type="float" office:value="0.697222222222223">
            <text:p>0.6972222222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166666666666666">
            <text:p>-0.0166666667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2.25562368545043">
            <text:p>2.2556236855</text:p>
          </table:table-cell>
          <table:table-cell office:value-type="float" office:value="0.999918502802818">
            <text:p>0.9999185028</text:p>
          </table:table-cell>
          <table:table-cell office:value-type="float" office:value="-0.0161612092402655">
            <text:p>-0.0161612092</text:p>
          </table:table-cell>
          <table:table-cell office:value-type="float" office:value="0.124826124428437">
            <text:p>0.1248261244</text:p>
          </table:table-cell>
          <table:table-cell office:value-type="float" office:value="0.561381097118903">
            <text:p>0.5613810971</text:p>
          </table:table-cell>
          <table:table-cell office:value-type="float" office:value="0.741626157054674">
            <text:p>0.7416261571</text:p>
          </table:table-cell>
          <table:table-cell office:value-type="float" office:value="0.576026547891471">
            <text:p>0.5760265479</text:p>
          </table:table-cell>
          <table:table-cell office:value-type="float" office:value="0.270391943841207">
            <text:p>0.2703919438</text:p>
          </table:table-cell>
          <table:table-cell office:value-type="float" office:value="0.0132476569095938">
            <text:p>0.0132476569</text:p>
          </table:table-cell>
          <table:table-cell office:value-type="float" office:value="-0.128970375695234">
            <text:p>-0.1289703757</text:p>
          </table:table-cell>
          <table:table-cell office:value-type="float" office:value="-0.158037304076785">
            <text:p>-0.1580373041</text:p>
          </table:table-cell>
          <table:table-cell office:value-type="float" office:value="-0.150794165623876">
            <text:p>-0.1507941656</text:p>
          </table:table-cell>
          <table:table-cell office:value-type="float" office:value="-0.134577166837796">
            <text:p>-0.1345771668</text:p>
          </table:table-cell>
          <table:table-cell office:value-type="float" office:value="-0.127501115536933">
            <text:p>-0.1275011155</text:p>
          </table:table-cell>
          <table:table-cell office:value-type="float" office:value="-0.102782552369111">
            <text:p>-0.1027825524</text:p>
          </table:table-cell>
          <table:table-cell office:value-type="float" office:value="-0.064755586338479">
            <text:p>-0.0647555863</text:p>
          </table:table-cell>
          <table:table-cell office:value-type="float" office:value="-0.00822804322064841">
            <text:p>-0.0082280432</text:p>
          </table:table-cell>
          <table:table-cell office:value-type="float" office:value="0.0468861386754809">
            <text:p>0.0468861387</text:p>
          </table:table-cell>
          <table:table-cell office:value-type="float" office:value="0.0990981964823821">
            <text:p>0.0990981965</text:p>
          </table:table-cell>
          <table:table-cell office:value-type="float" office:value="0.0954111105023325">
            <text:p>0.0954111105</text:p>
          </table:table-cell>
          <table:table-cell office:value-type="float" office:value="0.0655359143695899">
            <text:p>0.0655359144</text:p>
          </table:table-cell>
          <table:table-cell office:value-type="float" office:value="0.0400422554433693">
            <text:p>0.0400422554</text:p>
          </table:table-cell>
          <table:table-cell office:value-type="float" office:value="0.0230154078175484">
            <text:p>0.023015407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8136980815862">
            <text:p>0.6081369808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697222222222223">
            <text:p>0.6972222222</text:p>
          </table:table-cell>
          <table:table-cell office:value-type="float" office:value="0.697222222222222">
            <text:p>0.6972222222</text:p>
          </table:table-cell>
          <table:table-cell office:value-type="float" office:value="0.738888888888889">
            <text:p>0.7388888889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0.0416666666666661">
            <text:p>0.0416666667</text:p>
          </table:table-cell>
          <table:table-cell office:value-type="float" office:value="2.46664892666399">
            <text:p>2.4666489267</text:p>
          </table:table-cell>
          <table:table-cell office:value-type="float" office:value="0.999947676442766">
            <text:p>0.9999476764</text:p>
          </table:table-cell>
          <table:table-cell office:value-type="float" office:value="-0.020200504883075">
            <text:p>-0.0202005049</text:p>
          </table:table-cell>
          <table:table-cell office:value-type="float" office:value="0.119712138254517">
            <text:p>0.1197121383</text:p>
          </table:table-cell>
          <table:table-cell office:value-type="float" office:value="0.559567133454254">
            <text:p>0.5595671335</text:p>
          </table:table-cell>
          <table:table-cell office:value-type="float" office:value="0.753253488850084">
            <text:p>0.7532534889</text:p>
          </table:table-cell>
          <table:table-cell office:value-type="float" office:value="0.602553783894178">
            <text:p>0.6025537839</text:p>
          </table:table-cell>
          <table:table-cell office:value-type="float" office:value="0.25408708776717">
            <text:p>0.2540870878</text:p>
          </table:table-cell>
          <table:table-cell office:value-type="float" office:value="-0.00430999941082988">
            <text:p>-0.0043099994</text:p>
          </table:table-cell>
          <table:table-cell office:value-type="float" office:value="-0.129259335730184">
            <text:p>-0.1292593357</text:p>
          </table:table-cell>
          <table:table-cell office:value-type="float" office:value="-0.161473690245457">
            <text:p>-0.1614736902</text:p>
          </table:table-cell>
          <table:table-cell office:value-type="float" office:value="-0.15727314275519">
            <text:p>-0.1572731428</text:p>
          </table:table-cell>
          <table:table-cell office:value-type="float" office:value="-0.148663517794323">
            <text:p>-0.1486635178</text:p>
          </table:table-cell>
          <table:table-cell office:value-type="float" office:value="-0.150004306434118">
            <text:p>-0.1500043064</text:p>
          </table:table-cell>
          <table:table-cell office:value-type="float" office:value="-0.134745474446373">
            <text:p>-0.1347454744</text:p>
          </table:table-cell>
          <table:table-cell office:value-type="float" office:value="-0.101522426344822">
            <text:p>-0.1015224263</text:p>
          </table:table-cell>
          <table:table-cell office:value-type="float" office:value="-0.0411179776476809">
            <text:p>-0.0411179776</text:p>
          </table:table-cell>
          <table:table-cell office:value-type="float" office:value="0.0259523000723416">
            <text:p>0.0259523001</text:p>
          </table:table-cell>
          <table:table-cell office:value-type="float" office:value="0.070021144460656">
            <text:p>0.0700211445</text:p>
          </table:table-cell>
          <table:table-cell office:value-type="float" office:value="0.0754775886010579">
            <text:p>0.0754775886</text:p>
          </table:table-cell>
          <table:table-cell office:value-type="float" office:value="0.0470571798339894">
            <text:p>0.0470571798</text:p>
          </table:table-cell>
          <table:table-cell office:value-type="float" office:value="0.0252915372886644">
            <text:p>0.0252915373</text:p>
          </table:table-cell>
          <table:table-cell office:value-type="float" office:value="0.00244887649582415">
            <text:p>0.002448876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9075142106193">
            <text:p>0.6190751421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747222222222222">
            <text:p>0.7472222222</text:p>
          </table:table-cell>
          <table:table-cell office:value-type="float" office:value="0.733333333333333">
            <text:p>0.7333333333</text:p>
          </table:table-cell>
          <table:table-cell office:value-type="float" office:value="0.716666666666667">
            <text:p>0.716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138888888888886">
            <text:p>0.0138888889</text:p>
          </table:table-cell>
          <table:table-cell office:value-type="float" office:value="-0.0305555555555552">
            <text:p>-0.0305555556</text:p>
          </table:table-cell>
          <table:table-cell office:value-type="float" office:value="2.32669747124">
            <text:p>2.3266974712</text:p>
          </table:table-cell>
          <table:table-cell office:value-type="float" office:value="0.999965600097088">
            <text:p>0.9999656001</text:p>
          </table:table-cell>
          <table:table-cell office:value-type="float" office:value="0.00498113152950386">
            <text:p>0.0049811315</text:p>
          </table:table-cell>
          <table:table-cell office:value-type="float" office:value="0.130105145998548">
            <text:p>0.130105146</text:p>
          </table:table-cell>
          <table:table-cell office:value-type="float" office:value="0.540292155009073">
            <text:p>0.540292155</text:p>
          </table:table-cell>
          <table:table-cell office:value-type="float" office:value="0.746600222072772">
            <text:p>0.7466002221</text:p>
          </table:table-cell>
          <table:table-cell office:value-type="float" office:value="0.637199284431456">
            <text:p>0.6371992844</text:p>
          </table:table-cell>
          <table:table-cell office:value-type="float" office:value="0.346416305187367">
            <text:p>0.3464163052</text:p>
          </table:table-cell>
          <table:table-cell office:value-type="float" office:value="0.0744338273857241">
            <text:p>0.0744338274</text:p>
          </table:table-cell>
          <table:table-cell office:value-type="float" office:value="-0.0839713837071573">
            <text:p>-0.0839713837</text:p>
          </table:table-cell>
          <table:table-cell office:value-type="float" office:value="-0.139814359110974">
            <text:p>-0.1398143591</text:p>
          </table:table-cell>
          <table:table-cell office:value-type="float" office:value="-0.150565605454103">
            <text:p>-0.1505656055</text:p>
          </table:table-cell>
          <table:table-cell office:value-type="float" office:value="-0.137240496677714">
            <text:p>-0.1372404967</text:p>
          </table:table-cell>
          <table:table-cell office:value-type="float" office:value="-0.120658232306969">
            <text:p>-0.1206582323</text:p>
          </table:table-cell>
          <table:table-cell office:value-type="float" office:value="-0.130630619044706">
            <text:p>-0.130630619</text:p>
          </table:table-cell>
          <table:table-cell office:value-type="float" office:value="-0.0956368307220479">
            <text:p>-0.0956368307</text:p>
          </table:table-cell>
          <table:table-cell office:value-type="float" office:value="-0.046158406676481">
            <text:p>-0.0461584067</text:p>
          </table:table-cell>
          <table:table-cell office:value-type="float" office:value="0.00967045532226862">
            <text:p>0.0096704553</text:p>
          </table:table-cell>
          <table:table-cell office:value-type="float" office:value="0.0449460056088391">
            <text:p>0.0449460056</text:p>
          </table:table-cell>
          <table:table-cell office:value-type="float" office:value="0.0507884822119102">
            <text:p>0.0507884822</text:p>
          </table:table-cell>
          <table:table-cell office:value-type="float" office:value="0.042448053717052">
            <text:p>0.0424480537</text:p>
          </table:table-cell>
          <table:table-cell office:value-type="float" office:value="0.0157440529136998">
            <text:p>0.0157440529</text:p>
          </table:table-cell>
          <table:table-cell office:value-type="float" office:value="0.00641468602103834">
            <text:p>0.0064146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1011480059458">
            <text:p>0.6110114801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47222222222222">
            <text:p>0.7472222222</text:p>
          </table:table-cell>
          <table:table-cell office:value-type="float" office:value="0.741666666666667">
            <text:p>0.741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305555555555552">
            <text:p>-0.0305555556</text:p>
          </table:table-cell>
          <table:table-cell office:value-type="float" office:value="0.0249999999999999">
            <text:p>0.025</text:p>
          </table:table-cell>
          <table:table-cell office:value-type="float" office:value="2.2368706301117">
            <text:p>2.2368706301</text:p>
          </table:table-cell>
          <table:table-cell office:value-type="float" office:value="0.99993661217142">
            <text:p>0.9999366122</text:p>
          </table:table-cell>
          <table:table-cell office:value-type="float" office:value="-0.0310676298869642">
            <text:p>-0.0310676299</text:p>
          </table:table-cell>
          <table:table-cell office:value-type="float" office:value="0.123721994339164">
            <text:p>0.1237219943</text:p>
          </table:table-cell>
          <table:table-cell office:value-type="float" office:value="0.56919890521166">
            <text:p>0.5691989052</text:p>
          </table:table-cell>
          <table:table-cell office:value-type="float" office:value="0.747716540395231">
            <text:p>0.7477165404</text:p>
          </table:table-cell>
          <table:table-cell office:value-type="float" office:value="0.580070095243995">
            <text:p>0.5800700952</text:p>
          </table:table-cell>
          <table:table-cell office:value-type="float" office:value="0.289120810402885">
            <text:p>0.2891208104</text:p>
          </table:table-cell>
          <table:table-cell office:value-type="float" office:value="0.0334221262553041">
            <text:p>0.0334221263</text:p>
          </table:table-cell>
          <table:table-cell office:value-type="float" office:value="-0.105354156237973">
            <text:p>-0.1053541562</text:p>
          </table:table-cell>
          <table:table-cell office:value-type="float" office:value="-0.141814962019539">
            <text:p>-0.141814962</text:p>
          </table:table-cell>
          <table:table-cell office:value-type="float" office:value="-0.143671617622478">
            <text:p>-0.1436716176</text:p>
          </table:table-cell>
          <table:table-cell office:value-type="float" office:value="-0.136453671477992">
            <text:p>-0.1364536715</text:p>
          </table:table-cell>
          <table:table-cell office:value-type="float" office:value="-0.134664785886718">
            <text:p>-0.1346647859</text:p>
          </table:table-cell>
          <table:table-cell office:value-type="float" office:value="-0.142005437085124">
            <text:p>-0.1420054371</text:p>
          </table:table-cell>
          <table:table-cell office:value-type="float" office:value="-0.101411819212962">
            <text:p>-0.1014118192</text:p>
          </table:table-cell>
          <table:table-cell office:value-type="float" office:value="-0.0376932259479749">
            <text:p>-0.0376932259</text:p>
          </table:table-cell>
          <table:table-cell office:value-type="float" office:value="0.0288584691124318">
            <text:p>0.0288584691</text:p>
          </table:table-cell>
          <table:table-cell office:value-type="float" office:value="0.0754727825587214">
            <text:p>0.0754727826</text:p>
          </table:table-cell>
          <table:table-cell office:value-type="float" office:value="0.0669631864132576">
            <text:p>0.0669631864</text:p>
          </table:table-cell>
          <table:table-cell office:value-type="float" office:value="0.0353636988741326">
            <text:p>0.0353636989</text:p>
          </table:table-cell>
          <table:table-cell office:value-type="float" office:value="0.0143836577248442">
            <text:p>0.0143836577</text:p>
          </table:table-cell>
          <table:table-cell office:value-type="float" office:value="0.00476245494615335">
            <text:p>0.004762454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4421659721579">
            <text:p>0.6144216597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table:number-columns-repeated="2" office:value-type="float" office:value="0.716666666666667">
            <text:p>0.716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-0.0249999999999999">
            <text:p>-0.025</text:p>
          </table:table-cell>
          <table:table-cell office:value-type="float" office:value="2.40838297125916">
            <text:p>2.4083829713</text:p>
          </table:table-cell>
          <table:table-cell office:value-type="float" office:value="0.999951502758105">
            <text:p>0.9999515028</text:p>
          </table:table-cell>
          <table:table-cell office:value-type="float" office:value="-0.0166185639531899">
            <text:p>-0.016618564</text:p>
          </table:table-cell>
          <table:table-cell office:value-type="float" office:value="0.125779130018795">
            <text:p>0.12577913</text:p>
          </table:table-cell>
          <table:table-cell office:value-type="float" office:value="0.549025026244468">
            <text:p>0.5490250262</text:p>
          </table:table-cell>
          <table:table-cell office:value-type="float" office:value="0.746471141936406">
            <text:p>0.7464711419</text:p>
          </table:table-cell>
          <table:table-cell office:value-type="float" office:value="0.60872205002023">
            <text:p>0.60872205</text:p>
          </table:table-cell>
          <table:table-cell office:value-type="float" office:value="0.3222460297957">
            <text:p>0.3222460298</text:p>
          </table:table-cell>
          <table:table-cell office:value-type="float" office:value="0.0707357568563127">
            <text:p>0.0707357569</text:p>
          </table:table-cell>
          <table:table-cell office:value-type="float" office:value="-0.0920723529072438">
            <text:p>-0.0920723529</text:p>
          </table:table-cell>
          <table:table-cell office:value-type="float" office:value="-0.146098027660923">
            <text:p>-0.1460980277</text:p>
          </table:table-cell>
          <table:table-cell office:value-type="float" office:value="-0.148285049230629">
            <text:p>-0.1482850492</text:p>
          </table:table-cell>
          <table:table-cell office:value-type="float" office:value="-0.141243485219608">
            <text:p>-0.1412434852</text:p>
          </table:table-cell>
          <table:table-cell office:value-type="float" office:value="-0.128552163517707">
            <text:p>-0.1285521635</text:p>
          </table:table-cell>
          <table:table-cell office:value-type="float" office:value="-0.135213478636008">
            <text:p>-0.1352134786</text:p>
          </table:table-cell>
          <table:table-cell office:value-type="float" office:value="-0.100257363599551">
            <text:p>-0.1002573636</text:p>
          </table:table-cell>
          <table:table-cell office:value-type="float" office:value="-0.0295382466395858">
            <text:p>-0.0295382466</text:p>
          </table:table-cell>
          <table:table-cell office:value-type="float" office:value="0.0456492082209365">
            <text:p>0.0456492082</text:p>
          </table:table-cell>
          <table:table-cell office:value-type="float" office:value="0.0946736928822989">
            <text:p>0.0946736929</text:p>
          </table:table-cell>
          <table:table-cell office:value-type="float" office:value="0.0834888315327635">
            <text:p>0.0834888315</text:p>
          </table:table-cell>
          <table:table-cell office:value-type="float" office:value="0.0478797703706368">
            <text:p>0.0478797704</text:p>
          </table:table-cell>
          <table:table-cell office:value-type="float" office:value="0.026211945795553">
            <text:p>0.0262119458</text:p>
          </table:table-cell>
          <table:table-cell office:value-type="float" office:value="0.00826125832221503">
            <text:p>0.008261258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20200589212437">
            <text:p>0.6202005892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41666666666667">
            <text:p>0.7416666667</text:p>
          </table:table-cell>
          <table:table-cell office:value-type="float" office:value="0.702777777777778">
            <text:p>0.7027777778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-0.0138888888888893">
            <text:p>-0.0138888889</text:p>
          </table:table-cell>
          <table:table-cell office:value-type="float" office:value="2.17106275566246">
            <text:p>2.1710627557</text:p>
          </table:table-cell>
          <table:table-cell office:value-type="float" office:value="0.999973340815492">
            <text:p>0.9999733408</text:p>
          </table:table-cell>
          <table:table-cell office:value-type="float" office:value="-0.00787252027500363">
            <text:p>-0.0078725203</text:p>
          </table:table-cell>
          <table:table-cell office:value-type="float" office:value="0.137145137071716">
            <text:p>0.1371451371</text:p>
          </table:table-cell>
          <table:table-cell office:value-type="float" office:value="0.556047063266414">
            <text:p>0.5560470633</text:p>
          </table:table-cell>
          <table:table-cell office:value-type="float" office:value="0.75142137303093">
            <text:p>0.751421373</text:p>
          </table:table-cell>
          <table:table-cell office:value-type="float" office:value="0.630337201171099">
            <text:p>0.6303372012</text:p>
          </table:table-cell>
          <table:table-cell office:value-type="float" office:value="0.35561971899558">
            <text:p>0.355619719</text:p>
          </table:table-cell>
          <table:table-cell office:value-type="float" office:value="0.102830468888505">
            <text:p>0.1028304689</text:p>
          </table:table-cell>
          <table:table-cell office:value-type="float" office:value="-0.0864800775734114">
            <text:p>-0.0864800776</text:p>
          </table:table-cell>
          <table:table-cell office:value-type="float" office:value="-0.146002908558322">
            <text:p>-0.1460029086</text:p>
          </table:table-cell>
          <table:table-cell office:value-type="float" office:value="-0.150826822721043">
            <text:p>-0.1508268227</text:p>
          </table:table-cell>
          <table:table-cell office:value-type="float" office:value="-0.139671439802284">
            <text:p>-0.1396714398</text:p>
          </table:table-cell>
          <table:table-cell office:value-type="float" office:value="-0.128074205948371">
            <text:p>-0.1280742059</text:p>
          </table:table-cell>
          <table:table-cell office:value-type="float" office:value="-0.120418777136425">
            <text:p>-0.1204187771</text:p>
          </table:table-cell>
          <table:table-cell office:value-type="float" office:value="-0.0742163322513955">
            <text:p>-0.0742163323</text:p>
          </table:table-cell>
          <table:table-cell office:value-type="float" office:value="0.00330457754362912">
            <text:p>0.0033045775</text:p>
          </table:table-cell>
          <table:table-cell office:value-type="float" office:value="0.0710258803678721">
            <text:p>0.0710258804</text:p>
          </table:table-cell>
          <table:table-cell office:value-type="float" office:value="0.098525163234183">
            <text:p>0.0985251632</text:p>
          </table:table-cell>
          <table:table-cell office:value-type="float" office:value="0.0695751707456538">
            <text:p>0.0695751707</text:p>
          </table:table-cell>
          <table:table-cell office:value-type="float" office:value="0.0404104837718093">
            <text:p>0.0404104838</text:p>
          </table:table-cell>
          <table:table-cell office:value-type="float" office:value="0.0144808187618621">
            <text:p>0.0144808188</text:p>
          </table:table-cell>
          <table:table-cell office:value-type="float" office:value="-0.00767814137282996">
            <text:p>-0.00767814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4573608242948">
            <text:p>0.6145736082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6666666666667">
            <text:p>0.7166666667</text:p>
          </table:table-cell>
          <table:table-cell office:value-type="float" office:value="0.675">
            <text:p>0.675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277777777777777">
            <text:p>-0.0277777778</text:p>
          </table:table-cell>
          <table:table-cell office:value-type="float" office:value="2.19796158586983">
            <text:p>2.1979615859</text:p>
          </table:table-cell>
          <table:table-cell office:value-type="float" office:value="0.999832516609067">
            <text:p>0.9998325166</text:p>
          </table:table-cell>
          <table:table-cell office:value-type="float" office:value="-0.00379052010328462">
            <text:p>-0.0037905201</text:p>
          </table:table-cell>
          <table:table-cell office:value-type="float" office:value="0.10439292167778">
            <text:p>0.1043929217</text:p>
          </table:table-cell>
          <table:table-cell office:value-type="float" office:value="0.516458572891091">
            <text:p>0.5164585729</text:p>
          </table:table-cell>
          <table:table-cell office:value-type="float" office:value="0.730750769119905">
            <text:p>0.7307507691</text:p>
          </table:table-cell>
          <table:table-cell office:value-type="float" office:value="0.57221361040328">
            <text:p>0.5722136104</text:p>
          </table:table-cell>
          <table:table-cell office:value-type="float" office:value="0.250284401027926">
            <text:p>0.250284401</text:p>
          </table:table-cell>
          <table:table-cell office:value-type="float" office:value="-0.00942750331714937">
            <text:p>-0.0094275033</text:p>
          </table:table-cell>
          <table:table-cell office:value-type="float" office:value="-0.133089844988465">
            <text:p>-0.133089845</text:p>
          </table:table-cell>
          <table:table-cell office:value-type="float" office:value="-0.159955742529045">
            <text:p>-0.1599557425</text:p>
          </table:table-cell>
          <table:table-cell office:value-type="float" office:value="-0.155216759242501">
            <text:p>-0.1552167592</text:p>
          </table:table-cell>
          <table:table-cell office:value-type="float" office:value="-0.15180024987137">
            <text:p>-0.1518002499</text:p>
          </table:table-cell>
          <table:table-cell office:value-type="float" office:value="-0.153793660667634">
            <text:p>-0.1537936607</text:p>
          </table:table-cell>
          <table:table-cell office:value-type="float" office:value="-0.135714378602083">
            <text:p>-0.1357143786</text:p>
          </table:table-cell>
          <table:table-cell office:value-type="float" office:value="-0.101411824373208">
            <text:p>-0.1014118244</text:p>
          </table:table-cell>
          <table:table-cell office:value-type="float" office:value="-0.0468130476085568">
            <text:p>-0.0468130476</text:p>
          </table:table-cell>
          <table:table-cell office:value-type="float" office:value="0.0118570558339171">
            <text:p>0.0118570558</text:p>
          </table:table-cell>
          <table:table-cell office:value-type="float" office:value="0.0600903148259648">
            <text:p>0.0600903148</text:p>
          </table:table-cell>
          <table:table-cell office:value-type="float" office:value="0.0688013449276212">
            <text:p>0.0688013449</text:p>
          </table:table-cell>
          <table:table-cell office:value-type="float" office:value="0.0471039771724595">
            <text:p>0.0471039772</text:p>
          </table:table-cell>
          <table:table-cell office:value-type="float" office:value="0.0277901915252123">
            <text:p>0.0277901915</text:p>
          </table:table-cell>
          <table:table-cell office:value-type="float" office:value="0.0110796082642335">
            <text:p>0.011079608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6739221186066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8012481238697">
            <text:p>0.6080124812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702777777777778">
            <text:p>0.7027777778</text:p>
          </table:table-cell>
          <table:table-cell office:value-type="float" office:value="0.708333333333334">
            <text:p>0.7083333333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0.0333333333333341">
            <text:p>0.0333333333</text:p>
          </table:table-cell>
          <table:table-cell office:value-type="float" office:value="2.28890177509532">
            <text:p>2.2889017751</text:p>
          </table:table-cell>
          <table:table-cell office:value-type="float" office:value="0.999842325682021">
            <text:p>0.9998423257</text:p>
          </table:table-cell>
          <table:table-cell office:value-type="float" office:value="-0.00184667972119168">
            <text:p>-0.0018466797</text:p>
          </table:table-cell>
          <table:table-cell office:value-type="float" office:value="0.105642491167641">
            <text:p>0.1056424912</text:p>
          </table:table-cell>
          <table:table-cell office:value-type="float" office:value="0.5386900964363">
            <text:p>0.5386900964</text:p>
          </table:table-cell>
          <table:table-cell office:value-type="float" office:value="0.729616433640509">
            <text:p>0.7296164336</text:p>
          </table:table-cell>
          <table:table-cell office:value-type="float" office:value="0.561062327884702">
            <text:p>0.5610623279</text:p>
          </table:table-cell>
          <table:table-cell office:value-type="float" office:value="0.262044844673311">
            <text:p>0.2620448447</text:p>
          </table:table-cell>
          <table:table-cell office:value-type="float" office:value="0.00369333562309104">
            <text:p>0.0036933356</text:p>
          </table:table-cell>
          <table:table-cell office:value-type="float" office:value="-0.12446364526242">
            <text:p>-0.1244636453</text:p>
          </table:table-cell>
          <table:table-cell office:value-type="float" office:value="-0.151040522357092">
            <text:p>-0.1510405224</text:p>
          </table:table-cell>
          <table:table-cell office:value-type="float" office:value="-0.139552300146308">
            <text:p>-0.1395523001</text:p>
          </table:table-cell>
          <table:table-cell office:value-type="float" office:value="-0.130558964339699">
            <text:p>-0.1305589643</text:p>
          </table:table-cell>
          <table:table-cell office:value-type="float" office:value="-0.126066087333593">
            <text:p>-0.1260660873</text:p>
          </table:table-cell>
          <table:table-cell office:value-type="float" office:value="-0.103527622384081">
            <text:p>-0.1035276224</text:p>
          </table:table-cell>
          <table:table-cell office:value-type="float" office:value="-0.0649309892957001">
            <text:p>-0.0649309893</text:p>
          </table:table-cell>
          <table:table-cell office:value-type="float" office:value="-0.00213824991605094">
            <text:p>-0.0021382499</text:p>
          </table:table-cell>
          <table:table-cell office:value-type="float" office:value="0.0557312851923606">
            <text:p>0.0557312852</text:p>
          </table:table-cell>
          <table:table-cell office:value-type="float" office:value="0.084550423101402">
            <text:p>0.0845504231</text:p>
          </table:table-cell>
          <table:table-cell office:value-type="float" office:value="0.0748929179125701">
            <text:p>0.0748929179</text:p>
          </table:table-cell>
          <table:table-cell office:value-type="float" office:value="0.0437092293188925">
            <text:p>0.0437092293</text:p>
          </table:table-cell>
          <table:table-cell office:value-type="float" office:value="0.0279844356323153">
            <text:p>0.0279844356</text:p>
          </table:table-cell>
          <table:table-cell office:value-type="float" office:value="0.0109824327286199">
            <text:p>0.01098243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7429845343749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9747165122319">
            <text:p>0.6097471651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708333333333334">
            <text:p>0.7083333333</text:p>
          </table:table-cell>
          <table:table-cell office:value-type="float" office:value="0.675">
            <text:p>0.675</text:p>
          </table:table-cell>
          <table:table-cell office:value-type="float" office:value="0.716666666666667">
            <text:p>0.716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333333333333341">
            <text:p>0.0333333333</text:p>
          </table:table-cell>
          <table:table-cell office:value-type="float" office:value="0.00833333333333286">
            <text:p>0.0083333333</text:p>
          </table:table-cell>
          <table:table-cell office:value-type="float" office:value="2.5769262279249">
            <text:p>2.5769262279</text:p>
          </table:table-cell>
          <table:table-cell office:value-type="float" office:value="0.999897512298521">
            <text:p>0.9998975123</text:p>
          </table:table-cell>
          <table:table-cell office:value-type="float" office:value="-0.00359613992139096">
            <text:p>-0.0035961399</text:p>
          </table:table-cell>
          <table:table-cell office:value-type="float" office:value="0.112365180326215">
            <text:p>0.1123651803</text:p>
          </table:table-cell>
          <table:table-cell office:value-type="float" office:value="0.511380446096823">
            <text:p>0.5113804461</text:p>
          </table:table-cell>
          <table:table-cell office:value-type="float" office:value="0.73332200304361">
            <text:p>0.733322003</text:p>
          </table:table-cell>
          <table:table-cell office:value-type="float" office:value="0.604360069613127">
            <text:p>0.6043600696</text:p>
          </table:table-cell>
          <table:table-cell office:value-type="float" office:value="0.302777327180613">
            <text:p>0.3027773272</text:p>
          </table:table-cell>
          <table:table-cell office:value-type="float" office:value="0.0465705929382754">
            <text:p>0.0465705929</text:p>
          </table:table-cell>
          <table:table-cell office:value-type="float" office:value="-0.102277490491946">
            <text:p>-0.1022774905</text:p>
          </table:table-cell>
          <table:table-cell office:value-type="float" office:value="-0.145884007797565">
            <text:p>-0.1458840078</text:p>
          </table:table-cell>
          <table:table-cell office:value-type="float" office:value="-0.143243253619756">
            <text:p>-0.1432432536</text:p>
          </table:table-cell>
          <table:table-cell office:value-type="float" office:value="-0.134473922545963">
            <text:p>-0.1344739225</text:p>
          </table:table-cell>
          <table:table-cell office:value-type="float" office:value="-0.131991745958307">
            <text:p>-0.131991746</text:p>
          </table:table-cell>
          <table:table-cell office:value-type="float" office:value="-0.1472392587478">
            <text:p>-0.1472392587</text:p>
          </table:table-cell>
          <table:table-cell office:value-type="float" office:value="-0.109389217045639">
            <text:p>-0.109389217</text:p>
          </table:table-cell>
          <table:table-cell office:value-type="float" office:value="-0.0544715965737956">
            <text:p>-0.0544715966</text:p>
          </table:table-cell>
          <table:table-cell office:value-type="float" office:value="0.008066892210155">
            <text:p>0.0080668922</text:p>
          </table:table-cell>
          <table:table-cell office:value-type="float" office:value="0.0578626453965996">
            <text:p>0.0578626454</text:p>
          </table:table-cell>
          <table:table-cell office:value-type="float" office:value="0.0601871602174573">
            <text:p>0.0601871602</text:p>
          </table:table-cell>
          <table:table-cell office:value-type="float" office:value="0.0394401082377722">
            <text:p>0.0394401082</text:p>
          </table:table-cell>
          <table:table-cell office:value-type="float" office:value="0.015161033247759">
            <text:p>0.0151610332</text:p>
          </table:table-cell>
          <table:table-cell office:value-type="float" office:value="0.00923312614616845">
            <text:p>0.009233126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1175890656127">
            <text:p>0.6111758907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08333333333334">
            <text:p>0.7083333333</text:p>
          </table:table-cell>
          <table:table-cell office:value-type="float" office:value="0.75">
            <text:p>0.75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0.0333333333333332">
            <text:p>0.0333333333</text:p>
          </table:table-cell>
          <table:table-cell office:value-type="float" office:value="2.48173564174664">
            <text:p>2.4817356417</text:p>
          </table:table-cell>
          <table:table-cell office:value-type="float" office:value="0.999942437226916">
            <text:p>0.9999424372</text:p>
          </table:table-cell>
          <table:table-cell office:value-type="float" office:value="-0.014480820209855">
            <text:p>-0.0144808202</text:p>
          </table:table-cell>
          <table:table-cell office:value-type="float" office:value="0.136668287584123">
            <text:p>0.1366682876</text:p>
          </table:table-cell>
          <table:table-cell office:value-type="float" office:value="0.548209744574576">
            <text:p>0.5482097446</text:p>
          </table:table-cell>
          <table:table-cell office:value-type="float" office:value="0.736451199841746">
            <text:p>0.7364511998</text:p>
          </table:table-cell>
          <table:table-cell office:value-type="float" office:value="0.610249258965053">
            <text:p>0.610249259</text:p>
          </table:table-cell>
          <table:table-cell office:value-type="float" office:value="0.31864849765327">
            <text:p>0.3186484977</text:p>
          </table:table-cell>
          <table:table-cell office:value-type="float" office:value="0.0568939066362222">
            <text:p>0.0568939066</text:p>
          </table:table-cell>
          <table:table-cell office:value-type="float" office:value="-0.11366053325672">
            <text:p>-0.1136605333</text:p>
          </table:table-cell>
          <table:table-cell office:value-type="float" office:value="-0.162109555581076">
            <text:p>-0.1621095556</text:p>
          </table:table-cell>
          <table:table-cell office:value-type="float" office:value="-0.165041934804335">
            <text:p>-0.1650419348</text:p>
          </table:table-cell>
          <table:table-cell office:value-type="float" office:value="-0.147738427438719">
            <text:p>-0.1477384274</text:p>
          </table:table-cell>
          <table:table-cell office:value-type="float" office:value="-0.138408508793726">
            <text:p>-0.1384085088</text:p>
          </table:table-cell>
          <table:table-cell office:value-type="float" office:value="-0.126448660273118">
            <text:p>-0.1264486603</text:p>
          </table:table-cell>
          <table:table-cell office:value-type="float" office:value="-0.0939030555540514">
            <text:p>-0.0939030556</text:p>
          </table:table-cell>
          <table:table-cell office:value-type="float" office:value="-0.0324512372224818">
            <text:p>-0.0324512372</text:p>
          </table:table-cell>
          <table:table-cell office:value-type="float" office:value="0.0438062356514812">
            <text:p>0.0438062357</text:p>
          </table:table-cell>
          <table:table-cell office:value-type="float" office:value="0.0885055151681031">
            <text:p>0.0885055152</text:p>
          </table:table-cell>
          <table:table-cell office:value-type="float" office:value="0.0822340002882622">
            <text:p>0.0822340003</text:p>
          </table:table-cell>
          <table:table-cell office:value-type="float" office:value="0.0482676525919987">
            <text:p>0.0482676526</text:p>
          </table:table-cell>
          <table:table-cell office:value-type="float" office:value="0.029999503981319">
            <text:p>0.029999504</text:p>
          </table:table-cell>
          <table:table-cell office:value-type="float" office:value="0.0176630898110883">
            <text:p>0.017663089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3412746229063">
            <text:p>0.6134127462</text:p>
          </table:table-cell>
          <table:table-cell office:value-type="float" office:value="0">
            <text:p>0</text:p>
          </table:table-cell>
          <table:table-cell office:value-type="float" office:value="0.545016658871266">
            <text:p>0.5450166589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0.716666666666667">
            <text:p>0.7166666667</text:p>
          </table:table-cell>
          <table:table-cell office:value-type="float" office:value="0.761111111111111">
            <text:p>0.7611111111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333333333333332">
            <text:p>0.0333333333</text:p>
          </table:table-cell>
          <table:table-cell office:value-type="float" office:value="0.0111111111111111">
            <text:p>0.0111111111</text:p>
          </table:table-cell>
          <table:table-cell office:value-type="float" office:value="2.55010955269322">
            <text:p>2.5501095527</text:p>
          </table:table-cell>
          <table:table-cell office:value-type="float" office:value="0.999899501084066">
            <text:p>0.9998995011</text:p>
          </table:table-cell>
          <table:table-cell office:value-type="float" office:value="-0.0110067230841457">
            <text:p>-0.0110067231</text:p>
          </table:table-cell>
          <table:table-cell office:value-type="float" office:value="0.148094928085663">
            <text:p>0.1480949281</text:p>
          </table:table-cell>
          <table:table-cell office:value-type="float" office:value="0.571101273314843">
            <text:p>0.5711012733</text:p>
          </table:table-cell>
          <table:table-cell office:value-type="float" office:value="0.729161578670275">
            <text:p>0.7291615787</text:p>
          </table:table-cell>
          <table:table-cell office:value-type="float" office:value="0.566630921137026">
            <text:p>0.5666309211</text:p>
          </table:table-cell>
          <table:table-cell office:value-type="float" office:value="0.273817878712063">
            <text:p>0.2738178787</text:p>
          </table:table-cell>
          <table:table-cell office:value-type="float" office:value="0.0282757780723615">
            <text:p>0.0282757781</text:p>
          </table:table-cell>
          <table:table-cell office:value-type="float" office:value="-0.116202139586188">
            <text:p>-0.1162021396</text:p>
          </table:table-cell>
          <table:table-cell office:value-type="float" office:value="-0.155382745007487">
            <text:p>-0.155382745</text:p>
          </table:table-cell>
          <table:table-cell office:value-type="float" office:value="-0.147809731620035">
            <text:p>-0.1478097316</text:p>
          </table:table-cell>
          <table:table-cell office:value-type="float" office:value="-0.129722926269085">
            <text:p>-0.1297229263</text:p>
          </table:table-cell>
          <table:table-cell office:value-type="float" office:value="-0.124463639986735">
            <text:p>-0.12446364</text:p>
          </table:table-cell>
          <table:table-cell office:value-type="float" office:value="-0.117352552293426">
            <text:p>-0.1173525523</text:p>
          </table:table-cell>
          <table:table-cell office:value-type="float" office:value="-0.0947700193084625">
            <text:p>-0.0947700193</text:p>
          </table:table-cell>
          <table:table-cell office:value-type="float" office:value="-0.0419629530265597">
            <text:p>-0.041962953</text:p>
          </table:table-cell>
          <table:table-cell office:value-type="float" office:value="0.0302179881630547">
            <text:p>0.0302179882</text:p>
          </table:table-cell>
          <table:table-cell office:value-type="float" office:value="0.0800132572621726">
            <text:p>0.0800132573</text:p>
          </table:table-cell>
          <table:table-cell office:value-type="float" office:value="0.0906989131988685">
            <text:p>0.0906989132</text:p>
          </table:table-cell>
          <table:table-cell office:value-type="float" office:value="0.0614460029639219">
            <text:p>0.061446003</text:p>
          </table:table-cell>
          <table:table-cell office:value-type="float" office:value="0.0323784294376042">
            <text:p>0.0323784294</text:p>
          </table:table-cell>
          <table:table-cell office:value-type="float" office:value="0.0165699845222871">
            <text:p>0.016569984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5254714671562">
            <text:p>0.6152547147</text:p>
          </table:table-cell>
          <table:table-cell office:value-type="float" office:value="0">
            <text:p>0</text:p>
          </table:table-cell>
          <table:table-cell office:value-type="float" office:value="0.545016658871265">
            <text:p>0.5450166589</text:p>
          </table:table-cell>
          <table:table-cell office:value-type="float" office:value="2">
            <text:p>2</text:p>
          </table:table-cell>
          <table:table-cell office:value-type="float" office:value="0.761111111111111">
            <text:p>0.7611111111</text:p>
          </table:table-cell>
          <table:table-cell office:value-type="float" office:value="0.75">
            <text:p>0.75</text:p>
          </table:table-cell>
          <table:table-cell office:value-type="float" office:value="0.736111111111111">
            <text:p>0.7361111111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250000000000004">
            <text:p>-0.025</text:p>
          </table:table-cell>
          <table:table-cell office:value-type="float" office:value="2.31680784182882">
            <text:p>2.3168078418</text:p>
          </table:table-cell>
          <table:table-cell office:value-type="float" office:value="0.999970625051625">
            <text:p>0.9999706251</text:p>
          </table:table-cell>
          <table:table-cell office:value-type="float" office:value="-0.0115655120181302">
            <text:p>-0.011565512</text:p>
          </table:table-cell>
          <table:table-cell office:value-type="float" office:value="0.183723971707138">
            <text:p>0.1837239717</text:p>
          </table:table-cell>
          <table:table-cell office:value-type="float" office:value="0.593578548197074">
            <text:p>0.5935785482</text:p>
          </table:table-cell>
          <table:table-cell office:value-type="float" office:value="0.744354897154371">
            <text:p>0.7443548972</text:p>
          </table:table-cell>
          <table:table-cell office:value-type="float" office:value="0.60631518197813">
            <text:p>0.606315182</text:p>
          </table:table-cell>
          <table:table-cell office:value-type="float" office:value="0.329131536878621">
            <text:p>0.3291315369</text:p>
          </table:table-cell>
          <table:table-cell office:value-type="float" office:value="0.0838990176376804">
            <text:p>0.0838990176</text:p>
          </table:table-cell>
          <table:table-cell office:value-type="float" office:value="-0.0887706930142641">
            <text:p>-0.088770693</text:p>
          </table:table-cell>
          <table:table-cell office:value-type="float" office:value="-0.151729025820674">
            <text:p>-0.1517290258</text:p>
          </table:table-cell>
          <table:table-cell office:value-type="float" office:value="-0.152678447134336">
            <text:p>-0.1526784471</text:p>
          </table:table-cell>
          <table:table-cell office:value-type="float" office:value="-0.13898044854839">
            <text:p>-0.1389804485</text:p>
          </table:table-cell>
          <table:table-cell office:value-type="float" office:value="-0.13628674847479">
            <text:p>-0.1362867485</text:p>
          </table:table-cell>
          <table:table-cell office:value-type="float" office:value="-0.127787389157065">
            <text:p>-0.1277873892</text:p>
          </table:table-cell>
          <table:table-cell office:value-type="float" office:value="-0.0976588346359988">
            <text:p>-0.0976588346</text:p>
          </table:table-cell>
          <table:table-cell office:value-type="float" office:value="-0.0489464001110483">
            <text:p>-0.0489464001</text:p>
          </table:table-cell>
          <table:table-cell office:value-type="float" office:value="0.0193391005035397">
            <text:p>0.0193391005</text:p>
          </table:table-cell>
          <table:table-cell office:value-type="float" office:value="0.0792406358611151">
            <text:p>0.0792406359</text:p>
          </table:table-cell>
          <table:table-cell office:value-type="float" office:value="0.0928432502992225">
            <text:p>0.0928432503</text:p>
          </table:table-cell>
          <table:table-cell office:value-type="float" office:value="0.0664793727896578">
            <text:p>0.0664793728</text:p>
          </table:table-cell>
          <table:table-cell office:value-type="float" office:value="0.0372564691031179">
            <text:p>0.0372564691</text:p>
          </table:table-cell>
          <table:table-cell office:value-type="float" office:value="0.0172015607452585">
            <text:p>0.01720156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9434648130055">
            <text:p>0.5194346481</text:p>
          </table:table-cell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0">
            <text:p>0</text:p>
          </table:table-cell>
          <table:table-cell office:value-type="float" office:value="0.591676798576056">
            <text:p>0.5916767986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147222222222222">
            <text:p>0.1472222222</text:p>
          </table:table-cell>
          <table:table-cell office:value-type="float" office:value="0.869444444444445">
            <text:p>0.8694444444</text:p>
          </table:table-cell>
          <table:table-cell office:value-type="float" office:value="1.02222222222222">
            <text:p>1.0222222222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22222222222222">
            <text:p>-0.7222222222</text:p>
          </table:table-cell>
          <table:table-cell office:value-type="float" office:value="0.875">
            <text:p>0.875</text:p>
          </table:table-cell>
          <table:table-cell office:value-type="float" office:value="1.49377973782608">
            <text:p>1.4937797378</text:p>
          </table:table-cell>
          <table:table-cell office:value-type="float" office:value="0.945811638342245">
            <text:p>0.9458116383</text:p>
          </table:table-cell>
          <table:table-cell office:value-type="float" office:value="0.177444056826966">
            <text:p>0.1774440568</text:p>
          </table:table-cell>
          <table:table-cell office:value-type="float" office:value="0.328976853028847">
            <text:p>0.328976853</text:p>
          </table:table-cell>
          <table:table-cell office:value-type="float" office:value="0.421038680420595">
            <text:p>0.4210386804</text:p>
          </table:table-cell>
          <table:table-cell office:value-type="float" office:value="0.457744101229183">
            <text:p>0.4577441012</text:p>
          </table:table-cell>
          <table:table-cell office:value-type="float" office:value="0.296682942402224">
            <text:p>0.2966829424</text:p>
          </table:table-cell>
          <table:table-cell office:value-type="float" office:value="-0.0364501422711966">
            <text:p>-0.0364501423</text:p>
          </table:table-cell>
          <table:table-cell office:value-type="float" office:value="-0.0421536805632368">
            <text:p>-0.0421536806</text:p>
          </table:table-cell>
          <table:table-cell office:value-type="float" office:value="-0.00956462800261504">
            <text:p>-0.009564628</text:p>
          </table:table-cell>
          <table:table-cell office:value-type="float" office:value="-0.0260319668883849">
            <text:p>-0.0260319669</text:p>
          </table:table-cell>
          <table:table-cell office:value-type="float" office:value="-0.036582788696838">
            <text:p>-0.0365827887</text:p>
          </table:table-cell>
          <table:table-cell office:value-type="float" office:value="-0.073398139021613">
            <text:p>-0.073398139</text:p>
          </table:table-cell>
          <table:table-cell office:value-type="float" office:value="-0.0949637230236085">
            <text:p>-0.094963723</text:p>
          </table:table-cell>
          <table:table-cell office:value-type="float" office:value="-0.670960249314329">
            <text:p>-0.6709602493</text:p>
          </table:table-cell>
          <table:table-cell office:value-type="float" office:value="-0.278588184292764">
            <text:p>-0.2785881843</text:p>
          </table:table-cell>
          <table:table-cell office:value-type="float" office:value="-0.0776910333243371">
            <text:p>-0.0776910333</text:p>
          </table:table-cell>
          <table:table-cell office:value-type="float" office:value="-0.019924310545238">
            <text:p>-0.0199243105</text:p>
          </table:table-cell>
          <table:table-cell office:value-type="float" office:value="-0.0278904836468872">
            <text:p>-0.0278904836</text:p>
          </table:table-cell>
          <table:table-cell office:value-type="float" office:value="-0.0507037659160607">
            <text:p>-0.0507037659</text:p>
          </table:table-cell>
          <table:table-cell office:value-type="float" office:value="0.00345397870433573">
            <text:p>0.0034539787</text:p>
          </table:table-cell>
          <table:table-cell office:value-type="float" office:value="-0.0542144897104643">
            <text:p>-0.0542144897</text:p>
          </table:table-cell>
          <table:table-cell office:value-type="float" office:value="-0.0294169640020684">
            <text:p>-0.02941696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928323334667">
            <text:p>0.6392832333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1.02222222222222">
            <text:p>1.0222222222</text:p>
          </table:table-cell>
          <table:table-cell office:value-type="float" office:value="0.147222222222222">
            <text:p>0.1472222222</text:p>
          </table:table-cell>
          <table:table-cell office:value-type="float" office:value="0.841666666666667">
            <text:p>0.8416666667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-0.180555555555555">
            <text:p>-0.1805555556</text:p>
          </table:table-cell>
          <table:table-cell office:value-type="float" office:value="80.988307777384">
            <text:p>80.9883077774</text:p>
          </table:table-cell>
          <table:table-cell office:value-type="float" office:value="0.999968102147402">
            <text:p>0.9999681021</text:p>
          </table:table-cell>
          <table:table-cell office:value-type="float" office:value="-0.102790747539498">
            <text:p>-0.1027907475</text:p>
          </table:table-cell>
          <table:table-cell office:value-type="float" office:value="-0.0428167204404349">
            <text:p>-0.0428167204</text:p>
          </table:table-cell>
          <table:table-cell office:value-type="float" office:value="0.0741248138227946">
            <text:p>0.0741248138</text:p>
          </table:table-cell>
          <table:table-cell office:value-type="float" office:value="0.273556591072079">
            <text:p>0.2735565911</text:p>
          </table:table-cell>
          <table:table-cell office:value-type="float" office:value="0.121613591462325">
            <text:p>0.1216135915</text:p>
          </table:table-cell>
          <table:table-cell office:value-type="float" office:value="-0.00929898238735827">
            <text:p>-0.0092989824</text:p>
          </table:table-cell>
          <table:table-cell office:value-type="float" office:value="-0.487452508510301">
            <text:p>-0.4874525085</text:p>
          </table:table-cell>
          <table:table-cell office:value-type="float" office:value="-0.747084244375167">
            <text:p>-0.7470842444</text:p>
          </table:table-cell>
          <table:table-cell office:value-type="float" office:value="-0.624763083979159">
            <text:p>-0.624763084</text:p>
          </table:table-cell>
          <table:table-cell office:value-type="float" office:value="-0.278588184292764">
            <text:p>-0.2785881843</text:p>
          </table:table-cell>
          <table:table-cell office:value-type="float" office:value="-0.0858723651618505">
            <text:p>-0.0858723652</text:p>
          </table:table-cell>
          <table:table-cell office:value-type="float" office:value="-0.0512337667327286">
            <text:p>-0.0512337667</text:p>
          </table:table-cell>
          <table:table-cell office:value-type="float" office:value="-0.0294169640020684">
            <text:p>-0.029416964</text:p>
          </table:table-cell>
          <table:table-cell office:value-type="float" office:value="0.0167370502976218">
            <text:p>0.0167370503</text:p>
          </table:table-cell>
          <table:table-cell office:value-type="float" office:value="0.0956219206625717">
            <text:p>0.0956219207</text:p>
          </table:table-cell>
          <table:table-cell office:value-type="float" office:value="0.142237200238964">
            <text:p>0.1422372002</text:p>
          </table:table-cell>
          <table:table-cell office:value-type="float" office:value="0.188998686897049">
            <text:p>0.1889986869</text:p>
          </table:table-cell>
          <table:table-cell office:value-type="float" office:value="0.21954846909041">
            <text:p>0.2195484691</text:p>
          </table:table-cell>
          <table:table-cell office:value-type="float" office:value="0.190791474685427">
            <text:p>0.1907914747</text:p>
          </table:table-cell>
          <table:table-cell office:value-type="float" office:value="0.167390182592102">
            <text:p>0.1673901826</text:p>
          </table:table-cell>
          <table:table-cell office:value-type="float" office:value="0.127760282077015">
            <text:p>0.127760282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17354137432989">
            <text:p>0.5173541374</text:p>
          </table:table-cell>
          <table:table-cell office:value-type="float" office:value="0">
            <text:p>0</text:p>
          </table:table-cell>
          <table:table-cell office:value-type="float" office:value="0.796854356786422">
            <text:p>0.7968543568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1.02222222222222">
            <text:p>1.0222222222</text:p>
          </table:table-cell>
          <table:table-cell office:value-type="float" office:value="0.144444444444444">
            <text:p>0.1444444444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180555555555555">
            <text:p>-0.1805555556</text:p>
          </table:table-cell>
          <table:table-cell office:value-type="float" office:value="-0.697222222222222">
            <text:p>-0.6972222222</text:p>
          </table:table-cell>
          <table:table-cell office:value-type="float" office:value="0.790818660485515">
            <text:p>0.7908186605</text:p>
          </table:table-cell>
          <table:table-cell office:value-type="float" office:value="0.999971696317843">
            <text:p>0.9999716963</text:p>
          </table:table-cell>
          <table:table-cell office:value-type="float" office:value="-0.0446066963194116">
            <text:p>-0.0446066963</text:p>
          </table:table-cell>
          <table:table-cell office:value-type="float" office:value="-0.00929896180168166">
            <text:p>-0.0092989618</text:p>
          </table:table-cell>
          <table:table-cell office:value-type="float" office:value="0.0700940994663135">
            <text:p>0.0700940995</text:p>
          </table:table-cell>
          <table:table-cell office:value-type="float" office:value="0.24274768880696">
            <text:p>0.2427476888</text:p>
          </table:table-cell>
          <table:table-cell office:value-type="float" office:value="0.00318828823533046">
            <text:p>0.0031882882</text:p>
          </table:table-cell>
          <table:table-cell office:value-type="float" office:value="-0.0214513802944648">
            <text:p>-0.0214513803</text:p>
          </table:table-cell>
          <table:table-cell office:value-type="float" office:value="-0.344289288848289">
            <text:p>-0.3442892888</text:p>
          </table:table-cell>
          <table:table-cell office:value-type="float" office:value="-0.729285913401166">
            <text:p>-0.7292859134</text:p>
          </table:table-cell>
          <table:table-cell office:value-type="float" office:value="-0.683331395201476">
            <text:p>-0.6833313952</text:p>
          </table:table-cell>
          <table:table-cell office:value-type="float" office:value="-0.426107699643281">
            <text:p>-0.4261076996</text:p>
          </table:table-cell>
          <table:table-cell office:value-type="float" office:value="-0.151336001646216">
            <text:p>-0.1513360016</text:p>
          </table:table-cell>
          <table:table-cell office:value-type="float" office:value="-0.00584515895800175">
            <text:p>-0.005845159</text:p>
          </table:table-cell>
          <table:table-cell office:value-type="float" office:value="-0.0634152876859362">
            <text:p>-0.0634152877</text:p>
          </table:table-cell>
          <table:table-cell office:value-type="float" office:value="0.0716141547939988">
            <text:p>0.0716141548</text:p>
          </table:table-cell>
          <table:table-cell office:value-type="float" office:value="0.0276249842804863">
            <text:p>0.0276249843</text:p>
          </table:table-cell>
          <table:table-cell office:value-type="float" office:value="0.10587865465838">
            <text:p>0.1058786547</text:p>
          </table:table-cell>
          <table:table-cell office:value-type="float" office:value="0.0966748691438792">
            <text:p>0.0966748691</text:p>
          </table:table-cell>
          <table:table-cell office:value-type="float" office:value="0.285679876345416">
            <text:p>0.2856798763</text:p>
          </table:table-cell>
          <table:table-cell office:value-type="float" office:value="0.17667197473775">
            <text:p>0.1766719747</text:p>
          </table:table-cell>
          <table:table-cell office:value-type="float" office:value="0.172292714512288">
            <text:p>0.1722927145</text:p>
          </table:table-cell>
          <table:table-cell office:value-type="float" office:value="0.118471240437125">
            <text:p>0.118471240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8047711424617">
            <text:p>0.51804771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6316973073558">
            <text:p>0.5963169731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144444444444444">
            <text:p>0.1444444444</text:p>
          </table:table-cell>
          <table:table-cell office:value-type="float" office:value="0.841666666666667">
            <text:p>0.8416666667</text:p>
          </table:table-cell>
          <table:table-cell office:value-type="float" office:value="0.830555555555555">
            <text:p>0.8305555556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697222222222222">
            <text:p>-0.6972222222</text:p>
          </table:table-cell>
          <table:table-cell office:value-type="float" office:value="0.686111111111111">
            <text:p>0.6861111111</text:p>
          </table:table-cell>
          <table:table-cell office:value-type="float" office:value="1.19673060462314">
            <text:p>1.1967306046</text:p>
          </table:table-cell>
          <table:table-cell office:value-type="float" office:value="0.895260643506015">
            <text:p>0.8952606435</text:p>
          </table:table-cell>
          <table:table-cell office:value-type="float" office:value="0.20075623613746">
            <text:p>0.2007562361</text:p>
          </table:table-cell>
          <table:table-cell office:value-type="float" office:value="0.287569822294647">
            <text:p>0.2875698223</text:p>
          </table:table-cell>
          <table:table-cell office:value-type="float" office:value="0.38414681825369">
            <text:p>0.3841468183</text:p>
          </table:table-cell>
          <table:table-cell office:value-type="float" office:value="0.433472491871359">
            <text:p>0.4334724919</text:p>
          </table:table-cell>
          <table:table-cell office:value-type="float" office:value="0.269742272323159">
            <text:p>0.2697422723</text:p>
          </table:table-cell>
          <table:table-cell office:value-type="float" office:value="-0.0220489069314066">
            <text:p>-0.0220489069</text:p>
          </table:table-cell>
          <table:table-cell office:value-type="float" office:value="-0.0162058211348083">
            <text:p>-0.0162058211</text:p>
          </table:table-cell>
          <table:table-cell office:value-type="float" office:value="-0.0657965253970571">
            <text:p>-0.0657965254</text:p>
          </table:table-cell>
          <table:table-cell office:value-type="float" office:value="-0.120893684691411">
            <text:p>-0.1208936847</text:p>
          </table:table-cell>
          <table:table-cell office:value-type="float" office:value="-0.0596434945677909">
            <text:p>-0.0596434946</text:p>
          </table:table-cell>
          <table:table-cell office:value-type="float" office:value="-0.028952381853626">
            <text:p>-0.0289523819</text:p>
          </table:table-cell>
          <table:table-cell office:value-type="float" office:value="-0.0432808165841077">
            <text:p>-0.0432808166</text:p>
          </table:table-cell>
          <table:table-cell office:value-type="float" office:value="-0.710508440291379">
            <text:p>-0.7105084403</text:p>
          </table:table-cell>
          <table:table-cell office:value-type="float" office:value="-0.327791649997404">
            <text:p>-0.32779165</text:p>
          </table:table-cell>
          <table:table-cell office:value-type="float" office:value="-0.0831684453857949">
            <text:p>-0.0831684454</text:p>
          </table:table-cell>
          <table:table-cell office:value-type="float" office:value="-0.108964514637959">
            <text:p>-0.1089645146</text:p>
          </table:table-cell>
          <table:table-cell office:value-type="float" office:value="-0.0318722996623454">
            <text:p>-0.0318722997</text:p>
          </table:table-cell>
          <table:table-cell office:value-type="float" office:value="0.100358461233158">
            <text:p>0.1003584612</text:p>
          </table:table-cell>
          <table:table-cell office:value-type="float" office:value="0.00677505906097209">
            <text:p>0.0067750591</text:p>
          </table:table-cell>
          <table:table-cell office:value-type="float" office:value="-0.0576576647820976">
            <text:p>-0.0576576648</text:p>
          </table:table-cell>
          <table:table-cell office:value-type="float" office:value="0.0148776752103488">
            <text:p>0.014877675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72476977342948">
            <text:p>0.7724769773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830555555555555">
            <text:p>0.8305555556</text:p>
          </table:table-cell>
          <table:table-cell office:value-type="float" office:value="0.144444444444444">
            <text:p>0.1444444444</text:p>
          </table:table-cell>
          <table:table-cell office:value-type="float" office:value="0.152777777777778">
            <text:p>0.1527777778</text:p>
          </table:table-cell>
          <table:table-cell office:value-type="float" office:value="0.54624183006536">
            <text:p>0.5462418301</text:p>
          </table:table-cell>
          <table:table-cell office:value-type="float" office:value="3">
            <text:p>3</text:p>
          </table:table-cell>
          <table:table-cell office:value-type="float" office:value="0.686111111111111">
            <text:p>0.6861111111</text:p>
          </table:table-cell>
          <table:table-cell office:value-type="float" office:value="-0.677777777777778">
            <text:p>-0.6777777778</text:p>
          </table:table-cell>
          <table:table-cell office:value-type="float" office:value="34.322601193328">
            <text:p>34.3226011933</text:p>
          </table:table-cell>
          <table:table-cell office:value-type="float" office:value="0.999990581398759">
            <text:p>0.9999905814</text:p>
          </table:table-cell>
          <table:table-cell office:value-type="float" office:value="-0.0426178087749203">
            <text:p>-0.0426178088</text:p>
          </table:table-cell>
          <table:table-cell office:value-type="float" office:value="-0.0496436465136676">
            <text:p>-0.0496436465</text:p>
          </table:table-cell>
          <table:table-cell office:value-type="float" office:value="0.0119555935844411">
            <text:p>0.0119555936</text:p>
          </table:table-cell>
          <table:table-cell office:value-type="float" office:value="0.154060719944403">
            <text:p>0.1540607199</text:p>
          </table:table-cell>
          <table:table-cell office:value-type="float" office:value="0.0116899303953677">
            <text:p>0.0116899304</text:p>
          </table:table-cell>
          <table:table-cell office:value-type="float" office:value="-0.190087339328733">
            <text:p>-0.1900873393</text:p>
          </table:table-cell>
          <table:table-cell office:value-type="float" office:value="-0.606408632666865">
            <text:p>-0.6064086327</text:p>
          </table:table-cell>
          <table:table-cell office:value-type="float" office:value="-0.761594155955765">
            <text:p>-0.761594156</text:p>
          </table:table-cell>
          <table:table-cell office:value-type="float" office:value="-0.616596513223392">
            <text:p>-0.6165965132</text:p>
          </table:table-cell>
          <table:table-cell office:value-type="float" office:value="-0.254649627327941">
            <text:p>-0.2546496273</text:p>
          </table:table-cell>
          <table:table-cell office:value-type="float" office:value="-0.0831684453857949">
            <text:p>-0.0831684454</text:p>
          </table:table-cell>
          <table:table-cell office:value-type="float" office:value="-0.100292702039498">
            <text:p>-0.100292702</text:p>
          </table:table-cell>
          <table:table-cell office:value-type="float" office:value="-0.0700940976934601">
            <text:p>-0.0700940977</text:p>
          </table:table-cell>
          <table:table-cell office:value-type="float" office:value="0.0956219226240345">
            <text:p>0.0956219226</text:p>
          </table:table-cell>
          <table:table-cell office:value-type="float" office:value="0.15801387080311">
            <text:p>0.1580138708</text:p>
          </table:table-cell>
          <table:table-cell office:value-type="float" office:value="0.138590854410991">
            <text:p>0.1385908544</text:p>
          </table:table-cell>
          <table:table-cell office:value-type="float" office:value="0.233097686747627">
            <text:p>0.2330976867</text:p>
          </table:table-cell>
          <table:table-cell office:value-type="float" office:value="0.266783424473958">
            <text:p>0.2667834245</text:p>
          </table:table-cell>
          <table:table-cell office:value-type="float" office:value="0.274908022973388">
            <text:p>0.274908023</text:p>
          </table:table-cell>
          <table:table-cell office:value-type="float" office:value="0.139893557192721">
            <text:p>0.1398935572</text:p>
          </table:table-cell>
          <table:table-cell office:value-type="float" office:value="0.239682345990429">
            <text:p>0.23968234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6660496569411">
            <text:p>0.5166604966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721184525477597">
            <text:p>0.7211845255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0.152777777777778">
            <text:p>0.1527777778</text:p>
          </table:table-cell>
          <table:table-cell office:value-type="float" office:value="0.830555555555555">
            <text:p>0.8305555556</text:p>
          </table:table-cell>
          <table:table-cell office:value-type="float" office:value="0.286111111111111">
            <text:p>0.2861111111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677777777777778">
            <text:p>-0.6777777778</text:p>
          </table:table-cell>
          <table:table-cell office:value-type="float" office:value="0.133333333333334">
            <text:p>0.1333333333</text:p>
          </table:table-cell>
          <table:table-cell office:value-type="float" office:value="0.335229159121333">
            <text:p>0.3352291591</text:p>
          </table:table-cell>
          <table:table-cell office:value-type="float" office:value="0.851754744441532">
            <text:p>0.8517547444</text:p>
          </table:table-cell>
          <table:table-cell office:value-type="float" office:value="0.178987584557095">
            <text:p>0.1789875846</text:p>
          </table:table-cell>
          <table:table-cell office:value-type="float" office:value="0.221128438815096">
            <text:p>0.2211284388</text:p>
          </table:table-cell>
          <table:table-cell office:value-type="float" office:value="0.355074800366861">
            <text:p>0.3550748004</text:p>
          </table:table-cell>
          <table:table-cell office:value-type="float" office:value="0.438207367398757">
            <text:p>0.4382073674</text:p>
          </table:table-cell>
          <table:table-cell office:value-type="float" office:value="0.375393074900911">
            <text:p>0.3753930749</text:p>
          </table:table-cell>
          <table:table-cell office:value-type="float" office:value="0.0652674355964313">
            <text:p>0.0652674356</text:p>
          </table:table-cell>
          <table:table-cell office:value-type="float" office:value="-0.107914240547246">
            <text:p>-0.1079142405</text:p>
          </table:table-cell>
          <table:table-cell office:value-type="float" office:value="-0.0477882138417171">
            <text:p>-0.0477882138</text:p>
          </table:table-cell>
          <table:table-cell office:value-type="float" office:value="-0.015940197562322">
            <text:p>-0.0159401976</text:p>
          </table:table-cell>
          <table:table-cell office:value-type="float" office:value="-0.060239153341302">
            <text:p>-0.0602391533</text:p>
          </table:table-cell>
          <table:table-cell office:value-type="float" office:value="-0.0979907463676135">
            <text:p>-0.0979907464</text:p>
          </table:table-cell>
          <table:table-cell office:value-type="float" office:value="-0.068705921823219">
            <text:p>-0.0687059218</text:p>
          </table:table-cell>
          <table:table-cell office:value-type="float" office:value="-0.293711809626074">
            <text:p>-0.2937118096</text:p>
          </table:table-cell>
          <table:table-cell office:value-type="float" office:value="-0.0663255782024649">
            <text:p>-0.0663255782</text:p>
          </table:table-cell>
          <table:table-cell office:value-type="float" office:value="-0.0355877324589794">
            <text:p>-0.0355877325</text:p>
          </table:table-cell>
          <table:table-cell office:value-type="float" office:value="0.0156745780729413">
            <text:p>0.0156745781</text:p>
          </table:table-cell>
          <table:table-cell office:value-type="float" office:value="0.0918690907040736">
            <text:p>0.0918690907</text:p>
          </table:table-cell>
          <table:table-cell office:value-type="float" office:value="0.177186716259366">
            <text:p>0.1771867163</text:p>
          </table:table-cell>
          <table:table-cell office:value-type="float" office:value="0.37641973954828">
            <text:p>0.3764197395</text:p>
          </table:table-cell>
          <table:table-cell office:value-type="float" office:value="0.228633003186885">
            <text:p>0.2286330032</text:p>
          </table:table-cell>
          <table:table-cell office:value-type="float" office:value="0.151076379396095">
            <text:p>0.15107637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3374507537061">
            <text:p>0.6433745075</text:p>
          </table:table-cell>
          <table:table-cell office:value-type="float" office:value="0">
            <text:p>0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286111111111111">
            <text:p>0.2861111111</text:p>
          </table:table-cell>
          <table:table-cell office:value-type="float" office:value="0.152777777777778">
            <text:p>0.1527777778</text:p>
          </table:table-cell>
          <table:table-cell office:value-type="float" office:value="0.783333333333333">
            <text:p>0.7833333333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133333333333334">
            <text:p>0.1333333333</text:p>
          </table:table-cell>
          <table:table-cell office:value-type="float" office:value="0.497222222222222">
            <text:p>0.4972222222</text:p>
          </table:table-cell>
          <table:table-cell office:value-type="float" office:value="29.9932566179972">
            <text:p>29.993256618</text:p>
          </table:table-cell>
          <table:table-cell office:value-type="float" office:value="0.99957675355363">
            <text:p>0.9995767536</text:p>
          </table:table-cell>
          <table:table-cell office:value-type="float" office:value="-0.068705921823219">
            <text:p>-0.0687059218</text:p>
          </table:table-cell>
          <table:table-cell office:value-type="float" office:value="-0.132853297201912">
            <text:p>-0.1328532972</text:p>
          </table:table-cell>
          <table:table-cell office:value-type="float" office:value="-0.0116235076586502">
            <text:p>-0.0116235077</text:p>
          </table:table-cell>
          <table:table-cell office:value-type="float" office:value="0.12501510319262">
            <text:p>0.1250151032</text:p>
          </table:table-cell>
          <table:table-cell office:value-type="float" office:value="0.0108929815491114">
            <text:p>0.0108929815</text:p>
          </table:table-cell>
          <table:table-cell office:value-type="float" office:value="-0.159373612058328">
            <text:p>-0.1593736121</text:p>
          </table:table-cell>
          <table:table-cell office:value-type="float" office:value="-0.314447446266123">
            <text:p>-0.3144474463</text:p>
          </table:table-cell>
          <table:table-cell office:value-type="float" office:value="-0.645368268354475">
            <text:p>-0.6453682684</text:p>
          </table:table-cell>
          <table:table-cell office:value-type="float" office:value="-0.603080270615039">
            <text:p>-0.6030802706</text:p>
          </table:table-cell>
          <table:table-cell office:value-type="float" office:value="-0.293711809626074">
            <text:p>-0.2937118096</text:p>
          </table:table-cell>
          <table:table-cell office:value-type="float" office:value="-0.120828224101633">
            <text:p>-0.1208282241</text:p>
          </table:table-cell>
          <table:table-cell office:value-type="float" office:value="-0.101410394078268">
            <text:p>-0.1014103941</text:p>
          </table:table-cell>
          <table:table-cell office:value-type="float" office:value="0.107454667716736">
            <text:p>0.1074546677</text:p>
          </table:table-cell>
          <table:table-cell office:value-type="float" office:value="0.027890463668852">
            <text:p>0.0278904637</text:p>
          </table:table-cell>
          <table:table-cell office:value-type="float" office:value="0.39809930817519">
            <text:p>0.3980993082</text:p>
          </table:table-cell>
          <table:table-cell office:value-type="float" office:value="0.217018143494333">
            <text:p>0.2170181435</text:p>
          </table:table-cell>
          <table:table-cell office:value-type="float" office:value="0.267030179827235">
            <text:p>0.2670301798</text:p>
          </table:table-cell>
          <table:table-cell office:value-type="float" office:value="0.2369256963844">
            <text:p>0.2369256964</text:p>
          </table:table-cell>
          <table:table-cell office:value-type="float" office:value="0.0898269588468745">
            <text:p>0.0898269588</text:p>
          </table:table-cell>
          <table:table-cell office:value-type="float" office:value="0.168164828201592">
            <text:p>0.1681648282</text:p>
          </table:table-cell>
          <table:table-cell office:value-type="float" office:value="0.0979249595163587">
            <text:p>0.09792495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0134264231925">
            <text:p>0.6101342642</text:p>
          </table:table-cell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783333333333333">
            <text:p>0.7833333333</text:p>
          </table:table-cell>
          <table:table-cell office:value-type="float" office:value="0.286111111111111">
            <text:p>0.2861111111</text:p>
          </table:table-cell>
          <table:table-cell office:value-type="float" office:value="0.936111111111111">
            <text:p>0.9361111111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497222222222222">
            <text:p>0.4972222222</text:p>
          </table:table-cell>
          <table:table-cell office:value-type="float" office:value="0.152777777777778">
            <text:p>0.1527777778</text:p>
          </table:table-cell>
          <table:table-cell office:value-type="float" office:value="18.4074161287945">
            <text:p>18.4074161288</text:p>
          </table:table-cell>
          <table:table-cell office:value-type="float" office:value="0.934835483307081">
            <text:p>0.9348354833</text:p>
          </table:table-cell>
          <table:table-cell office:value-type="float" office:value="0.156783100210438">
            <text:p>0.1567831002</text:p>
          </table:table-cell>
          <table:table-cell office:value-type="float" office:value="0.0414242958496303">
            <text:p>0.0414242958</text:p>
          </table:table-cell>
          <table:table-cell office:value-type="float" office:value="0.027890463668852">
            <text:p>0.0278904637</text:p>
          </table:table-cell>
          <table:table-cell office:value-type="float" office:value="0.400332786886242">
            <text:p>0.4003327869</text:p>
          </table:table-cell>
          <table:table-cell office:value-type="float" office:value="0.269988614322372">
            <text:p>0.2699886143</text:p>
          </table:table-cell>
          <table:table-cell office:value-type="float" office:value="0.210933507445365">
            <text:p>0.2109335074</text:p>
          </table:table-cell>
          <table:table-cell office:value-type="float" office:value="0.279813063899022">
            <text:p>0.2798130639</text:p>
          </table:table-cell>
          <table:table-cell office:value-type="float" office:value="0.222075848558147">
            <text:p>0.2220758486</text:p>
          </table:table-cell>
          <table:table-cell office:value-type="float" office:value="0.0898269588468745">
            <text:p>0.0898269588</text:p>
          </table:table-cell>
          <table:table-cell office:value-type="float" office:value="0.140154034632604">
            <text:p>0.1401540346</text:p>
          </table:table-cell>
          <table:table-cell office:value-type="float" office:value="0.145099492192751">
            <text:p>0.1450994922</text:p>
          </table:table-cell>
          <table:table-cell office:value-type="float" office:value="0.0611656518251518">
            <text:p>0.0611656518</text:p>
          </table:table-cell>
          <table:table-cell office:value-type="float" office:value="-0.0758421266023927">
            <text:p>-0.0758421266</text:p>
          </table:table-cell>
          <table:table-cell office:value-type="float" office:value="-0.152633779713983">
            <text:p>-0.1526337797</text:p>
          </table:table-cell>
          <table:table-cell office:value-type="float" office:value="-0.148219216825149">
            <text:p>-0.1482192168</text:p>
          </table:table-cell>
          <table:table-cell office:value-type="float" office:value="-0.0204554561885021">
            <text:p>-0.0204554562</text:p>
          </table:table-cell>
          <table:table-cell office:value-type="float" office:value="0.0430156229815142">
            <text:p>0.043015623</text:p>
          </table:table-cell>
          <table:table-cell office:value-type="float" office:value="-0.0111586169176221">
            <text:p>-0.0111586169</text:p>
          </table:table-cell>
          <table:table-cell office:value-type="float" office:value="-0.0530885324947947">
            <text:p>-0.0530885325</text:p>
          </table:table-cell>
          <table:table-cell office:value-type="float" office:value="-0.0525586316085087">
            <text:p>-0.0525586316</text:p>
          </table:table-cell>
          <table:table-cell office:value-type="float" office:value="-0.0355877553928295">
            <text:p>-0.035587755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95034554349624">
            <text:p>0.7950345543</text:p>
          </table:table-cell>
          <table:table-cell office:value-type="float" office:value="0">
            <text:p>0</text:p>
          </table:table-cell>
          <table:table-cell office:value-type="float" office:value="0.560808620333097">
            <text:p>0.5608086203</text:p>
          </table:table-cell>
          <table:table-cell office:value-type="float" office:value="2">
            <text:p>2</text:p>
          </table:table-cell>
          <table:table-cell office:value-type="float" office:value="0.936111111111111">
            <text:p>0.9361111111</text:p>
          </table:table-cell>
          <table:table-cell office:value-type="float" office:value="0.783333333333333">
            <text:p>0.7833333333</text:p>
          </table:table-cell>
          <table:table-cell office:value-type="float" office:value="0.15">
            <text:p>0.15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152777777777778">
            <text:p>0.1527777778</text:p>
          </table:table-cell>
          <table:table-cell office:value-type="float" office:value="-0.786111111111111">
            <text:p>-0.7861111111</text:p>
          </table:table-cell>
          <table:table-cell office:value-type="float" office:value="1.63153215667391">
            <text:p>1.6315321567</text:p>
          </table:table-cell>
          <table:table-cell office:value-type="float" office:value="0.999563558425711">
            <text:p>0.9995635584</text:p>
          </table:table-cell>
          <table:table-cell office:value-type="float" office:value="-0.0491135395775005">
            <text:p>-0.0491135396</text:p>
          </table:table-cell>
          <table:table-cell office:value-type="float" office:value="-0.128740233537943">
            <text:p>-0.1287402335</text:p>
          </table:table-cell>
          <table:table-cell office:value-type="float" office:value="-0.0138151152990907">
            <text:p>-0.0138151153</text:p>
          </table:table-cell>
          <table:table-cell office:value-type="float" office:value="0.156005537224277">
            <text:p>0.1560055372</text:p>
          </table:table-cell>
          <table:table-cell office:value-type="float" office:value="0.125211245336479">
            <text:p>0.1252112453</text:p>
          </table:table-cell>
          <table:table-cell office:value-type="float" office:value="0.0729356852877268">
            <text:p>0.0729356853</text:p>
          </table:table-cell>
          <table:table-cell office:value-type="float" office:value="-0.295410308776441">
            <text:p>-0.2954103088</text:p>
          </table:table-cell>
          <table:table-cell office:value-type="float" office:value="-0.637550134913834">
            <text:p>-0.6375501349</text:p>
          </table:table-cell>
          <table:table-cell office:value-type="float" office:value="-0.659406922850365">
            <text:p>-0.6594069229</text:p>
          </table:table-cell>
          <table:table-cell office:value-type="float" office:value="-0.291039057283604">
            <text:p>-0.2910390573</text:p>
          </table:table-cell>
          <table:table-cell office:value-type="float" office:value="-0.111654731395187">
            <text:p>-0.1116547314</text:p>
          </table:table-cell>
          <table:table-cell office:value-type="float" office:value="-0.0956219238009123">
            <text:p>-0.0956219238</text:p>
          </table:table-cell>
          <table:table-cell office:value-type="float" office:value="-0.0331993667087444">
            <text:p>-0.0331993667</text:p>
          </table:table-cell>
          <table:table-cell office:value-type="float" office:value="0.0669868724781344">
            <text:p>0.0669868725</text:p>
          </table:table-cell>
          <table:table-cell office:value-type="float" office:value="0.0223144561482576">
            <text:p>0.0223144561</text:p>
          </table:table-cell>
          <table:table-cell office:value-type="float" office:value="0.195651140209494">
            <text:p>0.1956511402</text:p>
          </table:table-cell>
          <table:table-cell office:value-type="float" office:value="0.232406595689284">
            <text:p>0.2324065957</text:p>
          </table:table-cell>
          <table:table-cell office:value-type="float" office:value="0.279568146459749">
            <text:p>0.2795681465</text:p>
          </table:table-cell>
          <table:table-cell office:value-type="float" office:value="0.281281736902869">
            <text:p>0.2812817369</text:p>
          </table:table-cell>
          <table:table-cell office:value-type="float" office:value="0.172292707213247">
            <text:p>0.1722927072</text:p>
          </table:table-cell>
          <table:table-cell office:value-type="float" office:value="0.11191708120847">
            <text:p>0.11191708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5273024894559">
            <text:p>0.515273024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84619994650957">
            <text:p>0.5846199947</text:p>
          </table:table-cell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936111111111111">
            <text:p>0.9361111111</text:p>
          </table:table-cell>
          <table:table-cell office:value-type="float" office:value="0.888888888888889">
            <text:p>0.8888888889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86111111111111">
            <text:p>-0.7861111111</text:p>
          </table:table-cell>
          <table:table-cell office:value-type="float" office:value="0.738888888888889">
            <text:p>0.7388888889</text:p>
          </table:table-cell>
          <table:table-cell office:value-type="float" office:value="1.05627004942699">
            <text:p>1.0562700494</text:p>
          </table:table-cell>
          <table:table-cell office:value-type="float" office:value="0.769338488261878">
            <text:p>0.7693384883</text:p>
          </table:table-cell>
          <table:table-cell office:value-type="float" office:value="0.198013612722065">
            <text:p>0.1980136127</text:p>
          </table:table-cell>
          <table:table-cell office:value-type="float" office:value="0.320897205449658">
            <text:p>0.3208972054</text:p>
          </table:table-cell>
          <table:table-cell office:value-type="float" office:value="0.328917639081695">
            <text:p>0.3289176391</text:p>
          </table:table-cell>
          <table:table-cell office:value-type="float" office:value="0.405673766446169">
            <text:p>0.4056737664</text:p>
          </table:table-cell>
          <table:table-cell office:value-type="float" office:value="0.20845695393956">
            <text:p>0.2084569539</text:p>
          </table:table-cell>
          <table:table-cell office:value-type="float" office:value="-0.064209087835852">
            <text:p>-0.0642090878</text:p>
          </table:table-cell>
          <table:table-cell office:value-type="float" office:value="-0.0616288458679329">
            <text:p>-0.0616288459</text:p>
          </table:table-cell>
          <table:table-cell office:value-type="float" office:value="-0.117226727920397">
            <text:p>-0.1172267279</text:p>
          </table:table-cell>
          <table:table-cell office:value-type="float" office:value="-0.069697521772591">
            <text:p>-0.0696975218</text:p>
          </table:table-cell>
          <table:table-cell office:value-type="float" office:value="-0.0710855007599607">
            <text:p>-0.0710855008</text:p>
          </table:table-cell>
          <table:table-cell office:value-type="float" office:value="-0.116112929567132">
            <text:p>-0.1161129296</text:p>
          </table:table-cell>
          <table:table-cell office:value-type="float" office:value="-0.0620920812010615">
            <text:p>-0.0620920812</text:p>
          </table:table-cell>
          <table:table-cell office:value-type="float" office:value="-0.647996147228289">
            <text:p>-0.6479961472</text:p>
          </table:table-cell>
          <table:table-cell office:value-type="float" office:value="-0.36542134075436">
            <text:p>-0.3654213408</text:p>
          </table:table-cell>
          <table:table-cell office:value-type="float" office:value="-0.14743958860081">
            <text:p>-0.1474395886</text:p>
          </table:table-cell>
          <table:table-cell office:value-type="float" office:value="-0.00557949679445957">
            <text:p>-0.0055794968</text:p>
          </table:table-cell>
          <table:table-cell office:value-type="float" office:value="0.059974428918939">
            <text:p>0.0599744289</text:p>
          </table:table-cell>
          <table:table-cell office:value-type="float" office:value="0.0104280461062842">
            <text:p>0.0104280461</text:p>
          </table:table-cell>
          <table:table-cell office:value-type="float" office:value="-0.0227791977657276">
            <text:p>-0.0227791978</text:p>
          </table:table-cell>
          <table:table-cell office:value-type="float" office:value="-0.0200570944603471">
            <text:p>-0.0200570945</text:p>
          </table:table-cell>
          <table:table-cell office:value-type="float" office:value="0.0185299181728933">
            <text:p>0.018529918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82024674120956">
            <text:p>0.7820246741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0.15">
            <text:p>0.15</text:p>
          </table:table-cell>
          <table:table-cell office:value-type="float" office:value="0.158333333333333">
            <text:p>0.1583333333</text:p>
          </table:table-cell>
          <table:table-cell office:value-type="float" office:value="0.54624183006536">
            <text:p>0.5462418301</text:p>
          </table:table-cell>
          <table:table-cell office:value-type="float" office:value="3">
            <text:p>3</text:p>
          </table:table-cell>
          <table:table-cell office:value-type="float" office:value="0.738888888888889">
            <text:p>0.7388888889</text:p>
          </table:table-cell>
          <table:table-cell office:value-type="float" office:value="-0.730555555555556">
            <text:p>-0.7305555556</text:p>
          </table:table-cell>
          <table:table-cell office:value-type="float" office:value="36.3519760738663">
            <text:p>36.3519760739</text:p>
          </table:table-cell>
          <table:table-cell office:value-type="float" office:value="0.999725035202557">
            <text:p>0.9997250352</text:p>
          </table:table-cell>
          <table:table-cell office:value-type="float" office:value="-0.0724732057019811">
            <text:p>-0.0724732057</text:p>
          </table:table-cell>
          <table:table-cell office:value-type="float" office:value="-0.0451370487302155">
            <text:p>-0.0451370487</text:p>
          </table:table-cell>
          <table:table-cell office:value-type="float" office:value="0.122987611214722">
            <text:p>0.1229876112</text:p>
          </table:table-cell>
          <table:table-cell office:value-type="float" office:value="0.340536625475591">
            <text:p>0.3405366255</text:p>
          </table:table-cell>
          <table:table-cell office:value-type="float" office:value="0.269927021489667">
            <text:p>0.2699270215</text:p>
          </table:table-cell>
          <table:table-cell office:value-type="float" office:value="0.0694330847986946">
            <text:p>0.0694330848</text:p>
          </table:table-cell>
          <table:table-cell office:value-type="float" office:value="-0.489677496043374">
            <text:p>-0.489677496</text:p>
          </table:table-cell>
          <table:table-cell office:value-type="float" office:value="-0.683189735005403">
            <text:p>-0.683189735</text:p>
          </table:table-cell>
          <table:table-cell office:value-type="float" office:value="-0.493706645560255">
            <text:p>-0.4937066456</text:p>
          </table:table-cell>
          <table:table-cell office:value-type="float" office:value="-0.213977923683156">
            <text:p>-0.2139779237</text:p>
          </table:table-cell>
          <table:table-cell office:value-type="float" office:value="-0.0636799243031833">
            <text:p>-0.0636799243</text:p>
          </table:table-cell>
          <table:table-cell office:value-type="float" office:value="0.0567969873534602">
            <text:p>0.0567969874</text:p>
          </table:table-cell>
          <table:table-cell office:value-type="float" office:value="-0.0209866369826892">
            <text:p>-0.020986637</text:p>
          </table:table-cell>
          <table:table-cell office:value-type="float" office:value="0.0316068602773203">
            <text:p>0.0316068603</text:p>
          </table:table-cell>
          <table:table-cell office:value-type="float" office:value="0.211187352270996">
            <text:p>0.2111873523</text:p>
          </table:table-cell>
          <table:table-cell office:value-type="float" office:value="0.200501229799622">
            <text:p>0.2005012298</text:p>
          </table:table-cell>
          <table:table-cell office:value-type="float" office:value="0.192838799664157">
            <text:p>0.1928387997</text:p>
          </table:table-cell>
          <table:table-cell office:value-type="float" office:value="0.256574194248858">
            <text:p>0.2565741942</text:p>
          </table:table-cell>
          <table:table-cell office:value-type="float" office:value="0.205023375700955">
            <text:p>0.2050233757</text:p>
          </table:table-cell>
          <table:table-cell office:value-type="float" office:value="0.0803973448666839">
            <text:p>0.0803973449</text:p>
          </table:table-cell>
          <table:table-cell office:value-type="float" office:value="0.110080163755384">
            <text:p>0.110080163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6660496569412">
            <text:p>0.51666049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85012962083681">
            <text:p>0.585012962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158333333333333">
            <text:p>0.1583333333</text:p>
          </table:table-cell>
          <table:table-cell office:value-type="float" office:value="0.888888888888889">
            <text:p>0.8888888889</text:p>
          </table:table-cell>
          <table:table-cell office:value-type="float" office:value="1.03888888888889">
            <text:p>1.0388888889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30555555555556">
            <text:p>-0.7305555556</text:p>
          </table:table-cell>
          <table:table-cell office:value-type="float" office:value="0.880555555555556">
            <text:p>0.8805555556</text:p>
          </table:table-cell>
          <table:table-cell office:value-type="float" office:value="1.46303343367697">
            <text:p>1.4630334337</text:p>
          </table:table-cell>
          <table:table-cell office:value-type="float" office:value="0.883970761611771">
            <text:p>0.8839707616</text:p>
          </table:table-cell>
          <table:table-cell office:value-type="float" office:value="0.165323475281032">
            <text:p>0.1653234753</text:p>
          </table:table-cell>
          <table:table-cell office:value-type="float" office:value="0.309410827193775">
            <text:p>0.3094108272</text:p>
          </table:table-cell>
          <table:table-cell office:value-type="float" office:value="0.417150985430082">
            <text:p>0.4171509854</text:p>
          </table:table-cell>
          <table:table-cell office:value-type="float" office:value="0.446328733281125">
            <text:p>0.4463287333</text:p>
          </table:table-cell>
          <table:table-cell office:value-type="float" office:value="0.29777293306053">
            <text:p>0.2977729331</text:p>
          </table:table-cell>
          <table:table-cell office:value-type="float" office:value="0.0175338970597638">
            <text:p>0.0175338971</text:p>
          </table:table-cell>
          <table:table-cell office:value-type="float" office:value="0.024903505919103">
            <text:p>0.0249035059</text:p>
          </table:table-cell>
          <table:table-cell office:value-type="float" office:value="-0.0102952237634781">
            <text:p>-0.0102952238</text:p>
          </table:table-cell>
          <table:table-cell office:value-type="float" office:value="-0.0350570339717858">
            <text:p>-0.035057034</text:p>
          </table:table-cell>
          <table:table-cell office:value-type="float" office:value="-0.0308105742582662">
            <text:p>-0.0308105743</text:p>
          </table:table-cell>
          <table:table-cell office:value-type="float" office:value="-0.0308105718850453">
            <text:p>-0.0308105719</text:p>
          </table:table-cell>
          <table:table-cell office:value-type="float" office:value="-0.0731338871976672">
            <text:p>-0.0731338872</text:p>
          </table:table-cell>
          <table:table-cell office:value-type="float" office:value="-0.702457510577924">
            <text:p>-0.7024575106</text:p>
          </table:table-cell>
          <table:table-cell office:value-type="float" office:value="-0.463291705958041">
            <text:p>-0.463291706</text:p>
          </table:table-cell>
          <table:table-cell office:value-type="float" office:value="-0.170100515102434">
            <text:p>-0.1701005151</text:p>
          </table:table-cell>
          <table:table-cell office:value-type="float" office:value="-0.0331993504942181">
            <text:p>-0.0331993505</text:p>
          </table:table-cell>
          <table:table-cell office:value-type="float" office:value="0.0207210484435927">
            <text:p>0.0207210484</text:p>
          </table:table-cell>
          <table:table-cell office:value-type="float" office:value="0.0129517875455729">
            <text:p>0.0129517875</text:p>
          </table:table-cell>
          <table:table-cell office:value-type="float" office:value="0.00690789419878368">
            <text:p>0.0069078942</text:p>
          </table:table-cell>
          <table:table-cell office:value-type="float" office:value="-0.0417558423731133">
            <text:p>-0.0417558424</text:p>
          </table:table-cell>
          <table:table-cell office:value-type="float" office:value="-0.00345398919589512">
            <text:p>-0.00345398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5592025389057">
            <text:p>0.565592025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87964770074109">
            <text:p>0.7879647701</text:p>
          </table:table-cell>
          <table:table-cell office:value-type="float" office:value="0">
            <text:p>0</text:p>
          </table:table-cell>
          <table:table-cell office:value-type="float" office:value="0.513191382543703">
            <text:p>0.5131913825</text:p>
          </table:table-cell>
          <table:table-cell office:value-type="float" office:value="0">
            <text:p>0</text:p>
          </table:table-cell>
          <table:table-cell office:value-type="float" office:value="1.03888888888889">
            <text:p>1.0388888889</text:p>
          </table:table-cell>
          <table:table-cell office:value-type="float" office:value="0.158333333333333">
            <text:p>0.1583333333</text:p>
          </table:table-cell>
          <table:table-cell office:value-type="float" office:value="0.288888888888888">
            <text:p>0.2888888889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880555555555556">
            <text:p>0.8805555556</text:p>
          </table:table-cell>
          <table:table-cell office:value-type="float" office:value="-0.750000000000001">
            <text:p>-0.75</text:p>
          </table:table-cell>
          <table:table-cell office:value-type="float" office:value="46.4534058001436">
            <text:p>46.4534058001</text:p>
          </table:table-cell>
          <table:table-cell office:value-type="float" office:value="0.999936639936118">
            <text:p>0.9999366399</text:p>
          </table:table-cell>
          <table:table-cell office:value-type="float" office:value="-0.0784172118007269">
            <text:p>-0.0784172118</text:p>
          </table:table-cell>
          <table:table-cell office:value-type="float" office:value="-0.0450707370989354">
            <text:p>-0.0450707371</text:p>
          </table:table-cell>
          <table:table-cell office:value-type="float" office:value="0.113294304634989">
            <text:p>0.1132943046</text:p>
          </table:table-cell>
          <table:table-cell office:value-type="float" office:value="0.345693719358084">
            <text:p>0.3456937194</text:p>
          </table:table-cell>
          <table:table-cell office:value-type="float" office:value="0.229702910683801">
            <text:p>0.2297029107</text:p>
          </table:table-cell>
          <table:table-cell office:value-type="float" office:value="0.0366491515577065">
            <text:p>0.0366491516</text:p>
          </table:table-cell>
          <table:table-cell office:value-type="float" office:value="-0.423712749164213">
            <text:p>-0.4237127492</text:p>
          </table:table-cell>
          <table:table-cell office:value-type="float" office:value="-0.716637299889103">
            <text:p>-0.7166372999</text:p>
          </table:table-cell>
          <table:table-cell office:value-type="float" office:value="-0.635257923905012">
            <text:p>-0.6352579239</text:p>
          </table:table-cell>
          <table:table-cell office:value-type="float" office:value="-0.330516066320243">
            <text:p>-0.3305160663</text:p>
          </table:table-cell>
          <table:table-cell office:value-type="float" office:value="-0.101410412102956">
            <text:p>-0.1014104121</text:p>
          </table:table-cell>
          <table:table-cell office:value-type="float" office:value="0.00152773299766862">
            <text:p>0.001527733</text:p>
          </table:table-cell>
          <table:table-cell office:value-type="float" office:value="-0.116047387770225">
            <text:p>-0.1160473878</text:p>
          </table:table-cell>
          <table:table-cell office:value-type="float" office:value="-0.141195784501883">
            <text:p>-0.1411957845</text:p>
          </table:table-cell>
          <table:table-cell office:value-type="float" office:value="-0.153671626897947">
            <text:p>-0.1536716269</text:p>
          </table:table-cell>
          <table:table-cell office:value-type="float" office:value="-0.154255260878324">
            <text:p>-0.1542552609</text:p>
          </table:table-cell>
          <table:table-cell office:value-type="float" office:value="-0.142692726175637">
            <text:p>-0.1426927262</text:p>
          </table:table-cell>
          <table:table-cell office:value-type="float" office:value="-0.132265999894695">
            <text:p>-0.1322659999</text:p>
          </table:table-cell>
          <table:table-cell office:value-type="float" office:value="-0.13278805255148">
            <text:p>-0.1327880526</text:p>
          </table:table-cell>
          <table:table-cell office:value-type="float" office:value="-0.155227747613083">
            <text:p>-0.1552277476</text:p>
          </table:table-cell>
          <table:table-cell office:value-type="float" office:value="-0.16868114189693">
            <text:p>-0.168681141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18047711424617">
            <text:p>0.5180477114</text:p>
          </table:table-cell>
          <table:table-cell office:value-type="float" office:value="0">
            <text:p>0</text:p>
          </table:table-cell>
          <table:table-cell office:value-type="float" office:value="0.774450992434202">
            <text:p>0.7744509924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288888888888888">
            <text:p>0.2888888889</text:p>
          </table:table-cell>
          <table:table-cell office:value-type="float" office:value="1.03888888888889">
            <text:p>1.0388888889</text:p>
          </table:table-cell>
          <table:table-cell office:value-type="float" office:value="0.15">
            <text:p>0.15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50000000000001">
            <text:p>-0.75</text:p>
          </table:table-cell>
          <table:table-cell office:value-type="float" office:value="-0.138888888888888">
            <text:p>-0.1388888889</text:p>
          </table:table-cell>
          <table:table-cell office:value-type="float" office:value="0.168194420533565">
            <text:p>0.1681944205</text:p>
          </table:table-cell>
          <table:table-cell office:value-type="float" office:value="0.999848434029345">
            <text:p>0.999848434</text:p>
          </table:table-cell>
          <table:table-cell office:value-type="float" office:value="-0.0473243042791587">
            <text:p>-0.0473243043</text:p>
          </table:table-cell>
          <table:table-cell office:value-type="float" office:value="0.0233766810044209">
            <text:p>0.023376681</text:p>
          </table:table-cell>
          <table:table-cell office:value-type="float" office:value="0.118667714860453">
            <text:p>0.1186677149</text:p>
          </table:table-cell>
          <table:table-cell office:value-type="float" office:value="0.280731147664254">
            <text:p>0.2807311477</text:p>
          </table:table-cell>
          <table:table-cell office:value-type="float" office:value="0.0954244770773971">
            <text:p>0.0954244771</text:p>
          </table:table-cell>
          <table:table-cell office:value-type="float" office:value="-0.0543469313978462">
            <text:p>-0.0543469314</text:p>
          </table:table-cell>
          <table:table-cell office:value-type="float" office:value="-0.464907314352981">
            <text:p>-0.4649073144</text:p>
          </table:table-cell>
          <table:table-cell office:value-type="float" office:value="-0.709586268829522">
            <text:p>-0.7095862688</text:p>
          </table:table-cell>
          <table:table-cell office:value-type="float" office:value="-0.580071582085952">
            <text:p>-0.5800715821</text:p>
          </table:table-cell>
          <table:table-cell office:value-type="float" office:value="-0.322207399027335">
            <text:p>-0.322207399</text:p>
          </table:table-cell>
          <table:table-cell office:value-type="float" office:value="-0.133310037518643">
            <text:p>-0.1333100375</text:p>
          </table:table-cell>
          <table:table-cell office:value-type="float" office:value="-0.0393022291193046">
            <text:p>-0.0393022291</text:p>
          </table:table-cell>
          <table:table-cell office:value-type="float" office:value="0.0850810906062864">
            <text:p>0.0850810906</text:p>
          </table:table-cell>
          <table:table-cell office:value-type="float" office:value="0.0371134699904472">
            <text:p>0.03711347</text:p>
          </table:table-cell>
          <table:table-cell office:value-type="float" office:value="0.190023306480946">
            <text:p>0.1900233065</text:p>
          </table:table-cell>
          <table:table-cell office:value-type="float" office:value="0.09272523547048">
            <text:p>0.0927252355</text:p>
          </table:table-cell>
          <table:table-cell office:value-type="float" office:value="0.334592399073002">
            <text:p>0.3345923991</text:p>
          </table:table-cell>
          <table:table-cell office:value-type="float" office:value="0.311811417336496">
            <text:p>0.3118114173</text:p>
          </table:table-cell>
          <table:table-cell office:value-type="float" office:value="0.10502476389522">
            <text:p>0.1050247639</text:p>
          </table:table-cell>
          <table:table-cell office:value-type="float" office:value="0.151660498064827">
            <text:p>0.1516604981</text:p>
          </table:table-cell>
          <table:table-cell office:value-type="float" office:value="0.176607624430938">
            <text:p>0.176607624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059313217109">
            <text:p>0.6240593132</text:p>
          </table:table-cell>
          <table:table-cell office:value-type="float" office:value="0">
            <text:p>0</text:p>
          </table:table-cell>
          <table:table-cell office:value-type="float" office:value="0.520821285372743">
            <text:p>0.5208212854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88888888888888">
            <text:p>0.2888888889</text:p>
          </table:table-cell>
          <table:table-cell office:value-type="float" office:value="0.597222222222223">
            <text:p>0.5972222222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138888888888888">
            <text:p>-0.1388888889</text:p>
          </table:table-cell>
          <table:table-cell office:value-type="float" office:value="0.447222222222223">
            <text:p>0.4472222222</text:p>
          </table:table-cell>
          <table:table-cell office:value-type="float" office:value="4.76325364797208">
            <text:p>4.763253648</text:p>
          </table:table-cell>
          <table:table-cell office:value-type="float" office:value="0.841250254610921">
            <text:p>0.8412502546</text:p>
          </table:table-cell>
          <table:table-cell office:value-type="float" office:value="0.105812984181694">
            <text:p>0.1058129842</text:p>
          </table:table-cell>
          <table:table-cell office:value-type="float" office:value="0.186691850133207">
            <text:p>0.1866918501</text:p>
          </table:table-cell>
          <table:table-cell office:value-type="float" office:value="0.117161223006831">
            <text:p>0.117161223</text:p>
          </table:table-cell>
          <table:table-cell office:value-type="float" office:value="0.402784142658826">
            <text:p>0.4027841427</text:p>
          </table:table-cell>
          <table:table-cell office:value-type="float" office:value="0.203368399523105">
            <text:p>0.2033683995</text:p>
          </table:table-cell>
          <table:table-cell office:value-type="float" office:value="0.0906175573566985">
            <text:p>0.0906175574</text:p>
          </table:table-cell>
          <table:table-cell office:value-type="float" office:value="0.187525117189203">
            <text:p>0.1875251172</text:p>
          </table:table-cell>
          <table:table-cell office:value-type="float" office:value="0.152568909169334">
            <text:p>0.1525689092</text:p>
          </table:table-cell>
          <table:table-cell office:value-type="float" office:value="0.0921983961693838">
            <text:p>0.0921983962</text:p>
          </table:table-cell>
          <table:table-cell office:value-type="float" office:value="0.104696302684379">
            <text:p>0.1046963027</text:p>
          </table:table-cell>
          <table:table-cell office:value-type="float" office:value="-0.0581210696554064">
            <text:p>-0.0581210697</text:p>
          </table:table-cell>
          <table:table-cell office:value-type="float" office:value="0.0123540728707936">
            <text:p>0.0123540729</text:p>
          </table:table-cell>
          <table:table-cell office:value-type="float" office:value="-0.169132844650901">
            <text:p>-0.1691328447</text:p>
          </table:table-cell>
          <table:table-cell office:value-type="float" office:value="-0.129328107664495">
            <text:p>-0.1293281077</text:p>
          </table:table-cell>
          <table:table-cell office:value-type="float" office:value="-0.0266957503605844">
            <text:p>-0.0266957504</text:p>
          </table:table-cell>
          <table:table-cell office:value-type="float" office:value="-0.000398537705144864">
            <text:p>-0.0003985377</text:p>
          </table:table-cell>
          <table:table-cell office:value-type="float" office:value="-0.0310096528311415">
            <text:p>-0.0310096528</text:p>
          </table:table-cell>
          <table:table-cell office:value-type="float" office:value="-0.0440763788258163">
            <text:p>-0.0440763788</text:p>
          </table:table-cell>
          <table:table-cell office:value-type="float" office:value="-0.0284878075693492">
            <text:p>-0.0284878076</text:p>
          </table:table-cell>
          <table:table-cell office:value-type="float" office:value="-0.0726713954318664">
            <text:p>-0.0726713954</text:p>
          </table:table-cell>
          <table:table-cell office:value-type="float" office:value="-0.0839599556233567">
            <text:p>-0.08395995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509560730208">
            <text:p>0.6155095607</text:p>
          </table:table-cell>
          <table:table-cell office:value-type="float" office:value="0">
            <text:p>0</text:p>
          </table:table-cell>
          <table:table-cell office:value-type="float" office:value="0.573083856674093">
            <text:p>0.5730838567</text:p>
          </table:table-cell>
          <table:table-cell office:value-type="float" office:value="2">
            <text:p>2</text:p>
          </table:table-cell>
          <table:table-cell office:value-type="float" office:value="1.07222222222222">
            <text:p>1.0722222222</text:p>
          </table:table-cell>
          <table:table-cell office:value-type="float" office:value="1.02777777777778">
            <text:p>1.0277777778</text:p>
          </table:table-cell>
          <table:table-cell office:value-type="float" office:value="1.11666666666667">
            <text:p>1.1166666667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table:number-columns-repeated="2" office:value-type="float" office:value="0.0444444444444445">
            <text:p>0.0444444444</text:p>
          </table:table-cell>
          <table:table-cell office:value-type="float" office:value="2.10450059560814">
            <text:p>2.1045005956</text:p>
          </table:table-cell>
          <table:table-cell office:value-type="float" office:value="0.999993044852905">
            <text:p>0.9999930449</text:p>
          </table:table-cell>
          <table:table-cell office:value-type="float" office:value="0.148004584671983">
            <text:p>0.1480045847</text:p>
          </table:table-cell>
          <table:table-cell office:value-type="float" office:value="0.526055445003714">
            <text:p>0.526055445</text:p>
          </table:table-cell>
          <table:table-cell office:value-type="float" office:value="0.670827764789276">
            <text:p>0.6708277648</text:p>
          </table:table-cell>
          <table:table-cell office:value-type="float" office:value="0.735452108406818">
            <text:p>0.7354521084</text:p>
          </table:table-cell>
          <table:table-cell office:value-type="float" office:value="0.508276790349989">
            <text:p>0.5082767903</text:p>
          </table:table-cell>
          <table:table-cell office:value-type="float" office:value="-0.213148135039536">
            <text:p>-0.213148135</text:p>
          </table:table-cell>
          <table:table-cell office:value-type="float" office:value="-0.395445602667117">
            <text:p>-0.3954456027</text:p>
          </table:table-cell>
          <table:table-cell office:value-type="float" office:value="-0.240554232043837">
            <text:p>-0.240554232</text:p>
          </table:table-cell>
          <table:table-cell office:value-type="float" office:value="-0.144773021915868">
            <text:p>-0.1447730219</text:p>
          </table:table-cell>
          <table:table-cell office:value-type="float" office:value="-0.144611362956846">
            <text:p>-0.144611363</text:p>
          </table:table-cell>
          <table:table-cell office:value-type="float" office:value="-0.154901334931663">
            <text:p>-0.1549013349</text:p>
          </table:table-cell>
          <table:table-cell office:value-type="float" office:value="-0.161059383010806">
            <text:p>-0.161059383</text:p>
          </table:table-cell>
          <table:table-cell office:value-type="float" office:value="-0.090401174279875">
            <text:p>-0.0904011743</text:p>
          </table:table-cell>
          <table:table-cell office:value-type="float" office:value="-0.0245148057195507">
            <text:p>-0.0245148057</text:p>
          </table:table-cell>
          <table:table-cell office:value-type="float" office:value="0.0433982178286616">
            <text:p>0.0433982178</text:p>
          </table:table-cell>
          <table:table-cell office:value-type="float" office:value="0.098256182485345">
            <text:p>0.0982561825</text:p>
          </table:table-cell>
          <table:table-cell office:value-type="float" office:value="0.118489364068738">
            <text:p>0.1184893641</text:p>
          </table:table-cell>
          <table:table-cell office:value-type="float" office:value="0.102791841298301">
            <text:p>0.1027918413</text:p>
          </table:table-cell>
          <table:table-cell office:value-type="float" office:value="0.0552574999169571">
            <text:p>0.0552574999</text:p>
          </table:table-cell>
          <table:table-cell office:value-type="float" office:value="-0.00462321623021567">
            <text:p>-0.0046232162</text:p>
          </table:table-cell>
          <table:table-cell office:value-type="float" office:value="-0.0652928875870593">
            <text:p>-0.06529288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514951702143">
            <text:p>0.6175149517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11666666666667">
            <text:p>1.1166666667</text:p>
          </table:table-cell>
          <table:table-cell office:value-type="float" office:value="1.07222222222222">
            <text:p>1.0722222222</text:p>
          </table:table-cell>
          <table:table-cell office:value-type="float" office:value="1.11388888888889">
            <text:p>1.1138888889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0.0444444444444445">
            <text:p>0.0444444444</text:p>
          </table:table-cell>
          <table:table-cell office:value-type="float" office:value="-0.00277777777777732">
            <text:p>-0.0027777778</text:p>
          </table:table-cell>
          <table:table-cell office:value-type="float" office:value="1.92969012513309">
            <text:p>1.9296901251</text:p>
          </table:table-cell>
          <table:table-cell office:value-type="float" office:value="0.999950890616119">
            <text:p>0.9999508906</text:p>
          </table:table-cell>
          <table:table-cell office:value-type="float" office:value="0.135546371997041">
            <text:p>0.135546372</text:p>
          </table:table-cell>
          <table:table-cell office:value-type="float" office:value="0.478075604673065">
            <text:p>0.4780756047</text:p>
          </table:table-cell>
          <table:table-cell office:value-type="float" office:value="0.597463957426553">
            <text:p>0.5974639574</text:p>
          </table:table-cell>
          <table:table-cell office:value-type="float" office:value="0.659015064662172">
            <text:p>0.6590150647</text:p>
          </table:table-cell>
          <table:table-cell office:value-type="float" office:value="0.530578512904624">
            <text:p>0.5305785129</text:p>
          </table:table-cell>
          <table:table-cell office:value-type="float" office:value="-0.0420797039932833">
            <text:p>-0.042079704</text:p>
          </table:table-cell>
          <table:table-cell office:value-type="float" office:value="-0.43009485329584">
            <text:p>-0.4300948533</text:p>
          </table:table-cell>
          <table:table-cell office:value-type="float" office:value="-0.333044036937924">
            <text:p>-0.3330440369</text:p>
          </table:table-cell>
          <table:table-cell office:value-type="float" office:value="-0.184126627926786">
            <text:p>-0.1841266279</text:p>
          </table:table-cell>
          <table:table-cell office:value-type="float" office:value="-0.150103395028459">
            <text:p>-0.150103395</text:p>
          </table:table-cell>
          <table:table-cell office:value-type="float" office:value="-0.153652150751008">
            <text:p>-0.1536521508</text:p>
          </table:table-cell>
          <table:table-cell office:value-type="float" office:value="-0.160375762091786">
            <text:p>-0.1603757621</text:p>
          </table:table-cell>
          <table:table-cell office:value-type="float" office:value="-0.102914362140334">
            <text:p>-0.1029143621</text:p>
          </table:table-cell>
          <table:table-cell office:value-type="float" office:value="-0.0119290686774016">
            <text:p>-0.0119290687</text:p>
          </table:table-cell>
          <table:table-cell office:value-type="float" office:value="0.0698539412735377">
            <text:p>0.0698539413</text:p>
          </table:table-cell>
          <table:table-cell office:value-type="float" office:value="0.131167543104573">
            <text:p>0.1311675431</text:p>
          </table:table-cell>
          <table:table-cell office:value-type="float" office:value="0.141497944167863">
            <text:p>0.1414979442</text:p>
          </table:table-cell>
          <table:table-cell office:value-type="float" office:value="0.117634592406002">
            <text:p>0.1176345924</text:p>
          </table:table-cell>
          <table:table-cell office:value-type="float" office:value="0.0739604711851469">
            <text:p>0.0739604712</text:p>
          </table:table-cell>
          <table:table-cell office:value-type="float" office:value="0.0144879124104718">
            <text:p>0.0144879124</text:p>
          </table:table-cell>
          <table:table-cell office:value-type="float" office:value="-0.0575617659291342">
            <text:p>-0.057561765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7941707800378">
            <text:p>0.6079417078</text:p>
          </table:table-cell>
          <table:table-cell office:value-type="float" office:value="1">
            <text:p>1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1.11388888888889">
            <text:p>1.1138888889</text:p>
          </table:table-cell>
          <table:table-cell office:value-type="float" office:value="1.11666666666667">
            <text:p>1.1166666667</text:p>
          </table:table-cell>
          <table:table-cell office:value-type="float" office:value="1.09166666666667">
            <text:p>1.0916666667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222222222222235">
            <text:p>-0.0222222222</text:p>
          </table:table-cell>
          <table:table-cell office:value-type="float" office:value="1.70037766411243">
            <text:p>1.7003776641</text:p>
          </table:table-cell>
          <table:table-cell office:value-type="float" office:value="0.999986605734074">
            <text:p>0.9999866057</text:p>
          </table:table-cell>
          <table:table-cell office:value-type="float" office:value="0.0818789139115692">
            <text:p>0.0818789139</text:p>
          </table:table-cell>
          <table:table-cell office:value-type="float" office:value="0.435228230494148">
            <text:p>0.4352282305</text:p>
          </table:table-cell>
          <table:table-cell office:value-type="float" office:value="0.633766609206446">
            <text:p>0.6337666092</text:p>
          </table:table-cell>
          <table:table-cell office:value-type="float" office:value="0.701875070250841">
            <text:p>0.7018750703</text:p>
          </table:table-cell>
          <table:table-cell office:value-type="float" office:value="0.582693885251112">
            <text:p>0.5826938853</text:p>
          </table:table-cell>
          <table:table-cell office:value-type="float" office:value="0.00499471596040624">
            <text:p>0.004994716</text:p>
          </table:table-cell>
          <table:table-cell office:value-type="float" office:value="-0.398575130680659">
            <text:p>-0.3985751307</text:p>
          </table:table-cell>
          <table:table-cell office:value-type="float" office:value="-0.287241913694581">
            <text:p>-0.2872419137</text:p>
          </table:table-cell>
          <table:table-cell office:value-type="float" office:value="-0.138138760306933">
            <text:p>-0.1381387603</text:p>
          </table:table-cell>
          <table:table-cell office:value-type="float" office:value="-0.108384000154088">
            <text:p>-0.1083840002</text:p>
          </table:table-cell>
          <table:table-cell office:value-type="float" office:value="-0.106262211852946">
            <text:p>-0.1062622119</text:p>
          </table:table-cell>
          <table:table-cell office:value-type="float" office:value="-0.12377687254162">
            <text:p>-0.1237768725</text:p>
          </table:table-cell>
          <table:table-cell office:value-type="float" office:value="-0.0828218856190696">
            <text:p>-0.0828218856</text:p>
          </table:table-cell>
          <table:table-cell office:value-type="float" office:value="-0.0359797494249159">
            <text:p>-0.0359797494</text:p>
          </table:table-cell>
          <table:table-cell office:value-type="float" office:value="0.0435630258823425">
            <text:p>0.0435630259</text:p>
          </table:table-cell>
          <table:table-cell office:value-type="float" office:value="0.109403735553229">
            <text:p>0.1094037356</text:p>
          </table:table-cell>
          <table:table-cell office:value-type="float" office:value="0.092079543652926">
            <text:p>0.0920795437</text:p>
          </table:table-cell>
          <table:table-cell office:value-type="float" office:value="0.157116438923762">
            <text:p>0.1571164389</text:p>
          </table:table-cell>
          <table:table-cell office:value-type="float" office:value="0.162747664208769">
            <text:p>0.1627476642</text:p>
          </table:table-cell>
          <table:table-cell office:value-type="float" office:value="0.0858548022922443">
            <text:p>0.0858548023</text:p>
          </table:table-cell>
          <table:table-cell office:value-type="float" office:value="0.0580554530323454">
            <text:p>0.05805545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74707639751">
            <text:p>0.6207470764</text:p>
          </table:table-cell>
          <table:table-cell office:value-type="float" office:value="0">
            <text:p>0</text:p>
          </table:table-cell>
          <table:table-cell office:value-type="float" office:value="0.574442516811659">
            <text:p>0.5744425168</text:p>
          </table:table-cell>
          <table:table-cell office:value-type="float" office:value="2">
            <text:p>2</text:p>
          </table:table-cell>
          <table:table-cell office:value-type="float" office:value="1.09166666666667">
            <text:p>1.0916666667</text:p>
          </table:table-cell>
          <table:table-cell office:value-type="float" office:value="1.11388888888889">
            <text:p>1.1138888889</text:p>
          </table:table-cell>
          <table:table-cell office:value-type="float" office:value="1.05277777777778">
            <text:p>1.0527777778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222222222222235">
            <text:p>-0.0222222222</text:p>
          </table:table-cell>
          <table:table-cell office:value-type="float" office:value="-0.0388888888888879">
            <text:p>-0.0388888889</text:p>
          </table:table-cell>
          <table:table-cell office:value-type="float" office:value="1.6570787745798">
            <text:p>1.6570787746</text:p>
          </table:table-cell>
          <table:table-cell office:value-type="float" office:value="0.999997603399811">
            <text:p>0.9999976034</text:p>
          </table:table-cell>
          <table:table-cell office:value-type="float" office:value="0.17997589650371">
            <text:p>0.1799758965</text:p>
          </table:table-cell>
          <table:table-cell office:value-type="float" office:value="0.522193272591602">
            <text:p>0.5221932726</text:p>
          </table:table-cell>
          <table:table-cell office:value-type="float" office:value="0.675926590068755">
            <text:p>0.6759265901</text:p>
          </table:table-cell>
          <table:table-cell office:value-type="float" office:value="0.755824250829962">
            <text:p>0.7558242508</text:p>
          </table:table-cell>
          <table:table-cell office:value-type="float" office:value="0.58119243243839">
            <text:p>0.5811924324</text:p>
          </table:table-cell>
          <table:table-cell office:value-type="float" office:value="-0.182850162576855">
            <text:p>-0.1828501626</text:p>
          </table:table-cell>
          <table:table-cell office:value-type="float" office:value="-0.440932237723687">
            <text:p>-0.4409322377</text:p>
          </table:table-cell>
          <table:table-cell office:value-type="float" office:value="-0.26850158950757">
            <text:p>-0.2685015895</text:p>
          </table:table-cell>
          <table:table-cell office:value-type="float" office:value="-0.110178577866174">
            <text:p>-0.1101785779</text:p>
          </table:table-cell>
          <table:table-cell office:value-type="float" office:value="-0.125646169207729">
            <text:p>-0.1256461692</text:p>
          </table:table-cell>
          <table:table-cell office:value-type="float" office:value="-0.119303265304973">
            <text:p>-0.1193032653</text:p>
          </table:table-cell>
          <table:table-cell office:value-type="float" office:value="-0.127433365513012">
            <text:p>-0.1274333655</text:p>
          </table:table-cell>
          <table:table-cell office:value-type="float" office:value="-0.0849942599275044">
            <text:p>-0.0849942599</text:p>
          </table:table-cell>
          <table:table-cell office:value-type="float" office:value="-0.0795823502435096">
            <text:p>-0.0795823502</text:p>
          </table:table-cell>
          <table:table-cell office:value-type="float" office:value="-0.00421042372789338">
            <text:p>-0.0042104237</text:p>
          </table:table-cell>
          <table:table-cell office:value-type="float" office:value="0.00854454062785792">
            <text:p>0.0085445406</text:p>
          </table:table-cell>
          <table:table-cell office:value-type="float" office:value="0.0303719839404959">
            <text:p>0.0303719839</text:p>
          </table:table-cell>
          <table:table-cell office:value-type="float" office:value="0.0335059772954311">
            <text:p>0.0335059773</text:p>
          </table:table-cell>
          <table:table-cell office:value-type="float" office:value="0.0491648724658824">
            <text:p>0.0491648725</text:p>
          </table:table-cell>
          <table:table-cell office:value-type="float" office:value="0.0201001562907099">
            <text:p>0.0201001563</text:p>
          </table:table-cell>
          <table:table-cell office:value-type="float" office:value="-0.0411319327025251">
            <text:p>-0.04113193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764728088419">
            <text:p>0.6247647281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05277777777778">
            <text:p>1.0527777778</text:p>
          </table:table-cell>
          <table:table-cell office:value-type="float" office:value="1.09166666666667">
            <text:p>1.0916666667</text:p>
          </table:table-cell>
          <table:table-cell office:value-type="float" office:value="0.983333333333333">
            <text:p>0.9833333333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388888888888879">
            <text:p>-0.0388888889</text:p>
          </table:table-cell>
          <table:table-cell office:value-type="float" office:value="-0.0694444444444446">
            <text:p>-0.0694444444</text:p>
          </table:table-cell>
          <table:table-cell office:value-type="float" office:value="1.64464385503156">
            <text:p>1.644643855</text:p>
          </table:table-cell>
          <table:table-cell office:value-type="float" office:value="0.999992431158319">
            <text:p>0.9999924312</text:p>
          </table:table-cell>
          <table:table-cell office:value-type="float" office:value="0.228070397194529">
            <text:p>0.2280703972</text:p>
          </table:table-cell>
          <table:table-cell office:value-type="float" office:value="0.559698545571179">
            <text:p>0.5596985456</text:p>
          </table:table-cell>
          <table:table-cell office:value-type="float" office:value="0.665894529934125">
            <text:p>0.6658945299</text:p>
          </table:table-cell>
          <table:table-cell office:value-type="float" office:value="0.723184151194628">
            <text:p>0.7231841512</text:p>
          </table:table-cell>
          <table:table-cell office:value-type="float" office:value="0.53259227510779">
            <text:p>0.5325922751</text:p>
          </table:table-cell>
          <table:table-cell office:value-type="float" office:value="-0.176458727380414">
            <text:p>-0.1764587274</text:p>
          </table:table-cell>
          <table:table-cell office:value-type="float" office:value="-0.43143961842217">
            <text:p>-0.4314396184</text:p>
          </table:table-cell>
          <table:table-cell office:value-type="float" office:value="-0.301567996559086">
            <text:p>-0.3015679966</text:p>
          </table:table-cell>
          <table:table-cell office:value-type="float" office:value="-0.18380756410323">
            <text:p>-0.1838075641</text:p>
          </table:table-cell>
          <table:table-cell office:value-type="float" office:value="-0.165398715859167">
            <text:p>-0.1653987159</text:p>
          </table:table-cell>
          <table:table-cell office:value-type="float" office:value="-0.169892025808701">
            <text:p>-0.1698920258</text:p>
          </table:table-cell>
          <table:table-cell office:value-type="float" office:value="-0.191454072343033">
            <text:p>-0.1914540723</text:p>
          </table:table-cell>
          <table:table-cell office:value-type="float" office:value="-0.133844126046802">
            <text:p>-0.133844126</text:p>
          </table:table-cell>
          <table:table-cell office:value-type="float" office:value="-0.0750277786378565">
            <text:p>-0.0750277786</text:p>
          </table:table-cell>
          <table:table-cell office:value-type="float" office:value="-0.0061092143417244">
            <text:p>-0.0061092143</text:p>
          </table:table-cell>
          <table:table-cell office:value-type="float" office:value="0.0501531378332742">
            <text:p>0.0501531378</text:p>
          </table:table-cell>
          <table:table-cell office:value-type="float" office:value="0.108547170480131">
            <text:p>0.1085471705</text:p>
          </table:table-cell>
          <table:table-cell office:value-type="float" office:value="0.0933481768306985">
            <text:p>0.0933481768</text:p>
          </table:table-cell>
          <table:table-cell office:value-type="float" office:value="0.0642652438431155">
            <text:p>0.0642652438</text:p>
          </table:table-cell>
          <table:table-cell office:value-type="float" office:value="0.0276086203944739">
            <text:p>0.0276086204</text:p>
          </table:table-cell>
          <table:table-cell office:value-type="float" office:value="-0.038617909169978">
            <text:p>-0.03861790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334915240412">
            <text:p>0.6063349152</text:p>
          </table:table-cell>
          <table:table-cell office:value-type="float" office:value="1">
            <text:p>1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983333333333333">
            <text:p>0.9833333333</text:p>
          </table:table-cell>
          <table:table-cell office:value-type="float" office:value="1.05277777777778">
            <text:p>1.0527777778</text:p>
          </table:table-cell>
          <table:table-cell office:value-type="float" office:value="1.01944444444444">
            <text:p>1.0194444444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694444444444446">
            <text:p>-0.0694444444</text:p>
          </table:table-cell>
          <table:table-cell office:value-type="float" office:value="0.0361111111111105">
            <text:p>0.0361111111</text:p>
          </table:table-cell>
          <table:table-cell office:value-type="float" office:value="1.76963224131516">
            <text:p>1.7696322413</text:p>
          </table:table-cell>
          <table:table-cell office:value-type="float" office:value="0.993023884689773">
            <text:p>0.9930238847</text:p>
          </table:table-cell>
          <table:table-cell office:value-type="float" office:value="0.091138080650105">
            <text:p>0.0911380807</text:p>
          </table:table-cell>
          <table:table-cell office:value-type="float" office:value="0.339743215794888">
            <text:p>0.3397432158</text:p>
          </table:table-cell>
          <table:table-cell office:value-type="float" office:value="0.427433309169619">
            <text:p>0.4274333092</text:p>
          </table:table-cell>
          <table:table-cell office:value-type="float" office:value="0.480746103415108">
            <text:p>0.4807461034</text:p>
          </table:table-cell>
          <table:table-cell office:value-type="float" office:value="0.170533353311573">
            <text:p>0.1705333533</text:p>
          </table:table-cell>
          <table:table-cell office:value-type="float" office:value="-0.382835829955564">
            <text:p>-0.38283583</text:p>
          </table:table-cell>
          <table:table-cell office:value-type="float" office:value="-0.410245294945748">
            <text:p>-0.4102452949</text:p>
          </table:table-cell>
          <table:table-cell office:value-type="float" office:value="-0.208888532587742">
            <text:p>-0.2088885326</text:p>
          </table:table-cell>
          <table:table-cell office:value-type="float" office:value="-0.10250593170984">
            <text:p>-0.1025059317</text:p>
          </table:table-cell>
          <table:table-cell office:value-type="float" office:value="-0.0813868661501057">
            <text:p>-0.0813868662</text:p>
          </table:table-cell>
          <table:table-cell office:value-type="float" office:value="-0.0637308194493008">
            <text:p>-0.0637308194</text:p>
          </table:table-cell>
          <table:table-cell office:value-type="float" office:value="-0.0715379103046087">
            <text:p>-0.0715379103</text:p>
          </table:table-cell>
          <table:table-cell office:value-type="float" office:value="-0.0281448385495457">
            <text:p>-0.0281448385</text:p>
          </table:table-cell>
          <table:table-cell office:value-type="float" office:value="0.00891602543149639">
            <text:p>0.0089160254</text:p>
          </table:table-cell>
          <table:table-cell office:value-type="float" office:value="0.032722552694509">
            <text:p>0.0327225527</text:p>
          </table:table-cell>
          <table:table-cell office:value-type="float" office:value="0.0922432438271141">
            <text:p>0.0922432438</text:p>
          </table:table-cell>
          <table:table-cell office:value-type="float" office:value="0.115720889530162">
            <text:p>0.1157208895</text:p>
          </table:table-cell>
          <table:table-cell office:value-type="float" office:value="0.142226012167552">
            <text:p>0.1422260122</text:p>
          </table:table-cell>
          <table:table-cell office:value-type="float" office:value="0.106221405522585">
            <text:p>0.1062214055</text:p>
          </table:table-cell>
          <table:table-cell office:value-type="float" office:value="0.04109072450336">
            <text:p>0.0410907245</text:p>
          </table:table-cell>
          <table:table-cell office:value-type="float" office:value="0.0486295363003895">
            <text:p>0.048629536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3395361514616">
            <text:p>0.5933953615</text:p>
          </table:table-cell>
          <table:table-cell office:value-type="float" office:value="1">
            <text:p>1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1.01944444444444">
            <text:p>1.0194444444</text:p>
          </table:table-cell>
          <table:table-cell office:value-type="float" office:value="0.983333333333333">
            <text:p>0.9833333333</text:p>
          </table:table-cell>
          <table:table-cell office:value-type="float" office:value="1.05833333333333">
            <text:p>1.0583333333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0.0361111111111105">
            <text:p>0.0361111111</text:p>
          </table:table-cell>
          <table:table-cell office:value-type="float" office:value="0.0388888888888896">
            <text:p>0.0388888889</text:p>
          </table:table-cell>
          <table:table-cell office:value-type="float" office:value="2.18835597184891">
            <text:p>2.1883559718</text:p>
          </table:table-cell>
          <table:table-cell office:value-type="float" office:value="0.999992119046501">
            <text:p>0.999992119</text:p>
          </table:table-cell>
          <table:table-cell office:value-type="float" office:value="0.0667313675830605">
            <text:p>0.0667313676</text:p>
          </table:table-cell>
          <table:table-cell office:value-type="float" office:value="0.431573981657411">
            <text:p>0.4315739817</text:p>
          </table:table-cell>
          <table:table-cell office:value-type="float" office:value="0.656767460411383">
            <text:p>0.6567674604</text:p>
          </table:table-cell>
          <table:table-cell office:value-type="float" office:value="0.730870488674123">
            <text:p>0.7308704887</text:p>
          </table:table-cell>
          <table:table-cell office:value-type="float" office:value="0.536719325626433">
            <text:p>0.5367193256</text:p>
          </table:table-cell>
          <table:table-cell office:value-type="float" office:value="-0.242109228196416">
            <text:p>-0.2421092282</text:p>
          </table:table-cell>
          <table:table-cell office:value-type="float" office:value="-0.40570339592867">
            <text:p>-0.4057033959</text:p>
          </table:table-cell>
          <table:table-cell office:value-type="float" office:value="-0.220386542800538">
            <text:p>-0.2203865428</text:p>
          </table:table-cell>
          <table:table-cell office:value-type="float" office:value="-0.12402075390647">
            <text:p>-0.1240207539</text:p>
          </table:table-cell>
          <table:table-cell office:value-type="float" office:value="-0.122394657265322">
            <text:p>-0.1223946573</text:p>
          </table:table-cell>
          <table:table-cell office:value-type="float" office:value="-0.125158619294863">
            <text:p>-0.1251586193</text:p>
          </table:table-cell>
          <table:table-cell office:value-type="float" office:value="-0.150264789479749">
            <text:p>-0.1502647895</text:p>
          </table:table-cell>
          <table:table-cell office:value-type="float" office:value="-0.115232140120103">
            <text:p>-0.1152321401</text:p>
          </table:table-cell>
          <table:table-cell office:value-type="float" office:value="-0.0785978594354414">
            <text:p>-0.0785978594</text:p>
          </table:table-cell>
          <table:table-cell office:value-type="float" office:value="-0.0606880014875746">
            <text:p>-0.0606880015</text:p>
          </table:table-cell>
          <table:table-cell office:value-type="float" office:value="-0.00895729862350192">
            <text:p>-0.0089572986</text:p>
          </table:table-cell>
          <table:table-cell office:value-type="float" office:value="0.023813471646386">
            <text:p>0.0238134716</text:p>
          </table:table-cell>
          <table:table-cell office:value-type="float" office:value="0.0312792720821429">
            <text:p>0.0312792721</text:p>
          </table:table-cell>
          <table:table-cell office:value-type="float" office:value="0.0583845758216113">
            <text:p>0.0583845758</text:p>
          </table:table-cell>
          <table:table-cell office:value-type="float" office:value="0.0254223787092196">
            <text:p>0.0254223787</text:p>
          </table:table-cell>
          <table:table-cell office:value-type="float" office:value="0.0560393755412429">
            <text:p>0.056039375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2902050795248">
            <text:p>0.6329020508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13888888888889">
            <text:p>0.7138888889</text:p>
          </table:table-cell>
          <table:table-cell office:value-type="float" office:value="0.716666666666667">
            <text:p>0.7166666667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111111111111113">
            <text:p>0.0111111111</text:p>
          </table:table-cell>
          <table:table-cell office:value-type="float" office:value="-0.0083333333333333">
            <text:p>-0.0083333333</text:p>
          </table:table-cell>
          <table:table-cell office:value-type="float" office:value="2.3800940296829">
            <text:p>2.3800940297</text:p>
          </table:table-cell>
          <table:table-cell office:value-type="float" office:value="0.996419065894308">
            <text:p>0.9964190659</text:p>
          </table:table-cell>
          <table:table-cell office:value-type="float" office:value="-0.0132661530233775">
            <text:p>-0.013266153</text:p>
          </table:table-cell>
          <table:table-cell office:value-type="float" office:value="0.0661083752731979">
            <text:p>0.0661083753</text:p>
          </table:table-cell>
          <table:table-cell office:value-type="float" office:value="0.410605042781981">
            <text:p>0.4106050428</text:p>
          </table:table-cell>
          <table:table-cell office:value-type="float" office:value="0.670242314079314">
            <text:p>0.6702423141</text:p>
          </table:table-cell>
          <table:table-cell office:value-type="float" office:value="0.265076866396522">
            <text:p>0.2650768664</text:p>
          </table:table-cell>
          <table:table-cell office:value-type="float" office:value="-0.33118776429717">
            <text:p>-0.3311877643</text:p>
          </table:table-cell>
          <table:table-cell office:value-type="float" office:value="-0.259604125975595">
            <text:p>-0.259604126</text:p>
          </table:table-cell>
          <table:table-cell office:value-type="float" office:value="-0.145543268592929">
            <text:p>-0.1455432686</text:p>
          </table:table-cell>
          <table:table-cell office:value-type="float" office:value="-0.12177658151257">
            <text:p>-0.1217765815</text:p>
          </table:table-cell>
          <table:table-cell office:value-type="float" office:value="-0.123989813505093">
            <text:p>-0.1239898135</text:p>
          </table:table-cell>
          <table:table-cell office:value-type="float" office:value="-0.137412178209452">
            <text:p>-0.1374121782</text:p>
          </table:table-cell>
          <table:table-cell office:value-type="float" office:value="-0.134358170415361">
            <text:p>-0.1343581704</text:p>
          </table:table-cell>
          <table:table-cell office:value-type="float" office:value="-0.251363824411762">
            <text:p>-0.2513638244</text:p>
          </table:table-cell>
          <table:table-cell office:value-type="float" office:value="-0.213102443668354">
            <text:p>-0.2131024437</text:p>
          </table:table-cell>
          <table:table-cell office:value-type="float" office:value="-0.081923870787646">
            <text:p>-0.0819238708</text:p>
          </table:table-cell>
          <table:table-cell office:value-type="float" office:value="0.0430584217823427">
            <text:p>0.0430584218</text:p>
          </table:table-cell>
          <table:table-cell office:value-type="float" office:value="0.0923881122205705">
            <text:p>0.0923881122</text:p>
          </table:table-cell>
          <table:table-cell office:value-type="float" office:value="0.0932449531853934">
            <text:p>0.0932449532</text:p>
          </table:table-cell>
          <table:table-cell office:value-type="float" office:value="0.0557754534492834">
            <text:p>0.0557754534</text:p>
          </table:table-cell>
          <table:table-cell office:value-type="float" office:value="0.0243683103223573">
            <text:p>0.0243683103</text:p>
          </table:table-cell>
          <table:table-cell office:value-type="float" office:value="0.00414861328366012">
            <text:p>0.004148613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9034885446286">
            <text:p>0.6290348854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25">
            <text:p>0.725</text:p>
          </table:table-cell>
          <table:table-cell office:value-type="float" office:value="0.708333333333333">
            <text:p>0.7083333333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-0.00833333333333375">
            <text:p>-0.0083333333</text:p>
          </table:table-cell>
          <table:table-cell office:value-type="float" office:value="2.27345830421314">
            <text:p>2.2734583042</text:p>
          </table:table-cell>
          <table:table-cell office:value-type="float" office:value="0.99809687122311">
            <text:p>0.9980968712</text:p>
          </table:table-cell>
          <table:table-cell office:value-type="float" office:value="-0.00635248990541781">
            <text:p>-0.0063524899</text:p>
          </table:table-cell>
          <table:table-cell office:value-type="float" office:value="0.0670548735587393">
            <text:p>0.0670548736</text:p>
          </table:table-cell>
          <table:table-cell office:value-type="float" office:value="0.437677828330457">
            <text:p>0.4376778283</text:p>
          </table:table-cell>
          <table:table-cell office:value-type="float" office:value="0.67914108560889">
            <text:p>0.6791410856</text:p>
          </table:table-cell>
          <table:table-cell office:value-type="float" office:value="0.34568972936997">
            <text:p>0.3456897294</text:p>
          </table:table-cell>
          <table:table-cell office:value-type="float" office:value="-0.274852643223124">
            <text:p>-0.2748526432</text:p>
          </table:table-cell>
          <table:table-cell office:value-type="float" office:value="-0.313062697582967">
            <text:p>-0.3130626976</text:p>
          </table:table-cell>
          <table:table-cell office:value-type="float" office:value="-0.18204266499473">
            <text:p>-0.182042665</text:p>
          </table:table-cell>
          <table:table-cell office:value-type="float" office:value="-0.119221377127175">
            <text:p>-0.1192213771</text:p>
          </table:table-cell>
          <table:table-cell office:value-type="float" office:value="-0.115470848879585">
            <text:p>-0.1154708489</text:p>
          </table:table-cell>
          <table:table-cell office:value-type="float" office:value="-0.125861619154966">
            <text:p>-0.1258616192</text:p>
          </table:table-cell>
          <table:table-cell office:value-type="float" office:value="-0.144020180611622">
            <text:p>-0.1440201806</text:p>
          </table:table-cell>
          <table:table-cell office:value-type="float" office:value="-0.259281696534884">
            <text:p>-0.2592816965</text:p>
          </table:table-cell>
          <table:table-cell office:value-type="float" office:value="-0.217059161334567">
            <text:p>-0.2170591613</text:p>
          </table:table-cell>
          <table:table-cell office:value-type="float" office:value="-0.164269573958878">
            <text:p>-0.164269574</text:p>
          </table:table-cell>
          <table:table-cell office:value-type="float" office:value="-0.0304569311221931">
            <text:p>-0.0304569311</text:p>
          </table:table-cell>
          <table:table-cell office:value-type="float" office:value="0.0867723844338155">
            <text:p>0.0867723844</text:p>
          </table:table-cell>
          <table:table-cell office:value-type="float" office:value="0.127094818561426">
            <text:p>0.1270948186</text:p>
          </table:table-cell>
          <table:table-cell office:value-type="float" office:value="0.0898167057772108">
            <text:p>0.0898167058</text:p>
          </table:table-cell>
          <table:table-cell office:value-type="float" office:value="0.0523283712230136">
            <text:p>0.0523283712</text:p>
          </table:table-cell>
          <table:table-cell office:value-type="float" office:value="0.038183219038572">
            <text:p>0.03818321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786440401835">
            <text:p>0.6277864404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0.716666666666667">
            <text:p>0.7166666667</text:p>
          </table:table-cell>
          <table:table-cell office:value-type="float" office:value="0.713888888888889">
            <text:p>0.7138888889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0.00555555555555598">
            <text:p>0.0055555556</text:p>
          </table:table-cell>
          <table:table-cell office:value-type="float" office:value="2.31272364898338">
            <text:p>2.312723649</text:p>
          </table:table-cell>
          <table:table-cell office:value-type="float" office:value="0.996246234367977">
            <text:p>0.9962462344</text:p>
          </table:table-cell>
          <table:table-cell office:value-type="float" office:value="-0.0245841882122959">
            <text:p>-0.0245841882</text:p>
          </table:table-cell>
          <table:table-cell office:value-type="float" office:value="0.0546121797020704">
            <text:p>0.0546121797</text:p>
          </table:table-cell>
          <table:table-cell office:value-type="float" office:value="0.378501802614475">
            <text:p>0.3785018026</text:p>
          </table:table-cell>
          <table:table-cell office:value-type="float" office:value="0.671026995456263">
            <text:p>0.6710269955</text:p>
          </table:table-cell>
          <table:table-cell office:value-type="float" office:value="0.2759708648026">
            <text:p>0.2759708648</text:p>
          </table:table-cell>
          <table:table-cell office:value-type="float" office:value="-0.310253476865319">
            <text:p>-0.3102534769</text:p>
          </table:table-cell>
          <table:table-cell office:value-type="float" office:value="-0.286953061691969">
            <text:p>-0.2869530617</text:p>
          </table:table-cell>
          <table:table-cell office:value-type="float" office:value="-0.186050758211503">
            <text:p>-0.1860507582</text:p>
          </table:table-cell>
          <table:table-cell office:value-type="float" office:value="-0.167463537005625">
            <text:p>-0.167463537</text:p>
          </table:table-cell>
          <table:table-cell office:value-type="float" office:value="-0.180203607087999">
            <text:p>-0.1802036071</text:p>
          </table:table-cell>
          <table:table-cell office:value-type="float" office:value="-0.184882358035945">
            <text:p>-0.184882358</text:p>
          </table:table-cell>
          <table:table-cell office:value-type="float" office:value="-0.192717080711931">
            <text:p>-0.1927170807</text:p>
          </table:table-cell>
          <table:table-cell office:value-type="float" office:value="-0.311346559222685">
            <text:p>-0.3113465592</text:p>
          </table:table-cell>
          <table:table-cell office:value-type="float" office:value="-0.290122377786822">
            <text:p>-0.2901223778</text:p>
          </table:table-cell>
          <table:table-cell office:value-type="float" office:value="-0.18438145997577">
            <text:p>-0.18438146</text:p>
          </table:table-cell>
          <table:table-cell office:value-type="float" office:value="-0.0453874325405632">
            <text:p>-0.0453874325</text:p>
          </table:table-cell>
          <table:table-cell office:value-type="float" office:value="0.0404269102122203">
            <text:p>0.0404269102</text:p>
          </table:table-cell>
          <table:table-cell office:value-type="float" office:value="0.0645162352762023">
            <text:p>0.0645162353</text:p>
          </table:table-cell>
          <table:table-cell office:value-type="float" office:value="0.0268299030279591">
            <text:p>0.026829903</text:p>
          </table:table-cell>
          <table:table-cell office:value-type="float" office:value="0.0278231120453083">
            <text:p>0.027823112</text:p>
          </table:table-cell>
          <table:table-cell office:value-type="float" office:value="-0.00496963738567291">
            <text:p>-0.004969637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330367966107">
            <text:p>0.630330368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713888888888889">
            <text:p>0.7138888889</text:p>
          </table:table-cell>
          <table:table-cell office:value-type="float" office:value="0.708333333333333">
            <text:p>0.7083333333</text:p>
          </table:table-cell>
          <table:table-cell office:value-type="float" office:value="0.711111111111111">
            <text:p>0.7111111111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0555555555555598">
            <text:p>0.0055555556</text:p>
          </table:table-cell>
          <table:table-cell office:value-type="float" office:value="-0.00277777777777821">
            <text:p>-0.0027777778</text:p>
          </table:table-cell>
          <table:table-cell office:value-type="float" office:value="2.36804843330509">
            <text:p>2.3680484333</text:p>
          </table:table-cell>
          <table:table-cell office:value-type="float" office:value="0.998660427487344">
            <text:p>0.9986604275</text:p>
          </table:table-cell>
          <table:table-cell office:value-type="float" office:value="-0.00561783891231615">
            <text:p>-0.0056178389</text:p>
          </table:table-cell>
          <table:table-cell office:value-type="float" office:value="0.0741067526615116">
            <text:p>0.0741067527</text:p>
          </table:table-cell>
          <table:table-cell office:value-type="float" office:value="0.457887694111514">
            <text:p>0.4578876941</text:p>
          </table:table-cell>
          <table:table-cell office:value-type="float" office:value="0.711823578815156">
            <text:p>0.7118235788</text:p>
          </table:table-cell>
          <table:table-cell office:value-type="float" office:value="0.349527011189031">
            <text:p>0.3495270112</text:p>
          </table:table-cell>
          <table:table-cell office:value-type="float" office:value="-0.223637736245269">
            <text:p>-0.2236377362</text:p>
          </table:table-cell>
          <table:table-cell office:value-type="float" office:value="-0.265880213546409">
            <text:p>-0.2658802135</text:p>
          </table:table-cell>
          <table:table-cell office:value-type="float" office:value="-0.166119116980941">
            <text:p>-0.166119117</text:p>
          </table:table-cell>
          <table:table-cell office:value-type="float" office:value="-0.111034184168214">
            <text:p>-0.1110341842</text:p>
          </table:table-cell>
          <table:table-cell office:value-type="float" office:value="-0.125181082847061">
            <text:p>-0.1251810828</text:p>
          </table:table-cell>
          <table:table-cell office:value-type="float" office:value="-0.122798257682485">
            <text:p>-0.1227982577</text:p>
          </table:table-cell>
          <table:table-cell office:value-type="float" office:value="-0.145543294813757">
            <text:p>-0.1455432948</text:p>
          </table:table-cell>
          <table:table-cell office:value-type="float" office:value="-0.234121044550528">
            <text:p>-0.2341210446</text:p>
          </table:table-cell>
          <table:table-cell office:value-type="float" office:value="-0.213102455470702">
            <text:p>-0.2131024555</text:p>
          </table:table-cell>
          <table:table-cell office:value-type="float" office:value="-0.137072993015421">
            <text:p>-0.137072993</text:p>
          </table:table-cell>
          <table:table-cell office:value-type="float" office:value="-0.0178457654830347">
            <text:p>-0.0178457655</text:p>
          </table:table-cell>
          <table:table-cell office:value-type="float" office:value="0.0761263661530303">
            <text:p>0.0761263662</text:p>
          </table:table-cell>
          <table:table-cell office:value-type="float" office:value="0.135885533529391">
            <text:p>0.1358855335</text:p>
          </table:table-cell>
          <table:table-cell office:value-type="float" office:value="0.108985001572983">
            <text:p>0.1089850016</text:p>
          </table:table-cell>
          <table:table-cell office:value-type="float" office:value="0.0721294867237317">
            <text:p>0.0721294867</text:p>
          </table:table-cell>
          <table:table-cell office:value-type="float" office:value="0.0456030899052171">
            <text:p>0.04560308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8282469642692">
            <text:p>0.6482824696</text:p>
          </table:table-cell>
          <table:table-cell office:value-type="float" office:value="0">
            <text:p>0</text:p>
          </table:table-cell>
          <table:table-cell office:value-type="float" office:value="0.560808620333096">
            <text:p>0.560808620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13888888888889">
            <text:p>0.7138888889</text:p>
          </table:table-cell>
          <table:table-cell office:value-type="float" office:value="0.71388888888889">
            <text:p>0.7138888889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0277777777777866">
            <text:p>0.0027777778</text:p>
          </table:table-cell>
          <table:table-cell office:value-type="float" office:value="2.33583807411366">
            <text:p>2.3358380741</text:p>
          </table:table-cell>
          <table:table-cell office:value-type="float" office:value="0.99705769829888">
            <text:p>0.9970576983</text:p>
          </table:table-cell>
          <table:table-cell office:value-type="float" office:value="-0.0137414135487428">
            <text:p>-0.0137414135</text:p>
          </table:table-cell>
          <table:table-cell office:value-type="float" office:value="0.0300683292433328">
            <text:p>0.0300683292</text:p>
          </table:table-cell>
          <table:table-cell office:value-type="float" office:value="0.403429994920211">
            <text:p>0.4034299949</text:p>
          </table:table-cell>
          <table:table-cell office:value-type="float" office:value="0.699656534756325">
            <text:p>0.6996565348</text:p>
          </table:table-cell>
          <table:table-cell office:value-type="float" office:value="0.357015623848338">
            <text:p>0.3570156238</text:p>
          </table:table-cell>
          <table:table-cell office:value-type="float" office:value="-0.204671340680017">
            <text:p>-0.2046713407</text:p>
          </table:table-cell>
          <table:table-cell office:value-type="float" office:value="-0.18421443881356">
            <text:p>-0.1842144388</text:p>
          </table:table-cell>
          <table:table-cell office:value-type="float" office:value="-0.150615307652604">
            <text:p>-0.1506153077</text:p>
          </table:table-cell>
          <table:table-cell office:value-type="float" office:value="-0.150277407418466">
            <text:p>-0.1502774074</text:p>
          </table:table-cell>
          <table:table-cell office:value-type="float" office:value="-0.144527911772882">
            <text:p>-0.1445279118</text:p>
          </table:table-cell>
          <table:table-cell office:value-type="float" office:value="-0.166623328864744">
            <text:p>-0.1666233289</text:p>
          </table:table-cell>
          <table:table-cell office:value-type="float" office:value="-0.182209779910773">
            <text:p>-0.1822097799</text:p>
          </table:table-cell>
          <table:table-cell office:value-type="float" office:value="-0.311034308091986">
            <text:p>-0.3110343081</text:p>
          </table:table-cell>
          <table:table-cell office:value-type="float" office:value="-0.2315051862099">
            <text:p>-0.2315051862</text:p>
          </table:table-cell>
          <table:table-cell office:value-type="float" office:value="-0.029895629127203">
            <text:p>-0.0298956291</text:p>
          </table:table-cell>
          <table:table-cell office:value-type="float" office:value="0.114276789916066">
            <text:p>0.1142767899</text:p>
          </table:table-cell>
          <table:table-cell office:value-type="float" office:value="0.09345910053451">
            <text:p>0.0934591005</text:p>
          </table:table-cell>
          <table:table-cell office:value-type="float" office:value="0.0716135814758152">
            <text:p>0.0716135815</text:p>
          </table:table-cell>
          <table:table-cell office:value-type="float" office:value="0.0369748745978866">
            <text:p>0.0369748746</text:p>
          </table:table-cell>
          <table:table-cell office:value-type="float" office:value="-0.0126180156377438">
            <text:p>-0.0126180156</text:p>
          </table:table-cell>
          <table:table-cell office:value-type="float" office:value="-0.0364570514142654">
            <text:p>-0.03645705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6963745468291">
            <text:p>0.6369637455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71388888888889">
            <text:p>0.7138888889</text:p>
          </table:table-cell>
          <table:table-cell office:value-type="float" office:value="0.711111111111111">
            <text:p>0.7111111111</text:p>
          </table:table-cell>
          <table:table-cell office:value-type="float" office:value="0.697222222222222">
            <text:p>0.6972222222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0277777777777866">
            <text:p>0.0027777778</text:p>
          </table:table-cell>
          <table:table-cell office:value-type="float" office:value="-0.0166666666666675">
            <text:p>-0.0166666667</text:p>
          </table:table-cell>
          <table:table-cell office:value-type="float" office:value="2.31512089729006">
            <text:p>2.3151208973</text:p>
          </table:table-cell>
          <table:table-cell office:value-type="float" office:value="0.998105967000041">
            <text:p>0.998105967</text:p>
          </table:table-cell>
          <table:table-cell office:value-type="float" office:value="-0.0646023130640153">
            <text:p>-0.0646023131</text:p>
          </table:table-cell>
          <table:table-cell office:value-type="float" office:value="0.0330903391506934">
            <text:p>0.0330903392</text:p>
          </table:table-cell>
          <table:table-cell office:value-type="float" office:value="0.38724223592969">
            <text:p>0.3872422359</text:p>
          </table:table-cell>
          <table:table-cell office:value-type="float" office:value="0.706842403528657">
            <text:p>0.7068424035</text:p>
          </table:table-cell>
          <table:table-cell office:value-type="float" office:value="0.435544246094011">
            <text:p>0.4355442461</text:p>
          </table:table-cell>
          <table:table-cell office:value-type="float" office:value="-0.180203607087999">
            <text:p>-0.1802036071</text:p>
          </table:table-cell>
          <table:table-cell office:value-type="float" office:value="-0.196542214619465">
            <text:p>-0.1965422146</text:p>
          </table:table-cell>
          <table:table-cell office:value-type="float" office:value="-0.158208440986971">
            <text:p>-0.158208441</text:p>
          </table:table-cell>
          <table:table-cell office:value-type="float" office:value="-0.129262509739345">
            <text:p>-0.1292625097</text:p>
          </table:table-cell>
          <table:table-cell office:value-type="float" office:value="-0.134697618748332">
            <text:p>-0.1346976187</text:p>
          </table:table-cell>
          <table:table-cell office:value-type="float" office:value="-0.153823525838343">
            <text:p>-0.1538235258</text:p>
          </table:table-cell>
          <table:table-cell office:value-type="float" office:value="-0.153485968955787">
            <text:p>-0.153485969</text:p>
          </table:table-cell>
          <table:table-cell office:value-type="float" office:value="-0.287270304903877">
            <text:p>-0.2872703049</text:p>
          </table:table-cell>
          <table:table-cell office:value-type="float" office:value="-0.241785322464605">
            <text:p>-0.2417853225</text:p>
          </table:table-cell>
          <table:table-cell office:value-type="float" office:value="-0.126542022833011">
            <text:p>-0.1265420228</text:p>
          </table:table-cell>
          <table:table-cell office:value-type="float" office:value="0.023763619119719">
            <text:p>0.0237636191</text:p>
          </table:table-cell>
          <table:table-cell office:value-type="float" office:value="0.085528495384593">
            <text:p>0.0855284954</text:p>
          </table:table-cell>
          <table:table-cell office:value-type="float" office:value="0.0692055781256475">
            <text:p>0.0692055781</text:p>
          </table:table-cell>
          <table:table-cell office:value-type="float" office:value="0.0562924009847297">
            <text:p>0.056292401</text:p>
          </table:table-cell>
          <table:table-cell office:value-type="float" office:value="0.011581032507098">
            <text:p>0.0115810325</text:p>
          </table:table-cell>
          <table:table-cell office:value-type="float" office:value="-0.00172857182076369">
            <text:p>-0.001728571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9847345472775">
            <text:p>0.6298473455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7222222222222">
            <text:p>0.6972222222</text:p>
          </table:table-cell>
          <table:table-cell office:value-type="float" office:value="0.71388888888889">
            <text:p>0.7138888889</text:p>
          </table:table-cell>
          <table:table-cell office:value-type="float" office:value="0.716666666666667">
            <text:p>0.7166666667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166666666666675">
            <text:p>-0.0166666667</text:p>
          </table:table-cell>
          <table:table-cell office:value-type="float" office:value="0.0194444444444448">
            <text:p>0.0194444444</text:p>
          </table:table-cell>
          <table:table-cell office:value-type="float" office:value="2.30676289462689">
            <text:p>2.3067628946</text:p>
          </table:table-cell>
          <table:table-cell office:value-type="float" office:value="0.996172413572094">
            <text:p>0.9961724136</text:p>
          </table:table-cell>
          <table:table-cell office:value-type="float" office:value="-0.0140438716019806">
            <text:p>-0.0140438716</text:p>
          </table:table-cell>
          <table:table-cell office:value-type="float" office:value="0.0574554278207742">
            <text:p>0.0574554278</text:p>
          </table:table-cell>
          <table:table-cell office:value-type="float" office:value="0.417765209992336">
            <text:p>0.41776521</text:p>
          </table:table-cell>
          <table:table-cell office:value-type="float" office:value="0.682387285581745">
            <text:p>0.6823872856</text:p>
          </table:table-cell>
          <table:table-cell office:value-type="float" office:value="0.278045608082787">
            <text:p>0.2780456081</text:p>
          </table:table-cell>
          <table:table-cell office:value-type="float" office:value="-0.265558896805557">
            <text:p>-0.2655588968</text:p>
          </table:table-cell>
          <table:table-cell office:value-type="float" office:value="-0.220679840890643">
            <text:p>-0.2206798409</text:p>
          </table:table-cell>
          <table:table-cell office:value-type="float" office:value="-0.149263532605377">
            <text:p>-0.1492635326</text:p>
          </table:table-cell>
          <table:table-cell office:value-type="float" office:value="-0.134697634934331">
            <text:p>-0.1346976349</text:p>
          </table:table-cell>
          <table:table-cell office:value-type="float" office:value="-0.150108476356661">
            <text:p>-0.1501084764</text:p>
          </table:table-cell>
          <table:table-cell office:value-type="float" office:value="-0.144527950107162">
            <text:p>-0.1445279501</text:p>
          </table:table-cell>
          <table:table-cell office:value-type="float" office:value="-0.15955641893677">
            <text:p>-0.1595564189</text:p>
          </table:table-cell>
          <table:table-cell office:value-type="float" office:value="-0.257023000275729">
            <text:p>-0.2570230003</text:p>
          </table:table-cell>
          <table:table-cell office:value-type="float" office:value="-0.213267430476964">
            <text:p>-0.2132674305</text:p>
          </table:table-cell>
          <table:table-cell office:value-type="float" office:value="-0.143681591152391">
            <text:p>-0.1436815912</text:p>
          </table:table-cell>
          <table:table-cell office:value-type="float" office:value="-0.000993926780755827">
            <text:p>-0.0009939268</text:p>
          </table:table-cell>
          <table:table-cell office:value-type="float" office:value="0.0611157411218319">
            <text:p>0.0611157411</text:p>
          </table:table-cell>
          <table:table-cell office:value-type="float" office:value="0.101677293434345">
            <text:p>0.1016772934</text:p>
          </table:table-cell>
          <table:table-cell office:value-type="float" office:value="0.064903467193405">
            <text:p>0.0649034672</text:p>
          </table:table-cell>
          <table:table-cell office:value-type="float" office:value="0.0390461799859612">
            <text:p>0.03904618</text:p>
          </table:table-cell>
          <table:table-cell office:value-type="float" office:value="0.030068326155172">
            <text:p>0.030068326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1145568312154">
            <text:p>0.6411455683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97222222222222">
            <text:p>0.6972222222</text:p>
          </table:table-cell>
          <table:table-cell office:value-type="float" office:value="0.677777777777778">
            <text:p>0.6777777778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194444444444448">
            <text:p>0.0194444444</text:p>
          </table:table-cell>
          <table:table-cell office:value-type="float" office:value="-0.0388888888888888">
            <text:p>-0.0388888889</text:p>
          </table:table-cell>
          <table:table-cell office:value-type="float" office:value="2.35126970819317">
            <text:p>2.3512697082</text:p>
          </table:table-cell>
          <table:table-cell office:value-type="float" office:value="0.995118893146326">
            <text:p>0.9951188931</text:p>
          </table:table-cell>
          <table:table-cell office:value-type="float" office:value="-0.0269162451974679">
            <text:p>-0.0269162452</text:p>
          </table:table-cell>
          <table:table-cell office:value-type="float" office:value="0.0469398323367893">
            <text:p>0.0469398323</text:p>
          </table:table-cell>
          <table:table-cell office:value-type="float" office:value="0.3952938834505">
            <text:p>0.3952938835</text:p>
          </table:table-cell>
          <table:table-cell office:value-type="float" office:value="0.671193279392587">
            <text:p>0.6711932794</text:p>
          </table:table-cell>
          <table:table-cell office:value-type="float" office:value="0.25783001177941">
            <text:p>0.2578300118</text:p>
          </table:table-cell>
          <table:table-cell office:value-type="float" office:value="-0.286477083579964">
            <text:p>-0.2864770836</text:p>
          </table:table-cell>
          <table:table-cell office:value-type="float" office:value="-0.238364495400921">
            <text:p>-0.2383644954</text:p>
          </table:table-cell>
          <table:table-cell office:value-type="float" office:value="-0.134188420253716">
            <text:p>-0.1341884203</text:p>
          </table:table-cell>
          <table:table-cell office:value-type="float" office:value="-0.0990677362332506">
            <text:p>-0.0990677362</text:p>
          </table:table-cell>
          <table:table-cell office:value-type="float" office:value="-0.112741107350717">
            <text:p>-0.1127411074</text:p>
          </table:table-cell>
          <table:table-cell office:value-type="float" office:value="-0.11171702123698">
            <text:p>-0.1117170212</text:p>
          </table:table-cell>
          <table:table-cell office:value-type="float" office:value="-0.141649491926653">
            <text:p>-0.1416494919</text:p>
          </table:table-cell>
          <table:table-cell office:value-type="float" office:value="-0.233957584066473">
            <text:p>-0.2339575841</text:p>
          </table:table-cell>
          <table:table-cell office:value-type="float" office:value="-0.176856591448366">
            <text:p>-0.1768565914</text:p>
          </table:table-cell>
          <table:table-cell office:value-type="float" office:value="-0.0626654715274519">
            <text:p>-0.0626654715</text:p>
          </table:table-cell>
          <table:table-cell office:value-type="float" office:value="0.0733760908717893">
            <text:p>0.0733760909</text:p>
          </table:table-cell>
          <table:table-cell office:value-type="float" office:value="0.130112318920042">
            <text:p>0.1301123189</text:p>
          </table:table-cell>
          <table:table-cell office:value-type="float" office:value="0.0917025298243368">
            <text:p>0.0917025298</text:p>
          </table:table-cell>
          <table:table-cell office:value-type="float" office:value="0.0562924009847297">
            <text:p>0.056292401</text:p>
          </table:table-cell>
          <table:table-cell office:value-type="float" office:value="0.0188394065106381">
            <text:p>0.0188394065</text:p>
          </table:table-cell>
          <table:table-cell office:value-type="float" office:value="0.00916129226324225">
            <text:p>0.009161292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636572199135">
            <text:p>0.6246365722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677777777777778">
            <text:p>0.6777777778</text:p>
          </table:table-cell>
          <table:table-cell office:value-type="float" office:value="0.716666666666667">
            <text:p>0.7166666667</text:p>
          </table:table-cell>
          <table:table-cell office:value-type="float" office:value="0.705555555555555">
            <text:p>0.7055555556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388888888888888">
            <text:p>-0.0388888889</text:p>
          </table:table-cell>
          <table:table-cell office:value-type="float" office:value="0.0277777777777768">
            <text:p>0.0277777778</text:p>
          </table:table-cell>
          <table:table-cell office:value-type="float" office:value="2.21223287533764">
            <text:p>2.2122328753</text:p>
          </table:table-cell>
          <table:table-cell office:value-type="float" office:value="0.993895381368693">
            <text:p>0.9938953814</text:p>
          </table:table-cell>
          <table:table-cell office:value-type="float" office:value="-0.01953053691698">
            <text:p>-0.0195305369</text:p>
          </table:table-cell>
          <table:table-cell office:value-type="float" office:value="0.0569815865611669">
            <text:p>0.0569815866</text:p>
          </table:table-cell>
          <table:table-cell office:value-type="float" office:value="0.394746815328843">
            <text:p>0.3947468153</text:p>
          </table:table-cell>
          <table:table-cell office:value-type="float" office:value="0.645166606852726">
            <text:p>0.6451666069</text:p>
          </table:table-cell>
          <table:table-cell office:value-type="float" office:value="0.271973759892461">
            <text:p>0.2719737599</text:p>
          </table:table-cell>
          <table:table-cell office:value-type="float" office:value="-0.289013894777904">
            <text:p>-0.2890138948</text:p>
          </table:table-cell>
          <table:table-cell office:value-type="float" office:value="-0.259442950196752">
            <text:p>-0.2594429502</text:p>
          </table:table-cell>
          <table:table-cell office:value-type="float" office:value="-0.154498555964493">
            <text:p>-0.154498556</text:p>
          </table:table-cell>
          <table:table-cell office:value-type="float" office:value="-0.148925520584741">
            <text:p>-0.1489255206</text:p>
          </table:table-cell>
          <table:table-cell office:value-type="float" office:value="-0.152641943322127">
            <text:p>-0.1526419433</text:p>
          </table:table-cell>
          <table:table-cell office:value-type="float" office:value="-0.167127477660083">
            <text:p>-0.1671274777</text:p>
          </table:table-cell>
          <table:table-cell office:value-type="float" office:value="-0.158208461077565">
            <text:p>-0.1582084611</text:p>
          </table:table-cell>
          <table:table-cell office:value-type="float" office:value="-0.24909540036047">
            <text:p>-0.2490954004</text:p>
          </table:table-cell>
          <table:table-cell office:value-type="float" office:value="-0.206657930854166">
            <text:p>-0.2066579309</text:p>
          </table:table-cell>
          <table:table-cell office:value-type="float" office:value="-0.159050997397617">
            <text:p>-0.1590509974</text:p>
          </table:table-cell>
          <table:table-cell office:value-type="float" office:value="0.0118834810380419">
            <text:p>0.011883481</text:p>
          </table:table-cell>
          <table:table-cell office:value-type="float" office:value="0.107276631279267">
            <text:p>0.1072766313</text:p>
          </table:table-cell>
          <table:table-cell office:value-type="float" office:value="0.149094541024621">
            <text:p>0.149094541</text:p>
          </table:table-cell>
          <table:table-cell office:value-type="float" office:value="0.111717080249624">
            <text:p>0.1117170802</text:p>
          </table:table-cell>
          <table:table-cell office:value-type="float" office:value="0.0707536762444441">
            <text:p>0.0707536762</text:p>
          </table:table-cell>
          <table:table-cell office:value-type="float" office:value="0.07350502071895">
            <text:p>0.07350502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905274718864">
            <text:p>0.6269052747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705555555555555">
            <text:p>0.7055555556</text:p>
          </table:table-cell>
          <table:table-cell office:value-type="float" office:value="0.677777777777778">
            <text:p>0.6777777778</text:p>
          </table:table-cell>
          <table:table-cell office:value-type="float" office:value="0.697222222222223">
            <text:p>0.6972222222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277777777777768">
            <text:p>0.0277777778</text:p>
          </table:table-cell>
          <table:table-cell office:value-type="float" office:value="-0.00833333333333197">
            <text:p>-0.0083333333</text:p>
          </table:table-cell>
          <table:table-cell office:value-type="float" office:value="2.49323539343212">
            <text:p>2.4932353934</text:p>
          </table:table-cell>
          <table:table-cell office:value-type="float" office:value="0.999260284996261">
            <text:p>0.999260285</text:p>
          </table:table-cell>
          <table:table-cell office:value-type="float" office:value="-0.0419799872742552">
            <text:p>-0.0419799873</text:p>
          </table:table-cell>
          <table:table-cell office:value-type="float" office:value="0.0890022111912763">
            <text:p>0.0890022112</text:p>
          </table:table-cell>
          <table:table-cell office:value-type="float" office:value="0.470936448401774">
            <text:p>0.4709364484</text:p>
          </table:table-cell>
          <table:table-cell office:value-type="float" office:value="0.722464203524982">
            <text:p>0.7224642035</text:p>
          </table:table-cell>
          <table:table-cell office:value-type="float" office:value="0.375201923767167">
            <text:p>0.3752019238</text:p>
          </table:table-cell>
          <table:table-cell office:value-type="float" office:value="-0.247797845985426">
            <text:p>-0.247797846</text:p>
          </table:table-cell>
          <table:table-cell office:value-type="float" office:value="-0.285048454646985">
            <text:p>-0.2850484546</text:p>
          </table:table-cell>
          <table:table-cell office:value-type="float" office:value="-0.212277276317502">
            <text:p>-0.2122772763</text:p>
          </table:table-cell>
          <table:table-cell office:value-type="float" office:value="-0.110351211714687">
            <text:p>-0.1103512117</text:p>
          </table:table-cell>
          <table:table-cell office:value-type="float" office:value="-0.127732450032292">
            <text:p>-0.12773245</text:p>
          </table:table-cell>
          <table:table-cell office:value-type="float" office:value="-0.121606280721328">
            <text:p>-0.1216062807</text:p>
          </table:table-cell>
          <table:table-cell office:value-type="float" office:value="-0.121606292902312">
            <text:p>-0.1216062929</text:p>
          </table:table-cell>
          <table:table-cell office:value-type="float" office:value="-0.250472959270576">
            <text:p>-0.2504729593</text:p>
          </table:table-cell>
          <table:table-cell office:value-type="float" office:value="-0.196874595652139">
            <text:p>-0.1968745957</text:p>
          </table:table-cell>
          <table:table-cell office:value-type="float" office:value="-0.139616258292169">
            <text:p>-0.1396162583</text:p>
          </table:table-cell>
          <table:table-cell office:value-type="float" office:value="-0.0423681846411034">
            <text:p>-0.0423681846</text:p>
          </table:table-cell>
          <table:table-cell office:value-type="float" office:value="0.136267249429059">
            <text:p>0.1362672494</text:p>
          </table:table-cell>
          <table:table-cell office:value-type="float" office:value="0.247189337551797">
            <text:p>0.2471893376</text:p>
          </table:table-cell>
          <table:table-cell office:value-type="float" office:value="0.243412214145121">
            <text:p>0.2434122141</text:p>
          </table:table-cell>
          <table:table-cell office:value-type="float" office:value="0.156016772179814">
            <text:p>0.1560167722</text:p>
          </table:table-cell>
          <table:table-cell office:value-type="float" office:value="0.117346573089147">
            <text:p>0.117346573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088184473496">
            <text:p>0.6300881845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7222222222223">
            <text:p>0.6972222222</text:p>
          </table:table-cell>
          <table:table-cell office:value-type="float" office:value="0.705555555555555">
            <text:p>0.7055555556</text:p>
          </table:table-cell>
          <table:table-cell office:value-type="float" office:value="0.713888888888889">
            <text:p>0.7138888889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833333333333197">
            <text:p>-0.0083333333</text:p>
          </table:table-cell>
          <table:table-cell office:value-type="float" office:value="0.0166666666666657">
            <text:p>0.0166666667</text:p>
          </table:table-cell>
          <table:table-cell office:value-type="float" office:value="2.34706647721848">
            <text:p>2.3470664772</text:p>
          </table:table-cell>
          <table:table-cell office:value-type="float" office:value="0.999274653417125">
            <text:p>0.9992746534</text:p>
          </table:table-cell>
          <table:table-cell office:value-type="float" office:value="-0.0945299900326134">
            <text:p>-0.09452999</text:p>
          </table:table-cell>
          <table:table-cell office:value-type="float" office:value="0.0158152618357599">
            <text:p>0.0158152618</text:p>
          </table:table-cell>
          <table:table-cell office:value-type="float" office:value="0.417765243214964">
            <text:p>0.4177652432</text:p>
          </table:table-cell>
          <table:table-cell office:value-type="float" office:value="0.72937341955799">
            <text:p>0.7293734196</text:p>
          </table:table-cell>
          <table:table-cell office:value-type="float" office:value="0.419226683593783">
            <text:p>0.4192266836</text:p>
          </table:table-cell>
          <table:table-cell office:value-type="float" office:value="-0.235346073535404">
            <text:p>-0.2353460735</text:p>
          </table:table-cell>
          <table:table-cell office:value-type="float" office:value="-0.293443405569844">
            <text:p>-0.2934434056</text:p>
          </table:table-cell>
          <table:table-cell office:value-type="float" office:value="-0.190385866935453">
            <text:p>-0.1903858669</text:p>
          </table:table-cell>
          <table:table-cell office:value-type="float" office:value="-0.139277262207584">
            <text:p>-0.1392772622</text:p>
          </table:table-cell>
          <table:table-cell office:value-type="float" office:value="-0.156185416618922">
            <text:p>-0.1561854166</text:p>
          </table:table-cell>
          <table:table-cell office:value-type="float" office:value="-0.164269565938751">
            <text:p>-0.1642695659</text:p>
          </table:table-cell>
          <table:table-cell office:value-type="float" office:value="-0.184214510479095">
            <text:p>-0.1842145105</text:p>
          </table:table-cell>
          <table:table-cell office:value-type="float" office:value="-0.308064745176582">
            <text:p>-0.3080647452</text:p>
          </table:table-cell>
          <table:table-cell office:value-type="float" office:value="-0.286001052942658">
            <text:p>-0.2860010529</text:p>
          </table:table-cell>
          <table:table-cell office:value-type="float" office:value="-0.18709357133807">
            <text:p>-0.1870935713</text:p>
          </table:table-cell>
          <table:table-cell office:value-type="float" office:value="-0.0145191424575998">
            <text:p>-0.0145191425</text:p>
          </table:table-cell>
          <table:table-cell office:value-type="float" office:value="0.0260957211497681">
            <text:p>0.0260957211</text:p>
          </table:table-cell>
          <table:table-cell office:value-type="float" office:value="0.0971845355266809">
            <text:p>0.0971845355</text:p>
          </table:table-cell>
          <table:table-cell office:value-type="float" office:value="0.073333020114452">
            <text:p>0.0733330201</text:p>
          </table:table-cell>
          <table:table-cell office:value-type="float" office:value="0.0485350993448381">
            <text:p>0.0485350993</text:p>
          </table:table-cell>
          <table:table-cell office:value-type="float" office:value="0.0456030158765608">
            <text:p>0.045603015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34145548173342">
            <text:p>0.6341455482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686111111111111">
            <text:p>0.6861111111</text:p>
          </table:table-cell>
          <table:table-cell office:value-type="float" office:value="0.702777777777778">
            <text:p>0.7027777778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333333333333331">
            <text:p>0.0333333333</text:p>
          </table:table-cell>
          <table:table-cell office:value-type="float" office:value="-0.0166666666666666">
            <text:p>-0.0166666667</text:p>
          </table:table-cell>
          <table:table-cell office:value-type="float" office:value="2.49633551524364">
            <text:p>2.4963355152</text:p>
          </table:table-cell>
          <table:table-cell office:value-type="float" office:value="0.998657385955255">
            <text:p>0.998657386</text:p>
          </table:table-cell>
          <table:table-cell office:value-type="float" office:value="-0.0218241746611588">
            <text:p>-0.0218241747</text:p>
          </table:table-cell>
          <table:table-cell office:value-type="float" office:value="0.0882575171455338">
            <text:p>0.0882575171</text:p>
          </table:table-cell>
          <table:table-cell office:value-type="float" office:value="0.476743920078571">
            <text:p>0.4767439201</text:p>
          </table:table-cell>
          <table:table-cell office:value-type="float" office:value="0.708512656728149">
            <text:p>0.7085126567</text:p>
          </table:table-cell>
          <table:table-cell office:value-type="float" office:value="0.343816906891484">
            <text:p>0.3438169069</text:p>
          </table:table-cell>
          <table:table-cell office:value-type="float" office:value="-0.246174671902855">
            <text:p>-0.2461746719</text:p>
          </table:table-cell>
          <table:table-cell office:value-type="float" office:value="-0.231373662437421">
            <text:p>-0.2313736624</text:p>
          </table:table-cell>
          <table:table-cell office:value-type="float" office:value="-0.163525662207091">
            <text:p>-0.1635256622</text:p>
          </table:table-cell>
          <table:table-cell office:value-type="float" office:value="-0.139564741937872">
            <text:p>-0.1395647419</text:p>
          </table:table-cell>
          <table:table-cell office:value-type="float" office:value="-0.138217809027172">
            <text:p>-0.138217809</text:p>
          </table:table-cell>
          <table:table-cell office:value-type="float" office:value="-0.161233294613849">
            <text:p>-0.1612332946</text:p>
          </table:table-cell>
          <table:table-cell office:value-type="float" office:value="-0.160086451883164">
            <text:p>-0.1600864519</text:p>
          </table:table-cell>
          <table:table-cell office:value-type="float" office:value="-0.279594244389897">
            <text:p>-0.2795942444</text:p>
          </table:table-cell>
          <table:table-cell office:value-type="float" office:value="-0.24599038079162">
            <text:p>-0.2459903808</text:p>
          </table:table-cell>
          <table:table-cell office:value-type="float" office:value="-0.136870378408003">
            <text:p>-0.1368703784</text:p>
          </table:table-cell>
          <table:table-cell office:value-type="float" office:value="0.00892702843774229">
            <text:p>0.0089270284</text:p>
          </table:table-cell>
          <table:table-cell office:value-type="float" office:value="0.0623607308673351">
            <text:p>0.0623607309</text:p>
          </table:table-cell>
          <table:table-cell office:value-type="float" office:value="0.0991483211471032">
            <text:p>0.0991483211</text:p>
          </table:table-cell>
          <table:table-cell office:value-type="float" office:value="0.0607481773531811">
            <text:p>0.0607481774</text:p>
          </table:table-cell>
          <table:table-cell office:value-type="float" office:value="0.0103984013421776">
            <text:p>0.0103984013</text:p>
          </table:table-cell>
          <table:table-cell office:value-type="float" office:value="0.0135371992658961">
            <text:p>0.013537199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30371227921263">
            <text:p>0.6303712279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9444444444444">
            <text:p>0.7194444444</text:p>
          </table:table-cell>
          <table:table-cell office:value-type="float" office:value="0.719444444444445">
            <text:p>0.7194444444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166666666666666">
            <text:p>-0.0166666667</text:p>
          </table:table-cell>
          <table:table-cell office:value-type="float" office:value="0.0166666666666668">
            <text:p>0.0166666667</text:p>
          </table:table-cell>
          <table:table-cell office:value-type="float" office:value="2.29724203903286">
            <text:p>2.297242039</text:p>
          </table:table-cell>
          <table:table-cell office:value-type="float" office:value="0.999312578415469">
            <text:p>0.9993125784</text:p>
          </table:table-cell>
          <table:table-cell office:value-type="float" office:value="-0.0115754817004444">
            <text:p>-0.0115754817</text:p>
          </table:table-cell>
          <table:table-cell office:value-type="float" office:value="0.0899120244612146">
            <text:p>0.0899120245</text:p>
          </table:table-cell>
          <table:table-cell office:value-type="float" office:value="0.488706944993118">
            <text:p>0.488706945</text:p>
          </table:table-cell>
          <table:table-cell office:value-type="float" office:value="0.726337081829721">
            <text:p>0.7263370818</text:p>
          </table:table-cell>
          <table:table-cell office:value-type="float" office:value="0.343341004906824">
            <text:p>0.3433410049</text:p>
          </table:table-cell>
          <table:table-cell office:value-type="float" office:value="-0.281040551809621">
            <text:p>-0.2810405518</text:p>
          </table:table-cell>
          <table:table-cell office:value-type="float" office:value="-0.283207599301862">
            <text:p>-0.2832075993</text:p>
          </table:table-cell>
          <table:table-cell office:value-type="float" office:value="-0.16448032400557">
            <text:p>-0.164480324</text:p>
          </table:table-cell>
          <table:table-cell office:value-type="float" office:value="-0.140718905399539">
            <text:p>-0.1407189054</text:p>
          </table:table-cell>
          <table:table-cell office:value-type="float" office:value="-0.141295818723181">
            <text:p>-0.1412958187</text:p>
          </table:table-cell>
          <table:table-cell office:value-type="float" office:value="-0.148211104532903">
            <text:p>-0.1482111045</text:p>
          </table:table-cell>
          <table:table-cell office:value-type="float" office:value="-0.162188693356633">
            <text:p>-0.1621886934</text:p>
          </table:table-cell>
          <table:table-cell office:value-type="float" office:value="-0.281401911816712">
            <text:p>-0.2814019118</text:p>
          </table:table-cell>
          <table:table-cell office:value-type="float" office:value="-0.215716596030048">
            <text:p>-0.215716596</text:p>
          </table:table-cell>
          <table:table-cell office:value-type="float" office:value="-0.101284908188502">
            <text:p>-0.1012849082</text:p>
          </table:table-cell>
          <table:table-cell office:value-type="float" office:value="0.0195197652985828">
            <text:p>0.0195197653</text:p>
          </table:table-cell>
          <table:table-cell office:value-type="float" office:value="0.0914200738469131">
            <text:p>0.0914200738</text:p>
          </table:table-cell>
          <table:table-cell office:value-type="float" office:value="0.0921496603220344">
            <text:p>0.0921496603</text:p>
          </table:table-cell>
          <table:table-cell office:value-type="float" office:value="0.0621163866047305">
            <text:p>0.0621163866</text:p>
          </table:table-cell>
          <table:table-cell office:value-type="float" office:value="0.031186205170574">
            <text:p>0.0311862052</text:p>
          </table:table-cell>
          <table:table-cell office:value-type="float" office:value="-0.00863277427268683">
            <text:p>-0.008632774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32172340508135">
            <text:p>0.6321723405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19444444444445">
            <text:p>0.7194444444</text:p>
          </table:table-cell>
          <table:table-cell office:value-type="float" office:value="0.702777777777778">
            <text:p>0.7027777778</text:p>
          </table:table-cell>
          <table:table-cell office:value-type="float" office:value="0.725">
            <text:p>0.725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166666666666668">
            <text:p>0.0166666667</text:p>
          </table:table-cell>
          <table:table-cell office:value-type="float" office:value="0.00555555555555554">
            <text:p>0.0055555556</text:p>
          </table:table-cell>
          <table:table-cell office:value-type="float" office:value="2.45433860434003">
            <text:p>2.4543386043</text:p>
          </table:table-cell>
          <table:table-cell office:value-type="float" office:value="0.998855002513342">
            <text:p>0.9988550025</text:p>
          </table:table-cell>
          <table:table-cell office:value-type="float" office:value="-0.0169209416217565">
            <text:p>-0.0169209416</text:p>
          </table:table-cell>
          <table:table-cell office:value-type="float" office:value="0.0486200885772217">
            <text:p>0.0486200886</text:p>
          </table:table-cell>
          <table:table-cell office:value-type="float" office:value="0.43108231324665">
            <text:p>0.4310823132</text:p>
          </table:table-cell>
          <table:table-cell office:value-type="float" office:value="0.707974801823616">
            <text:p>0.7079748018</text:p>
          </table:table-cell>
          <table:table-cell office:value-type="float" office:value="0.333438120284827">
            <text:p>0.3334381203</text:p>
          </table:table-cell>
          <table:table-cell office:value-type="float" office:value="-0.30613942458007">
            <text:p>-0.3061394246</text:p>
          </table:table-cell>
          <table:table-cell office:value-type="float" office:value="-0.32310980653877">
            <text:p>-0.3231098065</text:p>
          </table:table-cell>
          <table:table-cell office:value-type="float" office:value="-0.194479237221445">
            <text:p>-0.1944792372</text:p>
          </table:table-cell>
          <table:table-cell office:value-type="float" office:value="-0.165243822177769">
            <text:p>-0.1652438222</text:p>
          </table:table-cell>
          <table:table-cell office:value-type="float" office:value="-0.168105116932181">
            <text:p>-0.1681051169</text:p>
          </table:table-cell>
          <table:table-cell office:value-type="float" office:value="-0.159321708198132">
            <text:p>-0.1593217082</text:p>
          </table:table-cell>
          <table:table-cell office:value-type="float" office:value="-0.169248835485442">
            <text:p>-0.1692488355</text:p>
          </table:table-cell>
          <table:table-cell office:value-type="float" office:value="-0.300081447536541">
            <text:p>-0.3000814475</text:p>
          </table:table-cell>
          <table:table-cell office:value-type="float" office:value="-0.235455011373046">
            <text:p>-0.2354550114</text:p>
          </table:table-cell>
          <table:table-cell office:value-type="float" office:value="-0.102644084760478">
            <text:p>-0.1026440848</text:p>
          </table:table-cell>
          <table:table-cell office:value-type="float" office:value="0.0369675164881769">
            <text:p>0.0369675165</text:p>
          </table:table-cell>
          <table:table-cell office:value-type="float" office:value="0.120953027955501">
            <text:p>0.120953028</text:p>
          </table:table-cell>
          <table:table-cell office:value-type="float" office:value="0.0973024008013448">
            <text:p>0.0973024008</text:p>
          </table:table-cell>
          <table:table-cell office:value-type="float" office:value="0.0611391427697796">
            <text:p>0.0611391428</text:p>
          </table:table-cell>
          <table:table-cell office:value-type="float" office:value="0.0296180861309547">
            <text:p>0.0296180861</text:p>
          </table:table-cell>
          <table:table-cell office:value-type="float" office:value="-0.00235442564689015">
            <text:p>-0.00235442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30131774184056">
            <text:p>0.6301317742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19444444444445">
            <text:p>0.7194444444</text:p>
          </table:table-cell>
          <table:table-cell office:value-type="float" office:value="0.722222222222222">
            <text:p>0.7222222222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-0.00277777777777777">
            <text:p>-0.0027777778</text:p>
          </table:table-cell>
          <table:table-cell office:value-type="float" office:value="2.36237286620484">
            <text:p>2.3623728662</text:p>
          </table:table-cell>
          <table:table-cell office:value-type="float" office:value="0.999513426205577">
            <text:p>0.9995134262</text:p>
          </table:table-cell>
          <table:table-cell office:value-type="float" office:value="-0.0245204943850982">
            <text:p>-0.0245204944</text:p>
          </table:table-cell>
          <table:table-cell office:value-type="float" office:value="0.114519697532029">
            <text:p>0.1145196975</text:p>
          </table:table-cell>
          <table:table-cell office:value-type="float" office:value="0.520435103662922">
            <text:p>0.5204351037</text:p>
          </table:table-cell>
          <table:table-cell office:value-type="float" office:value="0.731098682432078">
            <text:p>0.7310986824</text:p>
          </table:table-cell>
          <table:table-cell office:value-type="float" office:value="0.308271641503815">
            <text:p>0.3082716415</text:p>
          </table:table-cell>
          <table:table-cell office:value-type="float" office:value="-0.314119293810594">
            <text:p>-0.3141192938</text:p>
          </table:table-cell>
          <table:table-cell office:value-type="float" office:value="-0.282485568694733">
            <text:p>-0.2824855687</text:p>
          </table:table-cell>
          <table:table-cell office:value-type="float" office:value="-0.178192013855573">
            <text:p>-0.1781920139</text:p>
          </table:table-cell>
          <table:table-cell office:value-type="float" office:value="-0.135522475554416">
            <text:p>-0.1355224756</text:p>
          </table:table-cell>
          <table:table-cell office:value-type="float" office:value="-0.15070476572493">
            <text:p>-0.1507047657</text:p>
          </table:table-cell>
          <table:table-cell office:value-type="float" office:value="-0.16008649746289">
            <text:p>-0.1600864975</text:p>
          </table:table-cell>
          <table:table-cell office:value-type="float" office:value="-0.171154009980155">
            <text:p>-0.17115401</text:p>
          </table:table-cell>
          <table:table-cell office:value-type="float" office:value="-0.296685457709856">
            <text:p>-0.2966854577</text:p>
          </table:table-cell>
          <table:table-cell office:value-type="float" office:value="-0.236566629747685">
            <text:p>-0.2365666297</text:p>
          </table:table-cell>
          <table:table-cell office:value-type="float" office:value="-0.115052125485292">
            <text:p>-0.1150521255</text:p>
          </table:table-cell>
          <table:table-cell office:value-type="float" office:value="0.0711992792355627">
            <text:p>0.0711992792</text:p>
          </table:table-cell>
          <table:table-cell office:value-type="float" office:value="0.163812108468792">
            <text:p>0.1638121085</text:p>
          </table:table-cell>
          <table:table-cell office:value-type="float" office:value="0.149458172783233">
            <text:p>0.1494581728</text:p>
          </table:table-cell>
          <table:table-cell office:value-type="float" office:value="0.107688926394848">
            <text:p>0.1076889264</text:p>
          </table:table-cell>
          <table:table-cell office:value-type="float" office:value="0.0564465635176625">
            <text:p>0.0564465635</text:p>
          </table:table-cell>
          <table:table-cell office:value-type="float" office:value="0.0304021853886569">
            <text:p>0.030402185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3616501898684">
            <text:p>0.6336165019</text:p>
          </table:table-cell>
          <table:table-cell office:value-type="float" office:value="0">
            <text:p>0</text:p>
          </table:table-cell>
          <table:table-cell office:value-type="float" office:value="0.545016658871265">
            <text:p>0.5450166589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0.725">
            <text:p>0.725</text:p>
          </table:table-cell>
          <table:table-cell office:value-type="float" office:value="0.691666666666666">
            <text:p>0.6916666667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0277777777777777">
            <text:p>-0.0027777778</text:p>
          </table:table-cell>
          <table:table-cell office:value-type="float" office:value="-0.0305555555555559">
            <text:p>-0.0305555556</text:p>
          </table:table-cell>
          <table:table-cell office:value-type="float" office:value="2.24559364876297">
            <text:p>2.2455936488</text:p>
          </table:table-cell>
          <table:table-cell office:value-type="float" office:value="0.999615458245792">
            <text:p>0.9996154582</text:p>
          </table:table-cell>
          <table:table-cell office:value-type="float" office:value="-0.0293729922364367">
            <text:p>-0.0293729922</text:p>
          </table:table-cell>
          <table:table-cell office:value-type="float" office:value="0.064803373842282">
            <text:p>0.0648033738</text:p>
          </table:table-cell>
          <table:table-cell office:value-type="float" office:value="0.45749487810683">
            <text:p>0.4574948781</text:p>
          </table:table-cell>
          <table:table-cell office:value-type="float" office:value="0.732647530465114">
            <text:p>0.7326475305</text:p>
          </table:table-cell>
          <table:table-cell office:value-type="float" office:value="0.475568083180843">
            <text:p>0.4755680832</text:p>
          </table:table-cell>
          <table:table-cell office:value-type="float" office:value="-0.185401326035853">
            <text:p>-0.185401326</text:p>
          </table:table-cell>
          <table:table-cell office:value-type="float" office:value="-0.299188459001191">
            <text:p>-0.299188459</text:p>
          </table:table-cell>
          <table:table-cell office:value-type="float" office:value="-0.247096053503815">
            <text:p>-0.2470960535</text:p>
          </table:table-cell>
          <table:table-cell office:value-type="float" office:value="-0.159321715036804">
            <text:p>-0.159321715</text:p>
          </table:table-cell>
          <table:table-cell office:value-type="float" office:value="-0.138795202629862">
            <text:p>-0.1387952026</text:p>
          </table:table-cell>
          <table:table-cell office:value-type="float" office:value="-0.147635374251831">
            <text:p>-0.1476353743</text:p>
          </table:table-cell>
          <table:table-cell office:value-type="float" office:value="-0.140911227356648">
            <text:p>-0.1409112274</text:p>
          </table:table-cell>
          <table:table-cell office:value-type="float" office:value="-0.273433418196006">
            <text:p>-0.2734334182</text:p>
          </table:table-cell>
          <table:table-cell office:value-type="float" office:value="-0.260130245550285">
            <text:p>-0.2601302456</text:p>
          </table:table-cell>
          <table:table-cell office:value-type="float" office:value="-0.154537437995283">
            <text:p>-0.154537438</text:p>
          </table:table-cell>
          <table:table-cell office:value-type="float" office:value="-0.0305002030713446">
            <text:p>-0.0305002031</text:p>
          </table:table-cell>
          <table:table-cell office:value-type="float" office:value="0.0845575040060584">
            <text:p>0.084557504</text:p>
          </table:table-cell>
          <table:table-cell office:value-type="float" office:value="0.144659175013994">
            <text:p>0.144659175</text:p>
          </table:table-cell>
          <table:table-cell office:value-type="float" office:value="0.104973120375569">
            <text:p>0.1049731204</text:p>
          </table:table-cell>
          <table:table-cell office:value-type="float" office:value="0.0601617490797157">
            <text:p>0.0601617491</text:p>
          </table:table-cell>
          <table:table-cell office:value-type="float" office:value="0.0327542851868152">
            <text:p>0.032754285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28554338343592">
            <text:p>0.6285543383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722222222222222">
            <text:p>0.7222222222</text:p>
          </table:table-cell>
          <table:table-cell office:value-type="float" office:value="0.713888888888889">
            <text:p>0.7138888889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305555555555559">
            <text:p>-0.0305555556</text:p>
          </table:table-cell>
          <table:table-cell office:value-type="float" office:value="0.0222222222222221">
            <text:p>0.0222222222</text:p>
          </table:table-cell>
          <table:table-cell office:value-type="float" office:value="2.23913064824048">
            <text:p>2.2391306482</text:p>
          </table:table-cell>
          <table:table-cell office:value-type="float" office:value="0.999595173350664">
            <text:p>0.9995951734</text:p>
          </table:table-cell>
          <table:table-cell office:value-type="float" office:value="-0.0154497922589202">
            <text:p>-0.0154497923</text:p>
          </table:table-cell>
          <table:table-cell office:value-type="float" office:value="0.101916009043887">
            <text:p>0.101916009</text:p>
          </table:table-cell>
          <table:table-cell office:value-type="float" office:value="0.491836842947197">
            <text:p>0.4918368429</text:p>
          </table:table-cell>
          <table:table-cell office:value-type="float" office:value="0.745488276788696">
            <text:p>0.7454882768</text:p>
          </table:table-cell>
          <table:table-cell office:value-type="float" office:value="0.373602192021959">
            <text:p>0.373602192</text:p>
          </table:table-cell>
          <table:table-cell office:value-type="float" office:value="-0.277241333075964">
            <text:p>-0.2772413331</text:p>
          </table:table-cell>
          <table:table-cell office:value-type="float" office:value="-0.277603558189627">
            <text:p>-0.2776035582</text:p>
          </table:table-cell>
          <table:table-cell office:value-type="float" office:value="-0.153771252041515">
            <text:p>-0.153771252</text:p>
          </table:table-cell>
          <table:table-cell office:value-type="float" office:value="-0.147827288619398">
            <text:p>-0.1478272886</text:p>
          </table:table-cell>
          <table:table-cell office:value-type="float" office:value="-0.151855048439556">
            <text:p>-0.1518550484</text:p>
          </table:table-cell>
          <table:table-cell office:value-type="float" office:value="-0.140911225064162">
            <text:p>-0.1409112251</text:p>
          </table:table-cell>
          <table:table-cell office:value-type="float" office:value="-0.164480319454269">
            <text:p>-0.1644803195</text:p>
          </table:table-cell>
          <table:table-cell office:value-type="float" office:value="-0.268342923317611">
            <text:p>-0.2683429233</text:p>
          </table:table-cell>
          <table:table-cell office:value-type="float" office:value="-0.229701696352956">
            <text:p>-0.2297016964</text:p>
          </table:table-cell>
          <table:table-cell office:value-type="float" office:value="-0.138987595754449">
            <text:p>-0.1389875958</text:p>
          </table:table-cell>
          <table:table-cell office:value-type="float" office:value="0.000294301986976109">
            <text:p>0.000294302</text:p>
          </table:table-cell>
          <table:table-cell office:value-type="float" office:value="0.0405428420679144">
            <text:p>0.0405428421</text:p>
          </table:table-cell>
          <table:table-cell office:value-type="float" office:value="0.0921496603220344">
            <text:p>0.0921496603</text:p>
          </table:table-cell>
          <table:table-cell office:value-type="float" office:value="0.061725545197499">
            <text:p>0.0617255452</text:p>
          </table:table-cell>
          <table:table-cell office:value-type="float" office:value="0.0335382336736025">
            <text:p>0.0335382337</text:p>
          </table:table-cell>
          <table:table-cell office:value-type="float" office:value="0.0251088159749848">
            <text:p>0.0251088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34690787881368">
            <text:p>0.6346907879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713888888888889">
            <text:p>0.7138888889</text:p>
          </table:table-cell>
          <table:table-cell office:value-type="float" office:value="0.691666666666666">
            <text:p>0.6916666667</text:p>
          </table:table-cell>
          <table:table-cell office:value-type="float" office:value="0.722222222222222">
            <text:p>0.7222222222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222222222222221">
            <text:p>0.0222222222</text:p>
          </table:table-cell>
          <table:table-cell office:value-type="float" office:value="0.00833333333333375">
            <text:p>0.0083333333</text:p>
          </table:table-cell>
          <table:table-cell office:value-type="float" office:value="2.50049414361835">
            <text:p>2.5004941436</text:p>
          </table:table-cell>
          <table:table-cell office:value-type="float" office:value="0.999343725325436">
            <text:p>0.9993437253</text:p>
          </table:table-cell>
          <table:table-cell office:value-type="float" office:value="-0.0366736076564885">
            <text:p>-0.0366736077</text:p>
          </table:table-cell>
          <table:table-cell office:value-type="float" office:value="0.0874787547579166">
            <text:p>0.0874787548</text:p>
          </table:table-cell>
          <table:table-cell office:value-type="float" office:value="0.450954590822501">
            <text:p>0.4509545908</text:p>
          </table:table-cell>
          <table:table-cell office:value-type="float" office:value="0.741451753804903">
            <text:p>0.7414517538</text:p>
          </table:table-cell>
          <table:table-cell office:value-type="float" office:value="0.408660487784903">
            <text:p>0.4086604878</text:p>
          </table:table-cell>
          <table:table-cell office:value-type="float" office:value="-0.217399596612213">
            <text:p>-0.2173995966</text:p>
          </table:table-cell>
          <table:table-cell office:value-type="float" office:value="-0.235269601738176">
            <text:p>-0.2352696017</text:p>
          </table:table-cell>
          <table:table-cell office:value-type="float" office:value="-0.161424379920824">
            <text:p>-0.1614243799</text:p>
          </table:table-cell>
          <table:table-cell office:value-type="float" office:value="-0.115826452268891">
            <text:p>-0.1158264523</text:p>
          </table:table-cell>
          <table:table-cell office:value-type="float" office:value="-0.137255397054807">
            <text:p>-0.1372553971</text:p>
          </table:table-cell>
          <table:table-cell office:value-type="float" office:value="-0.12742436610141">
            <text:p>-0.1274243661</text:p>
          </table:table-cell>
          <table:table-cell office:value-type="float" office:value="-0.14398670302764">
            <text:p>-0.143986703</text:p>
          </table:table-cell>
          <table:table-cell office:value-type="float" office:value="-0.271980446030787">
            <text:p>-0.271980446</text:p>
          </table:table-cell>
          <table:table-cell office:value-type="float" office:value="-0.216277708716434">
            <text:p>-0.2162777087</text:p>
          </table:table-cell>
          <table:table-cell office:value-type="float" office:value="-0.0849470599941284">
            <text:p>-0.08494706</text:p>
          </table:table-cell>
          <table:table-cell office:value-type="float" office:value="0.0210397209018076">
            <text:p>0.0210397209</text:p>
          </table:table-cell>
          <table:table-cell office:value-type="float" office:value="0.0923442009668261">
            <text:p>0.092344201</text:p>
          </table:table-cell>
          <table:table-cell office:value-type="float" office:value="0.0398572608056091">
            <text:p>0.0398572608</text:p>
          </table:table-cell>
          <table:table-cell office:value-type="float" office:value="0.0380451344994381">
            <text:p>0.0380451345</text:p>
          </table:table-cell>
          <table:table-cell office:value-type="float" office:value="0.0102022352506339">
            <text:p>0.0102022353</text:p>
          </table:table-cell>
          <table:table-cell office:value-type="float" office:value="-0.018637150925892">
            <text:p>-0.01863715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2630059110295">
            <text:p>0.6326300591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0.713888888888889">
            <text:p>0.7138888889</text:p>
          </table:table-cell>
          <table:table-cell office:value-type="float" office:value="0.711111111111111">
            <text:p>0.7111111111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0833333333333375">
            <text:p>0.0083333333</text:p>
          </table:table-cell>
          <table:table-cell office:value-type="float" office:value="-0.0111111111111111">
            <text:p>-0.0111111111</text:p>
          </table:table-cell>
          <table:table-cell office:value-type="float" office:value="2.35797525547808">
            <text:p>2.3579752555</text:p>
          </table:table-cell>
          <table:table-cell office:value-type="float" office:value="0.999294074763765">
            <text:p>0.9992940748</text:p>
          </table:table-cell>
          <table:table-cell office:value-type="float" office:value="0.00250158425543789">
            <text:p>0.0025015843</text:p>
          </table:table-cell>
          <table:table-cell office:value-type="float" office:value="0.109773156065854">
            <text:p>0.1097731561</text:p>
          </table:table-cell>
          <table:table-cell office:value-type="float" office:value="0.512016117053624">
            <text:p>0.5120161171</text:p>
          </table:table-cell>
          <table:table-cell office:value-type="float" office:value="0.733849505455626">
            <text:p>0.7338495055</text:p>
          </table:table-cell>
          <table:table-cell office:value-type="float" office:value="0.398559778932066">
            <text:p>0.3985597789</text:p>
          </table:table-cell>
          <table:table-cell office:value-type="float" office:value="-0.167723744833316">
            <text:p>-0.1677237448</text:p>
          </table:table-cell>
          <table:table-cell office:value-type="float" office:value="-0.161806566599116">
            <text:p>-0.1618065666</text:p>
          </table:table-cell>
          <table:table-cell office:value-type="float" office:value="-0.122402703400104">
            <text:p>-0.1224027034</text:p>
          </table:table-cell>
          <table:table-cell office:value-type="float" office:value="-0.126845281642168">
            <text:p>-0.1268452816</text:p>
          </table:table-cell>
          <table:table-cell office:value-type="float" office:value="-0.12240269188068">
            <text:p>-0.1224026919</text:p>
          </table:table-cell>
          <table:table-cell office:value-type="float" office:value="-0.135137239528705">
            <text:p>-0.1351372395</text:p>
          </table:table-cell>
          <table:table-cell office:value-type="float" office:value="-0.136870401359116">
            <text:p>-0.1368704014</text:p>
          </table:table-cell>
          <table:table-cell office:value-type="float" office:value="-0.283207571334568">
            <text:p>-0.2832075713</text:p>
          </table:table-cell>
          <table:table-cell office:value-type="float" office:value="-0.266885649205693">
            <text:p>-0.2668856492</text:p>
          </table:table-cell>
          <table:table-cell office:value-type="float" office:value="-0.145907559299361">
            <text:p>-0.1459075593</text:p>
          </table:table-cell>
          <table:table-cell office:value-type="float" office:value="-0.00848560043583146">
            <text:p>-0.0084856004</text:p>
          </table:table-cell>
          <table:table-cell office:value-type="float" office:value="0.0375063483679454">
            <text:p>0.0375063484</text:p>
          </table:table-cell>
          <table:table-cell office:value-type="float" office:value="0.0733950506850485">
            <text:p>0.0733950507</text:p>
          </table:table-cell>
          <table:table-cell office:value-type="float" office:value="0.0331952117303378">
            <text:p>0.0331952117</text:p>
          </table:table-cell>
          <table:table-cell office:value-type="float" office:value="0.0176564412952056">
            <text:p>0.0176564413</text:p>
          </table:table-cell>
          <table:table-cell office:value-type="float" office:value="-0.00412028999080949">
            <text:p>-0.0041202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32587494757619">
            <text:p>0.6325874948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22222222222222">
            <text:p>0.7222222222</text:p>
          </table:table-cell>
          <table:table-cell office:value-type="float" office:value="0.694444444444444">
            <text:p>0.6944444444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-0.0166666666666675">
            <text:p>-0.0166666667</text:p>
          </table:table-cell>
          <table:table-cell office:value-type="float" office:value="2.23900608612186">
            <text:p>2.2390060861</text:p>
          </table:table-cell>
          <table:table-cell office:value-type="float" office:value="0.998511689622651">
            <text:p>0.9985116896</text:p>
          </table:table-cell>
          <table:table-cell office:value-type="float" office:value="-0.0386818035228614">
            <text:p>-0.0386818035</text:p>
          </table:table-cell>
          <table:table-cell office:value-type="float" office:value="0.0605038176984309">
            <text:p>0.0605038177</text:p>
          </table:table-cell>
          <table:table-cell office:value-type="float" office:value="0.398848542330748">
            <text:p>0.3988485423</text:p>
          </table:table-cell>
          <table:table-cell office:value-type="float" office:value="0.707117481751584">
            <text:p>0.7071174818</text:p>
          </table:table-cell>
          <table:table-cell office:value-type="float" office:value="0.449859731190287">
            <text:p>0.4498597312</text:p>
          </table:table-cell>
          <table:table-cell office:value-type="float" office:value="-0.157982880360968">
            <text:p>-0.1579828804</text:p>
          </table:table-cell>
          <table:table-cell office:value-type="float" office:value="-0.235269685697798">
            <text:p>-0.2352696857</text:p>
          </table:table-cell>
          <table:table-cell office:value-type="float" office:value="-0.167151661923002">
            <text:p>-0.1671516619</text:p>
          </table:table-cell>
          <table:table-cell office:value-type="float" office:value="-0.12375539000727">
            <text:p>-0.12375539</text:p>
          </table:table-cell>
          <table:table-cell office:value-type="float" office:value="-0.147251498446881">
            <text:p>-0.1472514984</text:p>
          </table:table-cell>
          <table:table-cell office:value-type="float" office:value="-0.156452019491838">
            <text:p>-0.1564520195</text:p>
          </table:table-cell>
          <table:table-cell office:value-type="float" office:value="-0.168295755711538">
            <text:p>-0.1682957557</text:p>
          </table:table-cell>
          <table:table-cell office:value-type="float" office:value="-0.312172730014081">
            <text:p>-0.31217273</text:p>
          </table:table-cell>
          <table:table-cell office:value-type="float" office:value="-0.288972231167637">
            <text:p>-0.2889722312</text:p>
          </table:table-cell>
          <table:table-cell office:value-type="float" office:value="-0.219081379007276">
            <text:p>-0.219081379</text:p>
          </table:table-cell>
          <table:table-cell office:value-type="float" office:value="-0.0437255075881263">
            <text:p>-0.0437255076</text:p>
          </table:table-cell>
          <table:table-cell office:value-type="float" office:value="0.0373593682345219">
            <text:p>0.0373593682</text:p>
          </table:table-cell>
          <table:table-cell office:value-type="float" office:value="0.0920037508007097">
            <text:p>0.0920037508</text:p>
          </table:table-cell>
          <table:table-cell office:value-type="float" office:value="0.0736389309760557">
            <text:p>0.073638931</text:p>
          </table:table-cell>
          <table:table-cell office:value-type="float" office:value="0.0386328114074919">
            <text:p>0.0386328114</text:p>
          </table:table-cell>
          <table:table-cell office:value-type="float" office:value="0.020990662520999">
            <text:p>0.02099066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30088184473496">
            <text:p>0.6300881845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4444444444444">
            <text:p>0.6944444444</text:p>
          </table:table-cell>
          <table:table-cell office:value-type="float" office:value="0.711111111111111">
            <text:p>0.7111111111</text:p>
          </table:table-cell>
          <table:table-cell office:value-type="float" office:value="0.71388888888889">
            <text:p>0.7138888889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166666666666675">
            <text:p>-0.0166666667</text:p>
          </table:table-cell>
          <table:table-cell office:value-type="float" office:value="0.0194444444444466">
            <text:p>0.0194444444</text:p>
          </table:table-cell>
          <table:table-cell office:value-type="float" office:value="2.30782987728745">
            <text:p>2.3078298773</text:p>
          </table:table-cell>
          <table:table-cell office:value-type="float" office:value="0.998339210202712">
            <text:p>0.9983392102</text:p>
          </table:table-cell>
          <table:table-cell office:value-type="float" office:value="-0.0110359887380869">
            <text:p>-0.0110359887</text:p>
          </table:table-cell>
          <table:table-cell office:value-type="float" office:value="0.0573754732156311">
            <text:p>0.0573754732</text:p>
          </table:table-cell>
          <table:table-cell office:value-type="float" office:value="0.407597554607227">
            <text:p>0.4075975546</text:p>
          </table:table-cell>
          <table:table-cell office:value-type="float" office:value="0.691250085223095">
            <text:p>0.6912500852</text:p>
          </table:table-cell>
          <table:table-cell office:value-type="float" office:value="0.393845785497498">
            <text:p>0.3938457855</text:p>
          </table:table-cell>
          <table:table-cell office:value-type="float" office:value="-0.254634114978115">
            <text:p>-0.254634115</text:p>
          </table:table-cell>
          <table:table-cell office:value-type="float" office:value="-0.30542797639513">
            <text:p>-0.3054279764</text:p>
          </table:table-cell>
          <table:table-cell office:value-type="float" office:value="-0.17058256476021">
            <text:p>-0.1705825648</text:p>
          </table:table-cell>
          <table:table-cell office:value-type="float" office:value="-0.154537385484679">
            <text:p>-0.1545373855</text:p>
          </table:table-cell>
          <table:table-cell office:value-type="float" office:value="-0.147635333068769">
            <text:p>-0.1476353331</text:p>
          </table:table-cell>
          <table:table-cell office:value-type="float" office:value="-0.170201564751259">
            <text:p>-0.1702015648</text:p>
          </table:table-cell>
          <table:table-cell office:value-type="float" office:value="-0.188620100486422">
            <text:p>-0.1886201005</text:p>
          </table:table-cell>
          <table:table-cell office:value-type="float" office:value="-0.314472933424635">
            <text:p>-0.3144729334</text:p>
          </table:table-cell>
          <table:table-cell office:value-type="float" office:value="-0.273070326450846">
            <text:p>-0.2730703265</text:p>
          </table:table-cell>
          <table:table-cell office:value-type="float" office:value="-0.197120746709311">
            <text:p>-0.1971207467</text:p>
          </table:table-cell>
          <table:table-cell office:value-type="float" office:value="-0.0266283297282964">
            <text:p>-0.0266283297</text:p>
          </table:table-cell>
          <table:table-cell office:value-type="float" office:value="0.0821219914481763">
            <text:p>0.0821219914</text:p>
          </table:table-cell>
          <table:table-cell office:value-type="float" office:value="0.126459215628726">
            <text:p>0.1264592156</text:p>
          </table:table-cell>
          <table:table-cell office:value-type="float" office:value="0.106137200330148">
            <text:p>0.1061372003</text:p>
          </table:table-cell>
          <table:table-cell office:value-type="float" office:value="0.0525341193396938">
            <text:p>0.0525341193</text:p>
          </table:table-cell>
          <table:table-cell office:value-type="float" office:value="0.0480328709250661">
            <text:p>0.04803287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2952085972851">
            <text:p>0.6295208597</text:p>
          </table:table-cell>
          <table:table-cell office:value-type="float" office:value="0">
            <text:p>0</text:p>
          </table:table-cell>
          <table:table-cell office:value-type="float" office:value="0.547082317845224">
            <text:p>0.5470823178</text:p>
          </table:table-cell>
          <table:table-cell office:value-type="float" office:value="2">
            <text:p>2</text:p>
          </table:table-cell>
          <table:table-cell office:value-type="float" office:value="0.71388888888889">
            <text:p>0.7138888889</text:p>
          </table:table-cell>
          <table:table-cell office:value-type="float" office:value="0.694444444444444">
            <text:p>0.6944444444</text:p>
          </table:table-cell>
          <table:table-cell office:value-type="float" office:value="0.702777777777778">
            <text:p>0.7027777778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194444444444466">
            <text:p>0.0194444444</text:p>
          </table:table-cell>
          <table:table-cell office:value-type="float" office:value="-0.0111111111111128">
            <text:p>-0.0111111111</text:p>
          </table:table-cell>
          <table:table-cell office:value-type="float" office:value="2.42845799561615">
            <text:p>2.4284579956</text:p>
          </table:table-cell>
          <table:table-cell office:value-type="float" office:value="0.997519051727958">
            <text:p>0.9975190517</text:p>
          </table:table-cell>
          <table:table-cell office:value-type="float" office:value="-0.0300101339503515">
            <text:p>-0.030010134</text:p>
          </table:table-cell>
          <table:table-cell office:value-type="float" office:value="0.0474945539393239">
            <text:p>0.0474945539</text:p>
          </table:table-cell>
          <table:table-cell office:value-type="float" office:value="0.403211749174651">
            <text:p>0.4032117492</text:p>
          </table:table-cell>
          <table:table-cell office:value-type="float" office:value="0.691326927561651">
            <text:p>0.6913269276</text:p>
          </table:table-cell>
          <table:table-cell office:value-type="float" office:value="0.29238509269255">
            <text:p>0.2923850927</text:p>
          </table:table-cell>
          <table:table-cell office:value-type="float" office:value="-0.308271637535084">
            <text:p>-0.3082716375</text:p>
          </table:table-cell>
          <table:table-cell office:value-type="float" office:value="-0.276697865991025">
            <text:p>-0.276697866</text:p>
          </table:table-cell>
          <table:table-cell office:value-type="float" office:value="-0.153962780509929">
            <text:p>-0.1539627805</text:p>
          </table:table-cell>
          <table:table-cell office:value-type="float" office:value="-0.135522450298745">
            <text:p>-0.1355224503</text:p>
          </table:table-cell>
          <table:table-cell office:value-type="float" office:value="-0.150129450522269">
            <text:p>-0.1501294505</text:p>
          </table:table-cell>
          <table:table-cell office:value-type="float" office:value="-0.142833715384366">
            <text:p>-0.1428337154</text:p>
          </table:table-cell>
          <table:table-cell office:value-type="float" office:value="-0.162379722561632">
            <text:p>-0.1623797226</text:p>
          </table:table-cell>
          <table:table-cell office:value-type="float" office:value="-0.269616926531353">
            <text:p>-0.2696169265</text:p>
          </table:table-cell>
          <table:table-cell office:value-type="float" office:value="-0.253165634806988">
            <text:p>-0.2531656348</text:p>
          </table:table-cell>
          <table:table-cell office:value-type="float" office:value="-0.13494460274145">
            <text:p>-0.1349446027</text:p>
          </table:table-cell>
          <table:table-cell office:value-type="float" office:value="0.0154988371792493">
            <text:p>0.0154988372</text:p>
          </table:table-cell>
          <table:table-cell office:value-type="float" office:value="0.0866999399823745">
            <text:p>0.08669994</text:p>
          </table:table-cell>
          <table:table-cell office:value-type="float" office:value="0.10458503348433">
            <text:p>0.1045850335</text:p>
          </table:table-cell>
          <table:table-cell office:value-type="float" office:value="0.0576688416359386">
            <text:p>0.0576688416</text:p>
          </table:table-cell>
          <table:table-cell office:value-type="float" office:value="0.0192256082433">
            <text:p>0.0192256082</text:p>
          </table:table-cell>
          <table:table-cell office:value-type="float" office:value="-0.00176582066266051">
            <text:p>-0.00176582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610490933237568">
            <text:p>0.6104909332</text:p>
          </table:table-cell>
          <table:table-cell office:value-type="float" office:value="1">
            <text:p>1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1.06388888888889">
            <text:p>1.0638888889</text:p>
          </table:table-cell>
          <table:table-cell office:value-type="float" office:value="1.14444444444444">
            <text:p>1.1444444444</text:p>
          </table:table-cell>
          <table:table-cell office:value-type="float" office:value="1.00277777777778">
            <text:p>1.0027777778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-0.0805555555555553">
            <text:p>-0.0805555556</text:p>
          </table:table-cell>
          <table:table-cell office:value-type="float" office:value="-0.0611111111111113">
            <text:p>-0.0611111111</text:p>
          </table:table-cell>
          <table:table-cell office:value-type="float" office:value="1.46569614554201">
            <text:p>1.4656961455</text:p>
          </table:table-cell>
          <table:table-cell office:value-type="float" office:value="0.997412169650294">
            <text:p>0.9974121697</text:p>
          </table:table-cell>
          <table:table-cell office:value-type="float" office:value="0.000507221361876198">
            <text:p>0.0005072214</text:p>
          </table:table-cell>
          <table:table-cell office:value-type="float" office:value="-0.000682131020208199">
            <text:p>-0.000682131</text:p>
          </table:table-cell>
          <table:table-cell office:value-type="float" office:value="0.420225503766953">
            <text:p>0.4202255038</text:p>
          </table:table-cell>
          <table:table-cell office:value-type="float" office:value="0.741706662606133">
            <text:p>0.7417066626</text:p>
          </table:table-cell>
          <table:table-cell office:value-type="float" office:value="0.25091848145236">
            <text:p>0.2509184815</text:p>
          </table:table-cell>
          <table:table-cell office:value-type="float" office:value="-0.11616954619196">
            <text:p>-0.1161695462</text:p>
          </table:table-cell>
          <table:table-cell office:value-type="float" office:value="-0.0708051643901443">
            <text:p>-0.0708051644</text:p>
          </table:table-cell>
          <table:table-cell office:value-type="float" office:value="-0.0183629242800826">
            <text:p>-0.0183629243</text:p>
          </table:table-cell>
          <table:table-cell office:value-type="float" office:value="-0.0167193278378377">
            <text:p>-0.0167193278</text:p>
          </table:table-cell>
          <table:table-cell office:value-type="float" office:value="-0.013099609278985">
            <text:p>-0.0130996093</text:p>
          </table:table-cell>
          <table:table-cell office:value-type="float" office:value="-0.00706603036103481">
            <text:p>-0.0070660304</text:p>
          </table:table-cell>
          <table:table-cell office:value-type="float" office:value="-0.00216881375052003">
            <text:p>-0.0021688138</text:p>
          </table:table-cell>
          <table:table-cell office:value-type="float" office:value="0.0263695106799151">
            <text:p>0.0263695107</text:p>
          </table:table-cell>
          <table:table-cell office:value-type="float" office:value="0.049213369453792">
            <text:p>0.0492133695</text:p>
          </table:table-cell>
          <table:table-cell office:value-type="float" office:value="0.1001285983471">
            <text:p>0.1001285983</text:p>
          </table:table-cell>
          <table:table-cell office:value-type="float" office:value="0.177753648048176">
            <text:p>0.177753648</text:p>
          </table:table-cell>
          <table:table-cell office:value-type="float" office:value="0.298527439068989">
            <text:p>0.2985274391</text:p>
          </table:table-cell>
          <table:table-cell office:value-type="float" office:value="0.437240951176651">
            <text:p>0.4372409512</text:p>
          </table:table-cell>
          <table:table-cell office:value-type="float" office:value="0.466411668058719">
            <text:p>0.4664116681</text:p>
          </table:table-cell>
          <table:table-cell office:value-type="float" office:value="0.20498114143208">
            <text:p>0.2049811414</text:p>
          </table:table-cell>
          <table:table-cell office:value-type="float" office:value="0.00439008083929959">
            <text:p>0.004390080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608196380590742">
            <text:p>0.6081963806</text:p>
          </table:table-cell>
          <table:table-cell office:value-type="float" office:value="1">
            <text:p>1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1.00277777777778">
            <text:p>1.0027777778</text:p>
          </table:table-cell>
          <table:table-cell office:value-type="float" office:value="1.06388888888889">
            <text:p>1.0638888889</text:p>
          </table:table-cell>
          <table:table-cell office:value-type="float" office:value="1.04722222222222">
            <text:p>1.0472222222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-0.0611111111111113">
            <text:p>-0.0611111111</text:p>
          </table:table-cell>
          <table:table-cell office:value-type="float" office:value="0.0444444444444438">
            <text:p>0.0444444444</text:p>
          </table:table-cell>
          <table:table-cell office:value-type="float" office:value="1.775087587875">
            <text:p>1.7750875879</text:p>
          </table:table-cell>
          <table:table-cell office:value-type="float" office:value="0.987057685323426">
            <text:p>0.9870576853</text:p>
          </table:table-cell>
          <table:table-cell office:value-type="float" office:value="0.000577185646537526">
            <text:p>0.0005771856</text:p>
          </table:table-cell>
          <table:table-cell office:value-type="float" office:value="-0.02619472138788">
            <text:p>-0.0261947214</text:p>
          </table:table-cell>
          <table:table-cell office:value-type="float" office:value="0.24495976213431">
            <text:p>0.2449597621</text:p>
          </table:table-cell>
          <table:table-cell office:value-type="float" office:value="0.686658926517282">
            <text:p>0.6866589265</text:p>
          </table:table-cell>
          <table:table-cell office:value-type="float" office:value="0.278065603063736">
            <text:p>0.2780656031</text:p>
          </table:table-cell>
          <table:table-cell office:value-type="float" office:value="-0.117256434504121">
            <text:p>-0.1172564345</text:p>
          </table:table-cell>
          <table:table-cell office:value-type="float" office:value="-0.0678983073606173">
            <text:p>-0.0678983074</text:p>
          </table:table-cell>
          <table:table-cell office:value-type="float" office:value="-0.0190448155479793">
            <text:p>-0.0190448155</text:p>
          </table:table-cell>
          <table:table-cell office:value-type="float" office:value="-0.0172264067606339">
            <text:p>-0.0172264068</text:p>
          </table:table-cell>
          <table:table-cell office:value-type="float" office:value="-0.0154603411306412">
            <text:p>-0.0154603411</text:p>
          </table:table-cell>
          <table:table-cell office:value-type="float" office:value="-0.00741582225764947">
            <text:p>-0.0074158223</text:p>
          </table:table-cell>
          <table:table-cell office:value-type="float" office:value="-0.00167908326325572">
            <text:p>-0.0016790833</text:p>
          </table:table-cell>
          <table:table-cell office:value-type="float" office:value="0.0255305328521944">
            <text:p>0.0255305329</text:p>
          </table:table-cell>
          <table:table-cell office:value-type="float" office:value="0.0483758238798486">
            <text:p>0.0483758239</text:p>
          </table:table-cell>
          <table:table-cell office:value-type="float" office:value="0.095000711563517">
            <text:p>0.0950007116</text:p>
          </table:table-cell>
          <table:table-cell office:value-type="float" office:value="0.17035887226286">
            <text:p>0.1703588723</text:p>
          </table:table-cell>
          <table:table-cell office:value-type="float" office:value="0.280645685405128">
            <text:p>0.2806456854</text:p>
          </table:table-cell>
          <table:table-cell office:value-type="float" office:value="0.39791602145373">
            <text:p>0.3979160215</text:p>
          </table:table-cell>
          <table:table-cell office:value-type="float" office:value="0.430368698338492">
            <text:p>0.4303686983</text:p>
          </table:table-cell>
          <table:table-cell office:value-type="float" office:value="0.184722985086431">
            <text:p>0.1847229851</text:p>
          </table:table-cell>
          <table:table-cell office:value-type="float" office:value="-0.00676870755259429">
            <text:p>-0.00676870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0707052266348">
            <text:p>0.6070705227</text:p>
          </table:table-cell>
          <table:table-cell office:value-type="float" office:value="1">
            <text:p>1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1.04722222222222">
            <text:p>1.0472222222</text:p>
          </table:table-cell>
          <table:table-cell office:value-type="float" office:value="1.00277777777778">
            <text:p>1.0027777778</text:p>
          </table:table-cell>
          <table:table-cell office:value-type="float" office:value="1.08333333333333">
            <text:p>1.0833333333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0.0444444444444438">
            <text:p>0.0444444444</text:p>
          </table:table-cell>
          <table:table-cell office:value-type="float" office:value="0.0361111111111123">
            <text:p>0.0361111111</text:p>
          </table:table-cell>
          <table:table-cell office:value-type="float" office:value="2.1596032464718">
            <text:p>2.1596032465</text:p>
          </table:table-cell>
          <table:table-cell office:value-type="float" office:value="0.994304704523685">
            <text:p>0.9943047045</text:p>
          </table:table-cell>
          <table:table-cell office:value-type="float" office:value="-0.0257402744175126">
            <text:p>-0.0257402744</text:p>
          </table:table-cell>
          <table:table-cell office:value-type="float" office:value="-0.0323111260694852">
            <text:p>-0.0323111261</text:p>
          </table:table-cell>
          <table:table-cell office:value-type="float" office:value="0.390648548589474">
            <text:p>0.3906485486</text:p>
          </table:table-cell>
          <table:table-cell office:value-type="float" office:value="0.714619415976155">
            <text:p>0.714619416</text:p>
          </table:table-cell>
          <table:table-cell office:value-type="float" office:value="0.203372060866147">
            <text:p>0.2033720609</text:p>
          </table:table-cell>
          <table:table-cell office:value-type="float" office:value="-0.123685660384434">
            <text:p>-0.1236856604</text:p>
          </table:table-cell>
          <table:table-cell office:value-type="float" office:value="-0.0618372496248061">
            <text:p>-0.0618372496</text:p>
          </table:table-cell>
          <table:table-cell office:value-type="float" office:value="-0.016019892720837">
            <text:p>-0.0160198927</text:p>
          </table:table-cell>
          <table:table-cell office:value-type="float" office:value="-0.0150406629569546">
            <text:p>-0.015040663</text:p>
          </table:table-cell>
          <table:table-cell office:value-type="float" office:value="-0.012155272947842">
            <text:p>-0.0121552729</text:p>
          </table:table-cell>
          <table:table-cell office:value-type="float" office:value="-0.00953201282143534">
            <text:p>-0.0095320128</text:p>
          </table:table-cell>
          <table:table-cell office:value-type="float" office:value="-0.0052995582313623">
            <text:p>-0.0052995582</text:p>
          </table:table-cell>
          <table:table-cell office:value-type="float" office:value="0.015390395153509">
            <text:p>0.0153903952</text:p>
          </table:table-cell>
          <table:table-cell office:value-type="float" office:value="0.0365737383713123">
            <text:p>0.0365737384</text:p>
          </table:table-cell>
          <table:table-cell office:value-type="float" office:value="0.0802134862493353">
            <text:p>0.0802134862</text:p>
          </table:table-cell>
          <table:table-cell office:value-type="float" office:value="0.155375853532866">
            <text:p>0.1553758535</text:p>
          </table:table-cell>
          <table:table-cell office:value-type="float" office:value="0.276127909890459">
            <text:p>0.2761279099</text:p>
          </table:table-cell>
          <table:table-cell office:value-type="float" office:value="0.400797409645769">
            <text:p>0.4007974096</text:p>
          </table:table-cell>
          <table:table-cell office:value-type="float" office:value="0.42928500583782">
            <text:p>0.4292850058</text:p>
          </table:table-cell>
          <table:table-cell office:value-type="float" office:value="0.154624762228447">
            <text:p>0.1546247622</text:p>
          </table:table-cell>
          <table:table-cell office:value-type="float" office:value="-0.0112458978355213">
            <text:p>-0.011245897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596216368071016">
            <text:p>0.5962163681</text:p>
          </table:table-cell>
          <table:table-cell office:value-type="float" office:value="1">
            <text:p>1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1.08333333333333">
            <text:p>1.0833333333</text:p>
          </table:table-cell>
          <table:table-cell office:value-type="float" office:value="1.04722222222222">
            <text:p>1.0472222222</text:p>
          </table:table-cell>
          <table:table-cell office:value-type="float" office:value="1.15833333333333">
            <text:p>1.1583333333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0.0361111111111123">
            <text:p>0.0361111111</text:p>
          </table:table-cell>
          <table:table-cell office:value-type="float" office:value="0.0749999999999993">
            <text:p>0.075</text:p>
          </table:table-cell>
          <table:table-cell office:value-type="float" office:value="2.06600661812581">
            <text:p>2.0660066181</text:p>
          </table:table-cell>
          <table:table-cell office:value-type="float" office:value="0.99588277669063">
            <text:p>0.9958827767</text:p>
          </table:table-cell>
          <table:table-cell office:value-type="float" office:value="-0.000961967825557242">
            <text:p>-0.0009619678</text:p>
          </table:table-cell>
          <table:table-cell office:value-type="float" office:value="-0.0192371277721701">
            <text:p>-0.0192371278</text:p>
          </table:table-cell>
          <table:table-cell office:value-type="float" office:value="0.329019890887194">
            <text:p>0.3290198909</text:p>
          </table:table-cell>
          <table:table-cell office:value-type="float" office:value="0.735603243120448">
            <text:p>0.7356032431</text:p>
          </table:table-cell>
          <table:table-cell office:value-type="float" office:value="0.288874583749968">
            <text:p>0.2888745837</text:p>
          </table:table-cell>
          <table:table-cell office:value-type="float" office:value="-0.103002054959333">
            <text:p>-0.103002055</text:p>
          </table:table-cell>
          <table:table-cell office:value-type="float" office:value="-0.0582123332382168">
            <text:p>-0.0582123332</text:p>
          </table:table-cell>
          <table:table-cell office:value-type="float" office:value="-0.01969171991018">
            <text:p>-0.0196917199</text:p>
          </table:table-cell>
          <table:table-cell office:value-type="float" office:value="-0.0128023344663269">
            <text:p>-0.0128023345</text:p>
          </table:table-cell>
          <table:table-cell office:value-type="float" office:value="-0.00587674299862517">
            <text:p>-0.005876743</text:p>
          </table:table-cell>
          <table:table-cell office:value-type="float" office:value="0.000769574679507779">
            <text:p>0.0007695747</text:p>
          </table:table-cell>
          <table:table-cell office:value-type="float" office:value="0.0112633748131521">
            <text:p>0.0112633748</text:p>
          </table:table-cell>
          <table:table-cell office:value-type="float" office:value="0.0339883623397463">
            <text:p>0.0339883623</text:p>
          </table:table-cell>
          <table:table-cell office:value-type="float" office:value="0.0738847615956524">
            <text:p>0.0738847616</text:p>
          </table:table-cell>
          <table:table-cell office:value-type="float" office:value="0.136890111017537">
            <text:p>0.136890111</text:p>
          </table:table-cell>
          <table:table-cell office:value-type="float" office:value="0.247851171170447">
            <text:p>0.2478511712</text:p>
          </table:table-cell>
          <table:table-cell office:value-type="float" office:value="0.381241227887489">
            <text:p>0.3812412279</text:p>
          </table:table-cell>
          <table:table-cell office:value-type="float" office:value="0.485618756799143">
            <text:p>0.4856187568</text:p>
          </table:table-cell>
          <table:table-cell office:value-type="float" office:value="0.424192322298689">
            <text:p>0.4241923223</text:p>
          </table:table-cell>
          <table:table-cell office:value-type="float" office:value="0.149704143125894">
            <text:p>0.1497041431</text:p>
          </table:table-cell>
          <table:table-cell table:style-name="ce1" office:value-type="float" office:value="0.0000524673908224305">
            <text:p>5.25E-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6410850346536">
            <text:p>0.6164108503</text:p>
          </table:table-cell>
          <table:table-cell office:value-type="float" office:value="0">
            <text:p>0</text:p>
          </table:table-cell>
          <table:table-cell office:value-type="float" office:value="0.573763325936246">
            <text:p>0.5737633259</text:p>
          </table:table-cell>
          <table:table-cell office:value-type="float" office:value="2">
            <text:p>2</text:p>
          </table:table-cell>
          <table:table-cell office:value-type="float" office:value="1.15833333333333">
            <text:p>1.1583333333</text:p>
          </table:table-cell>
          <table:table-cell office:value-type="float" office:value="1.08333333333333">
            <text:p>1.0833333333</text:p>
          </table:table-cell>
          <table:table-cell office:value-type="float" office:value="1.00277777777778">
            <text:p>1.0027777778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0.0749999999999993">
            <text:p>0.075</text:p>
          </table:table-cell>
          <table:table-cell office:value-type="float" office:value="-0.155555555555556">
            <text:p>-0.1555555556</text:p>
          </table:table-cell>
          <table:table-cell office:value-type="float" office:value="1.80430191763366">
            <text:p>1.8043019176</text:p>
          </table:table-cell>
          <table:table-cell office:value-type="float" office:value="0.998713608324778">
            <text:p>0.9987136083</text:p>
          </table:table-cell>
          <table:table-cell office:value-type="float" office:value="-0.00571931296694617">
            <text:p>-0.005719313</text:p>
          </table:table-cell>
          <table:table-cell office:value-type="float" office:value="0.00365550253120128">
            <text:p>0.0036555025</text:p>
          </table:table-cell>
          <table:table-cell office:value-type="float" office:value="0.444357339476843">
            <text:p>0.4443573395</text:p>
          </table:table-cell>
          <table:table-cell office:value-type="float" office:value="0.761594155955765">
            <text:p>0.761594156</text:p>
          </table:table-cell>
          <table:table-cell office:value-type="float" office:value="0.289115035304238">
            <text:p>0.2891150353</text:p>
          </table:table-cell>
          <table:table-cell office:value-type="float" office:value="-0.112389161435193">
            <text:p>-0.1123891614</text:p>
          </table:table-cell>
          <table:table-cell office:value-type="float" office:value="-0.0745457511108716">
            <text:p>-0.0745457511</text:p>
          </table:table-cell>
          <table:table-cell office:value-type="float" office:value="-0.0232406462914864">
            <text:p>-0.0232406463</text:p>
          </table:table-cell>
          <table:table-cell office:value-type="float" office:value="-0.0187300971933393">
            <text:p>-0.0187300972</text:p>
          </table:table-cell>
          <table:table-cell office:value-type="float" office:value="-0.0162996705008674">
            <text:p>-0.0162996705</text:p>
          </table:table-cell>
          <table:table-cell office:value-type="float" office:value="-0.0115431964750484">
            <text:p>-0.0115431965</text:p>
          </table:table-cell>
          <table:table-cell office:value-type="float" office:value="-0.00423266882224938">
            <text:p>-0.0042326688</text:p>
          </table:table-cell>
          <table:table-cell office:value-type="float" office:value="0.0193770150603434">
            <text:p>0.0193770151</text:p>
          </table:table-cell>
          <table:table-cell office:value-type="float" office:value="0.0466307265423247">
            <text:p>0.0466307265</text:p>
          </table:table-cell>
          <table:table-cell office:value-type="float" office:value="0.0860496521852123">
            <text:p>0.0860496522</text:p>
          </table:table-cell>
          <table:table-cell office:value-type="float" office:value="0.16096918375213">
            <text:p>0.1609691838</text:p>
          </table:table-cell>
          <table:table-cell office:value-type="float" office:value="0.291373433281477">
            <text:p>0.2913734333</text:p>
          </table:table-cell>
          <table:table-cell office:value-type="float" office:value="0.434691051267151">
            <text:p>0.4346910513</text:p>
          </table:table-cell>
          <table:table-cell office:value-type="float" office:value="0.470507281108783">
            <text:p>0.4705072811</text:p>
          </table:table-cell>
          <table:table-cell office:value-type="float" office:value="0.198134971607196">
            <text:p>0.1981349716</text:p>
          </table:table-cell>
          <table:table-cell office:value-type="float" office:value="-0.00328819488146292">
            <text:p>-0.003288194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1141159842623">
            <text:p>0.6111411598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0277777777778">
            <text:p>1.0027777778</text:p>
          </table:table-cell>
          <table:table-cell office:value-type="float" office:value="1.15833333333333">
            <text:p>1.1583333333</text:p>
          </table:table-cell>
          <table:table-cell office:value-type="float" office:value="1.05277777777778">
            <text:p>1.0527777778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-0.155555555555556">
            <text:p>-0.1555555556</text:p>
          </table:table-cell>
          <table:table-cell office:value-type="float" office:value="0.0500000000000007">
            <text:p>0.05</text:p>
          </table:table-cell>
          <table:table-cell office:value-type="float" office:value="1.40433394230851">
            <text:p>1.4043339423</text:p>
          </table:table-cell>
          <table:table-cell office:value-type="float" office:value="0.996465249668751">
            <text:p>0.9964652497</text:p>
          </table:table-cell>
          <table:table-cell table:style-name="ce1" office:value-type="float" office:value="0.0000524692673458116">
            <text:p>5.25E-05</text:p>
          </table:table-cell>
          <table:table-cell office:value-type="float" office:value="-0.01044143091223">
            <text:p>-0.0104414309</text:p>
          </table:table-cell>
          <table:table-cell office:value-type="float" office:value="0.388423074670596">
            <text:p>0.3884230747</text:p>
          </table:table-cell>
          <table:table-cell office:value-type="float" office:value="0.732927160048336">
            <text:p>0.73292716</text:p>
          </table:table-cell>
          <table:table-cell office:value-type="float" office:value="0.254438833117369">
            <text:p>0.2544388331</text:p>
          </table:table-cell>
          <table:table-cell office:value-type="float" office:value="-0.117239178686159">
            <text:p>-0.1172391787</text:p>
          </table:table-cell>
          <table:table-cell office:value-type="float" office:value="-0.0922094196906911">
            <text:p>-0.0922094197</text:p>
          </table:table-cell>
          <table:table-cell office:value-type="float" office:value="-0.0326780437416896">
            <text:p>-0.0326780437</text:p>
          </table:table-cell>
          <table:table-cell office:value-type="float" office:value="-0.0194819155955909">
            <text:p>-0.0194819156</text:p>
          </table:table-cell>
          <table:table-cell office:value-type="float" office:value="-0.0161422999472532">
            <text:p>-0.0161422999</text:p>
          </table:table-cell>
          <table:table-cell office:value-type="float" office:value="-0.00879747979115009">
            <text:p>-0.0087974798</text:p>
          </table:table-cell>
          <table:table-cell office:value-type="float" office:value="0.000839540607468825">
            <text:p>0.0008395406</text:p>
          </table:table-cell>
          <table:table-cell office:value-type="float" office:value="0.0265093335565205">
            <text:p>0.0265093336</text:p>
          </table:table-cell>
          <table:table-cell office:value-type="float" office:value="0.0501206275439776">
            <text:p>0.0501206275</text:p>
          </table:table-cell>
          <table:table-cell office:value-type="float" office:value="0.101652089963641">
            <text:p>0.10165209</text:p>
          </table:table-cell>
          <table:table-cell office:value-type="float" office:value="0.183303534321438">
            <text:p>0.1833035343</text:p>
          </table:table-cell>
          <table:table-cell office:value-type="float" office:value="0.321104930048363">
            <text:p>0.32110493</text:p>
          </table:table-cell>
          <table:table-cell office:value-type="float" office:value="0.460092717070519">
            <text:p>0.4600927171</text:p>
          </table:table-cell>
          <table:table-cell office:value-type="float" office:value="0.44971743834996">
            <text:p>0.4497174383</text:p>
          </table:table-cell>
          <table:table-cell office:value-type="float" office:value="0.134555234103971">
            <text:p>0.1345552341</text:p>
          </table:table-cell>
          <table:table-cell office:value-type="float" office:value="-0.00505470322767321">
            <text:p>-0.00505470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325605519788">
            <text:p>0.6093256055</text:p>
          </table:table-cell>
          <table:table-cell office:value-type="float" office:value="1">
            <text:p>1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958333333333333">
            <text:p>0.9583333333</text:p>
          </table:table-cell>
          <table:table-cell office:value-type="float" office:value="1.025">
            <text:p>1.025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-0.0583333333333335">
            <text:p>-0.0583333333</text:p>
          </table:table-cell>
          <table:table-cell office:value-type="float" office:value="0.125">
            <text:p>0.125</text:p>
          </table:table-cell>
          <table:table-cell office:value-type="float" office:value="2.09152754343746">
            <text:p>2.0915275434</text:p>
          </table:table-cell>
          <table:table-cell office:value-type="float" office:value="0.971727972000186">
            <text:p>0.971727972</text:p>
          </table:table-cell>
          <table:table-cell office:value-type="float" office:value="-0.0372558095343049">
            <text:p>-0.0372558095</text:p>
          </table:table-cell>
          <table:table-cell office:value-type="float" office:value="-0.069578022816492">
            <text:p>-0.0695780228</text:p>
          </table:table-cell>
          <table:table-cell office:value-type="float" office:value="0.222088556156737">
            <text:p>0.2220885562</text:p>
          </table:table-cell>
          <table:table-cell office:value-type="float" office:value="0.647317194063029">
            <text:p>0.6473171941</text:p>
          </table:table-cell>
          <table:table-cell office:value-type="float" office:value="0.15873482800857">
            <text:p>0.158734828</text:p>
          </table:table-cell>
          <table:table-cell office:value-type="float" office:value="-0.154834455011615">
            <text:p>-0.154834455</text:p>
          </table:table-cell>
          <table:table-cell office:value-type="float" office:value="-0.104086190687875">
            <text:p>-0.1040861907</text:p>
          </table:table-cell>
          <table:table-cell office:value-type="float" office:value="-0.0366853544141047">
            <text:p>-0.0366853544</text:p>
          </table:table-cell>
          <table:table-cell office:value-type="float" office:value="-0.0237731588924824">
            <text:p>-0.0237731589</text:p>
          </table:table-cell>
          <table:table-cell office:value-type="float" office:value="-0.0196693499529765">
            <text:p>-0.01966935</text:p>
          </table:table-cell>
          <table:table-cell office:value-type="float" office:value="-0.00992487237270379">
            <text:p>-0.0099248724</text:p>
          </table:table-cell>
          <table:table-cell office:value-type="float" office:value="0.000535535853245506">
            <text:p>0.0005355359</text:p>
          </table:table-cell>
          <table:table-cell office:value-type="float" office:value="0.0179205755153307">
            <text:p>0.0179205755</text:p>
          </table:table-cell>
          <table:table-cell office:value-type="float" office:value="0.0415334272338934">
            <text:p>0.0415334272</text:p>
          </table:table-cell>
          <table:table-cell office:value-type="float" office:value="0.076822223039587">
            <text:p>0.076822223</text:p>
          </table:table-cell>
          <table:table-cell office:value-type="float" office:value="0.145062720769618">
            <text:p>0.1450627208</text:p>
          </table:table-cell>
          <table:table-cell office:value-type="float" office:value="0.254546970982772">
            <text:p>0.254546971</text:p>
          </table:table-cell>
          <table:table-cell office:value-type="float" office:value="0.386169557981092">
            <text:p>0.386169558</text:p>
          </table:table-cell>
          <table:table-cell office:value-type="float" office:value="0.400653735066155">
            <text:p>0.4006537351</text:p>
          </table:table-cell>
          <table:table-cell office:value-type="float" office:value="0.109168858242066">
            <text:p>0.1091688582</text:p>
          </table:table-cell>
          <table:table-cell office:value-type="float" office:value="-0.00976423321516839">
            <text:p>-0.00976423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392742453276">
            <text:p>0.6039274245</text:p>
          </table:table-cell>
          <table:table-cell office:value-type="float" office:value="1">
            <text:p>1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1.025">
            <text:p>1.025</text:p>
          </table:table-cell>
          <table:table-cell office:value-type="float" office:value="0.9">
            <text:p>0.9</text:p>
          </table:table-cell>
          <table:table-cell office:value-type="float" office:value="1.04166666666667">
            <text:p>1.0416666667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0166666666666664">
            <text:p>0.0166666667</text:p>
          </table:table-cell>
          <table:table-cell office:value-type="float" office:value="2.64671949997091">
            <text:p>2.6467195</text:p>
          </table:table-cell>
          <table:table-cell office:value-type="float" office:value="0.995921200139801">
            <text:p>0.9959212001</text:p>
          </table:table-cell>
          <table:table-cell office:value-type="float" office:value="-0.00049981967965218">
            <text:p>-0.0004998197</text:p>
          </table:table-cell>
          <table:table-cell office:value-type="float" office:value="-0.0179919401759875">
            <text:p>-0.0179919402</text:p>
          </table:table-cell>
          <table:table-cell office:value-type="float" office:value="0.350676625981698">
            <text:p>0.350676626</text:p>
          </table:table-cell>
          <table:table-cell office:value-type="float" office:value="0.73291849778734">
            <text:p>0.7329184978</text:p>
          </table:table-cell>
          <table:table-cell office:value-type="float" office:value="0.274336561484319">
            <text:p>0.2743365615</text:p>
          </table:table-cell>
          <table:table-cell office:value-type="float" office:value="-0.114562927225593">
            <text:p>-0.1145629272</text:p>
          </table:table-cell>
          <table:table-cell office:value-type="float" office:value="-0.0610816914705047">
            <text:p>-0.0610816915</text:p>
          </table:table-cell>
          <table:table-cell office:value-type="float" office:value="-0.0176707282054933">
            <text:p>-0.0176707282</text:p>
          </table:table-cell>
          <table:table-cell office:value-type="float" office:value="-0.0147617633858691">
            <text:p>-0.0147617634</text:p>
          </table:table-cell>
          <table:table-cell office:value-type="float" office:value="-0.0094607880824179">
            <text:p>-0.0094607881</text:p>
          </table:table-cell>
          <table:table-cell office:value-type="float" office:value="-0.000571232022134938">
            <text:p>-0.000571232</text:p>
          </table:table-cell>
          <table:table-cell office:value-type="float" office:value="0.00357020716963929">
            <text:p>0.0035702072</text:p>
          </table:table-cell>
          <table:table-cell office:value-type="float" office:value="0.0242727139766559">
            <text:p>0.024272714</text:p>
          </table:table-cell>
          <table:table-cell office:value-type="float" office:value="0.0513658847191063">
            <text:p>0.0513658847</text:p>
          </table:table-cell>
          <table:table-cell office:value-type="float" office:value="0.093409397336268">
            <text:p>0.0934093973</text:p>
          </table:table-cell>
          <table:table-cell office:value-type="float" office:value="0.159569967787118">
            <text:p>0.1595699678</text:p>
          </table:table-cell>
          <table:table-cell office:value-type="float" office:value="0.270502470558315">
            <text:p>0.2705024706</text:p>
          </table:table-cell>
          <table:table-cell office:value-type="float" office:value="0.400174086882376">
            <text:p>0.4001740869</text:p>
          </table:table-cell>
          <table:table-cell office:value-type="float" office:value="0.457761027416308">
            <text:p>0.4577610274</text:p>
          </table:table-cell>
          <table:table-cell office:value-type="float" office:value="0.237104328594945">
            <text:p>0.2371043286</text:p>
          </table:table-cell>
          <table:table-cell office:value-type="float" office:value="0.00735451809395338">
            <text:p>0.007354518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005975241688">
            <text:p>0.6100597524</text:p>
          </table:table-cell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1.04166666666667">
            <text:p>1.0416666667</text:p>
          </table:table-cell>
          <table:table-cell office:value-type="float" office:value="1.025">
            <text:p>1.025</text:p>
          </table:table-cell>
          <table:table-cell office:value-type="float" office:value="0.986111111111112">
            <text:p>0.9861111111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0166666666666664">
            <text:p>0.0166666667</text:p>
          </table:table-cell>
          <table:table-cell office:value-type="float" office:value="-0.0555555555555549">
            <text:p>-0.0555555556</text:p>
          </table:table-cell>
          <table:table-cell office:value-type="float" office:value="1.92062322843306">
            <text:p>1.9206232284</text:p>
          </table:table-cell>
          <table:table-cell office:value-type="float" office:value="0.995544994274418">
            <text:p>0.9955449943</text:p>
          </table:table-cell>
          <table:table-cell office:value-type="float" office:value="0.00249915043413385">
            <text:p>0.0024991504</text:p>
          </table:table-cell>
          <table:table-cell office:value-type="float" office:value="-0.0169747420448295">
            <text:p>-0.016974742</text:p>
          </table:table-cell>
          <table:table-cell office:value-type="float" office:value="0.322152828159106">
            <text:p>0.3221528282</text:p>
          </table:table-cell>
          <table:table-cell office:value-type="float" office:value="0.731950356962425">
            <text:p>0.731950357</text:p>
          </table:table-cell>
          <table:table-cell office:value-type="float" office:value="0.290010080418816">
            <text:p>0.2900100804</text:p>
          </table:table-cell>
          <table:table-cell office:value-type="float" office:value="-0.111725689115059">
            <text:p>-0.1117256891</text:p>
          </table:table-cell>
          <table:table-cell office:value-type="float" office:value="-0.0579866163747469">
            <text:p>-0.0579866164</text:p>
          </table:table-cell>
          <table:table-cell office:value-type="float" office:value="-0.016367984613018">
            <text:p>-0.0163679846</text:p>
          </table:table-cell>
          <table:table-cell office:value-type="float" office:value="-0.014154963079075">
            <text:p>-0.0141549631</text:p>
          </table:table-cell>
          <table:table-cell office:value-type="float" office:value="-0.0170639803655613">
            <text:p>-0.0170639804</text:p>
          </table:table-cell>
          <table:table-cell office:value-type="float" office:value="-0.0126735898393946">
            <text:p>-0.0126735898</text:p>
          </table:table-cell>
          <table:table-cell office:value-type="float" office:value="-0.00221352938296804">
            <text:p>-0.0022135294</text:p>
          </table:table-cell>
          <table:table-cell office:value-type="float" office:value="0.0217035117739781">
            <text:p>0.0217035118</text:p>
          </table:table-cell>
          <table:table-cell office:value-type="float" office:value="0.0504400316453171">
            <text:p>0.0504400316</text:p>
          </table:table-cell>
          <table:table-cell office:value-type="float" office:value="0.101330816770228">
            <text:p>0.1013308168</text:p>
          </table:table-cell>
          <table:table-cell office:value-type="float" office:value="0.194151366968671">
            <text:p>0.194151367</text:p>
          </table:table-cell>
          <table:table-cell office:value-type="float" office:value="0.323543992285928">
            <text:p>0.3235439923</text:p>
          </table:table-cell>
          <table:table-cell office:value-type="float" office:value="0.450107836824986">
            <text:p>0.4501078368</text:p>
          </table:table-cell>
          <table:table-cell office:value-type="float" office:value="0.408179129139975">
            <text:p>0.4081791291</text:p>
          </table:table-cell>
          <table:table-cell office:value-type="float" office:value="0.120302104613733">
            <text:p>0.1203021046</text:p>
          </table:table-cell>
          <table:table-cell office:value-type="float" office:value="-0.00587293975445868">
            <text:p>-0.005872939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754747802266">
            <text:p>0.6157547478</text:p>
          </table:table-cell>
          <table:table-cell office:value-type="float" office:value="0">
            <text:p>0</text:p>
          </table:table-cell>
          <table:table-cell office:value-type="float" office:value="0.573763325936246">
            <text:p>0.5737633259</text:p>
          </table:table-cell>
          <table:table-cell office:value-type="float" office:value="2">
            <text:p>2</text:p>
          </table:table-cell>
          <table:table-cell office:value-type="float" office:value="0.986111111111112">
            <text:p>0.9861111111</text:p>
          </table:table-cell>
          <table:table-cell office:value-type="float" office:value="1.04166666666667">
            <text:p>1.0416666667</text:p>
          </table:table-cell>
          <table:table-cell office:value-type="float" office:value="1.00277777777778">
            <text:p>1.0027777778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-0.0555555555555549">
            <text:p>-0.0555555556</text:p>
          </table:table-cell>
          <table:table-cell office:value-type="float" office:value="0.0166666666666657">
            <text:p>0.0166666667</text:p>
          </table:table-cell>
          <table:table-cell office:value-type="float" office:value="1.80060479484533">
            <text:p>1.8006047948</text:p>
          </table:table-cell>
          <table:table-cell office:value-type="float" office:value="0.993524247974207">
            <text:p>0.993524248</text:p>
          </table:table-cell>
          <table:table-cell office:value-type="float" office:value="0.00346309952592105">
            <text:p>0.0034630995</text:p>
          </table:table-cell>
          <table:table-cell office:value-type="float" office:value="-0.00806851113183582">
            <text:p>-0.0080685111</text:p>
          </table:table-cell>
          <table:table-cell office:value-type="float" office:value="0.377952403784098">
            <text:p>0.3779524038</text:p>
          </table:table-cell>
          <table:table-cell office:value-type="float" office:value="0.713355147733574">
            <text:p>0.7133551477</text:p>
          </table:table-cell>
          <table:table-cell office:value-type="float" office:value="0.194374675975092">
            <text:p>0.194374676</text:p>
          </table:table-cell>
          <table:table-cell office:value-type="float" office:value="-0.113364807093475">
            <text:p>-0.1133648071</text:p>
          </table:table-cell>
          <table:table-cell office:value-type="float" office:value="-0.0638378086746548">
            <text:p>-0.0638378087</text:p>
          </table:table-cell>
          <table:table-cell office:value-type="float" office:value="-0.0222923120283615">
            <text:p>-0.022292312</text:p>
          </table:table-cell>
          <table:table-cell office:value-type="float" office:value="-0.0194730744674827">
            <text:p>-0.0194730745</text:p>
          </table:table-cell>
          <table:table-cell office:value-type="float" office:value="-0.013173340912817">
            <text:p>-0.0131733409</text:p>
          </table:table-cell>
          <table:table-cell office:value-type="float" office:value="-0.00605144452525974">
            <text:p>-0.0060514445</text:p>
          </table:table-cell>
          <table:table-cell office:value-type="float" office:value="0.00107106395126388">
            <text:p>0.001071064</text:p>
          </table:table-cell>
          <table:table-cell office:value-type="float" office:value="0.0247722388621836">
            <text:p>0.0247722389</text:p>
          </table:table-cell>
          <table:table-cell office:value-type="float" office:value="0.0525764765531152">
            <text:p>0.0525764766</text:p>
          </table:table-cell>
          <table:table-cell office:value-type="float" office:value="0.099563718422484">
            <text:p>0.0995637184</text:p>
          </table:table-cell>
          <table:table-cell office:value-type="float" office:value="0.175600730674873">
            <text:p>0.1756007307</text:p>
          </table:table-cell>
          <table:table-cell office:value-type="float" office:value="0.303650935815411">
            <text:p>0.3036509358</text:p>
          </table:table-cell>
          <table:table-cell office:value-type="float" office:value="0.425874000448727">
            <text:p>0.4258740004</text:p>
          </table:table-cell>
          <table:table-cell office:value-type="float" office:value="0.4533473474369">
            <text:p>0.4533473474</text:p>
          </table:table-cell>
          <table:table-cell office:value-type="float" office:value="0.196143234035811">
            <text:p>0.196143234</text:p>
          </table:table-cell>
          <table:table-cell office:value-type="float" office:value="-0.00319533310676001">
            <text:p>-0.003195333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172661230383">
            <text:p>0.6151726612</text:p>
          </table:table-cell>
          <table:table-cell office:value-type="float" office:value="0">
            <text:p>0</text:p>
          </table:table-cell>
          <table:table-cell office:value-type="float" office:value="0.577156447555682">
            <text:p>0.5771564476</text:p>
          </table:table-cell>
          <table:table-cell office:value-type="float" office:value="2">
            <text:p>2</text:p>
          </table:table-cell>
          <table:table-cell office:value-type="float" office:value="1.00277777777778">
            <text:p>1.0027777778</text:p>
          </table:table-cell>
          <table:table-cell office:value-type="float" office:value="0.986111111111112">
            <text:p>0.9861111111</text:p>
          </table:table-cell>
          <table:table-cell office:value-type="float" office:value="1.08611111111111">
            <text:p>1.0861111111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0166666666666657">
            <text:p>0.0166666667</text:p>
          </table:table-cell>
          <table:table-cell office:value-type="float" office:value="0.0833333333333339">
            <text:p>0.0833333333</text:p>
          </table:table-cell>
          <table:table-cell office:value-type="float" office:value="2.18949271526711">
            <text:p>2.1894927153</text:p>
          </table:table-cell>
          <table:table-cell office:value-type="float" office:value="0.998811482287218">
            <text:p>0.9988114823</text:p>
          </table:table-cell>
          <table:table-cell office:value-type="float" office:value="-0.0104782023787553">
            <text:p>-0.0104782024</text:p>
          </table:table-cell>
          <table:table-cell office:value-type="float" office:value="-0.000499828670514346">
            <text:p>-0.0004998287</text:p>
          </table:table-cell>
          <table:table-cell office:value-type="float" office:value="0.421641450311937">
            <text:p>0.4216414503</text:p>
          </table:table-cell>
          <table:table-cell office:value-type="float" office:value="0.761594155955765">
            <text:p>0.761594156</text:p>
          </table:table-cell>
          <table:table-cell office:value-type="float" office:value="0.341374214806001">
            <text:p>0.3413742148</text:p>
          </table:table-cell>
          <table:table-cell office:value-type="float" office:value="-0.113946287735374">
            <text:p>-0.1139462877</text:p>
          </table:table-cell>
          <table:table-cell office:value-type="float" office:value="-0.0832251720364576">
            <text:p>-0.083225172</text:p>
          </table:table-cell>
          <table:table-cell office:value-type="float" office:value="-0.023398501576561">
            <text:p>-0.0233985016</text:p>
          </table:table-cell>
          <table:table-cell office:value-type="float" office:value="-0.0179919528601714">
            <text:p>-0.0179919529</text:p>
          </table:table-cell>
          <table:table-cell office:value-type="float" office:value="-0.0169569073359833">
            <text:p>-0.0169569073</text:p>
          </table:table-cell>
          <table:table-cell office:value-type="float" office:value="-0.00892530745088127">
            <text:p>-0.0089253075</text:p>
          </table:table-cell>
          <table:table-cell office:value-type="float" office:value="-0.00166015077708315">
            <text:p>-0.0016601508</text:p>
          </table:table-cell>
          <table:table-cell office:value-type="float" office:value="0.0158504371901758">
            <text:p>0.0158504372</text:p>
          </table:table-cell>
          <table:table-cell office:value-type="float" office:value="0.038254052712873">
            <text:p>0.0382540527</text:p>
          </table:table-cell>
          <table:table-cell office:value-type="float" office:value="0.0753314074715623">
            <text:p>0.0753314075</text:p>
          </table:table-cell>
          <table:table-cell office:value-type="float" office:value="0.137715179542632">
            <text:p>0.1377151795</text:p>
          </table:table-cell>
          <table:table-cell office:value-type="float" office:value="0.23811491879529">
            <text:p>0.2381149188</text:p>
          </table:table-cell>
          <table:table-cell office:value-type="float" office:value="0.363401473278238">
            <text:p>0.3634014733</text:p>
          </table:table-cell>
          <table:table-cell office:value-type="float" office:value="0.477563876843659">
            <text:p>0.4775638768</text:p>
          </table:table-cell>
          <table:table-cell office:value-type="float" office:value="0.333353865461827">
            <text:p>0.3333538655</text:p>
          </table:table-cell>
          <table:table-cell office:value-type="float" office:value="0.0287858473706277">
            <text:p>0.028785847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799359253843">
            <text:p>0.6097993593</text:p>
          </table:table-cell>
          <table:table-cell office:value-type="float" office:value="1">
            <text:p>1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1.08611111111111">
            <text:p>1.0861111111</text:p>
          </table:table-cell>
          <table:table-cell office:value-type="float" office:value="1.00277777777778">
            <text:p>1.0027777778</text:p>
          </table:table-cell>
          <table:table-cell office:value-type="float" office:value="1.06666666666667">
            <text:p>1.0666666667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0833333333333339">
            <text:p>0.0833333333</text:p>
          </table:table-cell>
          <table:table-cell office:value-type="float" office:value="-0.0194444444444439">
            <text:p>-0.0194444444</text:p>
          </table:table-cell>
          <table:table-cell office:value-type="float" office:value="2.18893510804428">
            <text:p>2.188935108</text:p>
          </table:table-cell>
          <table:table-cell office:value-type="float" office:value="0.997942630786273">
            <text:p>0.9979426308</text:p>
          </table:table-cell>
          <table:table-cell office:value-type="float" office:value="0.00141023560151066">
            <text:p>0.0014102356</text:p>
          </table:table-cell>
          <table:table-cell office:value-type="float" office:value="-0.00126742868787055">
            <text:p>-0.0012674287</text:p>
          </table:table-cell>
          <table:table-cell office:value-type="float" office:value="0.418245052806696">
            <text:p>0.4182450528</text:p>
          </table:table-cell>
          <table:table-cell office:value-type="float" office:value="0.75167451020509">
            <text:p>0.7516745102</text:p>
          </table:table-cell>
          <table:table-cell office:value-type="float" office:value="0.265531840036167">
            <text:p>0.26553184</text:p>
          </table:table-cell>
          <table:table-cell office:value-type="float" office:value="-0.109962514725912">
            <text:p>-0.1099625147</text:p>
          </table:table-cell>
          <table:table-cell office:value-type="float" office:value="-0.061686337873284">
            <text:p>-0.0616863379</text:p>
          </table:table-cell>
          <table:table-cell office:value-type="float" office:value="-0.0143155935750914">
            <text:p>-0.0143155936</text:p>
          </table:table-cell>
          <table:table-cell office:value-type="float" office:value="-0.0151008706059921">
            <text:p>-0.0151008706</text:p>
          </table:table-cell>
          <table:table-cell office:value-type="float" office:value="-0.0147260805772196">
            <text:p>-0.0147260806</text:p>
          </table:table-cell>
          <table:table-cell office:value-type="float" office:value="-0.00933584493406492">
            <text:p>-0.0093358449</text:p>
          </table:table-cell>
          <table:table-cell office:value-type="float" office:value="-0.00242774127094447">
            <text:p>-0.0024277413</text:p>
          </table:table-cell>
          <table:table-cell office:value-type="float" office:value="0.0190626525352422">
            <text:p>0.0190626525</text:p>
          </table:table-cell>
          <table:table-cell office:value-type="float" office:value="0.0427451418188063">
            <text:p>0.0427451418</text:p>
          </table:table-cell>
          <table:table-cell office:value-type="float" office:value="0.0802284927507573">
            <text:p>0.0802284928</text:p>
          </table:table-cell>
          <table:table-cell office:value-type="float" office:value="0.140096084246604">
            <text:p>0.1400960842</text:p>
          </table:table-cell>
          <table:table-cell office:value-type="float" office:value="0.247186851554205">
            <text:p>0.2471868516</text:p>
          </table:table-cell>
          <table:table-cell office:value-type="float" office:value="0.381969430395017">
            <text:p>0.3819694304</text:p>
          </table:table-cell>
          <table:table-cell office:value-type="float" office:value="0.470922541700879">
            <text:p>0.4709225417</text:p>
          </table:table-cell>
          <table:table-cell office:value-type="float" office:value="0.293570280451466">
            <text:p>0.2935702805</text:p>
          </table:table-cell>
          <table:table-cell office:value-type="float" office:value="0.0370953801561371">
            <text:p>0.037095380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913164139559">
            <text:p>0.6069131641</text:p>
          </table:table-cell>
          <table:table-cell office:value-type="float" office:value="1">
            <text:p>1</text:p>
          </table:table-cell>
          <table:table-cell office:value-type="float" office:value="0.56900133256819">
            <text:p>0.5690013326</text:p>
          </table:table-cell>
          <table:table-cell office:value-type="float" office:value="2">
            <text:p>2</text:p>
          </table:table-cell>
          <table:table-cell office:value-type="float" office:value="1.06666666666667">
            <text:p>1.0666666667</text:p>
          </table:table-cell>
          <table:table-cell office:value-type="float" office:value="1.08611111111111">
            <text:p>1.0861111111</text:p>
          </table:table-cell>
          <table:table-cell office:value-type="float" office:value="1.1">
            <text:p>1.1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0.0333333333333323">
            <text:p>0.0333333333</text:p>
          </table:table-cell>
          <table:table-cell office:value-type="float" office:value="1.79964597634261">
            <text:p>1.7996459763</text:p>
          </table:table-cell>
          <table:table-cell office:value-type="float" office:value="0.997737968052897">
            <text:p>0.9977379681</text:p>
          </table:table-cell>
          <table:table-cell office:value-type="float" office:value="0.000981810136099881">
            <text:p>0.0009818101</text:p>
          </table:table-cell>
          <table:table-cell office:value-type="float" office:value="-0.0033381407739943">
            <text:p>-0.0033381408</text:p>
          </table:table-cell>
          <table:table-cell office:value-type="float" office:value="0.412943422722752">
            <text:p>0.4129434227</text:p>
          </table:table-cell>
          <table:table-cell office:value-type="float" office:value="0.748951838323838">
            <text:p>0.7489518383</text:p>
          </table:table-cell>
          <table:table-cell office:value-type="float" office:value="0.263655904497469">
            <text:p>0.2636559045</text:p>
          </table:table-cell>
          <table:table-cell office:value-type="float" office:value="-0.109803789123734">
            <text:p>-0.1098037891</text:p>
          </table:table-cell>
          <table:table-cell office:value-type="float" office:value="-0.0596232302013907">
            <text:p>-0.0596232302</text:p>
          </table:table-cell>
          <table:table-cell office:value-type="float" office:value="-0.0164572167665832">
            <text:p>-0.0164572168</text:p>
          </table:table-cell>
          <table:table-cell office:value-type="float" office:value="-0.0134589056961215">
            <text:p>-0.0134589057</text:p>
          </table:table-cell>
          <table:table-cell office:value-type="float" office:value="-0.0150651763505315">
            <text:p>-0.0150651764</text:p>
          </table:table-cell>
          <table:table-cell office:value-type="float" office:value="-0.0114598955774635">
            <text:p>-0.0114598956</text:p>
          </table:table-cell>
          <table:table-cell office:value-type="float" office:value="-0.0047840546579595">
            <text:p>-0.0047840547</text:p>
          </table:table-cell>
          <table:table-cell office:value-type="float" office:value="0.0190626506340197">
            <text:p>0.0190626506</text:p>
          </table:table-cell>
          <table:table-cell office:value-type="float" office:value="0.0455244832636785">
            <text:p>0.0455244833</text:p>
          </table:table-cell>
          <table:table-cell office:value-type="float" office:value="0.0915687623320756">
            <text:p>0.0915687623</text:p>
          </table:table-cell>
          <table:table-cell office:value-type="float" office:value="0.163811746487523">
            <text:p>0.1638117465</text:p>
          </table:table-cell>
          <table:table-cell office:value-type="float" office:value="0.28827605941363">
            <text:p>0.2882760594</text:p>
          </table:table-cell>
          <table:table-cell office:value-type="float" office:value="0.41612188690619">
            <text:p>0.4161218869</text:p>
          </table:table-cell>
          <table:table-cell office:value-type="float" office:value="0.462881932120487">
            <text:p>0.4628819321</text:p>
          </table:table-cell>
          <table:table-cell office:value-type="float" office:value="0.218011743680094">
            <text:p>0.2180117437</text:p>
          </table:table-cell>
          <table:table-cell office:value-type="float" office:value="0.00101751178648302">
            <text:p>0.001017511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0.515273024894559">
            <text:p>0.5152730249</text:p>
          </table:table-cell>
          <table:table-cell office:value-type="float" office:value="0">
            <text:p>0</text:p>
          </table:table-cell>
          <table:table-cell office:value-type="float" office:value="0.644414479714975">
            <text:p>0.6444144797</text:p>
          </table:table-cell>
          <table:table-cell office:value-type="float" office:value="0">
            <text:p>0</text:p>
          </table:table-cell>
          <table:table-cell office:value-type="float" office:value="0.582570206462315">
            <text:p>0.5825702065</text:p>
          </table:table-cell>
          <table:table-cell office:value-type="float" office:value="2">
            <text:p>2</text:p>
          </table:table-cell>
          <table:table-cell office:value-type="float" office:value="1.13888888888889">
            <text:p>1.1388888889</text:p>
          </table:table-cell>
          <table:table-cell office:value-type="float" office:value="0.986111111111111">
            <text:p>0.9861111111</text:p>
          </table:table-cell>
          <table:table-cell office:value-type="float" office:value="1.02777777777778">
            <text:p>1.0277777778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0.152777777777778">
            <text:p>0.1527777778</text:p>
          </table:table-cell>
          <table:table-cell office:value-type="float" office:value="-0.111111111111111">
            <text:p>-0.1111111111</text:p>
          </table:table-cell>
          <table:table-cell office:value-type="float" office:value="2.29759102726519">
            <text:p>2.2975910273</text:p>
          </table:table-cell>
          <table:table-cell office:value-type="float" office:value="0.999302870514358">
            <text:p>0.9993028705</text:p>
          </table:table-cell>
          <table:table-cell office:value-type="float" office:value="-0.082279489184189">
            <text:p>-0.0822794892</text:p>
          </table:table-cell>
          <table:table-cell office:value-type="float" office:value="-0.0925472980801863">
            <text:p>-0.0925472981</text:p>
          </table:table-cell>
          <table:table-cell office:value-type="float" office:value="-0.0586686080502908">
            <text:p>-0.0586686081</text:p>
          </table:table-cell>
          <table:table-cell office:value-type="float" office:value="0.0094173151104453">
            <text:p>0.0094173151</text:p>
          </table:table-cell>
          <table:table-cell office:value-type="float" office:value="-0.162849336445455">
            <text:p>-0.1628493364</text:p>
          </table:table-cell>
          <table:table-cell office:value-type="float" office:value="-0.570041043469814">
            <text:p>-0.5700410435</text:p>
          </table:table-cell>
          <table:table-cell office:value-type="float" office:value="-0.514639978110793">
            <text:p>-0.5146399781</text:p>
          </table:table-cell>
          <table:table-cell office:value-type="float" office:value="-0.29499376678951">
            <text:p>-0.2949937668</text:p>
          </table:table-cell>
          <table:table-cell office:value-type="float" office:value="-0.598634368476018">
            <text:p>-0.5986343685</text:p>
          </table:table-cell>
          <table:table-cell office:value-type="float" office:value="-0.274670336397515">
            <text:p>-0.2746703364</text:p>
          </table:table-cell>
          <table:table-cell office:value-type="float" office:value="-0.0333828805779501">
            <text:p>-0.0333828806</text:p>
          </table:table-cell>
          <table:table-cell office:value-type="float" office:value="-0.00762067068546657">
            <text:p>-0.0076206707</text:p>
          </table:table-cell>
          <table:table-cell office:value-type="float" office:value="0.0214341411784593">
            <text:p>0.0214341412</text:p>
          </table:table-cell>
          <table:table-cell office:value-type="float" office:value="0.0356725943916167">
            <text:p>0.0356725944</text:p>
          </table:table-cell>
          <table:table-cell office:value-type="float" office:value="0.108370758924047">
            <text:p>0.1083707589</text:p>
          </table:table-cell>
          <table:table-cell office:value-type="float" office:value="0.143488642889859">
            <text:p>0.1434886429</text:p>
          </table:table-cell>
          <table:table-cell office:value-type="float" office:value="0.242645899078618">
            <text:p>0.2426458991</text:p>
          </table:table-cell>
          <table:table-cell office:value-type="float" office:value="0.322623363068037">
            <text:p>0.3226233631</text:p>
          </table:table-cell>
          <table:table-cell office:value-type="float" office:value="0.317284321701458">
            <text:p>0.3172843217</text:p>
          </table:table-cell>
          <table:table-cell office:value-type="float" office:value="0.211623044648115">
            <text:p>0.2116230446</text:p>
          </table:table-cell>
          <table:table-cell office:value-type="float" office:value="-0.000185872409218746">
            <text:p>-0.000185872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523593576311453">
            <text:p>0.5235935763</text:p>
          </table:table-cell>
          <table:table-cell office:value-type="float" office:value="0">
            <text:p>0</text:p>
          </table:table-cell>
          <table:table-cell office:value-type="float" office:value="0.617287504263943">
            <text:p>0.6172875043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2777777777778">
            <text:p>1.0277777778</text:p>
          </table:table-cell>
          <table:table-cell office:value-type="float" office:value="1.13888888888889">
            <text:p>1.1388888889</text:p>
          </table:table-cell>
          <table:table-cell office:value-type="float" office:value="1.02222222222222">
            <text:p>1.0222222222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-0.111111111111111">
            <text:p>-0.1111111111</text:p>
          </table:table-cell>
          <table:table-cell office:value-type="float" office:value="-0.00555555555555554">
            <text:p>-0.0055555556</text:p>
          </table:table-cell>
          <table:table-cell office:value-type="float" office:value="1.473094549087">
            <text:p>1.4730945491</text:p>
          </table:table-cell>
          <table:table-cell office:value-type="float" office:value="0.999730955495219">
            <text:p>0.9997309555</text:p>
          </table:table-cell>
          <table:table-cell office:value-type="float" office:value="-0.0894750679341438">
            <text:p>-0.0894750679</text:p>
          </table:table-cell>
          <table:table-cell office:value-type="float" office:value="-0.0341874161376483">
            <text:p>-0.0341874161</text:p>
          </table:table-cell>
          <table:table-cell office:value-type="float" office:value="-0.359409960576177">
            <text:p>-0.3594099606</text:p>
          </table:table-cell>
          <table:table-cell office:value-type="float" office:value="-0.669542397034479">
            <text:p>-0.669542397</text:p>
          </table:table-cell>
          <table:table-cell office:value-type="float" office:value="-0.351398525505545">
            <text:p>-0.3513985255</text:p>
          </table:table-cell>
          <table:table-cell office:value-type="float" office:value="-0.479190594156271">
            <text:p>-0.4791905942</text:p>
          </table:table-cell>
          <table:table-cell office:value-type="float" office:value="-0.523511519633286">
            <text:p>-0.5235115196</text:p>
          </table:table-cell>
          <table:table-cell office:value-type="float" office:value="-0.181126796094061">
            <text:p>-0.1811267961</text:p>
          </table:table-cell>
          <table:table-cell office:value-type="float" office:value="-0.0862781425186993">
            <text:p>-0.0862781425</text:p>
          </table:table-cell>
          <table:table-cell office:value-type="float" office:value="-0.0401271422301417">
            <text:p>-0.0401271422</text:p>
          </table:table-cell>
          <table:table-cell office:value-type="float" office:value="0.000495662200404867">
            <text:p>0.0004956622</text:p>
          </table:table-cell>
          <table:table-cell office:value-type="float" office:value="0.0401271391422535">
            <text:p>0.0401271391</text:p>
          </table:table-cell>
          <table:table-cell office:value-type="float" office:value="0.0262640937728713">
            <text:p>0.0262640938</text:p>
          </table:table-cell>
          <table:table-cell office:value-type="float" office:value="0.079140223381909">
            <text:p>0.0791402234</text:p>
          </table:table-cell>
          <table:table-cell office:value-type="float" office:value="0.128407383507379">
            <text:p>0.1284073835</text:p>
          </table:table-cell>
          <table:table-cell office:value-type="float" office:value="0.189980772848783">
            <text:p>0.1899807728</text:p>
          </table:table-cell>
          <table:table-cell office:value-type="float" office:value="0.241946061248158">
            <text:p>0.2419460612</text:p>
          </table:table-cell>
          <table:table-cell office:value-type="float" office:value="0.25543102415189">
            <text:p>0.2554310242</text:p>
          </table:table-cell>
          <table:table-cell office:value-type="float" office:value="0.225781405637453">
            <text:p>0.2257814056</text:p>
          </table:table-cell>
          <table:table-cell office:value-type="float" office:value="0.0537276406142291">
            <text:p>0.0537276406</text:p>
          </table:table-cell>
          <table:table-cell office:value-type="float" office:value="-0.0173464633607902">
            <text:p>-0.017346463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2113412639557">
            <text:p>0.6211341264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2222222222222">
            <text:p>1.0222222222</text:p>
          </table:table-cell>
          <table:table-cell office:value-type="float" office:value="1.02777777777778">
            <text:p>1.0277777778</text:p>
          </table:table-cell>
          <table:table-cell office:value-type="float" office:value="1.12777777777778">
            <text:p>1.1277777778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105555555555556">
            <text:p>0.1055555556</text:p>
          </table:table-cell>
          <table:table-cell office:value-type="float" office:value="2.05684855461945">
            <text:p>2.0568485546</text:p>
          </table:table-cell>
          <table:table-cell office:value-type="float" office:value="0.995783059560026">
            <text:p>0.9957830596</text:p>
          </table:table-cell>
          <table:table-cell office:value-type="float" office:value="-0.0724872555474014">
            <text:p>-0.0724872555</text:p>
          </table:table-cell>
          <table:table-cell office:value-type="float" office:value="-0.0835716578348598">
            <text:p>-0.0835716578</text:p>
          </table:table-cell>
          <table:table-cell office:value-type="float" office:value="-0.0341874141549933">
            <text:p>-0.0341874142</text:p>
          </table:table-cell>
          <table:table-cell office:value-type="float" office:value="0.0544689646189045">
            <text:p>0.0544689646</text:p>
          </table:table-cell>
          <table:table-cell office:value-type="float" office:value="-0.181126791495341">
            <text:p>-0.1811267915</text:p>
          </table:table-cell>
          <table:table-cell office:value-type="float" office:value="-0.575660463242313">
            <text:p>-0.5756604632</text:p>
          </table:table-cell>
          <table:table-cell office:value-type="float" office:value="-0.395478384094974">
            <text:p>-0.3954783841</text:p>
          </table:table-cell>
          <table:table-cell office:value-type="float" office:value="-0.257977524220561">
            <text:p>-0.2579775242</text:p>
          </table:table-cell>
          <table:table-cell office:value-type="float" office:value="-0.506808847118276">
            <text:p>-0.5068088471</text:p>
          </table:table-cell>
          <table:table-cell office:value-type="float" office:value="-0.172183238009654">
            <text:p>-0.172183238</text:p>
          </table:table-cell>
          <table:table-cell office:value-type="float" office:value="-0.0639769337675891">
            <text:p>-0.0639769338</text:p>
          </table:table-cell>
          <table:table-cell office:value-type="float" office:value="-0.0183994112838403">
            <text:p>-0.0183994113</text:p>
          </table:table-cell>
          <table:table-cell office:value-type="float" office:value="0.0107802512605806">
            <text:p>0.0107802513</text:p>
          </table:table-cell>
          <table:table-cell office:value-type="float" office:value="0.0475477613282698">
            <text:p>0.0475477613</text:p>
          </table:table-cell>
          <table:table-cell office:value-type="float" office:value="0.0811101458358683">
            <text:p>0.0811101458</text:p>
          </table:table-cell>
          <table:table-cell office:value-type="float" office:value="0.179928020075443">
            <text:p>0.1799280201</text:p>
          </table:table-cell>
          <table:table-cell office:value-type="float" office:value="0.250791956787479">
            <text:p>0.2507919568</text:p>
          </table:table-cell>
          <table:table-cell office:value-type="float" office:value="0.402199493999411">
            <text:p>0.402199494</text:p>
          </table:table-cell>
          <table:table-cell office:value-type="float" office:value="0.368011742042548">
            <text:p>0.368011742</text:p>
          </table:table-cell>
          <table:table-cell office:value-type="float" office:value="0.12230898417264">
            <text:p>0.1223089842</text:p>
          </table:table-cell>
          <table:table-cell office:value-type="float" office:value="-0.00123915766873273">
            <text:p>-0.00123915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17354137432989">
            <text:p>0.5173541374</text:p>
          </table:table-cell>
          <table:table-cell office:value-type="float" office:value="0">
            <text:p>0</text:p>
          </table:table-cell>
          <table:table-cell office:value-type="float" office:value="0.638651772352918">
            <text:p>0.638651772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1.12777777777778">
            <text:p>1.1277777778</text:p>
          </table:table-cell>
          <table:table-cell office:value-type="float" office:value="1.02222222222222">
            <text:p>1.0222222222</text:p>
          </table:table-cell>
          <table:table-cell office:value-type="float" office:value="0.913888888888889">
            <text:p>0.9138888889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0.105555555555556">
            <text:p>0.1055555556</text:p>
          </table:table-cell>
          <table:table-cell office:value-type="float" office:value="-0.213888888888889">
            <text:p>-0.2138888889</text:p>
          </table:table-cell>
          <table:table-cell office:value-type="float" office:value="1.94939096919836">
            <text:p>1.9493909692</text:p>
          </table:table-cell>
          <table:table-cell office:value-type="float" office:value="0.969103215221365">
            <text:p>0.9691032152</text:p>
          </table:table-cell>
          <table:table-cell office:value-type="float" office:value="-0.0750137174268577">
            <text:p>-0.0750137174</text:p>
          </table:table-cell>
          <table:table-cell office:value-type="float" office:value="-0.0690966608785884">
            <text:p>-0.0690966609</text:p>
          </table:table-cell>
          <table:table-cell office:value-type="float" office:value="-0.0573718741575311">
            <text:p>-0.0573718742</text:p>
          </table:table-cell>
          <table:table-cell office:value-type="float" office:value="0.00997488452183548">
            <text:p>0.0099748845</text:p>
          </table:table-cell>
          <table:table-cell office:value-type="float" office:value="-0.179448361219864">
            <text:p>-0.1794483612</text:p>
          </table:table-cell>
          <table:table-cell office:value-type="float" office:value="-0.453202833218963">
            <text:p>-0.4532028332</text:p>
          </table:table-cell>
          <table:table-cell office:value-type="float" office:value="-0.0855401335916458">
            <text:p>-0.0855401336</text:p>
          </table:table-cell>
          <table:table-cell office:value-type="float" office:value="-0.394903294927063">
            <text:p>-0.3949032949</text:p>
          </table:table-cell>
          <table:table-cell office:value-type="float" office:value="-0.410269782454019">
            <text:p>-0.4102697825</text:p>
          </table:table-cell>
          <table:table-cell office:value-type="float" office:value="-0.119073052964246">
            <text:p>-0.119073053</text:p>
          </table:table-cell>
          <table:table-cell office:value-type="float" office:value="-0.0737814171507046">
            <text:p>-0.0737814172</text:p>
          </table:table-cell>
          <table:table-cell office:value-type="float" office:value="-0.00662939517938177">
            <text:p>-0.0066293952</text:p>
          </table:table-cell>
          <table:table-cell office:value-type="float" office:value="0.0235396389441818">
            <text:p>0.0235396389</text:p>
          </table:table-cell>
          <table:table-cell office:value-type="float" office:value="0.0808639393221964">
            <text:p>0.0808639393</text:p>
          </table:table-cell>
          <table:table-cell office:value-type="float" office:value="0.125969160853884">
            <text:p>0.1259691609</text:p>
          </table:table-cell>
          <table:table-cell office:value-type="float" office:value="0.190219648469728">
            <text:p>0.1902196485</text:p>
          </table:table-cell>
          <table:table-cell office:value-type="float" office:value="0.298214669112807">
            <text:p>0.2982146691</text:p>
          </table:table-cell>
          <table:table-cell office:value-type="float" office:value="0.320623599432058">
            <text:p>0.3206235994</text:p>
          </table:table-cell>
          <table:table-cell office:value-type="float" office:value="0.185677194815242">
            <text:p>0.1856771948</text:p>
          </table:table-cell>
          <table:table-cell office:value-type="float" office:value="0.0234157923672536">
            <text:p>0.0234157924</text:p>
          </table:table-cell>
          <table:table-cell office:value-type="float" office:value="-0.00303592700551547">
            <text:p>-0.0030359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9500845770906">
            <text:p>0.539500845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816456456976">
            <text:p>0.5816456457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913888888888889">
            <text:p>0.9138888889</text:p>
          </table:table-cell>
          <table:table-cell office:value-type="float" office:value="1.12777777777778">
            <text:p>1.1277777778</text:p>
          </table:table-cell>
          <table:table-cell office:value-type="float" office:value="1.075">
            <text:p>1.075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-0.213888888888889">
            <text:p>-0.2138888889</text:p>
          </table:table-cell>
          <table:table-cell office:value-type="float" office:value="0.161111111111111">
            <text:p>0.1611111111</text:p>
          </table:table-cell>
          <table:table-cell office:value-type="float" office:value="1.45781871904907">
            <text:p>1.457818719</text:p>
          </table:table-cell>
          <table:table-cell office:value-type="float" office:value="0.71360589356214">
            <text:p>0.7136058936</text:p>
          </table:table-cell>
          <table:table-cell office:value-type="float" office:value="-0.535637247364011">
            <text:p>-0.5356372474</text:p>
          </table:table-cell>
          <table:table-cell office:value-type="float" office:value="-0.148097339642241">
            <text:p>-0.1480973396</text:p>
          </table:table-cell>
          <table:table-cell office:value-type="float" office:value="-0.0271927966147741">
            <text:p>-0.0271927966</text:p>
          </table:table-cell>
          <table:table-cell office:value-type="float" office:value="0.00315984623492649">
            <text:p>0.0031598462</text:p>
          </table:table-cell>
          <table:table-cell office:value-type="float" office:value="0.0323307440535512">
            <text:p>0.0323307441</text:p>
          </table:table-cell>
          <table:table-cell office:value-type="float" office:value="0.0739662842817321">
            <text:p>0.0739662843</text:p>
          </table:table-cell>
          <table:table-cell office:value-type="float" office:value="0.0690350064700029">
            <text:p>0.0690350065</text:p>
          </table:table-cell>
          <table:table-cell office:value-type="float" office:value="0.0867701026711449">
            <text:p>0.0867701027</text:p>
          </table:table-cell>
          <table:table-cell office:value-type="float" office:value="0.124749488578404">
            <text:p>0.1247494886</text:p>
          </table:table-cell>
          <table:table-cell office:value-type="float" office:value="0.147370083020524">
            <text:p>0.147370083</text:p>
          </table:table-cell>
          <table:table-cell office:value-type="float" office:value="0.149309105104388">
            <text:p>0.1493091051</text:p>
          </table:table-cell>
          <table:table-cell office:value-type="float" office:value="0.150762620370597">
            <text:p>0.1507626204</text:p>
          </table:table-cell>
          <table:table-cell office:value-type="float" office:value="0.186155736101026">
            <text:p>0.1861557361</text:p>
          </table:table-cell>
          <table:table-cell office:value-type="float" office:value="0.23633829200714">
            <text:p>0.236338292</text:p>
          </table:table-cell>
          <table:table-cell office:value-type="float" office:value="0.275014007784174">
            <text:p>0.2750140078</text:p>
          </table:table-cell>
          <table:table-cell office:value-type="float" office:value="0.340271026849013">
            <text:p>0.3402710268</text:p>
          </table:table-cell>
          <table:table-cell office:value-type="float" office:value="0.394484847951286">
            <text:p>0.394484848</text:p>
          </table:table-cell>
          <table:table-cell office:value-type="float" office:value="0.367583139643602">
            <text:p>0.3675831396</text:p>
          </table:table-cell>
          <table:table-cell office:value-type="float" office:value="0.230949352052676">
            <text:p>0.2309493521</text:p>
          </table:table-cell>
          <table:table-cell office:value-type="float" office:value="0.0608911250499404">
            <text:p>0.060891125</text:p>
          </table:table-cell>
          <table:table-cell office:value-type="float" office:value="-0.00142503141156725">
            <text:p>-0.00142503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7167346538853">
            <text:p>0.6071673465</text:p>
          </table:table-cell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1.075">
            <text:p>1.075</text:p>
          </table:table-cell>
          <table:table-cell office:value-type="float" office:value="0.913888888888889">
            <text:p>0.9138888889</text:p>
          </table:table-cell>
          <table:table-cell office:value-type="float" office:value="0.977777777777778">
            <text:p>0.9777777778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0.161111111111111">
            <text:p>0.1611111111</text:p>
          </table:table-cell>
          <table:table-cell office:value-type="float" office:value="-0.0972222222222223">
            <text:p>-0.0972222222</text:p>
          </table:table-cell>
          <table:table-cell office:value-type="float" office:value="2.5371022507043">
            <text:p>2.5371022507</text:p>
          </table:table-cell>
          <table:table-cell office:value-type="float" office:value="0.999989768246615">
            <text:p>0.9999897682</text:p>
          </table:table-cell>
          <table:table-cell office:value-type="float" office:value="-0.130600484452779">
            <text:p>-0.1306004845</text:p>
          </table:table-cell>
          <table:table-cell office:value-type="float" office:value="-0.0867701067028344">
            <text:p>-0.0867701067</text:p>
          </table:table-cell>
          <table:table-cell office:value-type="float" office:value="-0.426218373507927">
            <text:p>-0.4262183735</text:p>
          </table:table-cell>
          <table:table-cell office:value-type="float" office:value="-0.761594155955765">
            <text:p>-0.761594156</text:p>
          </table:table-cell>
          <table:table-cell office:value-type="float" office:value="-0.53775460334163">
            <text:p>-0.5377546033</text:p>
          </table:table-cell>
          <table:table-cell office:value-type="float" office:value="-0.534576056170767">
            <text:p>-0.5345760562</text:p>
          </table:table-cell>
          <table:table-cell office:value-type="float" office:value="-0.44190634498637">
            <text:p>-0.441906345</text:p>
          </table:table-cell>
          <table:table-cell office:value-type="float" office:value="-0.101017362090087">
            <text:p>-0.1010173621</text:p>
          </table:table-cell>
          <table:table-cell office:value-type="float" office:value="-0.0226727088345697">
            <text:p>-0.0226727088</text:p>
          </table:table-cell>
          <table:table-cell office:value-type="float" office:value="-0.00408921568042897">
            <text:p>-0.0040892157</text:p>
          </table:table-cell>
          <table:table-cell office:value-type="float" office:value="0.00539028123716046">
            <text:p>0.0053902812</text:p>
          </table:table-cell>
          <table:table-cell office:value-type="float" office:value="0.0201335861846148">
            <text:p>0.0201335862</text:p>
          </table:table-cell>
          <table:table-cell office:value-type="float" office:value="-0.0118953492933346">
            <text:p>-0.0118953493</text:p>
          </table:table-cell>
          <table:table-cell office:value-type="float" office:value="0.051874074634773">
            <text:p>0.0518740746</text:p>
          </table:table-cell>
          <table:table-cell office:value-type="float" office:value="0.124505487574245">
            <text:p>0.1245054876</text:p>
          </table:table-cell>
          <table:table-cell office:value-type="float" office:value="0.201658687275037">
            <text:p>0.2016586873</text:p>
          </table:table-cell>
          <table:table-cell office:value-type="float" office:value="0.301823036216699">
            <text:p>0.3018230362</text:p>
          </table:table-cell>
          <table:table-cell office:value-type="float" office:value="0.300696341344714">
            <text:p>0.3006963413</text:p>
          </table:table-cell>
          <table:table-cell office:value-type="float" office:value="0.256588952787401">
            <text:p>0.2565889528</text:p>
          </table:table-cell>
          <table:table-cell office:value-type="float" office:value="0.12986956172641">
            <text:p>0.1298695617</text:p>
          </table:table-cell>
          <table:table-cell office:value-type="float" office:value="0.019080694979277">
            <text:p>0.0190806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42411213544677">
            <text:p>0.6424112135</text:p>
          </table:table-cell>
          <table:table-cell office:value-type="float" office:value="0">
            <text:p>0</text:p>
          </table:table-cell>
          <table:table-cell office:value-type="float" office:value="0.569682420519492">
            <text:p>0.5696824205</text:p>
          </table:table-cell>
          <table:table-cell office:value-type="float" office:value="2">
            <text:p>2</text:p>
          </table:table-cell>
          <table:table-cell office:value-type="float" office:value="1.08055555555556">
            <text:p>1.0805555556</text:p>
          </table:table-cell>
          <table:table-cell office:value-type="float" office:value="1.05277777777778">
            <text:p>1.0527777778</text:p>
          </table:table-cell>
          <table:table-cell office:value-type="float" office:value="0.777777777777778">
            <text:p>0.7777777778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0.0277777777777779">
            <text:p>0.0277777778</text:p>
          </table:table-cell>
          <table:table-cell office:value-type="float" office:value="-0.302777777777778">
            <text:p>-0.3027777778</text:p>
          </table:table-cell>
          <table:table-cell office:value-type="float" office:value="1.6023121710239">
            <text:p>1.602312171</text:p>
          </table:table-cell>
          <table:table-cell office:value-type="float" office:value="0.747070412077162">
            <text:p>0.7470704121</text:p>
          </table:table-cell>
          <table:table-cell office:value-type="float" office:value="-0.04140953128613">
            <text:p>-0.0414095313</text:p>
          </table:table-cell>
          <table:table-cell office:value-type="float" office:value="-0.0281684406559152">
            <text:p>-0.0281684407</text:p>
          </table:table-cell>
          <table:table-cell office:value-type="float" office:value="-0.00977167239465537">
            <text:p>-0.0097716724</text:p>
          </table:table-cell>
          <table:table-cell office:value-type="float" office:value="0.0265735497804285">
            <text:p>0.0265735498</text:p>
          </table:table-cell>
          <table:table-cell office:value-type="float" office:value="-0.121610107635377">
            <text:p>-0.1216101076</text:p>
          </table:table-cell>
          <table:table-cell office:value-type="float" office:value="-0.314329184837467">
            <text:p>-0.3143291848</text:p>
          </table:table-cell>
          <table:table-cell office:value-type="float" office:value="-0.0852647785983161">
            <text:p>-0.0852647786</text:p>
          </table:table-cell>
          <table:table-cell office:value-type="float" office:value="-0.155662241759994">
            <text:p>-0.1556622418</text:p>
          </table:table-cell>
          <table:table-cell office:value-type="float" office:value="-0.228376134569319">
            <text:p>-0.2283761346</text:p>
          </table:table-cell>
          <table:table-cell office:value-type="float" office:value="-0.0546360923668684">
            <text:p>-0.0546360924</text:p>
          </table:table-cell>
          <table:table-cell office:value-type="float" office:value="-0.0198996542836573">
            <text:p>-0.0198996543</text:p>
          </table:table-cell>
          <table:table-cell office:value-type="float" office:value="0.00074918679967162">
            <text:p>0.0007491868</text:p>
          </table:table-cell>
          <table:table-cell office:value-type="float" office:value="0.00599341249324881">
            <text:p>0.0059934125</text:p>
          </table:table-cell>
          <table:table-cell office:value-type="float" office:value="0.0281358910790084">
            <text:p>0.0281358911</text:p>
          </table:table-cell>
          <table:table-cell office:value-type="float" office:value="0.0445307876040004">
            <text:p>0.0445307876</text:p>
          </table:table-cell>
          <table:table-cell office:value-type="float" office:value="0.0952155663143433">
            <text:p>0.0952155663</text:p>
          </table:table-cell>
          <table:table-cell office:value-type="float" office:value="0.151527613853266">
            <text:p>0.1515276139</text:p>
          </table:table-cell>
          <table:table-cell office:value-type="float" office:value="0.228468749198153">
            <text:p>0.2284687492</text:p>
          </table:table-cell>
          <table:table-cell office:value-type="float" office:value="0.245928833420523">
            <text:p>0.2459288334</text:p>
          </table:table-cell>
          <table:table-cell office:value-type="float" office:value="0.136855721906894">
            <text:p>0.1368557219</text:p>
          </table:table-cell>
          <table:table-cell office:value-type="float" office:value="0.0371164903681349">
            <text:p>0.037116490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00598300536897">
            <text:p>0.6005983005</text:p>
          </table:table-cell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08055555555556">
            <text:p>1.0805555556</text:p>
          </table:table-cell>
          <table:table-cell office:value-type="float" office:value="1.43611111111111">
            <text:p>1.4361111111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302777777777778">
            <text:p>-0.3027777778</text:p>
          </table:table-cell>
          <table:table-cell office:value-type="float" office:value="0.658333333333333">
            <text:p>0.6583333333</text:p>
          </table:table-cell>
          <table:table-cell office:value-type="float" office:value="1.82833224085391">
            <text:p>1.8283322409</text:p>
          </table:table-cell>
          <table:table-cell office:value-type="float" office:value="0.802507435793464">
            <text:p>0.8025074358</text:p>
          </table:table-cell>
          <table:table-cell office:value-type="float" office:value="-0.045310969533514">
            <text:p>-0.0453109695</text:p>
          </table:table-cell>
          <table:table-cell office:value-type="float" office:value="-0.00794771437204456">
            <text:p>-0.0079477144</text:p>
          </table:table-cell>
          <table:table-cell office:value-type="float" office:value="-0.123150209959003">
            <text:p>-0.12315021</text:p>
          </table:table-cell>
          <table:table-cell office:value-type="float" office:value="-0.349682019556688">
            <text:p>-0.3496820196</text:p>
          </table:table-cell>
          <table:table-cell office:value-type="float" office:value="-0.174735552419002">
            <text:p>-0.1747355524</text:p>
          </table:table-cell>
          <table:table-cell office:value-type="float" office:value="-0.263594529214502">
            <text:p>-0.2635945292</text:p>
          </table:table-cell>
          <table:table-cell office:value-type="float" office:value="-0.127638759025193">
            <text:p>-0.127638759</text:p>
          </table:table-cell>
          <table:table-cell office:value-type="float" office:value="-0.0216578496788437">
            <text:p>-0.0216578497</text:p>
          </table:table-cell>
          <table:table-cell office:value-type="float" office:value="-0.00674256877485568">
            <text:p>-0.0067425688</text:p>
          </table:table-cell>
          <table:table-cell office:value-type="float" office:value="0.00980424728895191">
            <text:p>0.0098042473</text:p>
          </table:table-cell>
          <table:table-cell office:value-type="float" office:value="0.017718016176927">
            <text:p>0.0177180162</text:p>
          </table:table-cell>
          <table:table-cell office:value-type="float" office:value="0.0211043592845515">
            <text:p>0.0211043593</text:p>
          </table:table-cell>
          <table:table-cell office:value-type="float" office:value="0.0342536970393867">
            <text:p>0.034253697</text:p>
          </table:table-cell>
          <table:table-cell office:value-type="float" office:value="0.0702424377184732">
            <text:p>0.0702424377</text:p>
          </table:table-cell>
          <table:table-cell office:value-type="float" office:value="0.0895316052041115">
            <text:p>0.0895316052</text:p>
          </table:table-cell>
          <table:table-cell office:value-type="float" office:value="0.134937422951061">
            <text:p>0.134937423</text:p>
          </table:table-cell>
          <table:table-cell office:value-type="float" office:value="0.201503963065648">
            <text:p>0.2015039631</text:p>
          </table:table-cell>
          <table:table-cell office:value-type="float" office:value="0.231430437581943">
            <text:p>0.2314304376</text:p>
          </table:table-cell>
          <table:table-cell office:value-type="float" office:value="0.16537276111948">
            <text:p>0.1653727611</text:p>
          </table:table-cell>
          <table:table-cell office:value-type="float" office:value="0.05375919644943">
            <text:p>0.0537591964</text:p>
          </table:table-cell>
          <table:table-cell office:value-type="float" office:value="-0.00491852696075978">
            <text:p>-0.0049185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02230974278663">
            <text:p>0.6022309743</text:p>
          </table:table-cell>
          <table:table-cell office:value-type="float" office:value="1">
            <text:p>1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1.43611111111111">
            <text:p>1.4361111111</text:p>
          </table:table-cell>
          <table:table-cell office:value-type="float" office:value="0.777777777777778">
            <text:p>0.7777777778</text:p>
          </table:table-cell>
          <table:table-cell office:value-type="float" office:value="1.10555555555556">
            <text:p>1.1055555556</text:p>
          </table:table-cell>
          <table:table-cell office:value-type="float" office:value="1.07569444444444">
            <text:p>1.0756944444</text:p>
          </table:table-cell>
          <table:table-cell office:value-type="float" office:value="2">
            <text:p>2</text:p>
          </table:table-cell>
          <table:table-cell office:value-type="float" office:value="0.658333333333333">
            <text:p>0.6583333333</text:p>
          </table:table-cell>
          <table:table-cell office:value-type="float" office:value="-0.330555555555555">
            <text:p>-0.3305555556</text:p>
          </table:table-cell>
          <table:table-cell office:value-type="float" office:value="4.95217634672618">
            <text:p>4.9521763467</text:p>
          </table:table-cell>
          <table:table-cell office:value-type="float" office:value="0.999992996135312">
            <text:p>0.9999929961</text:p>
          </table:table-cell>
          <table:table-cell office:value-type="float" office:value="-0.0244902108515181">
            <text:p>-0.0244902109</text:p>
          </table:table-cell>
          <table:table-cell office:value-type="float" office:value="0.00964139449935786">
            <text:p>0.0096413945</text:p>
          </table:table-cell>
          <table:table-cell office:value-type="float" office:value="0.229703303695316">
            <text:p>0.2297033037</text:p>
          </table:table-cell>
          <table:table-cell office:value-type="float" office:value="0.469107250812371">
            <text:p>0.4691072508</text:p>
          </table:table-cell>
          <table:table-cell office:value-type="float" office:value="0.0762037707791383">
            <text:p>0.0762037708</text:p>
          </table:table-cell>
          <table:table-cell office:value-type="float" office:value="-0.639385455667145">
            <text:p>-0.6393854557</text:p>
          </table:table-cell>
          <table:table-cell office:value-type="float" office:value="-0.756402328585674">
            <text:p>-0.7564023286</text:p>
          </table:table-cell>
          <table:table-cell office:value-type="float" office:value="-0.614320045213498">
            <text:p>-0.6143200452</text:p>
          </table:table-cell>
          <table:table-cell office:value-type="float" office:value="-0.447703278128236">
            <text:p>-0.4477032781</text:p>
          </table:table-cell>
          <table:table-cell office:value-type="float" office:value="-0.298984370894215">
            <text:p>-0.2989843709</text:p>
          </table:table-cell>
          <table:table-cell office:value-type="float" office:value="-0.143114959437914">
            <text:p>-0.1431149594</text:p>
          </table:table-cell>
          <table:table-cell office:value-type="float" office:value="-0.0300886382124457">
            <text:p>-0.0300886382</text:p>
          </table:table-cell>
          <table:table-cell office:value-type="float" office:value="-0.0035178958727714">
            <text:p>-0.0035178959</text:p>
          </table:table-cell>
          <table:table-cell office:value-type="float" office:value="0.0525898799744877">
            <text:p>0.05258988</text:p>
          </table:table-cell>
          <table:table-cell office:value-type="float" office:value="0.122636914120255">
            <text:p>0.1226369141</text:p>
          </table:table-cell>
          <table:table-cell office:value-type="float" office:value="0.221417871849038">
            <text:p>0.2214178718</text:p>
          </table:table-cell>
          <table:table-cell office:value-type="float" office:value="0.315854833321463">
            <text:p>0.3158548333</text:p>
          </table:table-cell>
          <table:table-cell office:value-type="float" office:value="0.334959291074479">
            <text:p>0.3349592911</text:p>
          </table:table-cell>
          <table:table-cell office:value-type="float" office:value="0.262381714588131">
            <text:p>0.2623817146</text:p>
          </table:table-cell>
          <table:table-cell office:value-type="float" office:value="0.182429923566325">
            <text:p>0.1824299236</text:p>
          </table:table-cell>
          <table:table-cell office:value-type="float" office:value="0.109140086017357">
            <text:p>0.1091400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31190585235985">
            <text:p>0.6311905852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10555555555556">
            <text:p>1.1055555556</text:p>
          </table:table-cell>
          <table:table-cell office:value-type="float" office:value="1.43611111111111">
            <text:p>1.4361111111</text:p>
          </table:table-cell>
          <table:table-cell office:value-type="float" office:value="1.05833333333333">
            <text:p>1.0583333333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330555555555555">
            <text:p>-0.3305555556</text:p>
          </table:table-cell>
          <table:table-cell office:value-type="float" office:value="-0.0472222222222234">
            <text:p>-0.0472222222</text:p>
          </table:table-cell>
          <table:table-cell office:value-type="float" office:value="0.514592357471497">
            <text:p>0.5145923575</text:p>
          </table:table-cell>
          <table:table-cell office:value-type="float" office:value="0.740225104542943">
            <text:p>0.7402251045</text:p>
          </table:table-cell>
          <table:table-cell office:value-type="float" office:value="-0.0166759779237301">
            <text:p>-0.0166759779</text:p>
          </table:table-cell>
          <table:table-cell office:value-type="float" office:value="-0.0209741196546986">
            <text:p>-0.0209741197</text:p>
          </table:table-cell>
          <table:table-cell office:value-type="float" office:value="-0.00947854061591191">
            <text:p>-0.0094785406</text:p>
          </table:table-cell>
          <table:table-cell office:value-type="float" office:value="0.0238391338733681">
            <text:p>0.0238391339</text:p>
          </table:table-cell>
          <table:table-cell office:value-type="float" office:value="-0.108625077998716">
            <text:p>-0.108625078</text:p>
          </table:table-cell>
          <table:table-cell office:value-type="float" office:value="-0.295301913856852">
            <text:p>-0.2953019139</text:p>
          </table:table-cell>
          <table:table-cell office:value-type="float" office:value="-0.0778875248317511">
            <text:p>-0.0778875248</text:p>
          </table:table-cell>
          <table:table-cell office:value-type="float" office:value="-0.146654686098005">
            <text:p>-0.1466546861</text:p>
          </table:table-cell>
          <table:table-cell office:value-type="float" office:value="-0.249780927075183">
            <text:p>-0.2497809271</text:p>
          </table:table-cell>
          <table:table-cell office:value-type="float" office:value="-0.0719600916854647">
            <text:p>-0.0719600917</text:p>
          </table:table-cell>
          <table:table-cell office:value-type="float" office:value="-0.0279406088570269">
            <text:p>-0.0279406089</text:p>
          </table:table-cell>
          <table:table-cell office:value-type="float" office:value="-0.00462537324255241">
            <text:p>-0.0046253732</text:p>
          </table:table-cell>
          <table:table-cell office:value-type="float" office:value="0.0049510999115745">
            <text:p>0.0049510999</text:p>
          </table:table-cell>
          <table:table-cell office:value-type="float" office:value="0.00537453831165324">
            <text:p>0.0053745383</text:p>
          </table:table-cell>
          <table:table-cell office:value-type="float" office:value="0.0264433414149321">
            <text:p>0.0264433414</text:p>
          </table:table-cell>
          <table:table-cell office:value-type="float" office:value="0.078923460295895">
            <text:p>0.0789234603</text:p>
          </table:table-cell>
          <table:table-cell office:value-type="float" office:value="0.11608665128487">
            <text:p>0.1160866513</text:p>
          </table:table-cell>
          <table:table-cell office:value-type="float" office:value="0.156234295526757">
            <text:p>0.1562342955</text:p>
          </table:table-cell>
          <table:table-cell office:value-type="float" office:value="0.134169812758306">
            <text:p>0.1341698128</text:p>
          </table:table-cell>
          <table:table-cell office:value-type="float" office:value="0.0660924332308257">
            <text:p>0.0660924332</text:p>
          </table:table-cell>
          <table:table-cell office:value-type="float" office:value="0.00586312287288271">
            <text:p>0.005863122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4498965308599">
            <text:p>0.6144989653</text:p>
          </table:table-cell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1.05833333333333">
            <text:p>1.0583333333</text:p>
          </table:table-cell>
          <table:table-cell office:value-type="float" office:value="1.10555555555556">
            <text:p>1.1055555556</text:p>
          </table:table-cell>
          <table:table-cell office:value-type="float" office:value="1.05">
            <text:p>1.05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0472222222222234">
            <text:p>-0.0472222222</text:p>
          </table:table-cell>
          <table:table-cell office:value-type="float" office:value="-0.00833333333333286">
            <text:p>-0.0083333333</text:p>
          </table:table-cell>
          <table:table-cell office:value-type="float" office:value="1.65861695317603">
            <text:p>1.6586169532</text:p>
          </table:table-cell>
          <table:table-cell office:value-type="float" office:value="0.857005890116695">
            <text:p>0.8570058901</text:p>
          </table:table-cell>
          <table:table-cell office:value-type="float" office:value="-0.0323014627492559">
            <text:p>-0.0323014627</text:p>
          </table:table-cell>
          <table:table-cell office:value-type="float" office:value="-0.00429964869839516">
            <text:p>-0.0042996487</text:p>
          </table:table-cell>
          <table:table-cell office:value-type="float" office:value="-0.182429921689421">
            <text:p>-0.1824299217</text:p>
          </table:table-cell>
          <table:table-cell office:value-type="float" office:value="-0.387725676766546">
            <text:p>-0.3877256768</text:p>
          </table:table-cell>
          <table:table-cell office:value-type="float" office:value="-0.154994707485248">
            <text:p>-0.1549947075</text:p>
          </table:table-cell>
          <table:table-cell office:value-type="float" office:value="-0.207870488653238">
            <text:p>-0.2078704887</text:p>
          </table:table-cell>
          <table:table-cell office:value-type="float" office:value="-0.258616719049015">
            <text:p>-0.258616719</text:p>
          </table:table-cell>
          <table:table-cell office:value-type="float" office:value="-0.0732237655444673">
            <text:p>-0.0732237655</text:p>
          </table:table-cell>
          <table:table-cell office:value-type="float" office:value="-0.0280057113813776">
            <text:p>-0.0280057114</text:p>
          </table:table-cell>
          <table:table-cell office:value-type="float" office:value="-0.00146580335715618">
            <text:p>-0.0014658034</text:p>
          </table:table-cell>
          <table:table-cell office:value-type="float" office:value="0.00781742710355315">
            <text:p>0.0078174271</text:p>
          </table:table-cell>
          <table:table-cell office:value-type="float" office:value="0.00211726175727311">
            <text:p>0.0021172618</text:p>
          </table:table-cell>
          <table:table-cell office:value-type="float" office:value="-0.00143321657630513">
            <text:p>-0.0014332166</text:p>
          </table:table-cell>
          <table:table-cell office:value-type="float" office:value="0.0269641522791282">
            <text:p>0.0269641523</text:p>
          </table:table-cell>
          <table:table-cell office:value-type="float" office:value="0.050900604287121">
            <text:p>0.0509006043</text:p>
          </table:table-cell>
          <table:table-cell office:value-type="float" office:value="0.0857821469265037">
            <text:p>0.0857821469</text:p>
          </table:table-cell>
          <table:table-cell office:value-type="float" office:value="0.131481941313934">
            <text:p>0.1314819413</text:p>
          </table:table-cell>
          <table:table-cell office:value-type="float" office:value="0.151400318830422">
            <text:p>0.1514003188</text:p>
          </table:table-cell>
          <table:table-cell office:value-type="float" office:value="0.14094466471275">
            <text:p>0.1409446647</text:p>
          </table:table-cell>
          <table:table-cell office:value-type="float" office:value="0.0712795711618182">
            <text:p>0.0712795712</text:p>
          </table:table-cell>
          <table:table-cell office:value-type="float" office:value="0.00833857454080067">
            <text:p>0.008338574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23763711570802">
            <text:p>0.6237637116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1.05833333333333">
            <text:p>1.0583333333</text:p>
          </table:table-cell>
          <table:table-cell office:value-type="float" office:value="1.04444444444444">
            <text:p>1.0444444444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0555555555555554">
            <text:p>-0.0055555556</text:p>
          </table:table-cell>
          <table:table-cell office:value-type="float" office:value="1.84852913896649">
            <text:p>1.848529139</text:p>
          </table:table-cell>
          <table:table-cell office:value-type="float" office:value="0.792679607088203">
            <text:p>0.7926796071</text:p>
          </table:table-cell>
          <table:table-cell office:value-type="float" office:value="-0.035489977934091">
            <text:p>-0.0354899779</text:p>
          </table:table-cell>
          <table:table-cell office:value-type="float" office:value="-0.0365960272591676">
            <text:p>-0.0365960273</text:p>
          </table:table-cell>
          <table:table-cell office:value-type="float" office:value="-0.0286566497498072">
            <text:p>-0.0286566497</text:p>
          </table:table-cell>
          <table:table-cell office:value-type="float" office:value="0.00833856133938715">
            <text:p>0.0083385613</text:p>
          </table:table-cell>
          <table:table-cell office:value-type="float" office:value="-0.106564538878255">
            <text:p>-0.1065645389</text:p>
          </table:table-cell>
          <table:table-cell office:value-type="float" office:value="-0.340499995543967">
            <text:p>-0.3404999955</text:p>
          </table:table-cell>
          <table:table-cell office:value-type="float" office:value="-0.165626216393931">
            <text:p>-0.1656262164</text:p>
          </table:table-cell>
          <table:table-cell office:value-type="float" office:value="-0.210798209834207">
            <text:p>-0.2107982098</text:p>
          </table:table-cell>
          <table:table-cell office:value-type="float" office:value="-0.213131438537428">
            <text:p>-0.2131314385</text:p>
          </table:table-cell>
          <table:table-cell office:value-type="float" office:value="-0.0340910145338824">
            <text:p>-0.0340910145</text:p>
          </table:table-cell>
          <table:table-cell office:value-type="float" office:value="-0.0115304322480843">
            <text:p>-0.0115304322</text:p>
          </table:table-cell>
          <table:table-cell office:value-type="float" office:value="0.000488598356032099">
            <text:p>0.0004885984</text:p>
          </table:table-cell>
          <table:table-cell office:value-type="float" office:value="0.0178482639317077">
            <text:p>0.0178482639</text:p>
          </table:table-cell>
          <table:table-cell office:value-type="float" office:value="0.0337331195904642">
            <text:p>0.0337331196</text:p>
          </table:table-cell>
          <table:table-cell office:value-type="float" office:value="0.0625890841072549">
            <text:p>0.0625890841</text:p>
          </table:table-cell>
          <table:table-cell office:value-type="float" office:value="0.117371827702021">
            <text:p>0.1173718277</text:p>
          </table:table-cell>
          <table:table-cell office:value-type="float" office:value="0.175872148710227">
            <text:p>0.1758721487</text:p>
          </table:table-cell>
          <table:table-cell office:value-type="float" office:value="0.219186408038983">
            <text:p>0.219186408</text:p>
          </table:table-cell>
          <table:table-cell office:value-type="float" office:value="0.175619610605154">
            <text:p>0.1756196106</text:p>
          </table:table-cell>
          <table:table-cell office:value-type="float" office:value="0.0538891072044065">
            <text:p>0.0538891072</text:p>
          </table:table-cell>
          <table:table-cell office:value-type="float" office:value="-0.0051791087160532">
            <text:p>-0.005179108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8219163155544">
            <text:p>0.6182191632</text:p>
          </table:table-cell>
          <table:table-cell office:value-type="float" office:value="0">
            <text:p>0</text:p>
          </table:table-cell>
          <table:table-cell office:value-type="float" office:value="0.577834209866734">
            <text:p>0.5778342099</text:p>
          </table:table-cell>
          <table:table-cell office:value-type="float" office:value="2">
            <text:p>2</text:p>
          </table:table-cell>
          <table:table-cell office:value-type="float" office:value="0.922222222222222">
            <text:p>0.9222222222</text:p>
          </table:table-cell>
          <table:table-cell office:value-type="float" office:value="0.988888888888889">
            <text:p>0.9888888889</text:p>
          </table:table-cell>
          <table:table-cell office:value-type="float" office:value="1.00555555555556">
            <text:p>1.0055555556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-0.0666666666666665">
            <text:p>-0.0666666667</text:p>
          </table:table-cell>
          <table:table-cell office:value-type="float" office:value="0.0833333333333333">
            <text:p>0.0833333333</text:p>
          </table:table-cell>
          <table:table-cell office:value-type="float" office:value="1.95311465705682">
            <text:p>1.9531146571</text:p>
          </table:table-cell>
          <table:table-cell office:value-type="float" office:value="0.99297816849077">
            <text:p>0.9929781685</text:p>
          </table:table-cell>
          <table:table-cell office:value-type="float" office:value="-0.0125626294908092">
            <text:p>-0.0125626295</text:p>
          </table:table-cell>
          <table:table-cell office:value-type="float" office:value="0.0311967275368201">
            <text:p>0.0311967275</text:p>
          </table:table-cell>
          <table:table-cell office:value-type="float" office:value="0.322670251049392">
            <text:p>0.322670251</text:p>
          </table:table-cell>
          <table:table-cell office:value-type="float" office:value="0.703605495757364">
            <text:p>0.7036054958</text:p>
          </table:table-cell>
          <table:table-cell office:value-type="float" office:value="0.254378766626231">
            <text:p>0.2543787666</text:p>
          </table:table-cell>
          <table:table-cell office:value-type="float" office:value="-0.193552960269724">
            <text:p>-0.1935529603</text:p>
          </table:table-cell>
          <table:table-cell office:value-type="float" office:value="0.00943656376791768">
            <text:p>0.0094365638</text:p>
          </table:table-cell>
          <table:table-cell office:value-type="float" office:value="-0.0128886567096311">
            <text:p>-0.0128886567</text:p>
          </table:table-cell>
          <table:table-cell office:value-type="float" office:value="-0.00949411134573786">
            <text:p>-0.0094941113</text:p>
          </table:table-cell>
          <table:table-cell office:value-type="float" office:value="-0.0085159771880845">
            <text:p>-0.0085159772</text:p>
          </table:table-cell>
          <table:table-cell office:value-type="float" office:value="-0.000786403876270159">
            <text:p>-0.0007864039</text:p>
          </table:table-cell>
          <table:table-cell office:value-type="float" office:value="-0.00391281963679779">
            <text:p>-0.0039128196</text:p>
          </table:table-cell>
          <table:table-cell office:value-type="float" office:value="0.00130427958624746">
            <text:p>0.0013042796</text:p>
          </table:table-cell>
          <table:table-cell office:value-type="float" office:value="0.00659803051216756">
            <text:p>0.0065980305</text:p>
          </table:table-cell>
          <table:table-cell office:value-type="float" office:value="0.0137324451615444">
            <text:p>0.0137324452</text:p>
          </table:table-cell>
          <table:table-cell office:value-type="float" office:value="0.0265397196144839">
            <text:p>0.0265397196</text:p>
          </table:table-cell>
          <table:table-cell office:value-type="float" office:value="0.0510527048345451">
            <text:p>0.0510527048</text:p>
          </table:table-cell>
          <table:table-cell office:value-type="float" office:value="0.0608423577214112">
            <text:p>0.0608423577</text:p>
          </table:table-cell>
          <table:table-cell office:value-type="float" office:value="0.0603263791034034">
            <text:p>0.0603263791</text:p>
          </table:table-cell>
          <table:table-cell office:value-type="float" office:value="0.0058883744526792">
            <text:p>0.0058883745</text:p>
          </table:table-cell>
          <table:table-cell office:value-type="float" office:value="-0.017701861996516">
            <text:p>-0.01770186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7224321705182">
            <text:p>0.6072243217</text:p>
          </table:table-cell>
          <table:table-cell office:value-type="float" office:value="1">
            <text:p>1</text:p>
          </table:table-cell>
          <table:table-cell office:value-type="float" office:value="0.572404111477021">
            <text:p>0.5724041115</text:p>
          </table:table-cell>
          <table:table-cell office:value-type="float" office:value="2">
            <text:p>2</text:p>
          </table:table-cell>
          <table:table-cell office:value-type="float" office:value="1.00555555555556">
            <text:p>1.0055555556</text:p>
          </table:table-cell>
          <table:table-cell office:value-type="float" office:value="0.922222222222222">
            <text:p>0.9222222222</text:p>
          </table:table-cell>
          <table:table-cell office:value-type="float" office:value="1.16111111111111">
            <text:p>1.1611111111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office:value-type="float" office:value="0.155555555555556">
            <text:p>0.1555555556</text:p>
          </table:table-cell>
          <table:table-cell office:value-type="float" office:value="2.68206838087015">
            <text:p>2.6820683809</text:p>
          </table:table-cell>
          <table:table-cell office:value-type="float" office:value="0.999151266904692">
            <text:p>0.9991512669</text:p>
          </table:table-cell>
          <table:table-cell office:value-type="float" office:value="0.00107411516364242">
            <text:p>0.0010741152</text:p>
          </table:table-cell>
          <table:table-cell office:value-type="float" office:value="0.0692460703066464">
            <text:p>0.0692460703</text:p>
          </table:table-cell>
          <table:table-cell office:value-type="float" office:value="0.42611210497069">
            <text:p>0.426112105</text:p>
          </table:table-cell>
          <table:table-cell office:value-type="float" office:value="0.761594155955765">
            <text:p>0.761594156</text:p>
          </table:table-cell>
          <table:table-cell office:value-type="float" office:value="0.365441457044009">
            <text:p>0.365441457</text:p>
          </table:table-cell>
          <table:table-cell office:value-type="float" office:value="-0.223200254633606">
            <text:p>-0.2232002546</text:p>
          </table:table-cell>
          <table:table-cell office:value-type="float" office:value="-0.0151706884492938">
            <text:p>-0.0151706884</text:p>
          </table:table-cell>
          <table:table-cell office:value-type="float" office:value="-0.00634867824996666">
            <text:p>-0.0063486782</text:p>
          </table:table-cell>
          <table:table-cell office:value-type="float" office:value="-0.0130228854747587">
            <text:p>-0.0130228855</text:p>
          </table:table-cell>
          <table:table-cell office:value-type="float" office:value="-0.00818994163473885">
            <text:p>-0.0081899416</text:p>
          </table:table-cell>
          <table:table-cell office:value-type="float" office:value="-0.0112010076484003">
            <text:p>-0.0112010076</text:p>
          </table:table-cell>
          <table:table-cell office:value-type="float" office:value="-0.00268527837179722">
            <text:p>-0.0026852784</text:p>
          </table:table-cell>
          <table:table-cell office:value-type="float" office:value="0.00138100956721798">
            <text:p>0.0013810096</text:p>
          </table:table-cell>
          <table:table-cell office:value-type="float" office:value="0.0105873049516225">
            <text:p>0.010587305</text:p>
          </table:table-cell>
          <table:table-cell office:value-type="float" office:value="0.0197151056328426">
            <text:p>0.0197151056</text:p>
          </table:table-cell>
          <table:table-cell office:value-type="float" office:value="0.0394148930996574">
            <text:p>0.0394148931</text:p>
          </table:table-cell>
          <table:table-cell office:value-type="float" office:value="0.0613009734874455">
            <text:p>0.0613009735</text:p>
          </table:table-cell>
          <table:table-cell office:value-type="float" office:value="0.0820614827178188">
            <text:p>0.0820614827</text:p>
          </table:table-cell>
          <table:table-cell office:value-type="float" office:value="0.0793936980135943">
            <text:p>0.079393698</text:p>
          </table:table-cell>
          <table:table-cell office:value-type="float" office:value="0.00677065127645404">
            <text:p>0.0067706513</text:p>
          </table:table-cell>
          <table:table-cell office:value-type="float" office:value="-0.0260796934557831">
            <text:p>-0.026079693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7980807471342">
            <text:p>0.6179808075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16111111111111">
            <text:p>1.1611111111</text:p>
          </table:table-cell>
          <table:table-cell office:value-type="float" office:value="1.00555555555556">
            <text:p>1.0055555556</text:p>
          </table:table-cell>
          <table:table-cell office:value-type="float" office:value="0.963888888888889">
            <text:p>0.9638888889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155555555555556">
            <text:p>0.1555555556</text:p>
          </table:table-cell>
          <table:table-cell office:value-type="float" office:value="-0.197222222222223">
            <text:p>-0.1972222222</text:p>
          </table:table-cell>
          <table:table-cell office:value-type="float" office:value="2.13707012121519">
            <text:p>2.1370701212</text:p>
          </table:table-cell>
          <table:table-cell office:value-type="float" office:value="0.999000619755343">
            <text:p>0.9990006198</text:p>
          </table:table-cell>
          <table:table-cell office:value-type="float" office:value="0.00935984911386867">
            <text:p>0.0093598491</text:p>
          </table:table-cell>
          <table:table-cell office:value-type="float" office:value="0.0895248903523618">
            <text:p>0.0895248904</text:p>
          </table:table-cell>
          <table:table-cell office:value-type="float" office:value="0.473816319356329">
            <text:p>0.4738163194</text:p>
          </table:table-cell>
          <table:table-cell office:value-type="float" office:value="0.759451210169762">
            <text:p>0.7594512102</text:p>
          </table:table-cell>
          <table:table-cell office:value-type="float" office:value="0.232601479562646">
            <text:p>0.2326014796</text:p>
          </table:table-cell>
          <table:table-cell office:value-type="float" office:value="-0.23970096132746">
            <text:p>-0.2397009613</text:p>
          </table:table-cell>
          <table:table-cell office:value-type="float" office:value="-0.0146912925884668">
            <text:p>-0.0146912926</text:p>
          </table:table-cell>
          <table:table-cell office:value-type="float" office:value="-0.00629116622635484">
            <text:p>-0.0062911662</text:p>
          </table:table-cell>
          <table:table-cell office:value-type="float" office:value="-0.00650213626812757">
            <text:p>-0.0065021363</text:p>
          </table:table-cell>
          <table:table-cell office:value-type="float" office:value="-0.00797895914458924">
            <text:p>-0.0079789591</text:p>
          </table:table-cell>
          <table:table-cell office:value-type="float" office:value="-0.00276199923322984">
            <text:p>-0.0027619992</text:p>
          </table:table-cell>
          <table:table-cell office:value-type="float" office:value="-0.00207150310139048">
            <text:p>-0.0020715031</text:p>
          </table:table-cell>
          <table:table-cell office:value-type="float" office:value="0.000690500997130528">
            <text:p>0.000690501</text:p>
          </table:table-cell>
          <table:table-cell office:value-type="float" office:value="0.00168788999165659">
            <text:p>0.00168789</text:p>
          </table:table-cell>
          <table:table-cell office:value-type="float" office:value="0.0128119378891176">
            <text:p>0.0128119379</text:p>
          </table:table-cell>
          <table:table-cell office:value-type="float" office:value="0.0266163859356223">
            <text:p>0.0266163859</text:p>
          </table:table-cell>
          <table:table-cell office:value-type="float" office:value="0.0482975090712994">
            <text:p>0.0482975091</text:p>
          </table:table-cell>
          <table:table-cell office:value-type="float" office:value="0.0602308214467173">
            <text:p>0.0602308214</text:p>
          </table:table-cell>
          <table:table-cell office:value-type="float" office:value="0.0733680024272587">
            <text:p>0.0733680024</text:p>
          </table:table-cell>
          <table:table-cell office:value-type="float" office:value="0.0302960750083139">
            <text:p>0.030296075</text:p>
          </table:table-cell>
          <table:table-cell office:value-type="float" office:value="-0.0116996404700885">
            <text:p>-0.01169964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599911350020694">
            <text:p>0.59991135</text:p>
          </table:table-cell>
          <table:table-cell office:value-type="float" office:value="1">
            <text:p>1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963888888888889">
            <text:p>0.9638888889</text:p>
          </table:table-cell>
          <table:table-cell office:value-type="float" office:value="1.16111111111111">
            <text:p>1.1611111111</text:p>
          </table:table-cell>
          <table:table-cell office:value-type="float" office:value="0.975">
            <text:p>0.975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-0.197222222222223">
            <text:p>-0.1972222222</text:p>
          </table:table-cell>
          <table:table-cell office:value-type="float" office:value="0.0111111111111111">
            <text:p>0.0111111111</text:p>
          </table:table-cell>
          <table:table-cell office:value-type="float" office:value="1.29891898107862">
            <text:p>1.2989189811</text:p>
          </table:table-cell>
          <table:table-cell office:value-type="float" office:value="0.991266550485313">
            <text:p>0.9912665505</text:p>
          </table:table-cell>
          <table:table-cell office:value-type="float" office:value="0.00163035022036029">
            <text:p>0.0016303502</text:p>
          </table:table-cell>
          <table:table-cell office:value-type="float" office:value="0.0578416084932418">
            <text:p>0.0578416085</text:p>
          </table:table-cell>
          <table:table-cell office:value-type="float" office:value="0.365956537622002">
            <text:p>0.3659565376</text:p>
          </table:table-cell>
          <table:table-cell office:value-type="float" office:value="0.696445783712818">
            <text:p>0.6964457837</text:p>
          </table:table-cell>
          <table:table-cell office:value-type="float" office:value="0.15551015891492">
            <text:p>0.1555101589</text:p>
          </table:table-cell>
          <table:table-cell office:value-type="float" office:value="-0.169515436227281">
            <text:p>-0.1695154362</text:p>
          </table:table-cell>
          <table:table-cell office:value-type="float" office:value="0.02027111570852">
            <text:p>0.0202711157</text:p>
          </table:table-cell>
          <table:table-cell office:value-type="float" office:value="-0.0120064865034343">
            <text:p>-0.0120064865</text:p>
          </table:table-cell>
          <table:table-cell office:value-type="float" office:value="-0.0068281853449873">
            <text:p>-0.0068281853</text:p>
          </table:table-cell>
          <table:table-cell office:value-type="float" office:value="-0.00506363150527933">
            <text:p>-0.0050636315</text:p>
          </table:table-cell>
          <table:table-cell office:value-type="float" office:value="-0.00360593459561653">
            <text:p>-0.0036059346</text:p>
          </table:table-cell>
          <table:table-cell office:value-type="float" office:value="0.00491019063122367">
            <text:p>0.0049101906</text:p>
          </table:table-cell>
          <table:table-cell office:value-type="float" office:value="0.000997390156973976">
            <text:p>0.0009973902</text:p>
          </table:table-cell>
          <table:table-cell office:value-type="float" office:value="0.00460331002584979">
            <text:p>0.00460331</text:p>
          </table:table-cell>
          <table:table-cell office:value-type="float" office:value="0.00583083444084065">
            <text:p>0.0058308344</text:p>
          </table:table-cell>
          <table:table-cell office:value-type="float" office:value="0.0180278123514643">
            <text:p>0.0180278124</text:p>
          </table:table-cell>
          <table:table-cell office:value-type="float" office:value="0.0276897113041981">
            <text:p>0.0276897113</text:p>
          </table:table-cell>
          <table:table-cell office:value-type="float" office:value="0.033898314126098">
            <text:p>0.0338983141</text:p>
          </table:table-cell>
          <table:table-cell office:value-type="float" office:value="0.0437804916699982">
            <text:p>0.0437804917</text:p>
          </table:table-cell>
          <table:table-cell office:value-type="float" office:value="0.0457712795307161">
            <text:p>0.0457712795</text:p>
          </table:table-cell>
          <table:table-cell office:value-type="float" office:value="0.0388020494622596">
            <text:p>0.03880204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30149562620145">
            <text:p>0.6301495626</text:p>
          </table:table-cell>
          <table:table-cell office:value-type="float" office:value="0">
            <text:p>0</text:p>
          </table:table-cell>
          <table:table-cell office:value-type="float" office:value="0.51457919941979">
            <text:p>0.5145791994</text:p>
          </table:table-cell>
          <table:table-cell office:value-type="float" office:value="0">
            <text:p>0</text:p>
          </table:table-cell>
          <table:table-cell office:value-type="float" office:value="0.975">
            <text:p>0.975</text:p>
          </table:table-cell>
          <table:table-cell office:value-type="float" office:value="0.963888888888889">
            <text:p>0.9638888889</text:p>
          </table:table-cell>
          <table:table-cell office:value-type="float" office:value="1.03333333333333">
            <text:p>1.0333333333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583333333333345">
            <text:p>0.0583333333</text:p>
          </table:table-cell>
          <table:table-cell office:value-type="float" office:value="2.18793929870053">
            <text:p>2.1879392987</text:p>
          </table:table-cell>
          <table:table-cell office:value-type="float" office:value="0.99847544970779">
            <text:p>0.9984754497</text:p>
          </table:table-cell>
          <table:table-cell office:value-type="float" office:value="-0.00174543066637578">
            <text:p>-0.0017454307</text:p>
          </table:table-cell>
          <table:table-cell office:value-type="float" office:value="0.0511101001265375">
            <text:p>0.0511101001</text:p>
          </table:table-cell>
          <table:table-cell office:value-type="float" office:value="0.393627025231761">
            <text:p>0.3936270252</text:p>
          </table:table-cell>
          <table:table-cell office:value-type="float" office:value="0.749874223083342">
            <text:p>0.7498742231</text:p>
          </table:table-cell>
          <table:table-cell office:value-type="float" office:value="0.334748353316562">
            <text:p>0.3347483533</text:p>
          </table:table-cell>
          <table:table-cell office:value-type="float" office:value="-0.216976506370681">
            <text:p>-0.2169765064</text:p>
          </table:table-cell>
          <table:table-cell office:value-type="float" office:value="-0.00301134020311011">
            <text:p>-0.0030113402</text:p>
          </table:table-cell>
          <table:table-cell office:value-type="float" office:value="-0.0101461874530427">
            <text:p>-0.0101461875</text:p>
          </table:table-cell>
          <table:table-cell office:value-type="float" office:value="-0.0085926975771099">
            <text:p>-0.0085926976</text:p>
          </table:table-cell>
          <table:table-cell office:value-type="float" office:value="-0.00306888417396523">
            <text:p>-0.0030688842</text:p>
          </table:table-cell>
          <table:table-cell office:value-type="float" office:value="-0.00935985277195806">
            <text:p>-0.0093598528</text:p>
          </table:table-cell>
          <table:table-cell office:value-type="float" office:value="0.000767227874552745">
            <text:p>0.0007672279</text:p>
          </table:table-cell>
          <table:table-cell office:value-type="float" office:value="-0.0268847347807401">
            <text:p>-0.0268847348</text:p>
          </table:table-cell>
          <table:table-cell office:value-type="float" office:value="-0.0255813526670016">
            <text:p>-0.0255813527</text:p>
          </table:table-cell>
          <table:table-cell office:value-type="float" office:value="-0.0269805681472863">
            <text:p>-0.0269805681</text:p>
          </table:table-cell>
          <table:table-cell office:value-type="float" office:value="-0.0290504448680642">
            <text:p>-0.0290504449</text:p>
          </table:table-cell>
          <table:table-cell office:value-type="float" office:value="-0.0290312804581264">
            <text:p>-0.0290312805</text:p>
          </table:table-cell>
          <table:table-cell office:value-type="float" office:value="-0.0244695736616329">
            <text:p>-0.0244695737</text:p>
          </table:table-cell>
          <table:table-cell office:value-type="float" office:value="-0.0176443345528595">
            <text:p>-0.0176443346</text:p>
          </table:table-cell>
          <table:table-cell office:value-type="float" office:value="-0.0106256650094336">
            <text:p>-0.010625665</text:p>
          </table:table-cell>
          <table:table-cell office:value-type="float" office:value="-0.00669394109696264">
            <text:p>-0.006693941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30521223047285">
            <text:p>0.630521223</text:p>
          </table:table-cell>
          <table:table-cell office:value-type="float" office:value="0">
            <text:p>0</text:p>
          </table:table-cell>
          <table:table-cell office:value-type="float" office:value="0.51249739648421">
            <text:p>0.5124973965</text:p>
          </table:table-cell>
          <table:table-cell office:value-type="float" office:value="0">
            <text:p>0</text:p>
          </table:table-cell>
          <table:table-cell office:value-type="float" office:value="1.03333333333333">
            <text:p>1.0333333333</text:p>
          </table:table-cell>
          <table:table-cell office:value-type="float" office:value="0.975">
            <text:p>0.975</text:p>
          </table:table-cell>
          <table:table-cell office:value-type="float" office:value="1.01666666666667">
            <text:p>1.0166666667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0583333333333345">
            <text:p>0.0583333333</text:p>
          </table:table-cell>
          <table:table-cell office:value-type="float" office:value="-0.0166666666666684">
            <text:p>-0.0166666667</text:p>
          </table:table-cell>
          <table:table-cell office:value-type="float" office:value="2.19186644292901">
            <text:p>2.1918664429</text:p>
          </table:table-cell>
          <table:table-cell office:value-type="float" office:value="0.998212079351294">
            <text:p>0.9982120794</text:p>
          </table:table-cell>
          <table:table-cell office:value-type="float" office:value="0.00498691384134453">
            <text:p>0.0049869138</text:p>
          </table:table-cell>
          <table:table-cell office:value-type="float" office:value="0.077620892970786">
            <text:p>0.077620893</text:p>
          </table:table-cell>
          <table:table-cell office:value-type="float" office:value="0.464316651537308">
            <text:p>0.4643166515</text:p>
          </table:table-cell>
          <table:table-cell office:value-type="float" office:value="0.747099126717434">
            <text:p>0.7470991267</text:p>
          </table:table-cell>
          <table:table-cell office:value-type="float" office:value="0.158428605445377">
            <text:p>0.1584286054</text:p>
          </table:table-cell>
          <table:table-cell office:value-type="float" office:value="-0.213098257001057">
            <text:p>-0.213098257</text:p>
          </table:table-cell>
          <table:table-cell office:value-type="float" office:value="0.00337577173772385">
            <text:p>0.0033757717</text:p>
          </table:table-cell>
          <table:table-cell office:value-type="float" office:value="-0.0101270188971543">
            <text:p>-0.0101270189</text:p>
          </table:table-cell>
          <table:table-cell office:value-type="float" office:value="-0.00598427697685344">
            <text:p>-0.005984277</text:p>
          </table:table-cell>
          <table:table-cell office:value-type="float" office:value="-0.0058883719376096">
            <text:p>-0.0058883719</text:p>
          </table:table-cell>
          <table:table-cell office:value-type="float" office:value="-0.00374019688811644">
            <text:p>-0.0037401969</text:p>
          </table:table-cell>
          <table:table-cell office:value-type="float" office:value="0.00176461210819867">
            <text:p>0.0017646121</text:p>
          </table:table-cell>
          <table:table-cell office:value-type="float" office:value="-0.0305260447108134">
            <text:p>-0.0305260447</text:p>
          </table:table-cell>
          <table:table-cell office:value-type="float" office:value="-0.0365802732317655">
            <text:p>-0.0365802732</text:p>
          </table:table-cell>
          <table:table-cell office:value-type="float" office:value="-0.0395681085256475">
            <text:p>-0.0395681085</text:p>
          </table:table-cell>
          <table:table-cell office:value-type="float" office:value="-0.0382658005598422">
            <text:p>-0.0382658006</text:p>
          </table:table-cell>
          <table:table-cell office:value-type="float" office:value="-0.035737425431645">
            <text:p>-0.0357374254</text:p>
          </table:table-cell>
          <table:table-cell office:value-type="float" office:value="-0.0341282189908801">
            <text:p>-0.034128219</text:p>
          </table:table-cell>
          <table:table-cell office:value-type="float" office:value="-0.0346646409087412">
            <text:p>-0.0346646409</text:p>
          </table:table-cell>
          <table:table-cell office:value-type="float" office:value="-0.0348945313557788">
            <text:p>-0.0348945314</text:p>
          </table:table-cell>
          <table:table-cell office:value-type="float" office:value="-0.0327487638815943">
            <text:p>-0.032748763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9647842882938">
            <text:p>0.6196478429</text:p>
          </table:table-cell>
          <table:table-cell office:value-type="float" office:value="0">
            <text:p>0</text:p>
          </table:table-cell>
          <table:table-cell office:value-type="float" office:value="0.576478394661803">
            <text:p>0.5764783947</text:p>
          </table:table-cell>
          <table:table-cell office:value-type="float" office:value="2">
            <text:p>2</text:p>
          </table:table-cell>
          <table:table-cell office:value-type="float" office:value="1.01666666666667">
            <text:p>1.0166666667</text:p>
          </table:table-cell>
          <table:table-cell office:value-type="float" office:value="1.03333333333333">
            <text:p>1.0333333333</text:p>
          </table:table-cell>
          <table:table-cell office:value-type="float" office:value="0.947222222222223">
            <text:p>0.9472222222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-0.0166666666666684">
            <text:p>-0.0166666667</text:p>
          </table:table-cell>
          <table:table-cell office:value-type="float" office:value="-0.0694444444444429">
            <text:p>-0.0694444444</text:p>
          </table:table-cell>
          <table:table-cell office:value-type="float" office:value="1.80598354914802">
            <text:p>1.8059835491</text:p>
          </table:table-cell>
          <table:table-cell office:value-type="float" office:value="0.995226122071481">
            <text:p>0.9952261221</text:p>
          </table:table-cell>
          <table:table-cell office:value-type="float" office:value="-0.00615689303352829">
            <text:p>-0.006156893</text:p>
          </table:table-cell>
          <table:table-cell office:value-type="float" office:value="0.0565798376059099">
            <text:p>0.0565798376</text:p>
          </table:table-cell>
          <table:table-cell office:value-type="float" office:value="0.405329647360977">
            <text:p>0.4053296474</text:p>
          </table:table-cell>
          <table:table-cell office:value-type="float" office:value="0.718240485868681">
            <text:p>0.7182404859</text:p>
          </table:table-cell>
          <table:table-cell office:value-type="float" office:value="0.137567799479873">
            <text:p>0.1375677995</text:p>
          </table:table-cell>
          <table:table-cell office:value-type="float" office:value="-0.205707466907056">
            <text:p>-0.2057074669</text:p>
          </table:table-cell>
          <table:table-cell office:value-type="float" office:value="0.00184133649046525">
            <text:p>0.0018413365</text:p>
          </table:table-cell>
          <table:table-cell office:value-type="float" office:value="-0.0131187765937343">
            <text:p>-0.0131187766</text:p>
          </table:table-cell>
          <table:table-cell office:value-type="float" office:value="-0.00688572439838875">
            <text:p>-0.0068857244</text:p>
          </table:table-cell>
          <table:table-cell office:value-type="float" office:value="-0.0098776834198554">
            <text:p>-0.0098776834</text:p>
          </table:table-cell>
          <table:table-cell office:value-type="float" office:value="-0.00836254434101003">
            <text:p>-0.0083625443</text:p>
          </table:table-cell>
          <table:table-cell office:value-type="float" office:value="-0.0017454315809754">
            <text:p>-0.0017454316</text:p>
          </table:table-cell>
          <table:table-cell office:value-type="float" office:value="0.0101270175253911">
            <text:p>0.0101270175</text:p>
          </table:table-cell>
          <table:table-cell office:value-type="float" office:value="0.0126585267729198">
            <text:p>0.0126585268</text:p>
          </table:table-cell>
          <table:table-cell office:value-type="float" office:value="0.0287629792259303">
            <text:p>0.0287629792</text:p>
          </table:table-cell>
          <table:table-cell office:value-type="float" office:value="0.0458478468052521">
            <text:p>0.0458478468</text:p>
          </table:table-cell>
          <table:table-cell office:value-type="float" office:value="0.0710020111691312">
            <text:p>0.0710020112</text:p>
          </table:table-cell>
          <table:table-cell office:value-type="float" office:value="0.0829758877895861">
            <text:p>0.0829758878</text:p>
          </table:table-cell>
          <table:table-cell office:value-type="float" office:value="0.086555928677623">
            <text:p>0.0865559287</text:p>
          </table:table-cell>
          <table:table-cell office:value-type="float" office:value="0.0487759098128804">
            <text:p>0.0487759098</text:p>
          </table:table-cell>
          <table:table-cell office:value-type="float" office:value="-0.00771044666280185">
            <text:p>-0.00771044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9647842882938">
            <text:p>0.6196478429</text:p>
          </table:table-cell>
          <table:table-cell office:value-type="float" office:value="0">
            <text:p>0</text:p>
          </table:table-cell>
          <table:table-cell office:value-type="float" office:value="0.572404111477021">
            <text:p>0.57240411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72222222222222">
            <text:p>0.9722222222</text:p>
          </table:table-cell>
          <table:table-cell office:value-type="float" office:value="0.947222222222222">
            <text:p>0.9472222222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277777777777781">
            <text:p>0.0277777778</text:p>
          </table:table-cell>
          <table:table-cell office:value-type="float" office:value="-0.0527777777777783">
            <text:p>-0.0527777778</text:p>
          </table:table-cell>
          <table:table-cell office:value-type="float" office:value="2.05732616337823">
            <text:p>2.0573261634</text:p>
          </table:table-cell>
          <table:table-cell office:value-type="float" office:value="0.998995304221553">
            <text:p>0.9989953042</text:p>
          </table:table-cell>
          <table:table-cell office:value-type="float" office:value="-0.00425930718316447">
            <text:p>-0.0042593072</text:p>
          </table:table-cell>
          <table:table-cell office:value-type="float" office:value="0.062821067341795">
            <text:p>0.0628210673</text:p>
          </table:table-cell>
          <table:table-cell office:value-type="float" office:value="0.409542049448825">
            <text:p>0.4095420494</text:p>
          </table:table-cell>
          <table:table-cell office:value-type="float" office:value="0.760985477523532">
            <text:p>0.7609854775</text:p>
          </table:table-cell>
          <table:table-cell office:value-type="float" office:value="0.363621846700594">
            <text:p>0.3636218467</text:p>
          </table:table-cell>
          <table:table-cell office:value-type="float" office:value="-0.200136302462516">
            <text:p>-0.2001363025</text:p>
          </table:table-cell>
          <table:table-cell office:value-type="float" office:value="-0.0127353703798707">
            <text:p>-0.0127353704</text:p>
          </table:table-cell>
          <table:table-cell office:value-type="float" office:value="-0.00300042480501361">
            <text:p>-0.0030004248</text:p>
          </table:table-cell>
          <table:table-cell office:value-type="float" office:value="-0.00461600206575341">
            <text:p>-0.0046160021</text:p>
          </table:table-cell>
          <table:table-cell office:value-type="float" office:value="-0.00581195374967947">
            <text:p>-0.0058119537</text:p>
          </table:table-cell>
          <table:table-cell office:value-type="float" office:value="0.000335700953090434">
            <text:p>0.000335701</text:p>
          </table:table-cell>
          <table:table-cell office:value-type="float" office:value="-0.00209819949213586">
            <text:p>-0.0020981995</text:p>
          </table:table-cell>
          <table:table-cell office:value-type="float" office:value="0.00436421491099925">
            <text:p>0.0043642149</text:p>
          </table:table-cell>
          <table:table-cell office:value-type="float" office:value="0.008308655323785">
            <text:p>0.0083086553</text:p>
          </table:table-cell>
          <table:table-cell office:value-type="float" office:value="0.0147702084842518">
            <text:p>0.0147702085</text:p>
          </table:table-cell>
          <table:table-cell office:value-type="float" office:value="0.0365762019399016">
            <text:p>0.0365762019</text:p>
          </table:table-cell>
          <table:table-cell office:value-type="float" office:value="0.0597691913181107">
            <text:p>0.0597691913</text:p>
          </table:table-cell>
          <table:table-cell office:value-type="float" office:value="0.0843146548130229">
            <text:p>0.0843146548</text:p>
          </table:table-cell>
          <table:table-cell office:value-type="float" office:value="0.0894996848209899">
            <text:p>0.0894996848</text:p>
          </table:table-cell>
          <table:table-cell office:value-type="float" office:value="0.0152526884990603">
            <text:p>0.0152526885</text:p>
          </table:table-cell>
          <table:table-cell office:value-type="float" office:value="-0.00453207132678946">
            <text:p>-0.00453207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22297022022778">
            <text:p>0.622297022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0.947222222222222">
            <text:p>0.9472222222</text:p>
          </table:table-cell>
          <table:table-cell office:value-type="float" office:value="1">
            <text:p>1</text:p>
          </table:table-cell>
          <table:table-cell office:value-type="float" office:value="0.894444444444444">
            <text:p>0.8944444444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-0.0527777777777783">
            <text:p>-0.0527777778</text:p>
          </table:table-cell>
          <table:table-cell office:value-type="float" office:value="-0.0527777777777776">
            <text:p>-0.0527777778</text:p>
          </table:table-cell>
          <table:table-cell office:value-type="float" office:value="1.78909862831386">
            <text:p>1.7890986283</text:p>
          </table:table-cell>
          <table:table-cell office:value-type="float" office:value="0.997040452760119">
            <text:p>0.9970404528</text:p>
          </table:table-cell>
          <table:table-cell office:value-type="float" office:value="0.00572801204346374">
            <text:p>0.005728012</text:p>
          </table:table-cell>
          <table:table-cell office:value-type="float" office:value="0.0694849905055879">
            <text:p>0.0694849905</text:p>
          </table:table-cell>
          <table:table-cell office:value-type="float" office:value="0.40304276177223">
            <text:p>0.4030427618</text:p>
          </table:table-cell>
          <table:table-cell office:value-type="float" office:value="0.732273996004026">
            <text:p>0.732273996</text:p>
          </table:table-cell>
          <table:table-cell office:value-type="float" office:value="0.235844527829999">
            <text:p>0.2358445278</text:p>
          </table:table-cell>
          <table:table-cell office:value-type="float" office:value="-0.208901707034502">
            <text:p>-0.208901707</text:p>
          </table:table-cell>
          <table:table-cell office:value-type="float" office:value="-0.0128402418954287">
            <text:p>-0.0128402419</text:p>
          </table:table-cell>
          <table:table-cell office:value-type="float" office:value="-0.0126514291508066">
            <text:p>-0.0126514292</text:p>
          </table:table-cell>
          <table:table-cell office:value-type="float" office:value="-0.00335709309313281">
            <text:p>-0.0033570931</text:p>
          </table:table-cell>
          <table:table-cell office:value-type="float" office:value="-0.00545524615552817">
            <text:p>-0.0054552462</text:p>
          </table:table-cell>
          <table:table-cell office:value-type="float" office:value="0.0014267796616898">
            <text:p>0.0014267797</text:p>
          </table:table-cell>
          <table:table-cell office:value-type="float" office:value="-0.0015106932163258">
            <text:p>-0.0015106932</text:p>
          </table:table-cell>
          <table:table-cell office:value-type="float" office:value="0.0029374805533684">
            <text:p>0.0029374806</text:p>
          </table:table-cell>
          <table:table-cell office:value-type="float" office:value="0.0093996513442054">
            <text:p>0.0093996513</text:p>
          </table:table-cell>
          <table:table-cell office:value-type="float" office:value="0.0237471218108258">
            <text:p>0.0237471218</text:p>
          </table:table-cell>
          <table:table-cell office:value-type="float" office:value="0.0402635944514829">
            <text:p>0.0402635945</text:p>
          </table:table-cell>
          <table:table-cell office:value-type="float" office:value="0.0685453094330526">
            <text:p>0.0685453094</text:p>
          </table:table-cell>
          <table:table-cell office:value-type="float" office:value="0.0792293276758247">
            <text:p>0.0792293277</text:p>
          </table:table-cell>
          <table:table-cell office:value-type="float" office:value="0.0870639649599092">
            <text:p>0.087063965</text:p>
          </table:table-cell>
          <table:table-cell office:value-type="float" office:value="0.0117913283420985">
            <text:p>0.0117913283</text:p>
          </table:table-cell>
          <table:table-cell office:value-type="float" office:value="-0.00576997152645442">
            <text:p>-0.005769971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22733104632134">
            <text:p>0.6227331046</text:p>
          </table:table-cell>
          <table:table-cell office:value-type="float" office:value="0">
            <text:p>0</text:p>
          </table:table-cell>
          <table:table-cell office:value-type="float" office:value="0.577834209866735">
            <text:p>0.5778342099</text:p>
          </table:table-cell>
          <table:table-cell office:value-type="float" office:value="2">
            <text:p>2</text:p>
          </table:table-cell>
          <table:table-cell office:value-type="float" office:value="0.894444444444444">
            <text:p>0.8944444444</text:p>
          </table:table-cell>
          <table:table-cell office:value-type="float" office:value="0.947222222222222">
            <text:p>0.9472222222</text:p>
          </table:table-cell>
          <table:table-cell office:value-type="float" office:value="0.919444444444444">
            <text:p>0.9194444444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-0.0527777777777776">
            <text:p>-0.0527777778</text:p>
          </table:table-cell>
          <table:table-cell office:value-type="float" office:value="0.0249999999999999">
            <text:p>0.025</text:p>
          </table:table-cell>
          <table:table-cell office:value-type="float" office:value="1.97300013921691">
            <text:p>1.9730001392</text:p>
          </table:table-cell>
          <table:table-cell office:value-type="float" office:value="0.995178116003419">
            <text:p>0.995178116</text:p>
          </table:table-cell>
          <table:table-cell office:value-type="float" office:value="0.0225098309691492">
            <text:p>0.022509831</text:p>
          </table:table-cell>
          <table:table-cell office:value-type="float" office:value="0.0825436069063488">
            <text:p>0.0825436069</text:p>
          </table:table-cell>
          <table:table-cell office:value-type="float" office:value="0.439094009560343">
            <text:p>0.4390940096</text:p>
          </table:table-cell>
          <table:table-cell office:value-type="float" office:value="0.711037060797983">
            <text:p>0.7110370608</text:p>
          </table:table-cell>
          <table:table-cell office:value-type="float" office:value="0.131895994837973">
            <text:p>0.1318959948</text:p>
          </table:table-cell>
          <table:table-cell office:value-type="float" office:value="-0.168560452176227">
            <text:p>-0.1685604522</text:p>
          </table:table-cell>
          <table:table-cell office:value-type="float" office:value="0.000335696200727265">
            <text:p>0.0003356962</text:p>
          </table:table-cell>
          <table:table-cell office:value-type="float" office:value="-0.00849750542118799">
            <text:p>-0.0084975054</text:p>
          </table:table-cell>
          <table:table-cell office:value-type="float" office:value="-0.0135954885842581">
            <text:p>-0.0135954886</text:p>
          </table:table-cell>
          <table:table-cell office:value-type="float" office:value="-0.0100500238108237">
            <text:p>-0.0100500238</text:p>
          </table:table-cell>
          <table:table-cell office:value-type="float" office:value="-0.00562310449398829">
            <text:p>-0.0056231045</text:p>
          </table:table-cell>
          <table:table-cell office:value-type="float" office:value="-0.00528740051574528">
            <text:p>-0.0052874005</text:p>
          </table:table-cell>
          <table:table-cell office:value-type="float" office:value="0.0111619261907872">
            <text:p>0.0111619262</text:p>
          </table:table-cell>
          <table:table-cell office:value-type="float" office:value="0.0130080663418488">
            <text:p>0.0130080663</text:p>
          </table:table-cell>
          <table:table-cell office:value-type="float" office:value="0.012420667131513">
            <text:p>0.0124206671</text:p>
          </table:table-cell>
          <table:table-cell office:value-type="float" office:value="0.040095987979645">
            <text:p>0.040095988</text:p>
          </table:table-cell>
          <table:table-cell office:value-type="float" office:value="0.0639495353620325">
            <text:p>0.0639495354</text:p>
          </table:table-cell>
          <table:table-cell office:value-type="float" office:value="0.0766433525305994">
            <text:p>0.0766433525</text:p>
          </table:table-cell>
          <table:table-cell office:value-type="float" office:value="0.0729711956250418">
            <text:p>0.0729711956</text:p>
          </table:table-cell>
          <table:table-cell office:value-type="float" office:value="0.00459501382191263">
            <text:p>0.0045950138</text:p>
          </table:table-cell>
          <table:table-cell office:value-type="float" office:value="-0.0288002608805311">
            <text:p>-0.02880026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790614845866">
            <text:p>0.6179061485</text:p>
          </table:table-cell>
          <table:table-cell office:value-type="float" office:value="0">
            <text:p>0</text:p>
          </table:table-cell>
          <table:table-cell office:value-type="float" office:value="0.577156447555682">
            <text:p>0.5771564476</text:p>
          </table:table-cell>
          <table:table-cell office:value-type="float" office:value="2">
            <text:p>2</text:p>
          </table:table-cell>
          <table:table-cell office:value-type="float" office:value="0.919444444444444">
            <text:p>0.9194444444</text:p>
          </table:table-cell>
          <table:table-cell office:value-type="float" office:value="0.894444444444444">
            <text:p>0.8944444444</text:p>
          </table:table-cell>
          <table:table-cell office:value-type="float" office:value="1.01111111111111">
            <text:p>1.0111111111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0.0916666666666668">
            <text:p>0.0916666667</text:p>
          </table:table-cell>
          <table:table-cell office:value-type="float" office:value="2.43376421492896">
            <text:p>2.4337642149</text:p>
          </table:table-cell>
          <table:table-cell office:value-type="float" office:value="0.998350705319354">
            <text:p>0.9983507053</text:p>
          </table:table-cell>
          <table:table-cell office:value-type="float" office:value="0.00453207207714734">
            <text:p>0.0045320721</text:p>
          </table:table-cell>
          <table:table-cell office:value-type="float" office:value="0.0693805916905568">
            <text:p>0.0693805917</text:p>
          </table:table-cell>
          <table:table-cell office:value-type="float" office:value="0.437093322388862">
            <text:p>0.4370933224</text:p>
          </table:table-cell>
          <table:table-cell office:value-type="float" office:value="0.748656347333012">
            <text:p>0.7486563473</text:p>
          </table:table-cell>
          <table:table-cell office:value-type="float" office:value="0.263757600867539">
            <text:p>0.2637576009</text:p>
          </table:table-cell>
          <table:table-cell office:value-type="float" office:value="-0.200136283734264">
            <text:p>-0.2001362837</text:p>
          </table:table-cell>
          <table:table-cell office:value-type="float" office:value="-0.0125675317583688">
            <text:p>-0.0125675318</text:p>
          </table:table-cell>
          <table:table-cell office:value-type="float" office:value="-0.00266472703620246">
            <text:p>-0.002664727</text:p>
          </table:table-cell>
          <table:table-cell office:value-type="float" office:value="-0.0102598425378779">
            <text:p>-0.0102598425</text:p>
          </table:table-cell>
          <table:table-cell office:value-type="float" office:value="-0.0100500348151856">
            <text:p>-0.0100500348</text:p>
          </table:table-cell>
          <table:table-cell office:value-type="float" office:value="-0.00285354350950562">
            <text:p>-0.0028535435</text:p>
          </table:table-cell>
          <table:table-cell office:value-type="float" office:value="-0.00226605918026879">
            <text:p>-0.0022660592</text:p>
          </table:table-cell>
          <table:table-cell office:value-type="float" office:value="0.00058748812811027">
            <text:p>0.0005874881</text:p>
          </table:table-cell>
          <table:table-cell office:value-type="float" office:value="0.0163644488122194">
            <text:p>0.0163644488</text:p>
          </table:table-cell>
          <table:table-cell office:value-type="float" office:value="0.0276890855557999">
            <text:p>0.0276890856</text:p>
          </table:table-cell>
          <table:table-cell office:value-type="float" office:value="0.0488908960705161">
            <text:p>0.0488908961</text:p>
          </table:table-cell>
          <table:table-cell office:value-type="float" office:value="0.0723033072887123">
            <text:p>0.0723033073</text:p>
          </table:table-cell>
          <table:table-cell office:value-type="float" office:value="0.105688575248423">
            <text:p>0.1056885752</text:p>
          </table:table-cell>
          <table:table-cell office:value-type="float" office:value="0.112157257757085">
            <text:p>0.1121572578</text:p>
          </table:table-cell>
          <table:table-cell office:value-type="float" office:value="0.0723033067910786">
            <text:p>0.0723033068</text:p>
          </table:table-cell>
          <table:table-cell office:value-type="float" office:value="-0.00984024321442223">
            <text:p>-0.00984024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761575539482">
            <text:p>0.6176157554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1.01111111111111">
            <text:p>1.0111111111</text:p>
          </table:table-cell>
          <table:table-cell office:value-type="float" office:value="0.919444444444444">
            <text:p>0.9194444444</text:p>
          </table:table-cell>
          <table:table-cell office:value-type="float" office:value="0.91388888888889">
            <text:p>0.9138888889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916666666666668">
            <text:p>0.0916666667</text:p>
          </table:table-cell>
          <table:table-cell office:value-type="float" office:value="-0.0972222222222214">
            <text:p>-0.0972222222</text:p>
          </table:table-cell>
          <table:table-cell office:value-type="float" office:value="2.28713668020472">
            <text:p>2.2871366802</text:p>
          </table:table-cell>
          <table:table-cell office:value-type="float" office:value="0.998617022045464">
            <text:p>0.998617022</text:p>
          </table:table-cell>
          <table:table-cell office:value-type="float" office:value="0.00780512856970517">
            <text:p>0.0078051286</text:p>
          </table:table-cell>
          <table:table-cell office:value-type="float" office:value="0.0953868338229786">
            <text:p>0.0953868338</text:p>
          </table:table-cell>
          <table:table-cell office:value-type="float" office:value="0.466330972954285">
            <text:p>0.466330973</text:p>
          </table:table-cell>
          <table:table-cell office:value-type="float" office:value="0.750614032554454">
            <text:p>0.7506140326</text:p>
          </table:table-cell>
          <table:table-cell office:value-type="float" office:value="0.233643854691878">
            <text:p>0.2336438547</text:p>
          </table:table-cell>
          <table:table-cell office:value-type="float" office:value="-0.202672788835616">
            <text:p>-0.2026727888</text:p>
          </table:table-cell>
          <table:table-cell office:value-type="float" office:value="0.0135744850128663">
            <text:p>0.013574485</text:p>
          </table:table-cell>
          <table:table-cell office:value-type="float" office:value="-0.0091269050858902">
            <text:p>-0.0091269051</text:p>
          </table:table-cell>
          <table:table-cell office:value-type="float" office:value="-0.0115185882276634">
            <text:p>-0.0115185882</text:p>
          </table:table-cell>
          <table:table-cell office:value-type="float" office:value="-0.00621057310588824">
            <text:p>-0.0062105731</text:p>
          </table:table-cell>
          <table:table-cell office:value-type="float" office:value="-0.00570702454079142">
            <text:p>-0.0057070245</text:p>
          </table:table-cell>
          <table:table-cell office:value-type="float" office:value="0.00159462575909286">
            <text:p>0.0015946258</text:p>
          </table:table-cell>
          <table:table-cell office:value-type="float" office:value="-0.000671421840460096">
            <text:p>-0.0006714218</text:p>
          </table:table-cell>
          <table:table-cell office:value-type="float" office:value="0.00814081119363252">
            <text:p>0.0081408112</text:p>
          </table:table-cell>
          <table:table-cell office:value-type="float" office:value="0.0207272034311785">
            <text:p>0.0207272034</text:p>
          </table:table-cell>
          <table:table-cell office:value-type="float" office:value="0.0377495734431736">
            <text:p>0.0377495734</text:p>
          </table:table-cell>
          <table:table-cell office:value-type="float" office:value="0.0666237786477588">
            <text:p>0.0666237786</text:p>
          </table:table-cell>
          <table:table-cell office:value-type="float" office:value="0.0740563627630011">
            <text:p>0.0740563628</text:p>
          </table:table-cell>
          <table:table-cell office:value-type="float" office:value="0.0837313112395528">
            <text:p>0.0837313112</text:p>
          </table:table-cell>
          <table:table-cell office:value-type="float" office:value="0.0498955807854016">
            <text:p>0.0498955808</text:p>
          </table:table-cell>
          <table:table-cell office:value-type="float" office:value="-0.00428029198786317">
            <text:p>-0.0042802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2669161841921">
            <text:p>0.6126691618</text:p>
          </table:table-cell>
          <table:table-cell office:value-type="float" office:value="0">
            <text:p>0</text:p>
          </table:table-cell>
          <table:table-cell office:value-type="float" office:value="0.571043803105977">
            <text:p>0.5710438031</text:p>
          </table:table-cell>
          <table:table-cell office:value-type="float" office:value="2">
            <text:p>2</text:p>
          </table:table-cell>
          <table:table-cell office:value-type="float" office:value="0.91388888888889">
            <text:p>0.9138888889</text:p>
          </table:table-cell>
          <table:table-cell office:value-type="float" office:value="1.01111111111111">
            <text:p>1.0111111111</text:p>
          </table:table-cell>
          <table:table-cell office:value-type="float" office:value="0.974999999999999">
            <text:p>0.975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-0.0972222222222214">
            <text:p>-0.0972222222</text:p>
          </table:table-cell>
          <table:table-cell office:value-type="float" office:value="0.0611111111111091">
            <text:p>0.0611111111</text:p>
          </table:table-cell>
          <table:table-cell office:value-type="float" office:value="1.80537749282671">
            <text:p>1.8053774928</text:p>
          </table:table-cell>
          <table:table-cell office:value-type="float" office:value="0.998581422157787">
            <text:p>0.9985814222</text:p>
          </table:table-cell>
          <table:table-cell office:value-type="float" office:value="0.0127563319011845">
            <text:p>0.0127563319</text:p>
          </table:table-cell>
          <table:table-cell office:value-type="float" office:value="0.0948462273570068">
            <text:p>0.0948462274</text:p>
          </table:table-cell>
          <table:table-cell office:value-type="float" office:value="0.4656246475744">
            <text:p>0.4656246476</text:p>
          </table:table-cell>
          <table:table-cell office:value-type="float" office:value="0.748702448333305">
            <text:p>0.7487024483</text:p>
          </table:table-cell>
          <table:table-cell office:value-type="float" office:value="0.235864350037528">
            <text:p>0.23586435</text:p>
          </table:table-cell>
          <table:table-cell office:value-type="float" office:value="-0.210566596822397">
            <text:p>-0.2105665968</text:p>
          </table:table-cell>
          <table:table-cell office:value-type="float" office:value="0.00287451251682458">
            <text:p>0.0028745125</text:p>
          </table:table-cell>
          <table:table-cell office:value-type="float" office:value="-0.0103017947209842">
            <text:p>-0.0103017947</text:p>
          </table:table-cell>
          <table:table-cell office:value-type="float" office:value="-0.00595882721402163">
            <text:p>-0.0059588272</text:p>
          </table:table-cell>
          <table:table-cell office:value-type="float" office:value="-0.00679807144622269">
            <text:p>-0.0067980714</text:p>
          </table:table-cell>
          <table:table-cell office:value-type="float" office:value="-0.00285355451488956">
            <text:p>-0.0028535545</text:p>
          </table:table-cell>
          <table:table-cell office:value-type="float" office:value="-0.000671437848414835">
            <text:p>-0.0006714378</text:p>
          </table:table-cell>
          <table:table-cell office:value-type="float" office:value="-0.00251784897031793">
            <text:p>-0.002517849</text:p>
          </table:table-cell>
          <table:table-cell office:value-type="float" office:value="0.0100709886168837">
            <text:p>0.0100709886</text:p>
          </table:table-cell>
          <table:table-cell office:value-type="float" office:value="0.0136793687080727">
            <text:p>0.0136793687</text:p>
          </table:table-cell>
          <table:table-cell office:value-type="float" office:value="0.0219855252195078">
            <text:p>0.0219855252</text:p>
          </table:table-cell>
          <table:table-cell office:value-type="float" office:value="0.049225801071372">
            <text:p>0.0492258011</text:p>
          </table:table-cell>
          <table:table-cell office:value-type="float" office:value="0.0536621930422665">
            <text:p>0.053662193</text:p>
          </table:table-cell>
          <table:table-cell office:value-type="float" office:value="0.054917397510905">
            <text:p>0.0549173975</text:p>
          </table:table-cell>
          <table:table-cell office:value-type="float" office:value="0.0369114556644423">
            <text:p>0.0369114557</text:p>
          </table:table-cell>
          <table:table-cell office:value-type="float" office:value="-0.00472090545564052">
            <text:p>-0.004720905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3887799353047">
            <text:p>0.6138877994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0.974999999999999">
            <text:p>0.975</text:p>
          </table:table-cell>
          <table:table-cell office:value-type="float" office:value="0.91388888888889">
            <text:p>0.9138888889</text:p>
          </table:table-cell>
          <table:table-cell office:value-type="float" office:value="1.025">
            <text:p>1.025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611111111111091">
            <text:p>0.0611111111</text:p>
          </table:table-cell>
          <table:table-cell office:value-type="float" office:value="0.0500000000000016">
            <text:p>0.05</text:p>
          </table:table-cell>
          <table:table-cell office:value-type="float" office:value="2.44499152785143">
            <text:p>2.4449915279</text:p>
          </table:table-cell>
          <table:table-cell office:value-type="float" office:value="0.998350690541888">
            <text:p>0.9983506905</text:p>
          </table:table-cell>
          <table:table-cell table:style-name="ce1" office:value-type="float" office:value="0.000083927742472234">
            <text:p>8.39E-05</text:p>
          </table:table-cell>
          <table:table-cell office:value-type="float" office:value="0.0575527800923572">
            <text:p>0.0575527801</text:p>
          </table:table-cell>
          <table:table-cell office:value-type="float" office:value="0.447623817368681">
            <text:p>0.4476238174</text:p>
          </table:table-cell>
          <table:table-cell office:value-type="float" office:value="0.751574264931359">
            <text:p>0.7515742649</text:p>
          </table:table-cell>
          <table:table-cell office:value-type="float" office:value="0.210907444418599">
            <text:p>0.2109074444</text:p>
          </table:table-cell>
          <table:table-cell office:value-type="float" office:value="-0.208319726158485">
            <text:p>-0.2083197262</text:p>
          </table:table-cell>
          <table:table-cell office:value-type="float" office:value="-0.0071337481156587">
            <text:p>-0.0071337481</text:p>
          </table:table-cell>
          <table:table-cell office:value-type="float" office:value="-0.00595880320293163">
            <text:p>-0.0059588032</text:p>
          </table:table-cell>
          <table:table-cell office:value-type="float" office:value="-0.0133017646062623">
            <text:p>-0.0133017646</text:p>
          </table:table-cell>
          <table:table-cell office:value-type="float" office:value="-0.00621057310588824">
            <text:p>-0.0062105731</text:p>
          </table:table-cell>
          <table:table-cell office:value-type="float" office:value="-0.00268568130821945">
            <text:p>-0.0026856813</text:p>
          </table:table-cell>
          <table:table-cell office:value-type="float" office:value="-0.000419638688714086">
            <text:p>-0.0004196387</text:p>
          </table:table-cell>
          <table:table-cell office:value-type="float" office:value="-0.00201426309992903">
            <text:p>-0.0020142631</text:p>
          </table:table-cell>
          <table:table-cell office:value-type="float" office:value="0.0116654320373499">
            <text:p>0.011665432</text:p>
          </table:table-cell>
          <table:table-cell office:value-type="float" office:value="0.0215661104998093">
            <text:p>0.0215661105</text:p>
          </table:table-cell>
          <table:table-cell office:value-type="float" office:value="0.0466300199840843">
            <text:p>0.04663002</text:p>
          </table:table-cell>
          <table:table-cell office:value-type="float" office:value="0.0643674586615393">
            <text:p>0.0643674587</text:p>
          </table:table-cell>
          <table:table-cell office:value-type="float" office:value="0.0687123733366579">
            <text:p>0.0687123733</text:p>
          </table:table-cell>
          <table:table-cell office:value-type="float" office:value="0.069130019700534">
            <text:p>0.0691300197</text:p>
          </table:table-cell>
          <table:table-cell office:value-type="float" office:value="0.0369114626583835">
            <text:p>0.0369114627</text:p>
          </table:table-cell>
          <table:table-cell office:value-type="float" office:value="-0.00553917761482869">
            <text:p>-0.00553917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1729850754208">
            <text:p>0.6617298508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55555555555556">
            <text:p>0.6555555556</text:p>
          </table:table-cell>
          <table:table-cell office:value-type="float" office:value="0.647222222222222">
            <text:p>0.6472222222</text:p>
          </table:table-cell>
          <table:table-cell office:value-type="float" office:value="0.658333333333333">
            <text:p>0.6583333333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0833333333333342">
            <text:p>0.0083333333</text:p>
          </table:table-cell>
          <table:table-cell office:value-type="float" office:value="0.00277777777777788">
            <text:p>0.0027777778</text:p>
          </table:table-cell>
          <table:table-cell office:value-type="float" office:value="2.42345084718188">
            <text:p>2.4234508472</text:p>
          </table:table-cell>
          <table:table-cell office:value-type="float" office:value="0.999935269898549">
            <text:p>0.9999352699</text:p>
          </table:table-cell>
          <table:table-cell office:value-type="float" office:value="-0.119730776649362">
            <text:p>-0.1197307766</text:p>
          </table:table-cell>
          <table:table-cell office:value-type="float" office:value="0.13736438353507">
            <text:p>0.1373643835</text:p>
          </table:table-cell>
          <table:table-cell office:value-type="float" office:value="0.596663006583103">
            <text:p>0.5966630066</text:p>
          </table:table-cell>
          <table:table-cell office:value-type="float" office:value="0.74724944542375">
            <text:p>0.7472494454</text:p>
          </table:table-cell>
          <table:table-cell office:value-type="float" office:value="0.598194752126365">
            <text:p>0.5981947521</text:p>
          </table:table-cell>
          <table:table-cell office:value-type="float" office:value="0.130606895821632">
            <text:p>0.1306068958</text:p>
          </table:table-cell>
          <table:table-cell office:value-type="float" office:value="0.0124160948177581">
            <text:p>0.0124160948</text:p>
          </table:table-cell>
          <table:table-cell office:value-type="float" office:value="-0.0242553239989751">
            <text:p>-0.024255324</text:p>
          </table:table-cell>
          <table:table-cell office:value-type="float" office:value="-0.0635198676813563">
            <text:p>-0.0635198677</text:p>
          </table:table-cell>
          <table:table-cell office:value-type="float" office:value="-0.0585980624237411">
            <text:p>-0.0585980624</text:p>
          </table:table-cell>
          <table:table-cell office:value-type="float" office:value="-0.0468097630247798">
            <text:p>-0.046809763</text:p>
          </table:table-cell>
          <table:table-cell office:value-type="float" office:value="-0.0563779052646286">
            <text:p>-0.0563779053</text:p>
          </table:table-cell>
          <table:table-cell office:value-type="float" office:value="-0.0540252285698302">
            <text:p>-0.0540252286</text:p>
          </table:table-cell>
          <table:table-cell office:value-type="float" office:value="-0.0452251769006722">
            <text:p>-0.0452251769</text:p>
          </table:table-cell>
          <table:table-cell office:value-type="float" office:value="-0.0405582117344345">
            <text:p>-0.0405582117</text:p>
          </table:table-cell>
          <table:table-cell office:value-type="float" office:value="-0.0201992633312658">
            <text:p>-0.0201992633</text:p>
          </table:table-cell>
          <table:table-cell office:value-type="float" office:value="0.00785128911648769">
            <text:p>0.0078512891</text:p>
          </table:table-cell>
          <table:table-cell office:value-type="float" office:value="0.036858608719436">
            <text:p>0.0368586087</text:p>
          </table:table-cell>
          <table:table-cell office:value-type="float" office:value="0.0799314550524608">
            <text:p>0.0799314551</text:p>
          </table:table-cell>
          <table:table-cell office:value-type="float" office:value="0.108259172965496">
            <text:p>0.108259173</text:p>
          </table:table-cell>
          <table:table-cell office:value-type="float" office:value="0.101628443575545">
            <text:p>0.101628443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6617178679273">
            <text:p>0.6661717868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58333333333333">
            <text:p>0.6583333333</text:p>
          </table:table-cell>
          <table:table-cell office:value-type="float" office:value="0.655555555555556">
            <text:p>0.6555555556</text:p>
          </table:table-cell>
          <table:table-cell office:value-type="float" office:value="0.608333333333333">
            <text:p>0.6083333333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0277777777777788">
            <text:p>0.0027777778</text:p>
          </table:table-cell>
          <table:table-cell office:value-type="float" office:value="-0.05">
            <text:p>-0.05</text:p>
          </table:table-cell>
          <table:table-cell office:value-type="float" office:value="2.23364298544593">
            <text:p>2.2336429854</text:p>
          </table:table-cell>
          <table:table-cell office:value-type="float" office:value="0.999972040337316">
            <text:p>0.9999720403</text:p>
          </table:table-cell>
          <table:table-cell office:value-type="float" office:value="-0.0965401724134308">
            <text:p>-0.0965401724</text:p>
          </table:table-cell>
          <table:table-cell office:value-type="float" office:value="0.278717346054416">
            <text:p>0.2787173461</text:p>
          </table:table-cell>
          <table:table-cell office:value-type="float" office:value="0.658206822694574">
            <text:p>0.6582068227</text:p>
          </table:table-cell>
          <table:table-cell office:value-type="float" office:value="0.749461767158629">
            <text:p>0.7494617672</text:p>
          </table:table-cell>
          <table:table-cell office:value-type="float" office:value="0.575925941361307">
            <text:p>0.5759259414</text:p>
          </table:table-cell>
          <table:table-cell office:value-type="float" office:value="0.122968505778164">
            <text:p>0.1229685058</text:p>
          </table:table-cell>
          <table:table-cell office:value-type="float" office:value="0.0132319739415749">
            <text:p>0.0132319739</text:p>
          </table:table-cell>
          <table:table-cell office:value-type="float" office:value="-0.0466337101738887">
            <text:p>-0.0466337102</text:p>
          </table:table-cell>
          <table:table-cell office:value-type="float" office:value="-0.0636955714003695">
            <text:p>-0.0636955714</text:p>
          </table:table-cell>
          <table:table-cell office:value-type="float" office:value="-0.0659795865752264">
            <text:p>-0.0659795866</text:p>
          </table:table-cell>
          <table:table-cell office:value-type="float" office:value="-0.0505501408107488">
            <text:p>-0.0505501408</text:p>
          </table:table-cell>
          <table:table-cell office:value-type="float" office:value="-0.0475359250919986">
            <text:p>-0.0475359251</text:p>
          </table:table-cell>
          <table:table-cell office:value-type="float" office:value="-0.0409105027358663">
            <text:p>-0.0409105027</text:p>
          </table:table-cell>
          <table:table-cell office:value-type="float" office:value="-0.0442567177029325">
            <text:p>-0.0442567177</text:p>
          </table:table-cell>
          <table:table-cell office:value-type="float" office:value="-0.0335985722588488">
            <text:p>-0.0335985723</text:p>
          </table:table-cell>
          <table:table-cell office:value-type="float" office:value="-0.0177300446234483">
            <text:p>-0.0177300446</text:p>
          </table:table-cell>
          <table:table-cell office:value-type="float" office:value="-0.00414623312531415">
            <text:p>-0.0041462331</text:p>
          </table:table-cell>
          <table:table-cell office:value-type="float" office:value="0.0273409012504591">
            <text:p>0.0273409013</text:p>
          </table:table-cell>
          <table:table-cell office:value-type="float" office:value="0.0664187638604852">
            <text:p>0.0664187639</text:p>
          </table:table-cell>
          <table:table-cell office:value-type="float" office:value="0.0936771506833369">
            <text:p>0.0936771507</text:p>
          </table:table-cell>
          <table:table-cell office:value-type="float" office:value="0.11035111642891">
            <text:p>0.110351116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5974102542833">
            <text:p>0.6597410254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608333333333333">
            <text:p>0.6083333333</text:p>
          </table:table-cell>
          <table:table-cell office:value-type="float" office:value="0.658333333333333">
            <text:p>0.6583333333</text:p>
          </table:table-cell>
          <table:table-cell office:value-type="float" office:value="0.655555555555555">
            <text:p>0.6555555556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5">
            <text:p>-0.05</text:p>
          </table:table-cell>
          <table:table-cell office:value-type="float" office:value="0.0472222222222221">
            <text:p>0.0472222222</text:p>
          </table:table-cell>
          <table:table-cell office:value-type="float" office:value="2.20947792570238">
            <text:p>2.2094779257</text:p>
          </table:table-cell>
          <table:table-cell office:value-type="float" office:value="0.999972979594589">
            <text:p>0.9999729796</text:p>
          </table:table-cell>
          <table:table-cell office:value-type="float" office:value="-0.0822100563696463">
            <text:p>-0.0822100564</text:p>
          </table:table-cell>
          <table:table-cell office:value-type="float" office:value="0.293519069065128">
            <text:p>0.2935190691</text:p>
          </table:table-cell>
          <table:table-cell office:value-type="float" office:value="0.661494129335594">
            <text:p>0.6614941293</text:p>
          </table:table-cell>
          <table:table-cell office:value-type="float" office:value="0.755090765028522">
            <text:p>0.755090765</text:p>
          </table:table-cell>
          <table:table-cell office:value-type="float" office:value="0.556448583930064">
            <text:p>0.5564485839</text:p>
          </table:table-cell>
          <table:table-cell office:value-type="float" office:value="0.119491648088883">
            <text:p>0.1194916481</text:p>
          </table:table-cell>
          <table:table-cell office:value-type="float" office:value="0.0493621644156392">
            <text:p>0.0493621644</text:p>
          </table:table-cell>
          <table:table-cell office:value-type="float" office:value="-0.0331799959917936">
            <text:p>-0.033179996</text:p>
          </table:table-cell>
          <table:table-cell office:value-type="float" office:value="-0.0680653753004847">
            <text:p>-0.0680653753</text:p>
          </table:table-cell>
          <table:table-cell office:value-type="float" office:value="-0.0621798114858234">
            <text:p>-0.0621798115</text:p>
          </table:table-cell>
          <table:table-cell office:value-type="float" office:value="-0.0600045573791008">
            <text:p>-0.0600045574</text:p>
          </table:table-cell>
          <table:table-cell office:value-type="float" office:value="-0.0564877989693955">
            <text:p>-0.056487799</text:p>
          </table:table-cell>
          <table:table-cell office:value-type="float" office:value="-0.0395893715591821">
            <text:p>-0.0395893716</text:p>
          </table:table-cell>
          <table:table-cell office:value-type="float" office:value="-0.0297208533551665">
            <text:p>-0.0297208534</text:p>
          </table:table-cell>
          <table:table-cell office:value-type="float" office:value="-0.00158793095121001">
            <text:p>-0.001587931</text:p>
          </table:table-cell>
          <table:table-cell office:value-type="float" office:value="0.0383561918582798">
            <text:p>0.0383561919</text:p>
          </table:table-cell>
          <table:table-cell office:value-type="float" office:value="0.0948138119404378">
            <text:p>0.0948138119</text:p>
          </table:table-cell>
          <table:table-cell office:value-type="float" office:value="0.108607898349214">
            <text:p>0.1086078983</text:p>
          </table:table-cell>
          <table:table-cell office:value-type="float" office:value="0.105991822125452">
            <text:p>0.1059918221</text:p>
          </table:table-cell>
          <table:table-cell office:value-type="float" office:value="0.0801067640944537">
            <text:p>0.0801067641</text:p>
          </table:table-cell>
          <table:table-cell office:value-type="float" office:value="0.0456653670814371">
            <text:p>0.045665367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61146906497623">
            <text:p>0.6611469065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55555555555555">
            <text:p>0.6555555556</text:p>
          </table:table-cell>
          <table:table-cell office:value-type="float" office:value="0.608333333333333">
            <text:p>0.6083333333</text:p>
          </table:table-cell>
          <table:table-cell office:value-type="float" office:value="0.65">
            <text:p>0.65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472222222222221">
            <text:p>0.0472222222</text:p>
          </table:table-cell>
          <table:table-cell office:value-type="float" office:value="-0.00555555555555554">
            <text:p>-0.0055555556</text:p>
          </table:table-cell>
          <table:table-cell office:value-type="float" office:value="2.66753290209044">
            <text:p>2.6675329021</text:p>
          </table:table-cell>
          <table:table-cell office:value-type="float" office:value="0.999947121315101">
            <text:p>0.9999471213</text:p>
          </table:table-cell>
          <table:table-cell office:value-type="float" office:value="-0.107365440215479">
            <text:p>-0.1073654402</text:p>
          </table:table-cell>
          <table:table-cell office:value-type="float" office:value="0.212325937754589">
            <text:p>0.2123259378</text:p>
          </table:table-cell>
          <table:table-cell office:value-type="float" office:value="0.624363516311377">
            <text:p>0.6243635163</text:p>
          </table:table-cell>
          <table:table-cell office:value-type="float" office:value="0.750725371229122">
            <text:p>0.7507253712</text:p>
          </table:table-cell>
          <table:table-cell office:value-type="float" office:value="0.570178920802924">
            <text:p>0.5701789208</text:p>
          </table:table-cell>
          <table:table-cell office:value-type="float" office:value="0.114532058618132">
            <text:p>0.1145320586</text:p>
          </table:table-cell>
          <table:table-cell office:value-type="float" office:value="0.0361097362610172">
            <text:p>0.0361097363</text:p>
          </table:table-cell>
          <table:table-cell office:value-type="float" office:value="-0.0291038581353392">
            <text:p>-0.0291038581</text:p>
          </table:table-cell>
          <table:table-cell office:value-type="float" office:value="-0.0580045906556078">
            <text:p>-0.0580045907</text:p>
          </table:table-cell>
          <table:table-cell office:value-type="float" office:value="-0.0594771469010237">
            <text:p>-0.0594771469</text:p>
          </table:table-cell>
          <table:table-cell office:value-type="float" office:value="-0.0404701413422296">
            <text:p>-0.0404701413</text:p>
          </table:table-cell>
          <table:table-cell office:value-type="float" office:value="-0.0496041655861788">
            <text:p>-0.0496041656</text:p>
          </table:table-cell>
          <table:table-cell office:value-type="float" office:value="-0.0287512916095775">
            <text:p>-0.0287512916</text:p>
          </table:table-cell>
          <table:table-cell office:value-type="float" office:value="-0.0290157258481299">
            <text:p>-0.0290157258</text:p>
          </table:table-cell>
          <table:table-cell office:value-type="float" office:value="-0.0284868533467424">
            <text:p>-0.0284868533</text:p>
          </table:table-cell>
          <table:table-cell office:value-type="float" office:value="-0.0159662000706086">
            <text:p>-0.0159662001</text:p>
          </table:table-cell>
          <table:table-cell office:value-type="float" office:value="-0.00511664135427981">
            <text:p>-0.0051166414</text:p>
          </table:table-cell>
          <table:table-cell office:value-type="float" office:value="0.0066162760605839">
            <text:p>0.0066162761</text:p>
          </table:table-cell>
          <table:table-cell office:value-type="float" office:value="0.0273408770806911">
            <text:p>0.0273408771</text:p>
          </table:table-cell>
          <table:table-cell office:value-type="float" office:value="0.0585101119587506">
            <text:p>0.058510112</text:p>
          </table:table-cell>
          <table:table-cell office:value-type="float" office:value="0.0962124138998175">
            <text:p>0.096212413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7884387390176">
            <text:p>0.6578843874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55555555555555">
            <text:p>0.6555555556</text:p>
          </table:table-cell>
          <table:table-cell office:value-type="float" office:value="0.672222222222223">
            <text:p>0.6722222222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222222222222226">
            <text:p>0.0222222222</text:p>
          </table:table-cell>
          <table:table-cell office:value-type="float" office:value="2.39622196435467">
            <text:p>2.3962219644</text:p>
          </table:table-cell>
          <table:table-cell office:value-type="float" office:value="0.999975515465075">
            <text:p>0.9999755155</text:p>
          </table:table-cell>
          <table:table-cell office:value-type="float" office:value="-0.0818595702699511">
            <text:p>-0.0818595703</text:p>
          </table:table-cell>
          <table:table-cell office:value-type="float" office:value="0.295694225681667">
            <text:p>0.2956942257</text:p>
          </table:table-cell>
          <table:table-cell office:value-type="float" office:value="0.664115658229309">
            <text:p>0.6641156582</text:p>
          </table:table-cell>
          <table:table-cell office:value-type="float" office:value="0.74922967581137">
            <text:p>0.7492296758</text:p>
          </table:table-cell>
          <table:table-cell office:value-type="float" office:value="0.578514257325162">
            <text:p>0.5785142573</text:p>
          </table:table-cell>
          <table:table-cell office:value-type="float" office:value="0.10921808496026">
            <text:p>0.109218085</text:p>
          </table:table-cell>
          <table:table-cell office:value-type="float" office:value="0.0240789640846915">
            <text:p>0.0240789641</text:p>
          </table:table-cell>
          <table:table-cell office:value-type="float" office:value="-0.0357132866896259">
            <text:p>-0.0357132867</text:p>
          </table:table-cell>
          <table:table-cell office:value-type="float" office:value="-0.0712258564174193">
            <text:p>-0.0712258564</text:p>
          </table:table-cell>
          <table:table-cell office:value-type="float" office:value="-0.0605539240815048">
            <text:p>-0.0605539241</text:p>
          </table:table-cell>
          <table:table-cell office:value-type="float" office:value="-0.0616525410834214">
            <text:p>-0.0616525411</text:p>
          </table:table-cell>
          <table:table-cell office:value-type="float" office:value="-0.0465016268557762">
            <text:p>-0.0465016269</text:p>
          </table:table-cell>
          <table:table-cell office:value-type="float" office:value="-0.0507701059637907">
            <text:p>-0.050770106</text:p>
          </table:table-cell>
          <table:table-cell office:value-type="float" office:value="-0.0386204201876168">
            <text:p>-0.0386204202</text:p>
          </table:table-cell>
          <table:table-cell office:value-type="float" office:value="-0.0430239859025069">
            <text:p>-0.0430239859</text:p>
          </table:table-cell>
          <table:table-cell office:value-type="float" office:value="-0.0296326885400422">
            <text:p>-0.0296326885</text:p>
          </table:table-cell>
          <table:table-cell office:value-type="float" office:value="-0.00264652414419297">
            <text:p>-0.0026465241</text:p>
          </table:table-cell>
          <table:table-cell office:value-type="float" office:value="0.0189647065483858">
            <text:p>0.0189647065</text:p>
          </table:table-cell>
          <table:table-cell office:value-type="float" office:value="0.0622018174364631">
            <text:p>0.0622018174</text:p>
          </table:table-cell>
          <table:table-cell office:value-type="float" office:value="0.105817370553756">
            <text:p>0.1058173706</text:p>
          </table:table-cell>
          <table:table-cell office:value-type="float" office:value="0.114183808336278">
            <text:p>0.114183808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1729850754208">
            <text:p>0.6617298508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72222222222223">
            <text:p>0.6722222222</text:p>
          </table:table-cell>
          <table:table-cell office:value-type="float" office:value="0.65">
            <text:p>0.65</text:p>
          </table:table-cell>
          <table:table-cell office:value-type="float" office:value="0.658333333333333">
            <text:p>0.6583333333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222222222222226">
            <text:p>0.0222222222</text:p>
          </table:table-cell>
          <table:table-cell office:value-type="float" office:value="-0.0138888888888893">
            <text:p>-0.0138888889</text:p>
          </table:table-cell>
          <table:table-cell office:value-type="float" office:value="2.45676167748094">
            <text:p>2.4567616775</text:p>
          </table:table-cell>
          <table:table-cell office:value-type="float" office:value="0.999977074053271">
            <text:p>0.9999770741</text:p>
          </table:table-cell>
          <table:table-cell office:value-type="float" office:value="-0.0916655557327866">
            <text:p>-0.0916655557</text:p>
          </table:table-cell>
          <table:table-cell office:value-type="float" office:value="0.18205939727556">
            <text:p>0.1820593973</text:p>
          </table:table-cell>
          <table:table-cell office:value-type="float" office:value="0.617670469260494">
            <text:p>0.6176704693</text:p>
          </table:table-cell>
          <table:table-cell office:value-type="float" office:value="0.758632954431757">
            <text:p>0.7586329544</text:p>
          </table:table-cell>
          <table:table-cell office:value-type="float" office:value="0.634233622928921">
            <text:p>0.6342336229</text:p>
          </table:table-cell>
          <table:table-cell office:value-type="float" office:value="0.174735476546504">
            <text:p>0.1747354765</text:p>
          </table:table-cell>
          <table:table-cell office:value-type="float" office:value="0.0164292216977038">
            <text:p>0.0164292217</text:p>
          </table:table-cell>
          <table:table-cell office:value-type="float" office:value="-0.0374752599076557">
            <text:p>-0.0374752599</text:p>
          </table:table-cell>
          <table:table-cell office:value-type="float" office:value="-0.0681751407096372">
            <text:p>-0.0681751407</text:p>
          </table:table-cell>
          <table:table-cell office:value-type="float" office:value="-0.0683507636050111">
            <text:p>-0.0683507636</text:p>
          </table:table-cell>
          <table:table-cell office:value-type="float" office:value="-0.0562239928679003">
            <text:p>-0.0562239929</text:p>
          </table:table-cell>
          <table:table-cell office:value-type="float" office:value="-0.0542011486078577">
            <text:p>-0.0542011486</text:p>
          </table:table-cell>
          <table:table-cell office:value-type="float" office:value="-0.0524417986104079">
            <text:p>-0.0524417986</text:p>
          </table:table-cell>
          <table:table-cell office:value-type="float" office:value="-0.0452251769006722">
            <text:p>-0.0452251769</text:p>
          </table:table-cell>
          <table:table-cell office:value-type="float" office:value="-0.0402939923730378">
            <text:p>-0.0402939924</text:p>
          </table:table-cell>
          <table:table-cell office:value-type="float" office:value="-0.0307785120493757">
            <text:p>-0.030778512</text:p>
          </table:table-cell>
          <table:table-cell office:value-type="float" office:value="-0.00626343625344783">
            <text:p>-0.0062634363</text:p>
          </table:table-cell>
          <table:table-cell office:value-type="float" office:value="0.00935087395437528">
            <text:p>0.009350874</text:p>
          </table:table-cell>
          <table:table-cell office:value-type="float" office:value="0.0307785036441808">
            <text:p>0.0307785036</text:p>
          </table:table-cell>
          <table:table-cell office:value-type="float" office:value="0.0796684769963889">
            <text:p>0.079668477</text:p>
          </table:table-cell>
          <table:table-cell office:value-type="float" office:value="0.111396724881843">
            <text:p>0.111396724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6092799498604">
            <text:p>0.660927995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58333333333333">
            <text:p>0.6583333333</text:p>
          </table:table-cell>
          <table:table-cell table:number-columns-repeated="2" office:value-type="float" office:value="0.672222222222223">
            <text:p>0.6722222222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38888888888893">
            <text:p>0.0138888889</text:p>
          </table:table-cell>
          <table:table-cell office:value-type="float" office:value="2.31882885886226">
            <text:p>2.3188288589</text:p>
          </table:table-cell>
          <table:table-cell office:value-type="float" office:value="0.999977246379667">
            <text:p>0.9999772464</text:p>
          </table:table-cell>
          <table:table-cell office:value-type="float" office:value="-0.0911406646919253">
            <text:p>-0.0911406647</text:p>
          </table:table-cell>
          <table:table-cell office:value-type="float" office:value="0.133770608014421">
            <text:p>0.133770608</text:p>
          </table:table-cell>
          <table:table-cell office:value-type="float" office:value="0.602328377155286">
            <text:p>0.6023283772</text:p>
          </table:table-cell>
          <table:table-cell office:value-type="float" office:value="0.757488492111368">
            <text:p>0.7574884921</text:p>
          </table:table-cell>
          <table:table-cell office:value-type="float" office:value="0.648359130024633">
            <text:p>0.64835913</text:p>
          </table:table-cell>
          <table:table-cell office:value-type="float" office:value="0.220272490644373">
            <text:p>0.2202724906</text:p>
          </table:table-cell>
          <table:table-cell office:value-type="float" office:value="0.0241671426533125">
            <text:p>0.0241671427</text:p>
          </table:table-cell>
          <table:table-cell office:value-type="float" office:value="-0.0192292398287786">
            <text:p>-0.0192292398</text:p>
          </table:table-cell>
          <table:table-cell office:value-type="float" office:value="-0.0704577876569775">
            <text:p>-0.0704577877</text:p>
          </table:table-cell>
          <table:table-cell office:value-type="float" office:value="-0.0743409826369036">
            <text:p>-0.0743409826</text:p>
          </table:table-cell>
          <table:table-cell office:value-type="float" office:value="-0.0654086386701792">
            <text:p>-0.0654086387</text:p>
          </table:table-cell>
          <table:table-cell office:value-type="float" office:value="-0.068614146040978">
            <text:p>-0.068614146</text:p>
          </table:table-cell>
          <table:table-cell office:value-type="float" office:value="-0.0569275089245883">
            <text:p>-0.0569275089</text:p>
          </table:table-cell>
          <table:table-cell office:value-type="float" office:value="-0.0486581359779161">
            <text:p>-0.048658136</text:p>
          </table:table-cell>
          <table:table-cell office:value-type="float" office:value="-0.0457534157982734">
            <text:p>-0.0457534158</text:p>
          </table:table-cell>
          <table:table-cell office:value-type="float" office:value="-0.0292801633806572">
            <text:p>-0.0292801634</text:p>
          </table:table-cell>
          <table:table-cell office:value-type="float" office:value="-0.00299943256125823">
            <text:p>-0.0029994326</text:p>
          </table:table-cell>
          <table:table-cell office:value-type="float" office:value="0.0127909579588648">
            <text:p>0.012790958</text:p>
          </table:table-cell>
          <table:table-cell office:value-type="float" office:value="0.0501541469227822">
            <text:p>0.0501541469</text:p>
          </table:table-cell>
          <table:table-cell office:value-type="float" office:value="0.0977853980357357">
            <text:p>0.097785398</text:p>
          </table:table-cell>
          <table:table-cell office:value-type="float" office:value="0.120882743045586">
            <text:p>0.12088274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0335550059922">
            <text:p>0.6603355501</text:p>
          </table:table-cell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72222222222223">
            <text:p>0.6722222222</text:p>
          </table:table-cell>
          <table:table-cell office:value-type="float" office:value="0.658333333333333">
            <text:p>0.6583333333</text:p>
          </table:table-cell>
          <table:table-cell office:value-type="float" office:value="0.663888888888889">
            <text:p>0.6638888889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0833333333333375">
            <text:p>-0.0083333333</text:p>
          </table:table-cell>
          <table:table-cell office:value-type="float" office:value="2.42002881489079">
            <text:p>2.4200288149</text:p>
          </table:table-cell>
          <table:table-cell office:value-type="float" office:value="0.999970609532564">
            <text:p>0.9999706095</text:p>
          </table:table-cell>
          <table:table-cell office:value-type="float" office:value="-0.0921029088337682">
            <text:p>-0.0921029088</text:p>
          </table:table-cell>
          <table:table-cell office:value-type="float" office:value="0.198129777191911">
            <text:p>0.1981297772</text:p>
          </table:table-cell>
          <table:table-cell office:value-type="float" office:value="0.627368615194871">
            <text:p>0.6273686152</text:p>
          </table:table-cell>
          <table:table-cell office:value-type="float" office:value="0.759548893100657">
            <text:p>0.7595488931</text:p>
          </table:table-cell>
          <table:table-cell office:value-type="float" office:value="0.600836644498501">
            <text:p>0.6008366445</text:p>
          </table:table-cell>
          <table:table-cell office:value-type="float" office:value="0.161383723424704">
            <text:p>0.1613837234</text:p>
          </table:table-cell>
          <table:table-cell office:value-type="float" office:value="0.0489221295273035">
            <text:p>0.0489221295</text:p>
          </table:table-cell>
          <table:table-cell office:value-type="float" office:value="-0.0210810961123564">
            <text:p>-0.0210810961</text:p>
          </table:table-cell>
          <table:table-cell office:value-type="float" office:value="-0.0588618066991431">
            <text:p>-0.0588618067</text:p>
          </table:table-cell>
          <table:table-cell office:value-type="float" office:value="-0.0632123401089044">
            <text:p>-0.0632123401</text:p>
          </table:table-cell>
          <table:table-cell office:value-type="float" office:value="-0.0508141328089191">
            <text:p>-0.0508141328</text:p>
          </table:table-cell>
          <table:table-cell office:value-type="float" office:value="-0.0500661847153181">
            <text:p>-0.0500661847</text:p>
          </table:table-cell>
          <table:table-cell office:value-type="float" office:value="-0.0533215338642691">
            <text:p>-0.0533215339</text:p>
          </table:table-cell>
          <table:table-cell office:value-type="float" office:value="-0.0498021790930183">
            <text:p>-0.0498021791</text:p>
          </table:table-cell>
          <table:table-cell office:value-type="float" office:value="-0.0398536100661818">
            <text:p>-0.0398536101</text:p>
          </table:table-cell>
          <table:table-cell office:value-type="float" office:value="-0.0367705057384813">
            <text:p>-0.0367705057</text:p>
          </table:table-cell>
          <table:table-cell office:value-type="float" office:value="-0.0269001350239917">
            <text:p>-0.026900135</text:p>
          </table:table-cell>
          <table:table-cell office:value-type="float" office:value="0.00211723076995818">
            <text:p>0.0021172308</text:p>
          </table:table-cell>
          <table:table-cell office:value-type="float" office:value="0.012349943308638">
            <text:p>0.0123499433</text:p>
          </table:table-cell>
          <table:table-cell office:value-type="float" office:value="0.0364180954639592">
            <text:p>0.0364180955</text:p>
          </table:table-cell>
          <table:table-cell office:value-type="float" office:value="0.0873774989949443">
            <text:p>0.0873774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58039381553357">
            <text:p>0.6580393816</text:p>
          </table:table-cell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63888888888889">
            <text:p>0.6638888889</text:p>
          </table:table-cell>
          <table:table-cell office:value-type="float" office:value="0.672222222222223">
            <text:p>0.6722222222</text:p>
          </table:table-cell>
          <table:table-cell office:value-type="float" office:value="0.677777777777777">
            <text:p>0.6777777778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0.0138888888888884">
            <text:p>0.0138888889</text:p>
          </table:table-cell>
          <table:table-cell office:value-type="float" office:value="2.35072597893788">
            <text:p>2.3507259789</text:p>
          </table:table-cell>
          <table:table-cell office:value-type="float" office:value="0.99998040426651">
            <text:p>0.9999804043</text:p>
          </table:table-cell>
          <table:table-cell office:value-type="float" office:value="-0.0624654415342507">
            <text:p>-0.0624654415</text:p>
          </table:table-cell>
          <table:table-cell office:value-type="float" office:value="0.290937153716276">
            <text:p>0.2909371537</text:p>
          </table:table-cell>
          <table:table-cell office:value-type="float" office:value="0.650234352286565">
            <text:p>0.6502343523</text:p>
          </table:table-cell>
          <table:table-cell office:value-type="float" office:value="0.751590316127954">
            <text:p>0.7515903161</text:p>
          </table:table-cell>
          <table:table-cell office:value-type="float" office:value="0.603885980801013">
            <text:p>0.6038859808</text:p>
          </table:table-cell>
          <table:table-cell office:value-type="float" office:value="0.181824814716712">
            <text:p>0.1818248147</text:p>
          </table:table-cell>
          <table:table-cell office:value-type="float" office:value="0.0380038244752554">
            <text:p>0.0380038245</text:p>
          </table:table-cell>
          <table:table-cell office:value-type="float" office:value="-0.0247843084578432">
            <text:p>-0.0247843085</text:p>
          </table:table-cell>
          <table:table-cell office:value-type="float" office:value="-0.070984470254022">
            <text:p>-0.0709844703</text:p>
          </table:table-cell>
          <table:table-cell office:value-type="float" office:value="-0.0680873360509715">
            <text:p>-0.0680873361</text:p>
          </table:table-cell>
          <table:table-cell office:value-type="float" office:value="-0.0505061474007323">
            <text:p>-0.0505061474</text:p>
          </table:table-cell>
          <table:table-cell office:value-type="float" office:value="-0.0635198551125269">
            <text:p>-0.0635198551</text:p>
          </table:table-cell>
          <table:table-cell office:value-type="float" office:value="-0.0553445620832442">
            <text:p>-0.0553445621</text:p>
          </table:table-cell>
          <table:table-cell office:value-type="float" office:value="-0.0486581170931134">
            <text:p>-0.0486581171</text:p>
          </table:table-cell>
          <table:table-cell office:value-type="float" office:value="-0.0439045300014459">
            <text:p>-0.04390453</text:p>
          </table:table-cell>
          <table:table-cell office:value-type="float" office:value="-0.0380919161603573">
            <text:p>-0.0380919162</text:p>
          </table:table-cell>
          <table:table-cell office:value-type="float" office:value="-0.0195819792635366">
            <text:p>-0.0195819793</text:p>
          </table:table-cell>
          <table:table-cell office:value-type="float" office:value="0.00308763220969421">
            <text:p>0.0030876322</text:p>
          </table:table-cell>
          <table:table-cell office:value-type="float" office:value="0.0222273746182171">
            <text:p>0.0222273746</text:p>
          </table:table-cell>
          <table:table-cell office:value-type="float" office:value="0.0651890551969567">
            <text:p>0.0651890552</text:p>
          </table:table-cell>
          <table:table-cell office:value-type="float" office:value="0.111048209439143">
            <text:p>0.11104820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58798220975167">
            <text:p>0.658798221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77777777777777">
            <text:p>0.6777777778</text:p>
          </table:table-cell>
          <table:table-cell office:value-type="float" office:value="0.663888888888889">
            <text:p>0.6638888889</text:p>
          </table:table-cell>
          <table:table-cell office:value-type="float" office:value="0.677777777777778">
            <text:p>0.6777777778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2.4427915391877">
            <text:p>2.4427915392</text:p>
          </table:table-cell>
          <table:table-cell office:value-type="float" office:value="0.999941033228494">
            <text:p>0.9999410332</text:p>
          </table:table-cell>
          <table:table-cell office:value-type="float" office:value="-0.084049839114225">
            <text:p>-0.0840498391</text:p>
          </table:table-cell>
          <table:table-cell office:value-type="float" office:value="0.170520171414212">
            <text:p>0.1705201714</text:p>
          </table:table-cell>
          <table:table-cell office:value-type="float" office:value="0.61391902916609">
            <text:p>0.6139190292</text:p>
          </table:table-cell>
          <table:table-cell office:value-type="float" office:value="0.755062320297951">
            <text:p>0.7550623203</text:p>
          </table:table-cell>
          <table:table-cell office:value-type="float" office:value="0.569061528649047">
            <text:p>0.5690615286</text:p>
          </table:table-cell>
          <table:table-cell office:value-type="float" office:value="0.120165530061887">
            <text:p>0.1201655301</text:p>
          </table:table-cell>
          <table:table-cell office:value-type="float" office:value="0.0245418566314781">
            <text:p>0.0245418566</text:p>
          </table:table-cell>
          <table:table-cell office:value-type="float" office:value="-0.0439925790029161">
            <text:p>-0.043992579</text:p>
          </table:table-cell>
          <table:table-cell office:value-type="float" office:value="-0.069053169806544">
            <text:p>-0.0690531698</text:p>
          </table:table-cell>
          <table:table-cell office:value-type="float" office:value="-0.0695799355875744">
            <text:p>-0.0695799356</text:p>
          </table:table-cell>
          <table:table-cell office:value-type="float" office:value="-0.0517379678829616">
            <text:p>-0.0517379679</text:p>
          </table:table-cell>
          <table:table-cell office:value-type="float" office:value="-0.0554324940562857">
            <text:p>-0.0554324941</text:p>
          </table:table-cell>
          <table:table-cell office:value-type="float" office:value="-0.0545529995494563">
            <text:p>-0.0545529995</text:p>
          </table:table-cell>
          <table:table-cell office:value-type="float" office:value="-0.0439925821517468">
            <text:p>-0.0439925822</text:p>
          </table:table-cell>
          <table:table-cell office:value-type="float" office:value="-0.0316598324665961">
            <text:p>-0.0316598325</text:p>
          </table:table-cell>
          <table:table-cell office:value-type="float" office:value="-0.0296327211124291">
            <text:p>-0.0296327211</text:p>
          </table:table-cell>
          <table:table-cell office:value-type="float" office:value="-0.0231972936071116">
            <text:p>-0.0231972936</text:p>
          </table:table-cell>
          <table:table-cell office:value-type="float" office:value="-0.00811591991575766">
            <text:p>-0.0081159199</text:p>
          </table:table-cell>
          <table:table-cell office:value-type="float" office:value="0.00344050287201458">
            <text:p>0.0034405029</text:p>
          </table:table-cell>
          <table:table-cell office:value-type="float" office:value="0.0272527412839443">
            <text:p>0.0272527413</text:p>
          </table:table-cell>
          <table:table-cell office:value-type="float" office:value="0.0726519678188311">
            <text:p>0.072651967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7304236313081">
            <text:p>0.6573042363</text:p>
          </table:table-cell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0">
            <text:p>0</text:p>
          </table:table-cell>
          <table:table-cell office:value-type="float" office:value="0.677777777777778">
            <text:p>0.6777777778</text:p>
          </table:table-cell>
          <table:table-cell office:value-type="float" office:value="0.677777777777777">
            <text:p>0.6777777778</text:p>
          </table:table-cell>
          <table:table-cell office:value-type="float" office:value="0.691666666666666">
            <text:p>0.6916666667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0.0138888888888884">
            <text:p>0.0138888889</text:p>
          </table:table-cell>
          <table:table-cell office:value-type="float" office:value="2.39685071823195">
            <text:p>2.3968507182</text:p>
          </table:table-cell>
          <table:table-cell office:value-type="float" office:value="0.999982631179619">
            <text:p>0.9999826312</text:p>
          </table:table-cell>
          <table:table-cell office:value-type="float" office:value="-0.0801067682740422">
            <text:p>-0.0801067683</text:p>
          </table:table-cell>
          <table:table-cell office:value-type="float" office:value="0.224423401143181">
            <text:p>0.2244234011</text:p>
          </table:table-cell>
          <table:table-cell office:value-type="float" office:value="0.630461438955257">
            <text:p>0.630461439</text:p>
          </table:table-cell>
          <table:table-cell office:value-type="float" office:value="0.755772497638076">
            <text:p>0.7557724976</text:p>
          </table:table-cell>
          <table:table-cell office:value-type="float" office:value="0.638942592977989">
            <text:p>0.638942593</text:p>
          </table:table-cell>
          <table:table-cell office:value-type="float" office:value="0.201094365138121">
            <text:p>0.2010943651</text:p>
          </table:table-cell>
          <table:table-cell office:value-type="float" office:value="0.0404701444919993">
            <text:p>0.0404701445</text:p>
          </table:table-cell>
          <table:table-cell office:value-type="float" office:value="-0.0121735415613549">
            <text:p>-0.0121735416</text:p>
          </table:table-cell>
          <table:table-cell office:value-type="float" office:value="-0.0723887067557462">
            <text:p>-0.0723887068</text:p>
          </table:table-cell>
          <table:table-cell office:value-type="float" office:value="-0.0698213741785784">
            <text:p>-0.0698213742</text:p>
          </table:table-cell>
          <table:table-cell office:value-type="float" office:value="-0.0618503026996246">
            <text:p>-0.0618503027</text:p>
          </table:table-cell>
          <table:table-cell office:value-type="float" office:value="-0.0545530058405516">
            <text:p>-0.0545530058</text:p>
          </table:table-cell>
          <table:table-cell office:value-type="float" office:value="-0.0496261984017777">
            <text:p>-0.0496261984</text:p>
          </table:table-cell>
          <table:table-cell office:value-type="float" office:value="-0.0498021927305027">
            <text:p>-0.0498021927</text:p>
          </table:table-cell>
          <table:table-cell office:value-type="float" office:value="-0.0500661857643276">
            <text:p>-0.0500661858</text:p>
          </table:table-cell>
          <table:table-cell office:value-type="float" office:value="-0.0338629356268706">
            <text:p>-0.0338629356</text:p>
          </table:table-cell>
          <table:table-cell office:value-type="float" office:value="-0.0220510475360853">
            <text:p>-0.0220510475</text:p>
          </table:table-cell>
          <table:table-cell office:value-type="float" office:value="-0.00767486726934441">
            <text:p>-0.0076748673</text:p>
          </table:table-cell>
          <table:table-cell office:value-type="float" office:value="0.0179064126774486">
            <text:p>0.0179064127</text:p>
          </table:table-cell>
          <table:table-cell office:value-type="float" office:value="0.0432001145992802">
            <text:p>0.0432001146</text:p>
          </table:table-cell>
          <table:table-cell office:value-type="float" office:value="0.0836994304399046">
            <text:p>0.083699430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56718327171647">
            <text:p>0.6567183272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91666666666666">
            <text:p>0.6916666667</text:p>
          </table:table-cell>
          <table:table-cell office:value-type="float" office:value="0.677777777777778">
            <text:p>0.6777777778</text:p>
          </table:table-cell>
          <table:table-cell office:value-type="float" office:value="0.697222222222223">
            <text:p>0.6972222222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0.00555555555555642">
            <text:p>0.0055555556</text:p>
          </table:table-cell>
          <table:table-cell office:value-type="float" office:value="2.45281896559657">
            <text:p>2.4528189656</text:p>
          </table:table-cell>
          <table:table-cell office:value-type="float" office:value="0.999985370191891">
            <text:p>0.9999853702</text:p>
          </table:table-cell>
          <table:table-cell office:value-type="float" office:value="-0.0789671525883577">
            <text:p>-0.0789671526</text:p>
          </table:table-cell>
          <table:table-cell office:value-type="float" office:value="0.251634210149148">
            <text:p>0.2516342101</text:p>
          </table:table-cell>
          <table:table-cell office:value-type="float" office:value="0.651365877833563">
            <text:p>0.6513658778</text:p>
          </table:table-cell>
          <table:table-cell office:value-type="float" office:value="0.761594155955765">
            <text:p>0.761594156</text:p>
          </table:table-cell>
          <table:table-cell office:value-type="float" office:value="0.617943199966705">
            <text:p>0.6179432</text:p>
          </table:table-cell>
          <table:table-cell office:value-type="float" office:value="0.173794505922153">
            <text:p>0.1737945059</text:p>
          </table:table-cell>
          <table:table-cell office:value-type="float" office:value="0.0588617721150784">
            <text:p>0.0588617721</text:p>
          </table:table-cell>
          <table:table-cell office:value-type="float" office:value="-0.0125263737286631">
            <text:p>-0.0125263737</text:p>
          </table:table-cell>
          <table:table-cell office:value-type="float" office:value="-0.0631684060186748">
            <text:p>-0.063168406</text:p>
          </table:table-cell>
          <table:table-cell office:value-type="float" office:value="-0.0565757731191039">
            <text:p>-0.0565757731</text:p>
          </table:table-cell>
          <table:table-cell office:value-type="float" office:value="-0.0610593362142103">
            <text:p>-0.0610593362</text:p>
          </table:table-cell>
          <table:table-cell office:value-type="float" office:value="-0.0549048285562328">
            <text:p>-0.0549048286</text:p>
          </table:table-cell>
          <table:table-cell office:value-type="float" office:value="-0.0513860505067235">
            <text:p>-0.0513860505</text:p>
          </table:table-cell>
          <table:table-cell office:value-type="float" office:value="-0.054640949686469">
            <text:p>-0.0546409497</text:p>
          </table:table-cell>
          <table:table-cell office:value-type="float" office:value="-0.0411747088049209">
            <text:p>-0.0411747088</text:p>
          </table:table-cell>
          <table:table-cell office:value-type="float" office:value="-0.0291038549830749">
            <text:p>-0.029103855</text:p>
          </table:table-cell>
          <table:table-cell office:value-type="float" office:value="-0.0335104532409317">
            <text:p>-0.0335104532</text:p>
          </table:table-cell>
          <table:table-cell office:value-type="float" office:value="-0.0292801455180091">
            <text:p>-0.0292801455</text:p>
          </table:table-cell>
          <table:table-cell office:value-type="float" office:value="-0.0103211891333025">
            <text:p>-0.0103211891</text:p>
          </table:table-cell>
          <table:table-cell office:value-type="float" office:value="0.00255832637937314">
            <text:p>0.0025583264</text:p>
          </table:table-cell>
          <table:table-cell office:value-type="float" office:value="0.0371228900644549">
            <text:p>0.037122890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086849894441">
            <text:p>0.6208684989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83333333333333">
            <text:p>0.6833333333</text:p>
          </table:table-cell>
          <table:table-cell office:value-type="float" office:value="0.680555555555556">
            <text:p>0.6805555556</text:p>
          </table:table-cell>
          <table:table-cell office:value-type="float" office:value="0.630555555555556">
            <text:p>0.6305555556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527777777777778">
            <text:p>-0.0527777778</text:p>
          </table:table-cell>
          <table:table-cell office:value-type="float" office:value="2.22587808729186">
            <text:p>2.2258780873</text:p>
          </table:table-cell>
          <table:table-cell office:value-type="float" office:value="0.999927350224645">
            <text:p>0.9999273502</text:p>
          </table:table-cell>
          <table:table-cell office:value-type="float" office:value="-0.105460439919564">
            <text:p>-0.1054604399</text:p>
          </table:table-cell>
          <table:table-cell office:value-type="float" office:value="0.144716118127461">
            <text:p>0.1447161181</text:p>
          </table:table-cell>
          <table:table-cell office:value-type="float" office:value="0.592883059911265">
            <text:p>0.5928830599</text:p>
          </table:table-cell>
          <table:table-cell office:value-type="float" office:value="0.735281982096935">
            <text:p>0.7352819821</text:p>
          </table:table-cell>
          <table:table-cell office:value-type="float" office:value="0.608966105770357">
            <text:p>0.6089661058</text:p>
          </table:table-cell>
          <table:table-cell office:value-type="float" office:value="0.167158285515906">
            <text:p>0.1671582855</text:p>
          </table:table-cell>
          <table:table-cell office:value-type="float" office:value="0.0249810784275919">
            <text:p>0.0249810784</text:p>
          </table:table-cell>
          <table:table-cell office:value-type="float" office:value="-0.0171341971989879">
            <text:p>-0.0171341972</text:p>
          </table:table-cell>
          <table:table-cell office:value-type="float" office:value="-0.0566438320127527">
            <text:p>-0.056643832</text:p>
          </table:table-cell>
          <table:table-cell office:value-type="float" office:value="-0.0511939936582497">
            <text:p>-0.0511939937</text:p>
          </table:table-cell>
          <table:table-cell office:value-type="float" office:value="-0.0364081992760846">
            <text:p>-0.0364081993</text:p>
          </table:table-cell>
          <table:table-cell office:value-type="float" office:value="-0.0392109186001838">
            <text:p>-0.0392109186</text:p>
          </table:table-cell>
          <table:table-cell office:value-type="float" office:value="-0.0171975034133526">
            <text:p>-0.0171975034</text:p>
          </table:table-cell>
          <table:table-cell office:value-type="float" office:value="0.00763923149451995">
            <text:p>0.0076392315</text:p>
          </table:table-cell>
          <table:table-cell office:value-type="float" office:value="0.0290510267489599">
            <text:p>0.0290510267</text:p>
          </table:table-cell>
          <table:table-cell office:value-type="float" office:value="0.0399905156873237">
            <text:p>0.0399905157</text:p>
          </table:table-cell>
          <table:table-cell office:value-type="float" office:value="0.0390634230552502">
            <text:p>0.0390634231</text:p>
          </table:table-cell>
          <table:table-cell office:value-type="float" office:value="0.0419287567479669">
            <text:p>0.0419287567</text:p>
          </table:table-cell>
          <table:table-cell office:value-type="float" office:value="0.0259934321114588">
            <text:p>0.0259934321</text:p>
          </table:table-cell>
          <table:table-cell office:value-type="float" office:value="0.015277635809767">
            <text:p>0.0152776358</text:p>
          </table:table-cell>
          <table:table-cell office:value-type="float" office:value="0.016459126686293">
            <text:p>0.01645912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58189339061469">
            <text:p>0.6581893391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30555555555556">
            <text:p>0.6305555556</text:p>
          </table:table-cell>
          <table:table-cell office:value-type="float" office:value="0.683333333333333">
            <text:p>0.6833333333</text:p>
          </table:table-cell>
          <table:table-cell office:value-type="float" office:value="0.669444444444444">
            <text:p>0.6694444444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527777777777778">
            <text:p>-0.0527777778</text:p>
          </table:table-cell>
          <table:table-cell office:value-type="float" office:value="0.0388888888888888">
            <text:p>0.0388888889</text:p>
          </table:table-cell>
          <table:table-cell office:value-type="float" office:value="2.17156433136637">
            <text:p>2.1715643314</text:p>
          </table:table-cell>
          <table:table-cell office:value-type="float" office:value="0.999978005995575">
            <text:p>0.999978006</text:p>
          </table:table-cell>
          <table:table-cell office:value-type="float" office:value="-0.0973147837243249">
            <text:p>-0.0973147837</text:p>
          </table:table-cell>
          <table:table-cell office:value-type="float" office:value="0.286926515668636">
            <text:p>0.2869265157</text:p>
          </table:table-cell>
          <table:table-cell office:value-type="float" office:value="0.664887738869441">
            <text:p>0.6648877389</text:p>
          </table:table-cell>
          <table:table-cell office:value-type="float" office:value="0.751726483112686">
            <text:p>0.7517264831</text:p>
          </table:table-cell>
          <table:table-cell office:value-type="float" office:value="0.581964811339074">
            <text:p>0.5819648113</text:p>
          </table:table-cell>
          <table:table-cell office:value-type="float" office:value="0.129517865428253">
            <text:p>0.1295178654</text:p>
          </table:table-cell>
          <table:table-cell office:value-type="float" office:value="0.03645032968513">
            <text:p>0.0364503297</text:p>
          </table:table-cell>
          <table:table-cell office:value-type="float" office:value="-0.0290299488271973">
            <text:p>-0.0290299488</text:p>
          </table:table-cell>
          <table:table-cell office:value-type="float" office:value="-0.0584316521077785">
            <text:p>-0.0584316521</text:p>
          </table:table-cell>
          <table:table-cell office:value-type="float" office:value="-0.0506045850647158">
            <text:p>-0.0506045851</text:p>
          </table:table-cell>
          <table:table-cell office:value-type="float" office:value="-0.0522041944500772">
            <text:p>-0.0522041945</text:p>
          </table:table-cell>
          <table:table-cell office:value-type="float" office:value="-0.0459726900593603">
            <text:p>-0.0459726901</text:p>
          </table:table-cell>
          <table:table-cell office:value-type="float" office:value="-0.0323189346682353">
            <text:p>-0.0323189347</text:p>
          </table:table-cell>
          <table:table-cell office:value-type="float" office:value="-0.0205516809781217">
            <text:p>-0.020551681</text:p>
          </table:table-cell>
          <table:table-cell office:value-type="float" office:value="-0.0159527110542692">
            <text:p>-0.0159527111</text:p>
          </table:table-cell>
          <table:table-cell office:value-type="float" office:value="-0.00768141541324141">
            <text:p>-0.0076814154</text:p>
          </table:table-cell>
          <table:table-cell office:value-type="float" office:value="0.0164591151171756">
            <text:p>0.0164591151</text:p>
          </table:table-cell>
          <table:table-cell office:value-type="float" office:value="0.0570014270684789">
            <text:p>0.0570014271</text:p>
          </table:table-cell>
          <table:table-cell office:value-type="float" office:value="0.0930696609590564">
            <text:p>0.093069661</text:p>
          </table:table-cell>
          <table:table-cell office:value-type="float" office:value="0.106190762798767">
            <text:p>0.1061907628</text:p>
          </table:table-cell>
          <table:table-cell office:value-type="float" office:value="0.0981299571644485">
            <text:p>0.098129957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59407834945533">
            <text:p>0.6594078349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69444444444444">
            <text:p>0.6694444444</text:p>
          </table:table-cell>
          <table:table-cell office:value-type="float" office:value="0.630555555555556">
            <text:p>0.6305555556</text:p>
          </table:table-cell>
          <table:table-cell office:value-type="float" office:value="0.672222222222222">
            <text:p>0.6722222222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388888888888888">
            <text:p>0.0388888889</text:p>
          </table:table-cell>
          <table:table-cell office:value-type="float" office:value="0.00277777777777777">
            <text:p>0.0027777778</text:p>
          </table:table-cell>
          <table:table-cell office:value-type="float" office:value="2.62509877830241">
            <text:p>2.6250987783</text:p>
          </table:table-cell>
          <table:table-cell office:value-type="float" office:value="0.999043727634774">
            <text:p>0.9990437276</text:p>
          </table:table-cell>
          <table:table-cell office:value-type="float" office:value="-0.0945548436090908">
            <text:p>-0.0945548436</text:p>
          </table:table-cell>
          <table:table-cell office:value-type="float" office:value="0.0801887258813614">
            <text:p>0.0801887259</text:p>
          </table:table-cell>
          <table:table-cell office:value-type="float" office:value="0.519485002398036">
            <text:p>0.5194850024</text:p>
          </table:table-cell>
          <table:table-cell office:value-type="float" office:value="0.695692286215262">
            <text:p>0.6956922862</text:p>
          </table:table-cell>
          <table:table-cell office:value-type="float" office:value="0.500230709009474">
            <text:p>0.500230709</text:p>
          </table:table-cell>
          <table:table-cell office:value-type="float" office:value="0.0645494502026596">
            <text:p>0.0645494502</text:p>
          </table:table-cell>
          <table:table-cell office:value-type="float" office:value="0.0247490760356697">
            <text:p>0.024749076</text:p>
          </table:table-cell>
          <table:table-cell office:value-type="float" office:value="-0.0450882357853324">
            <text:p>-0.0450882358</text:p>
          </table:table-cell>
          <table:table-cell office:value-type="float" office:value="-0.0462254452366837">
            <text:p>-0.0462254452</text:p>
          </table:table-cell>
          <table:table-cell office:value-type="float" office:value="-0.0270267328573187">
            <text:p>-0.0270267329</text:p>
          </table:table-cell>
          <table:table-cell office:value-type="float" office:value="-0.0434454144409594">
            <text:p>-0.0434454144</text:p>
          </table:table-cell>
          <table:table-cell office:value-type="float" office:value="-0.0348695780889345">
            <text:p>-0.0348695781</text:p>
          </table:table-cell>
          <table:table-cell office:value-type="float" office:value="-0.0114796690999316">
            <text:p>-0.0114796691</text:p>
          </table:table-cell>
          <table:table-cell office:value-type="float" office:value="-0.0220282393339124">
            <text:p>-0.0220282393</text:p>
          </table:table-cell>
          <table:table-cell office:value-type="float" office:value="-0.0183155751393048">
            <text:p>-0.0183155751</text:p>
          </table:table-cell>
          <table:table-cell office:value-type="float" office:value="0.00506476524441246">
            <text:p>0.0050647652</text:p>
          </table:table-cell>
          <table:table-cell office:value-type="float" office:value="0.00979163187330423">
            <text:p>0.0097916319</text:p>
          </table:table-cell>
          <table:table-cell office:value-type="float" office:value="0.0253185421554105">
            <text:p>0.0253185422</text:p>
          </table:table-cell>
          <table:table-cell office:value-type="float" office:value="0.0555709509789386">
            <text:p>0.055570951</text:p>
          </table:table-cell>
          <table:table-cell office:value-type="float" office:value="0.0796016382290432">
            <text:p>0.0796016382</text:p>
          </table:table-cell>
          <table:table-cell office:value-type="float" office:value="0.105710878730451">
            <text:p>0.105710878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61413896602524">
            <text:p>0.6614138966</text:p>
          </table:table-cell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72222222222222">
            <text:p>0.6722222222</text:p>
          </table:table-cell>
          <table:table-cell office:value-type="float" office:value="0.669444444444444">
            <text:p>0.6694444444</text:p>
          </table:table-cell>
          <table:table-cell office:value-type="float" office:value="0.661111111111111">
            <text:p>0.6611111111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111111111111106">
            <text:p>-0.0111111111</text:p>
          </table:table-cell>
          <table:table-cell office:value-type="float" office:value="2.34334386377331">
            <text:p>2.3433438638</text:p>
          </table:table-cell>
          <table:table-cell office:value-type="float" office:value="0.999681868221252">
            <text:p>0.9996818682</text:p>
          </table:table-cell>
          <table:table-cell office:value-type="float" office:value="-0.0837941019571542">
            <text:p>-0.083794102</text:p>
          </table:table-cell>
          <table:table-cell office:value-type="float" office:value="0.173469540494161">
            <text:p>0.1734695405</text:p>
          </table:table-cell>
          <table:table-cell office:value-type="float" office:value="0.570177826824355">
            <text:p>0.5701778268</text:p>
          </table:table-cell>
          <table:table-cell office:value-type="float" office:value="0.690406307864258">
            <text:p>0.6904063079</text:p>
          </table:table-cell>
          <table:table-cell office:value-type="float" office:value="0.567007524900052">
            <text:p>0.5670075249</text:p>
          </table:table-cell>
          <table:table-cell office:value-type="float" office:value="0.144654108137462">
            <text:p>0.1446541081</text:p>
          </table:table-cell>
          <table:table-cell office:value-type="float" office:value="0.0412335050617731">
            <text:p>0.0412335051</text:p>
          </table:table-cell>
          <table:table-cell office:value-type="float" office:value="-0.00206813363354874">
            <text:p>-0.0020681336</text:p>
          </table:table-cell>
          <table:table-cell office:value-type="float" office:value="-0.0360288368830123">
            <text:p>-0.0360288369</text:p>
          </table:table-cell>
          <table:table-cell office:value-type="float" office:value="-0.0298733932244446">
            <text:p>-0.0298733932</text:p>
          </table:table-cell>
          <table:table-cell office:value-type="float" office:value="-0.0281865475499653">
            <text:p>-0.0281865475</text:p>
          </table:table-cell>
          <table:table-cell office:value-type="float" office:value="-0.0242218540984828">
            <text:p>-0.0242218541</text:p>
          </table:table-cell>
          <table:table-cell office:value-type="float" office:value="-0.0264152074862527">
            <text:p>-0.0264152075</text:p>
          </table:table-cell>
          <table:table-cell office:value-type="float" office:value="-0.0302950804438249">
            <text:p>-0.0302950804</text:p>
          </table:table-cell>
          <table:table-cell office:value-type="float" office:value="-0.0226189085457073">
            <text:p>-0.0226189085</text:p>
          </table:table-cell>
          <table:table-cell office:value-type="float" office:value="-0.0127457511961971">
            <text:p>-0.0127457512</text:p>
          </table:table-cell>
          <table:table-cell office:value-type="float" office:value="-0.0142649024481987">
            <text:p>-0.0142649024</text:p>
          </table:table-cell>
          <table:table-cell office:value-type="float" office:value="-0.00084416038606383">
            <text:p>-0.0008441604</text:p>
          </table:table-cell>
          <table:table-cell office:value-type="float" office:value="0.0207626215137684">
            <text:p>0.0207626215</text:p>
          </table:table-cell>
          <table:table-cell office:value-type="float" office:value="0.0320659620164279">
            <text:p>0.032065962</text:p>
          </table:table-cell>
          <table:table-cell office:value-type="float" office:value="0.0664195809107571">
            <text:p>0.06641958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2367358861068">
            <text:p>0.6623673589</text:p>
          </table:table-cell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0">
            <text:p>0</text:p>
          </table:table-cell>
          <table:table-cell office:value-type="float" office:value="0.661111111111111">
            <text:p>0.6611111111</text:p>
          </table:table-cell>
          <table:table-cell office:value-type="float" office:value="0.672222222222222">
            <text:p>0.6722222222</text:p>
          </table:table-cell>
          <table:table-cell office:value-type="float" office:value="0.652777777777778">
            <text:p>0.6527777778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111111111111106">
            <text:p>-0.0111111111</text:p>
          </table:table-cell>
          <table:table-cell office:value-type="float" office:value="-0.00833333333333375">
            <text:p>-0.0083333333</text:p>
          </table:table-cell>
          <table:table-cell office:value-type="float" office:value="2.27123503450581">
            <text:p>2.2712350345</text:p>
          </table:table-cell>
          <table:table-cell office:value-type="float" office:value="0.999867864158871">
            <text:p>0.9998678642</text:p>
          </table:table-cell>
          <table:table-cell office:value-type="float" office:value="-0.0912492426114179">
            <text:p>-0.0912492426</text:p>
          </table:table-cell>
          <table:table-cell office:value-type="float" office:value="0.173223938585559">
            <text:p>0.1732239386</text:p>
          </table:table-cell>
          <table:table-cell office:value-type="float" office:value="0.583414387381818">
            <text:p>0.5834143874</text:p>
          </table:table-cell>
          <table:table-cell office:value-type="float" office:value="0.717698644724666">
            <text:p>0.7176986447</text:p>
          </table:table-cell>
          <table:table-cell office:value-type="float" office:value="0.594386390330511">
            <text:p>0.5943863903</text:p>
          </table:table-cell>
          <table:table-cell office:value-type="float" office:value="0.145418565978747">
            <text:p>0.145418566</text:p>
          </table:table-cell>
          <table:table-cell office:value-type="float" office:value="0.00464272609514382">
            <text:p>0.0046427261</text:p>
          </table:table-cell>
          <table:table-cell office:value-type="float" office:value="-0.0314545687404028">
            <text:p>-0.0314545687</text:p>
          </table:table-cell>
          <table:table-cell office:value-type="float" office:value="-0.0552132291129221">
            <text:p>-0.0552132291</text:p>
          </table:table-cell>
          <table:table-cell office:value-type="float" office:value="-0.0580951040325481">
            <text:p>-0.058095104</text:p>
          </table:table-cell>
          <table:table-cell office:value-type="float" office:value="-0.0455515007092132">
            <text:p>-0.0455515007</text:p>
          </table:table-cell>
          <table:table-cell office:value-type="float" office:value="-0.0402432739107348">
            <text:p>-0.0402432739</text:p>
          </table:table-cell>
          <table:table-cell office:value-type="float" office:value="-0.0494257709411631">
            <text:p>-0.0494257709</text:p>
          </table:table-cell>
          <table:table-cell office:value-type="float" office:value="-0.0451303353324546">
            <text:p>-0.0451303353</text:p>
          </table:table-cell>
          <table:table-cell office:value-type="float" office:value="-0.0293673251794605">
            <text:p>-0.0293673252</text:p>
          </table:table-cell>
          <table:table-cell office:value-type="float" office:value="-0.00649973064583687">
            <text:p>-0.0064997306</text:p>
          </table:table-cell>
          <table:table-cell office:value-type="float" office:value="0.00227914611593927">
            <text:p>0.0022791461</text:p>
          </table:table-cell>
          <table:table-cell office:value-type="float" office:value="0.0207626476658427">
            <text:p>0.0207626477</text:p>
          </table:table-cell>
          <table:table-cell office:value-type="float" office:value="0.0503520132965971">
            <text:p>0.0503520133</text:p>
          </table:table-cell>
          <table:table-cell office:value-type="float" office:value="0.0874810333945215">
            <text:p>0.0874810334</text:p>
          </table:table-cell>
          <table:table-cell office:value-type="float" office:value="0.118962966674303">
            <text:p>0.11896296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59570479293538">
            <text:p>0.6595704793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52777777777778">
            <text:p>0.6527777778</text:p>
          </table:table-cell>
          <table:table-cell office:value-type="float" office:value="0.661111111111111">
            <text:p>0.6611111111</text:p>
          </table:table-cell>
          <table:table-cell office:value-type="float" office:value="0.663888888888889">
            <text:p>0.6638888889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0.0111111111111111">
            <text:p>0.0111111111</text:p>
          </table:table-cell>
          <table:table-cell office:value-type="float" office:value="2.34512054347015">
            <text:p>2.3451205435</text:p>
          </table:table-cell>
          <table:table-cell office:value-type="float" office:value="0.999934161532566">
            <text:p>0.9999341615</text:p>
          </table:table-cell>
          <table:table-cell office:value-type="float" office:value="-0.0671339443330237">
            <text:p>-0.0671339443</text:p>
          </table:table-cell>
          <table:table-cell office:value-type="float" office:value="0.258921123363183">
            <text:p>0.2589211234</text:p>
          </table:table-cell>
          <table:table-cell office:value-type="float" office:value="0.639590885238461">
            <text:p>0.6395908852</text:p>
          </table:table-cell>
          <table:table-cell office:value-type="float" office:value="0.736993108032207">
            <text:p>0.736993108</text:p>
          </table:table-cell>
          <table:table-cell office:value-type="float" office:value="0.547542732028513">
            <text:p>0.547542732</text:p>
          </table:table-cell>
          <table:table-cell office:value-type="float" office:value="0.104291647575915">
            <text:p>0.1042916476</text:p>
          </table:table-cell>
          <table:table-cell office:value-type="float" office:value="0.045383048744668">
            <text:p>0.0453830487</text:p>
          </table:table-cell>
          <table:table-cell office:value-type="float" office:value="-0.0279756562233869">
            <text:p>-0.0279756562</text:p>
          </table:table-cell>
          <table:table-cell office:value-type="float" office:value="-0.0458253326752638">
            <text:p>-0.0458253327</text:p>
          </table:table-cell>
          <table:table-cell office:value-type="float" office:value="-0.0271110840454657">
            <text:p>-0.027111084</text:p>
          </table:table-cell>
          <table:table-cell office:value-type="float" office:value="-0.0412967411924148">
            <text:p>-0.0412967412</text:p>
          </table:table-cell>
          <table:table-cell office:value-type="float" office:value="-0.0310962426553206">
            <text:p>-0.0310962427</text:p>
          </table:table-cell>
          <table:table-cell office:value-type="float" office:value="-0.0410017697028308">
            <text:p>-0.0410017697</text:p>
          </table:table-cell>
          <table:table-cell office:value-type="float" office:value="-0.0233781636830657">
            <text:p>-0.0233781637</text:p>
          </table:table-cell>
          <table:table-cell office:value-type="float" office:value="-0.00936957926009363">
            <text:p>-0.0093695793</text:p>
          </table:table-cell>
          <table:table-cell office:value-type="float" office:value="-0.0133364795854612">
            <text:p>-0.0133364796</text:p>
          </table:table-cell>
          <table:table-cell office:value-type="float" office:value="0.00244797125202623">
            <text:p>0.0024479713</text:p>
          </table:table-cell>
          <table:table-cell office:value-type="float" office:value="0.0137584663088202">
            <text:p>0.0137584663</text:p>
          </table:table-cell>
          <table:table-cell office:value-type="float" office:value="0.0492573679303068">
            <text:p>0.0492573679</text:p>
          </table:table-cell>
          <table:table-cell office:value-type="float" office:value="0.0889886474129236">
            <text:p>0.0889886474</text:p>
          </table:table-cell>
          <table:table-cell office:value-type="float" office:value="0.102370897649315">
            <text:p>0.10237089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8496022303183">
            <text:p>0.6584960223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63888888888889">
            <text:p>0.6638888889</text:p>
          </table:table-cell>
          <table:table-cell office:value-type="float" office:value="0.652777777777778">
            <text:p>0.6527777778</text:p>
          </table:table-cell>
          <table:table-cell office:value-type="float" office:value="0.680555555555555">
            <text:p>0.6805555556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166666666666666">
            <text:p>0.0166666667</text:p>
          </table:table-cell>
          <table:table-cell office:value-type="float" office:value="2.48124879328591">
            <text:p>2.4812487933</text:p>
          </table:table-cell>
          <table:table-cell office:value-type="float" office:value="0.999343033977096">
            <text:p>0.999343034</text:p>
          </table:table-cell>
          <table:table-cell office:value-type="float" office:value="-0.0858892547812761">
            <text:p>-0.0858892548</text:p>
          </table:table-cell>
          <table:table-cell office:value-type="float" office:value="0.131571473881456">
            <text:p>0.1315714739</text:p>
          </table:table-cell>
          <table:table-cell office:value-type="float" office:value="0.55564729172992">
            <text:p>0.5556472917</text:p>
          </table:table-cell>
          <table:table-cell office:value-type="float" office:value="0.692367080211353">
            <text:p>0.6923670802</text:p>
          </table:table-cell>
          <table:table-cell office:value-type="float" office:value="0.510101304106075">
            <text:p>0.5101013041</text:p>
          </table:table-cell>
          <table:table-cell office:value-type="float" office:value="0.0844646495938985">
            <text:p>0.0844646496</text:p>
          </table:table-cell>
          <table:table-cell office:value-type="float" office:value="0.0254872522505121">
            <text:p>0.0254872523</text:p>
          </table:table-cell>
          <table:table-cell office:value-type="float" office:value="-0.0200876180595522">
            <text:p>-0.0200876181</text:p>
          </table:table-cell>
          <table:table-cell office:value-type="float" office:value="-0.0436981406446975">
            <text:p>-0.0436981406</text:p>
          </table:table-cell>
          <table:table-cell office:value-type="float" office:value="-0.0351014117256702">
            <text:p>-0.0351014117</text:p>
          </table:table-cell>
          <table:table-cell office:value-type="float" office:value="-0.0316232510146047">
            <text:p>-0.031623251</text:p>
          </table:table-cell>
          <table:table-cell office:value-type="float" office:value="-0.0430662424017236">
            <text:p>-0.0430662424</text:p>
          </table:table-cell>
          <table:table-cell office:value-type="float" office:value="-0.0436139105794391">
            <text:p>-0.0436139106</text:p>
          </table:table-cell>
          <table:table-cell office:value-type="float" office:value="-0.0369561035146762">
            <text:p>-0.0369561035</text:p>
          </table:table-cell>
          <table:table-cell office:value-type="float" office:value="-0.031981645596776">
            <text:p>-0.0319816456</text:p>
          </table:table-cell>
          <table:table-cell office:value-type="float" office:value="-0.0324876156519954">
            <text:p>-0.0324876157</text:p>
          </table:table-cell>
          <table:table-cell office:value-type="float" office:value="-0.00354534489292335">
            <text:p>-0.0035453449</text:p>
          </table:table-cell>
          <table:table-cell office:value-type="float" office:value="0.0110576605206381">
            <text:p>0.0110576605</text:p>
          </table:table-cell>
          <table:table-cell office:value-type="float" office:value="0.0354808163959675">
            <text:p>0.0354808164</text:p>
          </table:table-cell>
          <table:table-cell office:value-type="float" office:value="0.0755951761449329">
            <text:p>0.0755951761</text:p>
          </table:table-cell>
          <table:table-cell office:value-type="float" office:value="0.0882976999832814">
            <text:p>0.08829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9407834945533">
            <text:p>0.6594078349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80555555555555">
            <text:p>0.6805555556</text:p>
          </table:table-cell>
          <table:table-cell office:value-type="float" office:value="0.663888888888889">
            <text:p>0.6638888889</text:p>
          </table:table-cell>
          <table:table-cell office:value-type="float" office:value="0.672222222222223">
            <text:p>0.6722222222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-0.00833333333333286">
            <text:p>-0.0083333333</text:p>
          </table:table-cell>
          <table:table-cell office:value-type="float" office:value="2.43458583027437">
            <text:p>2.4345858303</text:p>
          </table:table-cell>
          <table:table-cell office:value-type="float" office:value="0.999871178183322">
            <text:p>0.9998711782</text:p>
          </table:table-cell>
          <table:table-cell office:value-type="float" office:value="-0.0929860123623277">
            <text:p>-0.0929860124</text:p>
          </table:table-cell>
          <table:table-cell office:value-type="float" office:value="0.210759619389597">
            <text:p>0.2107596194</text:p>
          </table:table-cell>
          <table:table-cell office:value-type="float" office:value="0.601329071184586">
            <text:p>0.6013290712</text:p>
          </table:table-cell>
          <table:table-cell office:value-type="float" office:value="0.713559808324986">
            <text:p>0.7135598083</text:p>
          </table:table-cell>
          <table:table-cell office:value-type="float" office:value="0.578268498857632">
            <text:p>0.5782684989</text:p>
          </table:table-cell>
          <table:table-cell office:value-type="float" office:value="0.149196640641769">
            <text:p>0.1491966406</text:p>
          </table:table-cell>
          <table:table-cell office:value-type="float" office:value="0.0468992763966243">
            <text:p>0.0468992764</text:p>
          </table:table-cell>
          <table:table-cell office:value-type="float" office:value="0.0170498068073834">
            <text:p>0.0170498068</text:p>
          </table:table-cell>
          <table:table-cell office:value-type="float" office:value="-0.0253184999186247">
            <text:p>-0.0253184999</text:p>
          </table:table-cell>
          <table:table-cell office:value-type="float" office:value="-0.0327405632903041">
            <text:p>-0.0327405633</text:p>
          </table:table-cell>
          <table:table-cell office:value-type="float" office:value="-0.0106356459899435">
            <text:p>-0.010635646</text:p>
          </table:table-cell>
          <table:table-cell office:value-type="float" office:value="-0.0175561082501672">
            <text:p>-0.0175561083</text:p>
          </table:table-cell>
          <table:table-cell office:value-type="float" office:value="-0.0556551019421423">
            <text:p>-0.0556551019</text:p>
          </table:table-cell>
          <table:table-cell office:value-type="float" office:value="-0.055087060884305">
            <text:p>-0.0550870609</text:p>
          </table:table-cell>
          <table:table-cell office:value-type="float" office:value="-0.0367032199552331">
            <text:p>-0.03670322</text:p>
          </table:table-cell>
          <table:table-cell office:value-type="float" office:value="-0.0317708676377735">
            <text:p>-0.0317708676</text:p>
          </table:table-cell>
          <table:table-cell office:value-type="float" office:value="-0.0359866850863509">
            <text:p>-0.0359866851</text:p>
          </table:table-cell>
          <table:table-cell office:value-type="float" office:value="-0.0229774573801587">
            <text:p>-0.0229774574</text:p>
          </table:table-cell>
          <table:table-cell office:value-type="float" office:value="-0.00804019695886027">
            <text:p>-0.008040197</text:p>
          </table:table-cell>
          <table:table-cell office:value-type="float" office:value="0.00318657542928169">
            <text:p>0.0031865754</text:p>
          </table:table-cell>
          <table:table-cell office:value-type="float" office:value="0.0254028606782182">
            <text:p>0.02540286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0335550059922">
            <text:p>0.6603355501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72222222222223">
            <text:p>0.6722222222</text:p>
          </table:table-cell>
          <table:table-cell office:value-type="float" office:value="0.680555555555555">
            <text:p>0.6805555556</text:p>
          </table:table-cell>
          <table:table-cell office:value-type="float" office:value="0.663888888888889">
            <text:p>0.6638888889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0833333333333375">
            <text:p>-0.0083333333</text:p>
          </table:table-cell>
          <table:table-cell office:value-type="float" office:value="2.28576452128404">
            <text:p>2.2857645213</text:p>
          </table:table-cell>
          <table:table-cell office:value-type="float" office:value="0.999900490502637">
            <text:p>0.9999004905</text:p>
          </table:table-cell>
          <table:table-cell office:value-type="float" office:value="-0.0811951345213028">
            <text:p>-0.0811951345</text:p>
          </table:table-cell>
          <table:table-cell office:value-type="float" office:value="0.193616343945363">
            <text:p>0.1936163439</text:p>
          </table:table-cell>
          <table:table-cell office:value-type="float" office:value="0.611337271902468">
            <text:p>0.6113372719</text:p>
          </table:table-cell>
          <table:table-cell office:value-type="float" office:value="0.72742010286272">
            <text:p>0.7274201029</text:p>
          </table:table-cell>
          <table:table-cell office:value-type="float" office:value="0.575988437764389">
            <text:p>0.5759884378</text:p>
          </table:table-cell>
          <table:table-cell office:value-type="float" office:value="0.110632928999969">
            <text:p>0.110632929</text:p>
          </table:table-cell>
          <table:table-cell office:value-type="float" office:value="0.0075970012622717">
            <text:p>0.0075970013</text:p>
          </table:table-cell>
          <table:table-cell office:value-type="float" office:value="-0.0303793956870772">
            <text:p>-0.0303793957</text:p>
          </table:table-cell>
          <table:table-cell office:value-type="float" office:value="-0.069360453944051">
            <text:p>-0.0693604539</text:p>
          </table:table-cell>
          <table:table-cell office:value-type="float" office:value="-0.0532564716484401">
            <text:p>-0.0532564716</text:p>
          </table:table-cell>
          <table:table-cell office:value-type="float" office:value="-0.0504362380606193">
            <text:p>-0.0504362381</text:p>
          </table:table-cell>
          <table:table-cell office:value-type="float" office:value="-0.044856584489494">
            <text:p>-0.0448565845</text:p>
          </table:table-cell>
          <table:table-cell office:value-type="float" office:value="-0.0411703489669718">
            <text:p>-0.041170349</text:p>
          </table:table-cell>
          <table:table-cell office:value-type="float" office:value="-0.0360288288431999">
            <text:p>-0.0360288288</text:p>
          </table:table-cell>
          <table:table-cell office:value-type="float" office:value="-0.0330779000227696">
            <text:p>-0.0330779</text:p>
          </table:table-cell>
          <table:table-cell office:value-type="float" office:value="-0.0240531062664385">
            <text:p>-0.0240531063</text:p>
          </table:table-cell>
          <table:table-cell office:value-type="float" office:value="-0.00835669841721942">
            <text:p>-0.0083566984</text:p>
          </table:table-cell>
          <table:table-cell office:value-type="float" office:value="0.00202591018377207">
            <text:p>0.0020259102</text:p>
          </table:table-cell>
          <table:table-cell office:value-type="float" office:value="0.0174717271388816">
            <text:p>0.0174717271</text:p>
          </table:table-cell>
          <table:table-cell office:value-type="float" office:value="0.0564124098419716">
            <text:p>0.0564124098</text:p>
          </table:table-cell>
          <table:table-cell office:value-type="float" office:value="0.0931115087062273">
            <text:p>0.093111508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60195486514136">
            <text:p>0.6601954865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63888888888889">
            <text:p>0.6638888889</text:p>
          </table:table-cell>
          <table:table-cell office:value-type="float" office:value="0.672222222222223">
            <text:p>0.6722222222</text:p>
          </table:table-cell>
          <table:table-cell office:value-type="float" office:value="0.658333333333333">
            <text:p>0.6583333333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-0.00555555555555554">
            <text:p>-0.0055555556</text:p>
          </table:table-cell>
          <table:table-cell office:value-type="float" office:value="2.29490564486455">
            <text:p>2.2949056449</text:p>
          </table:table-cell>
          <table:table-cell office:value-type="float" office:value="0.999875648616576">
            <text:p>0.9998756486</text:p>
          </table:table-cell>
          <table:table-cell office:value-type="float" office:value="-0.0712083814782814">
            <text:p>-0.0712083815</text:p>
          </table:table-cell>
          <table:table-cell office:value-type="float" office:value="0.259806894582301">
            <text:p>0.2598068946</text:p>
          </table:table-cell>
          <table:table-cell office:value-type="float" office:value="0.625322366758779">
            <text:p>0.6253223668</text:p>
          </table:table-cell>
          <table:table-cell office:value-type="float" office:value="0.721918749709354">
            <text:p>0.7219187497</text:p>
          </table:table-cell>
          <table:table-cell office:value-type="float" office:value="0.532852735359686">
            <text:p>0.5328527354</text:p>
          </table:table-cell>
          <table:table-cell office:value-type="float" office:value="0.0692764273288689">
            <text:p>0.0692764273</text:p>
          </table:table-cell>
          <table:table-cell office:value-type="float" office:value="0.00953837817570857">
            <text:p>0.0095383782</text:p>
          </table:table-cell>
          <table:table-cell office:value-type="float" office:value="-0.047404621540035">
            <text:p>-0.0474046215</text:p>
          </table:table-cell>
          <table:table-cell office:value-type="float" office:value="-0.0660834468660884">
            <text:p>-0.0660834469</text:p>
          </table:table-cell>
          <table:table-cell office:value-type="float" office:value="-0.0586419816475703">
            <text:p>-0.0586419816</text:p>
          </table:table-cell>
          <table:table-cell office:value-type="float" office:value="-0.0506256824382308">
            <text:p>-0.0506256824</text:p>
          </table:table-cell>
          <table:table-cell office:value-type="float" office:value="-0.0401590696290465">
            <text:p>-0.0401590696</text:p>
          </table:table-cell>
          <table:table-cell office:value-type="float" office:value="-0.0499310353461181">
            <text:p>-0.0499310353</text:p>
          </table:table-cell>
          <table:table-cell office:value-type="float" office:value="-0.0399062363553571">
            <text:p>-0.0399062364</text:p>
          </table:table-cell>
          <table:table-cell office:value-type="float" office:value="-0.0329092697859278">
            <text:p>-0.0329092698</text:p>
          </table:table-cell>
          <table:table-cell office:value-type="float" office:value="-0.0238000543626924">
            <text:p>-0.0238000544</text:p>
          </table:table-cell>
          <table:table-cell office:value-type="float" office:value="-0.011986129925194">
            <text:p>-0.0119861299</text:p>
          </table:table-cell>
          <table:table-cell office:value-type="float" office:value="0.00498031609626692">
            <text:p>0.0049803161</text:p>
          </table:table-cell>
          <table:table-cell office:value-type="float" office:value="0.0309696786853597">
            <text:p>0.0309696787</text:p>
          </table:table-cell>
          <table:table-cell office:value-type="float" office:value="0.0647805945611595">
            <text:p>0.0647805946</text:p>
          </table:table-cell>
          <table:table-cell office:value-type="float" office:value="0.102182916244156">
            <text:p>0.102182916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57467901805358">
            <text:p>0.6574679018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58333333333333">
            <text:p>0.6583333333</text:p>
          </table:table-cell>
          <table:table-cell office:value-type="float" office:value="0.663888888888889">
            <text:p>0.6638888889</text:p>
          </table:table-cell>
          <table:table-cell office:value-type="float" office:value="0.697222222222223">
            <text:p>0.6972222222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388888888888896">
            <text:p>0.0388888889</text:p>
          </table:table-cell>
          <table:table-cell office:value-type="float" office:value="2.44394768569937">
            <text:p>2.4439476857</text:p>
          </table:table-cell>
          <table:table-cell office:value-type="float" office:value="0.999978570788081">
            <text:p>0.9999785708</text:p>
          </table:table-cell>
          <table:table-cell office:value-type="float" office:value="-0.0805242465636954">
            <text:p>-0.0805242466</text:p>
          </table:table-cell>
          <table:table-cell office:value-type="float" office:value="0.176415371596972">
            <text:p>0.1764153716</text:p>
          </table:table-cell>
          <table:table-cell office:value-type="float" office:value="0.619426867397976">
            <text:p>0.6194268674</text:p>
          </table:table-cell>
          <table:table-cell office:value-type="float" office:value="0.761594155955765">
            <text:p>0.761594156</text:p>
          </table:table-cell>
          <table:table-cell office:value-type="float" office:value="0.632946867279266">
            <text:p>0.6329468673</text:p>
          </table:table-cell>
          <table:table-cell office:value-type="float" office:value="0.172609716613406">
            <text:p>0.1726097166</text:p>
          </table:table-cell>
          <table:table-cell office:value-type="float" office:value="0.0562441053831388">
            <text:p>0.0562441054</text:p>
          </table:table-cell>
          <table:table-cell office:value-type="float" office:value="-0.00337653894879719">
            <text:p>-0.0033765389</text:p>
          </table:table-cell>
          <table:table-cell office:value-type="float" office:value="-0.0588943461544275">
            <text:p>-0.0588943462</text:p>
          </table:table-cell>
          <table:table-cell office:value-type="float" office:value="-0.0380730443044944">
            <text:p>-0.0380730443</text:p>
          </table:table-cell>
          <table:table-cell office:value-type="float" office:value="-0.0334995095711217">
            <text:p>-0.0334995096</text:p>
          </table:table-cell>
          <table:table-cell office:value-type="float" office:value="-0.0387262806978633">
            <text:p>-0.0387262807</text:p>
          </table:table-cell>
          <table:table-cell office:value-type="float" office:value="-0.0279545342748122">
            <text:p>-0.0279545343</text:p>
          </table:table-cell>
          <table:table-cell office:value-type="float" office:value="-0.0231250494066163">
            <text:p>-0.0231250494</text:p>
          </table:table-cell>
          <table:table-cell office:value-type="float" office:value="-0.0204673019370097">
            <text:p>-0.0204673019</text:p>
          </table:table-cell>
          <table:table-cell office:value-type="float" office:value="0.000337669756354408">
            <text:p>0.0003376698</text:p>
          </table:table-cell>
          <table:table-cell office:value-type="float" office:value="0.0151299174587303">
            <text:p>0.0151299175</text:p>
          </table:table-cell>
          <table:table-cell office:value-type="float" office:value="0.0318130154141281">
            <text:p>0.0318130154</text:p>
          </table:table-cell>
          <table:table-cell office:value-type="float" office:value="0.0775882093655846">
            <text:p>0.0775882094</text:p>
          </table:table-cell>
          <table:table-cell office:value-type="float" office:value="0.110778832040931">
            <text:p>0.110778832</text:p>
          </table:table-cell>
          <table:table-cell office:value-type="float" office:value="0.0997807882276833">
            <text:p>0.099780788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1476164297584">
            <text:p>0.6014761643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27777777777778">
            <text:p>0.5277777778</text:p>
          </table:table-cell>
          <table:table-cell office:value-type="float" office:value="0.561111111111111">
            <text:p>0.5611111111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0277777777777755">
            <text:p>-0.0027777778</text:p>
          </table:table-cell>
          <table:table-cell office:value-type="float" office:value="0.036111111111111">
            <text:p>0.0361111111</text:p>
          </table:table-cell>
          <table:table-cell office:value-type="float" office:value="2.4778113996874">
            <text:p>2.4778113997</text:p>
          </table:table-cell>
          <table:table-cell office:value-type="float" office:value="0.996925487671527">
            <text:p>0.9969254877</text:p>
          </table:table-cell>
          <table:table-cell office:value-type="float" office:value="-0.0779073276169015">
            <text:p>-0.0779073276</text:p>
          </table:table-cell>
          <table:table-cell office:value-type="float" office:value="-0.049999320308263">
            <text:p>-0.0499993203</text:p>
          </table:table-cell>
          <table:table-cell office:value-type="float" office:value="0.348192426354395">
            <text:p>0.3481924264</text:p>
          </table:table-cell>
          <table:table-cell office:value-type="float" office:value="0.681769470559902">
            <text:p>0.6817694706</text:p>
          </table:table-cell>
          <table:table-cell office:value-type="float" office:value="0.171763400342002">
            <text:p>0.1717634003</text:p>
          </table:table-cell>
          <table:table-cell office:value-type="float" office:value="-0.450029809347193">
            <text:p>-0.4500298093</text:p>
          </table:table-cell>
          <table:table-cell office:value-type="float" office:value="-0.225725926700165">
            <text:p>-0.2257259267</text:p>
          </table:table-cell>
          <table:table-cell office:value-type="float" office:value="-0.0555067313018515">
            <text:p>-0.0555067313</text:p>
          </table:table-cell>
          <table:table-cell office:value-type="float" office:value="-0.00731384731595264">
            <text:p>-0.0073138473</text:p>
          </table:table-cell>
          <table:table-cell office:value-type="float" office:value="0.0313353628362665">
            <text:p>0.0313353628</text:p>
          </table:table-cell>
          <table:table-cell office:value-type="float" office:value="0.0743828541400391">
            <text:p>0.0743828541</text:p>
          </table:table-cell>
          <table:table-cell office:value-type="float" office:value="0.135990830251225">
            <text:p>0.1359908303</text:p>
          </table:table-cell>
          <table:table-cell office:value-type="float" office:value="0.215110589424129">
            <text:p>0.2151105894</text:p>
          </table:table-cell>
          <table:table-cell office:value-type="float" office:value="0.311821097539502">
            <text:p>0.3118210975</text:p>
          </table:table-cell>
          <table:table-cell office:value-type="float" office:value="0.379942570883528">
            <text:p>0.3799425709</text:p>
          </table:table-cell>
          <table:table-cell office:value-type="float" office:value="0.411318181387247">
            <text:p>0.4113181814</text:p>
          </table:table-cell>
          <table:table-cell office:value-type="float" office:value="0.389512072113724">
            <text:p>0.3895120721</text:p>
          </table:table-cell>
          <table:table-cell office:value-type="float" office:value="0.313571802513928">
            <text:p>0.3135718025</text:p>
          </table:table-cell>
          <table:table-cell office:value-type="float" office:value="0.177660245414122">
            <text:p>0.1776602454</text:p>
          </table:table-cell>
          <table:table-cell office:value-type="float" office:value="0.074642606720233">
            <text:p>0.0746426067</text:p>
          </table:table-cell>
          <table:table-cell office:value-type="float" office:value="0.0088063970028982">
            <text:p>0.00880639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8101936162678">
            <text:p>0.608101936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561111111111111">
            <text:p>0.5611111111</text:p>
          </table:table-cell>
          <table:table-cell office:value-type="float" office:value="0.525">
            <text:p>0.525</text:p>
          </table:table-cell>
          <table:table-cell office:value-type="float" office:value="0.547222222222222">
            <text:p>0.5472222222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36111111111111">
            <text:p>0.0361111111</text:p>
          </table:table-cell>
          <table:table-cell office:value-type="float" office:value="-0.0138888888888891">
            <text:p>-0.0138888889</text:p>
          </table:table-cell>
          <table:table-cell office:value-type="float" office:value="2.58843159849411">
            <text:p>2.5884315985</text:p>
          </table:table-cell>
          <table:table-cell office:value-type="float" office:value="0.996421109212484">
            <text:p>0.9964211092</text:p>
          </table:table-cell>
          <table:table-cell office:value-type="float" office:value="-0.0716732840097377">
            <text:p>-0.071673284</text:p>
          </table:table-cell>
          <table:table-cell office:value-type="float" office:value="-0.0694454594988804">
            <text:p>-0.0694454595</text:p>
          </table:table-cell>
          <table:table-cell office:value-type="float" office:value="0.301408378167781">
            <text:p>0.3014083782</text:p>
          </table:table-cell>
          <table:table-cell office:value-type="float" office:value="0.646615582425042">
            <text:p>0.6466155824</text:p>
          </table:table-cell>
          <table:table-cell office:value-type="float" office:value="0.275098834548291">
            <text:p>0.2750988345</text:p>
          </table:table-cell>
          <table:table-cell office:value-type="float" office:value="-0.447228085086809">
            <text:p>-0.4472280851</text:p>
          </table:table-cell>
          <table:table-cell office:value-type="float" office:value="-0.316025931217656">
            <text:p>-0.3160259312</text:p>
          </table:table-cell>
          <table:table-cell office:value-type="float" office:value="-0.103590041164076">
            <text:p>-0.1035900412</text:p>
          </table:table-cell>
          <table:table-cell office:value-type="float" office:value="-0.0333483297634836">
            <text:p>-0.0333483298</text:p>
          </table:table-cell>
          <table:table-cell office:value-type="float" office:value="0.00250017674090319">
            <text:p>0.0025001767</text:p>
          </table:table-cell>
          <table:table-cell office:value-type="float" office:value="0.044451616762474">
            <text:p>0.0444516168</text:p>
          </table:table-cell>
          <table:table-cell office:value-type="float" office:value="0.0882836309791004">
            <text:p>0.088283631</text:p>
          </table:table-cell>
          <table:table-cell office:value-type="float" office:value="0.157204726415835">
            <text:p>0.1572047264</text:p>
          </table:table-cell>
          <table:table-cell office:value-type="float" office:value="0.25738255057034">
            <text:p>0.2573825506</text:p>
          </table:table-cell>
          <table:table-cell office:value-type="float" office:value="0.359617051391997">
            <text:p>0.3596170514</text:p>
          </table:table-cell>
          <table:table-cell office:value-type="float" office:value="0.399468742885095">
            <text:p>0.3994687429</text:p>
          </table:table-cell>
          <table:table-cell office:value-type="float" office:value="0.393177809251043">
            <text:p>0.3931778093</text:p>
          </table:table-cell>
          <table:table-cell office:value-type="float" office:value="0.303171500333531">
            <text:p>0.3031715003</text:p>
          </table:table-cell>
          <table:table-cell office:value-type="float" office:value="0.163167533291241">
            <text:p>0.1631675333</text:p>
          </table:table-cell>
          <table:table-cell office:value-type="float" office:value="0.0639472503748104">
            <text:p>0.0639472504</text:p>
          </table:table-cell>
          <table:table-cell office:value-type="float" office:value="0.00447791765780736">
            <text:p>0.00447791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03618564744096">
            <text:p>0.6036185647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547222222222222">
            <text:p>0.5472222222</text:p>
          </table:table-cell>
          <table:table-cell office:value-type="float" office:value="0.561111111111111">
            <text:p>0.5611111111</text:p>
          </table:table-cell>
          <table:table-cell office:value-type="float" office:value="0.547222222222223">
            <text:p>0.5472222222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138888888888891">
            <text:p>-0.0138888889</text:p>
          </table:table-cell>
          <table:table-cell table:style-name="ce1" office:value-type="float" office:value="4.44089209850063E-016">
            <text:p>4.44E-16</text:p>
          </table:table-cell>
          <table:table-cell office:value-type="float" office:value="2.26385937607257">
            <text:p>2.2638593761</text:p>
          </table:table-cell>
          <table:table-cell office:value-type="float" office:value="0.984484949895285">
            <text:p>0.9844849499</text:p>
          </table:table-cell>
          <table:table-cell office:value-type="float" office:value="-0.0770171164068717">
            <text:p>-0.0770171164</text:p>
          </table:table-cell>
          <table:table-cell office:value-type="float" office:value="-0.0809850320452424">
            <text:p>-0.080985032</text:p>
          </table:table-cell>
          <table:table-cell office:value-type="float" office:value="0.22182669696758">
            <text:p>0.221826697</text:p>
          </table:table-cell>
          <table:table-cell office:value-type="float" office:value="0.552198598548198">
            <text:p>0.5521985985</text:p>
          </table:table-cell>
          <table:table-cell office:value-type="float" office:value="0.0232811160624486">
            <text:p>0.0232811161</text:p>
          </table:table-cell>
          <table:table-cell office:value-type="float" office:value="-0.499991424794854">
            <text:p>-0.4999914248</text:p>
          </table:table-cell>
          <table:table-cell office:value-type="float" office:value="-0.263643583516057">
            <text:p>-0.2636435835</text:p>
          </table:table-cell>
          <table:table-cell office:value-type="float" office:value="-0.0815410711008047">
            <text:p>-0.0815410711</text:p>
          </table:table-cell>
          <table:table-cell office:value-type="float" office:value="-0.0393110184680636">
            <text:p>-0.0393110185</text:p>
          </table:table-cell>
          <table:table-cell office:value-type="float" office:value="0.00888102530843193">
            <text:p>0.0088810253</text:p>
          </table:table-cell>
          <table:table-cell office:value-type="float" office:value="0.0601184711187279">
            <text:p>0.0601184711</text:p>
          </table:table-cell>
          <table:table-cell office:value-type="float" office:value="0.116418754004951">
            <text:p>0.116418754</text:p>
          </table:table-cell>
          <table:table-cell office:value-type="float" office:value="0.177081976335751">
            <text:p>0.1770819763</text:p>
          </table:table-cell>
          <table:table-cell office:value-type="float" office:value="0.275374743058121">
            <text:p>0.2753747431</text:p>
          </table:table-cell>
          <table:table-cell office:value-type="float" office:value="0.340231929892486">
            <text:p>0.3402319299</text:p>
          </table:table-cell>
          <table:table-cell office:value-type="float" office:value="0.374212755729434">
            <text:p>0.3742127557</text:p>
          </table:table-cell>
          <table:table-cell office:value-type="float" office:value="0.373827604932964">
            <text:p>0.3738276049</text:p>
          </table:table-cell>
          <table:table-cell office:value-type="float" office:value="0.317603758815104">
            <text:p>0.3176037588</text:p>
          </table:table-cell>
          <table:table-cell office:value-type="float" office:value="0.192507543773626">
            <text:p>0.1925075438</text:p>
          </table:table-cell>
          <table:table-cell office:value-type="float" office:value="0.0885798183762652">
            <text:p>0.0885798184</text:p>
          </table:table-cell>
          <table:table-cell office:value-type="float" office:value="0.0317827093519818">
            <text:p>0.03178270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3874908261125">
            <text:p>0.6038749083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547222222222223">
            <text:p>0.5472222222</text:p>
          </table:table-cell>
          <table:table-cell office:value-type="float" office:value="0.547222222222222">
            <text:p>0.5472222222</text:p>
          </table:table-cell>
          <table:table-cell office:value-type="float" office:value="0.544444444444444">
            <text:p>0.544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table:style-name="ce1" office:value-type="float" office:value="4.44089209850063E-016">
            <text:p>4.44E-16</text:p>
          </table:table-cell>
          <table:table-cell office:value-type="float" office:value="-0.00277777777777821">
            <text:p>-0.0027777778</text:p>
          </table:table-cell>
          <table:table-cell office:value-type="float" office:value="2.35037905385871">
            <text:p>2.3503790539</text:p>
          </table:table-cell>
          <table:table-cell office:value-type="float" office:value="0.987064764497185">
            <text:p>0.9870647645</text:p>
          </table:table-cell>
          <table:table-cell office:value-type="float" office:value="-0.0702995478158515">
            <text:p>-0.0702995478</text:p>
          </table:table-cell>
          <table:table-cell office:value-type="float" office:value="-0.0276069863225558">
            <text:p>-0.0276069863</text:p>
          </table:table-cell>
          <table:table-cell office:value-type="float" office:value="0.325499750687138">
            <text:p>0.3254997507</text:p>
          </table:table-cell>
          <table:table-cell office:value-type="float" office:value="0.564932064553463">
            <text:p>0.5649320646</text:p>
          </table:table-cell>
          <table:table-cell office:value-type="float" office:value="0.0476912423984837">
            <text:p>0.0476912424</text:p>
          </table:table-cell>
          <table:table-cell office:value-type="float" office:value="-0.475509331397432">
            <text:p>-0.4755093314</text:p>
          </table:table-cell>
          <table:table-cell office:value-type="float" office:value="-0.249070849836602">
            <text:p>-0.2490708498</text:p>
          </table:table-cell>
          <table:table-cell office:value-type="float" office:value="-0.0602300162993691">
            <text:p>-0.0602300163</text:p>
          </table:table-cell>
          <table:table-cell office:value-type="float" office:value="-0.0290238661884663">
            <text:p>-0.0290238662</text:p>
          </table:table-cell>
          <table:table-cell office:value-type="float" office:value="0.0138061252885242">
            <text:p>0.0138061253</text:p>
          </table:table-cell>
          <table:table-cell office:value-type="float" office:value="0.0564739187034555">
            <text:p>0.0564739187</text:p>
          </table:table-cell>
          <table:table-cell office:value-type="float" office:value="0.115461573866978">
            <text:p>0.1154615739</text:p>
          </table:table-cell>
          <table:table-cell office:value-type="float" office:value="0.183580435753553">
            <text:p>0.1835804358</text:p>
          </table:table-cell>
          <table:table-cell office:value-type="float" office:value="0.257521923315482">
            <text:p>0.2575219233</text:p>
          </table:table-cell>
          <table:table-cell office:value-type="float" office:value="0.327899754156599">
            <text:p>0.3278997542</text:p>
          </table:table-cell>
          <table:table-cell office:value-type="float" office:value="0.377417335220427">
            <text:p>0.3774173352</text:p>
          </table:table-cell>
          <table:table-cell office:value-type="float" office:value="0.408337523359105">
            <text:p>0.4083375234</text:p>
          </table:table-cell>
          <table:table-cell office:value-type="float" office:value="0.373442327034604">
            <text:p>0.373442327</text:p>
          </table:table-cell>
          <table:table-cell office:value-type="float" office:value="0.220797536991931">
            <text:p>0.220797537</text:p>
          </table:table-cell>
          <table:table-cell office:value-type="float" office:value="0.106321018028707">
            <text:p>0.106321018</text:p>
          </table:table-cell>
          <table:table-cell office:value-type="float" office:value="0.0228335559535813">
            <text:p>0.0228335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4429461260943">
            <text:p>0.6044294613</text:p>
          </table:table-cell>
          <table:table-cell office:value-type="float" office:value="1">
            <text:p>1</text:p>
          </table:table-cell>
          <table:table-cell office:value-type="float" office:value="0.536739221186066">
            <text:p>0.5367392212</text:p>
          </table:table-cell>
          <table:table-cell office:value-type="float" office:value="1">
            <text:p>1</text:p>
          </table:table-cell>
          <table:table-cell office:value-type="float" office:value="0.544444444444444">
            <text:p>0.5444444444</text:p>
          </table:table-cell>
          <table:table-cell office:value-type="float" office:value="0.547222222222223">
            <text:p>0.5472222222</text:p>
          </table:table-cell>
          <table:table-cell office:value-type="float" office:value="0.519444444444444">
            <text:p>0.519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-0.0249999999999999">
            <text:p>-0.025</text:p>
          </table:table-cell>
          <table:table-cell office:value-type="float" office:value="2.2488972861394">
            <text:p>2.2488972861</text:p>
          </table:table-cell>
          <table:table-cell office:value-type="float" office:value="0.989978204563275">
            <text:p>0.9899782046</text:p>
          </table:table-cell>
          <table:table-cell office:value-type="float" office:value="-0.0692969248198991">
            <text:p>-0.0692969248</text:p>
          </table:table-cell>
          <table:table-cell office:value-type="float" office:value="-0.0282035876135824">
            <text:p>-0.0282035876</text:p>
          </table:table-cell>
          <table:table-cell office:value-type="float" office:value="0.346026288758911">
            <text:p>0.3460262888</text:p>
          </table:table-cell>
          <table:table-cell office:value-type="float" office:value="0.612391979876513">
            <text:p>0.6123919799</text:p>
          </table:table-cell>
          <table:table-cell office:value-type="float" office:value="0.0208940398047977">
            <text:p>0.0208940398</text:p>
          </table:table-cell>
          <table:table-cell office:value-type="float" office:value="-0.44438761962258">
            <text:p>-0.4443876196</text:p>
          </table:table-cell>
          <table:table-cell office:value-type="float" office:value="-0.197066895240463">
            <text:p>-0.1970668952</text:p>
          </table:table-cell>
          <table:table-cell office:value-type="float" office:value="-0.0632411114418791">
            <text:p>-0.0632411114</text:p>
          </table:table-cell>
          <table:table-cell office:value-type="float" office:value="-0.0210432404583377">
            <text:p>-0.0210432405</text:p>
          </table:table-cell>
          <table:table-cell office:value-type="float" office:value="0.0162684375786966">
            <text:p>0.0162684376</text:p>
          </table:table-cell>
          <table:table-cell office:value-type="float" office:value="0.0575525711514153">
            <text:p>0.0575525712</text:p>
          </table:table-cell>
          <table:table-cell office:value-type="float" office:value="0.118406050328106">
            <text:p>0.1184060503</text:p>
          </table:table-cell>
          <table:table-cell office:value-type="float" office:value="0.196672314407272">
            <text:p>0.1966723144</text:p>
          </table:table-cell>
          <table:table-cell office:value-type="float" office:value="0.282704167209728">
            <text:p>0.2827041672</text:p>
          </table:table-cell>
          <table:table-cell office:value-type="float" office:value="0.354407475971605">
            <text:p>0.354407476</text:p>
          </table:table-cell>
          <table:table-cell office:value-type="float" office:value="0.386595967675416">
            <text:p>0.3865959677</text:p>
          </table:table-cell>
          <table:table-cell office:value-type="float" office:value="0.382398449910973">
            <text:p>0.3823984499</text:p>
          </table:table-cell>
          <table:table-cell office:value-type="float" office:value="0.312898707483455">
            <text:p>0.3128987075</text:p>
          </table:table-cell>
          <table:table-cell office:value-type="float" office:value="0.176069697052317">
            <text:p>0.1760696971</text:p>
          </table:table-cell>
          <table:table-cell office:value-type="float" office:value="0.0744941745155887">
            <text:p>0.0744941745</text:p>
          </table:table-cell>
          <table:table-cell office:value-type="float" office:value="0.0249220723672767">
            <text:p>0.024922072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05350593982448">
            <text:p>0.605350594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519444444444444">
            <text:p>0.5194444444</text:p>
          </table:table-cell>
          <table:table-cell office:value-type="float" office:value="0.544444444444444">
            <text:p>0.5444444444</text:p>
          </table:table-cell>
          <table:table-cell office:value-type="float" office:value="0.519444444444445">
            <text:p>0.519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table:style-name="ce1" office:value-type="float" office:value="4.44089209850063E-016">
            <text:p>4.44E-16</text:p>
          </table:table-cell>
          <table:table-cell office:value-type="float" office:value="2.17597780048734">
            <text:p>2.1759778005</text:p>
          </table:table-cell>
          <table:table-cell office:value-type="float" office:value="0.998741533854831">
            <text:p>0.9987415339</text:p>
          </table:table-cell>
          <table:table-cell office:value-type="float" office:value="-0.0638357467450796">
            <text:p>-0.0638357467</text:p>
          </table:table-cell>
          <table:table-cell office:value-type="float" office:value="0.00679145688903504">
            <text:p>0.0067914569</text:p>
          </table:table-cell>
          <table:table-cell office:value-type="float" office:value="0.465952947064399">
            <text:p>0.4659529471</text:p>
          </table:table-cell>
          <table:table-cell office:value-type="float" office:value="0.696905408791985">
            <text:p>0.6969054088</text:p>
          </table:table-cell>
          <table:table-cell office:value-type="float" office:value="0.179394339175998">
            <text:p>0.1793943392</text:p>
          </table:table-cell>
          <table:table-cell office:value-type="float" office:value="-0.45065451624957">
            <text:p>-0.4506545162</text:p>
          </table:table-cell>
          <table:table-cell office:value-type="float" office:value="-0.246373837418279">
            <text:p>-0.2463738374</text:p>
          </table:table-cell>
          <table:table-cell office:value-type="float" office:value="-0.0557671450858437">
            <text:p>-0.0557671451</text:p>
          </table:table-cell>
          <table:table-cell office:value-type="float" office:value="0.00171654567541069">
            <text:p>0.0017165457</text:p>
          </table:table-cell>
          <table:table-cell office:value-type="float" office:value="0.0254441678041546">
            <text:p>0.0254441678</text:p>
          </table:table-cell>
          <table:table-cell office:value-type="float" office:value="0.0504087644347548">
            <text:p>0.0504087644</text:p>
          </table:table-cell>
          <table:table-cell office:value-type="float" office:value="0.121201371697878">
            <text:p>0.1212013717</text:p>
          </table:table-cell>
          <table:table-cell office:value-type="float" office:value="0.184445695159422">
            <text:p>0.1844456952</text:p>
          </table:table-cell>
          <table:table-cell office:value-type="float" office:value="0.276650250559504">
            <text:p>0.2766502506</text:p>
          </table:table-cell>
          <table:table-cell office:value-type="float" office:value="0.332952509595025">
            <text:p>0.3329525096</text:p>
          </table:table-cell>
          <table:table-cell office:value-type="float" office:value="0.404099968477126">
            <text:p>0.4040999685</text:p>
          </table:table-cell>
          <table:table-cell office:value-type="float" office:value="0.428925338322418">
            <text:p>0.4289253383</text:p>
          </table:table-cell>
          <table:table-cell office:value-type="float" office:value="0.365030730037876">
            <text:p>0.36503073</text:p>
          </table:table-cell>
          <table:table-cell office:value-type="float" office:value="0.230324794855071">
            <text:p>0.2303247949</text:p>
          </table:table-cell>
          <table:table-cell office:value-type="float" office:value="0.0960903951417533">
            <text:p>0.0960903951</text:p>
          </table:table-cell>
          <table:table-cell office:value-type="float" office:value="0.0116421364517854">
            <text:p>0.011642136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3777420228838">
            <text:p>0.60377742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519444444444445">
            <text:p>0.5194444444</text:p>
          </table:table-cell>
          <table:table-cell office:value-type="float" office:value="0.519444444444444">
            <text:p>0.5194444444</text:p>
          </table:table-cell>
          <table:table-cell office:value-type="float" office:value="0.516666666666667">
            <text:p>0.5166666667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table:style-name="ce1" office:value-type="float" office:value="4.44089209850063E-016">
            <text:p>4.44E-16</text:p>
          </table:table-cell>
          <table:table-cell office:value-type="float" office:value="-0.00277777777777821">
            <text:p>-0.0027777778</text:p>
          </table:table-cell>
          <table:table-cell office:value-type="float" office:value="2.34214275970349">
            <text:p>2.3421427597</text:p>
          </table:table-cell>
          <table:table-cell office:value-type="float" office:value="0.995356018231096">
            <text:p>0.9953560182</text:p>
          </table:table-cell>
          <table:table-cell office:value-type="float" office:value="-0.0916149127210458">
            <text:p>-0.0916149127</text:p>
          </table:table-cell>
          <table:table-cell office:value-type="float" office:value="-0.0636870997114837">
            <text:p>-0.0636870997</text:p>
          </table:table-cell>
          <table:table-cell office:value-type="float" office:value="0.338746234454407">
            <text:p>0.3387462345</text:p>
          </table:table-cell>
          <table:table-cell office:value-type="float" office:value="0.657193482362415">
            <text:p>0.6571934824</text:p>
          </table:table-cell>
          <table:table-cell office:value-type="float" office:value="0.131666381899869">
            <text:p>0.1316663819</text:p>
          </table:table-cell>
          <table:table-cell office:value-type="float" office:value="-0.459295146978">
            <text:p>-0.459295147</text:p>
          </table:table-cell>
          <table:table-cell office:value-type="float" office:value="-0.210978377467296">
            <text:p>-0.2109783775</text:p>
          </table:table-cell>
          <table:table-cell office:value-type="float" office:value="-0.059114518979722">
            <text:p>-0.059114519</text:p>
          </table:table-cell>
          <table:table-cell office:value-type="float" office:value="0.00511227825064942">
            <text:p>0.0051122783</text:p>
          </table:table-cell>
          <table:table-cell office:value-type="float" office:value="0.0361064017871009">
            <text:p>0.0361064018</text:p>
          </table:table-cell>
          <table:table-cell office:value-type="float" office:value="0.0820229379962436">
            <text:p>0.082022938</text:p>
          </table:table-cell>
          <table:table-cell office:value-type="float" office:value="0.157823354455463">
            <text:p>0.1578233545</text:p>
          </table:table-cell>
          <table:table-cell office:value-type="float" office:value="0.222039559603892">
            <text:p>0.2220395596</text:p>
          </table:table-cell>
          <table:table-cell office:value-type="float" office:value="0.324632050732836">
            <text:p>0.3246320507</text:p>
          </table:table-cell>
          <table:table-cell office:value-type="float" office:value="0.412929056986575">
            <text:p>0.412929057</text:p>
          </table:table-cell>
          <table:table-cell office:value-type="float" office:value="0.417376436434427">
            <text:p>0.4173764364</text:p>
          </table:table-cell>
          <table:table-cell office:value-type="float" office:value="0.383544806227655">
            <text:p>0.3835448062</text:p>
          </table:table-cell>
          <table:table-cell office:value-type="float" office:value="0.282017347407716">
            <text:p>0.2820173474</text:p>
          </table:table-cell>
          <table:table-cell office:value-type="float" office:value="0.169408424216727">
            <text:p>0.1694084242</text:p>
          </table:table-cell>
          <table:table-cell office:value-type="float" office:value="0.0597838422037273">
            <text:p>0.0597838422</text:p>
          </table:table-cell>
          <table:table-cell office:value-type="float" office:value="0.0305524726383342">
            <text:p>0.030552472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05350593982448">
            <text:p>0.605350594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516666666666667">
            <text:p>0.5166666667</text:p>
          </table:table-cell>
          <table:table-cell office:value-type="float" office:value="0.519444444444445">
            <text:p>0.5194444444</text:p>
          </table:table-cell>
          <table:table-cell office:value-type="float" office:value="0.519444444444444">
            <text:p>0.519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0277777777777732">
            <text:p>0.0027777778</text:p>
          </table:table-cell>
          <table:table-cell office:value-type="float" office:value="2.34214275970348">
            <text:p>2.3421427597</text:p>
          </table:table-cell>
          <table:table-cell office:value-type="float" office:value="0.994059623592762">
            <text:p>0.9940596236</text:p>
          </table:table-cell>
          <table:table-cell office:value-type="float" office:value="-0.0899125116464763">
            <text:p>-0.0899125116</text:p>
          </table:table-cell>
          <table:table-cell office:value-type="float" office:value="-0.0867283457095441">
            <text:p>-0.0867283457</text:p>
          </table:table-cell>
          <table:table-cell office:value-type="float" office:value="0.274477855576639">
            <text:p>0.2744778556</text:p>
          </table:table-cell>
          <table:table-cell office:value-type="float" office:value="0.630798949107258">
            <text:p>0.6307989491</text:p>
          </table:table-cell>
          <table:table-cell office:value-type="float" office:value="0.11104105990691">
            <text:p>0.1110410599</text:p>
          </table:table-cell>
          <table:table-cell office:value-type="float" office:value="-0.491633179738553">
            <text:p>-0.4916331797</text:p>
          </table:table-cell>
          <table:table-cell office:value-type="float" office:value="-0.2510998389164">
            <text:p>-0.2510998389</text:p>
          </table:table-cell>
          <table:table-cell office:value-type="float" office:value="-0.0769429294046496">
            <text:p>-0.0769429294</text:p>
          </table:table-cell>
          <table:table-cell office:value-type="float" office:value="-0.0154850000048341">
            <text:p>-0.015485</text:p>
          </table:table-cell>
          <table:table-cell office:value-type="float" office:value="0.0295458369080874">
            <text:p>0.0295458369</text:p>
          </table:table-cell>
          <table:table-cell office:value-type="float" office:value="0.0757928748768344">
            <text:p>0.0757928749</text:p>
          </table:table-cell>
          <table:table-cell office:value-type="float" office:value="0.137675237207466">
            <text:p>0.1376752372</text:p>
          </table:table-cell>
          <table:table-cell office:value-type="float" office:value="0.201796704848668">
            <text:p>0.2017967048</text:p>
          </table:table-cell>
          <table:table-cell office:value-type="float" office:value="0.308988561892231">
            <text:p>0.3089885619</text:p>
          </table:table-cell>
          <table:table-cell office:value-type="float" office:value="0.386722917446479">
            <text:p>0.3867229174</text:p>
          </table:table-cell>
          <table:table-cell office:value-type="float" office:value="0.410325606642001">
            <text:p>0.4103256066</text:p>
          </table:table-cell>
          <table:table-cell office:value-type="float" office:value="0.39683108826826">
            <text:p>0.3968310883</text:p>
          </table:table-cell>
          <table:table-cell office:value-type="float" office:value="0.304932557957297">
            <text:p>0.304932558</text:p>
          </table:table-cell>
          <table:table-cell office:value-type="float" office:value="0.166217075495639">
            <text:p>0.1662170755</text:p>
          </table:table-cell>
          <table:table-cell office:value-type="float" office:value="0.0605274633068582">
            <text:p>0.0605274633</text:p>
          </table:table-cell>
          <table:table-cell office:value-type="float" office:value="0.0113809611320617">
            <text:p>0.011380961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731722824467">
            <text:p>0.6073172282</text:p>
          </table:table-cell>
          <table:table-cell office:value-type="float" office:value="1">
            <text:p>1</text:p>
          </table:table-cell>
          <table:table-cell office:value-type="float" office:value="0.537429845343749">
            <text:p>0.5374298453</text:p>
          </table:table-cell>
          <table:table-cell office:value-type="float" office:value="1">
            <text:p>1</text:p>
          </table:table-cell>
          <table:table-cell office:value-type="float" office:value="0.519444444444444">
            <text:p>0.5194444444</text:p>
          </table:table-cell>
          <table:table-cell office:value-type="float" office:value="0.516666666666667">
            <text:p>0.5166666667</text:p>
          </table:table-cell>
          <table:table-cell office:value-type="float" office:value="0.5">
            <text:p>0.5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-0.0194444444444439">
            <text:p>-0.0194444444</text:p>
          </table:table-cell>
          <table:table-cell office:value-type="float" office:value="2.29782054398377">
            <text:p>2.297820544</text:p>
          </table:table-cell>
          <table:table-cell office:value-type="float" office:value="0.987971921246945">
            <text:p>0.9879719212</text:p>
          </table:table-cell>
          <table:table-cell office:value-type="float" office:value="-0.098862516908497">
            <text:p>-0.0988625169</text:p>
          </table:table-cell>
          <table:table-cell office:value-type="float" office:value="-0.0662510594639429">
            <text:p>-0.0662510595</text:p>
          </table:table-cell>
          <table:table-cell office:value-type="float" office:value="0.272993481352071">
            <text:p>0.2729934814</text:p>
          </table:table-cell>
          <table:table-cell office:value-type="float" office:value="0.589754352093461">
            <text:p>0.5897543521</text:p>
          </table:table-cell>
          <table:table-cell office:value-type="float" office:value="0.0900605513646404">
            <text:p>0.0900605514</text:p>
          </table:table-cell>
          <table:table-cell office:value-type="float" office:value="-0.477902745695809">
            <text:p>-0.4779027457</text:p>
          </table:table-cell>
          <table:table-cell office:value-type="float" office:value="-0.206660017879011">
            <text:p>-0.2066600179</text:p>
          </table:table-cell>
          <table:table-cell office:value-type="float" office:value="-0.0631667701261708">
            <text:p>-0.0631667701</text:p>
          </table:table-cell>
          <table:table-cell office:value-type="float" office:value="-0.0126495117412386">
            <text:p>-0.0126495117</text:p>
          </table:table-cell>
          <table:table-cell office:value-type="float" office:value="0.0262645821013801">
            <text:p>0.0262645821</text:p>
          </table:table-cell>
          <table:table-cell office:value-type="float" office:value="0.0707451180279108">
            <text:p>0.070745118</text:p>
          </table:table-cell>
          <table:table-cell office:value-type="float" office:value="0.143747047973031">
            <text:p>0.143747048</text:p>
          </table:table-cell>
          <table:table-cell office:value-type="float" office:value="0.219874405606227">
            <text:p>0.2198744056</text:p>
          </table:table-cell>
          <table:table-cell office:value-type="float" office:value="0.300050704696305">
            <text:p>0.3000507047</text:p>
          </table:table-cell>
          <table:table-cell office:value-type="float" office:value="0.388371903515032">
            <text:p>0.3883719035</text:p>
          </table:table-cell>
          <table:table-cell office:value-type="float" office:value="0.402099790427064">
            <text:p>0.4020997904</text:p>
          </table:table-cell>
          <table:table-cell office:value-type="float" office:value="0.373570753625079">
            <text:p>0.3735707536</text:p>
          </table:table-cell>
          <table:table-cell office:value-type="float" office:value="0.314917042732497">
            <text:p>0.3149170427</text:p>
          </table:table-cell>
          <table:table-cell office:value-type="float" office:value="0.183724654220385">
            <text:p>0.1837246542</text:p>
          </table:table-cell>
          <table:table-cell office:value-type="float" office:value="0.0238778280983889">
            <text:p>0.0238778281</text:p>
          </table:table-cell>
          <table:table-cell office:value-type="float" office:value="-0.00138071563964637">
            <text:p>-0.00138071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739221186066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3122222649392">
            <text:p>0.6031222226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519444444444444">
            <text:p>0.5194444444</text:p>
          </table:table-cell>
          <table:table-cell office:value-type="float" office:value="0.513888888888889">
            <text:p>0.5138888889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0.0138888888888893">
            <text:p>0.0138888889</text:p>
          </table:table-cell>
          <table:table-cell office:value-type="float" office:value="2.25546258525382">
            <text:p>2.2554625853</text:p>
          </table:table-cell>
          <table:table-cell office:value-type="float" office:value="0.984994583296085">
            <text:p>0.9849945833</text:p>
          </table:table-cell>
          <table:table-cell office:value-type="float" office:value="-0.0786490941609515">
            <text:p>-0.0786490942</text:p>
          </table:table-cell>
          <table:table-cell office:value-type="float" office:value="-0.0698911056812243">
            <text:p>-0.0698911057</text:p>
          </table:table-cell>
          <table:table-cell office:value-type="float" office:value="0.211263597256405">
            <text:p>0.2112635973</text:p>
          </table:table-cell>
          <table:table-cell office:value-type="float" office:value="0.591261217167871">
            <text:p>0.5912612172</text:p>
          </table:table-cell>
          <table:table-cell office:value-type="float" office:value="0.102777832802035">
            <text:p>0.1027778328</text:p>
          </table:table-cell>
          <table:table-cell office:value-type="float" office:value="-0.458794459408111">
            <text:p>-0.4587944594</text:p>
          </table:table-cell>
          <table:table-cell office:value-type="float" office:value="-0.228910841495375">
            <text:p>-0.2289108415</text:p>
          </table:table-cell>
          <table:table-cell office:value-type="float" office:value="-0.0727127015848686">
            <text:p>-0.0727127016</text:p>
          </table:table-cell>
          <table:table-cell office:value-type="float" office:value="-0.00746311201216898">
            <text:p>-0.007463112</text:p>
          </table:table-cell>
          <table:table-cell office:value-type="float" office:value="0.0420305956532281">
            <text:p>0.0420305957</text:p>
          </table:table-cell>
          <table:table-cell office:value-type="float" office:value="0.0679227097518254">
            <text:p>0.0679227098</text:p>
          </table:table-cell>
          <table:table-cell office:value-type="float" office:value="0.112220298833671">
            <text:p>0.1122202988</text:p>
          </table:table-cell>
          <table:table-cell office:value-type="float" office:value="0.20462295087294">
            <text:p>0.2046229509</text:p>
          </table:table-cell>
          <table:table-cell office:value-type="float" office:value="0.329730251872733">
            <text:p>0.3297302519</text:p>
          </table:table-cell>
          <table:table-cell office:value-type="float" office:value="0.407342034214155">
            <text:p>0.4073420342</text:p>
          </table:table-cell>
          <table:table-cell office:value-type="float" office:value="0.392546683021561">
            <text:p>0.392546683</text:p>
          </table:table-cell>
          <table:table-cell office:value-type="float" office:value="0.363509603140407">
            <text:p>0.3635096031</text:p>
          </table:table-cell>
          <table:table-cell office:value-type="float" office:value="0.247179851026788">
            <text:p>0.247179851</text:p>
          </table:table-cell>
          <table:table-cell office:value-type="float" office:value="0.120024638057554">
            <text:p>0.1200246381</text:p>
          </table:table-cell>
          <table:table-cell office:value-type="float" office:value="0.0561763423291071">
            <text:p>0.0561763423</text:p>
          </table:table-cell>
          <table:table-cell office:value-type="float" office:value="0.00626903217343355">
            <text:p>0.006269032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231948257963">
            <text:p>0.6023194826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13888888888889">
            <text:p>0.5138888889</text:p>
          </table:table-cell>
          <table:table-cell office:value-type="float" office:value="0.5">
            <text:p>0.5</text:p>
          </table:table-cell>
          <table:table-cell office:value-type="float" office:value="0.522222222222222">
            <text:p>0.5222222222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0.00833333333333286">
            <text:p>0.0083333333</text:p>
          </table:table-cell>
          <table:table-cell office:value-type="float" office:value="2.49768854068603">
            <text:p>2.4976885407</text:p>
          </table:table-cell>
          <table:table-cell office:value-type="float" office:value="0.994104355884305">
            <text:p>0.9941043559</text:p>
          </table:table-cell>
          <table:table-cell office:value-type="float" office:value="-0.10919787112712">
            <text:p>-0.1091978711</text:p>
          </table:table-cell>
          <table:table-cell office:value-type="float" office:value="-0.0714876609791838">
            <text:p>-0.071487661</text:p>
          </table:table-cell>
          <table:table-cell office:value-type="float" office:value="0.315219563601583">
            <text:p>0.3152195636</text:p>
          </table:table-cell>
          <table:table-cell office:value-type="float" office:value="0.666586657125418">
            <text:p>0.6665866571</text:p>
          </table:table-cell>
          <table:table-cell office:value-type="float" office:value="0.155602973072509">
            <text:p>0.1556029731</text:p>
          </table:table-cell>
          <table:table-cell office:value-type="float" office:value="-0.417438056322834">
            <text:p>-0.4174380563</text:p>
          </table:table-cell>
          <table:table-cell office:value-type="float" office:value="-0.152506383027046">
            <text:p>-0.152506383</text:p>
          </table:table-cell>
          <table:table-cell office:value-type="float" office:value="-0.0377087997492438">
            <text:p>-0.0377087997</text:p>
          </table:table-cell>
          <table:table-cell office:value-type="float" office:value="-0.0335719662950688">
            <text:p>-0.0335719663</text:p>
          </table:table-cell>
          <table:table-cell office:value-type="float" office:value="0.0267866454951395">
            <text:p>0.0267866455</text:p>
          </table:table-cell>
          <table:table-cell office:value-type="float" office:value="0.0495154157044915">
            <text:p>0.0495154157</text:p>
          </table:table-cell>
          <table:table-cell office:value-type="float" office:value="0.128401402622156">
            <text:p>0.1284014026</text:p>
          </table:table-cell>
          <table:table-cell office:value-type="float" office:value="0.232938031624411">
            <text:p>0.2329380316</text:p>
          </table:table-cell>
          <table:table-cell office:value-type="float" office:value="0.328698810944284">
            <text:p>0.3286988109</text:p>
          </table:table-cell>
          <table:table-cell office:value-type="float" office:value="0.375175065866857">
            <text:p>0.3751750659</text:p>
          </table:table-cell>
          <table:table-cell office:value-type="float" office:value="0.37623267965209">
            <text:p>0.3762326797</text:p>
          </table:table-cell>
          <table:table-cell office:value-type="float" office:value="0.335273044977964">
            <text:p>0.335273045</text:p>
          </table:table-cell>
          <table:table-cell office:value-type="float" office:value="0.215039398795235">
            <text:p>0.2150393988</text:p>
          </table:table-cell>
          <table:table-cell office:value-type="float" office:value="0.090319647581435">
            <text:p>0.0903196476</text:p>
          </table:table-cell>
          <table:table-cell office:value-type="float" office:value="0.00380623059653851">
            <text:p>0.0038062306</text:p>
          </table:table-cell>
          <table:table-cell office:value-type="float" office:value="-0.0410248112570756">
            <text:p>-0.04102481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3100123324595">
            <text:p>0.6031001233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522222222222222">
            <text:p>0.5222222222</text:p>
          </table:table-cell>
          <table:table-cell office:value-type="float" office:value="0.513888888888889">
            <text:p>0.5138888889</text:p>
          </table:table-cell>
          <table:table-cell office:value-type="float" office:value="0.533333333333333">
            <text:p>0.5333333333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0.0111111111111111">
            <text:p>0.0111111111</text:p>
          </table:table-cell>
          <table:table-cell office:value-type="float" office:value="2.4639745772878">
            <text:p>2.4639745773</text:p>
          </table:table-cell>
          <table:table-cell office:value-type="float" office:value="0.992942001820106">
            <text:p>0.9929420018</text:p>
          </table:table-cell>
          <table:table-cell office:value-type="float" office:value="-0.0710792788304043">
            <text:p>-0.0710792788</text:p>
          </table:table-cell>
          <table:table-cell office:value-type="float" office:value="-0.0477284721975072">
            <text:p>-0.0477284722</text:p>
          </table:table-cell>
          <table:table-cell office:value-type="float" office:value="0.29365350868271">
            <text:p>0.2936535087</text:p>
          </table:table-cell>
          <table:table-cell office:value-type="float" office:value="0.649731515609392">
            <text:p>0.6497315156</text:p>
          </table:table-cell>
          <table:table-cell office:value-type="float" office:value="0.157350299169006">
            <text:p>0.1573502992</text:p>
          </table:table-cell>
          <table:table-cell office:value-type="float" office:value="-0.43584274620316">
            <text:p>-0.4358427462</text:p>
          </table:table-cell>
          <table:table-cell office:value-type="float" office:value="-0.199110452535914">
            <text:p>-0.1991104525</text:p>
          </table:table-cell>
          <table:table-cell office:value-type="float" office:value="-0.0410248101468373">
            <text:p>-0.0410248101</text:p>
          </table:table-cell>
          <table:table-cell office:value-type="float" office:value="0.0053734775572809">
            <text:p>0.0053734776</text:p>
          </table:table-cell>
          <table:table-cell office:value-type="float" office:value="0.0285018611936996">
            <text:p>0.0285018612</text:p>
          </table:table-cell>
          <table:table-cell office:value-type="float" office:value="0.049664296059881">
            <text:p>0.0496642961</text:p>
          </table:table-cell>
          <table:table-cell office:value-type="float" office:value="0.0958315713894882">
            <text:p>0.0958315714</text:p>
          </table:table-cell>
          <table:table-cell office:value-type="float" office:value="0.195954736081788">
            <text:p>0.1959547361</text:p>
          </table:table-cell>
          <table:table-cell office:value-type="float" office:value="0.303442553949938">
            <text:p>0.3034425539</text:p>
          </table:table-cell>
          <table:table-cell office:value-type="float" office:value="0.372028513207103">
            <text:p>0.3720285132</text:p>
          </table:table-cell>
          <table:table-cell office:value-type="float" office:value="0.402224912956827">
            <text:p>0.402224913</text:p>
          </table:table-cell>
          <table:table-cell office:value-type="float" office:value="0.366743707112085">
            <text:p>0.3667437071</text:p>
          </table:table-cell>
          <table:table-cell office:value-type="float" office:value="0.26447671243695">
            <text:p>0.2644767124</text:p>
          </table:table-cell>
          <table:table-cell office:value-type="float" office:value="0.13632043443998">
            <text:p>0.1363204344</text:p>
          </table:table-cell>
          <table:table-cell office:value-type="float" office:value="0.0216400149585114">
            <text:p>0.021640015</text:p>
          </table:table-cell>
          <table:table-cell office:value-type="float" office:value="-0.000932914058674017">
            <text:p>-0.000932914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598333632183242">
            <text:p>0.598333632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0.522222222222222">
            <text:p>0.5222222222</text:p>
          </table:table-cell>
          <table:table-cell office:value-type="float" office:value="0.566666666666667">
            <text:p>0.5666666667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333333333333341">
            <text:p>0.0333333333</text:p>
          </table:table-cell>
          <table:table-cell office:value-type="float" office:value="2.57901183779714">
            <text:p>2.5790118378</text:p>
          </table:table-cell>
          <table:table-cell office:value-type="float" office:value="0.98631827212644">
            <text:p>0.9863182721</text:p>
          </table:table-cell>
          <table:table-cell office:value-type="float" office:value="-0.0569574668426061">
            <text:p>-0.0569574668</text:p>
          </table:table-cell>
          <table:table-cell office:value-type="float" office:value="-0.0340192585205943">
            <text:p>-0.0340192585</text:p>
          </table:table-cell>
          <table:table-cell office:value-type="float" office:value="0.310607822574523">
            <text:p>0.3106078226</text:p>
          </table:table-cell>
          <table:table-cell office:value-type="float" office:value="0.600979270198445">
            <text:p>0.6009792702</text:p>
          </table:table-cell>
          <table:table-cell office:value-type="float" office:value="-0.0524929501406244">
            <text:p>-0.0524929501</text:p>
          </table:table-cell>
          <table:table-cell office:value-type="float" office:value="-0.444836702141239">
            <text:p>-0.4448367021</text:p>
          </table:table-cell>
          <table:table-cell office:value-type="float" office:value="-0.16977084766016">
            <text:p>-0.1697708477</text:p>
          </table:table-cell>
          <table:table-cell office:value-type="float" office:value="-0.0424403456397219">
            <text:p>-0.0424403456</text:p>
          </table:table-cell>
          <table:table-cell office:value-type="float" office:value="-0.00686607620846091">
            <text:p>-0.0068660762</text:p>
          </table:table-cell>
          <table:table-cell office:value-type="float" office:value="0.0213416331665723">
            <text:p>0.0213416332</text:p>
          </table:table-cell>
          <table:table-cell office:value-type="float" office:value="0.0645418421066595">
            <text:p>0.0645418421</text:p>
          </table:table-cell>
          <table:table-cell office:value-type="float" office:value="0.139688149434343">
            <text:p>0.1396881494</text:p>
          </table:table-cell>
          <table:table-cell office:value-type="float" office:value="0.219661331143914">
            <text:p>0.2196613311</text:p>
          </table:table-cell>
          <table:table-cell office:value-type="float" office:value="0.318542902307646">
            <text:p>0.3185429023</text:p>
          </table:table-cell>
          <table:table-cell office:value-type="float" office:value="0.363898150179589">
            <text:p>0.3638981502</text:p>
          </table:table-cell>
          <table:table-cell office:value-type="float" office:value="0.393682449328219">
            <text:p>0.3936824493</text:p>
          </table:table-cell>
          <table:table-cell office:value-type="float" office:value="0.376649052130077">
            <text:p>0.3766490521</text:p>
          </table:table-cell>
          <table:table-cell office:value-type="float" office:value="0.270297608101876">
            <text:p>0.2702976081</text:p>
          </table:table-cell>
          <table:table-cell office:value-type="float" office:value="0.131776388188322">
            <text:p>0.1317763882</text:p>
          </table:table-cell>
          <table:table-cell office:value-type="float" office:value="0.0505576434275949">
            <text:p>0.0505576434</text:p>
          </table:table-cell>
          <table:table-cell office:value-type="float" office:value="0.0089183405361728">
            <text:p>0.00891834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1794578970552">
            <text:p>0.601794579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0.533333333333333">
            <text:p>0.5333333333</text:p>
          </table:table-cell>
          <table:table-cell office:value-type="float" office:value="0.577777777777778">
            <text:p>0.5777777778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333333333333341">
            <text:p>0.0333333333</text:p>
          </table:table-cell>
          <table:table-cell office:value-type="float" office:value="0.0111111111111102">
            <text:p>0.0111111111</text:p>
          </table:table-cell>
          <table:table-cell office:value-type="float" office:value="2.66503211036909">
            <text:p>2.6650321104</text:p>
          </table:table-cell>
          <table:table-cell office:value-type="float" office:value="0.992353799896963">
            <text:p>0.9923537999</text:p>
          </table:table-cell>
          <table:table-cell office:value-type="float" office:value="-0.0736034930607926">
            <text:p>-0.0736034931</text:p>
          </table:table-cell>
          <table:table-cell office:value-type="float" office:value="-0.0270103691418258">
            <text:p>-0.0270103691</text:p>
          </table:table-cell>
          <table:table-cell office:value-type="float" office:value="0.339175613358276">
            <text:p>0.3391756134</text:p>
          </table:table-cell>
          <table:table-cell office:value-type="float" office:value="0.603072918161757">
            <text:p>0.6030729182</text:p>
          </table:table-cell>
          <table:table-cell office:value-type="float" office:value="0.0655822757045361">
            <text:p>0.0655822757</text:p>
          </table:table-cell>
          <table:table-cell office:value-type="float" office:value="-0.48504042363551">
            <text:p>-0.4850404236</text:p>
          </table:table-cell>
          <table:table-cell office:value-type="float" office:value="-0.247775371543062">
            <text:p>-0.2477753715</text:p>
          </table:table-cell>
          <table:table-cell office:value-type="float" office:value="-0.0714134219088379">
            <text:p>-0.0714134219</text:p>
          </table:table-cell>
          <table:table-cell office:value-type="float" office:value="-0.013880745795484">
            <text:p>-0.0138807458</text:p>
          </table:table-cell>
          <table:table-cell office:value-type="float" office:value="0.00403012402615199">
            <text:p>0.004030124</text:p>
          </table:table-cell>
          <table:table-cell office:value-type="float" office:value="0.0389384238729789">
            <text:p>0.0389384239</text:p>
          </table:table-cell>
          <table:table-cell office:value-type="float" office:value="0.091540897992054">
            <text:p>0.091540898</text:p>
          </table:table-cell>
          <table:table-cell office:value-type="float" office:value="0.157932513338354">
            <text:p>0.1579325133</text:p>
          </table:table-cell>
          <table:table-cell office:value-type="float" office:value="0.25821861057872">
            <text:p>0.2582186106</text:p>
          </table:table-cell>
          <table:table-cell office:value-type="float" office:value="0.328432506381278">
            <text:p>0.3284325064</text:p>
          </table:table-cell>
          <table:table-cell office:value-type="float" office:value="0.378057160342554">
            <text:p>0.3780571603</text:p>
          </table:table-cell>
          <table:table-cell office:value-type="float" office:value="0.388245150477332">
            <text:p>0.3882451505</text:p>
          </table:table-cell>
          <table:table-cell office:value-type="float" office:value="0.330561456459942">
            <text:p>0.3305614565</text:p>
          </table:table-cell>
          <table:table-cell office:value-type="float" office:value="0.225194632667502">
            <text:p>0.2251946327</text:p>
          </table:table-cell>
          <table:table-cell office:value-type="float" office:value="0.0942044912277957">
            <text:p>0.0942044912</text:p>
          </table:table-cell>
          <table:table-cell office:value-type="float" office:value="0.0237286552801381">
            <text:p>0.023728655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05534461926124">
            <text:p>0.6055344619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577777777777778">
            <text:p>0.5777777778</text:p>
          </table:table-cell>
          <table:table-cell office:value-type="float" office:value="0.566666666666667">
            <text:p>0.5666666667</text:p>
          </table:table-cell>
          <table:table-cell office:value-type="float" office:value="0.555555555555555">
            <text:p>0.5555555556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111111111111102">
            <text:p>0.0111111111</text:p>
          </table:table-cell>
          <table:table-cell office:value-type="float" office:value="-0.0222222222222221">
            <text:p>-0.0222222222</text:p>
          </table:table-cell>
          <table:table-cell office:value-type="float" office:value="2.36502287429409">
            <text:p>2.3650228743</text:p>
          </table:table-cell>
          <table:table-cell office:value-type="float" office:value="0.993882905363952">
            <text:p>0.9938829054</text:p>
          </table:table-cell>
          <table:table-cell office:value-type="float" office:value="-0.0743457348073648">
            <text:p>-0.0743457348</text:p>
          </table:table-cell>
          <table:table-cell office:value-type="float" office:value="-0.0022389640474112">
            <text:p>-0.002238964</text:p>
          </table:table-cell>
          <table:table-cell office:value-type="float" office:value="0.374469455887199">
            <text:p>0.3744694559</text:p>
          </table:table-cell>
          <table:table-cell office:value-type="float" office:value="0.61024187699876">
            <text:p>0.610241877</text:p>
          </table:table-cell>
          <table:table-cell office:value-type="float" office:value="0.111630732012301">
            <text:p>0.111630732</text:p>
          </table:table-cell>
          <table:table-cell office:value-type="float" office:value="-0.471166026808979">
            <text:p>-0.4711660268</text:p>
          </table:table-cell>
          <table:table-cell office:value-type="float" office:value="-0.263956056499535">
            <text:p>-0.2639560565</text:p>
          </table:table-cell>
          <table:table-cell office:value-type="float" office:value="-0.100783618403458">
            <text:p>-0.1007836184</text:p>
          </table:table-cell>
          <table:table-cell office:value-type="float" office:value="-0.0504832045444119">
            <text:p>-0.0504832045</text:p>
          </table:table-cell>
          <table:table-cell office:value-type="float" office:value="-0.0182083031282116">
            <text:p>-0.0182083031</text:p>
          </table:table-cell>
          <table:table-cell office:value-type="float" office:value="0.00970190927367409">
            <text:p>0.0097019093</text:p>
          </table:table-cell>
          <table:table-cell office:value-type="float" office:value="0.0575897623207955">
            <text:p>0.0575897623</text:p>
          </table:table-cell>
          <table:table-cell office:value-type="float" office:value="0.129098656558057">
            <text:p>0.1290986566</text:p>
          </table:table-cell>
          <table:table-cell office:value-type="float" office:value="0.238471177216052">
            <text:p>0.2384711772</text:p>
          </table:table-cell>
          <table:table-cell office:value-type="float" office:value="0.326833610990323">
            <text:p>0.326833611</text:p>
          </table:table-cell>
          <table:table-cell office:value-type="float" office:value="0.36842197918431">
            <text:p>0.3684219792</text:p>
          </table:table-cell>
          <table:table-cell office:value-type="float" office:value="0.361694644242875">
            <text:p>0.3616946442</text:p>
          </table:table-cell>
          <table:table-cell office:value-type="float" office:value="0.273891173232884">
            <text:p>0.2738911732</text:p>
          </table:table-cell>
          <table:table-cell office:value-type="float" office:value="0.126345602065214">
            <text:p>0.1263456021</text:p>
          </table:table-cell>
          <table:table-cell office:value-type="float" office:value="0.0183575215183807">
            <text:p>0.0183575215</text:p>
          </table:table-cell>
          <table:table-cell office:value-type="float" office:value="-0.0256679137736893">
            <text:p>-0.025667913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902758857586">
            <text:p>0.6090275886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561111111111111">
            <text:p>0.5611111111</text:p>
          </table:table-cell>
          <table:table-cell office:value-type="float" office:value="0.558333333333333">
            <text:p>0.5583333333</text:p>
          </table:table-cell>
          <table:table-cell office:value-type="float" office:value="0.519444444444444">
            <text:p>0.5194444444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416666666666667">
            <text:p>-0.0416666667</text:p>
          </table:table-cell>
          <table:table-cell office:value-type="float" office:value="2.23539020601793">
            <text:p>2.235390206</text:p>
          </table:table-cell>
          <table:table-cell office:value-type="float" office:value="0.730673418366057">
            <text:p>0.7306734184</text:p>
          </table:table-cell>
          <table:table-cell office:value-type="float" office:value="-0.0484132613192735">
            <text:p>-0.0484132613</text:p>
          </table:table-cell>
          <table:table-cell office:value-type="float" office:value="-0.0240322552902439">
            <text:p>-0.0240322553</text:p>
          </table:table-cell>
          <table:table-cell office:value-type="float" office:value="0.145703638521511">
            <text:p>0.1457036385</text:p>
          </table:table-cell>
          <table:table-cell office:value-type="float" office:value="0.310465585256453">
            <text:p>0.3104655853</text:p>
          </table:table-cell>
          <table:table-cell office:value-type="float" office:value="0.0545333624312376">
            <text:p>0.0545333624</text:p>
          </table:table-cell>
          <table:table-cell office:value-type="float" office:value="-0.225046640698666">
            <text:p>-0.2250466407</text:p>
          </table:table-cell>
          <table:table-cell office:value-type="float" office:value="-0.123472526553926">
            <text:p>-0.1234725266</text:p>
          </table:table-cell>
          <table:table-cell office:value-type="float" office:value="-0.0378994086577837">
            <text:p>-0.0378994087</text:p>
          </table:table-cell>
          <table:table-cell office:value-type="float" office:value="-0.00680897871836883">
            <text:p>-0.0068089787</text:p>
          </table:table-cell>
          <table:table-cell office:value-type="float" office:value="0.00585738484273324">
            <text:p>0.0058573848</text:p>
          </table:table-cell>
          <table:table-cell office:value-type="float" office:value="0.0196207662266248">
            <text:p>0.0196207662</text:p>
          </table:table-cell>
          <table:table-cell office:value-type="float" office:value="0.0504100792377529">
            <text:p>0.0504100792</text:p>
          </table:table-cell>
          <table:table-cell office:value-type="float" office:value="0.0636239887215615">
            <text:p>0.0636239887</text:p>
          </table:table-cell>
          <table:table-cell office:value-type="float" office:value="0.100548364861022">
            <text:p>0.1005483649</text:p>
          </table:table-cell>
          <table:table-cell office:value-type="float" office:value="0.144531119181178">
            <text:p>0.1445311192</text:p>
          </table:table-cell>
          <table:table-cell office:value-type="float" office:value="0.172568239824981">
            <text:p>0.1725682398</text:p>
          </table:table-cell>
          <table:table-cell office:value-type="float" office:value="0.177721161231363">
            <text:p>0.1777211612</text:p>
          </table:table-cell>
          <table:table-cell office:value-type="float" office:value="0.166129765338833">
            <text:p>0.1661297653</text:p>
          </table:table-cell>
          <table:table-cell office:value-type="float" office:value="0.131220332400275">
            <text:p>0.1312203324</text:p>
          </table:table-cell>
          <table:table-cell office:value-type="float" office:value="0.0588673467262084">
            <text:p>0.0588673467</text:p>
          </table:table-cell>
          <table:table-cell office:value-type="float" office:value="0.0225727892202889">
            <text:p>0.02257278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4975779370542">
            <text:p>0.6049757794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519444444444444">
            <text:p>0.5194444444</text:p>
          </table:table-cell>
          <table:table-cell office:value-type="float" office:value="0.561111111111111">
            <text:p>0.5611111111</text:p>
          </table:table-cell>
          <table:table-cell office:value-type="float" office:value="0.513888888888889">
            <text:p>0.5138888889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416666666666667">
            <text:p>-0.0416666667</text:p>
          </table:table-cell>
          <table:table-cell office:value-type="float" office:value="-0.00555555555555554">
            <text:p>-0.0055555556</text:p>
          </table:table-cell>
          <table:table-cell office:value-type="float" office:value="2.05172465290715">
            <text:p>2.0517246529</text:p>
          </table:table-cell>
          <table:table-cell office:value-type="float" office:value="0.709127382605256">
            <text:p>0.7091273826</text:p>
          </table:table-cell>
          <table:table-cell office:value-type="float" office:value="-0.0448605978277998">
            <text:p>-0.0448605978</text:p>
          </table:table-cell>
          <table:table-cell office:value-type="float" office:value="-0.0384236806452251">
            <text:p>-0.0384236806</text:p>
          </table:table-cell>
          <table:table-cell office:value-type="float" office:value="0.126799527891108">
            <text:p>0.1267995279</text:p>
          </table:table-cell>
          <table:table-cell office:value-type="float" office:value="0.302974252129781">
            <text:p>0.3029742521</text:p>
          </table:table-cell>
          <table:table-cell office:value-type="float" office:value="0.0233271307820373">
            <text:p>0.0233271308</text:p>
          </table:table-cell>
          <table:table-cell office:value-type="float" office:value="-0.220446612928556">
            <text:p>-0.2204466129</text:p>
          </table:table-cell>
          <table:table-cell office:value-type="float" office:value="-0.092079444696092">
            <text:p>-0.0920794447</text:p>
          </table:table-cell>
          <table:table-cell office:value-type="float" office:value="-0.0253768426996266">
            <text:p>-0.0253768427</text:p>
          </table:table-cell>
          <table:table-cell office:value-type="float" office:value="-0.00339632461516692">
            <text:p>-0.0033963246</text:p>
          </table:table-cell>
          <table:table-cell office:value-type="float" office:value="0.0141586651873364">
            <text:p>0.0141586652</text:p>
          </table:table-cell>
          <table:table-cell office:value-type="float" office:value="0.0321146985634646">
            <text:p>0.0321146986</text:p>
          </table:table-cell>
          <table:table-cell office:value-type="float" office:value="0.0639834813315847">
            <text:p>0.0639834813</text:p>
          </table:table-cell>
          <table:table-cell office:value-type="float" office:value="0.0977377818518135">
            <text:p>0.0977377819</text:p>
          </table:table-cell>
          <table:table-cell office:value-type="float" office:value="0.138324549669784">
            <text:p>0.1383245497</text:p>
          </table:table-cell>
          <table:table-cell office:value-type="float" office:value="0.174318761744298">
            <text:p>0.1743187617</text:p>
          </table:table-cell>
          <table:table-cell office:value-type="float" office:value="0.185083645592229">
            <text:p>0.1850836456</text:p>
          </table:table-cell>
          <table:table-cell office:value-type="float" office:value="0.175686585858776">
            <text:p>0.1756865859</text:p>
          </table:table-cell>
          <table:table-cell office:value-type="float" office:value="0.126121436401813">
            <text:p>0.1261214364</text:p>
          </table:table-cell>
          <table:table-cell office:value-type="float" office:value="0.059521342677533">
            <text:p>0.0595213427</text:p>
          </table:table-cell>
          <table:table-cell office:value-type="float" office:value="0.00551284116438122">
            <text:p>0.0055128412</text:p>
          </table:table-cell>
          <table:table-cell office:value-type="float" office:value="-0.000656296548114499">
            <text:p>-0.000656296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5441957226612">
            <text:p>0.605441957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13888888888889">
            <text:p>0.5138888889</text:p>
          </table:table-cell>
          <table:table-cell office:value-type="float" office:value="0.519444444444444">
            <text:p>0.5194444444</text:p>
          </table:table-cell>
          <table:table-cell office:value-type="float" office:value="0.5">
            <text:p>0.5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-0.0138888888888888">
            <text:p>-0.0138888889</text:p>
          </table:table-cell>
          <table:table-cell office:value-type="float" office:value="2.25546258525382">
            <text:p>2.2554625853</text:p>
          </table:table-cell>
          <table:table-cell office:value-type="float" office:value="0.684440892434143">
            <text:p>0.6844408924</text:p>
          </table:table-cell>
          <table:table-cell office:value-type="float" office:value="-0.0217364179044689">
            <text:p>-0.0217364179</text:p>
          </table:table-cell>
          <table:table-cell office:value-type="float" office:value="-0.0318360582154343">
            <text:p>-0.0318360582</text:p>
          </table:table-cell>
          <table:table-cell office:value-type="float" office:value="0.131349328124625">
            <text:p>0.1313493281</text:p>
          </table:table-cell>
          <table:table-cell office:value-type="float" office:value="0.281592277513548">
            <text:p>0.2815922775</text:p>
          </table:table-cell>
          <table:table-cell office:value-type="float" office:value="-0.0102706877526672">
            <text:p>-0.0102706878</text:p>
          </table:table-cell>
          <table:table-cell office:value-type="float" office:value="-0.211922536085048">
            <text:p>-0.2119225361</text:p>
          </table:table-cell>
          <table:table-cell office:value-type="float" office:value="-0.0681327779790013">
            <text:p>-0.068132778</text:p>
          </table:table-cell>
          <table:table-cell office:value-type="float" office:value="-0.00406901878410459">
            <text:p>-0.0040690188</text:p>
          </table:table-cell>
          <table:table-cell office:value-type="float" office:value="0.00124696454865325">
            <text:p>0.0012469645</text:p>
          </table:table-cell>
          <table:table-cell office:value-type="float" office:value="0.0149296505148562">
            <text:p>0.0149296505</text:p>
          </table:table-cell>
          <table:table-cell office:value-type="float" office:value="0.0354252167479434">
            <text:p>0.0354252167</text:p>
          </table:table-cell>
          <table:table-cell office:value-type="float" office:value="0.0558583142200309">
            <text:p>0.0558583142</text:p>
          </table:table-cell>
          <table:table-cell office:value-type="float" office:value="0.0960474295903855">
            <text:p>0.0960474296</text:p>
          </table:table-cell>
          <table:table-cell office:value-type="float" office:value="0.139595707069701">
            <text:p>0.1395957071</text:p>
          </table:table-cell>
          <table:table-cell office:value-type="float" office:value="0.164214589039395">
            <text:p>0.164214589</text:p>
          </table:table-cell>
          <table:table-cell office:value-type="float" office:value="0.17600458571898">
            <text:p>0.1760045857</text:p>
          </table:table-cell>
          <table:table-cell office:value-type="float" office:value="0.154748518981316">
            <text:p>0.154748519</text:p>
          </table:table-cell>
          <table:table-cell office:value-type="float" office:value="0.100873184991181">
            <text:p>0.100873185</text:p>
          </table:table-cell>
          <table:table-cell office:value-type="float" office:value="0.0464160535019582">
            <text:p>0.0464160535</text:p>
          </table:table-cell>
          <table:table-cell office:value-type="float" office:value="0.00164073964456879">
            <text:p>0.0016407396</text:p>
          </table:table-cell>
          <table:table-cell office:value-type="float" office:value="-0.00748164922270289">
            <text:p>-0.00748164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03667997583325">
            <text:p>0.6036679976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513888888888889">
            <text:p>0.5138888889</text:p>
          </table:table-cell>
          <table:table-cell office:value-type="float" office:value="0.508333333333333">
            <text:p>0.508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138888888888888">
            <text:p>-0.0138888889</text:p>
          </table:table-cell>
          <table:table-cell office:value-type="float" office:value="0.0083333333333333">
            <text:p>0.0083333333</text:p>
          </table:table-cell>
          <table:table-cell office:value-type="float" office:value="2.27411484072074">
            <text:p>2.2741148407</text:p>
          </table:table-cell>
          <table:table-cell office:value-type="float" office:value="0.677355413074069">
            <text:p>0.6773554131</text:p>
          </table:table-cell>
          <table:table-cell office:value-type="float" office:value="-0.0363100788320075">
            <text:p>-0.0363100788</text:p>
          </table:table-cell>
          <table:table-cell office:value-type="float" office:value="-0.0286723241347401">
            <text:p>-0.0286723241</text:p>
          </table:table-cell>
          <table:table-cell office:value-type="float" office:value="0.129188045473329">
            <text:p>0.1291880455</text:p>
          </table:table-cell>
          <table:table-cell office:value-type="float" office:value="0.271759103895269">
            <text:p>0.2717591039</text:p>
          </table:table-cell>
          <table:table-cell office:value-type="float" office:value="-0.00315021612245947">
            <text:p>-0.0031502161</text:p>
          </table:table-cell>
          <table:table-cell office:value-type="float" office:value="-0.208111400125675">
            <text:p>-0.2081114001</text:p>
          </table:table-cell>
          <table:table-cell office:value-type="float" office:value="-0.0740095980486094">
            <text:p>-0.074009598</text:p>
          </table:table-cell>
          <table:table-cell office:value-type="float" office:value="-0.0159302640574581">
            <text:p>-0.0159302641</text:p>
          </table:table-cell>
          <table:table-cell office:value-type="float" office:value="0.00551284099324367">
            <text:p>0.005512841</text:p>
          </table:table-cell>
          <table:table-cell office:value-type="float" office:value="0.0112714249339758">
            <text:p>0.0112714249</text:p>
          </table:table-cell>
          <table:table-cell office:value-type="float" office:value="0.0402912295854478">
            <text:p>0.0402912296</text:p>
          </table:table-cell>
          <table:table-cell office:value-type="float" office:value="0.0750701584942739">
            <text:p>0.0750701585</text:p>
          </table:table-cell>
          <table:table-cell office:value-type="float" office:value="0.110429214114312">
            <text:p>0.1104292141</text:p>
          </table:table-cell>
          <table:table-cell office:value-type="float" office:value="0.155773282029721">
            <text:p>0.155773282</text:p>
          </table:table-cell>
          <table:table-cell office:value-type="float" office:value="0.166767878644412">
            <text:p>0.1667678786</text:p>
          </table:table-cell>
          <table:table-cell office:value-type="float" office:value="0.168808903488413">
            <text:p>0.1688089035</text:p>
          </table:table-cell>
          <table:table-cell office:value-type="float" office:value="0.134315024332334">
            <text:p>0.1343150243</text:p>
          </table:table-cell>
          <table:table-cell office:value-type="float" office:value="0.0897037499559994">
            <text:p>0.08970375</text:p>
          </table:table-cell>
          <table:table-cell office:value-type="float" office:value="0.0386530451328522">
            <text:p>0.0386530451</text:p>
          </table:table-cell>
          <table:table-cell office:value-type="float" office:value="-0.010352716513178">
            <text:p>-0.0103527165</text:p>
          </table:table-cell>
          <table:table-cell office:value-type="float" office:value="-0.0094175876408894">
            <text:p>-0.00941758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1277750750084">
            <text:p>0.6012777508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508333333333333">
            <text:p>0.5083333333</text:p>
          </table:table-cell>
          <table:table-cell office:value-type="float" office:value="0.5">
            <text:p>0.5</text:p>
          </table:table-cell>
          <table:table-cell office:value-type="float" office:value="0.533333333333333">
            <text:p>0.533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083333333333333">
            <text:p>0.0083333333</text:p>
          </table:table-cell>
          <table:table-cell office:value-type="float" office:value="0.0249999999999999">
            <text:p>0.025</text:p>
          </table:table-cell>
          <table:table-cell office:value-type="float" office:value="2.52232491848461">
            <text:p>2.5223249185</text:p>
          </table:table-cell>
          <table:table-cell office:value-type="float" office:value="0.700859464289675">
            <text:p>0.7008594643</text:p>
          </table:table-cell>
          <table:table-cell office:value-type="float" office:value="-0.0392919591689488">
            <text:p>-0.0392919592</text:p>
          </table:table-cell>
          <table:table-cell office:value-type="float" office:value="-0.0352121858783265">
            <text:p>-0.0352121859</text:p>
          </table:table-cell>
          <table:table-cell office:value-type="float" office:value="0.117651725505325">
            <text:p>0.1176517255</text:p>
          </table:table-cell>
          <table:table-cell office:value-type="float" office:value="0.290570694401848">
            <text:p>0.2905706944</text:p>
          </table:table-cell>
          <table:table-cell office:value-type="float" office:value="-0.0224743946074627">
            <text:p>-0.0224743946</text:p>
          </table:table-cell>
          <table:table-cell office:value-type="float" office:value="-0.228081852276038">
            <text:p>-0.2280818523</text:p>
          </table:table-cell>
          <table:table-cell office:value-type="float" office:value="-0.0873595962803982">
            <text:p>-0.0873595963</text:p>
          </table:table-cell>
          <table:table-cell office:value-type="float" office:value="-0.0374570355098625">
            <text:p>-0.0374570355</text:p>
          </table:table-cell>
          <table:table-cell office:value-type="float" office:value="-0.0106316139394614">
            <text:p>-0.0106316139</text:p>
          </table:table-cell>
          <table:table-cell office:value-type="float" office:value="0.0189647148532985">
            <text:p>0.0189647149</text:p>
          </table:table-cell>
          <table:table-cell office:value-type="float" office:value="0.0453845645257145">
            <text:p>0.0453845645</text:p>
          </table:table-cell>
          <table:table-cell office:value-type="float" office:value="0.081804707695226">
            <text:p>0.0818047077</text:p>
          </table:table-cell>
          <table:table-cell office:value-type="float" office:value="0.110461627295491">
            <text:p>0.1104616273</text:p>
          </table:table-cell>
          <table:table-cell office:value-type="float" office:value="0.15442821256062">
            <text:p>0.1544282126</text:p>
          </table:table-cell>
          <table:table-cell office:value-type="float" office:value="0.183181511457561">
            <text:p>0.1831815115</text:p>
          </table:table-cell>
          <table:table-cell office:value-type="float" office:value="0.17969070499511">
            <text:p>0.179690705</text:p>
          </table:table-cell>
          <table:table-cell office:value-type="float" office:value="0.149683913061633">
            <text:p>0.1496839131</text:p>
          </table:table-cell>
          <table:table-cell office:value-type="float" office:value="0.0933807508839082">
            <text:p>0.0933807509</text:p>
          </table:table-cell>
          <table:table-cell office:value-type="float" office:value="0.0470872884103521">
            <text:p>0.0470872884</text:p>
          </table:table-cell>
          <table:table-cell office:value-type="float" office:value="0.013846983183756">
            <text:p>0.0138469832</text:p>
          </table:table-cell>
          <table:table-cell office:value-type="float" office:value="-0.0084824368688472">
            <text:p>-0.008482436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5645064700351">
            <text:p>0.6156450647</text:p>
          </table:table-cell>
          <table:table-cell office:value-type="float" office:value="0">
            <text:p>0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0.508333333333333">
            <text:p>0.5083333333</text:p>
          </table:table-cell>
          <table:table-cell office:value-type="float" office:value="0.436111111111111">
            <text:p>0.4361111111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-0.0972222222222223">
            <text:p>-0.0972222222</text:p>
          </table:table-cell>
          <table:table-cell office:value-type="float" office:value="2.17745598524499">
            <text:p>2.1774559852</text:p>
          </table:table-cell>
          <table:table-cell office:value-type="float" office:value="0.687477026164623">
            <text:p>0.6874770262</text:p>
          </table:table-cell>
          <table:table-cell office:value-type="float" office:value="-0.0351957985789986">
            <text:p>-0.0351957986</text:p>
          </table:table-cell>
          <table:table-cell office:value-type="float" office:value="-0.0274427373357604">
            <text:p>-0.0274427373</text:p>
          </table:table-cell>
          <table:table-cell office:value-type="float" office:value="0.115126839114294">
            <text:p>0.1151268391</text:p>
          </table:table-cell>
          <table:table-cell office:value-type="float" office:value="0.276114659833824">
            <text:p>0.2761146598</text:p>
          </table:table-cell>
          <table:table-cell office:value-type="float" office:value="0.00292051312900754">
            <text:p>0.0029205131</text:p>
          </table:table-cell>
          <table:table-cell office:value-type="float" office:value="-0.223535185251065">
            <text:p>-0.2235351853</text:p>
          </table:table-cell>
          <table:table-cell office:value-type="float" office:value="-0.0935759215364422">
            <text:p>-0.0935759215</text:p>
          </table:table-cell>
          <table:table-cell office:value-type="float" office:value="-0.0260491043127304">
            <text:p>-0.0260491043</text:p>
          </table:table-cell>
          <table:table-cell office:value-type="float" office:value="-0.0055620616758586">
            <text:p>-0.0055620617</text:p>
          </table:table-cell>
          <table:table-cell office:value-type="float" office:value="0.0101722570522345">
            <text:p>0.0101722571</text:p>
          </table:table-cell>
          <table:table-cell office:value-type="float" office:value="0.0372112694703799">
            <text:p>0.0372112695</text:p>
          </table:table-cell>
          <table:table-cell office:value-type="float" office:value="0.0645553708611808">
            <text:p>0.0645553709</text:p>
          </table:table-cell>
          <table:table-cell office:value-type="float" office:value="0.0931530449674993">
            <text:p>0.093153045</text:p>
          </table:table-cell>
          <table:table-cell office:value-type="float" office:value="0.144225876299084">
            <text:p>0.1442258763</text:p>
          </table:table-cell>
          <table:table-cell office:value-type="float" office:value="0.169191434885896">
            <text:p>0.1691914349</text:p>
          </table:table-cell>
          <table:table-cell office:value-type="float" office:value="0.179754215558118">
            <text:p>0.1797542156</text:p>
          </table:table-cell>
          <table:table-cell office:value-type="float" office:value="0.167979910970276">
            <text:p>0.167979911</text:p>
          </table:table-cell>
          <table:table-cell office:value-type="float" office:value="0.125152528836099">
            <text:p>0.1251525288</text:p>
          </table:table-cell>
          <table:table-cell office:value-type="float" office:value="0.0771581402154726">
            <text:p>0.0771581402</text:p>
          </table:table-cell>
          <table:table-cell office:value-type="float" office:value="0.0202768033313765">
            <text:p>0.0202768033</text:p>
          </table:table-cell>
          <table:table-cell office:value-type="float" office:value="0.00492218824386637">
            <text:p>0.004922188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726211993437735">
            <text:p>0.7262119934</text:p>
          </table:table-cell>
          <table:table-cell office:value-type="float" office:value="0">
            <text:p>0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436111111111111">
            <text:p>0.4361111111</text:p>
          </table:table-cell>
          <table:table-cell office:value-type="float" office:value="0.533333333333333">
            <text:p>0.5333333333</text:p>
          </table:table-cell>
          <table:table-cell office:value-type="float" office:value="0.308333333333334">
            <text:p>0.308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972222222222223">
            <text:p>-0.0972222222</text:p>
          </table:table-cell>
          <table:table-cell office:value-type="float" office:value="-0.127777777777777">
            <text:p>-0.1277777778</text:p>
          </table:table-cell>
          <table:table-cell office:value-type="float" office:value="1.30157217490258">
            <text:p>1.3015721749</text:p>
          </table:table-cell>
          <table:table-cell office:value-type="float" office:value="0.71418158096148">
            <text:p>0.714181581</text:p>
          </table:table-cell>
          <table:table-cell office:value-type="float" office:value="-0.0428954944754639">
            <text:p>-0.0428954945</text:p>
          </table:table-cell>
          <table:table-cell office:value-type="float" office:value="-0.0367361004322048">
            <text:p>-0.0367361004</text:p>
          </table:table-cell>
          <table:table-cell office:value-type="float" office:value="0.113572323146518">
            <text:p>0.1135723231</text:p>
          </table:table-cell>
          <table:table-cell office:value-type="float" office:value="0.293287346117759">
            <text:p>0.2932873461</text:p>
          </table:table-cell>
          <table:table-cell office:value-type="float" office:value="0.0631827708048929">
            <text:p>0.0631827708</text:p>
          </table:table-cell>
          <table:table-cell office:value-type="float" office:value="-0.231469819191129">
            <text:p>-0.2314698192</text:p>
          </table:table-cell>
          <table:table-cell office:value-type="float" office:value="-0.118751838089912">
            <text:p>-0.1187518381</text:p>
          </table:table-cell>
          <table:table-cell office:value-type="float" office:value="-0.0427317223086269">
            <text:p>-0.0427317223</text:p>
          </table:table-cell>
          <table:table-cell office:value-type="float" office:value="-0.0275083179102419">
            <text:p>-0.0275083179</text:p>
          </table:table-cell>
          <table:table-cell office:value-type="float" office:value="-0.0191615323638089">
            <text:p>-0.0191615324</text:p>
          </table:table-cell>
          <table:table-cell office:value-type="float" office:value="0.00721914307849714">
            <text:p>0.0072191431</text:p>
          </table:table-cell>
          <table:table-cell office:value-type="float" office:value="0.0246717658482891">
            <text:p>0.0246717658</text:p>
          </table:table-cell>
          <table:table-cell office:value-type="float" office:value="-0.0344419747759628">
            <text:p>-0.0344419748</text:p>
          </table:table-cell>
          <table:table-cell office:value-type="float" office:value="-0.000262518782930821">
            <text:p>-0.0002625188</text:p>
          </table:table-cell>
          <table:table-cell office:value-type="float" office:value="0.107089265977588">
            <text:p>0.107089266</text:p>
          </table:table-cell>
          <table:table-cell office:value-type="float" office:value="0.284022600420292">
            <text:p>0.2840226004</text:p>
          </table:table-cell>
          <table:table-cell office:value-type="float" office:value="0.630634547102516">
            <text:p>0.6306345471</text:p>
          </table:table-cell>
          <table:table-cell office:value-type="float" office:value="0.754390752196136">
            <text:p>0.7543907522</text:p>
          </table:table-cell>
          <table:table-cell office:value-type="float" office:value="0.253766314093361">
            <text:p>0.2537663141</text:p>
          </table:table-cell>
          <table:table-cell office:value-type="float" office:value="-0.242186817619386">
            <text:p>-0.2421868176</text:p>
          </table:table-cell>
          <table:table-cell office:value-type="float" office:value="-0.258671995016909">
            <text:p>-0.2586719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8749894988636">
            <text:p>0.598749895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308333333333334">
            <text:p>0.3083333333</text:p>
          </table:table-cell>
          <table:table-cell office:value-type="float" office:value="0.436111111111111">
            <text:p>0.4361111111</text:p>
          </table:table-cell>
          <table:table-cell office:value-type="float" office:value="0.930555555555555">
            <text:p>0.9305555556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127777777777777">
            <text:p>-0.1277777778</text:p>
          </table:table-cell>
          <table:table-cell office:value-type="float" office:value="0.622222222222222">
            <text:p>0.6222222222</text:p>
          </table:table-cell>
          <table:table-cell office:value-type="float" office:value="5.27390212923898">
            <text:p>5.2739021292</text:p>
          </table:table-cell>
          <table:table-cell office:value-type="float" office:value="0.999984903413624">
            <text:p>0.9999849034</text:p>
          </table:table-cell>
          <table:table-cell office:value-type="float" office:value="0.216133953231768">
            <text:p>0.2161339532</text:p>
          </table:table-cell>
          <table:table-cell office:value-type="float" office:value="0.427512144106984">
            <text:p>0.4275121441</text:p>
          </table:table-cell>
          <table:table-cell office:value-type="float" office:value="0.669591340980792">
            <text:p>0.669591341</text:p>
          </table:table-cell>
          <table:table-cell office:value-type="float" office:value="0.761594155955765">
            <text:p>0.761594156</text:p>
          </table:table-cell>
          <table:table-cell office:value-type="float" office:value="0.569587562271087">
            <text:p>0.5695875623</text:p>
          </table:table-cell>
          <table:table-cell office:value-type="float" office:value="0.0453190723827963">
            <text:p>0.0453190724</text:p>
          </table:table-cell>
          <table:table-cell office:value-type="float" office:value="-0.242186817619386">
            <text:p>-0.2421868176</text:p>
          </table:table-cell>
          <table:table-cell office:value-type="float" office:value="-0.277129841404713">
            <text:p>-0.2771298414</text:p>
          </table:table-cell>
          <table:table-cell office:value-type="float" office:value="-0.220946070855136">
            <text:p>-0.2209460709</text:p>
          </table:table-cell>
          <table:table-cell office:value-type="float" office:value="-0.18939000145464">
            <text:p>-0.1893900015</text:p>
          </table:table-cell>
          <table:table-cell office:value-type="float" office:value="-0.183625468278953">
            <text:p>-0.1836254683</text:p>
          </table:table-cell>
          <table:table-cell office:value-type="float" office:value="-0.186097553597698">
            <text:p>-0.1860975536</text:p>
          </table:table-cell>
          <table:table-cell office:value-type="float" office:value="-0.0611561151371662">
            <text:p>-0.0611561151</text:p>
          </table:table-cell>
          <table:table-cell office:value-type="float" office:value="0.000590662322789815">
            <text:p>0.0005906623</text:p>
          </table:table-cell>
          <table:table-cell office:value-type="float" office:value="0.0576246094115089">
            <text:p>0.0576246094</text:p>
          </table:table-cell>
          <table:table-cell office:value-type="float" office:value="0.0935108622879137">
            <text:p>0.0935108623</text:p>
          </table:table-cell>
          <table:table-cell office:value-type="float" office:value="0.312717374347189">
            <text:p>0.3127173743</text:p>
          </table:table-cell>
          <table:table-cell office:value-type="float" office:value="0.653050871809049">
            <text:p>0.6530508718</text:p>
          </table:table-cell>
          <table:table-cell office:value-type="float" office:value="0.458742659307567">
            <text:p>0.4587426593</text:p>
          </table:table-cell>
          <table:table-cell office:value-type="float" office:value="0.00393776353498176">
            <text:p>0.0039377635</text:p>
          </table:table-cell>
          <table:table-cell office:value-type="float" office:value="-0.119528220459632">
            <text:p>-0.11952822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056170606451">
            <text:p>0.6110561706</text:p>
          </table:table-cell>
          <table:table-cell office:value-type="float" office:value="0">
            <text:p>0</text:p>
          </table:table-cell>
          <table:table-cell office:value-type="float" office:value="0.544327757890774">
            <text:p>0.5443277579</text:p>
          </table:table-cell>
          <table:table-cell office:value-type="float" office:value="2">
            <text:p>2</text:p>
          </table:table-cell>
          <table:table-cell office:value-type="float" office:value="0.930555555555555">
            <text:p>0.9305555556</text:p>
          </table:table-cell>
          <table:table-cell office:value-type="float" office:value="0.308333333333334">
            <text:p>0.3083333333</text:p>
          </table:table-cell>
          <table:table-cell office:value-type="float" office:value="0.544444444444445">
            <text:p>0.5444444444</text:p>
          </table:table-cell>
          <table:table-cell office:value-type="float" office:value="0.532516339869281">
            <text:p>0.5325163399</text:p>
          </table:table-cell>
          <table:table-cell office:value-type="float" office:value="2">
            <text:p>2</text:p>
          </table:table-cell>
          <table:table-cell office:value-type="float" office:value="0.622222222222222">
            <text:p>0.6222222222</text:p>
          </table:table-cell>
          <table:table-cell office:value-type="float" office:value="-0.38611111111111">
            <text:p>-0.3861111111</text:p>
          </table:table-cell>
          <table:table-cell office:value-type="float" office:value="12.4623922660138">
            <text:p>12.462392266</text:p>
          </table:table-cell>
          <table:table-cell office:value-type="float" office:value="0.999587208598052">
            <text:p>0.9995872086</text:p>
          </table:table-cell>
          <table:table-cell office:value-type="float" office:value="0.140946809962514">
            <text:p>0.14094681</text:p>
          </table:table-cell>
          <table:table-cell office:value-type="float" office:value="0.312717374347189">
            <text:p>0.3127173743</text:p>
          </table:table-cell>
          <table:table-cell office:value-type="float" office:value="0.55695263543114">
            <text:p>0.5569526354</text:p>
          </table:table-cell>
          <table:table-cell office:value-type="float" office:value="0.673877177594528">
            <text:p>0.6738771776</text:p>
          </table:table-cell>
          <table:table-cell office:value-type="float" office:value="0.525523495578853">
            <text:p>0.5255234956</text:p>
          </table:table-cell>
          <table:table-cell office:value-type="float" office:value="0.171421847700846">
            <text:p>0.1714218477</text:p>
          </table:table-cell>
          <table:table-cell office:value-type="float" office:value="-0.0213592228687932">
            <text:p>-0.0213592229</text:p>
          </table:table-cell>
          <table:table-cell office:value-type="float" office:value="-0.0995575317669678">
            <text:p>-0.0995575318</text:p>
          </table:table-cell>
          <table:table-cell office:value-type="float" office:value="-0.148143733084217">
            <text:p>-0.1481437331</text:p>
          </table:table-cell>
          <table:table-cell office:value-type="float" office:value="-0.167086890178709">
            <text:p>-0.1670868902</text:p>
          </table:table-cell>
          <table:table-cell office:value-type="float" office:value="-0.115580137376917">
            <text:p>-0.1155801374</text:p>
          </table:table-cell>
          <table:table-cell office:value-type="float" office:value="-0.078136651355363">
            <text:p>-0.0781366514</text:p>
          </table:table-cell>
          <table:table-cell office:value-type="float" office:value="-0.0466943822483592">
            <text:p>-0.0466943822</text:p>
          </table:table-cell>
          <table:table-cell office:value-type="float" office:value="-0.0061691180571114">
            <text:p>-0.0061691181</text:p>
          </table:table-cell>
          <table:table-cell office:value-type="float" office:value="0.0578208418212403">
            <text:p>0.0578208418</text:p>
          </table:table-cell>
          <table:table-cell office:value-type="float" office:value="0.0863500109517632">
            <text:p>0.086350011</text:p>
          </table:table-cell>
          <table:table-cell office:value-type="float" office:value="0.0852425188881525">
            <text:p>0.0852425189</text:p>
          </table:table-cell>
          <table:table-cell office:value-type="float" office:value="0.0732263125921686">
            <text:p>0.0732263126</text:p>
          </table:table-cell>
          <table:table-cell office:value-type="float" office:value="0.0493298839148495">
            <text:p>0.0493298839</text:p>
          </table:table-cell>
          <table:table-cell office:value-type="float" office:value="0.0265409879377712">
            <text:p>0.0265409879</text:p>
          </table:table-cell>
          <table:table-cell office:value-type="float" office:value="0.00892540341936909">
            <text:p>0.008925403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3792081438328">
            <text:p>0.6137920814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544444444444445">
            <text:p>0.5444444444</text:p>
          </table:table-cell>
          <table:table-cell office:value-type="float" office:value="0.930555555555555">
            <text:p>0.9305555556</text:p>
          </table:table-cell>
          <table:table-cell office:value-type="float" office:value="0.552777777777777">
            <text:p>0.5527777778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38611111111111">
            <text:p>-0.3861111111</text:p>
          </table:table-cell>
          <table:table-cell office:value-type="float" office:value="0.00833333333333197">
            <text:p>0.0083333333</text:p>
          </table:table-cell>
          <table:table-cell office:value-type="float" office:value="0.97735599408712">
            <text:p>0.9773559941</text:p>
          </table:table-cell>
          <table:table-cell office:value-type="float" office:value="0.720206785167599">
            <text:p>0.7202067852</text:p>
          </table:table-cell>
          <table:table-cell table:style-name="ce1" office:value-type="float" office:value="0.0000656292631768807">
            <text:p>6.56E-05</text:p>
          </table:table-cell>
          <table:table-cell office:value-type="float" office:value="0.00762930722199462">
            <text:p>0.0076293072</text:p>
          </table:table-cell>
          <table:table-cell office:value-type="float" office:value="0.155965389434266">
            <text:p>0.1559653894</text:p>
          </table:table-cell>
          <table:table-cell office:value-type="float" office:value="0.314078604932561">
            <text:p>0.3140786049</text:p>
          </table:table-cell>
          <table:table-cell office:value-type="float" office:value="0.0652415813559162">
            <text:p>0.0652415814</text:p>
          </table:table-cell>
          <table:table-cell office:value-type="float" office:value="-0.196656183009616">
            <text:p>-0.196656183</text:p>
          </table:table-cell>
          <table:table-cell office:value-type="float" office:value="-0.114463001871893">
            <text:p>-0.1144630019</text:p>
          </table:table-cell>
          <table:table-cell office:value-type="float" office:value="-0.0447950963009379">
            <text:p>-0.0447950963</text:p>
          </table:table-cell>
          <table:table-cell office:value-type="float" office:value="-0.019555161399152">
            <text:p>-0.0195551614</text:p>
          </table:table-cell>
          <table:table-cell office:value-type="float" office:value="-0.00551284060207202">
            <text:p>-0.0055128406</text:p>
          </table:table-cell>
          <table:table-cell office:value-type="float" office:value="0.0116815570742723">
            <text:p>0.0116815571</text:p>
          </table:table-cell>
          <table:table-cell office:value-type="float" office:value="0.0313607176515154">
            <text:p>0.0313607177</text:p>
          </table:table-cell>
          <table:table-cell office:value-type="float" office:value="0.0576246115193226">
            <text:p>0.0576246115</text:p>
          </table:table-cell>
          <table:table-cell office:value-type="float" office:value="0.087327035905215">
            <text:p>0.0873270359</text:p>
          </table:table-cell>
          <table:table-cell office:value-type="float" office:value="0.103259950255907">
            <text:p>0.1032599503</text:p>
          </table:table-cell>
          <table:table-cell office:value-type="float" office:value="0.109748452921132">
            <text:p>0.1097484529</text:p>
          </table:table-cell>
          <table:table-cell office:value-type="float" office:value="0.0940312861956165">
            <text:p>0.0940312862</text:p>
          </table:table-cell>
          <table:table-cell office:value-type="float" office:value="0.080940873217892">
            <text:p>0.0809408732</text:p>
          </table:table-cell>
          <table:table-cell office:value-type="float" office:value="0.0477421114150103">
            <text:p>0.0477421114</text:p>
          </table:table-cell>
          <table:table-cell office:value-type="float" office:value="0.030246071201872">
            <text:p>0.0302460712</text:p>
          </table:table-cell>
          <table:table-cell office:value-type="float" office:value="0.0021001477130107">
            <text:p>0.00210014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0360593534527">
            <text:p>0.610360593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552777777777777">
            <text:p>0.5527777778</text:p>
          </table:table-cell>
          <table:table-cell office:value-type="float" office:value="0.544444444444445">
            <text:p>0.5444444444</text:p>
          </table:table-cell>
          <table:table-cell office:value-type="float" office:value="0.533333333333333">
            <text:p>0.533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0833333333333197">
            <text:p>0.0083333333</text:p>
          </table:table-cell>
          <table:table-cell office:value-type="float" office:value="-0.0194444444444439">
            <text:p>-0.0194444444</text:p>
          </table:table-cell>
          <table:table-cell office:value-type="float" office:value="2.35019455790714">
            <text:p>2.3501945579</text:p>
          </table:table-cell>
          <table:table-cell office:value-type="float" office:value="0.680783321664034">
            <text:p>0.6807833217</text:p>
          </table:table-cell>
          <table:table-cell office:value-type="float" office:value="-0.0514410666711949">
            <text:p>-0.0514410667</text:p>
          </table:table-cell>
          <table:table-cell office:value-type="float" office:value="-0.0576900235450174">
            <text:p>-0.0576900235</text:p>
          </table:table-cell>
          <table:table-cell office:value-type="float" office:value="0.0739606484500039">
            <text:p>0.0739606485</text:p>
          </table:table-cell>
          <table:table-cell office:value-type="float" office:value="0.251323921276272">
            <text:p>0.2513239213</text:p>
          </table:table-cell>
          <table:table-cell office:value-type="float" office:value="0.0214904254332777">
            <text:p>0.0214904254</text:p>
          </table:table-cell>
          <table:table-cell office:value-type="float" office:value="-0.232028762867286">
            <text:p>-0.2320287629</text:p>
          </table:table-cell>
          <table:table-cell office:value-type="float" office:value="-0.126977101105436">
            <text:p>-0.1269771011</text:p>
          </table:table-cell>
          <table:table-cell office:value-type="float" office:value="-0.0359987438049226">
            <text:p>-0.0359987438</text:p>
          </table:table-cell>
          <table:table-cell office:value-type="float" office:value="-0.0145851678901694">
            <text:p>-0.0145851679</text:p>
          </table:table-cell>
          <table:table-cell office:value-type="float" office:value="-0.00155870303097727">
            <text:p>-0.001558703</text:p>
          </table:table-cell>
          <table:table-cell office:value-type="float" office:value="0.0173901218164441">
            <text:p>0.0173901218</text:p>
          </table:table-cell>
          <table:table-cell office:value-type="float" office:value="0.0404877974949365">
            <text:p>0.0404877975</text:p>
          </table:table-cell>
          <table:table-cell office:value-type="float" office:value="0.0760979175606924">
            <text:p>0.0760979176</text:p>
          </table:table-cell>
          <table:table-cell office:value-type="float" office:value="0.118282708132311">
            <text:p>0.1182827081</text:p>
          </table:table-cell>
          <table:table-cell office:value-type="float" office:value="0.142538515016019">
            <text:p>0.142538515</text:p>
          </table:table-cell>
          <table:table-cell office:value-type="float" office:value="0.161754968456903">
            <text:p>0.1617549685</text:p>
          </table:table-cell>
          <table:table-cell office:value-type="float" office:value="0.150469769336753">
            <text:p>0.1504697693</text:p>
          </table:table-cell>
          <table:table-cell office:value-type="float" office:value="0.117441372416154">
            <text:p>0.1174413724</text:p>
          </table:table-cell>
          <table:table-cell office:value-type="float" office:value="0.0581478865633767">
            <text:p>0.0581478866</text:p>
          </table:table-cell>
          <table:table-cell office:value-type="float" office:value="0.0124689964871658">
            <text:p>0.0124689965</text:p>
          </table:table-cell>
          <table:table-cell office:value-type="float" office:value="-0.00872853331769574">
            <text:p>-0.008728533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06270978981711">
            <text:p>0.606270979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0.552777777777777">
            <text:p>0.5527777778</text:p>
          </table:table-cell>
          <table:table-cell office:value-type="float" office:value="0.519444444444445">
            <text:p>0.5194444444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-0.0138888888888884">
            <text:p>-0.0138888889</text:p>
          </table:table-cell>
          <table:table-cell office:value-type="float" office:value="2.17134400840566">
            <text:p>2.1713440084</text:p>
          </table:table-cell>
          <table:table-cell office:value-type="float" office:value="0.713977444606991">
            <text:p>0.7139774446</text:p>
          </table:table-cell>
          <table:table-cell office:value-type="float" office:value="-0.0341633744115071">
            <text:p>-0.0341633744</text:p>
          </table:table-cell>
          <table:table-cell office:value-type="float" office:value="-0.0285575688226555">
            <text:p>-0.0285575688</text:p>
          </table:table-cell>
          <table:table-cell office:value-type="float" office:value="0.136586023777774">
            <text:p>0.1365860238</text:p>
          </table:table-cell>
          <table:table-cell office:value-type="float" office:value="0.300707541463628">
            <text:p>0.3007075415</text:p>
          </table:table-cell>
          <table:table-cell office:value-type="float" office:value="0.0425024382487169">
            <text:p>0.0425024382</text:p>
          </table:table-cell>
          <table:table-cell office:value-type="float" office:value="-0.222942780372007">
            <text:p>-0.2229427804</text:p>
          </table:table-cell>
          <table:table-cell office:value-type="float" office:value="-0.106440452800509">
            <text:p>-0.1064404528</text:p>
          </table:table-cell>
          <table:table-cell office:value-type="float" office:value="-0.0278362135549546">
            <text:p>-0.0278362136</text:p>
          </table:table-cell>
          <table:table-cell office:value-type="float" office:value="-0.000278924117178669">
            <text:p>-0.0002789241</text:p>
          </table:table-cell>
          <table:table-cell office:value-type="float" office:value="0.0130267615955413">
            <text:p>0.0130267616</text:p>
          </table:table-cell>
          <table:table-cell office:value-type="float" office:value="0.0316885376570082">
            <text:p>0.0316885377</text:p>
          </table:table-cell>
          <table:table-cell office:value-type="float" office:value="0.0613032225709387">
            <text:p>0.0613032226</text:p>
          </table:table-cell>
          <table:table-cell office:value-type="float" office:value="0.0899478762402648">
            <text:p>0.0899478762</text:p>
          </table:table-cell>
          <table:table-cell office:value-type="float" office:value="0.12521713232673">
            <text:p>0.1252171323</text:p>
          </table:table-cell>
          <table:table-cell office:value-type="float" office:value="0.154476261463635">
            <text:p>0.1544762615</text:p>
          </table:table-cell>
          <table:table-cell office:value-type="float" office:value="0.166895484352502">
            <text:p>0.1668954844</text:p>
          </table:table-cell>
          <table:table-cell office:value-type="float" office:value="0.161403426660519">
            <text:p>0.1614034267</text:p>
          </table:table-cell>
          <table:table-cell office:value-type="float" office:value="0.133154818835508">
            <text:p>0.1331548188</text:p>
          </table:table-cell>
          <table:table-cell office:value-type="float" office:value="0.0784627871420467">
            <text:p>0.0784627871</text:p>
          </table:table-cell>
          <table:table-cell office:value-type="float" office:value="0.0326064059313891">
            <text:p>0.0326064059</text:p>
          </table:table-cell>
          <table:table-cell office:value-type="float" office:value="0.00288769852964044">
            <text:p>0.002887698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5234358506531">
            <text:p>0.6152343585</text:p>
          </table:table-cell>
          <table:table-cell office:value-type="float" office:value="0">
            <text:p>0</text:p>
          </table:table-cell>
          <table:table-cell office:value-type="float" office:value="0.538120325905593">
            <text:p>0.5381203259</text:p>
          </table:table-cell>
          <table:table-cell office:value-type="float" office:value="1">
            <text:p>1</text:p>
          </table:table-cell>
          <table:table-cell office:value-type="float" office:value="0.519444444444445">
            <text:p>0.5194444444</text:p>
          </table:table-cell>
          <table:table-cell office:value-type="float" office:value="0.533333333333333">
            <text:p>0.5333333333</text:p>
          </table:table-cell>
          <table:table-cell office:value-type="float" office:value="0.447222222222223">
            <text:p>0.4472222222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72222222222222">
            <text:p>-0.0722222222</text:p>
          </table:table-cell>
          <table:table-cell office:value-type="float" office:value="1.99572457571537">
            <text:p>1.9957245757</text:p>
          </table:table-cell>
          <table:table-cell office:value-type="float" office:value="0.688006267634792">
            <text:p>0.6880062676</text:p>
          </table:table-cell>
          <table:table-cell office:value-type="float" office:value="-0.0352941225547104">
            <text:p>-0.0352941226</text:p>
          </table:table-cell>
          <table:table-cell office:value-type="float" office:value="-0.0426989680874909">
            <text:p>-0.0426989681</text:p>
          </table:table-cell>
          <table:table-cell office:value-type="float" office:value="0.10700816888659">
            <text:p>0.1070081689</text:p>
          </table:table-cell>
          <table:table-cell office:value-type="float" office:value="0.27623590726783">
            <text:p>0.2762359073</text:p>
          </table:table-cell>
          <table:table-cell office:value-type="float" office:value="0.0193091433742816">
            <text:p>0.0193091434</text:p>
          </table:table-cell>
          <table:table-cell office:value-type="float" office:value="-0.222178637943307">
            <text:p>-0.2221786379</text:p>
          </table:table-cell>
          <table:table-cell office:value-type="float" office:value="-0.103763132119938">
            <text:p>-0.1037631321</text:p>
          </table:table-cell>
          <table:table-cell office:value-type="float" office:value="-0.0316885398063574">
            <text:p>-0.0316885398</text:p>
          </table:table-cell>
          <table:table-cell office:value-type="float" office:value="-0.0039049466452491">
            <text:p>-0.0039049466</text:p>
          </table:table-cell>
          <table:table-cell office:value-type="float" office:value="0.0174065261210656">
            <text:p>0.0174065261</text:p>
          </table:table-cell>
          <table:table-cell office:value-type="float" office:value="0.0382434646486707">
            <text:p>0.0382434646</text:p>
          </table:table-cell>
          <table:table-cell office:value-type="float" office:value="0.0624146610325931">
            <text:p>0.062414661</text:p>
          </table:table-cell>
          <table:table-cell office:value-type="float" office:value="0.0852425202109395">
            <text:p>0.0852425202</text:p>
          </table:table-cell>
          <table:table-cell office:value-type="float" office:value="0.119981038071525">
            <text:p>0.1199810381</text:p>
          </table:table-cell>
          <table:table-cell office:value-type="float" office:value="0.149363101043987">
            <text:p>0.149363101</text:p>
          </table:table-cell>
          <table:table-cell office:value-type="float" office:value="0.167405853043863">
            <text:p>0.167405853</text:p>
          </table:table-cell>
          <table:table-cell office:value-type="float" office:value="0.168235010209115">
            <text:p>0.1682350102</text:p>
          </table:table-cell>
          <table:table-cell office:value-type="float" office:value="0.140496501500692">
            <text:p>0.1404965015</text:p>
          </table:table-cell>
          <table:table-cell office:value-type="float" office:value="0.0862197307960508">
            <text:p>0.0862197308</text:p>
          </table:table-cell>
          <table:table-cell office:value-type="float" office:value="0.0347041784322415">
            <text:p>0.0347041784</text:p>
          </table:table-cell>
          <table:table-cell office:value-type="float" office:value="0.00600504863162188">
            <text:p>0.00600504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708022549837924">
            <text:p>0.7080225498</text:p>
          </table:table-cell>
          <table:table-cell office:value-type="float" office:value="0">
            <text:p>0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447222222222223">
            <text:p>0.4472222222</text:p>
          </table:table-cell>
          <table:table-cell office:value-type="float" office:value="0.519444444444445">
            <text:p>0.5194444444</text:p>
          </table:table-cell>
          <table:table-cell office:value-type="float" office:value="0.377777777777776">
            <text:p>0.3777777778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72222222222222">
            <text:p>-0.0722222222</text:p>
          </table:table-cell>
          <table:table-cell office:value-type="float" office:value="-0.0694444444444464">
            <text:p>-0.0694444444</text:p>
          </table:table-cell>
          <table:table-cell office:value-type="float" office:value="1.5876014105017">
            <text:p>1.5876014105</text:p>
          </table:table-cell>
          <table:table-cell office:value-type="float" office:value="0.66738075346178">
            <text:p>0.6673807535</text:p>
          </table:table-cell>
          <table:table-cell office:value-type="float" office:value="-0.0504919055212832">
            <text:p>-0.0504919055</text:p>
          </table:table-cell>
          <table:table-cell office:value-type="float" office:value="-0.0536172345758745">
            <text:p>-0.0536172346</text:p>
          </table:table-cell>
          <table:table-cell office:value-type="float" office:value="0.0806800671379455">
            <text:p>0.0806800671</text:p>
          </table:table-cell>
          <table:table-cell office:value-type="float" office:value="0.245720503356227">
            <text:p>0.2457205034</text:p>
          </table:table-cell>
          <table:table-cell office:value-type="float" office:value="-0.0203752032674331">
            <text:p>-0.0203752033</text:p>
          </table:table-cell>
          <table:table-cell office:value-type="float" office:value="-0.227552949934449">
            <text:p>-0.2275529499</text:p>
          </table:table-cell>
          <table:table-cell office:value-type="float" office:value="-0.091558832308323">
            <text:p>-0.0915588323</text:p>
          </table:table-cell>
          <table:table-cell office:value-type="float" office:value="-0.024015855330379">
            <text:p>-0.0240158553</text:p>
          </table:table-cell>
          <table:table-cell office:value-type="float" office:value="-0.00958164296089614">
            <text:p>-0.009581643</text:p>
          </table:table-cell>
          <table:table-cell office:value-type="float" office:value="0.0146343847090327">
            <text:p>0.0146343847</text:p>
          </table:table-cell>
          <table:table-cell office:value-type="float" office:value="0.0317541055707982">
            <text:p>0.0317541056</text:p>
          </table:table-cell>
          <table:table-cell office:value-type="float" office:value="0.0522265088167189">
            <text:p>0.0522265088</text:p>
          </table:table-cell>
          <table:table-cell office:value-type="float" office:value="-0.0153889569871639">
            <text:p>-0.015388957</text:p>
          </table:table-cell>
          <table:table-cell office:value-type="float" office:value="-0.00337991897906553">
            <text:p>-0.003379919</text:p>
          </table:table-cell>
          <table:table-cell office:value-type="float" office:value="0.0414542112435032">
            <text:p>0.0414542112</text:p>
          </table:table-cell>
          <table:table-cell office:value-type="float" office:value="0.178801410946661">
            <text:p>0.1788014109</text:p>
          </table:table-cell>
          <table:table-cell office:value-type="float" office:value="0.422376326501755">
            <text:p>0.4223763265</text:p>
          </table:table-cell>
          <table:table-cell office:value-type="float" office:value="0.564556258576454">
            <text:p>0.5645562586</text:p>
          </table:table-cell>
          <table:table-cell office:value-type="float" office:value="0.576639117381121">
            <text:p>0.5766391174</text:p>
          </table:table-cell>
          <table:table-cell office:value-type="float" office:value="0.564422115359589">
            <text:p>0.5644221154</text:p>
          </table:table-cell>
          <table:table-cell office:value-type="float" office:value="0.375571620159158">
            <text:p>0.375571620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3643975896109">
            <text:p>0.6336439759</text:p>
          </table:table-cell>
          <table:table-cell office:value-type="float" office:value="0">
            <text:p>0</text:p>
          </table:table-cell>
          <table:table-cell office:value-type="float" office:value="0.542949449506912">
            <text:p>0.5429494495</text:p>
          </table:table-cell>
          <table:table-cell office:value-type="float" office:value="2">
            <text:p>2</text:p>
          </table:table-cell>
          <table:table-cell office:value-type="float" office:value="0.377777777777776">
            <text:p>0.3777777778</text:p>
          </table:table-cell>
          <table:table-cell office:value-type="float" office:value="0.447222222222223">
            <text:p>0.4472222222</text:p>
          </table:table-cell>
          <table:table-cell office:value-type="float" office:value="0.708333333333334">
            <text:p>0.708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694444444444464">
            <text:p>-0.0694444444</text:p>
          </table:table-cell>
          <table:table-cell office:value-type="float" office:value="0.330555555555558">
            <text:p>0.3305555556</text:p>
          </table:table-cell>
          <table:table-cell office:value-type="float" office:value="3.53708248592048">
            <text:p>3.5370824859</text:p>
          </table:table-cell>
          <table:table-cell office:value-type="float" office:value="0.999748154578143">
            <text:p>0.9997481546</text:p>
          </table:table-cell>
          <table:table-cell office:value-type="float" office:value="0.10713792341537">
            <text:p>0.1071379234</text:p>
          </table:table-cell>
          <table:table-cell office:value-type="float" office:value="0.323658943405152">
            <text:p>0.3236589434</text:p>
          </table:table-cell>
          <table:table-cell office:value-type="float" office:value="0.528048461359778">
            <text:p>0.5280484614</text:p>
          </table:table-cell>
          <table:table-cell office:value-type="float" office:value="0.579828191979037">
            <text:p>0.579828192</text:p>
          </table:table-cell>
          <table:table-cell office:value-type="float" office:value="0.571446811429834">
            <text:p>0.5714468114</text:p>
          </table:table-cell>
          <table:table-cell office:value-type="float" office:value="0.496260778621592">
            <text:p>0.4962607786</text:p>
          </table:table-cell>
          <table:table-cell office:value-type="float" office:value="0.11198484366137">
            <text:p>0.1119848437</text:p>
          </table:table-cell>
          <table:table-cell office:value-type="float" office:value="-0.126767242250296">
            <text:p>-0.1267672423</text:p>
          </table:table-cell>
          <table:table-cell office:value-type="float" office:value="-0.168681377597854">
            <text:p>-0.1686813776</text:p>
          </table:table-cell>
          <table:table-cell office:value-type="float" office:value="-0.188630579104702">
            <text:p>-0.1886305791</text:p>
          </table:table-cell>
          <table:table-cell office:value-type="float" office:value="-0.212940896575876">
            <text:p>-0.2129408966</text:p>
          </table:table-cell>
          <table:table-cell office:value-type="float" office:value="-0.215570798746872">
            <text:p>-0.2155707987</text:p>
          </table:table-cell>
          <table:table-cell office:value-type="float" office:value="0.0335897722254759">
            <text:p>0.0335897722</text:p>
          </table:table-cell>
          <table:table-cell office:value-type="float" office:value="0.0454500607678208">
            <text:p>0.0454500608</text:p>
          </table:table-cell>
          <table:table-cell office:value-type="float" office:value="0.113248396552636">
            <text:p>0.1132483966</text:p>
          </table:table-cell>
          <table:table-cell office:value-type="float" office:value="0.319819901745434">
            <text:p>0.3198199017</text:p>
          </table:table-cell>
          <table:table-cell office:value-type="float" office:value="0.543280185448031">
            <text:p>0.5432801854</text:p>
          </table:table-cell>
          <table:table-cell office:value-type="float" office:value="0.649640692779458">
            <text:p>0.6496406928</text:p>
          </table:table-cell>
          <table:table-cell office:value-type="float" office:value="0.319407427148911">
            <text:p>0.3194074271</text:p>
          </table:table-cell>
          <table:table-cell office:value-type="float" office:value="0.00223140239643604">
            <text:p>0.0022314024</text:p>
          </table:table-cell>
          <table:table-cell office:value-type="float" office:value="-0.0917866084083097">
            <text:p>-0.091786608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632483133524">
            <text:p>0.6286324831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table:number-columns-repeated="2" office:value-type="float" office:value="0.697222222222222">
            <text:p>0.6972222222</text:p>
          </table:table-cell>
          <table:table-cell office:value-type="float" office:value="0.677777777777778">
            <text:p>0.6777777778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table:style-name="ce1" office:value-type="float" office:value="-1.11022302462516E-016">
            <text:p>-1.11E-16</text:p>
          </table:table-cell>
          <table:table-cell office:value-type="float" office:value="-0.0194444444444446">
            <text:p>-0.0194444444</text:p>
          </table:table-cell>
          <table:table-cell office:value-type="float" office:value="2.29752063971277">
            <text:p>2.2975206397</text:p>
          </table:table-cell>
          <table:table-cell office:value-type="float" office:value="0.999969771516132">
            <text:p>0.9999697715</text:p>
          </table:table-cell>
          <table:table-cell office:value-type="float" office:value="0.163707419815171">
            <text:p>0.1637074198</text:p>
          </table:table-cell>
          <table:table-cell office:value-type="float" office:value="0.415566852480961">
            <text:p>0.4155668525</text:p>
          </table:table-cell>
          <table:table-cell office:value-type="float" office:value="0.613747302653584">
            <text:p>0.6137473027</text:p>
          </table:table-cell>
          <table:table-cell office:value-type="float" office:value="0.689742478429094">
            <text:p>0.6897424784</text:p>
          </table:table-cell>
          <table:table-cell office:value-type="float" office:value="0.582256977023995">
            <text:p>0.582256977</text:p>
          </table:table-cell>
          <table:table-cell office:value-type="float" office:value="0.312202427912601">
            <text:p>0.3122024279</text:p>
          </table:table-cell>
          <table:table-cell office:value-type="float" office:value="-0.0509073063079707">
            <text:p>-0.0509073063</text:p>
          </table:table-cell>
          <table:table-cell office:value-type="float" office:value="-0.261588717778289">
            <text:p>-0.2615887178</text:p>
          </table:table-cell>
          <table:table-cell office:value-type="float" office:value="-0.292747207512928">
            <text:p>-0.2927472075</text:p>
          </table:table-cell>
          <table:table-cell office:value-type="float" office:value="-0.246470882271889">
            <text:p>-0.2464708823</text:p>
          </table:table-cell>
          <table:table-cell office:value-type="float" office:value="-0.180008899323984">
            <text:p>-0.1800088993</text:p>
          </table:table-cell>
          <table:table-cell office:value-type="float" office:value="-0.127712127039439">
            <text:p>-0.127712127</text:p>
          </table:table-cell>
          <table:table-cell office:value-type="float" office:value="-0.133346476128577">
            <text:p>-0.1333464761</text:p>
          </table:table-cell>
          <table:table-cell office:value-type="float" office:value="-0.0933505290855412">
            <text:p>-0.0933505291</text:p>
          </table:table-cell>
          <table:table-cell office:value-type="float" office:value="-0.0235606466729188">
            <text:p>-0.0235606467</text:p>
          </table:table-cell>
          <table:table-cell office:value-type="float" office:value="0.0317145374344432">
            <text:p>0.0317145374</text:p>
          </table:table-cell>
          <table:table-cell office:value-type="float" office:value="0.0905876935835581">
            <text:p>0.0905876936</text:p>
          </table:table-cell>
          <table:table-cell office:value-type="float" office:value="0.125890912774669">
            <text:p>0.1258909128</text:p>
          </table:table-cell>
          <table:table-cell office:value-type="float" office:value="0.116909809041848">
            <text:p>0.116909809</text:p>
          </table:table-cell>
          <table:table-cell office:value-type="float" office:value="0.093883198169225">
            <text:p>0.0938831982</text:p>
          </table:table-cell>
          <table:table-cell office:value-type="float" office:value="0.0946327909114451">
            <text:p>0.09463279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138251758953">
            <text:p>0.624138251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77777777777778">
            <text:p>0.6777777778</text:p>
          </table:table-cell>
          <table:table-cell office:value-type="float" office:value="0.697222222222222">
            <text:p>0.6972222222</text:p>
          </table:table-cell>
          <table:table-cell office:value-type="float" office:value="0.675">
            <text:p>0.675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194444444444446">
            <text:p>-0.0194444444</text:p>
          </table:table-cell>
          <table:table-cell office:value-type="float" office:value="-0.00277777777777732">
            <text:p>-0.0027777778</text:p>
          </table:table-cell>
          <table:table-cell office:value-type="float" office:value="2.2372961316518">
            <text:p>2.2372961317</text:p>
          </table:table-cell>
          <table:table-cell office:value-type="float" office:value="0.999960368804659">
            <text:p>0.9999603688</text:p>
          </table:table-cell>
          <table:table-cell office:value-type="float" office:value="0.116340472907991">
            <text:p>0.1163404729</text:p>
          </table:table-cell>
          <table:table-cell office:value-type="float" office:value="0.375553588900531">
            <text:p>0.3755535889</text:p>
          </table:table-cell>
          <table:table-cell office:value-type="float" office:value="0.604635523111189">
            <text:p>0.6046355231</text:p>
          </table:table-cell>
          <table:table-cell office:value-type="float" office:value="0.689700732460852">
            <text:p>0.6897007325</text:p>
          </table:table-cell>
          <table:table-cell office:value-type="float" office:value="0.572224393831431">
            <text:p>0.5722243938</text:p>
          </table:table-cell>
          <table:table-cell office:value-type="float" office:value="0.264256606743023">
            <text:p>0.2642566067</text:p>
          </table:table-cell>
          <table:table-cell office:value-type="float" office:value="-0.122853699463397">
            <text:p>-0.1228536995</text:p>
          </table:table-cell>
          <table:table-cell office:value-type="float" office:value="-0.292237613442263">
            <text:p>-0.2922376134</text:p>
          </table:table-cell>
          <table:table-cell office:value-type="float" office:value="-0.29260163384638">
            <text:p>-0.2926016338</text:p>
          </table:table-cell>
          <table:table-cell office:value-type="float" office:value="-0.229498240421543">
            <text:p>-0.2294982404</text:p>
          </table:table-cell>
          <table:table-cell office:value-type="float" office:value="-0.171290416647566">
            <text:p>-0.1712904166</text:p>
          </table:table-cell>
          <table:table-cell office:value-type="float" office:value="-0.133346474264241">
            <text:p>-0.1333464743</text:p>
          </table:table-cell>
          <table:table-cell office:value-type="float" office:value="-0.153540828247232">
            <text:p>-0.1535408282</text:p>
          </table:table-cell>
          <table:table-cell office:value-type="float" office:value="-0.109148654952917">
            <text:p>-0.109148655</text:p>
          </table:table-cell>
          <table:table-cell office:value-type="float" office:value="-0.0379166918186566">
            <text:p>-0.0379166918</text:p>
          </table:table-cell>
          <table:table-cell office:value-type="float" office:value="0.0421293417010129">
            <text:p>0.0421293417</text:p>
          </table:table-cell>
          <table:table-cell office:value-type="float" office:value="0.105528726629059">
            <text:p>0.1055287266</text:p>
          </table:table-cell>
          <table:table-cell office:value-type="float" office:value="0.144413621864063">
            <text:p>0.1444136219</text:p>
          </table:table-cell>
          <table:table-cell office:value-type="float" office:value="0.147744387071051">
            <text:p>0.1477443871</text:p>
          </table:table-cell>
          <table:table-cell office:value-type="float" office:value="0.132857723783555">
            <text:p>0.1328577238</text:p>
          </table:table-cell>
          <table:table-cell office:value-type="float" office:value="0.133287833452344">
            <text:p>0.13328783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084477409088">
            <text:p>0.6250844774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0.677777777777778">
            <text:p>0.6777777778</text:p>
          </table:table-cell>
          <table:table-cell office:value-type="float" office:value="0.655555555555555">
            <text:p>0.6555555556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194444444444448">
            <text:p>-0.0194444444</text:p>
          </table:table-cell>
          <table:table-cell office:value-type="float" office:value="2.28644394167768">
            <text:p>2.2864439417</text:p>
          </table:table-cell>
          <table:table-cell office:value-type="float" office:value="0.999984705836457">
            <text:p>0.9999847058</text:p>
          </table:table-cell>
          <table:table-cell office:value-type="float" office:value="0.0690326153393561">
            <text:p>0.0690326153</text:p>
          </table:table-cell>
          <table:table-cell office:value-type="float" office:value="0.336968485837244">
            <text:p>0.3369684858</text:p>
          </table:table-cell>
          <table:table-cell office:value-type="float" office:value="0.59484854393688">
            <text:p>0.5948485439</text:p>
          </table:table-cell>
          <table:table-cell office:value-type="float" office:value="0.712050178271449">
            <text:p>0.7120501783</text:p>
          </table:table-cell>
          <table:table-cell office:value-type="float" office:value="0.617159753943879">
            <text:p>0.6171597539</text:p>
          </table:table-cell>
          <table:table-cell office:value-type="float" office:value="0.301601978478033">
            <text:p>0.3016019785</text:p>
          </table:table-cell>
          <table:table-cell office:value-type="float" office:value="-0.115397958356835">
            <text:p>-0.1153979584</text:p>
          </table:table-cell>
          <table:table-cell office:value-type="float" office:value="-0.302759441596483">
            <text:p>-0.3027594416</text:p>
          </table:table-cell>
          <table:table-cell office:value-type="float" office:value="-0.299646727514457">
            <text:p>-0.2996467275</text:p>
          </table:table-cell>
          <table:table-cell office:value-type="float" office:value="-0.231985533665511">
            <text:p>-0.2319855337</text:p>
          </table:table-cell>
          <table:table-cell office:value-type="float" office:value="-0.165256568327215">
            <text:p>-0.1652565683</text:p>
          </table:table-cell>
          <table:table-cell office:value-type="float" office:value="-0.126850579368847">
            <text:p>-0.1268505794</text:p>
          </table:table-cell>
          <table:table-cell office:value-type="float" office:value="-0.142093776568178">
            <text:p>-0.1420937766</text:p>
          </table:table-cell>
          <table:table-cell office:value-type="float" office:value="-0.103442045331297">
            <text:p>-0.1034420453</text:p>
          </table:table-cell>
          <table:table-cell office:value-type="float" office:value="-0.0389103566992518">
            <text:p>-0.0389103567</text:p>
          </table:table-cell>
          <table:table-cell office:value-type="float" office:value="0.0343786208090613">
            <text:p>0.0343786208</text:p>
          </table:table-cell>
          <table:table-cell office:value-type="float" office:value="0.0994039457520166">
            <text:p>0.0994039458</text:p>
          </table:table-cell>
          <table:table-cell office:value-type="float" office:value="0.137019837960754">
            <text:p>0.137019838</text:p>
          </table:table-cell>
          <table:table-cell office:value-type="float" office:value="0.132251573558211">
            <text:p>0.1322515736</text:p>
          </table:table-cell>
          <table:table-cell office:value-type="float" office:value="0.114199891290987">
            <text:p>0.1141998913</text:p>
          </table:table-cell>
          <table:table-cell office:value-type="float" office:value="0.110859249775266">
            <text:p>0.1108592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801677400257">
            <text:p>0.6218016774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55555555555555">
            <text:p>0.6555555556</text:p>
          </table:table-cell>
          <table:table-cell office:value-type="float" office:value="0.675">
            <text:p>0.675</text:p>
          </table:table-cell>
          <table:table-cell office:value-type="float" office:value="0.647222222222222">
            <text:p>0.6472222222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194444444444448">
            <text:p>-0.0194444444</text:p>
          </table:table-cell>
          <table:table-cell office:value-type="float" office:value="-0.0083333333333333">
            <text:p>-0.0083333333</text:p>
          </table:table-cell>
          <table:table-cell office:value-type="float" office:value="2.22411064261601">
            <text:p>2.2241106426</text:p>
          </table:table-cell>
          <table:table-cell office:value-type="float" office:value="0.999983013357971">
            <text:p>0.9999830134</text:p>
          </table:table-cell>
          <table:table-cell office:value-type="float" office:value="0.0602922073716015">
            <text:p>0.0602922074</text:p>
          </table:table-cell>
          <table:table-cell office:value-type="float" office:value="0.329342519758934">
            <text:p>0.3293425198</text:p>
          </table:table-cell>
          <table:table-cell office:value-type="float" office:value="0.592115303131514">
            <text:p>0.5921153031</text:p>
          </table:table-cell>
          <table:table-cell office:value-type="float" office:value="0.716224209670769">
            <text:p>0.7162242097</text:p>
          </table:table-cell>
          <table:table-cell office:value-type="float" office:value="0.609611887721873">
            <text:p>0.6096118877</text:p>
          </table:table-cell>
          <table:table-cell office:value-type="float" office:value="0.264774905446585">
            <text:p>0.2647749054</text:p>
          </table:table-cell>
          <table:table-cell office:value-type="float" office:value="-0.150196485098084">
            <text:p>-0.1501964851</text:p>
          </table:table-cell>
          <table:table-cell office:value-type="float" office:value="-0.314284615840386">
            <text:p>-0.3142846158</text:p>
          </table:table-cell>
          <table:table-cell office:value-type="float" office:value="-0.299284360682536">
            <text:p>-0.2992843607</text:p>
          </table:table-cell>
          <table:table-cell office:value-type="float" office:value="-0.2188372177717">
            <text:p>-0.2188372178</text:p>
          </table:table-cell>
          <table:table-cell office:value-type="float" office:value="-0.156027352292386">
            <text:p>-0.1560273523</text:p>
          </table:table-cell>
          <table:table-cell office:value-type="float" office:value="-0.128573459150034">
            <text:p>-0.1285734592</text:p>
          </table:table-cell>
          <table:table-cell office:value-type="float" office:value="-0.14918473128504">
            <text:p>-0.1491847313</text:p>
          </table:table-cell>
          <table:table-cell office:value-type="float" office:value="-0.0874087227124405">
            <text:p>-0.0874087227</text:p>
          </table:table-cell>
          <table:table-cell office:value-type="float" office:value="-0.00318444948378016">
            <text:p>-0.0031844495</text:p>
          </table:table-cell>
          <table:table-cell office:value-type="float" office:value="0.0794239516208251">
            <text:p>0.0794239516</text:p>
          </table:table-cell>
          <table:table-cell office:value-type="float" office:value="0.131391058360757">
            <text:p>0.1313910584</text:p>
          </table:table-cell>
          <table:table-cell office:value-type="float" office:value="0.152530113706348">
            <text:p>0.1525301137</text:p>
          </table:table-cell>
          <table:table-cell office:value-type="float" office:value="0.133483313952461">
            <text:p>0.133483314</text:p>
          </table:table-cell>
          <table:table-cell office:value-type="float" office:value="0.12065761850442">
            <text:p>0.1206576185</text:p>
          </table:table-cell>
          <table:table-cell office:value-type="float" office:value="0.123872897580901">
            <text:p>0.1238728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186393137793">
            <text:p>0.6171863931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47222222222222">
            <text:p>0.6472222222</text:p>
          </table:table-cell>
          <table:table-cell office:value-type="float" office:value="0.655555555555555">
            <text:p>0.6555555556</text:p>
          </table:table-cell>
          <table:table-cell office:value-type="float" office:value="0.691666666666666">
            <text:p>0.6916666667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0.0444444444444443">
            <text:p>0.0444444444</text:p>
          </table:table-cell>
          <table:table-cell office:value-type="float" office:value="2.44763763616526">
            <text:p>2.4476376362</text:p>
          </table:table-cell>
          <table:table-cell office:value-type="float" office:value="0.999992791445939">
            <text:p>0.9999927914</text:p>
          </table:table-cell>
          <table:table-cell office:value-type="float" office:value="0.105410631836041">
            <text:p>0.1054106318</text:p>
          </table:table-cell>
          <table:table-cell office:value-type="float" office:value="0.386645356723861">
            <text:p>0.3866453567</text:p>
          </table:table-cell>
          <table:table-cell office:value-type="float" office:value="0.634828258780316">
            <text:p>0.6348282588</text:p>
          </table:table-cell>
          <table:table-cell office:value-type="float" office:value="0.730269704346698">
            <text:p>0.7302697043</text:p>
          </table:table-cell>
          <table:table-cell office:value-type="float" office:value="0.61081111310857">
            <text:p>0.6108111131</text:p>
          </table:table-cell>
          <table:table-cell office:value-type="float" office:value="0.245722982178119">
            <text:p>0.2457229822</text:p>
          </table:table-cell>
          <table:table-cell office:value-type="float" office:value="-0.171213138393056">
            <text:p>-0.1712131384</text:p>
          </table:table-cell>
          <table:table-cell office:value-type="float" office:value="-0.31636380085466">
            <text:p>-0.3163638009</text:p>
          </table:table-cell>
          <table:table-cell office:value-type="float" office:value="-0.299211886628986">
            <text:p>-0.2992118866</text:p>
          </table:table-cell>
          <table:table-cell office:value-type="float" office:value="-0.227913843640292">
            <text:p>-0.2279138436</text:p>
          </table:table-cell>
          <table:table-cell office:value-type="float" office:value="-0.169203204946185">
            <text:p>-0.1692032049</text:p>
          </table:table-cell>
          <table:table-cell office:value-type="float" office:value="-0.136004175007885">
            <text:p>-0.136004175</text:p>
          </table:table-cell>
          <table:table-cell office:value-type="float" office:value="-0.158201453743502">
            <text:p>-0.1582014537</text:p>
          </table:table-cell>
          <table:table-cell office:value-type="float" office:value="-0.0984185353546853">
            <text:p>-0.0984185354</text:p>
          </table:table-cell>
          <table:table-cell office:value-type="float" office:value="-0.00875704446428838">
            <text:p>-0.0087570445</text:p>
          </table:table-cell>
          <table:table-cell office:value-type="float" office:value="0.0710923430003825">
            <text:p>0.071092343</text:p>
          </table:table-cell>
          <table:table-cell office:value-type="float" office:value="0.128181967269145">
            <text:p>0.1281819673</text:p>
          </table:table-cell>
          <table:table-cell office:value-type="float" office:value="0.142561770482651">
            <text:p>0.1425617705</text:p>
          </table:table-cell>
          <table:table-cell office:value-type="float" office:value="0.128925775028965">
            <text:p>0.128925775</text:p>
          </table:table-cell>
          <table:table-cell office:value-type="float" office:value="0.117753844000921">
            <text:p>0.117753844</text:p>
          </table:table-cell>
          <table:table-cell office:value-type="float" office:value="0.118067863274224">
            <text:p>0.1180678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197189313277">
            <text:p>0.6181971893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647222222222222">
            <text:p>0.6472222222</text:p>
          </table:table-cell>
          <table:table-cell office:value-type="float" office:value="0.727777777777778">
            <text:p>0.7277777778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0.0444444444444443">
            <text:p>0.0444444444</text:p>
          </table:table-cell>
          <table:table-cell office:value-type="float" office:value="0.0361111111111114">
            <text:p>0.0361111111</text:p>
          </table:table-cell>
          <table:table-cell office:value-type="float" office:value="2.75739874810504">
            <text:p>2.7573987481</text:p>
          </table:table-cell>
          <table:table-cell office:value-type="float" office:value="0.99999648087023">
            <text:p>0.9999964809</text:p>
          </table:table-cell>
          <table:table-cell office:value-type="float" office:value="0.119873022998594">
            <text:p>0.119873023</text:p>
          </table:table-cell>
          <table:table-cell office:value-type="float" office:value="0.407482676722923">
            <text:p>0.4074826767</text:p>
          </table:table-cell>
          <table:table-cell office:value-type="float" office:value="0.651627903861197">
            <text:p>0.6516279039</text:p>
          </table:table-cell>
          <table:table-cell office:value-type="float" office:value="0.742833085266861">
            <text:p>0.7428330853</text:p>
          </table:table-cell>
          <table:table-cell office:value-type="float" office:value="0.609761943476749">
            <text:p>0.6097619435</text:p>
          </table:table-cell>
          <table:table-cell office:value-type="float" office:value="0.244151441757737">
            <text:p>0.2441514418</text:p>
          </table:table-cell>
          <table:table-cell office:value-type="float" office:value="-0.178005322326286">
            <text:p>-0.1780053223</text:p>
          </table:table-cell>
          <table:table-cell office:value-type="float" office:value="-0.330406735393922">
            <text:p>-0.3304067354</text:p>
          </table:table-cell>
          <table:table-cell office:value-type="float" office:value="-0.307380371726083">
            <text:p>-0.3073803717</text:p>
          </table:table-cell>
          <table:table-cell office:value-type="float" office:value="-0.234093597770969">
            <text:p>-0.2340935978</text:p>
          </table:table-cell>
          <table:table-cell office:value-type="float" office:value="-0.178313662005039">
            <text:p>-0.178313662</text:p>
          </table:table-cell>
          <table:table-cell office:value-type="float" office:value="-0.14638130655282">
            <text:p>-0.1463813066</text:p>
          </table:table-cell>
          <table:table-cell office:value-type="float" office:value="-0.167656153495895">
            <text:p>-0.1676561535</text:p>
          </table:table-cell>
          <table:table-cell office:value-type="float" office:value="-0.118067887137464">
            <text:p>-0.1180678871</text:p>
          </table:table-cell>
          <table:table-cell office:value-type="float" office:value="-0.0443940193846493">
            <text:p>-0.0443940194</text:p>
          </table:table-cell>
          <table:table-cell office:value-type="float" office:value="0.0498352818994863">
            <text:p>0.0498352819</text:p>
          </table:table-cell>
          <table:table-cell office:value-type="float" office:value="0.106670095305227">
            <text:p>0.1066700953</text:p>
          </table:table-cell>
          <table:table-cell office:value-type="float" office:value="0.137410394971233">
            <text:p>0.137410395</text:p>
          </table:table-cell>
          <table:table-cell office:value-type="float" office:value="0.128886639745559">
            <text:p>0.1288866397</text:p>
          </table:table-cell>
          <table:table-cell office:value-type="float" office:value="0.107830855695529">
            <text:p>0.1078308557</text:p>
          </table:table-cell>
          <table:table-cell office:value-type="float" office:value="0.110505383189893">
            <text:p>0.11050538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248711423752">
            <text:p>0.6262487114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27777777777778">
            <text:p>0.7277777778</text:p>
          </table:table-cell>
          <table:table-cell office:value-type="float" office:value="0.691666666666666">
            <text:p>0.6916666667</text:p>
          </table:table-cell>
          <table:table-cell office:value-type="float" office:value="0.71388888888889">
            <text:p>0.7138888889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0.0361111111111114">
            <text:p>0.0361111111</text:p>
          </table:table-cell>
          <table:table-cell office:value-type="float" office:value="-0.0138888888888884">
            <text:p>-0.0138888889</text:p>
          </table:table-cell>
          <table:table-cell office:value-type="float" office:value="2.51637536472534">
            <text:p>2.5163753647</text:p>
          </table:table-cell>
          <table:table-cell office:value-type="float" office:value="0.999994877457062">
            <text:p>0.9999948775</text:p>
          </table:table-cell>
          <table:table-cell office:value-type="float" office:value="0.195791055668952">
            <text:p>0.1957910557</text:p>
          </table:table-cell>
          <table:table-cell office:value-type="float" office:value="0.45863520383398">
            <text:p>0.4586352038</text:p>
          </table:table-cell>
          <table:table-cell office:value-type="float" office:value="0.651444635761887">
            <text:p>0.6514446358</text:p>
          </table:table-cell>
          <table:table-cell office:value-type="float" office:value="0.718735109903521">
            <text:p>0.7187351099</text:p>
          </table:table-cell>
          <table:table-cell office:value-type="float" office:value="0.611509365657348">
            <text:p>0.6115093657</text:p>
          </table:table-cell>
          <table:table-cell office:value-type="float" office:value="0.33811477828358">
            <text:p>0.3381147783</text:p>
          </table:table-cell>
          <table:table-cell office:value-type="float" office:value="-0.0499544010312514">
            <text:p>-0.049954401</text:p>
          </table:table-cell>
          <table:table-cell office:value-type="float" office:value="-0.29391138072105">
            <text:p>-0.2939113807</text:p>
          </table:table-cell>
          <table:table-cell office:value-type="float" office:value="-0.326998256730534">
            <text:p>-0.3269982567</text:p>
          </table:table-cell>
          <table:table-cell office:value-type="float" office:value="-0.274740241507883">
            <text:p>-0.2747402415</text:p>
          </table:table-cell>
          <table:table-cell office:value-type="float" office:value="-0.203854640072317">
            <text:p>-0.2038546401</text:p>
          </table:table-cell>
          <table:table-cell office:value-type="float" office:value="-0.153074382777864">
            <text:p>-0.1530743828</text:p>
          </table:table-cell>
          <table:table-cell office:value-type="float" office:value="-0.16074241937937">
            <text:p>-0.1607424194</text:p>
          </table:table-cell>
          <table:table-cell office:value-type="float" office:value="-0.126360983586703">
            <text:p>-0.1263609836</text:p>
          </table:table-cell>
          <table:table-cell office:value-type="float" office:value="-0.0630481734695041">
            <text:p>-0.0630481735</text:p>
          </table:table-cell>
          <table:table-cell office:value-type="float" office:value="0.00859782863128245">
            <text:p>0.0085978286</text:p>
          </table:table-cell>
          <table:table-cell office:value-type="float" office:value="0.0789690561654415">
            <text:p>0.0789690562</text:p>
          </table:table-cell>
          <table:table-cell office:value-type="float" office:value="0.125283659036499">
            <text:p>0.125283659</text:p>
          </table:table-cell>
          <table:table-cell office:value-type="float" office:value="0.116183410098253">
            <text:p>0.1161834101</text:p>
          </table:table-cell>
          <table:table-cell office:value-type="float" office:value="0.0964865781355166">
            <text:p>0.0964865781</text:p>
          </table:table-cell>
          <table:table-cell office:value-type="float" office:value="0.0856703877646838">
            <text:p>0.0856703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636947381024">
            <text:p>0.6276369474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1388888888889">
            <text:p>0.7138888889</text:p>
          </table:table-cell>
          <table:table-cell office:value-type="float" office:value="0.727777777777778">
            <text:p>0.7277777778</text:p>
          </table:table-cell>
          <table:table-cell office:value-type="float" office:value="0.688888888888888">
            <text:p>0.6888888889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250000000000012">
            <text:p>-0.025</text:p>
          </table:table-cell>
          <table:table-cell office:value-type="float" office:value="2.20245434008788">
            <text:p>2.2024543401</text:p>
          </table:table-cell>
          <table:table-cell office:value-type="float" office:value="0.999982670721726">
            <text:p>0.9999826707</text:p>
          </table:table-cell>
          <table:table-cell office:value-type="float" office:value="0.101236279330925">
            <text:p>0.1012362793</text:p>
          </table:table-cell>
          <table:table-cell office:value-type="float" office:value="0.355309203923686">
            <text:p>0.3553092039</text:p>
          </table:table-cell>
          <table:table-cell office:value-type="float" office:value="0.585248465868491">
            <text:p>0.5852484659</text:p>
          </table:table-cell>
          <table:table-cell office:value-type="float" office:value="0.704111391662343">
            <text:p>0.7041113917</text:p>
          </table:table-cell>
          <table:table-cell office:value-type="float" office:value="0.616271772417818">
            <text:p>0.6162717724</text:p>
          </table:table-cell>
          <table:table-cell office:value-type="float" office:value="0.321441354390249">
            <text:p>0.3214413544</text:p>
          </table:table-cell>
          <table:table-cell office:value-type="float" office:value="-0.0826863489437459">
            <text:p>-0.0826863489</text:p>
          </table:table-cell>
          <table:table-cell office:value-type="float" office:value="-0.293838656016341">
            <text:p>-0.293838656</text:p>
          </table:table-cell>
          <table:table-cell office:value-type="float" office:value="-0.307884912309009">
            <text:p>-0.3078849123</text:p>
          </table:table-cell>
          <table:table-cell office:value-type="float" office:value="-0.253263181369493">
            <text:p>-0.2532631814</text:p>
          </table:table-cell>
          <table:table-cell office:value-type="float" office:value="-0.188392055275109">
            <text:p>-0.1883920553</text:p>
          </table:table-cell>
          <table:table-cell office:value-type="float" office:value="-0.138191392928386">
            <text:p>-0.1381913929</text:p>
          </table:table-cell>
          <table:table-cell office:value-type="float" office:value="-0.148717666114613">
            <text:p>-0.1487176661</text:p>
          </table:table-cell>
          <table:table-cell office:value-type="float" office:value="-0.0989506825061353">
            <text:p>-0.0989506825</text:p>
          </table:table-cell>
          <table:table-cell office:value-type="float" office:value="-0.0295272805993587">
            <text:p>-0.0295272806</text:p>
          </table:table-cell>
          <table:table-cell office:value-type="float" office:value="0.0336032925790621">
            <text:p>0.0336032926</text:p>
          </table:table-cell>
          <table:table-cell office:value-type="float" office:value="0.0961119210872994">
            <text:p>0.0961119211</text:p>
          </table:table-cell>
          <table:table-cell office:value-type="float" office:value="0.130041220881656">
            <text:p>0.1300412209</text:p>
          </table:table-cell>
          <table:table-cell office:value-type="float" office:value="0.124891824946181">
            <text:p>0.1248918249</text:p>
          </table:table-cell>
          <table:table-cell office:value-type="float" office:value="0.100270932526395">
            <text:p>0.1002709325</text:p>
          </table:table-cell>
          <table:table-cell office:value-type="float" office:value="0.102890704918537">
            <text:p>0.10289070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891365514257">
            <text:p>0.6208913655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88888888888888">
            <text:p>0.6888888889</text:p>
          </table:table-cell>
          <table:table-cell office:value-type="float" office:value="0.71388888888889">
            <text:p>0.7138888889</text:p>
          </table:table-cell>
          <table:table-cell office:value-type="float" office:value="0.694444444444445">
            <text:p>0.6944444444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250000000000012">
            <text:p>-0.025</text:p>
          </table:table-cell>
          <table:table-cell office:value-type="float" office:value="0.00555555555555642">
            <text:p>0.0055555556</text:p>
          </table:table-cell>
          <table:table-cell office:value-type="float" office:value="2.22675298437882">
            <text:p>2.2267529844</text:p>
          </table:table-cell>
          <table:table-cell office:value-type="float" office:value="0.999988872851542">
            <text:p>0.9999888729</text:p>
          </table:table-cell>
          <table:table-cell office:value-type="float" office:value="0.124578337417264">
            <text:p>0.1245783374</text:p>
          </table:table-cell>
          <table:table-cell office:value-type="float" office:value="0.397291194355687">
            <text:p>0.3972911944</text:p>
          </table:table-cell>
          <table:table-cell office:value-type="float" office:value="0.631585266448691">
            <text:p>0.6315852664</text:p>
          </table:table-cell>
          <table:table-cell office:value-type="float" office:value="0.716495504128513">
            <text:p>0.7164955041</text:p>
          </table:table-cell>
          <table:table-cell office:value-type="float" office:value="0.595465474610393">
            <text:p>0.5954654746</text:p>
          </table:table-cell>
          <table:table-cell office:value-type="float" office:value="0.270982357544216">
            <text:p>0.2709823575</text:p>
          </table:table-cell>
          <table:table-cell office:value-type="float" office:value="-0.131703994289653">
            <text:p>-0.1317039943</text:p>
          </table:table-cell>
          <table:table-cell office:value-type="float" office:value="-0.310333076329579">
            <text:p>-0.3103330763</text:p>
          </table:table-cell>
          <table:table-cell office:value-type="float" office:value="-0.314212876065261">
            <text:p>-0.3142128761</text:p>
          </table:table-cell>
          <table:table-cell office:value-type="float" office:value="-0.249683498678056">
            <text:p>-0.2496834987</text:p>
          </table:table-cell>
          <table:table-cell office:value-type="float" office:value="-0.182087949979715">
            <text:p>-0.18208795</text:p>
          </table:table-cell>
          <table:table-cell office:value-type="float" office:value="-0.142171794577945">
            <text:p>-0.1421717946</text:p>
          </table:table-cell>
          <table:table-cell office:value-type="float" office:value="-0.167656136893294">
            <text:p>-0.1676561369</text:p>
          </table:table-cell>
          <table:table-cell office:value-type="float" office:value="-0.122304777734163">
            <text:p>-0.1223047777</text:p>
          </table:table-cell>
          <table:table-cell office:value-type="float" office:value="-0.0468568279162066">
            <text:p>-0.0468568279</text:p>
          </table:table-cell>
          <table:table-cell office:value-type="float" office:value="0.0446522387477089">
            <text:p>0.0446522387</text:p>
          </table:table-cell>
          <table:table-cell office:value-type="float" office:value="0.107457084267575">
            <text:p>0.1074570843</text:p>
          </table:table-cell>
          <table:table-cell office:value-type="float" office:value="0.137722812572097">
            <text:p>0.1377228126</text:p>
          </table:table-cell>
          <table:table-cell office:value-type="float" office:value="0.137957109480722">
            <text:p>0.1379571095</text:p>
          </table:table-cell>
          <table:table-cell office:value-type="float" office:value="0.111920671284161">
            <text:p>0.1119206713</text:p>
          </table:table-cell>
          <table:table-cell office:value-type="float" office:value="0.106079769705913">
            <text:p>0.10607976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971590373317">
            <text:p>0.625971590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694444444444445">
            <text:p>0.6944444444</text:p>
          </table:table-cell>
          <table:table-cell office:value-type="float" office:value="0.688888888888888">
            <text:p>0.6888888889</text:p>
          </table:table-cell>
          <table:table-cell office:value-type="float" office:value="0.672222222222223">
            <text:p>0.6722222222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0.00555555555555642">
            <text:p>0.0055555556</text:p>
          </table:table-cell>
          <table:table-cell office:value-type="float" office:value="-0.0222222222222221">
            <text:p>-0.0222222222</text:p>
          </table:table-cell>
          <table:table-cell office:value-type="float" office:value="2.32282590043774">
            <text:p>2.3228259004</text:p>
          </table:table-cell>
          <table:table-cell office:value-type="float" office:value="0.999996094423901">
            <text:p>0.9999960944</text:p>
          </table:table-cell>
          <table:table-cell office:value-type="float" office:value="0.12855389447859">
            <text:p>0.1285538945</text:p>
          </table:table-cell>
          <table:table-cell office:value-type="float" office:value="0.414380620306339">
            <text:p>0.4143806203</text:p>
          </table:table-cell>
          <table:table-cell office:value-type="float" office:value="0.648132835618149">
            <text:p>0.6481328356</text:p>
          </table:table-cell>
          <table:table-cell office:value-type="float" office:value="0.73837600050169">
            <text:p>0.7383760005</text:p>
          </table:table-cell>
          <table:table-cell office:value-type="float" office:value="0.620157349628451">
            <text:p>0.6201573496</text:p>
          </table:table-cell>
          <table:table-cell office:value-type="float" office:value="0.282377333812053">
            <text:p>0.2823773338</text:p>
          </table:table-cell>
          <table:table-cell office:value-type="float" office:value="-0.14217178455289">
            <text:p>-0.1421717846</text:p>
          </table:table-cell>
          <table:table-cell office:value-type="float" office:value="-0.319798521404147">
            <text:p>-0.3197985214</text:p>
          </table:table-cell>
          <table:table-cell office:value-type="float" office:value="-0.311483733301967">
            <text:p>-0.3114837333</text:p>
          </table:table-cell>
          <table:table-cell office:value-type="float" office:value="-0.241904160807481">
            <text:p>-0.2419041608</text:p>
          </table:table-cell>
          <table:table-cell office:value-type="float" office:value="-0.17553736068592">
            <text:p>-0.1755373607</text:p>
          </table:table-cell>
          <table:table-cell office:value-type="float" office:value="-0.138269485953761">
            <text:p>-0.138269486</text:p>
          </table:table-cell>
          <table:table-cell office:value-type="float" office:value="-0.155716634798787">
            <text:p>-0.1557166348</text:p>
          </table:table-cell>
          <table:table-cell office:value-type="float" office:value="-0.0965062796804194">
            <text:p>-0.0965062797</text:p>
          </table:table-cell>
          <table:table-cell office:value-type="float" office:value="-0.00573195805402837">
            <text:p>-0.0057319581</text:p>
          </table:table-cell>
          <table:table-cell office:value-type="float" office:value="0.0775843918386572">
            <text:p>0.0775843918</text:p>
          </table:table-cell>
          <table:table-cell office:value-type="float" office:value="0.126693916832064">
            <text:p>0.1266939168</text:p>
          </table:table-cell>
          <table:table-cell office:value-type="float" office:value="0.142639763587353">
            <text:p>0.1426397636</text:p>
          </table:table-cell>
          <table:table-cell office:value-type="float" office:value="0.131254139753445">
            <text:p>0.1312541398</text:p>
          </table:table-cell>
          <table:table-cell office:value-type="float" office:value="0.10668977364744">
            <text:p>0.1066897736</text:p>
          </table:table-cell>
          <table:table-cell office:value-type="float" office:value="0.10981724778993">
            <text:p>0.1098172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6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040669010143">
            <text:p>0.621040669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72222222222223">
            <text:p>0.6722222222</text:p>
          </table:table-cell>
          <table:table-cell office:value-type="float" office:value="0.694444444444445">
            <text:p>0.6944444444</text:p>
          </table:table-cell>
          <table:table-cell office:value-type="float" office:value="0.683333333333334">
            <text:p>0.6833333333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111111111111111">
            <text:p>0.0111111111</text:p>
          </table:table-cell>
          <table:table-cell office:value-type="float" office:value="2.26033955643397">
            <text:p>2.2603395564</text:p>
          </table:table-cell>
          <table:table-cell office:value-type="float" office:value="0.999999299848942">
            <text:p>0.9999992998</text:p>
          </table:table-cell>
          <table:table-cell office:value-type="float" office:value="0.129356342296321">
            <text:p>0.1293563423</text:p>
          </table:table-cell>
          <table:table-cell office:value-type="float" office:value="0.417737955818053">
            <text:p>0.4177379558</text:p>
          </table:table-cell>
          <table:table-cell office:value-type="float" office:value="0.656184855218305">
            <text:p>0.6561848552</text:p>
          </table:table-cell>
          <table:table-cell office:value-type="float" office:value="0.761594155955765">
            <text:p>0.761594156</text:p>
          </table:table-cell>
          <table:table-cell office:value-type="float" office:value="0.673897372260231">
            <text:p>0.6738973723</text:p>
          </table:table-cell>
          <table:table-cell office:value-type="float" office:value="0.360341999313403">
            <text:p>0.3603419993</text:p>
          </table:table-cell>
          <table:table-cell office:value-type="float" office:value="-0.0903508249912637">
            <text:p>-0.090350825</text:p>
          </table:table-cell>
          <table:table-cell office:value-type="float" office:value="-0.322226375945093">
            <text:p>-0.3222263759</text:p>
          </table:table-cell>
          <table:table-cell office:value-type="float" office:value="-0.324222611103057">
            <text:p>-0.3242226111</text:p>
          </table:table-cell>
          <table:table-cell office:value-type="float" office:value="-0.251772481302682">
            <text:p>-0.2517724813</text:p>
          </table:table-cell>
          <table:table-cell office:value-type="float" office:value="-0.185549409148886">
            <text:p>-0.1855494091</text:p>
          </table:table-cell>
          <table:table-cell office:value-type="float" office:value="-0.145446316480909">
            <text:p>-0.1454463165</text:p>
          </table:table-cell>
          <table:table-cell office:value-type="float" office:value="-0.170362941508514">
            <text:p>-0.1703629415</text:p>
          </table:table-cell>
          <table:table-cell office:value-type="float" office:value="-0.112883583129795">
            <text:p>-0.1128835831</text:p>
          </table:table-cell>
          <table:table-cell office:value-type="float" office:value="-0.0276778227831058">
            <text:p>-0.0276778228</text:p>
          </table:table-cell>
          <table:table-cell office:value-type="float" office:value="0.0572179091315759">
            <text:p>0.0572179091</text:p>
          </table:table-cell>
          <table:table-cell office:value-type="float" office:value="0.110603685975615">
            <text:p>0.110603686</text:p>
          </table:table-cell>
          <table:table-cell office:value-type="float" office:value="0.125048566954454">
            <text:p>0.125048567</text:p>
          </table:table-cell>
          <table:table-cell office:value-type="float" office:value="0.11995148442862">
            <text:p>0.1199514844</text:p>
          </table:table-cell>
          <table:table-cell office:value-type="float" office:value="0.097570929551732">
            <text:p>0.0975709296</text:p>
          </table:table-cell>
          <table:table-cell office:value-type="float" office:value="0.0948497616751121">
            <text:p>0.0948497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199515394537">
            <text:p>0.6271995154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97222222222222">
            <text:p>0.6972222222</text:p>
          </table:table-cell>
          <table:table-cell office:value-type="float" office:value="0.702777777777778">
            <text:p>0.7027777778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194444444444445">
            <text:p>0.0194444444</text:p>
          </table:table-cell>
          <table:table-cell office:value-type="float" office:value="-0.013888888888889">
            <text:p>-0.0138888889</text:p>
          </table:table-cell>
          <table:table-cell office:value-type="float" office:value="2.4192943105827">
            <text:p>2.4192943106</text:p>
          </table:table-cell>
          <table:table-cell office:value-type="float" office:value="0.999982830026769">
            <text:p>0.99998283</text:p>
          </table:table-cell>
          <table:table-cell office:value-type="float" office:value="0.110499206114913">
            <text:p>0.1104992061</text:p>
          </table:table-cell>
          <table:table-cell office:value-type="float" office:value="0.374767562378072">
            <text:p>0.3747675624</text:p>
          </table:table-cell>
          <table:table-cell office:value-type="float" office:value="0.606771588634689">
            <text:p>0.6067715886</text:p>
          </table:table-cell>
          <table:table-cell office:value-type="float" office:value="0.696652018041038">
            <text:p>0.696652018</text:p>
          </table:table-cell>
          <table:table-cell office:value-type="float" office:value="0.606771589571036">
            <text:p>0.6067715896</text:p>
          </table:table-cell>
          <table:table-cell office:value-type="float" office:value="0.332024560177065">
            <text:p>0.3320245602</text:p>
          </table:table-cell>
          <table:table-cell office:value-type="float" office:value="-0.0737923553936525">
            <text:p>-0.0737923554</text:p>
          </table:table-cell>
          <table:table-cell office:value-type="float" office:value="-0.292540806168342">
            <text:p>-0.2925408062</text:p>
          </table:table-cell>
          <table:table-cell office:value-type="float" office:value="-0.312118418061742">
            <text:p>-0.3121184181</text:p>
          </table:table-cell>
          <table:table-cell office:value-type="float" office:value="-0.256452364047524">
            <text:p>-0.256452364</text:p>
          </table:table-cell>
          <table:table-cell office:value-type="float" office:value="-0.192495962854499">
            <text:p>-0.1924959629</text:p>
          </table:table-cell>
          <table:table-cell office:value-type="float" office:value="-0.143945998040396">
            <text:p>-0.143945998</text:p>
          </table:table-cell>
          <table:table-cell office:value-type="float" office:value="-0.168665289533606">
            <text:p>-0.1686652895</text:p>
          </table:table-cell>
          <table:table-cell office:value-type="float" office:value="-0.126433146136787">
            <text:p>-0.1264331461</text:p>
          </table:table-cell>
          <table:table-cell office:value-type="float" office:value="-0.0499955802955714">
            <text:p>-0.0499955803</text:p>
          </table:table-cell>
          <table:table-cell office:value-type="float" office:value="0.0257484943632644">
            <text:p>0.0257484944</text:p>
          </table:table-cell>
          <table:table-cell office:value-type="float" office:value="0.101157058196272">
            <text:p>0.1011570582</text:p>
          </table:table-cell>
          <table:table-cell office:value-type="float" office:value="0.138503977889833">
            <text:p>0.1385039779</text:p>
          </table:table-cell>
          <table:table-cell office:value-type="float" office:value="0.133989672614127">
            <text:p>0.1339896726</text:p>
          </table:table-cell>
          <table:table-cell office:value-type="float" office:value="0.116532638666345">
            <text:p>0.1165326387</text:p>
          </table:table-cell>
          <table:table-cell office:value-type="float" office:value="0.120577403874437">
            <text:p>0.1205774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330981013942">
            <text:p>0.624330981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6666666666667">
            <text:p>0.7166666667</text:p>
          </table:table-cell>
          <table:table-cell office:value-type="float" office:value="0.7">
            <text:p>0.7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13888888888889">
            <text:p>-0.0138888889</text:p>
          </table:table-cell>
          <table:table-cell office:value-type="float" office:value="-0.00277777777777755">
            <text:p>-0.0027777778</text:p>
          </table:table-cell>
          <table:table-cell office:value-type="float" office:value="2.26201965684926">
            <text:p>2.2620196568</text:p>
          </table:table-cell>
          <table:table-cell office:value-type="float" office:value="0.999987550968316">
            <text:p>0.999987551</text:p>
          </table:table-cell>
          <table:table-cell office:value-type="float" office:value="0.0850542438466855">
            <text:p>0.0850542438</text:p>
          </table:table-cell>
          <table:table-cell office:value-type="float" office:value="0.368660656418041">
            <text:p>0.3686606564</text:p>
          </table:table-cell>
          <table:table-cell office:value-type="float" office:value="0.621634450002973">
            <text:p>0.62163445</text:p>
          </table:table-cell>
          <table:table-cell office:value-type="float" office:value="0.722875543305904">
            <text:p>0.7228755433</text:p>
          </table:table-cell>
          <table:table-cell office:value-type="float" office:value="0.590771048884996">
            <text:p>0.5907710489</text:p>
          </table:table-cell>
          <table:table-cell office:value-type="float" office:value="0.189781086663626">
            <text:p>0.1897810867</text:p>
          </table:table-cell>
          <table:table-cell office:value-type="float" office:value="-0.228607829712619">
            <text:p>-0.2286078297</text:p>
          </table:table-cell>
          <table:table-cell office:value-type="float" office:value="-0.334970945446163">
            <text:p>-0.3349709454</text:p>
          </table:table-cell>
          <table:table-cell office:value-type="float" office:value="-0.294585657849739">
            <text:p>-0.2945856578</text:p>
          </table:table-cell>
          <table:table-cell office:value-type="float" office:value="-0.223023606523717">
            <text:p>-0.2230236065</text:p>
          </table:table-cell>
          <table:table-cell office:value-type="float" office:value="-0.169168496733205">
            <text:p>-0.1691684967</text:p>
          </table:table-cell>
          <table:table-cell office:value-type="float" office:value="-0.139560549085471">
            <text:p>-0.1395605491</text:p>
          </table:table-cell>
          <table:table-cell office:value-type="float" office:value="-0.162902445831086">
            <text:p>-0.1629024458</text:p>
          </table:table-cell>
          <table:table-cell office:value-type="float" office:value="-0.123659382087674">
            <text:p>-0.1236593821</text:p>
          </table:table-cell>
          <table:table-cell office:value-type="float" office:value="-0.0565243026783943">
            <text:p>-0.0565243027</text:p>
          </table:table-cell>
          <table:table-cell office:value-type="float" office:value="0.0263903511033894">
            <text:p>0.0263903511</text:p>
          </table:table-cell>
          <table:table-cell office:value-type="float" office:value="0.0921462746711588">
            <text:p>0.0921462747</text:p>
          </table:table-cell>
          <table:table-cell office:value-type="float" office:value="0.135474722654853">
            <text:p>0.1354747227</text:p>
          </table:table-cell>
          <table:table-cell office:value-type="float" office:value="0.147515159986323">
            <text:p>0.14751516</text:p>
          </table:table-cell>
          <table:table-cell office:value-type="float" office:value="0.131506441074693">
            <text:p>0.1315064411</text:p>
          </table:table-cell>
          <table:table-cell office:value-type="float" office:value="0.119147884952968">
            <text:p>0.1191478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148009839424">
            <text:p>0.6211480098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02777777777778">
            <text:p>0.7027777778</text:p>
          </table:table-cell>
          <table:table-cell office:value-type="float" office:value="0.738888888888889">
            <text:p>0.7388888889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0277777777777755">
            <text:p>-0.0027777778</text:p>
          </table:table-cell>
          <table:table-cell office:value-type="float" office:value="0.0388888888888888">
            <text:p>0.0388888889</text:p>
          </table:table-cell>
          <table:table-cell office:value-type="float" office:value="2.43996539836245">
            <text:p>2.4399653984</text:p>
          </table:table-cell>
          <table:table-cell office:value-type="float" office:value="0.99999664613279">
            <text:p>0.9999966461</text:p>
          </table:table-cell>
          <table:table-cell office:value-type="float" office:value="0.119760600797143">
            <text:p>0.1197606008</text:p>
          </table:table-cell>
          <table:table-cell office:value-type="float" office:value="0.410976148313822">
            <text:p>0.4109761483</text:p>
          </table:table-cell>
          <table:table-cell office:value-type="float" office:value="0.653871562796179">
            <text:p>0.6538715628</text:p>
          </table:table-cell>
          <table:table-cell office:value-type="float" office:value="0.738214448651011">
            <text:p>0.7382144487</text:p>
          </table:table-cell>
          <table:table-cell office:value-type="float" office:value="0.616985278177131">
            <text:p>0.6169852782</text:p>
          </table:table-cell>
          <table:table-cell office:value-type="float" office:value="0.287074823593327">
            <text:p>0.2870748236</text:p>
          </table:table-cell>
          <table:table-cell office:value-type="float" office:value="-0.137934919361684">
            <text:p>-0.1379349194</text:p>
          </table:table-cell>
          <table:table-cell office:value-type="float" office:value="-0.317494219161566">
            <text:p>-0.3174942192</text:p>
          </table:table-cell>
          <table:table-cell office:value-type="float" office:value="-0.307172983438061">
            <text:p>-0.3071729834</text:p>
          </table:table-cell>
          <table:table-cell office:value-type="float" office:value="-0.2383243969786">
            <text:p>-0.238324397</text:p>
          </table:table-cell>
          <table:table-cell office:value-type="float" office:value="-0.17520001299577">
            <text:p>-0.175200013</text:p>
          </table:table-cell>
          <table:table-cell office:value-type="float" office:value="-0.140941759423874">
            <text:p>-0.1409417594</text:p>
          </table:table-cell>
          <table:table-cell office:value-type="float" office:value="-0.171803845781544">
            <text:p>-0.1718038458</text:p>
          </table:table-cell>
          <table:table-cell office:value-type="float" office:value="-0.137182805685843">
            <text:p>-0.1371828057</text:p>
          </table:table-cell>
          <table:table-cell office:value-type="float" office:value="-0.0651528950571149">
            <text:p>-0.0651528951</text:p>
          </table:table-cell>
          <table:table-cell office:value-type="float" office:value="0.0174025251300389">
            <text:p>0.0174025251</text:p>
          </table:table-cell>
          <table:table-cell office:value-type="float" office:value="0.0867406969004048">
            <text:p>0.0867406969</text:p>
          </table:table-cell>
          <table:table-cell office:value-type="float" office:value="0.131058479497203">
            <text:p>0.1310584795</text:p>
          </table:table-cell>
          <table:table-cell office:value-type="float" office:value="0.136511873502048">
            <text:p>0.1365118735</text:p>
          </table:table-cell>
          <table:table-cell office:value-type="float" office:value="0.127921202630675">
            <text:p>0.1279212026</text:p>
          </table:table-cell>
          <table:table-cell office:value-type="float" office:value="0.126473927572107">
            <text:p>0.1264739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012364072514">
            <text:p>0.6300123641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38888888888889">
            <text:p>0.7388888889</text:p>
          </table:table-cell>
          <table:table-cell office:value-type="float" office:value="0.7">
            <text:p>0.7</text:p>
          </table:table-cell>
          <table:table-cell office:value-type="float" office:value="0.697222222222222">
            <text:p>0.6972222222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388888888888888">
            <text:p>0.0388888889</text:p>
          </table:table-cell>
          <table:table-cell office:value-type="float" office:value="-0.041666666666667">
            <text:p>-0.0416666667</text:p>
          </table:table-cell>
          <table:table-cell office:value-type="float" office:value="2.44946706911864">
            <text:p>2.4494670691</text:p>
          </table:table-cell>
          <table:table-cell office:value-type="float" office:value="0.999999550304661">
            <text:p>0.9999995503</text:p>
          </table:table-cell>
          <table:table-cell office:value-type="float" office:value="0.175360672818145">
            <text:p>0.1753606728</text:p>
          </table:table-cell>
          <table:table-cell office:value-type="float" office:value="0.469062644820231">
            <text:p>0.4690626448</text:p>
          </table:table-cell>
          <table:table-cell office:value-type="float" office:value="0.685438392180719">
            <text:p>0.6854383922</text:p>
          </table:table-cell>
          <table:table-cell office:value-type="float" office:value="0.761594155955765">
            <text:p>0.761594156</text:p>
          </table:table-cell>
          <table:table-cell office:value-type="float" office:value="0.646118128027061">
            <text:p>0.646118128</text:p>
          </table:table-cell>
          <table:table-cell office:value-type="float" office:value="0.317047009021458">
            <text:p>0.317047009</text:p>
          </table:table-cell>
          <table:table-cell office:value-type="float" office:value="-0.128654815841642">
            <text:p>-0.1286548158</text:p>
          </table:table-cell>
          <table:table-cell office:value-type="float" office:value="-0.34836667608967">
            <text:p>-0.3483666761</text:p>
          </table:table-cell>
          <table:table-cell office:value-type="float" office:value="-0.363061528052102">
            <text:p>-0.3630615281</text:p>
          </table:table-cell>
          <table:table-cell office:value-type="float" office:value="-0.299497360733882">
            <text:p>-0.2994973607</text:p>
          </table:table-cell>
          <table:table-cell office:value-type="float" office:value="-0.228529289706735">
            <text:p>-0.2285292897</text:p>
          </table:table-cell>
          <table:table-cell office:value-type="float" office:value="-0.179454382891958">
            <text:p>-0.1794543829</text:p>
          </table:table-cell>
          <table:table-cell office:value-type="float" office:value="-0.193373690724719">
            <text:p>-0.1933736907</text:p>
          </table:table-cell>
          <table:table-cell office:value-type="float" office:value="-0.153751908008968">
            <text:p>-0.153751908</text:p>
          </table:table-cell>
          <table:table-cell office:value-type="float" office:value="-0.0721642420730561">
            <text:p>-0.0721642421</text:p>
          </table:table-cell>
          <table:table-cell office:value-type="float" office:value="0.013611793080051">
            <text:p>0.0136117931</text:p>
          </table:table-cell>
          <table:table-cell office:value-type="float" office:value="0.0861237602388281">
            <text:p>0.0861237602</text:p>
          </table:table-cell>
          <table:table-cell office:value-type="float" office:value="0.121883964658334">
            <text:p>0.1218839647</text:p>
          </table:table-cell>
          <table:table-cell office:value-type="float" office:value="0.125209671238491">
            <text:p>0.1252096712</text:p>
          </table:table-cell>
          <table:table-cell office:value-type="float" office:value="0.101751736701081">
            <text:p>0.1017517367</text:p>
          </table:table-cell>
          <table:table-cell office:value-type="float" office:value="0.102264321983644">
            <text:p>0.102264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186166531546">
            <text:p>0.6301861665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97222222222222">
            <text:p>0.6972222222</text:p>
          </table:table-cell>
          <table:table-cell office:value-type="float" office:value="0.738888888888889">
            <text:p>0.7388888889</text:p>
          </table:table-cell>
          <table:table-cell office:value-type="float" office:value="0.669444444444444">
            <text:p>0.6694444444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41666666666667">
            <text:p>-0.0416666667</text:p>
          </table:table-cell>
          <table:table-cell office:value-type="float" office:value="-0.0277777777777777">
            <text:p>-0.0277777778</text:p>
          </table:table-cell>
          <table:table-cell office:value-type="float" office:value="2.05783308785292">
            <text:p>2.0578330879</text:p>
          </table:table-cell>
          <table:table-cell office:value-type="float" office:value="0.999989164276559">
            <text:p>0.9999891643</text:p>
          </table:table-cell>
          <table:table-cell office:value-type="float" office:value="0.139966853703527">
            <text:p>0.1399668537</text:p>
          </table:table-cell>
          <table:table-cell office:value-type="float" office:value="0.397019801690398">
            <text:p>0.3970198017</text:p>
          </table:table-cell>
          <table:table-cell office:value-type="float" office:value="0.599282718478965">
            <text:p>0.5992827185</text:p>
          </table:table-cell>
          <table:table-cell office:value-type="float" office:value="0.701019407701668">
            <text:p>0.7010194077</text:p>
          </table:table-cell>
          <table:table-cell office:value-type="float" office:value="0.621786975645218">
            <text:p>0.6217869756</text:p>
          </table:table-cell>
          <table:table-cell office:value-type="float" office:value="0.356929935948899">
            <text:p>0.3569299359</text:p>
          </table:table-cell>
          <table:table-cell office:value-type="float" office:value="-0.0218761632715909">
            <text:p>-0.0218761633</text:p>
          </table:table-cell>
          <table:table-cell office:value-type="float" office:value="-0.280674145843734">
            <text:p>-0.2806741458</text:p>
          </table:table-cell>
          <table:table-cell office:value-type="float" office:value="-0.32899777024493">
            <text:p>-0.3289977702</text:p>
          </table:table-cell>
          <table:table-cell office:value-type="float" office:value="-0.29496403255577">
            <text:p>-0.2949640326</text:p>
          </table:table-cell>
          <table:table-cell office:value-type="float" office:value="-0.227665064157766">
            <text:p>-0.2276650642</text:p>
          </table:table-cell>
          <table:table-cell office:value-type="float" office:value="-0.169329500624769">
            <text:p>-0.1693295006</text:p>
          </table:table-cell>
          <table:table-cell office:value-type="float" office:value="-0.157977048674162">
            <text:p>-0.1579770487</text:p>
          </table:table-cell>
          <table:table-cell office:value-type="float" office:value="-0.128084234962201">
            <text:p>-0.128084235</text:p>
          </table:table-cell>
          <table:table-cell office:value-type="float" office:value="-0.0688450091420962">
            <text:p>-0.0688450091</text:p>
          </table:table-cell>
          <table:table-cell office:value-type="float" office:value="-0.0040195345958044">
            <text:p>-0.0040195346</text:p>
          </table:table-cell>
          <table:table-cell office:value-type="float" office:value="0.0577840663851861">
            <text:p>0.0577840664</text:p>
          </table:table-cell>
          <table:table-cell office:value-type="float" office:value="0.105359239153429">
            <text:p>0.1053592392</text:p>
          </table:table-cell>
          <table:table-cell office:value-type="float" office:value="0.117758748889177">
            <text:p>0.1177587489</text:p>
          </table:table-cell>
          <table:table-cell office:value-type="float" office:value="0.103207352915582">
            <text:p>0.1032073529</text:p>
          </table:table-cell>
          <table:table-cell office:value-type="float" office:value="0.0929679499226315">
            <text:p>0.0929679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778675082561">
            <text:p>0.6277786751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69444444444444">
            <text:p>0.6694444444</text:p>
          </table:table-cell>
          <table:table-cell office:value-type="float" office:value="0.697222222222222">
            <text:p>0.6972222222</text:p>
          </table:table-cell>
          <table:table-cell office:value-type="float" office:value="0.661111111111111">
            <text:p>0.6611111111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-0.00833333333333286">
            <text:p>-0.0083333333</text:p>
          </table:table-cell>
          <table:table-cell office:value-type="float" office:value="2.17800594239763">
            <text:p>2.1780059424</text:p>
          </table:table-cell>
          <table:table-cell office:value-type="float" office:value="0.999949321019111">
            <text:p>0.999949321</text:p>
          </table:table-cell>
          <table:table-cell office:value-type="float" office:value="0.059952053147966">
            <text:p>0.0599520531</text:p>
          </table:table-cell>
          <table:table-cell office:value-type="float" office:value="0.314734183413856">
            <text:p>0.3147341834</text:p>
          </table:table-cell>
          <table:table-cell office:value-type="float" office:value="0.559102506585591">
            <text:p>0.5591025066</text:p>
          </table:table-cell>
          <table:table-cell office:value-type="float" office:value="0.678120232884213">
            <text:p>0.6781202329</text:p>
          </table:table-cell>
          <table:table-cell office:value-type="float" office:value="0.595765777995663">
            <text:p>0.595765778</text:p>
          </table:table-cell>
          <table:table-cell office:value-type="float" office:value="0.314435485111991">
            <text:p>0.3144354851</text:p>
          </table:table-cell>
          <table:table-cell office:value-type="float" office:value="-0.0901737393300416">
            <text:p>-0.0901737393</text:p>
          </table:table-cell>
          <table:table-cell office:value-type="float" office:value="-0.290113810460689">
            <text:p>-0.2901138105</text:p>
          </table:table-cell>
          <table:table-cell office:value-type="float" office:value="-0.297232366790763">
            <text:p>-0.2972323668</text:p>
          </table:table-cell>
          <table:table-cell office:value-type="float" office:value="-0.243398885168595">
            <text:p>-0.2433988852</text:p>
          </table:table-cell>
          <table:table-cell office:value-type="float" office:value="-0.182740909909616">
            <text:p>-0.1827409099</text:p>
          </table:table-cell>
          <table:table-cell office:value-type="float" office:value="-0.131669324306408">
            <text:p>-0.1316693243</text:p>
          </table:table-cell>
          <table:table-cell office:value-type="float" office:value="-0.142241216832699">
            <text:p>-0.1422412168</text:p>
          </table:table-cell>
          <table:table-cell office:value-type="float" office:value="-0.10724388208529">
            <text:p>-0.1072438821</text:p>
          </table:table-cell>
          <table:table-cell office:value-type="float" office:value="-0.0486107565555241">
            <text:p>-0.0486107566</text:p>
          </table:table-cell>
          <table:table-cell office:value-type="float" office:value="0.00888837685841315">
            <text:p>0.0088883769</text:p>
          </table:table-cell>
          <table:table-cell office:value-type="float" office:value="0.0603442925295195">
            <text:p>0.0603442925</text:p>
          </table:table-cell>
          <table:table-cell office:value-type="float" office:value="0.111174541514532">
            <text:p>0.1111745415</text:p>
          </table:table-cell>
          <table:table-cell office:value-type="float" office:value="0.127982336389963">
            <text:p>0.1279823364</text:p>
          </table:table-cell>
          <table:table-cell office:value-type="float" office:value="0.112115755135231">
            <text:p>0.1121157551</text:p>
          </table:table-cell>
          <table:table-cell office:value-type="float" office:value="0.111174545692029">
            <text:p>0.11117454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755826695482">
            <text:p>0.6217558267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69444444444444">
            <text:p>0.6694444444</text:p>
          </table:table-cell>
          <table:table-cell office:value-type="float" office:value="0.675">
            <text:p>0.675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0.0138888888888884">
            <text:p>0.0138888889</text:p>
          </table:table-cell>
          <table:table-cell office:value-type="float" office:value="2.35143282630172">
            <text:p>2.3514328263</text:p>
          </table:table-cell>
          <table:table-cell office:value-type="float" office:value="0.999949761150176">
            <text:p>0.9999497612</text:p>
          </table:table-cell>
          <table:table-cell office:value-type="float" office:value="0.0439795648815544">
            <text:p>0.0439795649</text:p>
          </table:table-cell>
          <table:table-cell office:value-type="float" office:value="0.307623259113079">
            <text:p>0.3076232591</text:p>
          </table:table-cell>
          <table:table-cell office:value-type="float" office:value="0.58920419565401">
            <text:p>0.5892041957</text:p>
          </table:table-cell>
          <table:table-cell office:value-type="float" office:value="0.702323671031542">
            <text:p>0.702323671</text:p>
          </table:table-cell>
          <table:table-cell office:value-type="float" office:value="0.563416999828134">
            <text:p>0.5634169998</text:p>
          </table:table-cell>
          <table:table-cell office:value-type="float" office:value="0.177047061218986">
            <text:p>0.1770470612</text:p>
          </table:table-cell>
          <table:table-cell office:value-type="float" office:value="-0.207929336705657">
            <text:p>-0.2079293367</text:p>
          </table:table-cell>
          <table:table-cell office:value-type="float" office:value="-0.310771336260543">
            <text:p>-0.3107713363</text:p>
          </table:table-cell>
          <table:table-cell office:value-type="float" office:value="-0.274018477133103">
            <text:p>-0.2740184771</text:p>
          </table:table-cell>
          <table:table-cell office:value-type="float" office:value="-0.19942939398827">
            <text:p>-0.199429394</text:p>
          </table:table-cell>
          <table:table-cell office:value-type="float" office:value="-0.145406578472083">
            <text:p>-0.1454065785</text:p>
          </table:table-cell>
          <table:table-cell office:value-type="float" office:value="-0.130528993404849">
            <text:p>-0.1305289934</text:p>
          </table:table-cell>
          <table:table-cell office:value-type="float" office:value="-0.154641881186121">
            <text:p>-0.1546418812</text:p>
          </table:table-cell>
          <table:table-cell office:value-type="float" office:value="-0.107407719338135">
            <text:p>-0.1074077193</text:p>
          </table:table-cell>
          <table:table-cell office:value-type="float" office:value="-0.0388499843702352">
            <text:p>-0.0388499844</text:p>
          </table:table-cell>
          <table:table-cell office:value-type="float" office:value="0.0334079197135953">
            <text:p>0.0334079197</text:p>
          </table:table-cell>
          <table:table-cell office:value-type="float" office:value="0.0925365927687811">
            <text:p>0.0925365928</text:p>
          </table:table-cell>
          <table:table-cell office:value-type="float" office:value="0.125535965438116">
            <text:p>0.1255359654</text:p>
          </table:table-cell>
          <table:table-cell office:value-type="float" office:value="0.125026112704523">
            <text:p>0.1250261127</text:p>
          </table:table-cell>
          <table:table-cell office:value-type="float" office:value="0.107653481305428">
            <text:p>0.1076534813</text:p>
          </table:table-cell>
          <table:table-cell office:value-type="float" office:value="0.113465840262338">
            <text:p>0.11346584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695013315378">
            <text:p>0.6226950133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0.661111111111111">
            <text:p>0.6611111111</text:p>
          </table:table-cell>
          <table:table-cell office:value-type="float" office:value="0.691666666666666">
            <text:p>0.6916666667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0.0166666666666666">
            <text:p>0.0166666667</text:p>
          </table:table-cell>
          <table:table-cell office:value-type="float" office:value="2.49421842731963">
            <text:p>2.4942184273</text:p>
          </table:table-cell>
          <table:table-cell office:value-type="float" office:value="0.999993043614315">
            <text:p>0.9999930436</text:p>
          </table:table-cell>
          <table:table-cell office:value-type="float" office:value="0.0868846354257395">
            <text:p>0.0868846354</text:p>
          </table:table-cell>
          <table:table-cell office:value-type="float" office:value="0.366725493227274">
            <text:p>0.3667254932</text:p>
          </table:table-cell>
          <table:table-cell office:value-type="float" office:value="0.631600418690906">
            <text:p>0.6316004187</text:p>
          </table:table-cell>
          <table:table-cell office:value-type="float" office:value="0.735372999055975">
            <text:p>0.7353729991</text:p>
          </table:table-cell>
          <table:table-cell office:value-type="float" office:value="0.602512791355316">
            <text:p>0.6025127914</text:p>
          </table:table-cell>
          <table:table-cell office:value-type="float" office:value="0.200304621875052">
            <text:p>0.2003046219</text:p>
          </table:table-cell>
          <table:table-cell office:value-type="float" office:value="-0.223574830065378">
            <text:p>-0.2235748301</text:p>
          </table:table-cell>
          <table:table-cell office:value-type="float" office:value="-0.342820292865476">
            <text:p>-0.3428202929</text:p>
          </table:table-cell>
          <table:table-cell office:value-type="float" office:value="-0.310172218186431">
            <text:p>-0.3101722182</text:p>
          </table:table-cell>
          <table:table-cell office:value-type="float" office:value="-0.231041328833135">
            <text:p>-0.2310413288</text:p>
          </table:table-cell>
          <table:table-cell office:value-type="float" office:value="-0.168202266770162">
            <text:p>-0.1682022668</text:p>
          </table:table-cell>
          <table:table-cell office:value-type="float" office:value="-0.14467637165982">
            <text:p>-0.1446763717</text:p>
          </table:table-cell>
          <table:table-cell office:value-type="float" office:value="-0.167960651011489">
            <text:p>-0.167960651</text:p>
          </table:table-cell>
          <table:table-cell office:value-type="float" office:value="-0.125556354679787">
            <text:p>-0.1255563547</text:p>
          </table:table-cell>
          <table:table-cell office:value-type="float" office:value="-0.0606745886972009">
            <text:p>-0.0606745887</text:p>
          </table:table-cell>
          <table:table-cell office:value-type="float" office:value="0.0088883822301129">
            <text:p>0.0088883822</text:p>
          </table:table-cell>
          <table:table-cell office:value-type="float" office:value="0.0741220557845173">
            <text:p>0.0741220558</text:p>
          </table:table-cell>
          <table:table-cell office:value-type="float" office:value="0.123516557815694">
            <text:p>0.1235165578</text:p>
          </table:table-cell>
          <table:table-cell office:value-type="float" office:value="0.129388301260829">
            <text:p>0.1293883013</text:p>
          </table:table-cell>
          <table:table-cell office:value-type="float" office:value="0.111747478551479">
            <text:p>0.1117474786</text:p>
          </table:table-cell>
          <table:table-cell office:value-type="float" office:value="0.107960656029747">
            <text:p>0.1079606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953340104242">
            <text:p>0.6199533401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675">
            <text:p>0.675</text:p>
          </table:table-cell>
          <table:table-cell office:value-type="float" office:value="0.725000000000001">
            <text:p>0.725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0.0333333333333341">
            <text:p>0.0333333333</text:p>
          </table:table-cell>
          <table:table-cell office:value-type="float" office:value="2.55292861080774">
            <text:p>2.5529286108</text:p>
          </table:table-cell>
          <table:table-cell office:value-type="float" office:value="0.999994482843985">
            <text:p>0.9999944828</text:p>
          </table:table-cell>
          <table:table-cell office:value-type="float" office:value="0.0403394448134169">
            <text:p>0.0403394448</text:p>
          </table:table-cell>
          <table:table-cell office:value-type="float" office:value="0.312997105736342">
            <text:p>0.3129971057</text:p>
          </table:table-cell>
          <table:table-cell office:value-type="float" office:value="0.61600908590654">
            <text:p>0.6160090859</text:p>
          </table:table-cell>
          <table:table-cell office:value-type="float" office:value="0.747718571605711">
            <text:p>0.7477185716</text:p>
          </table:table-cell>
          <table:table-cell office:value-type="float" office:value="0.625130709997847">
            <text:p>0.62513071</text:p>
          </table:table-cell>
          <table:table-cell office:value-type="float" office:value="0.209039187246968">
            <text:p>0.2090391872</text:p>
          </table:table-cell>
          <table:table-cell office:value-type="float" office:value="-0.22805793923108">
            <text:p>-0.2280579392</text:p>
          </table:table-cell>
          <table:table-cell office:value-type="float" office:value="-0.345377537814863">
            <text:p>-0.3453775378</text:p>
          </table:table-cell>
          <table:table-cell office:value-type="float" office:value="-0.305445644051291">
            <text:p>-0.3054456441</text:p>
          </table:table-cell>
          <table:table-cell office:value-type="float" office:value="-0.223968456723083">
            <text:p>-0.2239684567</text:p>
          </table:table-cell>
          <table:table-cell office:value-type="float" office:value="-0.163204962172384">
            <text:p>-0.1632049622</text:p>
          </table:table-cell>
          <table:table-cell office:value-type="float" office:value="-0.141753976600882">
            <text:p>-0.1417539766</text:p>
          </table:table-cell>
          <table:table-cell office:value-type="float" office:value="-0.167960653891805">
            <text:p>-0.1679606539</text:p>
          </table:table-cell>
          <table:table-cell office:value-type="float" office:value="-0.116246495664591">
            <text:p>-0.1162464957</text:p>
          </table:table-cell>
          <table:table-cell office:value-type="float" office:value="-0.0487554463423389">
            <text:p>-0.0487554463</text:p>
          </table:table-cell>
          <table:table-cell office:value-type="float" office:value="0.0256656694837705">
            <text:p>0.0256656695</text:p>
          </table:table-cell>
          <table:table-cell office:value-type="float" office:value="0.0853422052167472">
            <text:p>0.0853422052</text:p>
          </table:table-cell>
          <table:table-cell office:value-type="float" office:value="0.124312200313481">
            <text:p>0.1243122003</text:p>
          </table:table-cell>
          <table:table-cell office:value-type="float" office:value="0.121312395069364">
            <text:p>0.1213123951</text:p>
          </table:table-cell>
          <table:table-cell office:value-type="float" office:value="0.10191576700749">
            <text:p>0.101915767</text:p>
          </table:table-cell>
          <table:table-cell office:value-type="float" office:value="0.104703526188979">
            <text:p>0.10470352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16910569056">
            <text:p>0.6241691057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25000000000001">
            <text:p>0.725</text:p>
          </table:table-cell>
          <table:table-cell office:value-type="float" office:value="0.691666666666666">
            <text:p>0.6916666667</text:p>
          </table:table-cell>
          <table:table-cell office:value-type="float" office:value="0.711111111111111">
            <text:p>0.7111111111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333333333333341">
            <text:p>0.0333333333</text:p>
          </table:table-cell>
          <table:table-cell office:value-type="float" office:value="-0.0138888888888893">
            <text:p>-0.0138888889</text:p>
          </table:table-cell>
          <table:table-cell office:value-type="float" office:value="2.50057512390718">
            <text:p>2.5005751239</text:p>
          </table:table-cell>
          <table:table-cell office:value-type="float" office:value="0.99999856635998">
            <text:p>0.9999985664</text:p>
          </table:table-cell>
          <table:table-cell office:value-type="float" office:value="0.124781355657733">
            <text:p>0.1247813557</text:p>
          </table:table-cell>
          <table:table-cell office:value-type="float" office:value="0.429570036583416">
            <text:p>0.4295700366</text:p>
          </table:table-cell>
          <table:table-cell office:value-type="float" office:value="0.667311278692002">
            <text:p>0.6673112787</text:p>
          </table:table-cell>
          <table:table-cell office:value-type="float" office:value="0.754366009235011">
            <text:p>0.7543660092</text:p>
          </table:table-cell>
          <table:table-cell office:value-type="float" office:value="0.626794034889331">
            <text:p>0.6267940349</text:p>
          </table:table-cell>
          <table:table-cell office:value-type="float" office:value="0.265796671915201">
            <text:p>0.2657966719</text:p>
          </table:table-cell>
          <table:table-cell office:value-type="float" office:value="-0.168443857640317">
            <text:p>-0.1684438576</text:p>
          </table:table-cell>
          <table:table-cell office:value-type="float" office:value="-0.348657913412713">
            <text:p>-0.3486579134</text:p>
          </table:table-cell>
          <table:table-cell office:value-type="float" office:value="-0.342381385313068">
            <text:p>-0.3423813853</text:p>
          </table:table-cell>
          <table:table-cell office:value-type="float" office:value="-0.273865154807847">
            <text:p>-0.2738651548</text:p>
          </table:table-cell>
          <table:table-cell office:value-type="float" office:value="-0.202769471213118">
            <text:p>-0.2027694712</text:p>
          </table:table-cell>
          <table:table-cell office:value-type="float" office:value="-0.161268252979755">
            <text:p>-0.161268253</text:p>
          </table:table-cell>
          <table:table-cell office:value-type="float" office:value="-0.180577067930844">
            <text:p>-0.1805770679</text:p>
          </table:table-cell>
          <table:table-cell office:value-type="float" office:value="-0.135027234486083">
            <text:p>-0.1350272345</text:p>
          </table:table-cell>
          <table:table-cell office:value-type="float" office:value="-0.0536117349985612">
            <text:p>-0.053611735</text:p>
          </table:table-cell>
          <table:table-cell office:value-type="float" office:value="0.0263489454001593">
            <text:p>0.0263489454</text:p>
          </table:table-cell>
          <table:table-cell office:value-type="float" office:value="0.0945287868910794">
            <text:p>0.0945287869</text:p>
          </table:table-cell>
          <table:table-cell office:value-type="float" office:value="0.119107038267078">
            <text:p>0.1191070383</text:p>
          </table:table-cell>
          <table:table-cell office:value-type="float" office:value="0.109209634521541">
            <text:p>0.1092096345</text:p>
          </table:table-cell>
          <table:table-cell office:value-type="float" office:value="0.095904399502815">
            <text:p>0.0959043995</text:p>
          </table:table-cell>
          <table:table-cell office:value-type="float" office:value="0.091797030546368">
            <text:p>0.09179703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3551962720656">
            <text:p>0.6235519627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25000000000001">
            <text:p>0.725</text:p>
          </table:table-cell>
          <table:table-cell office:value-type="float" office:value="0.699999999999999">
            <text:p>0.7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11111111111112">
            <text:p>-0.0111111111</text:p>
          </table:table-cell>
          <table:table-cell office:value-type="float" office:value="2.23806724932011">
            <text:p>2.2380672493</text:p>
          </table:table-cell>
          <table:table-cell office:value-type="float" office:value="0.99999286329147">
            <text:p>0.9999928633</text:p>
          </table:table-cell>
          <table:table-cell office:value-type="float" office:value="0.188582407352343">
            <text:p>0.1885824074</text:p>
          </table:table-cell>
          <table:table-cell office:value-type="float" office:value="0.446994643839527">
            <text:p>0.4469946438</text:p>
          </table:table-cell>
          <table:table-cell office:value-type="float" office:value="0.639014233522841">
            <text:p>0.6390142335</text:p>
          </table:table-cell>
          <table:table-cell office:value-type="float" office:value="0.709639758713674">
            <text:p>0.7096397587</text:p>
          </table:table-cell>
          <table:table-cell office:value-type="float" office:value="0.609435322617398">
            <text:p>0.6094353226</text:p>
          </table:table-cell>
          <table:table-cell office:value-type="float" office:value="0.353743760581182">
            <text:p>0.3537437606</text:p>
          </table:table-cell>
          <table:table-cell office:value-type="float" office:value="-0.0299926604266136">
            <text:p>-0.0299926604</text:p>
          </table:table-cell>
          <table:table-cell office:value-type="float" office:value="-0.291934410952861">
            <text:p>-0.291934411</text:p>
          </table:table-cell>
          <table:table-cell office:value-type="float" office:value="-0.328480322080553">
            <text:p>-0.3284803221</text:p>
          </table:table-cell>
          <table:table-cell office:value-type="float" office:value="-0.277923309904849">
            <text:p>-0.2779233099</text:p>
          </table:table-cell>
          <table:table-cell office:value-type="float" office:value="-0.209673151340661">
            <text:p>-0.2096731513</text:p>
          </table:table-cell>
          <table:table-cell office:value-type="float" office:value="-0.158764846550101">
            <text:p>-0.1587648466</text:p>
          </table:table-cell>
          <table:table-cell office:value-type="float" office:value="-0.175240170776353">
            <text:p>-0.1752401708</text:p>
          </table:table-cell>
          <table:table-cell office:value-type="float" office:value="-0.144574936445187">
            <text:p>-0.1445749364</text:p>
          </table:table-cell>
          <table:table-cell office:value-type="float" office:value="-0.0839433799411811">
            <text:p>-0.0839433799</text:p>
          </table:table-cell>
          <table:table-cell office:value-type="float" office:value="-0.0105250520897354">
            <text:p>-0.0105250521</text:p>
          </table:table-cell>
          <table:table-cell office:value-type="float" office:value="0.0603649393656593">
            <text:p>0.0603649394</text:p>
          </table:table-cell>
          <table:table-cell office:value-type="float" office:value="0.106670368223197">
            <text:p>0.1066703682</text:p>
          </table:table-cell>
          <table:table-cell office:value-type="float" office:value="0.117043558943712">
            <text:p>0.1170435589</text:p>
          </table:table-cell>
          <table:table-cell office:value-type="float" office:value="0.107407722344167">
            <text:p>0.1074077223</text:p>
          </table:table-cell>
          <table:table-cell office:value-type="float" office:value="0.100910961842041">
            <text:p>0.10091096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941511484165">
            <text:p>0.624941511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99999999999999">
            <text:p>0.7</text:p>
          </table:table-cell>
          <table:table-cell office:value-type="float" office:value="0.711111111111111">
            <text:p>0.7111111111</text:p>
          </table:table-cell>
          <table:table-cell office:value-type="float" office:value="0.711111111111112">
            <text:p>0.7111111111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0.0111111111111128">
            <text:p>0.0111111111</text:p>
          </table:table-cell>
          <table:table-cell office:value-type="float" office:value="2.31502746897915">
            <text:p>2.315027469</text:p>
          </table:table-cell>
          <table:table-cell office:value-type="float" office:value="0.999990449774451">
            <text:p>0.9999904498</text:p>
          </table:table-cell>
          <table:table-cell office:value-type="float" office:value="0.141916397473991">
            <text:p>0.1419163975</text:p>
          </table:table-cell>
          <table:table-cell office:value-type="float" office:value="0.395937126935778">
            <text:p>0.3959371269</text:p>
          </table:table-cell>
          <table:table-cell office:value-type="float" office:value="0.617805858887958">
            <text:p>0.6178058589</text:p>
          </table:table-cell>
          <table:table-cell office:value-type="float" office:value="0.70898088957066">
            <text:p>0.7089808896</text:p>
          </table:table-cell>
          <table:table-cell office:value-type="float" office:value="0.612189014820583">
            <text:p>0.6121890148</text:p>
          </table:table-cell>
          <table:table-cell office:value-type="float" office:value="0.341942341803408">
            <text:p>0.3419423418</text:p>
          </table:table-cell>
          <table:table-cell office:value-type="float" office:value="-0.042159645725793">
            <text:p>-0.0421596457</text:p>
          </table:table-cell>
          <table:table-cell office:value-type="float" office:value="-0.280063249616744">
            <text:p>-0.2800632496</text:p>
          </table:table-cell>
          <table:table-cell office:value-type="float" office:value="-0.323295050901824">
            <text:p>-0.3232950509</text:p>
          </table:table-cell>
          <table:table-cell office:value-type="float" office:value="-0.27509128918911">
            <text:p>-0.2750912892</text:p>
          </table:table-cell>
          <table:table-cell office:value-type="float" office:value="-0.210227713105282">
            <text:p>-0.2102277131</text:p>
          </table:table-cell>
          <table:table-cell office:value-type="float" office:value="-0.1632049624128">
            <text:p>-0.1632049624</text:p>
          </table:table-cell>
          <table:table-cell office:value-type="float" office:value="-0.182901129905738">
            <text:p>-0.1829011299</text:p>
          </table:table-cell>
          <table:table-cell office:value-type="float" office:value="-0.145954126907988">
            <text:p>-0.1459541269</text:p>
          </table:table-cell>
          <table:table-cell office:value-type="float" office:value="-0.0793949483157688">
            <text:p>-0.0793949483</text:p>
          </table:table-cell>
          <table:table-cell office:value-type="float" office:value="-0.00232056245863055">
            <text:p>-0.0023205625</text:p>
          </table:table-cell>
          <table:table-cell office:value-type="float" office:value="0.075275861098749">
            <text:p>0.0752758611</text:p>
          </table:table-cell>
          <table:table-cell office:value-type="float" office:value="0.118535084525302">
            <text:p>0.1185350845</text:p>
          </table:table-cell>
          <table:table-cell office:value-type="float" office:value="0.125535962247405">
            <text:p>0.1255359622</text:p>
          </table:table-cell>
          <table:table-cell office:value-type="float" office:value="0.112422630029941">
            <text:p>0.11242263</text:p>
          </table:table-cell>
          <table:table-cell office:value-type="float" office:value="0.108063046973254">
            <text:p>0.108063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781232738304">
            <text:p>0.6257812327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22222222222223">
            <text:p>0.7222222222</text:p>
          </table:table-cell>
          <table:table-cell office:value-type="float" office:value="0.691666666666667">
            <text:p>0.6916666667</text:p>
          </table:table-cell>
          <table:table-cell office:value-type="float" office:value="0.719444444444444">
            <text:p>0.7194444444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30555555555556">
            <text:p>0.0305555556</text:p>
          </table:table-cell>
          <table:table-cell office:value-type="float" office:value="-0.00277777777777843">
            <text:p>-0.0027777778</text:p>
          </table:table-cell>
          <table:table-cell office:value-type="float" office:value="2.51625413254528">
            <text:p>2.5162541325</text:p>
          </table:table-cell>
          <table:table-cell office:value-type="float" office:value="0.999995372334197">
            <text:p>0.9999953723</text:p>
          </table:table-cell>
          <table:table-cell office:value-type="float" office:value="0.058103102301686">
            <text:p>0.0581031023</text:p>
          </table:table-cell>
          <table:table-cell office:value-type="float" office:value="0.337341108083074">
            <text:p>0.3373411081</text:p>
          </table:table-cell>
          <table:table-cell office:value-type="float" office:value="0.617887832834318">
            <text:p>0.6178878328</text:p>
          </table:table-cell>
          <table:table-cell office:value-type="float" office:value="0.738896058854144">
            <text:p>0.7388960589</text:p>
          </table:table-cell>
          <table:table-cell office:value-type="float" office:value="0.637776752717009">
            <text:p>0.6377767527</text:p>
          </table:table-cell>
          <table:table-cell office:value-type="float" office:value="0.268748426369282">
            <text:p>0.2687484264</text:p>
          </table:table-cell>
          <table:table-cell office:value-type="float" office:value="-0.170876695731283">
            <text:p>-0.1708766957</text:p>
          </table:table-cell>
          <table:table-cell office:value-type="float" office:value="-0.333779348137126">
            <text:p>-0.3337793481</text:p>
          </table:table-cell>
          <table:table-cell office:value-type="float" office:value="-0.318277914364037">
            <text:p>-0.3182779144</text:p>
          </table:table-cell>
          <table:table-cell office:value-type="float" office:value="-0.245620037490341">
            <text:p>-0.2456200375</text:p>
          </table:table-cell>
          <table:table-cell office:value-type="float" office:value="-0.181196024738999">
            <text:p>-0.1811960247</text:p>
          </table:table-cell>
          <table:table-cell office:value-type="float" office:value="-0.144128546702899">
            <text:p>-0.1441285467</text:p>
          </table:table-cell>
          <table:table-cell office:value-type="float" office:value="-0.175259319520134">
            <text:p>-0.1752593195</text:p>
          </table:table-cell>
          <table:table-cell office:value-type="float" office:value="-0.125038028651842">
            <text:p>-0.1250380287</text:p>
          </table:table-cell>
          <table:table-cell office:value-type="float" office:value="-0.0634885112599164">
            <text:p>-0.0634885113</text:p>
          </table:table-cell>
          <table:table-cell office:value-type="float" office:value="0.0131497074678801">
            <text:p>0.0131497075</text:p>
          </table:table-cell>
          <table:table-cell office:value-type="float" office:value="0.0792806245483921">
            <text:p>0.0792806245</text:p>
          </table:table-cell>
          <table:table-cell office:value-type="float" office:value="0.108107531262223">
            <text:p>0.1081075313</text:p>
          </table:table-cell>
          <table:table-cell office:value-type="float" office:value="0.0918741079167877">
            <text:p>0.0918741079</text:p>
          </table:table-cell>
          <table:table-cell office:value-type="float" office:value="0.0715997361588812">
            <text:p>0.0715997362</text:p>
          </table:table-cell>
          <table:table-cell office:value-type="float" office:value="0.0778975285478447">
            <text:p>0.0778975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9893634444365">
            <text:p>0.6298936344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22222222222223">
            <text:p>0.7222222222</text:p>
          </table:table-cell>
          <table:table-cell office:value-type="float" office:value="0.725">
            <text:p>0.725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0277777777777843">
            <text:p>-0.0027777778</text:p>
          </table:table-cell>
          <table:table-cell office:value-type="float" office:value="0.00555555555555598">
            <text:p>0.0055555556</text:p>
          </table:table-cell>
          <table:table-cell office:value-type="float" office:value="2.33916189208355">
            <text:p>2.3391618921</text:p>
          </table:table-cell>
          <table:table-cell office:value-type="float" office:value="0.99999869494707">
            <text:p>0.9999986949</text:p>
          </table:table-cell>
          <table:table-cell office:value-type="float" office:value="0.12366785940741">
            <text:p>0.1236678594</text:p>
          </table:table-cell>
          <table:table-cell office:value-type="float" office:value="0.412955410705571">
            <text:p>0.4129554107</text:p>
          </table:table-cell>
          <table:table-cell office:value-type="float" office:value="0.658166737958896">
            <text:p>0.658166738</text:p>
          </table:table-cell>
          <table:table-cell office:value-type="float" office:value="0.758699062498819">
            <text:p>0.7586990625</text:p>
          </table:table-cell>
          <table:table-cell office:value-type="float" office:value="0.644570628451256">
            <text:p>0.6445706285</text:p>
          </table:table-cell>
          <table:table-cell office:value-type="float" office:value="0.275993556037887">
            <text:p>0.275993556</text:p>
          </table:table-cell>
          <table:table-cell office:value-type="float" office:value="-0.163347970252686">
            <text:p>-0.1633479703</text:p>
          </table:table-cell>
          <table:table-cell office:value-type="float" office:value="-0.346691295855579">
            <text:p>-0.3466912959</text:p>
          </table:table-cell>
          <table:table-cell office:value-type="float" office:value="-0.333564261614447">
            <text:p>-0.3335642616</text:p>
          </table:table-cell>
          <table:table-cell office:value-type="float" office:value="-0.253865362646095">
            <text:p>-0.2538653626</text:p>
          </table:table-cell>
          <table:table-cell office:value-type="float" office:value="-0.188598348744061">
            <text:p>-0.1885983487</text:p>
          </table:table-cell>
          <table:table-cell office:value-type="float" office:value="-0.155012876442785">
            <text:p>-0.1550128764</text:p>
          </table:table-cell>
          <table:table-cell office:value-type="float" office:value="-0.188326011000126">
            <text:p>-0.188326011</text:p>
          </table:table-cell>
          <table:table-cell office:value-type="float" office:value="-0.148234130786857">
            <text:p>-0.1482341308</text:p>
          </table:table-cell>
          <table:table-cell office:value-type="float" office:value="-0.0808437553110782">
            <text:p>-0.0808437553</text:p>
          </table:table-cell>
          <table:table-cell office:value-type="float" office:value="-0.000242032845472862">
            <text:p>-0.0002420328</text:p>
          </table:table-cell>
          <table:table-cell office:value-type="float" office:value="0.0541623553108874">
            <text:p>0.0541623553</text:p>
          </table:table-cell>
          <table:table-cell office:value-type="float" office:value="0.0970713473549032">
            <text:p>0.0970713474</text:p>
          </table:table-cell>
          <table:table-cell office:value-type="float" office:value="0.0979703368519009">
            <text:p>0.0979703369</text:p>
          </table:table-cell>
          <table:table-cell office:value-type="float" office:value="0.0732650185198005">
            <text:p>0.0732650185</text:p>
          </table:table-cell>
          <table:table-cell office:value-type="float" office:value="0.0486505470494398">
            <text:p>0.0486505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614551394463">
            <text:p>0.6266145514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19444444444444">
            <text:p>0.7194444444</text:p>
          </table:table-cell>
          <table:table-cell office:value-type="float" office:value="0.727777777777777">
            <text:p>0.727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0555555555555598">
            <text:p>0.0055555556</text:p>
          </table:table-cell>
          <table:table-cell office:value-type="float" office:value="0.00277777777777732">
            <text:p>0.0027777778</text:p>
          </table:table-cell>
          <table:table-cell office:value-type="float" office:value="2.37697892347264">
            <text:p>2.3769789235</text:p>
          </table:table-cell>
          <table:table-cell office:value-type="float" office:value="0.999995701647323">
            <text:p>0.9999957016</text:p>
          </table:table-cell>
          <table:table-cell office:value-type="float" office:value="0.0784788692138516">
            <text:p>0.0784788692</text:p>
          </table:table-cell>
          <table:table-cell office:value-type="float" office:value="0.374412994470039">
            <text:p>0.3744129945</text:p>
          </table:table-cell>
          <table:table-cell office:value-type="float" office:value="0.633400967346518">
            <text:p>0.6334009673</text:p>
          </table:table-cell>
          <table:table-cell office:value-type="float" office:value="0.742609683239365">
            <text:p>0.7426096832</text:p>
          </table:table-cell>
          <table:table-cell office:value-type="float" office:value="0.623640039642699">
            <text:p>0.6236400396</text:p>
          </table:table-cell>
          <table:table-cell office:value-type="float" office:value="0.221748376148294">
            <text:p>0.2217483761</text:p>
          </table:table-cell>
          <table:table-cell office:value-type="float" office:value="-0.207819645980899">
            <text:p>-0.207819646</text:p>
          </table:table-cell>
          <table:table-cell office:value-type="float" office:value="-0.33735898232022">
            <text:p>-0.3373589823</text:p>
          </table:table-cell>
          <table:table-cell office:value-type="float" office:value="-0.305240500483609">
            <text:p>-0.3052405005</text:p>
          </table:table-cell>
          <table:table-cell office:value-type="float" office:value="-0.225886720067386">
            <text:p>-0.2258867201</text:p>
          </table:table-cell>
          <table:table-cell office:value-type="float" office:value="-0.163426490404854">
            <text:p>-0.1634264904</text:p>
          </table:table-cell>
          <table:table-cell office:value-type="float" office:value="-0.126229090350793">
            <text:p>-0.1262290904</text:p>
          </table:table-cell>
          <table:table-cell office:value-type="float" office:value="-0.159183263974965">
            <text:p>-0.159183264</text:p>
          </table:table-cell>
          <table:table-cell office:value-type="float" office:value="-0.121860111147938">
            <text:p>-0.1218601111</text:p>
          </table:table-cell>
          <table:table-cell office:value-type="float" office:value="-0.06043453939251">
            <text:p>-0.0604345394</text:p>
          </table:table-cell>
          <table:table-cell office:value-type="float" office:value="0.00486079239292847">
            <text:p>0.0048607924</text:p>
          </table:table-cell>
          <table:table-cell office:value-type="float" office:value="0.0660593700535752">
            <text:p>0.0660593701</text:p>
          </table:table-cell>
          <table:table-cell office:value-type="float" office:value="0.102981746839006">
            <text:p>0.1029817468</text:p>
          </table:table-cell>
          <table:table-cell office:value-type="float" office:value="0.0912140983117926">
            <text:p>0.0912140983</text:p>
          </table:table-cell>
          <table:table-cell office:value-type="float" office:value="0.0687899346890266">
            <text:p>0.0687899347</text:p>
          </table:table-cell>
          <table:table-cell office:value-type="float" office:value="0.0616602833888018">
            <text:p>0.06166028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334364485278">
            <text:p>0.6253343645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27777777777777">
            <text:p>0.7277777778</text:p>
          </table:table-cell>
          <table:table-cell office:value-type="float" office:value="0.725">
            <text:p>0.725</text:p>
          </table:table-cell>
          <table:table-cell office:value-type="float" office:value="0.752777777777778">
            <text:p>0.752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0.0250000000000008">
            <text:p>0.025</text:p>
          </table:table-cell>
          <table:table-cell office:value-type="float" office:value="2.41761780392308">
            <text:p>2.4176178039</text:p>
          </table:table-cell>
          <table:table-cell office:value-type="float" office:value="0.999996900752179">
            <text:p>0.9999969008</text:p>
          </table:table-cell>
          <table:table-cell office:value-type="float" office:value="0.102023786855668">
            <text:p>0.1020237869</text:p>
          </table:table-cell>
          <table:table-cell office:value-type="float" office:value="0.400871937543904">
            <text:p>0.4008719375</text:p>
          </table:table-cell>
          <table:table-cell office:value-type="float" office:value="0.655471754205306">
            <text:p>0.6554717542</text:p>
          </table:table-cell>
          <table:table-cell office:value-type="float" office:value="0.746206694431542">
            <text:p>0.7462066944</text:p>
          </table:table-cell>
          <table:table-cell office:value-type="float" office:value="0.614183384451111">
            <text:p>0.6141833845</text:p>
          </table:table-cell>
          <table:table-cell office:value-type="float" office:value="0.222592027749047">
            <text:p>0.2225920277</text:p>
          </table:table-cell>
          <table:table-cell office:value-type="float" office:value="-0.208437104291313">
            <text:p>-0.2084371043</text:p>
          </table:table-cell>
          <table:table-cell office:value-type="float" office:value="-0.341997950068775">
            <text:p>-0.3419979501</text:p>
          </table:table-cell>
          <table:table-cell office:value-type="float" office:value="-0.305533113741472">
            <text:p>-0.3055331137</text:p>
          </table:table-cell>
          <table:table-cell office:value-type="float" office:value="-0.228182289057966">
            <text:p>-0.2281822891</text:p>
          </table:table-cell>
          <table:table-cell office:value-type="float" office:value="-0.172520972925532">
            <text:p>-0.1725209729</text:p>
          </table:table-cell>
          <table:table-cell office:value-type="float" office:value="-0.148549733702098">
            <text:p>-0.1485497337</text:p>
          </table:table-cell>
          <table:table-cell office:value-type="float" office:value="-0.174614093508624">
            <text:p>-0.1746140935</text:p>
          </table:table-cell>
          <table:table-cell office:value-type="float" office:value="-0.124402647842144">
            <text:p>-0.1244026478</text:p>
          </table:table-cell>
          <table:table-cell office:value-type="float" office:value="-0.0465375567646008">
            <text:p>-0.0465375568</text:p>
          </table:table-cell>
          <table:table-cell office:value-type="float" office:value="0.0208320006702254">
            <text:p>0.0208320007</text:p>
          </table:table-cell>
          <table:table-cell office:value-type="float" office:value="0.0866918824089664">
            <text:p>0.0866918824</text:p>
          </table:table-cell>
          <table:table-cell office:value-type="float" office:value="0.116073884921583">
            <text:p>0.1160738849</text:p>
          </table:table-cell>
          <table:table-cell office:value-type="float" office:value="0.115337608896653">
            <text:p>0.1153376089</text:p>
          </table:table-cell>
          <table:table-cell office:value-type="float" office:value="0.0885932604072064">
            <text:p>0.0885932604</text:p>
          </table:table-cell>
          <table:table-cell office:value-type="float" office:value="0.0678865506875082">
            <text:p>0.06788655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919123168695">
            <text:p>0.6289191232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52777777777778">
            <text:p>0.7527777778</text:p>
          </table:table-cell>
          <table:table-cell office:value-type="float" office:value="0.727777777777777">
            <text:p>0.7277777778</text:p>
          </table:table-cell>
          <table:table-cell office:value-type="float" office:value="0.763888888888889">
            <text:p>0.7638888889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250000000000008">
            <text:p>0.025</text:p>
          </table:table-cell>
          <table:table-cell office:value-type="float" office:value="0.0111111111111111">
            <text:p>0.0111111111</text:p>
          </table:table-cell>
          <table:table-cell office:value-type="float" office:value="2.49551974374036">
            <text:p>2.4955197437</text:p>
          </table:table-cell>
          <table:table-cell office:value-type="float" office:value="0.999998686862775">
            <text:p>0.9999986869</text:p>
          </table:table-cell>
          <table:table-cell office:value-type="float" office:value="0.0971912153238081">
            <text:p>0.0971912153</text:p>
          </table:table-cell>
          <table:table-cell office:value-type="float" office:value="0.39093939835219">
            <text:p>0.3909393984</text:p>
          </table:table-cell>
          <table:table-cell office:value-type="float" office:value="0.6517285395218">
            <text:p>0.6517285395</text:p>
          </table:table-cell>
          <table:table-cell office:value-type="float" office:value="0.757257383610028">
            <text:p>0.7572573836</text:p>
          </table:table-cell>
          <table:table-cell office:value-type="float" office:value="0.646640848350818">
            <text:p>0.6466408484</text:p>
          </table:table-cell>
          <table:table-cell office:value-type="float" office:value="0.280608145303025">
            <text:p>0.2806081453</text:p>
          </table:table-cell>
          <table:table-cell office:value-type="float" office:value="-0.172051283918989">
            <text:p>-0.1720512839</text:p>
          </table:table-cell>
          <table:table-cell office:value-type="float" office:value="-0.349173186736129">
            <text:p>-0.3491731867</text:p>
          </table:table-cell>
          <table:table-cell office:value-type="float" office:value="-0.332847061204973">
            <text:p>-0.3328470612</text:p>
          </table:table-cell>
          <table:table-cell office:value-type="float" office:value="-0.260570589809283">
            <text:p>-0.2605705898</text:p>
          </table:table-cell>
          <table:table-cell office:value-type="float" office:value="-0.193495522954464">
            <text:p>-0.193495523</text:p>
          </table:table-cell>
          <table:table-cell office:value-type="float" office:value="-0.146339878503926">
            <text:p>-0.1463398785</text:p>
          </table:table-cell>
          <table:table-cell office:value-type="float" office:value="-0.18978464131029">
            <text:p>-0.1897846413</text:p>
          </table:table-cell>
          <table:table-cell office:value-type="float" office:value="-0.156784009532065">
            <text:p>-0.1567840095</text:p>
          </table:table-cell>
          <table:table-cell office:value-type="float" office:value="-0.0799419991234877">
            <text:p>-0.0799419991</text:p>
          </table:table-cell>
          <table:table-cell office:value-type="float" office:value="0.00488096228031321">
            <text:p>0.0048809623</text:p>
          </table:table-cell>
          <table:table-cell office:value-type="float" office:value="0.0779576706557532">
            <text:p>0.0779576707</text:p>
          </table:table-cell>
          <table:table-cell office:value-type="float" office:value="0.117486385599642">
            <text:p>0.1174863856</text:p>
          </table:table-cell>
          <table:table-cell office:value-type="float" office:value="0.117725071888823">
            <text:p>0.1177250719</text:p>
          </table:table-cell>
          <table:table-cell office:value-type="float" office:value="0.0978704560786563">
            <text:p>0.0978704561</text:p>
          </table:table-cell>
          <table:table-cell office:value-type="float" office:value="0.0771356993635719">
            <text:p>0.0771356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329923029383">
            <text:p>0.628329923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63888888888889">
            <text:p>0.7638888889</text:p>
          </table:table-cell>
          <table:table-cell office:value-type="float" office:value="0.752777777777778">
            <text:p>0.7527777778</text:p>
          </table:table-cell>
          <table:table-cell office:value-type="float" office:value="0.752777777777777">
            <text:p>0.752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11111111111112">
            <text:p>-0.0111111111</text:p>
          </table:table-cell>
          <table:table-cell office:value-type="float" office:value="2.34876355941108">
            <text:p>2.3487635594</text:p>
          </table:table-cell>
          <table:table-cell office:value-type="float" office:value="0.999997908527234">
            <text:p>0.9999979085</text:p>
          </table:table-cell>
          <table:table-cell office:value-type="float" office:value="0.0521309948795201">
            <text:p>0.0521309949</text:p>
          </table:table-cell>
          <table:table-cell office:value-type="float" office:value="0.349792883689001">
            <text:p>0.3497928837</text:p>
          </table:table-cell>
          <table:table-cell office:value-type="float" office:value="0.631658597952057">
            <text:p>0.631658598</text:p>
          </table:table-cell>
          <table:table-cell office:value-type="float" office:value="0.754282198593176">
            <text:p>0.7542821986</text:p>
          </table:table-cell>
          <table:table-cell office:value-type="float" office:value="0.651635718754188">
            <text:p>0.6516357188</text:p>
          </table:table-cell>
          <table:table-cell office:value-type="float" office:value="0.270394351230565">
            <text:p>0.2703943512</text:p>
          </table:table-cell>
          <table:table-cell office:value-type="float" office:value="-0.188909563980122">
            <text:p>-0.188909564</text:p>
          </table:table-cell>
          <table:table-cell office:value-type="float" office:value="-0.349031492036926">
            <text:p>-0.349031492</text:p>
          </table:table-cell>
          <table:table-cell office:value-type="float" office:value="-0.329039459444234">
            <text:p>-0.3290394594</text:p>
          </table:table-cell>
          <table:table-cell office:value-type="float" office:value="-0.26440165113721">
            <text:p>-0.2644016511</text:p>
          </table:table-cell>
          <table:table-cell office:value-type="float" office:value="-0.200164965395145">
            <text:p>-0.2001649654</text:p>
          </table:table-cell>
          <table:table-cell office:value-type="float" office:value="-0.157924869524681">
            <text:p>-0.1579248695</text:p>
          </table:table-cell>
          <table:table-cell office:value-type="float" office:value="-0.185172519941555">
            <text:p>-0.1851725199</text:p>
          </table:table-cell>
          <table:table-cell office:value-type="float" office:value="-0.142785257390999">
            <text:p>-0.1427852574</text:p>
          </table:table-cell>
          <table:table-cell office:value-type="float" office:value="-0.0779175810285867">
            <text:p>-0.077917581</text:p>
          </table:table-cell>
          <table:table-cell office:value-type="float" office:value="-0.00223880060474624">
            <text:p>-0.0022388006</text:p>
          </table:table-cell>
          <table:table-cell office:value-type="float" office:value="0.0698337104994531">
            <text:p>0.0698337105</text:p>
          </table:table-cell>
          <table:table-cell office:value-type="float" office:value="0.114063752856623">
            <text:p>0.1140637529</text:p>
          </table:table-cell>
          <table:table-cell office:value-type="float" office:value="0.11684982922043">
            <text:p>0.1168498292</text:p>
          </table:table-cell>
          <table:table-cell office:value-type="float" office:value="0.0813046068167873">
            <text:p>0.0813046068</text:p>
          </table:table-cell>
          <table:table-cell office:value-type="float" office:value="0.0523321422085259">
            <text:p>0.05233214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3628067747503">
            <text:p>0.6336280677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52777777777777">
            <text:p>0.7527777778</text:p>
          </table:table-cell>
          <table:table-cell office:value-type="float" office:value="0.763888888888889">
            <text:p>0.7638888889</text:p>
          </table:table-cell>
          <table:table-cell office:value-type="float" office:value="0.7">
            <text:p>0.7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-0.0527777777777771">
            <text:p>-0.0527777778</text:p>
          </table:table-cell>
          <table:table-cell office:value-type="float" office:value="2.13908820082475">
            <text:p>2.1390882008</text:p>
          </table:table-cell>
          <table:table-cell office:value-type="float" office:value="0.999993854127119">
            <text:p>0.9999938541</text:p>
          </table:table-cell>
          <table:table-cell office:value-type="float" office:value="0.142706222040588">
            <text:p>0.142706222</text:p>
          </table:table-cell>
          <table:table-cell office:value-type="float" office:value="0.429742228857595">
            <text:p>0.4297422289</text:p>
          </table:table-cell>
          <table:table-cell office:value-type="float" office:value="0.641162496089045">
            <text:p>0.6411624961</text:p>
          </table:table-cell>
          <table:table-cell office:value-type="float" office:value="0.727671121073005">
            <text:p>0.7276711211</text:p>
          </table:table-cell>
          <table:table-cell office:value-type="float" office:value="0.604905200263712">
            <text:p>0.6049052003</text:p>
          </table:table-cell>
          <table:table-cell office:value-type="float" office:value="0.236577548954942">
            <text:p>0.236577549</text:p>
          </table:table-cell>
          <table:table-cell office:value-type="float" office:value="-0.195746546536862">
            <text:p>-0.1957465465</text:p>
          </table:table-cell>
          <table:table-cell office:value-type="float" office:value="-0.341499161765379">
            <text:p>-0.3414991618</text:p>
          </table:table-cell>
          <table:table-cell office:value-type="float" office:value="-0.314866076407381">
            <text:p>-0.3148660764</text:p>
          </table:table-cell>
          <table:table-cell office:value-type="float" office:value="-0.240077921652992">
            <text:p>-0.2400779217</text:p>
          </table:table-cell>
          <table:table-cell office:value-type="float" office:value="-0.175572092043517">
            <text:p>-0.175572092</text:p>
          </table:table-cell>
          <table:table-cell office:value-type="float" office:value="-0.135031442077269">
            <text:p>-0.1350314421</text:p>
          </table:table-cell>
          <table:table-cell office:value-type="float" office:value="-0.164250863083323">
            <text:p>-0.1642508631</text:p>
          </table:table-cell>
          <table:table-cell office:value-type="float" office:value="-0.119793110542286">
            <text:p>-0.1197931105</text:p>
          </table:table-cell>
          <table:table-cell office:value-type="float" office:value="-0.0428136689369459">
            <text:p>-0.0428136689</text:p>
          </table:table-cell>
          <table:table-cell office:value-type="float" office:value="0.0346573534231807">
            <text:p>0.0346573534</text:p>
          </table:table-cell>
          <table:table-cell office:value-type="float" office:value="0.0855507556438491">
            <text:p>0.0855507556</text:p>
          </table:table-cell>
          <table:table-cell office:value-type="float" office:value="0.104019319393515">
            <text:p>0.1040193194</text:p>
          </table:table-cell>
          <table:table-cell office:value-type="float" office:value="0.0951329820999731">
            <text:p>0.0951329821</text:p>
          </table:table-cell>
          <table:table-cell office:value-type="float" office:value="0.0635085989805169">
            <text:p>0.063508599</text:p>
          </table:table-cell>
          <table:table-cell office:value-type="float" office:value="0.066139689073444">
            <text:p>0.06613968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685568570183">
            <text:p>0.6246855686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52777777777777">
            <text:p>0.7527777778</text:p>
          </table:table-cell>
          <table:table-cell office:value-type="float" office:value="0.677777777777777">
            <text:p>0.677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527777777777771">
            <text:p>-0.0527777778</text:p>
          </table:table-cell>
          <table:table-cell office:value-type="float" office:value="-0.022222222222223">
            <text:p>-0.0222222222</text:p>
          </table:table-cell>
          <table:table-cell office:value-type="float" office:value="2.01792770778701">
            <text:p>2.0179277078</text:p>
          </table:table-cell>
          <table:table-cell office:value-type="float" office:value="0.999988381336567">
            <text:p>0.9999883813</text:p>
          </table:table-cell>
          <table:table-cell office:value-type="float" office:value="0.0940335876692378">
            <text:p>0.0940335877</text:p>
          </table:table-cell>
          <table:table-cell office:value-type="float" office:value="0.361859398927023">
            <text:p>0.3618593989</text:p>
          </table:table-cell>
          <table:table-cell office:value-type="float" office:value="0.60012601778822">
            <text:p>0.6001260178</text:p>
          </table:table-cell>
          <table:table-cell office:value-type="float" office:value="0.710054257922064">
            <text:p>0.7100542579</text:p>
          </table:table-cell>
          <table:table-cell office:value-type="float" office:value="0.624477427260721">
            <text:p>0.6244774273</text:p>
          </table:table-cell>
          <table:table-cell office:value-type="float" office:value="0.348818927664708">
            <text:p>0.3488189277</text:p>
          </table:table-cell>
          <table:table-cell office:value-type="float" office:value="-0.0476444140818222">
            <text:p>-0.0476444141</text:p>
          </table:table-cell>
          <table:table-cell office:value-type="float" office:value="-0.279864721541037">
            <text:p>-0.2798647215</text:p>
          </table:table-cell>
          <table:table-cell office:value-type="float" office:value="-0.302311184163329">
            <text:p>-0.3023111842</text:p>
          </table:table-cell>
          <table:table-cell office:value-type="float" office:value="-0.242205538785192">
            <text:p>-0.2422055388</text:p>
          </table:table-cell>
          <table:table-cell office:value-type="float" office:value="-0.175024703970245">
            <text:p>-0.175024704</text:p>
          </table:table-cell>
          <table:table-cell office:value-type="float" office:value="-0.130038035278016">
            <text:p>-0.1300380353</text:p>
          </table:table-cell>
          <table:table-cell office:value-type="float" office:value="-0.15910462749605">
            <text:p>-0.1591046275</text:p>
          </table:table-cell>
          <table:table-cell office:value-type="float" office:value="-0.117247691515775">
            <text:p>-0.1172476915</text:p>
          </table:table-cell>
          <table:table-cell office:value-type="float" office:value="-0.0661396946990261">
            <text:p>-0.0661396947</text:p>
          </table:table-cell>
          <table:table-cell office:value-type="float" office:value="-0.00354980683766726">
            <text:p>-0.0035498068</text:p>
          </table:table-cell>
          <table:table-cell office:value-type="float" office:value="0.0676657022216896">
            <text:p>0.0676657022</text:p>
          </table:table-cell>
          <table:table-cell office:value-type="float" office:value="0.116053987735036">
            <text:p>0.1160539877</text:p>
          </table:table-cell>
          <table:table-cell office:value-type="float" office:value="0.119156899111912">
            <text:p>0.1191568991</text:p>
          </table:table-cell>
          <table:table-cell office:value-type="float" office:value="0.0951929427975105">
            <text:p>0.0951929428</text:p>
          </table:table-cell>
          <table:table-cell office:value-type="float" office:value="0.0789198464028569">
            <text:p>0.0789198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93644846226">
            <text:p>0.622936448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77777777777777">
            <text:p>0.6777777778</text:p>
          </table:table-cell>
          <table:table-cell office:value-type="float" office:value="0.7">
            <text:p>0.7</text:p>
          </table:table-cell>
          <table:table-cell office:value-type="float" office:value="0.716666666666667">
            <text:p>0.7166666667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22222222222223">
            <text:p>-0.0222222222</text:p>
          </table:table-cell>
          <table:table-cell office:value-type="float" office:value="0.0388888888888896">
            <text:p>0.0388888889</text:p>
          </table:table-cell>
          <table:table-cell office:value-type="float" office:value="2.33505052213221">
            <text:p>2.3350505221</text:p>
          </table:table-cell>
          <table:table-cell office:value-type="float" office:value="0.999995956439429">
            <text:p>0.9999959564</text:p>
          </table:table-cell>
          <table:table-cell office:value-type="float" office:value="0.111554744929859">
            <text:p>0.1115547449</text:p>
          </table:table-cell>
          <table:table-cell office:value-type="float" office:value="0.398058080474104">
            <text:p>0.3980580805</text:p>
          </table:table-cell>
          <table:table-cell office:value-type="float" office:value="0.648046920842858">
            <text:p>0.6480469208</text:p>
          </table:table-cell>
          <table:table-cell office:value-type="float" office:value="0.742573485610651">
            <text:p>0.7425734856</text:p>
          </table:table-cell>
          <table:table-cell office:value-type="float" office:value="0.60857555873557">
            <text:p>0.6085755587</text:p>
          </table:table-cell>
          <table:table-cell office:value-type="float" office:value="0.21529508176855">
            <text:p>0.2152950818</text:p>
          </table:table-cell>
          <table:table-cell office:value-type="float" office:value="-0.203338109261766">
            <text:p>-0.2033381093</text:p>
          </table:table-cell>
          <table:table-cell office:value-type="float" office:value="-0.341641691625833">
            <text:p>-0.3416416916</text:p>
          </table:table-cell>
          <table:table-cell office:value-type="float" office:value="-0.312247235567437">
            <text:p>-0.3122472356</text:p>
          </table:table-cell>
          <table:table-cell office:value-type="float" office:value="-0.229940521836233">
            <text:p>-0.2299405218</text:p>
          </table:table-cell>
          <table:table-cell office:value-type="float" office:value="-0.163740569019195">
            <text:p>-0.163740569</text:p>
          </table:table-cell>
          <table:table-cell office:value-type="float" office:value="-0.141520497021658">
            <text:p>-0.141520497</text:p>
          </table:table-cell>
          <table:table-cell office:value-type="float" office:value="-0.180961936421682">
            <text:p>-0.1809619364</text:p>
          </table:table-cell>
          <table:table-cell office:value-type="float" office:value="-0.13354601549154">
            <text:p>-0.1335460155</text:p>
          </table:table-cell>
          <table:table-cell office:value-type="float" office:value="-0.0505820470931352">
            <text:p>-0.0505820471</text:p>
          </table:table-cell>
          <table:table-cell office:value-type="float" office:value="0.0346372069702514">
            <text:p>0.034637207</text:p>
          </table:table-cell>
          <table:table-cell office:value-type="float" office:value="0.0949730836668499">
            <text:p>0.0949730837</text:p>
          </table:table-cell>
          <table:table-cell office:value-type="float" office:value="0.129066324966278">
            <text:p>0.129066325</text:p>
          </table:table-cell>
          <table:table-cell office:value-type="float" office:value="0.124581357284584">
            <text:p>0.1245813573</text:p>
          </table:table-cell>
          <table:table-cell office:value-type="float" office:value="0.109442890707086">
            <text:p>0.1094428907</text:p>
          </table:table-cell>
          <table:table-cell office:value-type="float" office:value="0.0902539341414732">
            <text:p>0.0902539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24579814711">
            <text:p>0.6252457981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77777777777777">
            <text:p>0.6777777778</text:p>
          </table:table-cell>
          <table:table-cell office:value-type="float" office:value="0.716666666666667">
            <text:p>0.7166666667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388888888888896">
            <text:p>0.0388888889</text:p>
          </table:table-cell>
          <table:table-cell office:value-type="float" office:value="0">
            <text:p>0</text:p>
          </table:table-cell>
          <table:table-cell office:value-type="float" office:value="2.58300103621299">
            <text:p>2.5830010362</text:p>
          </table:table-cell>
          <table:table-cell office:value-type="float" office:value="0.999997972476457">
            <text:p>0.9999979725</text:p>
          </table:table-cell>
          <table:table-cell office:value-type="float" office:value="0.110558711418732">
            <text:p>0.1105587114</text:p>
          </table:table-cell>
          <table:table-cell office:value-type="float" office:value="0.407957559844139">
            <text:p>0.4079575598</text:p>
          </table:table-cell>
          <table:table-cell office:value-type="float" office:value="0.667316453004671">
            <text:p>0.667316453</text:p>
          </table:table-cell>
          <table:table-cell office:value-type="float" office:value="0.757498185603371">
            <text:p>0.7574981856</text:p>
          </table:table-cell>
          <table:table-cell office:value-type="float" office:value="0.610401044993113">
            <text:p>0.610401045</text:p>
          </table:table-cell>
          <table:table-cell office:value-type="float" office:value="0.19108698737705">
            <text:p>0.1910869874</text:p>
          </table:table-cell>
          <table:table-cell office:value-type="float" office:value="-0.226728721195677">
            <text:p>-0.2267287212</text:p>
          </table:table-cell>
          <table:table-cell office:value-type="float" office:value="-0.345697179693177">
            <text:p>-0.3456971797</text:p>
          </table:table-cell>
          <table:table-cell office:value-type="float" office:value="-0.313338999474567">
            <text:p>-0.3133389995</text:p>
          </table:table-cell>
          <table:table-cell office:value-type="float" office:value="-0.239545659287612">
            <text:p>-0.2395456593</text:p>
          </table:table-cell>
          <table:table-cell office:value-type="float" office:value="-0.177369895133931">
            <text:p>-0.1773698951</text:p>
          </table:table-cell>
          <table:table-cell office:value-type="float" office:value="-0.146418824154208">
            <text:p>-0.1464188242</text:p>
          </table:table-cell>
          <table:table-cell office:value-type="float" office:value="-0.189512432778581">
            <text:p>-0.1895124328</text:p>
          </table:table-cell>
          <table:table-cell office:value-type="float" office:value="-0.128709308069129">
            <text:p>-0.1287093081</text:p>
          </table:table-cell>
          <table:table-cell office:value-type="float" office:value="-0.0492541822957204">
            <text:p>-0.0492541823</text:p>
          </table:table-cell>
          <table:table-cell office:value-type="float" office:value="0.0304262620075915">
            <text:p>0.030426262</text:p>
          </table:table-cell>
          <table:table-cell office:value-type="float" office:value="0.0956925850388493">
            <text:p>0.095692585</text:p>
          </table:table-cell>
          <table:table-cell office:value-type="float" office:value="0.130672494342354">
            <text:p>0.1306724943</text:p>
          </table:table-cell>
          <table:table-cell office:value-type="float" office:value="0.106891412312405">
            <text:p>0.1068914123</text:p>
          </table:table-cell>
          <table:table-cell office:value-type="float" office:value="0.081204419288283">
            <text:p>0.0812044193</text:p>
          </table:table-cell>
          <table:table-cell office:value-type="float" office:value="0.0869721245783546">
            <text:p>0.08697212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584001856279">
            <text:p>0.6065840019</text:p>
          </table:table-cell>
          <table:table-cell office:value-type="float" office:value="1">
            <text:p>1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872222222222222">
            <text:p>0.8722222222</text:p>
          </table:table-cell>
          <table:table-cell office:value-type="float" office:value="0.841666666666667">
            <text:p>0.8416666667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277777777777777">
            <text:p>0.0277777778</text:p>
          </table:table-cell>
          <table:table-cell office:value-type="float" office:value="-0.0583333333333331">
            <text:p>-0.0583333333</text:p>
          </table:table-cell>
          <table:table-cell office:value-type="float" office:value="2.20330184237293">
            <text:p>2.2033018424</text:p>
          </table:table-cell>
          <table:table-cell office:value-type="float" office:value="0.999642642502238">
            <text:p>0.9996426425</text:p>
          </table:table-cell>
          <table:table-cell office:value-type="float" office:value="0.343552524096213">
            <text:p>0.3435525241</text:p>
          </table:table-cell>
          <table:table-cell office:value-type="float" office:value="0.269660530946229">
            <text:p>0.2696605309</text:p>
          </table:table-cell>
          <table:table-cell office:value-type="float" office:value="0.439166894137379">
            <text:p>0.4391668941</text:p>
          </table:table-cell>
          <table:table-cell office:value-type="float" office:value="0.682133478757741">
            <text:p>0.6821334788</text:p>
          </table:table-cell>
          <table:table-cell office:value-type="float" office:value="0.527513409552641">
            <text:p>0.5275134096</text:p>
          </table:table-cell>
          <table:table-cell office:value-type="float" office:value="0.107161830813382">
            <text:p>0.1071618308</text:p>
          </table:table-cell>
          <table:table-cell office:value-type="float" office:value="-0.215189003192294">
            <text:p>-0.2151890032</text:p>
          </table:table-cell>
          <table:table-cell office:value-type="float" office:value="-0.192415633658087">
            <text:p>-0.1924156337</text:p>
          </table:table-cell>
          <table:table-cell office:value-type="float" office:value="-0.095331737259451">
            <text:p>-0.0953317373</text:p>
          </table:table-cell>
          <table:table-cell office:value-type="float" office:value="-0.0681545450152508">
            <text:p>-0.068154545</text:p>
          </table:table-cell>
          <table:table-cell office:value-type="float" office:value="-0.0522277782874336">
            <text:p>-0.0522277783</text:p>
          </table:table-cell>
          <table:table-cell office:value-type="float" office:value="-0.0441820469021632">
            <text:p>-0.0441820469</text:p>
          </table:table-cell>
          <table:table-cell office:value-type="float" office:value="0.00288017610363744">
            <text:p>0.0028801761</text:p>
          </table:table-cell>
          <table:table-cell office:value-type="float" office:value="0.0338652149206224">
            <text:p>0.0338652149</text:p>
          </table:table-cell>
          <table:table-cell office:value-type="float" office:value="0.113705444000176">
            <text:p>0.113705444</text:p>
          </table:table-cell>
          <table:table-cell office:value-type="float" office:value="0.205968321929721">
            <text:p>0.2059683219</text:p>
          </table:table-cell>
          <table:table-cell office:value-type="float" office:value="0.299042506390758">
            <text:p>0.2990425064</text:p>
          </table:table-cell>
          <table:table-cell office:value-type="float" office:value="0.352570028614925">
            <text:p>0.3525700286</text:p>
          </table:table-cell>
          <table:table-cell office:value-type="float" office:value="0.238409950219833">
            <text:p>0.2384099502</text:p>
          </table:table-cell>
          <table:table-cell office:value-type="float" office:value="0.0814722428473687">
            <text:p>0.0814722428</text:p>
          </table:table-cell>
          <table:table-cell office:value-type="float" office:value="0.0270671215468092">
            <text:p>0.02706712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4859101568645">
            <text:p>0.6048591016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0.9">
            <text:p>0.9</text:p>
          </table:table-cell>
          <table:table-cell office:value-type="float" office:value="0.858333333333333">
            <text:p>0.8583333333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583333333333331">
            <text:p>-0.0583333333</text:p>
          </table:table-cell>
          <table:table-cell office:value-type="float" office:value="0.0166666666666666">
            <text:p>0.0166666667</text:p>
          </table:table-cell>
          <table:table-cell office:value-type="float" office:value="1.99723949474745">
            <text:p>1.9972394947</text:p>
          </table:table-cell>
          <table:table-cell office:value-type="float" office:value="0.999271336651386">
            <text:p>0.9992713367</text:p>
          </table:table-cell>
          <table:table-cell office:value-type="float" office:value="0.320263990347224">
            <text:p>0.3202639903</text:p>
          </table:table-cell>
          <table:table-cell office:value-type="float" office:value="0.198094885469">
            <text:p>0.1980948855</text:p>
          </table:table-cell>
          <table:table-cell office:value-type="float" office:value="0.41658136778995">
            <text:p>0.4165813678</text:p>
          </table:table-cell>
          <table:table-cell office:value-type="float" office:value="0.663376079251325">
            <text:p>0.6633760793</text:p>
          </table:table-cell>
          <table:table-cell office:value-type="float" office:value="0.493232110977383">
            <text:p>0.493232111</text:p>
          </table:table-cell>
          <table:table-cell office:value-type="float" office:value="0.0444694958499501">
            <text:p>0.0444694958</text:p>
          </table:table-cell>
          <table:table-cell office:value-type="float" office:value="-0.26149562807589">
            <text:p>-0.2614956281</text:p>
          </table:table-cell>
          <table:table-cell office:value-type="float" office:value="-0.233344085953272">
            <text:p>-0.233344086</text:p>
          </table:table-cell>
          <table:table-cell office:value-type="float" office:value="-0.137339436232963">
            <text:p>-0.1373394362</text:p>
          </table:table-cell>
          <table:table-cell office:value-type="float" office:value="-0.106165233405295">
            <text:p>-0.1061652334</text:p>
          </table:table-cell>
          <table:table-cell office:value-type="float" office:value="-0.0923341748279986">
            <text:p>-0.0923341748</text:p>
          </table:table-cell>
          <table:table-cell office:value-type="float" office:value="-0.0806496301943177">
            <text:p>-0.0806496302</text:p>
          </table:table-cell>
          <table:table-cell office:value-type="float" office:value="-0.0169914462609793">
            <text:p>-0.0169914463</text:p>
          </table:table-cell>
          <table:table-cell office:value-type="float" office:value="0.0391864373379223">
            <text:p>0.0391864373</text:p>
          </table:table-cell>
          <table:table-cell office:value-type="float" office:value="0.134936647009458">
            <text:p>0.134936647</text:p>
          </table:table-cell>
          <table:table-cell office:value-type="float" office:value="0.239971308936137">
            <text:p>0.2399713089</text:p>
          </table:table-cell>
          <table:table-cell office:value-type="float" office:value="0.319003354089553">
            <text:p>0.3190033541</text:p>
          </table:table-cell>
          <table:table-cell office:value-type="float" office:value="0.358451530601824">
            <text:p>0.3584515306</text:p>
          </table:table-cell>
          <table:table-cell office:value-type="float" office:value="0.24383538827714">
            <text:p>0.2438353883</text:p>
          </table:table-cell>
          <table:table-cell office:value-type="float" office:value="0.106592370775315">
            <text:p>0.1065923708</text:p>
          </table:table-cell>
          <table:table-cell office:value-type="float" office:value="0.0364182201321273">
            <text:p>0.03641822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4024004754815">
            <text:p>0.6040240048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2">
            <text:p>2</text:p>
          </table:table-cell>
          <table:table-cell office:value-type="float" office:value="0.858333333333333">
            <text:p>0.8583333333</text:p>
          </table:table-cell>
          <table:table-cell office:value-type="float" office:value="0.841666666666667">
            <text:p>0.8416666667</text:p>
          </table:table-cell>
          <table:table-cell office:value-type="float" office:value="0.836111111111111">
            <text:p>0.8361111111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-0.0222222222222221">
            <text:p>-0.0222222222</text:p>
          </table:table-cell>
          <table:table-cell office:value-type="float" office:value="2.26645538769551">
            <text:p>2.2664553877</text:p>
          </table:table-cell>
          <table:table-cell office:value-type="float" office:value="0.999998402262413">
            <text:p>0.9999984023</text:p>
          </table:table-cell>
          <table:table-cell office:value-type="float" office:value="0.49985073230311">
            <text:p>0.4998507323</text:p>
          </table:table-cell>
          <table:table-cell office:value-type="float" office:value="0.429468980057747">
            <text:p>0.4294689801</text:p>
          </table:table-cell>
          <table:table-cell office:value-type="float" office:value="0.601590795020583">
            <text:p>0.601590795</text:p>
          </table:table-cell>
          <table:table-cell office:value-type="float" office:value="0.753556725290001">
            <text:p>0.7535567253</text:p>
          </table:table-cell>
          <table:table-cell office:value-type="float" office:value="0.622525859240746">
            <text:p>0.6225258592</text:p>
          </table:table-cell>
          <table:table-cell office:value-type="float" office:value="0.242073775741687">
            <text:p>0.2420737757</text:p>
          </table:table-cell>
          <table:table-cell office:value-type="float" office:value="-0.119813405631688">
            <text:p>-0.1198134056</text:p>
          </table:table-cell>
          <table:table-cell office:value-type="float" office:value="-0.132709132307834">
            <text:p>-0.1327091323</text:p>
          </table:table-cell>
          <table:table-cell office:value-type="float" office:value="-0.113812048746107">
            <text:p>-0.1138120487</text:p>
          </table:table-cell>
          <table:table-cell office:value-type="float" office:value="-0.130055571841136">
            <text:p>-0.1300555718</text:p>
          </table:table-cell>
          <table:table-cell office:value-type="float" office:value="-0.13150641444248">
            <text:p>-0.1315064144</text:p>
          </table:table-cell>
          <table:table-cell office:value-type="float" office:value="-0.127612643850793">
            <text:p>-0.1276126439</text:p>
          </table:table-cell>
          <table:table-cell office:value-type="float" office:value="-0.0195467599726342">
            <text:p>-0.01954676</text:p>
          </table:table-cell>
          <table:table-cell office:value-type="float" office:value="0.00882033534333848">
            <text:p>0.0088203353</text:p>
          </table:table-cell>
          <table:table-cell office:value-type="float" office:value="0.0310240330553921">
            <text:p>0.0310240331</text:p>
          </table:table-cell>
          <table:table-cell office:value-type="float" office:value="0.119103633598205">
            <text:p>0.1191036336</text:p>
          </table:table-cell>
          <table:table-cell office:value-type="float" office:value="0.23582762367979">
            <text:p>0.2358276237</text:p>
          </table:table-cell>
          <table:table-cell office:value-type="float" office:value="0.250595763660623">
            <text:p>0.2505957637</text:p>
          </table:table-cell>
          <table:table-cell office:value-type="float" office:value="0.130444878194204">
            <text:p>0.1304448782</text:p>
          </table:table-cell>
          <table:table-cell office:value-type="float" office:value="0.0205904137922519">
            <text:p>0.0205904138</text:p>
          </table:table-cell>
          <table:table-cell office:value-type="float" office:value="-0.0128161163346761">
            <text:p>-0.0128161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0627503351373">
            <text:p>0.6006275034</text:p>
          </table:table-cell>
          <table:table-cell office:value-type="float" office:value="1">
            <text:p>1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836111111111111">
            <text:p>0.8361111111</text:p>
          </table:table-cell>
          <table:table-cell office:value-type="float" office:value="0.858333333333333">
            <text:p>0.8583333333</text:p>
          </table:table-cell>
          <table:table-cell office:value-type="float" office:value="0.844444444444444">
            <text:p>0.8444444444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0833333333333286">
            <text:p>0.0083333333</text:p>
          </table:table-cell>
          <table:table-cell office:value-type="float" office:value="2.15537966930501">
            <text:p>2.1553796693</text:p>
          </table:table-cell>
          <table:table-cell office:value-type="float" office:value="0.999993376973602">
            <text:p>0.999993377</text:p>
          </table:table-cell>
          <table:table-cell office:value-type="float" office:value="0.39953802588575">
            <text:p>0.3995380259</text:p>
          </table:table-cell>
          <table:table-cell office:value-type="float" office:value="0.41574789637431">
            <text:p>0.4157478964</text:p>
          </table:table-cell>
          <table:table-cell office:value-type="float" office:value="0.5946076589193">
            <text:p>0.5946076589</text:p>
          </table:table-cell>
          <table:table-cell office:value-type="float" office:value="0.761594155955765">
            <text:p>0.761594156</text:p>
          </table:table-cell>
          <table:table-cell office:value-type="float" office:value="0.590026924034945">
            <text:p>0.590026924</text:p>
          </table:table-cell>
          <table:table-cell office:value-type="float" office:value="0.102319239605408">
            <text:p>0.1023192396</text:p>
          </table:table-cell>
          <table:table-cell office:value-type="float" office:value="-0.190334615852517">
            <text:p>-0.1903346159</text:p>
          </table:table-cell>
          <table:table-cell office:value-type="float" office:value="-0.126762566965104">
            <text:p>-0.126762567</text:p>
          </table:table-cell>
          <table:table-cell office:value-type="float" office:value="-0.0953317406616947">
            <text:p>-0.0953317407</text:p>
          </table:table-cell>
          <table:table-cell office:value-type="float" office:value="-0.0960451939412255">
            <text:p>-0.0960451939</text:p>
          </table:table-cell>
          <table:table-cell office:value-type="float" office:value="-0.0907633549906964">
            <text:p>-0.090763355</text:p>
          </table:table-cell>
          <table:table-cell office:value-type="float" office:value="-0.09004919476545">
            <text:p>-0.0900491948</text:p>
          </table:table-cell>
          <table:table-cell office:value-type="float" office:value="-0.0349799554392402">
            <text:p>-0.0349799554</text:p>
          </table:table-cell>
          <table:table-cell office:value-type="float" office:value="0.0293694390144168">
            <text:p>0.029369439</text:p>
          </table:table-cell>
          <table:table-cell office:value-type="float" office:value="0.103316659891891">
            <text:p>0.1033166599</text:p>
          </table:table-cell>
          <table:table-cell office:value-type="float" office:value="0.191167230448897">
            <text:p>0.1911672304</text:p>
          </table:table-cell>
          <table:table-cell office:value-type="float" office:value="0.300451507996253">
            <text:p>0.300451508</text:p>
          </table:table-cell>
          <table:table-cell office:value-type="float" office:value="0.319488344476393">
            <text:p>0.3194883445</text:p>
          </table:table-cell>
          <table:table-cell office:value-type="float" office:value="0.203898900581917">
            <text:p>0.2038989006</text:p>
          </table:table-cell>
          <table:table-cell office:value-type="float" office:value="0.101179097008565">
            <text:p>0.101179097</text:p>
          </table:table-cell>
          <table:table-cell office:value-type="float" office:value="0.053089443706225">
            <text:p>0.05308944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9573109579724">
            <text:p>0.5995731096</text:p>
          </table:table-cell>
          <table:table-cell office:value-type="float" office:value="1">
            <text:p>1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844444444444444">
            <text:p>0.8444444444</text:p>
          </table:table-cell>
          <table:table-cell office:value-type="float" office:value="0.836111111111111">
            <text:p>0.8361111111</text:p>
          </table:table-cell>
          <table:table-cell office:value-type="float" office:value="0.825">
            <text:p>0.825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194444444444439">
            <text:p>-0.0194444444</text:p>
          </table:table-cell>
          <table:table-cell office:value-type="float" office:value="2.24446728800413">
            <text:p>2.244467288</text:p>
          </table:table-cell>
          <table:table-cell office:value-type="float" office:value="0.999925990340791">
            <text:p>0.9999259903</text:p>
          </table:table-cell>
          <table:table-cell office:value-type="float" office:value="0.309887091071393">
            <text:p>0.3098870911</text:p>
          </table:table-cell>
          <table:table-cell office:value-type="float" office:value="0.34624868284898">
            <text:p>0.3462486828</text:p>
          </table:table-cell>
          <table:table-cell office:value-type="float" office:value="0.514186479679937">
            <text:p>0.5141864797</text:p>
          </table:table-cell>
          <table:table-cell office:value-type="float" office:value="0.734337036183887">
            <text:p>0.7343370362</text:p>
          </table:table-cell>
          <table:table-cell office:value-type="float" office:value="0.545560924511798">
            <text:p>0.5455609245</text:p>
          </table:table-cell>
          <table:table-cell office:value-type="float" office:value="0.00820833599172688">
            <text:p>0.008208336</text:p>
          </table:table-cell>
          <table:table-cell office:value-type="float" office:value="-0.240581934247364">
            <text:p>-0.2405819342</text:p>
          </table:table-cell>
          <table:table-cell office:value-type="float" office:value="-0.147251160054772">
            <text:p>-0.1472511601</text:p>
          </table:table-cell>
          <table:table-cell office:value-type="float" office:value="-0.111572720291845">
            <text:p>-0.1115727203</text:p>
          </table:table-cell>
          <table:table-cell office:value-type="float" office:value="-0.102604243745516">
            <text:p>-0.1026042437</text:p>
          </table:table-cell>
          <table:table-cell office:value-type="float" office:value="-0.0841896473253874">
            <text:p>-0.0841896473</text:p>
          </table:table-cell>
          <table:table-cell office:value-type="float" office:value="-0.0771791659213762">
            <text:p>-0.0771791659</text:p>
          </table:table-cell>
          <table:table-cell office:value-type="float" office:value="-0.0290456930735619">
            <text:p>-0.0290456931</text:p>
          </table:table-cell>
          <table:table-cell office:value-type="float" office:value="0.0271030950466651">
            <text:p>0.027103095</text:p>
          </table:table-cell>
          <table:table-cell office:value-type="float" office:value="0.118713200392586">
            <text:p>0.1187132004</text:p>
          </table:table-cell>
          <table:table-cell office:value-type="float" office:value="0.223482351051977">
            <text:p>0.2234823511</text:p>
          </table:table-cell>
          <table:table-cell office:value-type="float" office:value="0.314566013498047">
            <text:p>0.3145660135</text:p>
          </table:table-cell>
          <table:table-cell office:value-type="float" office:value="0.339640972368177">
            <text:p>0.3396409724</text:p>
          </table:table-cell>
          <table:table-cell office:value-type="float" office:value="0.197022371829049">
            <text:p>0.1970223718</text:p>
          </table:table-cell>
          <table:table-cell office:value-type="float" office:value="0.0789682985389573">
            <text:p>0.0789682985</text:p>
          </table:table-cell>
          <table:table-cell office:value-type="float" office:value="0.050971054287323">
            <text:p>0.05097105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591756412433727">
            <text:p>0.5917564124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office:value-type="float" office:value="0.844444444444444">
            <text:p>0.8444444444</text:p>
          </table:table-cell>
          <table:table-cell office:value-type="float" office:value="0.888888888888889">
            <text:p>0.8888888889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0.0638888888888891">
            <text:p>0.0638888889</text:p>
          </table:table-cell>
          <table:table-cell office:value-type="float" office:value="2.29198930815691">
            <text:p>2.2919893082</text:p>
          </table:table-cell>
          <table:table-cell office:value-type="float" office:value="0.999923757658944">
            <text:p>0.9999237577</text:p>
          </table:table-cell>
          <table:table-cell office:value-type="float" office:value="0.379505292876642">
            <text:p>0.3795052929</text:p>
          </table:table-cell>
          <table:table-cell office:value-type="float" office:value="0.344473040439006">
            <text:p>0.3444730404</text:p>
          </table:table-cell>
          <table:table-cell office:value-type="float" office:value="0.528655749084904">
            <text:p>0.5286557491</text:p>
          </table:table-cell>
          <table:table-cell office:value-type="float" office:value="0.730330593921726">
            <text:p>0.7303305939</text:p>
          </table:table-cell>
          <table:table-cell office:value-type="float" office:value="0.511107778536976">
            <text:p>0.5111077785</text:p>
          </table:table-cell>
          <table:table-cell office:value-type="float" office:value="0.00748834371910134">
            <text:p>0.0074883437</text:p>
          </table:table-cell>
          <table:table-cell office:value-type="float" office:value="-0.208035893658739">
            <text:p>-0.2080358937</text:p>
          </table:table-cell>
          <table:table-cell office:value-type="float" office:value="-0.127895946864279">
            <text:p>-0.1278959469</text:p>
          </table:table-cell>
          <table:table-cell office:value-type="float" office:value="-0.100466357759785">
            <text:p>-0.1004663578</text:p>
          </table:table-cell>
          <table:table-cell office:value-type="float" office:value="-0.100894004899618">
            <text:p>-0.1008940049</text:p>
          </table:table-cell>
          <table:table-cell office:value-type="float" office:value="-0.0770359951405623">
            <text:p>-0.0770359951</text:p>
          </table:table-cell>
          <table:table-cell office:value-type="float" office:value="-0.0621318369812307">
            <text:p>-0.062131837</text:p>
          </table:table-cell>
          <table:table-cell office:value-type="float" office:value="-0.00993629971132481">
            <text:p>-0.0099362997</text:p>
          </table:table-cell>
          <table:table-cell office:value-type="float" office:value="0.0135720369659891">
            <text:p>0.013572037</text:p>
          </table:table-cell>
          <table:table-cell office:value-type="float" office:value="0.0783600420698019">
            <text:p>0.0783600421</text:p>
          </table:table-cell>
          <table:table-cell office:value-type="float" office:value="0.174882977563213">
            <text:p>0.1748829776</text:p>
          </table:table-cell>
          <table:table-cell office:value-type="float" office:value="0.27339549042021">
            <text:p>0.2733954904</text:p>
          </table:table-cell>
          <table:table-cell office:value-type="float" office:value="0.306107002701722">
            <text:p>0.3061070027</text:p>
          </table:table-cell>
          <table:table-cell office:value-type="float" office:value="0.156536390732317">
            <text:p>0.1565363907</text:p>
          </table:table-cell>
          <table:table-cell office:value-type="float" office:value="0.0343686561562928">
            <text:p>0.0343686562</text:p>
          </table:table-cell>
          <table:table-cell office:value-type="float" office:value="-0.0096123186083702">
            <text:p>-0.0096123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1439337840844">
            <text:p>0.6014393378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0.825">
            <text:p>0.825</text:p>
          </table:table-cell>
          <table:table-cell office:value-type="float" office:value="0.880555555555555">
            <text:p>0.8805555556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638888888888891">
            <text:p>0.0638888889</text:p>
          </table:table-cell>
          <table:table-cell office:value-type="float" office:value="-0.00833333333333464">
            <text:p>-0.0083333333</text:p>
          </table:table-cell>
          <table:table-cell office:value-type="float" office:value="2.51496307849394">
            <text:p>2.5149630785</text:p>
          </table:table-cell>
          <table:table-cell office:value-type="float" office:value="0.999945547949371">
            <text:p>0.9999455479</text:p>
          </table:table-cell>
          <table:table-cell office:value-type="float" office:value="0.396356429530169">
            <text:p>0.3963564295</text:p>
          </table:table-cell>
          <table:table-cell office:value-type="float" office:value="0.340277803972499">
            <text:p>0.340277804</text:p>
          </table:table-cell>
          <table:table-cell office:value-type="float" office:value="0.566083865668253">
            <text:p>0.5660838657</text:p>
          </table:table-cell>
          <table:table-cell office:value-type="float" office:value="0.714850319700548">
            <text:p>0.7148503197</text:p>
          </table:table-cell>
          <table:table-cell office:value-type="float" office:value="0.522506319648227">
            <text:p>0.5225063196</text:p>
          </table:table-cell>
          <table:table-cell office:value-type="float" office:value="0.0919772084098709">
            <text:p>0.0919772084</text:p>
          </table:table-cell>
          <table:table-cell office:value-type="float" office:value="-0.193732723350447">
            <text:p>-0.1937327234</text:p>
          </table:table-cell>
          <table:table-cell office:value-type="float" office:value="-0.15741427278923">
            <text:p>-0.1574142728</text:p>
          </table:table-cell>
          <table:table-cell office:value-type="float" office:value="-0.105310839781529">
            <text:p>-0.1053108398</text:p>
          </table:table-cell>
          <table:table-cell office:value-type="float" office:value="-0.106094042752811">
            <text:p>-0.1060940428</text:p>
          </table:table-cell>
          <table:table-cell office:value-type="float" office:value="-0.0986128034852721">
            <text:p>-0.0986128035</text:p>
          </table:table-cell>
          <table:table-cell office:value-type="float" office:value="-0.0909061707504494">
            <text:p>-0.0909061708</text:p>
          </table:table-cell>
          <table:table-cell office:value-type="float" office:value="-0.0146158968097985">
            <text:p>-0.0146158968</text:p>
          </table:table-cell>
          <table:table-cell office:value-type="float" office:value="0.0288658253620873">
            <text:p>0.0288658254</text:p>
          </table:table-cell>
          <table:table-cell office:value-type="float" office:value="0.110292574656842">
            <text:p>0.1102925747</text:p>
          </table:table-cell>
          <table:table-cell office:value-type="float" office:value="0.192276947252259">
            <text:p>0.1922769473</text:p>
          </table:table-cell>
          <table:table-cell office:value-type="float" office:value="0.287195457177271">
            <text:p>0.2871954572</text:p>
          </table:table-cell>
          <table:table-cell office:value-type="float" office:value="0.329409642664455">
            <text:p>0.3294096427</text:p>
          </table:table-cell>
          <table:table-cell office:value-type="float" office:value="0.19574166240488">
            <text:p>0.1957416624</text:p>
          </table:table-cell>
          <table:table-cell office:value-type="float" office:value="0.0724534576645088">
            <text:p>0.0724534577</text:p>
          </table:table-cell>
          <table:table-cell office:value-type="float" office:value="0.0249084375620523">
            <text:p>0.02490843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926654252558">
            <text:p>0.6069266543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80555555555555">
            <text:p>0.8805555556</text:p>
          </table:table-cell>
          <table:table-cell office:value-type="float" office:value="0.888888888888889">
            <text:p>0.8888888889</text:p>
          </table:table-cell>
          <table:table-cell office:value-type="float" office:value="0.836111111111112">
            <text:p>0.8361111111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0833333333333464">
            <text:p>-0.0083333333</text:p>
          </table:table-cell>
          <table:table-cell office:value-type="float" office:value="-0.0444444444444425">
            <text:p>-0.0444444444</text:p>
          </table:table-cell>
          <table:table-cell office:value-type="float" office:value="2.0771182418703">
            <text:p>2.0771182419</text:p>
          </table:table-cell>
          <table:table-cell office:value-type="float" office:value="0.999967270758262">
            <text:p>0.9999672708</text:p>
          </table:table-cell>
          <table:table-cell office:value-type="float" office:value="0.355592930857848">
            <text:p>0.3555929309</text:p>
          </table:table-cell>
          <table:table-cell office:value-type="float" office:value="0.317288368871778">
            <text:p>0.3172883689</text:p>
          </table:table-cell>
          <table:table-cell office:value-type="float" office:value="0.528863239136403">
            <text:p>0.5288632391</text:p>
          </table:table-cell>
          <table:table-cell office:value-type="float" office:value="0.730934795918842">
            <text:p>0.7309347959</text:p>
          </table:table-cell>
          <table:table-cell office:value-type="float" office:value="0.584081134659285">
            <text:p>0.5840811347</text:p>
          </table:table-cell>
          <table:table-cell office:value-type="float" office:value="0.165794059967959">
            <text:p>0.16579406</text:p>
          </table:table-cell>
          <table:table-cell office:value-type="float" office:value="-0.218482716071055">
            <text:p>-0.2184827161</text:p>
          </table:table-cell>
          <table:table-cell office:value-type="float" office:value="-0.216012894332627">
            <text:p>-0.2160128943</text:p>
          </table:table-cell>
          <table:table-cell office:value-type="float" office:value="-0.130303306558764">
            <text:p>-0.1303033066</text:p>
          </table:table-cell>
          <table:table-cell office:value-type="float" office:value="-0.111359376161943">
            <text:p>-0.1113593762</text:p>
          </table:table-cell>
          <table:table-cell office:value-type="float" office:value="-0.0985771439670709">
            <text:p>-0.098577144</text:p>
          </table:table-cell>
          <table:table-cell office:value-type="float" office:value="-0.0852262141904999">
            <text:p>-0.0852262142</text:p>
          </table:table-cell>
          <table:table-cell office:value-type="float" office:value="-0.013392057049038">
            <text:p>-0.013392057</text:p>
          </table:table-cell>
          <table:table-cell office:value-type="float" office:value="0.0367058477006494">
            <text:p>0.0367058477</text:p>
          </table:table-cell>
          <table:table-cell office:value-type="float" office:value="0.110434830930201">
            <text:p>0.1104348309</text:p>
          </table:table-cell>
          <table:table-cell office:value-type="float" office:value="0.20683003199158">
            <text:p>0.206830032</text:p>
          </table:table-cell>
          <table:table-cell office:value-type="float" office:value="0.297336851477979">
            <text:p>0.2973368515</text:p>
          </table:table-cell>
          <table:table-cell office:value-type="float" office:value="0.340182306577785">
            <text:p>0.3401823066</text:p>
          </table:table-cell>
          <table:table-cell office:value-type="float" office:value="0.210927375733439">
            <text:p>0.2109273757</text:p>
          </table:table-cell>
          <table:table-cell office:value-type="float" office:value="0.089834917642349">
            <text:p>0.0898349176</text:p>
          </table:table-cell>
          <table:table-cell office:value-type="float" office:value="0.0390066877517741">
            <text:p>0.0390066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5741575310572">
            <text:p>0.6057415753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36111111111112">
            <text:p>0.8361111111</text:p>
          </table:table-cell>
          <table:table-cell office:value-type="float" office:value="0.880555555555555">
            <text:p>0.8805555556</text:p>
          </table:table-cell>
          <table:table-cell office:value-type="float" office:value="0.855555555555554">
            <text:p>0.8555555556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444444444444425">
            <text:p>-0.0444444444</text:p>
          </table:table-cell>
          <table:table-cell office:value-type="float" office:value="0.0194444444444422">
            <text:p>0.0194444444</text:p>
          </table:table-cell>
          <table:table-cell office:value-type="float" office:value="2.07070118190428">
            <text:p>2.0707011819</text:p>
          </table:table-cell>
          <table:table-cell office:value-type="float" office:value="0.99977180083377">
            <text:p>0.9997718008</text:p>
          </table:table-cell>
          <table:table-cell office:value-type="float" office:value="0.341168848506542">
            <text:p>0.3411688485</text:p>
          </table:table-cell>
          <table:table-cell office:value-type="float" office:value="0.305845957581729">
            <text:p>0.3058459576</text:p>
          </table:table-cell>
          <table:table-cell office:value-type="float" office:value="0.457005422624548">
            <text:p>0.4570054226</text:p>
          </table:table-cell>
          <table:table-cell office:value-type="float" office:value="0.693738318946182">
            <text:p>0.6937383189</text:p>
          </table:table-cell>
          <table:table-cell office:value-type="float" office:value="0.506197309355114">
            <text:p>0.5061973094</text:p>
          </table:table-cell>
          <table:table-cell office:value-type="float" office:value="0.015119818448543">
            <text:p>0.0151198184</text:p>
          </table:table-cell>
          <table:table-cell office:value-type="float" office:value="-0.280442645082878">
            <text:p>-0.2804426451</text:p>
          </table:table-cell>
          <table:table-cell office:value-type="float" office:value="-0.225601944592042">
            <text:p>-0.2256019446</text:p>
          </table:table-cell>
          <table:table-cell office:value-type="float" office:value="-0.13822240156678">
            <text:p>-0.1382224016</text:p>
          </table:table-cell>
          <table:table-cell office:value-type="float" office:value="-0.123750380803472">
            <text:p>-0.1237503808</text:p>
          </table:table-cell>
          <table:table-cell office:value-type="float" office:value="-0.117541705141523">
            <text:p>-0.1175417051</text:p>
          </table:table-cell>
          <table:table-cell office:value-type="float" office:value="-0.109438955911222">
            <text:p>-0.1094389559</text:p>
          </table:table-cell>
          <table:table-cell office:value-type="float" office:value="-0.031419663291114">
            <text:p>-0.0314196633</text:p>
          </table:table-cell>
          <table:table-cell office:value-type="float" office:value="0.0544535727102562">
            <text:p>0.0544535727</text:p>
          </table:table-cell>
          <table:table-cell office:value-type="float" office:value="0.159835916279793">
            <text:p>0.1598359163</text:p>
          </table:table-cell>
          <table:table-cell office:value-type="float" office:value="0.25113553906501">
            <text:p>0.2511355391</text:p>
          </table:table-cell>
          <table:table-cell office:value-type="float" office:value="0.344377847562462">
            <text:p>0.3443778476</text:p>
          </table:table-cell>
          <table:table-cell office:value-type="float" office:value="0.347515505197527">
            <text:p>0.3475155052</text:p>
          </table:table-cell>
          <table:table-cell office:value-type="float" office:value="0.198544517089573">
            <text:p>0.1985445171</text:p>
          </table:table-cell>
          <table:table-cell office:value-type="float" office:value="0.0677245191871378">
            <text:p>0.0677245192</text:p>
          </table:table-cell>
          <table:table-cell office:value-type="float" office:value="0.0182871339696882">
            <text:p>0.018287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1270536641719">
            <text:p>0.6012705366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872222222222223">
            <text:p>0.8722222222</text:p>
          </table:table-cell>
          <table:table-cell office:value-type="float" office:value="0.863888888888889">
            <text:p>0.8638888889</text:p>
          </table:table-cell>
          <table:table-cell office:value-type="float" office:value="0.858333333333333">
            <text:p>0.8583333333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0833333333333364">
            <text:p>0.0083333333</text:p>
          </table:table-cell>
          <table:table-cell office:value-type="float" office:value="-0.0138888888888895">
            <text:p>-0.0138888889</text:p>
          </table:table-cell>
          <table:table-cell office:value-type="float" office:value="2.22351097558593">
            <text:p>2.2235109756</text:p>
          </table:table-cell>
          <table:table-cell office:value-type="float" office:value="0.99242955846912">
            <text:p>0.9924295585</text:p>
          </table:table-cell>
          <table:table-cell office:value-type="float" office:value="0.310641529174958">
            <text:p>0.3106415292</text:p>
          </table:table-cell>
          <table:table-cell office:value-type="float" office:value="0.190488625948837">
            <text:p>0.1904886259</text:p>
          </table:table-cell>
          <table:table-cell office:value-type="float" office:value="0.302262086592802">
            <text:p>0.3022620866</text:p>
          </table:table-cell>
          <table:table-cell office:value-type="float" office:value="0.583749905152256">
            <text:p>0.5837499052</text:p>
          </table:table-cell>
          <table:table-cell office:value-type="float" office:value="0.378339272131955">
            <text:p>0.3783392721</text:p>
          </table:table-cell>
          <table:table-cell office:value-type="float" office:value="-0.0785220766780014">
            <text:p>-0.0785220767</text:p>
          </table:table-cell>
          <table:table-cell office:value-type="float" office:value="-0.263071751397477">
            <text:p>-0.2630717514</text:p>
          </table:table-cell>
          <table:table-cell office:value-type="float" office:value="-0.18536980785448">
            <text:p>-0.1853698079</text:p>
          </table:table-cell>
          <table:table-cell office:value-type="float" office:value="-0.10032840134283">
            <text:p>-0.1003284013</text:p>
          </table:table-cell>
          <table:table-cell office:value-type="float" office:value="-0.0780700418323146">
            <text:p>-0.0780700418</text:p>
          </table:table-cell>
          <table:table-cell office:value-type="float" office:value="-0.0637400349146809">
            <text:p>-0.0637400349</text:p>
          </table:table-cell>
          <table:table-cell office:value-type="float" office:value="-0.0463585017803229">
            <text:p>-0.0463585018</text:p>
          </table:table-cell>
          <table:table-cell office:value-type="float" office:value="0.00761810563649834">
            <text:p>0.0076181056</text:p>
          </table:table-cell>
          <table:table-cell office:value-type="float" office:value="0.0133027329480599">
            <text:p>0.0133027329</text:p>
          </table:table-cell>
          <table:table-cell office:value-type="float" office:value="0.0291760718046243">
            <text:p>0.0291760718</text:p>
          </table:table-cell>
          <table:table-cell office:value-type="float" office:value="0.12487538769707">
            <text:p>0.1248753877</text:p>
          </table:table-cell>
          <table:table-cell office:value-type="float" office:value="0.214910640725204">
            <text:p>0.2149106407</text:p>
          </table:table-cell>
          <table:table-cell office:value-type="float" office:value="0.283656475834525">
            <text:p>0.2836564758</text:p>
          </table:table-cell>
          <table:table-cell office:value-type="float" office:value="0.239781386702832">
            <text:p>0.2397813867</text:p>
          </table:table-cell>
          <table:table-cell office:value-type="float" office:value="0.100928684838276">
            <text:p>0.1009286848</text:p>
          </table:table-cell>
          <table:table-cell office:value-type="float" office:value="0.0107636853324886">
            <text:p>0.0107636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597411911055934">
            <text:p>0.5974119111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58333333333333">
            <text:p>0.8583333333</text:p>
          </table:table-cell>
          <table:table-cell office:value-type="float" office:value="0.872222222222223">
            <text:p>0.8722222222</text:p>
          </table:table-cell>
          <table:table-cell office:value-type="float" office:value="0.85">
            <text:p>0.85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138888888888895">
            <text:p>-0.0138888889</text:p>
          </table:table-cell>
          <table:table-cell office:value-type="float" office:value="-0.00833333333333286">
            <text:p>-0.0083333333</text:p>
          </table:table-cell>
          <table:table-cell office:value-type="float" office:value="2.14052524187082">
            <text:p>2.1405252419</text:p>
          </table:table-cell>
          <table:table-cell office:value-type="float" office:value="0.999478575009162">
            <text:p>0.999478575</text:p>
          </table:table-cell>
          <table:table-cell office:value-type="float" office:value="0.334680349294277">
            <text:p>0.3346803493</text:p>
          </table:table-cell>
          <table:table-cell office:value-type="float" office:value="0.308585426978281">
            <text:p>0.308585427</text:p>
          </table:table-cell>
          <table:table-cell office:value-type="float" office:value="0.433887250014806">
            <text:p>0.43388725</text:p>
          </table:table-cell>
          <table:table-cell office:value-type="float" office:value="0.681964544509922">
            <text:p>0.6819645445</text:p>
          </table:table-cell>
          <table:table-cell office:value-type="float" office:value="0.4850472569762">
            <text:p>0.485047257</text:p>
          </table:table-cell>
          <table:table-cell office:value-type="float" office:value="-0.0174330441046111">
            <text:p>-0.0174330441</text:p>
          </table:table-cell>
          <table:table-cell office:value-type="float" office:value="-0.239209743429138">
            <text:p>-0.2392097434</text:p>
          </table:table-cell>
          <table:table-cell office:value-type="float" office:value="-0.15371427450588">
            <text:p>-0.1537142745</text:p>
          </table:table-cell>
          <table:table-cell office:value-type="float" office:value="-0.101678937884631">
            <text:p>-0.1016789379</text:p>
          </table:table-cell>
          <table:table-cell office:value-type="float" office:value="-0.0874052620856388">
            <text:p>-0.0874052621</text:p>
          </table:table-cell>
          <table:table-cell office:value-type="float" office:value="-0.0801792518495836">
            <text:p>-0.0801792518</text:p>
          </table:table-cell>
          <table:table-cell office:value-type="float" office:value="-0.0616258739157795">
            <text:p>-0.0616258739</text:p>
          </table:table-cell>
          <table:table-cell office:value-type="float" office:value="-0.0235326484351432">
            <text:p>-0.0235326484</text:p>
          </table:table-cell>
          <table:table-cell office:value-type="float" office:value="0.0406461842222285">
            <text:p>0.0406461842</text:p>
          </table:table-cell>
          <table:table-cell office:value-type="float" office:value="0.129797289842136">
            <text:p>0.1297972898</text:p>
          </table:table-cell>
          <table:table-cell office:value-type="float" office:value="0.231332959959879">
            <text:p>0.23133296</text:p>
          </table:table-cell>
          <table:table-cell office:value-type="float" office:value="0.322509243241941">
            <text:p>0.3225092432</text:p>
          </table:table-cell>
          <table:table-cell office:value-type="float" office:value="0.365274747654629">
            <text:p>0.3652747477</text:p>
          </table:table-cell>
          <table:table-cell office:value-type="float" office:value="0.21027849438229">
            <text:p>0.2102784944</text:p>
          </table:table-cell>
          <table:table-cell office:value-type="float" office:value="0.068721106580365">
            <text:p>0.0687211066</text:p>
          </table:table-cell>
          <table:table-cell office:value-type="float" office:value="0.0254644773503143">
            <text:p>0.02546447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6019970597983">
            <text:p>0.5960199706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0.858333333333333">
            <text:p>0.8583333333</text:p>
          </table:table-cell>
          <table:table-cell office:value-type="float" office:value="0.888888888888889">
            <text:p>0.8888888889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0.0388888888888892">
            <text:p>0.0388888889</text:p>
          </table:table-cell>
          <table:table-cell office:value-type="float" office:value="2.26827871246886">
            <text:p>2.2682787125</text:p>
          </table:table-cell>
          <table:table-cell office:value-type="float" office:value="0.999741718099721">
            <text:p>0.9997417181</text:p>
          </table:table-cell>
          <table:table-cell office:value-type="float" office:value="0.365143362812831">
            <text:p>0.3651433628</text:p>
          </table:table-cell>
          <table:table-cell office:value-type="float" office:value="0.31228433179291">
            <text:p>0.3122843318</text:p>
          </table:table-cell>
          <table:table-cell office:value-type="float" office:value="0.492202604339817">
            <text:p>0.4922026043</text:p>
          </table:table-cell>
          <table:table-cell office:value-type="float" office:value="0.699944768086353">
            <text:p>0.6999447681</text:p>
          </table:table-cell>
          <table:table-cell office:value-type="float" office:value="0.468531220471938">
            <text:p>0.4685312205</text:p>
          </table:table-cell>
          <table:table-cell office:value-type="float" office:value="-0.0403056274587595">
            <text:p>-0.0403056275</text:p>
          </table:table-cell>
          <table:table-cell office:value-type="float" office:value="-0.230902431796188">
            <text:p>-0.2309024318</text:p>
          </table:table-cell>
          <table:table-cell office:value-type="float" office:value="-0.13560582057585">
            <text:p>-0.1356058206</text:p>
          </table:table-cell>
          <table:table-cell office:value-type="float" office:value="-0.072793996734005">
            <text:p>-0.0727939967</text:p>
          </table:table-cell>
          <table:table-cell office:value-type="float" office:value="-0.0581514245973681">
            <text:p>-0.0581514246</text:p>
          </table:table-cell>
          <table:table-cell office:value-type="float" office:value="-0.0493836940877997">
            <text:p>-0.0493836941</text:p>
          </table:table-cell>
          <table:table-cell office:value-type="float" office:value="-0.0409110556562249">
            <text:p>-0.0409110557</text:p>
          </table:table-cell>
          <table:table-cell office:value-type="float" office:value="0.0010991492296899">
            <text:p>0.0010991492</text:p>
          </table:table-cell>
          <table:table-cell office:value-type="float" office:value="0.0322432129409567">
            <text:p>0.0322432129</text:p>
          </table:table-cell>
          <table:table-cell office:value-type="float" office:value="0.119050679138228">
            <text:p>0.1190506791</text:p>
          </table:table-cell>
          <table:table-cell office:value-type="float" office:value="0.216211696696121">
            <text:p>0.2162116967</text:p>
          </table:table-cell>
          <table:table-cell office:value-type="float" office:value="0.31570081896998">
            <text:p>0.315700819</text:p>
          </table:table-cell>
          <table:table-cell office:value-type="float" office:value="0.368030489202381">
            <text:p>0.3680304892</text:p>
          </table:table-cell>
          <table:table-cell office:value-type="float" office:value="0.231476442169087">
            <text:p>0.2314764422</text:p>
          </table:table-cell>
          <table:table-cell office:value-type="float" office:value="0.0840944287571768">
            <text:p>0.0840944288</text:p>
          </table:table-cell>
          <table:table-cell office:value-type="float" office:value="0.029857706305088">
            <text:p>0.0298577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2015301676181">
            <text:p>0.6020153017</text:p>
          </table:table-cell>
          <table:table-cell office:value-type="float" office:value="1">
            <text:p>1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0.85">
            <text:p>0.85</text:p>
          </table:table-cell>
          <table:table-cell office:value-type="float" office:value="0.908333333333333">
            <text:p>0.9083333333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388888888888892">
            <text:p>0.0388888889</text:p>
          </table:table-cell>
          <table:table-cell office:value-type="float" office:value="0.0194444444444439">
            <text:p>0.0194444444</text:p>
          </table:table-cell>
          <table:table-cell office:value-type="float" office:value="2.42857352166309">
            <text:p>2.4285735217</text:p>
          </table:table-cell>
          <table:table-cell office:value-type="float" office:value="0.998647319406062">
            <text:p>0.9986473194</text:p>
          </table:table-cell>
          <table:table-cell office:value-type="float" office:value="0.333602911614919">
            <text:p>0.3336029116</text:p>
          </table:table-cell>
          <table:table-cell office:value-type="float" office:value="0.19078082878036">
            <text:p>0.1907808288</text:p>
          </table:table-cell>
          <table:table-cell office:value-type="float" office:value="0.423368431262261">
            <text:p>0.4233684313</text:p>
          </table:table-cell>
          <table:table-cell office:value-type="float" office:value="0.650842317726729">
            <text:p>0.6508423177</text:p>
          </table:table-cell>
          <table:table-cell office:value-type="float" office:value="0.438949909666714">
            <text:p>0.4389499097</text:p>
          </table:table-cell>
          <table:table-cell office:value-type="float" office:value="-0.0299713127957528">
            <text:p>-0.0299713128</text:p>
          </table:table-cell>
          <table:table-cell office:value-type="float" office:value="-0.247909090536063">
            <text:p>-0.2479090905</text:p>
          </table:table-cell>
          <table:table-cell office:value-type="float" office:value="-0.171131451803683">
            <text:p>-0.1711314518</text:p>
          </table:table-cell>
          <table:table-cell office:value-type="float" office:value="-0.0845460194757285">
            <text:p>-0.0845460195</text:p>
          </table:table-cell>
          <table:table-cell office:value-type="float" office:value="-0.0569425812317894">
            <text:p>-0.0569425812</text:p>
          </table:table-cell>
          <table:table-cell office:value-type="float" office:value="-0.0425758239844541">
            <text:p>-0.042575824</text:p>
          </table:table-cell>
          <table:table-cell office:value-type="float" office:value="-0.0257674911502537">
            <text:p>-0.0257674912</text:p>
          </table:table-cell>
          <table:table-cell office:value-type="float" office:value="0.00750440763329041">
            <text:p>0.0075044076</text:p>
          </table:table-cell>
          <table:table-cell office:value-type="float" office:value="0.0483249740119724">
            <text:p>0.048324974</text:p>
          </table:table-cell>
          <table:table-cell office:value-type="float" office:value="0.128753774078872">
            <text:p>0.1287537741</text:p>
          </table:table-cell>
          <table:table-cell office:value-type="float" office:value="0.236492168175801">
            <text:p>0.2364921682</text:p>
          </table:table-cell>
          <table:table-cell office:value-type="float" office:value="0.326307482879988">
            <text:p>0.3263074829</text:p>
          </table:table-cell>
          <table:table-cell office:value-type="float" office:value="0.396634078719212">
            <text:p>0.3966340787</text:p>
          </table:table-cell>
          <table:table-cell office:value-type="float" office:value="0.284527545943281">
            <text:p>0.2845275459</text:p>
          </table:table-cell>
          <table:table-cell office:value-type="float" office:value="0.114265289250024">
            <text:p>0.1142652893</text:p>
          </table:table-cell>
          <table:table-cell office:value-type="float" office:value="0.0360668238144803">
            <text:p>0.03606682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4306263170835">
            <text:p>0.6043062632</text:p>
          </table:table-cell>
          <table:table-cell office:value-type="float" office:value="1">
            <text:p>1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908333333333333">
            <text:p>0.9083333333</text:p>
          </table:table-cell>
          <table:table-cell office:value-type="float" office:value="0.888888888888889">
            <text:p>0.8888888889</text:p>
          </table:table-cell>
          <table:table-cell office:value-type="float" office:value="0.855555555555555">
            <text:p>0.8555555556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194444444444439">
            <text:p>0.0194444444</text:p>
          </table:table-cell>
          <table:table-cell office:value-type="float" office:value="-0.052777777777778">
            <text:p>-0.0527777778</text:p>
          </table:table-cell>
          <table:table-cell office:value-type="float" office:value="2.16149688500264">
            <text:p>2.161496885</text:p>
          </table:table-cell>
          <table:table-cell office:value-type="float" office:value="0.99989190788217">
            <text:p>0.9998919079</text:p>
          </table:table-cell>
          <table:table-cell office:value-type="float" office:value="0.355513126528657">
            <text:p>0.3555131265</text:p>
          </table:table-cell>
          <table:table-cell office:value-type="float" office:value="0.278944637374777">
            <text:p>0.2789446374</text:p>
          </table:table-cell>
          <table:table-cell office:value-type="float" office:value="0.477826377009885">
            <text:p>0.477826377</text:p>
          </table:table-cell>
          <table:table-cell office:value-type="float" office:value="0.714491880768211">
            <text:p>0.7144918808</text:p>
          </table:table-cell>
          <table:table-cell office:value-type="float" office:value="0.559461994409771">
            <text:p>0.5594619944</text:p>
          </table:table-cell>
          <table:table-cell office:value-type="float" office:value="0.104528847434476">
            <text:p>0.1045288474</text:p>
          </table:table-cell>
          <table:table-cell office:value-type="float" office:value="-0.224001803840785">
            <text:p>-0.2240018038</text:p>
          </table:table-cell>
          <table:table-cell office:value-type="float" office:value="-0.195597117483591">
            <text:p>-0.1955971175</text:p>
          </table:table-cell>
          <table:table-cell office:value-type="float" office:value="-0.116060444322527">
            <text:p>-0.1160604443</text:p>
          </table:table-cell>
          <table:table-cell office:value-type="float" office:value="-0.095673726045478">
            <text:p>-0.095673726</text:p>
          </table:table-cell>
          <table:table-cell office:value-type="float" office:value="-0.0791247295603104">
            <text:p>-0.0791247296</text:p>
          </table:table-cell>
          <table:table-cell office:value-type="float" office:value="-0.0714366287339112">
            <text:p>-0.0714366287</text:p>
          </table:table-cell>
          <table:table-cell office:value-type="float" office:value="-0.0251614551459164">
            <text:p>-0.0251614551</text:p>
          </table:table-cell>
          <table:table-cell office:value-type="float" office:value="0.0389433041633605">
            <text:p>0.0389433042</text:p>
          </table:table-cell>
          <table:table-cell office:value-type="float" office:value="0.113068103284663">
            <text:p>0.1130681033</text:p>
          </table:table-cell>
          <table:table-cell office:value-type="float" office:value="0.214621413484599">
            <text:p>0.2146214135</text:p>
          </table:table-cell>
          <table:table-cell office:value-type="float" office:value="0.303639015099535">
            <text:p>0.3036390151</text:p>
          </table:table-cell>
          <table:table-cell office:value-type="float" office:value="0.380545518349948">
            <text:p>0.3805455183</text:p>
          </table:table-cell>
          <table:table-cell office:value-type="float" office:value="0.283203330378338">
            <text:p>0.2832033304</text:p>
          </table:table-cell>
          <table:table-cell office:value-type="float" office:value="0.125472312293652">
            <text:p>0.1254723123</text:p>
          </table:table-cell>
          <table:table-cell office:value-type="float" office:value="0.0531261027120262">
            <text:p>0.0531261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2857655033138">
            <text:p>0.602857655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55555555555555">
            <text:p>0.8555555556</text:p>
          </table:table-cell>
          <table:table-cell office:value-type="float" office:value="0.908333333333333">
            <text:p>0.9083333333</text:p>
          </table:table-cell>
          <table:table-cell office:value-type="float" office:value="0.880555555555556">
            <text:p>0.8805555556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52777777777778">
            <text:p>-0.0527777778</text:p>
          </table:table-cell>
          <table:table-cell office:value-type="float" office:value="0.0250000000000004">
            <text:p>0.025</text:p>
          </table:table-cell>
          <table:table-cell office:value-type="float" office:value="2.02151078548031">
            <text:p>2.0215107855</text:p>
          </table:table-cell>
          <table:table-cell office:value-type="float" office:value="0.991086199558117">
            <text:p>0.9910861996</text:p>
          </table:table-cell>
          <table:table-cell office:value-type="float" office:value="0.344337701315991">
            <text:p>0.3443377013</text:p>
          </table:table-cell>
          <table:table-cell office:value-type="float" office:value="0.160072865274971">
            <text:p>0.1600728653</text:p>
          </table:table-cell>
          <table:table-cell office:value-type="float" office:value="0.307075765123052">
            <text:p>0.3070757651</text:p>
          </table:table-cell>
          <table:table-cell office:value-type="float" office:value="0.57050531417314">
            <text:p>0.5705053142</text:p>
          </table:table-cell>
          <table:table-cell office:value-type="float" office:value="0.287868063601349">
            <text:p>0.2878680636</text:p>
          </table:table-cell>
          <table:table-cell office:value-type="float" office:value="-0.17054273576052">
            <text:p>-0.1705427358</text:p>
          </table:table-cell>
          <table:table-cell office:value-type="float" office:value="-0.283795888491527">
            <text:p>-0.2837958885</text:p>
          </table:table-cell>
          <table:table-cell office:value-type="float" office:value="-0.183612444439144">
            <text:p>-0.1836124444</text:p>
          </table:table-cell>
          <table:table-cell office:value-type="float" office:value="-0.132814394917038">
            <text:p>-0.1328143949</text:p>
          </table:table-cell>
          <table:table-cell office:value-type="float" office:value="-0.120694392662206">
            <text:p>-0.1206943927</text:p>
          </table:table-cell>
          <table:table-cell office:value-type="float" office:value="-0.111271703569633">
            <text:p>-0.1112717036</text:p>
          </table:table-cell>
          <table:table-cell office:value-type="float" office:value="-0.103066594744009">
            <text:p>-0.1030665947</text:p>
          </table:table-cell>
          <table:table-cell office:value-type="float" office:value="-0.0280399388135899">
            <text:p>-0.0280399388</text:p>
          </table:table-cell>
          <table:table-cell office:value-type="float" office:value="0.036672455860179">
            <text:p>0.0366724559</text:p>
          </table:table-cell>
          <table:table-cell office:value-type="float" office:value="0.127560844289712">
            <text:p>0.1275608443</text:p>
          </table:table-cell>
          <table:table-cell office:value-type="float" office:value="0.222273110874573">
            <text:p>0.2222731109</text:p>
          </table:table-cell>
          <table:table-cell office:value-type="float" office:value="0.313925270125594">
            <text:p>0.3139252701</text:p>
          </table:table-cell>
          <table:table-cell office:value-type="float" office:value="0.349804830921974">
            <text:p>0.3498048309</text:p>
          </table:table-cell>
          <table:table-cell office:value-type="float" office:value="0.212451012196337">
            <text:p>0.2124510122</text:p>
          </table:table-cell>
          <table:table-cell office:value-type="float" office:value="0.0703052992565447">
            <text:p>0.0703052993</text:p>
          </table:table-cell>
          <table:table-cell office:value-type="float" office:value="-0.00644322151916876">
            <text:p>-0.00644322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1511269428989">
            <text:p>0.6015112694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80555555555556">
            <text:p>0.8805555556</text:p>
          </table:table-cell>
          <table:table-cell office:value-type="float" office:value="0.855555555555555">
            <text:p>0.8555555556</text:p>
          </table:table-cell>
          <table:table-cell office:value-type="float" office:value="0.866666666666667">
            <text:p>0.8666666667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250000000000004">
            <text:p>0.025</text:p>
          </table:table-cell>
          <table:table-cell office:value-type="float" office:value="-0.0138888888888884">
            <text:p>-0.0138888889</text:p>
          </table:table-cell>
          <table:table-cell office:value-type="float" office:value="2.29876172014449">
            <text:p>2.2987617201</text:p>
          </table:table-cell>
          <table:table-cell office:value-type="float" office:value="0.995586067638119">
            <text:p>0.9955860676</text:p>
          </table:table-cell>
          <table:table-cell office:value-type="float" office:value="0.32145610141634">
            <text:p>0.3214561014</text:p>
          </table:table-cell>
          <table:table-cell office:value-type="float" office:value="0.360304872189284">
            <text:p>0.3603048722</text:p>
          </table:table-cell>
          <table:table-cell office:value-type="float" office:value="0.357762640946477">
            <text:p>0.3577626409</text:p>
          </table:table-cell>
          <table:table-cell office:value-type="float" office:value="0.60617380656264">
            <text:p>0.6061738066</text:p>
          </table:table-cell>
          <table:table-cell office:value-type="float" office:value="0.382618041696595">
            <text:p>0.3826180417</text:p>
          </table:table-cell>
          <table:table-cell office:value-type="float" office:value="-0.0709841076855811">
            <text:p>-0.0709841077</text:p>
          </table:table-cell>
          <table:table-cell office:value-type="float" office:value="-0.137093692467182">
            <text:p>-0.1370936925</text:p>
          </table:table-cell>
          <table:table-cell office:value-type="float" office:value="-0.0468123236693041">
            <text:p>-0.0468123237</text:p>
          </table:table-cell>
          <table:table-cell office:value-type="float" office:value="-0.0315238072785972">
            <text:p>-0.0315238073</text:p>
          </table:table-cell>
          <table:table-cell office:value-type="float" office:value="-0.025161447243999">
            <text:p>-0.0251614472</text:p>
          </table:table-cell>
          <table:table-cell office:value-type="float" office:value="-0.0253129566700323">
            <text:p>-0.0253129567</text:p>
          </table:table-cell>
          <table:table-cell office:value-type="float" office:value="-0.0248584262857952">
            <text:p>-0.0248584263</text:p>
          </table:table-cell>
          <table:table-cell office:value-type="float" office:value="0.00602630590696851">
            <text:p>0.0060263059</text:p>
          </table:table-cell>
          <table:table-cell office:value-type="float" office:value="0.0337954881477274">
            <text:p>0.0337954881</text:p>
          </table:table-cell>
          <table:table-cell office:value-type="float" office:value="0.0893607475653382">
            <text:p>0.0893607476</text:p>
          </table:table-cell>
          <table:table-cell office:value-type="float" office:value="0.16505438219415">
            <text:p>0.1650543822</text:p>
          </table:table-cell>
          <table:table-cell office:value-type="float" office:value="0.257842843708856">
            <text:p>0.2578428437</text:p>
          </table:table-cell>
          <table:table-cell office:value-type="float" office:value="0.343803077334798">
            <text:p>0.3438030773</text:p>
          </table:table-cell>
          <table:table-cell office:value-type="float" office:value="0.27978328660156">
            <text:p>0.2797832866</text:p>
          </table:table-cell>
          <table:table-cell office:value-type="float" office:value="0.110522997349305">
            <text:p>0.1105229973</text:p>
          </table:table-cell>
          <table:table-cell office:value-type="float" office:value="0.0281914362433298">
            <text:p>0.02819143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217269648227">
            <text:p>0.6021726965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0.880555555555556">
            <text:p>0.8805555556</text:p>
          </table:table-cell>
          <table:table-cell office:value-type="float" office:value="0.830555555555556">
            <text:p>0.8305555556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361111111111114">
            <text:p>-0.0361111111</text:p>
          </table:table-cell>
          <table:table-cell office:value-type="float" office:value="2.08093131121863">
            <text:p>2.0809313112</text:p>
          </table:table-cell>
          <table:table-cell office:value-type="float" office:value="0.999993827508037">
            <text:p>0.9999938275</text:p>
          </table:table-cell>
          <table:table-cell office:value-type="float" office:value="0.421998697935412">
            <text:p>0.4219986979</text:p>
          </table:table-cell>
          <table:table-cell office:value-type="float" office:value="0.379507822921552">
            <text:p>0.3795078229</text:p>
          </table:table-cell>
          <table:table-cell office:value-type="float" office:value="0.581647160236194">
            <text:p>0.5816471602</text:p>
          </table:table-cell>
          <table:table-cell office:value-type="float" office:value="0.761594155955765">
            <text:p>0.761594156</text:p>
          </table:table-cell>
          <table:table-cell office:value-type="float" office:value="0.597568889856741">
            <text:p>0.5975688899</text:p>
          </table:table-cell>
          <table:table-cell office:value-type="float" office:value="0.140662094353439">
            <text:p>0.1406620944</text:p>
          </table:table-cell>
          <table:table-cell office:value-type="float" office:value="-0.19734618025028">
            <text:p>-0.1973461803</text:p>
          </table:table-cell>
          <table:table-cell office:value-type="float" office:value="-0.153270162737338">
            <text:p>-0.1532701627</text:p>
          </table:table-cell>
          <table:table-cell office:value-type="float" office:value="-0.0887591328095739">
            <text:p>-0.0887591328</text:p>
          </table:table-cell>
          <table:table-cell office:value-type="float" office:value="-0.0696263951336472">
            <text:p>-0.0696263951</text:p>
          </table:table-cell>
          <table:table-cell office:value-type="float" office:value="-0.0646459205998827">
            <text:p>-0.0646459206</text:p>
          </table:table-cell>
          <table:table-cell office:value-type="float" office:value="-0.053163897864019">
            <text:p>-0.0531638979</text:p>
          </table:table-cell>
          <table:table-cell office:value-type="float" office:value="-0.0131132584121672">
            <text:p>-0.0131132584</text:p>
          </table:table-cell>
          <table:table-cell office:value-type="float" office:value="0.027244618584449">
            <text:p>0.0272446186</text:p>
          </table:table-cell>
          <table:table-cell office:value-type="float" office:value="0.0913155545063697">
            <text:p>0.0913155545</text:p>
          </table:table-cell>
          <table:table-cell office:value-type="float" office:value="0.18741855081735">
            <text:p>0.1874185508</text:p>
          </table:table-cell>
          <table:table-cell office:value-type="float" office:value="0.291201611209298">
            <text:p>0.2912016112</text:p>
          </table:table-cell>
          <table:table-cell office:value-type="float" office:value="0.368816656331407">
            <text:p>0.3688166563</text:p>
          </table:table-cell>
          <table:table-cell office:value-type="float" office:value="0.261518806919713">
            <text:p>0.2615188069</text:p>
          </table:table-cell>
          <table:table-cell office:value-type="float" office:value="0.100928677598876">
            <text:p>0.1009286776</text:p>
          </table:table-cell>
          <table:table-cell office:value-type="float" office:value="0.0340983528429257">
            <text:p>0.03409835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15966791500675">
            <text:p>0.5159667915</text:p>
          </table:table-cell>
          <table:table-cell office:value-type="float" office:value="0">
            <text:p>0</text:p>
          </table:table-cell>
          <table:table-cell office:value-type="float" office:value="0.669401151638047">
            <text:p>0.6694011516</text:p>
          </table:table-cell>
          <table:table-cell office:value-type="float" office:value="0">
            <text:p>0</text:p>
          </table:table-cell>
          <table:table-cell office:value-type="float" office:value="0.581218577909538">
            <text:p>0.5812185779</text:p>
          </table:table-cell>
          <table:table-cell office:value-type="float" office:value="2">
            <text:p>2</text:p>
          </table:table-cell>
          <table:table-cell office:value-type="float" office:value="1.10833333333333">
            <text:p>1.1083333333</text:p>
          </table:table-cell>
          <table:table-cell office:value-type="float" office:value="0.8">
            <text:p>0.8</text:p>
          </table:table-cell>
          <table:table-cell office:value-type="float" office:value="0.841666666666667">
            <text:p>0.8416666667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0.308333333333333">
            <text:p>0.3083333333</text:p>
          </table:table-cell>
          <table:table-cell office:value-type="float" office:value="-0.266666666666667">
            <text:p>-0.2666666667</text:p>
          </table:table-cell>
          <table:table-cell office:value-type="float" office:value="3.11854618741375">
            <text:p>3.1185461874</text:p>
          </table:table-cell>
          <table:table-cell office:value-type="float" office:value="0.999774458703091">
            <text:p>0.9997744587</text:p>
          </table:table-cell>
          <table:table-cell office:value-type="float" office:value="-0.0134603886878905">
            <text:p>-0.0134603887</text:p>
          </table:table-cell>
          <table:table-cell office:value-type="float" office:value="-0.0139244839561092">
            <text:p>-0.013924484</text:p>
          </table:table-cell>
          <table:table-cell office:value-type="float" office:value="-0.00150858632485096">
            <text:p>-0.0015085863</text:p>
          </table:table-cell>
          <table:table-cell office:value-type="float" office:value="0.010559686565107">
            <text:p>0.0105596866</text:p>
          </table:table-cell>
          <table:table-cell office:value-type="float" office:value="-0.0192610596924442">
            <text:p>-0.0192610597</text:p>
          </table:table-cell>
          <table:table-cell office:value-type="float" office:value="-0.112548787270404">
            <text:p>-0.1125487873</text:p>
          </table:table-cell>
          <table:table-cell office:value-type="float" office:value="-0.285651983382674">
            <text:p>-0.2856519834</text:p>
          </table:table-cell>
          <table:table-cell office:value-type="float" office:value="-0.593191281906522">
            <text:p>-0.5931912819</text:p>
          </table:table-cell>
          <table:table-cell office:value-type="float" office:value="-0.679077236781621">
            <text:p>-0.6790772368</text:p>
          </table:table-cell>
          <table:table-cell office:value-type="float" office:value="-0.508173585988983">
            <text:p>-0.508173586</text:p>
          </table:table-cell>
          <table:table-cell office:value-type="float" office:value="-0.306612741358509">
            <text:p>-0.3066127414</text:p>
          </table:table-cell>
          <table:table-cell office:value-type="float" office:value="-0.110514608116555">
            <text:p>-0.1105146081</text:p>
          </table:table-cell>
          <table:table-cell office:value-type="float" office:value="0.00629534915393148">
            <text:p>0.0062953492</text:p>
          </table:table-cell>
          <table:table-cell office:value-type="float" office:value="0.0312059208700985">
            <text:p>0.0312059209</text:p>
          </table:table-cell>
          <table:table-cell office:value-type="float" office:value="0.122276531577362">
            <text:p>0.1222765316</text:p>
          </table:table-cell>
          <table:table-cell office:value-type="float" office:value="0.187824751610447">
            <text:p>0.1878247516</text:p>
          </table:table-cell>
          <table:table-cell office:value-type="float" office:value="0.235367900480759">
            <text:p>0.2353679005</text:p>
          </table:table-cell>
          <table:table-cell office:value-type="float" office:value="0.244554289040892">
            <text:p>0.244554289</text:p>
          </table:table-cell>
          <table:table-cell office:value-type="float" office:value="0.187152958311589">
            <text:p>0.1871529583</text:p>
          </table:table-cell>
          <table:table-cell office:value-type="float" office:value="0.121590614377555">
            <text:p>0.1215906144</text:p>
          </table:table-cell>
          <table:table-cell office:value-type="float" office:value="0.0556439778300177">
            <text:p>0.0556439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598961851387542">
            <text:p>0.5989618514</text:p>
          </table:table-cell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1.10833333333333">
            <text:p>1.1083333333</text:p>
          </table:table-cell>
          <table:table-cell office:value-type="float" office:value="0.980555555555555">
            <text:p>0.9805555556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266666666666667">
            <text:p>-0.2666666667</text:p>
          </table:table-cell>
          <table:table-cell office:value-type="float" office:value="0.138888888888888">
            <text:p>0.1388888889</text:p>
          </table:table-cell>
          <table:table-cell office:value-type="float" office:value="1.36914974006937">
            <text:p>1.3691497401</text:p>
          </table:table-cell>
          <table:table-cell office:value-type="float" office:value="0.505493870837238">
            <text:p>0.5054938708</text:p>
          </table:table-cell>
          <table:table-cell office:value-type="float" office:value="-0.455734227368686">
            <text:p>-0.4557342274</text:p>
          </table:table-cell>
          <table:table-cell office:value-type="float" office:value="-0.241715485246174">
            <text:p>-0.2417154852</text:p>
          </table:table-cell>
          <table:table-cell office:value-type="float" office:value="-0.0438078699802165">
            <text:p>-0.04380787</text:p>
          </table:table-cell>
          <table:table-cell office:value-type="float" office:value="0.00525098070738417">
            <text:p>0.0052509807</text:p>
          </table:table-cell>
          <table:table-cell office:value-type="float" office:value="0.00307517722514783">
            <text:p>0.0030751772</text:p>
          </table:table-cell>
          <table:table-cell office:value-type="float" office:value="0.00249495835946489">
            <text:p>0.0024949584</text:p>
          </table:table-cell>
          <table:table-cell office:value-type="float" office:value="0.00237891485641417">
            <text:p>0.0023789149</text:p>
          </table:table-cell>
          <table:table-cell office:value-type="float" office:value="0.00153759051852687">
            <text:p>0.0015375905</text:p>
          </table:table-cell>
          <table:table-cell office:value-type="float" office:value="0.00423561138024664">
            <text:p>0.0042356114</text:p>
          </table:table-cell>
          <table:table-cell office:value-type="float" office:value="0.00469978181569597">
            <text:p>0.0046997818</text:p>
          </table:table-cell>
          <table:table-cell office:value-type="float" office:value="0.00182770333170779">
            <text:p>0.0018277033</text:p>
          </table:table-cell>
          <table:table-cell office:value-type="float" office:value="0.00789088465383547">
            <text:p>0.0078908847</text:p>
          </table:table-cell>
          <table:table-cell office:value-type="float" office:value="0.0722856704708439">
            <text:p>0.0722856705</text:p>
          </table:table-cell>
          <table:table-cell office:value-type="float" office:value="0.130270101009197">
            <text:p>0.130270101</text:p>
          </table:table-cell>
          <table:table-cell office:value-type="float" office:value="0.196988078447161">
            <text:p>0.1969880784</text:p>
          </table:table-cell>
          <table:table-cell office:value-type="float" office:value="0.227570209654674">
            <text:p>0.2275702097</text:p>
          </table:table-cell>
          <table:table-cell office:value-type="float" office:value="0.225808903774201">
            <text:p>0.2258089038</text:p>
          </table:table-cell>
          <table:table-cell office:value-type="float" office:value="0.187600841615525">
            <text:p>0.1876008416</text:p>
          </table:table-cell>
          <table:table-cell office:value-type="float" office:value="0.144274398295297">
            <text:p>0.1442743983</text:p>
          </table:table-cell>
          <table:table-cell office:value-type="float" office:value="0.0839345526247846">
            <text:p>0.0839345526</text:p>
          </table:table-cell>
          <table:table-cell office:value-type="float" office:value="0.039550642997483">
            <text:p>0.03955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5416755980987">
            <text:p>0.665416756</text:p>
          </table:table-cell>
          <table:table-cell office:value-type="float" office:value="0">
            <text:p>0</text:p>
          </table:table-cell>
          <table:table-cell office:value-type="float" office:value="0.581894545923337">
            <text:p>0.5818945459</text:p>
          </table:table-cell>
          <table:table-cell office:value-type="float" office:value="2">
            <text:p>2</text:p>
          </table:table-cell>
          <table:table-cell office:value-type="float" office:value="0.980555555555555">
            <text:p>0.9805555556</text:p>
          </table:table-cell>
          <table:table-cell office:value-type="float" office:value="0.841666666666667">
            <text:p>0.8416666667</text:p>
          </table:table-cell>
          <table:table-cell office:value-type="float" office:value="0.96388888888889">
            <text:p>0.9638888889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0.138888888888888">
            <text:p>0.1388888889</text:p>
          </table:table-cell>
          <table:table-cell office:value-type="float" office:value="-0.0166666666666657">
            <text:p>-0.0166666667</text:p>
          </table:table-cell>
          <table:table-cell office:value-type="float" office:value="2.7854356202667">
            <text:p>2.7854356203</text:p>
          </table:table-cell>
          <table:table-cell office:value-type="float" office:value="0.999822937743143">
            <text:p>0.9998229377</text:p>
          </table:table-cell>
          <table:table-cell office:value-type="float" office:value="-0.0104436539605437">
            <text:p>-0.010443654</text:p>
          </table:table-cell>
          <table:table-cell office:value-type="float" office:value="-0.0140404990637004">
            <text:p>-0.0140404991</text:p>
          </table:table-cell>
          <table:table-cell office:value-type="float" office:value="0.00162462521757178">
            <text:p>0.0016246252</text:p>
          </table:table-cell>
          <table:table-cell office:value-type="float" office:value="0.0183330300860547">
            <text:p>0.0183330301</text:p>
          </table:table-cell>
          <table:table-cell office:value-type="float" office:value="-0.0146206013708236">
            <text:p>-0.0146206014</text:p>
          </table:table-cell>
          <table:table-cell office:value-type="float" office:value="-0.102684591889714">
            <text:p>-0.1026845919</text:p>
          </table:table-cell>
          <table:table-cell office:value-type="float" office:value="-0.28533221655962">
            <text:p>-0.2853322166</text:p>
          </table:table-cell>
          <table:table-cell office:value-type="float" office:value="-0.561006682327013">
            <text:p>-0.5610066823</text:p>
          </table:table-cell>
          <table:table-cell office:value-type="float" office:value="-0.680761987463933">
            <text:p>-0.6807619875</text:p>
          </table:table-cell>
          <table:table-cell office:value-type="float" office:value="-0.547013196411689">
            <text:p>-0.5470131964</text:p>
          </table:table-cell>
          <table:table-cell office:value-type="float" office:value="-0.347333277919571">
            <text:p>-0.3473332779</text:p>
          </table:table-cell>
          <table:table-cell office:value-type="float" office:value="-0.162432676463582">
            <text:p>-0.1624326765</text:p>
          </table:table-cell>
          <table:table-cell office:value-type="float" office:value="0.00696257624813401">
            <text:p>0.0069625762</text:p>
          </table:table-cell>
          <table:table-cell office:value-type="float" office:value="0.0415201632952809">
            <text:p>0.0415201633</text:p>
          </table:table-cell>
          <table:table-cell office:value-type="float" office:value="0.133462853363901">
            <text:p>0.1334628534</text:p>
          </table:table-cell>
          <table:table-cell office:value-type="float" office:value="0.189503466289753">
            <text:p>0.1895034663</text:p>
          </table:table-cell>
          <table:table-cell office:value-type="float" office:value="0.225368347270291">
            <text:p>0.2253683473</text:p>
          </table:table-cell>
          <table:table-cell office:value-type="float" office:value="0.21022470250057">
            <text:p>0.2102247025</text:p>
          </table:table-cell>
          <table:table-cell office:value-type="float" office:value="0.149837612386643">
            <text:p>0.1498376124</text:p>
          </table:table-cell>
          <table:table-cell office:value-type="float" office:value="0.0887720809938111">
            <text:p>0.088772081</text:p>
          </table:table-cell>
          <table:table-cell office:value-type="float" office:value="0.0287711736796126">
            <text:p>0.0287711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9147977816401">
            <text:p>0.6591479778</text:p>
          </table:table-cell>
          <table:table-cell office:value-type="float" office:value="0">
            <text:p>0</text:p>
          </table:table-cell>
          <table:table-cell office:value-type="float" office:value="0.574442516811659">
            <text:p>0.5744425168</text:p>
          </table:table-cell>
          <table:table-cell office:value-type="float" office:value="2">
            <text:p>2</text:p>
          </table:table-cell>
          <table:table-cell office:value-type="float" office:value="0.96388888888889">
            <text:p>0.9638888889</text:p>
          </table:table-cell>
          <table:table-cell office:value-type="float" office:value="0.980555555555555">
            <text:p>0.9805555556</text:p>
          </table:table-cell>
          <table:table-cell office:value-type="float" office:value="0.922222222222222">
            <text:p>0.9222222222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166666666666657">
            <text:p>-0.0166666667</text:p>
          </table:table-cell>
          <table:table-cell office:value-type="float" office:value="-0.0416666666666679">
            <text:p>-0.0416666667</text:p>
          </table:table-cell>
          <table:table-cell office:value-type="float" office:value="1.93204845877628">
            <text:p>1.9320484588</text:p>
          </table:table-cell>
          <table:table-cell office:value-type="float" office:value="0.999557524252615">
            <text:p>0.9995575243</text:p>
          </table:table-cell>
          <table:table-cell office:value-type="float" office:value="0.00487384826525439">
            <text:p>0.0048738483</text:p>
          </table:table-cell>
          <table:table-cell office:value-type="float" office:value="0.00847107580039097">
            <text:p>0.0084710758</text:p>
          </table:table-cell>
          <table:table-cell office:value-type="float" office:value="0.0170569412346735">
            <text:p>0.0170569412</text:p>
          </table:table-cell>
          <table:table-cell office:value-type="float" office:value="0.0312059288166844">
            <text:p>0.0312059288</text:p>
          </table:table-cell>
          <table:table-cell office:value-type="float" office:value="-0.00440967009290583">
            <text:p>-0.0044096701</text:p>
          </table:table-cell>
          <table:table-cell office:value-type="float" office:value="-0.0978597228173976">
            <text:p>-0.0978597228</text:p>
          </table:table-cell>
          <table:table-cell office:value-type="float" office:value="-0.279565738859624">
            <text:p>-0.2795657389</text:p>
          </table:table-cell>
          <table:table-cell office:value-type="float" office:value="-0.562912229399692">
            <text:p>-0.5629122294</text:p>
          </table:table-cell>
          <table:table-cell office:value-type="float" office:value="-0.659347135484182">
            <text:p>-0.6593471355</text:p>
          </table:table-cell>
          <table:table-cell office:value-type="float" office:value="-0.506967507358017">
            <text:p>-0.5069675074</text:p>
          </table:table-cell>
          <table:table-cell office:value-type="float" office:value="-0.298706702229884">
            <text:p>-0.2987067022</text:p>
          </table:table-cell>
          <table:table-cell office:value-type="float" office:value="-0.0971700745606966">
            <text:p>-0.0971700746</text:p>
          </table:table-cell>
          <table:table-cell office:value-type="float" office:value="0.00185671570791901">
            <text:p>0.0018567157</text:p>
          </table:table-cell>
          <table:table-cell office:value-type="float" office:value="0.060963881918261">
            <text:p>0.0609638819</text:p>
          </table:table-cell>
          <table:table-cell office:value-type="float" office:value="0.120904583584593">
            <text:p>0.1209045836</text:p>
          </table:table-cell>
          <table:table-cell office:value-type="float" office:value="0.192298859968483">
            <text:p>0.19229886</text:p>
          </table:table-cell>
          <table:table-cell office:value-type="float" office:value="0.219964090054482">
            <text:p>0.2199640901</text:p>
          </table:table-cell>
          <table:table-cell office:value-type="float" office:value="0.236682860470088">
            <text:p>0.2366828605</text:p>
          </table:table-cell>
          <table:table-cell office:value-type="float" office:value="0.201222964605599">
            <text:p>0.2012229646</text:p>
          </table:table-cell>
          <table:table-cell office:value-type="float" office:value="0.130726375380311">
            <text:p>0.1307263754</text:p>
          </table:table-cell>
          <table:table-cell office:value-type="float" office:value="0.0718239008272994">
            <text:p>0.07182390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16660496569412">
            <text:p>0.5166604966</text:p>
          </table:table-cell>
          <table:table-cell office:value-type="float" office:value="0">
            <text:p>0</text:p>
          </table:table-cell>
          <table:table-cell office:value-type="float" office:value="0.658516055871416">
            <text:p>0.6585160559</text:p>
          </table:table-cell>
          <table:table-cell office:value-type="float" office:value="0">
            <text:p>0</text:p>
          </table:table-cell>
          <table:table-cell office:value-type="float" office:value="0.573083856674093">
            <text:p>0.5730838567</text:p>
          </table:table-cell>
          <table:table-cell office:value-type="float" office:value="2">
            <text:p>2</text:p>
          </table:table-cell>
          <table:table-cell office:value-type="float" office:value="0.922222222222222">
            <text:p>0.9222222222</text:p>
          </table:table-cell>
          <table:table-cell office:value-type="float" office:value="0.96388888888889">
            <text:p>0.9638888889</text:p>
          </table:table-cell>
          <table:table-cell office:value-type="float" office:value="0.913888888888889">
            <text:p>0.9138888889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416666666666679">
            <text:p>-0.0416666667</text:p>
          </table:table-cell>
          <table:table-cell office:value-type="float" office:value="-0.00833333333333286">
            <text:p>-0.0083333333</text:p>
          </table:table-cell>
          <table:table-cell office:value-type="float" office:value="1.9330659937193">
            <text:p>1.9330659937</text:p>
          </table:table-cell>
          <table:table-cell office:value-type="float" office:value="0.99977071700276">
            <text:p>0.999770717</text:p>
          </table:table-cell>
          <table:table-cell office:value-type="float" office:value="-0.0171729433101898">
            <text:p>-0.0171729433</text:p>
          </table:table-cell>
          <table:table-cell office:value-type="float" office:value="-0.0100955503221933">
            <text:p>-0.0100955503</text:p>
          </table:table-cell>
          <table:table-cell office:value-type="float" office:value="0.00092836572217414">
            <text:p>0.0009283657</text:p>
          </table:table-cell>
          <table:table-cell office:value-type="float" office:value="0.00986349438922685">
            <text:p>0.0098634944</text:p>
          </table:table-cell>
          <table:table-cell office:value-type="float" office:value="-0.0133443613635235">
            <text:p>-0.0133443614</text:p>
          </table:table-cell>
          <table:table-cell office:value-type="float" office:value="-0.100617372006916">
            <text:p>-0.100617372</text:p>
          </table:table-cell>
          <table:table-cell office:value-type="float" office:value="-0.320112233765042">
            <text:p>-0.3201122338</text:p>
          </table:table-cell>
          <table:table-cell office:value-type="float" office:value="-0.618882185437462">
            <text:p>-0.6188821854</text:p>
          </table:table-cell>
          <table:table-cell office:value-type="float" office:value="-0.672202640416383">
            <text:p>-0.6722026404</text:p>
          </table:table-cell>
          <table:table-cell office:value-type="float" office:value="-0.484653303982295">
            <text:p>-0.484653304</text:p>
          </table:table-cell>
          <table:table-cell office:value-type="float" office:value="-0.27463757523759">
            <text:p>-0.2746375752</text:p>
          </table:table-cell>
          <table:table-cell office:value-type="float" office:value="-0.0820618110627318">
            <text:p>-0.0820618111</text:p>
          </table:table-cell>
          <table:table-cell office:value-type="float" office:value="0.00449670695803262">
            <text:p>0.004496707</text:p>
          </table:table-cell>
          <table:table-cell office:value-type="float" office:value="0.0607326507126056">
            <text:p>0.0607326507</text:p>
          </table:table-cell>
          <table:table-cell office:value-type="float" office:value="0.122733744841143">
            <text:p>0.1227337448</text:p>
          </table:table-cell>
          <table:table-cell office:value-type="float" office:value="0.198326211385988">
            <text:p>0.1983262114</text:p>
          </table:table-cell>
          <table:table-cell office:value-type="float" office:value="0.224597147357584">
            <text:p>0.2245971474</text:p>
          </table:table-cell>
          <table:table-cell office:value-type="float" office:value="0.224266546653459">
            <text:p>0.2242665467</text:p>
          </table:table-cell>
          <table:table-cell office:value-type="float" office:value="0.174243760631535">
            <text:p>0.1742437606</text:p>
          </table:table-cell>
          <table:table-cell office:value-type="float" office:value="0.11323618040321">
            <text:p>0.1132361804</text:p>
          </table:table-cell>
          <table:table-cell office:value-type="float" office:value="0.0689371518559276">
            <text:p>0.06893715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2084901594972">
            <text:p>0.6620849016</text:p>
          </table:table-cell>
          <table:table-cell office:value-type="float" office:value="0">
            <text:p>0</text:p>
          </table:table-cell>
          <table:table-cell office:value-type="float" office:value="0.578511679168582">
            <text:p>0.5785116792</text:p>
          </table:table-cell>
          <table:table-cell office:value-type="float" office:value="2">
            <text:p>2</text:p>
          </table:table-cell>
          <table:table-cell office:value-type="float" office:value="0.913888888888889">
            <text:p>0.9138888889</text:p>
          </table:table-cell>
          <table:table-cell office:value-type="float" office:value="0.922222222222222">
            <text:p>0.9222222222</text:p>
          </table:table-cell>
          <table:table-cell office:value-type="float" office:value="0.894444444444446">
            <text:p>0.8944444444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19444444444443">
            <text:p>-0.0194444444</text:p>
          </table:table-cell>
          <table:table-cell office:value-type="float" office:value="2.07806352156498">
            <text:p>2.0780635216</text:p>
          </table:table-cell>
          <table:table-cell office:value-type="float" office:value="0.999229401544829">
            <text:p>0.9992294015</text:p>
          </table:table-cell>
          <table:table-cell office:value-type="float" office:value="-0.00731069312237753">
            <text:p>-0.0073106931</text:p>
          </table:table-cell>
          <table:table-cell office:value-type="float" office:value="-0.00986348920212377">
            <text:p>-0.0098634892</text:p>
          </table:table-cell>
          <table:table-cell office:value-type="float" office:value="-0.00116044831918716">
            <text:p>-0.0011604483</text:p>
          </table:table-cell>
          <table:table-cell office:value-type="float" office:value="0.0113719018185174">
            <text:p>0.0113719018</text:p>
          </table:table-cell>
          <table:table-cell office:value-type="float" office:value="-0.0330607227066653">
            <text:p>-0.0330607227</text:p>
          </table:table-cell>
          <table:table-cell office:value-type="float" office:value="-0.143819851057617">
            <text:p>-0.1438198511</text:p>
          </table:table-cell>
          <table:table-cell office:value-type="float" office:value="-0.348251356505997">
            <text:p>-0.3482513565</text:p>
          </table:table-cell>
          <table:table-cell office:value-type="float" office:value="-0.611380350718492">
            <text:p>-0.6113803507</text:p>
          </table:table-cell>
          <table:table-cell office:value-type="float" office:value="-0.609997774525631">
            <text:p>-0.6099977745</text:p>
          </table:table-cell>
          <table:table-cell office:value-type="float" office:value="-0.428665820052096">
            <text:p>-0.4286658201</text:p>
          </table:table-cell>
          <table:table-cell office:value-type="float" office:value="-0.237340012729869">
            <text:p>-0.2373400127</text:p>
          </table:table-cell>
          <table:table-cell office:value-type="float" office:value="-0.0446765060897463">
            <text:p>-0.0446765061</text:p>
          </table:table-cell>
          <table:table-cell office:value-type="float" office:value="0.00435165326022036">
            <text:p>0.0043516533</text:p>
          </table:table-cell>
          <table:table-cell office:value-type="float" office:value="0.0651248853746087">
            <text:p>0.0651248854</text:p>
          </table:table-cell>
          <table:table-cell office:value-type="float" office:value="0.150064482865513">
            <text:p>0.1500644829</text:p>
          </table:table-cell>
          <table:table-cell office:value-type="float" office:value="0.206006000860065">
            <text:p>0.2060060009</text:p>
          </table:table-cell>
          <table:table-cell office:value-type="float" office:value="0.230539026072835">
            <text:p>0.2305390261</text:p>
          </table:table-cell>
          <table:table-cell office:value-type="float" office:value="0.204672179677915">
            <text:p>0.2046721797</text:p>
          </table:table-cell>
          <table:table-cell office:value-type="float" office:value="0.138360594691144">
            <text:p>0.1383605947</text:p>
          </table:table-cell>
          <table:table-cell office:value-type="float" office:value="0.0784011130245594">
            <text:p>0.078401113</text:p>
          </table:table-cell>
          <table:table-cell office:value-type="float" office:value="0.0203050533582043">
            <text:p>0.02030505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17354137432989">
            <text:p>0.5173541374</text:p>
          </table:table-cell>
          <table:table-cell office:value-type="float" office:value="0">
            <text:p>0</text:p>
          </table:table-cell>
          <table:table-cell office:value-type="float" office:value="0.649046762497952">
            <text:p>0.6490467625</text:p>
          </table:table-cell>
          <table:table-cell office:value-type="float" office:value="0">
            <text:p>0</text:p>
          </table:table-cell>
          <table:table-cell office:value-type="float" office:value="0.573763325936246">
            <text:p>0.5737633259</text:p>
          </table:table-cell>
          <table:table-cell office:value-type="float" office:value="2">
            <text:p>2</text:p>
          </table:table-cell>
          <table:table-cell office:value-type="float" office:value="0.894444444444446">
            <text:p>0.8944444444</text:p>
          </table:table-cell>
          <table:table-cell office:value-type="float" office:value="0.913888888888889">
            <text:p>0.9138888889</text:p>
          </table:table-cell>
          <table:table-cell office:value-type="float" office:value="0.96111111111111">
            <text:p>0.9611111111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19444444444443">
            <text:p>-0.0194444444</text:p>
          </table:table-cell>
          <table:table-cell office:value-type="float" office:value="0.0666666666666647">
            <text:p>0.0666666667</text:p>
          </table:table-cell>
          <table:table-cell office:value-type="float" office:value="2.19783995033984">
            <text:p>2.1978399503</text:p>
          </table:table-cell>
          <table:table-cell office:value-type="float" office:value="0.998600850853922">
            <text:p>0.9986008509</text:p>
          </table:table-cell>
          <table:table-cell office:value-type="float" office:value="-0.00487384688192527">
            <text:p>-0.0048738469</text:p>
          </table:table-cell>
          <table:table-cell office:value-type="float" office:value="0.00116044416910666">
            <text:p>0.0011604442</text:p>
          </table:table-cell>
          <table:table-cell office:value-type="float" office:value="0.00359736845066672">
            <text:p>0.0035973685</text:p>
          </table:table-cell>
          <table:table-cell office:value-type="float" office:value="0.0107917446935857">
            <text:p>0.0107917447</text:p>
          </table:table-cell>
          <table:table-cell office:value-type="float" office:value="-0.0269159024252982">
            <text:p>-0.0269159024</text:p>
          </table:table-cell>
          <table:table-cell office:value-type="float" office:value="-0.136311190563789">
            <text:p>-0.1363111906</text:p>
          </table:table-cell>
          <table:table-cell office:value-type="float" office:value="-0.35506483046131">
            <text:p>-0.3550648305</text:p>
          </table:table-cell>
          <table:table-cell office:value-type="float" office:value="-0.599992660250225">
            <text:p>-0.5999926603</text:p>
          </table:table-cell>
          <table:table-cell office:value-type="float" office:value="-0.590401373320205">
            <text:p>-0.5904013733</text:p>
          </table:table-cell>
          <table:table-cell office:value-type="float" office:value="-0.396021735343057">
            <text:p>-0.3960217353</text:p>
          </table:table-cell>
          <table:table-cell office:value-type="float" office:value="-0.195649222231205">
            <text:p>-0.1956492222</text:p>
          </table:table-cell>
          <table:table-cell office:value-type="float" office:value="-0.0351760784007164">
            <text:p>-0.0351760784</text:p>
          </table:table-cell>
          <table:table-cell office:value-type="float" office:value="0.00432264252010195">
            <text:p>0.0043226425</text:p>
          </table:table-cell>
          <table:table-cell office:value-type="float" office:value="0.0400140872286419">
            <text:p>0.0400140872</text:p>
          </table:table-cell>
          <table:table-cell office:value-type="float" office:value="0.111746686965096">
            <text:p>0.111746687</text:p>
          </table:table-cell>
          <table:table-cell office:value-type="float" office:value="0.181884564262279">
            <text:p>0.1818845643</text:p>
          </table:table-cell>
          <table:table-cell office:value-type="float" office:value="0.212441943232959">
            <text:p>0.2124419432</text:p>
          </table:table-cell>
          <table:table-cell office:value-type="float" office:value="0.214324879618043">
            <text:p>0.2143248796</text:p>
          </table:table-cell>
          <table:table-cell office:value-type="float" office:value="0.178291568946017">
            <text:p>0.1782915689</text:p>
          </table:table-cell>
          <table:table-cell office:value-type="float" office:value="0.114725163674251">
            <text:p>0.1147251637</text:p>
          </table:table-cell>
          <table:table-cell office:value-type="float" office:value="0.0657026254503568">
            <text:p>0.0657026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3104561183881">
            <text:p>0.6531045612</text:p>
          </table:table-cell>
          <table:table-cell office:value-type="float" office:value="0">
            <text:p>0</text:p>
          </table:table-cell>
          <table:table-cell office:value-type="float" office:value="0.574442516811659">
            <text:p>0.5744425168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755555555555556">
            <text:p>0.7555555556</text:p>
          </table:table-cell>
          <table:table-cell office:value-type="float" office:value="0.85">
            <text:p>0.85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0444444444444443">
            <text:p>0.0444444444</text:p>
          </table:table-cell>
          <table:table-cell office:value-type="float" office:value="0.0500000000000003">
            <text:p>0.05</text:p>
          </table:table-cell>
          <table:table-cell office:value-type="float" office:value="2.66661620620364">
            <text:p>2.6666162062</text:p>
          </table:table-cell>
          <table:table-cell office:value-type="float" office:value="0.999978275046646">
            <text:p>0.999978275</text:p>
          </table:table-cell>
          <table:table-cell office:value-type="float" office:value="-0.0237560144449062">
            <text:p>-0.0237560144</text:p>
          </table:table-cell>
          <table:table-cell office:value-type="float" office:value="-0.0182660812321852">
            <text:p>-0.0182660812</text:p>
          </table:table-cell>
          <table:table-cell office:value-type="float" office:value="-0.00859654870763205">
            <text:p>-0.0085965487</text:p>
          </table:table-cell>
          <table:table-cell office:value-type="float" office:value="0.00286557856805669">
            <text:p>0.0028655786</text:p>
          </table:table-cell>
          <table:table-cell office:value-type="float" office:value="-0.0266197807008842">
            <text:p>-0.0266197807</text:p>
          </table:table-cell>
          <table:table-cell office:value-type="float" office:value="-0.125421854475712">
            <text:p>-0.1254218545</text:p>
          </table:table-cell>
          <table:table-cell office:value-type="float" office:value="-0.36854185979491">
            <text:p>-0.3685418598</text:p>
          </table:table-cell>
          <table:table-cell office:value-type="float" office:value="-0.675803243758818">
            <text:p>-0.6758032438</text:p>
          </table:table-cell>
          <table:table-cell office:value-type="float" office:value="-0.719784084126997">
            <text:p>-0.7197840841</text:p>
          </table:table-cell>
          <table:table-cell office:value-type="float" office:value="-0.536781879699684">
            <text:p>-0.5367818797</text:p>
          </table:table-cell>
          <table:table-cell office:value-type="float" office:value="-0.315101482643746">
            <text:p>-0.3151014826</text:p>
          </table:table-cell>
          <table:table-cell office:value-type="float" office:value="-0.112356052803123">
            <text:p>-0.1123560528</text:p>
          </table:table-cell>
          <table:table-cell office:value-type="float" office:value="0.00304467597079894">
            <text:p>0.003044676</text:p>
          </table:table-cell>
          <table:table-cell office:value-type="float" office:value="0.0455789767900063">
            <text:p>0.0455789768</text:p>
          </table:table-cell>
          <table:table-cell office:value-type="float" office:value="0.121777024227165">
            <text:p>0.1217770242</text:p>
          </table:table-cell>
          <table:table-cell office:value-type="float" office:value="0.198287393635253">
            <text:p>0.1982873936</text:p>
          </table:table-cell>
          <table:table-cell office:value-type="float" office:value="0.247855617022796">
            <text:p>0.247855617</text:p>
          </table:table-cell>
          <table:table-cell office:value-type="float" office:value="0.251326414989688">
            <text:p>0.251326415</text:p>
          </table:table-cell>
          <table:table-cell office:value-type="float" office:value="0.206874785879041">
            <text:p>0.2068747859</text:p>
          </table:table-cell>
          <table:table-cell office:value-type="float" office:value="0.11789343287421">
            <text:p>0.1178934329</text:p>
          </table:table-cell>
          <table:table-cell office:value-type="float" office:value="0.0412887124373047">
            <text:p>0.04128871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11803362239638">
            <text:p>0.5118033622</text:p>
          </table:table-cell>
          <table:table-cell office:value-type="float" office:value="0">
            <text:p>0</text:p>
          </table:table-cell>
          <table:table-cell office:value-type="float" office:value="0.662689627164738">
            <text:p>0.6626896272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725">
            <text:p>0.725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0500000000000003">
            <text:p>0.05</text:p>
          </table:table-cell>
          <table:table-cell office:value-type="float" office:value="-0.125">
            <text:p>-0.125</text:p>
          </table:table-cell>
          <table:table-cell office:value-type="float" office:value="2.23608526426227">
            <text:p>2.2360852643</text:p>
          </table:table-cell>
          <table:table-cell office:value-type="float" office:value="0.999974982624426">
            <text:p>0.9999749826</text:p>
          </table:table-cell>
          <table:table-cell office:value-type="float" office:value="-0.0182660805207467">
            <text:p>-0.0182660805</text:p>
          </table:table-cell>
          <table:table-cell office:value-type="float" office:value="-0.0132525616440463">
            <text:p>-0.0132525616</text:p>
          </table:table-cell>
          <table:table-cell office:value-type="float" office:value="0.00167158786261057">
            <text:p>0.0016715879</text:p>
          </table:table-cell>
          <table:table-cell office:value-type="float" office:value="0.0181467183006976">
            <text:p>0.0181467183</text:p>
          </table:table-cell>
          <table:table-cell office:value-type="float" office:value="-0.0214885897399693">
            <text:p>-0.0214885897</text:p>
          </table:table-cell>
          <table:table-cell office:value-type="float" office:value="-0.124128911229934">
            <text:p>-0.1241289112</text:p>
          </table:table-cell>
          <table:table-cell office:value-type="float" office:value="-0.342572592917687">
            <text:p>-0.3425725929</text:p>
          </table:table-cell>
          <table:table-cell office:value-type="float" office:value="-0.638453984946934">
            <text:p>-0.6384539849</text:p>
          </table:table-cell>
          <table:table-cell office:value-type="float" office:value="-0.724639343052121">
            <text:p>-0.7246393431</text:p>
          </table:table-cell>
          <table:table-cell office:value-type="float" office:value="-0.572961645230641">
            <text:p>-0.5729616452</text:p>
          </table:table-cell>
          <table:table-cell office:value-type="float" office:value="-0.331140908797423">
            <text:p>-0.3311409088</text:p>
          </table:table-cell>
          <table:table-cell office:value-type="float" office:value="-0.129298116232147">
            <text:p>-0.1292981162</text:p>
          </table:table-cell>
          <table:table-cell office:value-type="float" office:value="0.00211933696443345">
            <text:p>0.002119337</text:p>
          </table:table-cell>
          <table:table-cell office:value-type="float" office:value="0.0460555735152788">
            <text:p>0.0460555735</text:p>
          </table:table-cell>
          <table:table-cell office:value-type="float" office:value="0.120835884937813">
            <text:p>0.1208358849</text:p>
          </table:table-cell>
          <table:table-cell office:value-type="float" office:value="0.190820236460035">
            <text:p>0.1908202365</text:p>
          </table:table-cell>
          <table:table-cell office:value-type="float" office:value="0.253115272407459">
            <text:p>0.2531152724</text:p>
          </table:table-cell>
          <table:table-cell office:value-type="float" office:value="0.271017685461582">
            <text:p>0.2710176855</text:p>
          </table:table-cell>
          <table:table-cell office:value-type="float" office:value="0.242693681015539">
            <text:p>0.242693681</text:p>
          </table:table-cell>
          <table:table-cell office:value-type="float" office:value="0.164109462827812">
            <text:p>0.1641094628</text:p>
          </table:table-cell>
          <table:table-cell office:value-type="float" office:value="0.0923897231051765">
            <text:p>0.09238972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034925548546">
            <text:p>0.6200349255</text:p>
          </table:table-cell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85">
            <text:p>0.85</text:p>
          </table:table-cell>
          <table:table-cell office:value-type="float" office:value="0.844444444444445">
            <text:p>0.8444444444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125">
            <text:p>-0.125</text:p>
          </table:table-cell>
          <table:table-cell office:value-type="float" office:value="0.119444444444444">
            <text:p>0.1194444444</text:p>
          </table:table-cell>
          <table:table-cell office:value-type="float" office:value="1.9855536973709">
            <text:p>1.9855536974</text:p>
          </table:table-cell>
          <table:table-cell office:value-type="float" office:value="0.999997738377937">
            <text:p>0.9999977384</text:p>
          </table:table-cell>
          <table:table-cell office:value-type="float" office:value="-0.128945897527089">
            <text:p>-0.1289458975</text:p>
          </table:table-cell>
          <table:table-cell office:value-type="float" office:value="-0.328906624520579">
            <text:p>-0.3289066245</text:p>
          </table:table-cell>
          <table:table-cell office:value-type="float" office:value="-0.607188932609349">
            <text:p>-0.6071889326</text:p>
          </table:table-cell>
          <table:table-cell office:value-type="float" office:value="-0.76112993451483">
            <text:p>-0.7611299345</text:p>
          </table:table-cell>
          <table:table-cell office:value-type="float" office:value="-0.672415909580868">
            <text:p>-0.6724159096</text:p>
          </table:table-cell>
          <table:table-cell office:value-type="float" office:value="-0.455743438946195">
            <text:p>-0.4557434389</text:p>
          </table:table-cell>
          <table:table-cell office:value-type="float" office:value="-0.238531672950255">
            <text:p>-0.238531673</text:p>
          </table:table-cell>
          <table:table-cell office:value-type="float" office:value="-0.0433446635215072">
            <text:p>-0.0433446635</text:p>
          </table:table-cell>
          <table:table-cell office:value-type="float" office:value="0.00411925773478661">
            <text:p>0.0041192577</text:p>
          </table:table-cell>
          <table:table-cell office:value-type="float" office:value="0.000388047419497495">
            <text:p>0.0003880474</text:p>
          </table:table-cell>
          <table:table-cell office:value-type="float" office:value="0.00438790048665005">
            <text:p>0.0043879005</text:p>
          </table:table-cell>
          <table:table-cell office:value-type="float" office:value="0.0046565435670165">
            <text:p>0.0046565436</text:p>
          </table:table-cell>
          <table:table-cell office:value-type="float" office:value="0.0321074046177638">
            <text:p>0.0321074046</text:p>
          </table:table-cell>
          <table:table-cell office:value-type="float" office:value="0.102678559950606">
            <text:p>0.10267856</text:p>
          </table:table-cell>
          <table:table-cell office:value-type="float" office:value="0.162482444214364">
            <text:p>0.1624824442</text:p>
          </table:table-cell>
          <table:table-cell office:value-type="float" office:value="0.219525483241548">
            <text:p>0.2195254832</text:p>
          </table:table-cell>
          <table:table-cell office:value-type="float" office:value="0.247967676711929">
            <text:p>0.2479676767</text:p>
          </table:table-cell>
          <table:table-cell office:value-type="float" office:value="0.241569687361952">
            <text:p>0.2415696874</text:p>
          </table:table-cell>
          <table:table-cell office:value-type="float" office:value="0.19817268684626">
            <text:p>0.1981726868</text:p>
          </table:table-cell>
          <table:table-cell office:value-type="float" office:value="0.126126920876804">
            <text:p>0.1261269209</text:p>
          </table:table-cell>
          <table:table-cell office:value-type="float" office:value="0.0667642100237025">
            <text:p>0.066764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9001332568191">
            <text:p>0.5690013326</text:p>
          </table:table-cell>
          <table:table-cell office:value-type="float" office:value="2">
            <text:p>2</text:p>
          </table:table-cell>
          <table:table-cell office:value-type="float" office:value="0.511109282482838">
            <text:p>0.5111092825</text:p>
          </table:table-cell>
          <table:table-cell office:value-type="float" office:value="0">
            <text:p>0</text:p>
          </table:table-cell>
          <table:table-cell office:value-type="float" office:value="0.665893795779662">
            <text:p>0.6658937958</text:p>
          </table:table-cell>
          <table:table-cell office:value-type="float" office:value="0">
            <text:p>0</text:p>
          </table:table-cell>
          <table:table-cell office:value-type="float" office:value="0.5758000536158">
            <text:p>0.5758000536</text:p>
          </table:table-cell>
          <table:table-cell office:value-type="float" office:value="2">
            <text:p>2</text:p>
          </table:table-cell>
          <table:table-cell office:value-type="float" office:value="0.844444444444445">
            <text:p>0.8444444444</text:p>
          </table:table-cell>
          <table:table-cell office:value-type="float" office:value="0.725">
            <text:p>0.725</text:p>
          </table:table-cell>
          <table:table-cell office:value-type="float" office:value="0.763888888888888">
            <text:p>0.7638888889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119444444444444">
            <text:p>0.1194444444</text:p>
          </table:table-cell>
          <table:table-cell office:value-type="float" office:value="-0.0805555555555562">
            <text:p>-0.0805555556</text:p>
          </table:table-cell>
          <table:table-cell office:value-type="float" office:value="2.76434471961725">
            <text:p>2.7643447196</text:p>
          </table:table-cell>
          <table:table-cell office:value-type="float" office:value="0.999986756178079">
            <text:p>0.9999867562</text:p>
          </table:table-cell>
          <table:table-cell office:value-type="float" office:value="-0.0222046434606543">
            <text:p>-0.0222046435</text:p>
          </table:table-cell>
          <table:table-cell office:value-type="float" office:value="-0.0194596486248633">
            <text:p>-0.0194596486</text:p>
          </table:table-cell>
          <table:table-cell office:value-type="float" office:value="-0.00191038873569904">
            <text:p>-0.0019103887</text:p>
          </table:table-cell>
          <table:table-cell office:value-type="float" office:value="0.00967104952272013">
            <text:p>0.0096710495</text:p>
          </table:table-cell>
          <table:table-cell office:value-type="float" office:value="-0.0163562637870724">
            <text:p>-0.0163562638</text:p>
          </table:table-cell>
          <table:table-cell office:value-type="float" office:value="-0.0925080997256977">
            <text:p>-0.0925080997</text:p>
          </table:table-cell>
          <table:table-cell office:value-type="float" office:value="-0.298988745181307">
            <text:p>-0.2989887452</text:p>
          </table:table-cell>
          <table:table-cell office:value-type="float" office:value="-0.598141332694827">
            <text:p>-0.5981413327</text:p>
          </table:table-cell>
          <table:table-cell office:value-type="float" office:value="-0.734467875848857">
            <text:p>-0.7344678758</text:p>
          </table:table-cell>
          <table:table-cell office:value-type="float" office:value="-0.628156937871282">
            <text:p>-0.6281569379</text:p>
          </table:table-cell>
          <table:table-cell office:value-type="float" office:value="-0.410660033257434">
            <text:p>-0.4106600333</text:p>
          </table:table-cell>
          <table:table-cell office:value-type="float" office:value="-0.205159811596026">
            <text:p>-0.2051598116</text:p>
          </table:table-cell>
          <table:table-cell office:value-type="float" office:value="0.00402970880102926">
            <text:p>0.0040297088</text:p>
          </table:table-cell>
          <table:table-cell office:value-type="float" office:value="0.0487955809590699">
            <text:p>0.048795581</text:p>
          </table:table-cell>
          <table:table-cell office:value-type="float" office:value="0.122247513609059">
            <text:p>0.1222475136</text:p>
          </table:table-cell>
          <table:table-cell office:value-type="float" office:value="0.20287121210971">
            <text:p>0.2028712121</text:p>
          </table:table-cell>
          <table:table-cell office:value-type="float" office:value="0.247743548091645">
            <text:p>0.2477435481</text:p>
          </table:table-cell>
          <table:table-cell office:value-type="float" office:value="0.257579835331993">
            <text:p>0.2575798353</text:p>
          </table:table-cell>
          <table:table-cell office:value-type="float" office:value="0.19897552345779">
            <text:p>0.1989755235</text:p>
          </table:table-cell>
          <table:table-cell office:value-type="float" office:value="0.122600341067087">
            <text:p>0.1226003411</text:p>
          </table:table-cell>
          <table:table-cell office:value-type="float" office:value="0.0428381602025199">
            <text:p>0.04283816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3112552181534">
            <text:p>0.6231125522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63888888888888">
            <text:p>0.7638888889</text:p>
          </table:table-cell>
          <table:table-cell office:value-type="float" office:value="0.844444444444445">
            <text:p>0.8444444444</text:p>
          </table:table-cell>
          <table:table-cell office:value-type="float" office:value="0.733333333333333">
            <text:p>0.7333333333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0805555555555562">
            <text:p>-0.0805555556</text:p>
          </table:table-cell>
          <table:table-cell office:value-type="float" office:value="-0.030555555555555">
            <text:p>-0.0305555556</text:p>
          </table:table-cell>
          <table:table-cell office:value-type="float" office:value="1.86851832169756">
            <text:p>1.8685183217</text:p>
          </table:table-cell>
          <table:table-cell office:value-type="float" office:value="0.999974734313296">
            <text:p>0.9999747343</text:p>
          </table:table-cell>
          <table:table-cell office:value-type="float" office:value="-0.0981871538669996">
            <text:p>-0.0981871539</text:p>
          </table:table-cell>
          <table:table-cell office:value-type="float" office:value="-0.297465821047676">
            <text:p>-0.297465821</text:p>
          </table:table-cell>
          <table:table-cell office:value-type="float" office:value="-0.586594127444874">
            <text:p>-0.5865941274</text:p>
          </table:table-cell>
          <table:table-cell office:value-type="float" office:value="-0.734082706352464">
            <text:p>-0.7340827064</text:p>
          </table:table-cell>
          <table:table-cell office:value-type="float" office:value="-0.603558124976467">
            <text:p>-0.603558125</text:p>
          </table:table-cell>
          <table:table-cell office:value-type="float" office:value="-0.377688907946189">
            <text:p>-0.3776889079</text:p>
          </table:table-cell>
          <table:table-cell office:value-type="float" office:value="-0.17879814876338">
            <text:p>-0.1787981488</text:p>
          </table:table-cell>
          <table:table-cell office:value-type="float" office:value="-0.0168038858084814">
            <text:p>-0.0168038858</text:p>
          </table:table-cell>
          <table:table-cell office:value-type="float" office:value="0.00331332172455112">
            <text:p>0.0033133217</text:p>
          </table:table-cell>
          <table:table-cell office:value-type="float" office:value="0.00298497675390164">
            <text:p>0.0029849768</text:p>
          </table:table-cell>
          <table:table-cell office:value-type="float" office:value="0.00459684530228266">
            <text:p>0.0045968453</text:p>
          </table:table-cell>
          <table:table-cell office:value-type="float" office:value="0.00734293234579742">
            <text:p>0.0073429323</text:p>
          </table:table-cell>
          <table:table-cell office:value-type="float" office:value="0.046055571562321">
            <text:p>0.0460555716</text:p>
          </table:table-cell>
          <table:table-cell office:value-type="float" office:value="0.119070664668068">
            <text:p>0.1190706647</text:p>
          </table:table-cell>
          <table:table-cell office:value-type="float" office:value="0.188287832942819">
            <text:p>0.1882878329</text:p>
          </table:table-cell>
          <table:table-cell office:value-type="float" office:value="0.231876850856456">
            <text:p>0.2318768509</text:p>
          </table:table-cell>
          <table:table-cell office:value-type="float" office:value="0.261588567690636">
            <text:p>0.2615885677</text:p>
          </table:table-cell>
          <table:table-cell office:value-type="float" office:value="0.25467911098799">
            <text:p>0.254679111</text:p>
          </table:table-cell>
          <table:table-cell office:value-type="float" office:value="0.215999632267182">
            <text:p>0.2159996323</text:p>
          </table:table-cell>
          <table:table-cell office:value-type="float" office:value="0.147800515168146">
            <text:p>0.1478005152</text:p>
          </table:table-cell>
          <table:table-cell office:value-type="float" office:value="0.0861119797887482">
            <text:p>0.08611197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19434648130055">
            <text:p>0.5194346481</text:p>
          </table:table-cell>
          <table:table-cell office:value-type="float" office:value="0">
            <text:p>0</text:p>
          </table:table-cell>
          <table:table-cell office:value-type="float" office:value="0.619889266666503">
            <text:p>0.6198892667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0.763888888888888">
            <text:p>0.7638888889</text:p>
          </table:table-cell>
          <table:table-cell office:value-type="float" office:value="0.775">
            <text:p>0.775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030555555555555">
            <text:p>-0.0305555556</text:p>
          </table:table-cell>
          <table:table-cell office:value-type="float" office:value="0.041666666666667">
            <text:p>0.0416666667</text:p>
          </table:table-cell>
          <table:table-cell office:value-type="float" office:value="2.26861905688617">
            <text:p>2.2686190569</text:p>
          </table:table-cell>
          <table:table-cell office:value-type="float" office:value="0.999985322076744">
            <text:p>0.9999853221</text:p>
          </table:table-cell>
          <table:table-cell office:value-type="float" office:value="-0.102324123620076">
            <text:p>-0.1023241236</text:p>
          </table:table-cell>
          <table:table-cell office:value-type="float" office:value="-0.304198599575802">
            <text:p>-0.3041985996</text:p>
          </table:table-cell>
          <table:table-cell office:value-type="float" office:value="-0.608694333882588">
            <text:p>-0.6086943339</text:p>
          </table:table-cell>
          <table:table-cell office:value-type="float" office:value="-0.734192802894593">
            <text:p>-0.7341928029</text:p>
          </table:table-cell>
          <table:table-cell office:value-type="float" office:value="-0.617708901366108">
            <text:p>-0.6177089014</text:p>
          </table:table-cell>
          <table:table-cell office:value-type="float" office:value="-0.393342981680229">
            <text:p>-0.3933429817</text:p>
          </table:table-cell>
          <table:table-cell office:value-type="float" office:value="-0.199290856128339">
            <text:p>-0.1992908561</text:p>
          </table:table-cell>
          <table:table-cell office:value-type="float" office:value="-0.01787815813384">
            <text:p>-0.0178781581</text:p>
          </table:table-cell>
          <table:table-cell office:value-type="float" office:value="0.00310437491023752">
            <text:p>0.0031043749</text:p>
          </table:table-cell>
          <table:table-cell office:value-type="float" office:value="0.0030148263511367">
            <text:p>0.0030148264</text:p>
          </table:table-cell>
          <table:table-cell office:value-type="float" office:value="0.0144463249634055">
            <text:p>0.014446325</text:p>
          </table:table-cell>
          <table:table-cell office:value-type="float" office:value="0.0290059212157643">
            <text:p>0.0290059212</text:p>
          </table:table-cell>
          <table:table-cell office:value-type="float" office:value="0.0693788237580075">
            <text:p>0.0693788238</text:p>
          </table:table-cell>
          <table:table-cell office:value-type="float" office:value="0.142423813202243">
            <text:p>0.1424238132</text:p>
          </table:table-cell>
          <table:table-cell office:value-type="float" office:value="0.20058040321862">
            <text:p>0.2005804032</text:p>
          </table:table-cell>
          <table:table-cell office:value-type="float" office:value="0.258805674810762">
            <text:p>0.2588056748</text:p>
          </table:table-cell>
          <table:table-cell office:value-type="float" office:value="0.275216414707421">
            <text:p>0.2752164147</text:p>
          </table:table-cell>
          <table:table-cell office:value-type="float" office:value="0.261811014138991">
            <text:p>0.2618110141</text:p>
          </table:table-cell>
          <table:table-cell office:value-type="float" office:value="0.208702689918578">
            <text:p>0.2087026899</text:p>
          </table:table-cell>
          <table:table-cell office:value-type="float" office:value="0.138561411671134">
            <text:p>0.1385614117</text:p>
          </table:table-cell>
          <table:table-cell office:value-type="float" office:value="0.0717549213358781">
            <text:p>0.0717549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18741215878535">
            <text:p>0.5187412159</text:p>
          </table:table-cell>
          <table:table-cell office:value-type="float" office:value="0">
            <text:p>0</text:p>
          </table:table-cell>
          <table:table-cell office:value-type="float" office:value="0.627212306197158">
            <text:p>0.6272123062</text:p>
          </table:table-cell>
          <table:table-cell office:value-type="float" office:value="0">
            <text:p>0</text:p>
          </table:table-cell>
          <table:table-cell office:value-type="float" office:value="0.562860088167561">
            <text:p>0.5628600882</text:p>
          </table:table-cell>
          <table:table-cell office:value-type="float" office:value="2">
            <text:p>2</text:p>
          </table:table-cell>
          <table:table-cell office:value-type="float" office:value="0.775">
            <text:p>0.775</text:p>
          </table:table-cell>
          <table:table-cell office:value-type="float" office:value="0.733333333333333">
            <text:p>0.7333333333</text:p>
          </table:table-cell>
          <table:table-cell office:value-type="float" office:value="0.738888888888889">
            <text:p>0.7388888889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041666666666667">
            <text:p>0.0416666667</text:p>
          </table:table-cell>
          <table:table-cell office:value-type="float" office:value="-0.0361111111111114">
            <text:p>-0.0361111111</text:p>
          </table:table-cell>
          <table:table-cell office:value-type="float" office:value="2.4551500611102">
            <text:p>2.4551500611</text:p>
          </table:table-cell>
          <table:table-cell office:value-type="float" office:value="0.999994943180172">
            <text:p>0.9999949432</text:p>
          </table:table-cell>
          <table:table-cell office:value-type="float" office:value="-0.11329908908838">
            <text:p>-0.1132990891</text:p>
          </table:table-cell>
          <table:table-cell office:value-type="float" office:value="-0.28895342275451">
            <text:p>-0.2889534228</text:p>
          </table:table-cell>
          <table:table-cell office:value-type="float" office:value="-0.581717516930597">
            <text:p>-0.5817175169</text:p>
          </table:table-cell>
          <table:table-cell office:value-type="float" office:value="-0.759214622220081">
            <text:p>-0.7592146222</text:p>
          </table:table-cell>
          <table:table-cell office:value-type="float" office:value="-0.662619274741131">
            <text:p>-0.6626192747</text:p>
          </table:table-cell>
          <table:table-cell office:value-type="float" office:value="-0.431580199604042">
            <text:p>-0.4315801996</text:p>
          </table:table-cell>
          <table:table-cell office:value-type="float" office:value="-0.217251398003611">
            <text:p>-0.217251398</text:p>
          </table:table-cell>
          <table:table-cell office:value-type="float" office:value="-0.0381296229205554">
            <text:p>-0.0381296229</text:p>
          </table:table-cell>
          <table:table-cell office:value-type="float" office:value="0.00438790035877323">
            <text:p>0.0043879004</text:p>
          </table:table-cell>
          <table:table-cell office:value-type="float" office:value="0.00334317221050773">
            <text:p>0.0033431722</text:p>
          </table:table-cell>
          <table:table-cell office:value-type="float" office:value="0.00185068904830499">
            <text:p>0.001850689</text:p>
          </table:table-cell>
          <table:table-cell office:value-type="float" office:value="0.00340286982855131">
            <text:p>0.0034028698</text:p>
          </table:table-cell>
          <table:table-cell office:value-type="float" office:value="0.0526065364924231">
            <text:p>0.0526065365</text:p>
          </table:table-cell>
          <table:table-cell office:value-type="float" office:value="0.119776844888112">
            <text:p>0.1197768449</text:p>
          </table:table-cell>
          <table:table-cell office:value-type="float" office:value="0.198172689517068">
            <text:p>0.1981726895</text:p>
          </table:table-cell>
          <table:table-cell office:value-type="float" office:value="0.253115277819366">
            <text:p>0.2531152778</text:p>
          </table:table-cell>
          <table:table-cell office:value-type="float" office:value="0.268471316574353">
            <text:p>0.2684713166</text:p>
          </table:table-cell>
          <table:table-cell office:value-type="float" office:value="0.250207505837409">
            <text:p>0.2502075058</text:p>
          </table:table-cell>
          <table:table-cell office:value-type="float" office:value="0.187942314106508">
            <text:p>0.1879423141</text:p>
          </table:table-cell>
          <table:table-cell office:value-type="float" office:value="0.116009172340493">
            <text:p>0.1160091723</text:p>
          </table:table-cell>
          <table:table-cell office:value-type="float" office:value="0.0505821502123474">
            <text:p>0.0505821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23593576311453">
            <text:p>0.5235935763</text:p>
          </table:table-cell>
          <table:table-cell office:value-type="float" office:value="0">
            <text:p>0</text:p>
          </table:table-cell>
          <table:table-cell office:value-type="float" office:value="0.620434063894998">
            <text:p>0.6204340639</text:p>
          </table:table-cell>
          <table:table-cell office:value-type="float" office:value="0">
            <text:p>0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738888888888889">
            <text:p>0.7388888889</text:p>
          </table:table-cell>
          <table:table-cell office:value-type="float" office:value="0.775">
            <text:p>0.775</text:p>
          </table:table-cell>
          <table:table-cell office:value-type="float" office:value="0.880555555555556">
            <text:p>0.8805555556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0361111111111114">
            <text:p>-0.0361111111</text:p>
          </table:table-cell>
          <table:table-cell office:value-type="float" office:value="0.141666666666667">
            <text:p>0.1416666667</text:p>
          </table:table-cell>
          <table:table-cell office:value-type="float" office:value="2.47761206795273">
            <text:p>2.477612068</text:p>
          </table:table-cell>
          <table:table-cell office:value-type="float" office:value="0.999989457682323">
            <text:p>0.9999894577</text:p>
          </table:table-cell>
          <table:table-cell office:value-type="float" office:value="-0.110351431324357">
            <text:p>-0.1103514313</text:p>
          </table:table-cell>
          <table:table-cell office:value-type="float" office:value="-0.311655930978169">
            <text:p>-0.311655931</text:p>
          </table:table-cell>
          <table:table-cell office:value-type="float" office:value="-0.587767618421599">
            <text:p>-0.5877676184</text:p>
          </table:table-cell>
          <table:table-cell office:value-type="float" office:value="-0.736331974732127">
            <text:p>-0.7363319747</text:p>
          </table:table-cell>
          <table:table-cell office:value-type="float" office:value="-0.635260238920493">
            <text:p>-0.6352602389</text:p>
          </table:table-cell>
          <table:table-cell office:value-type="float" office:value="-0.427197887704711">
            <text:p>-0.4271978877</text:p>
          </table:table-cell>
          <table:table-cell office:value-type="float" office:value="-0.235827294072896">
            <text:p>-0.2358272941</text:p>
          </table:table-cell>
          <table:table-cell office:value-type="float" office:value="-0.0458172779152529">
            <text:p>-0.0458172779</text:p>
          </table:table-cell>
          <table:table-cell office:value-type="float" office:value="0.00913380104014161">
            <text:p>0.009133801</text:p>
          </table:table-cell>
          <table:table-cell office:value-type="float" office:value="0.00397000955184867">
            <text:p>0.0039700096</text:p>
          </table:table-cell>
          <table:table-cell office:value-type="float" office:value="0.00250738452358545">
            <text:p>0.0025073845</text:p>
          </table:table-cell>
          <table:table-cell office:value-type="float" office:value="0.00125369218621718">
            <text:p>0.0012536922</text:p>
          </table:table-cell>
          <table:table-cell office:value-type="float" office:value="0.0173111863097071">
            <text:p>0.0173111863</text:p>
          </table:table-cell>
          <table:table-cell office:value-type="float" office:value="0.0816067182461666">
            <text:p>0.0816067182</text:p>
          </table:table-cell>
          <table:table-cell office:value-type="float" office:value="0.161203455305792">
            <text:p>0.1612034553</text:p>
          </table:table-cell>
          <table:table-cell office:value-type="float" office:value="0.218729822001407">
            <text:p>0.218729822</text:p>
          </table:table-cell>
          <table:table-cell office:value-type="float" office:value="0.252109250756831">
            <text:p>0.2521092508</text:p>
          </table:table-cell>
          <table:table-cell office:value-type="float" office:value="0.236503726209968">
            <text:p>0.2365037262</text:p>
          </table:table-cell>
          <table:table-cell office:value-type="float" office:value="0.183330930108846">
            <text:p>0.1833309301</text:p>
          </table:table-cell>
          <table:table-cell office:value-type="float" office:value="0.0944018045500588">
            <text:p>0.0944018046</text:p>
          </table:table-cell>
          <table:table-cell office:value-type="float" office:value="0.0389045649054014">
            <text:p>0.03890456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8728387325071">
            <text:p>0.6687283873</text:p>
          </table:table-cell>
          <table:table-cell office:value-type="float" office:value="0">
            <text:p>0</text:p>
          </table:table-cell>
          <table:table-cell office:value-type="float" office:value="0.577834209866734">
            <text:p>0.5778342099</text:p>
          </table:table-cell>
          <table:table-cell office:value-type="float" office:value="2">
            <text:p>2</text:p>
          </table:table-cell>
          <table:table-cell office:value-type="float" office:value="0.880555555555556">
            <text:p>0.8805555556</text:p>
          </table:table-cell>
          <table:table-cell office:value-type="float" office:value="0.738888888888889">
            <text:p>0.7388888889</text:p>
          </table:table-cell>
          <table:table-cell office:value-type="float" office:value="0.791666666666666">
            <text:p>0.7916666667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141666666666667">
            <text:p>0.1416666667</text:p>
          </table:table-cell>
          <table:table-cell office:value-type="float" office:value="-0.0888888888888895">
            <text:p>-0.0888888889</text:p>
          </table:table-cell>
          <table:table-cell office:value-type="float" office:value="2.84140809162608">
            <text:p>2.8414080916</text:p>
          </table:table-cell>
          <table:table-cell office:value-type="float" office:value="0.99998638466936">
            <text:p>0.9999863847</text:p>
          </table:table-cell>
          <table:table-cell office:value-type="float" office:value="-0.031630291321557">
            <text:p>-0.0316302913</text:p>
          </table:table-cell>
          <table:table-cell office:value-type="float" office:value="-0.0316302906105931">
            <text:p>-0.0316302906</text:p>
          </table:table-cell>
          <table:table-cell office:value-type="float" office:value="-0.0138494480053099">
            <text:p>-0.013849448</text:p>
          </table:table-cell>
          <table:table-cell office:value-type="float" office:value="0.00465654290539463">
            <text:p>0.0046565429</text:p>
          </table:table-cell>
          <table:table-cell office:value-type="float" office:value="-0.0263811517443939">
            <text:p>-0.0263811517</text:p>
          </table:table-cell>
          <table:table-cell office:value-type="float" office:value="-0.131058765138956">
            <text:p>-0.1310587651</text:p>
          </table:table-cell>
          <table:table-cell office:value-type="float" office:value="-0.349194802535961">
            <text:p>-0.3491948025</text:p>
          </table:table-cell>
          <table:table-cell office:value-type="float" office:value="-0.622631811681937">
            <text:p>-0.6226318117</text:p>
          </table:table-cell>
          <table:table-cell office:value-type="float" office:value="-0.725036015622959">
            <text:p>-0.7250360156</text:p>
          </table:table-cell>
          <table:table-cell office:value-type="float" office:value="-0.609370334640015">
            <text:p>-0.6093703346</text:p>
          </table:table-cell>
          <table:table-cell office:value-type="float" office:value="-0.387879195200781">
            <text:p>-0.3878791952</text:p>
          </table:table-cell>
          <table:table-cell office:value-type="float" office:value="-0.18932412401255">
            <text:p>-0.189324124</text:p>
          </table:table-cell>
          <table:table-cell office:value-type="float" office:value="0.00507443175128497">
            <text:p>0.0050744318</text:p>
          </table:table-cell>
          <table:table-cell office:value-type="float" office:value="0.0759111136111863">
            <text:p>0.0759111136</text:p>
          </table:table-cell>
          <table:table-cell office:value-type="float" office:value="0.15992392025713">
            <text:p>0.1599239203</text:p>
          </table:table-cell>
          <table:table-cell office:value-type="float" office:value="0.227126221366851">
            <text:p>0.2271262214</text:p>
          </table:table-cell>
          <table:table-cell office:value-type="float" office:value="0.262255816264903">
            <text:p>0.2622558163</text:p>
          </table:table-cell>
          <table:table-cell office:value-type="float" office:value="0.234248040302978">
            <text:p>0.2342480403</text:p>
          </table:table-cell>
          <table:table-cell office:value-type="float" office:value="0.153401681354393">
            <text:p>0.1534016814</text:p>
          </table:table-cell>
          <table:table-cell office:value-type="float" office:value="0.0716361354384907">
            <text:p>0.0716361354</text:p>
          </table:table-cell>
          <table:table-cell office:value-type="float" office:value="0.0142075752539363">
            <text:p>0.01420757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3846638121907">
            <text:p>0.6538466381</text:p>
          </table:table-cell>
          <table:table-cell office:value-type="float" office:value="0">
            <text:p>0</text:p>
          </table:table-cell>
          <table:table-cell office:value-type="float" office:value="0.577834209866734">
            <text:p>0.5778342099</text:p>
          </table:table-cell>
          <table:table-cell office:value-type="float" office:value="2">
            <text:p>2</text:p>
          </table:table-cell>
          <table:table-cell office:value-type="float" office:value="0.969444444444444">
            <text:p>0.9694444444</text:p>
          </table:table-cell>
          <table:table-cell office:value-type="float" office:value="0.955555555555556">
            <text:p>0.9555555556</text:p>
          </table:table-cell>
          <table:table-cell office:value-type="float" office:value="1.08055555555556">
            <text:p>1.0805555556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0138888888888888">
            <text:p>0.0138888889</text:p>
          </table:table-cell>
          <table:table-cell office:value-type="float" office:value="0.111111111111111">
            <text:p>0.1111111111</text:p>
          </table:table-cell>
          <table:table-cell office:value-type="float" office:value="2.29484478627546">
            <text:p>2.2948447863</text:p>
          </table:table-cell>
          <table:table-cell office:value-type="float" office:value="0.999901613868461">
            <text:p>0.9999016139</text:p>
          </table:table-cell>
          <table:table-cell office:value-type="float" office:value="0.00755523409596015">
            <text:p>0.0075552341</text:p>
          </table:table-cell>
          <table:table-cell office:value-type="float" office:value="0.00933284422084402">
            <text:p>0.0093328442</text:p>
          </table:table-cell>
          <table:table-cell office:value-type="float" office:value="0.0199968682779992">
            <text:p>0.0199968683</text:p>
          </table:table-cell>
          <table:table-cell office:value-type="float" office:value="0.034097094609981">
            <text:p>0.0340970946</text:p>
          </table:table-cell>
          <table:table-cell office:value-type="float" office:value="-0.000222222173298148">
            <text:p>-0.0002222222</text:p>
          </table:table-cell>
          <table:table-cell office:value-type="float" office:value="-0.111531478593376">
            <text:p>-0.1115314786</text:p>
          </table:table-cell>
          <table:table-cell office:value-type="float" office:value="-0.30628182351857">
            <text:p>-0.3062818235</text:p>
          </table:table-cell>
          <table:table-cell office:value-type="float" office:value="-0.59847119067393">
            <text:p>-0.5984711907</text:p>
          </table:table-cell>
          <table:table-cell office:value-type="float" office:value="-0.699779793988529">
            <text:p>-0.699779794</text:p>
          </table:table-cell>
          <table:table-cell office:value-type="float" office:value="-0.543256273459423">
            <text:p>-0.5432562735</text:p>
          </table:table-cell>
          <table:table-cell office:value-type="float" office:value="-0.327966269173747">
            <text:p>-0.3279662692</text:p>
          </table:table-cell>
          <table:table-cell office:value-type="float" office:value="-0.117863563665563">
            <text:p>-0.1178635637</text:p>
          </table:table-cell>
          <table:table-cell office:value-type="float" office:value="0.00636087835359311">
            <text:p>0.0063608784</text:p>
          </table:table-cell>
          <table:table-cell office:value-type="float" office:value="0.0527276142779696">
            <text:p>0.0527276143</text:p>
          </table:table-cell>
          <table:table-cell office:value-type="float" office:value="0.134946424679293">
            <text:p>0.1349464247</text:p>
          </table:table-cell>
          <table:table-cell office:value-type="float" office:value="0.190955720271031">
            <text:p>0.1909557203</text:p>
          </table:table-cell>
          <table:table-cell office:value-type="float" office:value="0.211742592757277">
            <text:p>0.2117425928</text:p>
          </table:table-cell>
          <table:table-cell office:value-type="float" office:value="0.171721991785081">
            <text:p>0.1717219918</text:p>
          </table:table-cell>
          <table:table-cell office:value-type="float" office:value="0.119095983676203">
            <text:p>0.1190959837</text:p>
          </table:table-cell>
          <table:table-cell office:value-type="float" office:value="0.0645751892868145">
            <text:p>0.0645751893</text:p>
          </table:table-cell>
          <table:table-cell office:value-type="float" office:value="0.0155539417582824">
            <text:p>0.01555394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384296957647">
            <text:p>0.6638429696</text:p>
          </table:table-cell>
          <table:table-cell office:value-type="float" office:value="0">
            <text:p>0</text:p>
          </table:table-cell>
          <table:table-cell office:value-type="float" office:value="0.569682420519492">
            <text:p>0.5696824205</text:p>
          </table:table-cell>
          <table:table-cell office:value-type="float" office:value="2">
            <text:p>2</text:p>
          </table:table-cell>
          <table:table-cell office:value-type="float" office:value="1.08055555555556">
            <text:p>1.0805555556</text:p>
          </table:table-cell>
          <table:table-cell office:value-type="float" office:value="0.969444444444444">
            <text:p>0.9694444444</text:p>
          </table:table-cell>
          <table:table-cell office:value-type="float" office:value="0.813888888888889">
            <text:p>0.8138888889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111111111111111">
            <text:p>0.1111111111</text:p>
          </table:table-cell>
          <table:table-cell office:value-type="float" office:value="-0.266666666666667">
            <text:p>-0.2666666667</text:p>
          </table:table-cell>
          <table:table-cell office:value-type="float" office:value="1.99722018451889">
            <text:p>1.9972201845</text:p>
          </table:table-cell>
          <table:table-cell office:value-type="float" office:value="0.999926305505706">
            <text:p>0.9999263055</text:p>
          </table:table-cell>
          <table:table-cell office:value-type="float" office:value="-0.00644420690352709">
            <text:p>-0.0064442069</text:p>
          </table:table-cell>
          <table:table-cell office:value-type="float" office:value="-0.00277770781566611">
            <text:p>-0.0027777078</text:p>
          </table:table-cell>
          <table:table-cell office:value-type="float" office:value="0.00899955154674026">
            <text:p>0.0089995515</text:p>
          </table:table-cell>
          <table:table-cell office:value-type="float" office:value="0.0269928221159008">
            <text:p>0.0269928221</text:p>
          </table:table-cell>
          <table:table-cell office:value-type="float" office:value="-0.0125546006070324">
            <text:p>-0.0125546006</text:p>
          </table:table-cell>
          <table:table-cell office:value-type="float" office:value="-0.142791918266942">
            <text:p>-0.1427919183</text:p>
          </table:table-cell>
          <table:table-cell office:value-type="float" office:value="-0.366937949087796">
            <text:p>-0.3669379491</text:p>
          </table:table-cell>
          <table:table-cell office:value-type="float" office:value="-0.655746906397381">
            <text:p>-0.6557469064</text:p>
          </table:table-cell>
          <table:table-cell office:value-type="float" office:value="-0.689488689386302">
            <text:p>-0.6894886894</text:p>
          </table:table-cell>
          <table:table-cell office:value-type="float" office:value="-0.500760468720887">
            <text:p>-0.5007604687</text:p>
          </table:table-cell>
          <table:table-cell office:value-type="float" office:value="-0.290619779450925">
            <text:p>-0.2906197795</text:p>
          </table:table-cell>
          <table:table-cell office:value-type="float" office:value="-0.0726202570089487">
            <text:p>-0.072620257</text:p>
          </table:table-cell>
          <table:table-cell office:value-type="float" office:value="0.00502761938668428">
            <text:p>0.0050276194</text:p>
          </table:table-cell>
          <table:table-cell office:value-type="float" office:value="0.0369822706840561">
            <text:p>0.0369822707</text:p>
          </table:table-cell>
          <table:table-cell office:value-type="float" office:value="0.107799219400471">
            <text:p>0.1077992194</text:p>
          </table:table-cell>
          <table:table-cell office:value-type="float" office:value="0.165136663843265">
            <text:p>0.1651366638</text:p>
          </table:table-cell>
          <table:table-cell office:value-type="float" office:value="0.205259643628293">
            <text:p>0.2052596436</text:p>
          </table:table-cell>
          <table:table-cell office:value-type="float" office:value="0.215453964069877">
            <text:p>0.2154539641</text:p>
          </table:table-cell>
          <table:table-cell office:value-type="float" office:value="0.183235980763011">
            <text:p>0.1832359808</text:p>
          </table:table-cell>
          <table:table-cell office:value-type="float" office:value="0.129925080778142">
            <text:p>0.1299250808</text:p>
          </table:table-cell>
          <table:table-cell office:value-type="float" office:value="0.0801591251638123">
            <text:p>0.0801591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1840771588243">
            <text:p>0.5918407716</text:p>
          </table:table-cell>
          <table:table-cell office:value-type="float" office:value="1">
            <text:p>1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813888888888889">
            <text:p>0.8138888889</text:p>
          </table:table-cell>
          <table:table-cell office:value-type="float" office:value="1.08055555555556">
            <text:p>1.0805555556</text:p>
          </table:table-cell>
          <table:table-cell office:value-type="float" office:value="0.944444444444445">
            <text:p>0.9444444444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-0.266666666666667">
            <text:p>-0.2666666667</text:p>
          </table:table-cell>
          <table:table-cell office:value-type="float" office:value="0.130555555555556">
            <text:p>0.1305555556</text:p>
          </table:table-cell>
          <table:table-cell office:value-type="float" office:value="1.39582852063767">
            <text:p>1.3958285206</text:p>
          </table:table-cell>
          <table:table-cell office:value-type="float" office:value="0.509137912104689">
            <text:p>0.5091379121</text:p>
          </table:table-cell>
          <table:table-cell office:value-type="float" office:value="-0.478033691838373">
            <text:p>-0.4780336918</text:p>
          </table:table-cell>
          <table:table-cell office:value-type="float" office:value="-0.268677687384997">
            <text:p>-0.2686776874</text:p>
          </table:table-cell>
          <table:table-cell office:value-type="float" office:value="-0.0600927835056889">
            <text:p>-0.0600927835</text:p>
          </table:table-cell>
          <table:table-cell office:value-type="float" office:value="0.00772189114854771">
            <text:p>0.0077218911</text:p>
          </table:table-cell>
          <table:table-cell office:value-type="float" office:value="0.0014999634698325">
            <text:p>0.0014999635</text:p>
          </table:table-cell>
          <table:table-cell office:value-type="float" office:value="0.00319436015265739">
            <text:p>0.0031943602</text:p>
          </table:table-cell>
          <table:table-cell office:value-type="float" office:value="-0.000277771029378981">
            <text:p>-0.000277771</text:p>
          </table:table-cell>
          <table:table-cell office:value-type="float" office:value="0.00194439707144101">
            <text:p>0.0019443971</text:p>
          </table:table-cell>
          <table:table-cell office:value-type="float" office:value="0.00291659102822406">
            <text:p>0.002916591</text:p>
          </table:table-cell>
          <table:table-cell office:value-type="float" office:value="0.00247216015237939">
            <text:p>0.0024721602</text:p>
          </table:table-cell>
          <table:table-cell office:value-type="float" office:value="0.00274992957278553">
            <text:p>0.0027499296</text:p>
          </table:table-cell>
          <table:table-cell office:value-type="float" office:value="0.0125823776019891">
            <text:p>0.0125823776</text:p>
          </table:table-cell>
          <table:table-cell office:value-type="float" office:value="0.0662346845214676">
            <text:p>0.0662346845</text:p>
          </table:table-cell>
          <table:table-cell office:value-type="float" office:value="0.120191162935547">
            <text:p>0.1201911629</text:p>
          </table:table-cell>
          <table:table-cell office:value-type="float" office:value="0.166757396266654">
            <text:p>0.1667573963</text:p>
          </table:table-cell>
          <table:table-cell office:value-type="float" office:value="0.201958070337914">
            <text:p>0.2019580703</text:p>
          </table:table-cell>
          <table:table-cell office:value-type="float" office:value="0.212697530788935">
            <text:p>0.2126975308</text:p>
          </table:table-cell>
          <table:table-cell office:value-type="float" office:value="0.206642786097339">
            <text:p>0.2066427861</text:p>
          </table:table-cell>
          <table:table-cell office:value-type="float" office:value="0.171182778368847">
            <text:p>0.1711827784</text:p>
          </table:table-cell>
          <table:table-cell office:value-type="float" office:value="0.128832597012186">
            <text:p>0.128832597</text:p>
          </table:table-cell>
          <table:table-cell office:value-type="float" office:value="0.090416965137988">
            <text:p>0.09041696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3727423239045">
            <text:p>0.6437274232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0.944444444444445">
            <text:p>0.9444444444</text:p>
          </table:table-cell>
          <table:table-cell office:value-type="float" office:value="0.813888888888889">
            <text:p>0.8138888889</text:p>
          </table:table-cell>
          <table:table-cell office:value-type="float" office:value="1.13611111111111">
            <text:p>1.1361111111</text:p>
          </table:table-cell>
          <table:table-cell office:value-type="float" office:value="0.980277777777778">
            <text:p>0.9802777778</text:p>
          </table:table-cell>
          <table:table-cell office:value-type="float" office:value="2">
            <text:p>2</text:p>
          </table:table-cell>
          <table:table-cell office:value-type="float" office:value="0.130555555555556">
            <text:p>0.1305555556</text:p>
          </table:table-cell>
          <table:table-cell office:value-type="float" office:value="0.191666666666666">
            <text:p>0.1916666667</text:p>
          </table:table-cell>
          <table:table-cell office:value-type="float" office:value="3.3102058273528">
            <text:p>3.3102058274</text:p>
          </table:table-cell>
          <table:table-cell office:value-type="float" office:value="0.999915182408785">
            <text:p>0.9999151824</text:p>
          </table:table-cell>
          <table:table-cell office:value-type="float" office:value="-0.0153317724333591">
            <text:p>-0.0153317724</text:p>
          </table:table-cell>
          <table:table-cell office:value-type="float" office:value="-0.0131100523028265">
            <text:p>-0.0131100523</text:p>
          </table:table-cell>
          <table:table-cell office:value-type="float" office:value="-0.0025554857297172">
            <text:p>-0.0025554857</text:p>
          </table:table-cell>
          <table:table-cell office:value-type="float" office:value="0.00933285183615373">
            <text:p>0.0093328518</text:p>
          </table:table-cell>
          <table:table-cell office:value-type="float" office:value="-0.0241058775289585">
            <text:p>-0.0241058775</text:p>
          </table:table-cell>
          <table:table-cell office:value-type="float" office:value="-0.14692543854487">
            <text:p>-0.1469254385</text:p>
          </table:table-cell>
          <table:table-cell office:value-type="float" office:value="-0.372501326959187">
            <text:p>-0.372501327</text:p>
          </table:table-cell>
          <table:table-cell office:value-type="float" office:value="-0.658839077181977">
            <text:p>-0.6588390772</text:p>
          </table:table-cell>
          <table:table-cell office:value-type="float" office:value="-0.68802868725046">
            <text:p>-0.6880286873</text:p>
          </table:table-cell>
          <table:table-cell office:value-type="float" office:value="-0.486983807390724">
            <text:p>-0.4869838074</text:p>
          </table:table-cell>
          <table:table-cell office:value-type="float" office:value="-0.26310202468386">
            <text:p>-0.2631020247</text:p>
          </table:table-cell>
          <table:table-cell office:value-type="float" office:value="-0.05926244166438">
            <text:p>-0.0592624417</text:p>
          </table:table-cell>
          <table:table-cell office:value-type="float" office:value="0.00444431279159852">
            <text:p>0.0044443128</text:p>
          </table:table-cell>
          <table:table-cell office:value-type="float" office:value="0.0431943303666496">
            <text:p>0.0431943304</text:p>
          </table:table-cell>
          <table:table-cell office:value-type="float" office:value="0.113615782758059">
            <text:p>0.1136157828</text:p>
          </table:table-cell>
          <table:table-cell office:value-type="float" office:value="0.173662299691886">
            <text:p>0.1736622997</text:p>
          </table:table-cell>
          <table:table-cell office:value-type="float" office:value="0.208237697837813">
            <text:p>0.2082376978</text:p>
          </table:table-cell>
          <table:table-cell office:value-type="float" office:value="0.199932251103476">
            <text:p>0.1999322511</text:p>
          </table:table-cell>
          <table:table-cell office:value-type="float" office:value="0.157019790090369">
            <text:p>0.1570197901</text:p>
          </table:table-cell>
          <table:table-cell office:value-type="float" office:value="0.106700916766116">
            <text:p>0.1067009168</text:p>
          </table:table-cell>
          <table:table-cell office:value-type="float" office:value="0.0616978849921701">
            <text:p>0.0616978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5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2899538868536">
            <text:p>0.6628995389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1.13611111111111">
            <text:p>1.1361111111</text:p>
          </table:table-cell>
          <table:table-cell office:value-type="float" office:value="0.944444444444445">
            <text:p>0.9444444444</text:p>
          </table:table-cell>
          <table:table-cell office:value-type="float" office:value="0.869444444444445">
            <text:p>0.8694444444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191666666666666">
            <text:p>0.1916666667</text:p>
          </table:table-cell>
          <table:table-cell office:value-type="float" office:value="-0.266666666666667">
            <text:p>-0.2666666667</text:p>
          </table:table-cell>
          <table:table-cell office:value-type="float" office:value="2.28923934507024">
            <text:p>2.2892393451</text:p>
          </table:table-cell>
          <table:table-cell office:value-type="float" office:value="0.999942196043567">
            <text:p>0.999942196</text:p>
          </table:table-cell>
          <table:table-cell office:value-type="float" office:value="-0.00955505021940017">
            <text:p>-0.0095550502</text:p>
          </table:table-cell>
          <table:table-cell office:value-type="float" office:value="-0.00911065236570707">
            <text:p>-0.0091106524</text:p>
          </table:table-cell>
          <table:table-cell office:value-type="float" office:value="0.002333272000687">
            <text:p>0.002333272</text:p>
          </table:table-cell>
          <table:table-cell office:value-type="float" office:value="0.0183308518298484">
            <text:p>0.0183308518</text:p>
          </table:table-cell>
          <table:table-cell office:value-type="float" office:value="-0.0243279745101845">
            <text:p>-0.0243279745</text:p>
          </table:table-cell>
          <table:table-cell office:value-type="float" office:value="-0.153658549565515">
            <text:p>-0.1536585496</text:p>
          </table:table-cell>
          <table:table-cell office:value-type="float" office:value="-0.365976073752385">
            <text:p>-0.3659760738</text:p>
          </table:table-cell>
          <table:table-cell office:value-type="float" office:value="-0.64178596870046">
            <text:p>-0.6417859687</text:p>
          </table:table-cell>
          <table:table-cell office:value-type="float" office:value="-0.693085412962783">
            <text:p>-0.693085413</text:p>
          </table:table-cell>
          <table:table-cell office:value-type="float" office:value="-0.524107808757001">
            <text:p>-0.5241078088</text:p>
          </table:table-cell>
          <table:table-cell office:value-type="float" office:value="-0.325882369173084">
            <text:p>-0.3258823692</text:p>
          </table:table-cell>
          <table:table-cell office:value-type="float" office:value="-0.124623629768565">
            <text:p>-0.1246236298</text:p>
          </table:table-cell>
          <table:table-cell office:value-type="float" office:value="0.00372211900912989">
            <text:p>0.003722119</text:p>
          </table:table-cell>
          <table:table-cell office:value-type="float" office:value="0.0210241932394726">
            <text:p>0.0210241932</text:p>
          </table:table-cell>
          <table:table-cell office:value-type="float" office:value="0.0768464149189234">
            <text:p>0.0768464149</text:p>
          </table:table-cell>
          <table:table-cell office:value-type="float" office:value="0.128067669667653">
            <text:p>0.1280676697</text:p>
          </table:table-cell>
          <table:table-cell office:value-type="float" office:value="0.166973431919797">
            <text:p>0.1669734319</text:p>
          </table:table-cell>
          <table:table-cell office:value-type="float" office:value="0.185597233157465">
            <text:p>0.1855972332</text:p>
          </table:table-cell>
          <table:table-cell office:value-type="float" office:value="0.170967062860049">
            <text:p>0.1709670629</text:p>
          </table:table-cell>
          <table:table-cell office:value-type="float" office:value="0.124678314233884">
            <text:p>0.1246783142</text:p>
          </table:table-cell>
          <table:table-cell office:value-type="float" office:value="0.0839113874981448">
            <text:p>0.0839113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2700852717814">
            <text:p>0.5927008527</text:p>
          </table:table-cell>
          <table:table-cell office:value-type="float" office:value="1">
            <text:p>1</text:p>
          </table:table-cell>
          <table:table-cell office:value-type="float" office:value="0.565592025389057">
            <text:p>0.5655920254</text:p>
          </table:table-cell>
          <table:table-cell office:value-type="float" office:value="2">
            <text:p>2</text:p>
          </table:table-cell>
          <table:table-cell office:value-type="float" office:value="0.869444444444445">
            <text:p>0.8694444444</text:p>
          </table:table-cell>
          <table:table-cell office:value-type="float" office:value="1.13611111111111">
            <text:p>1.1361111111</text:p>
          </table:table-cell>
          <table:table-cell office:value-type="float" office:value="1.10555555555556">
            <text:p>1.1055555556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-0.266666666666667">
            <text:p>-0.2666666667</text:p>
          </table:table-cell>
          <table:table-cell office:value-type="float" office:value="0.236111111111111">
            <text:p>0.2361111111</text:p>
          </table:table-cell>
          <table:table-cell office:value-type="float" office:value="1.41163746275995">
            <text:p>1.4116374628</text:p>
          </table:table-cell>
          <table:table-cell office:value-type="float" office:value="0.513989980664622">
            <text:p>0.5139899807</text:p>
          </table:table-cell>
          <table:table-cell office:value-type="float" office:value="-0.49213700945038">
            <text:p>-0.4921370095</text:p>
          </table:table-cell>
          <table:table-cell office:value-type="float" office:value="-0.291102905204184">
            <text:p>-0.2911029052</text:p>
          </table:table-cell>
          <table:table-cell office:value-type="float" office:value="-0.0856487731887792">
            <text:p>-0.0856487732</text:p>
          </table:table-cell>
          <table:table-cell office:value-type="float" office:value="0.0092772970875783">
            <text:p>0.0092772971</text:p>
          </table:table-cell>
          <table:table-cell office:value-type="float" office:value="0.00319435933519041">
            <text:p>0.0031943593</text:p>
          </table:table-cell>
          <table:table-cell table:style-name="ce1" office:value-type="float" office:value="0.000027776820115788">
            <text:p>2.78E-05</text:p>
          </table:table-cell>
          <table:table-cell office:value-type="float" office:value="0.00361101256019647">
            <text:p>0.0036110126</text:p>
          </table:table-cell>
          <table:table-cell office:value-type="float" office:value="0.00052776575752933">
            <text:p>0.0005277658</text:p>
          </table:table-cell>
          <table:table-cell office:value-type="float" office:value="0.000111108319987174">
            <text:p>0.0001111083</text:p>
          </table:table-cell>
          <table:table-cell office:value-type="float" office:value="0.00374989574680473">
            <text:p>0.0037498957</text:p>
          </table:table-cell>
          <table:table-cell office:value-type="float" office:value="0.00319436003883311">
            <text:p>0.00319436</text:p>
          </table:table-cell>
          <table:table-cell office:value-type="float" office:value="0.00497206594524058">
            <text:p>0.0049720659</text:p>
          </table:table-cell>
          <table:table-cell office:value-type="float" office:value="0.049735556793705">
            <text:p>0.0497355568</text:p>
          </table:table-cell>
          <table:table-cell office:value-type="float" office:value="0.0981254013719242">
            <text:p>0.0981254014</text:p>
          </table:table-cell>
          <table:table-cell office:value-type="float" office:value="0.141049988694889">
            <text:p>0.1410499887</text:p>
          </table:table-cell>
          <table:table-cell office:value-type="float" office:value="0.171614155473903">
            <text:p>0.1716141555</text:p>
          </table:table-cell>
          <table:table-cell office:value-type="float" office:value="0.172261095622928">
            <text:p>0.1722610956</text:p>
          </table:table-cell>
          <table:table-cell office:value-type="float" office:value="0.149750692925711">
            <text:p>0.1497506929</text:p>
          </table:table-cell>
          <table:table-cell office:value-type="float" office:value="0.108567875384117">
            <text:p>0.1085678754</text:p>
          </table:table-cell>
          <table:table-cell office:value-type="float" office:value="0.0625833208694158">
            <text:p>0.0625833209</text:p>
          </table:table-cell>
          <table:table-cell office:value-type="float" office:value="0.030212326270493">
            <text:p>0.0302123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5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3093635083785">
            <text:p>0.6630936351</text:p>
          </table:table-cell>
          <table:table-cell office:value-type="float" office:value="0">
            <text:p>0</text:p>
          </table:table-cell>
          <table:table-cell office:value-type="float" office:value="0.571043803105977">
            <text:p>0.5710438031</text:p>
          </table:table-cell>
          <table:table-cell office:value-type="float" office:value="2">
            <text:p>2</text:p>
          </table:table-cell>
          <table:table-cell office:value-type="float" office:value="1.10555555555556">
            <text:p>1.1055555556</text:p>
          </table:table-cell>
          <table:table-cell office:value-type="float" office:value="0.869444444444445">
            <text:p>0.8694444444</text:p>
          </table:table-cell>
          <table:table-cell office:value-type="float" office:value="0.844444444444444">
            <text:p>0.8444444444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236111111111111">
            <text:p>0.2361111111</text:p>
          </table:table-cell>
          <table:table-cell office:value-type="float" office:value="-0.261111111111111">
            <text:p>-0.2611111111</text:p>
          </table:table-cell>
          <table:table-cell office:value-type="float" office:value="2.62924261029034">
            <text:p>2.6292426103</text:p>
          </table:table-cell>
          <table:table-cell office:value-type="float" office:value="0.99991364204411">
            <text:p>0.999913642</text:p>
          </table:table-cell>
          <table:table-cell office:value-type="float" office:value="-0.0152206962126534">
            <text:p>-0.0152206962</text:p>
          </table:table-cell>
          <table:table-cell office:value-type="float" office:value="-0.0124435138297857">
            <text:p>-0.0124435138</text:p>
          </table:table-cell>
          <table:table-cell office:value-type="float" office:value="-0.00166662703533227">
            <text:p>-0.001666627</text:p>
          </table:table-cell>
          <table:table-cell office:value-type="float" office:value="0.00922174733102432">
            <text:p>0.0092217473</text:p>
          </table:table-cell>
          <table:table-cell office:value-type="float" office:value="-0.0304343400596299">
            <text:p>-0.0304343401</text:p>
          </table:table-cell>
          <table:table-cell office:value-type="float" office:value="-0.147468952533206">
            <text:p>-0.1474689525</text:p>
          </table:table-cell>
          <table:table-cell office:value-type="float" office:value="-0.345500285670903">
            <text:p>-0.3455002857</text:p>
          </table:table-cell>
          <table:table-cell office:value-type="float" office:value="-0.619849742634956">
            <text:p>-0.6198497426</text:p>
          </table:table-cell>
          <table:table-cell office:value-type="float" office:value="-0.687267285966007">
            <text:p>-0.687267286</text:p>
          </table:table-cell>
          <table:table-cell office:value-type="float" office:value="-0.527243604353311">
            <text:p>-0.5272436044</text:p>
          </table:table-cell>
          <table:table-cell office:value-type="float" office:value="-0.329848955401324">
            <text:p>-0.3298489554</text:p>
          </table:table-cell>
          <table:table-cell office:value-type="float" office:value="-0.134755522320888">
            <text:p>-0.1347555223</text:p>
          </table:table-cell>
          <table:table-cell office:value-type="float" office:value="0.00230549811870695">
            <text:p>0.0023054981</text:p>
          </table:table-cell>
          <table:table-cell office:value-type="float" office:value="0.0210519589343379">
            <text:p>0.0210519589</text:p>
          </table:table-cell>
          <table:table-cell office:value-type="float" office:value="0.0675620229617233">
            <text:p>0.067562023</text:p>
          </table:table-cell>
          <table:table-cell office:value-type="float" office:value="0.122271197980009">
            <text:p>0.122271198</text:p>
          </table:table-cell>
          <table:table-cell office:value-type="float" office:value="0.169456613267245">
            <text:p>0.1694566133</text:p>
          </table:table-cell>
          <table:table-cell office:value-type="float" office:value="0.198011478605696">
            <text:p>0.1980114786</text:p>
          </table:table-cell>
          <table:table-cell office:value-type="float" office:value="0.183665457825345">
            <text:p>0.1836654578</text:p>
          </table:table-cell>
          <table:table-cell office:value-type="float" office:value="0.137563522390349">
            <text:p>0.1375635224</text:p>
          </table:table-cell>
          <table:table-cell office:value-type="float" office:value="0.097024895587015">
            <text:p>0.09702489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6048456053009">
            <text:p>0.536048456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4268292621144">
            <text:p>0.5942682926</text:p>
          </table:table-cell>
          <table:table-cell office:value-type="float" office:value="1">
            <text:p>1</text:p>
          </table:table-cell>
          <table:table-cell office:value-type="float" office:value="0.565592025389057">
            <text:p>0.5655920254</text:p>
          </table:table-cell>
          <table:table-cell office:value-type="float" office:value="2">
            <text:p>2</text:p>
          </table:table-cell>
          <table:table-cell office:value-type="float" office:value="0.844444444444444">
            <text:p>0.8444444444</text:p>
          </table:table-cell>
          <table:table-cell office:value-type="float" office:value="1.10555555555556">
            <text:p>1.1055555556</text:p>
          </table:table-cell>
          <table:table-cell office:value-type="float" office:value="1.08333333333333">
            <text:p>1.0833333333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-0.261111111111111">
            <text:p>-0.2611111111</text:p>
          </table:table-cell>
          <table:table-cell office:value-type="float" office:value="0.23888888888889">
            <text:p>0.2388888889</text:p>
          </table:table-cell>
          <table:table-cell office:value-type="float" office:value="1.47967092021135">
            <text:p>1.4796709202</text:p>
          </table:table-cell>
          <table:table-cell office:value-type="float" office:value="0.536480711354343">
            <text:p>0.5364807114</text:p>
          </table:table-cell>
          <table:table-cell office:value-type="float" office:value="-0.513306704011627">
            <text:p>-0.513306704</text:p>
          </table:table-cell>
          <table:table-cell office:value-type="float" office:value="-0.317814906918253">
            <text:p>-0.3178149069</text:p>
          </table:table-cell>
          <table:table-cell office:value-type="float" office:value="-0.113643202444978">
            <text:p>-0.1136432024</text:p>
          </table:table-cell>
          <table:table-cell office:value-type="float" office:value="0.00247216005924988">
            <text:p>0.0024721601</text:p>
          </table:table-cell>
          <table:table-cell office:value-type="float" office:value="0.00286103782055847">
            <text:p>0.0028610378</text:p>
          </table:table-cell>
          <table:table-cell office:value-type="float" office:value="0.00297214415580127">
            <text:p>0.0029721442</text:p>
          </table:table-cell>
          <table:table-cell office:value-type="float" office:value="0.00266659833707483">
            <text:p>0.0026665983</text:p>
          </table:table-cell>
          <table:table-cell office:value-type="float" office:value="0.00461097244259889">
            <text:p>0.0046109724</text:p>
          </table:table-cell>
          <table:table-cell office:value-type="float" office:value="0.000888867819542449">
            <text:p>0.0008888678</text:p>
          </table:table-cell>
          <table:table-cell office:value-type="float" office:value="0.000388879642624129">
            <text:p>0.0003888796</text:p>
          </table:table-cell>
          <table:table-cell office:value-type="float" office:value="0.00211105963477887">
            <text:p>0.0021110596</text:p>
          </table:table-cell>
          <table:table-cell office:value-type="float" office:value="0.00344435160294099">
            <text:p>0.0034443516</text:p>
          </table:table-cell>
          <table:table-cell office:value-type="float" office:value="0.0536139679624743">
            <text:p>0.053613968</text:p>
          </table:table-cell>
          <table:table-cell office:value-type="float" office:value="0.103404449095598">
            <text:p>0.1034044491</text:p>
          </table:table-cell>
          <table:table-cell office:value-type="float" office:value="0.156694666903352">
            <text:p>0.1566946669</text:p>
          </table:table-cell>
          <table:table-cell office:value-type="float" office:value="0.182054560822452">
            <text:p>0.1820545608</text:p>
          </table:table-cell>
          <table:table-cell office:value-type="float" office:value="0.183235984243136">
            <text:p>0.1832359842</text:p>
          </table:table-cell>
          <table:table-cell office:value-type="float" office:value="0.148881647466777">
            <text:p>0.1488816475</text:p>
          </table:table-cell>
          <table:table-cell office:value-type="float" office:value="0.106151665530721">
            <text:p>0.1061516655</text:p>
          </table:table-cell>
          <table:table-cell office:value-type="float" office:value="0.0621406151987465">
            <text:p>0.0621406152</text:p>
          </table:table-cell>
          <table:table-cell office:value-type="float" office:value="0.0327652881567697">
            <text:p>0.0327652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900633167674">
            <text:p>0.5229006332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20985398666159">
            <text:p>0.6209853987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863888888888889">
            <text:p>0.8638888889</text:p>
          </table:table-cell>
          <table:table-cell office:value-type="float" office:value="0.788888888888889">
            <text:p>0.7888888889</text:p>
          </table:table-cell>
          <table:table-cell office:value-type="float" office:value="0.872222222222222">
            <text:p>0.8722222222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750000000000001">
            <text:p>0.075</text:p>
          </table:table-cell>
          <table:table-cell office:value-type="float" office:value="0.0083333333333333">
            <text:p>0.0083333333</text:p>
          </table:table-cell>
          <table:table-cell office:value-type="float" office:value="2.66188159221063">
            <text:p>2.6618815922</text:p>
          </table:table-cell>
          <table:table-cell office:value-type="float" office:value="0.999962309849476">
            <text:p>0.9999623098</text:p>
          </table:table-cell>
          <table:table-cell office:value-type="float" office:value="0.110199224985879">
            <text:p>0.110199225</text:p>
          </table:table-cell>
          <table:table-cell office:value-type="float" office:value="0.340542965018371">
            <text:p>0.340542965</text:p>
          </table:table-cell>
          <table:table-cell office:value-type="float" office:value="0.618044223003651">
            <text:p>0.618044223</text:p>
          </table:table-cell>
          <table:table-cell office:value-type="float" office:value="0.748315156554333">
            <text:p>0.7483151566</text:p>
          </table:table-cell>
          <table:table-cell office:value-type="float" office:value="0.558735139234799">
            <text:p>0.5587351392</text:p>
          </table:table-cell>
          <table:table-cell office:value-type="float" office:value="0.228344872559475">
            <text:p>0.2283448726</text:p>
          </table:table-cell>
          <table:table-cell office:value-type="float" office:value="0.11430951331843">
            <text:p>0.1143095133</text:p>
          </table:table-cell>
          <table:table-cell office:value-type="float" office:value="0.0276383216325262">
            <text:p>0.0276383216</text:p>
          </table:table-cell>
          <table:table-cell office:value-type="float" office:value="-0.0352847957191323">
            <text:p>-0.0352847957</text:p>
          </table:table-cell>
          <table:table-cell office:value-type="float" office:value="-0.0703148173722836">
            <text:p>-0.0703148174</text:p>
          </table:table-cell>
          <table:table-cell office:value-type="float" office:value="-0.0785273885457868">
            <text:p>-0.0785273885</text:p>
          </table:table-cell>
          <table:table-cell office:value-type="float" office:value="-0.0861962047748738">
            <text:p>-0.0861962048</text:p>
          </table:table-cell>
          <table:table-cell office:value-type="float" office:value="-0.169295524553482">
            <text:p>-0.1692955246</text:p>
          </table:table-cell>
          <table:table-cell office:value-type="float" office:value="-0.111326617949249">
            <text:p>-0.1113266179</text:p>
          </table:table-cell>
          <table:table-cell office:value-type="float" office:value="-0.0591493491536277">
            <text:p>-0.0591493492</text:p>
          </table:table-cell>
          <table:table-cell office:value-type="float" office:value="-0.0199382731793427">
            <text:p>-0.0199382732</text:p>
          </table:table-cell>
          <table:table-cell office:value-type="float" office:value="0.00859385610120222">
            <text:p>0.0085938561</text:p>
          </table:table-cell>
          <table:table-cell office:value-type="float" office:value="0.0143336532810361">
            <text:p>0.0143336533</text:p>
          </table:table-cell>
          <table:table-cell office:value-type="float" office:value="0.00720076769323086">
            <text:p>0.0072007677</text:p>
          </table:table-cell>
          <table:table-cell office:value-type="float" office:value="-0.00115818217324193">
            <text:p>-0.0011581822</text:p>
          </table:table-cell>
          <table:table-cell office:value-type="float" office:value="-0.00421308727928493">
            <text:p>-0.00421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1">
            <text:p>1</text:p>
          </table:table-cell>
          <table:table-cell office:value-type="float" office:value="0.645047929524881">
            <text:p>0.6450479295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72222222222222">
            <text:p>0.8722222222</text:p>
          </table:table-cell>
          <table:table-cell office:value-type="float" office:value="0.863888888888889">
            <text:p>0.8638888889</text:p>
          </table:table-cell>
          <table:table-cell office:value-type="float" office:value="0.788888888888889">
            <text:p>0.7888888889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083333333333333">
            <text:p>0.0083333333</text:p>
          </table:table-cell>
          <table:table-cell office:value-type="float" office:value="-0.0833333333333335">
            <text:p>-0.0833333333</text:p>
          </table:table-cell>
          <table:table-cell office:value-type="float" office:value="2.0935656140183">
            <text:p>2.093565614</text:p>
          </table:table-cell>
          <table:table-cell office:value-type="float" office:value="0.999066036308974">
            <text:p>0.9990660363</text:p>
          </table:table-cell>
          <table:table-cell office:value-type="float" office:value="0.0229582292784207">
            <text:p>0.0229582293</text:p>
          </table:table-cell>
          <table:table-cell office:value-type="float" office:value="0.18159441861717">
            <text:p>0.1815944186</text:p>
          </table:table-cell>
          <table:table-cell office:value-type="float" office:value="0.495435757480356">
            <text:p>0.4954357575</text:p>
          </table:table-cell>
          <table:table-cell office:value-type="float" office:value="0.692892507297413">
            <text:p>0.6928925073</text:p>
          </table:table-cell>
          <table:table-cell office:value-type="float" office:value="0.454958957967353">
            <text:p>0.454958958</text:p>
          </table:table-cell>
          <table:table-cell office:value-type="float" office:value="0.226562178710406">
            <text:p>0.2265621787</text:p>
          </table:table-cell>
          <table:table-cell office:value-type="float" office:value="0.185098157949323">
            <text:p>0.1850981579</text:p>
          </table:table-cell>
          <table:table-cell office:value-type="float" office:value="0.138423424042979">
            <text:p>0.138423424</text:p>
          </table:table-cell>
          <table:table-cell office:value-type="float" office:value="0.0892609215593714">
            <text:p>0.0892609216</text:p>
          </table:table-cell>
          <table:table-cell office:value-type="float" office:value="0.0480360487182945">
            <text:p>0.0480360487</text:p>
          </table:table-cell>
          <table:table-cell office:value-type="float" office:value="-0.00396130758621727">
            <text:p>-0.0039613076</text:p>
          </table:table-cell>
          <table:table-cell office:value-type="float" office:value="-0.0448537310270807">
            <text:p>-0.044853731</text:p>
          </table:table-cell>
          <table:table-cell office:value-type="float" office:value="-0.165706384255532">
            <text:p>-0.1657063843</text:p>
          </table:table-cell>
          <table:table-cell office:value-type="float" office:value="-0.130050207891542">
            <text:p>-0.1300502079</text:p>
          </table:table-cell>
          <table:table-cell office:value-type="float" office:value="-0.0766587590327222">
            <text:p>-0.076658759</text:p>
          </table:table-cell>
          <table:table-cell office:value-type="float" office:value="0.00436414699714738">
            <text:p>0.004364147</text:p>
          </table:table-cell>
          <table:table-cell office:value-type="float" office:value="0.0300701564483676">
            <text:p>0.0300701564</text:p>
          </table:table-cell>
          <table:table-cell office:value-type="float" office:value="0.0223374946662451">
            <text:p>0.0223374947</text:p>
          </table:table-cell>
          <table:table-cell office:value-type="float" office:value="0.0132260335606456">
            <text:p>0.0132260336</text:p>
          </table:table-cell>
          <table:table-cell office:value-type="float" office:value="0.0113463670411773">
            <text:p>0.011346367</text:p>
          </table:table-cell>
          <table:table-cell office:value-type="float" office:value="0.00114139727905793">
            <text:p>0.001141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7770514217894">
            <text:p>0.5477705142</text:p>
          </table:table-cell>
          <table:table-cell office:value-type="float" office:value="1">
            <text:p>1</text:p>
          </table:table-cell>
          <table:table-cell office:value-type="float" office:value="0.639975028241184">
            <text:p>0.6399750282</text:p>
          </table:table-cell>
          <table:table-cell office:value-type="float" office:value="0">
            <text:p>0</text:p>
          </table:table-cell>
          <table:table-cell office:value-type="float" office:value="0.556699512436308">
            <text:p>0.5566995124</text:p>
          </table:table-cell>
          <table:table-cell office:value-type="float" office:value="2">
            <text:p>2</text:p>
          </table:table-cell>
          <table:table-cell office:value-type="float" office:value="0.788888888888889">
            <text:p>0.7888888889</text:p>
          </table:table-cell>
          <table:table-cell office:value-type="float" office:value="0.872222222222222">
            <text:p>0.8722222222</text:p>
          </table:table-cell>
          <table:table-cell office:value-type="float" office:value="0.763888888888889">
            <text:p>0.7638888889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-0.0833333333333335">
            <text:p>-0.0833333333</text:p>
          </table:table-cell>
          <table:table-cell office:value-type="float" office:value="-0.0249999999999995">
            <text:p>-0.025</text:p>
          </table:table-cell>
          <table:table-cell office:value-type="float" office:value="1.8572887501632">
            <text:p>1.8572887502</text:p>
          </table:table-cell>
          <table:table-cell office:value-type="float" office:value="0.999994758344808">
            <text:p>0.9999947583</text:p>
          </table:table-cell>
          <table:table-cell office:value-type="float" office:value="0.257718660357467">
            <text:p>0.2577186604</text:p>
          </table:table-cell>
          <table:table-cell office:value-type="float" office:value="0.504950348157289">
            <text:p>0.5049503482</text:p>
          </table:table-cell>
          <table:table-cell office:value-type="float" office:value="0.691002814469795">
            <text:p>0.6910028145</text:p>
          </table:table-cell>
          <table:table-cell office:value-type="float" office:value="0.744299624070941">
            <text:p>0.7442996241</text:p>
          </table:table-cell>
          <table:table-cell office:value-type="float" office:value="0.645624353453136">
            <text:p>0.6456243535</text:p>
          </table:table-cell>
          <table:table-cell office:value-type="float" office:value="0.372074265855569">
            <text:p>0.3720742659</text:p>
          </table:table-cell>
          <table:table-cell office:value-type="float" office:value="0.20331723486535">
            <text:p>0.2033172349</text:p>
          </table:table-cell>
          <table:table-cell office:value-type="float" office:value="0.133414979798212">
            <text:p>0.1334149798</text:p>
          </table:table-cell>
          <table:table-cell office:value-type="float" office:value="0.0701143866241403">
            <text:p>0.0701143866</text:p>
          </table:table-cell>
          <table:table-cell office:value-type="float" office:value="0.0141993934784497">
            <text:p>0.0141993935</text:p>
          </table:table-cell>
          <table:table-cell office:value-type="float" office:value="-0.0214147476779993">
            <text:p>-0.0214147477</text:p>
          </table:table-cell>
          <table:table-cell office:value-type="float" office:value="-0.0590991754632905">
            <text:p>-0.0590991755</text:p>
          </table:table-cell>
          <table:table-cell office:value-type="float" office:value="-0.171642376198338">
            <text:p>-0.1716423762</text:p>
          </table:table-cell>
          <table:table-cell office:value-type="float" office:value="-0.130314224226708">
            <text:p>-0.1303142242</text:p>
          </table:table-cell>
          <table:table-cell office:value-type="float" office:value="-0.025239709652116">
            <text:p>-0.0252397097</text:p>
          </table:table-cell>
          <table:table-cell office:value-type="float" office:value="0.0196026918688084">
            <text:p>0.0196026919</text:p>
          </table:table-cell>
          <table:table-cell office:value-type="float" office:value="0.0112120917889422">
            <text:p>0.0112120918</text:p>
          </table:table-cell>
          <table:table-cell office:value-type="float" office:value="0.0126218585116726">
            <text:p>0.0126218585</text:p>
          </table:table-cell>
          <table:table-cell office:value-type="float" office:value="0.0085267127521178">
            <text:p>0.0085267128</text:p>
          </table:table-cell>
          <table:table-cell office:value-type="float" office:value="-0.00174567515159818">
            <text:p>-0.0017456752</text:p>
          </table:table-cell>
          <table:table-cell office:value-type="float" office:value="-0.00684829289210254">
            <text:p>-0.0068482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4327757890774">
            <text:p>0.5443277579</text:p>
          </table:table-cell>
          <table:table-cell office:value-type="float" office:value="1">
            <text:p>1</text:p>
          </table:table-cell>
          <table:table-cell office:value-type="float" office:value="0.628624825703642">
            <text:p>0.6286248257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763888888888889">
            <text:p>0.7638888889</text:p>
          </table:table-cell>
          <table:table-cell office:value-type="float" office:value="0.788888888888889">
            <text:p>0.7888888889</text:p>
          </table:table-cell>
          <table:table-cell office:value-type="float" office:value="0.758333333333333">
            <text:p>0.7583333333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-0.00555555555555642">
            <text:p>-0.0055555556</text:p>
          </table:table-cell>
          <table:table-cell office:value-type="float" office:value="2.17056503234921">
            <text:p>2.1705650323</text:p>
          </table:table-cell>
          <table:table-cell office:value-type="float" office:value="0.999996759986648">
            <text:p>0.99999676</text:p>
          </table:table-cell>
          <table:table-cell office:value-type="float" office:value="0.0584133500361606">
            <text:p>0.05841335</text:p>
          </table:table-cell>
          <table:table-cell office:value-type="float" office:value="0.322074496967236">
            <text:p>0.322074497</text:p>
          </table:table-cell>
          <table:table-cell office:value-type="float" office:value="0.643858961594927">
            <text:p>0.6438589616</text:p>
          </table:table-cell>
          <table:table-cell office:value-type="float" office:value="0.755839155849558">
            <text:p>0.7558391558</text:p>
          </table:table-cell>
          <table:table-cell office:value-type="float" office:value="0.660902212008308">
            <text:p>0.660902212</text:p>
          </table:table-cell>
          <table:table-cell office:value-type="float" office:value="0.381866105299826">
            <text:p>0.3818661053</text:p>
          </table:table-cell>
          <table:table-cell office:value-type="float" office:value="0.207240251816114">
            <text:p>0.2072402518</text:p>
          </table:table-cell>
          <table:table-cell office:value-type="float" office:value="0.129984203088426">
            <text:p>0.1299842031</text:p>
          </table:table-cell>
          <table:table-cell office:value-type="float" office:value="0.0709828785158526">
            <text:p>0.0709828785</text:p>
          </table:table-cell>
          <table:table-cell office:value-type="float" office:value="0.0108932155887376">
            <text:p>0.0108932156</text:p>
          </table:table-cell>
          <table:table-cell office:value-type="float" office:value="-0.0465120111902253">
            <text:p>-0.0465120112</text:p>
          </table:table-cell>
          <table:table-cell office:value-type="float" office:value="-0.0831965322945987">
            <text:p>-0.0831965323</text:p>
          </table:table-cell>
          <table:table-cell office:value-type="float" office:value="-0.188467696257212">
            <text:p>-0.1884676963</text:p>
          </table:table-cell>
          <table:table-cell office:value-type="float" office:value="-0.157794901922122">
            <text:p>-0.1577949019</text:p>
          </table:table-cell>
          <table:table-cell office:value-type="float" office:value="-0.0824630480347949">
            <text:p>-0.082463048</text:p>
          </table:table-cell>
          <table:table-cell office:value-type="float" office:value="-0.0113463692419514">
            <text:p>-0.0113463692</text:p>
          </table:table-cell>
          <table:table-cell office:value-type="float" office:value="0.00355846148705608">
            <text:p>0.0035584615</text:p>
          </table:table-cell>
          <table:table-cell office:value-type="float" office:value="0.00792248204936374">
            <text:p>0.007922482</text:p>
          </table:table-cell>
          <table:table-cell office:value-type="float" office:value="0.00134281691456817">
            <text:p>0.0013428169</text:p>
          </table:table-cell>
          <table:table-cell office:value-type="float" office:value="-0.00449843189496835">
            <text:p>-0.0044984319</text:p>
          </table:table-cell>
          <table:table-cell office:value-type="float" office:value="-0.00416272926140082">
            <text:p>-0.0041627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1">
            <text:p>1</text:p>
          </table:table-cell>
          <table:table-cell office:value-type="float" office:value="0.62743943943407">
            <text:p>0.627439439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58333333333333">
            <text:p>0.7583333333</text:p>
          </table:table-cell>
          <table:table-cell office:value-type="float" office:value="0.763888888888889">
            <text:p>0.7638888889</text:p>
          </table:table-cell>
          <table:table-cell office:value-type="float" office:value="0.811111111111111">
            <text:p>0.8111111111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-0.00555555555555642">
            <text:p>-0.0055555556</text:p>
          </table:table-cell>
          <table:table-cell office:value-type="float" office:value="0.052777777777778">
            <text:p>0.0527777778</text:p>
          </table:table-cell>
          <table:table-cell office:value-type="float" office:value="2.41531420659138">
            <text:p>2.4153142066</text:p>
          </table:table-cell>
          <table:table-cell office:value-type="float" office:value="0.999602407986309">
            <text:p>0.999602408</text:p>
          </table:table-cell>
          <table:table-cell office:value-type="float" office:value="0.0379165599236362">
            <text:p>0.0379165599</text:p>
          </table:table-cell>
          <table:table-cell office:value-type="float" office:value="0.186070596164149">
            <text:p>0.1860705962</text:p>
          </table:table-cell>
          <table:table-cell office:value-type="float" office:value="0.478379597825306">
            <text:p>0.4783795978</text:p>
          </table:table-cell>
          <table:table-cell office:value-type="float" office:value="0.72201599295516">
            <text:p>0.722015993</text:p>
          </table:table-cell>
          <table:table-cell office:value-type="float" office:value="0.521467834576354">
            <text:p>0.5214678346</text:p>
          </table:table-cell>
          <table:table-cell office:value-type="float" office:value="0.245265759270424">
            <text:p>0.2452657593</text:p>
          </table:table-cell>
          <table:table-cell office:value-type="float" office:value="0.153208682595338">
            <text:p>0.1532086826</text:p>
          </table:table-cell>
          <table:table-cell office:value-type="float" office:value="0.0793280694705525">
            <text:p>0.0793280695</text:p>
          </table:table-cell>
          <table:table-cell office:value-type="float" office:value="0.0219684032297693">
            <text:p>0.0219684032</text:p>
          </table:table-cell>
          <table:table-cell office:value-type="float" office:value="-0.0190489909679571">
            <text:p>-0.019048991</text:p>
          </table:table-cell>
          <table:table-cell office:value-type="float" office:value="-0.0553348521897051">
            <text:p>-0.0553348522</text:p>
          </table:table-cell>
          <table:table-cell office:value-type="float" office:value="-0.0726527471706179">
            <text:p>-0.0726527472</text:p>
          </table:table-cell>
          <table:table-cell office:value-type="float" office:value="-0.178801096730314">
            <text:p>-0.1788010967</text:p>
          </table:table-cell>
          <table:table-cell office:value-type="float" office:value="-0.121592248059329">
            <text:p>-0.1215922481</text:p>
          </table:table-cell>
          <table:table-cell office:value-type="float" office:value="-0.0487728759056286">
            <text:p>-0.0487728759</text:p>
          </table:table-cell>
          <table:table-cell office:value-type="float" office:value="0.0067811493415848">
            <text:p>0.0067811493</text:p>
          </table:table-cell>
          <table:table-cell office:value-type="float" office:value="0.0175891603040772">
            <text:p>0.0175891603</text:p>
          </table:table-cell>
          <table:table-cell office:value-type="float" office:value="0.0154412358251652">
            <text:p>0.0154412358</text:p>
          </table:table-cell>
          <table:table-cell office:value-type="float" office:value="0.00283670603848596">
            <text:p>0.002836706</text:p>
          </table:table-cell>
          <table:table-cell office:value-type="float" office:value="-0.00604262801085886">
            <text:p>-0.006042628</text:p>
          </table:table-cell>
          <table:table-cell office:value-type="float" office:value="-0.0114806262787709">
            <text:p>-0.0114806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4327757890775">
            <text:p>0.5443277579</text:p>
          </table:table-cell>
          <table:table-cell office:value-type="float" office:value="1">
            <text:p>1</text:p>
          </table:table-cell>
          <table:table-cell office:value-type="float" office:value="0.611464381086603">
            <text:p>0.6114643811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811111111111111">
            <text:p>0.8111111111</text:p>
          </table:table-cell>
          <table:table-cell office:value-type="float" office:value="0.758333333333333">
            <text:p>0.7583333333</text:p>
          </table:table-cell>
          <table:table-cell office:value-type="float" office:value="0.855555555555556">
            <text:p>0.8555555556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52777777777778">
            <text:p>0.0527777778</text:p>
          </table:table-cell>
          <table:table-cell office:value-type="float" office:value="0.0444444444444452">
            <text:p>0.0444444444</text:p>
          </table:table-cell>
          <table:table-cell office:value-type="float" office:value="2.69061455113886">
            <text:p>2.6906145511</text:p>
          </table:table-cell>
          <table:table-cell office:value-type="float" office:value="0.999949366308409">
            <text:p>0.9999493663</text:p>
          </table:table-cell>
          <table:table-cell office:value-type="float" office:value="0.101170088831339">
            <text:p>0.1011700888</text:p>
          </table:table-cell>
          <table:table-cell office:value-type="float" office:value="0.335011278774269">
            <text:p>0.3350112788</text:p>
          </table:table-cell>
          <table:table-cell office:value-type="float" office:value="0.600870121619077">
            <text:p>0.6008701216</text:p>
          </table:table-cell>
          <table:table-cell office:value-type="float" office:value="0.737852916236983">
            <text:p>0.7378529162</text:p>
          </table:table-cell>
          <table:table-cell office:value-type="float" office:value="0.553971795525926">
            <text:p>0.5539717955</text:p>
          </table:table-cell>
          <table:table-cell office:value-type="float" office:value="0.253812535221303">
            <text:p>0.2538125352</text:p>
          </table:table-cell>
          <table:table-cell office:value-type="float" office:value="0.151388724169031">
            <text:p>0.1513887242</text:p>
          </table:table-cell>
          <table:table-cell office:value-type="float" office:value="0.0590657156231691">
            <text:p>0.0590657156</text:p>
          </table:table-cell>
          <table:table-cell office:value-type="float" office:value="-0.0299527680096138">
            <text:p>-0.029952768</text:p>
          </table:table-cell>
          <table:table-cell office:value-type="float" office:value="-0.0771760201048388">
            <text:p>-0.0771760201</text:p>
          </table:table-cell>
          <table:table-cell office:value-type="float" office:value="-0.0882450870745986">
            <text:p>-0.0882450871</text:p>
          </table:table-cell>
          <table:table-cell office:value-type="float" office:value="-0.0979127731415822">
            <text:p>-0.0979127731</text:p>
          </table:table-cell>
          <table:table-cell office:value-type="float" office:value="-0.199387672386095">
            <text:p>-0.1993876724</text:p>
          </table:table-cell>
          <table:table-cell office:value-type="float" office:value="-0.177305811318081">
            <text:p>-0.1773058113</text:p>
          </table:table-cell>
          <table:table-cell office:value-type="float" office:value="-0.10747904262191">
            <text:p>-0.1074790426</text:p>
          </table:table-cell>
          <table:table-cell office:value-type="float" office:value="-0.0380506376799729">
            <text:p>-0.0380506377</text:p>
          </table:table-cell>
          <table:table-cell office:value-type="float" office:value="-0.00698255879820831">
            <text:p>-0.0069825588</text:p>
          </table:table-cell>
          <table:table-cell office:value-type="float" office:value="0.00516982444029068">
            <text:p>0.0051698244</text:p>
          </table:table-cell>
          <table:table-cell office:value-type="float" office:value="0.00960088945780702">
            <text:p>0.0096008895</text:p>
          </table:table-cell>
          <table:table-cell office:value-type="float" office:value="0.0028870638268037">
            <text:p>0.0028870638</text:p>
          </table:table-cell>
          <table:table-cell office:value-type="float" office:value="0.0062440474085399">
            <text:p>0.0062440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1">
            <text:p>1</text:p>
          </table:table-cell>
          <table:table-cell office:value-type="float" office:value="0.622384462484924">
            <text:p>0.6223844625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55555555555556">
            <text:p>0.8555555556</text:p>
          </table:table-cell>
          <table:table-cell office:value-type="float" office:value="0.811111111111111">
            <text:p>0.8111111111</text:p>
          </table:table-cell>
          <table:table-cell office:value-type="float" office:value="0.872222222222222">
            <text:p>0.8722222222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444444444444452">
            <text:p>0.0444444444</text:p>
          </table:table-cell>
          <table:table-cell office:value-type="float" office:value="0.0166666666666657">
            <text:p>0.0166666667</text:p>
          </table:table-cell>
          <table:table-cell office:value-type="float" office:value="2.50600155575059">
            <text:p>2.5060015558</text:p>
          </table:table-cell>
          <table:table-cell office:value-type="float" office:value="0.999988223545339">
            <text:p>0.9999882235</text:p>
          </table:table-cell>
          <table:table-cell office:value-type="float" office:value="0.165706377687721">
            <text:p>0.1657063777</text:p>
          </table:table-cell>
          <table:table-cell office:value-type="float" office:value="0.366507762677152">
            <text:p>0.3665077627</text:p>
          </table:table-cell>
          <table:table-cell office:value-type="float" office:value="0.624229707984763">
            <text:p>0.624229708</text:p>
          </table:table-cell>
          <table:table-cell office:value-type="float" office:value="0.761594155955765">
            <text:p>0.761594156</text:p>
          </table:table-cell>
          <table:table-cell office:value-type="float" office:value="0.617088932242893">
            <text:p>0.6170889322</text:p>
          </table:table-cell>
          <table:table-cell office:value-type="float" office:value="0.275865347675665">
            <text:p>0.2758653477</text:p>
          </table:table-cell>
          <table:table-cell office:value-type="float" office:value="0.160543383490023">
            <text:p>0.1605433835</text:p>
          </table:table-cell>
          <table:table-cell office:value-type="float" office:value="0.065235541384616">
            <text:p>0.0652355414</text:p>
          </table:table-cell>
          <table:table-cell office:value-type="float" office:value="-0.022018734471427">
            <text:p>-0.0220187345</text:p>
          </table:table-cell>
          <table:table-cell office:value-type="float" office:value="-0.0703148193633522">
            <text:p>-0.0703148194</text:p>
          </table:table-cell>
          <table:table-cell office:value-type="float" office:value="-0.0884615934257249">
            <text:p>-0.0884615934</text:p>
          </table:table-cell>
          <table:table-cell office:value-type="float" office:value="-0.0923239546486931">
            <text:p>-0.0923239546</text:p>
          </table:table-cell>
          <table:table-cell office:value-type="float" office:value="-0.172456790661915">
            <text:p>-0.1724567907</text:p>
          </table:table-cell>
          <table:table-cell office:value-type="float" office:value="-0.119739667021662">
            <text:p>-0.119739667</text:p>
          </table:table-cell>
          <table:table-cell office:value-type="float" office:value="-0.0340274063897509">
            <text:p>-0.0340274064</text:p>
          </table:table-cell>
          <table:table-cell office:value-type="float" office:value="0.00228279588616798">
            <text:p>0.0022827959</text:p>
          </table:table-cell>
          <table:table-cell office:value-type="float" office:value="0.0144343422425448">
            <text:p>0.0144343422</text:p>
          </table:table-cell>
          <table:table-cell office:value-type="float" office:value="0.0136791548828392">
            <text:p>0.0136791549</text:p>
          </table:table-cell>
          <table:table-cell office:value-type="float" office:value="0.0095505351243026">
            <text:p>0.0095505351</text:p>
          </table:table-cell>
          <table:table-cell office:value-type="float" office:value="0.00275277735991697">
            <text:p>0.0027527774</text:p>
          </table:table-cell>
          <table:table-cell office:value-type="float" office:value="0.000990329401773016">
            <text:p>0.00099032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4327757890774">
            <text:p>0.5443277579</text:p>
          </table:table-cell>
          <table:table-cell office:value-type="float" office:value="1">
            <text:p>1</text:p>
          </table:table-cell>
          <table:table-cell office:value-type="float" office:value="0.63249637787546">
            <text:p>0.6324963779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872222222222222">
            <text:p>0.8722222222</text:p>
          </table:table-cell>
          <table:table-cell office:value-type="float" office:value="0.855555555555556">
            <text:p>0.8555555556</text:p>
          </table:table-cell>
          <table:table-cell office:value-type="float" office:value="0.905555555555555">
            <text:p>0.9055555556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166666666666657">
            <text:p>0.0166666667</text:p>
          </table:table-cell>
          <table:table-cell office:value-type="float" office:value="0.0333333333333332">
            <text:p>0.0333333333</text:p>
          </table:table-cell>
          <table:table-cell office:value-type="float" office:value="2.35913913210674">
            <text:p>2.3591391321</text:p>
          </table:table-cell>
          <table:table-cell office:value-type="float" office:value="0.999579563494598">
            <text:p>0.9995795635</text:p>
          </table:table-cell>
          <table:table-cell office:value-type="float" office:value="0.0595507803851354">
            <text:p>0.0595507804</text:p>
          </table:table-cell>
          <table:table-cell office:value-type="float" office:value="0.2537026111535">
            <text:p>0.2537026112</text:p>
          </table:table-cell>
          <table:table-cell office:value-type="float" office:value="0.537603538383502">
            <text:p>0.5376035384</text:p>
          </table:table-cell>
          <table:table-cell office:value-type="float" office:value="0.708641700255031">
            <text:p>0.7086417003</text:p>
          </table:table-cell>
          <table:table-cell office:value-type="float" office:value="0.483489111183268">
            <text:p>0.4834891112</text:p>
          </table:table-cell>
          <table:table-cell office:value-type="float" office:value="0.220310866875883">
            <text:p>0.2203108669</text:p>
          </table:table-cell>
          <table:table-cell office:value-type="float" office:value="0.113050317085882">
            <text:p>0.1130503171</text:p>
          </table:table-cell>
          <table:table-cell office:value-type="float" office:value="0.0253235785553971">
            <text:p>0.0253235786</text:p>
          </table:table-cell>
          <table:table-cell office:value-type="float" office:value="-0.0195020226715299">
            <text:p>-0.0195020227</text:p>
          </table:table-cell>
          <table:table-cell office:value-type="float" office:value="-0.050112412801871">
            <text:p>-0.0501124128</text:p>
          </table:table-cell>
          <table:table-cell office:value-type="float" office:value="-0.071316883902836">
            <text:p>-0.0713168839</text:p>
          </table:table-cell>
          <table:table-cell office:value-type="float" office:value="-0.0821962993776244">
            <text:p>-0.0821962994</text:p>
          </table:table-cell>
          <table:table-cell office:value-type="float" office:value="-0.173791928526299">
            <text:p>-0.1737919285</text:p>
          </table:table-cell>
          <table:table-cell office:value-type="float" office:value="-0.131963877801317">
            <text:p>-0.1319638778</text:p>
          </table:table-cell>
          <table:table-cell office:value-type="float" office:value="-0.0663051523552418">
            <text:p>-0.0663051524</text:p>
          </table:table-cell>
          <table:table-cell office:value-type="float" office:value="-0.00328990237384952">
            <text:p>-0.0032899024</text:p>
          </table:table-cell>
          <table:table-cell office:value-type="float" office:value="0.0204080705693401">
            <text:p>0.0204080706</text:p>
          </table:table-cell>
          <table:table-cell office:value-type="float" office:value="0.0219348474734513">
            <text:p>0.0219348475</text:p>
          </table:table-cell>
          <table:table-cell office:value-type="float" office:value="0.0134945500857497">
            <text:p>0.0134945501</text:p>
          </table:table-cell>
          <table:table-cell office:value-type="float" office:value="0.000335705518335949">
            <text:p>0.0003357055</text:p>
          </table:table-cell>
          <table:table-cell office:value-type="float" office:value="-0.00832530605576032">
            <text:p>-0.00832530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25178393354592">
            <text:p>0.6251783934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91666666666666">
            <text:p>0.8916666667</text:p>
          </table:table-cell>
          <table:table-cell office:value-type="float" office:value="0.830555555555556">
            <text:p>0.8305555556</text:p>
          </table:table-cell>
          <table:table-cell office:value-type="float" office:value="0.822222222222222">
            <text:p>0.8222222222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611111111111107">
            <text:p>0.0611111111</text:p>
          </table:table-cell>
          <table:table-cell office:value-type="float" office:value="-0.069444444444444">
            <text:p>-0.0694444444</text:p>
          </table:table-cell>
          <table:table-cell office:value-type="float" office:value="2.36675089515393">
            <text:p>2.3667508952</text:p>
          </table:table-cell>
          <table:table-cell office:value-type="float" office:value="0.999988613184124">
            <text:p>0.9999886132</text:p>
          </table:table-cell>
          <table:table-cell office:value-type="float" office:value="0.120679000845321">
            <text:p>0.1206790008</text:p>
          </table:table-cell>
          <table:table-cell office:value-type="float" office:value="0.361747164425498">
            <text:p>0.3617471644</text:p>
          </table:table-cell>
          <table:table-cell office:value-type="float" office:value="0.639383725298294">
            <text:p>0.6393837253</text:p>
          </table:table-cell>
          <table:table-cell office:value-type="float" office:value="0.761594155955765">
            <text:p>0.761594156</text:p>
          </table:table-cell>
          <table:table-cell office:value-type="float" office:value="0.602159688707587">
            <text:p>0.6021596887</text:p>
          </table:table-cell>
          <table:table-cell office:value-type="float" office:value="0.243664359395777">
            <text:p>0.2436643594</text:p>
          </table:table-cell>
          <table:table-cell office:value-type="float" office:value="0.147458003723342">
            <text:p>0.1474580037</text:p>
          </table:table-cell>
          <table:table-cell office:value-type="float" office:value="0.0991397052368797">
            <text:p>0.0991397052</text:p>
          </table:table-cell>
          <table:table-cell office:value-type="float" office:value="0.0417384663312228">
            <text:p>0.0417384663</text:p>
          </table:table-cell>
          <table:table-cell office:value-type="float" office:value="-0.0144907845501813">
            <text:p>-0.0144907846</text:p>
          </table:table-cell>
          <table:table-cell office:value-type="float" office:value="-0.0587393646271225">
            <text:p>-0.0587393646</text:p>
          </table:table-cell>
          <table:table-cell office:value-type="float" office:value="-0.0812217765506843">
            <text:p>-0.0812217766</text:p>
          </table:table-cell>
          <table:table-cell office:value-type="float" office:value="-0.156467030993545">
            <text:p>-0.156467031</text:p>
          </table:table-cell>
          <table:table-cell office:value-type="float" office:value="-0.124571874286579">
            <text:p>-0.1245718743</text:p>
          </table:table-cell>
          <table:table-cell office:value-type="float" office:value="-0.0655799402744695">
            <text:p>-0.0655799403</text:p>
          </table:table-cell>
          <table:table-cell office:value-type="float" office:value="-0.00829965805980648">
            <text:p>-0.0082996581</text:p>
          </table:table-cell>
          <table:table-cell office:value-type="float" office:value="0.00994631556285364">
            <text:p>0.0099463156</text:p>
          </table:table-cell>
          <table:table-cell office:value-type="float" office:value="0.00876072683811358">
            <text:p>0.0087607268</text:p>
          </table:table-cell>
          <table:table-cell office:value-type="float" office:value="0.00665295481982553">
            <text:p>0.0066529548</text:p>
          </table:table-cell>
          <table:table-cell office:value-type="float" office:value="0.00164679374199217">
            <text:p>0.0016467937</text:p>
          </table:table-cell>
          <table:table-cell office:value-type="float" office:value="0.000592846100701205">
            <text:p>0.0005928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3405697838606">
            <text:p>0.6334056978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22222222222222">
            <text:p>0.8222222222</text:p>
          </table:table-cell>
          <table:table-cell office:value-type="float" office:value="0.891666666666666">
            <text:p>0.8916666667</text:p>
          </table:table-cell>
          <table:table-cell office:value-type="float" office:value="0.772222222222223">
            <text:p>0.7722222222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-0.069444444444444">
            <text:p>-0.0694444444</text:p>
          </table:table-cell>
          <table:table-cell office:value-type="float" office:value="-0.0499999999999998">
            <text:p>-0.05</text:p>
          </table:table-cell>
          <table:table-cell office:value-type="float" office:value="1.85184099527606">
            <text:p>1.8518409953</text:p>
          </table:table-cell>
          <table:table-cell office:value-type="float" office:value="0.999966059294626">
            <text:p>0.9999660593</text:p>
          </table:table-cell>
          <table:table-cell office:value-type="float" office:value="0.191912307253252">
            <text:p>0.1919123073</text:p>
          </table:table-cell>
          <table:table-cell office:value-type="float" office:value="0.360888084155636">
            <text:p>0.3608880842</text:p>
          </table:table-cell>
          <table:table-cell office:value-type="float" office:value="0.607257315411043">
            <text:p>0.6072573154</text:p>
          </table:table-cell>
          <table:table-cell office:value-type="float" office:value="0.739008204751209">
            <text:p>0.7390082048</text:p>
          </table:table-cell>
          <table:table-cell office:value-type="float" office:value="0.586698766032651">
            <text:p>0.586698766</text:p>
          </table:table-cell>
          <table:table-cell office:value-type="float" office:value="0.31782632084889">
            <text:p>0.3178263208</text:p>
          </table:table-cell>
          <table:table-cell office:value-type="float" office:value="0.214032313603701">
            <text:p>0.2140323136</text:p>
          </table:table-cell>
          <table:table-cell office:value-type="float" office:value="0.136550275616937">
            <text:p>0.1365502756</text:p>
          </table:table-cell>
          <table:table-cell office:value-type="float" office:value="0.051531942654466">
            <text:p>0.0515319427</text:p>
          </table:table-cell>
          <table:table-cell office:value-type="float" office:value="-0.0121527518968838">
            <text:p>-0.0121527519</text:p>
          </table:table-cell>
          <table:table-cell office:value-type="float" office:value="-0.058230605021812">
            <text:p>-0.058230605</text:p>
          </table:table-cell>
          <table:table-cell office:value-type="float" office:value="-0.0852938669549359">
            <text:p>-0.085293867</text:p>
          </table:table-cell>
          <table:table-cell office:value-type="float" office:value="-0.19609620996012">
            <text:p>-0.19609621</text:p>
          </table:table-cell>
          <table:table-cell office:value-type="float" office:value="-0.153123773385835">
            <text:p>-0.1531237734</text:p>
          </table:table-cell>
          <table:table-cell office:value-type="float" office:value="-0.0773106686396338">
            <text:p>-0.0773106686</text:p>
          </table:table-cell>
          <table:table-cell office:value-type="float" office:value="-0.0124491279587681">
            <text:p>-0.012449128</text:p>
          </table:table-cell>
          <table:table-cell office:value-type="float" office:value="0.0165323203177119">
            <text:p>0.0165323203</text:p>
          </table:table-cell>
          <table:table-cell office:value-type="float" office:value="0.0127784380333558">
            <text:p>0.012778438</text:p>
          </table:table-cell>
          <table:table-cell office:value-type="float" office:value="0.00836552651244915">
            <text:p>0.0083655265</text:p>
          </table:table-cell>
          <table:table-cell office:value-type="float" office:value="0.00658708751449399">
            <text:p>0.0065870875</text:p>
          </table:table-cell>
          <table:table-cell office:value-type="float" office:value="0.00342532218522673">
            <text:p>0.00342532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900633167674">
            <text:p>0.5229006332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31835172405352">
            <text:p>0.6318351724</text:p>
          </table:table-cell>
          <table:table-cell office:value-type="float" office:value="0">
            <text:p>0</text:p>
          </table:table-cell>
          <table:table-cell office:value-type="float" office:value="0.556699512436308">
            <text:p>0.5566995124</text:p>
          </table:table-cell>
          <table:table-cell office:value-type="float" office:value="2">
            <text:p>2</text:p>
          </table:table-cell>
          <table:table-cell office:value-type="float" office:value="0.772222222222223">
            <text:p>0.7722222222</text:p>
          </table:table-cell>
          <table:table-cell office:value-type="float" office:value="0.822222222222222">
            <text:p>0.8222222222</text:p>
          </table:table-cell>
          <table:table-cell office:value-type="float" office:value="0.791666666666666">
            <text:p>0.7916666667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-0.0499999999999998">
            <text:p>-0.05</text:p>
          </table:table-cell>
          <table:table-cell office:value-type="float" office:value="0.0194444444444435">
            <text:p>0.0194444444</text:p>
          </table:table-cell>
          <table:table-cell office:value-type="float" office:value="2.09743660839466">
            <text:p>2.0974366084</text:p>
          </table:table-cell>
          <table:table-cell office:value-type="float" office:value="0.99997920381955">
            <text:p>0.9999792038</text:p>
          </table:table-cell>
          <table:table-cell office:value-type="float" office:value="0.0946372247263367">
            <text:p>0.0946372247</text:p>
          </table:table-cell>
          <table:table-cell office:value-type="float" office:value="0.333665070257405">
            <text:p>0.3336650703</text:p>
          </table:table-cell>
          <table:table-cell office:value-type="float" office:value="0.610779673664333">
            <text:p>0.6107796737</text:p>
          </table:table-cell>
          <table:table-cell office:value-type="float" office:value="0.755497030769496">
            <text:p>0.7554970308</text:p>
          </table:table-cell>
          <table:table-cell office:value-type="float" office:value="0.603292123338387">
            <text:p>0.6032921233</text:p>
          </table:table-cell>
          <table:table-cell office:value-type="float" office:value="0.243726324178484">
            <text:p>0.2437263242</text:p>
          </table:table-cell>
          <table:table-cell office:value-type="float" office:value="0.143782935499093">
            <text:p>0.1437829355</text:p>
          </table:table-cell>
          <table:table-cell office:value-type="float" office:value="0.0671539000886605">
            <text:p>0.0671539001</text:p>
          </table:table-cell>
          <table:table-cell office:value-type="float" office:value="-0.00513795666312289">
            <text:p>-0.0051379567</text:p>
          </table:table-cell>
          <table:table-cell office:value-type="float" office:value="-0.0603310939309965">
            <text:p>-0.0603310939</text:p>
          </table:table-cell>
          <table:table-cell office:value-type="float" office:value="-0.0886932751913282">
            <text:p>-0.0886932752</text:p>
          </table:table-cell>
          <table:table-cell office:value-type="float" office:value="-0.104420036399537">
            <text:p>-0.1044200364</text:p>
          </table:table-cell>
          <table:table-cell office:value-type="float" office:value="-0.174405787453671">
            <text:p>-0.1744057875</text:p>
          </table:table-cell>
          <table:table-cell office:value-type="float" office:value="-0.1194454815079">
            <text:p>-0.1194454815</text:p>
          </table:table-cell>
          <table:table-cell office:value-type="float" office:value="-0.0316079385719936">
            <text:p>-0.0316079386</text:p>
          </table:table-cell>
          <table:table-cell office:value-type="float" office:value="0.00177853607078249">
            <text:p>0.0017785361</text:p>
          </table:table-cell>
          <table:table-cell office:value-type="float" office:value="0.0067846919681791">
            <text:p>0.006784692</text:p>
          </table:table-cell>
          <table:table-cell office:value-type="float" office:value="0.00447925201014865">
            <text:p>0.004479252</text:p>
          </table:table-cell>
          <table:table-cell office:value-type="float" office:value="0.00347472354497502">
            <text:p>0.0034747235</text:p>
          </table:table-cell>
          <table:table-cell office:value-type="float" office:value="-0.000856332545002281">
            <text:p>-0.0008563325</text:p>
          </table:table-cell>
          <table:table-cell office:value-type="float" office:value="-0.00494034520389441">
            <text:p>-0.00494034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3638687237079">
            <text:p>0.5436386872</text:p>
          </table:table-cell>
          <table:table-cell office:value-type="float" office:value="1">
            <text:p>1</text:p>
          </table:table-cell>
          <table:table-cell office:value-type="float" office:value="0.614350320177374">
            <text:p>0.6143503202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91666666666666">
            <text:p>0.7916666667</text:p>
          </table:table-cell>
          <table:table-cell office:value-type="float" office:value="0.772222222222223">
            <text:p>0.7722222222</text:p>
          </table:table-cell>
          <table:table-cell office:value-type="float" office:value="0.822222222222223">
            <text:p>0.8222222222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194444444444435">
            <text:p>0.0194444444</text:p>
          </table:table-cell>
          <table:table-cell office:value-type="float" office:value="0.0305555555555568">
            <text:p>0.0305555556</text:p>
          </table:table-cell>
          <table:table-cell office:value-type="float" office:value="2.47298604318402">
            <text:p>2.4729860432</text:p>
          </table:table-cell>
          <table:table-cell office:value-type="float" office:value="0.999963811498211">
            <text:p>0.9999638115</text:p>
          </table:table-cell>
          <table:table-cell office:value-type="float" office:value="0.0487065706759158">
            <text:p>0.0487065707</text:p>
          </table:table-cell>
          <table:table-cell office:value-type="float" office:value="0.251764001319135">
            <text:p>0.2517640013</text:p>
          </table:table-cell>
          <table:table-cell office:value-type="float" office:value="0.571774159847442">
            <text:p>0.5717741598</text:p>
          </table:table-cell>
          <table:table-cell office:value-type="float" office:value="0.757385072611691">
            <text:p>0.7573850726</text:p>
          </table:table-cell>
          <table:table-cell office:value-type="float" office:value="0.596715651066242">
            <text:p>0.5967156511</text:p>
          </table:table-cell>
          <table:table-cell office:value-type="float" office:value="0.258845460363465">
            <text:p>0.2588454604</text:p>
          </table:table-cell>
          <table:table-cell office:value-type="float" office:value="0.157238043172431">
            <text:p>0.1572380432</text:p>
          </table:table-cell>
          <table:table-cell office:value-type="float" office:value="0.0829392614848463">
            <text:p>0.0829392615</text:p>
          </table:table-cell>
          <table:table-cell office:value-type="float" office:value="0.00760804792567171">
            <text:p>0.0076080479</text:p>
          </table:table-cell>
          <table:table-cell office:value-type="float" office:value="-0.0513348476626726">
            <text:p>-0.0513348477</text:p>
          </table:table-cell>
          <table:table-cell office:value-type="float" office:value="-0.0747565209236649">
            <text:p>-0.0747565209</text:p>
          </table:table-cell>
          <table:table-cell office:value-type="float" office:value="-0.0832663452670277">
            <text:p>-0.0832663453</text:p>
          </table:table-cell>
          <table:table-cell office:value-type="float" office:value="-0.151788704668618">
            <text:p>-0.1517887047</text:p>
          </table:table-cell>
          <table:table-cell office:value-type="float" office:value="-0.128136976417834">
            <text:p>-0.1281369764</text:p>
          </table:table-cell>
          <table:table-cell office:value-type="float" office:value="-0.0706285335461947">
            <text:p>-0.0706285335</text:p>
          </table:table-cell>
          <table:table-cell office:value-type="float" office:value="-0.0128442966902916">
            <text:p>-0.0128442967</text:p>
          </table:table-cell>
          <table:table-cell office:value-type="float" office:value="0.0181786194843856">
            <text:p>0.0181786195</text:p>
          </table:table-cell>
          <table:table-cell office:value-type="float" office:value="0.0179810687815942">
            <text:p>0.0179810688</text:p>
          </table:table-cell>
          <table:table-cell office:value-type="float" office:value="0.012383269724727">
            <text:p>0.0123832697</text:p>
          </table:table-cell>
          <table:table-cell office:value-type="float" office:value="0.00902419470779425">
            <text:p>0.0090241947</text:p>
          </table:table-cell>
          <table:table-cell office:value-type="float" office:value="0.00568138396241347">
            <text:p>0.005681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900633167674">
            <text:p>0.5229006332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33111770575342">
            <text:p>0.6331117706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822222222222223">
            <text:p>0.8222222222</text:p>
          </table:table-cell>
          <table:table-cell office:value-type="float" office:value="0.791666666666666">
            <text:p>0.7916666667</text:p>
          </table:table-cell>
          <table:table-cell office:value-type="float" office:value="0.830555555555555">
            <text:p>0.8305555556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305555555555568">
            <text:p>0.0305555556</text:p>
          </table:table-cell>
          <table:table-cell office:value-type="float" office:value="0.00833333333333197">
            <text:p>0.0083333333</text:p>
          </table:table-cell>
          <table:table-cell office:value-type="float" office:value="2.45028387599062">
            <text:p>2.450283876</text:p>
          </table:table-cell>
          <table:table-cell office:value-type="float" office:value="0.999835846674523">
            <text:p>0.9998358467</text:p>
          </table:table-cell>
          <table:table-cell office:value-type="float" office:value="0.102530208029749">
            <text:p>0.102530208</text:p>
          </table:table-cell>
          <table:table-cell office:value-type="float" office:value="0.309690357914617">
            <text:p>0.3096903579</text:p>
          </table:table-cell>
          <table:table-cell office:value-type="float" office:value="0.579219354021485">
            <text:p>0.579219354</text:p>
          </table:table-cell>
          <table:table-cell office:value-type="float" office:value="0.71729391101491">
            <text:p>0.717293911</text:p>
          </table:table-cell>
          <table:table-cell office:value-type="float" office:value="0.49945554175332">
            <text:p>0.4994555418</text:p>
          </table:table-cell>
          <table:table-cell office:value-type="float" office:value="0.254723069020798">
            <text:p>0.254723069</text:p>
          </table:table-cell>
          <table:table-cell office:value-type="float" office:value="0.167243468316895">
            <text:p>0.1672434683</text:p>
          </table:table-cell>
          <table:table-cell office:value-type="float" office:value="0.076050095344135">
            <text:p>0.0760500953</text:p>
          </table:table-cell>
          <table:table-cell office:value-type="float" office:value="0.00625774127132583">
            <text:p>0.0062577413</text:p>
          </table:table-cell>
          <table:table-cell office:value-type="float" office:value="-0.0396833843359165">
            <text:p>-0.0396833843</text:p>
          </table:table-cell>
          <table:table-cell office:value-type="float" office:value="-0.0706940752255415">
            <text:p>-0.0706940752</text:p>
          </table:table-cell>
          <table:table-cell office:value-type="float" office:value="-0.0828084212487114">
            <text:p>-0.0828084212</text:p>
          </table:table-cell>
          <table:table-cell office:value-type="float" office:value="-0.173639262402729">
            <text:p>-0.1736392624</text:p>
          </table:table-cell>
          <table:table-cell office:value-type="float" office:value="-0.125738993068567">
            <text:p>-0.1257389931</text:p>
          </table:table-cell>
          <table:table-cell office:value-type="float" office:value="-0.0340425669704878">
            <text:p>-0.034042567</text:p>
          </table:table-cell>
          <table:table-cell office:value-type="float" office:value="0.0185078657441287">
            <text:p>0.0185078657</text:p>
          </table:table-cell>
          <table:table-cell office:value-type="float" office:value="0.0192321984275115">
            <text:p>0.0192321984</text:p>
          </table:table-cell>
          <table:table-cell office:value-type="float" office:value="0.0165652466332689">
            <text:p>0.0165652466</text:p>
          </table:table-cell>
          <table:table-cell office:value-type="float" office:value="0.00877719622076834">
            <text:p>0.0087771962</text:p>
          </table:table-cell>
          <table:table-cell office:value-type="float" office:value="-0.00683409353924702">
            <text:p>-0.0068340935</text:p>
          </table:table-cell>
          <table:table-cell office:value-type="float" office:value="-0.00612600478486203">
            <text:p>-0.00612600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16467769298688">
            <text:p>0.6164677693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830555555555555">
            <text:p>0.8305555556</text:p>
          </table:table-cell>
          <table:table-cell office:value-type="float" office:value="0.822222222222223">
            <text:p>0.8222222222</text:p>
          </table:table-cell>
          <table:table-cell office:value-type="float" office:value="0.844444444444445">
            <text:p>0.8444444444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0833333333333197">
            <text:p>0.0083333333</text:p>
          </table:table-cell>
          <table:table-cell office:value-type="float" office:value="0.0138888888888902">
            <text:p>0.0138888889</text:p>
          </table:table-cell>
          <table:table-cell office:value-type="float" office:value="2.32888472591156">
            <text:p>2.3288847259</text:p>
          </table:table-cell>
          <table:table-cell office:value-type="float" office:value="0.999962889569959">
            <text:p>0.9999628896</text:p>
          </table:table-cell>
          <table:table-cell office:value-type="float" office:value="0.129238253241965">
            <text:p>0.1292382532</text:p>
          </table:table-cell>
          <table:table-cell office:value-type="float" office:value="0.342591087282257">
            <text:p>0.3425910873</text:p>
          </table:table-cell>
          <table:table-cell office:value-type="float" office:value="0.628829053439797">
            <text:p>0.6288290534</text:p>
          </table:table-cell>
          <table:table-cell office:value-type="float" office:value="0.756428537189732">
            <text:p>0.7564285372</text:p>
          </table:table-cell>
          <table:table-cell office:value-type="float" office:value="0.524722044238873">
            <text:p>0.5247220442</text:p>
          </table:table-cell>
          <table:table-cell office:value-type="float" office:value="0.208982587596759">
            <text:p>0.2089825876</text:p>
          </table:table-cell>
          <table:table-cell office:value-type="float" office:value="0.129432561611389">
            <text:p>0.1294325616</text:p>
          </table:table-cell>
          <table:table-cell office:value-type="float" office:value="0.0769832695961426">
            <text:p>0.0769832696</text:p>
          </table:table-cell>
          <table:table-cell office:value-type="float" office:value="0.0242854533321037">
            <text:p>0.0242854533</text:p>
          </table:table-cell>
          <table:table-cell office:value-type="float" office:value="-0.0311472893521386">
            <text:p>-0.0311472894</text:p>
          </table:table-cell>
          <table:table-cell office:value-type="float" office:value="-0.0612498926636811">
            <text:p>-0.0612498927</text:p>
          </table:table-cell>
          <table:table-cell office:value-type="float" office:value="-0.076819565289304">
            <text:p>-0.0768195653</text:p>
          </table:table-cell>
          <table:table-cell office:value-type="float" office:value="-0.17656049789892">
            <text:p>-0.1765604979</text:p>
          </table:table-cell>
          <table:table-cell office:value-type="float" office:value="-0.156724058971749">
            <text:p>-0.156724059</text:p>
          </table:table-cell>
          <table:table-cell office:value-type="float" office:value="-0.102530207859781">
            <text:p>-0.1025302079</text:p>
          </table:table-cell>
          <table:table-cell office:value-type="float" office:value="-0.0468663729702638">
            <text:p>-0.046866373</text:p>
          </table:table-cell>
          <table:table-cell office:value-type="float" office:value="-0.00553317664459607">
            <text:p>-0.0055331766</text:p>
          </table:table-cell>
          <table:table-cell office:value-type="float" office:value="0.00691642904052703">
            <text:p>0.006916429</text:p>
          </table:table-cell>
          <table:table-cell office:value-type="float" office:value="0.00441338215103526">
            <text:p>0.0044133822</text:p>
          </table:table-cell>
          <table:table-cell office:value-type="float" office:value="0.00301362512313275">
            <text:p>0.0030136251</text:p>
          </table:table-cell>
          <table:table-cell office:value-type="float" office:value="0.0041004981874313">
            <text:p>0.00410049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5016658871265">
            <text:p>0.5450166589</text:p>
          </table:table-cell>
          <table:table-cell office:value-type="float" office:value="1">
            <text:p>1</text:p>
          </table:table-cell>
          <table:table-cell office:value-type="float" office:value="0.635150684865446">
            <text:p>0.6351506849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844444444444445">
            <text:p>0.8444444444</text:p>
          </table:table-cell>
          <table:table-cell office:value-type="float" office:value="0.830555555555555">
            <text:p>0.8305555556</text:p>
          </table:table-cell>
          <table:table-cell office:value-type="float" office:value="0.85">
            <text:p>0.85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138888888888902">
            <text:p>0.0138888889</text:p>
          </table:table-cell>
          <table:table-cell office:value-type="float" office:value="0.00555555555555465">
            <text:p>0.0055555556</text:p>
          </table:table-cell>
          <table:table-cell office:value-type="float" office:value="2.32489040292831">
            <text:p>2.3248904029</text:p>
          </table:table-cell>
          <table:table-cell office:value-type="float" office:value="0.999901564918448">
            <text:p>0.9999015649</text:p>
          </table:table-cell>
          <table:table-cell office:value-type="float" office:value="0.101096049629941">
            <text:p>0.1010960496</text:p>
          </table:table-cell>
          <table:table-cell office:value-type="float" office:value="0.281438039964516">
            <text:p>0.28143804</text:p>
          </table:table-cell>
          <table:table-cell office:value-type="float" office:value="0.573500748203044">
            <text:p>0.5735007482</text:p>
          </table:table-cell>
          <table:table-cell office:value-type="float" office:value="0.730767978221223">
            <text:p>0.7307679782</text:p>
          </table:table-cell>
          <table:table-cell office:value-type="float" office:value="0.533590739220045">
            <text:p>0.5335907392</text:p>
          </table:table-cell>
          <table:table-cell office:value-type="float" office:value="0.268468317109843">
            <text:p>0.2684683171</text:p>
          </table:table-cell>
          <table:table-cell office:value-type="float" office:value="0.179255494581157">
            <text:p>0.1792554946</text:p>
          </table:table-cell>
          <table:table-cell office:value-type="float" office:value="0.0988135713699039">
            <text:p>0.0988135714</text:p>
          </table:table-cell>
          <table:table-cell office:value-type="float" office:value="0.0272970834890689">
            <text:p>0.0272970835</text:p>
          </table:table-cell>
          <table:table-cell office:value-type="float" office:value="-0.0285147633797022">
            <text:p>-0.0285147634</text:p>
          </table:table-cell>
          <table:table-cell office:value-type="float" office:value="-0.0564579143250773">
            <text:p>-0.0564579143</text:p>
          </table:table-cell>
          <table:table-cell office:value-type="float" office:value="-0.0697764204032094">
            <text:p>-0.0697764204</text:p>
          </table:table-cell>
          <table:table-cell office:value-type="float" office:value="-0.145411423414694">
            <text:p>-0.1454114234</text:p>
          </table:table-cell>
          <table:table-cell office:value-type="float" office:value="-0.0860131406006602">
            <text:p>-0.0860131406</text:p>
          </table:table-cell>
          <table:table-cell office:value-type="float" office:value="-0.00836552518742706">
            <text:p>-0.0083655252</text:p>
          </table:table-cell>
          <table:table-cell office:value-type="float" office:value="0.0167957333893627">
            <text:p>0.0167957334</text:p>
          </table:table-cell>
          <table:table-cell office:value-type="float" office:value="0.0133053216298906">
            <text:p>0.0133053216</text:p>
          </table:table-cell>
          <table:table-cell office:value-type="float" office:value="0.0115929192219848">
            <text:p>0.0115929192</text:p>
          </table:table-cell>
          <table:table-cell office:value-type="float" office:value="0.00988044979536662">
            <text:p>0.0098804498</text:p>
          </table:table-cell>
          <table:table-cell office:value-type="float" office:value="-0.00144917896517627">
            <text:p>-0.001449179</text:p>
          </table:table-cell>
          <table:table-cell office:value-type="float" office:value="-0.0134370398587108">
            <text:p>-0.01343703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0821285372743">
            <text:p>0.5208212854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1">
            <text:p>1</text:p>
          </table:table-cell>
          <table:table-cell office:value-type="float" office:value="0.618023039921244">
            <text:p>0.6180230399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0.844444444444445">
            <text:p>0.8444444444</text:p>
          </table:table-cell>
          <table:table-cell office:value-type="float" office:value="0.863888888888889">
            <text:p>0.8638888889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0555555555555465">
            <text:p>0.0055555556</text:p>
          </table:table-cell>
          <table:table-cell office:value-type="float" office:value="0.0138888888888893">
            <text:p>0.0138888889</text:p>
          </table:table-cell>
          <table:table-cell office:value-type="float" office:value="2.29100492557914">
            <text:p>2.2910049256</text:p>
          </table:table-cell>
          <table:table-cell office:value-type="float" office:value="0.999867789496837">
            <text:p>0.9998677895</text:p>
          </table:table-cell>
          <table:table-cell office:value-type="float" office:value="0.148424455421555">
            <text:p>0.1484244554</text:p>
          </table:table-cell>
          <table:table-cell office:value-type="float" office:value="0.361861662210482">
            <text:p>0.3618616622</text:p>
          </table:table-cell>
          <table:table-cell office:value-type="float" office:value="0.592286255814838">
            <text:p>0.5922862558</text:p>
          </table:table-cell>
          <table:table-cell office:value-type="float" office:value="0.708253309277564">
            <text:p>0.7082533093</text:p>
          </table:table-cell>
          <table:table-cell office:value-type="float" office:value="0.511275794012433">
            <text:p>0.511275794</text:p>
          </table:table-cell>
          <table:table-cell office:value-type="float" office:value="0.256816200014762">
            <text:p>0.2568162</text:p>
          </table:table-cell>
          <table:table-cell office:value-type="float" office:value="0.19672951787903">
            <text:p>0.1967295179</text:p>
          </table:table-cell>
          <table:table-cell office:value-type="float" office:value="0.124717783424604">
            <text:p>0.1247177834</text:p>
          </table:table-cell>
          <table:table-cell office:value-type="float" office:value="0.0489037161484627">
            <text:p>0.0489037161</text:p>
          </table:table-cell>
          <table:table-cell office:value-type="float" office:value="-0.0126961079011703">
            <text:p>-0.0126961079</text:p>
          </table:table-cell>
          <table:table-cell office:value-type="float" office:value="-0.0419357342663304">
            <text:p>-0.0419357343</text:p>
          </table:table-cell>
          <table:table-cell office:value-type="float" office:value="-0.0563265888018264">
            <text:p>-0.0563265888</text:p>
          </table:table-cell>
          <table:table-cell office:value-type="float" office:value="-0.132556338077862">
            <text:p>-0.1325563381</text:p>
          </table:table-cell>
          <table:table-cell office:value-type="float" office:value="-0.109954794871584">
            <text:p>-0.1099547949</text:p>
          </table:table-cell>
          <table:table-cell office:value-type="float" office:value="-0.0752150324033241">
            <text:p>-0.0752150324</text:p>
          </table:table-cell>
          <table:table-cell office:value-type="float" office:value="-0.0323975881978561">
            <text:p>-0.0323975882</text:p>
          </table:table-cell>
          <table:table-cell office:value-type="float" office:value="0.00889246101929886">
            <text:p>0.008892461</text:p>
          </table:table-cell>
          <table:table-cell office:value-type="float" office:value="0.0241702474701619">
            <text:p>0.0241702475</text:p>
          </table:table-cell>
          <table:table-cell office:value-type="float" office:value="0.0215367532652941">
            <text:p>0.0215367533</text:p>
          </table:table-cell>
          <table:table-cell office:value-type="float" office:value="0.012449129995203">
            <text:p>0.01244913</text:p>
          </table:table-cell>
          <table:table-cell office:value-type="float" office:value="0.00992984976700639">
            <text:p>0.0099298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31328520704441">
            <text:p>0.6313285207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63888888888889">
            <text:p>0.8638888889</text:p>
          </table:table-cell>
          <table:table-cell office:value-type="float" office:value="0.85">
            <text:p>0.85</text:p>
          </table:table-cell>
          <table:table-cell office:value-type="float" office:value="0.78888888888889">
            <text:p>0.7888888889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749999999999993">
            <text:p>-0.075</text:p>
          </table:table-cell>
          <table:table-cell office:value-type="float" office:value="2.14353484228888">
            <text:p>2.1435348423</text:p>
          </table:table-cell>
          <table:table-cell office:value-type="float" office:value="0.999525970009049">
            <text:p>0.99952597</text:p>
          </table:table-cell>
          <table:table-cell office:value-type="float" office:value="0.118666223371363">
            <text:p>0.1186662234</text:p>
          </table:table-cell>
          <table:table-cell office:value-type="float" office:value="0.274813454904047">
            <text:p>0.2748134549</text:p>
          </table:table-cell>
          <table:table-cell office:value-type="float" office:value="0.515060731119298">
            <text:p>0.5150607311</text:p>
          </table:table-cell>
          <table:table-cell office:value-type="float" office:value="0.688103556974552">
            <text:p>0.688103557</text:p>
          </table:table-cell>
          <table:table-cell office:value-type="float" office:value="0.511178482965839">
            <text:p>0.511178483</text:p>
          </table:table-cell>
          <table:table-cell office:value-type="float" office:value="0.247007337775795">
            <text:p>0.2470073378</text:p>
          </table:table-cell>
          <table:table-cell office:value-type="float" office:value="0.178362774189583">
            <text:p>0.1783627742</text:p>
          </table:table-cell>
          <table:table-cell office:value-type="float" office:value="0.11029643054649">
            <text:p>0.1102964305</text:p>
          </table:table-cell>
          <table:table-cell office:value-type="float" office:value="0.0423138280934861">
            <text:p>0.0423138281</text:p>
          </table:table-cell>
          <table:table-cell office:value-type="float" office:value="-0.0056484480154394">
            <text:p>-0.005648448</text:p>
          </table:table-cell>
          <table:table-cell office:value-type="float" office:value="-0.0372332897060745">
            <text:p>-0.0372332897</text:p>
          </table:table-cell>
          <table:table-cell office:value-type="float" office:value="-0.0575740925490729">
            <text:p>-0.0575740925</text:p>
          </table:table-cell>
          <table:table-cell office:value-type="float" office:value="-0.13978099030516">
            <text:p>-0.1397809903</text:p>
          </table:table-cell>
          <table:table-cell office:value-type="float" office:value="-0.116262593248367">
            <text:p>-0.1162625932</text:p>
          </table:table-cell>
          <table:table-cell office:value-type="float" office:value="-0.0630215624937395">
            <text:p>-0.0630215625</text:p>
          </table:table-cell>
          <table:table-cell office:value-type="float" office:value="-0.00843139111373414">
            <text:p>-0.0084313911</text:p>
          </table:table-cell>
          <table:table-cell office:value-type="float" office:value="0.0115929204487779">
            <text:p>0.0115929204</text:p>
          </table:table-cell>
          <table:table-cell office:value-type="float" office:value="0.0143590695544655">
            <text:p>0.0143590696</text:p>
          </table:table-cell>
          <table:table-cell office:value-type="float" office:value="0.00909006009759161">
            <text:p>0.0090900601</text:p>
          </table:table-cell>
          <table:table-cell office:value-type="float" office:value="0.0019761526859392">
            <text:p>0.0019761527</text:p>
          </table:table-cell>
          <table:table-cell office:value-type="float" office:value="0.00579665558138109">
            <text:p>0.00579665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0611034160687">
            <text:p>0.6506110342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819444444444444">
            <text:p>0.8194444444</text:p>
          </table:table-cell>
          <table:table-cell office:value-type="float" office:value="0.847222222222222">
            <text:p>0.8472222222</text:p>
          </table:table-cell>
          <table:table-cell office:value-type="float" office:value="0.838888888888889">
            <text:p>0.8388888889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0.0194444444444444">
            <text:p>0.0194444444</text:p>
          </table:table-cell>
          <table:table-cell office:value-type="float" office:value="2.16657227395298">
            <text:p>2.166572274</text:p>
          </table:table-cell>
          <table:table-cell office:value-type="float" office:value="0.999999770379917">
            <text:p>0.9999997704</text:p>
          </table:table-cell>
          <table:table-cell office:value-type="float" office:value="0.0172750072669754">
            <text:p>0.0172750073</text:p>
          </table:table-cell>
          <table:table-cell office:value-type="float" office:value="0.259884166133048">
            <text:p>0.2598841661</text:p>
          </table:table-cell>
          <table:table-cell office:value-type="float" office:value="0.51899755978456">
            <text:p>0.5189975598</text:p>
          </table:table-cell>
          <table:table-cell office:value-type="float" office:value="0.638299006998546">
            <text:p>0.638299007</text:p>
          </table:table-cell>
          <table:table-cell office:value-type="float" office:value="0.102950452055551">
            <text:p>0.1029504521</text:p>
          </table:table-cell>
          <table:table-cell office:value-type="float" office:value="-0.567827090372896">
            <text:p>-0.5678270904</text:p>
          </table:table-cell>
          <table:table-cell office:value-type="float" office:value="-0.663251820697901">
            <text:p>-0.6632518207</text:p>
          </table:table-cell>
          <table:table-cell office:value-type="float" office:value="-0.654349604728844">
            <text:p>-0.6543496047</text:p>
          </table:table-cell>
          <table:table-cell office:value-type="float" office:value="-0.527657283564307">
            <text:p>-0.5276572836</text:p>
          </table:table-cell>
          <table:table-cell office:value-type="float" office:value="-0.224979669918819">
            <text:p>-0.2249796699</text:p>
          </table:table-cell>
          <table:table-cell office:value-type="float" office:value="-0.0695958963075458">
            <text:p>-0.0695958963</text:p>
          </table:table-cell>
          <table:table-cell office:value-type="float" office:value="-0.0274983251878572">
            <text:p>-0.0274983252</text:p>
          </table:table-cell>
          <table:table-cell office:value-type="float" office:value="-0.170651382380274">
            <text:p>-0.1706513824</text:p>
          </table:table-cell>
          <table:table-cell office:value-type="float" office:value="-0.099292284999728">
            <text:p>-0.099292285</text:p>
          </table:table-cell>
          <table:table-cell office:value-type="float" office:value="-0.0013967539857016">
            <text:p>-0.001396754</text:p>
          </table:table-cell>
          <table:table-cell office:value-type="float" office:value="0.0136873259101413">
            <text:p>0.0136873259</text:p>
          </table:table-cell>
          <table:table-cell office:value-type="float" office:value="0.0243416695152954">
            <text:p>0.0243416695</text:p>
          </table:table-cell>
          <table:table-cell office:value-type="float" office:value="0.0209267609073853">
            <text:p>0.0209267609</text:p>
          </table:table-cell>
          <table:table-cell office:value-type="float" office:value="0.0119255308153974">
            <text:p>0.0119255308</text:p>
          </table:table-cell>
          <table:table-cell office:value-type="float" office:value="-0.00388942122297842">
            <text:p>-0.0038894212</text:p>
          </table:table-cell>
          <table:table-cell office:value-type="float" office:value="-0.0186498789403016">
            <text:p>-0.018649878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968203927031">
            <text:p>0.6496820393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38888888888889">
            <text:p>0.8388888889</text:p>
          </table:table-cell>
          <table:table-cell office:value-type="float" office:value="0.819444444444444">
            <text:p>0.8194444444</text:p>
          </table:table-cell>
          <table:table-cell office:value-type="float" office:value="0.858333333333333">
            <text:p>0.8583333333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94444444444444">
            <text:p>0.0194444444</text:p>
          </table:table-cell>
          <table:table-cell office:value-type="float" office:value="0.0194444444444446">
            <text:p>0.0194444444</text:p>
          </table:table-cell>
          <table:table-cell office:value-type="float" office:value="2.39153395830572">
            <text:p>2.3915339583</text:p>
          </table:table-cell>
          <table:table-cell office:value-type="float" office:value="0.999999867848972">
            <text:p>0.9999998678</text:p>
          </table:table-cell>
          <table:table-cell office:value-type="float" office:value="0.0351406315275662">
            <text:p>0.0351406315</text:p>
          </table:table-cell>
          <table:table-cell office:value-type="float" office:value="0.287670777415302">
            <text:p>0.2876707774</text:p>
          </table:table-cell>
          <table:table-cell office:value-type="float" office:value="0.517661761067221">
            <text:p>0.5176617611</text:p>
          </table:table-cell>
          <table:table-cell office:value-type="float" office:value="0.653919300811903">
            <text:p>0.6539193008</text:p>
          </table:table-cell>
          <table:table-cell office:value-type="float" office:value="0.0597311800686888">
            <text:p>0.0597311801</text:p>
          </table:table-cell>
          <table:table-cell office:value-type="float" office:value="-0.59595924705863">
            <text:p>-0.5959592471</text:p>
          </table:table-cell>
          <table:table-cell office:value-type="float" office:value="-0.674179902541101">
            <text:p>-0.6741799025</text:p>
          </table:table-cell>
          <table:table-cell office:value-type="float" office:value="-0.658945396319786">
            <text:p>-0.6589453963</text:p>
          </table:table-cell>
          <table:table-cell office:value-type="float" office:value="-0.510071099542131">
            <text:p>-0.5100710995</text:p>
          </table:table-cell>
          <table:table-cell office:value-type="float" office:value="-0.208926102129293">
            <text:p>-0.2089261021</text:p>
          </table:table-cell>
          <table:table-cell office:value-type="float" office:value="-0.0436368450048144">
            <text:p>-0.043636845</text:p>
          </table:table-cell>
          <table:table-cell office:value-type="float" office:value="-0.00146121918078512">
            <text:p>-0.0014612192</text:p>
          </table:table-cell>
          <table:table-cell office:value-type="float" office:value="-0.137846338448402">
            <text:p>-0.1378463384</text:p>
          </table:table-cell>
          <table:table-cell office:value-type="float" office:value="-0.0715629965510807">
            <text:p>-0.0715629966</text:p>
          </table:table-cell>
          <table:table-cell office:value-type="float" office:value="0.000515713090223358">
            <text:p>0.0005157131</text:p>
          </table:table-cell>
          <table:table-cell office:value-type="float" office:value="0.00715553964213123">
            <text:p>0.0071555396</text:p>
          </table:table-cell>
          <table:table-cell office:value-type="float" office:value="0.0221295189508033">
            <text:p>0.022129519</text:p>
          </table:table-cell>
          <table:table-cell office:value-type="float" office:value="0.0204326856146253">
            <text:p>0.0204326856</text:p>
          </table:table-cell>
          <table:table-cell office:value-type="float" office:value="0.00874557301620205">
            <text:p>0.008745573</text:p>
          </table:table-cell>
          <table:table-cell office:value-type="float" office:value="-0.0112380088074157">
            <text:p>-0.0112380088</text:p>
          </table:table-cell>
          <table:table-cell office:value-type="float" office:value="-0.0102281756256275">
            <text:p>-0.010228175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3841170149735">
            <text:p>0.6538411701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58333333333333">
            <text:p>0.8583333333</text:p>
          </table:table-cell>
          <table:table-cell office:value-type="float" office:value="0.838888888888889">
            <text:p>0.8388888889</text:p>
          </table:table-cell>
          <table:table-cell office:value-type="float" office:value="0.833333333333334">
            <text:p>0.8333333333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94444444444446">
            <text:p>0.0194444444</text:p>
          </table:table-cell>
          <table:table-cell office:value-type="float" office:value="-0.0249999999999999">
            <text:p>-0.025</text:p>
          </table:table-cell>
          <table:table-cell office:value-type="float" office:value="2.27531051731319">
            <text:p>2.2753105173</text:p>
          </table:table-cell>
          <table:table-cell office:value-type="float" office:value="0.999999851077264">
            <text:p>0.9999998511</text:p>
          </table:table-cell>
          <table:table-cell office:value-type="float" office:value="0.0474109556899989">
            <text:p>0.0474109557</text:p>
          </table:table-cell>
          <table:table-cell office:value-type="float" office:value="0.305309640543699">
            <text:p>0.3053096405</text:p>
          </table:table-cell>
          <table:table-cell office:value-type="float" office:value="0.503427472422538">
            <text:p>0.5034274724</text:p>
          </table:table-cell>
          <table:table-cell office:value-type="float" office:value="0.655368277492092">
            <text:p>0.6553682775</text:p>
          </table:table-cell>
          <table:table-cell office:value-type="float" office:value="0.143238687516598">
            <text:p>0.1432386875</text:p>
          </table:table-cell>
          <table:table-cell office:value-type="float" office:value="-0.570137641051295">
            <text:p>-0.5701376411</text:p>
          </table:table-cell>
          <table:table-cell office:value-type="float" office:value="-0.672017347652416">
            <text:p>-0.6720173477</text:p>
          </table:table-cell>
          <table:table-cell office:value-type="float" office:value="-0.657142209679815">
            <text:p>-0.6571422097</text:p>
          </table:table-cell>
          <table:table-cell office:value-type="float" office:value="-0.524611422086757">
            <text:p>-0.5246114221</text:p>
          </table:table-cell>
          <table:table-cell office:value-type="float" office:value="-0.219505195578668">
            <text:p>-0.2195051956</text:p>
          </table:table-cell>
          <table:table-cell office:value-type="float" office:value="-0.0424357047755201">
            <text:p>-0.0424357048</text:p>
          </table:table-cell>
          <table:table-cell office:value-type="float" office:value="-0.00541503964104817">
            <text:p>-0.0054150396</text:p>
          </table:table-cell>
          <table:table-cell office:value-type="float" office:value="-0.138689437403931">
            <text:p>-0.1386894374</text:p>
          </table:table-cell>
          <table:table-cell office:value-type="float" office:value="-0.0835239963191102">
            <text:p>-0.0835239963</text:p>
          </table:table-cell>
          <table:table-cell office:value-type="float" office:value="0.00376046248538087">
            <text:p>0.0037604625</text:p>
          </table:table-cell>
          <table:table-cell office:value-type="float" office:value="0.00881004695143695">
            <text:p>0.008810047</text:p>
          </table:table-cell>
          <table:table-cell office:value-type="float" office:value="0.0123767445179561">
            <text:p>0.0123767445</text:p>
          </table:table-cell>
          <table:table-cell office:value-type="float" office:value="0.0238906378160315">
            <text:p>0.0238906378</text:p>
          </table:table-cell>
          <table:table-cell office:value-type="float" office:value="0.0145466809811414">
            <text:p>0.014546681</text:p>
          </table:table-cell>
          <table:table-cell office:value-type="float" office:value="-0.000515709247787877">
            <text:p>-0.0005157092</text:p>
          </table:table-cell>
          <table:table-cell office:value-type="float" office:value="-0.0127204716426982">
            <text:p>-0.01272047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1988586107579">
            <text:p>0.6519885861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33333333333334">
            <text:p>0.8333333333</text:p>
          </table:table-cell>
          <table:table-cell office:value-type="float" office:value="0.858333333333333">
            <text:p>0.8583333333</text:p>
          </table:table-cell>
          <table:table-cell office:value-type="float" office:value="0.838888888888889">
            <text:p>0.8388888889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0.00555555555555509">
            <text:p>0.0055555556</text:p>
          </table:table-cell>
          <table:table-cell office:value-type="float" office:value="2.13941847654249">
            <text:p>2.1394184765</text:p>
          </table:table-cell>
          <table:table-cell office:value-type="float" office:value="0.999999972337756">
            <text:p>0.9999999723</text:p>
          </table:table-cell>
          <table:table-cell office:value-type="float" office:value="0.0163727471797857">
            <text:p>0.0163727472</text:p>
          </table:table-cell>
          <table:table-cell office:value-type="float" office:value="0.285718302811849">
            <text:p>0.2857183028</text:p>
          </table:table-cell>
          <table:table-cell office:value-type="float" office:value="0.497468046247987">
            <text:p>0.4974680462</text:p>
          </table:table-cell>
          <table:table-cell office:value-type="float" office:value="0.640788081321341">
            <text:p>0.6407880813</text:p>
          </table:table-cell>
          <table:table-cell office:value-type="float" office:value="0.178526344642012">
            <text:p>0.1785263446</text:p>
          </table:table-cell>
          <table:table-cell office:value-type="float" office:value="-0.58560823842435">
            <text:p>-0.5856082384</text:p>
          </table:table-cell>
          <table:table-cell office:value-type="float" office:value="-0.689988994566392">
            <text:p>-0.6899889946</text:p>
          </table:table-cell>
          <table:table-cell office:value-type="float" office:value="-0.694332069765811">
            <text:p>-0.6943320698</text:p>
          </table:table-cell>
          <table:table-cell office:value-type="float" office:value="-0.591115704018357">
            <text:p>-0.591115704</text:p>
          </table:table-cell>
          <table:table-cell office:value-type="float" office:value="-0.307568238263519">
            <text:p>-0.3075682383</text:p>
          </table:table-cell>
          <table:table-cell office:value-type="float" office:value="-0.100228353553259">
            <text:p>-0.1002283536</text:p>
          </table:table-cell>
          <table:table-cell office:value-type="float" office:value="-0.044752047121119">
            <text:p>-0.0447520471</text:p>
          </table:table-cell>
          <table:table-cell office:value-type="float" office:value="-0.194413775698566">
            <text:p>-0.1944137757</text:p>
          </table:table-cell>
          <table:table-cell office:value-type="float" office:value="-0.118232640230663">
            <text:p>-0.1182326402</text:p>
          </table:table-cell>
          <table:table-cell office:value-type="float" office:value="-0.0197238542023618">
            <text:p>-0.0197238542</text:p>
          </table:table-cell>
          <table:table-cell office:value-type="float" office:value="0.00803651078409007">
            <text:p>0.0080365108</text:p>
          </table:table-cell>
          <table:table-cell office:value-type="float" office:value="0.0168668294598648">
            <text:p>0.0168668295</text:p>
          </table:table-cell>
          <table:table-cell office:value-type="float" office:value="0.027820362223878">
            <text:p>0.0278203622</text:p>
          </table:table-cell>
          <table:table-cell office:value-type="float" office:value="0.0106578637850645">
            <text:p>0.0106578638</text:p>
          </table:table-cell>
          <table:table-cell office:value-type="float" office:value="-0.00214884091735923">
            <text:p>-0.0021488409</text:p>
          </table:table-cell>
          <table:table-cell office:value-type="float" office:value="-0.0097124909707047">
            <text:p>-0.00971249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0822936687736">
            <text:p>0.6508229367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38888888888889">
            <text:p>0.8388888889</text:p>
          </table:table-cell>
          <table:table-cell office:value-type="float" office:value="0.833333333333334">
            <text:p>0.8333333333</text:p>
          </table:table-cell>
          <table:table-cell office:value-type="float" office:value="0.852777777777778">
            <text:p>0.8527777778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0555555555555509">
            <text:p>0.0055555556</text:p>
          </table:table-cell>
          <table:table-cell office:value-type="float" office:value="0.0138888888888893">
            <text:p>0.0138888889</text:p>
          </table:table-cell>
          <table:table-cell office:value-type="float" office:value="2.30438359500503">
            <text:p>2.304383595</text:p>
          </table:table-cell>
          <table:table-cell office:value-type="float" office:value="0.999999754386835">
            <text:p>0.9999997544</text:p>
          </table:table-cell>
          <table:table-cell office:value-type="float" office:value="0.0183275979605322">
            <text:p>0.018327598</text:p>
          </table:table-cell>
          <table:table-cell office:value-type="float" office:value="0.289955535390623">
            <text:p>0.2899555354</text:p>
          </table:table-cell>
          <table:table-cell office:value-type="float" office:value="0.496076102772966">
            <text:p>0.4960761028</text:p>
          </table:table-cell>
          <table:table-cell office:value-type="float" office:value="0.637700168916138">
            <text:p>0.6377001689</text:p>
          </table:table-cell>
          <table:table-cell office:value-type="float" office:value="0.0631777917861556">
            <text:p>0.0631777918</text:p>
          </table:table-cell>
          <table:table-cell office:value-type="float" office:value="-0.600210180760603">
            <text:p>-0.6002101808</text:p>
          </table:table-cell>
          <table:table-cell office:value-type="float" office:value="-0.675256806831112">
            <text:p>-0.6752568068</text:p>
          </table:table-cell>
          <table:table-cell office:value-type="float" office:value="-0.657922874896622">
            <text:p>-0.6579228749</text:p>
          </table:table-cell>
          <table:table-cell office:value-type="float" office:value="-0.477517012950768">
            <text:p>-0.477517013</text:p>
          </table:table-cell>
          <table:table-cell office:value-type="float" office:value="-0.172319846238215">
            <text:p>-0.1723198462</text:p>
          </table:table-cell>
          <table:table-cell office:value-type="float" office:value="-0.0470678889487234">
            <text:p>-0.0470678889</text:p>
          </table:table-cell>
          <table:table-cell office:value-type="float" office:value="-0.0222583502515701">
            <text:p>-0.0222583503</text:p>
          </table:table-cell>
          <table:table-cell office:value-type="float" office:value="-0.172903601734837">
            <text:p>-0.1729036017</text:p>
          </table:table-cell>
          <table:table-cell office:value-type="float" office:value="-0.0969087055486114">
            <text:p>-0.0969087055</text:p>
          </table:table-cell>
          <table:table-cell office:value-type="float" office:value="-0.00522163837305356">
            <text:p>-0.0052216384</text:p>
          </table:table-cell>
          <table:table-cell office:value-type="float" office:value="0.0073059416517649">
            <text:p>0.0073059417</text:p>
          </table:table-cell>
          <table:table-cell office:value-type="float" office:value="0.0179409301290834">
            <text:p>0.0179409301</text:p>
          </table:table-cell>
          <table:table-cell office:value-type="float" office:value="0.0317707366682127">
            <text:p>0.0317707367</text:p>
          </table:table-cell>
          <table:table-cell office:value-type="float" office:value="0.0140525171465744">
            <text:p>0.0140525171</text:p>
          </table:table-cell>
          <table:table-cell office:value-type="float" office:value="-0.0118825492636998">
            <text:p>-0.0118825493</text:p>
          </table:table-cell>
          <table:table-cell office:value-type="float" office:value="-0.0161579021936872">
            <text:p>-0.01615790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5013462034073">
            <text:p>0.655013462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852777777777778">
            <text:p>0.8527777778</text:p>
          </table:table-cell>
          <table:table-cell office:value-type="float" office:value="0.838888888888889">
            <text:p>0.8388888889</text:p>
          </table:table-cell>
          <table:table-cell office:value-type="float" office:value="0.827777777777778">
            <text:p>0.8277777778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249999999999995">
            <text:p>-0.025</text:p>
          </table:table-cell>
          <table:table-cell office:value-type="float" office:value="2.25279874156854">
            <text:p>2.2527987416</text:p>
          </table:table-cell>
          <table:table-cell office:value-type="float" office:value="0.999999505262035">
            <text:p>0.9999995053</text:p>
          </table:table-cell>
          <table:table-cell office:value-type="float" office:value="0.0136443222202036">
            <text:p>0.0136443222</text:p>
          </table:table-cell>
          <table:table-cell office:value-type="float" office:value="0.279846591900233">
            <text:p>0.2798465919</text:p>
          </table:table-cell>
          <table:table-cell office:value-type="float" office:value="0.508479536564154">
            <text:p>0.5084795366</text:p>
          </table:table-cell>
          <table:table-cell office:value-type="float" office:value="0.622371797988899">
            <text:p>0.622371798</text:p>
          </table:table-cell>
          <table:table-cell office:value-type="float" office:value="0.113356553162414">
            <text:p>0.1133565532</text:p>
          </table:table-cell>
          <table:table-cell office:value-type="float" office:value="-0.575235230504073">
            <text:p>-0.5752352305</text:p>
          </table:table-cell>
          <table:table-cell office:value-type="float" office:value="-0.668941966907644">
            <text:p>-0.6689419669</text:p>
          </table:table-cell>
          <table:table-cell office:value-type="float" office:value="-0.64900903208557">
            <text:p>-0.6490090321</text:p>
          </table:table-cell>
          <table:table-cell office:value-type="float" office:value="-0.455529823484045">
            <text:p>-0.4555298235</text:p>
          </table:table-cell>
          <table:table-cell office:value-type="float" office:value="-0.166559352632495">
            <text:p>-0.1665593526</text:p>
          </table:table-cell>
          <table:table-cell office:value-type="float" office:value="-0.0506693536628644">
            <text:p>-0.0506693537</text:p>
          </table:table-cell>
          <table:table-cell office:value-type="float" office:value="-0.0338528860896621">
            <text:p>-0.0338528861</text:p>
          </table:table-cell>
          <table:table-cell office:value-type="float" office:value="-0.197967550435218">
            <text:p>-0.1979675504</text:p>
          </table:table-cell>
          <table:table-cell office:value-type="float" office:value="-0.113059593042201">
            <text:p>-0.113059593</text:p>
          </table:table-cell>
          <table:table-cell office:value-type="float" office:value="-0.00997032525242925">
            <text:p>-0.0099703253</text:p>
          </table:table-cell>
          <table:table-cell office:value-type="float" office:value="0.0121833559318461">
            <text:p>0.0121833559</text:p>
          </table:table-cell>
          <table:table-cell office:value-type="float" office:value="0.011560268966706">
            <text:p>0.011560269</text:p>
          </table:table-cell>
          <table:table-cell office:value-type="float" office:value="0.0246637411848569">
            <text:p>0.0246637412</text:p>
          </table:table-cell>
          <table:table-cell office:value-type="float" office:value="0.022172437878712">
            <text:p>0.0221724379</text:p>
          </table:table-cell>
          <table:table-cell office:value-type="float" office:value="-0.000257866424509867">
            <text:p>-0.0002578664</text:p>
          </table:table-cell>
          <table:table-cell office:value-type="float" office:value="-0.0187357576063143">
            <text:p>-0.01873575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8309334643078">
            <text:p>0.6483093346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827777777777778">
            <text:p>0.8277777778</text:p>
          </table:table-cell>
          <table:table-cell office:value-type="float" office:value="0.852777777777778">
            <text:p>0.8527777778</text:p>
          </table:table-cell>
          <table:table-cell office:value-type="float" office:value="0.841666666666666">
            <text:p>0.8416666667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0.0138888888888875">
            <text:p>0.0138888889</text:p>
          </table:table-cell>
          <table:table-cell office:value-type="float" office:value="2.16105184448968">
            <text:p>2.1610518445</text:p>
          </table:table-cell>
          <table:table-cell office:value-type="float" office:value="0.999999049005336">
            <text:p>0.999999049</text:p>
          </table:table-cell>
          <table:table-cell office:value-type="float" office:value="0.00446956852977931">
            <text:p>0.0044695685</text:p>
          </table:table-cell>
          <table:table-cell office:value-type="float" office:value="0.231640081608929">
            <text:p>0.2316400816</text:p>
          </table:table-cell>
          <table:table-cell office:value-type="float" office:value="0.439393039918408">
            <text:p>0.4393930399</text:p>
          </table:table-cell>
          <table:table-cell office:value-type="float" office:value="0.591939893612887">
            <text:p>0.5919398936</text:p>
          </table:table-cell>
          <table:table-cell office:value-type="float" office:value="0.168313767155026">
            <text:p>0.1683137672</text:p>
          </table:table-cell>
          <table:table-cell office:value-type="float" office:value="-0.559912897496281">
            <text:p>-0.5599128975</text:p>
          </table:table-cell>
          <table:table-cell office:value-type="float" office:value="-0.652527220879733">
            <text:p>-0.6525272209</text:p>
          </table:table-cell>
          <table:table-cell office:value-type="float" office:value="-0.647014615064032">
            <text:p>-0.6470146151</text:p>
          </table:table-cell>
          <table:table-cell office:value-type="float" office:value="-0.517032286884853">
            <text:p>-0.5170322869</text:p>
          </table:table-cell>
          <table:table-cell office:value-type="float" office:value="-0.23621039607438">
            <text:p>-0.2362103961</text:p>
          </table:table-cell>
          <table:table-cell office:value-type="float" office:value="-0.0940129200641213">
            <text:p>-0.0940129201</text:p>
          </table:table-cell>
          <table:table-cell office:value-type="float" office:value="-0.0340245935706379">
            <text:p>-0.0340245936</text:p>
          </table:table-cell>
          <table:table-cell office:value-type="float" office:value="-0.171402320884246">
            <text:p>-0.1714023209</text:p>
          </table:table-cell>
          <table:table-cell office:value-type="float" office:value="-0.121367271200586">
            <text:p>-0.1213672712</text:p>
          </table:table-cell>
          <table:table-cell office:value-type="float" office:value="-0.0329084400447852">
            <text:p>-0.03290844</text:p>
          </table:table-cell>
          <table:table-cell office:value-type="float" office:value="0.00853071000769434">
            <text:p>0.00853071</text:p>
          </table:table-cell>
          <table:table-cell office:value-type="float" office:value="0.0230959828177832">
            <text:p>0.0230959828</text:p>
          </table:table-cell>
          <table:table-cell office:value-type="float" office:value="0.0239979969219812">
            <text:p>0.0239979969</text:p>
          </table:table-cell>
          <table:table-cell office:value-type="float" office:value="0.0231174546663984">
            <text:p>0.0231174547</text:p>
          </table:table-cell>
          <table:table-cell office:value-type="float" office:value="0.00352408993976749">
            <text:p>0.0035240899</text:p>
          </table:table-cell>
          <table:table-cell office:value-type="float" office:value="-0.00498528959674172">
            <text:p>-0.004985289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4770942410567">
            <text:p>0.654770942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841666666666666">
            <text:p>0.8416666667</text:p>
          </table:table-cell>
          <table:table-cell office:value-type="float" office:value="0.827777777777778">
            <text:p>0.8277777778</text:p>
          </table:table-cell>
          <table:table-cell office:value-type="float" office:value="0.830555555555557">
            <text:p>0.8305555556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38888888888875">
            <text:p>0.0138888889</text:p>
          </table:table-cell>
          <table:table-cell office:value-type="float" office:value="-0.0111111111111093">
            <text:p>-0.0111111111</text:p>
          </table:table-cell>
          <table:table-cell office:value-type="float" office:value="2.29343749407562">
            <text:p>2.2934374941</text:p>
          </table:table-cell>
          <table:table-cell office:value-type="float" office:value="0.99999924628429">
            <text:p>0.9999992463</text:p>
          </table:table-cell>
          <table:table-cell office:value-type="float" office:value="0.009605046488397">
            <text:p>0.0096050465</text:p>
          </table:table-cell>
          <table:table-cell office:value-type="float" office:value="0.199907493737123">
            <text:p>0.1999074937</text:p>
          </table:table-cell>
          <table:table-cell office:value-type="float" office:value="0.462905991660662">
            <text:p>0.4629059917</text:p>
          </table:table-cell>
          <table:table-cell office:value-type="float" office:value="0.589239184084089">
            <text:p>0.5892391841</text:p>
          </table:table-cell>
          <table:table-cell office:value-type="float" office:value="0.190275107628709">
            <text:p>0.1902751076</text:p>
          </table:table-cell>
          <table:table-cell office:value-type="float" office:value="-0.535366061565773">
            <text:p>-0.5353660616</text:p>
          </table:table-cell>
          <table:table-cell office:value-type="float" office:value="-0.646514623519594">
            <text:p>-0.6465146235</text:p>
          </table:table-cell>
          <table:table-cell office:value-type="float" office:value="-0.644308056222197">
            <text:p>-0.6443080562</text:p>
          </table:table-cell>
          <table:table-cell office:value-type="float" office:value="-0.557370325817151">
            <text:p>-0.5573703258</text:p>
          </table:table-cell>
          <table:table-cell office:value-type="float" office:value="-0.283486769599543">
            <text:p>-0.2834867696</text:p>
          </table:table-cell>
          <table:table-cell office:value-type="float" office:value="-0.0905187965394495">
            <text:p>-0.0905187965</text:p>
          </table:table-cell>
          <table:table-cell office:value-type="float" office:value="-0.0439799644417161">
            <text:p>-0.0439799644</text:p>
          </table:table-cell>
          <table:table-cell office:value-type="float" office:value="-0.17457078704236">
            <text:p>-0.174570787</text:p>
          </table:table-cell>
          <table:table-cell office:value-type="float" office:value="-0.0923087486166768">
            <text:p>-0.0923087486</text:p>
          </table:table-cell>
          <table:table-cell office:value-type="float" office:value="-0.00691916132267112">
            <text:p>-0.0069191613</text:p>
          </table:table-cell>
          <table:table-cell office:value-type="float" office:value="0.00414724685736689">
            <text:p>0.0041472469</text:p>
          </table:table-cell>
          <table:table-cell office:value-type="float" office:value="0.023031541541515">
            <text:p>0.0230315415</text:p>
          </table:table-cell>
          <table:table-cell office:value-type="float" office:value="0.026424645291321">
            <text:p>0.0264246453</text:p>
          </table:table-cell>
          <table:table-cell office:value-type="float" office:value="0.00709106810894467">
            <text:p>0.0070910681</text:p>
          </table:table-cell>
          <table:table-cell office:value-type="float" office:value="-0.00756379049649081">
            <text:p>-0.0075637905</text:p>
          </table:table-cell>
          <table:table-cell office:value-type="float" office:value="-0.0096265278209754">
            <text:p>-0.00962652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7618707809159">
            <text:p>0.647618707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30555555555557">
            <text:p>0.8305555556</text:p>
          </table:table-cell>
          <table:table-cell office:value-type="float" office:value="0.841666666666666">
            <text:p>0.8416666667</text:p>
          </table:table-cell>
          <table:table-cell office:value-type="float" office:value="0.824999999999999">
            <text:p>0.825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111111111111093">
            <text:p>-0.0111111111</text:p>
          </table:table-cell>
          <table:table-cell office:value-type="float" office:value="-0.00555555555555731">
            <text:p>-0.0055555556</text:p>
          </table:table-cell>
          <table:table-cell office:value-type="float" office:value="2.18838181102414">
            <text:p>2.188381811</text:p>
          </table:table-cell>
          <table:table-cell office:value-type="float" office:value="0.999997461031197">
            <text:p>0.999997461</text:p>
          </table:table-cell>
          <table:table-cell office:value-type="float" office:value="0.0020628867611121">
            <text:p>0.0020628868</text:p>
          </table:table-cell>
          <table:table-cell office:value-type="float" office:value="0.192386692345229">
            <text:p>0.1923866923</text:p>
          </table:table-cell>
          <table:table-cell office:value-type="float" office:value="0.435117564960817">
            <text:p>0.435117565</text:p>
          </table:table-cell>
          <table:table-cell office:value-type="float" office:value="0.58382638875933">
            <text:p>0.5838263888</text:p>
          </table:table-cell>
          <table:table-cell office:value-type="float" office:value="0.125599443283573">
            <text:p>0.1255994433</text:p>
          </table:table-cell>
          <table:table-cell office:value-type="float" office:value="-0.53781426487414">
            <text:p>-0.5378142649</text:p>
          </table:table-cell>
          <table:table-cell office:value-type="float" office:value="-0.643553369898592">
            <text:p>-0.6435533699</text:p>
          </table:table-cell>
          <table:table-cell office:value-type="float" office:value="-0.63696007051084">
            <text:p>-0.6369600705</text:p>
          </table:table-cell>
          <table:table-cell office:value-type="float" office:value="-0.492373449549563">
            <text:p>-0.4923734495</text:p>
          </table:table-cell>
          <table:table-cell office:value-type="float" office:value="-0.209994450223868">
            <text:p>-0.2099944502</text:p>
          </table:table-cell>
          <table:table-cell office:value-type="float" office:value="-0.0698524795579933">
            <text:p>-0.0698524796</text:p>
          </table:table-cell>
          <table:table-cell office:value-type="float" office:value="-0.0213133168321877">
            <text:p>-0.0213133168</text:p>
          </table:table-cell>
          <table:table-cell office:value-type="float" office:value="-0.15575939603701">
            <text:p>-0.155759396</text:p>
          </table:table-cell>
          <table:table-cell office:value-type="float" office:value="-0.11212606249617">
            <text:p>-0.1121260625</text:p>
          </table:table-cell>
          <table:table-cell office:value-type="float" office:value="-0.0255442122847994">
            <text:p>-0.0255442123</text:p>
          </table:table-cell>
          <table:table-cell office:value-type="float" office:value="0.0107008439643637">
            <text:p>0.010700844</text:p>
          </table:table-cell>
          <table:table-cell office:value-type="float" office:value="0.0212918381413916">
            <text:p>0.0212918381</text:p>
          </table:table-cell>
          <table:table-cell office:value-type="float" office:value="0.0364068422968149">
            <text:p>0.0364068423</text:p>
          </table:table-cell>
          <table:table-cell office:value-type="float" office:value="0.0247496506780198">
            <text:p>0.0247496507</text:p>
          </table:table-cell>
          <table:table-cell office:value-type="float" office:value="0.00584479280822481">
            <text:p>0.0058447928</text:p>
          </table:table-cell>
          <table:table-cell office:value-type="float" office:value="0.00679024338732925">
            <text:p>0.00679024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19434648130055">
            <text:p>0.5194346481</text:p>
          </table:table-cell>
          <table:table-cell office:value-type="float" office:value="0">
            <text:p>0</text:p>
          </table:table-cell>
          <table:table-cell office:value-type="float" office:value="0.642989968279296">
            <text:p>0.6429899683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808333333333333">
            <text:p>0.8083333333</text:p>
          </table:table-cell>
          <table:table-cell office:value-type="float" office:value="0.838888888888889">
            <text:p>0.8388888889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0833333333333319">
            <text:p>-0.0083333333</text:p>
          </table:table-cell>
          <table:table-cell office:value-type="float" office:value="0.038888888888889">
            <text:p>0.0388888889</text:p>
          </table:table-cell>
          <table:table-cell office:value-type="float" office:value="2.32656327735945">
            <text:p>2.3265632774</text:p>
          </table:table-cell>
          <table:table-cell office:value-type="float" office:value="0.999999996450116">
            <text:p>0.9999999965</text:p>
          </table:table-cell>
          <table:table-cell office:value-type="float" office:value="0.0186065212592492">
            <text:p>0.0186065213</text:p>
          </table:table-cell>
          <table:table-cell office:value-type="float" office:value="0.248271799909518">
            <text:p>0.2482717999</text:p>
          </table:table-cell>
          <table:table-cell office:value-type="float" office:value="0.50883341422927">
            <text:p>0.5088334142</text:p>
          </table:table-cell>
          <table:table-cell office:value-type="float" office:value="0.642163459947649">
            <text:p>0.6421634599</text:p>
          </table:table-cell>
          <table:table-cell office:value-type="float" office:value="0.220179791083766">
            <text:p>0.2201797911</text:p>
          </table:table-cell>
          <table:table-cell office:value-type="float" office:value="-0.629744838472641">
            <text:p>-0.6297448385</text:p>
          </table:table-cell>
          <table:table-cell office:value-type="float" office:value="-0.733356647893768">
            <text:p>-0.7333566479</text:p>
          </table:table-cell>
          <table:table-cell office:value-type="float" office:value="-0.724894765572933">
            <text:p>-0.7248947656</text:p>
          </table:table-cell>
          <table:table-cell office:value-type="float" office:value="-0.609146048251225">
            <text:p>-0.6091460483</text:p>
          </table:table-cell>
          <table:table-cell office:value-type="float" office:value="-0.290332125753127">
            <text:p>-0.2903321258</text:p>
          </table:table-cell>
          <table:table-cell office:value-type="float" office:value="-0.0882690884153116">
            <text:p>-0.0882690884</text:p>
          </table:table-cell>
          <table:table-cell office:value-type="float" office:value="-0.0558759794049167">
            <text:p>-0.0558759794</text:p>
          </table:table-cell>
          <table:table-cell office:value-type="float" office:value="-0.187519687555763">
            <text:p>-0.1875196876</text:p>
          </table:table-cell>
          <table:table-cell office:value-type="float" office:value="-0.101135264545962">
            <text:p>-0.1011352645</text:p>
          </table:table-cell>
          <table:table-cell office:value-type="float" office:value="-0.0329049319348314">
            <text:p>-0.0329049319</text:p>
          </table:table-cell>
          <table:table-cell office:value-type="float" office:value="0.0136581356300396">
            <text:p>0.0136581356</text:p>
          </table:table-cell>
          <table:table-cell office:value-type="float" office:value="0.0177412791565716">
            <text:p>0.0177412792</text:p>
          </table:table-cell>
          <table:table-cell office:value-type="float" office:value="0.0277706173065917">
            <text:p>0.0277706173</text:p>
          </table:table-cell>
          <table:table-cell office:value-type="float" office:value="0.0117651035100041">
            <text:p>0.0117651035</text:p>
          </table:table-cell>
          <table:table-cell office:value-type="float" office:value="0.00389481195664154">
            <text:p>0.003894812</text:p>
          </table:table-cell>
          <table:table-cell office:value-type="float" office:value="-0.0119003580264379">
            <text:p>-0.0119003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2518540297619">
            <text:p>0.6525185403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838888888888889">
            <text:p>0.8388888889</text:p>
          </table:table-cell>
          <table:table-cell office:value-type="float" office:value="0.8">
            <text:p>0.8</text:p>
          </table:table-cell>
          <table:table-cell office:value-type="float" office:value="0.816666666666666">
            <text:p>0.8166666667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0.038888888888889">
            <text:p>0.0388888889</text:p>
          </table:table-cell>
          <table:table-cell office:value-type="float" office:value="-0.0222222222222226">
            <text:p>-0.0222222222</text:p>
          </table:table-cell>
          <table:table-cell office:value-type="float" office:value="2.40909447609189">
            <text:p>2.4090944761</text:p>
          </table:table-cell>
          <table:table-cell office:value-type="float" office:value="0.999999998923974">
            <text:p>0.9999999989</text:p>
          </table:table-cell>
          <table:table-cell office:value-type="float" office:value="0.0247163806641997">
            <text:p>0.0247163807</text:p>
          </table:table-cell>
          <table:table-cell office:value-type="float" office:value="0.314389005143662">
            <text:p>0.3143890051</text:p>
          </table:table-cell>
          <table:table-cell office:value-type="float" office:value="0.550663814167017">
            <text:p>0.5506638142</text:p>
          </table:table-cell>
          <table:table-cell office:value-type="float" office:value="0.669286941213749">
            <text:p>0.6692869412</text:p>
          </table:table-cell>
          <table:table-cell office:value-type="float" office:value="0.1997551872691">
            <text:p>0.1997551873</text:p>
          </table:table-cell>
          <table:table-cell office:value-type="float" office:value="-0.638397138142406">
            <text:p>-0.6383971381</text:p>
          </table:table-cell>
          <table:table-cell office:value-type="float" office:value="-0.735896545391754">
            <text:p>-0.7358965454</text:p>
          </table:table-cell>
          <table:table-cell office:value-type="float" office:value="-0.726175712673952">
            <text:p>-0.7261757127</text:p>
          </table:table-cell>
          <table:table-cell office:value-type="float" office:value="-0.615502668899289">
            <text:p>-0.6155026689</text:p>
          </table:table-cell>
          <table:table-cell office:value-type="float" office:value="-0.304729137223341">
            <text:p>-0.3047291372</text:p>
          </table:table-cell>
          <table:table-cell office:value-type="float" office:value="-0.0866586297154665">
            <text:p>-0.0866586297</text:p>
          </table:table-cell>
          <table:table-cell office:value-type="float" office:value="-0.0568465668468166">
            <text:p>-0.0568465668</text:p>
          </table:table-cell>
          <table:table-cell office:value-type="float" office:value="-0.188876324532477">
            <text:p>-0.1888763245</text:p>
          </table:table-cell>
          <table:table-cell office:value-type="float" office:value="-0.142165775992069">
            <text:p>-0.142165776</text:p>
          </table:table-cell>
          <table:table-cell office:value-type="float" office:value="-0.0453005718981223">
            <text:p>-0.0453005719</text:p>
          </table:table-cell>
          <table:table-cell office:value-type="float" office:value="-0.00319158823520349">
            <text:p>-0.0031915882</text:p>
          </table:table-cell>
          <table:table-cell office:value-type="float" office:value="0.0301217914400651">
            <text:p>0.0301217914</text:p>
          </table:table-cell>
          <table:table-cell office:value-type="float" office:value="0.0309864930385233">
            <text:p>0.030986493</text:p>
          </table:table-cell>
          <table:table-cell office:value-type="float" office:value="0.0213372268488115">
            <text:p>0.0213372268</text:p>
          </table:table-cell>
          <table:table-cell office:value-type="float" office:value="0.0113594573263427">
            <text:p>0.0113594573</text:p>
          </table:table-cell>
          <table:table-cell office:value-type="float" office:value="0.00205560474032218">
            <text:p>0.00205560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2860088167561">
            <text:p>0.5628600882</text:p>
          </table:table-cell>
          <table:table-cell office:value-type="float" office:value="2">
            <text:p>2</text:p>
          </table:table-cell>
          <table:table-cell office:value-type="float" office:value="0.520821285372743">
            <text:p>0.5208212854</text:p>
          </table:table-cell>
          <table:table-cell office:value-type="float" office:value="0">
            <text:p>0</text:p>
          </table:table-cell>
          <table:table-cell office:value-type="float" office:value="0.652590798401654">
            <text:p>0.652590798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816666666666666">
            <text:p>0.8166666667</text:p>
          </table:table-cell>
          <table:table-cell office:value-type="float" office:value="0.838888888888889">
            <text:p>0.8388888889</text:p>
          </table:table-cell>
          <table:table-cell office:value-type="float" office:value="0.8">
            <text:p>0.8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222222222222226">
            <text:p>-0.0222222222</text:p>
          </table:table-cell>
          <table:table-cell office:value-type="float" office:value="-0.0166666666666662">
            <text:p>-0.0166666667</text:p>
          </table:table-cell>
          <table:table-cell office:value-type="float" office:value="2.12456390722335">
            <text:p>2.1245639072</text:p>
          </table:table-cell>
          <table:table-cell office:value-type="float" office:value="0.999999991999449">
            <text:p>0.999999992</text:p>
          </table:table-cell>
          <table:table-cell office:value-type="float" office:value="0.0372542200776447">
            <text:p>0.0372542201</text:p>
          </table:table-cell>
          <table:table-cell office:value-type="float" office:value="0.295820895202574">
            <text:p>0.2958208952</text:p>
          </table:table-cell>
          <table:table-cell office:value-type="float" office:value="0.529049266230281">
            <text:p>0.5290492662</text:p>
          </table:table-cell>
          <table:table-cell office:value-type="float" office:value="0.653138687595781">
            <text:p>0.6531386876</text:p>
          </table:table-cell>
          <table:table-cell office:value-type="float" office:value="0.101349409806859">
            <text:p>0.1013494098</text:p>
          </table:table-cell>
          <table:table-cell office:value-type="float" office:value="-0.673934143797081">
            <text:p>-0.6739341438</text:p>
          </table:table-cell>
          <table:table-cell office:value-type="float" office:value="-0.73747971251896">
            <text:p>-0.7374797125</text:p>
          </table:table-cell>
          <table:table-cell office:value-type="float" office:value="-0.697816260429843">
            <text:p>-0.6978162604</text:p>
          </table:table-cell>
          <table:table-cell office:value-type="float" office:value="-0.496727975929409">
            <text:p>-0.4967279759</text:p>
          </table:table-cell>
          <table:table-cell office:value-type="float" office:value="-0.202713722040264">
            <text:p>-0.202713722</text:p>
          </table:table-cell>
          <table:table-cell office:value-type="float" office:value="-0.0830066581277873">
            <text:p>-0.0830066581</text:p>
          </table:table-cell>
          <table:table-cell office:value-type="float" office:value="-0.0536107760609094">
            <text:p>-0.0536107761</text:p>
          </table:table-cell>
          <table:table-cell office:value-type="float" office:value="-0.191795900449762">
            <text:p>-0.1917959004</text:p>
          </table:table-cell>
          <table:table-cell office:value-type="float" office:value="-0.120156696363231">
            <text:p>-0.1201566964</text:p>
          </table:table-cell>
          <table:table-cell office:value-type="float" office:value="-0.00849270877904629">
            <text:p>-0.0084927088</text:p>
          </table:table-cell>
          <table:table-cell office:value-type="float" office:value="0.0230133590805717">
            <text:p>0.0230133591</text:p>
          </table:table-cell>
          <table:table-cell office:value-type="float" office:value="0.0469199756782848">
            <text:p>0.0469199757</text:p>
          </table:table-cell>
          <table:table-cell office:value-type="float" office:value="0.0362548051025424">
            <text:p>0.0362548051</text:p>
          </table:table-cell>
          <table:table-cell office:value-type="float" office:value="0.0239054458775467">
            <text:p>0.0239054459</text:p>
          </table:table-cell>
          <table:table-cell office:value-type="float" office:value="-0.0084386099803262">
            <text:p>-0.00843861</text:p>
          </table:table-cell>
          <table:table-cell office:value-type="float" office:value="-0.0183902052375691">
            <text:p>-0.018390205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6920477779049">
            <text:p>0.646920477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816666666666666">
            <text:p>0.8166666667</text:p>
          </table:table-cell>
          <table:table-cell office:value-type="float" office:value="0.825">
            <text:p>0.825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166666666666662">
            <text:p>-0.0166666667</text:p>
          </table:table-cell>
          <table:table-cell office:value-type="float" office:value="0.0249999999999999">
            <text:p>0.025</text:p>
          </table:table-cell>
          <table:table-cell office:value-type="float" office:value="2.25238485825354">
            <text:p>2.2523848583</text:p>
          </table:table-cell>
          <table:table-cell office:value-type="float" office:value="0.99999999552317">
            <text:p>0.9999999955</text:p>
          </table:table-cell>
          <table:table-cell office:value-type="float" office:value="0.0290408304897878">
            <text:p>0.0290408305</text:p>
          </table:table-cell>
          <table:table-cell office:value-type="float" office:value="0.317845949235947">
            <text:p>0.3178459492</text:p>
          </table:table-cell>
          <table:table-cell office:value-type="float" office:value="0.519399166062917">
            <text:p>0.5193991661</text:p>
          </table:table-cell>
          <table:table-cell office:value-type="float" office:value="0.652874946814749">
            <text:p>0.6528749468</text:p>
          </table:table-cell>
          <table:table-cell office:value-type="float" office:value="0.0974930810083938">
            <text:p>0.097493081</text:p>
          </table:table-cell>
          <table:table-cell office:value-type="float" office:value="-0.683964028713959">
            <text:p>-0.6839640287</text:p>
          </table:table-cell>
          <table:table-cell office:value-type="float" office:value="-0.733156548463395">
            <text:p>-0.7331565485</text:p>
          </table:table-cell>
          <table:table-cell office:value-type="float" office:value="-0.713031963186488">
            <text:p>-0.7130319632</text:p>
          </table:table-cell>
          <table:table-cell office:value-type="float" office:value="-0.530177996012348">
            <text:p>-0.530177996</text:p>
          </table:table-cell>
          <table:table-cell office:value-type="float" office:value="-0.203336111741698">
            <text:p>-0.2033361117</text:p>
          </table:table-cell>
          <table:table-cell office:value-type="float" office:value="-0.0713919136012884">
            <text:p>-0.0713919136</text:p>
          </table:table-cell>
          <table:table-cell office:value-type="float" office:value="-0.0221753104809251">
            <text:p>-0.0221753105</text:p>
          </table:table-cell>
          <table:table-cell office:value-type="float" office:value="-0.173180075951802">
            <text:p>-0.173180076</text:p>
          </table:table-cell>
          <table:table-cell office:value-type="float" office:value="-0.124526080269982">
            <text:p>-0.1245260803</text:p>
          </table:table-cell>
          <table:table-cell office:value-type="float" office:value="-0.0197961812878189">
            <text:p>-0.0197961813</text:p>
          </table:table-cell>
          <table:table-cell office:value-type="float" office:value="0.018687645443441">
            <text:p>0.0186876454</text:p>
          </table:table-cell>
          <table:table-cell office:value-type="float" office:value="0.0119003261102633">
            <text:p>0.0119003261</text:p>
          </table:table-cell>
          <table:table-cell office:value-type="float" office:value="0.0364168640598439">
            <text:p>0.0364168641</text:p>
          </table:table-cell>
          <table:table-cell office:value-type="float" office:value="0.0176872050614525">
            <text:p>0.0176872051</text:p>
          </table:table-cell>
          <table:table-cell office:value-type="float" office:value="-0.00256951033820907">
            <text:p>-0.0025695103</text:p>
          </table:table-cell>
          <table:table-cell office:value-type="float" office:value="-0.00595037679523136">
            <text:p>-0.00595037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20128005515599">
            <text:p>0.5201280055</text:p>
          </table:table-cell>
          <table:table-cell office:value-type="float" office:value="0">
            <text:p>0</text:p>
          </table:table-cell>
          <table:table-cell office:value-type="float" office:value="0.652762105104431">
            <text:p>0.6527621051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office:value-type="float" office:value="0.8">
            <text:p>0.8</text:p>
          </table:table-cell>
          <table:table-cell office:value-type="float" office:value="0.813888888888888">
            <text:p>0.8138888889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-0.011111111111112">
            <text:p>-0.0111111111</text:p>
          </table:table-cell>
          <table:table-cell office:value-type="float" office:value="2.37166480877325">
            <text:p>2.3716648088</text:p>
          </table:table-cell>
          <table:table-cell office:value-type="float" office:value="0.999999997403353">
            <text:p>0.9999999974</text:p>
          </table:table-cell>
          <table:table-cell office:value-type="float" office:value="-0.0052201169815137">
            <text:p>-0.005220117</text:p>
          </table:table-cell>
          <table:table-cell office:value-type="float" office:value="0.254479704914022">
            <text:p>0.2544797049</text:p>
          </table:table-cell>
          <table:table-cell office:value-type="float" office:value="0.555526076382911">
            <text:p>0.5555260764</text:p>
          </table:table-cell>
          <table:table-cell office:value-type="float" office:value="0.655628589262267">
            <text:p>0.6556285893</text:p>
          </table:table-cell>
          <table:table-cell office:value-type="float" office:value="0.275602487972384">
            <text:p>0.275602488</text:p>
          </table:table-cell>
          <table:table-cell office:value-type="float" office:value="-0.649744612556557">
            <text:p>-0.6497446126</text:p>
          </table:table-cell>
          <table:table-cell office:value-type="float" office:value="-0.740817185060096">
            <text:p>-0.7408171851</text:p>
          </table:table-cell>
          <table:table-cell office:value-type="float" office:value="-0.72034562802579">
            <text:p>-0.720345628</text:p>
          </table:table-cell>
          <table:table-cell office:value-type="float" office:value="-0.555058377300796">
            <text:p>-0.5550583773</text:p>
          </table:table-cell>
          <table:table-cell office:value-type="float" office:value="-0.229014701353502">
            <text:p>-0.2290147014</text:p>
          </table:table-cell>
          <table:table-cell office:value-type="float" office:value="-0.0959925871803045">
            <text:p>-0.0959925872</text:p>
          </table:table-cell>
          <table:table-cell office:value-type="float" office:value="-0.0504817737533063">
            <text:p>-0.0504817738</text:p>
          </table:table-cell>
          <table:table-cell office:value-type="float" office:value="-0.1871021227905">
            <text:p>-0.1871021228</text:p>
          </table:table-cell>
          <table:table-cell office:value-type="float" office:value="-0.11663646111421">
            <text:p>-0.1166364611</text:p>
          </table:table-cell>
          <table:table-cell office:value-type="float" office:value="-0.00394891025391675">
            <text:p>-0.0039489103</text:p>
          </table:table-cell>
          <table:table-cell office:value-type="float" office:value="0.00254245691986887">
            <text:p>0.0025424569</text:p>
          </table:table-cell>
          <table:table-cell office:value-type="float" office:value="0.0276625424397241">
            <text:p>0.0276625424</text:p>
          </table:table-cell>
          <table:table-cell office:value-type="float" office:value="0.0196880145633842">
            <text:p>0.0196880146</text:p>
          </table:table-cell>
          <table:table-cell office:value-type="float" office:value="0.00638311596438501">
            <text:p>0.006383116</text:p>
          </table:table-cell>
          <table:table-cell office:value-type="float" office:value="-0.00300226131612269">
            <text:p>-0.0030022613</text:p>
          </table:table-cell>
          <table:table-cell office:value-type="float" office:value="-0.0174168459335033">
            <text:p>-0.01741684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7570934549837">
            <text:p>0.6575709345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13888888888888">
            <text:p>0.8138888889</text:p>
          </table:table-cell>
          <table:table-cell office:value-type="float" office:value="0.825">
            <text:p>0.825</text:p>
          </table:table-cell>
          <table:table-cell office:value-type="float" office:value="0.791666666666667">
            <text:p>0.7916666667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-0.0222222222222213">
            <text:p>-0.0222222222</text:p>
          </table:table-cell>
          <table:table-cell office:value-type="float" office:value="2.16963397365947">
            <text:p>2.1696339737</text:p>
          </table:table-cell>
          <table:table-cell office:value-type="float" office:value="0.999999998684606">
            <text:p>0.9999999987</text:p>
          </table:table-cell>
          <table:table-cell office:value-type="float" office:value="0.0193635818985705">
            <text:p>0.0193635819</text:p>
          </table:table-cell>
          <table:table-cell office:value-type="float" office:value="0.267761541765667">
            <text:p>0.2677615418</text:p>
          </table:table-cell>
          <table:table-cell office:value-type="float" office:value="0.571436833716536">
            <text:p>0.5714368337</text:p>
          </table:table-cell>
          <table:table-cell office:value-type="float" office:value="0.666560407292432">
            <text:p>0.6665604073</text:p>
          </table:table-cell>
          <table:table-cell office:value-type="float" office:value="0.315485415250086">
            <text:p>0.3154854153</text:p>
          </table:table-cell>
          <table:table-cell office:value-type="float" office:value="-0.60532145615237">
            <text:p>-0.6053214562</text:p>
          </table:table-cell>
          <table:table-cell office:value-type="float" office:value="-0.722162467860232">
            <text:p>-0.7221624679</text:p>
          </table:table-cell>
          <table:table-cell office:value-type="float" office:value="-0.720189477607298">
            <text:p>-0.7201894776</text:p>
          </table:table-cell>
          <table:table-cell office:value-type="float" office:value="-0.637900136195493">
            <text:p>-0.6379001362</text:p>
          </table:table-cell>
          <table:table-cell office:value-type="float" office:value="-0.317918898930948">
            <text:p>-0.3179188989</text:p>
          </table:table-cell>
          <table:table-cell office:value-type="float" office:value="-0.0874102553227409">
            <text:p>-0.0874102553</text:p>
          </table:table-cell>
          <table:table-cell office:value-type="float" office:value="-0.0350392196437729">
            <text:p>-0.0350392196</text:p>
          </table:table-cell>
          <table:table-cell office:value-type="float" office:value="-0.175173317028866">
            <text:p>-0.175173317</text:p>
          </table:table-cell>
          <table:table-cell office:value-type="float" office:value="-0.0944916917853743">
            <text:p>-0.0944916918</text:p>
          </table:table-cell>
          <table:table-cell office:value-type="float" office:value="0.00508488000335539">
            <text:p>0.00508488</text:p>
          </table:table-cell>
          <table:table-cell office:value-type="float" office:value="0.0100883758782822">
            <text:p>0.0100883759</text:p>
          </table:table-cell>
          <table:table-cell office:value-type="float" office:value="0.0216075690951729">
            <text:p>0.0216075691</text:p>
          </table:table-cell>
          <table:table-cell office:value-type="float" office:value="0.0115758008839399">
            <text:p>0.0115758009</text:p>
          </table:table-cell>
          <table:table-cell office:value-type="float" office:value="0.0128738903427523">
            <text:p>0.0128738903</text:p>
          </table:table-cell>
          <table:table-cell office:value-type="float" office:value="-0.000540950614763558">
            <text:p>-0.0005409506</text:p>
          </table:table-cell>
          <table:table-cell office:value-type="float" office:value="-0.00822225169413271">
            <text:p>-0.00822225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20128005515599">
            <text:p>0.5201280055</text:p>
          </table:table-cell>
          <table:table-cell office:value-type="float" office:value="0">
            <text:p>0</text:p>
          </table:table-cell>
          <table:table-cell office:value-type="float" office:value="0.650665443181508">
            <text:p>0.6506654432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0.813888888888888">
            <text:p>0.8138888889</text:p>
          </table:table-cell>
          <table:table-cell office:value-type="float" office:value="0.813888888888889">
            <text:p>0.8138888889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222222222222213">
            <text:p>-0.0222222222</text:p>
          </table:table-cell>
          <table:table-cell office:value-type="float" office:value="0.0222222222222221">
            <text:p>0.0222222222</text:p>
          </table:table-cell>
          <table:table-cell office:value-type="float" office:value="2.2253511874753">
            <text:p>2.2253511875</text:p>
          </table:table-cell>
          <table:table-cell office:value-type="float" office:value="0.999999988102671">
            <text:p>0.9999999881</text:p>
          </table:table-cell>
          <table:table-cell office:value-type="float" office:value="-0.0219860698649683">
            <text:p>-0.0219860699</text:p>
          </table:table-cell>
          <table:table-cell office:value-type="float" office:value="0.210481583531286">
            <text:p>0.2104815835</text:p>
          </table:table-cell>
          <table:table-cell office:value-type="float" office:value="0.506806099680409">
            <text:p>0.5068060997</text:p>
          </table:table-cell>
          <table:table-cell office:value-type="float" office:value="0.658640635013997">
            <text:p>0.658640635</text:p>
          </table:table-cell>
          <table:table-cell office:value-type="float" office:value="0.236076110368239">
            <text:p>0.2360761104</text:p>
          </table:table-cell>
          <table:table-cell office:value-type="float" office:value="-0.616375557609175">
            <text:p>-0.6163755576</text:p>
          </table:table-cell>
          <table:table-cell office:value-type="float" office:value="-0.723608743286692">
            <text:p>-0.7236087433</text:p>
          </table:table-cell>
          <table:table-cell office:value-type="float" office:value="-0.714835487873145">
            <text:p>-0.7148354879</text:p>
          </table:table-cell>
          <table:table-cell office:value-type="float" office:value="-0.5490409852087">
            <text:p>-0.5490409852</text:p>
          </table:table-cell>
          <table:table-cell office:value-type="float" office:value="-0.225320862549942">
            <text:p>-0.2253208625</text:p>
          </table:table-cell>
          <table:table-cell office:value-type="float" office:value="-0.0724682055967337">
            <text:p>-0.0724682056</text:p>
          </table:table-cell>
          <table:table-cell office:value-type="float" office:value="-0.0339585777251746">
            <text:p>-0.0339585777</text:p>
          </table:table-cell>
          <table:table-cell office:value-type="float" office:value="-0.1993916005653">
            <text:p>-0.1993916006</text:p>
          </table:table-cell>
          <table:table-cell office:value-type="float" office:value="-0.123780424672332">
            <text:p>-0.1237804247</text:p>
          </table:table-cell>
          <table:table-cell office:value-type="float" office:value="-0.0209857665695707">
            <text:p>-0.0209857666</text:p>
          </table:table-cell>
          <table:table-cell office:value-type="float" office:value="0.0239054242869976">
            <text:p>0.0239054243</text:p>
          </table:table-cell>
          <table:table-cell office:value-type="float" office:value="0.0400089283701892">
            <text:p>0.0400089284</text:p>
          </table:table-cell>
          <table:table-cell office:value-type="float" office:value="0.0338505341161497">
            <text:p>0.0338505341</text:p>
          </table:table-cell>
          <table:table-cell office:value-type="float" office:value="0.00389481711546358">
            <text:p>0.0038948171</text:p>
          </table:table-cell>
          <table:table-cell office:value-type="float" office:value="-0.00930407371004927">
            <text:p>-0.0093040737</text:p>
          </table:table-cell>
          <table:table-cell office:value-type="float" office:value="-0.00962860651102337">
            <text:p>-0.00962860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6611466844123">
            <text:p>0.6566114668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13888888888889">
            <text:p>0.8138888889</text:p>
          </table:table-cell>
          <table:table-cell office:value-type="float" office:value="0.791666666666667">
            <text:p>0.7916666667</text:p>
          </table:table-cell>
          <table:table-cell office:value-type="float" office:value="0.794444444444444">
            <text:p>0.7944444444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0.0222222222222221">
            <text:p>0.0222222222</text:p>
          </table:table-cell>
          <table:table-cell office:value-type="float" office:value="-0.0194444444444448">
            <text:p>-0.0194444444</text:p>
          </table:table-cell>
          <table:table-cell office:value-type="float" office:value="2.34904638961965">
            <text:p>2.3490463896</text:p>
          </table:table-cell>
          <table:table-cell office:value-type="float" office:value="0.999999998473655">
            <text:p>0.9999999985</text:p>
          </table:table-cell>
          <table:table-cell office:value-type="float" office:value="-0.00413823234653943">
            <text:p>-0.0041382323</text:p>
          </table:table-cell>
          <table:table-cell office:value-type="float" office:value="0.280693288849481">
            <text:p>0.2806932888</text:p>
          </table:table-cell>
          <table:table-cell office:value-type="float" office:value="0.522257189510567">
            <text:p>0.5222571895</text:p>
          </table:table-cell>
          <table:table-cell office:value-type="float" office:value="0.656783635213826">
            <text:p>0.6567836352</text:p>
          </table:table-cell>
          <table:table-cell office:value-type="float" office:value="0.135826346396406">
            <text:p>0.1358263464</text:p>
          </table:table-cell>
          <table:table-cell office:value-type="float" office:value="-0.662740416722586">
            <text:p>-0.6627404167</text:p>
          </table:table-cell>
          <table:table-cell office:value-type="float" office:value="-0.742278136606768">
            <text:p>-0.7422781366</text:p>
          </table:table-cell>
          <table:table-cell office:value-type="float" office:value="-0.731098415872518">
            <text:p>-0.7310984159</text:p>
          </table:table-cell>
          <table:table-cell office:value-type="float" office:value="-0.598768889480706">
            <text:p>-0.5987688895</text:p>
          </table:table-cell>
          <table:table-cell office:value-type="float" office:value="-0.279496858330526">
            <text:p>-0.2794968583</text:p>
          </table:table-cell>
          <table:table-cell office:value-type="float" office:value="-0.103169414589364">
            <text:p>-0.1031694146</text:p>
          </table:table-cell>
          <table:table-cell office:value-type="float" office:value="-0.0435729627736868">
            <text:p>-0.0435729628</text:p>
          </table:table-cell>
          <table:table-cell office:value-type="float" office:value="-0.196168920542957">
            <text:p>-0.1961689205</text:p>
          </table:table-cell>
          <table:table-cell office:value-type="float" office:value="-0.124632588498007">
            <text:p>-0.1246325885</text:p>
          </table:table-cell>
          <table:table-cell office:value-type="float" office:value="-0.0305271377950479">
            <text:p>-0.0305271378</text:p>
          </table:table-cell>
          <table:table-cell office:value-type="float" office:value="0.00746496822674114">
            <text:p>0.0074649682</text:p>
          </table:table-cell>
          <table:table-cell office:value-type="float" office:value="0.0280949298221111">
            <text:p>0.0280949298</text:p>
          </table:table-cell>
          <table:table-cell office:value-type="float" office:value="0.019579864782681">
            <text:p>0.0195798648</text:p>
          </table:table-cell>
          <table:table-cell office:value-type="float" office:value="0.00919588019539708">
            <text:p>0.0091958802</text:p>
          </table:table-cell>
          <table:table-cell office:value-type="float" office:value="-0.00919589953963673">
            <text:p>-0.0091958995</text:p>
          </table:table-cell>
          <table:table-cell office:value-type="float" office:value="-0.00843863061445749">
            <text:p>-0.00843863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7196927119948">
            <text:p>0.6571969271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94444444444444">
            <text:p>0.7944444444</text:p>
          </table:table-cell>
          <table:table-cell office:value-type="float" office:value="0.813888888888889">
            <text:p>0.8138888889</text:p>
          </table:table-cell>
          <table:table-cell office:value-type="float" office:value="0.780555555555555">
            <text:p>0.7805555556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194444444444448">
            <text:p>-0.019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16066095625434">
            <text:p>2.1606609563</text:p>
          </table:table-cell>
          <table:table-cell office:value-type="float" office:value="0.999999997627579">
            <text:p>0.9999999976</text:p>
          </table:table-cell>
          <table:table-cell office:value-type="float" office:value="0.0198773098142397">
            <text:p>0.0198773098</text:p>
          </table:table-cell>
          <table:table-cell office:value-type="float" office:value="0.304631025123841">
            <text:p>0.3046310251</text:p>
          </table:table-cell>
          <table:table-cell office:value-type="float" office:value="0.53045016156539">
            <text:p>0.5304501616</text:p>
          </table:table-cell>
          <table:table-cell office:value-type="float" office:value="0.675010381053417">
            <text:p>0.6750103811</text:p>
          </table:table-cell>
          <table:table-cell office:value-type="float" office:value="0.0587874818555769">
            <text:p>0.0587874819</text:p>
          </table:table-cell>
          <table:table-cell office:value-type="float" office:value="-0.658533424722689">
            <text:p>-0.6585334247</text:p>
          </table:table-cell>
          <table:table-cell office:value-type="float" office:value="-0.736243543591653">
            <text:p>-0.7362435436</text:p>
          </table:table-cell>
          <table:table-cell office:value-type="float" office:value="-0.724586570807134">
            <text:p>-0.7245865708</text:p>
          </table:table-cell>
          <table:table-cell office:value-type="float" office:value="-0.56618584171402">
            <text:p>-0.5661858417</text:p>
          </table:table-cell>
          <table:table-cell office:value-type="float" office:value="-0.249007707690644">
            <text:p>-0.2490077077</text:p>
          </table:table-cell>
          <table:table-cell office:value-type="float" office:value="-0.0789223949411622">
            <text:p>-0.0789223949</text:p>
          </table:table-cell>
          <table:table-cell office:value-type="float" office:value="-0.0423850648859613">
            <text:p>-0.0423850649</text:p>
          </table:table-cell>
          <table:table-cell office:value-type="float" office:value="-0.180830446568699">
            <text:p>-0.1808304466</text:p>
          </table:table-cell>
          <table:table-cell office:value-type="float" office:value="-0.0989931247228422">
            <text:p>-0.0989931247</text:p>
          </table:table-cell>
          <table:table-cell office:value-type="float" office:value="-0.00808702237568559">
            <text:p>-0.0080870224</text:p>
          </table:table-cell>
          <table:table-cell office:value-type="float" office:value="0.0079517898597461">
            <text:p>0.0079517899</text:p>
          </table:table-cell>
          <table:table-cell office:value-type="float" office:value="0.0385776067416417">
            <text:p>0.0385776067</text:p>
          </table:table-cell>
          <table:table-cell office:value-type="float" office:value="0.0372001662997359">
            <text:p>0.0372001663</text:p>
          </table:table-cell>
          <table:table-cell office:value-type="float" office:value="0.0160377789709509">
            <text:p>0.016037779</text:p>
          </table:table-cell>
          <table:table-cell office:value-type="float" office:value="-0.017065316600013">
            <text:p>-0.0170653166</text:p>
          </table:table-cell>
          <table:table-cell office:value-type="float" office:value="-0.0186065251270849">
            <text:p>-0.018606525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9013275013599">
            <text:p>0.649013275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33333333333334">
            <text:p>0.8333333333</text:p>
          </table:table-cell>
          <table:table-cell office:value-type="float" office:value="0.827777777777778">
            <text:p>0.8277777778</text:p>
          </table:table-cell>
          <table:table-cell office:value-type="float" office:value="0.825">
            <text:p>0.825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0555555555555576">
            <text:p>0.0055555556</text:p>
          </table:table-cell>
          <table:table-cell office:value-type="float" office:value="-0.00833333333333353">
            <text:p>-0.0083333333</text:p>
          </table:table-cell>
          <table:table-cell office:value-type="float" office:value="2.26454858795232">
            <text:p>2.264548588</text:p>
          </table:table-cell>
          <table:table-cell office:value-type="float" office:value="0.999999999700996">
            <text:p>0.9999999997</text:p>
          </table:table-cell>
          <table:table-cell office:value-type="float" office:value="0.0130772527489507">
            <text:p>0.0130772527</text:p>
          </table:table-cell>
          <table:table-cell office:value-type="float" office:value="0.274797745057594">
            <text:p>0.2747977451</text:p>
          </table:table-cell>
          <table:table-cell office:value-type="float" office:value="0.544094277687649">
            <text:p>0.5440942777</text:p>
          </table:table-cell>
          <table:table-cell office:value-type="float" office:value="0.705334542915347">
            <text:p>0.7053345429</text:p>
          </table:table-cell>
          <table:table-cell office:value-type="float" office:value="0.198997295585781">
            <text:p>0.1989972956</text:p>
          </table:table-cell>
          <table:table-cell office:value-type="float" office:value="-0.647669528581951">
            <text:p>-0.6476695286</text:p>
          </table:table-cell>
          <table:table-cell office:value-type="float" office:value="-0.754292643206004">
            <text:p>-0.7542926432</text:p>
          </table:table-cell>
          <table:table-cell office:value-type="float" office:value="-0.743763897337242">
            <text:p>-0.7437638973</text:p>
          </table:table-cell>
          <table:table-cell office:value-type="float" office:value="-0.622046060762187">
            <text:p>-0.6220460608</text:p>
          </table:table-cell>
          <table:table-cell office:value-type="float" office:value="-0.291278027954146">
            <text:p>-0.291278028</text:p>
          </table:table-cell>
          <table:table-cell office:value-type="float" office:value="-0.0840647222950003">
            <text:p>-0.0840647223</text:p>
          </table:table-cell>
          <table:table-cell office:value-type="float" office:value="-0.0514601289730802">
            <text:p>-0.051460129</text:p>
          </table:table-cell>
          <table:table-cell office:value-type="float" office:value="-0.203542711068562">
            <text:p>-0.2035427111</text:p>
          </table:table-cell>
          <table:table-cell office:value-type="float" office:value="-0.143046429407291">
            <text:p>-0.1430464294</text:p>
          </table:table-cell>
          <table:table-cell office:value-type="float" office:value="-0.0463067916028438">
            <text:p>-0.0463067916</text:p>
          </table:table-cell>
          <table:table-cell office:value-type="float" office:value="0.00879402595295797">
            <text:p>0.008794026</text:p>
          </table:table-cell>
          <table:table-cell office:value-type="float" office:value="0.0292218702761007">
            <text:p>0.0292218703</text:p>
          </table:table-cell>
          <table:table-cell office:value-type="float" office:value="0.0248657447068612">
            <text:p>0.0248657447</text:p>
          </table:table-cell>
          <table:table-cell office:value-type="float" office:value="0.025545668397581">
            <text:p>0.0255456684</text:p>
          </table:table-cell>
          <table:table-cell office:value-type="float" office:value="0.00685388400672649">
            <text:p>0.006853884</text:p>
          </table:table-cell>
          <table:table-cell office:value-type="float" office:value="-0.00917196534447951">
            <text:p>-0.00917196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9697392056151">
            <text:p>0.6496973921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table:number-columns-repeated="2" office:value-type="float" office:value="0.833333333333334">
            <text:p>0.8333333333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0833333333333353">
            <text:p>-0.0083333333</text:p>
          </table:table-cell>
          <table:table-cell office:value-type="float" office:value="0.00833333333333353">
            <text:p>0.0083333333</text:p>
          </table:table-cell>
          <table:table-cell office:value-type="float" office:value="2.2359488975769">
            <text:p>2.2359488976</text:p>
          </table:table-cell>
          <table:table-cell office:value-type="float" office:value="0.999999994411589">
            <text:p>0.9999999944</text:p>
          </table:table-cell>
          <table:table-cell office:value-type="float" office:value="0.0315128100086235">
            <text:p>0.03151281</text:p>
          </table:table-cell>
          <table:table-cell office:value-type="float" office:value="0.332554247842545">
            <text:p>0.3325542478</text:p>
          </table:table-cell>
          <table:table-cell office:value-type="float" office:value="0.525948795985446">
            <text:p>0.525948796</text:p>
          </table:table-cell>
          <table:table-cell office:value-type="float" office:value="0.69865042316435">
            <text:p>0.6986504232</text:p>
          </table:table-cell>
          <table:table-cell office:value-type="float" office:value="0.154971520861098">
            <text:p>0.1549715209</text:p>
          </table:table-cell>
          <table:table-cell office:value-type="float" office:value="-0.6268423240468">
            <text:p>-0.626842324</text:p>
          </table:table-cell>
          <table:table-cell office:value-type="float" office:value="-0.722226811283847">
            <text:p>-0.7222268113</text:p>
          </table:table-cell>
          <table:table-cell office:value-type="float" office:value="-0.706383968658389">
            <text:p>-0.7063839687</text:p>
          </table:table-cell>
          <table:table-cell office:value-type="float" office:value="-0.535703403878285">
            <text:p>-0.5357034039</text:p>
          </table:table-cell>
          <table:table-cell office:value-type="float" office:value="-0.204122331539003">
            <text:p>-0.2041223315</text:p>
          </table:table-cell>
          <table:table-cell office:value-type="float" office:value="-0.0636156231421191">
            <text:p>-0.0636156231</text:p>
          </table:table-cell>
          <table:table-cell office:value-type="float" office:value="-0.0402956726445038">
            <text:p>-0.0402956726</text:p>
          </table:table-cell>
          <table:table-cell office:value-type="float" office:value="-0.213857773279999">
            <text:p>-0.2138577733</text:p>
          </table:table-cell>
          <table:table-cell office:value-type="float" office:value="-0.129692543624728">
            <text:p>-0.1296925436</text:p>
          </table:table-cell>
          <table:table-cell office:value-type="float" office:value="-0.0359678533645182">
            <text:p>-0.0359678534</text:p>
          </table:table-cell>
          <table:table-cell office:value-type="float" office:value="0.00655149770683972">
            <text:p>0.0065514977</text:p>
          </table:table-cell>
          <table:table-cell office:value-type="float" office:value="0.0345333152991083">
            <text:p>0.0345333153</text:p>
          </table:table-cell>
          <table:table-cell office:value-type="float" office:value="0.0250671871478767">
            <text:p>0.0250671871</text:p>
          </table:table-cell>
          <table:table-cell office:value-type="float" office:value="0.0143369221275906">
            <text:p>0.0143369221</text:p>
          </table:table-cell>
          <table:table-cell office:value-type="float" office:value="0.00776095556622924">
            <text:p>0.0077609556</text:p>
          </table:table-cell>
          <table:table-cell office:value-type="float" office:value="-0.00967588884841109">
            <text:p>-0.00967588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0377589993404">
            <text:p>0.65037759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833333333333334">
            <text:p>0.8333333333</text:p>
          </table:table-cell>
          <table:table-cell office:value-type="float" office:value="0.825">
            <text:p>0.825</text:p>
          </table:table-cell>
          <table:table-cell office:value-type="float" office:value="0.841666666666666">
            <text:p>0.8416666667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0833333333333353">
            <text:p>0.0083333333</text:p>
          </table:table-cell>
          <table:table-cell office:value-type="float" office:value="0.00833333333333286">
            <text:p>0.0083333333</text:p>
          </table:table-cell>
          <table:table-cell office:value-type="float" office:value="2.31396548819783">
            <text:p>2.3139654882</text:p>
          </table:table-cell>
          <table:table-cell office:value-type="float" office:value="0.999999995737004">
            <text:p>0.9999999957</text:p>
          </table:table-cell>
          <table:table-cell office:value-type="float" office:value="0.00831528963907391">
            <text:p>0.0083152896</text:p>
          </table:table-cell>
          <table:table-cell office:value-type="float" office:value="0.288092451357139">
            <text:p>0.2880924514</text:p>
          </table:table-cell>
          <table:table-cell office:value-type="float" office:value="0.511509894010546">
            <text:p>0.511509894</text:p>
          </table:table-cell>
          <table:table-cell office:value-type="float" office:value="0.680021798505488">
            <text:p>0.6800217985</text:p>
          </table:table-cell>
          <table:table-cell office:value-type="float" office:value="0.0826383920028173">
            <text:p>0.082638392</text:p>
          </table:table-cell>
          <table:table-cell office:value-type="float" office:value="-0.656016372426014">
            <text:p>-0.6560163724</text:p>
          </table:table-cell>
          <table:table-cell office:value-type="float" office:value="-0.72606187151197">
            <text:p>-0.7260618715</text:p>
          </table:table-cell>
          <table:table-cell office:value-type="float" office:value="-0.716291747686823">
            <text:p>-0.7162917477</text:p>
          </table:table-cell>
          <table:table-cell office:value-type="float" office:value="-0.56396547071907">
            <text:p>-0.5639654707</text:p>
          </table:table-cell>
          <table:table-cell office:value-type="float" office:value="-0.231197481276048">
            <text:p>-0.2311974813</text:p>
          </table:table-cell>
          <table:table-cell office:value-type="float" office:value="-0.0603021914028015">
            <text:p>-0.0603021914</text:p>
          </table:table-cell>
          <table:table-cell office:value-type="float" office:value="-0.0177378345570743">
            <text:p>-0.0177378346</text:p>
          </table:table-cell>
          <table:table-cell office:value-type="float" office:value="-0.200158640689742">
            <text:p>-0.2001586407</text:p>
          </table:table-cell>
          <table:table-cell office:value-type="float" office:value="-0.118776455185998">
            <text:p>-0.1187764552</text:p>
          </table:table-cell>
          <table:table-cell office:value-type="float" office:value="-0.0201056347739794">
            <text:p>-0.0201056348</text:p>
          </table:table-cell>
          <table:table-cell office:value-type="float" office:value="0.0107845083037996">
            <text:p>0.0107845083</text:p>
          </table:table-cell>
          <table:table-cell office:value-type="float" office:value="0.0381822237255423">
            <text:p>0.0381822237</text:p>
          </table:table-cell>
          <table:table-cell office:value-type="float" office:value="0.0342564462586843">
            <text:p>0.0342564463</text:p>
          </table:table-cell>
          <table:table-cell office:value-type="float" office:value="0.0272075774357905">
            <text:p>0.0272075774</text:p>
          </table:table-cell>
          <table:table-cell office:value-type="float" office:value="0.0152186631333433">
            <text:p>0.0152186631</text:p>
          </table:table-cell>
          <table:table-cell office:value-type="float" office:value="-0.00574520512960064">
            <text:p>-0.005745205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4976117471718">
            <text:p>0.6549761175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841666666666666">
            <text:p>0.8416666667</text:p>
          </table:table-cell>
          <table:table-cell office:value-type="float" office:value="0.833333333333334">
            <text:p>0.8333333333</text:p>
          </table:table-cell>
          <table:table-cell office:value-type="float" office:value="0.836111111111111">
            <text:p>0.8361111111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0555555555555509">
            <text:p>-0.0055555556</text:p>
          </table:table-cell>
          <table:table-cell office:value-type="float" office:value="2.2757630301775">
            <text:p>2.2757630302</text:p>
          </table:table-cell>
          <table:table-cell office:value-type="float" office:value="0.99999999796672">
            <text:p>0.999999998</text:p>
          </table:table-cell>
          <table:table-cell office:value-type="float" office:value="-0.0073578175097746">
            <text:p>-0.0073578175</text:p>
          </table:table-cell>
          <table:table-cell office:value-type="float" office:value="0.266765123153558">
            <text:p>0.2667651232</text:p>
          </table:table-cell>
          <table:table-cell office:value-type="float" office:value="0.523355560611697">
            <text:p>0.5233555606</text:p>
          </table:table-cell>
          <table:table-cell office:value-type="float" office:value="0.683702567721189">
            <text:p>0.6837025677</text:p>
          </table:table-cell>
          <table:table-cell office:value-type="float" office:value="0.202141315295378">
            <text:p>0.2021413153</text:p>
          </table:table-cell>
          <table:table-cell office:value-type="float" office:value="-0.63304337786184">
            <text:p>-0.6330433779</text:p>
          </table:table-cell>
          <table:table-cell office:value-type="float" office:value="-0.736102038173336">
            <text:p>-0.7361020382</text:p>
          </table:table-cell>
          <table:table-cell office:value-type="float" office:value="-0.732899357710224">
            <text:p>-0.7328993577</text:p>
          </table:table-cell>
          <table:table-cell office:value-type="float" office:value="-0.586024001134485">
            <text:p>-0.5860240011</text:p>
          </table:table-cell>
          <table:table-cell office:value-type="float" office:value="-0.246309761518874">
            <text:p>-0.2463097615</text:p>
          </table:table-cell>
          <table:table-cell office:value-type="float" office:value="-0.0648201564529773">
            <text:p>-0.0648201565</text:p>
          </table:table-cell>
          <table:table-cell office:value-type="float" office:value="-0.0208612630640233">
            <text:p>-0.0208612631</text:p>
          </table:table-cell>
          <table:table-cell office:value-type="float" office:value="-0.204218897061635">
            <text:p>-0.2042188971</text:p>
          </table:table-cell>
          <table:table-cell office:value-type="float" office:value="-0.108230063659633">
            <text:p>-0.1082300637</text:p>
          </table:table-cell>
          <table:table-cell office:value-type="float" office:value="-0.0151934789551677">
            <text:p>-0.015193479</text:p>
          </table:table-cell>
          <table:table-cell office:value-type="float" office:value="0.00448528303865436">
            <text:p>0.004485283</text:p>
          </table:table-cell>
          <table:table-cell office:value-type="float" office:value="0.0245131531425884">
            <text:p>0.0245131531</text:p>
          </table:table-cell>
          <table:table-cell office:value-type="float" office:value="0.0356658480118017">
            <text:p>0.035665848</text:p>
          </table:table-cell>
          <table:table-cell office:value-type="float" office:value="0.0241605818983375">
            <text:p>0.0241605819</text:p>
          </table:table-cell>
          <table:table-cell office:value-type="float" office:value="-0.00211667079156497">
            <text:p>-0.0021166708</text:p>
          </table:table-cell>
          <table:table-cell office:value-type="float" office:value="-0.0138078770647115">
            <text:p>-0.013807877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1339519645508">
            <text:p>0.6513395196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36111111111111">
            <text:p>0.8361111111</text:p>
          </table:table-cell>
          <table:table-cell office:value-type="float" office:value="0.841666666666666">
            <text:p>0.8416666667</text:p>
          </table:table-cell>
          <table:table-cell office:value-type="float" office:value="0.822222222222222">
            <text:p>0.8222222222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0555555555555509">
            <text:p>-0.0055555556</text:p>
          </table:table-cell>
          <table:table-cell office:value-type="float" office:value="-0.0138888888888893">
            <text:p>-0.0138888889</text:p>
          </table:table-cell>
          <table:table-cell office:value-type="float" office:value="2.19396665559683">
            <text:p>2.1939666556</text:p>
          </table:table-cell>
          <table:table-cell office:value-type="float" office:value="0.999999999732722">
            <text:p>0.9999999997</text:p>
          </table:table-cell>
          <table:table-cell office:value-type="float" office:value="0.0295995123274979">
            <text:p>0.0295995123</text:p>
          </table:table-cell>
          <table:table-cell office:value-type="float" office:value="0.323514589805494">
            <text:p>0.3235145898</text:p>
          </table:table-cell>
          <table:table-cell office:value-type="float" office:value="0.585163002306261">
            <text:p>0.5851630023</text:p>
          </table:table-cell>
          <table:table-cell office:value-type="float" office:value="0.702703792454455">
            <text:p>0.7027037925</text:p>
          </table:table-cell>
          <table:table-cell office:value-type="float" office:value="0.0924403708260098">
            <text:p>0.0924403708</text:p>
          </table:table-cell>
          <table:table-cell office:value-type="float" office:value="-0.672625343838242">
            <text:p>-0.6726253438</text:p>
          </table:table-cell>
          <table:table-cell office:value-type="float" office:value="-0.753727287260684">
            <text:p>-0.7537272873</text:p>
          </table:table-cell>
          <table:table-cell office:value-type="float" office:value="-0.736793981086565">
            <text:p>-0.7367939811</text:p>
          </table:table-cell>
          <table:table-cell office:value-type="float" office:value="-0.590046364823671">
            <text:p>-0.5900463648</text:p>
          </table:table-cell>
          <table:table-cell office:value-type="float" office:value="-0.267958399962457">
            <text:p>-0.2679584</text:p>
          </table:table-cell>
          <table:table-cell office:value-type="float" office:value="-0.0916658691265661">
            <text:p>-0.0916658691</text:p>
          </table:table-cell>
          <table:table-cell office:value-type="float" office:value="-0.0573893221570962">
            <text:p>-0.0573893222</text:p>
          </table:table-cell>
          <table:table-cell office:value-type="float" office:value="-0.233581256918484">
            <text:p>-0.2335812569</text:p>
          </table:table-cell>
          <table:table-cell office:value-type="float" office:value="-0.145415179470781">
            <text:p>-0.1454151795</text:p>
          </table:table-cell>
          <table:table-cell office:value-type="float" office:value="-0.0554803414317231">
            <text:p>-0.0554803414</text:p>
          </table:table-cell>
          <table:table-cell office:value-type="float" office:value="0.00556879784918407">
            <text:p>0.0055687978</text:p>
          </table:table-cell>
          <table:table-cell office:value-type="float" office:value="0.0276356394538566">
            <text:p>0.0276356395</text:p>
          </table:table-cell>
          <table:table-cell office:value-type="float" office:value="0.0229769120714229">
            <text:p>0.0229769121</text:p>
          </table:table-cell>
          <table:table-cell office:value-type="float" office:value="0.0185439075760396">
            <text:p>0.0185439076</text:p>
          </table:table-cell>
          <table:table-cell office:value-type="float" office:value="0.00619872674814137">
            <text:p>0.0061987267</text:p>
          </table:table-cell>
          <table:table-cell office:value-type="float" office:value="-0.0135055476941585">
            <text:p>-0.013505547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271220216122">
            <text:p>0.6182712202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822222222222222">
            <text:p>0.8222222222</text:p>
          </table:table-cell>
          <table:table-cell office:value-type="float" office:value="0.836111111111111">
            <text:p>0.8361111111</text:p>
          </table:table-cell>
          <table:table-cell office:value-type="float" office:value="0.83888888888889">
            <text:p>0.8388888889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66666666666675">
            <text:p>0.0166666667</text:p>
          </table:table-cell>
          <table:table-cell office:value-type="float" office:value="2.22751768392831">
            <text:p>2.2275176839</text:p>
          </table:table-cell>
          <table:table-cell office:value-type="float" office:value="0.999999963225648">
            <text:p>0.9999999632</text:p>
          </table:table-cell>
          <table:table-cell office:value-type="float" office:value="0.0125229820966239">
            <text:p>0.0125229821</text:p>
          </table:table-cell>
          <table:table-cell office:value-type="float" office:value="0.311028138025027">
            <text:p>0.311028138</text:p>
          </table:table-cell>
          <table:table-cell office:value-type="float" office:value="0.592962351417409">
            <text:p>0.5929623514</text:p>
          </table:table-cell>
          <table:table-cell office:value-type="float" office:value="0.704091479959051">
            <text:p>0.70409148</text:p>
          </table:table-cell>
          <table:table-cell office:value-type="float" office:value="0.142157713639789">
            <text:p>0.1421577136</text:p>
          </table:table-cell>
          <table:table-cell office:value-type="float" office:value="-0.633466016926482">
            <text:p>-0.6334660169</text:p>
          </table:table-cell>
          <table:table-cell office:value-type="float" office:value="-0.726300093071733">
            <text:p>-0.7263000931</text:p>
          </table:table-cell>
          <table:table-cell office:value-type="float" office:value="-0.717076106558133">
            <text:p>-0.7170761066</text:p>
          </table:table-cell>
          <table:table-cell office:value-type="float" office:value="-0.590374771784505">
            <text:p>-0.5903747718</text:p>
          </table:table-cell>
          <table:table-cell office:value-type="float" office:value="-0.278311700672385">
            <text:p>-0.2783117007</text:p>
          </table:table-cell>
          <table:table-cell office:value-type="float" office:value="-0.0933646877675783">
            <text:p>-0.0933646878</text:p>
          </table:table-cell>
          <table:table-cell office:value-type="float" office:value="-0.0607039128922622">
            <text:p>-0.0607039129</text:p>
          </table:table-cell>
          <table:table-cell office:value-type="float" office:value="-0.223455167664648">
            <text:p>-0.2234551677</text:p>
          </table:table-cell>
          <table:table-cell office:value-type="float" office:value="-0.177707541115619">
            <text:p>-0.1777075411</text:p>
          </table:table-cell>
          <table:table-cell office:value-type="float" office:value="-0.103147032585469">
            <text:p>-0.1031470326</text:p>
          </table:table-cell>
          <table:table-cell office:value-type="float" office:value="-0.00917198096338212">
            <text:p>-0.009171981</text:p>
          </table:table-cell>
          <table:table-cell office:value-type="float" office:value="0.00967589936103441">
            <text:p>0.0096758994</text:p>
          </table:table-cell>
          <table:table-cell office:value-type="float" office:value="0.0311855600725952">
            <text:p>0.0311855601</text:p>
          </table:table-cell>
          <table:table-cell office:value-type="float" office:value="0.0286428027253154">
            <text:p>0.0286428027</text:p>
          </table:table-cell>
          <table:table-cell office:value-type="float" office:value="0.00471209250046623">
            <text:p>0.0047120925</text:p>
          </table:table-cell>
          <table:table-cell office:value-type="float" office:value="0.0102806217804947">
            <text:p>0.01028062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7276608155354">
            <text:p>0.6572766082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83888888888889">
            <text:p>0.8388888889</text:p>
          </table:table-cell>
          <table:table-cell office:value-type="float" office:value="0.822222222222222">
            <text:p>0.8222222222</text:p>
          </table:table-cell>
          <table:table-cell office:value-type="float" office:value="0.833333333333333">
            <text:p>0.8333333333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166666666666675">
            <text:p>0.0166666667</text:p>
          </table:table-cell>
          <table:table-cell office:value-type="float" office:value="-0.00555555555555642">
            <text:p>-0.0055555556</text:p>
          </table:table-cell>
          <table:table-cell office:value-type="float" office:value="2.32295613658137">
            <text:p>2.3229561366</text:p>
          </table:table-cell>
          <table:table-cell office:value-type="float" office:value="0.999999997517057">
            <text:p>0.9999999975</text:p>
          </table:table-cell>
          <table:table-cell office:value-type="float" office:value="-0.0105577586191171">
            <text:p>-0.0105577586</text:p>
          </table:table-cell>
          <table:table-cell office:value-type="float" office:value="0.299924647269161">
            <text:p>0.2999246473</text:p>
          </table:table-cell>
          <table:table-cell office:value-type="float" office:value="0.540126446102789">
            <text:p>0.5401264461</text:p>
          </table:table-cell>
          <table:table-cell office:value-type="float" office:value="0.700336264091062">
            <text:p>0.7003362641</text:p>
          </table:table-cell>
          <table:table-cell office:value-type="float" office:value="0.1532741235932">
            <text:p>0.1532741236</text:p>
          </table:table-cell>
          <table:table-cell office:value-type="float" office:value="-0.602388750045967">
            <text:p>-0.60238875</text:p>
          </table:table-cell>
          <table:table-cell office:value-type="float" office:value="-0.70960126031369">
            <text:p>-0.7096012603</text:p>
          </table:table-cell>
          <table:table-cell office:value-type="float" office:value="-0.714816173711018">
            <text:p>-0.7148161737</text:p>
          </table:table-cell>
          <table:table-cell office:value-type="float" office:value="-0.615013990909215">
            <text:p>-0.6150139909</text:p>
          </table:table-cell>
          <table:table-cell office:value-type="float" office:value="-0.327007144769945">
            <text:p>-0.3270071448</text:p>
          </table:table-cell>
          <table:table-cell office:value-type="float" office:value="-0.0999548971522805">
            <text:p>-0.0999548972</text:p>
          </table:table-cell>
          <table:table-cell office:value-type="float" office:value="-0.0364711625938438">
            <text:p>-0.0364711626</text:p>
          </table:table-cell>
          <table:table-cell office:value-type="float" office:value="-0.185602391596658">
            <text:p>-0.1856023916</text:p>
          </table:table-cell>
          <table:table-cell office:value-type="float" office:value="-0.116390863723173">
            <text:p>-0.1163908637</text:p>
          </table:table-cell>
          <table:table-cell office:value-type="float" office:value="-0.00183948812662482">
            <text:p>-0.0018394881</text:p>
          </table:table-cell>
          <table:table-cell office:value-type="float" office:value="0.0122710237734662">
            <text:p>0.0122710238</text:p>
          </table:table-cell>
          <table:table-cell office:value-type="float" office:value="0.0138330646586597">
            <text:p>0.0138330647</text:p>
          </table:table-cell>
          <table:table-cell office:value-type="float" office:value="0.026200392158017">
            <text:p>0.0262003922</text:p>
          </table:table-cell>
          <table:table-cell office:value-type="float" office:value="0.0182416529317588">
            <text:p>0.0182416529</text:p>
          </table:table-cell>
          <table:table-cell office:value-type="float" office:value="-0.00443489051816604">
            <text:p>-0.0044348905</text:p>
          </table:table-cell>
          <table:table-cell office:value-type="float" office:value="-0.0135055368821347">
            <text:p>-0.013505536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282288831817">
            <text:p>0.6282822888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0.83888888888889">
            <text:p>0.8388888889</text:p>
          </table:table-cell>
          <table:table-cell office:value-type="float" office:value="0.800000000000001">
            <text:p>0.8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0555555555555642">
            <text:p>-0.0055555556</text:p>
          </table:table-cell>
          <table:table-cell office:value-type="float" office:value="-0.0333333333333323">
            <text:p>-0.0333333333</text:p>
          </table:table-cell>
          <table:table-cell office:value-type="float" office:value="2.15800662044087">
            <text:p>2.1580066204</text:p>
          </table:table-cell>
          <table:table-cell office:value-type="float" office:value="0.999999884519942">
            <text:p>0.9999998845</text:p>
          </table:table-cell>
          <table:table-cell office:value-type="float" office:value="0.00645072122863755">
            <text:p>0.0064507212</text:p>
          </table:table-cell>
          <table:table-cell office:value-type="float" office:value="0.33327122621866">
            <text:p>0.3332712262</text:p>
          </table:table-cell>
          <table:table-cell office:value-type="float" office:value="0.589767051996732">
            <text:p>0.589767052</text:p>
          </table:table-cell>
          <table:table-cell office:value-type="float" office:value="0.726026130793789">
            <text:p>0.7260261308</text:p>
          </table:table-cell>
          <table:table-cell office:value-type="float" office:value="0.206367069328642">
            <text:p>0.2063670693</text:p>
          </table:table-cell>
          <table:table-cell office:value-type="float" office:value="-0.565475756911936">
            <text:p>-0.5654757569</text:p>
          </table:table-cell>
          <table:table-cell office:value-type="float" office:value="-0.684533677691943">
            <text:p>-0.6845336777</text:p>
          </table:table-cell>
          <table:table-cell office:value-type="float" office:value="-0.701553955154046">
            <text:p>-0.7015539552</text:p>
          </table:table-cell>
          <table:table-cell office:value-type="float" office:value="-0.598327491088381">
            <text:p>-0.5983274911</text:p>
          </table:table-cell>
          <table:table-cell office:value-type="float" office:value="-0.309889627952618">
            <text:p>-0.309889628</text:p>
          </table:table-cell>
          <table:table-cell office:value-type="float" office:value="-0.0784575222142749">
            <text:p>-0.0784575222</text:p>
          </table:table-cell>
          <table:table-cell office:value-type="float" office:value="-0.0303295885558579">
            <text:p>-0.0303295886</text:p>
          </table:table-cell>
          <table:table-cell office:value-type="float" office:value="-0.199771577054562">
            <text:p>-0.1997715771</text:p>
          </table:table-cell>
          <table:table-cell office:value-type="float" office:value="-0.153200295239427">
            <text:p>-0.1532002952</text:p>
          </table:table-cell>
          <table:table-cell office:value-type="float" office:value="-0.0534704213186258">
            <text:p>-0.0534704213</text:p>
          </table:table-cell>
          <table:table-cell office:value-type="float" office:value="0.00327579256568566">
            <text:p>0.0032757926</text:p>
          </table:table-cell>
          <table:table-cell office:value-type="float" office:value="0.0460050620190005">
            <text:p>0.046005062</text:p>
          </table:table-cell>
          <table:table-cell office:value-type="float" office:value="0.035842028221188">
            <text:p>0.0358420282</text:p>
          </table:table-cell>
          <table:table-cell office:value-type="float" office:value="0.050580469532338">
            <text:p>0.0505804695</text:p>
          </table:table-cell>
          <table:table-cell office:value-type="float" office:value="0.0295239975552424">
            <text:p>0.0295239976</text:p>
          </table:table-cell>
          <table:table-cell office:value-type="float" office:value="0.00997827304690779">
            <text:p>0.0099782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1579819789436">
            <text:p>0.6515798198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800000000000001">
            <text:p>0.8</text:p>
          </table:table-cell>
          <table:table-cell office:value-type="float" office:value="0.833333333333333">
            <text:p>0.8333333333</text:p>
          </table:table-cell>
          <table:table-cell office:value-type="float" office:value="0.819444444444443">
            <text:p>0.8194444444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333333333333323">
            <text:p>-0.0333333333</text:p>
          </table:table-cell>
          <table:table-cell office:value-type="float" office:value="0.0194444444444422">
            <text:p>0.0194444444</text:p>
          </table:table-cell>
          <table:table-cell office:value-type="float" office:value="2.1570335661078">
            <text:p>2.1570335661</text:p>
          </table:table-cell>
          <table:table-cell office:value-type="float" office:value="0.999999996913253">
            <text:p>0.9999999969</text:p>
          </table:table-cell>
          <table:table-cell office:value-type="float" office:value="0.0278874386885666">
            <text:p>0.0278874387</text:p>
          </table:table-cell>
          <table:table-cell office:value-type="float" office:value="0.35565577420661">
            <text:p>0.3556557742</text:p>
          </table:table-cell>
          <table:table-cell office:value-type="float" office:value="0.578462341271111">
            <text:p>0.5784623413</text:p>
          </table:table-cell>
          <table:table-cell office:value-type="float" office:value="0.728045559783035">
            <text:p>0.7280455598</text:p>
          </table:table-cell>
          <table:table-cell office:value-type="float" office:value="0.262476736854048">
            <text:p>0.2624767369</text:p>
          </table:table-cell>
          <table:table-cell office:value-type="float" office:value="-0.552587793875211">
            <text:p>-0.5525877939</text:p>
          </table:table-cell>
          <table:table-cell office:value-type="float" office:value="-0.687946598240256">
            <text:p>-0.6879465982</text:p>
          </table:table-cell>
          <table:table-cell office:value-type="float" office:value="-0.696866044313115">
            <text:p>-0.6968660443</text:p>
          </table:table-cell>
          <table:table-cell office:value-type="float" office:value="-0.594952009772384">
            <text:p>-0.5949520098</text:p>
          </table:table-cell>
          <table:table-cell office:value-type="float" office:value="-0.292107958117018">
            <text:p>-0.2921079581</text:p>
          </table:table-cell>
          <table:table-cell office:value-type="float" office:value="-0.0825632728614791">
            <text:p>-0.0825632729</text:p>
          </table:table-cell>
          <table:table-cell office:value-type="float" office:value="-0.0321421120805608">
            <text:p>-0.0321421121</text:p>
          </table:table-cell>
          <table:table-cell office:value-type="float" office:value="-0.225847812660108">
            <text:p>-0.2258478127</text:p>
          </table:table-cell>
          <table:table-cell office:value-type="float" office:value="-0.172235891949607">
            <text:p>-0.1722358919</text:p>
          </table:table-cell>
          <table:table-cell office:value-type="float" office:value="-0.0657234285002475">
            <text:p>-0.0657234285</text:p>
          </table:table-cell>
          <table:table-cell office:value-type="float" office:value="-0.00108352445231352">
            <text:p>-0.0010835245</text:p>
          </table:table-cell>
          <table:table-cell office:value-type="float" office:value="0.038056436331191">
            <text:p>0.0380564363</text:p>
          </table:table-cell>
          <table:table-cell office:value-type="float" office:value="0.0127245144541654">
            <text:p>0.0127245145</text:p>
          </table:table-cell>
          <table:table-cell office:value-type="float" office:value="0.0314372719530027">
            <text:p>0.031437272</text:p>
          </table:table-cell>
          <table:table-cell office:value-type="float" office:value="0.0104821549244958">
            <text:p>0.0104821549</text:p>
          </table:table-cell>
          <table:table-cell office:value-type="float" office:value="-0.00645072002713232">
            <text:p>-0.0064507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087784757133">
            <text:p>0.6170877848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1.21944444444444">
            <text:p>1.2194444444</text:p>
          </table:table-cell>
          <table:table-cell office:value-type="float" office:value="1.14166666666667">
            <text:p>1.1416666667</text:p>
          </table:table-cell>
          <table:table-cell office:value-type="float" office:value="1.17222222222222">
            <text:p>1.1722222222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0.077777777777778">
            <text:p>0.0777777778</text:p>
          </table:table-cell>
          <table:table-cell office:value-type="float" office:value="-0.0472222222222225">
            <text:p>-0.0472222222</text:p>
          </table:table-cell>
          <table:table-cell office:value-type="float" office:value="1.73822484857889">
            <text:p>1.7382248486</text:p>
          </table:table-cell>
          <table:table-cell office:value-type="float" office:value="0.999967923050167">
            <text:p>0.9999679231</text:p>
          </table:table-cell>
          <table:table-cell office:value-type="float" office:value="0.125117116916624">
            <text:p>0.1251171169</text:p>
          </table:table-cell>
          <table:table-cell office:value-type="float" office:value="0.146384274097994">
            <text:p>0.1463842741</text:p>
          </table:table-cell>
          <table:table-cell office:value-type="float" office:value="0.580247165115905">
            <text:p>0.5802471651</text:p>
          </table:table-cell>
          <table:table-cell office:value-type="float" office:value="0.761594155955765">
            <text:p>0.761594156</text:p>
          </table:table-cell>
          <table:table-cell office:value-type="float" office:value="0.624024651112185">
            <text:p>0.6240246511</text:p>
          </table:table-cell>
          <table:table-cell office:value-type="float" office:value="0.224492668123039">
            <text:p>0.2244926681</text:p>
          </table:table-cell>
          <table:table-cell office:value-type="float" office:value="-0.0399278884533336">
            <text:p>-0.0399278885</text:p>
          </table:table-cell>
          <table:table-cell office:value-type="float" office:value="-0.0348814696480139">
            <text:p>-0.0348814696</text:p>
          </table:table-cell>
          <table:table-cell office:value-type="float" office:value="-0.0107671799697895">
            <text:p>-0.01076718</text:p>
          </table:table-cell>
          <table:table-cell office:value-type="float" office:value="-0.00396351096692227">
            <text:p>-0.003963511</text:p>
          </table:table-cell>
          <table:table-cell office:value-type="float" office:value="-0.00944613629759428">
            <text:p>-0.0094461363</text:p>
          </table:table-cell>
          <table:table-cell office:value-type="float" office:value="-0.00746451276673832">
            <text:p>-0.0074645128</text:p>
          </table:table-cell>
          <table:table-cell office:value-type="float" office:value="-0.0789737735641842">
            <text:p>-0.0789737736</text:p>
          </table:table-cell>
          <table:table-cell office:value-type="float" office:value="-0.0509533336383589">
            <text:p>-0.0509533336</text:p>
          </table:table-cell>
          <table:table-cell office:value-type="float" office:value="-0.0111634911884192">
            <text:p>-0.0111634912</text:p>
          </table:table-cell>
          <table:table-cell office:value-type="float" office:value="0.0187915553310274">
            <text:p>0.0187915553</text:p>
          </table:table-cell>
          <table:table-cell office:value-type="float" office:value="0.0607653073750436">
            <text:p>0.0607653074</text:p>
          </table:table-cell>
          <table:table-cell office:value-type="float" office:value="0.060962754536543">
            <text:p>0.0609627545</text:p>
          </table:table-cell>
          <table:table-cell office:value-type="float" office:value="0.0282656829898098">
            <text:p>0.028265683</text:p>
          </table:table-cell>
          <table:table-cell office:value-type="float" office:value="-0.00264235069407026">
            <text:p>-0.0026423507</text:p>
          </table:table-cell>
          <table:table-cell office:value-type="float" office:value="-0.0286617213332312">
            <text:p>-0.02866172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056170606451">
            <text:p>0.6110561706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1.17222222222222">
            <text:p>1.1722222222</text:p>
          </table:table-cell>
          <table:table-cell office:value-type="float" office:value="1.21944444444444">
            <text:p>1.2194444444</text:p>
          </table:table-cell>
          <table:table-cell office:value-type="float" office:value="1.225">
            <text:p>1.225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-0.0472222222222225">
            <text:p>-0.0472222222</text:p>
          </table:table-cell>
          <table:table-cell office:value-type="float" office:value="0.052777777777778">
            <text:p>0.0527777778</text:p>
          </table:table-cell>
          <table:table-cell office:value-type="float" office:value="1.38845650636011">
            <text:p>1.3884565064</text:p>
          </table:table-cell>
          <table:table-cell office:value-type="float" office:value="0.999649571285078">
            <text:p>0.9996495713</text:p>
          </table:table-cell>
          <table:table-cell office:value-type="float" office:value="0.0626737245206568">
            <text:p>0.0626737245</text:p>
          </table:table-cell>
          <table:table-cell office:value-type="float" office:value="0.181734577463369">
            <text:p>0.1817345775</text:p>
          </table:table-cell>
          <table:table-cell office:value-type="float" office:value="0.575318510198048">
            <text:p>0.5753185102</text:p>
          </table:table-cell>
          <table:table-cell office:value-type="float" office:value="0.696583250919198">
            <text:p>0.6965832509</text:p>
          </table:table-cell>
          <table:table-cell office:value-type="float" office:value="0.533027824264624">
            <text:p>0.5330278243</text:p>
          </table:table-cell>
          <table:table-cell office:value-type="float" office:value="0.165188607008916">
            <text:p>0.165188607</text:p>
          </table:table-cell>
          <table:table-cell office:value-type="float" office:value="-0.0442635598271645">
            <text:p>-0.0442635598</text:p>
          </table:table-cell>
          <table:table-cell office:value-type="float" office:value="-0.0219445498661732">
            <text:p>-0.0219445499</text:p>
          </table:table-cell>
          <table:table-cell office:value-type="float" office:value="0.000181661868590366">
            <text:p>0.0001816619</text:p>
          </table:table-cell>
          <table:table-cell office:value-type="float" office:value="-0.00464060174526493">
            <text:p>-0.0046406017</text:p>
          </table:table-cell>
          <table:table-cell office:value-type="float" office:value="-0.000792706178346259">
            <text:p>-0.0007927062</text:p>
          </table:table-cell>
          <table:table-cell office:value-type="float" office:value="-0.00977640954222969">
            <text:p>-0.0097764095</text:p>
          </table:table-cell>
          <table:table-cell office:value-type="float" office:value="-0.0930711358678915">
            <text:p>-0.0930711359</text:p>
          </table:table-cell>
          <table:table-cell office:value-type="float" office:value="-0.075690587545298">
            <text:p>-0.0756905875</text:p>
          </table:table-cell>
          <table:table-cell office:value-type="float" office:value="-0.0379656265996653">
            <text:p>-0.0379656266</text:p>
          </table:table-cell>
          <table:table-cell office:value-type="float" office:value="0.0107011389553364">
            <text:p>0.010701139</text:p>
          </table:table-cell>
          <table:table-cell office:value-type="float" office:value="0.0668508685584701">
            <text:p>0.0668508686</text:p>
          </table:table-cell>
          <table:table-cell office:value-type="float" office:value="0.0813038295462767">
            <text:p>0.0813038295</text:p>
          </table:table-cell>
          <table:table-cell office:value-type="float" office:value="0.0589552103422737">
            <text:p>0.0589552103</text:p>
          </table:table-cell>
          <table:table-cell office:value-type="float" office:value="0.0175863820635782">
            <text:p>0.0175863821</text:p>
          </table:table-cell>
          <table:table-cell office:value-type="float" office:value="-0.0178670432162297">
            <text:p>-0.017867043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745180678258">
            <text:p>0.6117451807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1.225">
            <text:p>1.225</text:p>
          </table:table-cell>
          <table:table-cell office:value-type="float" office:value="1.17222222222222">
            <text:p>1.1722222222</text:p>
          </table:table-cell>
          <table:table-cell office:value-type="float" office:value="1.16944444444444">
            <text:p>1.1694444444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0.052777777777778">
            <text:p>0.0527777778</text:p>
          </table:table-cell>
          <table:table-cell office:value-type="float" office:value="-0.0555555555555558">
            <text:p>-0.0555555556</text:p>
          </table:table-cell>
          <table:table-cell office:value-type="float" office:value="1.5965294552051">
            <text:p>1.5965294552</text:p>
          </table:table-cell>
          <table:table-cell office:value-type="float" office:value="0.999979110465572">
            <text:p>0.9999791105</text:p>
          </table:table-cell>
          <table:table-cell office:value-type="float" office:value="0.0924162101242123">
            <text:p>0.0924162101</text:p>
          </table:table-cell>
          <table:table-cell office:value-type="float" office:value="0.225229606860351">
            <text:p>0.2252296069</text:p>
          </table:table-cell>
          <table:table-cell office:value-type="float" office:value="0.62323748627777">
            <text:p>0.6232374863</text:p>
          </table:table-cell>
          <table:table-cell office:value-type="float" office:value="0.751222996527252">
            <text:p>0.7512229965</text:p>
          </table:table-cell>
          <table:table-cell office:value-type="float" office:value="0.625454455346583">
            <text:p>0.6254544553</text:p>
          </table:table-cell>
          <table:table-cell office:value-type="float" office:value="0.256124759784424">
            <text:p>0.2561247598</text:p>
          </table:table-cell>
          <table:table-cell office:value-type="float" office:value="-0.0424503722707836">
            <text:p>-0.0424503723</text:p>
          </table:table-cell>
          <table:table-cell office:value-type="float" office:value="-0.043175691542094">
            <text:p>-0.0431756915</text:p>
          </table:table-cell>
          <table:table-cell office:value-type="float" office:value="-0.0196830275549819">
            <text:p>-0.0196830276</text:p>
          </table:table-cell>
          <table:table-cell office:value-type="float" office:value="-0.0229184395355342">
            <text:p>-0.0229184395</text:p>
          </table:table-cell>
          <table:table-cell office:value-type="float" office:value="-0.0216639449867264">
            <text:p>-0.021663945</text:p>
          </table:table-cell>
          <table:table-cell office:value-type="float" office:value="-0.0299817703477746">
            <text:p>-0.0299817703</text:p>
          </table:table-cell>
          <table:table-cell office:value-type="float" office:value="-0.105498438140319">
            <text:p>-0.1054984381</text:p>
          </table:table-cell>
          <table:table-cell office:value-type="float" office:value="-0.0770697444769565">
            <text:p>-0.0770697445</text:p>
          </table:table-cell>
          <table:table-cell office:value-type="float" office:value="-0.0283977088280972">
            <text:p>-0.0283977088</text:p>
          </table:table-cell>
          <table:table-cell office:value-type="float" office:value="0.0249650786944649">
            <text:p>0.0249650787</text:p>
          </table:table-cell>
          <table:table-cell office:value-type="float" office:value="0.0677386128122561">
            <text:p>0.0677386128</text:p>
          </table:table-cell>
          <table:table-cell office:value-type="float" office:value="0.0597122033682769">
            <text:p>0.0597122034</text:p>
          </table:table-cell>
          <table:table-cell office:value-type="float" office:value="0.028513200133818">
            <text:p>0.0285132001</text:p>
          </table:table-cell>
          <table:table-cell office:value-type="float" office:value="-0.00929752872408629">
            <text:p>-0.0092975287</text:p>
          </table:table-cell>
          <table:table-cell office:value-type="float" office:value="-0.0299817632667915">
            <text:p>-0.029981763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580189063924">
            <text:p>0.6125801891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1.16944444444444">
            <text:p>1.1694444444</text:p>
          </table:table-cell>
          <table:table-cell office:value-type="float" office:value="1.225">
            <text:p>1.225</text:p>
          </table:table-cell>
          <table:table-cell office:value-type="float" office:value="1.24444444444444">
            <text:p>1.2444444444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-0.0555555555555558">
            <text:p>-0.0555555556</text:p>
          </table:table-cell>
          <table:table-cell office:value-type="float" office:value="0.0750000000000002">
            <text:p>0.075</text:p>
          </table:table-cell>
          <table:table-cell office:value-type="float" office:value="1.37240449924738">
            <text:p>1.3724044992</text:p>
          </table:table-cell>
          <table:table-cell office:value-type="float" office:value="0.999781530413145">
            <text:p>0.9997815304</text:p>
          </table:table-cell>
          <table:table-cell office:value-type="float" office:value="0.0597122139614021">
            <text:p>0.059712214</text:p>
          </table:table-cell>
          <table:table-cell office:value-type="float" office:value="0.186202201538605">
            <text:p>0.1862022015</text:p>
          </table:table-cell>
          <table:table-cell office:value-type="float" office:value="0.566636830488687">
            <text:p>0.5666368305</text:p>
          </table:table-cell>
          <table:table-cell office:value-type="float" office:value="0.705327543591012">
            <text:p>0.7053275436</text:p>
          </table:table-cell>
          <table:table-cell office:value-type="float" office:value="0.575196965787024">
            <text:p>0.5751969658</text:p>
          </table:table-cell>
          <table:table-cell office:value-type="float" office:value="0.177691300828426">
            <text:p>0.1776913008</text:p>
          </table:table-cell>
          <table:table-cell office:value-type="float" office:value="-0.0383614042657853">
            <text:p>-0.0383614043</text:p>
          </table:table-cell>
          <table:table-cell office:value-type="float" office:value="-0.0161169918150537">
            <text:p>-0.0161169918</text:p>
          </table:table-cell>
          <table:table-cell office:value-type="float" office:value="-0.00264235856885287">
            <text:p>-0.0026423586</text:p>
          </table:table-cell>
          <table:table-cell office:value-type="float" office:value="-0.0124184536069696">
            <text:p>-0.0124184536</text:p>
          </table:table-cell>
          <table:table-cell office:value-type="float" office:value="-0.0082571944963753">
            <text:p>-0.0082571945</text:p>
          </table:table-cell>
          <table:table-cell office:value-type="float" office:value="-0.0108332563229215">
            <text:p>-0.0108332563</text:p>
          </table:table-cell>
          <table:table-cell office:value-type="float" office:value="-0.0814022698640599">
            <text:p>-0.0814022699</text:p>
          </table:table-cell>
          <table:table-cell office:value-type="float" office:value="-0.0572763920097231">
            <text:p>-0.057276392</text:p>
          </table:table-cell>
          <table:table-cell office:value-type="float" office:value="-0.015654696483393">
            <text:p>-0.0156546965</text:p>
          </table:table-cell>
          <table:table-cell office:value-type="float" office:value="0.0213007794750644">
            <text:p>0.0213007795</text:p>
          </table:table-cell>
          <table:table-cell office:value-type="float" office:value="0.0628711159015958">
            <text:p>0.0628711159</text:p>
          </table:table-cell>
          <table:table-cell office:value-type="float" office:value="0.0787112009888731">
            <text:p>0.078711201</text:p>
          </table:table-cell>
          <table:table-cell office:value-type="float" office:value="0.053456720691208">
            <text:p>0.0534567207</text:p>
          </table:table-cell>
          <table:table-cell office:value-type="float" office:value="0.010899291637154">
            <text:p>0.0108992916</text:p>
          </table:table-cell>
          <table:table-cell office:value-type="float" office:value="-0.0149777402032912">
            <text:p>-0.014977740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212656354545">
            <text:p>0.6112126564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1.24444444444444">
            <text:p>1.2444444444</text:p>
          </table:table-cell>
          <table:table-cell office:value-type="float" office:value="1.16944444444444">
            <text:p>1.1694444444</text:p>
          </table:table-cell>
          <table:table-cell office:value-type="float" office:value="1.19444444444445">
            <text:p>1.1944444444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0.0750000000000002">
            <text:p>0.075</text:p>
          </table:table-cell>
          <table:table-cell office:value-type="float" office:value="-0.0499999999999989">
            <text:p>-0.05</text:p>
          </table:table-cell>
          <table:table-cell office:value-type="float" office:value="1.63863731047">
            <text:p>1.6386373105</text:p>
          </table:table-cell>
          <table:table-cell office:value-type="float" office:value="0.999977032520966">
            <text:p>0.9999770325</text:p>
          </table:table-cell>
          <table:table-cell office:value-type="float" office:value="0.0744425540500833">
            <text:p>0.0744425541</text:p>
          </table:table-cell>
          <table:table-cell office:value-type="float" office:value="0.235769022572865">
            <text:p>0.2357690226</text:p>
          </table:table-cell>
          <table:table-cell office:value-type="float" office:value="0.627941528415604">
            <text:p>0.6279415284</text:p>
          </table:table-cell>
          <table:table-cell office:value-type="float" office:value="0.753273437950139">
            <text:p>0.753273438</text:p>
          </table:table-cell>
          <table:table-cell office:value-type="float" office:value="0.611825881375029">
            <text:p>0.6118258814</text:p>
          </table:table-cell>
          <table:table-cell office:value-type="float" office:value="0.233271993910759">
            <text:p>0.2332719939</text:p>
          </table:table-cell>
          <table:table-cell office:value-type="float" office:value="-0.0360525462419711">
            <text:p>-0.0360525462</text:p>
          </table:table-cell>
          <table:table-cell office:value-type="float" office:value="-0.0568319414640353">
            <text:p>-0.0568319415</text:p>
          </table:table-cell>
          <table:table-cell office:value-type="float" office:value="-0.0282656900715014">
            <text:p>-0.0282656901</text:p>
          </table:table-cell>
          <table:table-cell office:value-type="float" office:value="-0.031433687569817">
            <text:p>-0.0314336876</text:p>
          </table:table-cell>
          <table:table-cell office:value-type="float" office:value="-0.0323575707198771">
            <text:p>-0.0323575707</text:p>
          </table:table-cell>
          <table:table-cell office:value-type="float" office:value="-0.0388890755142374">
            <text:p>-0.0388890755</text:p>
          </table:table-cell>
          <table:table-cell office:value-type="float" office:value="-0.116654995252144">
            <text:p>-0.1166549953</text:p>
          </table:table-cell>
          <table:table-cell office:value-type="float" office:value="-0.0794333082627918">
            <text:p>-0.0794333083</text:p>
          </table:table-cell>
          <table:table-cell office:value-type="float" office:value="-0.02344661381064">
            <text:p>-0.0234466138</text:p>
          </table:table-cell>
          <table:table-cell office:value-type="float" office:value="0.0339412479718113">
            <text:p>0.033941248</text:p>
          </table:table-cell>
          <table:table-cell office:value-type="float" office:value="0.0683304039816077">
            <text:p>0.068330404</text:p>
          </table:table-cell>
          <table:table-cell office:value-type="float" office:value="0.057078860964493">
            <text:p>0.057078861</text:p>
          </table:table-cell>
          <table:table-cell office:value-type="float" office:value="0.0160839725206714">
            <text:p>0.0160839725</text:p>
          </table:table-cell>
          <table:table-cell office:value-type="float" office:value="-0.0155060788674931">
            <text:p>-0.0155060789</text:p>
          </table:table-cell>
          <table:table-cell office:value-type="float" office:value="-0.0274735916083678">
            <text:p>-0.02747359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003381185791">
            <text:p>0.6120033812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1.19444444444445">
            <text:p>1.1944444444</text:p>
          </table:table-cell>
          <table:table-cell office:value-type="float" office:value="1.24444444444444">
            <text:p>1.2444444444</text:p>
          </table:table-cell>
          <table:table-cell office:value-type="float" office:value="1.23055555555555">
            <text:p>1.2305555556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-0.0499999999999989">
            <text:p>-0.05</text:p>
          </table:table-cell>
          <table:table-cell office:value-type="float" office:value="0.0361111111111088">
            <text:p>0.0361111111</text:p>
          </table:table-cell>
          <table:table-cell office:value-type="float" office:value="1.29544646613051">
            <text:p>1.2954464661</text:p>
          </table:table-cell>
          <table:table-cell office:value-type="float" office:value="0.999973376054154">
            <text:p>0.9999733761</text:p>
          </table:table-cell>
          <table:table-cell office:value-type="float" office:value="0.0433075425770157">
            <text:p>0.0433075426</text:p>
          </table:table-cell>
          <table:table-cell office:value-type="float" office:value="0.203867457752899">
            <text:p>0.2038674578</text:p>
          </table:table-cell>
          <table:table-cell office:value-type="float" office:value="0.605536326841112">
            <text:p>0.6055363268</text:p>
          </table:table-cell>
          <table:table-cell office:value-type="float" office:value="0.739824920651835">
            <text:p>0.7398249207</text:p>
          </table:table-cell>
          <table:table-cell office:value-type="float" office:value="0.636565568593113">
            <text:p>0.6365655686</text:p>
          </table:table-cell>
          <table:table-cell office:value-type="float" office:value="0.305325190381792">
            <text:p>0.3053251904</text:p>
          </table:table-cell>
          <table:table-cell office:value-type="float" office:value="-0.000644084446780213">
            <text:p>-0.0006440844</text:p>
          </table:table-cell>
          <table:table-cell office:value-type="float" office:value="-0.0341392020018728">
            <text:p>-0.034139202</text:p>
          </table:table-cell>
          <table:table-cell office:value-type="float" office:value="-0.00997458412337238">
            <text:p>-0.0099745841</text:p>
          </table:table-cell>
          <table:table-cell office:value-type="float" office:value="-0.00290660300611512">
            <text:p>-0.002906603</text:p>
          </table:table-cell>
          <table:table-cell office:value-type="float" office:value="-0.00720031751215011">
            <text:p>-0.0072003175</text:p>
          </table:table-cell>
          <table:table-cell office:value-type="float" office:value="-0.00858746616132045">
            <text:p>-0.0085874662</text:p>
          </table:table-cell>
          <table:table-cell office:value-type="float" office:value="-0.0761503608860755">
            <text:p>-0.0761503609</text:p>
          </table:table-cell>
          <table:table-cell office:value-type="float" office:value="-0.0475925189247136">
            <text:p>-0.0475925189</text:p>
          </table:table-cell>
          <table:table-cell office:value-type="float" office:value="-0.00236161666123969">
            <text:p>-0.0023616167</text:p>
          </table:table-cell>
          <table:table-cell office:value-type="float" office:value="0.0488941316086751">
            <text:p>0.0488941316</text:p>
          </table:table-cell>
          <table:table-cell office:value-type="float" office:value="0.0750994467508821">
            <text:p>0.0750994468</text:p>
          </table:table-cell>
          <table:table-cell office:value-type="float" office:value="0.0632001009256951">
            <text:p>0.0632001009</text:p>
          </table:table-cell>
          <table:table-cell office:value-type="float" office:value="0.0297342633787105">
            <text:p>0.0297342634</text:p>
          </table:table-cell>
          <table:table-cell office:value-type="float" office:value="-0.00891771154265197">
            <text:p>-0.0089177115</text:p>
          </table:table-cell>
          <table:table-cell office:value-type="float" office:value="-0.0248330476007123">
            <text:p>-0.02483304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139371804637">
            <text:p>0.6141393718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1.19166666666667">
            <text:p>1.1916666667</text:p>
          </table:table-cell>
          <table:table-cell office:value-type="float" office:value="1.20277777777778">
            <text:p>1.2027777778</text:p>
          </table:table-cell>
          <table:table-cell office:value-type="float" office:value="1.18333333333333">
            <text:p>1.1833333333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-0.00833333333333353">
            <text:p>-0.0083333333</text:p>
          </table:table-cell>
          <table:table-cell office:value-type="float" office:value="1.4488167177643">
            <text:p>1.4488167178</text:p>
          </table:table-cell>
          <table:table-cell office:value-type="float" office:value="0.999900816689547">
            <text:p>0.9999008167</text:p>
          </table:table-cell>
          <table:table-cell office:value-type="float" office:value="0.0169615702783583">
            <text:p>0.0169615703</text:p>
          </table:table-cell>
          <table:table-cell office:value-type="float" office:value="0.216194051217362">
            <text:p>0.2161940512</text:p>
          </table:table-cell>
          <table:table-cell office:value-type="float" office:value="0.586468377852633">
            <text:p>0.5864683779</text:p>
          </table:table-cell>
          <table:table-cell office:value-type="float" office:value="0.710576690302585">
            <text:p>0.7105766903</text:p>
          </table:table-cell>
          <table:table-cell office:value-type="float" office:value="0.599612636895521">
            <text:p>0.5996126369</text:p>
          </table:table-cell>
          <table:table-cell office:value-type="float" office:value="0.263319289045516">
            <text:p>0.263319289</text:p>
          </table:table-cell>
          <table:table-cell office:value-type="float" office:value="-0.0117444893681709">
            <text:p>-0.0117444894</text:p>
          </table:table-cell>
          <table:table-cell office:value-type="float" office:value="-0.0312656932939173">
            <text:p>-0.0312656933</text:p>
          </table:table-cell>
          <table:table-cell office:value-type="float" office:value="-0.00695744157321632">
            <text:p>-0.0069574416</text:p>
          </table:table-cell>
          <table:table-cell office:value-type="float" office:value="-0.0125891913248164">
            <text:p>-0.0125891913</text:p>
          </table:table-cell>
          <table:table-cell office:value-type="float" office:value="-0.0102703112552146">
            <text:p>-0.0102703113</text:p>
          </table:table-cell>
          <table:table-cell office:value-type="float" office:value="-0.0174252478599054">
            <text:p>-0.0174252479</text:p>
          </table:table-cell>
          <table:table-cell office:value-type="float" office:value="-0.0830998490862414">
            <text:p>-0.0830998491</text:p>
          </table:table-cell>
          <table:table-cell office:value-type="float" office:value="-0.0538854068614313">
            <text:p>-0.0538854069</text:p>
          </table:table-cell>
          <table:table-cell office:value-type="float" office:value="-0.00318059407131777">
            <text:p>-0.0031805941</text:p>
          </table:table-cell>
          <table:table-cell office:value-type="float" office:value="0.0442344331425508">
            <text:p>0.0442344331</text:p>
          </table:table-cell>
          <table:table-cell office:value-type="float" office:value="0.0721666630188078">
            <text:p>0.072166663</text:p>
          </table:table-cell>
          <table:table-cell office:value-type="float" office:value="0.0689359693753562">
            <text:p>0.0689359694</text:p>
          </table:table-cell>
          <table:table-cell office:value-type="float" office:value="0.0312325707714227">
            <text:p>0.0312325708</text:p>
          </table:table-cell>
          <table:table-cell office:value-type="float" office:value="-0.00646049909323776">
            <text:p>-0.0064604991</text:p>
          </table:table-cell>
          <table:table-cell office:value-type="float" office:value="-0.0270781549063069">
            <text:p>-0.027078154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713408164792">
            <text:p>0.6177134082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1.18333333333333">
            <text:p>1.1833333333</text:p>
          </table:table-cell>
          <table:table-cell office:value-type="float" office:value="1.19166666666667">
            <text:p>1.1916666667</text:p>
          </table:table-cell>
          <table:table-cell office:value-type="float" office:value="1.12222222222222">
            <text:p>1.1222222222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0833333333333353">
            <text:p>-0.0083333333</text:p>
          </table:table-cell>
          <table:table-cell office:value-type="float" office:value="-0.0611111111111105">
            <text:p>-0.0611111111</text:p>
          </table:table-cell>
          <table:table-cell office:value-type="float" office:value="1.45336207725242">
            <text:p>1.4533620773</text:p>
          </table:table-cell>
          <table:table-cell office:value-type="float" office:value="0.999990461765723">
            <text:p>0.9999904618</text:p>
          </table:table-cell>
          <table:table-cell office:value-type="float" office:value="0.0651760346802737">
            <text:p>0.0651760347</text:p>
          </table:table-cell>
          <table:table-cell office:value-type="float" office:value="0.326524074559234">
            <text:p>0.3265240746</text:p>
          </table:table-cell>
          <table:table-cell office:value-type="float" office:value="0.65922340662322">
            <text:p>0.6592234066</text:p>
          </table:table-cell>
          <table:table-cell office:value-type="float" office:value="0.757345805011768">
            <text:p>0.757345805</text:p>
          </table:table-cell>
          <table:table-cell office:value-type="float" office:value="0.617693474708489">
            <text:p>0.6176934747</text:p>
          </table:table-cell>
          <table:table-cell office:value-type="float" office:value="0.248628979956965">
            <text:p>0.24862898</text:p>
          </table:table-cell>
          <table:table-cell office:value-type="float" office:value="-0.021035223612711">
            <text:p>-0.0210352236</text:p>
          </table:table-cell>
          <table:table-cell office:value-type="float" office:value="-0.0494246254355255">
            <text:p>-0.0494246254</text:p>
          </table:table-cell>
          <table:table-cell office:value-type="float" office:value="-0.0196774090353608">
            <text:p>-0.019677409</text:p>
          </table:table-cell>
          <table:table-cell office:value-type="float" office:value="-0.0176239882306329">
            <text:p>-0.0176239882</text:p>
          </table:table-cell>
          <table:table-cell office:value-type="float" office:value="-0.020406001079064">
            <text:p>-0.0204060011</text:p>
          </table:table-cell>
          <table:table-cell office:value-type="float" office:value="-0.0160341413071786">
            <text:p>-0.0160341413</text:p>
          </table:table-cell>
          <table:table-cell office:value-type="float" office:value="-0.0997237338481511">
            <text:p>-0.0997237338</text:p>
          </table:table-cell>
          <table:table-cell office:value-type="float" office:value="-0.0680786104489033">
            <text:p>-0.0680786104</text:p>
          </table:table-cell>
          <table:table-cell office:value-type="float" office:value="-0.0134670250037697">
            <text:p>-0.013467025</text:p>
          </table:table-cell>
          <table:table-cell office:value-type="float" office:value="0.0248598532617845">
            <text:p>0.0248598533</text:p>
          </table:table-cell>
          <table:table-cell office:value-type="float" office:value="0.0624703096866777">
            <text:p>0.0624703097</text:p>
          </table:table-cell>
          <table:table-cell office:value-type="float" office:value="0.0600277994884528">
            <text:p>0.0600277995</text:p>
          </table:table-cell>
          <table:table-cell office:value-type="float" office:value="0.0276078483184017">
            <text:p>0.0276078483</text:p>
          </table:table-cell>
          <table:table-cell office:value-type="float" office:value="-0.00646049593372888">
            <text:p>-0.0064604959</text:p>
          </table:table-cell>
          <table:table-cell office:value-type="float" office:value="-0.0222605050112628">
            <text:p>-0.02226050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176610053249">
            <text:p>0.6091766101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1.12222222222222">
            <text:p>1.1222222222</text:p>
          </table:table-cell>
          <table:table-cell office:value-type="float" office:value="1.18333333333333">
            <text:p>1.1833333333</text:p>
          </table:table-cell>
          <table:table-cell office:value-type="float" office:value="1.17222222222222">
            <text:p>1.1722222222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611111111111105">
            <text:p>-0.0611111111</text:p>
          </table:table-cell>
          <table:table-cell office:value-type="float" office:value="0.0499999999999989">
            <text:p>0.05</text:p>
          </table:table-cell>
          <table:table-cell office:value-type="float" office:value="1.48156649689264">
            <text:p>1.4815664969</text:p>
          </table:table-cell>
          <table:table-cell office:value-type="float" office:value="0.999896233460301">
            <text:p>0.9998962335</text:p>
          </table:table-cell>
          <table:table-cell office:value-type="float" office:value="0.0899395176028639">
            <text:p>0.0899395176</text:p>
          </table:table-cell>
          <table:table-cell office:value-type="float" office:value="0.138714882315028">
            <text:p>0.1387148823</text:p>
          </table:table-cell>
          <table:table-cell office:value-type="float" office:value="0.567395660918626">
            <text:p>0.5673956609</text:p>
          </table:table-cell>
          <table:table-cell office:value-type="float" office:value="0.724918542449382">
            <text:p>0.7249185424</text:p>
          </table:table-cell>
          <table:table-cell office:value-type="float" office:value="0.605825203145083">
            <text:p>0.6058252031</text:p>
          </table:table-cell>
          <table:table-cell office:value-type="float" office:value="0.222611660433955">
            <text:p>0.2226116604</text:p>
          </table:table-cell>
          <table:table-cell office:value-type="float" office:value="-0.0512092038687798">
            <text:p>-0.0512092039</text:p>
          </table:table-cell>
          <table:table-cell office:value-type="float" office:value="-0.0417211472203258">
            <text:p>-0.0417211472</text:p>
          </table:table-cell>
          <table:table-cell office:value-type="float" office:value="-0.0284851818289705">
            <text:p>-0.0284851818</text:p>
          </table:table-cell>
          <table:table-cell office:value-type="float" office:value="-0.0297431001509092">
            <text:p>-0.0297431002</text:p>
          </table:table-cell>
          <table:table-cell office:value-type="float" office:value="-0.0296106920632055">
            <text:p>-0.0296106921</text:p>
          </table:table-cell>
          <table:table-cell office:value-type="float" office:value="-0.0333177087618121">
            <text:p>-0.0333177088</text:p>
          </table:table-cell>
          <table:table-cell office:value-type="float" office:value="-0.0906624917980016">
            <text:p>-0.0906624918</text:p>
          </table:table-cell>
          <table:table-cell office:value-type="float" office:value="-0.0766475854287978">
            <text:p>-0.0766475854</text:p>
          </table:table-cell>
          <table:table-cell office:value-type="float" office:value="-0.0317290841412339">
            <text:p>-0.0317290841</text:p>
          </table:table-cell>
          <table:table-cell office:value-type="float" office:value="0.0351873885923315">
            <text:p>0.0351873886</text:p>
          </table:table-cell>
          <table:table-cell office:value-type="float" office:value="0.0693975793076755">
            <text:p>0.0693975793</text:p>
          </table:table-cell>
          <table:table-cell office:value-type="float" office:value="0.0608860456471072">
            <text:p>0.0608860456</text:p>
          </table:table-cell>
          <table:table-cell office:value-type="float" office:value="0.0349722968526796">
            <text:p>0.0349722969</text:p>
          </table:table-cell>
          <table:table-cell office:value-type="float" office:value="-0.000265049603594414">
            <text:p>-0.0002650496</text:p>
          </table:table-cell>
          <table:table-cell office:value-type="float" office:value="-0.0175577794983514">
            <text:p>-0.017557779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687413600572">
            <text:p>0.6146874136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1.17222222222222">
            <text:p>1.1722222222</text:p>
          </table:table-cell>
          <table:table-cell office:value-type="float" office:value="1.12222222222222">
            <text:p>1.1222222222</text:p>
          </table:table-cell>
          <table:table-cell office:value-type="float" office:value="1.13333333333333">
            <text:p>1.1333333333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0.0499999999999989">
            <text:p>0.05</text:p>
          </table:table-cell>
          <table:table-cell office:value-type="float" office:value="-0.0388888888888879">
            <text:p>-0.0388888889</text:p>
          </table:table-cell>
          <table:table-cell office:value-type="float" office:value="1.76178849008971">
            <text:p>1.7617884901</text:p>
          </table:table-cell>
          <table:table-cell office:value-type="float" office:value="0.999928752311273">
            <text:p>0.9999287523</text:p>
          </table:table-cell>
          <table:table-cell office:value-type="float" office:value="0.0974927289944292">
            <text:p>0.097492729</text:p>
          </table:table-cell>
          <table:table-cell office:value-type="float" office:value="0.186906379298212">
            <text:p>0.1869063793</text:p>
          </table:table-cell>
          <table:table-cell office:value-type="float" office:value="0.600142860583589">
            <text:p>0.6001428606</text:p>
          </table:table-cell>
          <table:table-cell office:value-type="float" office:value="0.753727179254512">
            <text:p>0.7537271793</text:p>
          </table:table-cell>
          <table:table-cell office:value-type="float" office:value="0.561719008179743">
            <text:p>0.5617190082</text:p>
          </table:table-cell>
          <table:table-cell office:value-type="float" office:value="0.108948602479701">
            <text:p>0.1089486025</text:p>
          </table:table-cell>
          <table:table-cell office:value-type="float" office:value="-0.0560984728967504">
            <text:p>-0.0560984729</text:p>
          </table:table-cell>
          <table:table-cell office:value-type="float" office:value="-0.0313318765803161">
            <text:p>-0.0313318766</text:p>
          </table:table-cell>
          <table:table-cell office:value-type="float" office:value="-0.0138479710372301">
            <text:p>-0.013847971</text:p>
          </table:table-cell>
          <table:table-cell office:value-type="float" office:value="-0.0213995027583798">
            <text:p>-0.0213995028</text:p>
          </table:table-cell>
          <table:table-cell office:value-type="float" office:value="-0.0202072958442554">
            <text:p>-0.0202072958</text:p>
          </table:table-cell>
          <table:table-cell office:value-type="float" office:value="-0.0264987702392954">
            <text:p>-0.0264987702</text:p>
          </table:table-cell>
          <table:table-cell office:value-type="float" office:value="-0.103723909166249">
            <text:p>-0.1037239092</text:p>
          </table:table-cell>
          <table:table-cell office:value-type="float" office:value="-0.0734189899613175">
            <text:p>-0.07341899</text:p>
          </table:table-cell>
          <table:table-cell office:value-type="float" office:value="-0.0269622764163756">
            <text:p>-0.0269622764</text:p>
          </table:table-cell>
          <table:table-cell office:value-type="float" office:value="0.0121751203389751">
            <text:p>0.0121751203</text:p>
          </table:table-cell>
          <table:table-cell office:value-type="float" office:value="0.0522334856967375">
            <text:p>0.0522334857</text:p>
          </table:table-cell>
          <table:table-cell office:value-type="float" office:value="0.0566433930959585">
            <text:p>0.0566433931</text:p>
          </table:table-cell>
          <table:table-cell office:value-type="float" office:value="0.0290644590951179">
            <text:p>0.0290644591</text:p>
          </table:table-cell>
          <table:table-cell office:value-type="float" office:value="-0.00834886871852925">
            <text:p>-0.0083488687</text:p>
          </table:table-cell>
          <table:table-cell office:value-type="float" office:value="-0.0274423257118009">
            <text:p>-0.02744232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663354093625">
            <text:p>0.6146633541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1.13333333333333">
            <text:p>1.1333333333</text:p>
          </table:table-cell>
          <table:table-cell office:value-type="float" office:value="1.17222222222222">
            <text:p>1.1722222222</text:p>
          </table:table-cell>
          <table:table-cell office:value-type="float" office:value="1.21111111111111">
            <text:p>1.2111111111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388888888888879">
            <text:p>-0.0388888889</text:p>
          </table:table-cell>
          <table:table-cell office:value-type="float" office:value="0.0777777777777775">
            <text:p>0.0777777778</text:p>
          </table:table-cell>
          <table:table-cell office:value-type="float" office:value="1.5626022486218">
            <text:p>1.5626022486</text:p>
          </table:table-cell>
          <table:table-cell office:value-type="float" office:value="0.999987117522826">
            <text:p>0.9999871175</text:p>
          </table:table-cell>
          <table:table-cell office:value-type="float" office:value="0.0449618845664384">
            <text:p>0.0449618846</text:p>
          </table:table-cell>
          <table:table-cell office:value-type="float" office:value="0.294253883595363">
            <text:p>0.2942538836</text:p>
          </table:table-cell>
          <table:table-cell office:value-type="float" office:value="0.644322862737629">
            <text:p>0.6443228627</text:p>
          </table:table-cell>
          <table:table-cell office:value-type="float" office:value="0.751060503627595">
            <text:p>0.7510605036</text:p>
          </table:table-cell>
          <table:table-cell office:value-type="float" office:value="0.626829228378099">
            <text:p>0.6268292284</text:p>
          </table:table-cell>
          <table:table-cell office:value-type="float" office:value="0.270780601915368">
            <text:p>0.2707806019</text:p>
          </table:table-cell>
          <table:table-cell office:value-type="float" office:value="-0.0173424519944093">
            <text:p>-0.017342452</text:p>
          </table:table-cell>
          <table:table-cell office:value-type="float" office:value="-0.0330363625014306">
            <text:p>-0.0330363625</text:p>
          </table:table-cell>
          <table:table-cell office:value-type="float" office:value="-0.00629484508623135">
            <text:p>-0.0062948451</text:p>
          </table:table-cell>
          <table:table-cell office:value-type="float" office:value="-0.00828261089824967">
            <text:p>-0.0082826109</text:p>
          </table:table-cell>
          <table:table-cell office:value-type="float" office:value="-0.0072887351924591">
            <text:p>-0.0072887352</text:p>
          </table:table-cell>
          <table:table-cell office:value-type="float" office:value="-0.0122579304519044">
            <text:p>-0.0122579305</text:p>
          </table:table-cell>
          <table:table-cell office:value-type="float" office:value="-0.0751981828682596">
            <text:p>-0.0751981829</text:p>
          </table:table-cell>
          <table:table-cell office:value-type="float" office:value="-0.0547442673381575">
            <text:p>-0.0547442673</text:p>
          </table:table-cell>
          <table:table-cell office:value-type="float" office:value="-0.00833230209820735">
            <text:p>-0.0083323021</text:p>
          </table:table-cell>
          <table:table-cell office:value-type="float" office:value="0.0294948067083538">
            <text:p>0.0294948067</text:p>
          </table:table-cell>
          <table:table-cell office:value-type="float" office:value="0.061876258049699">
            <text:p>0.061876258</text:p>
          </table:table-cell>
          <table:table-cell office:value-type="float" office:value="0.0709800577943023">
            <text:p>0.0709800578</text:p>
          </table:table-cell>
          <table:table-cell office:value-type="float" office:value="0.0404642545562712">
            <text:p>0.0404642546</text:p>
          </table:table-cell>
          <table:table-cell office:value-type="float" office:value="0.00217009501314625">
            <text:p>0.002170095</text:p>
          </table:table-cell>
          <table:table-cell office:value-type="float" office:value="-0.0184188764070597">
            <text:p>-0.018418876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785991710024">
            <text:p>0.6157859917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1.21111111111111">
            <text:p>1.2111111111</text:p>
          </table:table-cell>
          <table:table-cell office:value-type="float" office:value="1.13333333333333">
            <text:p>1.1333333333</text:p>
          </table:table-cell>
          <table:table-cell office:value-type="float" office:value="1.13611111111111">
            <text:p>1.1361111111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0.0777777777777775">
            <text:p>0.0777777778</text:p>
          </table:table-cell>
          <table:table-cell office:value-type="float" office:value="-0.0750000000000002">
            <text:p>-0.075</text:p>
          </table:table-cell>
          <table:table-cell office:value-type="float" office:value="1.74299333180584">
            <text:p>1.7429933318</text:p>
          </table:table-cell>
          <table:table-cell office:value-type="float" office:value="0.999912782553632">
            <text:p>0.9999127826</text:p>
          </table:table-cell>
          <table:table-cell office:value-type="float" office:value="0.097886528023311">
            <text:p>0.097886528</text:p>
          </table:table-cell>
          <table:table-cell office:value-type="float" office:value="0.132080056870246">
            <text:p>0.1320800569</text:p>
          </table:table-cell>
          <table:table-cell office:value-type="float" office:value="0.559742874300236">
            <text:p>0.5597428743</text:p>
          </table:table-cell>
          <table:table-cell office:value-type="float" office:value="0.735860620282823">
            <text:p>0.7358606203</text:p>
          </table:table-cell>
          <table:table-cell office:value-type="float" office:value="0.605678385993053">
            <text:p>0.605678386</text:p>
          </table:table-cell>
          <table:table-cell office:value-type="float" office:value="0.24260483610556">
            <text:p>0.2426048361</text:p>
          </table:table-cell>
          <table:table-cell office:value-type="float" office:value="-0.0276244190446684">
            <text:p>-0.027624419</text:p>
          </table:table-cell>
          <table:table-cell office:value-type="float" office:value="-0.0383306099928633">
            <text:p>-0.03833061</text:p>
          </table:table-cell>
          <table:table-cell office:value-type="float" office:value="-0.00755377178283367">
            <text:p>-0.0075537718</text:p>
          </table:table-cell>
          <table:table-cell office:value-type="float" office:value="-0.00722247627833894">
            <text:p>-0.0072224763</text:p>
          </table:table-cell>
          <table:table-cell office:value-type="float" office:value="-0.00463833490781163">
            <text:p>-0.0046383349</text:p>
          </table:table-cell>
          <table:table-cell office:value-type="float" office:value="-0.0111978779356893">
            <text:p>-0.0111978779</text:p>
          </table:table-cell>
          <table:table-cell office:value-type="float" office:value="-0.0975583846315381">
            <text:p>-0.0975583846</text:p>
          </table:table-cell>
          <table:table-cell office:value-type="float" office:value="-0.0666934094622298">
            <text:p>-0.0666934095</text:p>
          </table:table-cell>
          <table:table-cell office:value-type="float" office:value="-0.0171602869881276">
            <text:p>-0.017160287</text:p>
          </table:table-cell>
          <table:table-cell office:value-type="float" office:value="0.0253399628818436">
            <text:p>0.0253399629</text:p>
          </table:table-cell>
          <table:table-cell office:value-type="float" office:value="0.0542653007586884">
            <text:p>0.0542653008</text:p>
          </table:table-cell>
          <table:table-cell office:value-type="float" office:value="0.0489288584830023">
            <text:p>0.0489288585</text:p>
          </table:table-cell>
          <table:table-cell office:value-type="float" office:value="0.0159513352785974">
            <text:p>0.0159513353</text:p>
          </table:table-cell>
          <table:table-cell office:value-type="float" office:value="-0.00848138808784427">
            <text:p>-0.0084813881</text:p>
          </table:table-cell>
          <table:table-cell office:value-type="float" office:value="-0.0155704084782231">
            <text:p>-0.015570408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09991822791274">
            <text:p>0.6099918228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1.125">
            <text:p>1.125</text:p>
          </table:table-cell>
          <table:table-cell office:value-type="float" office:value="1.14722222222222">
            <text:p>1.1472222222</text:p>
          </table:table-cell>
          <table:table-cell office:value-type="float" office:value="1.20833333333333">
            <text:p>1.2083333333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83333333333333">
            <text:p>0.0833333333</text:p>
          </table:table-cell>
          <table:table-cell office:value-type="float" office:value="1.66732276835662">
            <text:p>1.6673227684</text:p>
          </table:table-cell>
          <table:table-cell office:value-type="float" office:value="0.999983014700901">
            <text:p>0.9999830147</text:p>
          </table:table-cell>
          <table:table-cell office:value-type="float" office:value="0.1105469660619">
            <text:p>0.1105469661</text:p>
          </table:table-cell>
          <table:table-cell office:value-type="float" office:value="0.213862652694444">
            <text:p>0.2138626527</text:p>
          </table:table-cell>
          <table:table-cell office:value-type="float" office:value="0.632574268858716">
            <text:p>0.6325742689</text:p>
          </table:table-cell>
          <table:table-cell office:value-type="float" office:value="0.761594155955765">
            <text:p>0.761594156</text:p>
          </table:table-cell>
          <table:table-cell office:value-type="float" office:value="0.617340292608518">
            <text:p>0.6173402926</text:p>
          </table:table-cell>
          <table:table-cell office:value-type="float" office:value="0.226414606436063">
            <text:p>0.2264146064</text:p>
          </table:table-cell>
          <table:table-cell office:value-type="float" office:value="-0.0623336091408322">
            <text:p>-0.0623336091</text:p>
          </table:table-cell>
          <table:table-cell office:value-type="float" office:value="-0.064670324839049">
            <text:p>-0.0646703248</text:p>
          </table:table-cell>
          <table:table-cell office:value-type="float" office:value="-0.0259730147147351">
            <text:p>-0.0259730147</text:p>
          </table:table-cell>
          <table:table-cell office:value-type="float" office:value="-0.0206309918503225">
            <text:p>-0.0206309919</text:p>
          </table:table-cell>
          <table:table-cell office:value-type="float" office:value="-0.0223082839410256">
            <text:p>-0.0223082839</text:p>
          </table:table-cell>
          <table:table-cell office:value-type="float" office:value="-0.0253519257669167">
            <text:p>-0.0253519258</text:p>
          </table:table-cell>
          <table:table-cell office:value-type="float" office:value="-0.0798791756025439">
            <text:p>-0.0798791756</text:p>
          </table:table-cell>
          <table:table-cell office:value-type="float" office:value="-0.0578594738997242">
            <text:p>-0.0578594739</text:p>
          </table:table-cell>
          <table:table-cell office:value-type="float" office:value="-0.0111866020925142">
            <text:p>-0.0111866021</text:p>
          </table:table-cell>
          <table:table-cell office:value-type="float" office:value="0.0408721905819007">
            <text:p>0.0408721906</text:p>
          </table:table-cell>
          <table:table-cell office:value-type="float" office:value="0.0734535503254261">
            <text:p>0.0734535503</text:p>
          </table:table-cell>
          <table:table-cell office:value-type="float" office:value="0.0717843428856559">
            <text:p>0.0717843429</text:p>
          </table:table-cell>
          <table:table-cell office:value-type="float" office:value="0.0392588729400067">
            <text:p>0.0392588729</text:p>
          </table:table-cell>
          <table:table-cell office:value-type="float" office:value="-0.00268799224057392">
            <text:p>-0.0026879922</text:p>
          </table:table-cell>
          <table:table-cell office:value-type="float" office:value="-0.032400084695339">
            <text:p>-0.03240008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7630856087966">
            <text:p>0.6176308561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1.20833333333333">
            <text:p>1.2083333333</text:p>
          </table:table-cell>
          <table:table-cell office:value-type="float" office:value="1.125">
            <text:p>1.125</text:p>
          </table:table-cell>
          <table:table-cell office:value-type="float" office:value="1.18611111111111">
            <text:p>1.1861111111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0.083333333333333">
            <text:p>0.0833333333</text:p>
          </table:table-cell>
          <table:table-cell office:value-type="float" office:value="-0.0222222222222213">
            <text:p>-0.0222222222</text:p>
          </table:table-cell>
          <table:table-cell office:value-type="float" office:value="1.82200593973083">
            <text:p>1.8220059397</text:p>
          </table:table-cell>
          <table:table-cell office:value-type="float" office:value="0.999901725302395">
            <text:p>0.9999017253</text:p>
          </table:table-cell>
          <table:table-cell office:value-type="float" office:value="0.139360622064042">
            <text:p>0.1393606221</text:p>
          </table:table-cell>
          <table:table-cell office:value-type="float" office:value="0.123848166562966">
            <text:p>0.1238481666</text:p>
          </table:table-cell>
          <table:table-cell office:value-type="float" office:value="0.537756796228336">
            <text:p>0.5377567962</text:p>
          </table:table-cell>
          <table:table-cell office:value-type="float" office:value="0.733981947956821">
            <text:p>0.733981948</text:p>
          </table:table-cell>
          <table:table-cell office:value-type="float" office:value="0.612800351155939">
            <text:p>0.6128003512</text:p>
          </table:table-cell>
          <table:table-cell office:value-type="float" office:value="0.230949919749922">
            <text:p>0.2309499197</text:p>
          </table:table-cell>
          <table:table-cell office:value-type="float" office:value="-0.0531970859502424">
            <text:p>-0.053197086</text:p>
          </table:table-cell>
          <table:table-cell office:value-type="float" office:value="-0.0444393307818165">
            <text:p>-0.0444393308</text:p>
          </table:table-cell>
          <table:table-cell office:value-type="float" office:value="-0.00671214534158404">
            <text:p>-0.0067121453</text:p>
          </table:table-cell>
          <table:table-cell office:value-type="float" office:value="-0.00584207707380502">
            <text:p>-0.0058420771</text:p>
          </table:table-cell>
          <table:table-cell office:value-type="float" office:value="-0.00329396081404088">
            <text:p>-0.0032939608</text:p>
          </table:table-cell>
          <table:table-cell office:value-type="float" office:value="-0.00764435463423585">
            <text:p>-0.0076443546</text:p>
          </table:table-cell>
          <table:table-cell office:value-type="float" office:value="-0.0852493836883356">
            <text:p>-0.0852493837</text:p>
          </table:table-cell>
          <table:table-cell office:value-type="float" office:value="-0.0647322356648328">
            <text:p>-0.0647322357</text:p>
          </table:table-cell>
          <table:table-cell office:value-type="float" office:value="-0.0170897045486763">
            <text:p>-0.0170897045</text:p>
          </table:table-cell>
          <table:table-cell office:value-type="float" office:value="0.0358143834675881">
            <text:p>0.0358143835</text:p>
          </table:table-cell>
          <table:table-cell office:value-type="float" office:value="0.0659699308622228">
            <text:p>0.0659699309</text:p>
          </table:table-cell>
          <table:table-cell office:value-type="float" office:value="0.0720934841921017">
            <text:p>0.0720934842</text:p>
          </table:table-cell>
          <table:table-cell office:value-type="float" office:value="0.049493403577588">
            <text:p>0.0494934036</text:p>
          </table:table-cell>
          <table:table-cell office:value-type="float" office:value="0.0111866072780991">
            <text:p>0.0111866073</text:p>
          </table:table-cell>
          <table:table-cell office:value-type="float" office:value="-0.0121964048392603">
            <text:p>-0.01219640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4614638081878">
            <text:p>0.6146146381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1.18611111111111">
            <text:p>1.1861111111</text:p>
          </table:table-cell>
          <table:table-cell office:value-type="float" office:value="1.20833333333333">
            <text:p>1.2083333333</text:p>
          </table:table-cell>
          <table:table-cell office:value-type="float" office:value="1.18611111111111">
            <text:p>1.1861111111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-0.0222222222222213">
            <text:p>-0.0222222222</text:p>
          </table:table-cell>
          <table:table-cell table:style-name="ce1" office:value-type="float" office:value="-8.88178419700125E-016">
            <text:p>-8.88E-16</text:p>
          </table:table-cell>
          <table:table-cell office:value-type="float" office:value="1.42324959825392">
            <text:p>1.4232495983</text:p>
          </table:table-cell>
          <table:table-cell office:value-type="float" office:value="0.999968182575142">
            <text:p>0.9999681826</text:p>
          </table:table-cell>
          <table:table-cell office:value-type="float" office:value="0.107599247683409">
            <text:p>0.1075992477</text:p>
          </table:table-cell>
          <table:table-cell office:value-type="float" office:value="0.181602075201754">
            <text:p>0.1816020752</text:p>
          </table:table-cell>
          <table:table-cell office:value-type="float" office:value="0.603736210154582">
            <text:p>0.6037362102</text:p>
          </table:table-cell>
          <table:table-cell office:value-type="float" office:value="0.755465112688636">
            <text:p>0.7554651127</text:p>
          </table:table-cell>
          <table:table-cell office:value-type="float" office:value="0.6149981287804">
            <text:p>0.6149981288</text:p>
          </table:table-cell>
          <table:table-cell office:value-type="float" office:value="0.203579155805153">
            <text:p>0.2035791558</text:p>
          </table:table-cell>
          <table:table-cell office:value-type="float" office:value="-0.0692179143838391">
            <text:p>-0.0692179144</text:p>
          </table:table-cell>
          <table:table-cell office:value-type="float" office:value="-0.0603368059959232">
            <text:p>-0.060336806</text:p>
          </table:table-cell>
          <table:table-cell office:value-type="float" office:value="-0.0276498695763177">
            <text:p>-0.0276498696</text:p>
          </table:table-cell>
          <table:table-cell office:value-type="float" office:value="-0.0195127379433367">
            <text:p>-0.0195127379</text:p>
          </table:table-cell>
          <table:table-cell office:value-type="float" office:value="-0.0214385954660941">
            <text:p>-0.0214385955</text:p>
          </table:table-cell>
          <table:table-cell office:value-type="float" office:value="-0.0244202509839031">
            <text:p>-0.024420251</text:p>
          </table:table-cell>
          <table:table-cell office:value-type="float" office:value="-0.0733917335520294">
            <text:p>-0.0733917336</text:p>
          </table:table-cell>
          <table:table-cell office:value-type="float" office:value="-0.0509812485519201">
            <text:p>-0.0509812486</text:p>
          </table:table-cell>
          <table:table-cell office:value-type="float" office:value="-0.00882513319841793">
            <text:p>-0.0088251332</text:p>
          </table:table-cell>
          <table:table-cell office:value-type="float" office:value="0.0332382128071302">
            <text:p>0.0332382128</text:p>
          </table:table-cell>
          <table:table-cell office:value-type="float" office:value="0.0752459429131123">
            <text:p>0.0752459429</text:p>
          </table:table-cell>
          <table:table-cell office:value-type="float" office:value="0.0825340137530735">
            <text:p>0.0825340138</text:p>
          </table:table-cell>
          <table:table-cell office:value-type="float" office:value="0.050361334970372">
            <text:p>0.050361335</text:p>
          </table:table-cell>
          <table:table-cell office:value-type="float" office:value="0.00705395011410448">
            <text:p>0.0070539501</text:p>
          </table:table-cell>
          <table:table-cell office:value-type="float" office:value="-0.0251500740817">
            <text:p>-0.025150074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5187738426037">
            <text:p>0.6151877384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table:number-columns-repeated="2" office:value-type="float" office:value="1.18611111111111">
            <text:p>1.1861111111</text:p>
          </table:table-cell>
          <table:table-cell office:value-type="float" office:value="1.16111111111111">
            <text:p>1.1611111111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table:style-name="ce1" office:value-type="float" office:value="-8.88178419700125E-016">
            <text:p>-8.88E-16</text:p>
          </table:table-cell>
          <table:table-cell office:value-type="float" office:value="-0.0250000000000004">
            <text:p>-0.025</text:p>
          </table:table-cell>
          <table:table-cell office:value-type="float" office:value="1.5043221018842">
            <text:p>1.5043221019</text:p>
          </table:table-cell>
          <table:table-cell office:value-type="float" office:value="0.999955444465039">
            <text:p>0.9999554445</text:p>
          </table:table-cell>
          <table:table-cell office:value-type="float" office:value="0.111529117613026">
            <text:p>0.1115291176</text:p>
          </table:table-cell>
          <table:table-cell office:value-type="float" office:value="0.144841182751028">
            <text:p>0.1448411828</text:p>
          </table:table-cell>
          <table:table-cell office:value-type="float" office:value="0.569889111766386">
            <text:p>0.5698891118</text:p>
          </table:table-cell>
          <table:table-cell office:value-type="float" office:value="0.74564184284397">
            <text:p>0.7456418428</text:p>
          </table:table-cell>
          <table:table-cell office:value-type="float" office:value="0.630369597772487">
            <text:p>0.6303695978</text:p>
          </table:table-cell>
          <table:table-cell office:value-type="float" office:value="0.249921797338966">
            <text:p>0.2499217973</text:p>
          </table:table-cell>
          <table:table-cell office:value-type="float" office:value="-0.0473077375536014">
            <text:p>-0.0473077376</text:p>
          </table:table-cell>
          <table:table-cell office:value-type="float" office:value="-0.0647941201699985">
            <text:p>-0.0647941202</text:p>
          </table:table-cell>
          <table:table-cell office:value-type="float" office:value="-0.02609724669813">
            <text:p>-0.0260972467</text:p>
          </table:table-cell>
          <table:table-cell office:value-type="float" office:value="-0.0174624953163225">
            <text:p>-0.0174624953</text:p>
          </table:table-cell>
          <table:table-cell office:value-type="float" office:value="-0.0177731468817581">
            <text:p>-0.0177731469</text:p>
          </table:table-cell>
          <table:table-cell office:value-type="float" office:value="-0.0156606242363673">
            <text:p>-0.0156606242</text:p>
          </table:table-cell>
          <table:table-cell office:value-type="float" office:value="-0.0902448163792226">
            <text:p>-0.0902448164</text:p>
          </table:table-cell>
          <table:table-cell office:value-type="float" office:value="-0.0656605274190238">
            <text:p>-0.0656605274</text:p>
          </table:table-cell>
          <table:table-cell office:value-type="float" office:value="-0.02594197621377">
            <text:p>-0.0259419762</text:p>
          </table:table-cell>
          <table:table-cell office:value-type="float" office:value="0.0251966434190947">
            <text:p>0.0251966434</text:p>
          </table:table-cell>
          <table:table-cell office:value-type="float" office:value="0.0626895800994196">
            <text:p>0.0626895801</text:p>
          </table:table-cell>
          <table:table-cell office:value-type="float" office:value="0.0633705222835201">
            <text:p>0.0633705223</text:p>
          </table:table-cell>
          <table:table-cell office:value-type="float" office:value="0.0382969749792144">
            <text:p>0.038296975</text:p>
          </table:table-cell>
          <table:table-cell office:value-type="float" office:value="-0.00484770004463064">
            <text:p>-0.0048477</text:p>
          </table:table-cell>
          <table:table-cell office:value-type="float" office:value="-0.02758777774452">
            <text:p>-0.027587777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539936522424">
            <text:p>0.6153993652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1.16111111111111">
            <text:p>1.1611111111</text:p>
          </table:table-cell>
          <table:table-cell office:value-type="float" office:value="1.18611111111111">
            <text:p>1.1861111111</text:p>
          </table:table-cell>
          <table:table-cell office:value-type="float" office:value="1.16944444444444">
            <text:p>1.1694444444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-0.0250000000000004">
            <text:p>-0.025</text:p>
          </table:table-cell>
          <table:table-cell office:value-type="float" office:value="0.00833333333333375">
            <text:p>0.0083333333</text:p>
          </table:table-cell>
          <table:table-cell office:value-type="float" office:value="1.49376841816049">
            <text:p>1.4937684182</text:p>
          </table:table-cell>
          <table:table-cell office:value-type="float" office:value="0.999954027359465">
            <text:p>0.9999540274</text:p>
          </table:table-cell>
          <table:table-cell office:value-type="float" office:value="0.099175698911971">
            <text:p>0.0991756989</text:p>
          </table:table-cell>
          <table:table-cell office:value-type="float" office:value="0.15624532083758">
            <text:p>0.1562453208</text:p>
          </table:table-cell>
          <table:table-cell office:value-type="float" office:value="0.580215457951556">
            <text:p>0.580215458</text:p>
          </table:table-cell>
          <table:table-cell office:value-type="float" office:value="0.75240060710773">
            <text:p>0.7524006071</text:p>
          </table:table-cell>
          <table:table-cell office:value-type="float" office:value="0.621629797516117">
            <text:p>0.6216297975</text:p>
          </table:table-cell>
          <table:table-cell office:value-type="float" office:value="0.160002308523577">
            <text:p>0.1600023085</text:p>
          </table:table-cell>
          <table:table-cell office:value-type="float" office:value="-0.0846169279460415">
            <text:p>-0.0846169279</text:p>
          </table:table-cell>
          <table:table-cell office:value-type="float" office:value="-0.0474472488234615">
            <text:p>-0.0474472488</text:p>
          </table:table-cell>
          <table:table-cell office:value-type="float" office:value="-0.0276498806811797">
            <text:p>-0.0276498807</text:p>
          </table:table-cell>
          <table:table-cell office:value-type="float" office:value="-0.0233643013053505">
            <text:p>-0.0233643013</text:p>
          </table:table-cell>
          <table:table-cell office:value-type="float" office:value="-0.0248550415302381">
            <text:p>-0.0248550415</text:p>
          </table:table-cell>
          <table:table-cell office:value-type="float" office:value="-0.0255382642274771">
            <text:p>-0.0255382642</text:p>
          </table:table-cell>
          <table:table-cell office:value-type="float" office:value="-0.083583282821657">
            <text:p>-0.0835832828</text:p>
          </table:table-cell>
          <table:table-cell office:value-type="float" office:value="-0.0604606598795645">
            <text:p>-0.0604606599</text:p>
          </table:table-cell>
          <table:table-cell office:value-type="float" office:value="-0.0136101021349955">
            <text:p>-0.0136101021</text:p>
          </table:table-cell>
          <table:table-cell office:value-type="float" office:value="0.0369626400494776">
            <text:p>0.03696264</text:p>
          </table:table-cell>
          <table:table-cell office:value-type="float" office:value="0.0720934746105844">
            <text:p>0.0720934746</text:p>
          </table:table-cell>
          <table:table-cell office:value-type="float" office:value="0.0795703975588722">
            <text:p>0.0795703976</text:p>
          </table:table-cell>
          <table:table-cell office:value-type="float" office:value="0.0527167765726884">
            <text:p>0.0527167766</text:p>
          </table:table-cell>
          <table:table-cell office:value-type="float" office:value="0.00697627193295558">
            <text:p>0.0069762719</text:p>
          </table:table-cell>
          <table:table-cell office:value-type="float" office:value="-0.027898289548306">
            <text:p>-0.027898289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05449046996156">
            <text:p>0.605449047</text:p>
          </table:table-cell>
          <table:table-cell office:value-type="float" office:value="1">
            <text:p>1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77777777777778">
            <text:p>0.6777777778</text:p>
          </table:table-cell>
          <table:table-cell office:value-type="float" office:value="0.633333333333333">
            <text:p>0.6333333333</text:p>
          </table:table-cell>
          <table:table-cell office:value-type="float" office:value="0.755555555555556">
            <text:p>0.7555555556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444444444444445">
            <text:p>0.0444444444</text:p>
          </table:table-cell>
          <table:table-cell office:value-type="float" office:value="0.0777777777777777">
            <text:p>0.0777777778</text:p>
          </table:table-cell>
          <table:table-cell office:value-type="float" office:value="2.91606508878449">
            <text:p>2.9160650888</text:p>
          </table:table-cell>
          <table:table-cell office:value-type="float" office:value="0.99696656326729">
            <text:p>0.9969665633</text:p>
          </table:table-cell>
          <table:table-cell office:value-type="float" office:value="-0.107387196259835">
            <text:p>-0.1073871963</text:p>
          </table:table-cell>
          <table:table-cell office:value-type="float" office:value="-0.0590232621228972">
            <text:p>-0.0590232621</text:p>
          </table:table-cell>
          <table:table-cell office:value-type="float" office:value="0.291437884978456">
            <text:p>0.291437885</text:p>
          </table:table-cell>
          <table:table-cell office:value-type="float" office:value="0.666909558508943">
            <text:p>0.6669095585</text:p>
          </table:table-cell>
          <table:table-cell office:value-type="float" office:value="0.169354083829035">
            <text:p>0.1693540838</text:p>
          </table:table-cell>
          <table:table-cell office:value-type="float" office:value="-0.301037858656094">
            <text:p>-0.3010378587</text:p>
          </table:table-cell>
          <table:table-cell office:value-type="float" office:value="-0.381689933733257">
            <text:p>-0.3816899337</text:p>
          </table:table-cell>
          <table:table-cell office:value-type="float" office:value="-0.416850495807261">
            <text:p>-0.4168504958</text:p>
          </table:table-cell>
          <table:table-cell office:value-type="float" office:value="-0.399692687887246">
            <text:p>-0.3996926879</text:p>
          </table:table-cell>
          <table:table-cell office:value-type="float" office:value="-0.267619974019966">
            <text:p>-0.267619974</text:p>
          </table:table-cell>
          <table:table-cell office:value-type="float" office:value="-0.0858026441039299">
            <text:p>-0.0858026441</text:p>
          </table:table-cell>
          <table:table-cell office:value-type="float" office:value="-0.0033652573038353">
            <text:p>-0.0033652573</text:p>
          </table:table-cell>
          <table:table-cell office:value-type="float" office:value="0.0283405691280894">
            <text:p>0.0283405691</text:p>
          </table:table-cell>
          <table:table-cell office:value-type="float" office:value="0.0809314302680817">
            <text:p>0.0809314303</text:p>
          </table:table-cell>
          <table:table-cell office:value-type="float" office:value="0.148756745870129">
            <text:p>0.1487567459</text:p>
          </table:table-cell>
          <table:table-cell office:value-type="float" office:value="0.219639624663148">
            <text:p>0.2196396247</text:p>
          </table:table-cell>
          <table:table-cell office:value-type="float" office:value="0.300077979021181">
            <text:p>0.300077979</text:p>
          </table:table-cell>
          <table:table-cell office:value-type="float" office:value="0.320847730894078">
            <text:p>0.3208477309</text:p>
          </table:table-cell>
          <table:table-cell office:value-type="float" office:value="0.227550863403861">
            <text:p>0.2275508634</text:p>
          </table:table-cell>
          <table:table-cell office:value-type="float" office:value="0.115611252438852">
            <text:p>0.1156112524</text:p>
          </table:table-cell>
          <table:table-cell office:value-type="float" office:value="0.0123197070270624">
            <text:p>0.01231970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1777823455996">
            <text:p>0.6117778235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0.677777777777778">
            <text:p>0.6777777778</text:p>
          </table:table-cell>
          <table:table-cell office:value-type="float" office:value="0.741666666666667">
            <text:p>0.7416666667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777777777777777">
            <text:p>0.0777777778</text:p>
          </table:table-cell>
          <table:table-cell office:value-type="float" office:value="-0.0138888888888888">
            <text:p>-0.0138888889</text:p>
          </table:table-cell>
          <table:table-cell office:value-type="float" office:value="2.77513525456704">
            <text:p>2.7751352546</text:p>
          </table:table-cell>
          <table:table-cell office:value-type="float" office:value="0.999838579579022">
            <text:p>0.9998385796</text:p>
          </table:table-cell>
          <table:table-cell office:value-type="float" office:value="-0.0437776075702735">
            <text:p>-0.0437776076</text:p>
          </table:table-cell>
          <table:table-cell office:value-type="float" office:value="0.0273716730058595">
            <text:p>0.027371673</text:p>
          </table:table-cell>
          <table:table-cell office:value-type="float" office:value="0.416567687503035">
            <text:p>0.4165676875</text:p>
          </table:table-cell>
          <table:table-cell office:value-type="float" office:value="0.757078107780419">
            <text:p>0.7570781078</text:p>
          </table:table-cell>
          <table:table-cell office:value-type="float" office:value="0.38519289212765">
            <text:p>0.3851928921</text:p>
          </table:table-cell>
          <table:table-cell office:value-type="float" office:value="-0.260562974502228">
            <text:p>-0.2605629745</text:p>
          </table:table-cell>
          <table:table-cell office:value-type="float" office:value="-0.376610695845105">
            <text:p>-0.3766106958</text:p>
          </table:table-cell>
          <table:table-cell office:value-type="float" office:value="-0.433206760335944">
            <text:p>-0.4332067603</text:p>
          </table:table-cell>
          <table:table-cell office:value-type="float" office:value="-0.443619565728634">
            <text:p>-0.4436195657</text:p>
          </table:table-cell>
          <table:table-cell office:value-type="float" office:value="-0.363194787792433">
            <text:p>-0.3631947878</text:p>
          </table:table-cell>
          <table:table-cell office:value-type="float" office:value="-0.180964526742072">
            <text:p>-0.1809645267</text:p>
          </table:table-cell>
          <table:table-cell office:value-type="float" office:value="-0.0363745453762832">
            <text:p>-0.0363745454</text:p>
          </table:table-cell>
          <table:table-cell office:value-type="float" office:value="0.0468513696804891">
            <text:p>0.0468513697</text:p>
          </table:table-cell>
          <table:table-cell office:value-type="float" office:value="0.0957586168972544">
            <text:p>0.0957586169</text:p>
          </table:table-cell>
          <table:table-cell office:value-type="float" office:value="0.15402334285753">
            <text:p>0.1540233429</text:p>
          </table:table-cell>
          <table:table-cell office:value-type="float" office:value="0.238581495740926">
            <text:p>0.2385814957</text:p>
          </table:table-cell>
          <table:table-cell office:value-type="float" office:value="0.322177429453797">
            <text:p>0.3221774295</text:p>
          </table:table-cell>
          <table:table-cell office:value-type="float" office:value="0.383418461201997">
            <text:p>0.3834184612</text:p>
          </table:table-cell>
          <table:table-cell office:value-type="float" office:value="0.323965407840432">
            <text:p>0.3239654078</text:p>
          </table:table-cell>
          <table:table-cell office:value-type="float" office:value="0.178315030562223">
            <text:p>0.1783150306</text:p>
          </table:table-cell>
          <table:table-cell office:value-type="float" office:value="0.0615238380737004">
            <text:p>0.061523838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10706626955407">
            <text:p>0.610706627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55555555555556">
            <text:p>0.7555555556</text:p>
          </table:table-cell>
          <table:table-cell office:value-type="float" office:value="0.683333333333333">
            <text:p>0.6833333333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138888888888888">
            <text:p>-0.0138888889</text:p>
          </table:table-cell>
          <table:table-cell office:value-type="float" office:value="-0.0583333333333336">
            <text:p>-0.0583333333</text:p>
          </table:table-cell>
          <table:table-cell office:value-type="float" office:value="2.11600248624859">
            <text:p>2.1160024862</text:p>
          </table:table-cell>
          <table:table-cell office:value-type="float" office:value="0.999747735407777">
            <text:p>0.9997477354</text:p>
          </table:table-cell>
          <table:table-cell office:value-type="float" office:value="-0.0511758746725567">
            <text:p>-0.0511758747</text:p>
          </table:table-cell>
          <table:table-cell office:value-type="float" office:value="0.0471643950099983">
            <text:p>0.047164395</text:p>
          </table:table-cell>
          <table:table-cell office:value-type="float" office:value="0.423683718176758">
            <text:p>0.4236837182</text:p>
          </table:table-cell>
          <table:table-cell office:value-type="float" office:value="0.738413993687639">
            <text:p>0.7384139937</text:p>
          </table:table-cell>
          <table:table-cell office:value-type="float" office:value="0.371901985880381">
            <text:p>0.3719019859</text:p>
          </table:table-cell>
          <table:table-cell office:value-type="float" office:value="-0.292872554032185">
            <text:p>-0.292872554</text:p>
          </table:table-cell>
          <table:table-cell office:value-type="float" office:value="-0.394335353782511">
            <text:p>-0.3943353538</text:p>
          </table:table-cell>
          <table:table-cell office:value-type="float" office:value="-0.433299424010315">
            <text:p>-0.433299424</text:p>
          </table:table-cell>
          <table:table-cell office:value-type="float" office:value="-0.388563731086966">
            <text:p>-0.3885637311</text:p>
          </table:table-cell>
          <table:table-cell office:value-type="float" office:value="-0.237020917275552">
            <text:p>-0.2370209173</text:p>
          </table:table-cell>
          <table:table-cell office:value-type="float" office:value="-0.0665226458956086">
            <text:p>-0.0665226459</text:p>
          </table:table-cell>
          <table:table-cell office:value-type="float" office:value="0.0156272930359462">
            <text:p>0.015627293</text:p>
          </table:table-cell>
          <table:table-cell office:value-type="float" office:value="0.0670904885197807">
            <text:p>0.0670904885</text:p>
          </table:table-cell>
          <table:table-cell office:value-type="float" office:value="0.120110939325026">
            <text:p>0.1201109393</text:p>
          </table:table-cell>
          <table:table-cell office:value-type="float" office:value="0.170378847572243">
            <text:p>0.1703788476</text:p>
          </table:table-cell>
          <table:table-cell office:value-type="float" office:value="0.259552539109244">
            <text:p>0.2595525391</text:p>
          </table:table-cell>
          <table:table-cell office:value-type="float" office:value="0.348549676319687">
            <text:p>0.3485496763</text:p>
          </table:table-cell>
          <table:table-cell office:value-type="float" office:value="0.354947250221493">
            <text:p>0.3549472502</text:p>
          </table:table-cell>
          <table:table-cell office:value-type="float" office:value="0.223734385856025">
            <text:p>0.2237343859</text:p>
          </table:table-cell>
          <table:table-cell office:value-type="float" office:value="0.0930451652902888">
            <text:p>0.0930451653</text:p>
          </table:table-cell>
          <table:table-cell office:value-type="float" office:value="-0.00433490591364105">
            <text:p>-0.00433490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8149941255351">
            <text:p>0.6181499413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683333333333333">
            <text:p>0.6833333333</text:p>
          </table:table-cell>
          <table:table-cell office:value-type="float" office:value="0.741666666666667">
            <text:p>0.7416666667</text:p>
          </table:table-cell>
          <table:table-cell office:value-type="float" office:value="0.661111111111111">
            <text:p>0.6611111111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583333333333336">
            <text:p>-0.0583333333</text:p>
          </table:table-cell>
          <table:table-cell office:value-type="float" office:value="-0.0222222222222217">
            <text:p>-0.0222222222</text:p>
          </table:table-cell>
          <table:table-cell office:value-type="float" office:value="1.9918119861542">
            <text:p>1.9918119862</text:p>
          </table:table-cell>
          <table:table-cell office:value-type="float" office:value="0.997449887179323">
            <text:p>0.9974498872</text:p>
          </table:table-cell>
          <table:table-cell office:value-type="float" office:value="-0.0479895735276231">
            <text:p>-0.0479895735</text:p>
          </table:table-cell>
          <table:table-cell office:value-type="float" office:value="0.037969416107285">
            <text:p>0.0379694161</text:p>
          </table:table-cell>
          <table:table-cell office:value-type="float" office:value="0.391562051874124">
            <text:p>0.3915620519</text:p>
          </table:table-cell>
          <table:table-cell office:value-type="float" office:value="0.672086654492999">
            <text:p>0.6720866545</text:p>
          </table:table-cell>
          <table:table-cell office:value-type="float" office:value="0.121768954470954">
            <text:p>0.1217689545</text:p>
          </table:table-cell>
          <table:table-cell office:value-type="float" office:value="-0.310731815931525">
            <text:p>-0.3107318159</text:p>
          </table:table-cell>
          <table:table-cell office:value-type="float" office:value="-0.387182691621609">
            <text:p>-0.3871826916</text:p>
          </table:table-cell>
          <table:table-cell office:value-type="float" office:value="-0.413356953603188">
            <text:p>-0.4133569536</text:p>
          </table:table-cell>
          <table:table-cell office:value-type="float" office:value="-0.422770696467031">
            <text:p>-0.4227706965</text:p>
          </table:table-cell>
          <table:table-cell office:value-type="float" office:value="-0.374430415590905">
            <text:p>-0.3744304156</text:p>
          </table:table-cell>
          <table:table-cell office:value-type="float" office:value="-0.237908982501725">
            <text:p>-0.2379089825</text:p>
          </table:table-cell>
          <table:table-cell office:value-type="float" office:value="-0.0572326216867989">
            <text:p>-0.0572326217</text:p>
          </table:table-cell>
          <table:table-cell office:value-type="float" office:value="0.0540199137077084">
            <text:p>0.0540199137</text:p>
          </table:table-cell>
          <table:table-cell office:value-type="float" office:value="0.0972560607509745">
            <text:p>0.0972560608</text:p>
          </table:table-cell>
          <table:table-cell office:value-type="float" office:value="0.147557339301972">
            <text:p>0.1475573393</text:p>
          </table:table-cell>
          <table:table-cell office:value-type="float" office:value="0.207773275875997">
            <text:p>0.2077732759</text:p>
          </table:table-cell>
          <table:table-cell office:value-type="float" office:value="0.309984421959491">
            <text:p>0.309984422</text:p>
          </table:table-cell>
          <table:table-cell office:value-type="float" office:value="0.356143128361571">
            <text:p>0.3561431284</text:p>
          </table:table-cell>
          <table:table-cell office:value-type="float" office:value="0.313614696813984">
            <text:p>0.3136146968</text:p>
          </table:table-cell>
          <table:table-cell office:value-type="float" office:value="0.168467500189518">
            <text:p>0.1684675002</text:p>
          </table:table-cell>
          <table:table-cell office:value-type="float" office:value="0.0482171975718473">
            <text:p>0.04821719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7994796848225">
            <text:p>0.617994796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83333333333333">
            <text:p>0.6833333333</text:p>
          </table:table-cell>
          <table:table-cell office:value-type="float" office:value="0.572222222222222">
            <text:p>0.5722222222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222222222222217">
            <text:p>-0.0222222222</text:p>
          </table:table-cell>
          <table:table-cell office:value-type="float" office:value="-0.0888888888888895">
            <text:p>-0.0888888889</text:p>
          </table:table-cell>
          <table:table-cell office:value-type="float" office:value="1.99786401588925">
            <text:p>1.9978640159</text:p>
          </table:table-cell>
          <table:table-cell office:value-type="float" office:value="0.995816778431354">
            <text:p>0.9958167784</text:p>
          </table:table-cell>
          <table:table-cell office:value-type="float" office:value="-0.129207527541895">
            <text:p>-0.1292075275</text:p>
          </table:table-cell>
          <table:table-cell office:value-type="float" office:value="-0.0725394854538356">
            <text:p>-0.0725394855</text:p>
          </table:table-cell>
          <table:table-cell office:value-type="float" office:value="0.28859074188333">
            <text:p>0.2885907419</text:p>
          </table:table-cell>
          <table:table-cell office:value-type="float" office:value="0.627378184513922">
            <text:p>0.6273781845</text:p>
          </table:table-cell>
          <table:table-cell office:value-type="float" office:value="0.0926493273331537">
            <text:p>0.0926493273</text:p>
          </table:table-cell>
          <table:table-cell office:value-type="float" office:value="-0.314463022947516">
            <text:p>-0.3144630229</text:p>
          </table:table-cell>
          <table:table-cell office:value-type="float" office:value="-0.410183338274439">
            <text:p>-0.4101833383</text:p>
          </table:table-cell>
          <table:table-cell office:value-type="float" office:value="-0.448462747961107">
            <text:p>-0.448462748</text:p>
          </table:table-cell>
          <table:table-cell office:value-type="float" office:value="-0.421200151515775">
            <text:p>-0.4212001515</text:p>
          </table:table-cell>
          <table:table-cell office:value-type="float" office:value="-0.268890380890329">
            <text:p>-0.2688903809</text:p>
          </table:table-cell>
          <table:table-cell office:value-type="float" office:value="-0.0950238575976332">
            <text:p>-0.0950238576</text:p>
          </table:table-cell>
          <table:table-cell office:value-type="float" office:value="-0.0311329816780949">
            <text:p>-0.0311329817</text:p>
          </table:table-cell>
          <table:table-cell office:value-type="float" office:value="0.0314463883449831">
            <text:p>0.0314463883</text:p>
          </table:table-cell>
          <table:table-cell office:value-type="float" office:value="0.0753191044836068">
            <text:p>0.0753191045</text:p>
          </table:table-cell>
          <table:table-cell office:value-type="float" office:value="0.122387040366">
            <text:p>0.1223870404</text:p>
          </table:table-cell>
          <table:table-cell office:value-type="float" office:value="0.19916167467092">
            <text:p>0.1991616747</text:p>
          </table:table-cell>
          <table:table-cell office:value-type="float" office:value="0.28989740420637">
            <text:p>0.2898974042</text:p>
          </table:table-cell>
          <table:table-cell office:value-type="float" office:value="0.316389145796507">
            <text:p>0.3163891458</text:p>
          </table:table-cell>
          <table:table-cell office:value-type="float" office:value="0.215700260626435">
            <text:p>0.2157002606</text:p>
          </table:table-cell>
          <table:table-cell office:value-type="float" office:value="0.0967475406988949">
            <text:p>0.0967475407</text:p>
          </table:table-cell>
          <table:table-cell office:value-type="float" office:value="0.0131181175334745">
            <text:p>0.01311811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14254036637048">
            <text:p>0.6142540366</text:p>
          </table:table-cell>
          <table:table-cell office:value-type="float" office:value="0">
            <text:p>0</text:p>
          </table:table-cell>
          <table:table-cell office:value-type="float" office:value="0.545016658871266">
            <text:p>0.5450166589</text:p>
          </table:table-cell>
          <table:table-cell office:value-type="float" office:value="2">
            <text:p>2</text:p>
          </table:table-cell>
          <table:table-cell office:value-type="float" office:value="0.572222222222222">
            <text:p>0.5722222222</text:p>
          </table:table-cell>
          <table:table-cell office:value-type="float" office:value="0.661111111111111">
            <text:p>0.6611111111</text:p>
          </table:table-cell>
          <table:table-cell office:value-type="float" office:value="0.575">
            <text:p>0.575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888888888888895">
            <text:p>-0.0888888889</text:p>
          </table:table-cell>
          <table:table-cell office:value-type="float" office:value="0.00277777777777821">
            <text:p>0.0027777778</text:p>
          </table:table-cell>
          <table:table-cell office:value-type="float" office:value="1.86968154215934">
            <text:p>1.8696815422</text:p>
          </table:table-cell>
          <table:table-cell office:value-type="float" office:value="0.999678617176661">
            <text:p>0.9996786172</text:p>
          </table:table-cell>
          <table:table-cell office:value-type="float" office:value="0.000199629320042805">
            <text:p>0.0001996293</text:p>
          </table:table-cell>
          <table:table-cell office:value-type="float" office:value="0.0835657811937371">
            <text:p>0.0835657812</text:p>
          </table:table-cell>
          <table:table-cell office:value-type="float" office:value="0.46654647392343">
            <text:p>0.4665464739</text:p>
          </table:table-cell>
          <table:table-cell office:value-type="float" office:value="0.757163305010905">
            <text:p>0.757163305</text:p>
          </table:table-cell>
          <table:table-cell office:value-type="float" office:value="0.293680613555324">
            <text:p>0.2936806136</text:p>
          </table:table-cell>
          <table:table-cell office:value-type="float" office:value="-0.232466756251661">
            <text:p>-0.2324667563</text:p>
          </table:table-cell>
          <table:table-cell office:value-type="float" office:value="-0.340809376593408">
            <text:p>-0.3408093766</text:p>
          </table:table-cell>
          <table:table-cell office:value-type="float" office:value="-0.382177109405965">
            <text:p>-0.3821771094</text:p>
          </table:table-cell>
          <table:table-cell office:value-type="float" office:value="-0.399812494816889">
            <text:p>-0.3998124948</text:p>
          </table:table-cell>
          <table:table-cell office:value-type="float" office:value="-0.301582396060758">
            <text:p>-0.3015823961</text:p>
          </table:table-cell>
          <table:table-cell office:value-type="float" office:value="-0.128870994054792">
            <text:p>-0.1288709941</text:p>
          </table:table-cell>
          <table:table-cell office:value-type="float" office:value="-0.0184213704010043">
            <text:p>-0.0184213704</text:p>
          </table:table-cell>
          <table:table-cell office:value-type="float" office:value="0.00761450055086432">
            <text:p>0.0076145006</text:p>
          </table:table-cell>
          <table:table-cell office:value-type="float" office:value="0.0204454729067882">
            <text:p>0.0204454729</text:p>
          </table:table-cell>
          <table:table-cell office:value-type="float" office:value="0.0827444429579201">
            <text:p>0.082744443</text:p>
          </table:table-cell>
          <table:table-cell office:value-type="float" office:value="0.188126967171203">
            <text:p>0.1881269672</text:p>
          </table:table-cell>
          <table:table-cell office:value-type="float" office:value="0.266613570396332">
            <text:p>0.2666135704</text:p>
          </table:table-cell>
          <table:table-cell office:value-type="float" office:value="0.282645016410102">
            <text:p>0.2826450164</text:p>
          </table:table-cell>
          <table:table-cell office:value-type="float" office:value="0.190986397194503">
            <text:p>0.1909863972</text:p>
          </table:table-cell>
          <table:table-cell office:value-type="float" office:value="0.0640236445612279">
            <text:p>0.0640236446</text:p>
          </table:table-cell>
          <table:table-cell office:value-type="float" office:value="-0.0138024546675805">
            <text:p>-0.01380245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0218101897092">
            <text:p>0.6102181019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575">
            <text:p>0.575</text:p>
          </table:table-cell>
          <table:table-cell office:value-type="float" office:value="0.572222222222222">
            <text:p>0.5722222222</text:p>
          </table:table-cell>
          <table:table-cell office:value-type="float" office:value="0.619444444444445">
            <text:p>0.6194444444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0.0444444444444443">
            <text:p>0.0444444444</text:p>
          </table:table-cell>
          <table:table-cell office:value-type="float" office:value="2.54757138082405">
            <text:p>2.5475713808</text:p>
          </table:table-cell>
          <table:table-cell office:value-type="float" office:value="0.99753445226133">
            <text:p>0.9975344523</text:p>
          </table:table-cell>
          <table:table-cell office:value-type="float" office:value="-0.0910091688222973">
            <text:p>-0.0910091688</text:p>
          </table:table-cell>
          <table:table-cell office:value-type="float" office:value="-0.0245216624613259">
            <text:p>-0.0245216625</text:p>
          </table:table-cell>
          <table:table-cell office:value-type="float" office:value="0.314951211739198">
            <text:p>0.3149512117</text:p>
          </table:table-cell>
          <table:table-cell office:value-type="float" office:value="0.66315574934728">
            <text:p>0.6631557493</text:p>
          </table:table-cell>
          <table:table-cell office:value-type="float" office:value="0.126963412174837">
            <text:p>0.1269634122</text:p>
          </table:table-cell>
          <table:table-cell office:value-type="float" office:value="-0.327839906747003">
            <text:p>-0.3278399067</text:p>
          </table:table-cell>
          <table:table-cell office:value-type="float" office:value="-0.41165295710695">
            <text:p>-0.4116529571</text:p>
          </table:table-cell>
          <table:table-cell office:value-type="float" office:value="-0.433299419246791">
            <text:p>-0.4332994192</text:p>
          </table:table-cell>
          <table:table-cell office:value-type="float" office:value="-0.371385795027304">
            <text:p>-0.371385795</text:p>
          </table:table-cell>
          <table:table-cell office:value-type="float" office:value="-0.177624629309373">
            <text:p>-0.1776246293</text:p>
          </table:table-cell>
          <table:table-cell office:value-type="float" office:value="-0.0163115814113758">
            <text:p>-0.0163115814</text:p>
          </table:table-cell>
          <table:table-cell office:value-type="float" office:value="0.0399912081999512">
            <text:p>0.0399912082</text:p>
          </table:table-cell>
          <table:table-cell office:value-type="float" office:value="0.0825178465479948">
            <text:p>0.0825178465</text:p>
          </table:table-cell>
          <table:table-cell office:value-type="float" office:value="0.121825156218838">
            <text:p>0.1218251562</text:p>
          </table:table-cell>
          <table:table-cell office:value-type="float" office:value="0.191645809562629">
            <text:p>0.1916458096</text:p>
          </table:table-cell>
          <table:table-cell office:value-type="float" office:value="0.298286285829017">
            <text:p>0.2982862858</text:p>
          </table:table-cell>
          <table:table-cell office:value-type="float" office:value="0.37040195332452">
            <text:p>0.3704019533</text:p>
          </table:table-cell>
          <table:table-cell office:value-type="float" office:value="0.328959425315268">
            <text:p>0.3289594253</text:p>
          </table:table-cell>
          <table:table-cell office:value-type="float" office:value="0.188787125242501">
            <text:p>0.1887871252</text:p>
          </table:table-cell>
          <table:table-cell office:value-type="float" office:value="0.0575452979588547">
            <text:p>0.057545298</text:p>
          </table:table-cell>
          <table:table-cell office:value-type="float" office:value="-0.0117494018970785">
            <text:p>-0.011749401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09616427734459">
            <text:p>0.6096164277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619444444444445">
            <text:p>0.6194444444</text:p>
          </table:table-cell>
          <table:table-cell office:value-type="float" office:value="0.575">
            <text:p>0.575</text:p>
          </table:table-cell>
          <table:table-cell office:value-type="float" office:value="0.616666666666666">
            <text:p>0.6166666667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444444444444443">
            <text:p>0.0444444444</text:p>
          </table:table-cell>
          <table:table-cell office:value-type="float" office:value="-0.00277777777777821">
            <text:p>-0.0027777778</text:p>
          </table:table-cell>
          <table:table-cell office:value-type="float" office:value="2.67742278282271">
            <text:p>2.6774227828</text:p>
          </table:table-cell>
          <table:table-cell office:value-type="float" office:value="0.997306302355787">
            <text:p>0.9973063024</text:p>
          </table:table-cell>
          <table:table-cell office:value-type="float" office:value="-0.113021763405458">
            <text:p>-0.1130217634</text:p>
          </table:table-cell>
          <table:table-cell office:value-type="float" office:value="-0.0730784807844541">
            <text:p>-0.0730784808</text:p>
          </table:table-cell>
          <table:table-cell office:value-type="float" office:value="0.246713990845185">
            <text:p>0.2467139908</text:p>
          </table:table-cell>
          <table:table-cell office:value-type="float" office:value="0.655270485513366">
            <text:p>0.6552704855</text:p>
          </table:table-cell>
          <table:table-cell office:value-type="float" office:value="0.153800596319939">
            <text:p>0.1538005963</text:p>
          </table:table-cell>
          <table:table-cell office:value-type="float" office:value="-0.333656351810169">
            <text:p>-0.3336563518</text:p>
          </table:table-cell>
          <table:table-cell office:value-type="float" office:value="-0.420449153843893">
            <text:p>-0.4204491538</text:p>
          </table:table-cell>
          <table:table-cell office:value-type="float" office:value="-0.446546866434922">
            <text:p>-0.4465468664</text:p>
          </table:table-cell>
          <table:table-cell office:value-type="float" office:value="-0.369811238228006">
            <text:p>-0.3698112382</text:p>
          </table:table-cell>
          <table:table-cell office:value-type="float" office:value="-0.179336494904961">
            <text:p>-0.1793364949</text:p>
          </table:table-cell>
          <table:table-cell office:value-type="float" office:value="-0.0461683875511562">
            <text:p>-0.0461683876</text:p>
          </table:table-cell>
          <table:table-cell office:value-type="float" office:value="-0.00447749689646881">
            <text:p>-0.0044774969</text:p>
          </table:table-cell>
          <table:table-cell office:value-type="float" office:value="0.030477666644541">
            <text:p>0.0304776666</text:p>
          </table:table-cell>
          <table:table-cell office:value-type="float" office:value="0.0726529607012316">
            <text:p>0.0726529607</text:p>
          </table:table-cell>
          <table:table-cell office:value-type="float" office:value="0.130076761268703">
            <text:p>0.1300767613</text:p>
          </table:table-cell>
          <table:table-cell office:value-type="float" office:value="0.223273782530005">
            <text:p>0.2232737825</text:p>
          </table:table-cell>
          <table:table-cell office:value-type="float" office:value="0.302567239493192">
            <text:p>0.3025672395</text:p>
          </table:table-cell>
          <table:table-cell office:value-type="float" office:value="0.333200068526446">
            <text:p>0.3332000685</text:p>
          </table:table-cell>
          <table:table-cell office:value-type="float" office:value="0.260084418928374">
            <text:p>0.2600844189</text:p>
          </table:table-cell>
          <table:table-cell office:value-type="float" office:value="0.138953723028656">
            <text:p>0.138953723</text:p>
          </table:table-cell>
          <table:table-cell office:value-type="float" office:value="0.0336115626801463">
            <text:p>0.033611562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06700473252747">
            <text:p>0.6067004733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16666666666666">
            <text:p>0.6166666667</text:p>
          </table:table-cell>
          <table:table-cell office:value-type="float" office:value="0.619444444444445">
            <text:p>0.6194444444</text:p>
          </table:table-cell>
          <table:table-cell office:value-type="float" office:value="0.641666666666668">
            <text:p>0.6416666667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250000000000012">
            <text:p>0.025</text:p>
          </table:table-cell>
          <table:table-cell office:value-type="float" office:value="2.4305804067416">
            <text:p>2.4305804067</text:p>
          </table:table-cell>
          <table:table-cell office:value-type="float" office:value="0.998695385222756">
            <text:p>0.9986953852</text:p>
          </table:table-cell>
          <table:table-cell office:value-type="float" office:value="-0.0599894796637558">
            <text:p>-0.0599894797</text:p>
          </table:table-cell>
          <table:table-cell office:value-type="float" office:value="0.0130040675078937">
            <text:p>0.0130040675</text:p>
          </table:table-cell>
          <table:table-cell office:value-type="float" office:value="0.392720481571258">
            <text:p>0.3927204816</text:p>
          </table:table-cell>
          <table:table-cell office:value-type="float" office:value="0.68837210852693">
            <text:p>0.6883721085</text:p>
          </table:table-cell>
          <table:table-cell office:value-type="float" office:value="0.0937236649870259">
            <text:p>0.093723665</text:p>
          </table:table-cell>
          <table:table-cell office:value-type="float" office:value="-0.344735644543833">
            <text:p>-0.3447356445</text:p>
          </table:table-cell>
          <table:table-cell office:value-type="float" office:value="-0.428375626670796">
            <text:p>-0.4283756267</text:p>
          </table:table-cell>
          <table:table-cell office:value-type="float" office:value="-0.45687517400614">
            <text:p>-0.456875174</text:p>
          </table:table-cell>
          <table:table-cell office:value-type="float" office:value="-0.39798992032256">
            <text:p>-0.3979899203</text:p>
          </table:table-cell>
          <table:table-cell office:value-type="float" office:value="-0.232008078888196">
            <text:p>-0.2320080789</text:p>
          </table:table-cell>
          <table:table-cell office:value-type="float" office:value="-0.101632821136253">
            <text:p>-0.1016328211</text:p>
          </table:table-cell>
          <table:table-cell office:value-type="float" office:value="-0.0479895709836731">
            <text:p>-0.047989571</text:p>
          </table:table-cell>
          <table:table-cell office:value-type="float" office:value="0.00102669797221777">
            <text:p>0.001026698</text:p>
          </table:table-cell>
          <table:table-cell office:value-type="float" office:value="0.0325575031918146">
            <text:p>0.0325575032</text:p>
          </table:table-cell>
          <table:table-cell office:value-type="float" office:value="0.0822345799751865">
            <text:p>0.08223458</text:p>
          </table:table-cell>
          <table:table-cell office:value-type="float" office:value="0.15441310621901">
            <text:p>0.1544131062</text:p>
          </table:table-cell>
          <table:table-cell office:value-type="float" office:value="0.222108251228236">
            <text:p>0.2221082512</text:p>
          </table:table-cell>
          <table:table-cell office:value-type="float" office:value="0.261094544992065">
            <text:p>0.261094545</text:p>
          </table:table-cell>
          <table:table-cell office:value-type="float" office:value="0.1796400860529">
            <text:p>0.1796400861</text:p>
          </table:table-cell>
          <table:table-cell office:value-type="float" office:value="0.0514034179857994">
            <text:p>0.051403418</text:p>
          </table:table-cell>
          <table:table-cell office:value-type="float" office:value="-0.0289674686662003">
            <text:p>-0.028967468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6977632883972">
            <text:p>0.6069776329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41666666666668">
            <text:p>0.6416666667</text:p>
          </table:table-cell>
          <table:table-cell office:value-type="float" office:value="0.616666666666666">
            <text:p>0.6166666667</text:p>
          </table:table-cell>
          <table:table-cell office:value-type="float" office:value="0.744444444444444">
            <text:p>0.7444444444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250000000000012">
            <text:p>0.025</text:p>
          </table:table-cell>
          <table:table-cell office:value-type="float" office:value="0.102777777777776">
            <text:p>0.1027777778</text:p>
          </table:table-cell>
          <table:table-cell office:value-type="float" office:value="2.8931012990184">
            <text:p>2.893101299</text:p>
          </table:table-cell>
          <table:table-cell office:value-type="float" office:value="0.999179825132422">
            <text:p>0.9991798251</text:p>
          </table:table-cell>
          <table:table-cell office:value-type="float" office:value="-0.0312469325951368">
            <text:p>-0.0312469326</text:p>
          </table:table-cell>
          <table:table-cell office:value-type="float" office:value="0.0252057159502206">
            <text:p>0.025205716</text:p>
          </table:table-cell>
          <table:table-cell office:value-type="float" office:value="0.36026987701721">
            <text:p>0.360269877</text:p>
          </table:table-cell>
          <table:table-cell office:value-type="float" office:value="0.734879291598474">
            <text:p>0.7348792916</text:p>
          </table:table-cell>
          <table:table-cell office:value-type="float" office:value="0.332845078324545">
            <text:p>0.3328450783</text:p>
          </table:table-cell>
          <table:table-cell office:value-type="float" office:value="-0.237236243800901">
            <text:p>-0.2372362438</text:p>
          </table:table-cell>
          <table:table-cell office:value-type="float" office:value="-0.339018453556889">
            <text:p>-0.3390184536</text:p>
          </table:table-cell>
          <table:table-cell office:value-type="float" office:value="-0.374626543646218">
            <text:p>-0.3746265436</text:p>
          </table:table-cell>
          <table:table-cell office:value-type="float" office:value="-0.395562951167463">
            <text:p>-0.3955629512</text:p>
          </table:table-cell>
          <table:table-cell office:value-type="float" office:value="-0.299610773238328">
            <text:p>-0.2996107732</text:p>
          </table:table-cell>
          <table:table-cell office:value-type="float" office:value="-0.112880977665094">
            <text:p>-0.1128809777</text:p>
          </table:table-cell>
          <table:table-cell office:value-type="float" office:value="-0.0104091560215038">
            <text:p>-0.010409156</text:p>
          </table:table-cell>
          <table:table-cell office:value-type="float" office:value="0.00872667749125822">
            <text:p>0.0087266775</text:p>
          </table:table-cell>
          <table:table-cell office:value-type="float" office:value="0.0176801068186112">
            <text:p>0.0176801068</text:p>
          </table:table-cell>
          <table:table-cell office:value-type="float" office:value="0.0934974955304391">
            <text:p>0.0934974955</text:p>
          </table:table-cell>
          <table:table-cell office:value-type="float" office:value="0.204031776411149">
            <text:p>0.2040317764</text:p>
          </table:table-cell>
          <table:table-cell office:value-type="float" office:value="0.280071368494019">
            <text:p>0.2800713685</text:p>
          </table:table-cell>
          <table:table-cell office:value-type="float" office:value="0.235108879849949">
            <text:p>0.2351088798</text:p>
          </table:table-cell>
          <table:table-cell office:value-type="float" office:value="0.106823351956498">
            <text:p>0.106823352</text:p>
          </table:table-cell>
          <table:table-cell office:value-type="float" office:value="-0.0136884006798803">
            <text:p>-0.0136884007</text:p>
          </table:table-cell>
          <table:table-cell office:value-type="float" office:value="-0.0865103396981709">
            <text:p>-0.086510339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612616857070629">
            <text:p>0.6126168571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44444444444444">
            <text:p>0.7444444444</text:p>
          </table:table-cell>
          <table:table-cell office:value-type="float" office:value="0.641666666666668">
            <text:p>0.6416666667</text:p>
          </table:table-cell>
          <table:table-cell office:value-type="float" office:value="0.669444444444444">
            <text:p>0.6694444444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102777777777776">
            <text:p>0.1027777778</text:p>
          </table:table-cell>
          <table:table-cell office:value-type="float" office:value="-0.0749999999999993">
            <text:p>-0.075</text:p>
          </table:table-cell>
          <table:table-cell office:value-type="float" office:value="2.78482712109617">
            <text:p>2.7848271211</text:p>
          </table:table-cell>
          <table:table-cell office:value-type="float" office:value="0.999271493692955">
            <text:p>0.9992714937</text:p>
          </table:table-cell>
          <table:table-cell office:value-type="float" office:value="-0.0215287302465058">
            <text:p>-0.0215287302</text:p>
          </table:table-cell>
          <table:table-cell office:value-type="float" office:value="0.0215857376133746">
            <text:p>0.0215857376</text:p>
          </table:table-cell>
          <table:table-cell office:value-type="float" office:value="0.343679751136665">
            <text:p>0.3436797511</text:p>
          </table:table-cell>
          <table:table-cell office:value-type="float" office:value="0.732747022179716">
            <text:p>0.7327470222</text:p>
          </table:table-cell>
          <table:table-cell office:value-type="float" office:value="0.263590863795015">
            <text:p>0.2635908638</text:p>
          </table:table-cell>
          <table:table-cell office:value-type="float" office:value="-0.303965641783603">
            <text:p>-0.3039656418</text:p>
          </table:table-cell>
          <table:table-cell office:value-type="float" office:value="-0.38164119559839">
            <text:p>-0.3816411956</text:p>
          </table:table-cell>
          <table:table-cell office:value-type="float" office:value="-0.403185483854486">
            <text:p>-0.4031854839</text:p>
          </table:table-cell>
          <table:table-cell office:value-type="float" office:value="-0.373400073010343">
            <text:p>-0.373400073</text:p>
          </table:table-cell>
          <table:table-cell office:value-type="float" office:value="-0.213959274464928">
            <text:p>-0.2139592745</text:p>
          </table:table-cell>
          <table:table-cell office:value-type="float" office:value="-0.0304491786144741">
            <text:p>-0.0304491786</text:p>
          </table:table-cell>
          <table:table-cell office:value-type="float" office:value="0.048444820678152">
            <text:p>0.0484448207</text:p>
          </table:table-cell>
          <table:table-cell office:value-type="float" office:value="0.100051986625766">
            <text:p>0.1000519866</text:p>
          </table:table-cell>
          <table:table-cell office:value-type="float" office:value="0.135707882670552">
            <text:p>0.1357078827</text:p>
          </table:table-cell>
          <table:table-cell office:value-type="float" office:value="0.188126969589789">
            <text:p>0.1881269696</text:p>
          </table:table-cell>
          <table:table-cell office:value-type="float" office:value="0.271481248448593">
            <text:p>0.2714812484</text:p>
          </table:table-cell>
          <table:table-cell office:value-type="float" office:value="0.3580590821972">
            <text:p>0.3580590822</text:p>
          </table:table-cell>
          <table:table-cell office:value-type="float" office:value="0.398613793269625">
            <text:p>0.3986137933</text:p>
          </table:table-cell>
          <table:table-cell office:value-type="float" office:value="0.342622988815936">
            <text:p>0.3426229888</text:p>
          </table:table-cell>
          <table:table-cell office:value-type="float" office:value="0.207745988281671">
            <text:p>0.2077459883</text:p>
          </table:table-cell>
          <table:table-cell office:value-type="float" office:value="0.0941759415413099">
            <text:p>0.09417594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3350349494783">
            <text:p>0.6033503495</text:p>
          </table:table-cell>
          <table:table-cell office:value-type="float" office:value="1">
            <text:p>1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641666666666667">
            <text:p>0.6416666667</text:p>
          </table:table-cell>
          <table:table-cell office:value-type="float" office:value="0.630555555555556">
            <text:p>0.6305555556</text:p>
          </table:table-cell>
          <table:table-cell office:value-type="float" office:value="0.652777777777778">
            <text:p>0.6527777778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11111111111112">
            <text:p>0.0111111111</text:p>
          </table:table-cell>
          <table:table-cell office:value-type="float" office:value="2.47210369256516">
            <text:p>2.4721036926</text:p>
          </table:table-cell>
          <table:table-cell office:value-type="float" office:value="0.998991064021144">
            <text:p>0.998991064</text:p>
          </table:table-cell>
          <table:table-cell office:value-type="float" office:value="-0.0805505690122164">
            <text:p>-0.080550569</text:p>
          </table:table-cell>
          <table:table-cell office:value-type="float" office:value="-0.0312842414056973">
            <text:p>-0.0312842414</text:p>
          </table:table-cell>
          <table:table-cell office:value-type="float" office:value="0.365824682661989">
            <text:p>0.3658246827</text:p>
          </table:table-cell>
          <table:table-cell office:value-type="float" office:value="0.702857484774808">
            <text:p>0.7028574848</text:p>
          </table:table-cell>
          <table:table-cell office:value-type="float" office:value="0.0477351436304956">
            <text:p>0.0477351436</text:p>
          </table:table-cell>
          <table:table-cell office:value-type="float" office:value="-0.360782921666827">
            <text:p>-0.3607829217</text:p>
          </table:table-cell>
          <table:table-cell office:value-type="float" office:value="-0.438685739532776">
            <text:p>-0.4386857395</text:p>
          </table:table-cell>
          <table:table-cell office:value-type="float" office:value="-0.468525330724354">
            <text:p>-0.4685253307</text:p>
          </table:table-cell>
          <table:table-cell office:value-type="float" office:value="-0.346991987017669">
            <text:p>-0.346991987</text:p>
          </table:table-cell>
          <table:table-cell office:value-type="float" office:value="-0.13359093206198">
            <text:p>-0.1335909321</text:p>
          </table:table-cell>
          <table:table-cell office:value-type="float" office:value="-0.0115867281474871">
            <text:p>-0.0115867281</text:p>
          </table:table-cell>
          <table:table-cell office:value-type="float" office:value="0.0174531824297206">
            <text:p>0.0174531824</text:p>
          </table:table-cell>
          <table:table-cell office:value-type="float" office:value="0.0540310165805729">
            <text:p>0.0540310166</text:p>
          </table:table-cell>
          <table:table-cell office:value-type="float" office:value="0.103469050294152">
            <text:p>0.1034690503</text:p>
          </table:table-cell>
          <table:table-cell office:value-type="float" office:value="0.184989774004183">
            <text:p>0.184989774</text:p>
          </table:table-cell>
          <table:table-cell office:value-type="float" office:value="0.286690039348771">
            <text:p>0.2866900393</text:p>
          </table:table-cell>
          <table:table-cell office:value-type="float" office:value="0.378919004110112">
            <text:p>0.3789190041</text:p>
          </table:table-cell>
          <table:table-cell office:value-type="float" office:value="0.383958291933522">
            <text:p>0.3839582919</text:p>
          </table:table-cell>
          <table:table-cell office:value-type="float" office:value="0.269216992936795">
            <text:p>0.2692169929</text:p>
          </table:table-cell>
          <table:table-cell office:value-type="float" office:value="0.122397686567699">
            <text:p>0.1223976866</text:p>
          </table:table-cell>
          <table:table-cell office:value-type="float" office:value="0.0462271067973996">
            <text:p>0.04622710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653983366141">
            <text:p>0.6116539834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52777777777778">
            <text:p>0.6527777778</text:p>
          </table:table-cell>
          <table:table-cell table:number-columns-repeated="2" office:value-type="float" office:value="0.641666666666667">
            <text:p>0.6416666667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111111111111112">
            <text:p>0.0111111111</text:p>
          </table:table-cell>
          <table:table-cell office:value-type="float" office:value="-0.0111111111111113">
            <text:p>-0.0111111111</text:p>
          </table:table-cell>
          <table:table-cell office:value-type="float" office:value="2.39930775914781">
            <text:p>2.3993077591</text:p>
          </table:table-cell>
          <table:table-cell office:value-type="float" office:value="0.999571209700455">
            <text:p>0.9995712097</text:p>
          </table:table-cell>
          <table:table-cell office:value-type="float" office:value="-0.0687628157190663">
            <text:p>-0.0687628157</text:p>
          </table:table-cell>
          <table:table-cell office:value-type="float" office:value="0.00189663310678512">
            <text:p>0.0018966331</text:p>
          </table:table-cell>
          <table:table-cell office:value-type="float" office:value="0.382846035159905">
            <text:p>0.3828460352</text:p>
          </table:table-cell>
          <table:table-cell office:value-type="float" office:value="0.7489167403319">
            <text:p>0.7489167403</text:p>
          </table:table-cell>
          <table:table-cell office:value-type="float" office:value="0.306554249979212">
            <text:p>0.30655425</text:p>
          </table:table-cell>
          <table:table-cell office:value-type="float" office:value="-0.27114000321795">
            <text:p>-0.2711400032</text:p>
          </table:table-cell>
          <table:table-cell office:value-type="float" office:value="-0.374010087212927">
            <text:p>-0.3740100872</text:p>
          </table:table-cell>
          <table:table-cell office:value-type="float" office:value="-0.397816849905258">
            <text:p>-0.3978168499</text:p>
          </table:table-cell>
          <table:table-cell office:value-type="float" office:value="-0.342081999340161">
            <text:p>-0.3420819993</text:p>
          </table:table-cell>
          <table:table-cell office:value-type="float" office:value="-0.156566634469909">
            <text:p>-0.1565666345</text:p>
          </table:table-cell>
          <table:table-cell office:value-type="float" office:value="0.0200601367423368">
            <text:p>0.0200601367</text:p>
          </table:table-cell>
          <table:table-cell office:value-type="float" office:value="0.0983944522008251">
            <text:p>0.0983944522</text:p>
          </table:table-cell>
          <table:table-cell office:value-type="float" office:value="0.121638647124056">
            <text:p>0.1216386471</text:p>
          </table:table-cell>
          <table:table-cell office:value-type="float" office:value="0.159773808087653">
            <text:p>0.1597738081</text:p>
          </table:table-cell>
          <table:table-cell office:value-type="float" office:value="0.210304388738123">
            <text:p>0.2103043887</text:p>
          </table:table-cell>
          <table:table-cell office:value-type="float" office:value="0.291985042533009">
            <text:p>0.2919850425</text:p>
          </table:table-cell>
          <table:table-cell office:value-type="float" office:value="0.366902285691957">
            <text:p>0.3669022857</text:p>
          </table:table-cell>
          <table:table-cell office:value-type="float" office:value="0.393267155138048">
            <text:p>0.3932671551</text:p>
          </table:table-cell>
          <table:table-cell office:value-type="float" office:value="0.280722398841031">
            <text:p>0.2807223988</text:p>
          </table:table-cell>
          <table:table-cell office:value-type="float" office:value="0.149070483239341">
            <text:p>0.1490704832</text:p>
          </table:table-cell>
          <table:table-cell office:value-type="float" office:value="0.0415834007540548">
            <text:p>0.04158340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124052756436">
            <text:p>0.6121240528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41666666666667">
            <text:p>0.6416666667</text:p>
          </table:table-cell>
          <table:table-cell office:value-type="float" office:value="0.652777777777778">
            <text:p>0.6527777778</text:p>
          </table:table-cell>
          <table:table-cell office:value-type="float" office:value="0.636111111111111">
            <text:p>0.6361111111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111111111111113">
            <text:p>-0.0111111111</text:p>
          </table:table-cell>
          <table:table-cell office:value-type="float" office:value="-0.00555555555555554">
            <text:p>-0.0055555556</text:p>
          </table:table-cell>
          <table:table-cell office:value-type="float" office:value="2.28045684207363">
            <text:p>2.2804568421</text:p>
          </table:table-cell>
          <table:table-cell office:value-type="float" office:value="0.998260688876416">
            <text:p>0.9982606889</text:p>
          </table:table-cell>
          <table:table-cell office:value-type="float" office:value="-0.153124635114604">
            <text:p>-0.1531246351</text:p>
          </table:table-cell>
          <table:table-cell office:value-type="float" office:value="-0.100712405625315">
            <text:p>-0.1007124056</text:p>
          </table:table-cell>
          <table:table-cell office:value-type="float" office:value="0.245420024626046">
            <text:p>0.2454200246</text:p>
          </table:table-cell>
          <table:table-cell office:value-type="float" office:value="0.66871241119421">
            <text:p>0.6687124112</text:p>
          </table:table-cell>
          <table:table-cell office:value-type="float" office:value="0.208179075332796">
            <text:p>0.2081790753</text:p>
          </table:table-cell>
          <table:table-cell office:value-type="float" office:value="-0.322336219618019">
            <text:p>-0.3223362196</text:p>
          </table:table-cell>
          <table:table-cell office:value-type="float" office:value="-0.423437329599937">
            <text:p>-0.4234373296</text:p>
          </table:table-cell>
          <table:table-cell office:value-type="float" office:value="-0.466441057545266">
            <text:p>-0.4664410575</text:p>
          </table:table-cell>
          <table:table-cell office:value-type="float" office:value="-0.456950893738401">
            <text:p>-0.4569508937</text:p>
          </table:table-cell>
          <table:table-cell office:value-type="float" office:value="-0.305587325062557">
            <text:p>-0.3055873251</text:p>
          </table:table-cell>
          <table:table-cell office:value-type="float" office:value="-0.111436627435145">
            <text:p>-0.1114366274</text:p>
          </table:table-cell>
          <table:table-cell office:value-type="float" office:value="-0.0126534287196298">
            <text:p>-0.0126534287</text:p>
          </table:table-cell>
          <table:table-cell office:value-type="float" office:value="0.0162384903459316">
            <text:p>0.0162384903</text:p>
          </table:table-cell>
          <table:table-cell office:value-type="float" office:value="0.0621825871815442">
            <text:p>0.0621825872</text:p>
          </table:table-cell>
          <table:table-cell office:value-type="float" office:value="0.149302289084962">
            <text:p>0.1493022891</text:p>
          </table:table-cell>
          <table:table-cell office:value-type="float" office:value="0.237214807373936">
            <text:p>0.2372148074</text:p>
          </table:table-cell>
          <table:table-cell office:value-type="float" office:value="0.331599445343414">
            <text:p>0.3315994453</text:p>
          </table:table-cell>
          <table:table-cell office:value-type="float" office:value="0.372811460545862">
            <text:p>0.3728114605</text:p>
          </table:table-cell>
          <table:table-cell office:value-type="float" office:value="0.268914608447366">
            <text:p>0.2689146084</text:p>
          </table:table-cell>
          <table:table-cell office:value-type="float" office:value="0.107659607074295">
            <text:p>0.1076596071</text:p>
          </table:table-cell>
          <table:table-cell office:value-type="float" office:value="0.0101940491610928">
            <text:p>0.010194049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241106720366">
            <text:p>0.6092411067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636111111111111">
            <text:p>0.6361111111</text:p>
          </table:table-cell>
          <table:table-cell office:value-type="float" office:value="0.641666666666667">
            <text:p>0.6416666667</text:p>
          </table:table-cell>
          <table:table-cell office:value-type="float" office:value="0.661111111111111">
            <text:p>0.6611111111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250000000000004">
            <text:p>0.025</text:p>
          </table:table-cell>
          <table:table-cell office:value-type="float" office:value="2.40832262128794">
            <text:p>2.4083226213</text:p>
          </table:table-cell>
          <table:table-cell office:value-type="float" office:value="0.999292635901248">
            <text:p>0.9992926359</text:p>
          </table:table-cell>
          <table:table-cell office:value-type="float" office:value="-0.0356653116824515">
            <text:p>-0.0356653117</text:p>
          </table:table-cell>
          <table:table-cell office:value-type="float" office:value="0.0295077638153745">
            <text:p>0.0295077638</text:p>
          </table:table-cell>
          <table:table-cell office:value-type="float" office:value="0.385574124115227">
            <text:p>0.3855741241</text:p>
          </table:table-cell>
          <table:table-cell office:value-type="float" office:value="0.744022421080347">
            <text:p>0.7440224211</text:p>
          </table:table-cell>
          <table:table-cell office:value-type="float" office:value="0.278919634228467">
            <text:p>0.2789196342</text:p>
          </table:table-cell>
          <table:table-cell office:value-type="float" office:value="-0.242493551804234">
            <text:p>-0.2424935518</text:p>
          </table:table-cell>
          <table:table-cell office:value-type="float" office:value="-0.342212819883232">
            <text:p>-0.3422128199</text:p>
          </table:table-cell>
          <table:table-cell office:value-type="float" office:value="-0.380288689702641">
            <text:p>-0.3802886897</text:p>
          </table:table-cell>
          <table:table-cell office:value-type="float" office:value="-0.391461921445099">
            <text:p>-0.3914619214</text:p>
          </table:table-cell>
          <table:table-cell office:value-type="float" office:value="-0.271249824266487">
            <text:p>-0.2712498243</text:p>
          </table:table-cell>
          <table:table-cell office:value-type="float" office:value="-0.0967506906576894">
            <text:p>-0.0967506907</text:p>
          </table:table-cell>
          <table:table-cell office:value-type="float" office:value="-0.0132163896076631">
            <text:p>-0.0132163896</text:p>
          </table:table-cell>
          <table:table-cell office:value-type="float" office:value="0.0293893527258229">
            <text:p>0.0293893527</text:p>
          </table:table-cell>
          <table:table-cell office:value-type="float" office:value="0.0791371634816942">
            <text:p>0.0791371635</text:p>
          </table:table-cell>
          <table:table-cell office:value-type="float" office:value="0.174695052039533">
            <text:p>0.174695052</text:p>
          </table:table-cell>
          <table:table-cell office:value-type="float" office:value="0.277361135079328">
            <text:p>0.2773611351</text:p>
          </table:table-cell>
          <table:table-cell office:value-type="float" office:value="0.347617428980983">
            <text:p>0.347617429</text:p>
          </table:table-cell>
          <table:table-cell office:value-type="float" office:value="0.329434844151297">
            <text:p>0.3294348442</text:p>
          </table:table-cell>
          <table:table-cell office:value-type="float" office:value="0.193647247575349">
            <text:p>0.1936472476</text:p>
          </table:table-cell>
          <table:table-cell office:value-type="float" office:value="0.063806039147682">
            <text:p>0.0638060391</text:p>
          </table:table-cell>
          <table:table-cell office:value-type="float" office:value="-0.031165813532157">
            <text:p>-0.031165813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261890462708">
            <text:p>0.612261890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36111111111111">
            <text:p>0.6361111111</text:p>
          </table:table-cell>
          <table:table-cell office:value-type="float" office:value="0.663888888888889">
            <text:p>0.6638888889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250000000000004">
            <text:p>0.025</text:p>
          </table:table-cell>
          <table:table-cell office:value-type="float" office:value="0.00277777777777732">
            <text:p>0.0027777778</text:p>
          </table:table-cell>
          <table:table-cell office:value-type="float" office:value="2.53200894715806">
            <text:p>2.5320089472</text:p>
          </table:table-cell>
          <table:table-cell office:value-type="float" office:value="0.99903568507126">
            <text:p>0.9990356851</text:p>
          </table:table-cell>
          <table:table-cell office:value-type="float" office:value="-0.0661668155658682">
            <text:p>-0.0661668156</text:p>
          </table:table-cell>
          <table:table-cell office:value-type="float" office:value="0.0072307909243845">
            <text:p>0.0072307909</text:p>
          </table:table-cell>
          <table:table-cell office:value-type="float" office:value="0.389301728992321">
            <text:p>0.389301729</text:p>
          </table:table-cell>
          <table:table-cell office:value-type="float" office:value="0.731767265735254">
            <text:p>0.7317672657</text:p>
          </table:table-cell>
          <table:table-cell office:value-type="float" office:value="0.221041719890647">
            <text:p>0.2210417199</text:p>
          </table:table-cell>
          <table:table-cell office:value-type="float" office:value="-0.289461935430523">
            <text:p>-0.2894619354</text:p>
          </table:table-cell>
          <table:table-cell office:value-type="float" office:value="-0.361401421454612">
            <text:p>-0.3614014215</text:p>
          </table:table-cell>
          <table:table-cell office:value-type="float" office:value="-0.385775949834465">
            <text:p>-0.3857759498</text:p>
          </table:table-cell>
          <table:table-cell office:value-type="float" office:value="-0.370845058599589">
            <text:p>-0.3708450586</text:p>
          </table:table-cell>
          <table:table-cell office:value-type="float" office:value="-0.238892119210457">
            <text:p>-0.2388921192</text:p>
          </table:table-cell>
          <table:table-cell office:value-type="float" office:value="-0.0317579154081249">
            <text:p>-0.0317579154</text:p>
          </table:table-cell>
          <table:table-cell office:value-type="float" office:value="0.0675829407847106">
            <text:p>0.0675829408</text:p>
          </table:table-cell>
          <table:table-cell office:value-type="float" office:value="0.0951357917990661">
            <text:p>0.0951357918</text:p>
          </table:table-cell>
          <table:table-cell office:value-type="float" office:value="0.137459980338316">
            <text:p>0.1374599803</text:p>
          </table:table-cell>
          <table:table-cell office:value-type="float" office:value="0.188336249342683">
            <text:p>0.1883362493</text:p>
          </table:table-cell>
          <table:table-cell office:value-type="float" office:value="0.267566987595435">
            <text:p>0.2675669876</text:p>
          </table:table-cell>
          <table:table-cell office:value-type="float" office:value="0.367620135936751">
            <text:p>0.3676201359</text:p>
          </table:table-cell>
          <table:table-cell office:value-type="float" office:value="0.410609615322149">
            <text:p>0.4106096153</text:p>
          </table:table-cell>
          <table:table-cell office:value-type="float" office:value="0.334287124648611">
            <text:p>0.3342871246</text:p>
          </table:table-cell>
          <table:table-cell office:value-type="float" office:value="0.184961147702329">
            <text:p>0.1849611477</text:p>
          </table:table-cell>
          <table:table-cell office:value-type="float" office:value="0.0535286812175919">
            <text:p>0.05352868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364782667378">
            <text:p>0.6123647827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63888888888889">
            <text:p>0.6638888889</text:p>
          </table:table-cell>
          <table:table-cell office:value-type="float" office:value="0.661111111111111">
            <text:p>0.6611111111</text:p>
          </table:table-cell>
          <table:table-cell office:value-type="float" office:value="0.652777777777778">
            <text:p>0.6527777778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-0.0111111111111111">
            <text:p>-0.0111111111</text:p>
          </table:table-cell>
          <table:table-cell office:value-type="float" office:value="2.34512054347015">
            <text:p>2.3451205435</text:p>
          </table:table-cell>
          <table:table-cell office:value-type="float" office:value="0.998940944209029">
            <text:p>0.9989409442</text:p>
          </table:table-cell>
          <table:table-cell office:value-type="float" office:value="-0.0558923733435375">
            <text:p>-0.0558923733</text:p>
          </table:table-cell>
          <table:table-cell office:value-type="float" office:value="-0.000474151413008772">
            <text:p>-0.0004741514</text:p>
          </table:table-cell>
          <table:table-cell office:value-type="float" office:value="0.358925515421795">
            <text:p>0.3589255154</text:p>
          </table:table-cell>
          <table:table-cell office:value-type="float" office:value="0.732289937378968">
            <text:p>0.7322899374</text:p>
          </table:table-cell>
          <table:table-cell office:value-type="float" office:value="0.28644523319477">
            <text:p>0.2864452332</text:p>
          </table:table-cell>
          <table:table-cell office:value-type="float" office:value="-0.268282183991952">
            <text:p>-0.268282184</text:p>
          </table:table-cell>
          <table:table-cell office:value-type="float" office:value="-0.343023664631405">
            <text:p>-0.3430236646</text:p>
          </table:table-cell>
          <table:table-cell office:value-type="float" office:value="-0.375232943464022">
            <text:p>-0.3752329435</text:p>
          </table:table-cell>
          <table:table-cell office:value-type="float" office:value="-0.366132672941116">
            <text:p>-0.3661326729</text:p>
          </table:table-cell>
          <table:table-cell office:value-type="float" office:value="-0.233519705425646">
            <text:p>-0.2335197054</text:p>
          </table:table-cell>
          <table:table-cell office:value-type="float" office:value="-0.0549174233255039">
            <text:p>-0.0549174233</text:p>
          </table:table-cell>
          <table:table-cell office:value-type="float" office:value="0.0448963113670475">
            <text:p>0.0448963114</text:p>
          </table:table-cell>
          <table:table-cell office:value-type="float" office:value="0.0808155536168993">
            <text:p>0.0808155536</text:p>
          </table:table-cell>
          <table:table-cell office:value-type="float" office:value="0.121580266185014">
            <text:p>0.1215802662</text:p>
          </table:table-cell>
          <table:table-cell office:value-type="float" office:value="0.164823301715936">
            <text:p>0.1648233017</text:p>
          </table:table-cell>
          <table:table-cell office:value-type="float" office:value="0.252036749960718">
            <text:p>0.25203675</text:p>
          </table:table-cell>
          <table:table-cell office:value-type="float" office:value="0.338597104787689">
            <text:p>0.3385971048</text:p>
          </table:table-cell>
          <table:table-cell office:value-type="float" office:value="0.400009723371247">
            <text:p>0.4000097234</text:p>
          </table:table-cell>
          <table:table-cell office:value-type="float" office:value="0.316721697006">
            <text:p>0.316721697</text:p>
          </table:table-cell>
          <table:table-cell office:value-type="float" office:value="0.173430628334496">
            <text:p>0.1734306283</text:p>
          </table:table-cell>
          <table:table-cell office:value-type="float" office:value="0.0505732317344096">
            <text:p>0.05057323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364782667378">
            <text:p>0.6123647827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52777777777778">
            <text:p>0.6527777778</text:p>
          </table:table-cell>
          <table:table-cell office:value-type="float" office:value="0.663888888888889">
            <text:p>0.6638888889</text:p>
          </table:table-cell>
          <table:table-cell office:value-type="float" office:value="0.652777777777778">
            <text:p>0.6527777778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0">
            <text:p>0</text:p>
          </table:table-cell>
          <table:table-cell office:value-type="float" office:value="2.29594761182076">
            <text:p>2.2959476118</text:p>
          </table:table-cell>
          <table:table-cell office:value-type="float" office:value="0.998644350580981">
            <text:p>0.9986443506</text:p>
          </table:table-cell>
          <table:table-cell office:value-type="float" office:value="-0.092080774454538">
            <text:p>-0.0920807745</text:p>
          </table:table-cell>
          <table:table-cell office:value-type="float" office:value="-0.0136312187355635">
            <text:p>-0.0136312187</text:p>
          </table:table-cell>
          <table:table-cell office:value-type="float" office:value="0.345218201965409">
            <text:p>0.345218202</text:p>
          </table:table-cell>
          <table:table-cell office:value-type="float" office:value="0.716043803315563">
            <text:p>0.7160438033</text:p>
          </table:table-cell>
          <table:table-cell office:value-type="float" office:value="0.220365109812331">
            <text:p>0.2203651098</text:p>
          </table:table-cell>
          <table:table-cell office:value-type="float" office:value="-0.293177369532749">
            <text:p>-0.2931773695</text:p>
          </table:table-cell>
          <table:table-cell office:value-type="float" office:value="-0.376454487243911">
            <text:p>-0.3764544872</text:p>
          </table:table-cell>
          <table:table-cell office:value-type="float" office:value="-0.411520832817837">
            <text:p>-0.4115208328</text:p>
          </table:table-cell>
          <table:table-cell office:value-type="float" office:value="-0.427442039219045">
            <text:p>-0.4274420392</text:p>
          </table:table-cell>
          <table:table-cell office:value-type="float" office:value="-0.324273422440995">
            <text:p>-0.3242734224</text:p>
          </table:table-cell>
          <table:table-cell office:value-type="float" office:value="-0.138506506655355">
            <text:p>-0.1385065067</text:p>
          </table:table-cell>
          <table:table-cell office:value-type="float" office:value="-0.0160014715812232">
            <text:p>-0.0160014716</text:p>
          </table:table-cell>
          <table:table-cell office:value-type="float" office:value="0.0292413117166355">
            <text:p>0.0292413117</text:p>
          </table:table-cell>
          <table:table-cell office:value-type="float" office:value="0.0546219685230169">
            <text:p>0.0546219685</text:p>
          </table:table-cell>
          <table:table-cell office:value-type="float" office:value="0.113075272479523">
            <text:p>0.1130752725</text:p>
          </table:table-cell>
          <table:table-cell office:value-type="float" office:value="0.19187815496353">
            <text:p>0.191878155</text:p>
          </table:table-cell>
          <table:table-cell office:value-type="float" office:value="0.277279056025811">
            <text:p>0.277279056</text:p>
          </table:table-cell>
          <table:table-cell office:value-type="float" office:value="0.336391310453604">
            <text:p>0.3363913105</text:p>
          </table:table-cell>
          <table:table-cell office:value-type="float" office:value="0.259652858174569">
            <text:p>0.2596528582</text:p>
          </table:table-cell>
          <table:table-cell office:value-type="float" office:value="0.107190918417567">
            <text:p>0.1071909184</text:p>
          </table:table-cell>
          <table:table-cell office:value-type="float" office:value="-0.00486009664256559">
            <text:p>-0.004860096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3064079976496">
            <text:p>0.61306408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table:number-columns-repeated="2" office:value-type="float" office:value="0.652777777777778">
            <text:p>0.6527777778</text:p>
          </table:table-cell>
          <table:table-cell office:value-type="float" office:value="0.644444444444444">
            <text:p>0.644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0833333333333375">
            <text:p>-0.0083333333</text:p>
          </table:table-cell>
          <table:table-cell office:value-type="float" office:value="2.33824568384649">
            <text:p>2.3382456838</text:p>
          </table:table-cell>
          <table:table-cell office:value-type="float" office:value="0.999516261650076">
            <text:p>0.9995162617</text:p>
          </table:table-cell>
          <table:table-cell office:value-type="float" office:value="-0.0122978538010986">
            <text:p>-0.0122978538</text:p>
          </table:table-cell>
          <table:table-cell office:value-type="float" office:value="0.0584917265329061">
            <text:p>0.0584917265</text:p>
          </table:table-cell>
          <table:table-cell office:value-type="float" office:value="0.464142398031773">
            <text:p>0.464142398</text:p>
          </table:table-cell>
          <table:table-cell office:value-type="float" office:value="0.761594155955765">
            <text:p>0.761594156</text:p>
          </table:table-cell>
          <table:table-cell office:value-type="float" office:value="0.229873983790146">
            <text:p>0.2298739838</text:p>
          </table:table-cell>
          <table:table-cell office:value-type="float" office:value="-0.228301542655589">
            <text:p>-0.2283015427</text:p>
          </table:table-cell>
          <table:table-cell office:value-type="float" office:value="-0.324246916638788">
            <text:p>-0.3242469166</text:p>
          </table:table-cell>
          <table:table-cell office:value-type="float" office:value="-0.362457286893189">
            <text:p>-0.3624572869</text:p>
          </table:table-cell>
          <table:table-cell office:value-type="float" office:value="-0.376759663194423">
            <text:p>-0.3767596632</text:p>
          </table:table-cell>
          <table:table-cell office:value-type="float" office:value="-0.237606316548817">
            <text:p>-0.2376063165</text:p>
          </table:table-cell>
          <table:table-cell office:value-type="float" office:value="-0.062625386876736">
            <text:p>-0.0626253869</text:p>
          </table:table-cell>
          <table:table-cell office:value-type="float" office:value="0.0146978440080081">
            <text:p>0.014697844</text:p>
          </table:table-cell>
          <table:table-cell office:value-type="float" office:value="0.0793432960737184">
            <text:p>0.0793432961</text:p>
          </table:table-cell>
          <table:table-cell office:value-type="float" office:value="0.12067505305976">
            <text:p>0.1206750531</text:p>
          </table:table-cell>
          <table:table-cell office:value-type="float" office:value="0.178370097633322">
            <text:p>0.1783700976</text:p>
          </table:table-cell>
          <table:table-cell office:value-type="float" office:value="0.254809915558056">
            <text:p>0.2548099156</text:p>
          </table:table-cell>
          <table:table-cell office:value-type="float" office:value="0.34134910938706">
            <text:p>0.3413491094</text:p>
          </table:table-cell>
          <table:table-cell office:value-type="float" office:value="0.365311187959557">
            <text:p>0.365311188</text:p>
          </table:table-cell>
          <table:table-cell office:value-type="float" office:value="0.283940568109242">
            <text:p>0.2839405681</text:p>
          </table:table-cell>
          <table:table-cell office:value-type="float" office:value="0.154224177963177">
            <text:p>0.154224178</text:p>
          </table:table-cell>
          <table:table-cell office:value-type="float" office:value="0.0473803354157618">
            <text:p>0.047380335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895721589147">
            <text:p>0.6118957216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44444444444444">
            <text:p>0.6444444444</text:p>
          </table:table-cell>
          <table:table-cell office:value-type="float" office:value="0.652777777777778">
            <text:p>0.6527777778</text:p>
          </table:table-cell>
          <table:table-cell office:value-type="float" office:value="0.619444444444445">
            <text:p>0.619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-0.0249999999999995">
            <text:p>-0.025</text:p>
          </table:table-cell>
          <table:table-cell office:value-type="float" office:value="2.24007366090628">
            <text:p>2.2400736609</text:p>
          </table:table-cell>
          <table:table-cell office:value-type="float" office:value="0.998844385287761">
            <text:p>0.9988443853</text:p>
          </table:table-cell>
          <table:table-cell office:value-type="float" office:value="-0.0851418768146999">
            <text:p>-0.0851418768</text:p>
          </table:table-cell>
          <table:table-cell office:value-type="float" office:value="-0.0374409992362321">
            <text:p>-0.0374409992</text:p>
          </table:table-cell>
          <table:table-cell office:value-type="float" office:value="0.303651607540488">
            <text:p>0.3036516075</text:p>
          </table:table-cell>
          <table:table-cell office:value-type="float" office:value="0.724147591405077">
            <text:p>0.7241475914</text:p>
          </table:table-cell>
          <table:table-cell office:value-type="float" office:value="0.220703433055283">
            <text:p>0.2207034331</text:p>
          </table:table-cell>
          <table:table-cell office:value-type="float" office:value="-0.32172529793385">
            <text:p>-0.3217252979</text:p>
          </table:table-cell>
          <table:table-cell office:value-type="float" office:value="-0.388194848192144">
            <text:p>-0.3881948482</text:p>
          </table:table-cell>
          <table:table-cell office:value-type="float" office:value="-0.4117915683358">
            <text:p>-0.4117915683</text:p>
          </table:table-cell>
          <table:table-cell office:value-type="float" office:value="-0.351675296517325">
            <text:p>-0.3516752965</text:p>
          </table:table-cell>
          <table:table-cell office:value-type="float" office:value="-0.173315643034713">
            <text:p>-0.173315643</text:p>
          </table:table-cell>
          <table:table-cell office:value-type="float" office:value="-0.0331789009989387">
            <text:p>-0.033178901</text:p>
          </table:table-cell>
          <table:table-cell office:value-type="float" office:value="0.0160014765258141">
            <text:p>0.0160014765</text:p>
          </table:table-cell>
          <table:table-cell office:value-type="float" office:value="0.0438906999748485">
            <text:p>0.0438907</text:p>
          </table:table-cell>
          <table:table-cell office:value-type="float" office:value="0.091816300943796">
            <text:p>0.0918163009</text:p>
          </table:table-cell>
          <table:table-cell office:value-type="float" office:value="0.17084251024633">
            <text:p>0.1708425102</text:p>
          </table:table-cell>
          <table:table-cell office:value-type="float" office:value="0.283940567094262">
            <text:p>0.2839405671</text:p>
          </table:table-cell>
          <table:table-cell office:value-type="float" office:value="0.366645802159456">
            <text:p>0.3666458022</text:p>
          </table:table-cell>
          <table:table-cell office:value-type="float" office:value="0.344487110317215">
            <text:p>0.3444871103</text:p>
          </table:table-cell>
          <table:table-cell office:value-type="float" office:value="0.218080047690121">
            <text:p>0.2180800477</text:p>
          </table:table-cell>
          <table:table-cell office:value-type="float" office:value="0.0994802055899646">
            <text:p>0.0994802056</text:p>
          </table:table-cell>
          <table:table-cell office:value-type="float" office:value="0.0139867587617655">
            <text:p>0.01398675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8127730065842">
            <text:p>0.6081277301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619444444444445">
            <text:p>0.6194444444</text:p>
          </table:table-cell>
          <table:table-cell office:value-type="float" office:value="0.644444444444444">
            <text:p>0.6444444444</text:p>
          </table:table-cell>
          <table:table-cell office:value-type="float" office:value="0.644444444444445">
            <text:p>0.644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0.0250000000000004">
            <text:p>0.025</text:p>
          </table:table-cell>
          <table:table-cell office:value-type="float" office:value="2.28936443246886">
            <text:p>2.2893644325</text:p>
          </table:table-cell>
          <table:table-cell office:value-type="float" office:value="0.998847769420076">
            <text:p>0.9988477694</text:p>
          </table:table-cell>
          <table:table-cell office:value-type="float" office:value="-0.0842003688352688">
            <text:p>-0.0842003688</text:p>
          </table:table-cell>
          <table:table-cell office:value-type="float" office:value="-0.0142238080342654">
            <text:p>-0.014223808</text:p>
          </table:table-cell>
          <table:table-cell office:value-type="float" office:value="0.37899513513904">
            <text:p>0.3789951351</text:p>
          </table:table-cell>
          <table:table-cell office:value-type="float" office:value="0.71587047356267">
            <text:p>0.7158704736</text:p>
          </table:table-cell>
          <table:table-cell office:value-type="float" office:value="0.124294634287421">
            <text:p>0.1242946343</text:p>
          </table:table-cell>
          <table:table-cell office:value-type="float" office:value="-0.326816876796009">
            <text:p>-0.3268168768</text:p>
          </table:table-cell>
          <table:table-cell office:value-type="float" office:value="-0.394969316075307">
            <text:p>-0.3949693161</text:p>
          </table:table-cell>
          <table:table-cell office:value-type="float" office:value="-0.416260557927065">
            <text:p>-0.4162605579</text:p>
          </table:table-cell>
          <table:table-cell office:value-type="float" office:value="-0.351233719978663">
            <text:p>-0.35123372</text:p>
          </table:table-cell>
          <table:table-cell office:value-type="float" office:value="-0.162919919393641">
            <text:p>-0.1629199194</text:p>
          </table:table-cell>
          <table:table-cell office:value-type="float" office:value="-0.0417017346736706">
            <text:p>-0.0417017347</text:p>
          </table:table-cell>
          <table:table-cell office:value-type="float" office:value="-0.000355614890678702">
            <text:p>-0.0003556149</text:p>
          </table:table-cell>
          <table:table-cell office:value-type="float" office:value="0.0402224833042382">
            <text:p>0.0402224833</text:p>
          </table:table-cell>
          <table:table-cell office:value-type="float" office:value="0.0953707123448615">
            <text:p>0.0953707123</text:p>
          </table:table-cell>
          <table:table-cell office:value-type="float" office:value="0.182097485556102">
            <text:p>0.1820974856</text:p>
          </table:table-cell>
          <table:table-cell office:value-type="float" office:value="0.271551807488482">
            <text:p>0.2715518075</text:p>
          </table:table-cell>
          <table:table-cell office:value-type="float" office:value="0.348711223717725">
            <text:p>0.3487112237</text:p>
          </table:table-cell>
          <table:table-cell office:value-type="float" office:value="0.301659517175612">
            <text:p>0.3016595172</text:p>
          </table:table-cell>
          <table:table-cell office:value-type="float" office:value="0.152893126506475">
            <text:p>0.1528931265</text:p>
          </table:table-cell>
          <table:table-cell office:value-type="float" office:value="0.025065878694629">
            <text:p>0.0250658787</text:p>
          </table:table-cell>
          <table:table-cell office:value-type="float" office:value="-0.0443047804695774">
            <text:p>-0.044304780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151931921487">
            <text:p>0.6061519319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644444444444445">
            <text:p>0.6444444444</text:p>
          </table:table-cell>
          <table:table-cell office:value-type="float" office:value="0.619444444444445">
            <text:p>0.6194444444</text:p>
          </table:table-cell>
          <table:table-cell office:value-type="float" office:value="0.669444444444445">
            <text:p>0.669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table:number-columns-repeated="2" office:value-type="float" office:value="0.0250000000000004">
            <text:p>0.025</text:p>
          </table:table-cell>
          <table:table-cell office:value-type="float" office:value="2.61399433085826">
            <text:p>2.6139943309</text:p>
          </table:table-cell>
          <table:table-cell office:value-type="float" office:value="0.999091179635652">
            <text:p>0.9990911796</text:p>
          </table:table-cell>
          <table:table-cell office:value-type="float" office:value="-0.0509279257738881">
            <text:p>-0.0509279258</text:p>
          </table:table-cell>
          <table:table-cell office:value-type="float" office:value="-0.0116163549223505">
            <text:p>-0.0116163549</text:p>
          </table:table-cell>
          <table:table-cell office:value-type="float" office:value="0.294152211349444">
            <text:p>0.2941522113</text:p>
          </table:table-cell>
          <table:table-cell office:value-type="float" office:value="0.727554770491232">
            <text:p>0.7275547705</text:p>
          </table:table-cell>
          <table:table-cell office:value-type="float" office:value="0.296910958987692">
            <text:p>0.296910959</text:p>
          </table:table-cell>
          <table:table-cell office:value-type="float" office:value="-0.281895858722247">
            <text:p>-0.2818958587</text:p>
          </table:table-cell>
          <table:table-cell office:value-type="float" office:value="-0.379578685401112">
            <text:p>-0.3795786854</text:p>
          </table:table-cell>
          <table:table-cell office:value-type="float" office:value="-0.412086833008172">
            <text:p>-0.412086833</text:p>
          </table:table-cell>
          <table:table-cell office:value-type="float" office:value="-0.371023966810062">
            <text:p>-0.3710239668</text:p>
          </table:table-cell>
          <table:table-cell office:value-type="float" office:value="-0.221520837529708">
            <text:p>-0.2215208375</text:p>
          </table:table-cell>
          <table:table-cell office:value-type="float" office:value="-0.0785775974508471">
            <text:p>-0.0785775975</text:p>
          </table:table-cell>
          <table:table-cell office:value-type="float" office:value="-0.01884555721096">
            <text:p>-0.0188455572</text:p>
          </table:table-cell>
          <table:table-cell office:value-type="float" office:value="0.00577873847787513">
            <text:p>0.0057787385</text:p>
          </table:table-cell>
          <table:table-cell office:value-type="float" office:value="0.0194972928210029">
            <text:p>0.0194972928</text:p>
          </table:table-cell>
          <table:table-cell office:value-type="float" office:value="0.0879655097698691">
            <text:p>0.0879655098</text:p>
          </table:table-cell>
          <table:table-cell office:value-type="float" office:value="0.183186046959814">
            <text:p>0.183186047</text:p>
          </table:table-cell>
          <table:table-cell office:value-type="float" office:value="0.264868597906192">
            <text:p>0.2648685979</text:p>
          </table:table-cell>
          <table:table-cell office:value-type="float" office:value="0.294910006743376">
            <text:p>0.2949100067</text:p>
          </table:table-cell>
          <table:table-cell office:value-type="float" office:value="0.21101238981968">
            <text:p>0.2110123898</text:p>
          </table:table-cell>
          <table:table-cell office:value-type="float" office:value="0.0788721080696331">
            <text:p>0.0788721081</text:p>
          </table:table-cell>
          <table:table-cell office:value-type="float" office:value="-0.0175420605701127">
            <text:p>-0.01754206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5487631107273">
            <text:p>0.6054876311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69444444444445">
            <text:p>0.6694444444</text:p>
          </table:table-cell>
          <table:table-cell office:value-type="float" office:value="0.644444444444445">
            <text:p>0.6444444444</text:p>
          </table:table-cell>
          <table:table-cell office:value-type="float" office:value="0.688888888888888">
            <text:p>0.6888888889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250000000000004">
            <text:p>0.025</text:p>
          </table:table-cell>
          <table:table-cell office:value-type="float" office:value="0.019444444444443">
            <text:p>0.0194444444</text:p>
          </table:table-cell>
          <table:table-cell office:value-type="float" office:value="2.58087268712309">
            <text:p>2.5808726871</text:p>
          </table:table-cell>
          <table:table-cell office:value-type="float" office:value="0.999345857301982">
            <text:p>0.9993458573</text:p>
          </table:table-cell>
          <table:table-cell office:value-type="float" office:value="-0.0251843357527987">
            <text:p>-0.0251843358</text:p>
          </table:table-cell>
          <table:table-cell office:value-type="float" office:value="0.043772392597474">
            <text:p>0.0437723926</text:p>
          </table:table-cell>
          <table:table-cell office:value-type="float" office:value="0.438925025311203">
            <text:p>0.4389250253</text:p>
          </table:table-cell>
          <table:table-cell office:value-type="float" office:value="0.744867948523487">
            <text:p>0.7448679485</text:p>
          </table:table-cell>
          <table:table-cell office:value-type="float" office:value="0.170871276283045">
            <text:p>0.1708712763</text:p>
          </table:table-cell>
          <table:table-cell office:value-type="float" office:value="-0.287831996292446">
            <text:p>-0.2878319963</text:p>
          </table:table-cell>
          <table:table-cell office:value-type="float" office:value="-0.362946277226357">
            <text:p>-0.3629462772</text:p>
          </table:table-cell>
          <table:table-cell office:value-type="float" office:value="-0.375436621817956">
            <text:p>-0.3754366218</text:p>
          </table:table-cell>
          <table:table-cell office:value-type="float" office:value="-0.315121065965307">
            <text:p>-0.315121066</text:p>
          </table:table-cell>
          <table:table-cell office:value-type="float" office:value="-0.114479334811922">
            <text:p>-0.1144793348</text:p>
          </table:table-cell>
          <table:table-cell office:value-type="float" office:value="0.0289155955155913">
            <text:p>0.0289155955</text:p>
          </table:table-cell>
          <table:table-cell office:value-type="float" office:value="0.077605608179524">
            <text:p>0.0776056082</text:p>
          </table:table-cell>
          <table:table-cell office:value-type="float" office:value="0.124528055410543">
            <text:p>0.1245280554</text:p>
          </table:table-cell>
          <table:table-cell office:value-type="float" office:value="0.163641041575155">
            <text:p>0.1636410416</text:p>
          </table:table-cell>
          <table:table-cell office:value-type="float" office:value="0.231613528883113">
            <text:p>0.2316135289</text:p>
          </table:table-cell>
          <table:table-cell office:value-type="float" office:value="0.318986158908997">
            <text:p>0.3189861589</text:p>
          </table:table-cell>
          <table:table-cell office:value-type="float" office:value="0.37782714486684">
            <text:p>0.3778271449</text:p>
          </table:table-cell>
          <table:table-cell office:value-type="float" office:value="0.337179519980104">
            <text:p>0.33717952</text:p>
          </table:table-cell>
          <table:table-cell office:value-type="float" office:value="0.21019109290554">
            <text:p>0.2101910929</text:p>
          </table:table-cell>
          <table:table-cell office:value-type="float" office:value="0.0836412568087352">
            <text:p>0.0836412568</text:p>
          </table:table-cell>
          <table:table-cell office:value-type="float" office:value="0.00509716071568711">
            <text:p>0.005097160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8893625254666">
            <text:p>0.6088936253</text:p>
          </table:table-cell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88888888888888">
            <text:p>0.6888888889</text:p>
          </table:table-cell>
          <table:table-cell office:value-type="float" office:value="0.669444444444445">
            <text:p>0.6694444444</text:p>
          </table:table-cell>
          <table:table-cell office:value-type="float" office:value="0.686111111111112">
            <text:p>0.6861111111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19444444444443">
            <text:p>0.0194444444</text:p>
          </table:table-cell>
          <table:table-cell office:value-type="float" office:value="-0.00277777777777644">
            <text:p>-0.0027777778</text:p>
          </table:table-cell>
          <table:table-cell office:value-type="float" office:value="2.46502205289997">
            <text:p>2.4650220529</text:p>
          </table:table-cell>
          <table:table-cell office:value-type="float" office:value="0.999343779526418">
            <text:p>0.9993437795</text:p>
          </table:table-cell>
          <table:table-cell office:value-type="float" office:value="-0.100301712013286">
            <text:p>-0.100301712</text:p>
          </table:table-cell>
          <table:table-cell office:value-type="float" office:value="-0.0334157221333303">
            <text:p>-0.0334157221</text:p>
          </table:table-cell>
          <table:table-cell office:value-type="float" office:value="0.333049348329417">
            <text:p>0.3330493483</text:p>
          </table:table-cell>
          <table:table-cell office:value-type="float" office:value="0.731395358715828">
            <text:p>0.7313953587</text:p>
          </table:table-cell>
          <table:table-cell office:value-type="float" office:value="0.303651601126448">
            <text:p>0.3036516011</text:p>
          </table:table-cell>
          <table:table-cell office:value-type="float" office:value="-0.281759457863636">
            <text:p>-0.2817594579</text:p>
          </table:table-cell>
          <table:table-cell office:value-type="float" office:value="-0.380314041604459">
            <text:p>-0.3803140416</text:p>
          </table:table-cell>
          <table:table-cell office:value-type="float" office:value="-0.421221560208359">
            <text:p>-0.4212215602</text:p>
          </table:table-cell>
          <table:table-cell office:value-type="float" office:value="-0.398515073694881">
            <text:p>-0.3985150737</text:p>
          </table:table-cell>
          <table:table-cell office:value-type="float" office:value="-0.259210610993408">
            <text:p>-0.259210611</text:p>
          </table:table-cell>
          <table:table-cell office:value-type="float" office:value="-0.0734804076481579">
            <text:p>-0.0734804076</text:p>
          </table:table-cell>
          <table:table-cell office:value-type="float" office:value="0.00408959030235656">
            <text:p>0.0040895903</text:p>
          </table:table-cell>
          <table:table-cell office:value-type="float" office:value="0.0424117170337748">
            <text:p>0.042411717</text:p>
          </table:table-cell>
          <table:table-cell office:value-type="float" office:value="0.0897883594279954">
            <text:p>0.0897883594</text:p>
          </table:table-cell>
          <table:table-cell office:value-type="float" office:value="0.150837568951124">
            <text:p>0.150837569</text:p>
          </table:table-cell>
          <table:table-cell office:value-type="float" office:value="0.230715885635492">
            <text:p>0.2307158856</text:p>
          </table:table-cell>
          <table:table-cell office:value-type="float" office:value="0.324989248701504">
            <text:p>0.3249892487</text:p>
          </table:table-cell>
          <table:table-cell office:value-type="float" office:value="0.359054587854395">
            <text:p>0.3590545879</text:p>
          </table:table-cell>
          <table:table-cell office:value-type="float" office:value="0.266658810636763">
            <text:p>0.2666588106</text:p>
          </table:table-cell>
          <table:table-cell office:value-type="float" office:value="0.132368274103289">
            <text:p>0.1323682741</text:p>
          </table:table-cell>
          <table:table-cell office:value-type="float" office:value="0.0356652802809245">
            <text:p>0.035665280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611062653893037">
            <text:p>0.6110626539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30555555555556">
            <text:p>0.6305555556</text:p>
          </table:table-cell>
          <table:table-cell office:value-type="float" office:value="0.6">
            <text:p>0.6</text:p>
          </table:table-cell>
          <table:table-cell office:value-type="float" office:value="0.638888888888889">
            <text:p>0.6388888889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305555555555556">
            <text:p>0.0305555556</text:p>
          </table:table-cell>
          <table:table-cell office:value-type="float" office:value="0.0083333333333333">
            <text:p>0.0083333333</text:p>
          </table:table-cell>
          <table:table-cell office:value-type="float" office:value="2.60466013503046">
            <text:p>2.604660135</text:p>
          </table:table-cell>
          <table:table-cell office:value-type="float" office:value="0.998859632155954">
            <text:p>0.9988596322</text:p>
          </table:table-cell>
          <table:table-cell office:value-type="float" office:value="-0.0318158769861069">
            <text:p>-0.031815877</text:p>
          </table:table-cell>
          <table:table-cell office:value-type="float" office:value="-0.0819212536777484">
            <text:p>-0.0819212537</text:p>
          </table:table-cell>
          <table:table-cell office:value-type="float" office:value="0.318214746529735">
            <text:p>0.3182147465</text:p>
          </table:table-cell>
          <table:table-cell office:value-type="float" office:value="0.739937200386614">
            <text:p>0.7399372004</text:p>
          </table:table-cell>
          <table:table-cell office:value-type="float" office:value="0.221970303493613">
            <text:p>0.2219703035</text:p>
          </table:table-cell>
          <table:table-cell office:value-type="float" office:value="-0.317769471454192">
            <text:p>-0.3177694715</text:p>
          </table:table-cell>
          <table:table-cell office:value-type="float" office:value="-0.348998954014772">
            <text:p>-0.348998954</text:p>
          </table:table-cell>
          <table:table-cell office:value-type="float" office:value="-0.321050011032248">
            <text:p>-0.321050011</text:p>
          </table:table-cell>
          <table:table-cell office:value-type="float" office:value="-0.354262478351705">
            <text:p>-0.3542624784</text:p>
          </table:table-cell>
          <table:table-cell office:value-type="float" office:value="-0.244860452105172">
            <text:p>-0.2448604521</text:p>
          </table:table-cell>
          <table:table-cell office:value-type="float" office:value="-0.087699810208418">
            <text:p>-0.0876998102</text:p>
          </table:table-cell>
          <table:table-cell office:value-type="float" office:value="0.00879234615713176">
            <text:p>0.0087923462</text:p>
          </table:table-cell>
          <table:table-cell office:value-type="float" office:value="0.0723193540872762">
            <text:p>0.0723193541</text:p>
          </table:table-cell>
          <table:table-cell office:value-type="float" office:value="0.108181805205287">
            <text:p>0.1081818052</text:p>
          </table:table-cell>
          <table:table-cell office:value-type="float" office:value="0.165883177011602">
            <text:p>0.165883177</text:p>
          </table:table-cell>
          <table:table-cell office:value-type="float" office:value="0.309702864603867">
            <text:p>0.3097028646</text:p>
          </table:table-cell>
          <table:table-cell office:value-type="float" office:value="0.340733900750456">
            <text:p>0.3407339008</text:p>
          </table:table-cell>
          <table:table-cell office:value-type="float" office:value="0.389654972550136">
            <text:p>0.3896549726</text:p>
          </table:table-cell>
          <table:table-cell office:value-type="float" office:value="0.204149595896828">
            <text:p>0.2041495959</text:p>
          </table:table-cell>
          <table:table-cell office:value-type="float" office:value="0.0950680617134347">
            <text:p>0.0950680617</text:p>
          </table:table-cell>
          <table:table-cell office:value-type="float" office:value="-0.00879234874041512">
            <text:p>-0.008792348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04687904115942">
            <text:p>0.6046879041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38888888888889">
            <text:p>0.6388888889</text:p>
          </table:table-cell>
          <table:table-cell office:value-type="float" office:value="0.630555555555556">
            <text:p>0.6305555556</text:p>
          </table:table-cell>
          <table:table-cell office:value-type="float" office:value="0.688888888888889">
            <text:p>0.6888888889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083333333333333">
            <text:p>0.0083333333</text:p>
          </table:table-cell>
          <table:table-cell office:value-type="float" office:value="0.0500000000000003">
            <text:p>0.05</text:p>
          </table:table-cell>
          <table:table-cell office:value-type="float" office:value="2.58188396166803">
            <text:p>2.5818839617</text:p>
          </table:table-cell>
          <table:table-cell office:value-type="float" office:value="0.998729949323032">
            <text:p>0.9987299493</text:p>
          </table:table-cell>
          <table:table-cell office:value-type="float" office:value="-0.0523360423991488">
            <text:p>-0.0523360424</text:p>
          </table:table-cell>
          <table:table-cell office:value-type="float" office:value="0.0209257354762809">
            <text:p>0.0209257355</text:p>
          </table:table-cell>
          <table:table-cell office:value-type="float" office:value="0.429427924928377">
            <text:p>0.4294279249</text:p>
          </table:table-cell>
          <table:table-cell office:value-type="float" office:value="0.735506611583998">
            <text:p>0.7355066116</text:p>
          </table:table-cell>
          <table:table-cell office:value-type="float" office:value="0.112707938662338">
            <text:p>0.1127079387</text:p>
          </table:table-cell>
          <table:table-cell office:value-type="float" office:value="-0.283758239144874">
            <text:p>-0.2837582391</text:p>
          </table:table-cell>
          <table:table-cell office:value-type="float" office:value="-0.333489444136941">
            <text:p>-0.3334894441</text:p>
          </table:table-cell>
          <table:table-cell office:value-type="float" office:value="-0.347611551887924">
            <text:p>-0.3476115519</text:p>
          </table:table-cell>
          <table:table-cell office:value-type="float" office:value="-0.278511894977971">
            <text:p>-0.278511895</text:p>
          </table:table-cell>
          <table:table-cell office:value-type="float" office:value="-0.0741669582193194">
            <text:p>-0.0741669582</text:p>
          </table:table-cell>
          <table:table-cell office:value-type="float" office:value="0.0606067476379562">
            <text:p>0.0606067476</text:p>
          </table:table-cell>
          <table:table-cell office:value-type="float" office:value="0.10622314827819">
            <text:p>0.1062231483</text:p>
          </table:table-cell>
          <table:table-cell office:value-type="float" office:value="0.15188073693683">
            <text:p>0.1518807369</text:p>
          </table:table-cell>
          <table:table-cell office:value-type="float" office:value="0.200705442601361">
            <text:p>0.2007054426</text:p>
          </table:table-cell>
          <table:table-cell office:value-type="float" office:value="0.262558618845958">
            <text:p>0.2625586188</text:p>
          </table:table-cell>
          <table:table-cell office:value-type="float" office:value="0.355426131075661">
            <text:p>0.3554261311</text:p>
          </table:table-cell>
          <table:table-cell office:value-type="float" office:value="0.42416133029307">
            <text:p>0.4241613303</text:p>
          </table:table-cell>
          <table:table-cell office:value-type="float" office:value="0.40145896585886">
            <text:p>0.4014589659</text:p>
          </table:table-cell>
          <table:table-cell office:value-type="float" office:value="0.241335719248441">
            <text:p>0.2413357192</text:p>
          </table:table-cell>
          <table:table-cell office:value-type="float" office:value="0.0866551763367938">
            <text:p>0.0866551763</text:p>
          </table:table-cell>
          <table:table-cell office:value-type="float" office:value="-0.0105259269701846">
            <text:p>-0.01052592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2083371759001">
            <text:p>0.6120833718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688888888888889">
            <text:p>0.6888888889</text:p>
          </table:table-cell>
          <table:table-cell office:value-type="float" office:value="0.638888888888889">
            <text:p>0.6388888889</text:p>
          </table:table-cell>
          <table:table-cell office:value-type="float" office:value="0.686111111111111">
            <text:p>0.6861111111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500000000000003">
            <text:p>0.05</text:p>
          </table:table-cell>
          <table:table-cell office:value-type="float" office:value="-0.00277777777777821">
            <text:p>-0.0027777778</text:p>
          </table:table-cell>
          <table:table-cell office:value-type="float" office:value="2.67362591203143">
            <text:p>2.673625912</text:p>
          </table:table-cell>
          <table:table-cell office:value-type="float" office:value="0.998748208108768">
            <text:p>0.9987482081</text:p>
          </table:table-cell>
          <table:table-cell office:value-type="float" office:value="-0.0602365755254739">
            <text:p>-0.0602365755</text:p>
          </table:table-cell>
          <table:table-cell office:value-type="float" office:value="0.00433434429901691">
            <text:p>0.0043343443</text:p>
          </table:table-cell>
          <table:table-cell office:value-type="float" office:value="0.360285219864942">
            <text:p>0.3602852199</text:p>
          </table:table-cell>
          <table:table-cell office:value-type="float" office:value="0.731141935763183">
            <text:p>0.7311419358</text:p>
          </table:table-cell>
          <table:table-cell office:value-type="float" office:value="0.276625984650151">
            <text:p>0.2766259847</text:p>
          </table:table-cell>
          <table:table-cell office:value-type="float" office:value="-0.254758794372574">
            <text:p>-0.2547587944</text:p>
          </table:table-cell>
          <table:table-cell office:value-type="float" office:value="-0.320383394367266">
            <text:p>-0.3203833944</text:p>
          </table:table-cell>
          <table:table-cell office:value-type="float" office:value="-0.379021422422716">
            <text:p>-0.3790214224</text:p>
          </table:table-cell>
          <table:table-cell office:value-type="float" office:value="-0.381537270468408">
            <text:p>-0.3815372705</text:p>
          </table:table-cell>
          <table:table-cell office:value-type="float" office:value="-0.272962388730271">
            <text:p>-0.2729623887</text:p>
          </table:table-cell>
          <table:table-cell office:value-type="float" office:value="-0.0805680191966881">
            <text:p>-0.0805680192</text:p>
          </table:table-cell>
          <table:table-cell office:value-type="float" office:value="-0.000123837783591485">
            <text:p>-0.0001238378</text:p>
          </table:table-cell>
          <table:table-cell office:value-type="float" office:value="0.0749058728847303">
            <text:p>0.0749058729</text:p>
          </table:table-cell>
          <table:table-cell office:value-type="float" office:value="0.140367372359132">
            <text:p>0.1403673724</text:p>
          </table:table-cell>
          <table:table-cell office:value-type="float" office:value="0.214421978143453">
            <text:p>0.2144219781</text:p>
          </table:table-cell>
          <table:table-cell office:value-type="float" office:value="0.312862330845626">
            <text:p>0.3128623308</text:p>
          </table:table-cell>
          <table:table-cell office:value-type="float" office:value="0.395207634061472">
            <text:p>0.3952076341</text:p>
          </table:table-cell>
          <table:table-cell office:value-type="float" office:value="0.409323896649007">
            <text:p>0.4093238966</text:p>
          </table:table-cell>
          <table:table-cell office:value-type="float" office:value="0.265410036051341">
            <text:p>0.2654100361</text:p>
          </table:table-cell>
          <table:table-cell office:value-type="float" office:value="0.103681786850819">
            <text:p>0.1036817869</text:p>
          </table:table-cell>
          <table:table-cell office:value-type="float" office:value="0.00804935944258811">
            <text:p>0.00804935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6917682386381">
            <text:p>0.6169176824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686111111111111">
            <text:p>0.6861111111</text:p>
          </table:table-cell>
          <table:table-cell office:value-type="float" office:value="0.688888888888889">
            <text:p>0.6888888889</text:p>
          </table:table-cell>
          <table:table-cell office:value-type="float" office:value="0.647222222222223">
            <text:p>0.647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-0.0388888888888883">
            <text:p>-0.0388888889</text:p>
          </table:table-cell>
          <table:table-cell office:value-type="float" office:value="2.23191503829701">
            <text:p>2.2319150383</text:p>
          </table:table-cell>
          <table:table-cell office:value-type="float" office:value="0.997177494143682">
            <text:p>0.9971774941</text:p>
          </table:table-cell>
          <table:table-cell office:value-type="float" office:value="-0.0857332869577165">
            <text:p>-0.085733287</text:p>
          </table:table-cell>
          <table:table-cell office:value-type="float" office:value="-0.0104020964723176">
            <text:p>-0.0104020965</text:p>
          </table:table-cell>
          <table:table-cell office:value-type="float" office:value="0.360069674341658">
            <text:p>0.3600696743</text:p>
          </table:table-cell>
          <table:table-cell office:value-type="float" office:value="0.708090442593183">
            <text:p>0.7080904426</text:p>
          </table:table-cell>
          <table:table-cell office:value-type="float" office:value="0.217432626790314">
            <text:p>0.2174326268</text:p>
          </table:table-cell>
          <table:table-cell office:value-type="float" office:value="-0.227115057765961">
            <text:p>-0.2271150578</text:p>
          </table:table-cell>
          <table:table-cell office:value-type="float" office:value="-0.292360563270529">
            <text:p>-0.2923605633</text:p>
          </table:table-cell>
          <table:table-cell office:value-type="float" office:value="-0.341828060666876">
            <text:p>-0.3418280607</text:p>
          </table:table-cell>
          <table:table-cell office:value-type="float" office:value="-0.349352349135646">
            <text:p>-0.3493523491</text:p>
          </table:table-cell>
          <table:table-cell office:value-type="float" office:value="-0.257131191153702">
            <text:p>-0.2571311912</text:p>
          </table:table-cell>
          <table:table-cell office:value-type="float" office:value="-0.0615937571829838">
            <text:p>-0.0615937572</text:p>
          </table:table-cell>
          <table:table-cell office:value-type="float" office:value="0.0450468953082481">
            <text:p>0.0450468953</text:p>
          </table:table-cell>
          <table:table-cell office:value-type="float" office:value="0.109038445289793">
            <text:p>0.1090384453</text:p>
          </table:table-cell>
          <table:table-cell office:value-type="float" office:value="0.155266442606859">
            <text:p>0.1552664426</text:p>
          </table:table-cell>
          <table:table-cell office:value-type="float" office:value="0.21303333821896">
            <text:p>0.2130333382</text:p>
          </table:table-cell>
          <table:table-cell office:value-type="float" office:value="0.289101135252374">
            <text:p>0.2891011353</text:p>
          </table:table-cell>
          <table:table-cell office:value-type="float" office:value="0.375410028774135">
            <text:p>0.3754100288</text:p>
          </table:table-cell>
          <table:table-cell office:value-type="float" office:value="0.410971994764944">
            <text:p>0.4109719948</text:p>
          </table:table-cell>
          <table:table-cell office:value-type="float" office:value="0.302885490524122">
            <text:p>0.3028854905</text:p>
          </table:table-cell>
          <table:table-cell office:value-type="float" office:value="0.160941366212845">
            <text:p>0.1609413662</text:p>
          </table:table-cell>
          <table:table-cell office:value-type="float" office:value="0.0434401385861698">
            <text:p>0.043440138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2600108159174">
            <text:p>0.6126001082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47222222222223">
            <text:p>0.6472222222</text:p>
          </table:table-cell>
          <table:table-cell office:value-type="float" office:value="0.686111111111111">
            <text:p>0.6861111111</text:p>
          </table:table-cell>
          <table:table-cell office:value-type="float" office:value="0.630555555555556">
            <text:p>0.6305555556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388888888888883">
            <text:p>-0.0388888889</text:p>
          </table:table-cell>
          <table:table-cell office:value-type="float" office:value="-0.0166666666666671">
            <text:p>-0.0166666667</text:p>
          </table:table-cell>
          <table:table-cell office:value-type="float" office:value="2.09606398205604">
            <text:p>2.0960639821</text:p>
          </table:table-cell>
          <table:table-cell office:value-type="float" office:value="0.993558875735961">
            <text:p>0.9935588757</text:p>
          </table:table-cell>
          <table:table-cell office:value-type="float" office:value="-0.13356250823568">
            <text:p>-0.1335625082</text:p>
          </table:table-cell>
          <table:table-cell office:value-type="float" office:value="-0.0719189611778016">
            <text:p>-0.0719189612</text:p>
          </table:table-cell>
          <table:table-cell office:value-type="float" office:value="0.283701301235406">
            <text:p>0.2837013012</text:p>
          </table:table-cell>
          <table:table-cell office:value-type="float" office:value="0.653310474625204">
            <text:p>0.6533104746</text:p>
          </table:table-cell>
          <table:table-cell office:value-type="float" office:value="0.144947142734211">
            <text:p>0.1449471427</text:p>
          </table:table-cell>
          <table:table-cell office:value-type="float" office:value="-0.27776922636625">
            <text:p>-0.2777692264</text:p>
          </table:table-cell>
          <table:table-cell office:value-type="float" office:value="-0.33326929289089">
            <text:p>-0.3332692929</text:p>
          </table:table-cell>
          <table:table-cell office:value-type="float" office:value="-0.386604670365965">
            <text:p>-0.3866046704</text:p>
          </table:table-cell>
          <table:table-cell office:value-type="float" office:value="-0.383440249401895">
            <text:p>-0.3834402494</text:p>
          </table:table-cell>
          <table:table-cell office:value-type="float" office:value="-0.260510822837379">
            <text:p>-0.2605108228</text:p>
          </table:table-cell>
          <table:table-cell office:value-type="float" office:value="-0.0651398347669339">
            <text:p>-0.0651398348</text:p>
          </table:table-cell>
          <table:table-cell office:value-type="float" office:value="0.000526318746140841">
            <text:p>0.0005263187</text:p>
          </table:table-cell>
          <table:table-cell office:value-type="float" office:value="0.0334550105103519">
            <text:p>0.0334550105</text:p>
          </table:table-cell>
          <table:table-cell office:value-type="float" office:value="0.0768451050315739">
            <text:p>0.076845105</text:p>
          </table:table-cell>
          <table:table-cell office:value-type="float" office:value="0.131250824836983">
            <text:p>0.1312508248</text:p>
          </table:table-cell>
          <table:table-cell office:value-type="float" office:value="0.208121921613626">
            <text:p>0.2081219216</text:p>
          </table:table-cell>
          <table:table-cell office:value-type="float" office:value="0.28560752586721">
            <text:p>0.2856075259</text:p>
          </table:table-cell>
          <table:table-cell office:value-type="float" office:value="0.315457414659673">
            <text:p>0.3154574147</text:p>
          </table:table-cell>
          <table:table-cell office:value-type="float" office:value="0.233359895217553">
            <text:p>0.2333598952</text:p>
          </table:table-cell>
          <table:table-cell office:value-type="float" office:value="0.0942089598425362">
            <text:p>0.0942089598</text:p>
          </table:table-cell>
          <table:table-cell office:value-type="float" office:value="-0.00396282987113072">
            <text:p>-0.003962829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620065297168746">
            <text:p>0.6200652972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630555555555556">
            <text:p>0.6305555556</text:p>
          </table:table-cell>
          <table:table-cell office:value-type="float" office:value="0.647222222222223">
            <text:p>0.6472222222</text:p>
          </table:table-cell>
          <table:table-cell office:value-type="float" office:value="0.586111111111111">
            <text:p>0.5861111111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166666666666671">
            <text:p>-0.0166666667</text:p>
          </table:table-cell>
          <table:table-cell office:value-type="float" office:value="-0.0444444444444443">
            <text:p>-0.0444444444</text:p>
          </table:table-cell>
          <table:table-cell office:value-type="float" office:value="2.1349555689841">
            <text:p>2.134955569</text:p>
          </table:table-cell>
          <table:table-cell office:value-type="float" office:value="0.99701929210046">
            <text:p>0.9970192921</text:p>
          </table:table-cell>
          <table:table-cell office:value-type="float" office:value="-0.107080150308495">
            <text:p>-0.1070801503</text:p>
          </table:table-cell>
          <table:table-cell office:value-type="float" office:value="-0.0339188649665569">
            <text:p>-0.033918865</text:p>
          </table:table-cell>
          <table:table-cell office:value-type="float" office:value="0.330404037137119">
            <text:p>0.3304040371</text:p>
          </table:table-cell>
          <table:table-cell office:value-type="float" office:value="0.69584271203285">
            <text:p>0.695842712</text:p>
          </table:table-cell>
          <table:table-cell office:value-type="float" office:value="0.211969116568626">
            <text:p>0.2119691166</text:p>
          </table:table-cell>
          <table:table-cell office:value-type="float" office:value="-0.265323699152648">
            <text:p>-0.2653236992</text:p>
          </table:table-cell>
          <table:table-cell office:value-type="float" office:value="-0.323768676576019">
            <text:p>-0.3237686766</text:p>
          </table:table-cell>
          <table:table-cell office:value-type="float" office:value="-0.371173385316205">
            <text:p>-0.3711733853</text:p>
          </table:table-cell>
          <table:table-cell office:value-type="float" office:value="-0.386341319403649">
            <text:p>-0.3863413194</text:p>
          </table:table-cell>
          <table:table-cell office:value-type="float" office:value="-0.294595728639154">
            <text:p>-0.2945957286</text:p>
          </table:table-cell>
          <table:table-cell office:value-type="float" office:value="-0.100219711216347">
            <text:p>-0.1002197112</text:p>
          </table:table-cell>
          <table:table-cell office:value-type="float" office:value="0.0160976732987297">
            <text:p>0.0160976733</text:p>
          </table:table-cell>
          <table:table-cell office:value-type="float" office:value="0.0955589134743409">
            <text:p>0.0955589135</text:p>
          </table:table-cell>
          <table:table-cell office:value-type="float" office:value="0.155508128631633">
            <text:p>0.1555081286</text:p>
          </table:table-cell>
          <table:table-cell office:value-type="float" office:value="0.216340998315522">
            <text:p>0.2163409983</text:p>
          </table:table-cell>
          <table:table-cell office:value-type="float" office:value="0.308498785577811">
            <text:p>0.3084987856</text:p>
          </table:table-cell>
          <table:table-cell office:value-type="float" office:value="0.381590167932666">
            <text:p>0.3815901679</text:p>
          </table:table-cell>
          <table:table-cell office:value-type="float" office:value="0.394345189353933">
            <text:p>0.3943451894</text:p>
          </table:table-cell>
          <table:table-cell office:value-type="float" office:value="0.239176935446291">
            <text:p>0.2391769354</text:p>
          </table:table-cell>
          <table:table-cell office:value-type="float" office:value="0.0779837420981371">
            <text:p>0.0779837421</text:p>
          </table:table-cell>
          <table:table-cell office:value-type="float" office:value="-0.0133738205612726">
            <text:p>-0.01337382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1035972092544">
            <text:p>0.6110359721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586111111111111">
            <text:p>0.5861111111</text:p>
          </table:table-cell>
          <table:table-cell office:value-type="float" office:value="0.630555555555556">
            <text:p>0.6305555556</text:p>
          </table:table-cell>
          <table:table-cell office:value-type="float" office:value="0.572222222222222">
            <text:p>0.572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444444444444443">
            <text:p>-0.044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05361381359095">
            <text:p>2.0536138136</text:p>
          </table:table-cell>
          <table:table-cell office:value-type="float" office:value="0.998824327541298">
            <text:p>0.9988243275</text:p>
          </table:table-cell>
          <table:table-cell office:value-type="float" office:value="-0.0241439217923369">
            <text:p>-0.0241439218</text:p>
          </table:table-cell>
          <table:table-cell office:value-type="float" office:value="0.0511009534605593">
            <text:p>0.0511009535</text:p>
          </table:table-cell>
          <table:table-cell office:value-type="float" office:value="0.452863902762974">
            <text:p>0.4528639028</text:p>
          </table:table-cell>
          <table:table-cell office:value-type="float" office:value="0.745874512989657">
            <text:p>0.745874513</text:p>
          </table:table-cell>
          <table:table-cell office:value-type="float" office:value="0.15242511181272">
            <text:p>0.1524251118</text:p>
          </table:table-cell>
          <table:table-cell office:value-type="float" office:value="-0.225029259705698">
            <text:p>-0.2250292597</text:p>
          </table:table-cell>
          <table:table-cell office:value-type="float" office:value="-0.290207261419706">
            <text:p>-0.2902072614</text:p>
          </table:table-cell>
          <table:table-cell office:value-type="float" office:value="-0.346195379829066">
            <text:p>-0.3461953798</text:p>
          </table:table-cell>
          <table:table-cell office:value-type="float" office:value="-0.347693206775769">
            <text:p>-0.3476932068</text:p>
          </table:table-cell>
          <table:table-cell office:value-type="float" office:value="-0.162268020402035">
            <text:p>-0.1622680204</text:p>
          </table:table-cell>
          <table:table-cell office:value-type="float" office:value="0.0263715899981116">
            <text:p>0.02637159</text:p>
          </table:table-cell>
          <table:table-cell office:value-type="float" office:value="0.0597430081593493">
            <text:p>0.0597430082</text:p>
          </table:table-cell>
          <table:table-cell office:value-type="float" office:value="0.103038577522786">
            <text:p>0.1030385775</text:p>
          </table:table-cell>
          <table:table-cell office:value-type="float" office:value="0.20379353938222">
            <text:p>0.2037935394</text:p>
          </table:table-cell>
          <table:table-cell office:value-type="float" office:value="0.164046009854293">
            <text:p>0.1640460099</text:p>
          </table:table-cell>
          <table:table-cell office:value-type="float" office:value="0.146310784586049">
            <text:p>0.1463107846</text:p>
          </table:table-cell>
          <table:table-cell office:value-type="float" office:value="0.256928790554474">
            <text:p>0.2569287906</text:p>
          </table:table-cell>
          <table:table-cell office:value-type="float" office:value="0.229668058400406">
            <text:p>0.2296680584</text:p>
          </table:table-cell>
          <table:table-cell office:value-type="float" office:value="0.215986850330423">
            <text:p>0.2159868503</text:p>
          </table:table-cell>
          <table:table-cell office:value-type="float" office:value="-0.00421049733450318">
            <text:p>-0.0042104973</text:p>
          </table:table-cell>
          <table:table-cell office:value-type="float" office:value="-0.0870853441133154">
            <text:p>-0.087085344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2342692924126">
            <text:p>0.6123426929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572222222222222">
            <text:p>0.5722222222</text:p>
          </table:table-cell>
          <table:table-cell table:number-columns-repeated="2" office:value-type="float" office:value="0.586111111111111">
            <text:p>0.5861111111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38888888888893">
            <text:p>0.0138888889</text:p>
          </table:table-cell>
          <table:table-cell office:value-type="float" office:value="2.3193616943044">
            <text:p>2.3193616943</text:p>
          </table:table-cell>
          <table:table-cell office:value-type="float" office:value="0.999503715558442">
            <text:p>0.9995037156</text:p>
          </table:table-cell>
          <table:table-cell office:value-type="float" office:value="-0.0905254871952018">
            <text:p>-0.0905254872</text:p>
          </table:table-cell>
          <table:table-cell office:value-type="float" office:value="0.0345373436782415">
            <text:p>0.0345373437</text:p>
          </table:table-cell>
          <table:table-cell office:value-type="float" office:value="0.4344896890134">
            <text:p>0.434489689</text:p>
          </table:table-cell>
          <table:table-cell office:value-type="float" office:value="0.736783023315165">
            <text:p>0.7367830233</text:p>
          </table:table-cell>
          <table:table-cell office:value-type="float" office:value="0.181436304275109">
            <text:p>0.1814363043</text:p>
          </table:table-cell>
          <table:table-cell office:value-type="float" office:value="-0.303335328796678">
            <text:p>-0.3033353288</text:p>
          </table:table-cell>
          <table:table-cell office:value-type="float" office:value="-0.404259943691162">
            <text:p>-0.4042599437</text:p>
          </table:table-cell>
          <table:table-cell office:value-type="float" office:value="-0.379843001966894">
            <text:p>-0.379843002</text:p>
          </table:table-cell>
          <table:table-cell office:value-type="float" office:value="-0.346821959267074">
            <text:p>-0.3468219593</text:p>
          </table:table-cell>
          <table:table-cell office:value-type="float" office:value="-0.242181069022371">
            <text:p>-0.242181069</text:p>
          </table:table-cell>
          <table:table-cell office:value-type="float" office:value="-0.0433165301414273">
            <text:p>-0.0433165301</text:p>
          </table:table-cell>
          <table:table-cell office:value-type="float" office:value="-0.00482968265013251">
            <text:p>-0.0048296827</text:p>
          </table:table-cell>
          <table:table-cell office:value-type="float" office:value="0.122477978738463">
            <text:p>0.1224779787</text:p>
          </table:table-cell>
          <table:table-cell office:value-type="float" office:value="0.0943316970703738">
            <text:p>0.0943316971</text:p>
          </table:table-cell>
          <table:table-cell office:value-type="float" office:value="0.220468609823085">
            <text:p>0.2204686098</text:p>
          </table:table-cell>
          <table:table-cell office:value-type="float" office:value="0.287738686087926">
            <text:p>0.2877386861</text:p>
          </table:table-cell>
          <table:table-cell office:value-type="float" office:value="0.37261398873446">
            <text:p>0.3726139887</text:p>
          </table:table-cell>
          <table:table-cell office:value-type="float" office:value="0.277254862283014">
            <text:p>0.2772548623</text:p>
          </table:table-cell>
          <table:table-cell office:value-type="float" office:value="0.149218024800693">
            <text:p>0.1492180248</text:p>
          </table:table-cell>
          <table:table-cell office:value-type="float" office:value="0.011516518050557">
            <text:p>0.0115165181</text:p>
          </table:table-cell>
          <table:table-cell office:value-type="float" office:value="-0.055176100893316">
            <text:p>-0.055176100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7297142030755">
            <text:p>0.6729714203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586111111111111">
            <text:p>0.5861111111</text:p>
          </table:table-cell>
          <table:table-cell office:value-type="float" office:value="0.572222222222222">
            <text:p>0.5722222222</text:p>
          </table:table-cell>
          <table:table-cell office:value-type="float" office:value="0.574999999999999">
            <text:p>0.575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11111111111112">
            <text:p>-0.0111111111</text:p>
          </table:table-cell>
          <table:table-cell office:value-type="float" office:value="2.42468269246405">
            <text:p>2.4246826925</text:p>
          </table:table-cell>
          <table:table-cell office:value-type="float" office:value="0.997037346075327">
            <text:p>0.9970373461</text:p>
          </table:table-cell>
          <table:table-cell office:value-type="float" office:value="-0.103344880913653">
            <text:p>-0.1033448809</text:p>
          </table:table-cell>
          <table:table-cell office:value-type="float" office:value="-0.0556390733778105">
            <text:p>-0.0556390734</text:p>
          </table:table-cell>
          <table:table-cell office:value-type="float" office:value="0.230840793273594">
            <text:p>0.2308407933</text:p>
          </table:table-cell>
          <table:table-cell office:value-type="float" office:value="0.680824962418198">
            <text:p>0.6808249624</text:p>
          </table:table-cell>
          <table:table-cell office:value-type="float" office:value="0.189388454950187">
            <text:p>0.189388455</text:p>
          </table:table-cell>
          <table:table-cell office:value-type="float" office:value="-0.339090943634636">
            <text:p>-0.3390909436</text:p>
          </table:table-cell>
          <table:table-cell office:value-type="float" office:value="-0.389234748977462">
            <text:p>-0.389234749</text:p>
          </table:table-cell>
          <table:table-cell office:value-type="float" office:value="-0.386551995860402">
            <text:p>-0.3865519959</text:p>
          </table:table-cell>
          <table:table-cell office:value-type="float" office:value="-0.34559576185012">
            <text:p>-0.3455957619</text:p>
          </table:table-cell>
          <table:table-cell office:value-type="float" office:value="-0.298041161590916">
            <text:p>-0.2980411616</text:p>
          </table:table-cell>
          <table:table-cell office:value-type="float" office:value="-0.123331756927734">
            <text:p>-0.1233317569</text:p>
          </table:table-cell>
          <table:table-cell office:value-type="float" office:value="0.00888521567078082">
            <text:p>0.0088852157</text:p>
          </table:table-cell>
          <table:table-cell office:value-type="float" office:value="-0.105733360268713">
            <text:p>-0.1057333603</text:p>
          </table:table-cell>
          <table:table-cell office:value-type="float" office:value="-0.123697612417572">
            <text:p>-0.1236976124</text:p>
          </table:table-cell>
          <table:table-cell office:value-type="float" office:value="-0.0267428490683558">
            <text:p>-0.0267428491</text:p>
          </table:table-cell>
          <table:table-cell office:value-type="float" office:value="0.0771220913808692">
            <text:p>0.0771220914</text:p>
          </table:table-cell>
          <table:table-cell office:value-type="float" office:value="0.102793529281186">
            <text:p>0.1027935293</text:p>
          </table:table-cell>
          <table:table-cell office:value-type="float" office:value="0.138910283351699">
            <text:p>0.1389102834</text:p>
          </table:table-cell>
          <table:table-cell office:value-type="float" office:value="0.104508647480716">
            <text:p>0.1045086475</text:p>
          </table:table-cell>
          <table:table-cell office:value-type="float" office:value="-0.00520118358546517">
            <text:p>-0.0052011836</text:p>
          </table:table-cell>
          <table:table-cell office:value-type="float" office:value="-0.0753984154731386">
            <text:p>-0.075398415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7906306662648">
            <text:p>0.6079063067</text:p>
          </table:table-cell>
          <table:table-cell office:value-type="float" office:value="1">
            <text:p>1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574999999999999">
            <text:p>0.575</text:p>
          </table:table-cell>
          <table:table-cell office:value-type="float" office:value="0.586111111111111">
            <text:p>0.5861111111</text:p>
          </table:table-cell>
          <table:table-cell office:value-type="float" office:value="0.597222222222222">
            <text:p>0.597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0.022222222222223">
            <text:p>0.0222222222</text:p>
          </table:table-cell>
          <table:table-cell office:value-type="float" office:value="2.36724786232644">
            <text:p>2.3672478623</text:p>
          </table:table-cell>
          <table:table-cell office:value-type="float" office:value="0.997673344498772">
            <text:p>0.9976733445</text:p>
          </table:table-cell>
          <table:table-cell office:value-type="float" office:value="-0.160458796998278">
            <text:p>-0.160458797</text:p>
          </table:table-cell>
          <table:table-cell office:value-type="float" office:value="-0.0950680668337022">
            <text:p>-0.0950680668</text:p>
          </table:table-cell>
          <table:table-cell office:value-type="float" office:value="0.345650285503882">
            <text:p>0.3456502855</text:p>
          </table:table-cell>
          <table:table-cell office:value-type="float" office:value="0.680725291872785">
            <text:p>0.6807252919</text:p>
          </table:table-cell>
          <table:table-cell office:value-type="float" office:value="0.0617171348731509">
            <text:p>0.0617171349</text:p>
          </table:table-cell>
          <table:table-cell office:value-type="float" office:value="-0.333489440200666">
            <text:p>-0.3334894402</text:p>
          </table:table-cell>
          <table:table-cell office:value-type="float" office:value="-0.396565217897267">
            <text:p>-0.3965652179</text:p>
          </table:table-cell>
          <table:table-cell office:value-type="float" office:value="-0.383915482604199">
            <text:p>-0.3839154826</text:p>
          </table:table-cell>
          <table:table-cell office:value-type="float" office:value="-0.343631378244255">
            <text:p>-0.3436313782</text:p>
          </table:table-cell>
          <table:table-cell office:value-type="float" office:value="-0.190671636749184">
            <text:p>-0.1906716367</text:p>
          </table:table-cell>
          <table:table-cell office:value-type="float" office:value="-0.0431002150292632">
            <text:p>-0.043100215</text:p>
          </table:table-cell>
          <table:table-cell office:value-type="float" office:value="0.0556390796785515">
            <text:p>0.0556390797</text:p>
          </table:table-cell>
          <table:table-cell office:value-type="float" office:value="0.057891862651873">
            <text:p>0.0578918627</text:p>
          </table:table-cell>
          <table:table-cell office:value-type="float" office:value="0.0761064230667872">
            <text:p>0.0761064231</text:p>
          </table:table-cell>
          <table:table-cell office:value-type="float" office:value="0.21814043255645">
            <text:p>0.2181404326</text:p>
          </table:table-cell>
          <table:table-cell office:value-type="float" office:value="0.275768053477813">
            <text:p>0.2757680535</text:p>
          </table:table-cell>
          <table:table-cell office:value-type="float" office:value="0.300070905500329">
            <text:p>0.3000709055</text:p>
          </table:table-cell>
          <table:table-cell office:value-type="float" office:value="0.385761710609119">
            <text:p>0.3857617106</text:p>
          </table:table-cell>
          <table:table-cell office:value-type="float" office:value="0.258287335021905">
            <text:p>0.258287335</text:p>
          </table:table-cell>
          <table:table-cell office:value-type="float" office:value="0.0434401398754738">
            <text:p>0.0434401399</text:p>
          </table:table-cell>
          <table:table-cell office:value-type="float" office:value="-0.0173357248445273">
            <text:p>-0.01733572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2008267199906">
            <text:p>0.6120082672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597222222222222">
            <text:p>0.5972222222</text:p>
          </table:table-cell>
          <table:table-cell office:value-type="float" office:value="0.574999999999999">
            <text:p>0.575</text:p>
          </table:table-cell>
          <table:table-cell office:value-type="float" office:value="0.627777777777777">
            <text:p>0.6277777778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22222222222223">
            <text:p>0.0222222222</text:p>
          </table:table-cell>
          <table:table-cell office:value-type="float" office:value="0.030555555555555">
            <text:p>0.0305555556</text:p>
          </table:table-cell>
          <table:table-cell office:value-type="float" office:value="2.63728762843614">
            <text:p>2.6372876284</text:p>
          </table:table-cell>
          <table:table-cell office:value-type="float" office:value="0.998724808805749">
            <text:p>0.9987248088</text:p>
          </table:table-cell>
          <table:table-cell office:value-type="float" office:value="-0.0152310208295854">
            <text:p>-0.0152310208</text:p>
          </table:table-cell>
          <table:table-cell office:value-type="float" office:value="0.0572747104178182">
            <text:p>0.0572747104</text:p>
          </table:table-cell>
          <table:table-cell office:value-type="float" office:value="0.460020634370613">
            <text:p>0.4600206344</text:p>
          </table:table-cell>
          <table:table-cell office:value-type="float" office:value="0.732407464032427">
            <text:p>0.732407464</text:p>
          </table:table-cell>
          <table:table-cell office:value-type="float" office:value="0.169223226514533">
            <text:p>0.1692232265</text:p>
          </table:table-cell>
          <table:table-cell office:value-type="float" office:value="-0.210667710573027">
            <text:p>-0.2106677106</text:p>
          </table:table-cell>
          <table:table-cell office:value-type="float" office:value="-0.323768678310519">
            <text:p>-0.3237686783</text:p>
          </table:table-cell>
          <table:table-cell office:value-type="float" office:value="-0.357129019866745">
            <text:p>-0.3571290199</text:p>
          </table:table-cell>
          <table:table-cell office:value-type="float" office:value="-0.37272063027569">
            <text:p>-0.3727206303</text:p>
          </table:table-cell>
          <table:table-cell office:value-type="float" office:value="-0.217285148300261">
            <text:p>-0.2172851483</text:p>
          </table:table-cell>
          <table:table-cell office:value-type="float" office:value="0.00730637269758172">
            <text:p>0.0073063727</text:p>
          </table:table-cell>
          <table:table-cell office:value-type="float" office:value="0.0559168444039988">
            <text:p>0.0559168444</text:p>
          </table:table-cell>
          <table:table-cell office:value-type="float" office:value="0.110506603658376">
            <text:p>0.1105066037</text:p>
          </table:table-cell>
          <table:table-cell office:value-type="float" office:value="0.142066540912888">
            <text:p>0.1420665409</text:p>
          </table:table-cell>
          <table:table-cell office:value-type="float" office:value="0.22764352303949">
            <text:p>0.227643523</text:p>
          </table:table-cell>
          <table:table-cell office:value-type="float" office:value="0.311968312187691">
            <text:p>0.3119683122</text:p>
          </table:table-cell>
          <table:table-cell office:value-type="float" office:value="0.347938135251763">
            <text:p>0.3479381353</text:p>
          </table:table-cell>
          <table:table-cell office:value-type="float" office:value="0.375064214616044">
            <text:p>0.3750642146</text:p>
          </table:table-cell>
          <table:table-cell office:value-type="float" office:value="0.215750711792705">
            <text:p>0.2157507118</text:p>
          </table:table-cell>
          <table:table-cell office:value-type="float" office:value="0.0778606653199734">
            <text:p>0.0778606653</text:p>
          </table:table-cell>
          <table:table-cell office:value-type="float" office:value="-0.0524595331900311">
            <text:p>-0.052459533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508768651573">
            <text:p>0.6150876865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27777777777777">
            <text:p>0.6277777778</text:p>
          </table:table-cell>
          <table:table-cell office:value-type="float" office:value="0.597222222222222">
            <text:p>0.5972222222</text:p>
          </table:table-cell>
          <table:table-cell office:value-type="float" office:value="0.630555555555556">
            <text:p>0.6305555556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30555555555555">
            <text:p>0.0305555556</text:p>
          </table:table-cell>
          <table:table-cell office:value-type="float" office:value="0.0027777777777791">
            <text:p>0.0027777778</text:p>
          </table:table-cell>
          <table:table-cell office:value-type="float" office:value="2.58644689023989">
            <text:p>2.5864468902</text:p>
          </table:table-cell>
          <table:table-cell office:value-type="float" office:value="0.995396303219448">
            <text:p>0.9953963032</text:p>
          </table:table-cell>
          <table:table-cell office:value-type="float" office:value="-0.126135734326526">
            <text:p>-0.1261357343</text:p>
          </table:table-cell>
          <table:table-cell office:value-type="float" office:value="-0.0540648751665679">
            <text:p>-0.0540648752</text:p>
          </table:table-cell>
          <table:table-cell office:value-type="float" office:value="0.316544269398921">
            <text:p>0.3165442694</text:p>
          </table:table-cell>
          <table:table-cell office:value-type="float" office:value="0.683209427887555">
            <text:p>0.6832094279</text:p>
          </table:table-cell>
          <table:table-cell office:value-type="float" office:value="0.107324985738948">
            <text:p>0.1073249857</text:p>
          </table:table-cell>
          <table:table-cell office:value-type="float" office:value="-0.296319410386376">
            <text:p>-0.2963194104</text:p>
          </table:table-cell>
          <table:table-cell office:value-type="float" office:value="-0.321494241219732">
            <text:p>-0.3214942412</text:p>
          </table:table-cell>
          <table:table-cell office:value-type="float" office:value="-0.370158551168163">
            <text:p>-0.3701585512</text:p>
          </table:table-cell>
          <table:table-cell office:value-type="float" office:value="-0.322077068547756">
            <text:p>-0.3220770685</text:p>
          </table:table-cell>
          <table:table-cell office:value-type="float" office:value="-0.227261872111886">
            <text:p>-0.2272618721</text:p>
          </table:table-cell>
          <table:table-cell office:value-type="float" office:value="-0.0388658650696094">
            <text:p>-0.0388658651</text:p>
          </table:table-cell>
          <table:table-cell office:value-type="float" office:value="0.0800450986615433">
            <text:p>0.0800450987</text:p>
          </table:table-cell>
          <table:table-cell office:value-type="float" office:value="0.118389549356855">
            <text:p>0.1183895494</text:p>
          </table:table-cell>
          <table:table-cell office:value-type="float" office:value="0.116465979900185">
            <text:p>0.1164659799</text:p>
          </table:table-cell>
          <table:table-cell office:value-type="float" office:value="0.194219395949519">
            <text:p>0.1942193959</text:p>
          </table:table-cell>
          <table:table-cell office:value-type="float" office:value="0.299281878203477">
            <text:p>0.2992818782</text:p>
          </table:table-cell>
          <table:table-cell office:value-type="float" office:value="0.403715908798918">
            <text:p>0.4037159088</text:p>
          </table:table-cell>
          <table:table-cell office:value-type="float" office:value="0.389444892653975">
            <text:p>0.3894448927</text:p>
          </table:table-cell>
          <table:table-cell office:value-type="float" office:value="0.29812578763388">
            <text:p>0.2981257876</text:p>
          </table:table-cell>
          <table:table-cell office:value-type="float" office:value="0.156716346153022">
            <text:p>0.1567163462</text:p>
          </table:table-cell>
          <table:table-cell office:value-type="float" office:value="0.052336035774103">
            <text:p>0.05233603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9976537442338">
            <text:p>0.6099765374</text:p>
          </table:table-cell>
          <table:table-cell office:value-type="float" office:value="1">
            <text:p>1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30555555555556">
            <text:p>0.6305555556</text:p>
          </table:table-cell>
          <table:table-cell office:value-type="float" office:value="0.627777777777777">
            <text:p>0.6277777778</text:p>
          </table:table-cell>
          <table:table-cell office:value-type="float" office:value="0.672222222222223">
            <text:p>0.672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027777777777791">
            <text:p>0.0027777778</text:p>
          </table:table-cell>
          <table:table-cell office:value-type="float" office:value="0.0416666666666661">
            <text:p>0.0416666667</text:p>
          </table:table-cell>
          <table:table-cell office:value-type="float" office:value="2.51931706939057">
            <text:p>2.5193170694</text:p>
          </table:table-cell>
          <table:table-cell office:value-type="float" office:value="0.998142803488124">
            <text:p>0.9981428035</text:p>
          </table:table-cell>
          <table:table-cell office:value-type="float" office:value="-0.15103375866823">
            <text:p>-0.1510337587</text:p>
          </table:table-cell>
          <table:table-cell office:value-type="float" office:value="-0.0710873336788619">
            <text:p>-0.0710873337</text:p>
          </table:table-cell>
          <table:table-cell office:value-type="float" office:value="0.359314944275469">
            <text:p>0.3593149443</text:p>
          </table:table-cell>
          <table:table-cell office:value-type="float" office:value="0.696034284771542">
            <text:p>0.6960342848</text:p>
          </table:table-cell>
          <table:table-cell office:value-type="float" office:value="0.116007853817478">
            <text:p>0.1160078538</text:p>
          </table:table-cell>
          <table:table-cell office:value-type="float" office:value="-0.319188273659232">
            <text:p>-0.3191882737</text:p>
          </table:table-cell>
          <table:table-cell office:value-type="float" office:value="-0.377456127291779">
            <text:p>-0.3774561273</text:p>
          </table:table-cell>
          <table:table-cell office:value-type="float" office:value="-0.39073107933133">
            <text:p>-0.3907310793</text:p>
          </table:table-cell>
          <table:table-cell office:value-type="float" office:value="-0.371146687574584">
            <text:p>-0.3711466876</text:p>
          </table:table-cell>
          <table:table-cell office:value-type="float" office:value="-0.227907695381184">
            <text:p>-0.2279076954</text:p>
          </table:table-cell>
          <table:table-cell office:value-type="float" office:value="-0.0720729492825958">
            <text:p>-0.0720729493</text:p>
          </table:table-cell>
          <table:table-cell office:value-type="float" office:value="-0.0458810747187906">
            <text:p>-0.0458810747</text:p>
          </table:table-cell>
          <table:table-cell office:value-type="float" office:value="0.0804142258786011">
            <text:p>0.0804142259</text:p>
          </table:table-cell>
          <table:table-cell office:value-type="float" office:value="0.181496186498145">
            <text:p>0.1814961865</text:p>
          </table:table-cell>
          <table:table-cell office:value-type="float" office:value="0.1983272443543">
            <text:p>0.1983272444</text:p>
          </table:table-cell>
          <table:table-cell office:value-type="float" office:value="0.226351480017158">
            <text:p>0.22635148</text:p>
          </table:table-cell>
          <table:table-cell office:value-type="float" office:value="0.383123304181375">
            <text:p>0.3831233042</text:p>
          </table:table-cell>
          <table:table-cell office:value-type="float" office:value="0.385102693501367">
            <text:p>0.3851026935</text:p>
          </table:table-cell>
          <table:table-cell office:value-type="float" office:value="0.306817028049616">
            <text:p>0.306817028</text:p>
          </table:table-cell>
          <table:table-cell office:value-type="float" office:value="0.136845034585628">
            <text:p>0.1368450346</text:p>
          </table:table-cell>
          <table:table-cell office:value-type="float" office:value="0.0358978746101171">
            <text:p>0.035897874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611286823461364">
            <text:p>0.611286823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80555555555556">
            <text:p>0.6805555556</text:p>
          </table:table-cell>
          <table:table-cell office:value-type="float" office:value="0.7">
            <text:p>0.7</text:p>
          </table:table-cell>
          <table:table-cell office:value-type="float" office:value="0.686111111111111">
            <text:p>0.6861111111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19444444444444">
            <text:p>-0.0194444444</text:p>
          </table:table-cell>
          <table:table-cell office:value-type="float" office:value="0.00555555555555509">
            <text:p>0.0055555556</text:p>
          </table:table-cell>
          <table:table-cell office:value-type="float" office:value="2.25914205277384">
            <text:p>2.2591420528</text:p>
          </table:table-cell>
          <table:table-cell office:value-type="float" office:value="0.99436575761665">
            <text:p>0.9943657576</text:p>
          </table:table-cell>
          <table:table-cell office:value-type="float" office:value="-0.0794838435111093">
            <text:p>-0.0794838435</text:p>
          </table:table-cell>
          <table:table-cell office:value-type="float" office:value="-0.0325983372057527">
            <text:p>-0.0325983372</text:p>
          </table:table-cell>
          <table:table-cell office:value-type="float" office:value="0.295028421527293">
            <text:p>0.2950284215</text:p>
          </table:table-cell>
          <table:table-cell office:value-type="float" office:value="0.670478420107553">
            <text:p>0.6704784201</text:p>
          </table:table-cell>
          <table:table-cell office:value-type="float" office:value="0.213266844408727">
            <text:p>0.2132668444</text:p>
          </table:table-cell>
          <table:table-cell office:value-type="float" office:value="-0.258898902147542">
            <text:p>-0.2588989021</text:p>
          </table:table-cell>
          <table:table-cell office:value-type="float" office:value="-0.310538560968377">
            <text:p>-0.310538561</text:p>
          </table:table-cell>
          <table:table-cell office:value-type="float" office:value="-0.35071198977049">
            <text:p>-0.3507119898</text:p>
          </table:table-cell>
          <table:table-cell office:value-type="float" office:value="-0.363519473897908">
            <text:p>-0.3635194739</text:p>
          </table:table-cell>
          <table:table-cell office:value-type="float" office:value="-0.287037135213747">
            <text:p>-0.2870371352</text:p>
          </table:table-cell>
          <table:table-cell office:value-type="float" office:value="-0.118722441323371">
            <text:p>-0.1187224413</text:p>
          </table:table-cell>
          <table:table-cell office:value-type="float" office:value="-0.0194973590452749">
            <text:p>-0.019497359</text:p>
          </table:table-cell>
          <table:table-cell office:value-type="float" office:value="0.0399973811371781">
            <text:p>0.0399973811</text:p>
          </table:table-cell>
          <table:table-cell office:value-type="float" office:value="0.0890004166113305">
            <text:p>0.0890004166</text:p>
          </table:table-cell>
          <table:table-cell office:value-type="float" office:value="0.146562713737063">
            <text:p>0.1465627137</text:p>
          </table:table-cell>
          <table:table-cell office:value-type="float" office:value="0.222082459912226">
            <text:p>0.2220824599</text:p>
          </table:table-cell>
          <table:table-cell office:value-type="float" office:value="0.305428003345898">
            <text:p>0.3054280033</text:p>
          </table:table-cell>
          <table:table-cell office:value-type="float" office:value="0.356471527467089">
            <text:p>0.3564715275</text:p>
          </table:table-cell>
          <table:table-cell office:value-type="float" office:value="0.283798926281194">
            <text:p>0.2837989263</text:p>
          </table:table-cell>
          <table:table-cell office:value-type="float" office:value="0.140628395846008">
            <text:p>0.1406283958</text:p>
          </table:table-cell>
          <table:table-cell office:value-type="float" office:value="0.0183960766120188">
            <text:p>0.018396076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610866515524054">
            <text:p>0.610866515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86111111111111">
            <text:p>0.6861111111</text:p>
          </table:table-cell>
          <table:table-cell office:value-type="float" office:value="0.680555555555556">
            <text:p>0.6805555556</text:p>
          </table:table-cell>
          <table:table-cell office:value-type="float" office:value="0.661111111111111">
            <text:p>0.6611111111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0.00555555555555509">
            <text:p>0.0055555556</text:p>
          </table:table-cell>
          <table:table-cell office:value-type="float" office:value="-0.0249999999999999">
            <text:p>-0.025</text:p>
          </table:table-cell>
          <table:table-cell office:value-type="float" office:value="2.31734580735893">
            <text:p>2.3173458074</text:p>
          </table:table-cell>
          <table:table-cell office:value-type="float" office:value="0.99835930898806">
            <text:p>0.998359309</text:p>
          </table:table-cell>
          <table:table-cell office:value-type="float" office:value="-0.0191669778731045">
            <text:p>-0.0191669779</text:p>
          </table:table-cell>
          <table:table-cell office:value-type="float" office:value="0.0733778471873545">
            <text:p>0.0733778472</text:p>
          </table:table-cell>
          <table:table-cell office:value-type="float" office:value="0.44512149456876">
            <text:p>0.4451214946</text:p>
          </table:table-cell>
          <table:table-cell office:value-type="float" office:value="0.718740511598077">
            <text:p>0.7187405116</text:p>
          </table:table-cell>
          <table:table-cell office:value-type="float" office:value="0.193332791800999">
            <text:p>0.1933327918</text:p>
          </table:table-cell>
          <table:table-cell office:value-type="float" office:value="-0.2259802604083">
            <text:p>-0.2259802604</text:p>
          </table:table-cell>
          <table:table-cell office:value-type="float" office:value="-0.297992654505441">
            <text:p>-0.2979926545</text:p>
          </table:table-cell>
          <table:table-cell office:value-type="float" office:value="-0.332221538090453">
            <text:p>-0.3322215381</text:p>
          </table:table-cell>
          <table:table-cell office:value-type="float" office:value="-0.325195645452407">
            <text:p>-0.3251956455</text:p>
          </table:table-cell>
          <table:table-cell office:value-type="float" office:value="-0.193306278056165">
            <text:p>-0.1933062781</text:p>
          </table:table-cell>
          <table:table-cell office:value-type="float" office:value="-0.0323782336881993">
            <text:p>-0.0323782337</text:p>
          </table:table-cell>
          <table:table-cell office:value-type="float" office:value="0.0507440818730689">
            <text:p>0.0507440819</text:p>
          </table:table-cell>
          <table:table-cell office:value-type="float" office:value="0.0903118089089989">
            <text:p>0.0903118089</text:p>
          </table:table-cell>
          <table:table-cell office:value-type="float" office:value="0.134034885169287">
            <text:p>0.1340348852</text:p>
          </table:table-cell>
          <table:table-cell office:value-type="float" office:value="0.189113726760328">
            <text:p>0.1891137268</text:p>
          </table:table-cell>
          <table:table-cell office:value-type="float" office:value="0.262415798611717">
            <text:p>0.2624157986</text:p>
          </table:table-cell>
          <table:table-cell office:value-type="float" office:value="0.335891818917703">
            <text:p>0.3358918189</text:p>
          </table:table-cell>
          <table:table-cell office:value-type="float" office:value="0.379779268832859">
            <text:p>0.3797792688</text:p>
          </table:table-cell>
          <table:table-cell office:value-type="float" office:value="0.315705630743541">
            <text:p>0.3157056307</text:p>
          </table:table-cell>
          <table:table-cell office:value-type="float" office:value="0.177562376411941">
            <text:p>0.1775623764</text:p>
          </table:table-cell>
          <table:table-cell office:value-type="float" office:value="0.0665534547114053">
            <text:p>0.06655345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0278465314673">
            <text:p>0.6102784653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86111111111111">
            <text:p>0.6861111111</text:p>
          </table:table-cell>
          <table:table-cell office:value-type="float" office:value="0.658333333333334">
            <text:p>0.6583333333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-0.00277777777777732">
            <text:p>-0.0027777778</text:p>
          </table:table-cell>
          <table:table-cell office:value-type="float" office:value="2.20835635450396">
            <text:p>2.2083563545</text:p>
          </table:table-cell>
          <table:table-cell office:value-type="float" office:value="0.997510171293132">
            <text:p>0.9975101713</text:p>
          </table:table-cell>
          <table:table-cell office:value-type="float" office:value="-0.063701217156744">
            <text:p>-0.0637012172</text:p>
          </table:table-cell>
          <table:table-cell office:value-type="float" office:value="-0.0157527977589936">
            <text:p>-0.0157527978</text:p>
          </table:table-cell>
          <table:table-cell office:value-type="float" office:value="0.305952337013001">
            <text:p>0.305952337</text:p>
          </table:table-cell>
          <table:table-cell office:value-type="float" office:value="0.703773567644341">
            <text:p>0.7037735676</text:p>
          </table:table-cell>
          <table:table-cell office:value-type="float" office:value="0.304678626843948">
            <text:p>0.3046786268</text:p>
          </table:table-cell>
          <table:table-cell office:value-type="float" office:value="-0.232503910300726">
            <text:p>-0.2325039103</text:p>
          </table:table-cell>
          <table:table-cell office:value-type="float" office:value="-0.303353806195089">
            <text:p>-0.3033538062</text:p>
          </table:table-cell>
          <table:table-cell office:value-type="float" office:value="-0.332956396862245">
            <text:p>-0.3329563969</text:p>
          </table:table-cell>
          <table:table-cell office:value-type="float" office:value="-0.296938240111496">
            <text:p>-0.2969382401</text:p>
          </table:table-cell>
          <table:table-cell office:value-type="float" office:value="-0.160975951164251">
            <text:p>-0.1609759512</text:p>
          </table:table-cell>
          <table:table-cell office:value-type="float" office:value="0.0068303459318293">
            <text:p>0.0068303459</text:p>
          </table:table-cell>
          <table:table-cell office:value-type="float" office:value="0.0658953395333044">
            <text:p>0.0658953395</text:p>
          </table:table-cell>
          <table:table-cell office:value-type="float" office:value="0.113859080502239">
            <text:p>0.1138590805</text:p>
          </table:table-cell>
          <table:table-cell office:value-type="float" office:value="0.157432543076241">
            <text:p>0.1574325431</text:p>
          </table:table-cell>
          <table:table-cell office:value-type="float" office:value="0.218728324475252">
            <text:p>0.2187283245</text:p>
          </table:table-cell>
          <table:table-cell office:value-type="float" office:value="0.290974825117983">
            <text:p>0.2909748251</text:p>
          </table:table-cell>
          <table:table-cell office:value-type="float" office:value="0.381427936311171">
            <text:p>0.3814279363</text:p>
          </table:table-cell>
          <table:table-cell office:value-type="float" office:value="0.404666484384492">
            <text:p>0.4046664844</text:p>
          </table:table-cell>
          <table:table-cell office:value-type="float" office:value="0.291806540472196">
            <text:p>0.2918065405</text:p>
          </table:table-cell>
          <table:table-cell office:value-type="float" office:value="0.152056030791816">
            <text:p>0.1520560308</text:p>
          </table:table-cell>
          <table:table-cell office:value-type="float" office:value="0.0492055739190591">
            <text:p>0.04920557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1092405833455">
            <text:p>0.611092405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58333333333334">
            <text:p>0.6583333333</text:p>
          </table:table-cell>
          <table:table-cell office:value-type="float" office:value="0.661111111111111">
            <text:p>0.6611111111</text:p>
          </table:table-cell>
          <table:table-cell office:value-type="float" office:value="0.658333333333333">
            <text:p>0.6583333333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table:style-name="ce1" office:value-type="float" office:value="-4.44089209850063E-016">
            <text:p>-4.44E-16</text:p>
          </table:table-cell>
          <table:table-cell office:value-type="float" office:value="2.34502379068025">
            <text:p>2.3450237907</text:p>
          </table:table-cell>
          <table:table-cell office:value-type="float" office:value="0.993546539003082">
            <text:p>0.993546539</text:p>
          </table:table-cell>
          <table:table-cell office:value-type="float" office:value="-0.12189822431414">
            <text:p>-0.1218982243</text:p>
          </table:table-cell>
          <table:table-cell office:value-type="float" office:value="-0.0700623918310087">
            <text:p>-0.0700623918</text:p>
          </table:table-cell>
          <table:table-cell office:value-type="float" office:value="0.226790307514802">
            <text:p>0.2267903075</text:p>
          </table:table-cell>
          <table:table-cell office:value-type="float" office:value="0.645258202288787">
            <text:p>0.6452582023</text:p>
          </table:table-cell>
          <table:table-cell office:value-type="float" office:value="0.191980280519867">
            <text:p>0.1919802805</text:p>
          </table:table-cell>
          <table:table-cell office:value-type="float" office:value="-0.29011744704037">
            <text:p>-0.290117447</text:p>
          </table:table-cell>
          <table:table-cell office:value-type="float" office:value="-0.364116879188539">
            <text:p>-0.3641168792</text:p>
          </table:table-cell>
          <table:table-cell office:value-type="float" office:value="-0.391175514775815">
            <text:p>-0.3911755148</text:p>
          </table:table-cell>
          <table:table-cell office:value-type="float" office:value="-0.362802173989676">
            <text:p>-0.362802174</text:p>
          </table:table-cell>
          <table:table-cell office:value-type="float" office:value="-0.232139133586343">
            <text:p>-0.2321391336</text:p>
          </table:table-cell>
          <table:table-cell office:value-type="float" office:value="-0.0716244146874456">
            <text:p>-0.0716244147</text:p>
          </table:table-cell>
          <table:table-cell office:value-type="float" office:value="0.00432408703987974">
            <text:p>0.004324087</text:p>
          </table:table-cell>
          <table:table-cell office:value-type="float" office:value="0.059064140266974">
            <text:p>0.0590641403</text:p>
          </table:table-cell>
          <table:table-cell office:value-type="float" office:value="0.110459623256386">
            <text:p>0.1104596233</text:p>
          </table:table-cell>
          <table:table-cell office:value-type="float" office:value="0.186430054466998">
            <text:p>0.1864300545</text:p>
          </table:table-cell>
          <table:table-cell office:value-type="float" office:value="0.277964028204183">
            <text:p>0.2779640282</text:p>
          </table:table-cell>
          <table:table-cell office:value-type="float" office:value="0.362945672310607">
            <text:p>0.3629456723</text:p>
          </table:table-cell>
          <table:table-cell office:value-type="float" office:value="0.378128181356525">
            <text:p>0.3781281814</text:p>
          </table:table-cell>
          <table:table-cell office:value-type="float" office:value="0.267179421820118">
            <text:p>0.2671794218</text:p>
          </table:table-cell>
          <table:table-cell office:value-type="float" office:value="0.119102576241518">
            <text:p>0.1191025762</text:p>
          </table:table-cell>
          <table:table-cell office:value-type="float" office:value="0.0136600417701895">
            <text:p>0.01366004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975341038425">
            <text:p>0.533975341</text:p>
          </table:table-cell>
          <table:table-cell office:value-type="float" office:value="1">
            <text:p>1</text:p>
          </table:table-cell>
          <table:table-cell office:value-type="float" office:value="0.609757371001048">
            <text:p>0.609757371</text:p>
          </table:table-cell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58333333333333">
            <text:p>0.6583333333</text:p>
          </table:table-cell>
          <table:table-cell office:value-type="float" office:value="0.658333333333334">
            <text:p>0.6583333333</text:p>
          </table:table-cell>
          <table:table-cell office:value-type="float" office:value="0.675">
            <text:p>0.675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table:style-name="ce1" office:value-type="float" office:value="-4.44089209850063E-016">
            <text:p>-4.44E-16</text:p>
          </table:table-cell>
          <table:table-cell office:value-type="float" office:value="0.0166666666666666">
            <text:p>0.0166666667</text:p>
          </table:table-cell>
          <table:table-cell office:value-type="float" office:value="2.41187473632326">
            <text:p>2.4118747363</text:p>
          </table:table-cell>
          <table:table-cell office:value-type="float" office:value="0.997741331622508">
            <text:p>0.9977413316</text:p>
          </table:table-cell>
          <table:table-cell office:value-type="float" office:value="-0.0382098840280978">
            <text:p>-0.038209884</text:p>
          </table:table-cell>
          <table:table-cell office:value-type="float" office:value="0.0160832134349203">
            <text:p>0.0160832134</text:p>
          </table:table-cell>
          <table:table-cell office:value-type="float" office:value="0.333054349434514">
            <text:p>0.3330543494</text:p>
          </table:table-cell>
          <table:table-cell office:value-type="float" office:value="0.70581113508889">
            <text:p>0.7058111351</text:p>
          </table:table-cell>
          <table:table-cell office:value-type="float" office:value="0.286834929663386">
            <text:p>0.2868349297</text:p>
          </table:table-cell>
          <table:table-cell office:value-type="float" office:value="-0.234430949539377">
            <text:p>-0.2344309495</text:p>
          </table:table-cell>
          <table:table-cell office:value-type="float" office:value="-0.311359577799885">
            <text:p>-0.3113595778</text:p>
          </table:table-cell>
          <table:table-cell office:value-type="float" office:value="-0.341013109368731">
            <text:p>-0.3410131094</text:p>
          </table:table-cell>
          <table:table-cell office:value-type="float" office:value="-0.356231085768877">
            <text:p>-0.3562310858</text:p>
          </table:table-cell>
          <table:table-cell office:value-type="float" office:value="-0.274555060056418">
            <text:p>-0.2745550601</text:p>
          </table:table-cell>
          <table:table-cell office:value-type="float" office:value="-0.114728916137334">
            <text:p>-0.1147289161</text:p>
          </table:table-cell>
          <table:table-cell office:value-type="float" office:value="-0.0158629448754146">
            <text:p>-0.0158629449</text:p>
          </table:table-cell>
          <table:table-cell office:value-type="float" office:value="0.0432417153879641">
            <text:p>0.0432417154</text:p>
          </table:table-cell>
          <table:table-cell office:value-type="float" office:value="0.0927425231372714">
            <text:p>0.0927425231</text:p>
          </table:table-cell>
          <table:table-cell office:value-type="float" office:value="0.15407329740431">
            <text:p>0.1540732974</text:p>
          </table:table-cell>
          <table:table-cell office:value-type="float" office:value="0.221584908709626">
            <text:p>0.2215849087</text:p>
          </table:table-cell>
          <table:table-cell office:value-type="float" office:value="0.312826283206706">
            <text:p>0.3128262832</text:p>
          </table:table-cell>
          <table:table-cell office:value-type="float" office:value="0.34456175771798">
            <text:p>0.3445617577</text:p>
          </table:table-cell>
          <table:table-cell office:value-type="float" office:value="0.249237396147112">
            <text:p>0.2492373961</text:p>
          </table:table-cell>
          <table:table-cell office:value-type="float" office:value="0.107765419378705">
            <text:p>0.1077654194</text:p>
          </table:table-cell>
          <table:table-cell office:value-type="float" office:value="-0.00283682901200444">
            <text:p>-0.00283682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6876764783449">
            <text:p>0.6068767648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0.658333333333333">
            <text:p>0.6583333333</text:p>
          </table:table-cell>
          <table:table-cell office:value-type="float" office:value="0.691666666666666">
            <text:p>0.6916666667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66666666666666">
            <text:p>0.0166666667</text:p>
          </table:table-cell>
          <table:table-cell office:value-type="float" office:value="2.51249569173661">
            <text:p>2.5124956917</text:p>
          </table:table-cell>
          <table:table-cell office:value-type="float" office:value="0.998008021278512">
            <text:p>0.9980080213</text:p>
          </table:table-cell>
          <table:table-cell office:value-type="float" office:value="-0.0387599015708883">
            <text:p>-0.0387599016</text:p>
          </table:table-cell>
          <table:table-cell office:value-type="float" office:value="0.0291863790841762">
            <text:p>0.0291863791</text:p>
          </table:table-cell>
          <table:table-cell office:value-type="float" office:value="0.406967107951623">
            <text:p>0.406967108</text:p>
          </table:table-cell>
          <table:table-cell office:value-type="float" office:value="0.715382015704844">
            <text:p>0.7153820157</text:p>
          </table:table-cell>
          <table:table-cell office:value-type="float" office:value="0.162504782458385">
            <text:p>0.1625047825</text:p>
          </table:table-cell>
          <table:table-cell office:value-type="float" office:value="-0.257896471285615">
            <text:p>-0.2578964713</text:p>
          </table:table-cell>
          <table:table-cell office:value-type="float" office:value="-0.319074020599752">
            <text:p>-0.3190740206</text:p>
          </table:table-cell>
          <table:table-cell office:value-type="float" office:value="-0.327361323095089">
            <text:p>-0.3273613231</text:p>
          </table:table-cell>
          <table:table-cell office:value-type="float" office:value="-0.27956434846453">
            <text:p>-0.2795643485</text:p>
          </table:table-cell>
          <table:table-cell office:value-type="float" office:value="-0.108418706048078">
            <text:p>-0.108418706</text:p>
          </table:table-cell>
          <table:table-cell office:value-type="float" office:value="0.0490956719186324">
            <text:p>0.0490956719</text:p>
          </table:table-cell>
          <table:table-cell office:value-type="float" office:value="0.105260288241795">
            <text:p>0.1052602882</text:p>
          </table:table-cell>
          <table:table-cell office:value-type="float" office:value="0.146239287373394">
            <text:p>0.1462392874</text:p>
          </table:table-cell>
          <table:table-cell office:value-type="float" office:value="0.180974469480943">
            <text:p>0.1809744695</text:p>
          </table:table-cell>
          <table:table-cell office:value-type="float" office:value="0.23669414374539">
            <text:p>0.2366941437</text:p>
          </table:table-cell>
          <table:table-cell office:value-type="float" office:value="0.31173260751999">
            <text:p>0.3117326075</text:p>
          </table:table-cell>
          <table:table-cell office:value-type="float" office:value="0.386031290685934">
            <text:p>0.3860312907</text:p>
          </table:table-cell>
          <table:table-cell office:value-type="float" office:value="0.394808504991801">
            <text:p>0.394808505</text:p>
          </table:table-cell>
          <table:table-cell office:value-type="float" office:value="0.283216381797855">
            <text:p>0.2832163818</text:p>
          </table:table-cell>
          <table:table-cell office:value-type="float" office:value="0.145241874514654">
            <text:p>0.1452418745</text:p>
          </table:table-cell>
          <table:table-cell office:value-type="float" office:value="0.0471996675260098">
            <text:p>0.04719966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09264746967012">
            <text:p>0.609264747</text:p>
          </table:table-cell>
          <table:table-cell office:value-type="float" office:value="1">
            <text:p>1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675">
            <text:p>0.675</text:p>
          </table:table-cell>
          <table:table-cell office:value-type="float" office:value="0.691666666666667">
            <text:p>0.6916666667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2.45416854224774">
            <text:p>2.4541685422</text:p>
          </table:table-cell>
          <table:table-cell office:value-type="float" office:value="0.997682540975356">
            <text:p>0.997682541</text:p>
          </table:table-cell>
          <table:table-cell office:value-type="float" office:value="-0.0740078782927449">
            <text:p>-0.0740078783</text:p>
          </table:table-cell>
          <table:table-cell office:value-type="float" office:value="-0.025663639423083">
            <text:p>-0.0256636394</text:p>
          </table:table-cell>
          <table:table-cell office:value-type="float" office:value="0.317663242186611">
            <text:p>0.3176632422</text:p>
          </table:table-cell>
          <table:table-cell office:value-type="float" office:value="0.695790788389424">
            <text:p>0.6957907884</text:p>
          </table:table-cell>
          <table:table-cell office:value-type="float" office:value="0.280198969021854">
            <text:p>0.280198969</text:p>
          </table:table-cell>
          <table:table-cell office:value-type="float" office:value="-0.263338799590471">
            <text:p>-0.2633387996</text:p>
          </table:table-cell>
          <table:table-cell office:value-type="float" office:value="-0.33099586806393">
            <text:p>-0.3309958681</text:p>
          </table:table-cell>
          <table:table-cell office:value-type="float" office:value="-0.353366156924642">
            <text:p>-0.3533661569</text:p>
          </table:table-cell>
          <table:table-cell office:value-type="float" office:value="-0.329818162178055">
            <text:p>-0.3298181622</text:p>
          </table:table-cell>
          <table:table-cell office:value-type="float" office:value="-0.194684570510658">
            <text:p>-0.1946845705</text:p>
          </table:table-cell>
          <table:table-cell office:value-type="float" office:value="-0.0239020249166778">
            <text:p>-0.0239020249</text:p>
          </table:table-cell>
          <table:table-cell office:value-type="float" office:value="0.0545618179364351">
            <text:p>0.0545618179</text:p>
          </table:table-cell>
          <table:table-cell office:value-type="float" office:value="0.0949264922333848">
            <text:p>0.0949264922</text:p>
          </table:table-cell>
          <table:table-cell office:value-type="float" office:value="0.130896062712128">
            <text:p>0.1308960627</text:p>
          </table:table-cell>
          <table:table-cell office:value-type="float" office:value="0.184089532821773">
            <text:p>0.1840895328</text:p>
          </table:table-cell>
          <table:table-cell office:value-type="float" office:value="0.282228090095618">
            <text:p>0.2822280901</text:p>
          </table:table-cell>
          <table:table-cell office:value-type="float" office:value="0.384154676032731">
            <text:p>0.384154676</text:p>
          </table:table-cell>
          <table:table-cell office:value-type="float" office:value="0.420526065401549">
            <text:p>0.4205260654</text:p>
          </table:table-cell>
          <table:table-cell office:value-type="float" office:value="0.325885093633993">
            <text:p>0.3258850936</text:p>
          </table:table-cell>
          <table:table-cell office:value-type="float" office:value="0.186164188632944">
            <text:p>0.1861641886</text:p>
          </table:table-cell>
          <table:table-cell office:value-type="float" office:value="0.0617259826654493">
            <text:p>0.061725982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0369792228418">
            <text:p>0.6103697922</text:p>
          </table:table-cell>
          <table:table-cell office:value-type="float" office:value="1">
            <text:p>1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691666666666667">
            <text:p>0.6916666667</text:p>
          </table:table-cell>
          <table:table-cell office:value-type="float" office:value="0.691666666666666">
            <text:p>0.6916666667</text:p>
          </table:table-cell>
          <table:table-cell office:value-type="float" office:value="0.708333333333333">
            <text:p>0.7083333333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0.0166666666666657">
            <text:p>0.0166666667</text:p>
          </table:table-cell>
          <table:table-cell office:value-type="float" office:value="2.39892049500257">
            <text:p>2.398920495</text:p>
          </table:table-cell>
          <table:table-cell office:value-type="float" office:value="0.997794227496127">
            <text:p>0.9977942275</text:p>
          </table:table-cell>
          <table:table-cell office:value-type="float" office:value="-0.0892189918664187">
            <text:p>-0.0892189919</text:p>
          </table:table-cell>
          <table:table-cell office:value-type="float" office:value="-0.00198302344016221">
            <text:p>-0.0019830234</text:p>
          </table:table-cell>
          <table:table-cell office:value-type="float" office:value="0.403283642024413">
            <text:p>0.403283642</text:p>
          </table:table-cell>
          <table:table-cell office:value-type="float" office:value="0.697095647032774">
            <text:p>0.697095647</text:p>
          </table:table-cell>
          <table:table-cell office:value-type="float" office:value="0.154530370299739">
            <text:p>0.1545303703</text:p>
          </table:table-cell>
          <table:table-cell office:value-type="float" office:value="-0.273969236419822">
            <text:p>-0.2739692364</text:p>
          </table:table-cell>
          <table:table-cell office:value-type="float" office:value="-0.342229493239027">
            <text:p>-0.3422294932</text:p>
          </table:table-cell>
          <table:table-cell office:value-type="float" office:value="-0.379213445139497">
            <text:p>-0.3792134451</text:p>
          </table:table-cell>
          <table:table-cell office:value-type="float" office:value="-0.376001814901491">
            <text:p>-0.3760018149</text:p>
          </table:table-cell>
          <table:table-cell office:value-type="float" office:value="-0.277735278475702">
            <text:p>-0.2777352785</text:p>
          </table:table-cell>
          <table:table-cell office:value-type="float" office:value="-0.105777756979182">
            <text:p>-0.105777757</text:p>
          </table:table-cell>
          <table:table-cell office:value-type="float" office:value="0.0108236387527394">
            <text:p>0.0108236388</text:p>
          </table:table-cell>
          <table:table-cell office:value-type="float" office:value="0.0754320715556307">
            <text:p>0.0754320716</text:p>
          </table:table-cell>
          <table:table-cell office:value-type="float" office:value="0.132574045890863">
            <text:p>0.1325740459</text:p>
          </table:table-cell>
          <table:table-cell office:value-type="float" office:value="0.182279519478844">
            <text:p>0.1822795195</text:p>
          </table:table-cell>
          <table:table-cell office:value-type="float" office:value="0.278472239339517">
            <text:p>0.2784722393</text:p>
          </table:table-cell>
          <table:table-cell office:value-type="float" office:value="0.360575844844768">
            <text:p>0.3605758448</text:p>
          </table:table-cell>
          <table:table-cell office:value-type="float" office:value="0.376947365506061">
            <text:p>0.3769473655</text:p>
          </table:table-cell>
          <table:table-cell office:value-type="float" office:value="0.257356482666752">
            <text:p>0.2573564827</text:p>
          </table:table-cell>
          <table:table-cell office:value-type="float" office:value="0.0841620045527274">
            <text:p>0.0841620046</text:p>
          </table:table-cell>
          <table:table-cell office:value-type="float" office:value="-0.032845951132995">
            <text:p>-0.03284595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1791954977862">
            <text:p>0.611791955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0.691666666666667">
            <text:p>0.6916666667</text:p>
          </table:table-cell>
          <table:table-cell office:value-type="float" office:value="0.7">
            <text:p>0.7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0.0166666666666657">
            <text:p>0.0166666667</text:p>
          </table:table-cell>
          <table:table-cell office:value-type="float" office:value="-0.00833333333333286">
            <text:p>-0.0083333333</text:p>
          </table:table-cell>
          <table:table-cell office:value-type="float" office:value="2.42210109851144">
            <text:p>2.4221010985</text:p>
          </table:table-cell>
          <table:table-cell office:value-type="float" office:value="0.999109422889383">
            <text:p>0.9991094229</text:p>
          </table:table-cell>
          <table:table-cell office:value-type="float" office:value="-0.0158629381463867">
            <text:p>-0.0158629381</text:p>
          </table:table-cell>
          <table:table-cell office:value-type="float" office:value="0.0519252744906285">
            <text:p>0.0519252745</text:p>
          </table:table-cell>
          <table:table-cell office:value-type="float" office:value="0.383403134889596">
            <text:p>0.3834031349</text:p>
          </table:table-cell>
          <table:table-cell office:value-type="float" office:value="0.740087130529606">
            <text:p>0.7400871305</text:p>
          </table:table-cell>
          <table:table-cell office:value-type="float" office:value="0.365000499473969">
            <text:p>0.3650004995</text:p>
          </table:table-cell>
          <table:table-cell office:value-type="float" office:value="-0.189724477653101">
            <text:p>-0.1897244777</text:p>
          </table:table-cell>
          <table:table-cell office:value-type="float" office:value="-0.278904093588073">
            <text:p>-0.2789040936</text:p>
          </table:table-cell>
          <table:table-cell office:value-type="float" office:value="-0.323914310327699">
            <text:p>-0.3239143103</text:p>
          </table:table-cell>
          <table:table-cell office:value-type="float" office:value="-0.353944481943141">
            <text:p>-0.3539444819</text:p>
          </table:table-cell>
          <table:table-cell office:value-type="float" office:value="-0.298243594260892">
            <text:p>-0.2982435943</text:p>
          </table:table-cell>
          <table:table-cell office:value-type="float" office:value="-0.139791376455598">
            <text:p>-0.1397913765</text:p>
          </table:table-cell>
          <table:table-cell office:value-type="float" office:value="-0.0264618172432057">
            <text:p>-0.0264618172</text:p>
          </table:table-cell>
          <table:table-cell office:value-type="float" office:value="0.050084749629814">
            <text:p>0.0500847496</text:p>
          </table:table-cell>
          <table:table-cell office:value-type="float" office:value="0.112309252167984">
            <text:p>0.1123092522</text:p>
          </table:table-cell>
          <table:table-cell office:value-type="float" office:value="0.182039858244862">
            <text:p>0.1820398582</text:p>
          </table:table-cell>
          <table:table-cell office:value-type="float" office:value="0.271930022103336">
            <text:p>0.2719300221</text:p>
          </table:table-cell>
          <table:table-cell office:value-type="float" office:value="0.350446254817768">
            <text:p>0.3504462548</text:p>
          </table:table-cell>
          <table:table-cell office:value-type="float" office:value="0.359521082353844">
            <text:p>0.3595210824</text:p>
          </table:table-cell>
          <table:table-cell office:value-type="float" office:value="0.237421987128026">
            <text:p>0.2374219871</text:p>
          </table:table-cell>
          <table:table-cell office:value-type="float" office:value="0.0936708219410334">
            <text:p>0.0936708219</text:p>
          </table:table-cell>
          <table:table-cell office:value-type="float" office:value="0.00154235901645405">
            <text:p>0.0015423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1136521355011">
            <text:p>0.6113652136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08333333333333">
            <text:p>0.7083333333</text:p>
          </table:table-cell>
          <table:table-cell office:value-type="float" office:value="0.675000000000001">
            <text:p>0.675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249999999999995">
            <text:p>-0.025</text:p>
          </table:table-cell>
          <table:table-cell office:value-type="float" office:value="2.23560108675749">
            <text:p>2.2356010868</text:p>
          </table:table-cell>
          <table:table-cell office:value-type="float" office:value="0.996894039091266">
            <text:p>0.9968940391</text:p>
          </table:table-cell>
          <table:table-cell office:value-type="float" office:value="-0.0760071362129761">
            <text:p>-0.0760071362</text:p>
          </table:table-cell>
          <table:table-cell office:value-type="float" office:value="-0.0261865860726024">
            <text:p>-0.0261865861</text:p>
          </table:table-cell>
          <table:table-cell office:value-type="float" office:value="0.314936715565761">
            <text:p>0.3149367156</text:p>
          </table:table-cell>
          <table:table-cell office:value-type="float" office:value="0.690337811617064">
            <text:p>0.6903378116</text:p>
          </table:table-cell>
          <table:table-cell office:value-type="float" office:value="0.223234236149139">
            <text:p>0.2232342361</text:p>
          </table:table-cell>
          <table:table-cell office:value-type="float" office:value="-0.280275099524068">
            <text:p>-0.2802750995</text:p>
          </table:table-cell>
          <table:table-cell office:value-type="float" office:value="-0.341937669233851">
            <text:p>-0.3419376692</text:p>
          </table:table-cell>
          <table:table-cell office:value-type="float" office:value="-0.363160877540117">
            <text:p>-0.3631608775</text:p>
          </table:table-cell>
          <table:table-cell office:value-type="float" office:value="-0.348826516916588">
            <text:p>-0.3488265169</text:p>
          </table:table-cell>
          <table:table-cell office:value-type="float" office:value="-0.226476778378905">
            <text:p>-0.2264767784</text:p>
          </table:table-cell>
          <table:table-cell office:value-type="float" office:value="-0.0559896360473394">
            <text:p>-0.055989636</text:p>
          </table:table-cell>
          <table:table-cell office:value-type="float" office:value="0.034138979586529">
            <text:p>0.0341389796</text:p>
          </table:table-cell>
          <table:table-cell office:value-type="float" office:value="0.0906942410911271">
            <text:p>0.0906942411</text:p>
          </table:table-cell>
          <table:table-cell office:value-type="float" office:value="0.145484512255402">
            <text:p>0.1454845123</text:p>
          </table:table-cell>
          <table:table-cell office:value-type="float" office:value="0.201273725544429">
            <text:p>0.2012737255</text:p>
          </table:table-cell>
          <table:table-cell office:value-type="float" office:value="0.29741532881864">
            <text:p>0.2974153288</text:p>
          </table:table-cell>
          <table:table-cell office:value-type="float" office:value="0.385116837842135">
            <text:p>0.3851168378</text:p>
          </table:table-cell>
          <table:table-cell office:value-type="float" office:value="0.439827711663011">
            <text:p>0.4398277117</text:p>
          </table:table-cell>
          <table:table-cell office:value-type="float" office:value="0.3982669886851">
            <text:p>0.3982669887</text:p>
          </table:table-cell>
          <table:table-cell office:value-type="float" office:value="0.228043958753909">
            <text:p>0.2280439588</text:p>
          </table:table-cell>
          <table:table-cell office:value-type="float" office:value="0.0930428746924392">
            <text:p>0.09304287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5834660728299">
            <text:p>0.6158346607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75000000000001">
            <text:p>0.675</text:p>
          </table:table-cell>
          <table:table-cell office:value-type="float" office:value="0.7">
            <text:p>0.7</text:p>
          </table:table-cell>
          <table:table-cell office:value-type="float" office:value="0.669444444444444">
            <text:p>0.6694444444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-0.00555555555555642">
            <text:p>-0.0055555556</text:p>
          </table:table-cell>
          <table:table-cell office:value-type="float" office:value="2.19989419802762">
            <text:p>2.199894198</text:p>
          </table:table-cell>
          <table:table-cell office:value-type="float" office:value="0.990579929832427">
            <text:p>0.9905799298</text:p>
          </table:table-cell>
          <table:table-cell office:value-type="float" office:value="-0.134575790773675">
            <text:p>-0.1345757908</text:p>
          </table:table-cell>
          <table:table-cell office:value-type="float" office:value="-0.104633793737735">
            <text:p>-0.1046337937</text:p>
          </table:table-cell>
          <table:table-cell office:value-type="float" office:value="0.224699220258702">
            <text:p>0.2246992203</text:p>
          </table:table-cell>
          <table:table-cell office:value-type="float" office:value="0.611734786946871">
            <text:p>0.6117347869</text:p>
          </table:table-cell>
          <table:table-cell office:value-type="float" office:value="0.162156168813015">
            <text:p>0.1621561688</text:p>
          </table:table-cell>
          <table:table-cell office:value-type="float" office:value="-0.293418319217076">
            <text:p>-0.2934183192</text:p>
          </table:table-cell>
          <table:table-cell office:value-type="float" office:value="-0.332980892584928">
            <text:p>-0.3329808926</text:p>
          </table:table-cell>
          <table:table-cell office:value-type="float" office:value="-0.466416641021341">
            <text:p>-0.466416641</text:p>
          </table:table-cell>
          <table:table-cell office:value-type="float" office:value="-0.424214531059888">
            <text:p>-0.4242145311</text:p>
          </table:table-cell>
          <table:table-cell office:value-type="float" office:value="-0.371001158062412">
            <text:p>-0.3710011581</text:p>
          </table:table-cell>
          <table:table-cell office:value-type="float" office:value="-0.322705819784716">
            <text:p>-0.3227058198</text:p>
          </table:table-cell>
          <table:table-cell office:value-type="float" office:value="-0.126020300704244">
            <text:p>-0.1260203007</text:p>
          </table:table-cell>
          <table:table-cell office:value-type="float" office:value="-0.0591190389373738">
            <text:p>-0.0591190389</text:p>
          </table:table-cell>
          <table:table-cell office:value-type="float" office:value="0.127619149800033">
            <text:p>0.1276191498</text:p>
          </table:table-cell>
          <table:table-cell office:value-type="float" office:value="0.258898886984677">
            <text:p>0.258898887</text:p>
          </table:table-cell>
          <table:table-cell office:value-type="float" office:value="0.415001425422304">
            <text:p>0.4150014254</text:p>
          </table:table-cell>
          <table:table-cell office:value-type="float" office:value="0.308820409071443">
            <text:p>0.3088204091</text:p>
          </table:table-cell>
          <table:table-cell office:value-type="float" office:value="0.259130141981284">
            <text:p>0.259130142</text:p>
          </table:table-cell>
          <table:table-cell office:value-type="float" office:value="0.160975948445783">
            <text:p>0.1609759484</text:p>
          </table:table-cell>
          <table:table-cell office:value-type="float" office:value="-0.0481614618799531">
            <text:p>-0.0481614619</text:p>
          </table:table-cell>
          <table:table-cell office:value-type="float" office:value="-0.0168542056937071">
            <text:p>-0.01685420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6350789822818">
            <text:p>0.6863507898</text:p>
          </table:table-cell>
          <table:table-cell office:value-type="float" office:value="0">
            <text:p>0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366666666666667">
            <text:p>0.3666666667</text:p>
          </table:table-cell>
          <table:table-cell office:value-type="float" office:value="0.372222222222222">
            <text:p>0.3722222222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833333333333336">
            <text:p>0.0083333333</text:p>
          </table:table-cell>
          <table:table-cell office:value-type="float" office:value="-0.00277777777777777">
            <text:p>-0.0027777778</text:p>
          </table:table-cell>
          <table:table-cell office:value-type="float" office:value="2.34939111753985">
            <text:p>2.3493911175</text:p>
          </table:table-cell>
          <table:table-cell office:value-type="float" office:value="0.996051324245745">
            <text:p>0.9960513242</text:p>
          </table:table-cell>
          <table:table-cell office:value-type="float" office:value="-0.0387454660490192">
            <text:p>-0.038745466</text:p>
          </table:table-cell>
          <table:table-cell office:value-type="float" office:value="-0.00681716511911756">
            <text:p>-0.0068171651</text:p>
          </table:table-cell>
          <table:table-cell office:value-type="float" office:value="0.372559237192398">
            <text:p>0.3725592372</text:p>
          </table:table-cell>
          <table:table-cell office:value-type="float" office:value="0.736133562081121">
            <text:p>0.7361335621</text:p>
          </table:table-cell>
          <table:table-cell office:value-type="float" office:value="0.189758488536792">
            <text:p>0.1897584885</text:p>
          </table:table-cell>
          <table:table-cell office:value-type="float" office:value="-0.15669848659938">
            <text:p>-0.1566984866</text:p>
          </table:table-cell>
          <table:table-cell office:value-type="float" office:value="-0.0607125656100481">
            <text:p>-0.0607125656</text:p>
          </table:table-cell>
          <table:table-cell office:value-type="float" office:value="-0.0979008882480036">
            <text:p>-0.0979008882</text:p>
          </table:table-cell>
          <table:table-cell office:value-type="float" office:value="-0.0547840192678956">
            <text:p>-0.0547840193</text:p>
          </table:table-cell>
          <table:table-cell office:value-type="float" office:value="0.000902284242340956">
            <text:p>0.0009022842</text:p>
          </table:table-cell>
          <table:table-cell office:value-type="float" office:value="0.0113616262429472">
            <text:p>0.0113616262</text:p>
          </table:table-cell>
          <table:table-cell office:value-type="float" office:value="0.0304677720896769">
            <text:p>0.0304677721</text:p>
          </table:table-cell>
          <table:table-cell office:value-type="float" office:value="-0.045450552822723">
            <text:p>-0.0454505528</text:p>
          </table:table-cell>
          <table:table-cell office:value-type="float" office:value="-0.0278633949748119">
            <text:p>-0.027863395</text:p>
          </table:table-cell>
          <table:table-cell office:value-type="float" office:value="-0.0136336984217068">
            <text:p>-0.0136336984</text:p>
          </table:table-cell>
          <table:table-cell office:value-type="float" office:value="0.00213874760967259">
            <text:p>0.0021387476</text:p>
          </table:table-cell>
          <table:table-cell office:value-type="float" office:value="0.371407475780195">
            <text:p>0.3714074758</text:p>
          </table:table-cell>
          <table:table-cell office:value-type="float" office:value="0.730464245686151">
            <text:p>0.7304642457</text:p>
          </table:table-cell>
          <table:table-cell office:value-type="float" office:value="-0.0961795257431493">
            <text:p>-0.0961795257</text:p>
          </table:table-cell>
          <table:table-cell office:value-type="float" office:value="-0.10388795926335">
            <text:p>-0.1038879593</text:p>
          </table:table-cell>
          <table:table-cell office:value-type="float" office:value="-0.0498517035252224">
            <text:p>-0.049851703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5369822433296">
            <text:p>0.6853698224</text:p>
          </table:table-cell>
          <table:table-cell office:value-type="float" office:value="0">
            <text:p>0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372222222222222">
            <text:p>0.3722222222</text:p>
          </table:table-cell>
          <table:table-cell office:value-type="float" office:value="0.375">
            <text:p>0.375</text:p>
          </table:table-cell>
          <table:table-cell office:value-type="float" office:value="0.372222222222222">
            <text:p>0.3722222222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277777777777777">
            <text:p>-0.0027777778</text:p>
          </table:table-cell>
          <table:table-cell office:value-type="float" office:value="0">
            <text:p>0</text:p>
          </table:table-cell>
          <table:table-cell office:value-type="float" office:value="2.2447228672472">
            <text:p>2.2447228672</text:p>
          </table:table-cell>
          <table:table-cell office:value-type="float" office:value="0.997230390145603">
            <text:p>0.9972303901</text:p>
          </table:table-cell>
          <table:table-cell office:value-type="float" office:value="-0.0114952846094144">
            <text:p>-0.0114952846</text:p>
          </table:table-cell>
          <table:table-cell office:value-type="float" office:value="0.019780870404553">
            <text:p>0.0197808704</text:p>
          </table:table-cell>
          <table:table-cell office:value-type="float" office:value="0.371407475780195">
            <text:p>0.3714074758</text:p>
          </table:table-cell>
          <table:table-cell office:value-type="float" office:value="0.741039204438666">
            <text:p>0.7410392044</text:p>
          </table:table-cell>
          <table:table-cell office:value-type="float" office:value="0.245138543736991">
            <text:p>0.2451385437</text:p>
          </table:table-cell>
          <table:table-cell office:value-type="float" office:value="-0.211534751351387">
            <text:p>-0.2115347514</text:p>
          </table:table-cell>
          <table:table-cell office:value-type="float" office:value="-0.0639082406572902">
            <text:p>-0.0639082407</text:p>
          </table:table-cell>
          <table:table-cell office:value-type="float" office:value="-0.0434494337718182">
            <text:p>-0.0434494338</text:p>
          </table:table-cell>
          <table:table-cell office:value-type="float" office:value="-0.00160405973562905">
            <text:p>-0.0016040597</text:p>
          </table:table-cell>
          <table:table-cell office:value-type="float" office:value="-0.00213874402432734">
            <text:p>-0.002138744</text:p>
          </table:table-cell>
          <table:table-cell office:value-type="float" office:value="0.0124308594985991">
            <text:p>0.0124308595</text:p>
          </table:table-cell>
          <table:table-cell office:value-type="float" office:value="0.0177765054893588">
            <text:p>0.0177765055</text:p>
          </table:table-cell>
          <table:table-cell office:value-type="float" office:value="-0.0512850033002064">
            <text:p>-0.0512850033</text:p>
          </table:table-cell>
          <table:table-cell office:value-type="float" office:value="-0.0395462674314189">
            <text:p>-0.0395462674</text:p>
          </table:table-cell>
          <table:table-cell office:value-type="float" office:value="-0.0163399457921655">
            <text:p>-0.0163399458</text:p>
          </table:table-cell>
          <table:table-cell office:value-type="float" office:value="0.0204489585690402">
            <text:p>0.0204489586</text:p>
          </table:table-cell>
          <table:table-cell office:value-type="float" office:value="0.363806298846633">
            <text:p>0.3638062988</text:p>
          </table:table-cell>
          <table:table-cell office:value-type="float" office:value="0.735397854446505">
            <text:p>0.7353978544</text:p>
          </table:table-cell>
          <table:table-cell office:value-type="float" office:value="0.204244777614093">
            <text:p>0.2042447776</text:p>
          </table:table-cell>
          <table:table-cell office:value-type="float" office:value="-0.16282070001385">
            <text:p>-0.1628207</text:p>
          </table:table-cell>
          <table:table-cell office:value-type="float" office:value="-0.0538177541871214">
            <text:p>-0.053817754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746528535446">
            <text:p>0.6847465285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table:number-columns-repeated="2" office:value-type="float" office:value="0.372222222222222">
            <text:p>0.3722222222</text:p>
          </table:table-cell>
          <table:table-cell office:value-type="float" office:value="0.375">
            <text:p>0.375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277777777777777">
            <text:p>0.0027777778</text:p>
          </table:table-cell>
          <table:table-cell office:value-type="float" office:value="2.28922382233296">
            <text:p>2.2892238223</text:p>
          </table:table-cell>
          <table:table-cell office:value-type="float" office:value="0.996027447789877">
            <text:p>0.9960274478</text:p>
          </table:table-cell>
          <table:table-cell office:value-type="float" office:value="-0.0163399457921655">
            <text:p>-0.0163399458</text:p>
          </table:table-cell>
          <table:table-cell office:value-type="float" office:value="0.0204489585690402">
            <text:p>0.0204489586</text:p>
          </table:table-cell>
          <table:table-cell office:value-type="float" office:value="0.363806298846633">
            <text:p>0.3638062988</text:p>
          </table:table-cell>
          <table:table-cell office:value-type="float" office:value="0.735397854446505">
            <text:p>0.7353978544</text:p>
          </table:table-cell>
          <table:table-cell office:value-type="float" office:value="0.204244777614093">
            <text:p>0.2042447776</text:p>
          </table:table-cell>
          <table:table-cell office:value-type="float" office:value="-0.16282070001385">
            <text:p>-0.1628207</text:p>
          </table:table-cell>
          <table:table-cell office:value-type="float" office:value="-0.0538177541871214">
            <text:p>-0.0538177542</text:p>
          </table:table-cell>
          <table:table-cell office:value-type="float" office:value="-0.0627765819513831">
            <text:p>-0.062776582</text:p>
          </table:table-cell>
          <table:table-cell office:value-type="float" office:value="-0.028998686189691">
            <text:p>-0.0289986862</text:p>
          </table:table-cell>
          <table:table-cell office:value-type="float" office:value="0.00855479856519792">
            <text:p>0.0085547986</text:p>
          </table:table-cell>
          <table:table-cell office:value-type="float" office:value="0.0216180776648998">
            <text:p>0.0216180777</text:p>
          </table:table-cell>
          <table:table-cell office:value-type="float" office:value="0.0400133860836178">
            <text:p>0.0400133861</text:p>
          </table:table-cell>
          <table:table-cell office:value-type="float" office:value="-0.0456839947658118">
            <text:p>-0.0456839948</text:p>
          </table:table-cell>
          <table:table-cell office:value-type="float" office:value="-0.0362092706442411">
            <text:p>-0.0362092706</text:p>
          </table:table-cell>
          <table:table-cell office:value-type="float" office:value="-0.032170423388028">
            <text:p>-0.0321704234</text:p>
          </table:table-cell>
          <table:table-cell office:value-type="float" office:value="0.191948132056809">
            <text:p>0.1919481321</text:p>
          </table:table-cell>
          <table:table-cell office:value-type="float" office:value="0.688540067498571">
            <text:p>0.6885400675</text:p>
          </table:table-cell>
          <table:table-cell office:value-type="float" office:value="0.439918212337798">
            <text:p>0.4399182123</text:p>
          </table:table-cell>
          <table:table-cell office:value-type="float" office:value="-0.242844264518166">
            <text:p>-0.2428442645</text:p>
          </table:table-cell>
          <table:table-cell office:value-type="float" office:value="-0.0574490359338126">
            <text:p>-0.0574490359</text:p>
          </table:table-cell>
          <table:table-cell office:value-type="float" office:value="-0.0426155314886685">
            <text:p>-0.042615531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86635531984825">
            <text:p>0.686635532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372222222222222">
            <text:p>0.3722222222</text:p>
          </table:table-cell>
          <table:table-cell office:value-type="float" office:value="0.366666666666667">
            <text:p>0.366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083333333333333">
            <text:p>-0.0083333333</text:p>
          </table:table-cell>
          <table:table-cell office:value-type="float" office:value="2.25824052976494">
            <text:p>2.2582405298</text:p>
          </table:table-cell>
          <table:table-cell office:value-type="float" office:value="0.994931164851514">
            <text:p>0.9949311649</text:p>
          </table:table-cell>
          <table:table-cell office:value-type="float" office:value="-0.0358087747016109">
            <text:p>-0.0358087747</text:p>
          </table:table-cell>
          <table:table-cell office:value-type="float" office:value="-0.0196472525043577">
            <text:p>-0.0196472525</text:p>
          </table:table-cell>
          <table:table-cell office:value-type="float" office:value="0.29795916906443">
            <text:p>0.2979591691</text:p>
          </table:table-cell>
          <table:table-cell office:value-type="float" office:value="0.721855807867715">
            <text:p>0.7218558079</text:p>
          </table:table-cell>
          <table:table-cell office:value-type="float" office:value="0.246802531974986">
            <text:p>0.246802532</text:p>
          </table:table-cell>
          <table:table-cell office:value-type="float" office:value="-0.230098571474303">
            <text:p>-0.2300985715</text:p>
          </table:table-cell>
          <table:table-cell office:value-type="float" office:value="-0.0376109075459399">
            <text:p>-0.0376109075</text:p>
          </table:table-cell>
          <table:table-cell office:value-type="float" office:value="-0.0493516668178894">
            <text:p>-0.0493516668</text:p>
          </table:table-cell>
          <table:table-cell office:value-type="float" office:value="-0.0770425856554537">
            <text:p>-0.0770425857</text:p>
          </table:table-cell>
          <table:table-cell office:value-type="float" office:value="-0.0446501408645903">
            <text:p>-0.0446501409</text:p>
          </table:table-cell>
          <table:table-cell office:value-type="float" office:value="0.0159056294219377">
            <text:p>0.0159056294</text:p>
          </table:table-cell>
          <table:table-cell office:value-type="float" office:value="0.0419483746266429">
            <text:p>0.0419483746</text:p>
          </table:table-cell>
          <table:table-cell office:value-type="float" office:value="-0.0655388580487732">
            <text:p>-0.065538858</text:p>
          </table:table-cell>
          <table:table-cell office:value-type="float" office:value="-0.051584973134535">
            <text:p>-0.0515849731</text:p>
          </table:table-cell>
          <table:table-cell office:value-type="float" office:value="-0.0496516941519063">
            <text:p>-0.0496516942</text:p>
          </table:table-cell>
          <table:table-cell office:value-type="float" office:value="0.0355083913099794">
            <text:p>0.0355083913</text:p>
          </table:table-cell>
          <table:table-cell office:value-type="float" office:value="0.545967801209971">
            <text:p>0.5459678012</text:p>
          </table:table-cell>
          <table:table-cell office:value-type="float" office:value="0.585659174978514">
            <text:p>0.585659175</text:p>
          </table:table-cell>
          <table:table-cell office:value-type="float" office:value="-0.210800395588706">
            <text:p>-0.2108003956</text:p>
          </table:table-cell>
          <table:table-cell office:value-type="float" office:value="-0.143894746056042">
            <text:p>-0.1438947461</text:p>
          </table:table-cell>
          <table:table-cell office:value-type="float" office:value="-0.0564830615665534">
            <text:p>-0.056483061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8366681289009">
            <text:p>0.6836668129</text:p>
          </table:table-cell>
          <table:table-cell office:value-type="float" office:value="0">
            <text:p>0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366666666666667">
            <text:p>0.3666666667</text:p>
          </table:table-cell>
          <table:table-cell office:value-type="float" office:value="0.375">
            <text:p>0.375</text:p>
          </table:table-cell>
          <table:table-cell office:value-type="float" office:value="0.366666666666667">
            <text:p>0.366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0">
            <text:p>0</text:p>
          </table:table-cell>
          <table:table-cell office:value-type="float" office:value="2.18363089681481">
            <text:p>2.1836308968</text:p>
          </table:table-cell>
          <table:table-cell office:value-type="float" office:value="0.988684880633385">
            <text:p>0.9886848806</text:p>
          </table:table-cell>
          <table:table-cell office:value-type="float" office:value="-0.045717343229414">
            <text:p>-0.0457173432</text:p>
          </table:table-cell>
          <table:table-cell office:value-type="float" office:value="-0.0378445034364388">
            <text:p>-0.0378445034</text:p>
          </table:table-cell>
          <table:table-cell office:value-type="float" office:value="0.31966376576214">
            <text:p>0.3196637658</text:p>
          </table:table-cell>
          <table:table-cell office:value-type="float" office:value="0.686725567523677">
            <text:p>0.6867255675</text:p>
          </table:table-cell>
          <table:table-cell office:value-type="float" office:value="0.0825546456966979">
            <text:p>0.0825546457</text:p>
          </table:table-cell>
          <table:table-cell office:value-type="float" office:value="-0.243253031067475">
            <text:p>-0.2432530311</text:p>
          </table:table-cell>
          <table:table-cell office:value-type="float" office:value="-0.0580818627294828">
            <text:p>-0.0580818627</text:p>
          </table:table-cell>
          <table:table-cell office:value-type="float" office:value="-0.0684664356713508">
            <text:p>-0.0684664357</text:p>
          </table:table-cell>
          <table:table-cell office:value-type="float" office:value="-0.0784376600702925">
            <text:p>-0.0784376601</text:p>
          </table:table-cell>
          <table:table-cell office:value-type="float" office:value="-0.0639415219102417">
            <text:p>-0.0639415219</text:p>
          </table:table-cell>
          <table:table-cell office:value-type="float" office:value="-0.00654983835763079">
            <text:p>-0.0065498384</text:p>
          </table:table-cell>
          <table:table-cell office:value-type="float" office:value="0.0352413781477385">
            <text:p>0.0352413781</text:p>
          </table:table-cell>
          <table:table-cell office:value-type="float" office:value="-0.0609456267333621">
            <text:p>-0.0609456267</text:p>
          </table:table-cell>
          <table:table-cell office:value-type="float" office:value="-0.0432826614812006">
            <text:p>-0.0432826615</text:p>
          </table:table-cell>
          <table:table-cell office:value-type="float" office:value="-0.032070271547142">
            <text:p>-0.0320702715</text:p>
          </table:table-cell>
          <table:table-cell office:value-type="float" office:value="0.00735182613742458">
            <text:p>0.0073518261</text:p>
          </table:table-cell>
          <table:table-cell office:value-type="float" office:value="0.42907483368907">
            <text:p>0.4290748337</text:p>
          </table:table-cell>
          <table:table-cell office:value-type="float" office:value="0.615223996466302">
            <text:p>0.6152239965</text:p>
          </table:table-cell>
          <table:table-cell office:value-type="float" office:value="-0.156568096689442">
            <text:p>-0.1565680967</text:p>
          </table:table-cell>
          <table:table-cell office:value-type="float" office:value="-0.124599756798343">
            <text:p>-0.1245997568</text:p>
          </table:table-cell>
          <table:table-cell office:value-type="float" office:value="-0.0338061204443163">
            <text:p>-0.033806120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942617270601">
            <text:p>0.6849426173</text:p>
          </table:table-cell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666666666667">
            <text:p>0.3666666667</text:p>
          </table:table-cell>
          <table:table-cell office:value-type="float" office:value="0.361111111111111">
            <text:p>0.361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0555555555555554">
            <text:p>-0.0055555556</text:p>
          </table:table-cell>
          <table:table-cell office:value-type="float" office:value="2.23805781851311">
            <text:p>2.2380578185</text:p>
          </table:table-cell>
          <table:table-cell office:value-type="float" office:value="0.977420347480996">
            <text:p>0.9774203475</text:p>
          </table:table-cell>
          <table:table-cell office:value-type="float" office:value="-0.0326044005750484">
            <text:p>-0.0326044006</text:p>
          </table:table-cell>
          <table:table-cell office:value-type="float" office:value="-0.0151037836490129">
            <text:p>-0.0151037836</text:p>
          </table:table-cell>
          <table:table-cell office:value-type="float" office:value="0.311207737382153">
            <text:p>0.3112077374</text:p>
          </table:table-cell>
          <table:table-cell office:value-type="float" office:value="0.65863690588179">
            <text:p>0.6586369059</text:p>
          </table:table-cell>
          <table:table-cell office:value-type="float" office:value="-0.0140346364981083">
            <text:p>-0.0140346365</text:p>
          </table:table-cell>
          <table:table-cell office:value-type="float" office:value="-0.178911703894673">
            <text:p>-0.1789117039</text:p>
          </table:table-cell>
          <table:table-cell office:value-type="float" office:value="-0.0303008401773416">
            <text:p>-0.0303008402</text:p>
          </table:table-cell>
          <table:table-cell office:value-type="float" office:value="-0.0480514580124515">
            <text:p>-0.048051458</text:p>
          </table:table-cell>
          <table:table-cell office:value-type="float" office:value="-0.0359088946233115">
            <text:p>-0.0359088946</text:p>
          </table:table-cell>
          <table:table-cell office:value-type="float" office:value="-0.0301338996094886">
            <text:p>-0.0301338996</text:p>
          </table:table-cell>
          <table:table-cell office:value-type="float" office:value="0.0241899095578162">
            <text:p>0.0241899096</text:p>
          </table:table-cell>
          <table:table-cell office:value-type="float" office:value="0.0801976727598499">
            <text:p>0.0801976728</text:p>
          </table:table-cell>
          <table:table-cell office:value-type="float" office:value="-0.0903822724254808">
            <text:p>-0.0903822724</text:p>
          </table:table-cell>
          <table:table-cell office:value-type="float" office:value="-0.0905148503108179">
            <text:p>-0.0905148503</text:p>
          </table:table-cell>
          <table:table-cell office:value-type="float" office:value="-0.0841475535937011">
            <text:p>-0.0841475536</text:p>
          </table:table-cell>
          <table:table-cell office:value-type="float" office:value="0.202610987054641">
            <text:p>0.2026109871</text:p>
          </table:table-cell>
          <table:table-cell office:value-type="float" office:value="0.585725027597362">
            <text:p>0.5857250276</text:p>
          </table:table-cell>
          <table:table-cell office:value-type="float" office:value="-0.02001470792261">
            <text:p>-0.0200147079</text:p>
          </table:table-cell>
          <table:table-cell office:value-type="float" office:value="-0.260684497582297">
            <text:p>-0.2606844976</text:p>
          </table:table-cell>
          <table:table-cell office:value-type="float" office:value="-0.0590809632005621">
            <text:p>-0.0590809632</text:p>
          </table:table-cell>
          <table:table-cell office:value-type="float" office:value="-0.0607458631022531">
            <text:p>-0.060745863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0683048348725">
            <text:p>0.6806830483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361111111111111">
            <text:p>0.3611111111</text:p>
          </table:table-cell>
          <table:table-cell table:number-columns-repeated="2" office:value-type="float" office:value="0.366666666666667">
            <text:p>0.366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0555555555555554">
            <text:p>0.0055555556</text:p>
          </table:table-cell>
          <table:table-cell office:value-type="float" office:value="2.23805781851311">
            <text:p>2.2380578185</text:p>
          </table:table-cell>
          <table:table-cell office:value-type="float" office:value="0.949297194548581">
            <text:p>0.9492971945</text:p>
          </table:table-cell>
          <table:table-cell office:value-type="float" office:value="-0.0905148503108179">
            <text:p>-0.0905148503</text:p>
          </table:table-cell>
          <table:table-cell office:value-type="float" office:value="-0.0841475535937011">
            <text:p>-0.0841475536</text:p>
          </table:table-cell>
          <table:table-cell office:value-type="float" office:value="0.202610987054641">
            <text:p>0.2026109871</text:p>
          </table:table-cell>
          <table:table-cell office:value-type="float" office:value="0.585725027597362">
            <text:p>0.5857250276</text:p>
          </table:table-cell>
          <table:table-cell office:value-type="float" office:value="-0.02001470792261">
            <text:p>-0.0200147079</text:p>
          </table:table-cell>
          <table:table-cell office:value-type="float" office:value="-0.260684497582297">
            <text:p>-0.2606844976</text:p>
          </table:table-cell>
          <table:table-cell office:value-type="float" office:value="-0.0590809632005621">
            <text:p>-0.0590809632</text:p>
          </table:table-cell>
          <table:table-cell office:value-type="float" office:value="-0.0607458631022531">
            <text:p>-0.0607458631</text:p>
          </table:table-cell>
          <table:table-cell office:value-type="float" office:value="-0.0665037549097488">
            <text:p>-0.0665037549</text:p>
          </table:table-cell>
          <table:table-cell office:value-type="float" office:value="-0.0502183793643518">
            <text:p>-0.0502183794</text:p>
          </table:table-cell>
          <table:table-cell office:value-type="float" office:value="0.00668350088679404">
            <text:p>0.0066835009</text:p>
          </table:table-cell>
          <table:table-cell office:value-type="float" office:value="0.0863371120590313">
            <text:p>0.0863371121</text:p>
          </table:table-cell>
          <table:table-cell office:value-type="float" office:value="-0.0937951314887232">
            <text:p>-0.0937951315</text:p>
          </table:table-cell>
          <table:table-cell office:value-type="float" office:value="-0.0860054164482275">
            <text:p>-0.0860054164</text:p>
          </table:table-cell>
          <table:table-cell office:value-type="float" office:value="-0.0887910844564376">
            <text:p>-0.0887910845</text:p>
          </table:table-cell>
          <table:table-cell office:value-type="float" office:value="-0.0183110125909013">
            <text:p>-0.0183110126</text:p>
          </table:table-cell>
          <table:table-cell office:value-type="float" office:value="0.364009252098559">
            <text:p>0.3640092521</text:p>
          </table:table-cell>
          <table:table-cell office:value-type="float" office:value="0.596637266072356">
            <text:p>0.5966372661</text:p>
          </table:table-cell>
          <table:table-cell office:value-type="float" office:value="0.0872989257465628">
            <text:p>0.0872989257</text:p>
          </table:table-cell>
          <table:table-cell office:value-type="float" office:value="-0.303703553334165">
            <text:p>-0.3037035533</text:p>
          </table:table-cell>
          <table:table-cell office:value-type="float" office:value="-0.118146339282649">
            <text:p>-0.118146339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78426092496671">
            <text:p>0.6784260925</text:p>
          </table:table-cell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0">
            <text:p>0</text:p>
          </table:table-cell>
          <table:table-cell office:value-type="float" office:value="0.366666666666667">
            <text:p>0.3666666667</text:p>
          </table:table-cell>
          <table:table-cell office:value-type="float" office:value="0.361111111111111">
            <text:p>0.3611111111</text:p>
          </table:table-cell>
          <table:table-cell office:value-type="float" office:value="0.386111111111111">
            <text:p>0.386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194444444444444">
            <text:p>0.0194444444</text:p>
          </table:table-cell>
          <table:table-cell office:value-type="float" office:value="2.4470418631895">
            <text:p>2.4470418632</text:p>
          </table:table-cell>
          <table:table-cell office:value-type="float" office:value="0.953994221576051">
            <text:p>0.9539942216</text:p>
          </table:table-cell>
          <table:table-cell office:value-type="float" office:value="-0.085474659372784">
            <text:p>-0.0854746594</text:p>
          </table:table-cell>
          <table:table-cell office:value-type="float" office:value="-0.0783048091979216">
            <text:p>-0.0783048092</text:p>
          </table:table-cell>
          <table:table-cell office:value-type="float" office:value="0.245012902520488">
            <text:p>0.2450129025</text:p>
          </table:table-cell>
          <table:table-cell office:value-type="float" office:value="0.596637266072356">
            <text:p>0.5966372661</text:p>
          </table:table-cell>
          <table:table-cell office:value-type="float" office:value="-0.0927350642831432">
            <text:p>-0.0927350643</text:p>
          </table:table-cell>
          <table:table-cell office:value-type="float" office:value="-0.225980150893083">
            <text:p>-0.2259801509</text:p>
          </table:table-cell>
          <table:table-cell office:value-type="float" office:value="-0.0484848789454121">
            <text:p>-0.0484848789</text:p>
          </table:table-cell>
          <table:table-cell office:value-type="float" office:value="-0.0430825256741333">
            <text:p>-0.0430825257</text:p>
          </table:table-cell>
          <table:table-cell office:value-type="float" office:value="-0.0207161901885021">
            <text:p>-0.0207161902</text:p>
          </table:table-cell>
          <table:table-cell office:value-type="float" office:value="-0.0180103489476179">
            <text:p>-0.0180103489</text:p>
          </table:table-cell>
          <table:table-cell office:value-type="float" office:value="0.011662352010303">
            <text:p>0.011662352</text:p>
          </table:table-cell>
          <table:table-cell office:value-type="float" office:value="0.0728555785263398">
            <text:p>0.0728555785</text:p>
          </table:table-cell>
          <table:table-cell office:value-type="float" office:value="-0.0620775420127089">
            <text:p>-0.062077542</text:p>
          </table:table-cell>
          <table:table-cell office:value-type="float" office:value="-0.0756472152920331">
            <text:p>-0.0756472153</text:p>
          </table:table-cell>
          <table:table-cell office:value-type="float" office:value="-0.0743180085404864">
            <text:p>-0.0743180085</text:p>
          </table:table-cell>
          <table:table-cell office:value-type="float" office:value="0.190402696169331">
            <text:p>0.1904026962</text:p>
          </table:table-cell>
          <table:table-cell office:value-type="float" office:value="0.565278062255903">
            <text:p>0.5652780623</text:p>
          </table:table-cell>
          <table:table-cell office:value-type="float" office:value="-0.0859390651845142">
            <text:p>-0.0859390652</text:p>
          </table:table-cell>
          <table:table-cell office:value-type="float" office:value="-0.281151494903122">
            <text:p>-0.2811514949</text:p>
          </table:table-cell>
          <table:table-cell office:value-type="float" office:value="-0.0807952964955859">
            <text:p>-0.0807952965</text:p>
          </table:table-cell>
          <table:table-cell office:value-type="float" office:value="-0.0555169766751793">
            <text:p>-0.055516976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5934664010661">
            <text:p>0.685934664</text:p>
          </table:table-cell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0">
            <text:p>0</text:p>
          </table:table-cell>
          <table:table-cell office:value-type="float" office:value="0.386111111111111">
            <text:p>0.3861111111</text:p>
          </table:table-cell>
          <table:table-cell office:value-type="float" office:value="0.366666666666667">
            <text:p>0.3666666667</text:p>
          </table:table-cell>
          <table:table-cell office:value-type="float" office:value="0.391666666666667">
            <text:p>0.391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194444444444444">
            <text:p>0.0194444444</text:p>
          </table:table-cell>
          <table:table-cell office:value-type="float" office:value="0.00555555555555554">
            <text:p>0.0055555556</text:p>
          </table:table-cell>
          <table:table-cell office:value-type="float" office:value="2.52997172105759">
            <text:p>2.5299717211</text:p>
          </table:table-cell>
          <table:table-cell office:value-type="float" office:value="0.940733393625621">
            <text:p>0.9407333936</text:p>
          </table:table-cell>
          <table:table-cell office:value-type="float" office:value="-0.0756472152920331">
            <text:p>-0.0756472153</text:p>
          </table:table-cell>
          <table:table-cell office:value-type="float" office:value="-0.0743180085404864">
            <text:p>-0.0743180085</text:p>
          </table:table-cell>
          <table:table-cell office:value-type="float" office:value="0.190402696169331">
            <text:p>0.1904026962</text:p>
          </table:table-cell>
          <table:table-cell office:value-type="float" office:value="0.565278062255903">
            <text:p>0.5652780623</text:p>
          </table:table-cell>
          <table:table-cell office:value-type="float" office:value="-0.0859390651845142">
            <text:p>-0.0859390652</text:p>
          </table:table-cell>
          <table:table-cell office:value-type="float" office:value="-0.281151494903122">
            <text:p>-0.2811514949</text:p>
          </table:table-cell>
          <table:table-cell office:value-type="float" office:value="-0.0807952964955859">
            <text:p>-0.0807952965</text:p>
          </table:table-cell>
          <table:table-cell office:value-type="float" office:value="-0.0555169766751793">
            <text:p>-0.0555169767</text:p>
          </table:table-cell>
          <table:table-cell office:value-type="float" office:value="-0.0624769974501731">
            <text:p>-0.0624769975</text:p>
          </table:table-cell>
          <table:table-cell office:value-type="float" office:value="-0.0597469587493178">
            <text:p>-0.0597469587</text:p>
          </table:table-cell>
          <table:table-cell office:value-type="float" office:value="-0.029199018402322">
            <text:p>-0.0291990184</text:p>
          </table:table-cell>
          <table:table-cell office:value-type="float" office:value="0.0484848806841991">
            <text:p>0.0484848807</text:p>
          </table:table-cell>
          <table:table-cell office:value-type="float" office:value="-0.0807952950114375">
            <text:p>-0.080795295</text:p>
          </table:table-cell>
          <table:table-cell office:value-type="float" office:value="-0.0723901905622735">
            <text:p>-0.0723901906</text:p>
          </table:table-cell>
          <table:table-cell office:value-type="float" office:value="-0.0814924511262199">
            <text:p>-0.0814924511</text:p>
          </table:table-cell>
          <table:table-cell office:value-type="float" office:value="0.259843327304355">
            <text:p>0.2598433273</text:p>
          </table:table-cell>
          <table:table-cell office:value-type="float" office:value="0.566028003299592">
            <text:p>0.5660280033</text:p>
          </table:table-cell>
          <table:table-cell office:value-type="float" office:value="-0.102201730382585">
            <text:p>-0.1022017304</text:p>
          </table:table-cell>
          <table:table-cell office:value-type="float" office:value="-0.28763236447556">
            <text:p>-0.2876323645</text:p>
          </table:table-cell>
          <table:table-cell office:value-type="float" office:value="-0.0947556394858083">
            <text:p>-0.0947556395</text:p>
          </table:table-cell>
          <table:table-cell office:value-type="float" office:value="-0.0555836085359603">
            <text:p>-0.055583608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87599697144786">
            <text:p>0.6875996971</text:p>
          </table:table-cell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391666666666667">
            <text:p>0.3916666667</text:p>
          </table:table-cell>
          <table:table-cell office:value-type="float" office:value="0.386111111111111">
            <text:p>0.3861111111</text:p>
          </table:table-cell>
          <table:table-cell office:value-type="float" office:value="0.397222222222222">
            <text:p>0.3972222222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table:number-columns-repeated="2" office:value-type="float" office:value="0.00555555555555554">
            <text:p>0.0055555556</text:p>
          </table:table-cell>
          <table:table-cell office:value-type="float" office:value="2.3746377552005">
            <text:p>2.3746377552</text:p>
          </table:table-cell>
          <table:table-cell office:value-type="float" office:value="0.95283383980884">
            <text:p>0.9528338398</text:p>
          </table:table-cell>
          <table:table-cell office:value-type="float" office:value="-0.0716920551928705">
            <text:p>-0.0716920552</text:p>
          </table:table-cell>
          <table:table-cell office:value-type="float" office:value="-0.0886584603452685">
            <text:p>-0.0886584603</text:p>
          </table:table-cell>
          <table:table-cell office:value-type="float" office:value="0.148211814097582">
            <text:p>0.1482118141</text:p>
          </table:table-cell>
          <table:table-cell office:value-type="float" office:value="0.574797667423314">
            <text:p>0.5747976674</text:p>
          </table:table-cell>
          <table:table-cell office:value-type="float" office:value="0.0693976970928358">
            <text:p>0.0693976971</text:p>
          </table:table-cell>
          <table:table-cell office:value-type="float" office:value="-0.3232295886907">
            <text:p>-0.3232295887</text:p>
          </table:table-cell>
          <table:table-cell office:value-type="float" office:value="-0.11537750065919">
            <text:p>-0.1153775007</text:p>
          </table:table-cell>
          <table:table-cell office:value-type="float" office:value="-0.0607791567879168">
            <text:p>-0.0607791568</text:p>
          </table:table-cell>
          <table:table-cell office:value-type="float" office:value="-0.0485515515224013">
            <text:p>-0.0485515515</text:p>
          </table:table-cell>
          <table:table-cell office:value-type="float" office:value="-0.053551173447176">
            <text:p>-0.0535511734</text:p>
          </table:table-cell>
          <table:table-cell office:value-type="float" office:value="-0.0199478890976336">
            <text:p>-0.0199478891</text:p>
          </table:table-cell>
          <table:table-cell office:value-type="float" office:value="0.03454045926064">
            <text:p>0.0345404593</text:p>
          </table:table-cell>
          <table:table-cell office:value-type="float" office:value="-0.0542842356161214">
            <text:p>-0.0542842356</text:p>
          </table:table-cell>
          <table:table-cell office:value-type="float" office:value="-0.0523515021540263">
            <text:p>-0.0523515022</text:p>
          </table:table-cell>
          <table:table-cell office:value-type="float" office:value="-0.0247576697936983">
            <text:p>-0.0247576698</text:p>
          </table:table-cell>
          <table:table-cell office:value-type="float" office:value="0.376610015930549">
            <text:p>0.3766100159</text:p>
          </table:table-cell>
          <table:table-cell office:value-type="float" office:value="0.660656718323016">
            <text:p>0.6606567183</text:p>
          </table:table-cell>
          <table:table-cell office:value-type="float" office:value="-0.00120303803263155">
            <text:p>-0.001203038</text:p>
          </table:table-cell>
          <table:table-cell office:value-type="float" office:value="-0.220041808848913">
            <text:p>-0.2200418088</text:p>
          </table:table-cell>
          <table:table-cell office:value-type="float" office:value="-0.074085372891804">
            <text:p>-0.0740853729</text:p>
          </table:table-cell>
          <table:table-cell office:value-type="float" office:value="-0.0802972737431524">
            <text:p>-0.080297273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7009947474671">
            <text:p>0.6870099475</text:p>
          </table:table-cell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397222222222222">
            <text:p>0.3972222222</text:p>
          </table:table-cell>
          <table:table-cell office:value-type="float" office:value="0.391666666666667">
            <text:p>0.3916666667</text:p>
          </table:table-cell>
          <table:table-cell office:value-type="float" office:value="0.4">
            <text:p>0.4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0277777777777821">
            <text:p>0.0027777778</text:p>
          </table:table-cell>
          <table:table-cell office:value-type="float" office:value="2.36200159511082">
            <text:p>2.3620015951</text:p>
          </table:table-cell>
          <table:table-cell office:value-type="float" office:value="0.985323875848724">
            <text:p>0.9853238758</text:p>
          </table:table-cell>
          <table:table-cell office:value-type="float" office:value="-0.0510183535578195">
            <text:p>-0.0510183536</text:p>
          </table:table-cell>
          <table:table-cell office:value-type="float" office:value="-0.0465510094354841">
            <text:p>-0.0465510094</text:p>
          </table:table-cell>
          <table:table-cell office:value-type="float" office:value="0.262583458392525">
            <text:p>0.2625834584</text:p>
          </table:table-cell>
          <table:table-cell office:value-type="float" office:value="0.667753011762955">
            <text:p>0.6677530118</text:p>
          </table:table-cell>
          <table:table-cell office:value-type="float" office:value="0.181239782515471">
            <text:p>0.1812397825</text:p>
          </table:table-cell>
          <table:table-cell office:value-type="float" office:value="-0.252880926795868">
            <text:p>-0.2528809268</text:p>
          </table:table-cell>
          <table:table-cell office:value-type="float" office:value="-0.0838157343932109">
            <text:p>-0.0838157344</text:p>
          </table:table-cell>
          <table:table-cell office:value-type="float" office:value="-0.0767103781810586">
            <text:p>-0.0767103782</text:p>
          </table:table-cell>
          <table:table-cell office:value-type="float" office:value="-0.0995224109732288">
            <text:p>-0.099522411</text:p>
          </table:table-cell>
          <table:table-cell office:value-type="float" office:value="-0.0958153074891966">
            <text:p>-0.0958153075</text:p>
          </table:table-cell>
          <table:table-cell office:value-type="float" office:value="-0.0375107976900371">
            <text:p>-0.0375107977</text:p>
          </table:table-cell>
          <table:table-cell office:value-type="float" office:value="0.0065498312868042">
            <text:p>0.0065498313</text:p>
          </table:table-cell>
          <table:table-cell office:value-type="float" office:value="-0.0798988420995271">
            <text:p>-0.0798988421</text:p>
          </table:table-cell>
          <table:table-cell office:value-type="float" office:value="-0.0904485680413207">
            <text:p>-0.090448568</text:p>
          </table:table-cell>
          <table:table-cell office:value-type="float" office:value="-0.0623771383640599">
            <text:p>-0.0623771384</text:p>
          </table:table-cell>
          <table:table-cell office:value-type="float" office:value="0.227850290145318">
            <text:p>0.2278502901</text:p>
          </table:table-cell>
          <table:table-cell office:value-type="float" office:value="0.651694317461026">
            <text:p>0.6516943175</text:p>
          </table:table-cell>
          <table:table-cell office:value-type="float" office:value="0.271149876193509">
            <text:p>0.2711498762</text:p>
          </table:table-cell>
          <table:table-cell office:value-type="float" office:value="-0.301821561784382">
            <text:p>-0.3018215618</text:p>
          </table:table-cell>
          <table:table-cell office:value-type="float" office:value="-0.104978718623463">
            <text:p>-0.1049787186</text:p>
          </table:table-cell>
          <table:table-cell office:value-type="float" office:value="-0.0631427238748794">
            <text:p>-0.063142723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91592052985046">
            <text:p>0.691592053</text:p>
          </table:table-cell>
          <table:table-cell office:value-type="float" office:value="0">
            <text:p>0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397222222222222">
            <text:p>0.3972222222</text:p>
          </table:table-cell>
          <table:table-cell office:value-type="float" office:value="0.383333333333333">
            <text:p>0.3833333333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-0.0166666666666675">
            <text:p>-0.0166666667</text:p>
          </table:table-cell>
          <table:table-cell office:value-type="float" office:value="2.23382607180587">
            <text:p>2.2338260718</text:p>
          </table:table-cell>
          <table:table-cell office:value-type="float" office:value="0.986876934982242">
            <text:p>0.986876935</text:p>
          </table:table-cell>
          <table:table-cell office:value-type="float" office:value="-0.0894209888695028">
            <text:p>-0.0894209889</text:p>
          </table:table-cell>
          <table:table-cell office:value-type="float" office:value="-0.0395796345271314">
            <text:p>-0.0395796345</text:p>
          </table:table-cell>
          <table:table-cell office:value-type="float" office:value="0.335978350996067">
            <text:p>0.335978351</text:p>
          </table:table-cell>
          <table:table-cell office:value-type="float" office:value="0.661127252705244">
            <text:p>0.6611272527</text:p>
          </table:table-cell>
          <table:table-cell office:value-type="float" office:value="0.0810608889526869">
            <text:p>0.081060889</text:p>
          </table:table-cell>
          <table:table-cell office:value-type="float" office:value="-0.283581024085975">
            <text:p>-0.2835810241</text:p>
          </table:table-cell>
          <table:table-cell office:value-type="float" office:value="-0.0807288959191876">
            <text:p>-0.0807288959</text:p>
          </table:table-cell>
          <table:table-cell office:value-type="float" office:value="-0.0661045032402505">
            <text:p>-0.0661045032</text:p>
          </table:table-cell>
          <table:table-cell office:value-type="float" office:value="-0.0848111447390449">
            <text:p>-0.0848111447</text:p>
          </table:table-cell>
          <table:table-cell office:value-type="float" office:value="-0.0700295499375815">
            <text:p>-0.0700295499</text:p>
          </table:table-cell>
          <table:table-cell office:value-type="float" office:value="-0.0185114527850659">
            <text:p>-0.0185114528</text:p>
          </table:table-cell>
          <table:table-cell office:value-type="float" office:value="0.0222527064169433">
            <text:p>0.0222527064</text:p>
          </table:table-cell>
          <table:table-cell office:value-type="float" office:value="-0.0488516044754187">
            <text:p>-0.0488516045</text:p>
          </table:table-cell>
          <table:table-cell office:value-type="float" office:value="-0.0354082632779211">
            <text:p>-0.0354082633</text:p>
          </table:table-cell>
          <table:table-cell office:value-type="float" office:value="-0.0195136303183379">
            <text:p>-0.0195136303</text:p>
          </table:table-cell>
          <table:table-cell office:value-type="float" office:value="0.073985667438075">
            <text:p>0.0739856674</text:p>
          </table:table-cell>
          <table:table-cell office:value-type="float" office:value="0.502341342963815">
            <text:p>0.502341343</text:p>
          </table:table-cell>
          <table:table-cell office:value-type="float" office:value="0.754458232607741">
            <text:p>0.7544582326</text:p>
          </table:table-cell>
          <table:table-cell office:value-type="float" office:value="0.128151244713236">
            <text:p>0.1281512447</text:p>
          </table:table-cell>
          <table:table-cell office:value-type="float" office:value="-0.250376773397933">
            <text:p>-0.2503767734</text:p>
          </table:table-cell>
          <table:table-cell office:value-type="float" office:value="-0.0881279559308029">
            <text:p>-0.088127955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5463433966354">
            <text:p>0.685463434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83333333333333">
            <text:p>0.3833333333</text:p>
          </table:table-cell>
          <table:table-cell office:value-type="float" office:value="0.4">
            <text:p>0.4</text:p>
          </table:table-cell>
          <table:table-cell office:value-type="float" office:value="0.380555555555556">
            <text:p>0.3805555556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66666666666675">
            <text:p>-0.0166666667</text:p>
          </table:table-cell>
          <table:table-cell office:value-type="float" office:value="-0.00277777777777732">
            <text:p>-0.0027777778</text:p>
          </table:table-cell>
          <table:table-cell office:value-type="float" office:value="2.10820574313366">
            <text:p>2.1082057431</text:p>
          </table:table-cell>
          <table:table-cell office:value-type="float" office:value="0.998931721320419">
            <text:p>0.9989317213</text:p>
          </table:table-cell>
          <table:table-cell office:value-type="float" office:value="-0.0229875288232106">
            <text:p>-0.0229875288</text:p>
          </table:table-cell>
          <table:table-cell office:value-type="float" office:value="0.0350411231162624">
            <text:p>0.0350411231</text:p>
          </table:table-cell>
          <table:table-cell office:value-type="float" office:value="0.397097082142365">
            <text:p>0.3970970821</text:p>
          </table:table-cell>
          <table:table-cell office:value-type="float" office:value="0.755291992521767">
            <text:p>0.7552919925</text:p>
          </table:table-cell>
          <table:table-cell office:value-type="float" office:value="0.334198407281643">
            <text:p>0.3341984073</text:p>
          </table:table-cell>
          <table:table-cell office:value-type="float" office:value="-0.270716378629001">
            <text:p>-0.2707163786</text:p>
          </table:table-cell>
          <table:table-cell office:value-type="float" office:value="-0.10120956825996">
            <text:p>-0.1012095683</text:p>
          </table:table-cell>
          <table:table-cell office:value-type="float" office:value="-0.0883932114911971">
            <text:p>-0.0883932115</text:p>
          </table:table-cell>
          <table:table-cell office:value-type="float" office:value="-0.0956828633064822">
            <text:p>-0.0956828633</text:p>
          </table:table-cell>
          <table:table-cell office:value-type="float" office:value="-0.103292889839882">
            <text:p>-0.1032928898</text:p>
          </table:table-cell>
          <table:table-cell office:value-type="float" office:value="-0.0404471093856794">
            <text:p>-0.0404471094</text:p>
          </table:table-cell>
          <table:table-cell office:value-type="float" office:value="0.0109606632655646">
            <text:p>0.0109606633</text:p>
          </table:table-cell>
          <table:table-cell office:value-type="float" office:value="-0.0680672840223051">
            <text:p>-0.068067284</text:p>
          </table:table-cell>
          <table:table-cell office:value-type="float" office:value="-0.0646071138793372">
            <text:p>-0.0646071139</text:p>
          </table:table-cell>
          <table:table-cell office:value-type="float" office:value="-0.0544841527321351">
            <text:p>-0.0544841527</text:p>
          </table:table-cell>
          <table:table-cell office:value-type="float" office:value="0.0414146114852771">
            <text:p>0.0414146115</text:p>
          </table:table-cell>
          <table:table-cell office:value-type="float" office:value="0.546155428487228">
            <text:p>0.5461554285</text:p>
          </table:table-cell>
          <table:table-cell office:value-type="float" office:value="0.634111102992518">
            <text:p>0.634111103</text:p>
          </table:table-cell>
          <table:table-cell office:value-type="float" office:value="-0.190563724029711">
            <text:p>-0.190563724</text:p>
          </table:table-cell>
          <table:table-cell office:value-type="float" office:value="-0.162235064519996">
            <text:p>-0.1622350645</text:p>
          </table:table-cell>
          <table:table-cell office:value-type="float" office:value="-0.0670360607921982">
            <text:p>-0.067036060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7964924104737">
            <text:p>0.6879649241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80555555555556">
            <text:p>0.3805555556</text:p>
          </table:table-cell>
          <table:table-cell office:value-type="float" office:value="0.383333333333333">
            <text:p>0.3833333333</text:p>
          </table:table-cell>
          <table:table-cell office:value-type="float" office:value="0.369444444444444">
            <text:p>0.3694444444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111111111111111">
            <text:p>-0.0111111111</text:p>
          </table:table-cell>
          <table:table-cell office:value-type="float" office:value="2.19194686332056">
            <text:p>2.1919468633</text:p>
          </table:table-cell>
          <table:table-cell office:value-type="float" office:value="0.9933568911499">
            <text:p>0.9933568911</text:p>
          </table:table-cell>
          <table:table-cell office:value-type="float" office:value="-0.0590143560933559">
            <text:p>-0.0590143561</text:p>
          </table:table-cell>
          <table:table-cell office:value-type="float" office:value="-0.0280637395295343">
            <text:p>-0.0280637395</text:p>
          </table:table-cell>
          <table:table-cell office:value-type="float" office:value="0.310845516565595">
            <text:p>0.3108455166</text:p>
          </table:table-cell>
          <table:table-cell office:value-type="float" office:value="0.713198718506417">
            <text:p>0.7131987185</text:p>
          </table:table-cell>
          <table:table-cell office:value-type="float" office:value="0.136359566002046">
            <text:p>0.136359566</text:p>
          </table:table-cell>
          <table:table-cell office:value-type="float" office:value="-0.255194264583656">
            <text:p>-0.2551942646</text:p>
          </table:table-cell>
          <table:table-cell office:value-type="float" office:value="-0.0719580254400953">
            <text:p>-0.0719580254</text:p>
          </table:table-cell>
          <table:table-cell office:value-type="float" office:value="-0.0788029880776077">
            <text:p>-0.0788029881</text:p>
          </table:table-cell>
          <table:table-cell office:value-type="float" office:value="-0.0660712301454314">
            <text:p>-0.0660712301</text:p>
          </table:table-cell>
          <table:table-cell office:value-type="float" office:value="-0.0051463292581353">
            <text:p>-0.0051463293</text:p>
          </table:table-cell>
          <table:table-cell office:value-type="float" office:value="0.0289986834034215">
            <text:p>0.0289986834</text:p>
          </table:table-cell>
          <table:table-cell office:value-type="float" office:value="0.0572824951022795">
            <text:p>0.0572824951</text:p>
          </table:table-cell>
          <table:table-cell office:value-type="float" office:value="-0.0216514764995988">
            <text:p>-0.0216514765</text:p>
          </table:table-cell>
          <table:table-cell office:value-type="float" office:value="-0.0117960064584544">
            <text:p>-0.0117960065</text:p>
          </table:table-cell>
          <table:table-cell office:value-type="float" office:value="0.000802024906090049">
            <text:p>0.0008020249</text:p>
          </table:table-cell>
          <table:table-cell office:value-type="float" office:value="0.186405956288386">
            <text:p>0.1864059563</text:p>
          </table:table-cell>
          <table:table-cell office:value-type="float" office:value="0.695315695611048">
            <text:p>0.6953156956</text:p>
          </table:table-cell>
          <table:table-cell office:value-type="float" office:value="0.588637198269676">
            <text:p>0.5886371983</text:p>
          </table:table-cell>
          <table:table-cell office:value-type="float" office:value="-0.174508783428533">
            <text:p>-0.1745087834</text:p>
          </table:table-cell>
          <table:table-cell office:value-type="float" office:value="-0.0590143545054115">
            <text:p>-0.0590143545</text:p>
          </table:table-cell>
          <table:table-cell office:value-type="float" office:value="-0.0175426509265612">
            <text:p>-0.017542650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46586607218955">
            <text:p>0.6465866072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69444444444444">
            <text:p>0.3694444444</text:p>
          </table:table-cell>
          <table:table-cell office:value-type="float" office:value="0.380555555555556">
            <text:p>0.3805555556</text:p>
          </table:table-cell>
          <table:table-cell office:value-type="float" office:value="0.611111111111112">
            <text:p>0.611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0.241666666666667">
            <text:p>0.2416666667</text:p>
          </table:table-cell>
          <table:table-cell office:value-type="float" office:value="3.82736862136656">
            <text:p>3.8273686214</text:p>
          </table:table-cell>
          <table:table-cell office:value-type="float" office:value="0.998254326918632">
            <text:p>0.9982543269</text:p>
          </table:table-cell>
          <table:table-cell office:value-type="float" office:value="-0.00738524616748237">
            <text:p>-0.0073852462</text:p>
          </table:table-cell>
          <table:table-cell office:value-type="float" office:value="0.028063735698209">
            <text:p>0.0280637357</text:p>
          </table:table-cell>
          <table:table-cell office:value-type="float" office:value="0.397603632434176">
            <text:p>0.3976036324</text:p>
          </table:table-cell>
          <table:table-cell office:value-type="float" office:value="0.761594155955765">
            <text:p>0.761594156</text:p>
          </table:table-cell>
          <table:table-cell office:value-type="float" office:value="0.234808782750364">
            <text:p>0.2348087828</text:p>
          </table:table-cell>
          <table:table-cell office:value-type="float" office:value="-0.176581624084329">
            <text:p>-0.1765816241</text:p>
          </table:table-cell>
          <table:table-cell office:value-type="float" office:value="-0.0257595715963206">
            <text:p>-0.0257595716</text:p>
          </table:table-cell>
          <table:table-cell office:value-type="float" office:value="-0.0129988735660969">
            <text:p>-0.0129988736</text:p>
          </table:table-cell>
          <table:table-cell office:value-type="float" office:value="-0.016874488868036">
            <text:p>-0.0168744889</text:p>
          </table:table-cell>
          <table:table-cell office:value-type="float" office:value="-0.0223195150157017">
            <text:p>-0.022319515</text:p>
          </table:table-cell>
          <table:table-cell office:value-type="float" office:value="-0.0312690538025892">
            <text:p>-0.0312690538</text:p>
          </table:table-cell>
          <table:table-cell office:value-type="float" office:value="-0.00868846943384105">
            <text:p>-0.0086884694</text:p>
          </table:table-cell>
          <table:table-cell office:value-type="float" office:value="-0.0352747665514629">
            <text:p>-0.0352747666</text:p>
          </table:table-cell>
          <table:table-cell office:value-type="float" office:value="-0.0344737119758677">
            <text:p>-0.034473712</text:p>
          </table:table-cell>
          <table:table-cell office:value-type="float" office:value="-0.0164401819022976">
            <text:p>-0.0164401819</text:p>
          </table:table-cell>
          <table:table-cell office:value-type="float" office:value="0.268361110735281">
            <text:p>0.2683611107</text:p>
          </table:table-cell>
          <table:table-cell office:value-type="float" office:value="0.733025732075589">
            <text:p>0.7330257321</text:p>
          </table:table-cell>
          <table:table-cell office:value-type="float" office:value="0.434403825846007">
            <text:p>0.4344038258</text:p>
          </table:table-cell>
          <table:table-cell office:value-type="float" office:value="-0.198248738566236">
            <text:p>-0.1982487386</text:p>
          </table:table-cell>
          <table:table-cell office:value-type="float" office:value="-0.0351412574254532">
            <text:p>-0.0351412574</text:p>
          </table:table-cell>
          <table:table-cell office:value-type="float" office:value="-0.0560833072472882">
            <text:p>-0.056083307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3543297427231">
            <text:p>0.6035432974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611111111111112">
            <text:p>0.6111111111</text:p>
          </table:table-cell>
          <table:table-cell office:value-type="float" office:value="0.369444444444444">
            <text:p>0.3694444444</text:p>
          </table:table-cell>
          <table:table-cell office:value-type="float" office:value="0.608333333333333">
            <text:p>0.6083333333</text:p>
          </table:table-cell>
          <table:table-cell office:value-type="float" office:value="0.433459595959596">
            <text:p>0.433459596</text:p>
          </table:table-cell>
          <table:table-cell office:value-type="float" office:value="2">
            <text:p>2</text:p>
          </table:table-cell>
          <table:table-cell office:value-type="float" office:value="0.241666666666667">
            <text:p>0.2416666667</text:p>
          </table:table-cell>
          <table:table-cell office:value-type="float" office:value="-0.00277777777777821">
            <text:p>-0.0027777778</text:p>
          </table:table-cell>
          <table:table-cell office:value-type="float" office:value="5.78301720369566">
            <text:p>5.7830172037</text:p>
          </table:table-cell>
          <table:table-cell office:value-type="float" office:value="0.997792008399575">
            <text:p>0.9977920084</text:p>
          </table:table-cell>
          <table:table-cell office:value-type="float" office:value="-0.0339062699555317">
            <text:p>-0.03390627</text:p>
          </table:table-cell>
          <table:table-cell office:value-type="float" office:value="0.00253975167460196">
            <text:p>0.0025397517</text:p>
          </table:table-cell>
          <table:table-cell office:value-type="float" office:value="0.384269705657136">
            <text:p>0.3842697057</text:p>
          </table:table-cell>
          <table:table-cell office:value-type="float" office:value="0.751767954850822">
            <text:p>0.7517679549</text:p>
          </table:table-cell>
          <table:table-cell office:value-type="float" office:value="0.24463591410325">
            <text:p>0.2446359141</text:p>
          </table:table-cell>
          <table:table-cell office:value-type="float" office:value="-0.181886113792299">
            <text:p>-0.1818861138</text:p>
          </table:table-cell>
          <table:table-cell office:value-type="float" office:value="-0.0265610577083103">
            <text:p>-0.0265610577</text:p>
          </table:table-cell>
          <table:table-cell office:value-type="float" office:value="-0.0634089868418871">
            <text:p>-0.0634089868</text:p>
          </table:table-cell>
          <table:table-cell office:value-type="float" office:value="-0.0742515324469417">
            <text:p>-0.0742515324</text:p>
          </table:table-cell>
          <table:table-cell office:value-type="float" office:value="-0.0620775332822655">
            <text:p>-0.0620775333</text:p>
          </table:table-cell>
          <table:table-cell office:value-type="float" office:value="-0.0627432867888953">
            <text:p>-0.0627432868</text:p>
          </table:table-cell>
          <table:table-cell office:value-type="float" office:value="-0.0296664619613061">
            <text:p>-0.029666462</text:p>
          </table:table-cell>
          <table:table-cell office:value-type="float" office:value="0.0111945706390546">
            <text:p>0.0111945706</text:p>
          </table:table-cell>
          <table:table-cell office:value-type="float" office:value="0.0645072893237118">
            <text:p>0.0645072893</text:p>
          </table:table-cell>
          <table:table-cell office:value-type="float" office:value="0.117882725246237">
            <text:p>0.1178827252</text:p>
          </table:table-cell>
          <table:table-cell office:value-type="float" office:value="0.178005799447178">
            <text:p>0.1780057994</text:p>
          </table:table-cell>
          <table:table-cell office:value-type="float" office:value="0.207732774713009">
            <text:p>0.2077327747</text:p>
          </table:table-cell>
          <table:table-cell office:value-type="float" office:value="0.149518914984831">
            <text:p>0.149518915</text:p>
          </table:table-cell>
          <table:table-cell office:value-type="float" office:value="0.0759130225318114">
            <text:p>0.0759130225</text:p>
          </table:table-cell>
          <table:table-cell office:value-type="float" office:value="0.0240563117949604">
            <text:p>0.0240563118</text:p>
          </table:table-cell>
          <table:table-cell office:value-type="float" office:value="0.0183110193609803">
            <text:p>0.018311019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2860576804171">
            <text:p>0.6128605768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08333333333333">
            <text:p>0.6083333333</text:p>
          </table:table-cell>
          <table:table-cell office:value-type="float" office:value="0.611111111111112">
            <text:p>0.6111111111</text:p>
          </table:table-cell>
          <table:table-cell office:value-type="float" office:value="0.580555555555556">
            <text:p>0.5805555556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-0.0277777777777777">
            <text:p>-0.0277777778</text:p>
          </table:table-cell>
          <table:table-cell office:value-type="float" office:value="2.26048226955196">
            <text:p>2.2604822696</text:p>
          </table:table-cell>
          <table:table-cell office:value-type="float" office:value="0.983611673219194">
            <text:p>0.9836116732</text:p>
          </table:table-cell>
          <table:table-cell office:value-type="float" office:value="-0.0334055596014107">
            <text:p>-0.0334055596</text:p>
          </table:table-cell>
          <table:table-cell office:value-type="float" office:value="-0.0622107004064384">
            <text:p>-0.0622107004</text:p>
          </table:table-cell>
          <table:table-cell office:value-type="float" office:value="0.247147709492091">
            <text:p>0.2471477095</text:p>
          </table:table-cell>
          <table:table-cell office:value-type="float" office:value="0.641505081716692">
            <text:p>0.6415050817</text:p>
          </table:table-cell>
          <table:table-cell office:value-type="float" office:value="0.154350584590935">
            <text:p>0.1543505846</text:p>
          </table:table-cell>
          <table:table-cell office:value-type="float" office:value="-0.333366958320908">
            <text:p>-0.3333669583</text:p>
          </table:table-cell>
          <table:table-cell office:value-type="float" office:value="-0.159956514229743">
            <text:p>-0.1599565142</text:p>
          </table:table-cell>
          <table:table-cell office:value-type="float" office:value="-0.0640746479290386">
            <text:p>-0.0640746479</text:p>
          </table:table-cell>
          <table:table-cell office:value-type="float" office:value="-0.0326044054499364">
            <text:p>-0.0326044054</text:p>
          </table:table-cell>
          <table:table-cell office:value-type="float" office:value="-0.0249914558526244">
            <text:p>-0.0249914559</text:p>
          </table:table-cell>
          <table:table-cell office:value-type="float" office:value="-0.0145692173743984">
            <text:p>-0.0145692174</text:p>
          </table:table-cell>
          <table:table-cell office:value-type="float" office:value="-0.00140355581248908">
            <text:p>-0.0014035558</text:p>
          </table:table-cell>
          <table:table-cell office:value-type="float" office:value="0.00598175136357826">
            <text:p>0.0059817514</text:p>
          </table:table-cell>
          <table:table-cell office:value-type="float" office:value="0.0732544472262613">
            <text:p>0.0732544472</text:p>
          </table:table-cell>
          <table:table-cell office:value-type="float" office:value="0.115905035039931">
            <text:p>0.115905035</text:p>
          </table:table-cell>
          <table:table-cell office:value-type="float" office:value="0.142192557083528">
            <text:p>0.1421925571</text:p>
          </table:table-cell>
          <table:table-cell office:value-type="float" office:value="0.161649309474975">
            <text:p>0.1616493095</text:p>
          </table:table-cell>
          <table:table-cell office:value-type="float" office:value="0.158132436784426">
            <text:p>0.1581324368</text:p>
          </table:table-cell>
          <table:table-cell office:value-type="float" office:value="0.0984635122402473">
            <text:p>0.0984635122</text:p>
          </table:table-cell>
          <table:table-cell office:value-type="float" office:value="0.0442165649966164">
            <text:p>0.044216565</text:p>
          </table:table-cell>
          <table:table-cell office:value-type="float" office:value="0.0319367287551589">
            <text:p>0.031936728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07681667844253">
            <text:p>0.6076816678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580555555555556">
            <text:p>0.5805555556</text:p>
          </table:table-cell>
          <table:table-cell office:value-type="float" office:value="0.608333333333333">
            <text:p>0.6083333333</text:p>
          </table:table-cell>
          <table:table-cell office:value-type="float" office:value="0.56111111111111">
            <text:p>0.561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-0.0194444444444457">
            <text:p>-0.0194444444</text:p>
          </table:table-cell>
          <table:table-cell office:value-type="float" office:value="2.12726298169663">
            <text:p>2.1272629817</text:p>
          </table:table-cell>
          <table:table-cell office:value-type="float" office:value="0.959802685807403">
            <text:p>0.9598026858</text:p>
          </table:table-cell>
          <table:table-cell office:value-type="float" office:value="-0.0647069542003075">
            <text:p>-0.0647069542</text:p>
          </table:table-cell>
          <table:table-cell office:value-type="float" office:value="-0.0974044108125085">
            <text:p>-0.0974044108</text:p>
          </table:table-cell>
          <table:table-cell office:value-type="float" office:value="0.151086734791222">
            <text:p>0.1510867348</text:p>
          </table:table-cell>
          <table:table-cell office:value-type="float" office:value="0.577788468688342">
            <text:p>0.5777884687</text:p>
          </table:table-cell>
          <table:table-cell office:value-type="float" office:value="0.109141127775905">
            <text:p>0.1091411278</text:p>
          </table:table-cell>
          <table:table-cell office:value-type="float" office:value="-0.335296318262601">
            <text:p>-0.3352963183</text:p>
          </table:table-cell>
          <table:table-cell office:value-type="float" office:value="-0.157871768412198">
            <text:p>-0.1578717684</text:p>
          </table:table-cell>
          <table:table-cell office:value-type="float" office:value="-0.0784376560615769">
            <text:p>-0.0784376561</text:p>
          </table:table-cell>
          <table:table-cell office:value-type="float" office:value="-0.0675350522437813">
            <text:p>-0.0675350522</text:p>
          </table:table-cell>
          <table:table-cell office:value-type="float" office:value="-0.0454171934587174">
            <text:p>-0.0454171935</text:p>
          </table:table-cell>
          <table:table-cell office:value-type="float" office:value="-0.0240563078135306">
            <text:p>-0.0240563078</text:p>
          </table:table-cell>
          <table:table-cell office:value-type="float" office:value="-0.00494582022708179">
            <text:p>-0.0049458202</text:p>
          </table:table-cell>
          <table:table-cell office:value-type="float" office:value="0.00949042462208793">
            <text:p>0.0094904246</text:p>
          </table:table-cell>
          <table:table-cell office:value-type="float" office:value="0.0773747817659078">
            <text:p>0.0773747818</text:p>
          </table:table-cell>
          <table:table-cell office:value-type="float" office:value="0.145072681354764">
            <text:p>0.1450726814</text:p>
          </table:table-cell>
          <table:table-cell office:value-type="float" office:value="0.166851933175669">
            <text:p>0.1668519332</text:p>
          </table:table-cell>
          <table:table-cell office:value-type="float" office:value="0.17878230588198">
            <text:p>0.1787823059</text:p>
          </table:table-cell>
          <table:table-cell office:value-type="float" office:value="0.120781629921594">
            <text:p>0.1207816299</text:p>
          </table:table-cell>
          <table:table-cell office:value-type="float" office:value="0.0682003464333887">
            <text:p>0.0682003464</text:p>
          </table:table-cell>
          <table:table-cell office:value-type="float" office:value="0.00227242059416177">
            <text:p>0.0022724206</text:p>
          </table:table-cell>
          <table:table-cell office:value-type="float" office:value="-0.01015871690708">
            <text:p>-0.010158716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065733155563">
            <text:p>0.6065733156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56111111111111">
            <text:p>0.5611111111</text:p>
          </table:table-cell>
          <table:table-cell office:value-type="float" office:value="0.580555555555556">
            <text:p>0.5805555556</text:p>
          </table:table-cell>
          <table:table-cell office:value-type="float" office:value="0.544444444444444">
            <text:p>0.5444444444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94444444444457">
            <text:p>-0.0194444444</text:p>
          </table:table-cell>
          <table:table-cell office:value-type="float" office:value="-0.0166666666666657">
            <text:p>-0.0166666667</text:p>
          </table:table-cell>
          <table:table-cell office:value-type="float" office:value="2.17685560810766">
            <text:p>2.1768556081</text:p>
          </table:table-cell>
          <table:table-cell office:value-type="float" office:value="0.958025515496605">
            <text:p>0.9580255155</text:p>
          </table:table-cell>
          <table:table-cell office:value-type="float" office:value="-0.0707278510647895">
            <text:p>-0.0707278511</text:p>
          </table:table-cell>
          <table:table-cell office:value-type="float" office:value="-0.0789690361992317">
            <text:p>-0.0789690362</text:p>
          </table:table-cell>
          <table:table-cell office:value-type="float" office:value="0.21220502038753">
            <text:p>0.2122050204</text:p>
          </table:table-cell>
          <table:table-cell office:value-type="float" office:value="0.600219476520889">
            <text:p>0.6002194765</text:p>
          </table:table-cell>
          <table:table-cell office:value-type="float" office:value="0.0323373428469358">
            <text:p>0.0323373428</text:p>
          </table:table-cell>
          <table:table-cell office:value-type="float" office:value="-0.261276181494245">
            <text:p>-0.2612761815</text:p>
          </table:table-cell>
          <table:table-cell office:value-type="float" office:value="-0.127132167434355">
            <text:p>-0.1271321674</text:p>
          </table:table-cell>
          <table:table-cell office:value-type="float" office:value="-0.0755142979335265">
            <text:p>-0.0755142979</text:p>
          </table:table-cell>
          <table:table-cell office:value-type="float" office:value="-0.0647069438859637">
            <text:p>-0.0647069439</text:p>
          </table:table-cell>
          <table:table-cell office:value-type="float" office:value="-0.0646071107056517">
            <text:p>-0.0646071107</text:p>
          </table:table-cell>
          <table:table-cell office:value-type="float" office:value="-0.0530180010225768">
            <text:p>-0.053018001</text:p>
          </table:table-cell>
          <table:table-cell office:value-type="float" office:value="-0.0395462543056528">
            <text:p>-0.0395462543</text:p>
          </table:table-cell>
          <table:table-cell office:value-type="float" office:value="-0.0022724136226614">
            <text:p>-0.0022724136</text:p>
          </table:table-cell>
          <table:table-cell office:value-type="float" office:value="0.0548173403954464">
            <text:p>0.0548173404</text:p>
          </table:table-cell>
          <table:table-cell office:value-type="float" office:value="0.129137201102759">
            <text:p>0.1291372011</text:p>
          </table:table-cell>
          <table:table-cell office:value-type="float" office:value="0.14281461882761">
            <text:p>0.1428146188</text:p>
          </table:table-cell>
          <table:table-cell office:value-type="float" office:value="0.165194598016885">
            <text:p>0.165194598</text:p>
          </table:table-cell>
          <table:table-cell office:value-type="float" office:value="0.153437053196078">
            <text:p>0.1534370532</text:p>
          </table:table-cell>
          <table:table-cell office:value-type="float" office:value="0.0968747627029727">
            <text:p>0.0968747627</text:p>
          </table:table-cell>
          <table:table-cell office:value-type="float" office:value="0.0439497543676968">
            <text:p>0.0439497544</text:p>
          </table:table-cell>
          <table:table-cell office:value-type="float" office:value="0.00654984094694755">
            <text:p>0.006549840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00803682188928">
            <text:p>0.600803682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544444444444444">
            <text:p>0.5444444444</text:p>
          </table:table-cell>
          <table:table-cell office:value-type="float" office:value="0.56111111111111">
            <text:p>0.5611111111</text:p>
          </table:table-cell>
          <table:table-cell office:value-type="float" office:value="0.600000000000001">
            <text:p>0.6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66666666666657">
            <text:p>-0.0166666667</text:p>
          </table:table-cell>
          <table:table-cell office:value-type="float" office:value="0.0555555555555571">
            <text:p>0.0555555556</text:p>
          </table:table-cell>
          <table:table-cell office:value-type="float" office:value="2.4485606449072">
            <text:p>2.4485606449</text:p>
          </table:table-cell>
          <table:table-cell office:value-type="float" office:value="0.963491810816015">
            <text:p>0.9634918108</text:p>
          </table:table-cell>
          <table:table-cell office:value-type="float" office:value="-0.0598135463927709">
            <text:p>-0.0598135464</text:p>
          </table:table-cell>
          <table:table-cell office:value-type="float" office:value="-0.0922380650004683">
            <text:p>-0.092238065</text:p>
          </table:table-cell>
          <table:table-cell office:value-type="float" office:value="0.245389816300368">
            <text:p>0.2453898163</text:p>
          </table:table-cell>
          <table:table-cell office:value-type="float" office:value="0.603374139240123">
            <text:p>0.6033741392</text:p>
          </table:table-cell>
          <table:table-cell office:value-type="float" office:value="0.0350077615679321">
            <text:p>0.0350077616</text:p>
          </table:table-cell>
          <table:table-cell office:value-type="float" office:value="-0.271087935361235">
            <text:p>-0.2710879354</text:p>
          </table:table-cell>
          <table:table-cell office:value-type="float" office:value="-0.122987355936411">
            <text:p>-0.1229873559</text:p>
          </table:table-cell>
          <table:table-cell office:value-type="float" office:value="-0.069231397189483">
            <text:p>-0.0692313972</text:p>
          </table:table-cell>
          <table:table-cell office:value-type="float" office:value="-0.0626101440274476">
            <text:p>-0.062610144</text:p>
          </table:table-cell>
          <table:table-cell office:value-type="float" office:value="-0.0366431177429372">
            <text:p>-0.0366431177</text:p>
          </table:table-cell>
          <table:table-cell office:value-type="float" office:value="-0.0124308417737169">
            <text:p>-0.0124308418</text:p>
          </table:table-cell>
          <table:table-cell office:value-type="float" office:value="-0.00588148846097503">
            <text:p>-0.0058814885</text:p>
          </table:table-cell>
          <table:table-cell office:value-type="float" office:value="0.0282974861982657">
            <text:p>0.0282974862</text:p>
          </table:table-cell>
          <table:table-cell office:value-type="float" office:value="0.0756472141037516">
            <text:p>0.0756472141</text:p>
          </table:table-cell>
          <table:table-cell office:value-type="float" office:value="0.146642618338226">
            <text:p>0.1466426183</text:p>
          </table:table-cell>
          <table:table-cell office:value-type="float" office:value="0.194521748083247">
            <text:p>0.1945217481</text:p>
          </table:table-cell>
          <table:table-cell office:value-type="float" office:value="0.226075286660623">
            <text:p>0.2260752867</text:p>
          </table:table-cell>
          <table:table-cell office:value-type="float" office:value="0.187051019898179">
            <text:p>0.1870510199</text:p>
          </table:table-cell>
          <table:table-cell office:value-type="float" office:value="0.123283572236782">
            <text:p>0.1232835722</text:p>
          </table:table-cell>
          <table:table-cell office:value-type="float" office:value="0.0600133479046798">
            <text:p>0.0600133479</text:p>
          </table:table-cell>
          <table:table-cell office:value-type="float" office:value="0.0121301358449974">
            <text:p>0.012130135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4301410092067">
            <text:p>0.6843014101</text:p>
          </table:table-cell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369444444444444">
            <text:p>0.3694444444</text:p>
          </table:table-cell>
          <table:table-cell office:value-type="float" office:value="0.388888888888889">
            <text:p>0.3888888889</text:p>
          </table:table-cell>
          <table:table-cell office:value-type="float" office:value="0.363888888888889">
            <text:p>0.3638888889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94444444444445">
            <text:p>-0.0194444444</text:p>
          </table:table-cell>
          <table:table-cell office:value-type="float" office:value="-0.00555555555555543">
            <text:p>-0.0055555556</text:p>
          </table:table-cell>
          <table:table-cell office:value-type="float" office:value="2.05285573328976">
            <text:p>2.0528557333</text:p>
          </table:table-cell>
          <table:table-cell office:value-type="float" office:value="0.985250384938075">
            <text:p>0.9852503849</text:p>
          </table:table-cell>
          <table:table-cell office:value-type="float" office:value="-0.0951478273460852">
            <text:p>-0.0951478273</text:p>
          </table:table-cell>
          <table:table-cell office:value-type="float" office:value="-0.0467186841132611">
            <text:p>-0.0467186841</text:p>
          </table:table-cell>
          <table:table-cell office:value-type="float" office:value="0.319012020159278">
            <text:p>0.3190120202</text:p>
          </table:table-cell>
          <table:table-cell office:value-type="float" office:value="0.671752130844169">
            <text:p>0.6717521308</text:p>
          </table:table-cell>
          <table:table-cell office:value-type="float" office:value="0.127366291627522">
            <text:p>0.1273662916</text:p>
          </table:table-cell>
          <table:table-cell office:value-type="float" office:value="-0.199981896644501">
            <text:p>-0.1999818966</text:p>
          </table:table-cell>
          <table:table-cell office:value-type="float" office:value="-0.0267747748898532">
            <text:p>-0.0267747749</text:p>
          </table:table-cell>
          <table:table-cell office:value-type="float" office:value="-0.005920243660409">
            <text:p>-0.0059202437</text:p>
          </table:table-cell>
          <table:table-cell office:value-type="float" office:value="-0.00935026658313576">
            <text:p>-0.0093502666</text:p>
          </table:table-cell>
          <table:table-cell office:value-type="float" office:value="-0.0129833120388664">
            <text:p>-0.012983312</text:p>
          </table:table-cell>
          <table:table-cell office:value-type="float" office:value="-0.0102903226551281">
            <text:p>-0.0102903227</text:p>
          </table:table-cell>
          <table:table-cell office:value-type="float" office:value="0.0322837188892253">
            <text:p>0.0322837189</text:p>
          </table:table-cell>
          <table:table-cell office:value-type="float" office:value="-0.0447662804970123">
            <text:p>-0.0447662805</text:p>
          </table:table-cell>
          <table:table-cell office:value-type="float" office:value="-0.0349486616232162">
            <text:p>-0.0349486616</text:p>
          </table:table-cell>
          <table:table-cell office:value-type="float" office:value="0.00345562334550209">
            <text:p>0.0034556233</text:p>
          </table:table-cell>
          <table:table-cell office:value-type="float" office:value="0.362304024280453">
            <text:p>0.3623040243</text:p>
          </table:table-cell>
          <table:table-cell office:value-type="float" office:value="0.733705142392127">
            <text:p>0.7337051424</text:p>
          </table:table-cell>
          <table:table-cell office:value-type="float" office:value="0.210738947314982">
            <text:p>0.2107389473</text:p>
          </table:table-cell>
          <table:table-cell office:value-type="float" office:value="-0.183584397215784">
            <text:p>-0.1835843972</text:p>
          </table:table-cell>
          <table:table-cell office:value-type="float" office:value="-0.0336289416147068">
            <text:p>-0.0336289416</text:p>
          </table:table-cell>
          <table:table-cell office:value-type="float" office:value="-0.0214419820441876">
            <text:p>-0.02144198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79609468062594">
            <text:p>0.6796094681</text:p>
          </table:table-cell>
          <table:table-cell office:value-type="float" office:value="0">
            <text:p>0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363888888888889">
            <text:p>0.3638888889</text:p>
          </table:table-cell>
          <table:table-cell office:value-type="float" office:value="0.369444444444444">
            <text:p>0.3694444444</text:p>
          </table:table-cell>
          <table:table-cell office:value-type="float" office:value="0.380555555555556">
            <text:p>0.3805555556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0555555555555543">
            <text:p>-0.0055555556</text:p>
          </table:table-cell>
          <table:table-cell office:value-type="float" office:value="0.0166666666666666">
            <text:p>0.0166666667</text:p>
          </table:table-cell>
          <table:table-cell office:value-type="float" office:value="2.30405638881433">
            <text:p>2.3040563888</text:p>
          </table:table-cell>
          <table:table-cell office:value-type="float" office:value="0.996003396544161">
            <text:p>0.9960033965</text:p>
          </table:table-cell>
          <table:table-cell office:value-type="float" office:value="-0.0349486616232162">
            <text:p>-0.0349486616</text:p>
          </table:table-cell>
          <table:table-cell office:value-type="float" office:value="0.00345562334550209">
            <text:p>0.0034556233</text:p>
          </table:table-cell>
          <table:table-cell office:value-type="float" office:value="0.362304024280453">
            <text:p>0.3623040243</text:p>
          </table:table-cell>
          <table:table-cell office:value-type="float" office:value="0.733705142392127">
            <text:p>0.7337051424</text:p>
          </table:table-cell>
          <table:table-cell office:value-type="float" office:value="0.210738947314982">
            <text:p>0.2107389473</text:p>
          </table:table-cell>
          <table:table-cell office:value-type="float" office:value="-0.183584397215784">
            <text:p>-0.1835843972</text:p>
          </table:table-cell>
          <table:table-cell office:value-type="float" office:value="-0.0336289416147068">
            <text:p>-0.0336289416</text:p>
          </table:table-cell>
          <table:table-cell office:value-type="float" office:value="-0.0214419820441876">
            <text:p>-0.021441982</text:p>
          </table:table-cell>
          <table:table-cell office:value-type="float" office:value="-0.021035618021351">
            <text:p>-0.021035618</text:p>
          </table:table-cell>
          <table:table-cell office:value-type="float" office:value="-0.0304814567991148">
            <text:p>-0.0304814568</text:p>
          </table:table-cell>
          <table:table-cell office:value-type="float" office:value="-0.0360652543581191">
            <text:p>-0.0360652544</text:p>
          </table:table-cell>
          <table:table-cell office:value-type="float" office:value="-0.0366742663973254">
            <text:p>-0.0366742664</text:p>
          </table:table-cell>
          <table:table-cell office:value-type="float" office:value="-0.0690281825133271">
            <text:p>-0.0690281825</text:p>
          </table:table-cell>
          <table:table-cell office:value-type="float" office:value="-0.0427628087428207">
            <text:p>-0.0427628087</text:p>
          </table:table-cell>
          <table:table-cell office:value-type="float" office:value="-0.000584406544002603">
            <text:p>-0.0005844065</text:p>
          </table:table-cell>
          <table:table-cell office:value-type="float" office:value="0.00823235740362471">
            <text:p>0.0082323574</text:p>
          </table:table-cell>
          <table:table-cell office:value-type="float" office:value="0.0622985239159715">
            <text:p>0.0622985239</text:p>
          </table:table-cell>
          <table:table-cell office:value-type="float" office:value="0.592013409064364">
            <text:p>0.5920134091</text:p>
          </table:table-cell>
          <table:table-cell office:value-type="float" office:value="0.512949495149156">
            <text:p>0.5129494951</text:p>
          </table:table-cell>
          <table:table-cell office:value-type="float" office:value="-0.167256990786553">
            <text:p>-0.1672569908</text:p>
          </table:table-cell>
          <table:table-cell office:value-type="float" office:value="-0.0100108498034592">
            <text:p>-0.010010849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5214523446125">
            <text:p>0.6852145234</text:p>
          </table:table-cell>
          <table:table-cell office:value-type="float" office:value="0">
            <text:p>0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380555555555556">
            <text:p>0.3805555556</text:p>
          </table:table-cell>
          <table:table-cell office:value-type="float" office:value="0.363888888888889">
            <text:p>0.3638888889</text:p>
          </table:table-cell>
          <table:table-cell office:value-type="float" office:value="0.386111111111111">
            <text:p>0.3861111111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0.00555555555555554">
            <text:p>0.0055555556</text:p>
          </table:table-cell>
          <table:table-cell office:value-type="float" office:value="2.496388158933">
            <text:p>2.4963881589</text:p>
          </table:table-cell>
          <table:table-cell office:value-type="float" office:value="0.994275852999582">
            <text:p>0.994275853</text:p>
          </table:table-cell>
          <table:table-cell office:value-type="float" office:value="0.00823235740362471">
            <text:p>0.0082323574</text:p>
          </table:table-cell>
          <table:table-cell office:value-type="float" office:value="0.0321060473770729">
            <text:p>0.0321060474</text:p>
          </table:table-cell>
          <table:table-cell office:value-type="float" office:value="0.385210940432762">
            <text:p>0.3852109404</text:p>
          </table:table-cell>
          <table:table-cell office:value-type="float" office:value="0.718032939894338">
            <text:p>0.7180329399</text:p>
          </table:table-cell>
          <table:table-cell office:value-type="float" office:value="0.173153824184471">
            <text:p>0.1731538242</text:p>
          </table:table-cell>
          <table:table-cell office:value-type="float" office:value="-0.145618670737245">
            <text:p>-0.1456186707</text:p>
          </table:table-cell>
          <table:table-cell office:value-type="float" office:value="-0.0100108498034592">
            <text:p>-0.0100108498</text:p>
          </table:table-cell>
          <table:table-cell office:value-type="float" office:value="-0.00886754295005421">
            <text:p>-0.008867543</text:p>
          </table:table-cell>
          <table:table-cell office:value-type="float" office:value="0.00833398546699948">
            <text:p>0.0083339855</text:p>
          </table:table-cell>
          <table:table-cell office:value-type="float" office:value="-0.00454819135709195">
            <text:p>-0.0045481914</text:p>
          </table:table-cell>
          <table:table-cell office:value-type="float" office:value="-0.036978756785352">
            <text:p>-0.0369787568</text:p>
          </table:table-cell>
          <table:table-cell office:value-type="float" office:value="-0.0185464998962784">
            <text:p>-0.0185464999</text:p>
          </table:table-cell>
          <table:table-cell office:value-type="float" office:value="-0.0454762821078077">
            <text:p>-0.0454762821</text:p>
          </table:table-cell>
          <table:table-cell office:value-type="float" office:value="-0.0222546790138178">
            <text:p>-0.022254679</text:p>
          </table:table-cell>
          <table:table-cell office:value-type="float" office:value="0.0125006273359956">
            <text:p>0.0125006273</text:p>
          </table:table-cell>
          <table:table-cell office:value-type="float" office:value="0.0308876279351469">
            <text:p>0.0308876279</text:p>
          </table:table-cell>
          <table:table-cell office:value-type="float" office:value="0.300798591023328">
            <text:p>0.300798591</text:p>
          </table:table-cell>
          <table:table-cell office:value-type="float" office:value="0.747570791217184">
            <text:p>0.7475707912</text:p>
          </table:table-cell>
          <table:table-cell office:value-type="float" office:value="0.135157300094088">
            <text:p>0.1351573001</text:p>
          </table:table-cell>
          <table:table-cell office:value-type="float" office:value="-0.0588302517014183">
            <text:p>-0.0588302517</text:p>
          </table:table-cell>
          <table:table-cell office:value-type="float" office:value="-0.0294660081337526">
            <text:p>-0.029466008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5934664010661">
            <text:p>0.685934664</text:p>
          </table:table-cell>
          <table:table-cell office:value-type="float" office:value="0">
            <text:p>0</text:p>
          </table:table-cell>
          <table:table-cell office:value-type="float" office:value="0.538120325905593">
            <text:p>0.5381203259</text:p>
          </table:table-cell>
          <table:table-cell office:value-type="float" office:value="1">
            <text:p>1</text:p>
          </table:table-cell>
          <table:table-cell office:value-type="float" office:value="0.386111111111111">
            <text:p>0.3861111111</text:p>
          </table:table-cell>
          <table:table-cell office:value-type="float" office:value="0.380555555555556">
            <text:p>0.3805555556</text:p>
          </table:table-cell>
          <table:table-cell office:value-type="float" office:value="0.391666666666667">
            <text:p>0.391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table:number-columns-repeated="2" office:value-type="float" office:value="0.00555555555555554">
            <text:p>0.0055555556</text:p>
          </table:table-cell>
          <table:table-cell office:value-type="float" office:value="2.37209198010969">
            <text:p>2.3720919801</text:p>
          </table:table-cell>
          <table:table-cell office:value-type="float" office:value="0.997973820934593">
            <text:p>0.9979738209</text:p>
          </table:table-cell>
          <table:table-cell office:value-type="float" office:value="0.0197149045960121">
            <text:p>0.0197149046</text:p>
          </table:table-cell>
          <table:table-cell office:value-type="float" office:value="0.0640447597321028">
            <text:p>0.0640447597</text:p>
          </table:table-cell>
          <table:table-cell office:value-type="float" office:value="0.40065873817139">
            <text:p>0.4006587382</text:p>
          </table:table-cell>
          <table:table-cell office:value-type="float" office:value="0.747570791217184">
            <text:p>0.7475707912</text:p>
          </table:table-cell>
          <table:table-cell office:value-type="float" office:value="0.309072175918541">
            <text:p>0.3090721759</text:p>
          </table:table-cell>
          <table:table-cell office:value-type="float" office:value="-0.117805961300166">
            <text:p>-0.1178059613</text:p>
          </table:table-cell>
          <table:table-cell office:value-type="float" office:value="-0.0110270968627914">
            <text:p>-0.0110270969</text:p>
          </table:table-cell>
          <table:table-cell office:value-type="float" office:value="-0.0412409524311446">
            <text:p>-0.0412409524</text:p>
          </table:table-cell>
          <table:table-cell office:value-type="float" office:value="-0.0475299682354096">
            <text:p>-0.0475299682</text:p>
          </table:table-cell>
          <table:table-cell office:value-type="float" office:value="-0.0800196253934766">
            <text:p>-0.0800196254</text:p>
          </table:table-cell>
          <table:table-cell office:value-type="float" office:value="-0.0482397930250196">
            <text:p>-0.048239793</text:p>
          </table:table-cell>
          <table:table-cell office:value-type="float" office:value="-0.0414438768899642">
            <text:p>-0.0414438769</text:p>
          </table:table-cell>
          <table:table-cell office:value-type="float" office:value="-0.0538152192074066">
            <text:p>-0.0538152192</text:p>
          </table:table-cell>
          <table:table-cell office:value-type="float" office:value="-0.0108746607731772">
            <text:p>-0.0108746608</text:p>
          </table:table-cell>
          <table:table-cell table:style-name="ce1" office:value-type="float" office:value="0.000000000605799854724864">
            <text:p>6.06E-10</text:p>
          </table:table-cell>
          <table:table-cell office:value-type="float" office:value="0.0236768472755229">
            <text:p>0.0236768473</text:p>
          </table:table-cell>
          <table:table-cell office:value-type="float" office:value="0.229500338183286">
            <text:p>0.2295003382</text:p>
          </table:table-cell>
          <table:table-cell office:value-type="float" office:value="0.721205908687042">
            <text:p>0.7212059087</text:p>
          </table:table-cell>
          <table:table-cell office:value-type="float" office:value="0.282386433925347">
            <text:p>0.2823864339</text:p>
          </table:table-cell>
          <table:table-cell office:value-type="float" office:value="-0.0564497317975768">
            <text:p>-0.0564497318</text:p>
          </table:table-cell>
          <table:table-cell office:value-type="float" office:value="-0.00487850576056581">
            <text:p>-0.004878505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5934664010661">
            <text:p>0.685934664</text:p>
          </table:table-cell>
          <table:table-cell office:value-type="float" office:value="0">
            <text:p>0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391666666666667">
            <text:p>0.3916666667</text:p>
          </table:table-cell>
          <table:table-cell office:value-type="float" office:value="0.386111111111111">
            <text:p>0.3861111111</text:p>
          </table:table-cell>
          <table:table-cell office:value-type="float" office:value="0.391666666666667">
            <text:p>0.391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table:style-name="ce1" office:value-type="float" office:value="4.44089209850063E-016">
            <text:p>4.44E-16</text:p>
          </table:table-cell>
          <table:table-cell office:value-type="float" office:value="2.34398378436636">
            <text:p>2.3439837844</text:p>
          </table:table-cell>
          <table:table-cell office:value-type="float" office:value="0.997453063067842">
            <text:p>0.9974530631</text:p>
          </table:table-cell>
          <table:table-cell office:value-type="float" office:value="0.0103665398924888">
            <text:p>0.0103665399</text:p>
          </table:table-cell>
          <table:table-cell office:value-type="float" office:value="0.0734521909613595">
            <text:p>0.073452191</text:p>
          </table:table-cell>
          <table:table-cell office:value-type="float" office:value="0.411691404414556">
            <text:p>0.4116914044</text:p>
          </table:table-cell>
          <table:table-cell office:value-type="float" office:value="0.740424260090658">
            <text:p>0.7404242601</text:p>
          </table:table-cell>
          <table:table-cell office:value-type="float" office:value="0.282386433925347">
            <text:p>0.2823864339</text:p>
          </table:table-cell>
          <table:table-cell office:value-type="float" office:value="-0.083754948837054">
            <text:p>-0.0837549488</text:p>
          </table:table-cell>
          <table:table-cell office:value-type="float" office:value="0.00315071721031557">
            <text:p>0.0031507172</text:p>
          </table:table-cell>
          <table:table-cell office:value-type="float" office:value="-0.00843561396396808">
            <text:p>-0.008435614</text:p>
          </table:table-cell>
          <table:table-cell office:value-type="float" office:value="-0.0302783700955651">
            <text:p>-0.0302783701</text:p>
          </table:table-cell>
          <table:table-cell office:value-type="float" office:value="-0.0670807388664255">
            <text:p>-0.0670807389</text:p>
          </table:table-cell>
          <table:table-cell office:value-type="float" office:value="-0.0747662045919032">
            <text:p>-0.0747662046</text:p>
          </table:table-cell>
          <table:table-cell office:value-type="float" office:value="-0.0658664836400225">
            <text:p>-0.0658664836</text:p>
          </table:table-cell>
          <table:table-cell office:value-type="float" office:value="-0.0151426646400141">
            <text:p>-0.0151426646</text:p>
          </table:table-cell>
          <table:table-cell office:value-type="float" office:value="-0.0088421352744974">
            <text:p>-0.0088421353</text:p>
          </table:table-cell>
          <table:table-cell table:style-name="ce1" office:value-type="float" office:value="-0.00000000242319941889946">
            <text:p>-2.42E-09</text:p>
          </table:table-cell>
          <table:table-cell office:value-type="float" office:value="0.0359129932879319">
            <text:p>0.0359129933</text:p>
          </table:table-cell>
          <table:table-cell office:value-type="float" office:value="0.307186441693978">
            <text:p>0.3071864417</text:p>
          </table:table-cell>
          <table:table-cell office:value-type="float" office:value="0.734490126998477">
            <text:p>0.734490127</text:p>
          </table:table-cell>
          <table:table-cell office:value-type="float" office:value="0.565040709756237">
            <text:p>0.5650407098</text:p>
          </table:table-cell>
          <table:table-cell office:value-type="float" office:value="-0.0450452183733742">
            <text:p>-0.0450452184</text:p>
          </table:table-cell>
          <table:table-cell office:value-type="float" office:value="0.032994416646368">
            <text:p>0.032994416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88022891316921">
            <text:p>0.6880228913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table:number-columns-repeated="2" office:value-type="float" office:value="0.391666666666667">
            <text:p>0.3916666667</text:p>
          </table:table-cell>
          <table:table-cell office:value-type="float" office:value="0.377777777777778">
            <text:p>0.3777777778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table:style-name="ce1" office:value-type="float" office:value="4.44089209850063E-016">
            <text:p>4.44E-16</text:p>
          </table:table-cell>
          <table:table-cell office:value-type="float" office:value="-0.0138888888888893">
            <text:p>-0.0138888889</text:p>
          </table:table-cell>
          <table:table-cell office:value-type="float" office:value="2.21439062759796">
            <text:p>2.2143906276</text:p>
          </table:table-cell>
          <table:table-cell office:value-type="float" office:value="0.999101821178794">
            <text:p>0.9991018212</text:p>
          </table:table-cell>
          <table:table-cell office:value-type="float" office:value="0.00795287330115202">
            <text:p>0.0079528733</text:p>
          </table:table-cell>
          <table:table-cell office:value-type="float" office:value="0.093762795796452">
            <text:p>0.0937627958</text:p>
          </table:table-cell>
          <table:table-cell office:value-type="float" office:value="0.513323871791523">
            <text:p>0.5133238718</text:p>
          </table:table-cell>
          <table:table-cell office:value-type="float" office:value="0.761594155955765">
            <text:p>0.761594156</text:p>
          </table:table-cell>
          <table:table-cell office:value-type="float" office:value="0.262344800101458">
            <text:p>0.2623448001</text:p>
          </table:table-cell>
          <table:table-cell office:value-type="float" office:value="-0.0421794566022888">
            <text:p>-0.0421794566</text:p>
          </table:table-cell>
          <table:table-cell office:value-type="float" office:value="0.0416975220596674">
            <text:p>0.0416975221</text:p>
          </table:table-cell>
          <table:table-cell office:value-type="float" office:value="0.00254089619674636">
            <text:p>0.0025408962</text:p>
          </table:table-cell>
          <table:table-cell office:value-type="float" office:value="-0.0195117078729993">
            <text:p>-0.0195117079</text:p>
          </table:table-cell>
          <table:table-cell office:value-type="float" office:value="-0.0647532609531313">
            <text:p>-0.064753261</text:p>
          </table:table-cell>
          <table:table-cell office:value-type="float" office:value="-0.0856469619468261">
            <text:p>-0.0856469619</text:p>
          </table:table-cell>
          <table:table-cell office:value-type="float" office:value="-0.0688005827877779">
            <text:p>-0.0688005828</text:p>
          </table:table-cell>
          <table:table-cell office:value-type="float" office:value="-0.0348471624654876">
            <text:p>-0.0348471625</text:p>
          </table:table-cell>
          <table:table-cell office:value-type="float" office:value="-0.027612665171059">
            <text:p>-0.0276126652</text:p>
          </table:table-cell>
          <table:table-cell office:value-type="float" office:value="-0.000101640185685037">
            <text:p>-0.0001016402</text:p>
          </table:table-cell>
          <table:table-cell office:value-type="float" office:value="0.162659516189978">
            <text:p>0.1626595162</text:p>
          </table:table-cell>
          <table:table-cell office:value-type="float" office:value="0.641636957259937">
            <text:p>0.6416369573</text:p>
          </table:table-cell>
          <table:table-cell office:value-type="float" office:value="0.656154199185202">
            <text:p>0.6561541992</text:p>
          </table:table-cell>
          <table:table-cell office:value-type="float" office:value="-0.0427120798092556">
            <text:p>-0.0427120798</text:p>
          </table:table-cell>
          <table:table-cell office:value-type="float" office:value="-0.0304306885360157">
            <text:p>-0.0304306885</text:p>
          </table:table-cell>
          <table:table-cell office:value-type="float" office:value="0.00388756842866345">
            <text:p>0.00388756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1134126932259">
            <text:p>0.6811341269</text:p>
          </table:table-cell>
          <table:table-cell office:value-type="float" office:value="0">
            <text:p>0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377777777777778">
            <text:p>0.3777777778</text:p>
          </table:table-cell>
          <table:table-cell table:number-columns-repeated="2" office:value-type="float" office:value="0.391666666666667">
            <text:p>0.391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38888888888888">
            <text:p>0.0138888889</text:p>
          </table:table-cell>
          <table:table-cell office:value-type="float" office:value="2.21439062759796">
            <text:p>2.2143906276</text:p>
          </table:table-cell>
          <table:table-cell office:value-type="float" office:value="0.997787207240612">
            <text:p>0.9977872072</text:p>
          </table:table-cell>
          <table:table-cell office:value-type="float" office:value="-0.0110779142306467">
            <text:p>-0.0110779142</text:p>
          </table:table-cell>
          <table:table-cell office:value-type="float" office:value="0.0541192388579019">
            <text:p>0.0541192389</text:p>
          </table:table-cell>
          <table:table-cell office:value-type="float" office:value="0.454530167501783">
            <text:p>0.4545301675</text:p>
          </table:table-cell>
          <table:table-cell office:value-type="float" office:value="0.743030281220233">
            <text:p>0.7430302812</text:p>
          </table:table-cell>
          <table:table-cell office:value-type="float" office:value="0.229091089182119">
            <text:p>0.2290910892</text:p>
          </table:table-cell>
          <table:table-cell office:value-type="float" office:value="-0.0956765643065031">
            <text:p>-0.0956765643</text:p>
          </table:table-cell>
          <table:table-cell office:value-type="float" office:value="0.0111287191239213">
            <text:p>0.0111287191</text:p>
          </table:table-cell>
          <table:table-cell office:value-type="float" office:value="-0.00353185403112943">
            <text:p>-0.003531854</text:p>
          </table:table-cell>
          <table:table-cell office:value-type="float" office:value="-0.00386216974363474">
            <text:p>-0.0038621697</text:p>
          </table:table-cell>
          <table:table-cell office:value-type="float" office:value="-0.0311922466876104">
            <text:p>-0.0311922467</text:p>
          </table:table-cell>
          <table:table-cell office:value-type="float" office:value="-0.082947516653383">
            <text:p>-0.0829475167</text:p>
          </table:table-cell>
          <table:table-cell office:value-type="float" office:value="-0.11003141814363">
            <text:p>-0.1100314181</text:p>
          </table:table-cell>
          <table:table-cell office:value-type="float" office:value="-0.0557405219278538">
            <text:p>-0.0557405219</text:p>
          </table:table-cell>
          <table:table-cell office:value-type="float" office:value="-0.0299737495815935">
            <text:p>-0.0299737496</text:p>
          </table:table-cell>
          <table:table-cell office:value-type="float" office:value="-0.0010163660710919">
            <text:p>-0.0010163661</text:p>
          </table:table-cell>
          <table:table-cell office:value-type="float" office:value="0.0344410927128622">
            <text:p>0.0344410927</text:p>
          </table:table-cell>
          <table:table-cell office:value-type="float" office:value="0.437679344266512">
            <text:p>0.4376793443</text:p>
          </table:table-cell>
          <table:table-cell office:value-type="float" office:value="0.711157201467172">
            <text:p>0.7111572015</text:p>
          </table:table-cell>
          <table:table-cell office:value-type="float" office:value="-0.0753725954276581">
            <text:p>-0.0753725954</text:p>
          </table:table-cell>
          <table:table-cell office:value-type="float" office:value="-0.027333370393586">
            <text:p>-0.0273333704</text:p>
          </table:table-cell>
          <table:table-cell office:value-type="float" office:value="-0.00264254236372918">
            <text:p>-0.002642542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8713853954902">
            <text:p>0.688713854</text:p>
          </table:table-cell>
          <table:table-cell office:value-type="float" office:value="0">
            <text:p>0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391666666666667">
            <text:p>0.3916666667</text:p>
          </table:table-cell>
          <table:table-cell office:value-type="float" office:value="0.377777777777778">
            <text:p>0.3777777778</text:p>
          </table:table-cell>
          <table:table-cell office:value-type="float" office:value="0.383333333333333">
            <text:p>0.3833333333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38888888888888">
            <text:p>0.0138888889</text:p>
          </table:table-cell>
          <table:table-cell office:value-type="float" office:value="-0.0083333333333333">
            <text:p>-0.0083333333</text:p>
          </table:table-cell>
          <table:table-cell office:value-type="float" office:value="2.3866371677277">
            <text:p>2.3866371677</text:p>
          </table:table-cell>
          <table:table-cell office:value-type="float" office:value="0.997157225192963">
            <text:p>0.9971572252</text:p>
          </table:table-cell>
          <table:table-cell office:value-type="float" office:value="0.00813072583850749">
            <text:p>0.0081307258</text:p>
          </table:table-cell>
          <table:table-cell office:value-type="float" office:value="0.0549299150133242">
            <text:p>0.054929915</text:p>
          </table:table-cell>
          <table:table-cell office:value-type="float" office:value="0.437679344266512">
            <text:p>0.4376793443</text:p>
          </table:table-cell>
          <table:table-cell office:value-type="float" office:value="0.737332309280882">
            <text:p>0.7373323093</text:p>
          </table:table-cell>
          <table:table-cell office:value-type="float" office:value="0.20110368781746">
            <text:p>0.2011036878</text:p>
          </table:table-cell>
          <table:table-cell office:value-type="float" office:value="-0.12836604601446">
            <text:p>-0.128366046</text:p>
          </table:table-cell>
          <table:table-cell office:value-type="float" office:value="0.000914724162503378">
            <text:p>0.0009147242</text:p>
          </table:table-cell>
          <table:table-cell office:value-type="float" office:value="-0.00365889527593177">
            <text:p>-0.0036588953</text:p>
          </table:table-cell>
          <table:table-cell office:value-type="float" office:value="0.00874050354979805">
            <text:p>0.0087405035</text:p>
          </table:table-cell>
          <table:table-cell office:value-type="float" office:value="0.0178860859494459">
            <text:p>0.0178860859</text:p>
          </table:table-cell>
          <table:table-cell office:value-type="float" office:value="0.0257083245728009">
            <text:p>0.0257083246</text:p>
          </table:table-cell>
          <table:table-cell office:value-type="float" office:value="-0.0308876280864523">
            <text:p>-0.0308876281</text:p>
          </table:table-cell>
          <table:table-cell office:value-type="float" office:value="-0.0502675866524877">
            <text:p>-0.0502675867</text:p>
          </table:table-cell>
          <table:table-cell office:value-type="float" office:value="-0.0321060487387176">
            <text:p>-0.0321060487</text:p>
          </table:table-cell>
          <table:table-cell office:value-type="float" office:value="-0.0064030009851147">
            <text:p>-0.006403001</text:p>
          </table:table-cell>
          <table:table-cell office:value-type="float" office:value="0.0466172712965141">
            <text:p>0.0466172713</text:p>
          </table:table-cell>
          <table:table-cell office:value-type="float" office:value="0.409663531048203">
            <text:p>0.409663531</text:p>
          </table:table-cell>
          <table:table-cell office:value-type="float" office:value="0.713260653515596">
            <text:p>0.7132606535</text:p>
          </table:table-cell>
          <table:table-cell office:value-type="float" office:value="-0.0350247917203257">
            <text:p>-0.0350247917</text:p>
          </table:table-cell>
          <table:table-cell office:value-type="float" office:value="-0.0659929779250174">
            <text:p>-0.0659929779</text:p>
          </table:table-cell>
          <table:table-cell office:value-type="float" office:value="-0.0160063611744821">
            <text:p>-0.01600636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860623756211">
            <text:p>0.6886062376</text:p>
          </table:table-cell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383333333333333">
            <text:p>0.3833333333</text:p>
          </table:table-cell>
          <table:table-cell office:value-type="float" office:value="0.391666666666667">
            <text:p>0.3916666667</text:p>
          </table:table-cell>
          <table:table-cell office:value-type="float" office:value="0.366666666666666">
            <text:p>0.366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-0.0166666666666671">
            <text:p>-0.0166666667</text:p>
          </table:table-cell>
          <table:table-cell office:value-type="float" office:value="2.1137526651278">
            <text:p>2.1137526651</text:p>
          </table:table-cell>
          <table:table-cell office:value-type="float" office:value="0.996764004012762">
            <text:p>0.996764004</text:p>
          </table:table-cell>
          <table:table-cell office:value-type="float" office:value="0.00589484230008908">
            <text:p>0.0058948423</text:p>
          </table:table-cell>
          <table:table-cell office:value-type="float" office:value="0.0715312468234355">
            <text:p>0.0715312468</text:p>
          </table:table-cell>
          <table:table-cell office:value-type="float" office:value="0.409663531048203">
            <text:p>0.409663531</text:p>
          </table:table-cell>
          <table:table-cell office:value-type="float" office:value="0.723877538023183">
            <text:p>0.723877538</text:p>
          </table:table-cell>
          <table:table-cell office:value-type="float" office:value="0.278547142892373">
            <text:p>0.2785471429</text:p>
          </table:table-cell>
          <table:table-cell office:value-type="float" office:value="-0.160605657262546">
            <text:p>-0.1606056573</text:p>
          </table:table-cell>
          <table:table-cell office:value-type="float" office:value="-0.0274603167132013">
            <text:p>-0.0274603167</text:p>
          </table:table-cell>
          <table:table-cell office:value-type="float" office:value="-0.0113827839122524">
            <text:p>-0.0113827839</text:p>
          </table:table-cell>
          <table:table-cell office:value-type="float" office:value="0.014177316207002">
            <text:p>0.0141773162</text:p>
          </table:table-cell>
          <table:table-cell office:value-type="float" office:value="0.0163365872956247">
            <text:p>0.0163365873</text:p>
          </table:table-cell>
          <table:table-cell office:value-type="float" office:value="0.0133135727371043">
            <text:p>0.0133135727</text:p>
          </table:table-cell>
          <table:table-cell office:value-type="float" office:value="0.0201212789088321">
            <text:p>0.0201212789</text:p>
          </table:table-cell>
          <table:table-cell office:value-type="float" office:value="-0.078706666766645">
            <text:p>-0.0787066668</text:p>
          </table:table-cell>
          <table:table-cell office:value-type="float" office:value="-0.0809031814231157">
            <text:p>-0.0809031814</text:p>
          </table:table-cell>
          <table:table-cell office:value-type="float" office:value="-0.0344664719153249">
            <text:p>-0.0344664719</text:p>
          </table:table-cell>
          <table:table-cell office:value-type="float" office:value="0.242743907415482">
            <text:p>0.2427439074</text:p>
          </table:table-cell>
          <table:table-cell office:value-type="float" office:value="0.683283604937618">
            <text:p>0.6832836049</text:p>
          </table:table-cell>
          <table:table-cell office:value-type="float" office:value="0.356617690278101">
            <text:p>0.3566176903</text:p>
          </table:table-cell>
          <table:table-cell office:value-type="float" office:value="-0.191576259852804">
            <text:p>-0.1915762599</text:p>
          </table:table-cell>
          <table:table-cell office:value-type="float" office:value="-0.0610835343753978">
            <text:p>-0.0610835344</text:p>
          </table:table-cell>
          <table:table-cell office:value-type="float" office:value="-0.0567030071394894">
            <text:p>-0.056703007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78426092496671">
            <text:p>0.6784260925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66666666666666">
            <text:p>0.3666666667</text:p>
          </table:table-cell>
          <table:table-cell office:value-type="float" office:value="0.383333333333333">
            <text:p>0.3833333333</text:p>
          </table:table-cell>
          <table:table-cell office:value-type="float" office:value="0.386111111111111">
            <text:p>0.3861111111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66666666666671">
            <text:p>-0.0166666667</text:p>
          </table:table-cell>
          <table:table-cell office:value-type="float" office:value="0.0194444444444448">
            <text:p>0.0194444444</text:p>
          </table:table-cell>
          <table:table-cell office:value-type="float" office:value="2.20763855957964">
            <text:p>2.2076385596</text:p>
          </table:table-cell>
          <table:table-cell office:value-type="float" office:value="0.991850023378873">
            <text:p>0.9918500234</text:p>
          </table:table-cell>
          <table:table-cell office:value-type="float" office:value="-0.0767619956154207">
            <text:p>-0.0767619956</text:p>
          </table:table-cell>
          <table:table-cell office:value-type="float" office:value="-0.0105443790373077">
            <text:p>-0.010544379</text:p>
          </table:table-cell>
          <table:table-cell office:value-type="float" office:value="0.349589579571028">
            <text:p>0.3495895796</text:p>
          </table:table-cell>
          <table:table-cell office:value-type="float" office:value="0.699604812394065">
            <text:p>0.6996048124</text:p>
          </table:table-cell>
          <table:table-cell office:value-type="float" office:value="0.178275715772467">
            <text:p>0.1782757158</text:p>
          </table:table-cell>
          <table:table-cell office:value-type="float" office:value="-0.174385922770577">
            <text:p>-0.1743859228</text:p>
          </table:table-cell>
          <table:table-cell office:value-type="float" office:value="-0.0554618855634044">
            <text:p>-0.0554618856</text:p>
          </table:table-cell>
          <table:table-cell office:value-type="float" office:value="-0.0521175843842208">
            <text:p>-0.0521175844</text:p>
          </table:table-cell>
          <table:table-cell office:value-type="float" office:value="-0.00868968595377762">
            <text:p>-0.008689686</text:p>
          </table:table-cell>
          <table:table-cell office:value-type="float" office:value="0.00678412276494833">
            <text:p>0.0067841228</text:p>
          </table:table-cell>
          <table:table-cell office:value-type="float" office:value="0.0164381968554397">
            <text:p>0.0164381969</text:p>
          </table:table-cell>
          <table:table-cell office:value-type="float" office:value="0.0221530934790177">
            <text:p>0.0221530935</text:p>
          </table:table-cell>
          <table:table-cell office:value-type="float" office:value="-0.047935580899598">
            <text:p>-0.0479355809</text:p>
          </table:table-cell>
          <table:table-cell office:value-type="float" office:value="-0.0469215077999868">
            <text:p>-0.0469215078</text:p>
          </table:table-cell>
          <table:table-cell office:value-type="float" office:value="-0.0338319798130653">
            <text:p>-0.0338319798</text:p>
          </table:table-cell>
          <table:table-cell office:value-type="float" office:value="0.0400487058319472">
            <text:p>0.0400487058</text:p>
          </table:table-cell>
          <table:table-cell office:value-type="float" office:value="0.507159537624073">
            <text:p>0.5071595376</text:p>
          </table:table-cell>
          <table:table-cell office:value-type="float" office:value="0.544642730617284">
            <text:p>0.5446427306</text:p>
          </table:table-cell>
          <table:table-cell office:value-type="float" office:value="-0.176823845185452">
            <text:p>-0.1768238452</text:p>
          </table:table-cell>
          <table:table-cell office:value-type="float" office:value="-0.135656160410738">
            <text:p>-0.1356561604</text:p>
          </table:table-cell>
          <table:table-cell office:value-type="float" office:value="-0.0712026104273386">
            <text:p>-0.071202610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9621893102047">
            <text:p>0.6896218931</text:p>
          </table:table-cell>
          <table:table-cell office:value-type="float" office:value="0">
            <text:p>0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386111111111111">
            <text:p>0.3861111111</text:p>
          </table:table-cell>
          <table:table-cell office:value-type="float" office:value="0.366666666666666">
            <text:p>0.3666666667</text:p>
          </table:table-cell>
          <table:table-cell office:value-type="float" office:value="0.375">
            <text:p>0.375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94444444444448">
            <text:p>0.0194444444</text:p>
          </table:table-cell>
          <table:table-cell office:value-type="float" office:value="-0.0111111111111111">
            <text:p>-0.0111111111</text:p>
          </table:table-cell>
          <table:table-cell office:value-type="float" office:value="2.43102625261813">
            <text:p>2.4310262526</text:p>
          </table:table-cell>
          <table:table-cell office:value-type="float" office:value="0.975773583104726">
            <text:p>0.9757735831</text:p>
          </table:table-cell>
          <table:table-cell office:value-type="float" office:value="-0.0374862329404524">
            <text:p>-0.0374862329</text:p>
          </table:table-cell>
          <table:table-cell office:value-type="float" office:value="-0.0217213431795249">
            <text:p>-0.0217213432</text:p>
          </table:table-cell>
          <table:table-cell office:value-type="float" office:value="0.294406830825839">
            <text:p>0.2944068308</text:p>
          </table:table-cell>
          <table:table-cell office:value-type="float" office:value="0.644780198175549">
            <text:p>0.6447801982</text:p>
          </table:table-cell>
          <table:table-cell office:value-type="float" office:value="0.082972740199232">
            <text:p>0.0829727402</text:p>
          </table:table-cell>
          <table:table-cell office:value-type="float" office:value="-0.210933184407196">
            <text:p>-0.2109331844</text:p>
          </table:table-cell>
          <table:table-cell office:value-type="float" office:value="-0.0748420029781253">
            <text:p>-0.074842003</text:p>
          </table:table-cell>
          <table:table-cell office:value-type="float" office:value="-0.0683959475715784">
            <text:p>-0.0683959476</text:p>
          </table:table-cell>
          <table:table-cell office:value-type="float" office:value="-0.034364953931458">
            <text:p>-0.0343649539</text:p>
          </table:table-cell>
          <table:table-cell office:value-type="float" office:value="-0.00307448334163474">
            <text:p>-0.0030744833</text:p>
          </table:table-cell>
          <table:table-cell office:value-type="float" office:value="0.0186227116552016">
            <text:p>0.0186227117</text:p>
          </table:table-cell>
          <table:table-cell office:value-type="float" office:value="0.0307353160254173">
            <text:p>0.030735316</text:p>
          </table:table-cell>
          <table:table-cell office:value-type="float" office:value="-0.0508251594578911">
            <text:p>-0.0508251595</text:p>
          </table:table-cell>
          <table:table-cell office:value-type="float" office:value="-0.0381966787529687">
            <text:p>-0.0381966788</text:p>
          </table:table-cell>
          <table:table-cell office:value-type="float" office:value="-0.0288059351762652">
            <text:p>-0.0288059352</text:p>
          </table:table-cell>
          <table:table-cell office:value-type="float" office:value="0.0263939046900827">
            <text:p>0.0263939047</text:p>
          </table:table-cell>
          <table:table-cell office:value-type="float" office:value="0.388818675498293">
            <text:p>0.3888186755</text:p>
          </table:table-cell>
          <table:table-cell office:value-type="float" office:value="0.656400115747367">
            <text:p>0.6564001157</text:p>
          </table:table-cell>
          <table:table-cell office:value-type="float" office:value="0.0343141907403945">
            <text:p>0.0343141907</text:p>
          </table:table-cell>
          <table:table-cell office:value-type="float" office:value="-0.191429401013517">
            <text:p>-0.191429401</text:p>
          </table:table-cell>
          <table:table-cell office:value-type="float" office:value="-0.0623238296460074">
            <text:p>-0.062323829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746528535446">
            <text:p>0.6847465285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386111111111111">
            <text:p>0.3861111111</text:p>
          </table:table-cell>
          <table:table-cell office:value-type="float" office:value="0.375">
            <text:p>0.375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0">
            <text:p>0</text:p>
          </table:table-cell>
          <table:table-cell office:value-type="float" office:value="2.16475579334217">
            <text:p>2.1647557933</text:p>
          </table:table-cell>
          <table:table-cell office:value-type="float" office:value="0.984149673271884">
            <text:p>0.9841496733</text:p>
          </table:table-cell>
          <table:table-cell office:value-type="float" office:value="-0.0317253021001495">
            <text:p>-0.0317253021</text:p>
          </table:table-cell>
          <table:table-cell office:value-type="float" office:value="0.00259171701519811">
            <text:p>0.002591717</text:p>
          </table:table-cell>
          <table:table-cell office:value-type="float" office:value="0.285913407691599">
            <text:p>0.2859134077</text:p>
          </table:table-cell>
          <table:table-cell office:value-type="float" office:value="0.661417769814697">
            <text:p>0.6614177698</text:p>
          </table:table-cell>
          <table:table-cell office:value-type="float" office:value="0.207677522076287">
            <text:p>0.2076775221</text:p>
          </table:table-cell>
          <table:table-cell office:value-type="float" office:value="-0.219970760949473">
            <text:p>-0.2199707609</text:p>
          </table:table-cell>
          <table:table-cell office:value-type="float" office:value="-0.0707981128949148">
            <text:p>-0.0707981129</text:p>
          </table:table-cell>
          <table:table-cell office:value-type="float" office:value="-0.0486453755188248">
            <text:p>-0.0486453755</text:p>
          </table:table-cell>
          <table:table-cell office:value-type="float" office:value="-0.00604728124141329">
            <text:p>-0.0060472812</text:p>
          </table:table-cell>
          <table:table-cell office:value-type="float" office:value="-0.0142281199919453">
            <text:p>-0.01422812</text:p>
          </table:table-cell>
          <table:table-cell office:value-type="float" office:value="-0.0170732383818002">
            <text:p>-0.0170732384</text:p>
          </table:table-cell>
          <table:table-cell office:value-type="float" office:value="0.010468169956914">
            <text:p>0.01046817</text:p>
          </table:table-cell>
          <table:table-cell office:value-type="float" office:value="-0.103223860285219">
            <text:p>-0.1032238603</text:p>
          </table:table-cell>
          <table:table-cell office:value-type="float" office:value="-0.0625263172527254">
            <text:p>-0.0625263173</text:p>
          </table:table-cell>
          <table:table-cell office:value-type="float" office:value="-0.0277396113525783">
            <text:p>-0.0277396114</text:p>
          </table:table-cell>
          <table:table-cell office:value-type="float" office:value="0.104204148196739">
            <text:p>0.1042041482</text:p>
          </table:table-cell>
          <table:table-cell office:value-type="float" office:value="0.552246546313139">
            <text:p>0.5522465463</text:p>
          </table:table-cell>
          <table:table-cell office:value-type="float" office:value="0.554678897750475">
            <text:p>0.5546788978</text:p>
          </table:table-cell>
          <table:table-cell office:value-type="float" office:value="-0.171082684584108">
            <text:p>-0.1710826846</text:p>
          </table:table-cell>
          <table:table-cell office:value-type="float" office:value="-0.141437890963419">
            <text:p>-0.141437891</text:p>
          </table:table-cell>
          <table:table-cell office:value-type="float" office:value="-0.064652038736207">
            <text:p>-0.064652038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5369822433296">
            <text:p>0.6853698224</text:p>
          </table:table-cell>
          <table:table-cell office:value-type="float" office:value="0">
            <text:p>0</text:p>
          </table:table-cell>
          <table:table-cell office:value-type="float" office:value="0.538120325905593">
            <text:p>0.5381203259</text:p>
          </table:table-cell>
          <table:table-cell office:value-type="float" office:value="1">
            <text:p>1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372222222222223">
            <text:p>0.3722222222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0277777777777732">
            <text:p>-0.0027777778</text:p>
          </table:table-cell>
          <table:table-cell office:value-type="float" office:value="2.26015261821467">
            <text:p>2.2601526182</text:p>
          </table:table-cell>
          <table:table-cell office:value-type="float" office:value="0.985326138441131">
            <text:p>0.9853261384</text:p>
          </table:table-cell>
          <table:table-cell office:value-type="float" office:value="-0.0414185167353059">
            <text:p>-0.0414185167</text:p>
          </table:table-cell>
          <table:table-cell office:value-type="float" office:value="0.0180892870733704">
            <text:p>0.0180892871</text:p>
          </table:table-cell>
          <table:table-cell office:value-type="float" office:value="0.361531196119365">
            <text:p>0.3615311961</text:p>
          </table:table-cell>
          <table:table-cell office:value-type="float" office:value="0.664139041947526">
            <text:p>0.6641390419</text:p>
          </table:table-cell>
          <table:table-cell office:value-type="float" office:value="0.0842595523686767">
            <text:p>0.0842595524</text:p>
          </table:table-cell>
          <table:table-cell office:value-type="float" office:value="-0.208795658456661">
            <text:p>-0.2087956585</text:p>
          </table:table-cell>
          <table:table-cell office:value-type="float" office:value="-0.0795146709960259">
            <text:p>-0.079514671</text:p>
          </table:table-cell>
          <table:table-cell office:value-type="float" office:value="-0.0516867895691499">
            <text:p>-0.0516867896</text:p>
          </table:table-cell>
          <table:table-cell office:value-type="float" office:value="-0.0491523416381784">
            <text:p>-0.0491523416</text:p>
          </table:table-cell>
          <table:table-cell office:value-type="float" office:value="-0.0336796997611256">
            <text:p>-0.0336796998</text:p>
          </table:table-cell>
          <table:table-cell office:value-type="float" office:value="-0.0267239881332864">
            <text:p>-0.0267239881</text:p>
          </table:table-cell>
          <table:table-cell office:value-type="float" office:value="-0.0105189740049672">
            <text:p>-0.010518974</text:p>
          </table:table-cell>
          <table:table-cell office:value-type="float" office:value="-0.0791106809719073">
            <text:p>-0.079110681</text:p>
          </table:table-cell>
          <table:table-cell office:value-type="float" office:value="-0.0528017426886691">
            <text:p>-0.0528017427</text:p>
          </table:table-cell>
          <table:table-cell office:value-type="float" office:value="0.00457360897742865">
            <text:p>0.004573609</text:p>
          </table:table-cell>
          <table:table-cell office:value-type="float" office:value="-0.00823235195179595">
            <text:p>-0.008232352</text:p>
          </table:table-cell>
          <table:table-cell office:value-type="float" office:value="0.176208413026765">
            <text:p>0.176208413</text:p>
          </table:table-cell>
          <table:table-cell office:value-type="float" office:value="0.683716846540738">
            <text:p>0.6837168465</text:p>
          </table:table-cell>
          <table:table-cell office:value-type="float" office:value="0.243030836838273">
            <text:p>0.2430308368</text:p>
          </table:table-cell>
          <table:table-cell office:value-type="float" office:value="-0.209475986057268">
            <text:p>-0.2094759861</text:p>
          </table:table-cell>
          <table:table-cell office:value-type="float" office:value="-0.0269271119308534">
            <text:p>-0.026927111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7587622052344">
            <text:p>0.6875876221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72222222222223">
            <text:p>0.3722222222</text:p>
          </table:table-cell>
          <table:table-cell office:value-type="float" office:value="0.375">
            <text:p>0.375</text:p>
          </table:table-cell>
          <table:table-cell office:value-type="float" office:value="0.358333333333333">
            <text:p>0.3583333333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138888888888893">
            <text:p>-0.0138888889</text:p>
          </table:table-cell>
          <table:table-cell office:value-type="float" office:value="2.16914285959538">
            <text:p>2.1691428596</text:p>
          </table:table-cell>
          <table:table-cell office:value-type="float" office:value="0.994577491056512">
            <text:p>0.9945774911</text:p>
          </table:table-cell>
          <table:table-cell office:value-type="float" office:value="0.00101636940298744">
            <text:p>0.0010163694</text:p>
          </table:table-cell>
          <table:table-cell office:value-type="float" office:value="0.0255051960340811">
            <text:p>0.025505196</text:p>
          </table:table-cell>
          <table:table-cell office:value-type="float" office:value="0.355996565367859">
            <text:p>0.3559965654</text:p>
          </table:table-cell>
          <table:table-cell office:value-type="float" office:value="0.707673730864649">
            <text:p>0.7076737309</text:p>
          </table:table-cell>
          <table:table-cell office:value-type="float" office:value="0.243030836838273">
            <text:p>0.2430308368</text:p>
          </table:table-cell>
          <table:table-cell office:value-type="float" office:value="-0.232002160433631">
            <text:p>-0.2320021604</text:p>
          </table:table-cell>
          <table:table-cell office:value-type="float" office:value="-0.0659676722408791">
            <text:p>-0.0659676722</text:p>
          </table:table-cell>
          <table:table-cell office:value-type="float" office:value="-0.0148378116936341">
            <text:p>-0.0148378117</text:p>
          </table:table-cell>
          <table:table-cell office:value-type="float" office:value="-0.0476313707607414">
            <text:p>-0.0476313708</text:p>
          </table:table-cell>
          <table:table-cell office:value-type="float" office:value="-0.0435743750037496">
            <text:p>-0.043574375</text:p>
          </table:table-cell>
          <table:table-cell office:value-type="float" office:value="-0.0608050675331536">
            <text:p>-0.0608050675</text:p>
          </table:table-cell>
          <table:table-cell office:value-type="float" office:value="-0.0358622459830653">
            <text:p>-0.035862246</text:p>
          </table:table-cell>
          <table:table-cell office:value-type="float" office:value="-0.0575641113419976">
            <text:p>-0.0575641113</text:p>
          </table:table-cell>
          <table:table-cell office:value-type="float" office:value="-0.0195117133231219">
            <text:p>-0.0195117133</text:p>
          </table:table-cell>
          <table:table-cell office:value-type="float" office:value="-0.00254091043295024">
            <text:p>-0.0025409104</text:p>
          </table:table-cell>
          <table:table-cell office:value-type="float" office:value="0.117655612112018">
            <text:p>0.1176556121</text:p>
          </table:table-cell>
          <table:table-cell office:value-type="float" office:value="0.590923082608448">
            <text:p>0.5909230826</text:p>
          </table:table-cell>
          <table:table-cell office:value-type="float" office:value="0.587705656610922">
            <text:p>0.5877056566</text:p>
          </table:table-cell>
          <table:table-cell office:value-type="float" office:value="-0.161694633693136">
            <text:p>-0.1616946337</text:p>
          </table:table-cell>
          <table:table-cell office:value-type="float" office:value="-0.13585568621553">
            <text:p>-0.1358556862</text:p>
          </table:table-cell>
          <table:table-cell office:value-type="float" office:value="-0.0347710197758272">
            <text:p>-0.034771019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0063074845739">
            <text:p>0.6800630748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358333333333333">
            <text:p>0.3583333333</text:p>
          </table:table-cell>
          <table:table-cell office:value-type="float" office:value="0.372222222222223">
            <text:p>0.3722222222</text:p>
          </table:table-cell>
          <table:table-cell office:value-type="float" office:value="0.369444444444444">
            <text:p>0.3694444444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11111111111111">
            <text:p>0.0111111111</text:p>
          </table:table-cell>
          <table:table-cell office:value-type="float" office:value="2.18136725899431">
            <text:p>2.181367259</text:p>
          </table:table-cell>
          <table:table-cell office:value-type="float" office:value="0.992436677405712">
            <text:p>0.9924366774</text:p>
          </table:table-cell>
          <table:table-cell office:value-type="float" office:value="-0.00498014832311433">
            <text:p>-0.0049801483</text:p>
          </table:table-cell>
          <table:table-cell office:value-type="float" office:value="0.031699908000854">
            <text:p>0.031699908</text:p>
          </table:table-cell>
          <table:table-cell office:value-type="float" office:value="0.391661902975073">
            <text:p>0.391661903</text:p>
          </table:table-cell>
          <table:table-cell office:value-type="float" office:value="0.699462085444366">
            <text:p>0.6994620854</text:p>
          </table:table-cell>
          <table:table-cell office:value-type="float" office:value="0.103701459066186">
            <text:p>0.1037014591</text:p>
          </table:table-cell>
          <table:table-cell office:value-type="float" office:value="-0.204027677095719">
            <text:p>-0.2040276771</text:p>
          </table:table-cell>
          <table:table-cell office:value-type="float" office:value="-0.0613366713397466">
            <text:p>-0.0613366713</text:p>
          </table:table-cell>
          <table:table-cell office:value-type="float" office:value="-0.00721605685890847">
            <text:p>-0.0072160569</text:p>
          </table:table-cell>
          <table:table-cell office:value-type="float" office:value="0.0076225770448044">
            <text:p>0.007622577</text:p>
          </table:table-cell>
          <table:table-cell office:value-type="float" office:value="-0.0229657774878888">
            <text:p>-0.0229657775</text:p>
          </table:table-cell>
          <table:table-cell office:value-type="float" office:value="-0.0442844672407768">
            <text:p>-0.0442844672</text:p>
          </table:table-cell>
          <table:table-cell office:value-type="float" office:value="-0.0419511769731888">
            <text:p>-0.041951177</text:p>
          </table:table-cell>
          <table:table-cell office:value-type="float" office:value="-0.0563484185376298">
            <text:p>-0.0563484185</text:p>
          </table:table-cell>
          <table:table-cell office:value-type="float" office:value="-0.0167938242963237">
            <text:p>-0.0167938243</text:p>
          </table:table-cell>
          <table:table-cell office:value-type="float" office:value="-0.00841020912756973">
            <text:p>-0.0084102091</text:p>
          </table:table-cell>
          <table:table-cell office:value-type="float" office:value="0.032715228653136">
            <text:p>0.0327152287</text:p>
          </table:table-cell>
          <table:table-cell office:value-type="float" office:value="0.0335274270708879">
            <text:p>0.0335274271</text:p>
          </table:table-cell>
          <table:table-cell office:value-type="float" office:value="0.462876175431832">
            <text:p>0.4628761754</text:p>
          </table:table-cell>
          <table:table-cell office:value-type="float" office:value="0.676506704913136">
            <text:p>0.6765067049</text:p>
          </table:table-cell>
          <table:table-cell office:value-type="float" office:value="-0.122664050716495">
            <text:p>-0.1226640507</text:p>
          </table:table-cell>
          <table:table-cell office:value-type="float" office:value="-0.0204260549094079">
            <text:p>-0.020426054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7587622052344">
            <text:p>0.6875876221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69444444444444">
            <text:p>0.3694444444</text:p>
          </table:table-cell>
          <table:table-cell table:number-columns-repeated="2" office:value-type="float" office:value="0.358333333333333">
            <text:p>0.3583333333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111111111111111">
            <text:p>-0.0111111111</text:p>
          </table:table-cell>
          <table:table-cell office:value-type="float" office:value="2.32902212586049">
            <text:p>2.3290221259</text:p>
          </table:table-cell>
          <table:table-cell office:value-type="float" office:value="0.99576022086067">
            <text:p>0.9957602209</text:p>
          </table:table-cell>
          <table:table-cell office:value-type="float" office:value="0.0353547121329152">
            <text:p>0.0353547121</text:p>
          </table:table-cell>
          <table:table-cell office:value-type="float" office:value="0.0335274270708879">
            <text:p>0.0335274271</text:p>
          </table:table-cell>
          <table:table-cell office:value-type="float" office:value="0.35437570700942">
            <text:p>0.354375707</text:p>
          </table:table-cell>
          <table:table-cell office:value-type="float" office:value="0.726047400621002">
            <text:p>0.7260474006</text:p>
          </table:table-cell>
          <table:table-cell office:value-type="float" office:value="0.274769399494816">
            <text:p>0.2747693995</text:p>
          </table:table-cell>
          <table:table-cell office:value-type="float" office:value="-0.139744225303728">
            <text:p>-0.1397442253</text:p>
          </table:table-cell>
          <table:table-cell office:value-type="float" office:value="-0.011077900450392">
            <text:p>-0.0110779005</text:p>
          </table:table-cell>
          <table:table-cell office:value-type="float" office:value="-0.00518340996617672">
            <text:p>-0.00518341</text:p>
          </table:table-cell>
          <table:table-cell office:value-type="float" office:value="-0.0146345972698181">
            <text:p>-0.0146345973</text:p>
          </table:table-cell>
          <table:table-cell office:value-type="float" office:value="-0.00853725258451898">
            <text:p>-0.0085372526</text:p>
          </table:table-cell>
          <table:table-cell office:value-type="float" office:value="-0.0511799653653571">
            <text:p>-0.0511799654</text:p>
          </table:table-cell>
          <table:table-cell office:value-type="float" office:value="-0.0629565769530688">
            <text:p>-0.062956577</text:p>
          </table:table-cell>
          <table:table-cell office:value-type="float" office:value="-0.0314968352864748">
            <text:p>-0.0314968353</text:p>
          </table:table-cell>
          <table:table-cell office:value-type="float" office:value="-0.0295675473586107">
            <text:p>-0.0295675474</text:p>
          </table:table-cell>
          <table:table-cell office:value-type="float" office:value="0.00853725213020229">
            <text:p>0.0085372521</text:p>
          </table:table-cell>
          <table:table-cell office:value-type="float" office:value="0.277890762408627">
            <text:p>0.2778907624</text:p>
          </table:table-cell>
          <table:table-cell office:value-type="float" office:value="0.727820743513024">
            <text:p>0.7278207435</text:p>
          </table:table-cell>
          <table:table-cell office:value-type="float" office:value="0.467971826591184">
            <text:p>0.4679718266</text:p>
          </table:table-cell>
          <table:table-cell office:value-type="float" office:value="-0.0982690739680405">
            <text:p>-0.098269074</text:p>
          </table:table-cell>
          <table:table-cell office:value-type="float" office:value="0.0346441305317133">
            <text:p>0.0346441305</text:p>
          </table:table-cell>
          <table:table-cell office:value-type="float" office:value="0.00569157995799219">
            <text:p>0.0056915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8981225847925">
            <text:p>0.6889812258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58333333333333">
            <text:p>0.3583333333</text:p>
          </table:table-cell>
          <table:table-cell office:value-type="float" office:value="0.369444444444444">
            <text:p>0.3694444444</text:p>
          </table:table-cell>
          <table:table-cell office:value-type="float" office:value="0.336111111111111">
            <text:p>0.3361111111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-0.0222222222222221">
            <text:p>-0.0222222222</text:p>
          </table:table-cell>
          <table:table-cell office:value-type="float" office:value="2.02875771642303">
            <text:p>2.0287577164</text:p>
          </table:table-cell>
          <table:table-cell office:value-type="float" office:value="0.997729586804956">
            <text:p>0.9977295868</text:p>
          </table:table-cell>
          <table:table-cell office:value-type="float" office:value="-0.0241593317602234">
            <text:p>-0.0241593318</text:p>
          </table:table-cell>
          <table:table-cell office:value-type="float" office:value="0.0289582663091481">
            <text:p>0.0289582663</text:p>
          </table:table-cell>
          <table:table-cell office:value-type="float" office:value="0.385881541437462">
            <text:p>0.3858815414</text:p>
          </table:table-cell>
          <table:table-cell office:value-type="float" office:value="0.749381053280539">
            <text:p>0.7493810533</text:p>
          </table:table-cell>
          <table:table-cell office:value-type="float" office:value="0.297559732622458">
            <text:p>0.2975597326</text:p>
          </table:table-cell>
          <table:table-cell office:value-type="float" office:value="-0.0823418426633918">
            <text:p>-0.0823418427</text:p>
          </table:table-cell>
          <table:table-cell office:value-type="float" office:value="0.0370802645609809">
            <text:p>0.0370802646</text:p>
          </table:table-cell>
          <table:table-cell office:value-type="float" office:value="-0.000101630795787955">
            <text:p>-0.0001016308</text:p>
          </table:table-cell>
          <table:table-cell office:value-type="float" office:value="-0.00406542693004519">
            <text:p>-0.0040654269</text:p>
          </table:table-cell>
          <table:table-cell office:value-type="float" office:value="-0.00924863973012002">
            <text:p>-0.0092486397</text:p>
          </table:table-cell>
          <table:table-cell office:value-type="float" office:value="-0.0196132949312675">
            <text:p>-0.0196132949</text:p>
          </table:table-cell>
          <table:table-cell office:value-type="float" office:value="-0.0249973278599198">
            <text:p>-0.0249973279</text:p>
          </table:table-cell>
          <table:table-cell office:value-type="float" office:value="-0.0701154752375252">
            <text:p>-0.0701154752</text:p>
          </table:table-cell>
          <table:table-cell office:value-type="float" office:value="-0.0475299718619974">
            <text:p>-0.0475299719</text:p>
          </table:table-cell>
          <table:table-cell office:value-type="float" office:value="-0.0247941886170855">
            <text:p>-0.0247941886</text:p>
          </table:table-cell>
          <table:table-cell office:value-type="float" office:value="0.147707130024748">
            <text:p>0.14770713</text:p>
          </table:table-cell>
          <table:table-cell office:value-type="float" office:value="0.657266930878891">
            <text:p>0.6572669309</text:p>
          </table:table-cell>
          <table:table-cell office:value-type="float" office:value="0.579192069848082">
            <text:p>0.5791920698</text:p>
          </table:table-cell>
          <table:table-cell office:value-type="float" office:value="-0.119960255884745">
            <text:p>-0.1199602559</text:p>
          </table:table-cell>
          <table:table-cell office:value-type="float" office:value="-0.00477687127532467">
            <text:p>-0.0047768713</text:p>
          </table:table-cell>
          <table:table-cell office:value-type="float" office:value="0.00569157692909106">
            <text:p>0.005691576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71298258293814">
            <text:p>0.6712982583</text:p>
          </table:table-cell>
          <table:table-cell office:value-type="float" office:value="0">
            <text:p>0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336111111111111">
            <text:p>0.3361111111</text:p>
          </table:table-cell>
          <table:table-cell office:value-type="float" office:value="0.358333333333333">
            <text:p>0.3583333333</text:p>
          </table:table-cell>
          <table:table-cell office:value-type="float" office:value="0.377777777777777">
            <text:p>0.3777777778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416666666666661">
            <text:p>0.0416666667</text:p>
          </table:table-cell>
          <table:table-cell office:value-type="float" office:value="2.25360997329912">
            <text:p>2.2536099733</text:p>
          </table:table-cell>
          <table:table-cell office:value-type="float" office:value="0.996024207589659">
            <text:p>0.9960242076</text:p>
          </table:table-cell>
          <table:table-cell office:value-type="float" office:value="-0.0407336267378781">
            <text:p>-0.0407336267</text:p>
          </table:table-cell>
          <table:table-cell office:value-type="float" office:value="0.00498013817621867">
            <text:p>0.0049801382</text:p>
          </table:table-cell>
          <table:table-cell office:value-type="float" office:value="0.345031392628066">
            <text:p>0.3450313926</text:p>
          </table:table-cell>
          <table:table-cell office:value-type="float" office:value="0.737193144810806">
            <text:p>0.7371931448</text:p>
          </table:table-cell>
          <table:table-cell office:value-type="float" office:value="0.250666240475903">
            <text:p>0.2506662405</text:p>
          </table:table-cell>
          <table:table-cell office:value-type="float" office:value="-0.114647665783821">
            <text:p>-0.1146476658</text:p>
          </table:table-cell>
          <table:table-cell office:value-type="float" office:value="0.0169716415768237">
            <text:p>0.0169716416</text:p>
          </table:table-cell>
          <table:table-cell office:value-type="float" office:value="-0.00071145240671644">
            <text:p>-0.0007114524</text:p>
          </table:table-cell>
          <table:table-cell office:value-type="float" office:value="-0.00914701813778929">
            <text:p>-0.0091470181</text:p>
          </table:table-cell>
          <table:table-cell office:value-type="float" office:value="-0.0115860265696978">
            <text:p>-0.0115860266</text:p>
          </table:table-cell>
          <table:table-cell office:value-type="float" office:value="-0.0414438787042422">
            <text:p>-0.0414438787</text:p>
          </table:table-cell>
          <table:table-cell office:value-type="float" office:value="-0.0455016434286674">
            <text:p>-0.0455016434</text:p>
          </table:table-cell>
          <table:table-cell office:value-type="float" office:value="-0.030557615405063">
            <text:p>-0.0305576154</text:p>
          </table:table-cell>
          <table:table-cell office:value-type="float" office:value="-0.0198164896310286">
            <text:p>-0.0198164896</text:p>
          </table:table-cell>
          <table:table-cell office:value-type="float" office:value="0.000203274311272095">
            <text:p>0.0002032743</text:p>
          </table:table-cell>
          <table:table-cell office:value-type="float" office:value="0.043777268849148">
            <text:p>0.0437772688</text:p>
          </table:table-cell>
          <table:table-cell office:value-type="float" office:value="0.387696584969048">
            <text:p>0.387696585</text:p>
          </table:table-cell>
          <table:table-cell office:value-type="float" office:value="0.735984345407912">
            <text:p>0.7359843454</text:p>
          </table:table-cell>
          <table:table-cell office:value-type="float" office:value="0.254567390591055">
            <text:p>0.2545673906</text:p>
          </table:table-cell>
          <table:table-cell office:value-type="float" office:value="-0.16881257262472">
            <text:p>-0.1688125726</text:p>
          </table:table-cell>
          <table:table-cell office:value-type="float" office:value="-0.0420272673447228">
            <text:p>-0.042027267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86079453472421">
            <text:p>0.6860794535</text:p>
          </table:table-cell>
          <table:table-cell office:value-type="float" office:value="0">
            <text:p>0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377777777777777">
            <text:p>0.3777777778</text:p>
          </table:table-cell>
          <table:table-cell office:value-type="float" office:value="0.336111111111111">
            <text:p>0.3361111111</text:p>
          </table:table-cell>
          <table:table-cell office:value-type="float" office:value="0.377777777777778">
            <text:p>0.3777777778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416666666666661">
            <text:p>0.0416666667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2.79368741438529">
            <text:p>2.7936874144</text:p>
          </table:table-cell>
          <table:table-cell office:value-type="float" office:value="0.996952511802425">
            <text:p>0.9969525118</text:p>
          </table:table-cell>
          <table:table-cell office:value-type="float" office:value="0.000203274311272095">
            <text:p>0.0002032743</text:p>
          </table:table-cell>
          <table:table-cell office:value-type="float" office:value="0.043777268849148">
            <text:p>0.0437772688</text:p>
          </table:table-cell>
          <table:table-cell office:value-type="float" office:value="0.387696584969048">
            <text:p>0.387696585</text:p>
          </table:table-cell>
          <table:table-cell office:value-type="float" office:value="0.735984345407912">
            <text:p>0.7359843454</text:p>
          </table:table-cell>
          <table:table-cell office:value-type="float" office:value="0.254567390591055">
            <text:p>0.2545673906</text:p>
          </table:table-cell>
          <table:table-cell office:value-type="float" office:value="-0.16881257262472">
            <text:p>-0.1688125726</text:p>
          </table:table-cell>
          <table:table-cell office:value-type="float" office:value="-0.0420272673447228">
            <text:p>-0.0420272673</text:p>
          </table:table-cell>
          <table:table-cell office:value-type="float" office:value="-0.0172764569735989">
            <text:p>-0.017276457</text:p>
          </table:table-cell>
          <table:table-cell office:value-type="float" office:value="-0.00276958371467695">
            <text:p>-0.0027695837</text:p>
          </table:table-cell>
          <table:table-cell office:value-type="float" office:value="0.00406542814162503">
            <text:p>0.0040654281</text:p>
          </table:table-cell>
          <table:table-cell office:value-type="float" office:value="0.00762257462174576">
            <text:p>0.0076225746</text:p>
          </table:table-cell>
          <table:table-cell office:value-type="float" office:value="-0.00467523820586124">
            <text:p>-0.0046752382</text:p>
          </table:table-cell>
          <table:table-cell office:value-type="float" office:value="-0.0408350957424138">
            <text:p>-0.0408350957</text:p>
          </table:table-cell>
          <table:table-cell office:value-type="float" office:value="-0.0328929043180946">
            <text:p>-0.0328929043</text:p>
          </table:table-cell>
          <table:table-cell office:value-type="float" office:value="-0.0093502732463514">
            <text:p>-0.0093502732</text:p>
          </table:table-cell>
          <table:table-cell office:value-type="float" office:value="0.113845197911377">
            <text:p>0.1138451979</text:p>
          </table:table-cell>
          <table:table-cell office:value-type="float" office:value="0.563516688093074">
            <text:p>0.5635166881</text:p>
          </table:table-cell>
          <table:table-cell office:value-type="float" office:value="0.727485993276421">
            <text:p>0.7274859933</text:p>
          </table:table-cell>
          <table:table-cell office:value-type="float" office:value="0.0766862267830797">
            <text:p>0.0766862268</text:p>
          </table:table-cell>
          <table:table-cell office:value-type="float" office:value="-0.137252052222751">
            <text:p>-0.1372520522</text:p>
          </table:table-cell>
          <table:table-cell office:value-type="float" office:value="-0.0558418267196575">
            <text:p>-0.055841826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81721523530256">
            <text:p>0.6817215235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77777777777778">
            <text:p>0.3777777778</text:p>
          </table:table-cell>
          <table:table-cell office:value-type="float" office:value="0.377777777777777">
            <text:p>0.3777777778</text:p>
          </table:table-cell>
          <table:table-cell office:value-type="float" office:value="0.388888888888889">
            <text:p>0.3888888889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0.0111111111111111">
            <text:p>0.0111111111</text:p>
          </table:table-cell>
          <table:table-cell office:value-type="float" office:value="2.33986737274084">
            <text:p>2.3398673727</text:p>
          </table:table-cell>
          <table:table-cell office:value-type="float" office:value="0.998444015922563">
            <text:p>0.9984440159</text:p>
          </table:table-cell>
          <table:table-cell office:value-type="float" office:value="-0.0145583814790107">
            <text:p>-0.0145583815</text:p>
          </table:table-cell>
          <table:table-cell office:value-type="float" office:value="0.0646267500163842">
            <text:p>0.06462675</text:p>
          </table:table-cell>
          <table:table-cell office:value-type="float" office:value="0.466700808270418">
            <text:p>0.4667008083</text:p>
          </table:table-cell>
          <table:table-cell office:value-type="float" office:value="0.747458683324283">
            <text:p>0.7474586833</text:p>
          </table:table-cell>
          <table:table-cell office:value-type="float" office:value="0.248664924501647">
            <text:p>0.2486649245</text:p>
          </table:table-cell>
          <table:table-cell office:value-type="float" office:value="-0.160605655676454">
            <text:p>-0.1606056557</text:p>
          </table:table-cell>
          <table:table-cell office:value-type="float" office:value="-0.0581718649789293">
            <text:p>-0.058171865</text:p>
          </table:table-cell>
          <table:table-cell office:value-type="float" office:value="-0.0434729288672789">
            <text:p>-0.0434729289</text:p>
          </table:table-cell>
          <table:table-cell office:value-type="float" office:value="-0.0128816861265492">
            <text:p>-0.0128816861</text:p>
          </table:table-cell>
          <table:table-cell office:value-type="float" office:value="0.00945190717514688">
            <text:p>0.0094519072</text:p>
          </table:table-cell>
          <table:table-cell office:value-type="float" office:value="0.00688575911128764">
            <text:p>0.0068857591</text:p>
          </table:table-cell>
          <table:table-cell office:value-type="float" office:value="0.00589484260297835">
            <text:p>0.0058948426</text:p>
          </table:table-cell>
          <table:table-cell office:value-type="float" office:value="-0.0443858910152012">
            <text:p>-0.044385891</text:p>
          </table:table-cell>
          <table:table-cell office:value-type="float" office:value="-0.0490509522450697">
            <text:p>-0.0490509522</text:p>
          </table:table-cell>
          <table:table-cell office:value-type="float" office:value="-0.0257083248755008">
            <text:p>-0.0257083249</text:p>
          </table:table-cell>
          <table:table-cell office:value-type="float" office:value="0.190058257019307">
            <text:p>0.190058257</text:p>
          </table:table-cell>
          <table:table-cell office:value-type="float" office:value="0.647459269203471">
            <text:p>0.6474592692</text:p>
          </table:table-cell>
          <table:table-cell office:value-type="float" office:value="0.423793644709394">
            <text:p>0.4237936447</text:p>
          </table:table-cell>
          <table:table-cell office:value-type="float" office:value="-0.224077341993838">
            <text:p>-0.224077342</text:p>
          </table:table-cell>
          <table:table-cell office:value-type="float" office:value="-0.106038520285278">
            <text:p>-0.1060385203</text:p>
          </table:table-cell>
          <table:table-cell office:value-type="float" office:value="-0.0532324886355688">
            <text:p>-0.053232488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169756953353">
            <text:p>0.684169757</text:p>
          </table:table-cell>
          <table:table-cell office:value-type="float" office:value="0">
            <text:p>0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0.377777777777778">
            <text:p>0.3777777778</text:p>
          </table:table-cell>
          <table:table-cell office:value-type="float" office:value="0.399999999999999">
            <text:p>0.4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111111111111093">
            <text:p>0.0111111111</text:p>
          </table:table-cell>
          <table:table-cell office:value-type="float" office:value="2.46608931987535">
            <text:p>2.4660893199</text:p>
          </table:table-cell>
          <table:table-cell office:value-type="float" office:value="0.989612810756322">
            <text:p>0.9896128108</text:p>
          </table:table-cell>
          <table:table-cell office:value-type="float" office:value="-0.0473271481589472">
            <text:p>-0.0473271482</text:p>
          </table:table-cell>
          <table:table-cell office:value-type="float" office:value="-0.011586019452505">
            <text:p>-0.0115860195</text:p>
          </table:table-cell>
          <table:table-cell office:value-type="float" office:value="0.287429281990314">
            <text:p>0.287429282</text:p>
          </table:table-cell>
          <table:table-cell office:value-type="float" office:value="0.679034274398046">
            <text:p>0.6790342744</text:p>
          </table:table-cell>
          <table:table-cell office:value-type="float" office:value="0.254662455095696">
            <text:p>0.2546624551</text:p>
          </table:table-cell>
          <table:table-cell office:value-type="float" office:value="-0.229765086711244">
            <text:p>-0.2297650867</text:p>
          </table:table-cell>
          <table:table-cell office:value-type="float" office:value="-0.0846379625953777">
            <text:p>-0.0846379626</text:p>
          </table:table-cell>
          <table:table-cell office:value-type="float" office:value="-0.049481866324513">
            <text:p>-0.0494818663</text:p>
          </table:table-cell>
          <table:table-cell office:value-type="float" office:value="-0.0375116111126795">
            <text:p>-0.0375116111</text:p>
          </table:table-cell>
          <table:table-cell office:value-type="float" office:value="-0.0179876955541048">
            <text:p>-0.0179876956</text:p>
          </table:table-cell>
          <table:table-cell office:value-type="float" office:value="0.000431949182165825">
            <text:p>0.0004319492</text:p>
          </table:table-cell>
          <table:table-cell office:value-type="float" office:value="0.0118908890585285">
            <text:p>0.0118908891</text:p>
          </table:table-cell>
          <table:table-cell office:value-type="float" office:value="-0.0383235284111702">
            <text:p>-0.0383235284</text:p>
          </table:table-cell>
          <table:table-cell office:value-type="float" office:value="-0.0296944811234577">
            <text:p>-0.0296944811</text:p>
          </table:table-cell>
          <table:table-cell office:value-type="float" office:value="-0.0111795227482913">
            <text:p>-0.0111795227</text:p>
          </table:table-cell>
          <table:table-cell office:value-type="float" office:value="0.00802910813256275">
            <text:p>0.0080291081</text:p>
          </table:table-cell>
          <table:table-cell office:value-type="float" office:value="0.305689953955309">
            <text:p>0.305689954</text:p>
          </table:table-cell>
          <table:table-cell office:value-type="float" office:value="0.693443396262891">
            <text:p>0.6934433963</text:p>
          </table:table-cell>
          <table:table-cell office:value-type="float" office:value="0.328791555651437">
            <text:p>0.3287915557</text:p>
          </table:table-cell>
          <table:table-cell office:value-type="float" office:value="-0.258080853235063">
            <text:p>-0.2580808532</text:p>
          </table:table-cell>
          <table:table-cell office:value-type="float" office:value="-0.100508150117044">
            <text:p>-0.100508150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91259031007632">
            <text:p>0.691259031</text:p>
          </table:table-cell>
          <table:table-cell office:value-type="float" office:value="0">
            <text:p>0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399999999999999">
            <text:p>0.4</text:p>
          </table:table-cell>
          <table:table-cell office:value-type="float" office:value="0.388888888888889">
            <text:p>0.3888888889</text:p>
          </table:table-cell>
          <table:table-cell office:value-type="float" office:value="0.380555555555556">
            <text:p>0.3805555556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11111111111093">
            <text:p>0.0111111111</text:p>
          </table:table-cell>
          <table:table-cell office:value-type="float" office:value="-0.0194444444444422">
            <text:p>-0.0194444444</text:p>
          </table:table-cell>
          <table:table-cell office:value-type="float" office:value="2.30151375485051">
            <text:p>2.3015137549</text:p>
          </table:table-cell>
          <table:table-cell office:value-type="float" office:value="0.994387896026706">
            <text:p>0.994387896</text:p>
          </table:table-cell>
          <table:table-cell office:value-type="float" office:value="-0.00924863427838796">
            <text:p>-0.0092486343</text:p>
          </table:table-cell>
          <table:table-cell office:value-type="float" office:value="0.0314968554471613">
            <text:p>0.0314968554</text:p>
          </table:table-cell>
          <table:table-cell office:value-type="float" office:value="0.409917244727931">
            <text:p>0.4099172447</text:p>
          </table:table-cell>
          <table:table-cell office:value-type="float" office:value="0.699617799375293">
            <text:p>0.6996177994</text:p>
          </table:table-cell>
          <table:table-cell office:value-type="float" office:value="0.144026621558659">
            <text:p>0.1440266216</text:p>
          </table:table-cell>
          <table:table-cell office:value-type="float" office:value="-0.246542142052588">
            <text:p>-0.2465421421</text:p>
          </table:table-cell>
          <table:table-cell office:value-type="float" office:value="-0.0815342158908188">
            <text:p>-0.0815342159</text:p>
          </table:table-cell>
          <table:table-cell office:value-type="float" office:value="-0.0597923957391358">
            <text:p>-0.0597923957</text:p>
          </table:table-cell>
          <table:table-cell office:value-type="float" office:value="-0.0411394801555942">
            <text:p>-0.0411394802</text:p>
          </table:table-cell>
          <table:table-cell office:value-type="float" office:value="-0.0348979036634731">
            <text:p>-0.0348979037</text:p>
          </table:table-cell>
          <table:table-cell office:value-type="float" office:value="-0.0245910352180101">
            <text:p>-0.0245910352</text:p>
          </table:table-cell>
          <table:table-cell office:value-type="float" office:value="-0.000609816202825408">
            <text:p>-0.0006098162</text:p>
          </table:table-cell>
          <table:table-cell office:value-type="float" office:value="-0.0377653369339371">
            <text:p>-0.0377653369</text:p>
          </table:table-cell>
          <table:table-cell office:value-type="float" office:value="-0.0326136905597938">
            <text:p>-0.0326136906</text:p>
          </table:table-cell>
          <table:table-cell office:value-type="float" office:value="-0.0134151862897569">
            <text:p>-0.0134151863</text:p>
          </table:table-cell>
          <table:table-cell office:value-type="float" office:value="0.129315559550437">
            <text:p>0.1293155596</text:p>
          </table:table-cell>
          <table:table-cell office:value-type="float" office:value="0.569349357551708">
            <text:p>0.5693493576</text:p>
          </table:table-cell>
          <table:table-cell office:value-type="float" office:value="0.697223069867541">
            <text:p>0.6972230699</text:p>
          </table:table-cell>
          <table:table-cell office:value-type="float" office:value="0.00213434888708397">
            <text:p>0.0021343489</text:p>
          </table:table-cell>
          <table:table-cell office:value-type="float" office:value="-0.177463756202024">
            <text:p>-0.1774637562</text:p>
          </table:table-cell>
          <table:table-cell office:value-type="float" office:value="-0.0925789402499719">
            <text:p>-0.092578940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5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2687233894445">
            <text:p>0.6826872339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80555555555556">
            <text:p>0.3805555556</text:p>
          </table:table-cell>
          <table:table-cell office:value-type="float" office:value="0.399999999999999">
            <text:p>0.4</text:p>
          </table:table-cell>
          <table:table-cell office:value-type="float" office:value="0.388888888888889">
            <text:p>0.3888888889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94444444444422">
            <text:p>-0.0194444444</text:p>
          </table:table-cell>
          <table:table-cell office:value-type="float" office:value="0.00833333333333286">
            <text:p>0.0083333333</text:p>
          </table:table-cell>
          <table:table-cell office:value-type="float" office:value="2.13630939764469">
            <text:p>2.1363093976</text:p>
          </table:table-cell>
          <table:table-cell office:value-type="float" office:value="0.997665082356924">
            <text:p>0.9976650824</text:p>
          </table:table-cell>
          <table:table-cell office:value-type="float" office:value="-0.019257699409742">
            <text:p>-0.0192576994</text:p>
          </table:table-cell>
          <table:table-cell office:value-type="float" office:value="0.0757262846951428">
            <text:p>0.0757262847</text:p>
          </table:table-cell>
          <table:table-cell office:value-type="float" office:value="0.478266169584586">
            <text:p>0.4782661696</text:p>
          </table:table-cell>
          <table:table-cell office:value-type="float" office:value="0.726779464527477">
            <text:p>0.7267794645</text:p>
          </table:table-cell>
          <table:table-cell office:value-type="float" office:value="0.171477297168273">
            <text:p>0.1714772972</text:p>
          </table:table-cell>
          <table:table-cell office:value-type="float" office:value="-0.204612045462692">
            <text:p>-0.2046120455</text:p>
          </table:table-cell>
          <table:table-cell office:value-type="float" office:value="-0.0956010370547702">
            <text:p>-0.0956010371</text:p>
          </table:table-cell>
          <table:table-cell office:value-type="float" office:value="-0.0780500895737744">
            <text:p>-0.0780500896</text:p>
          </table:table-cell>
          <table:table-cell office:value-type="float" office:value="-0.057361489517231">
            <text:p>-0.0573614895</text:p>
          </table:table-cell>
          <table:table-cell office:value-type="float" office:value="-0.0460087498810478">
            <text:p>-0.0460087499</text:p>
          </table:table-cell>
          <table:table-cell office:value-type="float" office:value="-0.015345876573442">
            <text:p>-0.0153458766</text:p>
          </table:table-cell>
          <table:table-cell office:value-type="float" office:value="0.0100362582813036">
            <text:p>0.0100362583</text:p>
          </table:table-cell>
          <table:table-cell office:value-type="float" office:value="-0.0352532013508832">
            <text:p>-0.0352532014</text:p>
          </table:table-cell>
          <table:table-cell office:value-type="float" office:value="-0.0304306961015012">
            <text:p>-0.0304306961</text:p>
          </table:table-cell>
          <table:table-cell office:value-type="float" office:value="-0.0153712914521899">
            <text:p>-0.0153712915</text:p>
          </table:table-cell>
          <table:table-cell office:value-type="float" office:value="0.167207599910403">
            <text:p>0.1672075999</text:p>
          </table:table-cell>
          <table:table-cell office:value-type="float" office:value="0.624975524562536">
            <text:p>0.6249755246</text:p>
          </table:table-cell>
          <table:table-cell office:value-type="float" office:value="0.576348330133713">
            <text:p>0.5763483301</text:p>
          </table:table-cell>
          <table:table-cell office:value-type="float" office:value="-0.178964472795113">
            <text:p>-0.1789644728</text:p>
          </table:table-cell>
          <table:table-cell office:value-type="float" office:value="-0.137052616514422">
            <text:p>-0.1370526165</text:p>
          </table:table-cell>
          <table:table-cell office:value-type="float" office:value="-0.0459073409979083">
            <text:p>-0.04590734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032404769851">
            <text:p>0.6220324048</text:p>
          </table:table-cell>
          <table:table-cell office:value-type="float" office:value="0">
            <text:p>0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16666666666667">
            <text:p>0.7166666667</text:p>
          </table:table-cell>
          <table:table-cell office:value-type="float" office:value="0.727777777777778">
            <text:p>0.7277777778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166666666666667">
            <text:p>-0.0166666667</text:p>
          </table:table-cell>
          <table:table-cell office:value-type="float" office:value="0.0277777777777777">
            <text:p>0.0277777778</text:p>
          </table:table-cell>
          <table:table-cell office:value-type="float" office:value="2.32772259251427">
            <text:p>2.3277225925</text:p>
          </table:table-cell>
          <table:table-cell office:value-type="float" office:value="0.994139289158826">
            <text:p>0.9941392892</text:p>
          </table:table-cell>
          <table:table-cell office:value-type="float" office:value="0.0573863113461821">
            <text:p>0.0573863113</text:p>
          </table:table-cell>
          <table:table-cell office:value-type="float" office:value="0.130908671288">
            <text:p>0.1309086713</text:p>
          </table:table-cell>
          <table:table-cell office:value-type="float" office:value="0.366597314741678">
            <text:p>0.3665973147</text:p>
          </table:table-cell>
          <table:table-cell office:value-type="float" office:value="0.626247600938925">
            <text:p>0.6262476009</text:p>
          </table:table-cell>
          <table:table-cell office:value-type="float" office:value="0.0523161204676603">
            <text:p>0.0523161205</text:p>
          </table:table-cell>
          <table:table-cell office:value-type="float" office:value="-0.394834253036224">
            <text:p>-0.394834253</text:p>
          </table:table-cell>
          <table:table-cell office:value-type="float" office:value="-0.327279814040463">
            <text:p>-0.327279814</text:p>
          </table:table-cell>
          <table:table-cell office:value-type="float" office:value="-0.297783956764919">
            <text:p>-0.2977839568</text:p>
          </table:table-cell>
          <table:table-cell office:value-type="float" office:value="-0.226684754997756">
            <text:p>-0.226684755</text:p>
          </table:table-cell>
          <table:table-cell office:value-type="float" office:value="-0.247622168576954">
            <text:p>-0.2476221686</text:p>
          </table:table-cell>
          <table:table-cell office:value-type="float" office:value="-0.104899358030978">
            <text:p>-0.104899358</text:p>
          </table:table-cell>
          <table:table-cell office:value-type="float" office:value="0.0132438917795941">
            <text:p>0.0132438918</text:p>
          </table:table-cell>
          <table:table-cell office:value-type="float" office:value="0.00631489051365164">
            <text:p>0.0063148905</text:p>
          </table:table-cell>
          <table:table-cell office:value-type="float" office:value="0.0183281234407149">
            <text:p>0.0183281234</text:p>
          </table:table-cell>
          <table:table-cell office:value-type="float" office:value="0.0587230224635291">
            <text:p>0.0587230225</text:p>
          </table:table-cell>
          <table:table-cell office:value-type="float" office:value="0.195075554458179">
            <text:p>0.1950755545</text:p>
          </table:table-cell>
          <table:table-cell office:value-type="float" office:value="0.337024632200514">
            <text:p>0.3370246322</text:p>
          </table:table-cell>
          <table:table-cell office:value-type="float" office:value="0.389585304246464">
            <text:p>0.3895853042</text:p>
          </table:table-cell>
          <table:table-cell office:value-type="float" office:value="0.269056709787142">
            <text:p>0.2690567098</text:p>
          </table:table-cell>
          <table:table-cell office:value-type="float" office:value="0.0578318934206057">
            <text:p>0.0578318934</text:p>
          </table:table-cell>
          <table:table-cell office:value-type="float" office:value="-0.00760016991980894">
            <text:p>-0.007600169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318906880289">
            <text:p>0.6253189069</text:p>
          </table:table-cell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727777777777778">
            <text:p>0.7277777778</text:p>
          </table:table-cell>
          <table:table-cell office:value-type="float" office:value="0.7">
            <text:p>0.7</text:p>
          </table:table-cell>
          <table:table-cell office:value-type="float" office:value="0.725">
            <text:p>0.725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0.0277777777777777">
            <text:p>0.0277777778</text:p>
          </table:table-cell>
          <table:table-cell office:value-type="float" office:value="-0.00277777777777755">
            <text:p>-0.0027777778</text:p>
          </table:table-cell>
          <table:table-cell office:value-type="float" office:value="2.49470764864188">
            <text:p>2.4947076486</text:p>
          </table:table-cell>
          <table:table-cell office:value-type="float" office:value="0.995572336941003">
            <text:p>0.9955723369</text:p>
          </table:table-cell>
          <table:table-cell office:value-type="float" office:value="0.0165403376338491">
            <text:p>0.0165403376</text:p>
          </table:table-cell>
          <table:table-cell office:value-type="float" office:value="0.0867379956430783">
            <text:p>0.0867379956</text:p>
          </table:table-cell>
          <table:table-cell office:value-type="float" office:value="0.35101710083238">
            <text:p>0.3510171008</text:p>
          </table:table-cell>
          <table:table-cell office:value-type="float" office:value="0.63792458037049">
            <text:p>0.6379245804</text:p>
          </table:table-cell>
          <table:table-cell office:value-type="float" office:value="0.104014952383772">
            <text:p>0.1040149524</text:p>
          </table:table-cell>
          <table:table-cell office:value-type="float" office:value="-0.394739900596631">
            <text:p>-0.3947399006</text:p>
          </table:table-cell>
          <table:table-cell office:value-type="float" office:value="-0.344532581104848">
            <text:p>-0.3445325811</text:p>
          </table:table-cell>
          <table:table-cell office:value-type="float" office:value="-0.337371349260852">
            <text:p>-0.3373713493</text:p>
          </table:table-cell>
          <table:table-cell office:value-type="float" office:value="-0.248775886403795">
            <text:p>-0.2487758864</text:p>
          </table:table-cell>
          <table:table-cell office:value-type="float" office:value="-0.269056727399286">
            <text:p>-0.2690567274</text:p>
          </table:table-cell>
          <table:table-cell office:value-type="float" office:value="-0.152811699927926">
            <text:p>-0.1528116999</text:p>
          </table:table-cell>
          <table:table-cell office:value-type="float" office:value="-0.0377600631632185">
            <text:p>-0.0377600632</text:p>
          </table:table-cell>
          <table:table-cell office:value-type="float" office:value="0.0091648304485874">
            <text:p>0.0091648304</text:p>
          </table:table-cell>
          <table:table-cell office:value-type="float" office:value="0.0217357061383268">
            <text:p>0.0217357061</text:p>
          </table:table-cell>
          <table:table-cell office:value-type="float" office:value="0.0893442158898854">
            <text:p>0.0893442159</text:p>
          </table:table-cell>
          <table:table-cell office:value-type="float" office:value="0.153684846919975">
            <text:p>0.1536848469</text:p>
          </table:table-cell>
          <table:table-cell office:value-type="float" office:value="0.302817598455216">
            <text:p>0.3028175985</text:p>
          </table:table-cell>
          <table:table-cell office:value-type="float" office:value="0.38478714371625">
            <text:p>0.3847871437</text:p>
          </table:table-cell>
          <table:table-cell office:value-type="float" office:value="0.368337487545599">
            <text:p>0.3683374875</text:p>
          </table:table-cell>
          <table:table-cell office:value-type="float" office:value="0.21371027970506">
            <text:p>0.2137102797</text:p>
          </table:table-cell>
          <table:table-cell office:value-type="float" office:value="0.0245842813917581">
            <text:p>0.024584281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713281753785">
            <text:p>0.6257132818</text:p>
          </table:table-cell>
          <table:table-cell office:value-type="float" office:value="0">
            <text:p>0</text:p>
          </table:table-cell>
          <table:table-cell office:value-type="float" office:value="0.560808620333097">
            <text:p>0.5608086203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27777777777778">
            <text:p>0.7277777778</text:p>
          </table:table-cell>
          <table:table-cell office:value-type="float" office:value="0.711111111111111">
            <text:p>0.7111111111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0277777777777755">
            <text:p>-0.0027777778</text:p>
          </table:table-cell>
          <table:table-cell office:value-type="float" office:value="-0.0138888888888888">
            <text:p>-0.0138888889</text:p>
          </table:table-cell>
          <table:table-cell office:value-type="float" office:value="2.28658839443234">
            <text:p>2.2865883944</text:p>
          </table:table-cell>
          <table:table-cell office:value-type="float" office:value="0.998617130450683">
            <text:p>0.9986171305</text:p>
          </table:table-cell>
          <table:table-cell office:value-type="float" office:value="0.0281584252615146">
            <text:p>0.0281584253</text:p>
          </table:table-cell>
          <table:table-cell office:value-type="float" office:value="0.0791345152470984">
            <text:p>0.0791345152</text:p>
          </table:table-cell>
          <table:table-cell office:value-type="float" office:value="0.39657821756236">
            <text:p>0.3965782176</text:p>
          </table:table-cell>
          <table:table-cell office:value-type="float" office:value="0.687257927372603">
            <text:p>0.6872579274</text:p>
          </table:table-cell>
          <table:table-cell office:value-type="float" office:value="0.184516854773134">
            <text:p>0.1845168548</text:p>
          </table:table-cell>
          <table:table-cell office:value-type="float" office:value="-0.406095348228864">
            <text:p>-0.4060953482</text:p>
          </table:table-cell>
          <table:table-cell office:value-type="float" office:value="-0.364224602811445">
            <text:p>-0.3642246028</text:p>
          </table:table-cell>
          <table:table-cell office:value-type="float" office:value="-0.330071279271974">
            <text:p>-0.3300712793</text:p>
          </table:table-cell>
          <table:table-cell office:value-type="float" office:value="-0.239157811864802">
            <text:p>-0.2391578119</text:p>
          </table:table-cell>
          <table:table-cell office:value-type="float" office:value="-0.291302386642478">
            <text:p>-0.2913023866</text:p>
          </table:table-cell>
          <table:table-cell office:value-type="float" office:value="-0.148660974319469">
            <text:p>-0.1486609743</text:p>
          </table:table-cell>
          <table:table-cell office:value-type="float" office:value="-0.00715311878715774">
            <text:p>-0.0071531188</text:p>
          </table:table-cell>
          <table:table-cell office:value-type="float" office:value="0.00558839716062098">
            <text:p>0.0055883972</text:p>
          </table:table-cell>
          <table:table-cell office:value-type="float" office:value="0.0428930646094088">
            <text:p>0.0428930646</text:p>
          </table:table-cell>
          <table:table-cell office:value-type="float" office:value="0.0831872087061709">
            <text:p>0.0831872087</text:p>
          </table:table-cell>
          <table:table-cell office:value-type="float" office:value="0.207301329659354">
            <text:p>0.2073013297</text:p>
          </table:table-cell>
          <table:table-cell office:value-type="float" office:value="0.349448160193623">
            <text:p>0.3494481602</text:p>
          </table:table-cell>
          <table:table-cell office:value-type="float" office:value="0.361458546845252">
            <text:p>0.3614585468</text:p>
          </table:table-cell>
          <table:table-cell office:value-type="float" office:value="0.268641947959847">
            <text:p>0.268641948</text:p>
          </table:table-cell>
          <table:table-cell office:value-type="float" office:value="0.117703788406051">
            <text:p>0.1177037884</text:p>
          </table:table-cell>
          <table:table-cell office:value-type="float" office:value="0.0219591280186739">
            <text:p>0.02195912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307589366328">
            <text:p>0.6223075894</text:p>
          </table:table-cell>
          <table:table-cell office:value-type="float" office:value="0">
            <text:p>0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25">
            <text:p>0.725</text:p>
          </table:table-cell>
          <table:table-cell office:value-type="float" office:value="0.705555555555556">
            <text:p>0.7055555556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138888888888888">
            <text:p>-0.0138888889</text:p>
          </table:table-cell>
          <table:table-cell office:value-type="float" office:value="-0.00555555555555554">
            <text:p>-0.0055555556</text:p>
          </table:table-cell>
          <table:table-cell office:value-type="float" office:value="2.25215718772144">
            <text:p>2.2521571877</text:p>
          </table:table-cell>
          <table:table-cell office:value-type="float" office:value="0.99912979099493">
            <text:p>0.999129791</text:p>
          </table:table-cell>
          <table:table-cell office:value-type="float" office:value="0.0252545014357439">
            <text:p>0.0252545014</text:p>
          </table:table-cell>
          <table:table-cell office:value-type="float" office:value="0.10224568579811">
            <text:p>0.1022456858</text:p>
          </table:table-cell>
          <table:table-cell office:value-type="float" office:value="0.398272301808446">
            <text:p>0.3982723018</text:p>
          </table:table-cell>
          <table:table-cell office:value-type="float" office:value="0.687847253740433">
            <text:p>0.6878472537</text:p>
          </table:table-cell>
          <table:table-cell office:value-type="float" office:value="0.14625552067313">
            <text:p>0.1462555207</text:p>
          </table:table-cell>
          <table:table-cell office:value-type="float" office:value="-0.459343780130436">
            <text:p>-0.4593437801</text:p>
          </table:table-cell>
          <table:table-cell office:value-type="float" office:value="-0.402027192749571">
            <text:p>-0.4020271927</text:p>
          </table:table-cell>
          <table:table-cell office:value-type="float" office:value="-0.33424763885498">
            <text:p>-0.3342476389</text:p>
          </table:table-cell>
          <table:table-cell office:value-type="float" office:value="-0.269471376130063">
            <text:p>-0.2694713761</text:p>
          </table:table-cell>
          <table:table-cell office:value-type="float" office:value="-0.272526421870689">
            <text:p>-0.2725264219</text:p>
          </table:table-cell>
          <table:table-cell office:value-type="float" office:value="-0.169793584468986">
            <text:p>-0.1697935845</text:p>
          </table:table-cell>
          <table:table-cell office:value-type="float" office:value="-0.0359741850850601">
            <text:p>-0.0359741851</text:p>
          </table:table-cell>
          <table:table-cell office:value-type="float" office:value="-0.00245891877688798">
            <text:p>-0.0024589188</text:p>
          </table:table-cell>
          <table:table-cell office:value-type="float" office:value="0.0573863113461821">
            <text:p>0.0573863113</text:p>
          </table:table-cell>
          <table:table-cell office:value-type="float" office:value="0.0805227307625194">
            <text:p>0.0805227308</text:p>
          </table:table-cell>
          <table:table-cell office:value-type="float" office:value="0.208317280082211">
            <text:p>0.2083172801</text:p>
          </table:table-cell>
          <table:table-cell office:value-type="float" office:value="0.342363695387246">
            <text:p>0.3423636954</text:p>
          </table:table-cell>
          <table:table-cell office:value-type="float" office:value="0.410983836990555">
            <text:p>0.410983837</text:p>
          </table:table-cell>
          <table:table-cell office:value-type="float" office:value="0.298853081270762">
            <text:p>0.2988530813</text:p>
          </table:table-cell>
          <table:table-cell office:value-type="float" office:value="0.11616040304135">
            <text:p>0.116160403</text:p>
          </table:table-cell>
          <table:table-cell office:value-type="float" office:value="0.0254778660409829">
            <text:p>0.02547786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397543189251">
            <text:p>0.6203975432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05555555555556">
            <text:p>0.7055555556</text:p>
          </table:table-cell>
          <table:table-cell office:value-type="float" office:value="0.711111111111111">
            <text:p>0.7111111111</text:p>
          </table:table-cell>
          <table:table-cell office:value-type="float" office:value="0.719444444444444">
            <text:p>0.7194444444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138888888888884">
            <text:p>0.0138888889</text:p>
          </table:table-cell>
          <table:table-cell office:value-type="float" office:value="2.35196880611153">
            <text:p>2.3519688061</text:p>
          </table:table-cell>
          <table:table-cell office:value-type="float" office:value="0.997749429628342">
            <text:p>0.9977494296</text:p>
          </table:table-cell>
          <table:table-cell office:value-type="float" office:value="0.0270415921140939">
            <text:p>0.0270415921</text:p>
          </table:table-cell>
          <table:table-cell office:value-type="float" office:value="0.116380959049309">
            <text:p>0.116380959</text:p>
          </table:table-cell>
          <table:table-cell office:value-type="float" office:value="0.393181953451657">
            <text:p>0.3931819535</text:p>
          </table:table-cell>
          <table:table-cell office:value-type="float" office:value="0.665309540533993">
            <text:p>0.6653095405</text:p>
          </table:table-cell>
          <table:table-cell office:value-type="float" office:value="0.0803006480309103">
            <text:p>0.080300648</text:p>
          </table:table-cell>
          <table:table-cell office:value-type="float" office:value="-0.440986469484744">
            <text:p>-0.4409864695</text:p>
          </table:table-cell>
          <table:table-cell office:value-type="float" office:value="-0.344187767743183">
            <text:p>-0.3441877677</text:p>
          </table:table-cell>
          <table:table-cell office:value-type="float" office:value="-0.322030431001213">
            <text:p>-0.322030431</text:p>
          </table:table-cell>
          <table:table-cell office:value-type="float" office:value="-0.277743507770533">
            <text:p>-0.2777435078</text:p>
          </table:table-cell>
          <table:table-cell office:value-type="float" office:value="-0.269678704432409">
            <text:p>-0.2696787044</text:p>
          </table:table-cell>
          <table:table-cell office:value-type="float" office:value="-0.139686489448822">
            <text:p>-0.1396864894</text:p>
          </table:table-cell>
          <table:table-cell office:value-type="float" office:value="-0.0511456997115076">
            <text:p>-0.0511456997</text:p>
          </table:table-cell>
          <table:table-cell office:value-type="float" office:value="-0.0227970056487193">
            <text:p>-0.0227970056</text:p>
          </table:table-cell>
          <table:table-cell office:value-type="float" office:value="0.0438413262946218">
            <text:p>0.0438413263</text:p>
          </table:table-cell>
          <table:table-cell office:value-type="float" office:value="0.0962142627366105">
            <text:p>0.0962142627</text:p>
          </table:table-cell>
          <table:table-cell office:value-type="float" office:value="0.211629370066464">
            <text:p>0.2116293701</text:p>
          </table:table-cell>
          <table:table-cell office:value-type="float" office:value="0.340339414326732">
            <text:p>0.3403394143</text:p>
          </table:table-cell>
          <table:table-cell office:value-type="float" office:value="0.372580404922559">
            <text:p>0.3725804049</text:p>
          </table:table-cell>
          <table:table-cell office:value-type="float" office:value="0.367757711248381">
            <text:p>0.3677577112</text:p>
          </table:table-cell>
          <table:table-cell office:value-type="float" office:value="0.214563437990206">
            <text:p>0.214563438</text:p>
          </table:table-cell>
          <table:table-cell office:value-type="float" office:value="0.107772498026038">
            <text:p>0.10777249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765431025518">
            <text:p>0.617765431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05555555555556">
            <text:p>0.7055555556</text:p>
          </table:table-cell>
          <table:table-cell office:value-type="float" office:value="0.733333333333333">
            <text:p>0.7333333333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0.0138888888888893">
            <text:p>0.0138888889</text:p>
          </table:table-cell>
          <table:table-cell office:value-type="float" office:value="2.46027275749591">
            <text:p>2.4602727575</text:p>
          </table:table-cell>
          <table:table-cell office:value-type="float" office:value="0.997635588360241">
            <text:p>0.9976355884</text:p>
          </table:table-cell>
          <table:table-cell office:value-type="float" office:value="-0.00111769952906304">
            <text:p>-0.0011176995</text:p>
          </table:table-cell>
          <table:table-cell office:value-type="float" office:value="0.0827432034549629">
            <text:p>0.0827432035</text:p>
          </table:table-cell>
          <table:table-cell office:value-type="float" office:value="0.382356345196441">
            <text:p>0.3823563452</text:p>
          </table:table-cell>
          <table:table-cell office:value-type="float" office:value="0.661177782535279">
            <text:p>0.6611777825</text:p>
          </table:table-cell>
          <table:table-cell office:value-type="float" office:value="0.00603546018398404">
            <text:p>0.0060354602</text:p>
          </table:table-cell>
          <table:table-cell office:value-type="float" office:value="-0.459520144012112">
            <text:p>-0.459520144</text:p>
          </table:table-cell>
          <table:table-cell office:value-type="float" office:value="-0.356297742265692">
            <text:p>-0.3562977423</text:p>
          </table:table-cell>
          <table:table-cell office:value-type="float" office:value="-0.295592440165332">
            <text:p>-0.2955924402</text:p>
          </table:table-cell>
          <table:table-cell office:value-type="float" office:value="-0.252285136230227">
            <text:p>-0.2522851362</text:p>
          </table:table-cell>
          <table:table-cell office:value-type="float" office:value="-0.234938240992469">
            <text:p>-0.234938241</text:p>
          </table:table-cell>
          <table:table-cell office:value-type="float" office:value="-0.0776348823424308">
            <text:p>-0.0776348823</text:p>
          </table:table-cell>
          <table:table-cell office:value-type="float" office:value="0.0203950924206395">
            <text:p>0.0203950924</text:p>
          </table:table-cell>
          <table:table-cell office:value-type="float" office:value="-0.0151994665417442">
            <text:p>-0.0151994665</text:p>
          </table:table-cell>
          <table:table-cell office:value-type="float" office:value="0.0911733911001391">
            <text:p>0.0911733911</text:p>
          </table:table-cell>
          <table:table-cell office:value-type="float" office:value="0.144067228707452">
            <text:p>0.1440672287</text:p>
          </table:table-cell>
          <table:table-cell office:value-type="float" office:value="0.293499955048981">
            <text:p>0.293499955</text:p>
          </table:table-cell>
          <table:table-cell office:value-type="float" office:value="0.404460661445096">
            <text:p>0.4044606614</text:p>
          </table:table-cell>
          <table:table-cell office:value-type="float" office:value="0.415062759288757">
            <text:p>0.4150627593</text:p>
          </table:table-cell>
          <table:table-cell office:value-type="float" office:value="0.24903799901486">
            <text:p>0.249037999</text:p>
          </table:table-cell>
          <table:table-cell office:value-type="float" office:value="0.119852554080197">
            <text:p>0.1198525541</text:p>
          </table:table-cell>
          <table:table-cell office:value-type="float" office:value="0.0125733923478224">
            <text:p>0.012573392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6533737573609">
            <text:p>0.6165337376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table:number-columns-repeated="2" office:value-type="float" office:value="0.719444444444444">
            <text:p>0.7194444444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138888888888893">
            <text:p>-0.0138888889</text:p>
          </table:table-cell>
          <table:table-cell office:value-type="float" office:value="2.37708502513869">
            <text:p>2.3770850251</text:p>
          </table:table-cell>
          <table:table-cell office:value-type="float" office:value="0.999641584520972">
            <text:p>0.9996415845</text:p>
          </table:table-cell>
          <table:table-cell office:value-type="float" office:value="0.018775029051765">
            <text:p>0.0187750291</text:p>
          </table:table-cell>
          <table:table-cell office:value-type="float" office:value="0.0969339611452209">
            <text:p>0.0969339611</text:p>
          </table:table-cell>
          <table:table-cell office:value-type="float" office:value="0.42587359949928">
            <text:p>0.4258735995</text:p>
          </table:table-cell>
          <table:table-cell office:value-type="float" office:value="0.725302548589616">
            <text:p>0.7253025486</text:p>
          </table:table-cell>
          <table:table-cell office:value-type="float" office:value="0.145161547891389">
            <text:p>0.1451615479</text:p>
          </table:table-cell>
          <table:table-cell office:value-type="float" office:value="-0.479729835137486">
            <text:p>-0.4797298351</text:p>
          </table:table-cell>
          <table:table-cell office:value-type="float" office:value="-0.39695491547921">
            <text:p>-0.3969549155</text:p>
          </table:table-cell>
          <table:table-cell office:value-type="float" office:value="-0.320476791193374">
            <text:p>-0.3204767912</text:p>
          </table:table-cell>
          <table:table-cell office:value-type="float" office:value="-0.265112470226022">
            <text:p>-0.2651124702</text:p>
          </table:table-cell>
          <table:table-cell office:value-type="float" office:value="-0.260951020084081">
            <text:p>-0.2609510201</text:p>
          </table:table-cell>
          <table:table-cell office:value-type="float" office:value="-0.0925033248316545">
            <text:p>-0.0925033248</text:p>
          </table:table-cell>
          <table:table-cell office:value-type="float" office:value="0.03284835251425">
            <text:p>0.0328483525</text:p>
          </table:table-cell>
          <table:table-cell office:value-type="float" office:value="0.0277116860365416">
            <text:p>0.027711686</text:p>
          </table:table-cell>
          <table:table-cell office:value-type="float" office:value="0.0531520508158523">
            <text:p>0.0531520508</text:p>
          </table:table-cell>
          <table:table-cell office:value-type="float" office:value="0.0818551140932764">
            <text:p>0.0818551141</text:p>
          </table:table-cell>
          <table:table-cell office:value-type="float" office:value="0.197439762324839">
            <text:p>0.1974397623</text:p>
          </table:table-cell>
          <table:table-cell office:value-type="float" office:value="0.29416373499639">
            <text:p>0.294163735</text:p>
          </table:table-cell>
          <table:table-cell office:value-type="float" office:value="0.422803539325193">
            <text:p>0.4228035393</text:p>
          </table:table-cell>
          <table:table-cell office:value-type="float" office:value="0.432847624567123">
            <text:p>0.4328476246</text:p>
          </table:table-cell>
          <table:table-cell office:value-type="float" office:value="0.245627712707664">
            <text:p>0.2456277127</text:p>
          </table:table-cell>
          <table:table-cell office:value-type="float" office:value="0.115939895221691">
            <text:p>0.115939895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76774163679301">
            <text:p>0.5767741637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33333333333333">
            <text:p>0.7333333333</text:p>
          </table:table-cell>
          <table:table-cell office:value-type="float" office:value="1.76388888888889">
            <text:p>1.7638888889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1.04444444444445">
            <text:p>1.0444444444</text:p>
          </table:table-cell>
          <table:table-cell office:value-type="float" office:value="5.79657992106796">
            <text:p>5.7965799211</text:p>
          </table:table-cell>
          <table:table-cell office:value-type="float" office:value="0.9999161039716">
            <text:p>0.999916104</text:p>
          </table:table-cell>
          <table:table-cell office:value-type="float" office:value="0.0404384341732078">
            <text:p>0.0404384342</text:p>
          </table:table-cell>
          <table:table-cell office:value-type="float" office:value="0.145161562891045">
            <text:p>0.1451615629</text:p>
          </table:table-cell>
          <table:table-cell office:value-type="float" office:value="0.51897896012933">
            <text:p>0.5189789601</text:p>
          </table:table-cell>
          <table:table-cell office:value-type="float" office:value="0.761594155955765">
            <text:p>0.761594156</text:p>
          </table:table-cell>
          <table:table-cell office:value-type="float" office:value="0.139796049444581">
            <text:p>0.1397960494</text:p>
          </table:table-cell>
          <table:table-cell office:value-type="float" office:value="-0.467767832534898">
            <text:p>-0.4677678325</text:p>
          </table:table-cell>
          <table:table-cell office:value-type="float" office:value="-0.407028309664821">
            <text:p>-0.4070283097</text:p>
          </table:table-cell>
          <table:table-cell office:value-type="float" office:value="-0.342561021030945">
            <text:p>-0.342561021</text:p>
          </table:table-cell>
          <table:table-cell office:value-type="float" office:value="-0.250976492840508">
            <text:p>-0.2509764928</text:p>
          </table:table-cell>
          <table:table-cell office:value-type="float" office:value="-0.271801997677513">
            <text:p>-0.2718019977</text:p>
          </table:table-cell>
          <table:table-cell office:value-type="float" office:value="-0.172831273217533">
            <text:p>-0.1728312732</text:p>
          </table:table-cell>
          <table:table-cell office:value-type="float" office:value="-0.0243608881900333">
            <text:p>-0.0243608882</text:p>
          </table:table-cell>
          <table:table-cell office:value-type="float" office:value="0.0026824563649368">
            <text:p>0.0026824564</text:p>
          </table:table-cell>
          <table:table-cell office:value-type="float" office:value="0.0431162082158796">
            <text:p>0.0431162082</text:p>
          </table:table-cell>
          <table:table-cell office:value-type="float" office:value="0.098373109856231">
            <text:p>0.0983731099</text:p>
          </table:table-cell>
          <table:table-cell office:value-type="float" office:value="0.207515248651437">
            <text:p>0.2075152487</text:p>
          </table:table-cell>
          <table:table-cell office:value-type="float" office:value="0.33504167177967">
            <text:p>0.3350416718</text:p>
          </table:table-cell>
          <table:table-cell office:value-type="float" office:value="0.457754961858123">
            <text:p>0.4577549619</text:p>
          </table:table-cell>
          <table:table-cell office:value-type="float" office:value="0.444939366974507">
            <text:p>0.444939367</text:p>
          </table:table-cell>
          <table:table-cell office:value-type="float" office:value="0.240737816947348">
            <text:p>0.2407378169</text:p>
          </table:table-cell>
          <table:table-cell office:value-type="float" office:value="0.0936113193829478">
            <text:p>0.093611319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502982037178">
            <text:p>0.624502982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1.76388888888889">
            <text:p>1.7638888889</text:p>
          </table:table-cell>
          <table:table-cell office:value-type="float" office:value="0.719444444444444">
            <text:p>0.7194444444</text:p>
          </table:table-cell>
          <table:table-cell office:value-type="float" office:value="0.688888888888888">
            <text:p>0.6888888889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1.04444444444445">
            <text:p>1.0444444444</text:p>
          </table:table-cell>
          <table:table-cell office:value-type="float" office:value="-1.075">
            <text:p>-1.075</text:p>
          </table:table-cell>
          <table:table-cell office:value-type="float" office:value="5.98319906719079">
            <text:p>5.9831990672</text:p>
          </table:table-cell>
          <table:table-cell office:value-type="float" office:value="0.999867554466719">
            <text:p>0.9998675545</text:p>
          </table:table-cell>
          <table:table-cell office:value-type="float" office:value="0.0181046505621911">
            <text:p>0.0181046506</text:p>
          </table:table-cell>
          <table:table-cell office:value-type="float" office:value="0.0631771726996537">
            <text:p>0.0631771727</text:p>
          </table:table-cell>
          <table:table-cell office:value-type="float" office:value="0.417649781476808">
            <text:p>0.4176497815</text:p>
          </table:table-cell>
          <table:table-cell office:value-type="float" office:value="0.753062997251785">
            <text:p>0.7530629973</text:p>
          </table:table-cell>
          <table:table-cell office:value-type="float" office:value="0.204304344503292">
            <text:p>0.2043043445</text:p>
          </table:table-cell>
          <table:table-cell office:value-type="float" office:value="-0.494730530896836">
            <text:p>-0.4947305309</text:p>
          </table:table-cell>
          <table:table-cell office:value-type="float" office:value="-0.432665953982364">
            <text:p>-0.432665954</text:p>
          </table:table-cell>
          <table:table-cell office:value-type="float" office:value="-0.363885268212045">
            <text:p>-0.3638852682</text:p>
          </table:table-cell>
          <table:table-cell office:value-type="float" office:value="-0.319021829611033">
            <text:p>-0.3190218296</text:p>
          </table:table-cell>
          <table:table-cell office:value-type="float" office:value="-0.295796446813551">
            <text:p>-0.2957964468</text:p>
          </table:table-cell>
          <table:table-cell office:value-type="float" office:value="-0.126291995664198">
            <text:p>-0.1262919957</text:p>
          </table:table-cell>
          <table:table-cell office:value-type="float" office:value="-0.0406615983562396">
            <text:p>-0.0406615984</text:p>
          </table:table-cell>
          <table:table-cell office:value-type="float" office:value="-0.00899718164809427">
            <text:p>-0.0089971816</text:p>
          </table:table-cell>
          <table:table-cell office:value-type="float" office:value="0.0365322932541181">
            <text:p>0.0365322933</text:p>
          </table:table-cell>
          <table:table-cell office:value-type="float" office:value="0.189478423407168">
            <text:p>0.1894784234</text:p>
          </table:table-cell>
          <table:table-cell office:value-type="float" office:value="0.299260200912812">
            <text:p>0.2992602009</text:p>
          </table:table-cell>
          <table:table-cell office:value-type="float" office:value="0.393181953979665">
            <text:p>0.393181954</text:p>
          </table:table-cell>
          <table:table-cell office:value-type="float" office:value="0.414877727540029">
            <text:p>0.4148777275</text:p>
          </table:table-cell>
          <table:table-cell office:value-type="float" office:value="0.282275752280722">
            <text:p>0.2822757523</text:p>
          </table:table-cell>
          <table:table-cell office:value-type="float" office:value="0.124311751635456">
            <text:p>0.1243117516</text:p>
          </table:table-cell>
          <table:table-cell office:value-type="float" office:value="0.00855015542426996">
            <text:p>0.008550155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861639915001">
            <text:p>0.6248616399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688888888888888">
            <text:p>0.6888888889</text:p>
          </table:table-cell>
          <table:table-cell office:value-type="float" office:value="1.76388888888889">
            <text:p>1.7638888889</text:p>
          </table:table-cell>
          <table:table-cell office:value-type="float" office:value="0.730555555555556">
            <text:p>0.7305555556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1.075">
            <text:p>-1.075</text:p>
          </table:table-cell>
          <table:table-cell office:value-type="float" office:value="0.0416666666666679">
            <text:p>0.0416666667</text:p>
          </table:table-cell>
          <table:table-cell office:value-type="float" office:value="-0.622523994151335">
            <text:p>-0.6225239942</text:p>
          </table:table-cell>
          <table:table-cell office:value-type="float" office:value="0.999860953453555">
            <text:p>0.9998609535</text:p>
          </table:table-cell>
          <table:table-cell office:value-type="float" office:value="-0.000279443977963312">
            <text:p>-0.000279444</text:p>
          </table:table-cell>
          <table:table-cell office:value-type="float" office:value="0.0907854296345096">
            <text:p>0.0907854296</text:p>
          </table:table-cell>
          <table:table-cell office:value-type="float" office:value="0.38450142893602">
            <text:p>0.3845014289</text:p>
          </table:table-cell>
          <table:table-cell office:value-type="float" office:value="0.751510510947704">
            <text:p>0.7515105109</text:p>
          </table:table-cell>
          <table:table-cell office:value-type="float" office:value="0.22286434551521">
            <text:p>0.2228643455</text:p>
          </table:table-cell>
          <table:table-cell office:value-type="float" office:value="-0.465888480467935">
            <text:p>-0.4658884805</text:p>
          </table:table-cell>
          <table:table-cell office:value-type="float" office:value="-0.470383114884154">
            <text:p>-0.4703831149</text:p>
          </table:table-cell>
          <table:table-cell office:value-type="float" office:value="-0.402963818071379">
            <text:p>-0.4029638181</text:p>
          </table:table-cell>
          <table:table-cell office:value-type="float" office:value="-0.329573207370309">
            <text:p>-0.3295732074</text:p>
          </table:table-cell>
          <table:table-cell office:value-type="float" office:value="-0.325282396781586">
            <text:p>-0.3252823968</text:p>
          </table:table-cell>
          <table:table-cell office:value-type="float" office:value="-0.182140563437705">
            <text:p>-0.1821405634</text:p>
          </table:table-cell>
          <table:table-cell office:value-type="float" office:value="-0.116656560991076">
            <text:p>-0.116656561</text:p>
          </table:table-cell>
          <table:table-cell table:style-name="ce1" office:value-type="float" office:value="-0.0000000226506972067497">
            <text:p>-2.27E-08</text:p>
          </table:table-cell>
          <table:table-cell office:value-type="float" office:value="0.0518144957624309">
            <text:p>0.0518144958</text:p>
          </table:table-cell>
          <table:table-cell office:value-type="float" office:value="0.165665830566129">
            <text:p>0.1656658306</text:p>
          </table:table-cell>
          <table:table-cell office:value-type="float" office:value="0.280217152584844">
            <text:p>0.2802171526</text:p>
          </table:table-cell>
          <table:table-cell office:value-type="float" office:value="0.39275663346931">
            <text:p>0.3927566335</text:p>
          </table:table-cell>
          <table:table-cell office:value-type="float" office:value="0.401605430830479">
            <text:p>0.4016054308</text:p>
          </table:table-cell>
          <table:table-cell office:value-type="float" office:value="0.269056714730902">
            <text:p>0.2690567147</text:p>
          </table:table-cell>
          <table:table-cell office:value-type="float" office:value="0.0787457601633677">
            <text:p>0.0787457602</text:p>
          </table:table-cell>
          <table:table-cell office:value-type="float" office:value="0.00938834761264307">
            <text:p>0.009388347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20712960111327">
            <text:p>0.6207129601</text:p>
          </table:table-cell>
          <table:table-cell office:value-type="float" office:value="0">
            <text:p>0</text:p>
          </table:table-cell>
          <table:table-cell office:value-type="float" office:value="0.560808620333096">
            <text:p>0.5608086203</text:p>
          </table:table-cell>
          <table:table-cell office:value-type="float" office:value="2">
            <text:p>2</text:p>
          </table:table-cell>
          <table:table-cell office:value-type="float" office:value="0.744444444444444">
            <text:p>0.7444444444</text:p>
          </table:table-cell>
          <table:table-cell office:value-type="float" office:value="0.683333333333333">
            <text:p>0.6833333333</text:p>
          </table:table-cell>
          <table:table-cell office:value-type="float" office:value="0.744444444444445">
            <text:p>0.7444444444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611111111111109">
            <text:p>0.0611111111</text:p>
          </table:table-cell>
          <table:table-cell table:style-name="ce1" office:value-type="float" office:value="2.22044604925031E-016">
            <text:p>2.22E-16</text:p>
          </table:table-cell>
          <table:table-cell office:value-type="float" office:value="2.70998666520888">
            <text:p>2.7099866652</text:p>
          </table:table-cell>
          <table:table-cell office:value-type="float" office:value="0.999857149792785">
            <text:p>0.9998571498</text:p>
          </table:table-cell>
          <table:table-cell office:value-type="float" office:value="-0.0316569043506773">
            <text:p>-0.0316569044</text:p>
          </table:table-cell>
          <table:table-cell office:value-type="float" office:value="0.0895663670158107">
            <text:p>0.089566367</text:p>
          </table:table-cell>
          <table:table-cell office:value-type="float" office:value="0.464060624119585">
            <text:p>0.4640606241</text:p>
          </table:table-cell>
          <table:table-cell office:value-type="float" office:value="0.761594155955765">
            <text:p>0.761594156</text:p>
          </table:table-cell>
          <table:table-cell office:value-type="float" office:value="0.0917746833397637">
            <text:p>0.0917746833</text:p>
          </table:table-cell>
          <table:table-cell office:value-type="float" office:value="-0.488728842810902">
            <text:p>-0.4887288428</text:p>
          </table:table-cell>
          <table:table-cell office:value-type="float" office:value="-0.402202837710046">
            <text:p>-0.4022028377</text:p>
          </table:table-cell>
          <table:table-cell office:value-type="float" office:value="-0.360780809261433">
            <text:p>-0.3607808093</text:p>
          </table:table-cell>
          <table:table-cell office:value-type="float" office:value="-0.296827170935751">
            <text:p>-0.2968271709</text:p>
          </table:table-cell>
          <table:table-cell office:value-type="float" office:value="-0.313875957605175">
            <text:p>-0.3138759576</text:p>
          </table:table-cell>
          <table:table-cell office:value-type="float" office:value="-0.154854899718314">
            <text:p>-0.1548548997</text:p>
          </table:table-cell>
          <table:table-cell office:value-type="float" office:value="0.00494801037028592">
            <text:p>0.0049480104</text:p>
          </table:table-cell>
          <table:table-cell office:value-type="float" office:value="-0.003958406064552">
            <text:p>-0.0039584061</text:p>
          </table:table-cell>
          <table:table-cell office:value-type="float" office:value="0.0413544326839761">
            <text:p>0.0413544327</text:p>
          </table:table-cell>
          <table:table-cell office:value-type="float" office:value="0.161789403678033">
            <text:p>0.1617894037</text:p>
          </table:table-cell>
          <table:table-cell office:value-type="float" office:value="0.326365964703212">
            <text:p>0.3263659647</text:p>
          </table:table-cell>
          <table:table-cell office:value-type="float" office:value="0.47102011761581">
            <text:p>0.4710201176</text:p>
          </table:table-cell>
          <table:table-cell office:value-type="float" office:value="0.453316634907839">
            <text:p>0.4533166349</text:p>
          </table:table-cell>
          <table:table-cell office:value-type="float" office:value="0.324707080116001">
            <text:p>0.3247070801</text:p>
          </table:table-cell>
          <table:table-cell office:value-type="float" office:value="0.0987003710495158">
            <text:p>0.098700371</text:p>
          </table:table-cell>
          <table:table-cell office:value-type="float" office:value="-0.0226952636055957">
            <text:p>-0.022695263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384017435502">
            <text:p>0.6263840174</text:p>
          </table:table-cell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744444444444445">
            <text:p>0.7444444444</text:p>
          </table:table-cell>
          <table:table-cell office:value-type="float" office:value="0.744444444444444">
            <text:p>0.7444444444</text:p>
          </table:table-cell>
          <table:table-cell office:value-type="float" office:value="0.730555555555556">
            <text:p>0.7305555556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table:style-name="ce1" office:value-type="float" office:value="2.22044604925031E-016">
            <text:p>2.22E-16</text:p>
          </table:table-cell>
          <table:table-cell office:value-type="float" office:value="-0.0138888888888884">
            <text:p>-0.0138888889</text:p>
          </table:table-cell>
          <table:table-cell office:value-type="float" office:value="2.29248151806793">
            <text:p>2.2924815181</text:p>
          </table:table-cell>
          <table:table-cell office:value-type="float" office:value="0.999810796810141">
            <text:p>0.9998107968</text:p>
          </table:table-cell>
          <table:table-cell office:value-type="float" office:value="0.0427127332098378">
            <text:p>0.0427127332</text:p>
          </table:table-cell>
          <table:table-cell office:value-type="float" office:value="0.0966787729977061">
            <text:p>0.096678773</text:p>
          </table:table-cell>
          <table:table-cell office:value-type="float" office:value="0.389895996735369">
            <text:p>0.3898959967</text:p>
          </table:table-cell>
          <table:table-cell office:value-type="float" office:value="0.741887052575929">
            <text:p>0.7418870526</text:p>
          </table:table-cell>
          <table:table-cell office:value-type="float" office:value="0.282150750478988">
            <text:p>0.2821507505</text:p>
          </table:table-cell>
          <table:table-cell office:value-type="float" office:value="-0.455476150349483">
            <text:p>-0.4554761503</text:p>
          </table:table-cell>
          <table:table-cell office:value-type="float" office:value="-0.438301253581237">
            <text:p>-0.4383012536</text:p>
          </table:table-cell>
          <table:table-cell office:value-type="float" office:value="-0.368770224188489">
            <text:p>-0.3687702242</text:p>
          </table:table-cell>
          <table:table-cell office:value-type="float" office:value="-0.279073824519074">
            <text:p>-0.2790738245</text:p>
          </table:table-cell>
          <table:table-cell office:value-type="float" office:value="-0.344315904611987">
            <text:p>-0.3443159046</text:p>
          </table:table-cell>
          <table:table-cell office:value-type="float" office:value="-0.203928683022555">
            <text:p>-0.203928683</text:p>
          </table:table-cell>
          <table:table-cell office:value-type="float" office:value="-0.0410457019476938">
            <text:p>-0.0410457019</text:p>
          </table:table-cell>
          <table:table-cell office:value-type="float" office:value="0.00420581209089632">
            <text:p>0.0042058121</text:p>
          </table:table-cell>
          <table:table-cell office:value-type="float" office:value="0.0336340162437339">
            <text:p>0.0336340162</text:p>
          </table:table-cell>
          <table:table-cell office:value-type="float" office:value="0.0746382712142022">
            <text:p>0.0746382712</text:p>
          </table:table-cell>
          <table:table-cell office:value-type="float" office:value="0.183570687419787">
            <text:p>0.1835706874</text:p>
          </table:table-cell>
          <table:table-cell office:value-type="float" office:value="0.349973153228202">
            <text:p>0.3499731532</text:p>
          </table:table-cell>
          <table:table-cell office:value-type="float" office:value="0.4599742087143">
            <text:p>0.4599742087</text:p>
          </table:table-cell>
          <table:table-cell office:value-type="float" office:value="0.41082486151679">
            <text:p>0.4108248615</text:p>
          </table:table-cell>
          <table:table-cell office:value-type="float" office:value="0.232319852018491">
            <text:p>0.232319852</text:p>
          </table:table-cell>
          <table:table-cell office:value-type="float" office:value="0.0449968125849265">
            <text:p>0.044996812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621502710746">
            <text:p>0.6206215027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30555555555556">
            <text:p>0.7305555556</text:p>
          </table:table-cell>
          <table:table-cell office:value-type="float" office:value="0.744444444444445">
            <text:p>0.7444444444</text:p>
          </table:table-cell>
          <table:table-cell office:value-type="float" office:value="0.716666666666666">
            <text:p>0.7166666667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138888888888902">
            <text:p>-0.0138888889</text:p>
          </table:table-cell>
          <table:table-cell office:value-type="float" office:value="2.22427760789771">
            <text:p>2.2242776079</text:p>
          </table:table-cell>
          <table:table-cell office:value-type="float" office:value="0.999686994461742">
            <text:p>0.9996869945</text:p>
          </table:table-cell>
          <table:table-cell office:value-type="float" office:value="0.0034636113897053">
            <text:p>0.0034636114</text:p>
          </table:table-cell>
          <table:table-cell office:value-type="float" office:value="0.0818918957121795">
            <text:p>0.0818918957</text:p>
          </table:table-cell>
          <table:table-cell office:value-type="float" office:value="0.455083908129458">
            <text:p>0.4550839081</text:p>
          </table:table-cell>
          <table:table-cell office:value-type="float" office:value="0.727573763087164">
            <text:p>0.7275737631</text:p>
          </table:table-cell>
          <table:table-cell office:value-type="float" office:value="0.0716237918503062">
            <text:p>0.0716237919</text:p>
          </table:table-cell>
          <table:table-cell office:value-type="float" office:value="-0.497528956869085">
            <text:p>-0.4975289569</text:p>
          </table:table-cell>
          <table:table-cell office:value-type="float" office:value="-0.398307213873609">
            <text:p>-0.3983072139</text:p>
          </table:table-cell>
          <table:table-cell office:value-type="float" office:value="-0.347528393007875">
            <text:p>-0.347528393</text:p>
          </table:table-cell>
          <table:table-cell office:value-type="float" office:value="-0.303973300109879">
            <text:p>-0.3039733001</text:p>
          </table:table-cell>
          <table:table-cell office:value-type="float" office:value="-0.304029443959961">
            <text:p>-0.304029444</text:p>
          </table:table-cell>
          <table:table-cell office:value-type="float" office:value="-0.160885790885233">
            <text:p>-0.1608857909</text:p>
          </table:table-cell>
          <table:table-cell office:value-type="float" office:value="-0.0215206707792983">
            <text:p>-0.0215206708</text:p>
          </table:table-cell>
          <table:table-cell office:value-type="float" office:value="0.0190476699416744">
            <text:p>0.0190476699</text:p>
          </table:table-cell>
          <table:table-cell office:value-type="float" office:value="0.0326454973895287">
            <text:p>0.0326454974</text:p>
          </table:table-cell>
          <table:table-cell office:value-type="float" office:value="0.105249538170588">
            <text:p>0.1052495382</text:p>
          </table:table-cell>
          <table:table-cell office:value-type="float" office:value="0.145908103276543">
            <text:p>0.1459081033</text:p>
          </table:table-cell>
          <table:table-cell office:value-type="float" office:value="0.326752748810249">
            <text:p>0.3267527488</text:p>
          </table:table-cell>
          <table:table-cell office:value-type="float" office:value="0.427798899951049">
            <text:p>0.4277989</text:p>
          </table:table-cell>
          <table:table-cell office:value-type="float" office:value="0.42648419145324">
            <text:p>0.4264841915</text:p>
          </table:table-cell>
          <table:table-cell office:value-type="float" office:value="0.256857698069625">
            <text:p>0.2568576981</text:p>
          </table:table-cell>
          <table:table-cell office:value-type="float" office:value="0.0959434638184988">
            <text:p>0.095943463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549460554685">
            <text:p>0.6275494606</text:p>
          </table:table-cell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716666666666666">
            <text:p>0.7166666667</text:p>
          </table:table-cell>
          <table:table-cell office:value-type="float" office:value="0.730555555555556">
            <text:p>0.7305555556</text:p>
          </table:table-cell>
          <table:table-cell office:value-type="float" office:value="0.716666666666667">
            <text:p>0.7166666667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-0.0138888888888902">
            <text:p>-0.0138888889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2.26418544410306">
            <text:p>2.2641854441</text:p>
          </table:table-cell>
          <table:table-cell office:value-type="float" office:value="0.999581085033427">
            <text:p>0.999581085</text:p>
          </table:table-cell>
          <table:table-cell office:value-type="float" office:value="0.0361050360930757">
            <text:p>0.0361050361</text:p>
          </table:table-cell>
          <table:table-cell office:value-type="float" office:value="0.0864364176255803">
            <text:p>0.0864364176</text:p>
          </table:table-cell>
          <table:table-cell office:value-type="float" office:value="0.388163840470765">
            <text:p>0.3881638405</text:p>
          </table:table-cell>
          <table:table-cell office:value-type="float" office:value="0.706919694660681">
            <text:p>0.7069196947</text:p>
          </table:table-cell>
          <table:table-cell office:value-type="float" office:value="0.209198494949488">
            <text:p>0.2091984949</text:p>
          </table:table-cell>
          <table:table-cell office:value-type="float" office:value="-0.504569954206513">
            <text:p>-0.5045699542</text:p>
          </table:table-cell>
          <table:table-cell office:value-type="float" office:value="-0.415594815971889">
            <text:p>-0.415594816</text:p>
          </table:table-cell>
          <table:table-cell office:value-type="float" office:value="-0.30285017557226">
            <text:p>-0.3028501756</text:p>
          </table:table-cell>
          <table:table-cell office:value-type="float" office:value="-0.260032253107963">
            <text:p>-0.2600322531</text:p>
          </table:table-cell>
          <table:table-cell office:value-type="float" office:value="-0.24433716920041">
            <text:p>-0.2443371692</text:p>
          </table:table-cell>
          <table:table-cell office:value-type="float" office:value="-0.0925105850195479">
            <text:p>-0.092510585</text:p>
          </table:table-cell>
          <table:table-cell office:value-type="float" office:value="0.0765446806018302">
            <text:p>0.0765446806</text:p>
          </table:table-cell>
          <table:table-cell office:value-type="float" office:value="0.0237461537103025">
            <text:p>0.0237461537</text:p>
          </table:table-cell>
          <table:table-cell office:value-type="float" office:value="0.0378344785407347">
            <text:p>0.0378344785</text:p>
          </table:table-cell>
          <table:table-cell office:value-type="float" office:value="0.122830354041986">
            <text:p>0.122830354</text:p>
          </table:table-cell>
          <table:table-cell office:value-type="float" office:value="0.188705522148593">
            <text:p>0.1887055221</text:p>
          </table:table-cell>
          <table:table-cell office:value-type="float" office:value="0.326310698269002">
            <text:p>0.3263106983</text:p>
          </table:table-cell>
          <table:table-cell office:value-type="float" office:value="0.413494731039694">
            <text:p>0.413494731</text:p>
          </table:table-cell>
          <table:table-cell office:value-type="float" office:value="0.214279147124428">
            <text:p>0.2142791471</text:p>
          </table:table-cell>
          <table:table-cell office:value-type="float" office:value="0.0279491788855903">
            <text:p>0.0279491789</text:p>
          </table:table-cell>
          <table:table-cell office:value-type="float" office:value="-0.0696544625190859">
            <text:p>-0.069654462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713502750702">
            <text:p>0.6217135028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16666666666666">
            <text:p>0.7166666667</text:p>
          </table:table-cell>
          <table:table-cell office:value-type="float" office:value="0.722222222222222">
            <text:p>0.7222222222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table:style-name="ce1" office:value-type="float" office:value="8.88178419700125E-016">
            <text:p>8.88E-16</text:p>
          </table:table-cell>
          <table:table-cell office:value-type="float" office:value="0.00555555555555554">
            <text:p>0.0055555556</text:p>
          </table:table-cell>
          <table:table-cell office:value-type="float" office:value="2.35652620482162">
            <text:p>2.3565262048</text:p>
          </table:table-cell>
          <table:table-cell office:value-type="float" office:value="0.999751998545177">
            <text:p>0.9997519985</text:p>
          </table:table-cell>
          <table:table-cell office:value-type="float" office:value="-0.000742204416543157">
            <text:p>-0.0007422044</text:p>
          </table:table-cell>
          <table:table-cell office:value-type="float" office:value="0.0771595383182993">
            <text:p>0.0771595383</text:p>
          </table:table-cell>
          <table:table-cell office:value-type="float" office:value="0.332486297411468">
            <text:p>0.3324862974</text:p>
          </table:table-cell>
          <table:table-cell office:value-type="float" office:value="0.730500448696088">
            <text:p>0.7305004487</text:p>
          </table:table-cell>
          <table:table-cell office:value-type="float" office:value="0.113010979468168">
            <text:p>0.1130109795</text:p>
          </table:table-cell>
          <table:table-cell office:value-type="float" office:value="-0.56475128811369">
            <text:p>-0.5647512881</text:p>
          </table:table-cell>
          <table:table-cell office:value-type="float" office:value="-0.421563390350614">
            <text:p>-0.4215633904</text:p>
          </table:table-cell>
          <table:table-cell office:value-type="float" office:value="-0.331165326703302">
            <text:p>-0.3311653267</text:p>
          </table:table-cell>
          <table:table-cell office:value-type="float" office:value="-0.20629861277553">
            <text:p>-0.2062986128</text:p>
          </table:table-cell>
          <table:table-cell office:value-type="float" office:value="-0.202742811964066">
            <text:p>-0.202742812</text:p>
          </table:table-cell>
          <table:table-cell office:value-type="float" office:value="-0.225932090966951">
            <text:p>-0.225932091</text:p>
          </table:table-cell>
          <table:table-cell office:value-type="float" office:value="-0.0353637715067585">
            <text:p>-0.0353637715</text:p>
          </table:table-cell>
          <table:table-cell office:value-type="float" office:value="-0.0469718408795321">
            <text:p>-0.0469718409</text:p>
          </table:table-cell>
          <table:table-cell office:value-type="float" office:value="0.125022779636401">
            <text:p>0.1250227796</text:p>
          </table:table-cell>
          <table:table-cell office:value-type="float" office:value="0.177227913236524">
            <text:p>0.1772279132</text:p>
          </table:table-cell>
          <table:table-cell office:value-type="float" office:value="0.358626904475134">
            <text:p>0.3586269045</text:p>
          </table:table-cell>
          <table:table-cell office:value-type="float" office:value="0.349267383980252">
            <text:p>0.349267384</text:p>
          </table:table-cell>
          <table:table-cell office:value-type="float" office:value="0.374421054939308">
            <text:p>0.3744210549</text:p>
          </table:table-cell>
          <table:table-cell office:value-type="float" office:value="0.25905162180675">
            <text:p>0.2590516218</text:p>
          </table:table-cell>
          <table:table-cell office:value-type="float" office:value="0.0663915569081954">
            <text:p>0.0663915569</text:p>
          </table:table-cell>
          <table:table-cell office:value-type="float" office:value="-0.0299267370588695">
            <text:p>-0.029926737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644720610865">
            <text:p>0.6176447206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0.716666666666667">
            <text:p>0.7166666667</text:p>
          </table:table-cell>
          <table:table-cell office:value-type="float" office:value="0.725000000000001">
            <text:p>0.725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0277777777777821">
            <text:p>0.0027777778</text:p>
          </table:table-cell>
          <table:table-cell office:value-type="float" office:value="2.37853574525369">
            <text:p>2.3785357453</text:p>
          </table:table-cell>
          <table:table-cell office:value-type="float" office:value="0.998884790034738">
            <text:p>0.99888479</text:p>
          </table:table-cell>
          <table:table-cell office:value-type="float" office:value="0.0336340185452406">
            <text:p>0.0336340185</text:p>
          </table:table-cell>
          <table:table-cell office:value-type="float" office:value="0.0738386461565559">
            <text:p>0.0738386462</text:p>
          </table:table-cell>
          <table:table-cell office:value-type="float" office:value="0.356253176813368">
            <text:p>0.3562531768</text:p>
          </table:table-cell>
          <table:table-cell office:value-type="float" office:value="0.655712502774596">
            <text:p>0.6557125028</text:p>
          </table:table-cell>
          <table:table-cell office:value-type="float" office:value="0.105249541907474">
            <text:p>0.1052495419</text:p>
          </table:table-cell>
          <table:table-cell office:value-type="float" office:value="-0.511544467246153">
            <text:p>-0.5115444672</text:p>
          </table:table-cell>
          <table:table-cell office:value-type="float" office:value="-0.427647290365611">
            <text:p>-0.4276472904</text:p>
          </table:table-cell>
          <table:table-cell office:value-type="float" office:value="-0.312313907802224">
            <text:p>-0.3123139078</text:p>
          </table:table-cell>
          <table:table-cell office:value-type="float" office:value="-0.28277682436583">
            <text:p>-0.2827768244</text:p>
          </table:table-cell>
          <table:table-cell office:value-type="float" office:value="-0.286868793913416">
            <text:p>-0.2868687939</text:p>
          </table:table-cell>
          <table:table-cell office:value-type="float" office:value="-0.110140184640679">
            <text:p>-0.1101401846</text:p>
          </table:table-cell>
          <table:table-cell office:value-type="float" office:value="0.00544279555436167">
            <text:p>0.0054427956</text:p>
          </table:table-cell>
          <table:table-cell office:value-type="float" office:value="0.00395841518869733">
            <text:p>0.0039584152</text:p>
          </table:table-cell>
          <table:table-cell office:value-type="float" office:value="0.0333868928999637">
            <text:p>0.0333868929</text:p>
          </table:table-cell>
          <table:table-cell office:value-type="float" office:value="0.0912840177430911">
            <text:p>0.0912840177</text:p>
          </table:table-cell>
          <table:table-cell office:value-type="float" office:value="0.202980031091839">
            <text:p>0.2029800311</text:p>
          </table:table-cell>
          <table:table-cell office:value-type="float" office:value="0.323267770727654">
            <text:p>0.3232677707</text:p>
          </table:table-cell>
          <table:table-cell office:value-type="float" office:value="0.422478416386309">
            <text:p>0.4224784164</text:p>
          </table:table-cell>
          <table:table-cell office:value-type="float" office:value="0.364219084611143">
            <text:p>0.3642190846</text:p>
          </table:table-cell>
          <table:table-cell office:value-type="float" office:value="0.115513730299869">
            <text:p>0.1155137303</text:p>
          </table:table-cell>
          <table:table-cell office:value-type="float" office:value="0.0536347744787082">
            <text:p>0.053634774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765431025518">
            <text:p>0.617765431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25000000000001">
            <text:p>0.725</text:p>
          </table:table-cell>
          <table:table-cell office:value-type="float" office:value="0.722222222222222">
            <text:p>0.7222222222</text:p>
          </table:table-cell>
          <table:table-cell office:value-type="float" office:value="0.733333333333333">
            <text:p>0.7333333333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0.00833333333333286">
            <text:p>0.0083333333</text:p>
          </table:table-cell>
          <table:table-cell office:value-type="float" office:value="2.37542180633903">
            <text:p>2.3754218063</text:p>
          </table:table-cell>
          <table:table-cell office:value-type="float" office:value="0.998909371000005">
            <text:p>0.998909371</text:p>
          </table:table-cell>
          <table:table-cell office:value-type="float" office:value="-0.068177102022034">
            <text:p>-0.068177102</text:p>
          </table:table-cell>
          <table:table-cell office:value-type="float" office:value="0.0612788877071959">
            <text:p>0.0612788877</text:p>
          </table:table-cell>
          <table:table-cell office:value-type="float" office:value="0.429010885091579">
            <text:p>0.4290108851</text:p>
          </table:table-cell>
          <table:table-cell office:value-type="float" office:value="0.678630502971958">
            <text:p>0.678630503</text:p>
          </table:table-cell>
          <table:table-cell office:value-type="float" office:value="0.0267748965843244">
            <text:p>0.0267748966</text:p>
          </table:table-cell>
          <table:table-cell office:value-type="float" office:value="-0.459486421818275">
            <text:p>-0.4594864218</text:p>
          </table:table-cell>
          <table:table-cell office:value-type="float" office:value="-0.394762703101036">
            <text:p>-0.3947627031</text:p>
          </table:table-cell>
          <table:table-cell office:value-type="float" office:value="-0.384216893891081">
            <text:p>-0.3842168939</text:p>
          </table:table-cell>
          <table:table-cell office:value-type="float" office:value="-0.260839432500685">
            <text:p>-0.2608394325</text:p>
          </table:table-cell>
          <table:table-cell office:value-type="float" office:value="-0.296714375191485">
            <text:p>-0.2967143752</text:p>
          </table:table-cell>
          <table:table-cell office:value-type="float" office:value="-0.138393646881544">
            <text:p>-0.1383936469</text:p>
          </table:table-cell>
          <table:table-cell office:value-type="float" office:value="0.0452437065842013">
            <text:p>0.0452437066</text:p>
          </table:table-cell>
          <table:table-cell office:value-type="float" office:value="0.00816409315802824">
            <text:p>0.0081640932</text:p>
          </table:table-cell>
          <table:table-cell office:value-type="float" office:value="0.0628808040388516">
            <text:p>0.062880804</text:p>
          </table:table-cell>
          <table:table-cell office:value-type="float" office:value="0.116062924581181">
            <text:p>0.1160629246</text:p>
          </table:table-cell>
          <table:table-cell office:value-type="float" office:value="0.216402515847773">
            <text:p>0.2164025158</text:p>
          </table:table-cell>
          <table:table-cell office:value-type="float" office:value="0.423392586016789">
            <text:p>0.423392586</text:p>
          </table:table-cell>
          <table:table-cell office:value-type="float" office:value="0.47577107070182">
            <text:p>0.4757710707</text:p>
          </table:table-cell>
          <table:table-cell office:value-type="float" office:value="0.348452531114856">
            <text:p>0.3484525311</text:p>
          </table:table-cell>
          <table:table-cell office:value-type="float" office:value="0.13718011796523">
            <text:p>0.137180118</text:p>
          </table:table-cell>
          <table:table-cell office:value-type="float" office:value="0.0484528754654396">
            <text:p>0.048452875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195887550638">
            <text:p>0.6191958876</text:p>
          </table:table-cell>
          <table:table-cell office:value-type="float" office:value="0">
            <text:p>0</text:p>
          </table:table-cell>
          <table:table-cell office:value-type="float" office:value="0.562176500885798">
            <text:p>0.5621765009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0.725000000000001">
            <text:p>0.725</text:p>
          </table:table-cell>
          <table:table-cell office:value-type="float" office:value="0.744444444444444">
            <text:p>0.7444444444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0.0111111111111102">
            <text:p>0.0111111111</text:p>
          </table:table-cell>
          <table:table-cell office:value-type="float" office:value="2.41006683298057">
            <text:p>2.410066833</text:p>
          </table:table-cell>
          <table:table-cell office:value-type="float" office:value="0.999408915558036">
            <text:p>0.9994089156</text:p>
          </table:table-cell>
          <table:table-cell office:value-type="float" office:value="0.0356108610592201">
            <text:p>0.0356108611</text:p>
          </table:table-cell>
          <table:table-cell office:value-type="float" office:value="0.0750687993741313">
            <text:p>0.0750687994</text:p>
          </table:table-cell>
          <table:table-cell office:value-type="float" office:value="0.373835929312697">
            <text:p>0.3738359293</text:p>
          </table:table-cell>
          <table:table-cell office:value-type="float" office:value="0.673391263513527">
            <text:p>0.6733912635</text:p>
          </table:table-cell>
          <table:table-cell office:value-type="float" office:value="0.136937358243458">
            <text:p>0.1369373582</text:p>
          </table:table-cell>
          <table:table-cell office:value-type="float" office:value="-0.531179077941711">
            <text:p>-0.5311790779</text:p>
          </table:table-cell>
          <table:table-cell office:value-type="float" office:value="-0.436650810270658">
            <text:p>-0.4366508103</text:p>
          </table:table-cell>
          <table:table-cell office:value-type="float" office:value="-0.362340007831289">
            <text:p>-0.3623400078</text:p>
          </table:table-cell>
          <table:table-cell office:value-type="float" office:value="-0.30806556873259">
            <text:p>-0.3080655687</text:p>
          </table:table-cell>
          <table:table-cell office:value-type="float" office:value="-0.307841624498218">
            <text:p>-0.3078416245</text:p>
          </table:table-cell>
          <table:table-cell office:value-type="float" office:value="-0.141061930311463">
            <text:p>-0.1410619303</text:p>
          </table:table-cell>
          <table:table-cell office:value-type="float" office:value="0.0390696620247399">
            <text:p>0.039069662</text:p>
          </table:table-cell>
          <table:table-cell office:value-type="float" office:value="0.0491933127259532">
            <text:p>0.0491933127</text:p>
          </table:table-cell>
          <table:table-cell office:value-type="float" office:value="0.0496869080233617">
            <text:p>0.049686908</text:p>
          </table:table-cell>
          <table:table-cell office:value-type="float" office:value="0.101578192476067">
            <text:p>0.1015781925</text:p>
          </table:table-cell>
          <table:table-cell office:value-type="float" office:value="0.188466923927207">
            <text:p>0.1884669239</text:p>
          </table:table-cell>
          <table:table-cell office:value-type="float" office:value="0.332101155408362">
            <text:p>0.3321011554</text:p>
          </table:table-cell>
          <table:table-cell office:value-type="float" office:value="0.420087375113118">
            <text:p>0.4200873751</text:p>
          </table:table-cell>
          <table:table-cell office:value-type="float" office:value="0.391782492766585">
            <text:p>0.3917824928</text:p>
          </table:table-cell>
          <table:table-cell office:value-type="float" office:value="0.168587771601867">
            <text:p>0.1685877716</text:p>
          </table:table-cell>
          <table:table-cell office:value-type="float" office:value="0.0389461488163871">
            <text:p>0.038946148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77230505544">
            <text:p>0.6227723051</text:p>
          </table:table-cell>
          <table:table-cell office:value-type="float" office:value="0">
            <text:p>0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0.691666666666667">
            <text:p>0.6916666667</text:p>
          </table:table-cell>
          <table:table-cell office:value-type="float" office:value="0.733333333333333">
            <text:p>0.7333333333</text:p>
          </table:table-cell>
          <table:table-cell office:value-type="float" office:value="0.7">
            <text:p>0.7</text:p>
          </table:table-cell>
          <table:table-cell office:value-type="float" office:value="0.709722222222222">
            <text:p>0.7097222222</text:p>
          </table:table-cell>
          <table:table-cell office:value-type="float" office:value="1">
            <text:p>1</text:p>
          </table:table-cell>
          <table:table-cell office:value-type="float" office:value="-0.0416666666666669">
            <text:p>-0.0416666667</text:p>
          </table:table-cell>
          <table:table-cell office:value-type="float" office:value="0.00833333333333364">
            <text:p>0.0083333333</text:p>
          </table:table-cell>
          <table:table-cell office:value-type="float" office:value="2.14568959945573">
            <text:p>2.1456895995</text:p>
          </table:table-cell>
          <table:table-cell office:value-type="float" office:value="0.999886890139736">
            <text:p>0.9998868901</text:p>
          </table:table-cell>
          <table:table-cell office:value-type="float" office:value="0.0150553247564655">
            <text:p>0.0150553248</text:p>
          </table:table-cell>
          <table:table-cell office:value-type="float" office:value="0.105999300289902">
            <text:p>0.1059993003</text:p>
          </table:table-cell>
          <table:table-cell office:value-type="float" office:value="0.399738378443497">
            <text:p>0.3997383784</text:p>
          </table:table-cell>
          <table:table-cell office:value-type="float" office:value="0.761594155955765">
            <text:p>0.761594156</text:p>
          </table:table-cell>
          <table:table-cell office:value-type="float" office:value="0.208923243064665">
            <text:p>0.2089232431</text:p>
          </table:table-cell>
          <table:table-cell office:value-type="float" office:value="-0.504506126814674">
            <text:p>-0.5045061268</text:p>
          </table:table-cell>
          <table:table-cell office:value-type="float" office:value="-0.416261878994056">
            <text:p>-0.416261879</text:p>
          </table:table-cell>
          <table:table-cell office:value-type="float" office:value="-0.363513535395295">
            <text:p>-0.3635135354</text:p>
          </table:table-cell>
          <table:table-cell office:value-type="float" office:value="-0.246038803809472">
            <text:p>-0.2460388038</text:p>
          </table:table-cell>
          <table:table-cell office:value-type="float" office:value="-0.275736172270543">
            <text:p>-0.2757361723</text:p>
          </table:table-cell>
          <table:table-cell office:value-type="float" office:value="-0.147473810327491">
            <text:p>-0.1474738103</text:p>
          </table:table-cell>
          <table:table-cell office:value-type="float" office:value="0.0195708928979137">
            <text:p>0.0195708929</text:p>
          </table:table-cell>
          <table:table-cell office:value-type="float" office:value="-0.00878271755103988">
            <text:p>-0.0087827176</text:p>
          </table:table-cell>
          <table:table-cell office:value-type="float" office:value="0.0516478502073101">
            <text:p>0.0516478502</text:p>
          </table:table-cell>
          <table:table-cell office:value-type="float" office:value="0.0938882749331094">
            <text:p>0.0938882749</text:p>
          </table:table-cell>
          <table:table-cell office:value-type="float" office:value="0.22196448780344">
            <text:p>0.2219644878</text:p>
          </table:table-cell>
          <table:table-cell office:value-type="float" office:value="0.375969748116376">
            <text:p>0.3759697481</text:p>
          </table:table-cell>
          <table:table-cell office:value-type="float" office:value="0.418386047585397">
            <text:p>0.4183860476</text:p>
          </table:table-cell>
          <table:table-cell office:value-type="float" office:value="0.290106514679902">
            <text:p>0.2901065147</text:p>
          </table:table-cell>
          <table:table-cell office:value-type="float" office:value="0.078882202044348">
            <text:p>0.078882202</text:p>
          </table:table-cell>
          <table:table-cell office:value-type="float" office:value="-0.00953546402180916">
            <text:p>-0.00953546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393269540595">
            <text:p>0.6223932695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691666666666667">
            <text:p>0.6916666667</text:p>
          </table:table-cell>
          <table:table-cell office:value-type="float" office:value="0.713888888888889">
            <text:p>0.7138888889</text:p>
          </table:table-cell>
          <table:table-cell office:value-type="float" office:value="0.709722222222222">
            <text:p>0.7097222222</text:p>
          </table:table-cell>
          <table:table-cell office:value-type="float" office:value="1">
            <text:p>1</text:p>
          </table:table-cell>
          <table:table-cell office:value-type="float" office:value="0.00833333333333364">
            <text:p>0.0083333333</text:p>
          </table:table-cell>
          <table:table-cell office:value-type="float" office:value="0.0138888888888888">
            <text:p>0.0138888889</text:p>
          </table:table-cell>
          <table:table-cell office:value-type="float" office:value="2.43777986812727">
            <text:p>2.4377798681</text:p>
          </table:table-cell>
          <table:table-cell office:value-type="float" office:value="0.999434761421736">
            <text:p>0.9994347614</text:p>
          </table:table-cell>
          <table:table-cell office:value-type="float" office:value="0.0285994742942444">
            <text:p>0.0285994743</text:p>
          </table:table-cell>
          <table:table-cell office:value-type="float" office:value="0.0975557380542256">
            <text:p>0.0975557381</text:p>
          </table:table-cell>
          <table:table-cell office:value-type="float" office:value="0.422208370666415">
            <text:p>0.4222083707</text:p>
          </table:table-cell>
          <table:table-cell office:value-type="float" office:value="0.72109010185387">
            <text:p>0.7210901019</text:p>
          </table:table-cell>
          <table:table-cell office:value-type="float" office:value="0.0406927000181585">
            <text:p>0.0406927</text:p>
          </table:table-cell>
          <table:table-cell office:value-type="float" office:value="-0.467919095106923">
            <text:p>-0.4679190951</text:p>
          </table:table-cell>
          <table:table-cell office:value-type="float" office:value="-0.383432666960014">
            <text:p>-0.383432667</text:p>
          </table:table-cell>
          <table:table-cell office:value-type="float" office:value="-0.362151621316311">
            <text:p>-0.3621516213</text:p>
          </table:table-cell>
          <table:table-cell office:value-type="float" office:value="-0.286770594967759">
            <text:p>-0.286770595</text:p>
          </table:table-cell>
          <table:table-cell office:value-type="float" office:value="-0.256617720094329">
            <text:p>-0.2566177201</text:p>
          </table:table-cell>
          <table:table-cell office:value-type="float" office:value="-0.136655349885632">
            <text:p>-0.1366553499</text:p>
          </table:table-cell>
          <table:table-cell office:value-type="float" office:value="-0.0153062036029408">
            <text:p>-0.0153062036</text:p>
          </table:table-cell>
          <table:table-cell office:value-type="float" office:value="0.00627344793853801">
            <text:p>0.0062734479</text:p>
          </table:table-cell>
          <table:table-cell office:value-type="float" office:value="0.0268442428859723">
            <text:p>0.0268442429</text:p>
          </table:table-cell>
          <table:table-cell office:value-type="float" office:value="0.0848643947287919">
            <text:p>0.0848643947</text:p>
          </table:table-cell>
          <table:table-cell office:value-type="float" office:value="0.206822376851368">
            <text:p>0.2068223769</text:p>
          </table:table-cell>
          <table:table-cell office:value-type="float" office:value="0.340208882532703">
            <text:p>0.3402088825</text:p>
          </table:table-cell>
          <table:table-cell office:value-type="float" office:value="0.430881520574099">
            <text:p>0.4308815206</text:p>
          </table:table-cell>
          <table:table-cell office:value-type="float" office:value="0.421021946552242">
            <text:p>0.4210219466</text:p>
          </table:table-cell>
          <table:table-cell office:value-type="float" office:value="0.229347501212698">
            <text:p>0.2293475012</text:p>
          </table:table-cell>
          <table:table-cell office:value-type="float" office:value="0.0646524811173039">
            <text:p>0.06465248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622401185488">
            <text:p>0.6226224012</text:p>
          </table:table-cell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19444444444445">
            <text:p>0.7194444444</text:p>
          </table:table-cell>
          <table:table-cell office:value-type="float" office:value="0.711111111111111">
            <text:p>0.7111111111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222222222222221">
            <text:p>0.0222222222</text:p>
          </table:table-cell>
          <table:table-cell office:value-type="float" office:value="-0.0305555555555554">
            <text:p>-0.0305555556</text:p>
          </table:table-cell>
          <table:table-cell office:value-type="float" office:value="2.37750944082178">
            <text:p>2.3775094408</text:p>
          </table:table-cell>
          <table:table-cell office:value-type="float" office:value="0.998294049041899">
            <text:p>0.998294049</text:p>
          </table:table-cell>
          <table:table-cell office:value-type="float" office:value="-0.00458928763683186">
            <text:p>-0.0045892876</text:p>
          </table:table-cell>
          <table:table-cell office:value-type="float" office:value="0.0968808393171114">
            <text:p>0.0968808393</text:p>
          </table:table-cell>
          <table:table-cell office:value-type="float" office:value="0.336737606549352">
            <text:p>0.3367376065</text:p>
          </table:table-cell>
          <table:table-cell office:value-type="float" office:value="0.628305257581368">
            <text:p>0.6283052576</text:p>
          </table:table-cell>
          <table:table-cell office:value-type="float" office:value="0.0719547981537345">
            <text:p>0.0719547982</text:p>
          </table:table-cell>
          <table:table-cell office:value-type="float" office:value="-0.480620023352294">
            <text:p>-0.4806200234</text:p>
          </table:table-cell>
          <table:table-cell office:value-type="float" office:value="-0.445369723646659">
            <text:p>-0.4453697236</text:p>
          </table:table-cell>
          <table:table-cell office:value-type="float" office:value="-0.411265190880353">
            <text:p>-0.4112651909</text:p>
          </table:table-cell>
          <table:table-cell office:value-type="float" office:value="-0.326164461688965">
            <text:p>-0.3261644617</text:p>
          </table:table-cell>
          <table:table-cell office:value-type="float" office:value="-0.308625453992308">
            <text:p>-0.308625454</text:p>
          </table:table-cell>
          <table:table-cell office:value-type="float" office:value="-0.145547351910636">
            <text:p>-0.1455473519</text:p>
          </table:table-cell>
          <table:table-cell office:value-type="float" office:value="0.00870599561911445">
            <text:p>0.0087059956</text:p>
          </table:table-cell>
          <table:table-cell office:value-type="float" office:value="0.0210537807029287">
            <text:p>0.0210537807</text:p>
          </table:table-cell>
          <table:table-cell office:value-type="float" office:value="0.0652375767750848">
            <text:p>0.0652375768</text:p>
          </table:table-cell>
          <table:table-cell office:value-type="float" office:value="0.0797385641036728">
            <text:p>0.0797385641</text:p>
          </table:table-cell>
          <table:table-cell office:value-type="float" office:value="0.166485917515369">
            <text:p>0.1664859175</text:p>
          </table:table-cell>
          <table:table-cell office:value-type="float" office:value="0.341456227757236">
            <text:p>0.3414562278</text:p>
          </table:table-cell>
          <table:table-cell office:value-type="float" office:value="0.433388694832542">
            <text:p>0.4333886948</text:p>
          </table:table-cell>
          <table:table-cell office:value-type="float" office:value="0.457246731385472">
            <text:p>0.4572467314</text:p>
          </table:table-cell>
          <table:table-cell office:value-type="float" office:value="0.247692212304402">
            <text:p>0.2476922123</text:p>
          </table:table-cell>
          <table:table-cell office:value-type="float" office:value="0.0469385484148601">
            <text:p>0.04693854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982604328619">
            <text:p>0.6189826043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41666666666667">
            <text:p>0.7416666667</text:p>
          </table:table-cell>
          <table:table-cell office:value-type="float" office:value="0.747222222222222">
            <text:p>0.7472222222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305555555555554">
            <text:p>-0.0305555556</text:p>
          </table:table-cell>
          <table:table-cell office:value-type="float" office:value="0.036111111111111">
            <text:p>0.0361111111</text:p>
          </table:table-cell>
          <table:table-cell office:value-type="float" office:value="2.26699610966574">
            <text:p>2.2669961097</text:p>
          </table:table-cell>
          <table:table-cell office:value-type="float" office:value="0.998821999399254">
            <text:p>0.9988219994</text:p>
          </table:table-cell>
          <table:table-cell office:value-type="float" office:value="0.00782868660477654">
            <text:p>0.0078286866</text:p>
          </table:table-cell>
          <table:table-cell office:value-type="float" office:value="0.087780510411444">
            <text:p>0.0877805104</text:p>
          </table:table-cell>
          <table:table-cell office:value-type="float" office:value="0.373996963826098">
            <text:p>0.3739969638</text:p>
          </table:table-cell>
          <table:table-cell office:value-type="float" office:value="0.613375299284406">
            <text:p>0.6133752993</text:p>
          </table:table-cell>
          <table:table-cell office:value-type="float" office:value="-0.014306918727386">
            <text:p>-0.0143069187</text:p>
          </table:table-cell>
          <table:table-cell office:value-type="float" office:value="-0.504840042220127">
            <text:p>-0.5048400422</text:p>
          </table:table-cell>
          <table:table-cell office:value-type="float" office:value="-0.476405081130549">
            <text:p>-0.4764050811</text:p>
          </table:table-cell>
          <table:table-cell office:value-type="float" office:value="-0.429653957920683">
            <text:p>-0.4296539579</text:p>
          </table:table-cell>
          <table:table-cell office:value-type="float" office:value="-0.367243529269202">
            <text:p>-0.3672435293</text:p>
          </table:table-cell>
          <table:table-cell office:value-type="float" office:value="-0.325199157460024">
            <text:p>-0.3251991575</text:p>
          </table:table-cell>
          <table:table-cell office:value-type="float" office:value="-0.158732718549923">
            <text:p>-0.1587327185</text:p>
          </table:table-cell>
          <table:table-cell office:value-type="float" office:value="-0.0566309890816927">
            <text:p>-0.0566309891</text:p>
          </table:table-cell>
          <table:table-cell office:value-type="float" office:value="-0.0207164752830654">
            <text:p>-0.0207164753</text:p>
          </table:table-cell>
          <table:table-cell office:value-type="float" office:value="0.041213056482843">
            <text:p>0.0412130565</text:p>
          </table:table-cell>
          <table:table-cell office:value-type="float" office:value="0.133171993709311">
            <text:p>0.1331719937</text:p>
          </table:table-cell>
          <table:table-cell office:value-type="float" office:value="0.28821526388115">
            <text:p>0.2882152639</text:p>
          </table:table-cell>
          <table:table-cell office:value-type="float" office:value="0.334102150190972">
            <text:p>0.3341021502</text:p>
          </table:table-cell>
          <table:table-cell office:value-type="float" office:value="0.447962925648733">
            <text:p>0.4479629256</text:p>
          </table:table-cell>
          <table:table-cell office:value-type="float" office:value="0.354151686854743">
            <text:p>0.3541516869</text:p>
          </table:table-cell>
          <table:table-cell office:value-type="float" office:value="0.218785032854909">
            <text:p>0.2187850329</text:p>
          </table:table-cell>
          <table:table-cell office:value-type="float" office:value="0.107366172008328">
            <text:p>0.10736617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708555748956">
            <text:p>0.6227085557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747222222222222">
            <text:p>0.7472222222</text:p>
          </table:table-cell>
          <table:table-cell office:value-type="float" office:value="0.711111111111111">
            <text:p>0.7111111111</text:p>
          </table:table-cell>
          <table:table-cell office:value-type="float" office:value="0.719444444444444">
            <text:p>0.7194444444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36111111111111">
            <text:p>0.0361111111</text:p>
          </table:table-cell>
          <table:table-cell office:value-type="float" office:value="-0.0277777777777781">
            <text:p>-0.0277777778</text:p>
          </table:table-cell>
          <table:table-cell office:value-type="float" office:value="2.46439853987046">
            <text:p>2.4643985399</text:p>
          </table:table-cell>
          <table:table-cell office:value-type="float" office:value="0.997294595354533">
            <text:p>0.9972945954</text:p>
          </table:table-cell>
          <table:table-cell office:value-type="float" office:value="0.0194346829456216">
            <text:p>0.0194346829</text:p>
          </table:table-cell>
          <table:table-cell office:value-type="float" office:value="0.0974156691268882">
            <text:p>0.0974156691</text:p>
          </table:table-cell>
          <table:table-cell office:value-type="float" office:value="0.328574750830113">
            <text:p>0.3285747508</text:p>
          </table:table-cell>
          <table:table-cell office:value-type="float" office:value="0.600416142214925">
            <text:p>0.6004161422</text:p>
          </table:table-cell>
          <table:table-cell office:value-type="float" office:value="0.104363163089436">
            <text:p>0.1043631631</text:p>
          </table:table-cell>
          <table:table-cell office:value-type="float" office:value="-0.490471361112554">
            <text:p>-0.4904713611</text:p>
          </table:table-cell>
          <table:table-cell office:value-type="float" office:value="-0.417971679799484">
            <text:p>-0.4179716798</text:p>
          </table:table-cell>
          <table:table-cell office:value-type="float" office:value="-0.380191460365951">
            <text:p>-0.3801914604</text:p>
          </table:table-cell>
          <table:table-cell office:value-type="float" office:value="-0.271295239142122">
            <text:p>-0.2712952391</text:p>
          </table:table-cell>
          <table:table-cell office:value-type="float" office:value="-0.325199151704345">
            <text:p>-0.3251991517</text:p>
          </table:table-cell>
          <table:table-cell office:value-type="float" office:value="-0.239057302523071">
            <text:p>-0.2390573025</text:p>
          </table:table-cell>
          <table:table-cell office:value-type="float" office:value="-0.0226727575810944">
            <text:p>-0.0226727576</text:p>
          </table:table-cell>
          <table:table-cell office:value-type="float" office:value="0.0207839517852573">
            <text:p>0.0207839518</text:p>
          </table:table-cell>
          <table:table-cell office:value-type="float" office:value="0.0253708230818117">
            <text:p>0.0253708231</text:p>
          </table:table-cell>
          <table:table-cell office:value-type="float" office:value="0.107299467885734">
            <text:p>0.1072994679</text:p>
          </table:table-cell>
          <table:table-cell office:value-type="float" office:value="0.221097138216974">
            <text:p>0.2210971382</text:p>
          </table:table-cell>
          <table:table-cell office:value-type="float" office:value="0.384398190211048">
            <text:p>0.3843981902</text:p>
          </table:table-cell>
          <table:table-cell office:value-type="float" office:value="0.427229504323511">
            <text:p>0.4272295043</text:p>
          </table:table-cell>
          <table:table-cell office:value-type="float" office:value="0.369576727571211">
            <text:p>0.3695767276</text:p>
          </table:table-cell>
          <table:table-cell office:value-type="float" office:value="0.138405388425371">
            <text:p>0.1384053884</text:p>
          </table:table-cell>
          <table:table-cell office:value-type="float" office:value="0.028405663881323">
            <text:p>0.028405663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980717833591">
            <text:p>0.6179807178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47222222222222">
            <text:p>0.7472222222</text:p>
          </table:table-cell>
          <table:table-cell office:value-type="float" office:value="0.730555555555556">
            <text:p>0.7305555556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277777777777781">
            <text:p>-0.0277777778</text:p>
          </table:table-cell>
          <table:table-cell office:value-type="float" office:value="0.011111111111112">
            <text:p>0.0111111111</text:p>
          </table:table-cell>
          <table:table-cell office:value-type="float" office:value="2.21637891358951">
            <text:p>2.2163789136</text:p>
          </table:table-cell>
          <table:table-cell office:value-type="float" office:value="0.998353156166413">
            <text:p>0.9983531562</text:p>
          </table:table-cell>
          <table:table-cell office:value-type="float" office:value="0.0251010117703587">
            <text:p>0.0251010118</text:p>
          </table:table-cell>
          <table:table-cell office:value-type="float" office:value="0.0888519119379518">
            <text:p>0.0888519119</text:p>
          </table:table-cell>
          <table:table-cell office:value-type="float" office:value="0.377474662293738">
            <text:p>0.3774746623</text:p>
          </table:table-cell>
          <table:table-cell office:value-type="float" office:value="0.658965717753797">
            <text:p>0.6589657178</text:p>
          </table:table-cell>
          <table:table-cell office:value-type="float" office:value="-0.0455916609396712">
            <text:p>-0.0455916609</text:p>
          </table:table-cell>
          <table:table-cell office:value-type="float" office:value="-0.479996993499588">
            <text:p>-0.4799969935</text:p>
          </table:table-cell>
          <table:table-cell office:value-type="float" office:value="-0.403553837218305">
            <text:p>-0.4035538372</text:p>
          </table:table-cell>
          <table:table-cell office:value-type="float" office:value="-0.360627302805604">
            <text:p>-0.3606273028</text:p>
          </table:table-cell>
          <table:table-cell office:value-type="float" office:value="-0.338172918596078">
            <text:p>-0.3381729186</text:p>
          </table:table-cell>
          <table:table-cell office:value-type="float" office:value="-0.323024756171482">
            <text:p>-0.3230247562</text:p>
          </table:table-cell>
          <table:table-cell office:value-type="float" office:value="-0.150564154978908">
            <text:p>-0.150564155</text:p>
          </table:table-cell>
          <table:table-cell office:value-type="float" office:value="-0.0156564120453507">
            <text:p>-0.015656412</text:p>
          </table:table-cell>
          <table:table-cell office:value-type="float" office:value="0.0547471054692388">
            <text:p>0.0547471055</text:p>
          </table:table-cell>
          <table:table-cell office:value-type="float" office:value="0.0342715084833234">
            <text:p>0.0342715085</text:p>
          </table:table-cell>
          <table:table-cell office:value-type="float" office:value="0.10169219751902">
            <text:p>0.1016921975</text:p>
          </table:table-cell>
          <table:table-cell office:value-type="float" office:value="0.179710193493764">
            <text:p>0.1797101935</text:p>
          </table:table-cell>
          <table:table-cell office:value-type="float" office:value="0.346514061319161">
            <text:p>0.3465140613</text:p>
          </table:table-cell>
          <table:table-cell office:value-type="float" office:value="0.430314097965879">
            <text:p>0.430314098</text:p>
          </table:table-cell>
          <table:table-cell office:value-type="float" office:value="0.428332285705136">
            <text:p>0.4283322857</text:p>
          </table:table-cell>
          <table:table-cell office:value-type="float" office:value="0.252247850720402">
            <text:p>0.2522478507</text:p>
          </table:table-cell>
          <table:table-cell office:value-type="float" office:value="0.0555545294657767">
            <text:p>0.055554529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6445066160766">
            <text:p>0.6164450662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30555555555556">
            <text:p>0.7305555556</text:p>
          </table:table-cell>
          <table:table-cell office:value-type="float" office:value="0.719444444444444">
            <text:p>0.7194444444</text:p>
          </table:table-cell>
          <table:table-cell office:value-type="float" office:value="0.730555555555555">
            <text:p>0.7305555556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11111111111112">
            <text:p>0.0111111111</text:p>
          </table:table-cell>
          <table:table-cell table:style-name="ce1" office:value-type="float" office:value="-8.88178419700125E-016">
            <text:p>-8.88E-16</text:p>
          </table:table-cell>
          <table:table-cell office:value-type="float" office:value="2.3989498920117">
            <text:p>2.398949892</text:p>
          </table:table-cell>
          <table:table-cell office:value-type="float" office:value="0.999619053867968">
            <text:p>0.9996190539</text:p>
          </table:table-cell>
          <table:table-cell office:value-type="float" office:value="0.0380460118562085">
            <text:p>0.0380460119</text:p>
          </table:table-cell>
          <table:table-cell office:value-type="float" office:value="0.161100221271781">
            <text:p>0.1611002213</text:p>
          </table:table-cell>
          <table:table-cell office:value-type="float" office:value="0.439725449334407">
            <text:p>0.4397254493</text:p>
          </table:table-cell>
          <table:table-cell office:value-type="float" office:value="0.693968850074739">
            <text:p>0.6939688501</text:p>
          </table:table-cell>
          <table:table-cell office:value-type="float" office:value="0.0280684832445128">
            <text:p>0.0280684832</text:p>
          </table:table-cell>
          <table:table-cell office:value-type="float" office:value="-0.510051579621859">
            <text:p>-0.5100515796</text:p>
          </table:table-cell>
          <table:table-cell office:value-type="float" office:value="-0.442823289836297">
            <text:p>-0.4428232898</text:p>
          </table:table-cell>
          <table:table-cell office:value-type="float" office:value="-0.412610096150946">
            <text:p>-0.4126100962</text:p>
          </table:table-cell>
          <table:table-cell office:value-type="float" office:value="-0.300788881098461">
            <text:p>-0.3007888811</text:p>
          </table:table-cell>
          <table:table-cell office:value-type="float" office:value="-0.300604708137531">
            <text:p>-0.3006047081</text:p>
          </table:table-cell>
          <table:table-cell office:value-type="float" office:value="-0.168453836621736">
            <text:p>-0.1684538366</text:p>
          </table:table-cell>
          <table:table-cell office:value-type="float" office:value="-0.0053991612331793">
            <text:p>-0.0053991612</text:p>
          </table:table-cell>
          <table:table-cell office:value-type="float" office:value="0.00512918787769245">
            <text:p>0.0051291879</text:p>
          </table:table-cell>
          <table:table-cell office:value-type="float" office:value="0.0307657434591715">
            <text:p>0.0307657435</text:p>
          </table:table-cell>
          <table:table-cell office:value-type="float" office:value="0.107166035468803">
            <text:p>0.1071660355</text:p>
          </table:table-cell>
          <table:table-cell office:value-type="float" office:value="0.203568040747203">
            <text:p>0.2035680407</text:p>
          </table:table-cell>
          <table:table-cell office:value-type="float" office:value="0.346038888780271">
            <text:p>0.3460388888</text:p>
          </table:table-cell>
          <table:table-cell office:value-type="float" office:value="0.489034916697692">
            <text:p>0.4890349167</text:p>
          </table:table-cell>
          <table:table-cell office:value-type="float" office:value="0.437108597222474">
            <text:p>0.4371085972</text:p>
          </table:table-cell>
          <table:table-cell office:value-type="float" office:value="0.247185355248608">
            <text:p>0.2471853552</text:p>
          </table:table-cell>
          <table:table-cell office:value-type="float" office:value="0.105898270733596">
            <text:p>0.105898270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929898259743">
            <text:p>0.6209298983</text:p>
          </table:table-cell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730555555555555">
            <text:p>0.7305555556</text:p>
          </table:table-cell>
          <table:table-cell office:value-type="float" office:value="0.730555555555556">
            <text:p>0.7305555556</text:p>
          </table:table-cell>
          <table:table-cell office:value-type="float" office:value="0.741666666666666">
            <text:p>0.7416666667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table:style-name="ce1" office:value-type="float" office:value="-8.88178419700125E-016">
            <text:p>-8.88E-16</text:p>
          </table:table-cell>
          <table:table-cell office:value-type="float" office:value="0.0111111111111111">
            <text:p>0.0111111111</text:p>
          </table:table-cell>
          <table:table-cell office:value-type="float" office:value="2.36332230184855">
            <text:p>2.3633223018</text:p>
          </table:table-cell>
          <table:table-cell office:value-type="float" office:value="0.999722374989671">
            <text:p>0.999722375</text:p>
          </table:table-cell>
          <table:table-cell office:value-type="float" office:value="0.0552181223645472">
            <text:p>0.0552181224</text:p>
          </table:table-cell>
          <table:table-cell office:value-type="float" office:value="0.163991321158088">
            <text:p>0.1639913212</text:p>
          </table:table-cell>
          <table:table-cell office:value-type="float" office:value="0.451570029698288">
            <text:p>0.4515700297</text:p>
          </table:table-cell>
          <table:table-cell office:value-type="float" office:value="0.691546918643281">
            <text:p>0.6915469186</text:p>
          </table:table-cell>
          <table:table-cell office:value-type="float" office:value="0.028877722857874">
            <text:p>0.0288777229</text:p>
          </table:table-cell>
          <table:table-cell office:value-type="float" office:value="-0.519575095967571">
            <text:p>-0.519575096</text:p>
          </table:table-cell>
          <table:table-cell office:value-type="float" office:value="-0.474001606610836">
            <text:p>-0.4740016066</text:p>
          </table:table-cell>
          <table:table-cell office:value-type="float" office:value="-0.414065035267692">
            <text:p>-0.4140650353</text:p>
          </table:table-cell>
          <table:table-cell office:value-type="float" office:value="-0.311126837111389">
            <text:p>-0.3111268371</text:p>
          </table:table-cell>
          <table:table-cell office:value-type="float" office:value="-0.324474738366235">
            <text:p>-0.3244747384</text:p>
          </table:table-cell>
          <table:table-cell office:value-type="float" office:value="-0.161363166441122">
            <text:p>-0.1613631664</text:p>
          </table:table-cell>
          <table:table-cell office:value-type="float" office:value="0.0221331207964741">
            <text:p>0.0221331208</text:p>
          </table:table-cell>
          <table:table-cell office:value-type="float" office:value="0.0304960448684883">
            <text:p>0.0304960449</text:p>
          </table:table-cell>
          <table:table-cell office:value-type="float" office:value="0.0692686584475357">
            <text:p>0.0692686584</text:p>
          </table:table-cell>
          <table:table-cell office:value-type="float" office:value="0.100088941665549">
            <text:p>0.1000889417</text:p>
          </table:table-cell>
          <table:table-cell office:value-type="float" office:value="0.195597485153247">
            <text:p>0.1955974852</text:p>
          </table:table-cell>
          <table:table-cell office:value-type="float" office:value="0.364671672028001">
            <text:p>0.364671672</text:p>
          </table:table-cell>
          <table:table-cell office:value-type="float" office:value="0.486360168735689">
            <text:p>0.4863601687</text:p>
          </table:table-cell>
          <table:table-cell office:value-type="float" office:value="0.415015207610924">
            <text:p>0.4150152076</text:p>
          </table:table-cell>
          <table:table-cell office:value-type="float" office:value="0.248705541418674">
            <text:p>0.2487055414</text:p>
          </table:table-cell>
          <table:table-cell office:value-type="float" office:value="0.0186251085793854">
            <text:p>0.018625108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965429031173">
            <text:p>0.618965429</text:p>
          </table:table-cell>
          <table:table-cell office:value-type="float" office:value="0">
            <text:p>0</text:p>
          </table:table-cell>
          <table:table-cell office:value-type="float" office:value="0.560808620333097">
            <text:p>0.5608086203</text:p>
          </table:table-cell>
          <table:table-cell office:value-type="float" office:value="2">
            <text:p>2</text:p>
          </table:table-cell>
          <table:table-cell office:value-type="float" office:value="0.741666666666666">
            <text:p>0.7416666667</text:p>
          </table:table-cell>
          <table:table-cell office:value-type="float" office:value="0.730555555555555">
            <text:p>0.7305555556</text:p>
          </table:table-cell>
          <table:table-cell office:value-type="float" office:value="0.727777777777778">
            <text:p>0.7277777778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138888888888884">
            <text:p>-0.0138888889</text:p>
          </table:table-cell>
          <table:table-cell office:value-type="float" office:value="2.35622901148279">
            <text:p>2.3562290115</text:p>
          </table:table-cell>
          <table:table-cell office:value-type="float" office:value="0.998389533710995">
            <text:p>0.9983895337</text:p>
          </table:table-cell>
          <table:table-cell office:value-type="float" office:value="0.0323838885814201">
            <text:p>0.0323838886</text:p>
          </table:table-cell>
          <table:table-cell office:value-type="float" office:value="0.117494887217292">
            <text:p>0.1174948872</text:p>
          </table:table-cell>
          <table:table-cell office:value-type="float" office:value="0.383937947783157">
            <text:p>0.3839379478</text:p>
          </table:table-cell>
          <table:table-cell office:value-type="float" office:value="0.62288322116172">
            <text:p>0.6228832212</text:p>
          </table:table-cell>
          <table:table-cell office:value-type="float" office:value="-0.0199743955522554">
            <text:p>-0.0199743956</text:p>
          </table:table-cell>
          <table:table-cell office:value-type="float" office:value="-0.512543891178">
            <text:p>-0.5125438912</text:p>
          </table:table-cell>
          <table:table-cell office:value-type="float" office:value="-0.429213606699474">
            <text:p>-0.4292136067</text:p>
          </table:table-cell>
          <table:table-cell office:value-type="float" office:value="-0.377879712739947">
            <text:p>-0.3778797127</text:p>
          </table:table-cell>
          <table:table-cell office:value-type="float" office:value="-0.335240825936429">
            <text:p>-0.3352408259</text:p>
          </table:table-cell>
          <table:table-cell office:value-type="float" office:value="-0.296116512706701">
            <text:p>-0.2961165127</text:p>
          </table:table-cell>
          <table:table-cell office:value-type="float" office:value="-0.113965828984737">
            <text:p>-0.113965829</text:p>
          </table:table-cell>
          <table:table-cell office:value-type="float" office:value="0.0170058538565927">
            <text:p>0.0170058539</text:p>
          </table:table-cell>
          <table:table-cell office:value-type="float" office:value="0.0402023837480554">
            <text:p>0.0402023837</text:p>
          </table:table-cell>
          <table:table-cell office:value-type="float" office:value="0.0523244437605031">
            <text:p>0.0523244438</text:p>
          </table:table-cell>
          <table:table-cell office:value-type="float" office:value="0.132310081662844">
            <text:p>0.1323100817</text:p>
          </table:table-cell>
          <table:table-cell office:value-type="float" office:value="0.220647753580452">
            <text:p>0.2206477536</text:p>
          </table:table-cell>
          <table:table-cell office:value-type="float" office:value="0.394930604863162">
            <text:p>0.3949306049</text:p>
          </table:table-cell>
          <table:table-cell office:value-type="float" office:value="0.452482925576269">
            <text:p>0.4524829256</text:p>
          </table:table-cell>
          <table:table-cell office:value-type="float" office:value="0.358100018722727">
            <text:p>0.3581000187</text:p>
          </table:table-cell>
          <table:table-cell office:value-type="float" office:value="0.129656795911499">
            <text:p>0.1296567959</text:p>
          </table:table-cell>
          <table:table-cell office:value-type="float" office:value="0.0136321491486391">
            <text:p>0.013632149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425058215456">
            <text:p>0.6144250582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727777777777778">
            <text:p>0.7277777778</text:p>
          </table:table-cell>
          <table:table-cell office:value-type="float" office:value="0.741666666666666">
            <text:p>0.7416666667</text:p>
          </table:table-cell>
          <table:table-cell office:value-type="float" office:value="0.747222222222223">
            <text:p>0.7472222222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0.0194444444444448">
            <text:p>0.0194444444</text:p>
          </table:table-cell>
          <table:table-cell office:value-type="float" office:value="2.30786619412209">
            <text:p>2.3078661941</text:p>
          </table:table-cell>
          <table:table-cell office:value-type="float" office:value="0.998296446371205">
            <text:p>0.9982964464</text:p>
          </table:table-cell>
          <table:table-cell office:value-type="float" office:value="0.02294258993558">
            <text:p>0.0229425899</text:p>
          </table:table-cell>
          <table:table-cell office:value-type="float" office:value="0.124610469534239">
            <text:p>0.1246104695</text:p>
          </table:table-cell>
          <table:table-cell office:value-type="float" office:value="0.357805801555612">
            <text:p>0.3578058016</text:p>
          </table:table-cell>
          <table:table-cell office:value-type="float" office:value="0.606082783355577">
            <text:p>0.6060827834</text:p>
          </table:table-cell>
          <table:table-cell office:value-type="float" office:value="0.0445139692648162">
            <text:p>0.0445139693</text:p>
          </table:table-cell>
          <table:table-cell office:value-type="float" office:value="-0.506096227496122">
            <text:p>-0.5060962275</text:p>
          </table:table-cell>
          <table:table-cell office:value-type="float" office:value="-0.431852660493015">
            <text:p>-0.4318526605</text:p>
          </table:table-cell>
          <table:table-cell office:value-type="float" office:value="-0.425020108406183">
            <text:p>-0.4250201084</text:p>
          </table:table-cell>
          <table:table-cell office:value-type="float" office:value="-0.326405692290442">
            <text:p>-0.3264056923</text:p>
          </table:table-cell>
          <table:table-cell office:value-type="float" office:value="-0.324716269098156">
            <text:p>-0.3247162691</text:p>
          </table:table-cell>
          <table:table-cell office:value-type="float" office:value="-0.153465102500051">
            <text:p>-0.1534651025</text:p>
          </table:table-cell>
          <table:table-cell office:value-type="float" office:value="-0.0372372900968406">
            <text:p>-0.0372372901</text:p>
          </table:table-cell>
          <table:table-cell office:value-type="float" office:value="-0.00533166575412458">
            <text:p>-0.0053316658</text:p>
          </table:table-cell>
          <table:table-cell office:value-type="float" office:value="0.0410109399012573">
            <text:p>0.0410109399</text:p>
          </table:table-cell>
          <table:table-cell office:value-type="float" office:value="0.110967192276174">
            <text:p>0.1109671923</text:p>
          </table:table-cell>
          <table:table-cell office:value-type="float" office:value="0.269794047231817">
            <text:p>0.2697940472</text:p>
          </table:table-cell>
          <table:table-cell office:value-type="float" office:value="0.37027578474671">
            <text:p>0.3702757847</text:p>
          </table:table-cell>
          <table:table-cell office:value-type="float" office:value="0.426456797261978">
            <text:p>0.4264567973</text:p>
          </table:table-cell>
          <table:table-cell office:value-type="float" office:value="0.343541287456554">
            <text:p>0.3435412875</text:p>
          </table:table-cell>
          <table:table-cell office:value-type="float" office:value="0.152674184773573">
            <text:p>0.1526741848</text:p>
          </table:table-cell>
          <table:table-cell office:value-type="float" office:value="0.0215260012468965">
            <text:p>0.02152600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296155931857">
            <text:p>0.6192961559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47222222222223">
            <text:p>0.7472222222</text:p>
          </table:table-cell>
          <table:table-cell office:value-type="float" office:value="0.727777777777778">
            <text:p>0.7277777778</text:p>
          </table:table-cell>
          <table:table-cell office:value-type="float" office:value="0.733333333333333">
            <text:p>0.7333333333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194444444444448">
            <text:p>0.019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40100624287371">
            <text:p>2.4010062429</text:p>
          </table:table-cell>
          <table:table-cell office:value-type="float" office:value="0.99964556551">
            <text:p>0.9996455655</text:p>
          </table:table-cell>
          <table:table-cell office:value-type="float" office:value="0.0313051351994922">
            <text:p>0.0313051352</text:p>
          </table:table-cell>
          <table:table-cell office:value-type="float" office:value="0.137346067665597">
            <text:p>0.1373460677</text:p>
          </table:table-cell>
          <table:table-cell office:value-type="float" office:value="0.409188286127403">
            <text:p>0.4091882861</text:p>
          </table:table-cell>
          <table:table-cell office:value-type="float" office:value="0.699662792398828">
            <text:p>0.6996627924</text:p>
          </table:table-cell>
          <table:table-cell office:value-type="float" office:value="0.168191500234244">
            <text:p>0.1681915002</text:p>
          </table:table-cell>
          <table:table-cell office:value-type="float" office:value="-0.494356915696916">
            <text:p>-0.4943569157</text:p>
          </table:table-cell>
          <table:table-cell office:value-type="float" office:value="-0.438636007474522">
            <text:p>-0.4386360075</text:p>
          </table:table-cell>
          <table:table-cell office:value-type="float" office:value="-0.402366704698018">
            <text:p>-0.4023667047</text:p>
          </table:table-cell>
          <table:table-cell office:value-type="float" office:value="-0.300788882744907">
            <text:p>-0.3007888827</text:p>
          </table:table-cell>
          <table:table-cell office:value-type="float" office:value="-0.29863892432284">
            <text:p>-0.2986389243</text:p>
          </table:table-cell>
          <table:table-cell office:value-type="float" office:value="-0.199748080058886">
            <text:p>-0.1997480801</text:p>
          </table:table-cell>
          <table:table-cell office:value-type="float" office:value="-0.0116077745057068">
            <text:p>-0.0116077745</text:p>
          </table:table-cell>
          <table:table-cell office:value-type="float" office:value="-0.00755876277810619">
            <text:p>-0.0075587628</text:p>
          </table:table-cell>
          <table:table-cell office:value-type="float" office:value="0.0385851237732926">
            <text:p>0.0385851238</text:p>
          </table:table-cell>
          <table:table-cell office:value-type="float" office:value="0.106498807020422">
            <text:p>0.106498807</text:p>
          </table:table-cell>
          <table:table-cell office:value-type="float" office:value="0.21144722369966">
            <text:p>0.2114472237</text:p>
          </table:table-cell>
          <table:table-cell office:value-type="float" office:value="0.381691575116963">
            <text:p>0.3816915751</text:p>
          </table:table-cell>
          <table:table-cell office:value-type="float" office:value="0.481398166020368">
            <text:p>0.481398166</text:p>
          </table:table-cell>
          <table:table-cell office:value-type="float" office:value="0.493795757527903">
            <text:p>0.4937957575</text:p>
          </table:table-cell>
          <table:table-cell office:value-type="float" office:value="0.297039829909022">
            <text:p>0.2970398299</text:p>
          </table:table-cell>
          <table:table-cell office:value-type="float" office:value="0.122749675080106">
            <text:p>0.122749675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522283086813">
            <text:p>0.6185222831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0.747222222222223">
            <text:p>0.7472222222</text:p>
          </table:table-cell>
          <table:table-cell office:value-type="float" office:value="0.713888888888889">
            <text:p>0.7138888889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194444444444448">
            <text:p>-0.0194444444</text:p>
          </table:table-cell>
          <table:table-cell office:value-type="float" office:value="2.20977591504025">
            <text:p>2.209775915</text:p>
          </table:table-cell>
          <table:table-cell office:value-type="float" office:value="0.99991851542461">
            <text:p>0.9999185154</text:p>
          </table:table-cell>
          <table:table-cell office:value-type="float" office:value="0.0326535614191204">
            <text:p>0.0326535614</text:p>
          </table:table-cell>
          <table:table-cell office:value-type="float" office:value="0.126404001330165">
            <text:p>0.1264040013</text:p>
          </table:table-cell>
          <table:table-cell office:value-type="float" office:value="0.45996480746875">
            <text:p>0.4599648075</text:p>
          </table:table-cell>
          <table:table-cell office:value-type="float" office:value="0.761594155955765">
            <text:p>0.761594156</text:p>
          </table:table-cell>
          <table:table-cell office:value-type="float" office:value="0.154914555177088">
            <text:p>0.1549145552</text:p>
          </table:table-cell>
          <table:table-cell office:value-type="float" office:value="-0.499338179852809">
            <text:p>-0.4993381799</text:p>
          </table:table-cell>
          <table:table-cell office:value-type="float" office:value="-0.439725440005339">
            <text:p>-0.43972544</text:p>
          </table:table-cell>
          <table:table-cell office:value-type="float" office:value="-0.356156908209076">
            <text:p>-0.3561569082</text:p>
          </table:table-cell>
          <table:table-cell office:value-type="float" office:value="-0.3178772410063">
            <text:p>-0.317877241</text:p>
          </table:table-cell>
          <table:table-cell office:value-type="float" office:value="-0.318180556439586">
            <text:p>-0.3181805564</text:p>
          </table:table-cell>
          <table:table-cell office:value-type="float" office:value="-0.100890676502504">
            <text:p>-0.1008906765</text:p>
          </table:table-cell>
          <table:table-cell office:value-type="float" office:value="0.0191648010625378">
            <text:p>0.0191648011</text:p>
          </table:table-cell>
          <table:table-cell office:value-type="float" office:value="0.0140369841711279">
            <text:p>0.0140369842</text:p>
          </table:table-cell>
          <table:table-cell office:value-type="float" office:value="0.0547470974479127">
            <text:p>0.0547470974</text:p>
          </table:table-cell>
          <table:table-cell office:value-type="float" office:value="0.123813067276457">
            <text:p>0.1238130673</text:p>
          </table:table-cell>
          <table:table-cell office:value-type="float" office:value="0.263587754075839">
            <text:p>0.2635877541</text:p>
          </table:table-cell>
          <table:table-cell office:value-type="float" office:value="0.421030379085115">
            <text:p>0.4210303791</text:p>
          </table:table-cell>
          <table:table-cell office:value-type="float" office:value="0.498374961329936">
            <text:p>0.4983749613</text:p>
          </table:table-cell>
          <table:table-cell office:value-type="float" office:value="0.311858121994028">
            <text:p>0.311858122</text:p>
          </table:table-cell>
          <table:table-cell office:value-type="float" office:value="0.144820605031042">
            <text:p>0.144820605</text:p>
          </table:table-cell>
          <table:table-cell office:value-type="float" office:value="-0.00661392643866599">
            <text:p>-0.006613926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3477661004765">
            <text:p>0.623477661</text:p>
          </table:table-cell>
          <table:table-cell office:value-type="float" office:value="0">
            <text:p>0</text:p>
          </table:table-cell>
          <table:table-cell office:value-type="float" office:value="0.562860088167561">
            <text:p>0.5628600882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38888888888889">
            <text:p>0.7388888889</text:p>
          </table:table-cell>
          <table:table-cell office:value-type="float" office:value="0.719444444444445">
            <text:p>0.7194444444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-0.0361111111111109">
            <text:p>-0.0361111111</text:p>
          </table:table-cell>
          <table:table-cell office:value-type="float" office:value="0.0166666666666666">
            <text:p>0.0166666667</text:p>
          </table:table-cell>
          <table:table-cell office:value-type="float" office:value="2.19226423832761">
            <text:p>2.1922642383</text:p>
          </table:table-cell>
          <table:table-cell office:value-type="float" office:value="0.994245199667143">
            <text:p>0.9942451997</text:p>
          </table:table-cell>
          <table:table-cell office:value-type="float" office:value="0.0292854243214316">
            <text:p>0.0292854243</text:p>
          </table:table-cell>
          <table:table-cell office:value-type="float" office:value="0.0796911559796945">
            <text:p>0.079691156</text:p>
          </table:table-cell>
          <table:table-cell office:value-type="float" office:value="0.360995096107612">
            <text:p>0.3609950961</text:p>
          </table:table-cell>
          <table:table-cell office:value-type="float" office:value="0.645614502611715">
            <text:p>0.6456145026</text:p>
          </table:table-cell>
          <table:table-cell office:value-type="float" office:value="0.121283185453039">
            <text:p>0.1212831855</text:p>
          </table:table-cell>
          <table:table-cell office:value-type="float" office:value="-0.366441903209981">
            <text:p>-0.3664419032</text:p>
          </table:table-cell>
          <table:table-cell office:value-type="float" office:value="-0.302996790369607">
            <text:p>-0.3029967904</text:p>
          </table:table-cell>
          <table:table-cell office:value-type="float" office:value="-0.241801882332842">
            <text:p>-0.2418018823</text:p>
          </table:table-cell>
          <table:table-cell office:value-type="float" office:value="-0.206073415927432">
            <text:p>-0.2060734159</text:p>
          </table:table-cell>
          <table:table-cell office:value-type="float" office:value="-0.215570548851113">
            <text:p>-0.2155705489</text:p>
          </table:table-cell>
          <table:table-cell office:value-type="float" office:value="-0.0988910811384453">
            <text:p>-0.0988910811</text:p>
          </table:table-cell>
          <table:table-cell office:value-type="float" office:value="-0.0298080906144363">
            <text:p>-0.0298080906</text:p>
          </table:table-cell>
          <table:table-cell office:value-type="float" office:value="0.00331297305083988">
            <text:p>0.0033129731</text:p>
          </table:table-cell>
          <table:table-cell office:value-type="float" office:value="0.00697459690440527">
            <text:p>0.0069745969</text:p>
          </table:table-cell>
          <table:table-cell office:value-type="float" office:value="0.0383856561324525">
            <text:p>0.0383856561</text:p>
          </table:table-cell>
          <table:table-cell office:value-type="float" office:value="0.139536991299937">
            <text:p>0.1395369913</text:p>
          </table:table-cell>
          <table:table-cell office:value-type="float" office:value="0.236417828215225">
            <text:p>0.2364178282</text:p>
          </table:table-cell>
          <table:table-cell office:value-type="float" office:value="0.327804246128029">
            <text:p>0.3278042461</text:p>
          </table:table-cell>
          <table:table-cell office:value-type="float" office:value="0.301570857876404">
            <text:p>0.3015708579</text:p>
          </table:table-cell>
          <table:table-cell office:value-type="float" office:value="0.12360186098932">
            <text:p>0.123601861</text:p>
          </table:table-cell>
          <table:table-cell office:value-type="float" office:value="0.00191804445709098">
            <text:p>0.001918044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20980781430149">
            <text:p>0.6209807814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19444444444445">
            <text:p>0.7194444444</text:p>
          </table:table-cell>
          <table:table-cell table:number-columns-repeated="2" office:value-type="float" office:value="0.702777777777778">
            <text:p>0.7027777778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-0.0166666666666671">
            <text:p>-0.0166666667</text:p>
          </table:table-cell>
          <table:table-cell office:value-type="float" office:value="2.39354227196478">
            <text:p>2.393542272</text:p>
          </table:table-cell>
          <table:table-cell office:value-type="float" office:value="0.987813998721456">
            <text:p>0.9878139987</text:p>
          </table:table-cell>
          <table:table-cell office:value-type="float" office:value="0.000871831254013467">
            <text:p>0.0008718313</text:p>
          </table:table-cell>
          <table:table-cell office:value-type="float" office:value="0.0641662942415808">
            <text:p>0.0641662942</text:p>
          </table:table-cell>
          <table:table-cell office:value-type="float" office:value="0.31396198282721">
            <text:p>0.3139619828</text:p>
          </table:table-cell>
          <table:table-cell office:value-type="float" office:value="0.596731555131228">
            <text:p>0.5967315551</text:p>
          </table:table-cell>
          <table:table-cell office:value-type="float" office:value="0.114792541661827">
            <text:p>0.1147925417</text:p>
          </table:table-cell>
          <table:table-cell office:value-type="float" office:value="-0.378754763594524">
            <text:p>-0.3787547636</text:p>
          </table:table-cell>
          <table:table-cell office:value-type="float" office:value="-0.299508844920043">
            <text:p>-0.2995088449</text:p>
          </table:table-cell>
          <table:table-cell office:value-type="float" office:value="-0.227839357978105">
            <text:p>-0.227839358</text:p>
          </table:table-cell>
          <table:table-cell office:value-type="float" office:value="-0.216193956731122">
            <text:p>-0.2161939567</text:p>
          </table:table-cell>
          <table:table-cell office:value-type="float" office:value="-0.205405460047422">
            <text:p>-0.20540546</text:p>
          </table:table-cell>
          <table:table-cell office:value-type="float" office:value="-0.0651213076562353">
            <text:p>-0.0651213077</text:p>
          </table:table-cell>
          <table:table-cell office:value-type="float" office:value="-0.0176093420062774">
            <text:p>-0.017609342</text:p>
          </table:table-cell>
          <table:table-cell office:value-type="float" office:value="0.0216182520499015">
            <text:p>0.021618252</text:p>
          </table:table-cell>
          <table:table-cell office:value-type="float" office:value="0.0221411027902529">
            <text:p>0.0221411028</text:p>
          </table:table-cell>
          <table:table-cell office:value-type="float" office:value="0.0878289155151475">
            <text:p>0.0878289155</text:p>
          </table:table-cell>
          <table:table-cell office:value-type="float" office:value="0.182079367677183">
            <text:p>0.1820793677</text:p>
          </table:table-cell>
          <table:table-cell office:value-type="float" office:value="0.327181593040496">
            <text:p>0.327181593</text:p>
          </table:table-cell>
          <table:table-cell office:value-type="float" office:value="0.375913482836851">
            <text:p>0.3759134828</text:p>
          </table:table-cell>
          <table:table-cell office:value-type="float" office:value="0.270999709822912">
            <text:p>0.2709997098</text:p>
          </table:table-cell>
          <table:table-cell office:value-type="float" office:value="0.0555660701829599">
            <text:p>0.0555660702</text:p>
          </table:table-cell>
          <table:table-cell office:value-type="float" office:value="-0.00305143109117678">
            <text:p>-0.00305143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6873993478486">
            <text:p>0.6168739935</text:p>
          </table:table-cell>
          <table:table-cell office:value-type="float" office:value="0">
            <text:p>0</text:p>
          </table:table-cell>
          <table:table-cell office:value-type="float" office:value="0.556699512436308">
            <text:p>0.5566995124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9444444444445">
            <text:p>0.7194444444</text:p>
          </table:table-cell>
          <table:table-cell office:value-type="float" office:value="0.725">
            <text:p>0.725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-0.0166666666666671">
            <text:p>-0.0166666667</text:p>
          </table:table-cell>
          <table:table-cell office:value-type="float" office:value="0.0222222222222226">
            <text:p>0.0222222222</text:p>
          </table:table-cell>
          <table:table-cell office:value-type="float" office:value="2.31181265042136">
            <text:p>2.3118126504</text:p>
          </table:table-cell>
          <table:table-cell office:value-type="float" office:value="0.999086074946488">
            <text:p>0.9990860749</text:p>
          </table:table-cell>
          <table:table-cell office:value-type="float" office:value="0.0101129857592683">
            <text:p>0.0101129858</text:p>
          </table:table-cell>
          <table:table-cell office:value-type="float" office:value="0.0796911572705861">
            <text:p>0.0796911573</text:p>
          </table:table-cell>
          <table:table-cell office:value-type="float" office:value="0.382780104133567">
            <text:p>0.3827801041</text:p>
          </table:table-cell>
          <table:table-cell office:value-type="float" office:value="0.731036648820046">
            <text:p>0.7310366488</text:p>
          </table:table-cell>
          <table:table-cell office:value-type="float" office:value="0.294580384366486">
            <text:p>0.2945803844</text:p>
          </table:table-cell>
          <table:table-cell office:value-type="float" office:value="-0.370811429528041">
            <text:p>-0.3708114295</text:p>
          </table:table-cell>
          <table:table-cell office:value-type="float" office:value="-0.290913638477208">
            <text:p>-0.2909136385</text:p>
          </table:table-cell>
          <table:table-cell office:value-type="float" office:value="-0.233081472262699">
            <text:p>-0.2330814723</text:p>
          </table:table-cell>
          <table:table-cell office:value-type="float" office:value="-0.221216284263885">
            <text:p>-0.2212162843</text:p>
          </table:table-cell>
          <table:table-cell office:value-type="float" office:value="-0.212575781542807">
            <text:p>-0.2125757815</text:p>
          </table:table-cell>
          <table:table-cell office:value-type="float" office:value="-0.077091727326258">
            <text:p>-0.0770917273</text:p>
          </table:table-cell>
          <table:table-cell office:value-type="float" office:value="0.00557970281991027">
            <text:p>0.0055797028</text:p>
          </table:table-cell>
          <table:table-cell office:value-type="float" office:value="0.0254522057324298">
            <text:p>0.0254522057</text:p>
          </table:table-cell>
          <table:table-cell office:value-type="float" office:value="0.0386903485757613">
            <text:p>0.0386903486</text:p>
          </table:table-cell>
          <table:table-cell office:value-type="float" office:value="0.0889966855683704">
            <text:p>0.0889966856</text:p>
          </table:table-cell>
          <table:table-cell office:value-type="float" office:value="0.192468839426284">
            <text:p>0.1924688394</text:p>
          </table:table-cell>
          <table:table-cell office:value-type="float" office:value="0.339888851888394">
            <text:p>0.3398888519</text:p>
          </table:table-cell>
          <table:table-cell office:value-type="float" office:value="0.397818768936622">
            <text:p>0.3978187689</text:p>
          </table:table-cell>
          <table:table-cell office:value-type="float" office:value="0.303155127877196">
            <text:p>0.3031551279</text:p>
          </table:table-cell>
          <table:table-cell office:value-type="float" office:value="0.128149385226064">
            <text:p>0.1281493852</text:p>
          </table:table-cell>
          <table:table-cell office:value-type="float" office:value="0.0172607083624359">
            <text:p>0.01726070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9079482483525">
            <text:p>0.6190794825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02777777777778">
            <text:p>0.7027777778</text:p>
          </table:table-cell>
          <table:table-cell office:value-type="float" office:value="0.736111111111111">
            <text:p>0.7361111111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0.0222222222222226">
            <text:p>0.0222222222</text:p>
          </table:table-cell>
          <table:table-cell office:value-type="float" office:value="0.0111111111111111">
            <text:p>0.0111111111</text:p>
          </table:table-cell>
          <table:table-cell office:value-type="float" office:value="2.50051194548586">
            <text:p>2.5005119455</text:p>
          </table:table-cell>
          <table:table-cell office:value-type="float" office:value="0.999726491308775">
            <text:p>0.9997264913</text:p>
          </table:table-cell>
          <table:table-cell office:value-type="float" office:value="0.016040469541422">
            <text:p>0.0160404695</text:p>
          </table:table-cell>
          <table:table-cell office:value-type="float" office:value="0.103550760912183">
            <text:p>0.1035507609</text:p>
          </table:table-cell>
          <table:table-cell office:value-type="float" office:value="0.491382614890567">
            <text:p>0.4913826149</text:p>
          </table:table-cell>
          <table:table-cell office:value-type="float" office:value="0.758797345202879">
            <text:p>0.7587973452</text:p>
          </table:table-cell>
          <table:table-cell office:value-type="float" office:value="0.159098913456277">
            <text:p>0.1590989135</text:p>
          </table:table-cell>
          <table:table-cell office:value-type="float" office:value="-0.399615215882011">
            <text:p>-0.3996152159</text:p>
          </table:table-cell>
          <table:table-cell office:value-type="float" office:value="-0.331379059631524">
            <text:p>-0.3313790596</text:p>
          </table:table-cell>
          <table:table-cell office:value-type="float" office:value="-0.251341203800479">
            <text:p>-0.2513412038</text:p>
          </table:table-cell>
          <table:table-cell office:value-type="float" office:value="-0.212700632417979">
            <text:p>-0.2127006324</text:p>
          </table:table-cell>
          <table:table-cell office:value-type="float" office:value="-0.231761893901659">
            <text:p>-0.2317618939</text:p>
          </table:table-cell>
          <table:table-cell office:value-type="float" office:value="-0.084021149491277">
            <text:p>-0.0840211495</text:p>
          </table:table-cell>
          <table:table-cell office:value-type="float" office:value="0.0221411048678615">
            <text:p>0.0221411049</text:p>
          </table:table-cell>
          <table:table-cell office:value-type="float" office:value="0.0238838637125915">
            <text:p>0.0238838637</text:p>
          </table:table-cell>
          <table:table-cell office:value-type="float" office:value="0.0567828004468187">
            <text:p>0.0567828004</text:p>
          </table:table-cell>
          <table:table-cell office:value-type="float" office:value="0.0828523590405355">
            <text:p>0.082852359</text:p>
          </table:table-cell>
          <table:table-cell office:value-type="float" office:value="0.172621975676445">
            <text:p>0.1726219757</text:p>
          </table:table-cell>
          <table:table-cell office:value-type="float" office:value="0.331379052750464">
            <text:p>0.3313790528</text:p>
          </table:table-cell>
          <table:table-cell office:value-type="float" office:value="0.40531401895174">
            <text:p>0.405314019</text:p>
          </table:table-cell>
          <table:table-cell office:value-type="float" office:value="0.314983287091851">
            <text:p>0.3149832871</text:p>
          </table:table-cell>
          <table:table-cell office:value-type="float" office:value="0.13277718819955">
            <text:p>0.1327771882</text:p>
          </table:table-cell>
          <table:table-cell office:value-type="float" office:value="0.00496943503101921">
            <text:p>0.00496943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9733073803753">
            <text:p>0.6197330738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36111111111111">
            <text:p>0.7361111111</text:p>
          </table:table-cell>
          <table:table-cell office:value-type="float" office:value="0.725">
            <text:p>0.725</text:p>
          </table:table-cell>
          <table:table-cell office:value-type="float" office:value="0.727777777777778">
            <text:p>0.7277777778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083333333333333">
            <text:p>-0.0083333333</text:p>
          </table:table-cell>
          <table:table-cell office:value-type="float" office:value="2.37379406986208">
            <text:p>2.3737940699</text:p>
          </table:table-cell>
          <table:table-cell office:value-type="float" office:value="0.999769506644071">
            <text:p>0.9997695066</text:p>
          </table:table-cell>
          <table:table-cell office:value-type="float" office:value="0.0217925459611799">
            <text:p>0.021792546</text:p>
          </table:table-cell>
          <table:table-cell office:value-type="float" office:value="0.0744912321121944">
            <text:p>0.0744912321</text:p>
          </table:table-cell>
          <table:table-cell office:value-type="float" office:value="0.401518285752731">
            <text:p>0.4015182858</text:p>
          </table:table-cell>
          <table:table-cell office:value-type="float" office:value="0.761594155955765">
            <text:p>0.761594156</text:p>
          </table:table-cell>
          <table:table-cell office:value-type="float" office:value="0.25932814610621">
            <text:p>0.2593281461</text:p>
          </table:table-cell>
          <table:table-cell office:value-type="float" office:value="-0.448468183554637">
            <text:p>-0.4484681836</text:p>
          </table:table-cell>
          <table:table-cell office:value-type="float" office:value="-0.362359112704758">
            <text:p>-0.3623591127</text:p>
          </table:table-cell>
          <table:table-cell office:value-type="float" office:value="-0.280625520487529">
            <text:p>-0.2806255205</text:p>
          </table:table-cell>
          <table:table-cell office:value-type="float" office:value="-0.245123525679379">
            <text:p>-0.2451235257</text:p>
          </table:table-cell>
          <table:table-cell office:value-type="float" office:value="-0.22519259685688">
            <text:p>-0.2251925969</text:p>
          </table:table-cell>
          <table:table-cell office:value-type="float" office:value="-0.102170560138096">
            <text:p>-0.1021705601</text:p>
          </table:table-cell>
          <table:table-cell office:value-type="float" office:value="0.00749769041932868">
            <text:p>0.0074976904</text:p>
          </table:table-cell>
          <table:table-cell office:value-type="float" office:value="-0.00191803770157628">
            <text:p>-0.0019180377</text:p>
          </table:table-cell>
          <table:table-cell office:value-type="float" office:value="0.0423460722798597">
            <text:p>0.0423460723</text:p>
          </table:table-cell>
          <table:table-cell office:value-type="float" office:value="0.0621690726644935">
            <text:p>0.0621690727</text:p>
          </table:table-cell>
          <table:table-cell office:value-type="float" office:value="0.171775998251944">
            <text:p>0.1717759983</text:p>
          </table:table-cell>
          <table:table-cell office:value-type="float" office:value="0.296012862592407">
            <text:p>0.2960128626</text:p>
          </table:table-cell>
          <table:table-cell office:value-type="float" office:value="0.395798738871363">
            <text:p>0.3957987389</text:p>
          </table:table-cell>
          <table:table-cell office:value-type="float" office:value="0.368402670403502">
            <text:p>0.3684026704</text:p>
          </table:table-cell>
          <table:table-cell office:value-type="float" office:value="0.20690809197484">
            <text:p>0.206908092</text:p>
          </table:table-cell>
          <table:table-cell office:value-type="float" office:value="0.0739710048486415">
            <text:p>0.073971004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126571681602">
            <text:p>0.6171265717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52777777777778">
            <text:p>0.7527777778</text:p>
          </table:table-cell>
          <table:table-cell office:value-type="float" office:value="0.741666666666667">
            <text:p>0.7416666667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-0.0416666666666665">
            <text:p>-0.0416666667</text:p>
          </table:table-cell>
          <table:table-cell office:value-type="float" office:value="0.0305555555555552">
            <text:p>0.0305555556</text:p>
          </table:table-cell>
          <table:table-cell office:value-type="float" office:value="2.19454018013808">
            <text:p>2.1945401801</text:p>
          </table:table-cell>
          <table:table-cell office:value-type="float" office:value="0.999211815314982">
            <text:p>0.9992118153</text:p>
          </table:table-cell>
          <table:table-cell office:value-type="float" office:value="0.0283079812620981">
            <text:p>0.0283079813</text:p>
          </table:table-cell>
          <table:table-cell office:value-type="float" office:value="0.104937503297395">
            <text:p>0.1049375033</text:p>
          </table:table-cell>
          <table:table-cell office:value-type="float" office:value="0.444241691399109">
            <text:p>0.4442416914</text:p>
          </table:table-cell>
          <table:table-cell office:value-type="float" office:value="0.718009125440964">
            <text:p>0.7180091254</text:p>
          </table:table-cell>
          <table:table-cell office:value-type="float" office:value="0.145892019997668">
            <text:p>0.14589202</text:p>
          </table:table-cell>
          <table:table-cell office:value-type="float" office:value="-0.408444389943172">
            <text:p>-0.4084443899</text:p>
          </table:table-cell>
          <table:table-cell office:value-type="float" office:value="-0.344083632728156">
            <text:p>-0.3440836327</text:p>
          </table:table-cell>
          <table:table-cell office:value-type="float" office:value="-0.262242546516729">
            <text:p>-0.2622425465</text:p>
          </table:table-cell>
          <table:table-cell office:value-type="float" office:value="-0.229038249043694">
            <text:p>-0.229038249</text:p>
          </table:table-cell>
          <table:table-cell office:value-type="float" office:value="-0.241601279897082">
            <text:p>-0.2416012799</text:p>
          </table:table-cell>
          <table:table-cell office:value-type="float" office:value="-0.0809081758148779">
            <text:p>-0.0809081758</text:p>
          </table:table-cell>
          <table:table-cell office:value-type="float" office:value="0.00986722931513961">
            <text:p>0.0098672293</text:p>
          </table:table-cell>
          <table:table-cell office:value-type="float" office:value="0.0203758022795084">
            <text:p>0.0203758023</text:p>
          </table:table-cell>
          <table:table-cell office:value-type="float" office:value="0.0319513753026397">
            <text:p>0.0319513753</text:p>
          </table:table-cell>
          <table:table-cell office:value-type="float" office:value="0.0900647201299314">
            <text:p>0.0900647201</text:p>
          </table:table-cell>
          <table:table-cell office:value-type="float" office:value="0.181585764383099">
            <text:p>0.1815857644</text:p>
          </table:table-cell>
          <table:table-cell office:value-type="float" office:value="0.31690511419791">
            <text:p>0.3169051142</text:p>
          </table:table-cell>
          <table:table-cell office:value-type="float" office:value="0.414680539087479">
            <text:p>0.4146805391</text:p>
          </table:table-cell>
          <table:table-cell office:value-type="float" office:value="0.39096196903688">
            <text:p>0.390961969</text:p>
          </table:table-cell>
          <table:table-cell office:value-type="float" office:value="0.217011774448999">
            <text:p>0.2170117744</text:p>
          </table:table-cell>
          <table:table-cell office:value-type="float" office:value="0.0398780284464149">
            <text:p>0.03987802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8559449199282">
            <text:p>0.6185594492</text:p>
          </table:table-cell>
          <table:table-cell office:value-type="float" office:value="0">
            <text:p>0</text:p>
          </table:table-cell>
          <table:table-cell office:value-type="float" office:value="0.560808620333096">
            <text:p>0.5608086203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11111111111111">
            <text:p>0.7111111111</text:p>
          </table:table-cell>
          <table:table-cell office:value-type="float" office:value="0.752777777777778">
            <text:p>0.7527777778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305555555555552">
            <text:p>0.0305555556</text:p>
          </table:table-cell>
          <table:table-cell office:value-type="float" office:value="0.0111111111111113">
            <text:p>0.0111111111</text:p>
          </table:table-cell>
          <table:table-cell office:value-type="float" office:value="2.53988457763714">
            <text:p>2.5398845776</text:p>
          </table:table-cell>
          <table:table-cell office:value-type="float" office:value="0.996590806399602">
            <text:p>0.9965908064</text:p>
          </table:table-cell>
          <table:table-cell office:value-type="float" office:value="0.0246638438698013">
            <text:p>0.0246638439</text:p>
          </table:table-cell>
          <table:table-cell office:value-type="float" office:value="0.105786025395658">
            <text:p>0.1057860254</text:p>
          </table:table-cell>
          <table:table-cell office:value-type="float" office:value="0.402709180240107">
            <text:p>0.4027091802</text:p>
          </table:table-cell>
          <table:table-cell office:value-type="float" office:value="0.654284170894585">
            <text:p>0.6542841709</text:p>
          </table:table-cell>
          <table:table-cell office:value-type="float" office:value="0.11002629742887">
            <text:p>0.1100262974</text:p>
          </table:table-cell>
          <table:table-cell office:value-type="float" office:value="-0.385313941041769">
            <text:p>-0.385313941</text:p>
          </table:table-cell>
          <table:table-cell office:value-type="float" office:value="-0.335307401196547">
            <text:p>-0.3353074012</text:p>
          </table:table-cell>
          <table:table-cell office:value-type="float" office:value="-0.243216541248992">
            <text:p>-0.2432165412</text:p>
          </table:table-cell>
          <table:table-cell office:value-type="float" office:value="-0.224510828793103">
            <text:p>-0.2245108288</text:p>
          </table:table-cell>
          <table:table-cell office:value-type="float" office:value="-0.209845893963037">
            <text:p>-0.209845894</text:p>
          </table:table-cell>
          <table:table-cell office:value-type="float" office:value="-0.0981439254432093">
            <text:p>-0.0981439254</text:p>
          </table:table-cell>
          <table:table-cell office:value-type="float" office:value="0.000429029399123149">
            <text:p>0.0004290294</text:p>
          </table:table-cell>
          <table:table-cell office:value-type="float" office:value="0.0148002298138605">
            <text:p>0.0148002298</text:p>
          </table:table-cell>
          <table:table-cell office:value-type="float" office:value="0.0478531675888254">
            <text:p>0.0478531676</text:p>
          </table:table-cell>
          <table:table-cell office:value-type="float" office:value="0.0879365949742346">
            <text:p>0.087936595</text:p>
          </table:table-cell>
          <table:table-cell office:value-type="float" office:value="0.224358051576839">
            <text:p>0.2243580516</text:p>
          </table:table-cell>
          <table:table-cell office:value-type="float" office:value="0.357018704976752">
            <text:p>0.357018705</text:p>
          </table:table-cell>
          <table:table-cell office:value-type="float" office:value="0.434896423999277">
            <text:p>0.434896424</text:p>
          </table:table-cell>
          <table:table-cell office:value-type="float" office:value="0.333783366992958">
            <text:p>0.333783367</text:p>
          </table:table-cell>
          <table:table-cell office:value-type="float" office:value="0.123356301200722">
            <text:p>0.1233563012</text:p>
          </table:table-cell>
          <table:table-cell office:value-type="float" office:value="-0.00193060428428604">
            <text:p>-0.001930604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410321504577">
            <text:p>0.6194103215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752777777777778">
            <text:p>0.7527777778</text:p>
          </table:table-cell>
          <table:table-cell table:number-columns-repeated="2" office:value-type="float" office:value="0.741666666666667">
            <text:p>0.7416666667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111111111111113">
            <text:p>0.0111111111</text:p>
          </table:table-cell>
          <table:table-cell office:value-type="float" office:value="-0.0111111111111106">
            <text:p>-0.0111111111</text:p>
          </table:table-cell>
          <table:table-cell office:value-type="float" office:value="2.35633355362552">
            <text:p>2.3563335536</text:p>
          </table:table-cell>
          <table:table-cell office:value-type="float" office:value="0.994884320495247">
            <text:p>0.9948843205</text:p>
          </table:table-cell>
          <table:table-cell office:value-type="float" office:value="0.010081696476514">
            <text:p>0.0100816965</text:p>
          </table:table-cell>
          <table:table-cell office:value-type="float" office:value="0.103452205064166">
            <text:p>0.1034522051</text:p>
          </table:table-cell>
          <table:table-cell office:value-type="float" office:value="0.348944033375572">
            <text:p>0.3489440334</text:p>
          </table:table-cell>
          <table:table-cell office:value-type="float" office:value="0.629184681131292">
            <text:p>0.6291846811</text:p>
          </table:table-cell>
          <table:table-cell office:value-type="float" office:value="0.172234897779184">
            <text:p>0.1722348978</text:p>
          </table:table-cell>
          <table:table-cell office:value-type="float" office:value="-0.398567378198916">
            <text:p>-0.3985673782</text:p>
          </table:table-cell>
          <table:table-cell office:value-type="float" office:value="-0.329631132371544">
            <text:p>-0.3296311324</text:p>
          </table:table-cell>
          <table:table-cell office:value-type="float" office:value="-0.261443351070029">
            <text:p>-0.2614433511</text:p>
          </table:table-cell>
          <table:table-cell office:value-type="float" office:value="-0.207537758080583">
            <text:p>-0.2075377581</text:p>
          </table:table-cell>
          <table:table-cell office:value-type="float" office:value="-0.205330023065958">
            <text:p>-0.2053300231</text:p>
          </table:table-cell>
          <table:table-cell office:value-type="float" office:value="-0.113627399816839">
            <text:p>-0.1136273998</text:p>
          </table:table-cell>
          <table:table-cell office:value-type="float" office:value="0.00193059549401609">
            <text:p>0.0019305955</text:p>
          </table:table-cell>
          <table:table-cell office:value-type="float" office:value="0.0188747791963613">
            <text:p>0.0188747792</text:p>
          </table:table-cell>
          <table:table-cell office:value-type="float" office:value="0.0460873345471564">
            <text:p>0.0460873345</text:p>
          </table:table-cell>
          <table:table-cell office:value-type="float" office:value="0.100639529930539">
            <text:p>0.1006395299</text:p>
          </table:table-cell>
          <table:table-cell office:value-type="float" office:value="0.202657385969602">
            <text:p>0.202657386</text:p>
          </table:table-cell>
          <table:table-cell office:value-type="float" office:value="0.343468841455293">
            <text:p>0.3434688415</text:p>
          </table:table-cell>
          <table:table-cell office:value-type="float" office:value="0.427562386371682">
            <text:p>0.4275623864</text:p>
          </table:table-cell>
          <table:table-cell office:value-type="float" office:value="0.319796658377671">
            <text:p>0.3197966584</text:p>
          </table:table-cell>
          <table:table-cell office:value-type="float" office:value="0.155535321808714">
            <text:p>0.1555353218</text:p>
          </table:table-cell>
          <table:table-cell office:value-type="float" office:value="0.0137814881608391">
            <text:p>0.013781488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1759511138134">
            <text:p>0.6175951114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52777777777778">
            <text:p>0.7527777778</text:p>
          </table:table-cell>
          <table:table-cell office:value-type="float" office:value="0.755555555555556">
            <text:p>0.7555555556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-0.0111111111111106">
            <text:p>-0.0111111111</text:p>
          </table:table-cell>
          <table:table-cell office:value-type="float" office:value="0.0138888888888884">
            <text:p>0.0138888889</text:p>
          </table:table-cell>
          <table:table-cell office:value-type="float" office:value="2.30132284133935">
            <text:p>2.3013228413</text:p>
          </table:table-cell>
          <table:table-cell office:value-type="float" office:value="0.996425243172443">
            <text:p>0.9964252432</text:p>
          </table:table-cell>
          <table:table-cell office:value-type="float" office:value="0.0347369067288668">
            <text:p>0.0347369067</text:p>
          </table:table-cell>
          <table:table-cell office:value-type="float" office:value="0.110609017031495">
            <text:p>0.110609017</text:p>
          </table:table-cell>
          <table:table-cell office:value-type="float" office:value="0.355192433154941">
            <text:p>0.3551924332</text:p>
          </table:table-cell>
          <table:table-cell office:value-type="float" office:value="0.642442057052221">
            <text:p>0.6424420571</text:p>
          </table:table-cell>
          <table:table-cell office:value-type="float" office:value="0.219054909690064">
            <text:p>0.2190549097</text:p>
          </table:table-cell>
          <table:table-cell office:value-type="float" office:value="-0.385998714146279">
            <text:p>-0.3859987141</text:p>
          </table:table-cell>
          <table:table-cell office:value-type="float" office:value="-0.354395532604637">
            <text:p>-0.3543955326</text:p>
          </table:table-cell>
          <table:table-cell office:value-type="float" office:value="-0.27740780645748">
            <text:p>-0.2774078065</text:p>
          </table:table-cell>
          <table:table-cell office:value-type="float" office:value="-0.230257446379574">
            <text:p>-0.2302574464</text:p>
          </table:table-cell>
          <table:table-cell office:value-type="float" office:value="-0.235734831610552">
            <text:p>-0.2357348316</text:p>
          </table:table-cell>
          <table:table-cell office:value-type="float" office:value="-0.132218617714793">
            <text:p>-0.1322186177</text:p>
          </table:table-cell>
          <table:table-cell office:value-type="float" office:value="-0.0439465826553686">
            <text:p>-0.0439465827</text:p>
          </table:table-cell>
          <table:table-cell office:value-type="float" office:value="0.0158725407739377">
            <text:p>0.0158725408</text:p>
          </table:table-cell>
          <table:table-cell office:value-type="float" office:value="0.0325942344570311">
            <text:p>0.0325942345</text:p>
          </table:table-cell>
          <table:table-cell office:value-type="float" office:value="0.0640511985565002">
            <text:p>0.0640511986</text:p>
          </table:table-cell>
          <table:table-cell office:value-type="float" office:value="0.16853787204043">
            <text:p>0.168537872</text:p>
          </table:table-cell>
          <table:table-cell office:value-type="float" office:value="0.328674738813026">
            <text:p>0.3286747388</text:p>
          </table:table-cell>
          <table:table-cell office:value-type="float" office:value="0.409292989070131">
            <text:p>0.4092929891</text:p>
          </table:table-cell>
          <table:table-cell office:value-type="float" office:value="0.388779103828595">
            <text:p>0.3887791038</text:p>
          </table:table-cell>
          <table:table-cell office:value-type="float" office:value="0.213329346029743">
            <text:p>0.213329346</text:p>
          </table:table-cell>
          <table:table-cell office:value-type="float" office:value="0.0807483693044142">
            <text:p>0.080748369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559449199282">
            <text:p>0.6185594492</text:p>
          </table:table-cell>
          <table:table-cell office:value-type="float" office:value="0">
            <text:p>0</text:p>
          </table:table-cell>
          <table:table-cell office:value-type="float" office:value="0.562176500885798">
            <text:p>0.5621765009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0.741666666666667">
            <text:p>0.7416666667</text:p>
          </table:table-cell>
          <table:table-cell office:value-type="float" office:value="0.752777777777777">
            <text:p>0.7527777778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-0.00277777777777821">
            <text:p>-0.0027777778</text:p>
          </table:table-cell>
          <table:table-cell office:value-type="float" office:value="2.39122243854098">
            <text:p>2.3912224385</text:p>
          </table:table-cell>
          <table:table-cell office:value-type="float" office:value="0.995959154077363">
            <text:p>0.9959591541</text:p>
          </table:table-cell>
          <table:table-cell office:value-type="float" office:value="0.0152291414200236">
            <text:p>0.0152291414</text:p>
          </table:table-cell>
          <table:table-cell office:value-type="float" office:value="0.0913411838116769">
            <text:p>0.0913411838</text:p>
          </table:table-cell>
          <table:table-cell office:value-type="float" office:value="0.359823002146402">
            <text:p>0.3598230021</text:p>
          </table:table-cell>
          <table:table-cell office:value-type="float" office:value="0.632574436873526">
            <text:p>0.6325744369</text:p>
          </table:table-cell>
          <table:table-cell office:value-type="float" office:value="0.234265485355256">
            <text:p>0.2342654854</text:p>
          </table:table-cell>
          <table:table-cell office:value-type="float" office:value="-0.401450369387179">
            <text:p>-0.4014503694</text:p>
          </table:table-cell>
          <table:table-cell office:value-type="float" office:value="-0.338160222090757">
            <text:p>-0.3381602221</text:p>
          </table:table-cell>
          <table:table-cell office:value-type="float" office:value="-0.248456762862774">
            <text:p>-0.2484567629</text:p>
          </table:table-cell>
          <table:table-cell office:value-type="float" office:value="-0.217829255484925">
            <text:p>-0.2178292555</text:p>
          </table:table-cell>
          <table:table-cell office:value-type="float" office:value="-0.219667484758304">
            <text:p>-0.2196674848</text:p>
          </table:table-cell>
          <table:table-cell office:value-type="float" office:value="-0.120820548299712">
            <text:p>-0.1208205483</text:p>
          </table:table-cell>
          <table:table-cell office:value-type="float" office:value="-0.0019306229835877">
            <text:p>-0.001930623</text:p>
          </table:table-cell>
          <table:table-cell office:value-type="float" office:value="0.0385929300194157">
            <text:p>0.03859293</text:p>
          </table:table-cell>
          <table:table-cell office:value-type="float" office:value="0.0484416901513567">
            <text:p>0.0484416902</text:p>
          </table:table-cell>
          <table:table-cell office:value-type="float" office:value="0.0977190144613904">
            <text:p>0.0977190145</text:p>
          </table:table-cell>
          <table:table-cell office:value-type="float" office:value="0.202451687767058">
            <text:p>0.2024516878</text:p>
          </table:table-cell>
          <table:table-cell office:value-type="float" office:value="0.363551994289304">
            <text:p>0.3635519943</text:p>
          </table:table-cell>
          <table:table-cell office:value-type="float" office:value="0.453661647006556">
            <text:p>0.453661647</text:p>
          </table:table-cell>
          <table:table-cell office:value-type="float" office:value="0.396580687265798">
            <text:p>0.3965806873</text:p>
          </table:table-cell>
          <table:table-cell office:value-type="float" office:value="0.207589050451106">
            <text:p>0.2075890505</text:p>
          </table:table-cell>
          <table:table-cell office:value-type="float" office:value="0.0518652467381398">
            <text:p>0.051865246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32838341107">
            <text:p>0.6153283834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52777777777777">
            <text:p>0.7527777778</text:p>
          </table:table-cell>
          <table:table-cell table:number-columns-repeated="2" office:value-type="float" office:value="0.755555555555556">
            <text:p>0.7555555556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0277777777777821">
            <text:p>0.0027777778</text:p>
          </table:table-cell>
          <table:table-cell office:value-type="float" office:value="2.31297717582745">
            <text:p>2.3129771758</text:p>
          </table:table-cell>
          <table:table-cell office:value-type="float" office:value="0.998892540124414">
            <text:p>0.9988925401</text:p>
          </table:table-cell>
          <table:table-cell office:value-type="float" office:value="0.0274505862000147">
            <text:p>0.0274505862</text:p>
          </table:table-cell>
          <table:table-cell office:value-type="float" office:value="0.114050843108042">
            <text:p>0.1140508431</text:p>
          </table:table-cell>
          <table:table-cell office:value-type="float" office:value="0.429488719022371">
            <text:p>0.429488719</text:p>
          </table:table-cell>
          <table:table-cell office:value-type="float" office:value="0.722114833557655">
            <text:p>0.7221148336</text:p>
          </table:table-cell>
          <table:table-cell office:value-type="float" office:value="0.199415387808842">
            <text:p>0.1994153878</text:p>
          </table:table-cell>
          <table:table-cell office:value-type="float" office:value="-0.342522487145719">
            <text:p>-0.3425224871</text:p>
          </table:table-cell>
          <table:table-cell office:value-type="float" office:value="-0.311152725061891">
            <text:p>-0.3111527251</text:p>
          </table:table-cell>
          <table:table-cell office:value-type="float" office:value="-0.260043817351331">
            <text:p>-0.2600438174</text:p>
          </table:table-cell>
          <table:table-cell office:value-type="float" office:value="-0.212100495649894">
            <text:p>-0.2121004956</text:p>
          </table:table-cell>
          <table:table-cell office:value-type="float" office:value="-0.21230534891548">
            <text:p>-0.2123053489</text:p>
          </table:table-cell>
          <table:table-cell office:value-type="float" office:value="-0.0766445894546591">
            <text:p>-0.0766445895</text:p>
          </table:table-cell>
          <table:table-cell office:value-type="float" office:value="-0.0066497628208485">
            <text:p>-0.0066497628</text:p>
          </table:table-cell>
          <table:table-cell office:value-type="float" office:value="0.0298083096637345">
            <text:p>0.0298083097</text:p>
          </table:table-cell>
          <table:table-cell office:value-type="float" office:value="0.0664007929022867">
            <text:p>0.0664007929</text:p>
          </table:table-cell>
          <table:table-cell office:value-type="float" office:value="0.111297614595795">
            <text:p>0.1112976146</text:p>
          </table:table-cell>
          <table:table-cell office:value-type="float" office:value="0.269270001219472">
            <text:p>0.2692700012</text:p>
          </table:table-cell>
          <table:table-cell office:value-type="float" office:value="0.405222265118975">
            <text:p>0.4052222651</text:p>
          </table:table-cell>
          <table:table-cell office:value-type="float" office:value="0.466513081556464">
            <text:p>0.4665130816</text:p>
          </table:table-cell>
          <table:table-cell office:value-type="float" office:value="0.303528513822845">
            <text:p>0.3035285138</text:p>
          </table:table-cell>
          <table:table-cell office:value-type="float" office:value="0.119710640557066">
            <text:p>0.1197106406</text:p>
          </table:table-cell>
          <table:table-cell office:value-type="float" office:value="0.00643527455137272">
            <text:p>0.006435274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186068097386">
            <text:p>0.6151860681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0.752777777777777">
            <text:p>0.7527777778</text:p>
          </table:table-cell>
          <table:table-cell office:value-type="float" office:value="0.747222222222223">
            <text:p>0.7472222222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-0.00833333333333286">
            <text:p>-0.0083333333</text:p>
          </table:table-cell>
          <table:table-cell office:value-type="float" office:value="2.31479090228799">
            <text:p>2.3147909023</text:p>
          </table:table-cell>
          <table:table-cell office:value-type="float" office:value="0.999569759468307">
            <text:p>0.9995697595</text:p>
          </table:table-cell>
          <table:table-cell office:value-type="float" office:value="0.0261644741662654">
            <text:p>0.0261644742</text:p>
          </table:table-cell>
          <table:table-cell office:value-type="float" office:value="0.0911284892279167">
            <text:p>0.0911284892</text:p>
          </table:table-cell>
          <table:table-cell office:value-type="float" office:value="0.397439035944145">
            <text:p>0.3974390359</text:p>
          </table:table-cell>
          <table:table-cell office:value-type="float" office:value="0.750405777996065">
            <text:p>0.750405778</text:p>
          </table:table-cell>
          <table:table-cell office:value-type="float" office:value="0.307564064127583">
            <text:p>0.3075640641</text:p>
          </table:table-cell>
          <table:table-cell office:value-type="float" office:value="-0.39770994695444">
            <text:p>-0.397709947</text:p>
          </table:table-cell>
          <table:table-cell office:value-type="float" office:value="-0.311055874110313">
            <text:p>-0.3110558741</text:p>
          </table:table-cell>
          <table:table-cell office:value-type="float" office:value="-0.253281031941476">
            <text:p>-0.2532810319</text:p>
          </table:table-cell>
          <table:table-cell office:value-type="float" office:value="-0.247601186885345">
            <text:p>-0.2476011869</text:p>
          </table:table-cell>
          <table:table-cell office:value-type="float" office:value="-0.233099431320793">
            <text:p>-0.2330994313</text:p>
          </table:table-cell>
          <table:table-cell office:value-type="float" office:value="-0.087936608612785">
            <text:p>-0.0879366086</text:p>
          </table:table-cell>
          <table:table-cell office:value-type="float" office:value="0.0212334570919377">
            <text:p>0.0212334571</text:p>
          </table:table-cell>
          <table:table-cell office:value-type="float" office:value="0.0396638428257623">
            <text:p>0.0396638428</text:p>
          </table:table-cell>
          <table:table-cell office:value-type="float" office:value="0.0362366063202775">
            <text:p>0.0362366063</text:p>
          </table:table-cell>
          <table:table-cell office:value-type="float" office:value="0.116379151802079">
            <text:p>0.1163791518</text:p>
          </table:table-cell>
          <table:table-cell office:value-type="float" office:value="0.215171308006413">
            <text:p>0.215171308</text:p>
          </table:table-cell>
          <table:table-cell office:value-type="float" office:value="0.354207935626972">
            <text:p>0.3542079356</text:p>
          </table:table-cell>
          <table:table-cell office:value-type="float" office:value="0.453150408944736">
            <text:p>0.4531504089</text:p>
          </table:table-cell>
          <table:table-cell office:value-type="float" office:value="0.422817683554989">
            <text:p>0.4228176836</text:p>
          </table:table-cell>
          <table:table-cell office:value-type="float" office:value="0.231881903900233">
            <text:p>0.2318819039</text:p>
          </table:table-cell>
          <table:table-cell office:value-type="float" office:value="0.0745117160672968">
            <text:p>0.074511716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 table:number-rows-repeated="53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11/18/2020</text:date>, <text:time>12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84" meta:object-count="0"/>
    <meta:generator>OpenOffice/4.1.8$Win32 OpenOffice.org_project/418m3$Build-9803</meta:generator>
  </office:meta>
</office:document-meta>
</file>